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41.38mm"/>
    </style:style>
    <style:style style:name="co8" style:family="table-column">
      <style:table-column-properties fo:break-before="auto" style:column-width="20mm"/>
    </style:style>
    <style:style style:name="co9" style:family="table-column">
      <style:table-column-properties fo:break-before="auto" style:column-width="22.86mm"/>
    </style:style>
    <style:style style:name="co10" style:family="table-column">
      <style:table-column-properties fo:break-before="auto" style:column-width="24.24mm"/>
    </style:style>
    <style:style style:name="co11" style:family="table-column">
      <style:table-column-properties fo:break-before="auto" style:column-width="17.5mm"/>
    </style:style>
    <style:style style:name="co12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5" style:family="table-cell" style:parent-style-name="Default" style:data-style-name="N119">
      <style:table-cell-properties style:text-align-source="fix" style:repeat-content="false"/>
      <style:paragraph-properties fo:text-align="center" fo:margin-left="0mm"/>
    </style:style>
    <style:style style:name="ce87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16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Default" style:data-style-name="N116"/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fo:border="0.74pt solid #000000"/>
    </style:style>
    <style:style style:name="ce56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mm"/>
    </style:style>
    <style:style style:name="ce51" style:family="table-cell" style:parent-style-name="Default" style:data-style-name="N2">
      <style:table-cell-properties style:text-align-source="fix" style:repeat-content="false" fo:border="none"/>
      <style:paragraph-properties fo:text-align="center" fo:margin-left="0mm"/>
    </style:style>
    <style:style style:name="ce50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</style:style>
    <style:style style:name="ce52" style:family="table-cell" style:parent-style-name="Default" style:data-style-name="N10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119">
      <style:table-cell-properties style:text-align-source="fix" style:repeat-content="false" fo:border="0.74pt solid #000000"/>
      <style:paragraph-properties fo:text-align="center" fo:margin-left="0mm"/>
    </style:style>
    <style:style style:name="ce22" style:family="table-cell" style:parent-style-name="Default" style:data-style-name="N116">
      <style:table-cell-properties style:text-align-source="fix" style:repeat-content="false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80" style:family="table-cell" style:parent-style-name="Default" style:data-style-name="N2"/>
    <style:style style:name="ce60" style:family="table-cell" style:parent-style-name="Default" style:data-style-name="N116">
      <style:table-cell-properties style:text-align-source="fix" style:repeat-content="false" fo:border="0.74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="0.74pt solid #000000" style:vertical-align="middle"/>
    </style:style>
    <style:style style:name="ce68" style:family="table-cell" style:parent-style-name="Default" style:data-style-name="N119">
      <style:table-cell-properties style:text-align-source="fix" style:repeat-content="false" fo:border="0.74pt solid #000000"/>
      <style:paragraph-properties fo:text-align="center" fo:margin-left="0mm"/>
    </style:style>
    <style:style style:name="ce73" style:family="table-cell" style:parent-style-name="Default" style:data-style-name="N119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2"/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 style:vertical-align="top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="none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 style:data-style-name="N119">
      <style:table-cell-properties style:text-align-source="fix" style:repeat-content="false" fo:border="none"/>
      <style:paragraph-properties fo:text-align="center" fo:margin-left="0mm"/>
    </style:style>
    <style:style style:name="ce64" style:family="table-cell" style:parent-style-name="Default" style:data-style-name="N124">
      <style:table-cell-properties style:text-align-source="fix" style:repeat-content="fals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m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m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19">
      <style:table-cell-properties style:text-align-source="fix" style:repeat-content="false" fo:background-color="transparent"/>
      <style:paragraph-properties fo:text-align="center" fo:margin-left="0mm"/>
    </style:style>
    <style:style style:name="ce1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7" style:family="table-cell" style:parent-style-name="Default">
      <style:text-properties fo:font-weight="bold" style:font-weight-asian="bold" style:font-weight-complex="bold"/>
    </style:style>
    <style:style style:name="ce158" style:family="table-cell" style:parent-style-name="Default" style:data-style-name="N10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0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Default" style:data-style-name="N10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4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 style:data-style-name="N10">
      <style:table-cell-properties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5" style:family="table-cell" style:parent-style-name="Default" style:data-style-name="N119">
      <style:table-cell-properties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1" style:family="table-cell" style:parent-style-name="Default" style:data-style-name="N119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 style:data-style-name="N119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wrap-option="wrap"/>
    </style:style>
    <style:style style:name="ce77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8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20" style:family="table-cell" style:parent-style-name="Default" style:data-style-name="N118">
      <style:table-cell-properties style:text-align-source="fix" style:repeat-content="false"/>
      <style:paragraph-properties fo:text-align="center" fo:margin-left="0mm"/>
    </style:style>
    <style:style style:name="ce86" style:family="table-cell" style:parent-style-name="Default" style:data-style-name="N135">
      <style:table-cell-properties fo:border="0.74pt solid #000000"/>
    </style:style>
    <style:style style:name="ce82" style:family="table-cell" style:parent-style-name="Default" style:data-style-name="N133">
      <style:table-cell-properties fo:border="0.74pt solid #000000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</style:style>
    <style:style style:name="ce9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mm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9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 style:data-style-name="N117">
      <style:table-cell-properties style:text-align-source="fix" style:repeat-content="false"/>
      <style:paragraph-properties fo:text-align="center" fo:margin-left="0mm"/>
    </style:style>
    <style:style style:name="ce1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.4mm" svg:stroke-color="#000000" draw:marker-start-width="3.2mm" draw:marker-end-width="3.2mm" draw:fill="none" draw:textarea-horizontal-align="center" draw:textarea-vertical-align="middle" fo:padding-top="0.2mm" fo:padding-bottom="0.2mm" fo:padding-left="0.2mm" fo:padding-right="0.2mm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254&quot;;&quot;255&quot;;&quot;256&quot;)" table:allow-empty-cell="false" table:display-list="unsorted" table:base-cell-address="MODTRAN.C6">
          <table:error-message table:message-type="stop" table:display="true"/>
        </table:content-validation>
      </table:content-validations>
      <table:table table:name="Summary" table:style-name="ta1">
        <table:shapes>
          <draw:frame draw:z-index="0" draw:style-name="gr1" draw:text-style-name="P1" svg:width="170.08mm" svg:height="97.83mm" svg:x="157.25mm" svg:y="40.15mm">
            <draw:object draw:notify-on-update-of-ranges="Summary.A16:Summary.A21 Summary.B14:Summary.B14 Summary.E16:Summary.E21 Summary.A27:Summary.A32 Summary.B25:Summary.B25 Summary.E27:Summary.E32 Summary.A38:Summary.A43 Summary.B36:Summary.B36 Summary.E38:Summary.E43 Summary.A60:Summary.A65 Summary.B58:Summary.B58 Summary.E60:Summary.E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72.07mm" svg:x="241.35mm" svg:y="266.71mm">
            <draw:object draw:notify-on-update-of-ranges="Summary.G63:Summary.G68 Summary.H62:Summary.H62 Summary.H63:Summary.H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6"/>
        <table:table-column table:style-name="co2" table:default-cell-style-name="ce54"/>
        <table:table-column table:style-name="co3" table:default-cell-style-name="ce54"/>
        <table:table-column table:style-name="co4" table:number-columns-repeated="2" table:default-cell-style-name="ce54"/>
        <table:table-column table:style-name="co1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1" table:default-cell-style-name="Default"/>
        <table:table-row table:style-name="ro1">
          <table:table-cell table:style-name="ce4" office:value-type="string" calcext:value-type="string" table:number-columns-spanned="3" table:number-rows-spanned="1">
            <text:p>Parameters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2"/>
          <table:table-cell table:style-name="ce28" office:value-type="string" calcext:value-type="string" table:number-columns-spanned="4" table:number-rows-spanned="7">
            <text:p>Change Log: 21 Dec. 2021; Updated to reflect updates to NASA PSG dated Dec/11/2021. “We have recently (Dec/11/2021) performed a major update to the radiative-transfer engine, and also updated all databases and implemented HITRAN-2020”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1" table:number-rows-spanned="2">
            <office:annotation draw:style-name="gr2" draw:text-style-name="P3" svg:width="28.99mm" svg:height="37.56mm" svg:x="28.57mm" svg:y="0mm" draw:caption-point-x="-6.1mm" draw:caption-point-y="4.61mm">
              <dc:date>2021-11-29T00:00:00</dc:date>
              <text:p text:style-name="P2"><text:span text:style-name="T1">Absorption fraction is the amount of absorbed power that is retained by the atmosphere. Range is 0-1</text:span></text:p>
              <text:p text:style-name="P2"><text:span text:style-name="T1"/></text:p>
            </office:annotation>
            <text:p>Absorption fraction:</text:p>
          </table:table-cell>
          <table:table-cell table:style-name="ce35" office:value-type="string" calcext:value-type="string" table:number-columns-spanned="1" table:number-rows-spanned="2">
            <text:p>Emissivity:</text:p>
          </table:table-cell>
          <table:table-cell table:style-name="ce53" office:value-type="string" calcext:value-type="string" table:number-columns-spanned="1" table:number-rows-spanned="2">
            <text:p>Zero atmosphere temperature (K)</text:p>
          </table:table-cell>
          <table:table-cell table:style-name="Default" table:number-columns-repeated="2"/>
          <table:table-cell table:number-columns-repeated="2"/>
          <table:covered-table-cell table:number-columns-repeated="4"/>
          <table:table-cell table:number-columns-repeated="2"/>
        </table:table-row>
        <table:table-row table:style-name="ro1">
          <table:covered-table-cell table:style-name="ce30"/>
          <table:covered-table-cell table:style-name="ce2"/>
          <table:covered-table-cell table:style-name="Default"/>
          <table:table-cell table:style-name="Default" table:number-columns-repeated="2"/>
          <table:table-cell table:number-columns-repeated="2"/>
          <table:covered-table-cell table:number-columns-repeated="4"/>
          <table:table-cell table:number-columns-repeated="2"/>
        </table:table-row>
        <table:table-row table:style-name="ro1">
          <table:table-cell table:style-name="ce65" table:formula="of:=[$MODTRAN.I16]" office:value-type="float" office:value="0.550281787396888" calcext:value-type="float">
            <text:p>0.5503</text:p>
          </table:table-cell>
          <table:table-cell table:style-name="ce111" office:value-type="float" office:value="1" calcext:value-type="float">
            <text:p>1</text:p>
          </table:table-cell>
          <table:table-cell table:style-name="ce111" table:content-validation-name="val1" office:value-type="float" office:value="255" calcext:value-type="float">
            <text:p>255</text:p>
          </table:table-cell>
          <table:table-cell table:style-name="Default" table:number-columns-repeated="2"/>
          <table:table-cell table:number-columns-repeated="2"/>
          <table:covered-table-cell table:number-columns-repeated="4"/>
          <table:table-cell table:number-columns-repeated="2"/>
        </table:table-row>
        <table:table-row table:style-name="ro1">
          <table:table-cell table:style-name="ce87"/>
          <table:table-cell table:style-name="ce83"/>
          <table:table-cell table:style-name="ce111"/>
          <table:table-cell table:style-name="Default" table:number-columns-repeated="2"/>
          <table:table-cell table:number-columns-repeated="2"/>
          <table:covered-table-cell table:number-columns-repeated="4"/>
          <table:table-cell table:number-columns-repeated="2"/>
        </table:table-row>
        <table:table-row table:style-name="ro1">
          <table:table-cell table:style-name="ce8" office:value-type="string" calcext:value-type="string" table:number-columns-spanned="4" table:number-rows-spanned="6">
            <text:p>Sensitivity is calculated as the difference between the ‘pre industrial’ reference temperature of 14°C (287.15°K) and the ‘zero atmosphere’ temperature (settable above), divided by the difference between the Radiative Forcing of the ‘zero’ atmosphere (0) and the Radiative Forcing at 287.15°K 80% RH</text:p>
          </table:table-cell>
          <table:covered-table-cell table:number-columns-repeated="2" table:style-name="ce39"/>
          <table:covered-table-cell table:style-name="ce15"/>
          <table:table-cell table:style-name="Default"/>
          <table:table-cell table:number-columns-repeated="2"/>
          <table:covered-table-cell table:number-columns-repeated="4"/>
          <table:table-cell table:number-columns-repeated="2"/>
        </table:table-row>
        <table:table-row table:style-name="ro1">
          <table:covered-table-cell table:style-name="ce9"/>
          <table:covered-table-cell table:number-columns-repeated="2" table:style-name="ce39"/>
          <table:covered-table-cell table:style-name="ce15"/>
          <table:table-cell table:style-name="Default"/>
          <table:table-cell table:number-columns-repeated="2"/>
          <table:covered-table-cell table:number-columns-repeated="4"/>
          <table:table-cell table:number-columns-repeated="2"/>
        </table:table-row>
        <table:table-row table:style-name="ro2">
          <table:covered-table-cell table:number-columns-repeated="4" table:style-name="ce15"/>
          <table:table-cell table:style-name="Default"/>
          <table:table-cell table:number-columns-repeated="8"/>
        </table:table-row>
        <table:table-row table:style-name="ro1">
          <table:covered-table-cell table:number-columns-repeated="4" table:style-name="ce15"/>
          <table:table-cell table:style-name="Default"/>
          <table:table-cell table:number-columns-repeated="8"/>
        </table:table-row>
        <table:table-row table:style-name="ro1">
          <table:covered-table-cell table:number-columns-repeated="4" table:style-name="ce15"/>
          <table:table-cell table:style-name="Default"/>
          <table:table-cell table:number-columns-repeated="8"/>
        </table:table-row>
        <table:table-row table:style-name="ro1">
          <table:covered-table-cell table:number-columns-repeated="4" table:style-name="ce15"/>
          <table:table-cell table:style-name="Default"/>
          <table:table-cell table:number-columns-repeated="8"/>
        </table:table-row>
        <table:table-row table:style-name="ro1">
          <table:table-cell table:style-name="ce11" office:value-type="string" calcext:value-type="string" table:number-columns-spanned="5" table:number-rows-spanned="2">
            <text:p>Increase in temperature at 100%RH for an increase in atmospheric CO2 concentration from 275 ppmv to:</text:p>
          </table:table-cell>
          <table:covered-table-cell table:style-name="ce85"/>
          <table:covered-table-cell table:style-name="ce55"/>
          <table:covered-table-cell table:style-name="ce85"/>
          <table:covered-table-cell table:style-name="Default"/>
          <table:table-cell table:style-name="ce111"/>
          <table:table-cell table:style-name="ce27"/>
          <table:table-cell table:number-columns-repeated="6"/>
        </table:table-row>
        <table:table-row table:style-name="ro1">
          <table:covered-table-cell table:style-name="ce12"/>
          <table:covered-table-cell table:style-name="ce85"/>
          <table:covered-table-cell table:style-name="ce55"/>
          <table:covered-table-cell table:style-name="ce85"/>
          <table:covered-table-cell table:style-name="Default"/>
          <table:table-cell table:number-columns-repeated="8"/>
        </table:table-row>
        <table:table-row table:style-name="ro1">
          <table:table-cell table:style-name="ce29" office:value-type="string" calcext:value-type="string">
            <text:p>RH:</text:p>
          </table:table-cell>
          <table:table-cell table:style-name="ce56" office:value-type="percentage" office:value="1" calcext:value-type="percentage">
            <text:p>100%</text:p>
          </table:table-cell>
          <table:table-cell table:style-name="ce22" office:value-type="string" calcext:value-type="string" table:number-columns-spanned="2" table:number-rows-spanned="1">
            <text:p>Sensitivity ΔT / Δ RF:</text:p>
          </table:table-cell>
          <table:covered-table-cell table:style-name="ce85"/>
          <table:table-cell table:style-name="ce68" table:formula="of:=([$CO2_275ppm.A28] - [.C4]) / [$CO2_275ppm.I28]" office:value-type="float" office:value="0.209260970903904" calcext:value-type="float">
            <text:p>0.2093</text:p>
          </table:table-cell>
          <table:table-cell table:number-columns-repeated="3"/>
          <table:table-cell table:style-name="ce94"/>
          <table:table-cell table:style-name="ce95"/>
          <table:table-cell table:style-name="ce94"/>
          <table:table-cell table:number-columns-repeated="2"/>
        </table:table-row>
        <table:table-row table:style-name="ro1">
          <table:table-cell table:style-name="ce23" office:value-type="string" calcext:value-type="string">
            <text:p>CO2 ppmv</text:p>
          </table:table-cell>
          <table:table-cell table:style-name="ce42" office:value-type="string" calcext:value-type="string">
            <text:p>Δ RF (tot)</text:p>
          </table:table-cell>
          <table:table-cell table:style-name="ce42" office:value-type="string" calcext:value-type="string">
            <text:p>Δ RF (CO2)</text:p>
          </table:table-cell>
          <table:table-cell table:style-name="ce42" office:value-type="string" calcext:value-type="string">
            <text:p>Δ T</text:p>
          </table:table-cell>
          <table:table-cell table:style-name="ce42" office:value-type="string" calcext:value-type="string">
            <text:p>T (°C )</text:p>
          </table:table-cell>
          <table:table-cell table:number-columns-repeated="2"/>
          <table:table-cell table:style-name="ce93"/>
          <table:table-cell table:style-name="ce94"/>
          <table:table-cell table:style-name="ce95"/>
          <table:table-cell table:style-name="ce94"/>
          <table:table-cell table:number-columns-repeated="2"/>
        </table:table-row>
        <table:table-row table:style-name="ro1">
          <table:table-cell table:style-name="ce24" office:value-type="float" office:value="275" calcext:value-type="float">
            <text:p>275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table:formula="of:=287.15 - 273.15" office:value-type="float" office:value="14" calcext:value-type="float">
            <text:p>14</text:p>
          </table:table-cell>
          <table:table-cell table:style-name="ce45"/>
          <table:table-cell table:number-columns-repeated="7"/>
        </table:table-row>
        <table:table-row table:style-name="ro1">
          <table:table-cell table:style-name="ce25" office:value-type="float" office:value="400" calcext:value-type="float">
            <text:p>400</text:p>
          </table:table-cell>
          <table:table-cell table:formula="of:=[$CO2_400ppm.C45]" office:value-type="float" office:value="1.28983553049886" calcext:value-type="float">
            <text:p>1.29</text:p>
          </table:table-cell>
          <table:table-cell table:formula="of:=[$CO2_400ppm.B29]-[$CO2_275ppm.B29]" office:value-type="float" office:value="1.93681537426205" calcext:value-type="float">
            <text:p>1.94</text:p>
          </table:table-cell>
          <table:table-cell table:formula="of:=[$CO2_400ppm.D45]" office:value-type="float" office:value="0.468356468332217" calcext:value-type="float">
            <text:p>0.47</text:p>
          </table:table-cell>
          <table:table-cell table:formula="of:=[.E16]+[$CO2_400ppm.D45]" office:value-type="float" office:value="14.4683564683322" calcext:value-type="float">
            <text:p>14.47</text:p>
          </table:table-cell>
          <table:table-cell table:style-name="ce48"/>
          <table:table-cell table:number-columns-repeated="7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$CO2_550ppm.C45]" office:value-type="float" office:value="2.41616347227432" calcext:value-type="float">
            <text:p>2.42</text:p>
          </table:table-cell>
          <table:table-cell table:formula="of:=[$CO2_550ppm.B29]-[$CO2_275ppm.B29]" office:value-type="float" office:value="3.5576156616699" calcext:value-type="float">
            <text:p>3.56</text:p>
          </table:table-cell>
          <table:table-cell table:formula="of:=[$CO2_550ppm.D45]" office:value-type="float" office:value="0.875365463362641" calcext:value-type="float">
            <text:p>0.88</text:p>
          </table:table-cell>
          <table:table-cell table:formula="of:=[.E16]+[$CO2_550ppm.D45]" office:value-type="float" office:value="14.8753654633626" calcext:value-type="float">
            <text:p>14.88</text:p>
          </table:table-cell>
          <table:table-cell table:style-name="ce51"/>
          <table: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$CO2_800ppm.C45]" office:value-type="float" office:value="3.74531381044252" calcext:value-type="float">
            <text:p>3.75</text:p>
          </table:table-cell>
          <table:table-cell table:formula="of:=[$CO2_800ppm.B29]-[$CO2_275ppm.B29]" office:value-type="float" office:value="5.45198523608521" calcext:value-type="float">
            <text:p>5.45</text:p>
          </table:table-cell>
          <table:table-cell table:formula="of:=[$CO2_800ppm.D45]" office:value-type="float" office:value="1.35252103378326" calcext:value-type="float">
            <text:p>1.35</text:p>
          </table:table-cell>
          <table:table-cell table:formula="of:=[.E16]+[$CO2_800ppm.D45]" office:value-type="float" office:value="15.3525210337833" calcext:value-type="float">
            <text:p>15.35</text:p>
          </table:table-cell>
          <table:table-cell table:style-name="ce51"/>
          <table:table-cell table:number-columns-repeated="7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$CO2_1100ppm.C45]" office:value-type="float" office:value="4.94985537507239" calcext:value-type="float">
            <text:p>4.95</text:p>
          </table:table-cell>
          <table:table-cell table:formula="of:=[$CO2_1100ppm.B29]-[$CO2_275ppm.B29]" office:value-type="float" office:value="7.09172858802466" calcext:value-type="float">
            <text:p>7.09</text:p>
          </table:table-cell>
          <table:table-cell table:formula="of:=[$CO2_1100ppm.D45]" office:value-type="float" office:value="1.7797269961888" calcext:value-type="float">
            <text:p>1.78</text:p>
          </table:table-cell>
          <table:table-cell table:formula="of:=[.E16]+[$CO2_1100ppm.D45]" office:value-type="float" office:value="15.7797269961888" calcext:value-type="float">
            <text:p>15.78</text:p>
          </table:table-cell>
          <table:table-cell table:style-name="ce51"/>
          <table:table-cell table:number-columns-repeated="7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$CO2_1600ppm.C45]" office:value-type="float" office:value="6.53592065539698" calcext:value-type="float">
            <text:p>6.54</text:p>
          </table:table-cell>
          <table:table-cell table:formula="of:=[$CO2_1600ppm.B29]-[$CO2_275ppm.B29]" office:value-type="float" office:value="9.12354306332904" calcext:value-type="float">
            <text:p>9.12</text:p>
          </table:table-cell>
          <table:table-cell table:formula="of:=[$CO2_1600ppm.D45]" office:value-type="float" office:value="2.33430951592834" calcext:value-type="float">
            <text:p>2.33</text:p>
          </table:table-cell>
          <table:table-cell table:formula="of:=[.E16]+[$CO2_1600ppm.D45]" office:value-type="float" office:value="16.3343095159283" calcext:value-type="float">
            <text:p>16.33</text:p>
          </table:table-cell>
          <table:table-cell table:style-name="ce51"/>
          <table:table-cell table:number-columns-repeated="7"/>
        </table:table-row>
        <table:table-row table:style-name="ro1">
          <table:table-cell table:style-name="ce29"/>
          <table:table-cell table:style-name="Default"/>
          <table:table-cell table:style-name="ce65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1" office:value-type="string" calcext:value-type="string" table:number-columns-spanned="5" table:number-rows-spanned="2">
            <text:p>Increase in temperature at 80%RH for an increase in atmospheric CO2 concentration from 275 ppmv to:</text:p>
          </table:table-cell>
          <table:covered-table-cell table:style-name="ce85"/>
          <table:covered-table-cell table:style-name="ce55"/>
          <table:covered-table-cell table:style-name="ce85"/>
          <table:covered-table-cell table:style-name="Default"/>
          <table:table-cell table:number-columns-repeated="8"/>
        </table:table-row>
        <table:table-row table:style-name="ro1">
          <table:covered-table-cell table:style-name="ce12"/>
          <table:covered-table-cell table:style-name="ce85"/>
          <table:covered-table-cell table:style-name="ce55"/>
          <table:covered-table-cell table:style-name="ce85"/>
          <table:covered-table-cell table:style-name="Default"/>
          <table:table-cell table:number-columns-repeated="8"/>
        </table:table-row>
        <table:table-row table:style-name="ro1">
          <table:table-cell table:style-name="ce29" office:value-type="string" calcext:value-type="string">
            <text:p>RH:</text:p>
          </table:table-cell>
          <table:table-cell table:style-name="ce56" office:value-type="percentage" office:value="0.8" calcext:value-type="percentage">
            <text:p>80%</text:p>
          </table:table-cell>
          <table:table-cell table:style-name="ce22" office:value-type="string" calcext:value-type="string" table:number-columns-spanned="2" table:number-rows-spanned="1">
            <text:p>Sensitivity ΔT / Δ RF:</text:p>
          </table:table-cell>
          <table:covered-table-cell table:style-name="ce85"/>
          <table:table-cell table:style-name="ce68" table:formula="of:=([$CO2_275ppm.A28] - [.C4]) / [$CO2_275ppm.H28]" office:value-type="float" office:value="0.211883810536102" calcext:value-type="float">
            <text:p>0.2119</text:p>
          </table:table-cell>
          <table:table-cell table:number-columns-repeated="8"/>
        </table:table-row>
        <table:table-row table:style-name="ro1">
          <table:table-cell table:style-name="ce23" office:value-type="string" calcext:value-type="string">
            <text:p>CO2 ppmv</text:p>
          </table:table-cell>
          <table:table-cell table:style-name="ce42" office:value-type="string" calcext:value-type="string">
            <text:p>Δ RF (tot)</text:p>
          </table:table-cell>
          <table:table-cell table:style-name="ce42" office:value-type="string" calcext:value-type="string">
            <text:p>Δ RF (CO2)</text:p>
          </table:table-cell>
          <table:table-cell table:style-name="ce42" office:value-type="string" calcext:value-type="string">
            <text:p>Δ T</text:p>
          </table:table-cell>
          <table:table-cell table:style-name="ce42" office:value-type="string" calcext:value-type="string">
            <text:p>T (°C )</text:p>
          </table:table-cell>
          <table:table-cell table:number-columns-repeated="8"/>
        </table:table-row>
        <table:table-row table:style-name="ro1">
          <table:table-cell table:style-name="ce24" office:value-type="float" office:value="275" calcext:value-type="float">
            <text:p>275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table:formula="of:=287.15 - 273.15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style-name="ce25" office:value-type="float" office:value="400" calcext:value-type="float">
            <text:p>400</text:p>
          </table:table-cell>
          <table:table-cell table:formula="of:=[$CO2_400ppm.C44]" office:value-type="float" office:value="1.38276111012178" calcext:value-type="float">
            <text:p>1.38</text:p>
          </table:table-cell>
          <table:table-cell table:formula="of:=[$CO2_400ppm.B29]-[$CO2_275ppm.B29]" office:value-type="float" office:value="1.93681537426205" calcext:value-type="float">
            <text:p>1.94</text:p>
          </table:table-cell>
          <table:table-cell table:formula="of:=[$CO2_400ppm.D44]" office:value-type="float" office:value="0.503271665802572" calcext:value-type="float">
            <text:p>0.50</text:p>
          </table:table-cell>
          <table:table-cell table:formula="of:=[.E27]+[$CO2_400ppm.D44]" office:value-type="float" office:value="14.5032716658026" calcext:value-type="float">
            <text:p>14.50</text:p>
          </table:table-cell>
          <table:table-cell table:number-columns-repeated="8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$CO2_550ppm.C44]" office:value-type="float" office:value="2.54938924565064" calcext:value-type="float">
            <text:p>2.55</text:p>
          </table:table-cell>
          <table:table-cell table:formula="of:=[$CO2_550ppm.B29]-[$CO2_275ppm.B29]" office:value-type="float" office:value="3.5576156616699" calcext:value-type="float">
            <text:p>3.56</text:p>
          </table:table-cell>
          <table:table-cell table:formula="of:=[$CO2_550ppm.D44]" office:value-type="float" office:value="0.925954185169417" calcext:value-type="float">
            <text:p>0.93</text:p>
          </table:table-cell>
          <table:table-cell table:formula="of:=[.E27]+[$CO2_550ppm.D44]" office:value-type="float" office:value="14.9259541851694" calcext:value-type="float">
            <text:p>14.93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$CO2_800ppm.C44]" office:value-type="float" office:value="3.93947264446126" calcext:value-type="float">
            <text:p>3.94</text:p>
          </table:table-cell>
          <table:table-cell table:formula="of:=[$CO2_800ppm.B29]-[$CO2_275ppm.B29]" office:value-type="float" office:value="5.45198523608521" calcext:value-type="float">
            <text:p>5.45</text:p>
          </table:table-cell>
          <table:table-cell table:formula="of:=[$CO2_800ppm.D44]" office:value-type="float" office:value="1.42637520924853" calcext:value-type="float">
            <text:p>1.43</text:p>
          </table:table-cell>
          <table:table-cell table:formula="of:=[.E27]+[$CO2_800ppm.D44]" office:value-type="float" office:value="15.4263752092485" calcext:value-type="float">
            <text:p>15.43</text:p>
          </table:table-cell>
          <table:table-cell table:number-columns-repeated="8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$CO2_1100ppm.C44]" office:value-type="float" office:value="5.19299808933695" calcext:value-type="float">
            <text:p>5.19</text:p>
          </table:table-cell>
          <table:table-cell table:formula="of:=[$CO2_1100ppm.B29]-[$CO2_275ppm.B29]" office:value-type="float" office:value="7.09172858802466" calcext:value-type="float">
            <text:p>7.09</text:p>
          </table:table-cell>
          <table:table-cell table:formula="of:=[$CO2_1100ppm.D44]" office:value-type="float" office:value="1.87222226597834" calcext:value-type="float">
            <text:p>1.87</text:p>
          </table:table-cell>
          <table:table-cell table:formula="of:=[.E27]+[$CO2_1100ppm.D44]" office:value-type="float" office:value="15.8722222659783" calcext:value-type="float">
            <text:p>15.87</text:p>
          </table:table-cell>
          <table:table-cell table:number-columns-repeated="8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$CO2_1600ppm.C44]" office:value-type="float" office:value="6.83596740441104" calcext:value-type="float">
            <text:p>6.84</text:p>
          </table:table-cell>
          <table:table-cell table:formula="of:=[$CO2_1600ppm.B29]-[$CO2_275ppm.B29]" office:value-type="float" office:value="9.12354306332904" calcext:value-type="float">
            <text:p>9.12</text:p>
          </table:table-cell>
          <table:table-cell table:formula="of:=[$CO2_1600ppm.D44]" office:value-type="float" office:value="2.44840074158657" calcext:value-type="float">
            <text:p>2.45</text:p>
          </table:table-cell>
          <table:table-cell table:formula="of:=[.E27]+[$CO2_1600ppm.D44]" office:value-type="float" office:value="16.4484007415866" calcext:value-type="float">
            <text:p>16.45</text:p>
          </table:table-cell>
          <table:table-cell table:number-columns-repeated="8"/>
        </table:table-row>
        <table:table-row table:style-name="ro1">
          <table:table-cell table:style-name="Default" table:number-columns-repeated="5"/>
          <table:table-cell/>
          <table:table-cell table:style-name="ce35" office:value-type="string" calcext:value-type="string" table:number-columns-spanned="1" table:number-rows-spanned="2">
            <text:p>%RH</text:p>
          </table:table-cell>
          <table:table-cell table:style-name="ce35" office:value-type="string" calcext:value-type="string" table:number-columns-spanned="3" table:number-rows-spanned="2">
            <text:p>Coefficients copied from graph above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1" office:value-type="string" calcext:value-type="string" table:number-columns-spanned="5" table:number-rows-spanned="2">
            <text:p>Increase in temperature at 60%RH for an increase in atmospheric CO2 concentration from 275 ppmv to:</text:p>
          </table:table-cell>
          <table:covered-table-cell table:style-name="Default"/>
          <table:covered-table-cell table:style-name="ce80"/>
          <table:covered-table-cell table:number-columns-repeated="2" table:style-name="Default"/>
          <table:table-cell/>
          <table:covered-table-cell table:number-columns-repeated="2" table:style-name="ce2"/>
          <table:covered-table-cell table:number-columns-repeated="2"/>
          <table:table-cell table:number-columns-repeated="3"/>
        </table:table-row>
        <table:table-row table:style-name="ro1">
          <table:covered-table-cell table:number-columns-repeated="5" table:style-name="Default"/>
          <table:table-cell/>
          <table:table-cell table:style-name="ce74"/>
          <table:table-cell table:style-name="ce74" office:value-type="string" calcext:value-type="string">
            <text:p>a</text:p>
          </table:table-cell>
          <table:table-cell table:style-name="ce74"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RH:</text:p>
          </table:table-cell>
          <table:table-cell table:style-name="ce56" office:value-type="percentage" office:value="0.6" calcext:value-type="percentage">
            <text:p>60%</text:p>
          </table:table-cell>
          <table:table-cell table:style-name="ce22" office:value-type="string" calcext:value-type="string" table:number-columns-spanned="2" table:number-rows-spanned="1">
            <text:p>Sensitivity ΔT / Δ RF:</text:p>
          </table:table-cell>
          <table:covered-table-cell table:style-name="ce85"/>
          <table:table-cell table:style-name="ce68" table:formula="of:=([$CO2_275ppm.A28] - [.C4]) / [$CO2_275ppm.G28]" office:value-type="float" office:value="0.215504869749754" calcext:value-type="float">
            <text:p>0.2155</text:p>
          </table:table-cell>
          <table:table-cell/>
          <table:table-cell table:style-name="ce74" office:value-type="float" office:value="40" calcext:value-type="float">
            <text:p>40</text:p>
          </table:table-cell>
          <table:table-cell table:style-name="ce149" office:value-type="float" office:value="1.80570088091745" calcext:value-type="float">
            <text:p>1.80570088</text:p>
          </table:table-cell>
          <table:table-cell office:value-type="float" office:value="3.83983662888634" calcext:value-type="float">
            <text:p>3.83983662888634</text:p>
          </table:table-cell>
          <table:table-cell table:number-columns-repeated="3"/>
          <table:table-cell table:style-name="ce83"/>
        </table:table-row>
        <table:table-row table:style-name="ro1">
          <table:table-cell table:style-name="ce23" office:value-type="string" calcext:value-type="string">
            <text:p>CO2 ppmv</text:p>
          </table:table-cell>
          <table:table-cell table:style-name="ce42" office:value-type="string" calcext:value-type="string">
            <text:p>Δ RF (tot)</text:p>
          </table:table-cell>
          <table:table-cell table:style-name="ce42" office:value-type="string" calcext:value-type="string">
            <text:p>Δ RF (CO2)</text:p>
          </table:table-cell>
          <table:table-cell table:style-name="ce42" office:value-type="string" calcext:value-type="string">
            <text:p>Δ T</text:p>
          </table:table-cell>
          <table:table-cell table:style-name="ce42" office:value-type="string" calcext:value-type="string">
            <text:p>T (°C )</text:p>
          </table:table-cell>
          <table:table-cell/>
          <table:table-cell table:style-name="ce74" office:value-type="float" office:value="60" calcext:value-type="float">
            <text:p>60</text:p>
          </table:table-cell>
          <table:table-cell table:style-name="ce149" office:value-type="float" office:value="1.53476566594537" calcext:value-type="float">
            <text:p>1.53476567</text:p>
          </table:table-cell>
          <table:table-cell office:value-type="float" office:value="5.36190879118354" calcext:value-type="float">
            <text:p>5.36190879118354</text:p>
          </table:table-cell>
          <table:table-cell table:number-columns-repeated="3"/>
          <table:table-cell table:style-name="ce83"/>
        </table:table-row>
        <table:table-row table:style-name="ro1">
          <table:table-cell table:style-name="ce24" office:value-type="float" office:value="275" calcext:value-type="float">
            <text:p>275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table:formula="of:=287.15 - 273.15" office:value-type="float" office:value="14" calcext:value-type="float">
            <text:p>14</text:p>
          </table:table-cell>
          <table:table-cell/>
          <table:table-cell table:style-name="ce74" office:value-type="float" office:value="80" calcext:value-type="float">
            <text:p>80</text:p>
          </table:table-cell>
          <table:table-cell table:style-name="ce149" office:value-type="float" office:value="1.37964891586306" calcext:value-type="float">
            <text:p>1.37964892</text:p>
          </table:table-cell>
          <table:table-cell office:value-type="float" office:value="6.23209272724352" calcext:value-type="float">
            <text:p>6.23209272724352</text:p>
          </table:table-cell>
          <table:table-cell table:number-columns-repeated="3"/>
          <table:table-cell table:style-name="ce83"/>
        </table:table-row>
        <table:table-row table:style-name="ro1">
          <table:table-cell table:style-name="ce25" office:value-type="float" office:value="400" calcext:value-type="float">
            <text:p>400</text:p>
          </table:table-cell>
          <table:table-cell table:formula="of:=[$CO2_400ppm.C43]" office:value-type="float" office:value="1.55028727179356" calcext:value-type="float">
            <text:p>1.55</text:p>
          </table:table-cell>
          <table:table-cell table:formula="of:=[$CO2_400ppm.B29]-[$CO2_275ppm.B29]" office:value-type="float" office:value="1.93681537426205" calcext:value-type="float">
            <text:p>1.94</text:p>
          </table:table-cell>
          <table:table-cell table:formula="of:=[$CO2_400ppm.D43]" office:value-type="float" office:value="0.563641130710323" calcext:value-type="float">
            <text:p>0.56</text:p>
          </table:table-cell>
          <table:table-cell table:formula="of:=[.E38]+[$CO2_400ppm.D43]" office:value-type="float" office:value="14.5636411307103" calcext:value-type="float">
            <text:p>14.56</text:p>
          </table:table-cell>
          <table:table-cell/>
          <table:table-cell table:style-name="ce74" office:value-type="float" office:value="100" calcext:value-type="float">
            <text:p>100</text:p>
          </table:table-cell>
          <table:table-cell table:style-name="ce149" office:value-type="float" office:value="1.31683750195494" calcext:value-type="float">
            <text:p>1.31683750</text:p>
          </table:table-cell>
          <table:table-cell office:value-type="float" office:value="6.57920436357881" calcext:value-type="float">
            <text:p>6.57920436357881</text:p>
          </table:table-cell>
          <table:table-cell table:number-columns-repeated="3"/>
          <table:table-cell table:style-name="ce8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$CO2_550ppm.C43]" office:value-type="float" office:value="2.85294796159849" calcext:value-type="float">
            <text:p>2.85</text:p>
          </table:table-cell>
          <table:table-cell table:formula="of:=[$CO2_550ppm.B29]-[$CO2_275ppm.B29]" office:value-type="float" office:value="3.5576156616699" calcext:value-type="float">
            <text:p>3.56</text:p>
          </table:table-cell>
          <table:table-cell table:formula="of:=[$CO2_550ppm.D43]" office:value-type="float" office:value="1.03568465330454" calcext:value-type="float">
            <text:p>1.04</text:p>
          </table:table-cell>
          <table:table-cell table:formula="of:=[.E38]+[.D40]" office:value-type="float" office:value="15.0356846533045" calcext:value-type="float">
            <text:p>15.04</text:p>
          </table:table-cell>
          <table:table-cell/>
          <table:table-cell table:style-name="ce53" office:value-type="string" calcext:value-type="string" table:number-columns-spanned="4" table:number-rows-spanned="2">
            <text:p>cubic polynomial coefficients derived from the abov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$CO2_800ppm.C43]" office:value-type="float" office:value="4.40038057757391" calcext:value-type="float">
            <text:p>4.40</text:p>
          </table:table-cell>
          <table:table-cell table:formula="of:=[$CO2_800ppm.B29]-[$CO2_275ppm.B29]" office:value-type="float" office:value="5.45198523608521" calcext:value-type="float">
            <text:p>5.45</text:p>
          </table:table-cell>
          <table:table-cell table:formula="of:=[$CO2_800ppm.D43]" office:value-type="float" office:value="1.59252134382695" calcext:value-type="float">
            <text:p>1.59</text:p>
          </table:table-cell>
          <table:table-cell table:formula="of:=[.E38]+[.D41]" office:value-type="float" office:value="15.5925213438269" calcext:value-type="float">
            <text:p>15.59</text:p>
          </table:table-cell>
          <table:table-cell/>
          <table:covered-table-cell table:style-name="ce2"/>
          <table:covered-table-cell table:number-columns-repeated="3"/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$CO2_1100ppm.C43]" office:value-type="float" office:value="5.79131552914254" calcext:value-type="float">
            <text:p>5.79</text:p>
          </table:table-cell>
          <table:table-cell table:formula="of:=[$CO2_1100ppm.B29]-[$CO2_275ppm.B29]" office:value-type="float" office:value="7.09172858802466" calcext:value-type="float">
            <text:p>7.09</text:p>
          </table:table-cell>
          <table:table-cell table:formula="of:=[$CO2_1100ppm.D43]" office:value-type="float" office:value="2.08680743958314" calcext:value-type="float">
            <text:p>2.09</text:p>
          </table:table-cell>
          <table:table-cell table:formula="of:=[.E38]+[.D42]" office:value-type="float" office:value="16.0868074395831" calcext:value-type="float">
            <text:p>16.09</text:p>
          </table:table-cell>
          <table:table-cell/>
          <table:table-cell table:style-name="ce74" office:value-type="string" calcext:value-type="string">
            <text:p>a’</text:p>
          </table:table-cell>
          <table:table-cell table:formula="of:=INDEX(LINEST([.H36:.H39];[.G36:.G39]^{1;2;3};1;1);1)" office:value-type="float" office:value="-0.00000048985684824126" calcext:value-type="float">
            <text:p>-4.8985684824126E-07</text:p>
          </table:table-cell>
          <table:table-cell table:formula="of:=INDEX(LINEST([.I36:.I39];[.G36:.G39]^{1;2;3};1;1);1)" office:value-type="float" office:value="0.00000268366513567769" calcext:value-type="float">
            <text:p>2.68366513567769E-06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$CO2_1600ppm.C43]" office:value-type="float" office:value="7.60896631056121" calcext:value-type="float">
            <text:p>7.61</text:p>
          </table:table-cell>
          <table:table-cell table:formula="of:=[$CO2_1600ppm.B29]-[$CO2_275ppm.B29]" office:value-type="float" office:value="9.12354306332904" calcext:value-type="float">
            <text:p>9.12</text:p>
          </table:table-cell>
          <table:table-cell table:formula="of:=[$CO2_1600ppm.D43]" office:value-type="float" office:value="2.72347367405507" calcext:value-type="float">
            <text:p>2.72</text:p>
          </table:table-cell>
          <table:table-cell table:formula="of:=[.E38]+[.D43]" office:value-type="float" office:value="16.7234736740551" calcext:value-type="float">
            <text:p>16.72</text:p>
          </table:table-cell>
          <table:table-cell/>
          <table:table-cell table:style-name="ce74" office:value-type="string" calcext:value-type="string">
            <text:p>b’</text:p>
          </table:table-cell>
          <table:table-cell table:formula="of:=INDEX(LINEST([.H36:.H39];[.G36:.G39]^{1;2;3};1;1);1;2)" office:value-type="float" office:value="0.00023294731379564" calcext:value-type="float">
            <text:p>0.000232947313796</text:p>
          </table:table-cell>
          <table:table-cell table:formula="of:=INDEX(LINEST([.I36:.I39];[.G36:.G39]^{1;2;3};1;1);1;2)" office:value-type="float" office:value="-0.00129792000721851" calcext:value-type="float">
            <text:p>-0.001297920007219</text:p>
          </table:table-cell>
          <table:table-cell table:number-columns-repeated="4"/>
        </table:table-row>
        <table:table-row table:style-name="ro1">
          <table:table-cell table:style-name="ce31"/>
          <table:table-cell table:style-name="ce51" table:number-columns-repeated="4"/>
          <table:table-cell/>
          <table:table-cell table:style-name="ce74" office:value-type="string" calcext:value-type="string">
            <text:p>c’</text:p>
          </table:table-cell>
          <table:table-cell table:formula="of:=INDEX(LINEST([.H36:.H39];[.G36:.G39]^{1;2;3};1;1);1;3)" office:value-type="float" office:value="-0.0331185800815344" calcext:value-type="float">
            <text:p>-0.033118580081535</text:p>
          </table:table-cell>
          <table:table-cell table:formula="of:=INDEX(LINEST([.I36:.I39];[.G36:.G39]^{1;2;3};1;1);1;3)" office:value-type="float" office:value="0.185499753805561" calcext:value-type="float">
            <text:p>0.18549975380556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5" table:number-rows-spanned="2">
            <text:p>Increase in RF and temperature at 46%RH for an increase in atmospheric CO2 concentration from 275 ppmv to:</text:p>
          </table:table-cell>
          <table:covered-table-cell table:number-columns-repeated="4"/>
          <table:table-cell/>
          <table:table-cell table:style-name="ce74" office:value-type="string" calcext:value-type="string">
            <text:p>d’</text:p>
          </table:table-cell>
          <table:table-cell table:formula="of:=INDEX(LINEST([.H36:.H39];[.G36:.G39]^{1;2;3};1;1);1;4)" office:value-type="float" office:value="2.78907922039324" calcext:value-type="float">
            <text:p>2.78907922039324</text:p>
          </table:table-cell>
          <table:table-cell table:formula="of:=INDEX(LINEST([.I36:.I39];[.G36:.G39]^{1;2;3};1;1);1;4)" office:value-type="float" office:value="-1.67523608046984" calcext:value-type="float">
            <text:p>-1.67523608046984</text:p>
          </table:table-cell>
          <table:table-cell table:number-columns-repeated="4"/>
        </table:table-row>
        <table:table-row table:style-name="ro1">
          <table:covered-table-cell table:number-columns-repeated="5"/>
          <table:table-cell/>
          <table:table-cell table:style-name="ce74"/>
          <table:table-cell table:number-columns-repeated="6"/>
        </table:table-row>
        <table:table-row table:style-name="ro1">
          <table:table-cell table:style-name="ce12" office:value-type="string" calcext:value-type="string">
            <text:p>RH:</text:p>
          </table:table-cell>
          <table:table-cell table:style-name="ce56" office:value-type="percentage" office:value="0.46" calcext:value-type="percentage">
            <text:p>46%</text:p>
          </table:table-cell>
          <table:table-cell table:style-name="ce22" office:value-type="string" calcext:value-type="string" table:number-columns-spanned="2" table:number-rows-spanned="1">
            <text:p>Sensitivity ΔT / Δ RF:</text:p>
          </table:table-cell>
          <table:covered-table-cell table:style-name="ce85"/>
          <table:table-cell table:style-name="ce68" table:formula="of:=([$CO2_275ppm.A28] - [.C4]) / [$CO2_275ppm.F28]" office:value-type="float" office:value="0.219152505285847" calcext:value-type="float">
            <text:p>0.2192</text:p>
          </table:table-cell>
          <table:table-cell/>
          <table:table-cell table:style-name="ce5" office:value-type="string" calcext:value-type="string" table:number-columns-spanned="4" table:number-rows-spanned="2">
            <text:p>Step 1: calculate values for a &amp; b from given value of RH, using the cubic polynomial: 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23" office:value-type="string" calcext:value-type="string">
            <text:p>CO2 ppmv</text:p>
          </table:table-cell>
          <table:table-cell table:style-name="ce42" office:value-type="string" calcext:value-type="string">
            <text:p>Δ RF (tot)</text:p>
          </table:table-cell>
          <table:table-cell table:style-name="ce42" office:value-type="string" calcext:value-type="string">
            <text:p>Δ RF (CO2)</text:p>
          </table:table-cell>
          <table:table-cell table:style-name="ce42" office:value-type="string" calcext:value-type="string">
            <text:p>Δ T</text:p>
          </table:table-cell>
          <table:table-cell table:style-name="ce42" office:value-type="string" calcext:value-type="string">
            <text:p>T (°C )</text:p>
          </table:table-cell>
          <table:table-cell/>
          <table:covered-table-cell table:style-name="ce2"/>
          <table:covered-table-cell table:number-columns-repeated="3"/>
          <table:table-cell table:number-columns-repeated="3"/>
        </table:table-row>
        <table:table-row table:style-name="ro1">
          <table:table-cell table:style-name="ce24" office:value-type="float" office:value="275" calcext:value-type="float">
            <text:p>275</text:p>
          </table:table-cell>
          <table:table-cell table:number-columns-repeated="3" table:style-name="ce50" office:value-type="float" office:value="0" calcext:value-type="float">
            <text:p>0</text:p>
          </table:table-cell>
          <table:table-cell table:style-name="ce43" table:formula="of:=287.15 - 273.15" office:value-type="float" office:value="14" calcext:value-type="float">
            <text:p>14</text:p>
          </table:table-cell>
          <table:table-cell table:number-columns-repeated="3"/>
          <table:table-cell table:style-name="ce74" office:value-type="string" calcext:value-type="string">
            <text:p>a</text:p>
          </table:table-cell>
          <table:table-cell table:style-name="ce74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25" office:value-type="float" office:value="400" calcext:value-type="float">
            <text:p>400</text:p>
          </table:table-cell>
          <table:table-cell table:formula="of:=[$CO2_400ppm.C42]" office:value-type="float" office:value="1.70116002066268" calcext:value-type="float">
            <text:p>1.70</text:p>
          </table:table-cell>
          <table:table-cell table:formula="of:=[$CO2_400ppm.B29]-[$CO2_275ppm.B29]" office:value-type="float" office:value="1.93681537426205" calcext:value-type="float">
            <text:p>1.94</text:p>
          </table:table-cell>
          <table:table-cell table:formula="of:=[$CO2_400ppm.D42]" office:value-type="float" office:value="0.62157181236114" calcext:value-type="float">
            <text:p>0.62</text:p>
          </table:table-cell>
          <table:table-cell table:formula="of:=[.E$49]+[.D50]" office:value-type="float" office:value="14.6215718123611" calcext:value-type="float">
            <text:p>14.62</text:p>
          </table:table-cell>
          <table:table-cell/>
          <table:table-cell table:style-name="ce29" office:value-type="string" calcext:value-type="string">
            <text:p>Enter RH:</text:p>
          </table:table-cell>
          <table:table-cell table:style-name="ce111" office:value-type="float" office:value="80" calcext:value-type="float">
            <text:p>80</text:p>
          </table:table-cell>
          <table:table-cell table:formula="of:=([.H42] * POWER([.H50];3)) + ([.H43] * POWER([.H50];2)) + ([.H44] * [.H50]) + [.H45]" office:value-type="float" office:value="1.37964891586306" calcext:value-type="float">
            <text:p>1.37964891586306</text:p>
          </table:table-cell>
          <table:table-cell table:formula="of:=([.I42] * POWER([.H50];3)) + ([.I43] * POWER([.H50];2)) + ([.I44] * [.H50]) + [.I45]" office:value-type="float" office:value="6.23209272724352" calcext:value-type="float">
            <text:p>6.23209272724352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$CO2_550ppm.C42]" office:value-type="float" office:value="3.1806086807137" calcext:value-type="float">
            <text:p>3.18</text:p>
          </table:table-cell>
          <table:table-cell table:formula="of:=[$CO2_550ppm.B29]-[$CO2_275ppm.B29]" office:value-type="float" office:value="3.5576156616699" calcext:value-type="float">
            <text:p>3.56</text:p>
          </table:table-cell>
          <table:table-cell table:formula="of:=[$CO2_550ppm.D42]" office:value-type="float" office:value="1.15253089500663" calcext:value-type="float">
            <text:p>1.15</text:p>
          </table:table-cell>
          <table:table-cell table:formula="of:=[.E49]+[.D51]" office:value-type="float" office:value="15.1525308950066" calcext:value-type="float">
            <text:p>15.15</text:p>
          </table:table-cell>
          <table:table-cell/>
          <table:table-cell table:style-name="ce29"/>
          <table:table-cell table:style-name="ce111"/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$CO2_800ppm.C42]" office:value-type="float" office:value="4.93679815036975" calcext:value-type="float">
            <text:p>4.94</text:p>
          </table:table-cell>
          <table:table-cell table:formula="of:=[$CO2_800ppm.B29]-[$CO2_275ppm.B29]" office:value-type="float" office:value="5.45198523608521" calcext:value-type="float">
            <text:p>5.45</text:p>
          </table:table-cell>
          <table:table-cell table:formula="of:=[$CO2_800ppm.D42]" office:value-type="float" office:value="1.77790702843265" calcext:value-type="float">
            <text:p>1.78</text:p>
          </table:table-cell>
          <table:table-cell table:formula="of:=[.E49]+[.D52]" office:value-type="float" office:value="15.7779070284327" calcext:value-type="float">
            <text:p>15.78</text:p>
          </table:table-cell>
          <table:table-cell/>
          <table:table-cell table:style-name="ce5" office:value-type="string" calcext:value-type="string" table:number-columns-spanned="4" table:number-rows-spanned="2">
            <text:p>Step 2: calculate value of temperature from given value of CO2 (ppmv) using: <text:s/>a * log(ppm) + b</text:p>
          </table:table-cell>
          <table:covered-table-cell table:style-name="ce111"/>
          <table:covered-table-cell table:number-columns-repeated="2"/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$CO2_1100ppm.C42]" office:value-type="float" office:value="6.50809934991622" calcext:value-type="float">
            <text:p>6.51</text:p>
          </table:table-cell>
          <table:table-cell table:formula="of:=[$CO2_1100ppm.B29]-[$CO2_275ppm.B29]" office:value-type="float" office:value="7.09172858802466" calcext:value-type="float">
            <text:p>7.09</text:p>
          </table:table-cell>
          <table:table-cell table:formula="of:=[$CO2_1100ppm.D42]" office:value-type="float" office:value="2.33090055888221" calcext:value-type="float">
            <text:p>2.33</text:p>
          </table:table-cell>
          <table:table-cell table:formula="of:=[.E49]+[.D53]" office:value-type="float" office:value="16.3309005588822" calcext:value-type="float">
            <text:p>16.33</text:p>
          </table:table-cell>
          <table:table-cell/>
          <table:covered-table-cell table:style-name="ce29"/>
          <table:covered-table-cell table:style-name="ce111"/>
          <table:covered-table-cell table:number-columns-repeated="2"/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$CO2_1600ppm.C42]" office:value-type="float" office:value="8.56057876801521" calcext:value-type="float">
            <text:p>8.56</text:p>
          </table:table-cell>
          <table:table-cell table:formula="of:=[$CO2_1600ppm.B29]-[$CO2_275ppm.B29]" office:value-type="float" office:value="9.12354306332904" calcext:value-type="float">
            <text:p>9.12</text:p>
          </table:table-cell>
          <table:table-cell table:formula="of:=[$CO2_1600ppm.D42]" office:value-type="float" office:value="3.04240912173231" calcext:value-type="float">
            <text:p>3.04</text:p>
          </table:table-cell>
          <table:table-cell table:formula="of:=[.E49]+[.D54]" office:value-type="float" office:value="17.0424091217323" calcext:value-type="float">
            <text:p>17.04</text:p>
          </table:table-cell>
          <table:table-cell/>
          <table:table-cell table:style-name="ce29"/>
          <table:table-cell table:style-name="ce111"/>
          <table:table-cell table:number-columns-repeated="5"/>
        </table:table-row>
        <table:table-row table:style-name="ro1">
          <table:table-cell table:style-name="ce31"/>
          <table:table-cell table:style-name="ce51" table:number-columns-repeated="4"/>
          <table:table-cell/>
          <table:table-cell table:style-name="ce29" office:value-type="string" calcext:value-type="string">
            <text:p>Enter ppm:</text:p>
          </table:table-cell>
          <table:table-cell table:style-name="ce111" office:value-type="float" office:value="275" calcext:value-type="float">
            <text:p>275</text:p>
          </table:table-cell>
          <table:table-cell table:style-name="ce29" office:value-type="string" calcext:value-type="string">
            <text:p>Temp.:</text:p>
          </table:table-cell>
          <table:table-cell table:style-name="ce64" table:formula="of:=([.I50] * LN([.H55])) + [.J50]" office:value-type="float" office:value="13.9812648827902" calcext:value-type="float">
            <text:p>14.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 table:number-columns-spanned="5" table:number-rows-spanned="2">
            <text:p>Increase in temperature at 40%RH for an increase in atmospheric CO2 concentration from 275 ppmv to:</text:p>
          </table:table-cell>
          <table:covered-table-cell table:number-columns-repeated="4" table:style-name="Default"/>
          <table:table-cell table:number-columns-repeated="8"/>
        </table:table-row>
        <table:table-row table:style-name="ro1">
          <table:covered-table-cell table:number-columns-repeated="5" table:style-name="Default"/>
          <table:table-cell table:number-columns-repeated="8"/>
        </table:table-row>
        <table:table-row table:style-name="ro1">
          <table:table-cell table:style-name="ce29" office:value-type="string" calcext:value-type="string">
            <text:p>RH:</text:p>
          </table:table-cell>
          <table:table-cell table:style-name="ce56" office:value-type="percentage" office:value="0.4" calcext:value-type="percentage">
            <text:p>40%</text:p>
          </table:table-cell>
          <table:table-cell table:style-name="ce22" office:value-type="string" calcext:value-type="string" table:number-columns-spanned="2" table:number-rows-spanned="1">
            <text:p>Sensitivity ΔT / Δ RF:</text:p>
          </table:table-cell>
          <table:covered-table-cell table:style-name="ce85"/>
          <table:table-cell table:style-name="ce55" table:formula="of:=([$CO2_275ppm.A28] - [.C4]) / [$CO2_275ppm.E28]" office:value-type="float" office:value="0.221205979173845" calcext:value-type="float">
            <text:p>0.2212</text:p>
          </table:table-cell>
          <table:table-cell table:number-columns-repeated="8"/>
        </table:table-row>
        <table:table-row table:style-name="ro1">
          <table:table-cell table:style-name="ce23" office:value-type="string" calcext:value-type="string">
            <text:p>CO2 ppmv</text:p>
          </table:table-cell>
          <table:table-cell table:style-name="ce42" office:value-type="string" calcext:value-type="string">
            <text:p>Δ RF (tot)</text:p>
          </table:table-cell>
          <table:table-cell table:style-name="ce42" office:value-type="string" calcext:value-type="string">
            <text:p>Δ RF (CO2)</text:p>
          </table:table-cell>
          <table:table-cell table:style-name="ce42" office:value-type="string" calcext:value-type="string">
            <text:p>Δ T</text:p>
          </table:table-cell>
          <table:table-cell table:style-name="ce42" office:value-type="string" calcext:value-type="string">
            <text:p>T (°C )</text:p>
          </table:table-cell>
          <table:table-cell table:number-columns-repeated="8"/>
        </table:table-row>
        <table:table-row table:style-name="ro1">
          <table:table-cell table:style-name="ce24" office:value-type="float" office:value="275" calcext:value-type="float">
            <text:p>275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table:formula="of:=287.15 - 273.15" office:value-type="float" office:value="14" calcext:value-type="float">
            <text:p>14</text:p>
          </table:table-cell>
          <table:table-cell/>
          <table:table-cell table:style-name="ce53" office:value-type="string" calcext:value-type="string" table:number-columns-spanned="4" table:number-rows-spanned="2">
            <text:p>Interpolation to find Δ RF (tot) 400 – 800 ppmv for values of RH between 20 &amp; 100%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25" office:value-type="float" office:value="400" calcext:value-type="float">
            <text:p>400</text:p>
          </table:table-cell>
          <table:table-cell table:formula="of:=[$CO2_400ppm.C41]" office:value-type="float" office:value="1.84160769033974" calcext:value-type="float">
            <text:p>1.84</text:p>
          </table:table-cell>
          <table:table-cell table:formula="of:=[$CO2_400ppm.B29]-[$CO2_275ppm.B29]" office:value-type="float" office:value="1.93681537426205" calcext:value-type="float">
            <text:p>1.94</text:p>
          </table:table-cell>
          <table:table-cell table:formula="of:=[$CO2_400ppm.D41]" office:value-type="float" office:value="0.666565813685565" calcext:value-type="float">
            <text:p>0.67</text:p>
          </table:table-cell>
          <table:table-cell table:formula="of:=[.E$60]+[.D61]" office:value-type="float" office:value="14.6665658136856" calcext:value-type="float">
            <text:p>14.67</text:p>
          </table:table-cell>
          <table:table-cell/>
          <table:covered-table-cell table:number-columns-repeated="4"/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$CO2_550ppm.C41]" office:value-type="float" office:value="3.38504020903315" calcext:value-type="float">
            <text:p>3.39</text:p>
          </table:table-cell>
          <table:table-cell table:formula="of:=[$CO2_550ppm.B29]-[$CO2_275ppm.B29]" office:value-type="float" office:value="3.5576156616699" calcext:value-type="float">
            <text:p>3.56</text:p>
          </table:table-cell>
          <table:table-cell table:formula="of:=[$CO2_550ppm.D41]" office:value-type="float" office:value="1.22313013192331" calcext:value-type="float">
            <text:p>1.22</text:p>
          </table:table-cell>
          <table:table-cell table:formula="of:=[.E$60]+[.D62]" office:value-type="float" office:value="15.2231301319233" calcext:value-type="float">
            <text:p>15.22</text:p>
          </table:table-cell>
          <table:table-cell/>
          <table:table-cell table:style-name="ce74" office:value-type="string" calcext:value-type="string">
            <text:p>RH</text:p>
          </table:table-cell>
          <table:table-cell table:style-name="ce81" office:value-type="string" calcext:value-type="string" table:number-columns-spanned="2" table:number-rows-spanned="1">
            <text:p>Δ RF 400 – 800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$CO2_800ppm.C41]" office:value-type="float" office:value="5.22086211990509" calcext:value-type="float">
            <text:p>5.22</text:p>
          </table:table-cell>
          <table:table-cell table:formula="of:=[$CO2_800ppm.B29]-[$CO2_275ppm.B29]" office:value-type="float" office:value="5.45198523608521" calcext:value-type="float">
            <text:p>5.45</text:p>
          </table:table-cell>
          <table:table-cell table:formula="of:=[$CO2_800ppm.D41]" office:value-type="float" office:value="1.87912843971151" calcext:value-type="float">
            <text:p>1.88</text:p>
          </table:table-cell>
          <table:table-cell table:formula="of:=[.E$60]+[.D63]" office:value-type="float" office:value="15.8791284397115" calcext:value-type="float">
            <text:p>15.88</text:p>
          </table:table-cell>
          <table:table-cell/>
          <table:table-cell table:style-name="ce59" office:value-type="float" office:value="20" calcext:value-type="float">
            <text:p>20</text:p>
          </table:table-cell>
          <table:table-cell table:style-name="ce83" table:formula="of:=[.B74]-[.B72]" office:value-type="float" office:value="4.63488847194648" calcext:value-type="float" table:number-columns-spanned="2" table:number-rows-spanned="1">
            <text:p>4.63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$CO2_1100ppm.C41]" office:value-type="float" office:value="6.86445164123634" calcext:value-type="float">
            <text:p>6.86</text:p>
          </table:table-cell>
          <table:table-cell table:formula="of:=[$CO2_1100ppm.B29]-[$CO2_275ppm.B29]" office:value-type="float" office:value="7.09172858802466" calcext:value-type="float">
            <text:p>7.09</text:p>
          </table:table-cell>
          <table:table-cell table:formula="of:=[$CO2_1100ppm.D41]" office:value-type="float" office:value="2.45910874872112" calcext:value-type="float">
            <text:p>2.46</text:p>
          </table:table-cell>
          <table:table-cell table:formula="of:=[.E$60]+[.D64]" office:value-type="float" office:value="16.4591087487211" calcext:value-type="float">
            <text:p>16.46</text:p>
          </table:table-cell>
          <table:table-cell/>
          <table:table-cell table:style-name="ce59" office:value-type="float" office:value="40" calcext:value-type="float">
            <text:p>40</text:p>
          </table:table-cell>
          <table:table-cell table:style-name="ce83" table:formula="of:=[.B63]-[.B61]" office:value-type="float" office:value="3.37925442956535" calcext:value-type="float" table:number-columns-spanned="2" table:number-rows-spanned="1">
            <text:p>3.38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$CO2_1600ppm.C41]" office:value-type="float" office:value="9.00602869524957" calcext:value-type="float">
            <text:p>9.01</text:p>
          </table:table-cell>
          <table:table-cell table:formula="of:=[$CO2_1600ppm.B29]-[$CO2_275ppm.B29]" office:value-type="float" office:value="9.12354306332904" calcext:value-type="float">
            <text:p>9.12</text:p>
          </table:table-cell>
          <table:table-cell table:formula="of:=[$CO2_1600ppm.D41]" office:value-type="float" office:value="3.20378947524392" calcext:value-type="float">
            <text:p>3.20</text:p>
          </table:table-cell>
          <table:table-cell table:formula="of:=[.E$60]+[.D65]" office:value-type="float" office:value="17.2037894752439" calcext:value-type="float">
            <text:p>17.20</text:p>
          </table:table-cell>
          <table:table-cell/>
          <table:table-cell table:style-name="ce59" office:value-type="float" office:value="46" calcext:value-type="float">
            <text:p>46</text:p>
          </table:table-cell>
          <table:table-cell table:style-name="ce83" table:formula="of:=[.B52]-[.B50]" office:value-type="float" office:value="3.23563812970707" calcext:value-type="float" table:number-columns-spanned="2" table:number-rows-spanned="1">
            <text:p>3.24</text:p>
          </table:table-cell>
          <table:covered-table-cell/>
          <table:table-cell table:number-columns-repeated="4"/>
        </table:table-row>
        <table:table-row table:style-name="ro1">
          <table:table-cell table:style-name="ce31"/>
          <table:table-cell table:style-name="ce51" table:number-columns-repeated="4"/>
          <table:table-cell/>
          <table:table-cell table:style-name="ce59" office:value-type="float" office:value="60" calcext:value-type="float">
            <text:p>60</text:p>
          </table:table-cell>
          <table:table-cell table:style-name="ce83" table:formula="of:=[.B41]-[.B39]" office:value-type="float" office:value="2.85009330578035" calcext:value-type="float" table:number-columns-spanned="2" table:number-rows-spanned="1">
            <text:p>2.85</text:p>
          </table:table-cell>
          <table:covered-table-cell/>
          <table:table-cell table:number-columns-repeated="4"/>
        </table:table-row>
        <table:table-row table:style-name="ro1">
          <table:table-cell table:style-name="ce11" office:value-type="string" calcext:value-type="string" table:number-columns-spanned="5" table:number-rows-spanned="2">
            <text:p>Increase in temperature at 20%RH for an increase in atmospheric CO2 concentration from 275 ppmv to:</text:p>
          </table:table-cell>
          <table:covered-table-cell table:number-columns-repeated="4" table:style-name="Default"/>
          <table:table-cell/>
          <table:table-cell table:style-name="ce59" office:value-type="float" office:value="80" calcext:value-type="float">
            <text:p>80</text:p>
          </table:table-cell>
          <table:table-cell table:style-name="ce83" table:formula="of:=[.B30]-[.B28]" office:value-type="float" office:value="2.55671153433948" calcext:value-type="float" table:number-columns-spanned="2" table:number-rows-spanned="1">
            <text:p>2.56</text:p>
          </table:table-cell>
          <table:covered-table-cell table:style-name="ce83"/>
          <table:table-cell table:number-columns-repeated="4"/>
        </table:table-row>
        <table:table-row table:style-name="ro1">
          <table:covered-table-cell table:number-columns-repeated="5" table:style-name="Default"/>
          <table:table-cell/>
          <table:table-cell table:style-name="ce59" office:value-type="float" office:value="100" calcext:value-type="float">
            <text:p>100</text:p>
          </table:table-cell>
          <table:table-cell table:style-name="ce83" table:formula="of:=[.B19]-[.B17]" office:value-type="float" office:value="2.45547827994366" calcext:value-type="float" table:number-columns-spanned="2" table:number-rows-spanned="1">
            <text:p>2.46</text:p>
          </table:table-cell>
          <table:covered-table-cell table:style-name="ce83"/>
          <table:table-cell table:number-columns-repeated="4"/>
        </table:table-row>
        <table:table-row table:style-name="ro1">
          <table:table-cell table:style-name="ce34" office:value-type="string" calcext:value-type="string">
            <text:p>RH:</text:p>
          </table:table-cell>
          <table:table-cell table:style-name="ce52" office:value-type="percentage" office:value="0.2" calcext:value-type="percentage">
            <text:p>20%</text:p>
          </table:table-cell>
          <table:table-cell table:style-name="ce60" office:value-type="string" calcext:value-type="string" table:number-columns-spanned="2" table:number-rows-spanned="1">
            <text:p>Sensitivity ΔT / Δ RF:</text:p>
          </table:table-cell>
          <table:covered-table-cell table:style-name="ce61"/>
          <table:table-cell table:style-name="ce73" table:formula="of:=([$CO2_275ppm.A28] - [.C4]) / [$CO2_275ppm.D28]" office:value-type="float" office:value="0.232932982761785" calcext:value-type="float">
            <text:p>0.2329</text:p>
          </table:table-cell>
          <table:table-cell/>
          <table:table-cell table:style-name="ce118"/>
          <table:table-cell table:style-name="ce83" table:number-columns-repeated="2"/>
          <table:table-cell table:number-columns-repeated="4"/>
        </table:table-row>
        <table:table-row table:style-name="ro3">
          <table:table-cell table:style-name="ce23" office:value-type="string" calcext:value-type="string">
            <text:p>CO2 ppmv</text:p>
          </table:table-cell>
          <table:table-cell table:style-name="ce42" office:value-type="string" calcext:value-type="string">
            <text:p>Δ RF (tot)</text:p>
          </table:table-cell>
          <table:table-cell table:style-name="ce42" office:value-type="string" calcext:value-type="string">
            <text:p>Δ RF (CO2)</text:p>
          </table:table-cell>
          <table:table-cell table:style-name="ce42" office:value-type="string" calcext:value-type="string">
            <text:p>Δ T</text:p>
          </table:table-cell>
          <table:table-cell table:style-name="ce42" office:value-type="string" calcext:value-type="string">
            <text:p>T (°C )</text:p>
          </table:table-cell>
          <table:table-cell/>
          <table:table-cell table:style-name="ce5" office:value-type="string" calcext:value-type="string" table:number-columns-spanned="4" table:number-rows-spanned="1">
            <text:p>cubic polynomial coefficients derived from the abov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24" office:value-type="float" office:value="275" calcext:value-type="float">
            <text:p>275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table:formula="of:=287.15 - 273.15" office:value-type="float" office:value="14" calcext:value-type="float">
            <text:p>14</text:p>
          </table:table-cell>
          <table:table-cell/>
          <table:table-cell table:style-name="ce74" office:value-type="string" calcext:value-type="string">
            <text:p>a</text:p>
          </table:table-cell>
          <table:table-cell table:style-name="ce74" office:value-type="string" calcext:value-type="string">
            <text:p>b</text:p>
          </table:table-cell>
          <table:table-cell table:style-name="ce74" office:value-type="string" calcext:value-type="string">
            <text:p>c</text:p>
          </table:table-cell>
          <table:table-cell table:style-name="ce74"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table:style-name="ce25" office:value-type="float" office:value="400" calcext:value-type="float">
            <text:p>400</text:p>
          </table:table-cell>
          <table:table-cell table:formula="of:=[$CO2_400ppm.C40]" office:value-type="float" office:value="2.48650524382563" calcext:value-type="float">
            <text:p>2.49</text:p>
          </table:table-cell>
          <table:table-cell table:formula="of:=[$CO2_400ppm.B29]-[$CO2_275ppm.B29]" office:value-type="float" office:value="1.93681537426205" calcext:value-type="float">
            <text:p>1.94</text:p>
          </table:table-cell>
          <table:table-cell table:formula="of:=[$CO2_400ppm.D40]" office:value-type="float" office:value="0.892672231703784" calcext:value-type="float">
            <text:p>0.89</text:p>
          </table:table-cell>
          <table:table-cell table:formula="of:=[.E$60]+[.D72]" office:value-type="float" office:value="14.8926722317038" calcext:value-type="float">
            <text:p>14.89</text:p>
          </table:table-cell>
          <table:table-cell/>
          <table:table-cell table:formula="of:=INDEX(LINEST([.H63:.H68];[.G63:.G68]^{1;2;3};1;1);1)" office:value-type="float" office:value="-0.0000049125732084983" calcext:value-type="float">
            <text:p>-4.9125732084983E-06</text:p>
          </table:table-cell>
          <table:table-cell table:formula="of:=INDEX(LINEST([.H63:.H68];[.G63:.G68]^{1;2;3};1;1);1;2)" office:value-type="float" office:value="0.0013286901596227" calcext:value-type="float">
            <text:p>0.001328690159623</text:p>
          </table:table-cell>
          <table:table-cell table:formula="of:=INDEX(LINEST([.H63:.H68];[.G63:.G68]^{1;2;3};1;1);1;3)" office:value-type="float" office:value="-0.125742059507779" calcext:value-type="float">
            <text:p>-0.125742059507779</text:p>
          </table:table-cell>
          <table:table-cell table:formula="of:=INDEX(LINEST([.H63:.H68];[.G63:.G68]^{1;2;3};1;1);1;4)" office:value-type="float" office:value="6.64948780877207" calcext:value-type="float">
            <text:p>6.64948780877207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$CO2_550ppm.C40]" office:value-type="float" office:value="4.59682875199394" calcext:value-type="float">
            <text:p>4.60</text:p>
          </table:table-cell>
          <table:table-cell table:formula="of:=[$CO2_550ppm.B29]-[$CO2_275ppm.B29]" office:value-type="float" office:value="3.5576156616699" calcext:value-type="float">
            <text:p>3.56</text:p>
          </table:table-cell>
          <table:table-cell table:formula="of:=[$CO2_550ppm.D40]" office:value-type="float" office:value="1.6436113774501" calcext:value-type="float">
            <text:p>1.64</text:p>
          </table:table-cell>
          <table:table-cell table:formula="of:=[.E$60]+[.D73]" office:value-type="float" office:value="15.6436113774501" calcext:value-type="float">
            <text:p>15.64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$CO2_800ppm.C40]" office:value-type="float" office:value="7.12139371577212" calcext:value-type="float">
            <text:p>7.12</text:p>
          </table:table-cell>
          <table:table-cell table:formula="of:=[$CO2_800ppm.B29]-[$CO2_275ppm.B29]" office:value-type="float" office:value="5.45198523608521" calcext:value-type="float">
            <text:p>5.45</text:p>
          </table:table-cell>
          <table:table-cell table:formula="of:=[$CO2_800ppm.D40]" office:value-type="float" office:value="2.5315478587695" calcext:value-type="float">
            <text:p>2.53</text:p>
          </table:table-cell>
          <table:table-cell table:formula="of:=[.E$60]+[.D74]" office:value-type="float" office:value="16.5315478587695" calcext:value-type="float">
            <text:p>16.53</text:p>
          </table:table-cell>
          <table:table-cell/>
          <table:table-cell table:style-name="ce4" office:value-type="string" calcext:value-type="string" table:number-columns-spanned="4" table:number-rows-spanned="1">
            <text:p>Calculator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$CO2_1100ppm.C40]" office:value-type="float" office:value="9.59348528133248" calcext:value-type="float">
            <text:p>9.59</text:p>
          </table:table-cell>
          <table:table-cell table:formula="of:=[$CO2_1100ppm.B29]-[$CO2_275ppm.B29]" office:value-type="float" office:value="7.09172858802466" calcext:value-type="float">
            <text:p>7.09</text:p>
          </table:table-cell>
          <table:table-cell table:formula="of:=[$CO2_1100ppm.D40]" office:value-type="float" office:value="3.36550245510483" calcext:value-type="float">
            <text:p>3.37</text:p>
          </table:table-cell>
          <table:table-cell table:formula="of:=[.E$60]+[.D75]" office:value-type="float" office:value="17.3655024551048" calcext:value-type="float">
            <text:p>17.37</text:p>
          </table:table-cell>
          <table:table-cell/>
          <table:table-cell table:style-name="ce29" office:value-type="string" calcext:value-type="string">
            <text:p>Enter RH:</text:p>
          </table:table-cell>
          <table:table-cell table:style-name="ce111" office:value-type="float" office:value="46" calcext:value-type="float">
            <text:p>46</text:p>
          </table:table-cell>
          <table:table-cell table:style-name="ce88" office:value-type="string" calcext:value-type="string">
            <text:p>Δ RF:</text:p>
          </table:table-cell>
          <table:table-cell table:style-name="ce83" table:formula="of:=([.G72] * POWER([.H75];3)) + ([.H72] * POWER([.H75];2)) + ([.I72] * [.H75]) + [.J72]" office:value-type="float" office:value="3.19869122335346" calcext:value-type="float">
            <text:p>3.20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$CO2_1600ppm.C40]" office:value-type="float" office:value="12.3959423654405" calcext:value-type="float">
            <text:p>12.40</text:p>
          </table:table-cell>
          <table:table-cell table:formula="of:=[$CO2_1600ppm.B29]-[$CO2_275ppm.B29]" office:value-type="float" office:value="9.12354306332904" calcext:value-type="float">
            <text:p>9.12</text:p>
          </table:table-cell>
          <table:table-cell table:formula="of:=[$CO2_1600ppm.D40]" office:value-type="float" office:value="4.33919066533531" calcext:value-type="float">
            <text:p>4.34</text:p>
          </table:table-cell>
          <table:table-cell table:formula="of:=[.E$60]+[.D76]" office:value-type="float" office:value="18.3391906653353" calcext:value-type="float">
            <text:p>18.34</text:p>
          </table:table-cell>
          <table:table-cell table:number-columns-repeated="4"/>
          <table:table-cell table:style-name="ce83" table:formula="of:=[.B52]-[.B50]" office:value-type="float" office:value="3.23563812970707" calcext:value-type="float">
            <text:p>3.24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4"/>
          <table:table-cell table:style-name="ce27"/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11" office:value-type="string" calcext:value-type="string" table:number-columns-spanned="5" table:number-rows-spanned="2">
            <text:p>Increase in temperature at 0%RH for an increase in atmospheric CO2 concentration from 275 ppmv to:</text:p>
          </table:table-cell>
          <table:covered-table-cell table:number-columns-repeated="4" table:style-name="Default"/>
          <table:table-cell table:number-columns-repeated="8"/>
        </table:table-row>
        <table:table-row table:style-name="ro1">
          <table:covered-table-cell table:number-columns-repeated="5" table:style-name="Default"/>
          <table:table-cell table:number-columns-repeated="8"/>
        </table:table-row>
        <table:table-row table:style-name="ro1">
          <table:table-cell table:style-name="ce29" office:value-type="string" calcext:value-type="string">
            <text:p>RH:</text:p>
          </table:table-cell>
          <table:table-cell table:style-name="ce56" office:value-type="percentage" office:value="0" calcext:value-type="percentage">
            <text:p>0%</text:p>
          </table:table-cell>
          <table:table-cell table:style-name="ce22" office:value-type="string" calcext:value-type="string" table:number-columns-spanned="2" table:number-rows-spanned="1">
            <text:p>Sensitivity ΔT / Δ RF:</text:p>
          </table:table-cell>
          <table:covered-table-cell table:style-name="ce85"/>
          <table:table-cell table:style-name="ce55" table:formula="of:=([$CO2_275ppm.A28] - [.C4]) / [$CO2_275ppm.B28]" office:value-type="float" office:value="0.602188988012656" calcext:value-type="float">
            <text:p>0.6022</text:p>
          </table:table-cell>
          <table:table-cell table:number-columns-repeated="8"/>
        </table:table-row>
        <table:table-row table:style-name="ro1">
          <table:table-cell table:style-name="ce23" office:value-type="string" calcext:value-type="string">
            <text:p>CO2 ppmv</text:p>
          </table:table-cell>
          <table:table-cell table:style-name="ce42" office:value-type="string" calcext:value-type="string">
            <text:p>Δ RF (tot)</text:p>
          </table:table-cell>
          <table:table-cell table:style-name="ce42" office:value-type="string" calcext:value-type="string">
            <text:p>Δ RF (CO2)</text:p>
          </table:table-cell>
          <table:table-cell table:style-name="ce42" office:value-type="string" calcext:value-type="string">
            <text:p>Δ T</text:p>
          </table:table-cell>
          <table:table-cell table:style-name="ce42" office:value-type="string" calcext:value-type="string">
            <text:p>T (°C )</text:p>
          </table:table-cell>
          <table:table-cell table:number-columns-repeated="8"/>
        </table:table-row>
        <table:table-row table:style-name="ro1">
          <table:table-cell table:style-name="ce24" office:value-type="float" office:value="275" calcext:value-type="float">
            <text:p>275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table:formula="of:=287.15 - 273.15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style-name="ce25" office:value-type="float" office:value="400" calcext:value-type="float">
            <text:p>400</text:p>
          </table:table-cell>
          <table:table-cell table:formula="of:=[$CO2_400ppm.C39]" office:value-type="float" office:value="2.1263536650095" calcext:value-type="float">
            <text:p>2.13</text:p>
          </table:table-cell>
          <table:table-cell table:formula="of:=[$CO2_400ppm.B29]-[$CO2_275ppm.B29]" office:value-type="float" office:value="1.93681537426205" calcext:value-type="float">
            <text:p>1.94</text:p>
          </table:table-cell>
          <table:table-cell table:formula="of:=[$CO2_400ppm.D39]" office:value-type="float" office:value="2.42806228501519" calcext:value-type="float">
            <text:p>2.43</text:p>
          </table:table-cell>
          <table:table-cell table:formula="of:=[.E$83]+[.D84]" office:value-type="float" office:value="16.4280622850152" calcext:value-type="float">
            <text:p>16.43</text:p>
          </table:table-cell>
          <table:table-cell table:number-columns-repeated="8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$CO2_550ppm.C39]" office:value-type="float" office:value="4.29982040416009" calcext:value-type="float">
            <text:p>4.30</text:p>
          </table:table-cell>
          <table:table-cell table:formula="of:=[$CO2_550ppm.B29]-[$CO2_275ppm.B29]" office:value-type="float" office:value="3.5576156616699" calcext:value-type="float">
            <text:p>3.56</text:p>
          </table:table-cell>
          <table:table-cell table:formula="of:=[$CO2_550ppm.D39]" office:value-type="float" office:value="4.69644989327463" calcext:value-type="float">
            <text:p>4.70</text:p>
          </table:table-cell>
          <table:table-cell table:formula="of:=[.E$83]+[.D85]" office:value-type="float" office:value="18.6964498932746" calcext:value-type="float">
            <text:p>18.70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$CO2_800ppm.C41]" office:value-type="float" office:value="5.22086211990509" calcext:value-type="float">
            <text:p>5.22</text:p>
          </table:table-cell>
          <table:table-cell table:formula="of:=[$CO2_800ppm.B29]-[$CO2_275ppm.B29]" office:value-type="float" office:value="5.45198523608521" calcext:value-type="float">
            <text:p>5.45</text:p>
          </table:table-cell>
          <table:table-cell table:formula="of:=[$CO2_800ppm.D39]" office:value-type="float" office:value="7.74158607100367" calcext:value-type="float">
            <text:p>7.74</text:p>
          </table:table-cell>
          <table:table-cell table:formula="of:=[.E$83]+[.D86]" office:value-type="float" office:value="21.7415860710037" calcext:value-type="float">
            <text:p>21.74</text:p>
          </table:table-cell>
          <table:table-cell table:number-columns-repeated="8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$CO2_1100ppm.C43]" office:value-type="float" office:value="5.79131552914254" calcext:value-type="float">
            <text:p>5.79</text:p>
          </table:table-cell>
          <table:table-cell table:formula="of:=[$CO2_1100ppm.B29]-[$CO2_275ppm.B29]" office:value-type="float" office:value="7.09172858802466" calcext:value-type="float">
            <text:p>7.09</text:p>
          </table:table-cell>
          <table:table-cell table:formula="of:=[$CO2_1100ppm.D39]" office:value-type="float" office:value="10.8993339826482" calcext:value-type="float">
            <text:p>10.90</text:p>
          </table:table-cell>
          <table:table-cell table:formula="of:=[.E$83]+[.D87]" office:value-type="float" office:value="24.8993339826482" calcext:value-type="float">
            <text:p>24.90</text:p>
          </table:table-cell>
          <table:table-cell table:number-columns-repeated="8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$CO2_1600ppm.C44]" office:value-type="float" office:value="6.83596740441104" calcext:value-type="float">
            <text:p>6.84</text:p>
          </table:table-cell>
          <table:table-cell table:formula="of:=[$CO2_1600ppm.B29]-[$CO2_275ppm.B29]" office:value-type="float" office:value="9.12354306332904" calcext:value-type="float">
            <text:p>9.12</text:p>
          </table:table-cell>
          <table:table-cell table:formula="of:=[$CO2_1600ppm.D39]" office:value-type="float" office:value="15.933908138406" calcext:value-type="float">
            <text:p>15.93</text:p>
          </table:table-cell>
          <table:table-cell table:formula="of:=[.E$83]+[.D88]" office:value-type="float" office:value="29.933908138406" calcext:value-type="float">
            <text:p>29.93</text:p>
          </table:table-cell>
          <table:table-cell table:number-columns-repeated="8"/>
        </table:table-row>
      </table:table>
      <table:table table:name="MODTRAN" table:style-name="ta1">
        <table:shapes>
          <draw:frame draw:z-index="0" draw:style-name="gr3" draw:text-style-name="P1" svg:width="131.06mm" svg:height="90.05mm" svg:x="5.31mm" svg:y="103.57mm">
            <draw:object draw:notify-on-update-of-ranges="MODTRAN.B6:MODTRAN.M6 MODTRAN.A7:MODTRAN.A7 MODTRAN.B13:MODTRAN.M13 MODTRAN.B6:MODTRAN.M6 MODTRAN.A8:MODTRAN.A8 MODTRAN.B14:MODTRAN.M14 MODTRAN.B6:MODTRAN.M6 MODTRAN.A15:MODTRAN.A15 MODTRAN.B15:MODTRAN.M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3" draw:text-style-name="P1" svg:width="135.9mm" svg:height="89.99mm" svg:x="142.48mm" svg:y="102.46mm">
            <draw:object draw:notify-on-update-of-ranges="MODTRAN.H12:MODTRAN.M12 MODTRAN.A17:MODTRAN.A17 MODTRAN.H17:MODTRAN.M1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7" table:default-cell-style-name="ce29"/>
        <table:table-column table:style-name="co8" table:number-columns-repeated="4" table:default-cell-style-name="ce83"/>
        <table:table-column table:style-name="co8" table:number-columns-repeated="3" table:default-cell-style-name="Default"/>
        <table:table-column table:style-name="co8" table:number-columns-repeated="4" table:default-cell-style-name="ce111"/>
        <table:table-column table:style-name="co8" table:default-cell-style-name="Default"/>
        <table:table-column table:style-name="co1" table:number-columns-repeated="1011" table:default-cell-style-name="Default"/>
        <table:table-row table:style-name="ro1">
          <table:table-cell/>
          <table:table-cell table:style-name="ce4" office:value-type="string" calcext:value-type="string" table:number-columns-spanned="12" table:number-rows-spanned="1">
            <text:p>Data obtained from <text:a xlink:href="http://climatemodels.uchicago.edu/modtran/" xlink:type="simple">http://climatemodels.uchicago.edu/modtran/</text:a></text:p>
          </table:table-cell>
          <table:covered-table-cell table:style-name="Default"/>
          <table:covered-table-cell table:style-name="ce76"/>
          <table:covered-table-cell table:number-columns-repeated="4"/>
          <table:covered-table-cell table:number-columns-repeated="4" table:style-name="Default"/>
          <table:covered-table-cell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based on 1976 US Standard Atmosphere</text:p>
          </table:table-cell>
          <table:covered-table-cell table:style-name="Default"/>
          <table:covered-table-cell table:style-name="ce76"/>
          <table:covered-table-cell table:number-columns-repeated="4"/>
          <table:covered-table-cell table:number-columns-repeated="4" table:style-name="Default"/>
          <table:covered-table-cell/>
          <table:table-cell table:number-columns-repeated="1011"/>
        </table:table-row>
        <table:table-row table:style-name="ro1">
          <table:table-cell table:style-name="Default"/>
          <table:table-cell table:style-name="ce29" office:value-type="string" calcext:value-type="string">
            <text:p>Temp.:</text:p>
          </table:table-cell>
          <table:table-cell table:style-name="ce30" office:value-type="float" office:value="288.2" calcext:value-type="float">
            <text:p>288.2</text:p>
          </table:table-cell>
          <table:table-cell table:style-name="ce107" office:value-type="string" calcext:value-type="string">
            <text:p>σT^4</text:p>
          </table:table-cell>
          <table:table-cell table:formula="of:=0.0000000567037441900004*POWER([.C3];4)" office:value-type="float" office:value="391.189908267528" calcext:value-type="float">
            <text:p>391.19</text:p>
          </table:table-cell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table:style-name="ce4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table:style-name="ce4" office:value-type="string" calcext:value-type="string" table:number-columns-spanned="12" table:number-rows-spanned="1">
            <text:p>Radiance to space for CO2 concentration (ppmv):</text:p>
          </table:table-cell>
          <table:covered-table-cell table:number-columns-repeated="3" table:style-name="Default"/>
          <table:covered-table-cell table:number-columns-repeated="3"/>
          <table:covered-table-cell table:number-columns-repeated="4" table:style-name="Default"/>
          <table:covered-table-cell/>
          <table:table-cell table:number-columns-repeated="1011"/>
        </table:table-row>
        <table:table-row table:style-name="ro1"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550" calcext:value-type="float">
            <text:p>55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1600" calcext:value-type="float">
            <text:p>16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2 only:</text:p>
          </table:table-cell>
          <table:table-cell table:style-name="ce111" office:value-type="float" office:value="380.254" calcext:value-type="float">
            <text:p>380.254</text:p>
          </table:table-cell>
          <table:table-cell table:style-name="ce111" office:value-type="float" office:value="374.288" calcext:value-type="float">
            <text:p>374.288</text:p>
          </table:table-cell>
          <table:table-cell table:style-name="ce111" office:value-type="float" office:value="360.786" calcext:value-type="float">
            <text:p>360.786</text:p>
          </table:table-cell>
          <table:table-cell table:style-name="ce111" office:value-type="float" office:value="356.076" calcext:value-type="float">
            <text:p>356.076</text:p>
          </table:table-cell>
          <table:table-cell table:style-name="ce111" office:value-type="float" office:value="352.622" calcext:value-type="float">
            <text:p>352.622</text:p>
          </table:table-cell>
          <table:table-cell table:style-name="ce111" office:value-type="float" office:value="348.854" calcext:value-type="float">
            <text:p>348.854</text:p>
          </table:table-cell>
          <table:table-cell table:style-name="ce111" office:value-type="float" office:value="347.284" calcext:value-type="float">
            <text:p>347.284</text:p>
          </table:table-cell>
          <table:table-cell office:value-type="float" office:value="345.4" calcext:value-type="float">
            <text:p>345.4</text:p>
          </table:table-cell>
          <table:table-cell office:value-type="float" office:value="343.916" calcext:value-type="float">
            <text:p>343.916</text:p>
          </table:table-cell>
          <table:table-cell office:value-type="float" office:value="341.632" calcext:value-type="float">
            <text:p>341.632</text:p>
          </table:table-cell>
          <table:table-cell office:value-type="float" office:value="339.748" calcext:value-type="float">
            <text:p>339.748</text:p>
          </table:table-cell>
          <table:table-cell table:style-name="ce111" office:value-type="float" office:value="337.55" calcext:value-type="float">
            <text:p>337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6% RH</text:p>
          </table:table-cell>
          <table:table-cell table:style-name="ce111" office:value-type="float" office:value="295.976" calcext:value-type="float">
            <text:p>295.976</text:p>
          </table:table-cell>
          <table:table-cell table:style-name="ce111" office:value-type="float" office:value="291.329" calcext:value-type="float">
            <text:p>291.329</text:p>
          </table:table-cell>
          <table:table-cell table:style-name="ce111" office:value-type="float" office:value="280.496" calcext:value-type="float">
            <text:p>280.496</text:p>
          </table:table-cell>
          <table:table-cell table:style-name="ce111" office:value-type="float" office:value="276.571" calcext:value-type="float">
            <text:p>276.571</text:p>
          </table:table-cell>
          <table:table-cell table:style-name="ce111" office:value-type="float" office:value="273.651" calcext:value-type="float">
            <text:p>273.651</text:p>
          </table:table-cell>
          <table:table-cell table:style-name="ce111" office:value-type="float" office:value="270.762" calcext:value-type="float">
            <text:p>270.762</text:p>
          </table:table-cell>
          <table:table-cell table:style-name="ce111" office:value-type="float" office:value="269.443" calcext:value-type="float">
            <text:p>269.443</text:p>
          </table:table-cell>
          <table:table-cell office:value-type="float" office:value="267.842" calcext:value-type="float">
            <text:p>267.842</text:p>
          </table:table-cell>
          <table:table-cell office:value-type="float" office:value="266.492" calcext:value-type="float">
            <text:p>266.492</text:p>
          </table:table-cell>
          <table:table-cell office:value-type="float" office:value="264.859" calcext:value-type="float">
            <text:p>264.859</text:p>
          </table:table-cell>
          <table:table-cell office:value-type="float" office:value="263.477" calcext:value-type="float">
            <text:p>263.477</text:p>
          </table:table-cell>
          <table:table-cell table:style-name="ce111" office:value-type="float" office:value="261.813" calcext:value-type="float">
            <text:p>261.813</text:p>
          </table:table-cell>
          <table:table-cell table:style-name="ce111" table:number-columns-repeated="1011"/>
        </table:table-row>
        <table:table-row table:style-name="ro1">
          <table:table-cell table:style-name="ce72" office:value-type="string" calcext:value-type="string">
            <text:p>1.745xH2O = 80%RH:</text:p>
          </table:table-cell>
          <table:table-cell table:style-name="ce111" office:value-type="float" office:value="284.139" calcext:value-type="float">
            <text:p>284.139</text:p>
          </table:table-cell>
          <table:table-cell table:style-name="ce111" office:value-type="float" office:value="280.057" calcext:value-type="float">
            <text:p>280.057</text:p>
          </table:table-cell>
          <table:table-cell table:style-name="ce111" office:value-type="float" office:value="270.26" calcext:value-type="float">
            <text:p>270.26</text:p>
          </table:table-cell>
          <table:table-cell table:style-name="ce111" office:value-type="float" office:value="266.68" calcext:value-type="float">
            <text:p>266.68</text:p>
          </table:table-cell>
          <table:table-cell table:style-name="ce111" office:value-type="float" office:value="264.043" calcext:value-type="float">
            <text:p>264.043</text:p>
          </table:table-cell>
          <table:table-cell table:style-name="ce111" office:value-type="float" office:value="261.436" calcext:value-type="float">
            <text:p>261.436</text:p>
          </table:table-cell>
          <table:table-cell table:style-name="ce111" office:value-type="float" office:value="260.212" calcext:value-type="float">
            <text:p>260.212</text:p>
          </table:table-cell>
          <table:table-cell office:value-type="float" office:value="258.767" calcext:value-type="float">
            <text:p>258.767</text:p>
          </table:table-cell>
          <table:table-cell office:value-type="float" office:value="257.511" calcext:value-type="float">
            <text:p>257.511</text:p>
          </table:table-cell>
          <table:table-cell office:value-type="float" office:value="256.036" calcext:value-type="float">
            <text:p>256.036</text:p>
          </table:table-cell>
          <table:table-cell office:value-type="float" office:value="254.78" calcext:value-type="float">
            <text:p>254.78</text:p>
          </table:table-cell>
          <table:table-cell table:style-name="ce111" office:value-type="float" office:value="253.272" calcext:value-type="float">
            <text:p>253.272</text:p>
          </table:table-cell>
          <table:table-cell table:number-columns-repeated="1011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table:style-name="ce4" office:value-type="string" calcext:value-type="string" table:number-columns-spanned="12" table:number-rows-spanned="1">
            <text:p>Atmospheric absorption (σT^4 – Radiance to space) for CO2 concentration (ppmv):</text:p>
          </table:table-cell>
          <table:covered-table-cell table:number-columns-repeated="3" table:style-name="Default"/>
          <table:covered-table-cell table:number-columns-repeated="3"/>
          <table:covered-table-cell table:number-columns-repeated="4" table:style-name="Default"/>
          <table:covered-table-cell/>
          <table:table-cell table:number-columns-repeated="1011"/>
        </table:table-row>
        <table:table-row table:style-name="ro1">
          <table:table-cell table:style-name="Default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550" calcext:value-type="float">
            <text:p>55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1600" calcext:value-type="float">
            <text:p>16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2 only:</text:p>
          </table:table-cell>
          <table:table-cell table:formula="of:=[.$E$3]-[.B7]" office:value-type="float" office:value="10.9359082675278" calcext:value-type="float">
            <text:p>10.94</text:p>
          </table:table-cell>
          <table:table-cell table:formula="of:=[.$E$3]-[.C7]" office:value-type="float" office:value="16.9019082675278" calcext:value-type="float">
            <text:p>16.90</text:p>
          </table:table-cell>
          <table:table-cell table:formula="of:=[.$E$3]-[.D7]" office:value-type="float" office:value="30.4039082675278" calcext:value-type="float">
            <text:p>30.40</text:p>
          </table:table-cell>
          <table:table-cell table:formula="of:=[.$E$3]-[.E7]" office:value-type="float" office:value="35.1139082675278" calcext:value-type="float">
            <text:p>35.11</text:p>
          </table:table-cell>
          <table:table-cell table:style-name="ce83" table:formula="of:=[.$E$3]-[.F7]" office:value-type="float" office:value="38.5679082675278" calcext:value-type="float">
            <text:p>38.57</text:p>
          </table:table-cell>
          <table:table-cell table:style-name="ce83" table:formula="of:=[.$E$3]-[.G7]" office:value-type="float" office:value="42.3359082675278" calcext:value-type="float">
            <text:p>42.34</text:p>
          </table:table-cell>
          <table:table-cell table:style-name="ce83" table:formula="of:=[.$E$3]-[.H7]" office:value-type="float" office:value="43.9059082675278" calcext:value-type="float">
            <text:p>43.91</text:p>
          </table:table-cell>
          <table:table-cell table:style-name="ce83" table:formula="of:=[.$E$3]-[.I7]" office:value-type="float" office:value="45.7899082675278" calcext:value-type="float">
            <text:p>45.79</text:p>
          </table:table-cell>
          <table:table-cell table:style-name="ce83" table:formula="of:=[.$E$3]-[.J7]" office:value-type="float" office:value="47.2739082675278" calcext:value-type="float">
            <text:p>47.27</text:p>
          </table:table-cell>
          <table:table-cell table:style-name="ce83" table:formula="of:=[.$E$3]-[.K7]" office:value-type="float" office:value="49.5579082675278" calcext:value-type="float">
            <text:p>49.56</text:p>
          </table:table-cell>
          <table:table-cell table:style-name="ce83" table:formula="of:=[.$E$3]-[.L7]" office:value-type="float" office:value="51.4419082675278" calcext:value-type="float">
            <text:p>51.44</text:p>
          </table:table-cell>
          <table:table-cell table:style-name="ce83" table:formula="of:=[.$E$3]-[.M7]" office:value-type="float" office:value="53.6399082675278" calcext:value-type="float">
            <text:p>53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6% RH</text:p>
          </table:table-cell>
          <table:table-cell table:formula="of:=[.$E$3]-[.B8]" office:value-type="float" office:value="95.2139082675278" calcext:value-type="float">
            <text:p>95.21</text:p>
          </table:table-cell>
          <table:table-cell table:formula="of:=[.$E$3]-[.C8]" office:value-type="float" office:value="99.8609082675278" calcext:value-type="float">
            <text:p>99.86</text:p>
          </table:table-cell>
          <table:table-cell table:formula="of:=[.$E$3]-[.D8]" office:value-type="float" office:value="110.693908267528" calcext:value-type="float">
            <text:p>110.69</text:p>
          </table:table-cell>
          <table:table-cell table:formula="of:=[.$E$3]-[.E8]" office:value-type="float" office:value="114.618908267528" calcext:value-type="float">
            <text:p>114.62</text:p>
          </table:table-cell>
          <table:table-cell table:style-name="ce83" table:formula="of:=[.$E$3]-[.F8]" office:value-type="float" office:value="117.538908267528" calcext:value-type="float">
            <text:p>117.54</text:p>
          </table:table-cell>
          <table:table-cell table:style-name="ce83" table:formula="of:=[.$E$3]-[.G8]" office:value-type="float" office:value="120.427908267528" calcext:value-type="float">
            <text:p>120.43</text:p>
          </table:table-cell>
          <table:table-cell table:style-name="ce83" table:formula="of:=[.$E$3]-[.H8]" office:value-type="float" office:value="121.746908267528" calcext:value-type="float">
            <text:p>121.75</text:p>
          </table:table-cell>
          <table:table-cell table:style-name="ce83" table:formula="of:=[.$E$3]-[.I8]" office:value-type="float" office:value="123.347908267528" calcext:value-type="float">
            <text:p>123.35</text:p>
          </table:table-cell>
          <table:table-cell table:style-name="ce83" table:formula="of:=[.$E$3]-[.J8]" office:value-type="float" office:value="124.697908267528" calcext:value-type="float">
            <text:p>124.70</text:p>
          </table:table-cell>
          <table:table-cell table:style-name="ce83" table:formula="of:=[.$E$3]-[.K8]" office:value-type="float" office:value="126.330908267528" calcext:value-type="float">
            <text:p>126.33</text:p>
          </table:table-cell>
          <table:table-cell table:style-name="ce83" table:formula="of:=[.$E$3]-[.L8]" office:value-type="float" office:value="127.712908267528" calcext:value-type="float">
            <text:p>127.71</text:p>
          </table:table-cell>
          <table:table-cell table:style-name="ce83" table:formula="of:=[.$E$3]-[.M8]" office:value-type="float" office:value="129.376908267528" calcext:value-type="float">
            <text:p>129.38</text:p>
          </table:table-cell>
          <table:table-cell table:number-columns-repeated="1011"/>
        </table:table-row>
        <table:table-row table:style-name="ro1">
          <table:table-cell table:formula="of:=[.A9]" office:value-type="string" office:string-value="1.745xH2O = 80%RH:" calcext:value-type="string">
            <text:p>1.745xH2O = 80%RH:</text:p>
          </table:table-cell>
          <table:table-cell table:formula="of:=[.$E$3]-[.B9]" office:value-type="float" office:value="107.050908267528" calcext:value-type="float">
            <text:p>107.05</text:p>
          </table:table-cell>
          <table:table-cell table:formula="of:=[.$E$3]-[.C9]" office:value-type="float" office:value="111.132908267528" calcext:value-type="float">
            <text:p>111.13</text:p>
          </table:table-cell>
          <table:table-cell table:formula="of:=[.$E$3]-[.D9]" office:value-type="float" office:value="120.929908267528" calcext:value-type="float">
            <text:p>120.93</text:p>
          </table:table-cell>
          <table:table-cell table:formula="of:=[.$E$3]-[.E9]" office:value-type="float" office:value="124.509908267528" calcext:value-type="float">
            <text:p>124.51</text:p>
          </table:table-cell>
          <table:table-cell table:style-name="ce83" table:formula="of:=[.$E$3]-[.F9]" office:value-type="float" office:value="127.146908267528" calcext:value-type="float">
            <text:p>127.15</text:p>
          </table:table-cell>
          <table:table-cell table:style-name="ce83" table:formula="of:=[.$E$3]-[.G9]" office:value-type="float" office:value="129.753908267528" calcext:value-type="float">
            <text:p>129.75</text:p>
          </table:table-cell>
          <table:table-cell table:style-name="ce83" table:formula="of:=[.$E$3]-[.H9]" office:value-type="float" office:value="130.977908267528" calcext:value-type="float">
            <text:p>130.98</text:p>
          </table:table-cell>
          <table:table-cell table:style-name="ce83" table:formula="of:=[.$E$3]-[.I9]" office:value-type="float" office:value="132.422908267528" calcext:value-type="float">
            <text:p>132.42</text:p>
          </table:table-cell>
          <table:table-cell table:style-name="ce83" table:formula="of:=[.$E$3]-[.J9]" office:value-type="float" office:value="133.678908267528" calcext:value-type="float">
            <text:p>133.68</text:p>
          </table:table-cell>
          <table:table-cell table:style-name="ce83" table:formula="of:=[.$E$3]-[.K9]" office:value-type="float" office:value="135.153908267528" calcext:value-type="float">
            <text:p>135.15</text:p>
          </table:table-cell>
          <table:table-cell table:style-name="ce83" table:formula="of:=[.$E$3]-[.L9]" office:value-type="float" office:value="136.409908267528" calcext:value-type="float">
            <text:p>136.41</text:p>
          </table:table-cell>
          <table:table-cell table:style-name="ce83" table:formula="of:=[.$E$3]-[.M9]" office:value-type="float" office:value="137.917908267528" calcext:value-type="float">
            <text:p>13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tention fraction(46%):</text:p>
          </table:table-cell>
          <table:table-cell table:number-columns-repeated="4"/>
          <table:table-cell table:style-name="ce83"/>
          <table:table-cell table:style-name="ce65"/>
          <table:table-cell table:style-name="ce65" table:formula="of:=([.H8]-[$CO2_275ppm.F5]) /[$CO2_275ppm.F17]" office:value-type="float" office:value="0.552773123673273" calcext:value-type="float">
            <text:p>0.5528</text:p>
          </table:table-cell>
          <table:table-cell table:style-name="ce65" table:formula="of:=([.I8]-[$CO2_400ppm.F5]) / [$CO2_400ppm.F17]" office:value-type="float" office:value="0.550281787396888" calcext:value-type="float">
            <text:p>0.5503</text:p>
          </table:table-cell>
          <table:table-cell table:style-name="ce106" table:formula="of:=([.J8]-[$CO2_550ppm.F5]) / [$CO2_550ppm.F17]" office:value-type="float" office:value="0.548174546105485" calcext:value-type="float">
            <text:p>0.5482</text:p>
          </table:table-cell>
          <table:table-cell table:style-name="ce106" table:formula="of:=([.K8]-[$CO2_800ppm.F5]) / [$CO2_800ppm.F17]" office:value-type="float" office:value="0.545540636135084" calcext:value-type="float">
            <text:p>0.5455</text:p>
          </table:table-cell>
          <table:table-cell table:style-name="ce106" table:formula="of:=([.L8]-[$CO2_1100ppm.F5]) / [$CO2_1100ppm.F17]" office:value-type="float" office:value="0.543420732256077" calcext:value-type="float">
            <text:p>0.5434</text:p>
          </table:table-cell>
          <table:table-cell table:style-name="ce106" table:formula="of:=([.M8]-[$CO2_1600ppm.F5]) / [$CO2_1600ppm.F17]" office:value-type="float" office:value="0.541057074984857" calcext:value-type="float">
            <text:p>0.54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tention fraction(80%):</text:p>
          </table:table-cell>
          <table:table-cell table:number-columns-repeated="4"/>
          <table:table-cell table:style-name="ce83"/>
          <table:table-cell table:style-name="ce65"/>
          <table:table-cell table:style-name="ce65" table:formula="of:=([.H9]-[$CO2_275ppm.H5]) / [$CO2_275ppm.H17]" office:value-type="float" office:value="0.534460916645092" calcext:value-type="float">
            <text:p>0.5345</text:p>
          </table:table-cell>
          <table:table-cell table:style-name="ce65" table:formula="of:=([.I9]-[$CO2_400ppm.H5]) / [$CO2_400ppm.H17]" office:value-type="float" office:value="0.53228520366182" calcext:value-type="float">
            <text:p>0.5323</text:p>
          </table:table-cell>
          <table:table-cell table:style-name="ce65" table:formula="of:=([.J9]-[$CO2_550ppm.H5]) / [$CO2_550ppm.H17]" office:value-type="float" office:value="0.530342159531655" calcext:value-type="float">
            <text:p>0.5303</text:p>
          </table:table-cell>
          <table:table-cell table:style-name="ce65" table:formula="of:=([.K9]-[$CO2_800ppm.H5]) / [$CO2_800ppm.H17]" office:value-type="float" office:value="0.528085078783346" calcext:value-type="float">
            <text:p>0.5281</text:p>
          </table:table-cell>
          <table:table-cell table:style-name="ce65" table:formula="of:=([.L9]-[$CO2_1100ppm.H5]) / [$CO2_1100ppm.H17]" office:value-type="float" office:value="0.526265437513671" calcext:value-type="float">
            <text:p>0.5263</text:p>
          </table:table-cell>
          <table:table-cell table:style-name="ce65" table:formula="of:=([.M9]-[$CO2_1600ppm.H5]) / [$CO2_1600ppm.H17]" office:value-type="float" office:value="0.524282912478299" calcext:value-type="float">
            <text:p>0.5243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3" table:number-columns-repeated="8"/>
          <table:table-cell table:number-columns-repeated="1011"/>
        </table:table-row>
        <table:table-row table:style-name="ro1">
          <table:table-cell/>
          <table:table-cell table:style-name="ce103" office:value-type="string" calcext:value-type="string" table:number-columns-spanned="12" table:number-rows-spanned="1">
            <text:p>Δ RF (2xCO2):</text:p>
          </table:table-cell>
          <table:covered-table-cell table:number-columns-repeated="3"/>
          <table:covered-table-cell table:number-columns-repeated="8" table:style-name="ce83"/>
          <table:table-cell table:number-columns-repeated="1011"/>
        </table:table-row>
        <table:table-row table:style-name="ro1">
          <table:table-cell office:value-type="string" calcext:value-type="string">
            <text:p>CO2 only:</text:p>
          </table:table-cell>
          <table:table-cell table:style-name="Default" table:number-columns-repeated="4"/>
          <table:table-cell table:number-columns-repeated="3"/>
          <table:table-cell table:formula="of:=[.I13]-[.G13]" office:value-type="float" office:value="3.45400000000001" calcext:value-type="float">
            <text:p>3.45400000000001</text:p>
          </table:table-cell>
          <table:table-cell table:formula="of:=[.J13]-[.H13]" office:value-type="float" office:value="3.36799999999999" calcext:value-type="float">
            <text:p>3.36799999999999</text:p>
          </table:table-cell>
          <table:table-cell table:formula="of:=[.K13]-[.I13]" office:value-type="float" office:value="3.76799999999997" calcext:value-type="float">
            <text:p>3.767999999999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l:</text:p>
          </table:table-cell>
          <table:table-cell table:style-name="Default" table:number-columns-repeated="4"/>
          <table:table-cell table:number-columns-repeated="3"/>
          <table:table-cell table:formula="of:=[.I14]-[.G14]" office:value-type="float" office:value="2.92000000000002" calcext:value-type="float">
            <text:p>2.92000000000002</text:p>
          </table:table-cell>
          <table:table-cell table:formula="of:=[.J14]-[.H14]" office:value-type="float" office:value="2.95099999999996" calcext:value-type="float">
            <text:p>2.95099999999996</text:p>
          </table:table-cell>
          <table:table-cell table:formula="of:=[.K14]-[.I14]" office:value-type="float" office:value="2.983" calcext:value-type="float">
            <text:p>2.9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l (1.745xH2O):</text:p>
          </table:table-cell>
          <table:table-cell table:style-name="Default" table:number-columns-repeated="4"/>
          <table:table-cell table:number-columns-repeated="3"/>
          <table:table-cell table:formula="of:=[.I15]-[.G15]" office:value-type="float" office:value="2.66899999999998" calcext:value-type="float">
            <text:p>2.66899999999998</text:p>
          </table:table-cell>
          <table:table-cell table:formula="of:=[.J15]-[.H15]" office:value-type="float" office:value="2.70099999999996" calcext:value-type="float">
            <text:p>2.70099999999996</text:p>
          </table:table-cell>
          <table:table-cell table:formula="of:=[.K15]-[.I15]" office:value-type="float" office:value="2.73099999999999" calcext:value-type="float">
            <text:p>2.73099999999999</text:p>
          </table:table-cell>
          <table:table-cell table:number-columns-repeated="1013"/>
        </table:table-row>
      </table:table>
      <table:table table:name="M2" table:style-name="ta1">
        <table:table-column table:style-name="co1" table:default-cell-style-name="ce156"/>
        <table:table-column table:style-name="co1" table:number-columns-repeated="9" table:default-cell-style-name="ce83"/>
        <table:table-row table:style-name="ro1">
          <table:table-cell table:style-name="ce130"/>
          <table:table-cell table:style-name="Default" table:number-columns-repeated="9"/>
        </table:table-row>
        <table:table-row table:style-name="ro1">
          <table:table-cell table:style-name="ce53" office:value-type="string" calcext:value-type="string" table:number-columns-spanned="10" table:number-rows-spanned="1">
            <text:p>MODTRAN “Upward IR Heat Flux” (W/m^2) using 1976 U.S. Standard Atmosphere</text:p>
          </table:table-cell>
          <table:covered-table-cell table:number-columns-repeated="9" table:style-name="Default"/>
        </table:table-row>
        <table:table-row table:style-name="ro3">
          <table:table-cell table:style-name="ce130" office:value-type="string" calcext:value-type="string">
            <text:p>Temperature (K)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200" calcext:value-type="float">
            <text:p>200</text:p>
          </table:table-cell>
          <table:table-cell table:style-name="ce108" office:value-type="float" office:value="275" calcext:value-type="float">
            <text:p>275</text:p>
          </table:table-cell>
          <table:table-cell table:style-name="ce108" office:value-type="float" office:value="400" calcext:value-type="float">
            <text:p>400</text:p>
          </table:table-cell>
          <table:table-cell table:style-name="ce108" office:value-type="float" office:value="550" calcext:value-type="float">
            <text:p>550</text:p>
          </table:table-cell>
          <table:table-cell table:style-name="ce108" office:value-type="float" office:value="800" calcext:value-type="float">
            <text:p>800</text:p>
          </table:table-cell>
          <table:table-cell table:style-name="ce108" office:value-type="float" office:value="1100" calcext:value-type="float">
            <text:p>1100</text:p>
          </table:table-cell>
          <table:table-cell table:style-name="ce108" office:value-type="float" office:value="1600" calcext:value-type="float">
            <text:p>1600</text:p>
          </table:table-cell>
          <table:table-cell table:style-name="ce165" office:value-type="string" calcext:value-type="string">
            <text:p>σT^4</text:p>
          </table:table-cell>
        </table:table-row>
        <table:table-row table:style-name="ro1">
          <table:table-cell table:style-name="ce111" office:value-type="float" office:value="283.2" calcext:value-type="float">
            <text:p>283.2</text:p>
          </table:table-cell>
          <table:table-cell office:value-type="float" office:value="282.003" calcext:value-type="float">
            <text:p>282.00</text:p>
          </table:table-cell>
          <table:table-cell office:value-type="float" office:value="257.009" calcext:value-type="float">
            <text:p>257.01</text:p>
          </table:table-cell>
          <table:table-cell table:style-name="ce111" office:value-type="float" office:value="255.69" calcext:value-type="float">
            <text:p>255.69</text:p>
          </table:table-cell>
          <table:table-cell table:style-name="ce111" office:value-type="float" office:value="254.12" calcext:value-type="float">
            <text:p>254.12</text:p>
          </table:table-cell>
          <table:table-cell table:style-name="ce111" office:value-type="float" office:value="252.77" calcext:value-type="float">
            <text:p>252.77</text:p>
          </table:table-cell>
          <table:table-cell office:value-type="float" office:value="251.2" calcext:value-type="float">
            <text:p>251.20</text:p>
          </table:table-cell>
          <table:table-cell table:style-name="ce111" office:value-type="float" office:value="249.85" calcext:value-type="float">
            <text:p>249.85</text:p>
          </table:table-cell>
          <table:table-cell office:value-type="float" office:value="248.248" calcext:value-type="float">
            <text:p>248.25</text:p>
          </table:table-cell>
          <table:table-cell table:formula="of:=0.0000000567037441900004*POWER([.A4];4)" office:value-type="float" office:value="364.741124492839" calcext:value-type="float">
            <text:p>364.74</text:p>
          </table:table-cell>
        </table:table-row>
        <table:table-row table:style-name="ro1">
          <table:table-cell office:value-type="float" office:value="287.2" calcext:value-type="float">
            <text:p>287.2</text:p>
          </table:table-cell>
          <table:table-cell office:value-type="float" office:value="293.119" calcext:value-type="float">
            <text:p>293.12</text:p>
          </table:table-cell>
          <table:table-cell office:value-type="float" office:value="267.968" calcext:value-type="float">
            <text:p>267.97</text:p>
          </table:table-cell>
          <table:table-cell office:value-type="float" office:value="266.649" calcext:value-type="float">
            <text:p>266.65</text:p>
          </table:table-cell>
          <table:table-cell office:value-type="float" office:value="265.047" calcext:value-type="float">
            <text:p>265.05</text:p>
          </table:table-cell>
          <table:table-cell office:value-type="float" office:value="263.697" calcext:value-type="float">
            <text:p>263.70</text:p>
          </table:table-cell>
          <table:table-cell office:value-type="float" office:value="262.064" calcext:value-type="float">
            <text:p>262.06</text:p>
          </table:table-cell>
          <table:table-cell office:value-type="float" office:value="260.683" calcext:value-type="float">
            <text:p>260.68</text:p>
          </table:table-cell>
          <table:table-cell table:style-name="ce111" office:value-type="float" office:value="259.05" calcext:value-type="float">
            <text:p>259.05</text:p>
          </table:table-cell>
          <table:table-cell table:formula="of:=0.0000000567037441900004*POWER([.A5];4)" office:value-type="float" office:value="385.788678837615" calcext:value-type="float">
            <text:p>385.79</text:p>
          </table:table-cell>
        </table:table-row>
        <table:table-row table:style-name="ro1">
          <table:table-cell office:value-type="float" office:value="288.2" calcext:value-type="float">
            <text:p>288.2</text:p>
          </table:table-cell>
          <table:table-cell office:value-type="float" office:value="295.976" calcext:value-type="float">
            <text:p>295.98</text:p>
          </table:table-cell>
          <table:table-cell office:value-type="float" office:value="270.762" calcext:value-type="float">
            <text:p>270.76</text:p>
          </table:table-cell>
          <table:table-cell office:value-type="float" office:value="269.443" calcext:value-type="float">
            <text:p>269.44</text:p>
          </table:table-cell>
          <table:table-cell office:value-type="float" office:value="267.842" calcext:value-type="float">
            <text:p>267.84</text:p>
          </table:table-cell>
          <table:table-cell office:value-type="float" office:value="266.492" calcext:value-type="float">
            <text:p>266.49</text:p>
          </table:table-cell>
          <table:table-cell office:value-type="float" office:value="264.859" calcext:value-type="float">
            <text:p>264.86</text:p>
          </table:table-cell>
          <table:table-cell office:value-type="float" office:value="263.477" calcext:value-type="float">
            <text:p>263.48</text:p>
          </table:table-cell>
          <table:table-cell office:value-type="float" office:value="261.813" calcext:value-type="float">
            <text:p>261.81</text:p>
          </table:table-cell>
          <table:table-cell table:formula="of:=0.0000000567037441900004*POWER([.A6];4)" office:value-type="float" office:value="391.189908267528" calcext:value-type="float">
            <text:p>391.19</text:p>
          </table:table-cell>
        </table:table-row>
        <table:table-row table:style-name="ro1">
          <table:table-cell office:value-type="float" office:value="289.2" calcext:value-type="float">
            <text:p>289.2</text:p>
          </table:table-cell>
          <table:table-cell office:value-type="float" office:value="298.802" calcext:value-type="float">
            <text:p>298.80</text:p>
          </table:table-cell>
          <table:table-cell office:value-type="float" office:value="273.62" calcext:value-type="float">
            <text:p>273.62</text:p>
          </table:table-cell>
          <table:table-cell office:value-type="float" office:value="272.269" calcext:value-type="float">
            <text:p>272.27</text:p>
          </table:table-cell>
          <table:table-cell office:value-type="float" office:value="270.668" calcext:value-type="float">
            <text:p>270.67</text:p>
          </table:table-cell>
          <table:table-cell office:value-type="float" office:value="269.318" calcext:value-type="float">
            <text:p>269.32</text:p>
          </table:table-cell>
          <table:table-cell office:value-type="float" office:value="267.685" calcext:value-type="float">
            <text:p>267.69</text:p>
          </table:table-cell>
          <table:table-cell office:value-type="float" office:value="266.272" calcext:value-type="float">
            <text:p>266.27</text:p>
          </table:table-cell>
          <table:table-cell office:value-type="float" office:value="264.639" calcext:value-type="float">
            <text:p>264.64</text:p>
          </table:table-cell>
          <table:table-cell table:formula="of:=0.0000000567037441900004*POWER([.A7];4)" office:value-type="float" office:value="396.647655049619" calcext:value-type="float">
            <text:p>396.65</text:p>
          </table:table-cell>
        </table:table-row>
        <table:table-row table:style-name="ro1">
          <table:table-cell office:value-type="float" office:value="290.2" calcext:value-type="float">
            <text:p>290.2</text:p>
          </table:table-cell>
          <table:table-cell office:value-type="float" office:value="301.691" calcext:value-type="float">
            <text:p>301.69</text:p>
          </table:table-cell>
          <table:table-cell office:value-type="float" office:value="276.477" calcext:value-type="float">
            <text:p>276.48</text:p>
          </table:table-cell>
          <table:table-cell office:value-type="float" office:value="275.158" calcext:value-type="float">
            <text:p>275.16</text:p>
          </table:table-cell>
          <table:table-cell office:value-type="float" office:value="273.557" calcext:value-type="float">
            <text:p>273.56</text:p>
          </table:table-cell>
          <table:table-cell office:value-type="float" office:value="272.175" calcext:value-type="float">
            <text:p>272.18</text:p>
          </table:table-cell>
          <table:table-cell office:value-type="float" office:value="270.542" calcext:value-type="float">
            <text:p>270.54</text:p>
          </table:table-cell>
          <table:table-cell office:value-type="float" office:value="269.129" calcext:value-type="float">
            <text:p>269.13</text:p>
          </table:table-cell>
          <table:table-cell office:value-type="float" office:value="267.465" calcext:value-type="float">
            <text:p>267.47</text:p>
          </table:table-cell>
          <table:table-cell table:formula="of:=0.0000000567037441900004*POWER([.A8];4)" office:value-type="float" office:value="402.162312072791" calcext:value-type="float">
            <text:p>402.16</text:p>
          </table:table-cell>
        </table:table-row>
        <table:table-row table:style-name="ro1">
          <table:table-cell office:value-type="float" office:value="291.2" calcext:value-type="float">
            <text:p>291.2</text:p>
          </table:table-cell>
          <table:table-cell office:value-type="float" office:value="304.58" calcext:value-type="float">
            <text:p>304.58</text:p>
          </table:table-cell>
          <table:table-cell office:value-type="float" office:value="279.397" calcext:value-type="float">
            <text:p>279.40</text:p>
          </table:table-cell>
          <table:table-cell office:value-type="float" office:value="278.047" calcext:value-type="float">
            <text:p>278.05</text:p>
          </table:table-cell>
          <table:table-cell office:value-type="float" office:value="276.446" calcext:value-type="float">
            <text:p>276.45</text:p>
          </table:table-cell>
          <table:table-cell office:value-type="float" office:value="275.064" calcext:value-type="float">
            <text:p>275.06</text:p>
          </table:table-cell>
          <table:table-cell office:value-type="float" office:value="273.431" calcext:value-type="float">
            <text:p>273.43</text:p>
          </table:table-cell>
          <table:table-cell office:value-type="float" office:value="272.018" calcext:value-type="float">
            <text:p>272.02</text:p>
          </table:table-cell>
          <table:table-cell office:value-type="float" office:value="270.354" calcext:value-type="float">
            <text:p>270.35</text:p>
          </table:table-cell>
          <table:table-cell table:formula="of:=0.0000000567037441900004*POWER([.A9];4)" office:value-type="float" office:value="407.734273586837" calcext:value-type="float">
            <text:p>407.73</text:p>
          </table:table-cell>
        </table:table-row>
        <table:table-row table:style-name="ro1">
          <table:table-cell office:value-type="float" office:value="292.2" calcext:value-type="float">
            <text:p>292.2</text:p>
          </table:table-cell>
          <table:table-cell office:value-type="float" office:value="307.469" calcext:value-type="float">
            <text:p>307.47</text:p>
          </table:table-cell>
          <table:table-cell office:value-type="float" office:value="282.317" calcext:value-type="float">
            <text:p>282.32</text:p>
          </table:table-cell>
          <table:table-cell office:value-type="float" office:value="280.967" calcext:value-type="float">
            <text:p>280.97</text:p>
          </table:table-cell>
          <table:table-cell office:value-type="float" office:value="279.366" calcext:value-type="float">
            <text:p>279.37</text:p>
          </table:table-cell>
          <table:table-cell office:value-type="float" office:value="277.984" calcext:value-type="float">
            <text:p>277.98</text:p>
          </table:table-cell>
          <table:table-cell office:value-type="float" office:value="276.351" calcext:value-type="float">
            <text:p>276.35</text:p>
          </table:table-cell>
          <table:table-cell office:value-type="float" office:value="274.938" calcext:value-type="float">
            <text:p>274.94</text:p>
          </table:table-cell>
          <table:table-cell office:value-type="float" office:value="273.274" calcext:value-type="float">
            <text:p>273.27</text:p>
          </table:table-cell>
          <table:table-cell table:formula="of:=0.0000000567037441900004*POWER([.A10];4)" office:value-type="float" office:value="413.363935202439" calcext:value-type="float">
            <text:p>413.36</text:p>
          </table:table-cell>
        </table:table-row>
        <table:table-row table:style-name="ro1">
          <table:table-cell office:value-type="float" office:value="293.2" calcext:value-type="float">
            <text:p>293.2</text:p>
          </table:table-cell>
          <table:table-cell office:value-type="float" office:value="310.389" calcext:value-type="float">
            <text:p>310.39</text:p>
          </table:table-cell>
          <table:table-cell office:value-type="float" office:value="285.269" calcext:value-type="float">
            <text:p>285.27</text:p>
          </table:table-cell>
          <table:table-cell office:value-type="float" office:value="283.919" calcext:value-type="float">
            <text:p>283.92</text:p>
          </table:table-cell>
          <table:table-cell office:value-type="float" office:value="282.317" calcext:value-type="float">
            <text:p>282.32</text:p>
          </table:table-cell>
          <table:table-cell office:value-type="float" office:value="280.936" calcext:value-type="float">
            <text:p>280.94</text:p>
          </table:table-cell>
          <table:table-cell office:value-type="float" office:value="279.272" calcext:value-type="float">
            <text:p>279.27</text:p>
          </table:table-cell>
          <table:table-cell office:value-type="float" office:value="277.859" calcext:value-type="float">
            <text:p>277.86</text:p>
          </table:table-cell>
          <table:table-cell office:value-type="float" office:value="276.194" calcext:value-type="float">
            <text:p>276.19</text:p>
          </table:table-cell>
          <table:table-cell table:formula="of:=0.0000000567037441900004*POWER([.A11];4)" office:value-type="float" office:value="419.051693891169" calcext:value-type="float">
            <text:p>419.05</text:p>
          </table:table-cell>
        </table:table-row>
        <table:table-row table:style-name="ro1">
          <table:table-cell office:value-type="float" office:value="298.2" calcext:value-type="float">
            <text:p>298.2</text:p>
          </table:table-cell>
          <table:table-cell office:value-type="float" office:value="325.304" calcext:value-type="float">
            <text:p>325.30</text:p>
          </table:table-cell>
          <table:table-cell office:value-type="float" office:value="300.498" calcext:value-type="float">
            <text:p>300.50</text:p>
          </table:table-cell>
          <table:table-cell office:value-type="float" office:value="299.148" calcext:value-type="float">
            <text:p>299.15</text:p>
          </table:table-cell>
          <table:table-cell office:value-type="float" office:value="297.515" calcext:value-type="float">
            <text:p>297.52</text:p>
          </table:table-cell>
          <table:table-cell office:value-type="float" office:value="296.133" calcext:value-type="float">
            <text:p>296.13</text:p>
          </table:table-cell>
          <table:table-cell office:value-type="float" office:value="294.438" calcext:value-type="float">
            <text:p>294.44</text:p>
          </table:table-cell>
          <table:table-cell office:value-type="float" office:value="292.993" calcext:value-type="float">
            <text:p>292.99</text:p>
          </table:table-cell>
          <table:table-cell office:value-type="float" office:value="291.298" calcext:value-type="float">
            <text:p>291.30</text:p>
          </table:table-cell>
          <table:table-cell table:formula="of:=0.0000000567037441900004*POWER([.A12];4)" office:value-type="float" office:value="448.375932699072" calcext:value-type="float">
            <text:p>448.38</text:p>
          </table:table-cell>
        </table:table-row>
      </table:table>
      <table:table table:name="CO2_0ppm" table:style-name="ta1">
        <table:table-column table:style-name="co1" table:number-columns-repeated="2" table:default-cell-style-name="ce83"/>
        <table:table-column table:style-name="co1" table:number-columns-repeated="10" table:default-cell-style-name="Default"/>
        <table:table-row table:style-name="ro1">
          <table:table-cell table:style-name="ce53" office:value-type="string" calcext:value-type="string" table:number-columns-spanned="9" table:number-rows-spanned="1">
            <text:p>Transmittance (W/m^2)</text:p>
          </table:table-cell>
          <table:covered-table-cell table:number-columns-repeated="7" table:style-name="ce53"/>
          <table:covered-table-cell table:style-name="ce150"/>
          <table:table-cell table:number-columns-repeated="3"/>
        </table:table-row>
        <table:table-row table:style-name="ro3">
          <table:table-cell table:style-name="ce53" office:value-type="string" calcext:value-type="string">
            <text:p>Temperature (K)</text:p>
          </table:table-cell>
          <table:table-cell table:style-name="ce158" office:value-type="percentage" office:value="0" calcext:value-type="percentage">
            <text:p>0%</text:p>
          </table:table-cell>
          <table:table-cell table:style-name="ce158" office:value-type="percentage" office:value="0.1" calcext:value-type="percentage">
            <text:p>10%</text:p>
          </table:table-cell>
          <table:table-cell table:style-name="ce158" office:value-type="percentage" office:value="0.2" calcext:value-type="percentage">
            <text:p>20%</text:p>
          </table:table-cell>
          <table:table-cell table:style-name="ce158" office:value-type="percentage" office:value="0.4" calcext:value-type="percentage">
            <text:p>40%</text:p>
          </table:table-cell>
          <table:table-cell table:style-name="ce158" office:value-type="percentage" office:value="0.46" calcext:value-type="percentage">
            <text:p>46%</text:p>
          </table:table-cell>
          <table:table-cell table:style-name="ce158" office:value-type="percentage" office:value="0.6" calcext:value-type="percentage">
            <text:p>60%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63" office:value-type="percentage" office:value="1" calcext:value-type="percentage">
            <text:p>100%</text:p>
          </table:table-cell>
          <table:table-cell table:style-name="ce165" office:value-type="string" calcext:value-type="string">
            <text:p>σT^4</text:p>
          </table:table-cell>
          <table:table-cell table:style-name="ce75" office:value-type="string" calcext:value-type="string">
            <text:p>Planck summation</text:p>
          </table:table-cell>
          <table:table-cell/>
        </table:table-row>
        <table:table-row table:style-name="ro1">
          <table:table-cell table:style-name="ce111" office:value-type="float" office:value="283.15" calcext:value-type="float">
            <text:p>283.15</text:p>
          </table:table-cell>
          <table:table-cell table:style-name="ce159" office:value-type="float" office:value="332.078748500092" calcext:value-type="float">
            <text:p>332.08</text:p>
          </table:table-cell>
          <table:table-cell table:style-name="ce159" office:value-type="float" office:value="195.832512689119" calcext:value-type="float">
            <text:p>195.83</text:p>
          </table:table-cell>
          <table:table-cell table:style-name="ce159" office:value-type="float" office:value="177.150037167877" calcext:value-type="float">
            <text:p>177.15</text:p>
          </table:table-cell>
          <table:table-cell table:style-name="ce159" office:value-type="float" office:value="158.327541328305" calcext:value-type="float">
            <text:p>158.33</text:p>
          </table:table-cell>
          <table:table-cell table:style-name="ce159" office:value-type="float" office:value="154.614136161615" calcext:value-type="float">
            <text:p>154.61</text:p>
          </table:table-cell>
          <table:table-cell table:style-name="ce159" office:value-type="float" office:value="147.563051209666" calcext:value-type="float">
            <text:p>147.56</text:p>
          </table:table-cell>
          <table:table-cell table:style-name="ce159" office:value-type="float" office:value="140.109214255783" calcext:value-type="float">
            <text:p>140.11</text:p>
          </table:table-cell>
          <table:table-cell table:style-name="ce164" office:value-type="float" office:value="134.445530427637" calcext:value-type="float">
            <text:p>134.45</text:p>
          </table:table-cell>
          <table:table-cell table:style-name="ce83" table:formula="of:=0.0000000567037441900004*POWER([.A3];4)" office:value-type="float" office:value="364.483607161424" calcext:value-type="float">
            <text:p>364.48</text:p>
          </table:table-cell>
          <table:table-cell table:style-name="ce83" office:value-type="float" office:value="362.34484692245" calcext:value-type="float">
            <text:p>362.34</text:p>
          </table:table-cell>
          <table:table-cell table:style-name="ce114"/>
        </table:table-row>
        <table:table-row table:style-name="ro1">
          <table:table-cell table:style-name="ce156" office:value-type="float" office:value="287.15" calcext:value-type="float">
            <text:p>287.15</text:p>
          </table:table-cell>
          <table:table-cell table:style-name="ce159" office:value-type="float" office:value="350.921011654477" calcext:value-type="float">
            <text:p>350.92</text:p>
          </table:table-cell>
          <table:table-cell table:style-name="ce159" office:value-type="float" office:value="198.315581750557" calcext:value-type="float">
            <text:p>198.32</text:p>
          </table:table-cell>
          <table:table-cell table:style-name="ce159" office:value-type="float" office:value="178.403503042769" calcext:value-type="float">
            <text:p>178.40</text:p>
          </table:table-cell>
          <table:table-cell table:style-name="ce159" office:value-type="float" office:value="158.741124023551" calcext:value-type="float">
            <text:p>158.74</text:p>
          </table:table-cell>
          <table:table-cell table:style-name="ce159" office:value-type="float" office:value="154.864667679116" calcext:value-type="float">
            <text:p>154.86</text:p>
          </table:table-cell>
          <table:table-cell table:style-name="ce159" office:value-type="float" office:value="147.608381461636" calcext:value-type="float">
            <text:p>147.61</text:p>
          </table:table-cell>
          <table:table-cell table:style-name="ce159" office:value-type="float" office:value="139.915306691046" calcext:value-type="float">
            <text:p>139.92</text:p>
          </table:table-cell>
          <table:table-cell table:style-name="ce164" office:value-type="float" office:value="134.06358171114" calcext:value-type="float">
            <text:p>134.06</text:p>
          </table:table-cell>
          <table:table-cell table:style-name="ce83" table:formula="of:=0.0000000567037441900004*POWER([.A4];4)" office:value-type="float" office:value="385.520093917783" calcext:value-type="float">
            <text:p>385.52</text:p>
          </table:table-cell>
          <table:table-cell table:style-name="ce87" office:value-type="float" office:value="383.339838515444" calcext:value-type="float">
            <text:p>383.34</text:p>
          </table:table-cell>
          <table:table-cell table:style-name="ce114"/>
        </table:table-row>
        <table:table-row table:style-name="ro1">
          <table:table-cell table:style-name="ce156" office:value-type="float" office:value="288.15" calcext:value-type="float">
            <text:p>288.15</text:p>
          </table:table-cell>
          <table:table-cell table:style-name="ce159" office:value-type="float" office:value="355.752669482337" calcext:value-type="float">
            <text:p>355.75</text:p>
          </table:table-cell>
          <table:table-cell table:style-name="ce159" office:value-type="float" office:value="198.858553481514" calcext:value-type="float">
            <text:p>198.86</text:p>
          </table:table-cell>
          <table:table-cell table:style-name="ce159" office:value-type="float" office:value="178.663838387645" calcext:value-type="float">
            <text:p>178.66</text:p>
          </table:table-cell>
          <table:table-cell table:style-name="ce159" office:value-type="float" office:value="158.80621167249" calcext:value-type="float">
            <text:p>158.81</text:p>
          </table:table-cell>
          <table:table-cell table:style-name="ce159" office:value-type="float" office:value="154.897479021596" calcext:value-type="float">
            <text:p>154.90</text:p>
          </table:table-cell>
          <table:table-cell table:style-name="ce159" office:value-type="float" office:value="147.582274621207" calcext:value-type="float">
            <text:p>147.58</text:p>
          </table:table-cell>
          <table:table-cell table:style-name="ce159" office:value-type="float" office:value="139.825168136321" calcext:value-type="float">
            <text:p>139.83</text:p>
          </table:table-cell>
          <table:table-cell table:style-name="ce164" office:value-type="float" office:value="133.920392341157" calcext:value-type="float">
            <text:p>133.92</text:p>
          </table:table-cell>
          <table:table-cell table:style-name="ce83" table:formula="of:=0.0000000567037441900004*POWER([.A5];4)" office:value-type="float" office:value="390.918507769009" calcext:value-type="float">
            <text:p>390.92</text:p>
          </table:table-cell>
          <table:table-cell table:style-name="ce87" office:value-type="float" office:value="388.727817510757" calcext:value-type="float">
            <text:p>388.73</text:p>
          </table:table-cell>
          <table:table-cell table:style-name="ce114"/>
        </table:table-row>
        <table:table-row table:style-name="ro1">
          <table:table-cell table:style-name="ce156" office:value-type="float" office:value="289.15" calcext:value-type="float">
            <text:p>289.15</text:p>
          </table:table-cell>
          <table:table-cell table:style-name="ce159" office:value-type="float" office:value="360.632227054472" calcext:value-type="float">
            <text:p>360.63</text:p>
          </table:table-cell>
          <table:table-cell table:style-name="ce159" office:value-type="float" office:value="199.371814301142" calcext:value-type="float">
            <text:p>199.37</text:p>
          </table:table-cell>
          <table:table-cell table:style-name="ce159" office:value-type="float" office:value="178.903033905726" calcext:value-type="float">
            <text:p>178.90</text:p>
          </table:table-cell>
          <table:table-cell table:style-name="ce159" office:value-type="float" office:value="158.854669178178" calcext:value-type="float">
            <text:p>158.85</text:p>
          </table:table-cell>
          <table:table-cell table:style-name="ce159" office:value-type="float" office:value="154.926784476736" calcext:value-type="float">
            <text:p>154.93</text:p>
          </table:table-cell>
          <table:table-cell table:style-name="ce159" office:value-type="float" office:value="147.538503819576" calcext:value-type="float">
            <text:p>147.54</text:p>
          </table:table-cell>
          <table:table-cell table:style-name="ce159" office:value-type="float" office:value="139.714655799508" calcext:value-type="float">
            <text:p>139.71</text:p>
          </table:table-cell>
          <table:table-cell table:style-name="ce164" office:value-type="float" office:value="133.753911513764" calcext:value-type="float">
            <text:p>133.75</text:p>
          </table:table-cell>
          <table:table-cell table:style-name="ce83" table:formula="of:=0.0000000567037441900004*POWER([.A6];4)" office:value-type="float" office:value="396.373419363692" calcext:value-type="float">
            <text:p>396.37</text:p>
          </table:table-cell>
          <table:table-cell table:style-name="ce87" office:value-type="float" office:value="394.172268935681" calcext:value-type="float">
            <text:p>394.17</text:p>
          </table:table-cell>
          <table:table-cell table:style-name="ce114"/>
        </table:table-row>
        <table:table-row table:style-name="ro1">
          <table:table-cell table:style-name="ce156" office:value-type="float" office:value="290.15" calcext:value-type="float">
            <text:p>290.15</text:p>
          </table:table-cell>
          <table:table-cell table:style-name="ce159" office:value-type="float" office:value="365.564537635879" calcext:value-type="float">
            <text:p>365.56</text:p>
          </table:table-cell>
          <table:table-cell table:style-name="ce159" office:value-type="float" office:value="199.863686906654" calcext:value-type="float">
            <text:p>199.86</text:p>
          </table:table-cell>
          <table:table-cell table:style-name="ce159" office:value-type="float" office:value="179.129160343101" calcext:value-type="float">
            <text:p>179.13</text:p>
          </table:table-cell>
          <table:table-cell table:style-name="ce159" office:value-type="float" office:value="158.89322033907" calcext:value-type="float">
            <text:p>158.89</text:p>
          </table:table-cell>
          <table:table-cell table:style-name="ce159" office:value-type="float" office:value="154.944407539179" calcext:value-type="float">
            <text:p>154.94</text:p>
          </table:table-cell>
          <table:table-cell table:style-name="ce159" office:value-type="float" office:value="147.482713946511" calcext:value-type="float">
            <text:p>147.48</text:p>
          </table:table-cell>
          <table:table-cell table:style-name="ce159" office:value-type="float" office:value="139.588997057549" calcext:value-type="float">
            <text:p>139.59</text:p>
          </table:table-cell>
          <table:table-cell table:style-name="ce164" office:value-type="float" office:value="133.568000252505" calcext:value-type="float">
            <text:p>133.57</text:p>
          </table:table-cell>
          <table:table-cell table:style-name="ce83" table:formula="of:=0.0000000567037441900004*POWER([.A7];4)" office:value-type="float" office:value="401.88522152269" calcext:value-type="float">
            <text:p>401.89</text:p>
          </table:table-cell>
          <table:table-cell table:style-name="ce87" office:value-type="float" office:value="399.673585135707" calcext:value-type="float">
            <text:p>399.67</text:p>
          </table:table-cell>
          <table:table-cell table:style-name="ce114"/>
        </table:table-row>
        <table:table-row table:style-name="ro1">
          <table:table-cell table:style-name="ce156" office:value-type="float" office:value="291.15" calcext:value-type="float">
            <text:p>291.15</text:p>
          </table:table-cell>
          <table:table-cell table:style-name="ce159" office:value-type="float" office:value="370.541624113201" calcext:value-type="float">
            <text:p>370.54</text:p>
          </table:table-cell>
          <table:table-cell table:style-name="ce159" office:value-type="float" office:value="200.323638608253" calcext:value-type="float">
            <text:p>200.32</text:p>
          </table:table-cell>
          <table:table-cell table:style-name="ce159" office:value-type="float" office:value="179.331768344237" calcext:value-type="float">
            <text:p>179.33</text:p>
          </table:table-cell>
          <table:table-cell table:style-name="ce159" office:value-type="float" office:value="158.911557005312" calcext:value-type="float">
            <text:p>158.91</text:p>
          </table:table-cell>
          <table:table-cell table:style-name="ce159" office:value-type="float" office:value="154.706032155004" calcext:value-type="float">
            <text:p>154.71</text:p>
          </table:table-cell>
          <table:table-cell table:style-name="ce159" office:value-type="float" office:value="147.404761323701" calcext:value-type="float">
            <text:p>147.40</text:p>
          </table:table-cell>
          <table:table-cell table:style-name="ce159" office:value-type="float" office:value="139.438071356105" calcext:value-type="float">
            <text:p>139.44</text:p>
          </table:table-cell>
          <table:table-cell table:style-name="ce164" office:value-type="float" office:value="133.352872575501" calcext:value-type="float">
            <text:p>133.35</text:p>
          </table:table-cell>
          <table:table-cell table:style-name="ce83" table:formula="of:=0.0000000567037441900004*POWER([.A8];4)" office:value-type="float" office:value="407.454308427751" calcext:value-type="float">
            <text:p>407.45</text:p>
          </table:table-cell>
          <table:table-cell table:style-name="ce87" office:value-type="float" office:value="405.232159797989" calcext:value-type="float">
            <text:p>405.23</text:p>
          </table:table-cell>
          <table:table-cell table:style-name="ce114"/>
        </table:table-row>
        <table:table-row table:style-name="ro1">
          <table:table-cell table:style-name="ce156" office:value-type="float" office:value="292.15" calcext:value-type="float">
            <text:p>292.15</text:p>
          </table:table-cell>
          <table:table-cell table:style-name="ce159" office:value-type="float" office:value="375.568183145216" calcext:value-type="float">
            <text:p>375.57</text:p>
          </table:table-cell>
          <table:table-cell table:style-name="ce159" office:value-type="float" office:value="200.764392133836" calcext:value-type="float">
            <text:p>200.76</text:p>
          </table:table-cell>
          <table:table-cell table:style-name="ce159" office:value-type="float" office:value="179.522293526233" calcext:value-type="float">
            <text:p>179.52</text:p>
          </table:table-cell>
          <table:table-cell table:style-name="ce159" office:value-type="float" office:value="158.919795612341" calcext:value-type="float">
            <text:p>158.92</text:p>
          </table:table-cell>
          <table:table-cell table:style-name="ce159" office:value-type="float" office:value="154.694666122328" calcext:value-type="float">
            <text:p>154.69</text:p>
          </table:table-cell>
          <table:table-cell table:style-name="ce159" office:value-type="float" office:value="147.314009335707" calcext:value-type="float">
            <text:p>147.31</text:p>
          </table:table-cell>
          <table:table-cell table:style-name="ce159" office:value-type="float" office:value="139.270154639435" calcext:value-type="float">
            <text:p>139.27</text:p>
          </table:table-cell>
          <table:table-cell table:style-name="ce164" office:value-type="float" office:value="133.117161989198" calcext:value-type="float">
            <text:p>133.12</text:p>
          </table:table-cell>
          <table:table-cell table:style-name="ce83" table:formula="of:=0.0000000567037441900004*POWER([.A9];4)" office:value-type="float" office:value="413.081075621513" calcext:value-type="float">
            <text:p>413.08</text:p>
          </table:table-cell>
          <table:table-cell table:style-name="ce87" office:value-type="float" office:value="410.848387950499" calcext:value-type="float">
            <text:p>410.85</text:p>
          </table:table-cell>
          <table:table-cell table:style-name="ce114"/>
        </table:table-row>
        <table:table-row table:style-name="ro1">
          <table:table-cell table:style-name="ce156" office:value-type="float" office:value="293.15" calcext:value-type="float">
            <text:p>293.15</text:p>
          </table:table-cell>
          <table:table-cell table:style-name="ce159" office:value-type="float" office:value="380.644777741803" calcext:value-type="float">
            <text:p>380.64</text:p>
          </table:table-cell>
          <table:table-cell table:style-name="ce159" office:value-type="float" office:value="201.185266727621" calcext:value-type="float">
            <text:p>201.19</text:p>
          </table:table-cell>
          <table:table-cell table:style-name="ce159" office:value-type="float" office:value="179.698856210864" calcext:value-type="float">
            <text:p>179.70</text:p>
          </table:table-cell>
          <table:table-cell table:style-name="ce159" office:value-type="float" office:value="158.918077174813" calcext:value-type="float">
            <text:p>158.92</text:p>
          </table:table-cell>
          <table:table-cell table:style-name="ce159" office:value-type="float" office:value="154.672908462311" calcext:value-type="float">
            <text:p>154.67</text:p>
          </table:table-cell>
          <table:table-cell table:style-name="ce159" office:value-type="float" office:value="147.209916241293" calcext:value-type="float">
            <text:p>147.21</text:p>
          </table:table-cell>
          <table:table-cell table:style-name="ce159" office:value-type="float" office:value="139.084540161273" calcext:value-type="float">
            <text:p>139.08</text:p>
          </table:table-cell>
          <table:table-cell table:style-name="ce164" office:value-type="float" office:value="132.858502789044" calcext:value-type="float">
            <text:p>132.86</text:p>
          </table:table-cell>
          <table:table-cell table:style-name="ce83" table:formula="of:=0.0000000567037441900004*POWER([.A10];4)" office:value-type="float" office:value="418.765920007503" calcext:value-type="float">
            <text:p>418.77</text:p>
          </table:table-cell>
          <table:table-cell table:style-name="ce87" office:value-type="float" office:value="416.522665961189" calcext:value-type="float">
            <text:p>416.52</text:p>
          </table:table-cell>
          <table:table-cell table:style-name="ce114"/>
        </table:table-row>
        <table:table-row table:style-name="ro1">
          <table:table-cell table:style-name="ce156" office:value-type="float" office:value="298.15" calcext:value-type="float">
            <text:p>298.15</text:p>
          </table:table-cell>
          <table:table-cell table:style-name="ce159" office:value-type="float" office:value="406.779607691847" calcext:value-type="float">
            <text:p>406.78</text:p>
          </table:table-cell>
          <table:table-cell table:style-name="ce159" office:value-type="float" office:value="203.021958479685" calcext:value-type="float">
            <text:p>203.02</text:p>
          </table:table-cell>
          <table:table-cell table:style-name="ce159" office:value-type="float" office:value="180.399984231864" calcext:value-type="float">
            <text:p>180.40</text:p>
          </table:table-cell>
          <table:table-cell table:style-name="ce159" office:value-type="float" office:value="158.698406742482" calcext:value-type="float">
            <text:p>158.70</text:p>
          </table:table-cell>
          <table:table-cell table:style-name="ce159" office:value-type="float" office:value="154.677349410933" calcext:value-type="float">
            <text:p>154.68</text:p>
          </table:table-cell>
          <table:table-cell table:style-name="ce159" office:value-type="float" office:value="146.404448237598" calcext:value-type="float">
            <text:p>146.40</text:p>
          </table:table-cell>
          <table:table-cell table:style-name="ce159" office:value-type="float" office:value="137.787172521765" calcext:value-type="float">
            <text:p>137.79</text:p>
          </table:table-cell>
          <table:table-cell table:style-name="ce164" office:value-type="float" office:value="131.117211035311" calcext:value-type="float">
            <text:p>131.12</text:p>
          </table:table-cell>
          <table:table-cell table:style-name="ce83" table:formula="of:=0.0000000567037441900004*POWER([.A11];4)" office:value-type="float" office:value="448.075286706652" calcext:value-type="float">
            <text:p>448.08</text:p>
          </table:table-cell>
          <table:table-cell table:style-name="ce83" office:value-type="float" office:value="445.778770449153" calcext:value-type="float">
            <text:p>445.78</text:p>
          </table:table-cell>
          <table:table-cell table:style-name="ce114"/>
        </table:table-row>
        <table:table-row table:style-name="ro1">
          <table:table-cell table:style-name="ce156"/>
          <table:table-cell table:style-name="ce160"/>
          <table:table-cell table:style-name="ce53" table:number-columns-repeated="6"/>
          <table:table-cell table:style-name="ce150"/>
          <table:table-cell table:number-columns-repeated="3"/>
        </table:table-row>
        <table:table-row table:style-name="ro1">
          <table:table-cell table:style-name="ce53" office:value-type="string" calcext:value-type="string" table:number-columns-spanned="9" table:number-rows-spanned="1">
            <text:p><text:s/>Absorption (σT^4 – Thansmittance)</text:p>
          </table:table-cell>
          <table:covered-table-cell table:number-columns-repeated="7" table:style-name="ce158"/>
          <table:covered-table-cell table:style-name="ce163"/>
          <table:table-cell table:number-columns-repeated="3"/>
        </table:table-row>
        <table:table-row table:style-name="ro3">
          <table:table-cell table:style-name="ce53" office:value-type="string" calcext:value-type="string">
            <text:p>Temperature (K)</text:p>
          </table:table-cell>
          <table:table-cell table:style-name="ce158" office:value-type="percentage" office:value="0" calcext:value-type="percentage">
            <text:p>0%</text:p>
          </table:table-cell>
          <table:table-cell table:style-name="ce158" office:value-type="percentage" office:value="0.1" calcext:value-type="percentage">
            <text:p>10%</text:p>
          </table:table-cell>
          <table:table-cell table:style-name="ce158" office:value-type="percentage" office:value="0.2" calcext:value-type="percentage">
            <text:p>20%</text:p>
          </table:table-cell>
          <table:table-cell table:style-name="ce158" office:value-type="percentage" office:value="0.4" calcext:value-type="percentage">
            <text:p>40%</text:p>
          </table:table-cell>
          <table:table-cell table:style-name="ce158" office:value-type="percentage" office:value="0.46" calcext:value-type="percentage">
            <text:p>46%</text:p>
          </table:table-cell>
          <table:table-cell table:style-name="ce158" office:value-type="percentage" office:value="0.6" calcext:value-type="percentage">
            <text:p>60%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63" office:value-type="percentage" office:value="1" calcext:value-type="percentage">
            <text:p>100%</text:p>
          </table:table-cell>
          <table:table-cell table:number-columns-repeated="3"/>
        </table:table-row>
        <table:table-row table:style-name="ro1">
          <table:table-cell table:style-name="ce111" office:value-type="float" office:value="283.15" calcext:value-type="float">
            <text:p>283.15</text:p>
          </table:table-cell>
          <table:table-cell table:style-name="ce161" table:formula="of:=([.$J3] - [.B3])" office:value-type="float" office:value="32.4048586613318" calcext:value-type="float">
            <text:p>32.40</text:p>
          </table:table-cell>
          <table:table-cell table:style-name="ce161" table:formula="of:=([.$J3] - [.C3])" office:value-type="float" office:value="168.651094472305" calcext:value-type="float">
            <text:p>168.65</text:p>
          </table:table-cell>
          <table:table-cell table:style-name="ce161" table:formula="of:=([.$J3] - [.D3])" office:value-type="float" office:value="187.333569993547" calcext:value-type="float">
            <text:p>187.33</text:p>
          </table:table-cell>
          <table:table-cell table:style-name="ce161" table:formula="of:=([.$J3] - [.E3])" office:value-type="float" office:value="206.156065833119" calcext:value-type="float">
            <text:p>206.16</text:p>
          </table:table-cell>
          <table:table-cell table:style-name="ce161" table:formula="of:=([.$J3] - [.F3])" office:value-type="float" office:value="209.869470999809" calcext:value-type="float">
            <text:p>209.87</text:p>
          </table:table-cell>
          <table:table-cell table:style-name="ce161" table:formula="of:=([.$J3] - [.G3])" office:value-type="float" office:value="216.920555951758" calcext:value-type="float">
            <text:p>216.92</text:p>
          </table:table-cell>
          <table:table-cell table:style-name="ce161" table:formula="of:=([.$J3] - [.H3])" office:value-type="float" office:value="224.374392905641" calcext:value-type="float">
            <text:p>224.37</text:p>
          </table:table-cell>
          <table:table-cell table:style-name="ce161" table:formula="of:=([.$J3] - [.I3])" office:value-type="float" office:value="230.038076733787" calcext:value-type="float">
            <text:p>230.04</text:p>
          </table:table-cell>
          <table:table-cell table:number-columns-repeated="3"/>
        </table:table-row>
        <table:table-row table:style-name="ro1">
          <table:table-cell table:style-name="ce156" office:value-type="float" office:value="287.15" calcext:value-type="float">
            <text:p>287.15</text:p>
          </table:table-cell>
          <table:table-cell table:style-name="ce161" table:formula="of:=([.$J4] - [.B4])" office:value-type="float" office:value="34.5990822633059" calcext:value-type="float">
            <text:p>34.60</text:p>
          </table:table-cell>
          <table:table-cell table:style-name="ce161" table:formula="of:=([.$J4] - [.C4])" office:value-type="float" office:value="187.204512167226" calcext:value-type="float">
            <text:p>187.20</text:p>
          </table:table-cell>
          <table:table-cell table:style-name="ce161" table:formula="of:=([.$J4] - [.D4])" office:value-type="float" office:value="207.116590875014" calcext:value-type="float">
            <text:p>207.12</text:p>
          </table:table-cell>
          <table:table-cell table:style-name="ce161" table:formula="of:=([.$J4] - [.E4])" office:value-type="float" office:value="226.778969894232" calcext:value-type="float">
            <text:p>226.78</text:p>
          </table:table-cell>
          <table:table-cell table:style-name="ce161" table:formula="of:=([.$J4] - [.F4])" office:value-type="float" office:value="230.655426238667" calcext:value-type="float">
            <text:p>230.66</text:p>
          </table:table-cell>
          <table:table-cell table:style-name="ce161" table:formula="of:=([.$J4] - [.G4])" office:value-type="float" office:value="237.911712456147" calcext:value-type="float">
            <text:p>237.91</text:p>
          </table:table-cell>
          <table:table-cell table:style-name="ce161" table:formula="of:=([.$J4] - [.H4])" office:value-type="float" office:value="245.604787226737" calcext:value-type="float">
            <text:p>245.60</text:p>
          </table:table-cell>
          <table:table-cell table:style-name="ce161" table:formula="of:=([.$J4] - [.I4])" office:value-type="float" office:value="251.456512206643" calcext:value-type="float">
            <text:p>251.46</text:p>
          </table:table-cell>
          <table:table-cell table:number-columns-repeated="3"/>
        </table:table-row>
        <table:table-row table:style-name="ro1">
          <table:table-cell table:style-name="ce156" office:value-type="float" office:value="288.15" calcext:value-type="float">
            <text:p>288.15</text:p>
          </table:table-cell>
          <table:table-cell table:style-name="ce161" table:formula="of:=([.$J5] - [.B5])" office:value-type="float" office:value="35.1658382866723" calcext:value-type="float">
            <text:p>35.17</text:p>
          </table:table-cell>
          <table:table-cell table:style-name="ce161" table:formula="of:=([.$J5] - [.C5])" office:value-type="float" office:value="192.059954287495" calcext:value-type="float">
            <text:p>192.06</text:p>
          </table:table-cell>
          <table:table-cell table:style-name="ce161" table:formula="of:=([.$J5] - [.D5])" office:value-type="float" office:value="212.254669381364" calcext:value-type="float">
            <text:p>212.25</text:p>
          </table:table-cell>
          <table:table-cell table:style-name="ce161" table:formula="of:=([.$J5] - [.E5])" office:value-type="float" office:value="232.112296096519" calcext:value-type="float">
            <text:p>232.11</text:p>
          </table:table-cell>
          <table:table-cell table:style-name="ce161" table:formula="of:=([.$J5] - [.F5])" office:value-type="float" office:value="236.021028747413" calcext:value-type="float">
            <text:p>236.02</text:p>
          </table:table-cell>
          <table:table-cell table:style-name="ce161" table:formula="of:=([.$J5] - [.G5])" office:value-type="float" office:value="243.336233147802" calcext:value-type="float">
            <text:p>243.34</text:p>
          </table:table-cell>
          <table:table-cell table:style-name="ce161" table:formula="of:=([.$J5] - [.H5])" office:value-type="float" office:value="251.093339632688" calcext:value-type="float">
            <text:p>251.09</text:p>
          </table:table-cell>
          <table:table-cell table:style-name="ce161" table:formula="of:=([.$J5] - [.I5])" office:value-type="float" office:value="256.998115427852" calcext:value-type="float">
            <text:p>257.00</text:p>
          </table:table-cell>
          <table:table-cell table:number-columns-repeated="3"/>
        </table:table-row>
        <table:table-row table:style-name="ro1">
          <table:table-cell table:style-name="ce156" office:value-type="float" office:value="289.15" calcext:value-type="float">
            <text:p>289.15</text:p>
          </table:table-cell>
          <table:table-cell table:style-name="ce161" table:formula="of:=([.$J6] - [.B6])" office:value-type="float" office:value="35.7411923092202" calcext:value-type="float">
            <text:p>35.74</text:p>
          </table:table-cell>
          <table:table-cell table:style-name="ce161" table:formula="of:=([.$J6] - [.C6])" office:value-type="float" office:value="197.00160506255" calcext:value-type="float">
            <text:p>197.00</text:p>
          </table:table-cell>
          <table:table-cell table:style-name="ce161" table:formula="of:=([.$J6] - [.D6])" office:value-type="float" office:value="217.470385457966" calcext:value-type="float">
            <text:p>217.47</text:p>
          </table:table-cell>
          <table:table-cell table:style-name="ce161" table:formula="of:=([.$J6] - [.E6])" office:value-type="float" office:value="237.518750185514" calcext:value-type="float">
            <text:p>237.52</text:p>
          </table:table-cell>
          <table:table-cell table:style-name="ce161" table:formula="of:=([.$J6] - [.F6])" office:value-type="float" office:value="241.446634886956" calcext:value-type="float">
            <text:p>241.45</text:p>
          </table:table-cell>
          <table:table-cell table:style-name="ce161" table:formula="of:=([.$J6] - [.G6])" office:value-type="float" office:value="248.834915544116" calcext:value-type="float">
            <text:p>248.83</text:p>
          </table:table-cell>
          <table:table-cell table:style-name="ce161" table:formula="of:=([.$J6] - [.H6])" office:value-type="float" office:value="256.658763564184" calcext:value-type="float">
            <text:p>256.66</text:p>
          </table:table-cell>
          <table:table-cell table:style-name="ce161" table:formula="of:=([.$J6] - [.I6])" office:value-type="float" office:value="262.619507849928" calcext:value-type="float">
            <text:p>262.62</text:p>
          </table:table-cell>
          <table:table-cell table:number-columns-repeated="3"/>
        </table:table-row>
        <table:table-row table:style-name="ro1">
          <table:table-cell table:style-name="ce156" office:value-type="float" office:value="290.15" calcext:value-type="float">
            <text:p>290.15</text:p>
          </table:table-cell>
          <table:table-cell table:style-name="ce161" table:formula="of:=([.$J7] - [.B7])" office:value-type="float" office:value="36.3206838868111" calcext:value-type="float">
            <text:p>36.32</text:p>
          </table:table-cell>
          <table:table-cell table:style-name="ce161" table:formula="of:=([.$J7] - [.C7])" office:value-type="float" office:value="202.021534616036" calcext:value-type="float">
            <text:p>202.02</text:p>
          </table:table-cell>
          <table:table-cell table:style-name="ce161" table:formula="of:=([.$J7] - [.D7])" office:value-type="float" office:value="222.756061179589" calcext:value-type="float">
            <text:p>222.76</text:p>
          </table:table-cell>
          <table:table-cell table:style-name="ce161" table:formula="of:=([.$J7] - [.E7])" office:value-type="float" office:value="242.99200118362" calcext:value-type="float">
            <text:p>242.99</text:p>
          </table:table-cell>
          <table:table-cell table:style-name="ce161" table:formula="of:=([.$J7] - [.F7])" office:value-type="float" office:value="246.940813983511" calcext:value-type="float">
            <text:p>246.94</text:p>
          </table:table-cell>
          <table:table-cell table:style-name="ce161" table:formula="of:=([.$J7] - [.G7])" office:value-type="float" office:value="254.402507576179" calcext:value-type="float">
            <text:p>254.40</text:p>
          </table:table-cell>
          <table:table-cell table:style-name="ce161" table:formula="of:=([.$J7] - [.H7])" office:value-type="float" office:value="262.296224465141" calcext:value-type="float">
            <text:p>262.30</text:p>
          </table:table-cell>
          <table:table-cell table:style-name="ce161" table:formula="of:=([.$J7] - [.I7])" office:value-type="float" office:value="268.317221270185" calcext:value-type="float">
            <text:p>268.32</text:p>
          </table:table-cell>
          <table:table-cell table:number-columns-repeated="3"/>
        </table:table-row>
        <table:table-row table:style-name="ro1">
          <table:table-cell table:style-name="ce156" office:value-type="float" office:value="291.15" calcext:value-type="float">
            <text:p>291.15</text:p>
          </table:table-cell>
          <table:table-cell table:style-name="ce161" table:formula="of:=([.$J8] - [.B8])" office:value-type="float" office:value="36.9126843145499" calcext:value-type="float">
            <text:p>36.91</text:p>
          </table:table-cell>
          <table:table-cell table:style-name="ce161" table:formula="of:=([.$J8] - [.C8])" office:value-type="float" office:value="207.130669819498" calcext:value-type="float">
            <text:p>207.13</text:p>
          </table:table-cell>
          <table:table-cell table:style-name="ce161" table:formula="of:=([.$J8] - [.D8])" office:value-type="float" office:value="228.122540083514" calcext:value-type="float">
            <text:p>228.12</text:p>
          </table:table-cell>
          <table:table-cell table:style-name="ce161" table:formula="of:=([.$J8] - [.E8])" office:value-type="float" office:value="248.542751422439" calcext:value-type="float">
            <text:p>248.54</text:p>
          </table:table-cell>
          <table:table-cell table:style-name="ce161" table:formula="of:=([.$J8] - [.F8])" office:value-type="float" office:value="252.748276272747" calcext:value-type="float">
            <text:p>252.75</text:p>
          </table:table-cell>
          <table:table-cell table:style-name="ce161" table:formula="of:=([.$J8] - [.G8])" office:value-type="float" office:value="260.04954710405" calcext:value-type="float">
            <text:p>260.05</text:p>
          </table:table-cell>
          <table:table-cell table:style-name="ce161" table:formula="of:=([.$J8] - [.H8])" office:value-type="float" office:value="268.016237071646" calcext:value-type="float">
            <text:p>268.02</text:p>
          </table:table-cell>
          <table:table-cell table:style-name="ce161" table:formula="of:=([.$J8] - [.I8])" office:value-type="float" office:value="274.10143585225" calcext:value-type="float">
            <text:p>274.10</text:p>
          </table:table-cell>
          <table:table-cell table:number-columns-repeated="3"/>
        </table:table-row>
        <table:table-row table:style-name="ro1">
          <table:table-cell table:style-name="ce156" office:value-type="float" office:value="292.15" calcext:value-type="float">
            <text:p>292.15</text:p>
          </table:table-cell>
          <table:table-cell table:style-name="ce161" table:formula="of:=([.$J9] - [.B9])" office:value-type="float" office:value="37.5128924762967" calcext:value-type="float">
            <text:p>37.51</text:p>
          </table:table-cell>
          <table:table-cell table:style-name="ce161" table:formula="of:=([.$J9] - [.C9])" office:value-type="float" office:value="212.316683487677" calcext:value-type="float">
            <text:p>212.32</text:p>
          </table:table-cell>
          <table:table-cell table:style-name="ce161" table:formula="of:=([.$J9] - [.D9])" office:value-type="float" office:value="233.55878209528" calcext:value-type="float">
            <text:p>233.56</text:p>
          </table:table-cell>
          <table:table-cell table:style-name="ce161" table:formula="of:=([.$J9] - [.E9])" office:value-type="float" office:value="254.161280009172" calcext:value-type="float">
            <text:p>254.16</text:p>
          </table:table-cell>
          <table:table-cell table:style-name="ce161" table:formula="of:=([.$J9] - [.F9])" office:value-type="float" office:value="258.386409499184" calcext:value-type="float">
            <text:p>258.39</text:p>
          </table:table-cell>
          <table:table-cell table:style-name="ce161" table:formula="of:=([.$J9] - [.G9])" office:value-type="float" office:value="265.767066285806" calcext:value-type="float">
            <text:p>265.77</text:p>
          </table:table-cell>
          <table:table-cell table:style-name="ce161" table:formula="of:=([.$J9] - [.H9])" office:value-type="float" office:value="273.810920982078" calcext:value-type="float">
            <text:p>273.81</text:p>
          </table:table-cell>
          <table:table-cell table:style-name="ce161" table:formula="of:=([.$J9] - [.I9])" office:value-type="float" office:value="279.963913632315" calcext:value-type="float">
            <text:p>279.96</text:p>
          </table:table-cell>
          <table:table-cell table:number-columns-repeated="3"/>
        </table:table-row>
        <table:table-row table:style-name="ro1">
          <table:table-cell table:style-name="ce156" office:value-type="float" office:value="293.15" calcext:value-type="float">
            <text:p>293.15</text:p>
          </table:table-cell>
          <table:table-cell table:style-name="ce161" table:formula="of:=([.$J10] - [.B10])" office:value-type="float" office:value="38.1211422657003" calcext:value-type="float">
            <text:p>38.12</text:p>
          </table:table-cell>
          <table:table-cell table:style-name="ce161" table:formula="of:=([.$J10] - [.C10])" office:value-type="float" office:value="217.580653279882" calcext:value-type="float">
            <text:p>217.58</text:p>
          </table:table-cell>
          <table:table-cell table:style-name="ce161" table:formula="of:=([.$J10] - [.D10])" office:value-type="float" office:value="239.067063796639" calcext:value-type="float">
            <text:p>239.07</text:p>
          </table:table-cell>
          <table:table-cell table:style-name="ce161" table:formula="of:=([.$J10] - [.E10])" office:value-type="float" office:value="259.84784283269" calcext:value-type="float">
            <text:p>259.85</text:p>
          </table:table-cell>
          <table:table-cell table:style-name="ce161" table:formula="of:=([.$J10] - [.F10])" office:value-type="float" office:value="264.093011545192" calcext:value-type="float">
            <text:p>264.09</text:p>
          </table:table-cell>
          <table:table-cell table:style-name="ce161" table:formula="of:=([.$J10] - [.G10])" office:value-type="float" office:value="271.55600376621" calcext:value-type="float">
            <text:p>271.56</text:p>
          </table:table-cell>
          <table:table-cell table:style-name="ce161" table:formula="of:=([.$J10] - [.H10])" office:value-type="float" office:value="279.68137984623" calcext:value-type="float">
            <text:p>279.68</text:p>
          </table:table-cell>
          <table:table-cell table:style-name="ce161" table:formula="of:=([.$J10] - [.I10])" office:value-type="float" office:value="285.907417218459" calcext:value-type="float">
            <text:p>285.91</text:p>
          </table:table-cell>
          <table:table-cell table:number-columns-repeated="3"/>
        </table:table-row>
        <table:table-row table:style-name="ro1">
          <table:table-cell table:style-name="ce156" office:value-type="float" office:value="298.15" calcext:value-type="float">
            <text:p>298.15</text:p>
          </table:table-cell>
          <table:table-cell table:style-name="ce161" table:formula="of:=([.$J11] - [.B11])" office:value-type="float" office:value="41.2956790148053" calcext:value-type="float">
            <text:p>41.30</text:p>
          </table:table-cell>
          <table:table-cell table:style-name="ce161" table:formula="of:=([.$J11] - [.C11])" office:value-type="float" office:value="245.053328226967" calcext:value-type="float">
            <text:p>245.05</text:p>
          </table:table-cell>
          <table:table-cell table:style-name="ce161" table:formula="of:=([.$J11] - [.D11])" office:value-type="float" office:value="267.675302474788" calcext:value-type="float">
            <text:p>267.68</text:p>
          </table:table-cell>
          <table:table-cell table:style-name="ce161" table:formula="of:=([.$J11] - [.E11])" office:value-type="float" office:value="289.37687996417" calcext:value-type="float">
            <text:p>289.38</text:p>
          </table:table-cell>
          <table:table-cell table:style-name="ce161" table:formula="of:=([.$J11] - [.F11])" office:value-type="float" office:value="293.397937295719" calcext:value-type="float">
            <text:p>293.40</text:p>
          </table:table-cell>
          <table:table-cell table:style-name="ce161" table:formula="of:=([.$J11] - [.G11])" office:value-type="float" office:value="301.670838469054" calcext:value-type="float">
            <text:p>301.67</text:p>
          </table:table-cell>
          <table:table-cell table:style-name="ce161" table:formula="of:=([.$J11] - [.H11])" office:value-type="float" office:value="310.288114184887" calcext:value-type="float">
            <text:p>310.29</text:p>
          </table:table-cell>
          <table:table-cell table:style-name="ce161" table:formula="of:=([.$J11] - [.I11])" office:value-type="float" office:value="316.958075671341" calcext:value-type="float">
            <text:p>316.96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" office:value-type="string" calcext:value-type="string" table:number-columns-spanned="9" table:number-rows-spanned="1">
            <text:p>Radiative Forcing (Absorption * absorption fraction)</text:p>
          </table:table-cell>
          <table:covered-table-cell table:style-name="Default"/>
          <table:covered-table-cell table:number-columns-repeated="7"/>
          <table:table-cell table:number-columns-repeated="3"/>
        </table:table-row>
        <table:table-row table:style-name="ro3">
          <table:table-cell table:style-name="ce53" office:value-type="string" calcext:value-type="string">
            <text:p>Temperature (K)</text:p>
          </table:table-cell>
          <table:table-cell table:style-name="ce53" office:value-type="string" calcext:value-type="string">
            <text:p>0% RH</text:p>
          </table:table-cell>
          <table:table-cell table:style-name="ce53" office:value-type="string" calcext:value-type="string">
            <text:p>10% RH</text:p>
          </table:table-cell>
          <table:table-cell table:style-name="ce53" office:value-type="string" calcext:value-type="string">
            <text:p>20% RH</text:p>
          </table:table-cell>
          <table:table-cell table:style-name="ce53" office:value-type="string" calcext:value-type="string">
            <text:p>40% RH</text:p>
          </table:table-cell>
          <table:table-cell table:style-name="ce53" office:value-type="string" calcext:value-type="string">
            <text:p>46% RH</text:p>
          </table:table-cell>
          <table:table-cell table:style-name="ce53" office:value-type="string" calcext:value-type="string">
            <text:p>60% RH</text:p>
          </table:table-cell>
          <table:table-cell table:style-name="ce53" office:value-type="string" calcext:value-type="string">
            <text:p>80% RH</text:p>
          </table:table-cell>
          <table:table-cell table:style-name="ce150" office:value-type="string" calcext:value-type="string">
            <text:p>100% RH</text:p>
          </table:table-cell>
          <table:table-cell table:style-name="ce166"/>
          <table:table-cell table:style-name="ce35"/>
          <table:table-cell/>
        </table:table-row>
        <table:table-row table:style-name="ro1">
          <table:table-cell table:style-name="ce111" table:formula="of:=[.A15]" office:value-type="float" office:value="283.15" calcext:value-type="float">
            <text:p>283.15</text:p>
          </table:table-cell>
          <table:table-cell table:formula="of:=[.B15] * [$Summary.$A$4] * [$Summary.$B$4]" office:value-type="float" office:value="17.8318035445012" calcext:value-type="float">
            <text:p>17.83</text:p>
          </table:table-cell>
          <table:table-cell table:style-name="ce83" table:formula="of:=[.C15] * [$Summary.$A$4] * [$Summary.$B$4]" office:value-type="float" office:value="92.8056257126613" calcext:value-type="float">
            <text:p>92.81</text:p>
          </table:table-cell>
          <table:table-cell table:style-name="ce83" table:formula="of:=[.D15] * [$Summary.$A$4] * [$Summary.$B$4]" office:value-type="float" office:value="103.086251735489" calcext:value-type="float">
            <text:p>103.09</text:p>
          </table:table-cell>
          <table:table-cell table:style-name="ce83" table:formula="of:=[.E15] * [$Summary.$A$4] * [$Summary.$B$4]" office:value-type="float" office:value="113.443928389359" calcext:value-type="float">
            <text:p>113.44</text:p>
          </table:table-cell>
          <table:table-cell table:style-name="ce83" table:formula="of:=[.F15] * [$Summary.$A$4] * [$Summary.$B$4]" office:value-type="float" office:value="115.487347621814" calcext:value-type="float">
            <text:p>115.49</text:p>
          </table:table-cell>
          <table:table-cell table:style-name="ce83" table:formula="of:=[.G15] * [$Summary.$A$4] * [$Summary.$B$4]" office:value-type="float" office:value="119.36743125226" calcext:value-type="float">
            <text:p>119.37</text:p>
          </table:table-cell>
          <table:table-cell table:style-name="ce83" table:formula="of:=[.H15] * [$Summary.$A$4] * [$Summary.$B$4]" office:value-type="float" office:value="123.469141974208" calcext:value-type="float">
            <text:p>123.47</text:p>
          </table:table-cell>
          <table:table-cell table:style-name="ce83" table:formula="of:=[.I15] * [$Summary.$A$4] * [$Summary.$B$4]" office:value-type="float" office:value="126.585764034411" calcext:value-type="float">
            <text:p>126.59</text:p>
          </table:table-cell>
          <table:table-cell/>
          <table:table-cell table:style-name="ce83"/>
          <table:table-cell/>
        </table:table-row>
        <table:table-row table:style-name="ro1">
          <table:table-cell table:style-name="ce111" table:formula="of:=[.A16]" office:value-type="float" office:value="287.15" calcext:value-type="float">
            <text:p>287.15</text:p>
          </table:table-cell>
          <table:table-cell table:formula="of:=[.B16] * [$Summary.$A$4] * [$Summary.$B$4]" office:value-type="float" office:value="19.039244830144" calcext:value-type="float">
            <text:p>19.04</text:p>
          </table:table-cell>
          <table:table-cell table:style-name="ce83" table:formula="of:=[.C16] * [$Summary.$A$4] * [$Summary.$B$4]" office:value-type="float" office:value="103.015233564144" calcext:value-type="float">
            <text:p>103.02</text:p>
          </table:table-cell>
          <table:table-cell table:style-name="ce83" table:formula="of:=[.D16] * [$Summary.$A$4] * [$Summary.$B$4]" office:value-type="float" office:value="113.972487826253" calcext:value-type="float">
            <text:p>113.97</text:p>
          </table:table-cell>
          <table:table-cell table:style-name="ce83" table:formula="of:=[.E16] * [$Summary.$A$4] * [$Summary.$B$4]" office:value-type="float" office:value="124.792336897423" calcext:value-type="float">
            <text:p>124.79</text:p>
          </table:table-cell>
          <table:table-cell table:style-name="ce83" table:formula="of:=[.F16] * [$Summary.$A$4] * [$Summary.$B$4]" office:value-type="float" office:value="126.925480223405" calcext:value-type="float">
            <text:p>126.93</text:p>
          </table:table-cell>
          <table:table-cell table:style-name="ce83" table:formula="of:=[.G16] * [$Summary.$A$4] * [$Summary.$B$4]" office:value-type="float" office:value="130.918482373023" calcext:value-type="float">
            <text:p>130.92</text:p>
          </table:table-cell>
          <table:table-cell table:style-name="ce83" table:formula="of:=[.H16] * [$Summary.$A$4] * [$Summary.$B$4]" office:value-type="float" office:value="135.151841308361" calcext:value-type="float">
            <text:p>135.15</text:p>
          </table:table-cell>
          <table:table-cell table:style-name="ce83" table:formula="of:=[.I16] * [$Summary.$A$4] * [$Summary.$B$4]" office:value-type="float" office:value="138.371938989659" calcext:value-type="float">
            <text:p>138.37</text:p>
          </table:table-cell>
          <table:table-cell/>
          <table:table-cell table:style-name="ce83"/>
          <table:table-cell/>
        </table:table-row>
        <table:table-row table:style-name="ro1">
          <table:table-cell table:style-name="ce111" table:formula="of:=[.A17]" office:value-type="float" office:value="288.15" calcext:value-type="float">
            <text:p>288.15</text:p>
          </table:table-cell>
          <table:table-cell table:formula="of:=[.B17] * [$Summary.$A$4] * [$Summary.$B$4]" office:value-type="float" office:value="19.3511203476999" calcext:value-type="float">
            <text:p>19.35</text:p>
          </table:table-cell>
          <table:table-cell table:style-name="ce83" table:formula="of:=[.C17] * [$Summary.$A$4] * [$Summary.$B$4]" office:value-type="float" office:value="105.687094932688" calcext:value-type="float">
            <text:p>105.69</text:p>
          </table:table-cell>
          <table:table-cell table:style-name="ce83" table:formula="of:=[.D17] * [$Summary.$A$4] * [$Summary.$B$4]" office:value-type="float" office:value="116.799878850513" calcext:value-type="float">
            <text:p>116.80</text:p>
          </table:table-cell>
          <table:table-cell table:style-name="ce83" table:formula="of:=[.E17] * [$Summary.$A$4] * [$Summary.$B$4]" office:value-type="float" office:value="127.727169172788" calcext:value-type="float">
            <text:p>127.73</text:p>
          </table:table-cell>
          <table:table-cell table:style-name="ce83" table:formula="of:=[.F17] * [$Summary.$A$4] * [$Summary.$B$4]" office:value-type="float" office:value="129.878073562379" calcext:value-type="float">
            <text:p>129.88</text:p>
          </table:table-cell>
          <table:table-cell table:style-name="ce83" table:formula="of:=[.G17] * [$Summary.$A$4] * [$Summary.$B$4]" office:value-type="float" office:value="133.903497314999" calcext:value-type="float">
            <text:p>133.90</text:p>
          </table:table-cell>
          <table:table-cell table:style-name="ce83" table:formula="of:=[.H17] * [$Summary.$A$4] * [$Summary.$B$4]" office:value-type="float" office:value="138.17209173653" calcext:value-type="float">
            <text:p>138.17</text:p>
          </table:table-cell>
          <table:table-cell table:style-name="ce83" table:formula="of:=[.I17] * [$Summary.$A$4] * [$Summary.$B$4]" office:value-type="float" office:value="141.42138231527" calcext:value-type="float">
            <text:p>141.42</text:p>
          </table:table-cell>
          <table:table-cell/>
          <table:table-cell table:style-name="ce83"/>
          <table:table-cell/>
        </table:table-row>
        <table:table-row table:style-name="ro1">
          <table:table-cell table:style-name="ce111" table:formula="of:=[.A18]" office:value-type="float" office:value="289.15" calcext:value-type="float">
            <text:p>289.15</text:p>
          </table:table-cell>
          <table:table-cell table:formula="of:=[.B18] * [$Summary.$A$4] * [$Summary.$B$4]" office:value-type="float" office:value="19.6677271876136" calcext:value-type="float">
            <text:p>19.67</text:p>
          </table:table-cell>
          <table:table-cell table:style-name="ce83" table:formula="of:=[.C18] * [$Summary.$A$4] * [$Summary.$B$4]" office:value-type="float" office:value="108.406395353876" calcext:value-type="float">
            <text:p>108.41</text:p>
          </table:table-cell>
          <table:table-cell table:style-name="ce83" table:formula="of:=[.D18] * [$Summary.$A$4] * [$Summary.$B$4]" office:value-type="float" office:value="119.6699924157" calcext:value-type="float">
            <text:p>119.67</text:p>
          </table:table-cell>
          <table:table-cell table:style-name="ce83" table:formula="of:=[.E18] * [$Summary.$A$4] * [$Summary.$B$4]" office:value-type="float" office:value="130.70224239236" calcext:value-type="float">
            <text:p>130.70</text:p>
          </table:table-cell>
          <table:table-cell table:style-name="ce83" table:formula="of:=[.F18] * [$Summary.$A$4] * [$Summary.$B$4]" office:value-type="float" office:value="132.863685806558" calcext:value-type="float">
            <text:p>132.86</text:p>
          </table:table-cell>
          <table:table-cell table:style-name="ce83" table:formula="of:=[.G18] * [$Summary.$A$4] * [$Summary.$B$4]" office:value-type="float" office:value="136.92932209237" calcext:value-type="float">
            <text:p>136.93</text:p>
          </table:table-cell>
          <table:table-cell table:style-name="ce83" table:formula="of:=[.H18] * [$Summary.$A$4] * [$Summary.$B$4]" office:value-type="float" office:value="141.234643165175" calcext:value-type="float">
            <text:p>141.23</text:p>
          </table:table-cell>
          <table:table-cell table:style-name="ce83" table:formula="of:=[.I18] * [$Summary.$A$4] * [$Summary.$B$4]" office:value-type="float" office:value="144.51473218495" calcext:value-type="float">
            <text:p>144.51</text:p>
          </table:table-cell>
          <table:table-cell/>
          <table:table-cell table:style-name="ce83"/>
          <table:table-cell/>
        </table:table-row>
        <table:table-row table:style-name="ro1">
          <table:table-cell table:style-name="ce111" table:formula="of:=[.A19]" office:value-type="float" office:value="290.15" calcext:value-type="float">
            <text:p>290.15</text:p>
          </table:table-cell>
          <table:table-cell table:formula="of:=[.B19] * [$Summary.$A$4] * [$Summary.$B$4]" office:value-type="float" office:value="19.9866108487118" calcext:value-type="float">
            <text:p>19.99</text:p>
          </table:table-cell>
          <table:table-cell table:style-name="ce83" table:formula="of:=[.C19] * [$Summary.$A$4] * [$Summary.$B$4]" office:value-type="float" office:value="111.168771161175" calcext:value-type="float">
            <text:p>111.17</text:p>
          </table:table-cell>
          <table:table-cell table:style-name="ce83" table:formula="of:=[.D19] * [$Summary.$A$4] * [$Summary.$B$4]" office:value-type="float" office:value="122.578603499395" calcext:value-type="float">
            <text:p>122.58</text:p>
          </table:table-cell>
          <table:table-cell table:style-name="ce83" table:formula="of:=[.E19] * [$Summary.$A$4] * [$Summary.$B$4]" office:value-type="float" office:value="133.714072734469" calcext:value-type="float">
            <text:p>133.71</text:p>
          </table:table-cell>
          <table:table-cell table:style-name="ce83" table:formula="of:=[.F19] * [$Summary.$A$4] * [$Summary.$B$4]" office:value-type="float" office:value="135.887032500089" calcext:value-type="float">
            <text:p>135.89</text:p>
          </table:table-cell>
          <table:table-cell table:style-name="ce83" table:formula="of:=[.G19] * [$Summary.$A$4] * [$Summary.$B$4]" office:value-type="float" office:value="139.99306658727" calcext:value-type="float">
            <text:p>139.99</text:p>
          </table:table-cell>
          <table:table-cell table:style-name="ce83" table:formula="of:=[.H19] * [$Summary.$A$4] * [$Summary.$B$4]" office:value-type="float" office:value="144.336835226133" calcext:value-type="float">
            <text:p>144.34</text:p>
          </table:table-cell>
          <table:table-cell table:style-name="ce83" table:formula="of:=[.I19] * [$Summary.$A$4] * [$Summary.$B$4]" office:value-type="float" office:value="147.650080109924" calcext:value-type="float">
            <text:p>147.65</text:p>
          </table:table-cell>
          <table:table-cell/>
          <table:table-cell table:style-name="ce83"/>
          <table:table-cell/>
        </table:table-row>
        <table:table-row table:style-name="ro1">
          <table:table-cell table:style-name="ce111" table:formula="of:=[.A20]" office:value-type="float" office:value="291.15" calcext:value-type="float">
            <text:p>291.15</text:p>
          </table:table-cell>
          <table:table-cell table:formula="of:=[.B20] * [$Summary.$A$4] * [$Summary.$B$4]" office:value-type="float" office:value="20.3123779022276" calcext:value-type="float">
            <text:p>20.31</text:p>
          </table:table-cell>
          <table:table-cell table:style-name="ce83" table:formula="of:=[.C20] * [$Summary.$A$4] * [$Summary.$B$4]" office:value-type="float" office:value="113.980235212988" calcext:value-type="float">
            <text:p>113.98</text:p>
          </table:table-cell>
          <table:table-cell table:style-name="ce83" table:formula="of:=[.D20] * [$Summary.$A$4] * [$Summary.$B$4]" office:value-type="float" office:value="125.531679102674" calcext:value-type="float">
            <text:p>125.53</text:p>
          </table:table-cell>
          <table:table-cell table:style-name="ce83" table:formula="of:=[.E20] * [$Summary.$A$4] * [$Summary.$B$4]" office:value-type="float" office:value="136.76854949728" calcext:value-type="float">
            <text:p>136.77</text:p>
          </table:table-cell>
          <table:table-cell table:style-name="ce83" table:formula="of:=[.F20] * [$Summary.$A$4] * [$Summary.$B$4]" office:value-type="float" office:value="139.08277322885" calcext:value-type="float">
            <text:p>139.08</text:p>
          </table:table-cell>
          <table:table-cell table:style-name="ce83" table:formula="of:=[.G20] * [$Summary.$A$4] * [$Summary.$B$4]" office:value-type="float" office:value="143.100529592168" calcext:value-type="float">
            <text:p>143.10</text:p>
          </table:table-cell>
          <table:table-cell table:style-name="ce83" table:formula="of:=[.H20] * [$Summary.$A$4] * [$Summary.$B$4]" office:value-type="float" office:value="147.484453987173" calcext:value-type="float">
            <text:p>147.48</text:p>
          </table:table-cell>
          <table:table-cell table:style-name="ce83" table:formula="of:=[.I20] * [$Summary.$A$4] * [$Summary.$B$4]" office:value-type="float" office:value="150.83302804883" calcext:value-type="float">
            <text:p>150.83</text:p>
          </table:table-cell>
          <table:table-cell/>
          <table:table-cell table:style-name="ce83"/>
          <table:table-cell/>
        </table:table-row>
        <table:table-row table:style-name="ro1">
          <table:table-cell table:style-name="ce111" table:formula="of:=[.A21]" office:value-type="float" office:value="292.15" calcext:value-type="float">
            <text:p>292.15</text:p>
          </table:table-cell>
          <table:table-cell table:formula="of:=[.B21] * [$Summary.$A$4] * [$Summary.$B$4]" office:value-type="float" office:value="20.6426615222838" calcext:value-type="float">
            <text:p>20.64</text:p>
          </table:table-cell>
          <table:table-cell table:style-name="ce83" table:formula="of:=[.C21] * [$Summary.$A$4] * [$Summary.$B$4]" office:value-type="float" office:value="116.834004083778" calcext:value-type="float">
            <text:p>116.83</text:p>
          </table:table-cell>
          <table:table-cell table:style-name="ce83" table:formula="of:=[.D21] * [$Summary.$A$4] * [$Summary.$B$4]" office:value-type="float" office:value="128.523144073631" calcext:value-type="float">
            <text:p>128.52</text:p>
          </table:table-cell>
          <table:table-cell table:style-name="ce83" table:formula="of:=[.E21] * [$Summary.$A$4] * [$Summary.$B$4]" office:value-type="float" office:value="139.860323450528" calcext:value-type="float">
            <text:p>139.86</text:p>
          </table:table-cell>
          <table:table-cell table:style-name="ce83" table:formula="of:=[.F21] * [$Summary.$A$4] * [$Summary.$B$4]" office:value-type="float" office:value="142.185335258275" calcext:value-type="float">
            <text:p>142.19</text:p>
          </table:table-cell>
          <table:table-cell table:style-name="ce83" table:formula="of:=[.G21] * [$Summary.$A$4] * [$Summary.$B$4]" office:value-type="float" office:value="146.24677626698" calcext:value-type="float">
            <text:p>146.25</text:p>
          </table:table-cell>
          <table:table-cell table:style-name="ce83" table:formula="of:=[.H21] * [$Summary.$A$4] * [$Summary.$B$4]" office:value-type="float" office:value="150.673163006806" calcext:value-type="float">
            <text:p>150.67</text:p>
          </table:table-cell>
          <table:table-cell table:style-name="ce83" table:formula="of:=[.I21] * [$Summary.$A$4] * [$Summary.$B$4]" office:value-type="float" office:value="154.059042800218" calcext:value-type="float">
            <text:p>154.06</text:p>
          </table:table-cell>
          <table:table-cell/>
          <table:table-cell table:style-name="ce83"/>
          <table:table-cell/>
        </table:table-row>
        <table:table-row table:style-name="ro1">
          <table:table-cell table:style-name="ce111" table:formula="of:=[.A22]" office:value-type="float" office:value="293.15" calcext:value-type="float">
            <text:p>293.15</text:p>
          </table:table-cell>
          <table:table-cell table:formula="of:=[.B22] * [$Summary.$A$4] * [$Summary.$B$4]" office:value-type="float" office:value="20.9773703035806" calcext:value-type="float">
            <text:p>20.98</text:p>
          </table:table-cell>
          <table:table-cell table:style-name="ce83" table:formula="of:=[.C22] * [$Summary.$A$4] * [$Summary.$B$4]" office:value-type="float" office:value="119.730670789836" calcext:value-type="float">
            <text:p>119.73</text:p>
          </table:table-cell>
          <table:table-cell table:style-name="ce83" table:formula="of:=[.D22] * [$Summary.$A$4] * [$Summary.$B$4]" office:value-type="float" office:value="131.554251173741" calcext:value-type="float">
            <text:p>131.55</text:p>
          </table:table-cell>
          <table:table-cell table:style-name="ce83" table:formula="of:=[.E22] * [$Summary.$A$4] * [$Summary.$B$4]" office:value-type="float" office:value="142.989535405198" calcext:value-type="float">
            <text:p>142.99</text:p>
          </table:table-cell>
          <table:table-cell table:style-name="ce83" table:formula="of:=[.F22] * [$Summary.$A$4] * [$Summary.$B$4]" office:value-type="float" office:value="145.325574432115" calcext:value-type="float">
            <text:p>145.33</text:p>
          </table:table-cell>
          <table:table-cell table:style-name="ce83" table:formula="of:=[.G22] * [$Summary.$A$4] * [$Summary.$B$4]" office:value-type="float" office:value="149.432323130826" calcext:value-type="float">
            <text:p>149.43</text:p>
          </table:table-cell>
          <table:table-cell table:style-name="ce83" table:formula="of:=[.H22] * [$Summary.$A$4] * [$Summary.$B$4]" office:value-type="float" office:value="153.903569603412" calcext:value-type="float">
            <text:p>153.90</text:p>
          </table:table-cell>
          <table:table-cell table:style-name="ce83" table:formula="of:=[.I22] * [$Summary.$A$4] * [$Summary.$B$4]" office:value-type="float" office:value="157.329644577002" calcext:value-type="float">
            <text:p>157.33</text:p>
          </table:table-cell>
          <table:table-cell/>
          <table:table-cell table:style-name="ce83"/>
          <table:table-cell/>
        </table:table-row>
        <table:table-row table:style-name="ro1">
          <table:table-cell table:style-name="ce111" table:formula="of:=[.A23]" office:value-type="float" office:value="298.15" calcext:value-type="float">
            <text:p>298.15</text:p>
          </table:table-cell>
          <table:table-cell table:formula="of:=[.B23] * [$Summary.$A$4] * [$Summary.$B$4]" office:value-type="float" office:value="22.7242600600352" calcext:value-type="float">
            <text:p>22.72</text:p>
          </table:table-cell>
          <table:table-cell table:style-name="ce83" table:formula="of:=[.C23] * [$Summary.$A$4] * [$Summary.$B$4]" office:value-type="float" office:value="134.848383464292" calcext:value-type="float">
            <text:p>134.85</text:p>
          </table:table-cell>
          <table:table-cell table:style-name="ce83" table:formula="of:=[.D23] * [$Summary.$A$4] * [$Summary.$B$4]" office:value-type="float" office:value="147.296843887829" calcext:value-type="float">
            <text:p>147.30</text:p>
          </table:table-cell>
          <table:table-cell table:style-name="ce83" table:formula="of:=[.E23] * [$Summary.$A$4] * [$Summary.$B$4]" office:value-type="float" office:value="159.238826738018" calcext:value-type="float">
            <text:p>159.24</text:p>
          </table:table-cell>
          <table:table-cell table:style-name="ce83" table:formula="of:=[.F23] * [$Summary.$A$4] * [$Summary.$B$4]" office:value-type="float" office:value="161.451541353649" calcext:value-type="float">
            <text:p>161.45</text:p>
          </table:table-cell>
          <table:table-cell table:style-name="ce83" table:formula="of:=[.G23] * [$Summary.$A$4] * [$Summary.$B$4]" office:value-type="float" office:value="166.003968198269" calcext:value-type="float">
            <text:p>166.00</text:p>
          </table:table-cell>
          <table:table-cell table:style-name="ce83" table:formula="of:=[.H23] * [$Summary.$A$4] * [$Summary.$B$4]" office:value-type="float" office:value="170.74589808167" calcext:value-type="float">
            <text:p>170.75</text:p>
          </table:table-cell>
          <table:table-cell table:style-name="ce83" table:formula="of:=[.I23] * [$Summary.$A$4] * [$Summary.$B$4]" office:value-type="float" office:value="174.416256410304" calcext:value-type="float">
            <text:p>174.42</text:p>
          </table:table-cell>
          <table:table-cell/>
          <table:table-cell table:style-name="ce83"/>
          <table:table-cell/>
        </table:table-row>
        <table:table-row table:style-name="ro1">
          <table:table-cell table:style-name="ce111"/>
          <table:table-cell table:style-name="Default"/>
          <table:table-cell table:number-columns-repeated="10"/>
        </table:table-row>
        <table:table-row table:style-name="ro1">
          <table:table-cell table:style-name="ce81"/>
          <table:table-cell table:style-name="Default"/>
          <table:table-cell table:number-columns-repeated="10"/>
        </table:table-row>
        <table:table-row table:style-name="ro1">
          <table:table-cell table:style-name="ce53" table:number-columns-repeated="8"/>
          <table:table-cell table:style-name="ce150"/>
          <table:table-cell/>
          <table:table-cell table:style-name="ce35"/>
          <table:table-cell/>
        </table:table-row>
        <table:table-row table:style-name="ro1">
          <table:table-cell table:style-name="ce157"/>
          <table:table-cell table:style-name="ce4"/>
          <table:table-cell table:style-name="ce83" table:number-columns-repeated="7"/>
          <table:table-cell table:number-columns-repeated="3"/>
        </table:table-row>
        <table:table-row table:style-name="ro1">
          <table:table-cell table:style-name="ce111"/>
          <table:table-cell/>
          <table:table-cell table:style-name="ce83" table:number-columns-repeated="7"/>
          <table:table-cell table:number-columns-repeated="3"/>
        </table:table-row>
        <table:table-row table:style-name="ro1" table:number-rows-repeated="5">
          <table:table-cell table:number-columns-repeated="2"/>
          <table:table-cell table:style-name="ce83" table:number-columns-repeated="7"/>
          <table:table-cell table:number-columns-repeated="3"/>
        </table:table-row>
        <table:table-row table:style-name="ro1" table:number-rows-repeated="9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2_200ppm" table:style-name="ta1">
        <table:table-column table:style-name="co1" table:default-cell-style-name="ce111"/>
        <table:table-column table:style-name="co1" table:number-columns-repeated="8" table:default-cell-style-name="ce83"/>
        <table:table-column table:style-name="co1" table:number-columns-repeated="2" table:default-cell-style-name="Default"/>
        <table:table-row table:style-name="ro1">
          <table:table-cell table:style-name="ce53" office:value-type="string" calcext:value-type="string" table:number-columns-spanned="9" table:number-rows-spanned="1">
            <text:p>Transmittance (W/m^2)</text:p>
          </table:table-cell>
          <table:covered-table-cell table:number-columns-repeated="7" table:style-name="ce53"/>
          <table:covered-table-cell table:style-name="ce150"/>
          <table:table-cell table:number-columns-repeated="2"/>
        </table:table-row>
        <table:table-row table:style-name="ro3">
          <table:table-cell table:style-name="ce53" office:value-type="string" calcext:value-type="string">
            <text:p>Temperature (K)</text:p>
          </table:table-cell>
          <table:table-cell table:style-name="ce158" office:value-type="percentage" office:value="0" calcext:value-type="percentage">
            <text:p>0%</text:p>
          </table:table-cell>
          <table:table-cell table:style-name="ce158" office:value-type="percentage" office:value="0.1" calcext:value-type="percentage">
            <text:p>10%</text:p>
          </table:table-cell>
          <table:table-cell table:style-name="ce158" office:value-type="percentage" office:value="0.2" calcext:value-type="percentage">
            <text:p>20%</text:p>
          </table:table-cell>
          <table:table-cell table:style-name="ce158" office:value-type="percentage" office:value="0.4" calcext:value-type="percentage">
            <text:p>40%</text:p>
          </table:table-cell>
          <table:table-cell table:style-name="ce158" office:value-type="percentage" office:value="0.46" calcext:value-type="percentage">
            <text:p>46%</text:p>
          </table:table-cell>
          <table:table-cell table:style-name="ce158" office:value-type="percentage" office:value="0.6" calcext:value-type="percentage">
            <text:p>60%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63" office:value-type="percentage" office:value="1" calcext:value-type="percentage">
            <text:p>100%</text:p>
          </table:table-cell>
          <table:table-cell table:style-name="ce165" office:value-type="string" calcext:value-type="string">
            <text:p>σT^4</text:p>
          </table:table-cell>
          <table:table-cell table:style-name="ce5" office:value-type="string" calcext:value-type="string">
            <text:p>Planck summation</text:p>
          </table:table-cell>
        </table:table-row>
        <table:table-row table:style-name="ro1">
          <table:table-cell table:formula="of:=[$CO2_0ppm.A3]" office:value-type="float" office:value="283.15" calcext:value-type="float">
            <text:p>283.15</text:p>
          </table:table-cell>
          <table:table-cell table:style-name="ce159" office:value-type="float" office:value="276.165156184089" calcext:value-type="float">
            <text:p>276.17</text:p>
          </table:table-cell>
          <table:table-cell table:style-name="ce159" office:value-type="float" office:value="150.094172338647" calcext:value-type="float">
            <text:p>150.09</text:p>
          </table:table-cell>
          <table:table-cell table:style-name="ce159" office:value-type="float" office:value="135.532430088591" calcext:value-type="float">
            <text:p>135.53</text:p>
          </table:table-cell>
          <table:table-cell table:style-name="ce159" office:value-type="float" office:value="121.925335822318" calcext:value-type="float">
            <text:p>121.93</text:p>
          </table:table-cell>
          <table:table-cell table:style-name="ce159" office:value-type="float" office:value="119.377203910609" calcext:value-type="float">
            <text:p>119.38</text:p>
          </table:table-cell>
          <table:table-cell table:style-name="ce159" office:value-type="float" office:value="114.679829002046" calcext:value-type="float">
            <text:p>114.68</text:p>
          </table:table-cell>
          <table:table-cell table:style-name="ce159" office:value-type="float" office:value="109.886013815821" calcext:value-type="float">
            <text:p>109.89</text:p>
          </table:table-cell>
          <table:table-cell table:style-name="ce164" office:value-type="float" office:value="106.352178603056" calcext:value-type="float">
            <text:p>106.35</text:p>
          </table:table-cell>
          <table:table-cell table:style-name="ce83" table:formula="of:=0.0000000567037441900005*POWER([.A3];4)" office:value-type="float" office:value="364.483607161424" calcext:value-type="float">
            <text:p>364.48</text:p>
          </table:table-cell>
          <table:table-cell table:style-name="ce87" office:value-type="float" office:value="362.34484692245" calcext:value-type="float">
            <text:p>362.34</text:p>
          </table:table-cell>
        </table:table-row>
        <table:table-row table:style-name="ro1">
          <table:table-cell table:formula="of:=[$CO2_0ppm.A4]" office:value-type="float" office:value="287.15" calcext:value-type="float">
            <text:p>287.15</text:p>
          </table:table-cell>
          <table:table-cell table:style-name="ce159" office:value-type="float" office:value="291.471662885381" calcext:value-type="float">
            <text:p>291.47</text:p>
          </table:table-cell>
          <table:table-cell table:style-name="ce159" office:value-type="float" office:value="151.766340096116" calcext:value-type="float">
            <text:p>151.77</text:p>
          </table:table-cell>
          <table:table-cell table:style-name="ce159" office:value-type="float" office:value="136.815966375061" calcext:value-type="float">
            <text:p>136.82</text:p>
          </table:table-cell>
          <table:table-cell table:style-name="ce159" office:value-type="float" office:value="123.240954478085" calcext:value-type="float">
            <text:p>123.24</text:p>
          </table:table-cell>
          <table:table-cell table:style-name="ce159" office:value-type="float" office:value="120.707050325432" calcext:value-type="float">
            <text:p>120.71</text:p>
          </table:table-cell>
          <table:table-cell table:style-name="ce159" office:value-type="float" office:value="116.08128782371" calcext:value-type="float">
            <text:p>116.08</text:p>
          </table:table-cell>
          <table:table-cell table:style-name="ce159" office:value-type="float" office:value="111.320213758793" calcext:value-type="float">
            <text:p>111.32</text:p>
          </table:table-cell>
          <table:table-cell table:style-name="ce164" office:value-type="float" office:value="107.774498481201" calcext:value-type="float">
            <text:p>107.77</text:p>
          </table:table-cell>
          <table:table-cell table:style-name="ce83" table:formula="of:=0.0000000567037441900005*POWER([.A4];4)" office:value-type="float" office:value="385.520093917784" calcext:value-type="float">
            <text:p>385.52</text:p>
          </table:table-cell>
          <table:table-cell table:style-name="ce87" office:value-type="float" office:value="383.339838515444" calcext:value-type="float">
            <text:p>383.34</text:p>
          </table:table-cell>
        </table:table-row>
        <table:table-row table:style-name="ro1">
          <table:table-cell table:formula="of:=[$CO2_0ppm.A5]" office:value-type="float" office:value="288.15" calcext:value-type="float">
            <text:p>288.15</text:p>
          </table:table-cell>
          <table:table-cell table:style-name="ce159" office:value-type="float" office:value="295.396388893725" calcext:value-type="float">
            <text:p>295.40</text:p>
          </table:table-cell>
          <table:table-cell table:style-name="ce159" office:value-type="float" office:value="152.163943436148" calcext:value-type="float">
            <text:p>152.16</text:p>
          </table:table-cell>
          <table:table-cell table:style-name="ce159" office:value-type="float" office:value="137.15230109906" calcext:value-type="float">
            <text:p>137.15</text:p>
          </table:table-cell>
          <table:table-cell table:style-name="ce159" office:value-type="float" office:value="123.598398374117" calcext:value-type="float">
            <text:p>123.60</text:p>
          </table:table-cell>
          <table:table-cell table:style-name="ce159" office:value-type="float" office:value="121.07088288056" calcext:value-type="float">
            <text:p>121.07</text:p>
          </table:table-cell>
          <table:table-cell table:style-name="ce159" office:value-type="float" office:value="116.452512004443" calcext:value-type="float">
            <text:p>116.45</text:p>
          </table:table-cell>
          <table:table-cell table:style-name="ce159" office:value-type="float" office:value="111.686953696573" calcext:value-type="float">
            <text:p>111.69</text:p>
          </table:table-cell>
          <table:table-cell table:style-name="ce164" office:value-type="float" office:value="108.12497760936" calcext:value-type="float">
            <text:p>108.12</text:p>
          </table:table-cell>
          <table:table-cell table:style-name="ce83" table:formula="of:=0.0000000567037441900005*POWER([.A5];4)" office:value-type="float" office:value="390.91850776901" calcext:value-type="float">
            <text:p>390.92</text:p>
          </table:table-cell>
          <table:table-cell table:style-name="ce87" office:value-type="float" office:value="388.727817510757" calcext:value-type="float">
            <text:p>388.73</text:p>
          </table:table-cell>
        </table:table-row>
        <table:table-row table:style-name="ro1">
          <table:table-cell table:formula="of:=[$CO2_0ppm.A6]" office:value-type="float" office:value="289.15" calcext:value-type="float">
            <text:p>289.15</text:p>
          </table:table-cell>
          <table:table-cell table:style-name="ce159" office:value-type="float" office:value="299.358778803594" calcext:value-type="float">
            <text:p>299.36</text:p>
          </table:table-cell>
          <table:table-cell table:style-name="ce159" office:value-type="float" office:value="152.555676789264" calcext:value-type="float">
            <text:p>152.56</text:p>
          </table:table-cell>
          <table:table-cell table:style-name="ce159" office:value-type="float" office:value="137.495037387441" calcext:value-type="float">
            <text:p>137.50</text:p>
          </table:table-cell>
          <table:table-cell table:style-name="ce159" office:value-type="float" office:value="123.964458072641" calcext:value-type="float">
            <text:p>123.96</text:p>
          </table:table-cell>
          <table:table-cell table:style-name="ce159" office:value-type="float" office:value="121.451178778648" calcext:value-type="float">
            <text:p>121.45</text:p>
          </table:table-cell>
          <table:table-cell table:style-name="ce159" office:value-type="float" office:value="116.827140588647" calcext:value-type="float">
            <text:p>116.83</text:p>
          </table:table-cell>
          <table:table-cell table:style-name="ce159" office:value-type="float" office:value="112.050785230949" calcext:value-type="float">
            <text:p>112.05</text:p>
          </table:table-cell>
          <table:table-cell table:style-name="ce164" office:value-type="float" office:value="108.46653995565" calcext:value-type="float">
            <text:p>108.47</text:p>
          </table:table-cell>
          <table:table-cell table:style-name="ce83" table:formula="of:=0.0000000567037441900005*POWER([.A6];4)" office:value-type="float" office:value="396.373419363693" calcext:value-type="float">
            <text:p>396.37</text:p>
          </table:table-cell>
          <table:table-cell table:style-name="ce87" office:value-type="float" office:value="394.172268935681" calcext:value-type="float">
            <text:p>394.17</text:p>
          </table:table-cell>
        </table:table-row>
        <table:table-row table:style-name="ro1">
          <table:table-cell table:formula="of:=[$CO2_0ppm.A7]" office:value-type="float" office:value="290.15" calcext:value-type="float">
            <text:p>290.15</text:p>
          </table:table-cell>
          <table:table-cell table:style-name="ce159" office:value-type="float" office:value="303.365566431798" calcext:value-type="float">
            <text:p>303.37</text:p>
          </table:table-cell>
          <table:table-cell table:style-name="ce159" office:value-type="float" office:value="152.950779974737" calcext:value-type="float">
            <text:p>152.95</text:p>
          </table:table-cell>
          <table:table-cell table:style-name="ce159" office:value-type="float" office:value="137.851949523155" calcext:value-type="float">
            <text:p>137.85</text:p>
          </table:table-cell>
          <table:table-cell table:style-name="ce159" office:value-type="float" office:value="124.344296056644" calcext:value-type="float">
            <text:p>124.34</text:p>
          </table:table-cell>
          <table:table-cell table:style-name="ce159" office:value-type="float" office:value="121.841132679004" calcext:value-type="float">
            <text:p>121.84</text:p>
          </table:table-cell>
          <table:table-cell table:style-name="ce159" office:value-type="float" office:value="117.208807810072" calcext:value-type="float">
            <text:p>117.21</text:p>
          </table:table-cell>
          <table:table-cell table:style-name="ce159" office:value-type="float" office:value="112.41462989317" calcext:value-type="float">
            <text:p>112.41</text:p>
          </table:table-cell>
          <table:table-cell table:style-name="ce164" office:value-type="float" office:value="108.800994458546" calcext:value-type="float">
            <text:p>108.80</text:p>
          </table:table-cell>
          <table:table-cell table:style-name="ce83" table:formula="of:=0.0000000567037441900005*POWER([.A7];4)" office:value-type="float" office:value="401.885221522691" calcext:value-type="float">
            <text:p>401.89</text:p>
          </table:table-cell>
          <table:table-cell table:style-name="ce83" office:value-type="float" office:value="399.673585135707" calcext:value-type="float">
            <text:p>399.67</text:p>
          </table:table-cell>
        </table:table-row>
        <table:table-row table:style-name="ro1">
          <table:table-cell table:formula="of:=[$CO2_0ppm.A8]" office:value-type="float" office:value="291.15" calcext:value-type="float">
            <text:p>291.15</text:p>
          </table:table-cell>
          <table:table-cell table:style-name="ce159" office:value-type="float" office:value="307.407370907485" calcext:value-type="float">
            <text:p>307.41</text:p>
          </table:table-cell>
          <table:table-cell table:style-name="ce159" office:value-type="float" office:value="153.339494181364" calcext:value-type="float">
            <text:p>153.34</text:p>
          </table:table-cell>
          <table:table-cell table:style-name="ce159" office:value-type="float" office:value="138.213267882142" calcext:value-type="float">
            <text:p>138.21</text:p>
          </table:table-cell>
          <table:table-cell table:style-name="ce159" office:value-type="float" office:value="124.727965226091" calcext:value-type="float">
            <text:p>124.73</text:p>
          </table:table-cell>
          <table:table-cell table:style-name="ce159" office:value-type="float" office:value="122.049248568029" calcext:value-type="float">
            <text:p>122.05</text:p>
          </table:table-cell>
          <table:table-cell table:style-name="ce159" office:value-type="float" office:value="117.587675280139" calcext:value-type="float">
            <text:p>117.59</text:p>
          </table:table-cell>
          <table:table-cell table:style-name="ce159" office:value-type="float" office:value="112.768756872182" calcext:value-type="float">
            <text:p>112.77</text:p>
          </table:table-cell>
          <table:table-cell table:style-name="ce164" office:value-type="float" office:value="109.118870924916" calcext:value-type="float">
            <text:p>109.12</text:p>
          </table:table-cell>
          <table:table-cell table:style-name="ce83" table:formula="of:=0.0000000567037441900005*POWER([.A8];4)" office:value-type="float" office:value="407.454308427752" calcext:value-type="float">
            <text:p>407.45</text:p>
          </table:table-cell>
          <table:table-cell table:style-name="ce87" office:value-type="float" office:value="405.232159797989" calcext:value-type="float">
            <text:p>405.23</text:p>
          </table:table-cell>
        </table:table-row>
        <table:table-row table:style-name="ro1">
          <table:table-cell table:formula="of:=[$CO2_0ppm.A9]" office:value-type="float" office:value="292.15" calcext:value-type="float">
            <text:p>292.15</text:p>
          </table:table-cell>
          <table:table-cell table:style-name="ce159" office:value-type="float" office:value="311.490481330921" calcext:value-type="float">
            <text:p>311.49</text:p>
          </table:table-cell>
          <table:table-cell table:style-name="ce159" office:value-type="float" office:value="153.733211039743" calcext:value-type="float">
            <text:p>153.73</text:p>
          </table:table-cell>
          <table:table-cell table:style-name="ce159" office:value-type="float" office:value="138.587889700804" calcext:value-type="float">
            <text:p>138.59</text:p>
          </table:table-cell>
          <table:table-cell table:style-name="ce159" office:value-type="float" office:value="125.121908109372" calcext:value-type="float">
            <text:p>125.12</text:p>
          </table:table-cell>
          <table:table-cell table:style-name="ce159" office:value-type="float" office:value="122.451244237933" calcext:value-type="float">
            <text:p>122.45</text:p>
          </table:table-cell>
          <table:table-cell table:style-name="ce159" office:value-type="float" office:value="117.969135442703" calcext:value-type="float">
            <text:p>117.97</text:p>
          </table:table-cell>
          <table:table-cell table:style-name="ce159" office:value-type="float" office:value="113.117641349735" calcext:value-type="float">
            <text:p>113.12</text:p>
          </table:table-cell>
          <table:table-cell table:style-name="ce164" office:value-type="float" office:value="109.42471402219" calcext:value-type="float">
            <text:p>109.42</text:p>
          </table:table-cell>
          <table:table-cell table:style-name="ce83" table:formula="of:=0.0000000567037441900005*POWER([.A9];4)" office:value-type="float" office:value="413.081075621513" calcext:value-type="float">
            <text:p>413.08</text:p>
          </table:table-cell>
          <table:table-cell table:style-name="ce87" office:value-type="float" office:value="410.848387950499" calcext:value-type="float">
            <text:p>410.85</text:p>
          </table:table-cell>
        </table:table-row>
        <table:table-row table:style-name="ro1">
          <table:table-cell table:formula="of:=[$CO2_0ppm.A10]" office:value-type="float" office:value="293.15" calcext:value-type="float">
            <text:p>293.15</text:p>
          </table:table-cell>
          <table:table-cell table:style-name="ce159" office:value-type="float" office:value="315.615697672065" calcext:value-type="float">
            <text:p>315.62</text:p>
          </table:table-cell>
          <table:table-cell table:style-name="ce159" office:value-type="float" office:value="154.131994098627" calcext:value-type="float">
            <text:p>154.13</text:p>
          </table:table-cell>
          <table:table-cell table:style-name="ce159" office:value-type="float" office:value="138.974288826919" calcext:value-type="float">
            <text:p>138.97</text:p>
          </table:table-cell>
          <table:table-cell table:style-name="ce159" office:value-type="float" office:value="125.525134686063" calcext:value-type="float">
            <text:p>125.53</text:p>
          </table:table-cell>
          <table:table-cell table:style-name="ce159" office:value-type="float" office:value="122.86014646581" calcext:value-type="float">
            <text:p>122.86</text:p>
          </table:table-cell>
          <table:table-cell table:style-name="ce159" office:value-type="float" office:value="118.351457638446" calcext:value-type="float">
            <text:p>118.35</text:p>
          </table:table-cell>
          <table:table-cell table:style-name="ce159" office:value-type="float" office:value="113.459281210781" calcext:value-type="float">
            <text:p>113.46</text:p>
          </table:table-cell>
          <table:table-cell table:style-name="ce164" office:value-type="float" office:value="109.715426164422" calcext:value-type="float">
            <text:p>109.72</text:p>
          </table:table-cell>
          <table:table-cell table:style-name="ce83" table:formula="of:=0.0000000567037441900005*POWER([.A10];4)" office:value-type="float" office:value="418.765920007504" calcext:value-type="float">
            <text:p>418.77</text:p>
          </table:table-cell>
          <table:table-cell table:style-name="ce87" office:value-type="float" office:value="416.522665961189" calcext:value-type="float">
            <text:p>416.52</text:p>
          </table:table-cell>
        </table:table-row>
        <table:table-row table:style-name="ro1">
          <table:table-cell table:formula="of:=[$CO2_0ppm.A11]" office:value-type="float" office:value="298.15" calcext:value-type="float">
            <text:p>298.15</text:p>
          </table:table-cell>
          <table:table-cell table:style-name="ce159" office:value-type="float" office:value="336.872728385091" calcext:value-type="float">
            <text:p>336.87</text:p>
          </table:table-cell>
          <table:table-cell table:style-name="ce159" office:value-type="float" office:value="156.244844336313" calcext:value-type="float">
            <text:p>156.24</text:p>
          </table:table-cell>
          <table:table-cell table:style-name="ce159" office:value-type="float" office:value="141.092979838762" calcext:value-type="float">
            <text:p>141.09</text:p>
          </table:table-cell>
          <table:table-cell table:style-name="ce159" office:value-type="float" office:value="127.598269155791" calcext:value-type="float">
            <text:p>127.60</text:p>
          </table:table-cell>
          <table:table-cell table:style-name="ce159" office:value-type="float" office:value="125.163458871468" calcext:value-type="float">
            <text:p>125.16</text:p>
          </table:table-cell>
          <table:table-cell table:style-name="ce159" office:value-type="float" office:value="120.168522167437" calcext:value-type="float">
            <text:p>120.17</text:p>
          </table:table-cell>
          <table:table-cell table:style-name="ce159" office:value-type="float" office:value="114.933084606357" calcext:value-type="float">
            <text:p>114.93</text:p>
          </table:table-cell>
          <table:table-cell table:style-name="ce164" office:value-type="float" office:value="110.812606970276" calcext:value-type="float">
            <text:p>110.81</text:p>
          </table:table-cell>
          <table:table-cell table:style-name="ce83" table:formula="of:=0.0000000567037441900005*POWER([.A11];4)" office:value-type="float" office:value="448.075286706653" calcext:value-type="float">
            <text:p>448.08</text:p>
          </table:table-cell>
          <table:table-cell table:style-name="ce83" office:value-type="float" office:value="445.778770449153" calcext:value-type="float">
            <text:p>445.78</text:p>
          </table:table-cell>
        </table:table-row>
        <table:table-row table:style-name="ro1">
          <table:table-cell table:style-name="ce156"/>
          <table:table-cell table:style-name="ce53" table:number-columns-repeated="7"/>
          <table:table-cell table:style-name="ce150"/>
          <table:table-cell table:number-columns-repeated="2"/>
        </table:table-row>
        <table:table-row table:style-name="ro1">
          <table:table-cell table:style-name="ce53" office:value-type="string" calcext:value-type="string" table:number-columns-spanned="9" table:number-rows-spanned="1">
            <text:p><text:s/>Absorption (σT^4 – Thansmittance)</text:p>
          </table:table-cell>
          <table:covered-table-cell table:number-columns-repeated="7" table:style-name="ce158"/>
          <table:covered-table-cell table:style-name="ce163"/>
          <table:table-cell table:number-columns-repeated="2"/>
        </table:table-row>
        <table:table-row table:style-name="ro3">
          <table:table-cell table:style-name="ce53" office:value-type="string" calcext:value-type="string">
            <text:p>Temperature (K)</text:p>
          </table:table-cell>
          <table:table-cell table:style-name="ce158" office:value-type="percentage" office:value="0" calcext:value-type="percentage">
            <text:p>0%</text:p>
          </table:table-cell>
          <table:table-cell table:style-name="ce158" office:value-type="percentage" office:value="0.1" calcext:value-type="percentage">
            <text:p>10%</text:p>
          </table:table-cell>
          <table:table-cell table:style-name="ce158" office:value-type="percentage" office:value="0.2" calcext:value-type="percentage">
            <text:p>20%</text:p>
          </table:table-cell>
          <table:table-cell table:style-name="ce158" office:value-type="percentage" office:value="0.4" calcext:value-type="percentage">
            <text:p>40%</text:p>
          </table:table-cell>
          <table:table-cell table:style-name="ce158" office:value-type="percentage" office:value="0.46" calcext:value-type="percentage">
            <text:p>46%</text:p>
          </table:table-cell>
          <table:table-cell table:style-name="ce158" office:value-type="percentage" office:value="0.6" calcext:value-type="percentage">
            <text:p>60%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63" office:value-type="percentage" office:value="1" calcext:value-type="percentage">
            <text:p>100%</text:p>
          </table:table-cell>
          <table:table-cell table:number-columns-repeated="2"/>
        </table:table-row>
        <table:table-row table:style-name="ro1">
          <table:table-cell office:value-type="float" office:value="283.15" calcext:value-type="float">
            <text:p>283.15</text:p>
          </table:table-cell>
          <table:table-cell table:formula="of:=([.$J3] - [.B3])" office:value-type="float" office:value="88.3184509773354" calcext:value-type="float">
            <text:p>88.32</text:p>
          </table:table-cell>
          <table:table-cell table:formula="of:=([.$J3] - [.C3])" office:value-type="float" office:value="214.389434822777" calcext:value-type="float">
            <text:p>214.39</text:p>
          </table:table-cell>
          <table:table-cell table:formula="of:=([.$J3] - [.D3])" office:value-type="float" office:value="228.951177072833" calcext:value-type="float">
            <text:p>228.95</text:p>
          </table:table-cell>
          <table:table-cell table:formula="of:=([.$J3] - [.E3])" office:value-type="float" office:value="242.558271339106" calcext:value-type="float">
            <text:p>242.56</text:p>
          </table:table-cell>
          <table:table-cell table:formula="of:=([.$J3] - [.F3])" office:value-type="float" office:value="245.106403250815" calcext:value-type="float">
            <text:p>245.11</text:p>
          </table:table-cell>
          <table:table-cell table:formula="of:=([.$J3] - [.G3])" office:value-type="float" office:value="249.803778159378" calcext:value-type="float">
            <text:p>249.80</text:p>
          </table:table-cell>
          <table:table-cell table:formula="of:=([.$J3] - [.H3])" office:value-type="float" office:value="254.597593345603" calcext:value-type="float">
            <text:p>254.60</text:p>
          </table:table-cell>
          <table:table-cell table:formula="of:=([.$J3] - [.I3])" office:value-type="float" office:value="258.131428558368" calcext:value-type="float">
            <text:p>258.13</text:p>
          </table:table-cell>
          <table:table-cell table:number-columns-repeated="2"/>
        </table:table-row>
        <table:table-row table:style-name="ro1">
          <table:table-cell table:style-name="ce156" office:value-type="float" office:value="287.15" calcext:value-type="float">
            <text:p>287.15</text:p>
          </table:table-cell>
          <table:table-cell table:formula="of:=([.$J4] - [.B4])" office:value-type="float" office:value="94.0484310324026" calcext:value-type="float">
            <text:p>94.05</text:p>
          </table:table-cell>
          <table:table-cell table:formula="of:=([.$J4] - [.C4])" office:value-type="float" office:value="233.753753821668" calcext:value-type="float">
            <text:p>233.75</text:p>
          </table:table-cell>
          <table:table-cell table:formula="of:=([.$J4] - [.D4])" office:value-type="float" office:value="248.704127542723" calcext:value-type="float">
            <text:p>248.70</text:p>
          </table:table-cell>
          <table:table-cell table:formula="of:=([.$J4] - [.E4])" office:value-type="float" office:value="262.279139439699" calcext:value-type="float">
            <text:p>262.28</text:p>
          </table:table-cell>
          <table:table-cell table:formula="of:=([.$J4] - [.F4])" office:value-type="float" office:value="264.813043592352" calcext:value-type="float">
            <text:p>264.81</text:p>
          </table:table-cell>
          <table:table-cell table:formula="of:=([.$J4] - [.G4])" office:value-type="float" office:value="269.438806094074" calcext:value-type="float">
            <text:p>269.44</text:p>
          </table:table-cell>
          <table:table-cell table:formula="of:=([.$J4] - [.H4])" office:value-type="float" office:value="274.199880158991" calcext:value-type="float">
            <text:p>274.20</text:p>
          </table:table-cell>
          <table:table-cell table:formula="of:=([.$J4] - [.I4])" office:value-type="float" office:value="277.745595436583" calcext:value-type="float">
            <text:p>277.75</text:p>
          </table:table-cell>
          <table:table-cell table:number-columns-repeated="2"/>
        </table:table-row>
        <table:table-row table:style-name="ro1">
          <table:table-cell table:style-name="ce156" office:value-type="float" office:value="288.15" calcext:value-type="float">
            <text:p>288.15</text:p>
          </table:table-cell>
          <table:table-cell table:formula="of:=([.$J5] - [.B5])" office:value-type="float" office:value="95.522118875285" calcext:value-type="float">
            <text:p>95.52</text:p>
          </table:table-cell>
          <table:table-cell table:formula="of:=([.$J5] - [.C5])" office:value-type="float" office:value="238.754564332862" calcext:value-type="float">
            <text:p>238.75</text:p>
          </table:table-cell>
          <table:table-cell table:formula="of:=([.$J5] - [.D5])" office:value-type="float" office:value="253.76620666995" calcext:value-type="float">
            <text:p>253.77</text:p>
          </table:table-cell>
          <table:table-cell table:formula="of:=([.$J5] - [.E5])" office:value-type="float" office:value="267.320109394893" calcext:value-type="float">
            <text:p>267.32</text:p>
          </table:table-cell>
          <table:table-cell table:formula="of:=([.$J5] - [.F5])" office:value-type="float" office:value="269.84762488845" calcext:value-type="float">
            <text:p>269.85</text:p>
          </table:table-cell>
          <table:table-cell table:formula="of:=([.$J5] - [.G5])" office:value-type="float" office:value="274.465995764567" calcext:value-type="float">
            <text:p>274.47</text:p>
          </table:table-cell>
          <table:table-cell table:formula="of:=([.$J5] - [.H5])" office:value-type="float" office:value="279.231554072437" calcext:value-type="float">
            <text:p>279.23</text:p>
          </table:table-cell>
          <table:table-cell table:formula="of:=([.$J5] - [.I5])" office:value-type="float" office:value="282.79353015965" calcext:value-type="float">
            <text:p>282.79</text:p>
          </table:table-cell>
          <table:table-cell table:number-columns-repeated="2"/>
        </table:table-row>
        <table:table-row table:style-name="ro1">
          <table:table-cell table:style-name="ce156" office:value-type="float" office:value="289.15" calcext:value-type="float">
            <text:p>289.15</text:p>
          </table:table-cell>
          <table:table-cell table:formula="of:=([.$J6] - [.B6])" office:value-type="float" office:value="97.0146405600989" calcext:value-type="float">
            <text:p>97.01</text:p>
          </table:table-cell>
          <table:table-cell table:formula="of:=([.$J6] - [.C6])" office:value-type="float" office:value="243.817742574429" calcext:value-type="float">
            <text:p>243.82</text:p>
          </table:table-cell>
          <table:table-cell table:formula="of:=([.$J6] - [.D6])" office:value-type="float" office:value="258.878381976252" calcext:value-type="float">
            <text:p>258.88</text:p>
          </table:table-cell>
          <table:table-cell table:formula="of:=([.$J6] - [.E6])" office:value-type="float" office:value="272.408961291052" calcext:value-type="float">
            <text:p>272.41</text:p>
          </table:table-cell>
          <table:table-cell table:formula="of:=([.$J6] - [.F6])" office:value-type="float" office:value="274.922240585045" calcext:value-type="float">
            <text:p>274.92</text:p>
          </table:table-cell>
          <table:table-cell table:formula="of:=([.$J6] - [.G6])" office:value-type="float" office:value="279.546278775046" calcext:value-type="float">
            <text:p>279.55</text:p>
          </table:table-cell>
          <table:table-cell table:formula="of:=([.$J6] - [.H6])" office:value-type="float" office:value="284.322634132744" calcext:value-type="float">
            <text:p>284.32</text:p>
          </table:table-cell>
          <table:table-cell table:formula="of:=([.$J6] - [.I6])" office:value-type="float" office:value="287.906879408043" calcext:value-type="float">
            <text:p>287.91</text:p>
          </table:table-cell>
          <table:table-cell table:number-columns-repeated="2"/>
        </table:table-row>
        <table:table-row table:style-name="ro1">
          <table:table-cell table:style-name="ce156" office:value-type="float" office:value="290.15" calcext:value-type="float">
            <text:p>290.15</text:p>
          </table:table-cell>
          <table:table-cell table:formula="of:=([.$J7] - [.B7])" office:value-type="float" office:value="98.5196550908928" calcext:value-type="float">
            <text:p>98.52</text:p>
          </table:table-cell>
          <table:table-cell table:formula="of:=([.$J7] - [.C7])" office:value-type="float" office:value="248.934441547954" calcext:value-type="float">
            <text:p>248.93</text:p>
          </table:table-cell>
          <table:table-cell table:formula="of:=([.$J7] - [.D7])" office:value-type="float" office:value="264.033271999536" calcext:value-type="float">
            <text:p>264.03</text:p>
          </table:table-cell>
          <table:table-cell table:formula="of:=([.$J7] - [.E7])" office:value-type="float" office:value="277.540925466047" calcext:value-type="float">
            <text:p>277.54</text:p>
          </table:table-cell>
          <table:table-cell table:formula="of:=([.$J7] - [.F7])" office:value-type="float" office:value="280.044088843687" calcext:value-type="float">
            <text:p>280.04</text:p>
          </table:table-cell>
          <table:table-cell table:formula="of:=([.$J7] - [.G7])" office:value-type="float" office:value="284.676413712619" calcext:value-type="float">
            <text:p>284.68</text:p>
          </table:table-cell>
          <table:table-cell table:formula="of:=([.$J7] - [.H7])" office:value-type="float" office:value="289.470591629521" calcext:value-type="float">
            <text:p>289.47</text:p>
          </table:table-cell>
          <table:table-cell table:formula="of:=([.$J7] - [.I7])" office:value-type="float" office:value="293.084227064145" calcext:value-type="float">
            <text:p>293.08</text:p>
          </table:table-cell>
          <table:table-cell table:number-columns-repeated="2"/>
        </table:table-row>
        <table:table-row table:style-name="ro1">
          <table:table-cell table:style-name="ce156" office:value-type="float" office:value="291.15" calcext:value-type="float">
            <text:p>291.15</text:p>
          </table:table-cell>
          <table:table-cell table:formula="of:=([.$J8] - [.B8])" office:value-type="float" office:value="100.046937520267" calcext:value-type="float">
            <text:p>100.05</text:p>
          </table:table-cell>
          <table:table-cell table:formula="of:=([.$J8] - [.C8])" office:value-type="float" office:value="254.114814246388" calcext:value-type="float">
            <text:p>254.11</text:p>
          </table:table-cell>
          <table:table-cell table:formula="of:=([.$J8] - [.D8])" office:value-type="float" office:value="269.24104054561" calcext:value-type="float">
            <text:p>269.24</text:p>
          </table:table-cell>
          <table:table-cell table:formula="of:=([.$J8] - [.E8])" office:value-type="float" office:value="282.726343201661" calcext:value-type="float">
            <text:p>282.73</text:p>
          </table:table-cell>
          <table:table-cell table:formula="of:=([.$J8] - [.F8])" office:value-type="float" office:value="285.405059859723" calcext:value-type="float">
            <text:p>285.41</text:p>
          </table:table-cell>
          <table:table-cell table:formula="of:=([.$J8] - [.G8])" office:value-type="float" office:value="289.866633147613" calcext:value-type="float">
            <text:p>289.87</text:p>
          </table:table-cell>
          <table:table-cell table:formula="of:=([.$J8] - [.H8])" office:value-type="float" office:value="294.68555155557" calcext:value-type="float">
            <text:p>294.69</text:p>
          </table:table-cell>
          <table:table-cell table:formula="of:=([.$J8] - [.I8])" office:value-type="float" office:value="298.335437502836" calcext:value-type="float">
            <text:p>298.34</text:p>
          </table:table-cell>
          <table:table-cell table:number-columns-repeated="2"/>
        </table:table-row>
        <table:table-row table:style-name="ro1">
          <table:table-cell table:style-name="ce156" office:value-type="float" office:value="292.15" calcext:value-type="float">
            <text:p>292.15</text:p>
          </table:table-cell>
          <table:table-cell table:formula="of:=([.$J9] - [.B9])" office:value-type="float" office:value="101.590594290592" calcext:value-type="float">
            <text:p>101.59</text:p>
          </table:table-cell>
          <table:table-cell table:formula="of:=([.$J9] - [.C9])" office:value-type="float" office:value="259.34786458177" calcext:value-type="float">
            <text:p>259.35</text:p>
          </table:table-cell>
          <table:table-cell table:formula="of:=([.$J9] - [.D9])" office:value-type="float" office:value="274.493185920709" calcext:value-type="float">
            <text:p>274.49</text:p>
          </table:table-cell>
          <table:table-cell table:formula="of:=([.$J9] - [.E9])" office:value-type="float" office:value="287.959167512141" calcext:value-type="float">
            <text:p>287.96</text:p>
          </table:table-cell>
          <table:table-cell table:formula="of:=([.$J9] - [.F9])" office:value-type="float" office:value="290.62983138358" calcext:value-type="float">
            <text:p>290.63</text:p>
          </table:table-cell>
          <table:table-cell table:formula="of:=([.$J9] - [.G9])" office:value-type="float" office:value="295.11194017881" calcext:value-type="float">
            <text:p>295.11</text:p>
          </table:table-cell>
          <table:table-cell table:formula="of:=([.$J9] - [.H9])" office:value-type="float" office:value="299.963434271778" calcext:value-type="float">
            <text:p>299.96</text:p>
          </table:table-cell>
          <table:table-cell table:formula="of:=([.$J9] - [.I9])" office:value-type="float" office:value="303.656361599323" calcext:value-type="float">
            <text:p>303.66</text:p>
          </table:table-cell>
          <table:table-cell table:number-columns-repeated="2"/>
        </table:table-row>
        <table:table-row table:style-name="ro1">
          <table:table-cell table:style-name="ce156" office:value-type="float" office:value="293.15" calcext:value-type="float">
            <text:p>293.15</text:p>
          </table:table-cell>
          <table:table-cell table:formula="of:=([.$J10] - [.B10])" office:value-type="float" office:value="103.150222335439" calcext:value-type="float">
            <text:p>103.15</text:p>
          </table:table-cell>
          <table:table-cell table:formula="of:=([.$J10] - [.C10])" office:value-type="float" office:value="264.633925908877" calcext:value-type="float">
            <text:p>264.63</text:p>
          </table:table-cell>
          <table:table-cell table:formula="of:=([.$J10] - [.D10])" office:value-type="float" office:value="279.791631180585" calcext:value-type="float">
            <text:p>279.79</text:p>
          </table:table-cell>
          <table:table-cell table:formula="of:=([.$J10] - [.E10])" office:value-type="float" office:value="293.240785321441" calcext:value-type="float">
            <text:p>293.24</text:p>
          </table:table-cell>
          <table:table-cell table:formula="of:=([.$J10] - [.F10])" office:value-type="float" office:value="295.905773541694" calcext:value-type="float">
            <text:p>295.91</text:p>
          </table:table-cell>
          <table:table-cell table:formula="of:=([.$J10] - [.G10])" office:value-type="float" office:value="300.414462369058" calcext:value-type="float">
            <text:p>300.41</text:p>
          </table:table-cell>
          <table:table-cell table:formula="of:=([.$J10] - [.H10])" office:value-type="float" office:value="305.306638796723" calcext:value-type="float">
            <text:p>305.31</text:p>
          </table:table-cell>
          <table:table-cell table:formula="of:=([.$J10] - [.I10])" office:value-type="float" office:value="309.050493843082" calcext:value-type="float">
            <text:p>309.05</text:p>
          </table:table-cell>
          <table:table-cell table:number-columns-repeated="2"/>
        </table:table-row>
        <table:table-row table:style-name="ro1">
          <table:table-cell table:style-name="ce156" office:value-type="float" office:value="298.15" calcext:value-type="float">
            <text:p>298.15</text:p>
          </table:table-cell>
          <table:table-cell table:formula="of:=([.$J11] - [.B11])" office:value-type="float" office:value="111.202558321562" calcext:value-type="float">
            <text:p>111.20</text:p>
          </table:table-cell>
          <table:table-cell table:formula="of:=([.$J11] - [.C11])" office:value-type="float" office:value="291.83044237034" calcext:value-type="float">
            <text:p>291.83</text:p>
          </table:table-cell>
          <table:table-cell table:formula="of:=([.$J11] - [.D11])" office:value-type="float" office:value="306.982306867891" calcext:value-type="float">
            <text:p>306.98</text:p>
          </table:table-cell>
          <table:table-cell table:formula="of:=([.$J11] - [.E11])" office:value-type="float" office:value="320.477017550862" calcext:value-type="float">
            <text:p>320.48</text:p>
          </table:table-cell>
          <table:table-cell table:formula="of:=([.$J11] - [.F11])" office:value-type="float" office:value="322.911827835185" calcext:value-type="float">
            <text:p>322.91</text:p>
          </table:table-cell>
          <table:table-cell table:formula="of:=([.$J11] - [.G11])" office:value-type="float" office:value="327.906764539216" calcext:value-type="float">
            <text:p>327.91</text:p>
          </table:table-cell>
          <table:table-cell table:formula="of:=([.$J11] - [.H11])" office:value-type="float" office:value="333.142202100296" calcext:value-type="float">
            <text:p>333.14</text:p>
          </table:table-cell>
          <table:table-cell table:formula="of:=([.$J11] - [.I11])" office:value-type="float" office:value="337.262679736377" calcext:value-type="float">
            <text:p>337.26</text:p>
          </table:table-cell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9" table:number-rows-spanned="1">
            <text:p>Radiative Forcing (Absorption * absorption fraction)</text:p>
          </table:table-cell>
          <table:covered-table-cell table:number-columns-repeated="8" table:style-name="Default"/>
          <table:table-cell table:number-columns-repeated="2"/>
        </table:table-row>
        <table:table-row table:style-name="ro3">
          <table:table-cell table:style-name="ce53" office:value-type="string" calcext:value-type="string">
            <text:p>Temperature (K)</text:p>
          </table:table-cell>
          <table:table-cell table:style-name="ce53" office:value-type="string" calcext:value-type="string">
            <text:p>0% RH</text:p>
          </table:table-cell>
          <table:table-cell table:style-name="ce53" office:value-type="string" calcext:value-type="string">
            <text:p>10% RH</text:p>
          </table:table-cell>
          <table:table-cell table:style-name="ce53" office:value-type="string" calcext:value-type="string">
            <text:p>20% RH</text:p>
          </table:table-cell>
          <table:table-cell table:style-name="ce53" office:value-type="string" calcext:value-type="string">
            <text:p>40% RH</text:p>
          </table:table-cell>
          <table:table-cell table:style-name="ce53" office:value-type="string" calcext:value-type="string">
            <text:p>46% RH</text:p>
          </table:table-cell>
          <table:table-cell table:style-name="ce53" office:value-type="string" calcext:value-type="string">
            <text:p>60% RH</text:p>
          </table:table-cell>
          <table:table-cell table:style-name="ce53" office:value-type="string" calcext:value-type="string">
            <text:p>80% RH</text:p>
          </table:table-cell>
          <table:table-cell table:style-name="ce150" office:value-type="string" calcext:value-type="string">
            <text:p>100% RH</text:p>
          </table:table-cell>
          <table:table-cell table:style-name="ce166"/>
          <table:table-cell table:style-name="ce35"/>
        </table:table-row>
        <table:table-row table:style-name="ro1">
          <table:table-cell table:formula="of:=[.A15]" office:value-type="float" office:value="283.15" calcext:value-type="float">
            <text:p>283.15</text:p>
          </table:table-cell>
          <table:table-cell table:formula="of:=[.B15] * [$Summary.$A$4] * [$Summary.$B$4]" office:value-type="float" office:value="48.6000350639326" calcext:value-type="float">
            <text:p>48.60</text:p>
          </table:table-cell>
          <table:table-cell table:formula="of:=[.C15] * [$Summary.$A$4] * [$Summary.$B$4]" office:value-type="float" office:value="117.974601393287" calcext:value-type="float">
            <text:p>117.97</text:p>
          </table:table-cell>
          <table:table-cell table:formula="of:=[.D15] * [$Summary.$A$4] * [$Summary.$B$4]" office:value-type="float" office:value="125.98766294626" calcext:value-type="float">
            <text:p>125.99</text:p>
          </table:table-cell>
          <table:table-cell table:formula="of:=[.E15] * [$Summary.$A$4] * [$Summary.$B$4]" office:value-type="float" office:value="133.475399100383" calcext:value-type="float">
            <text:p>133.48</text:p>
          </table:table-cell>
          <table:table-cell table:formula="of:=[.F15] * [$Summary.$A$4] * [$Summary.$B$4]" office:value-type="float" office:value="134.877589683281" calcext:value-type="float">
            <text:p>134.88</text:p>
          </table:table-cell>
          <table:table-cell table:formula="of:=[.G15] * [$Summary.$A$4] * [$Summary.$B$4]" office:value-type="float" office:value="137.462469544039" calcext:value-type="float">
            <text:p>137.46</text:p>
          </table:table-cell>
          <table:table-cell table:formula="of:=[.H15] * [$Summary.$A$4] * [$Summary.$B$4]" office:value-type="float" office:value="140.100418733165" calcext:value-type="float">
            <text:p>140.10</text:p>
          </table:table-cell>
          <table:table-cell table:formula="of:=[.I15] * [$Summary.$A$4] * [$Summary.$B$4]" office:value-type="float" office:value="142.045023890411" calcext:value-type="float">
            <text:p>142.05</text:p>
          </table:table-cell>
          <table:table-cell/>
          <table:table-cell table:style-name="ce83"/>
        </table:table-row>
        <table:table-row table:style-name="ro1">
          <table:table-cell table:formula="of:=[.A16]" office:value-type="float" office:value="287.15" calcext:value-type="float">
            <text:p>287.15</text:p>
          </table:table-cell>
          <table:table-cell table:formula="of:=[.B16] * [$Summary.$A$4] * [$Summary.$B$4]" office:value-type="float" office:value="51.7531387303835" calcext:value-type="float">
            <text:p>51.75</text:p>
          </table:table-cell>
          <table:table-cell table:formula="of:=[.C16] * [$Summary.$A$4] * [$Summary.$B$4]" office:value-type="float" office:value="128.630433463719" calcext:value-type="float">
            <text:p>128.63</text:p>
          </table:table-cell>
          <table:table-cell table:formula="of:=[.D16] * [$Summary.$A$4] * [$Summary.$B$4]" office:value-type="float" office:value="136.857351837193" calcext:value-type="float">
            <text:p>136.86</text:p>
          </table:table-cell>
          <table:table-cell table:formula="of:=[.E16] * [$Summary.$A$4] * [$Summary.$B$4]" office:value-type="float" office:value="144.327433647795" calcext:value-type="float">
            <text:p>144.33</text:p>
          </table:table-cell>
          <table:table-cell table:formula="of:=[.F16] * [$Summary.$A$4] * [$Summary.$B$4]" office:value-type="float" office:value="145.721794954009" calcext:value-type="float">
            <text:p>145.72</text:p>
          </table:table-cell>
          <table:table-cell table:formula="of:=[.G16] * [$Summary.$A$4] * [$Summary.$B$4]" office:value-type="float" office:value="148.26726781153" calcext:value-type="float">
            <text:p>148.27</text:p>
          </table:table-cell>
          <table:table-cell table:formula="of:=[.H16] * [$Summary.$A$4] * [$Summary.$B$4]" office:value-type="float" office:value="150.887200157902" calcext:value-type="float">
            <text:p>150.89</text:p>
          </table:table-cell>
          <table:table-cell table:formula="of:=[.I16] * [$Summary.$A$4] * [$Summary.$B$4]" office:value-type="float" office:value="152.838342698456" calcext:value-type="float">
            <text:p>152.84</text:p>
          </table:table-cell>
          <table:table-cell/>
          <table:table-cell table:style-name="ce83"/>
        </table:table-row>
        <table:table-row table:style-name="ro1">
          <table:table-cell table:formula="of:=[.A17]" office:value-type="float" office:value="288.15" calcext:value-type="float">
            <text:p>288.15</text:p>
          </table:table-cell>
          <table:table-cell table:formula="of:=[.B17] * [$Summary.$A$4] * [$Summary.$B$4]" office:value-type="float" office:value="52.5640823106299" calcext:value-type="float">
            <text:p>52.56</text:p>
          </table:table-cell>
          <table:table-cell table:formula="of:=[.C17] * [$Summary.$A$4] * [$Summary.$B$4]" office:value-type="float" office:value="131.382288410253" calcext:value-type="float">
            <text:p>131.38</text:p>
          </table:table-cell>
          <table:table-cell table:formula="of:=[.D17] * [$Summary.$A$4] * [$Summary.$B$4]" office:value-type="float" office:value="139.642921787268" calcext:value-type="float">
            <text:p>139.64</text:p>
          </table:table-cell>
          <table:table-cell table:formula="of:=[.E17] * [$Summary.$A$4] * [$Summary.$B$4]" office:value-type="float" office:value="147.101387604953" calcext:value-type="float">
            <text:p>147.10</text:p>
          </table:table-cell>
          <table:table-cell table:formula="of:=[.F17] * [$Summary.$A$4] * [$Summary.$B$4]" office:value-type="float" office:value="148.492233348421" calcext:value-type="float">
            <text:p>148.49</text:p>
          </table:table-cell>
          <table:table-cell table:formula="of:=[.G17] * [$Summary.$A$4] * [$Summary.$B$4]" office:value-type="float" office:value="151.033638728993" calcext:value-type="float">
            <text:p>151.03</text:p>
          </table:table-cell>
          <table:table-cell table:formula="of:=[.H17] * [$Summary.$A$4] * [$Summary.$B$4]" office:value-type="float" office:value="153.656038672591" calcext:value-type="float">
            <text:p>153.66</text:p>
          </table:table-cell>
          <table:table-cell table:formula="of:=[.I17] * [$Summary.$A$4] * [$Summary.$B$4]" office:value-type="float" office:value="155.616129240528" calcext:value-type="float">
            <text:p>155.62</text:p>
          </table:table-cell>
          <table:table-cell/>
          <table:table-cell table:style-name="ce149"/>
        </table:table-row>
        <table:table-row table:style-name="ro1">
          <table:table-cell table:formula="of:=[.A18]" office:value-type="float" office:value="289.15" calcext:value-type="float">
            <text:p>289.15</text:p>
          </table:table-cell>
          <table:table-cell table:formula="of:=[.B18] * [$Summary.$A$4] * [$Summary.$B$4]" office:value-type="float" office:value="53.3853898110779" calcext:value-type="float">
            <text:p>53.39</text:p>
          </table:table-cell>
          <table:table-cell table:formula="of:=[.C18] * [$Summary.$A$4] * [$Summary.$B$4]" office:value-type="float" office:value="134.168463182931" calcext:value-type="float">
            <text:p>134.17</text:p>
          </table:table-cell>
          <table:table-cell table:formula="of:=[.D18] * [$Summary.$A$4] * [$Summary.$B$4]" office:value-type="float" office:value="142.456058752306" calcext:value-type="float">
            <text:p>142.46</text:p>
          </table:table-cell>
          <table:table-cell table:formula="of:=[.E18] * [$Summary.$A$4] * [$Summary.$B$4]" office:value-type="float" office:value="149.90169012217" calcext:value-type="float">
            <text:p>149.90</text:p>
          </table:table-cell>
          <table:table-cell table:formula="of:=[.F18] * [$Summary.$A$4] * [$Summary.$B$4]" office:value-type="float" office:value="151.284701944296" calcext:value-type="float">
            <text:p>151.28</text:p>
          </table:table-cell>
          <table:table-cell table:formula="of:=[.G18] * [$Summary.$A$4] * [$Summary.$B$4]" office:value-type="float" office:value="153.829225944481" calcext:value-type="float">
            <text:p>153.83</text:p>
          </table:table-cell>
          <table:table-cell table:formula="of:=[.H18] * [$Summary.$A$4] * [$Summary.$B$4]" office:value-type="float" office:value="156.457567307958" calcext:value-type="float">
            <text:p>156.46</text:p>
          </table:table-cell>
          <table:table-cell table:formula="of:=[.I18] * [$Summary.$A$4] * [$Summary.$B$4]" office:value-type="float" office:value="158.429912204518" calcext:value-type="float">
            <text:p>158.43</text:p>
          </table:table-cell>
          <table:table-cell/>
          <table:table-cell table:style-name="ce83"/>
        </table:table-row>
        <table:table-row table:style-name="ro1">
          <table:table-cell table:formula="of:=[.A19]" office:value-type="float" office:value="290.15" calcext:value-type="float">
            <text:p>290.15</text:p>
          </table:table-cell>
          <table:table-cell table:formula="of:=[.B19] * [$Summary.$A$4] * [$Summary.$B$4]" office:value-type="float" office:value="54.2135718971414" calcext:value-type="float">
            <text:p>54.21</text:p>
          </table:table-cell>
          <table:table-cell table:formula="of:=[.C19] * [$Summary.$A$4] * [$Summary.$B$4]" office:value-type="float" office:value="136.984089439654" calcext:value-type="float">
            <text:p>136.98</text:p>
          </table:table-cell>
          <table:table-cell table:formula="of:=[.D19] * [$Summary.$A$4] * [$Summary.$B$4]" office:value-type="float" office:value="145.292700848153" calcext:value-type="float">
            <text:p>145.29</text:p>
          </table:table-cell>
          <table:table-cell table:formula="of:=[.E19] * [$Summary.$A$4] * [$Summary.$B$4]" office:value-type="float" office:value="152.725716541243" calcext:value-type="float">
            <text:p>152.73</text:p>
          </table:table-cell>
          <table:table-cell table:formula="of:=[.F19] * [$Summary.$A$4] * [$Summary.$B$4]" office:value-type="float" office:value="154.103161758837" calcext:value-type="float">
            <text:p>154.10</text:p>
          </table:table-cell>
          <table:table-cell table:formula="of:=[.G19] * [$Summary.$A$4] * [$Summary.$B$4]" office:value-type="float" office:value="156.652245767516" calcext:value-type="float">
            <text:p>156.65</text:p>
          </table:table-cell>
          <table:table-cell table:formula="of:=[.H19] * [$Summary.$A$4] * [$Summary.$B$4]" office:value-type="float" office:value="159.290394560727" calcext:value-type="float">
            <text:p>159.29</text:p>
          </table:table-cell>
          <table:table-cell table:formula="of:=[.I19] * [$Summary.$A$4] * [$Summary.$B$4]" office:value-type="float" office:value="161.278912326693" calcext:value-type="float">
            <text:p>161.28</text:p>
          </table:table-cell>
          <table:table-cell/>
          <table:table-cell table:style-name="ce83"/>
        </table:table-row>
        <table:table-row table:style-name="ro1">
          <table:table-cell table:formula="of:=[.A20]" office:value-type="float" office:value="291.15" calcext:value-type="float">
            <text:p>291.15</text:p>
          </table:table-cell>
          <table:table-cell table:formula="of:=[.B20] * [$Summary.$A$4] * [$Summary.$B$4]" office:value-type="float" office:value="55.0540076022371" calcext:value-type="float">
            <text:p>55.05</text:p>
          </table:table-cell>
          <table:table-cell table:formula="of:=[.C20] * [$Summary.$A$4] * [$Summary.$B$4]" office:value-type="float" office:value="139.83475418753" calcext:value-type="float">
            <text:p>139.83</text:p>
          </table:table-cell>
          <table:table-cell table:formula="of:=[.D20] * [$Summary.$A$4] * [$Summary.$B$4]" office:value-type="float" office:value="148.158441032036" calcext:value-type="float">
            <text:p>148.16</text:p>
          </table:table-cell>
          <table:table-cell table:formula="of:=[.E20] * [$Summary.$A$4] * [$Summary.$B$4]" office:value-type="float" office:value="155.579157481196" calcext:value-type="float">
            <text:p>155.58</text:p>
          </table:table-cell>
          <table:table-cell table:formula="of:=[.F20] * [$Summary.$A$4] * [$Summary.$B$4]" office:value-type="float" office:value="157.053206471724" calcext:value-type="float">
            <text:p>157.05</text:p>
          </table:table-cell>
          <table:table-cell table:formula="of:=[.G20] * [$Summary.$A$4] * [$Summary.$B$4]" office:value-type="float" office:value="159.508328995186" calcext:value-type="float">
            <text:p>159.51</text:p>
          </table:table-cell>
          <table:table-cell table:formula="of:=[.H20] * [$Summary.$A$4] * [$Summary.$B$4]" office:value-type="float" office:value="162.160092030037" calcext:value-type="float">
            <text:p>162.16</text:p>
          </table:table-cell>
          <table:table-cell table:formula="of:=[.I20] * [$Summary.$A$4] * [$Summary.$B$4]" office:value-type="float" office:value="164.168557792893" calcext:value-type="float">
            <text:p>164.17</text:p>
          </table:table-cell>
          <table:table-cell/>
          <table:table-cell table:style-name="ce83"/>
        </table:table-row>
        <table:table-row table:style-name="ro1">
          <table:table-cell table:formula="of:=[.A21]" office:value-type="float" office:value="292.15" calcext:value-type="float">
            <text:p>292.15</text:p>
          </table:table-cell>
          <table:table-cell table:formula="of:=[.B21] * [$Summary.$A$4] * [$Summary.$B$4]" office:value-type="float" office:value="55.9034538089393" calcext:value-type="float">
            <text:p>55.90</text:p>
          </table:table-cell>
          <table:table-cell table:formula="of:=[.C21] * [$Summary.$A$4] * [$Summary.$B$4]" office:value-type="float" office:value="142.714406479623" calcext:value-type="float">
            <text:p>142.71</text:p>
          </table:table-cell>
          <table:table-cell table:formula="of:=[.D21] * [$Summary.$A$4] * [$Summary.$B$4]" office:value-type="float" office:value="151.048600976714" calcext:value-type="float">
            <text:p>151.05</text:p>
          </table:table-cell>
          <table:table-cell table:formula="of:=[.E21] * [$Summary.$A$4] * [$Summary.$B$4]" office:value-type="float" office:value="158.458685395901" calcext:value-type="float">
            <text:p>158.46</text:p>
          </table:table-cell>
          <table:table-cell table:formula="of:=[.F21] * [$Summary.$A$4] * [$Summary.$B$4]" office:value-type="float" office:value="159.928303084613" calcext:value-type="float">
            <text:p>159.93</text:p>
          </table:table-cell>
          <table:table-cell table:formula="of:=[.G21] * [$Summary.$A$4] * [$Summary.$B$4]" office:value-type="float" office:value="162.394725923759" calcext:value-type="float">
            <text:p>162.39</text:p>
          </table:table-cell>
          <table:table-cell table:formula="of:=[.H21] * [$Summary.$A$4] * [$Summary.$B$4]" office:value-type="float" office:value="165.064414764783" calcext:value-type="float">
            <text:p>165.06</text:p>
          </table:table-cell>
          <table:table-cell table:formula="of:=[.I21] * [$Summary.$A$4] * [$Summary.$B$4]" office:value-type="float" office:value="167.096565415311" calcext:value-type="float">
            <text:p>167.10</text:p>
          </table:table-cell>
          <table:table-cell/>
          <table:table-cell table:style-name="ce83"/>
        </table:table-row>
        <table:table-row table:style-name="ro1">
          <table:table-cell table:formula="of:=[.A22]" office:value-type="float" office:value="293.15" calcext:value-type="float">
            <text:p>293.15</text:p>
          </table:table-cell>
          <table:table-cell table:formula="of:=[.B22] * [$Summary.$A$4] * [$Summary.$B$4]" office:value-type="float" office:value="56.7616887171318" calcext:value-type="float">
            <text:p>56.76</text:p>
          </table:table-cell>
          <table:table-cell table:formula="of:=[.C22] * [$Summary.$A$4] * [$Summary.$B$4]" office:value-type="float" office:value="145.623229754993" calcext:value-type="float">
            <text:p>145.62</text:p>
          </table:table-cell>
          <table:table-cell table:formula="of:=[.D22] * [$Summary.$A$4] * [$Summary.$B$4]" office:value-type="float" office:value="153.964238904743" calcext:value-type="float">
            <text:p>153.96</text:p>
          </table:table-cell>
          <table:table-cell table:formula="of:=[.E22] * [$Summary.$A$4] * [$Summary.$B$4]" office:value-type="float" office:value="161.36506348435" calcext:value-type="float">
            <text:p>161.37</text:p>
          </table:table-cell>
          <table:table-cell table:formula="of:=[.F22] * [$Summary.$A$4] * [$Summary.$B$4]" office:value-type="float" office:value="162.831557965582" calcext:value-type="float">
            <text:p>162.83</text:p>
          </table:table-cell>
          <table:table-cell table:formula="of:=[.G22] * [$Summary.$A$4] * [$Summary.$B$4]" office:value-type="float" office:value="165.31260731232" calcext:value-type="float">
            <text:p>165.31</text:p>
          </table:table-cell>
          <table:table-cell table:formula="of:=[.H22] * [$Summary.$A$4] * [$Summary.$B$4]" office:value-type="float" office:value="168.004682901197" calcext:value-type="float">
            <text:p>168.00</text:p>
          </table:table-cell>
          <table:table-cell table:formula="of:=[.I22] * [$Summary.$A$4] * [$Summary.$B$4]" office:value-type="float" office:value="170.064858147862" calcext:value-type="float">
            <text:p>170.06</text:p>
          </table:table-cell>
          <table:table-cell/>
          <table:table-cell table:style-name="ce83"/>
        </table:table-row>
        <table:table-row table:style-name="ro1">
          <table:table-cell table:formula="of:=[.A23]" office:value-type="float" office:value="298.15" calcext:value-type="float">
            <text:p>298.15</text:p>
          </table:table-cell>
          <table:table-cell table:formula="of:=[.B23] * [$Summary.$A$4] * [$Summary.$B$4]" office:value-type="float" office:value="61.1927425562959" calcext:value-type="float">
            <text:p>61.19</text:p>
          </table:table-cell>
          <table:table-cell table:formula="of:=[.C23] * [$Summary.$A$4] * [$Summary.$B$4]" office:value-type="float" office:value="160.588977444375" calcext:value-type="float">
            <text:p>160.59</text:p>
          </table:table-cell>
          <table:table-cell table:formula="of:=[.D23] * [$Summary.$A$4] * [$Summary.$B$4]" office:value-type="float" office:value="168.926772522483" calcext:value-type="float">
            <text:p>168.93</text:p>
          </table:table-cell>
          <table:table-cell table:formula="of:=[.E23] * [$Summary.$A$4] * [$Summary.$B$4]" office:value-type="float" office:value="176.352666037512" calcext:value-type="float">
            <text:p>176.35</text:p>
          </table:table-cell>
          <table:table-cell table:formula="of:=[.F23] * [$Summary.$A$4] * [$Summary.$B$4]" office:value-type="float" office:value="177.692497792742" calcext:value-type="float">
            <text:p>177.69</text:p>
          </table:table-cell>
          <table:table-cell table:formula="of:=[.G23] * [$Summary.$A$4] * [$Summary.$B$4]" office:value-type="float" office:value="180.44112049017" calcext:value-type="float">
            <text:p>180.44</text:p>
          </table:table-cell>
          <table:table-cell table:formula="of:=[.H23] * [$Summary.$A$4] * [$Summary.$B$4]" office:value-type="float" office:value="183.322086429086" calcext:value-type="float">
            <text:p>183.32</text:p>
          </table:table-cell>
          <table:table-cell table:formula="of:=[.I23] * [$Summary.$A$4] * [$Summary.$B$4]" office:value-type="float" office:value="185.589510227598" calcext:value-type="float">
            <text:p>185.59</text:p>
          </table:table-cell>
          <table:table-cell/>
          <table:table-cell table:style-name="ce83"/>
        </table:table-row>
        <table:table-row table:style-name="ro1"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Default" table:number-columns-repeated="9"/>
          <table:table-cell/>
          <table:table-cell table:style-name="ce35"/>
        </table:table-row>
      </table:table>
      <table:table table:name="CO2_275ppm" table:style-name="ta1">
        <table:shapes>
          <draw:frame draw:z-index="0" draw:style-name="gr1" draw:text-style-name="P1" svg:width="147.86mm" svg:height="99.97mm" svg:x="208.55mm" svg:y="68.1mm">
            <draw:object draw:notify-on-update-of-ranges="CO2_275ppm.A27:CO2_275ppm.A35 CO2_275ppm.H26:CO2_275ppm.H26 CO2_275ppm.H27:CO2_275ppm.H35 CO2_275ppm.A27:CO2_275ppm.A35 CO2_275ppm.G26:CO2_275ppm.G26 CO2_275ppm.G27:CO2_275ppm.G35 CO2_275ppm.A27:CO2_275ppm.A35 CO2_275ppm.E26:CO2_275ppm.E26 CO2_275ppm.E27:CO2_275ppm.E35 CO2_275ppm.A27:CO2_275ppm.A35 CO2_275ppm.D26:CO2_275ppm.D26 CO2_275ppm.D27:CO2_275ppm.D35 CO2_275ppm.A27:CO2_275ppm.A35 CO2_275ppm.C26:CO2_275ppm.C26 CO2_275ppm.C27:CO2_275ppm.C35 CO2_275ppm.A27:CO2_275ppm.A35 CO2_275ppm.B26:CO2_275ppm.B26 CO2_275ppm.B27:CO2_275ppm.B3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ce83"/>
        <table:table-column table:style-name="co1" table:number-columns-repeated="10" table:default-cell-style-name="Default"/>
        <table:table-row table:style-name="ro1">
          <table:table-cell table:style-name="ce53" office:value-type="string" calcext:value-type="string" table:number-columns-spanned="9" table:number-rows-spanned="1">
            <text:p>Transmittance (W/m^2)</text:p>
          </table:table-cell>
          <table:covered-table-cell table:number-columns-repeated="7" table:style-name="ce53"/>
          <table:covered-table-cell table:style-name="ce150"/>
          <table:table-cell table:number-columns-repeated="3"/>
        </table:table-row>
        <table:table-row table:style-name="ro3">
          <table:table-cell table:style-name="ce53" office:value-type="string" calcext:value-type="string">
            <text:p>Temperature (K)</text:p>
          </table:table-cell>
          <table:table-cell table:style-name="ce158" office:value-type="percentage" office:value="0" calcext:value-type="percentage">
            <text:p>0%</text:p>
          </table:table-cell>
          <table:table-cell table:style-name="ce158" office:value-type="percentage" office:value="0.1" calcext:value-type="percentage">
            <text:p>10%</text:p>
          </table:table-cell>
          <table:table-cell table:style-name="ce158" office:value-type="percentage" office:value="0.2" calcext:value-type="percentage">
            <text:p>20%</text:p>
          </table:table-cell>
          <table:table-cell table:style-name="ce158" office:value-type="percentage" office:value="0.4" calcext:value-type="percentage">
            <text:p>40%</text:p>
          </table:table-cell>
          <table:table-cell table:style-name="ce158" office:value-type="percentage" office:value="0.46" calcext:value-type="percentage">
            <text:p>46%</text:p>
          </table:table-cell>
          <table:table-cell table:style-name="ce158" office:value-type="percentage" office:value="0.6" calcext:value-type="percentage">
            <text:p>60%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63" office:value-type="percentage" office:value="1" calcext:value-type="percentage">
            <text:p>100%</text:p>
          </table:table-cell>
          <table:table-cell table:style-name="ce165" office:value-type="string" calcext:value-type="string">
            <text:p>σT^4</text:p>
          </table:table-cell>
          <table:table-cell table:style-name="ce5" office:value-type="string" calcext:value-type="string">
            <text:p>Planck summation</text:p>
          </table:table-cell>
          <table:table-cell table:style-name="ce67"/>
        </table:table-row>
        <table:table-row table:style-name="ro1">
          <table:table-cell table:style-name="ce66" table:formula="of:=[$CO2_0ppm.A3]" office:value-type="float" office:value="283.15" calcext:value-type="float">
            <text:p>283.15</text:p>
          </table:table-cell>
          <table:table-cell table:style-name="ce159" office:value-type="float" office:value="273.376309154548" calcext:value-type="float">
            <text:p>273.38</text:p>
          </table:table-cell>
          <table:table-cell table:style-name="ce159" office:value-type="float" office:value="147.789831806804" calcext:value-type="float">
            <text:p>147.79</text:p>
          </table:table-cell>
          <table:table-cell table:style-name="ce159" office:value-type="float" office:value="133.425670266025" calcext:value-type="float">
            <text:p>133.43</text:p>
          </table:table-cell>
          <table:table-cell table:style-name="ce159" office:value-type="float" office:value="120.063072169844" calcext:value-type="float">
            <text:p>120.06</text:p>
          </table:table-cell>
          <table:table-cell table:style-name="ce159" office:value-type="float" office:value="117.568043440999" calcext:value-type="float">
            <text:p>117.57</text:p>
          </table:table-cell>
          <table:table-cell table:style-name="ce159" office:value-type="float" office:value="112.975971934122" calcext:value-type="float">
            <text:p>112.98</text:p>
          </table:table-cell>
          <table:table-cell table:style-name="ce159" office:value-type="float" office:value="108.298039802278" calcext:value-type="float">
            <text:p>108.30</text:p>
          </table:table-cell>
          <table:table-cell table:style-name="ce164" office:value-type="float" office:value="104.85470797096" calcext:value-type="float">
            <text:p>104.85</text:p>
          </table:table-cell>
          <table:table-cell table:style-name="ce83" table:formula="of:=0.0000000567037441900005*POWER([.A3];4)" office:value-type="float" office:value="364.483607161424" calcext:value-type="float">
            <text:p>364.48</text:p>
          </table:table-cell>
          <table:table-cell table:style-name="ce87" office:value-type="float" office:value="362.34484692245" calcext:value-type="float">
            <text:p>362.34</text:p>
          </table:table-cell>
          <table:table-cell table:style-name="ce39"/>
        </table:table-row>
        <table:table-row table:style-name="ro1">
          <table:table-cell table:style-name="ce66" table:formula="of:=[$CO2_0ppm.A4]" office:value-type="float" office:value="287.15" calcext:value-type="float">
            <text:p>287.15</text:p>
          </table:table-cell>
          <table:table-cell table:style-name="ce159" office:value-type="float" office:value="288.499701134762" calcext:value-type="float">
            <text:p>288.50</text:p>
          </table:table-cell>
          <table:table-cell table:style-name="ce159" office:value-type="float" office:value="149.412494338693" calcext:value-type="float">
            <text:p>149.41</text:p>
          </table:table-cell>
          <table:table-cell table:style-name="ce159" office:value-type="float" office:value="134.698542354399" calcext:value-type="float">
            <text:p>134.70</text:p>
          </table:table-cell>
          <table:table-cell table:style-name="ce159" office:value-type="float" office:value="121.401500176326" calcext:value-type="float">
            <text:p>121.40</text:p>
          </table:table-cell>
          <table:table-cell table:style-name="ce159" office:value-type="float" office:value="118.926690979527" calcext:value-type="float">
            <text:p>118.93</text:p>
          </table:table-cell>
          <table:table-cell table:style-name="ce159" office:value-type="float" office:value="114.414330904441" calcext:value-type="float">
            <text:p>114.41</text:p>
          </table:table-cell>
          <table:table-cell table:style-name="ce159" office:value-type="float" office:value="109.781178335824" calcext:value-type="float">
            <text:p>109.78</text:p>
          </table:table-cell>
          <table:table-cell table:style-name="ce164" office:value-type="float" office:value="106.325116018978" calcext:value-type="float">
            <text:p>106.33</text:p>
          </table:table-cell>
          <table:table-cell table:style-name="ce83" table:formula="of:=0.0000000567037441900005*POWER([.A4];4)" office:value-type="float" office:value="385.520093917784" calcext:value-type="float">
            <text:p>385.52</text:p>
          </table:table-cell>
          <table:table-cell table:style-name="ce87" office:value-type="float" office:value="383.339838515444" calcext:value-type="float">
            <text:p>383.34</text:p>
          </table:table-cell>
          <table:table-cell table:style-name="ce39"/>
        </table:table-row>
        <table:table-row table:style-name="ro1">
          <table:table-cell table:style-name="ce66" table:formula="of:=[$CO2_0ppm.A5]" office:value-type="float" office:value="288.15" calcext:value-type="float">
            <text:p>288.15</text:p>
          </table:table-cell>
          <table:table-cell table:style-name="ce159" office:value-type="float" office:value="292.377019095329" calcext:value-type="float">
            <text:p>292.38</text:p>
          </table:table-cell>
          <table:table-cell table:style-name="ce159" office:value-type="float" office:value="149.800144924515" calcext:value-type="float">
            <text:p>149.80</text:p>
          </table:table-cell>
          <table:table-cell table:style-name="ce159" office:value-type="float" office:value="135.034636180945" calcext:value-type="float">
            <text:p>135.03</text:p>
          </table:table-cell>
          <table:table-cell table:style-name="ce159" office:value-type="float" office:value="121.766354173038" calcext:value-type="float">
            <text:p>121.77</text:p>
          </table:table-cell>
          <table:table-cell table:style-name="ce159" office:value-type="float" office:value="119.299081032535" calcext:value-type="float">
            <text:p>119.30</text:p>
          </table:table-cell>
          <table:table-cell table:style-name="ce159" office:value-type="float" office:value="114.795887636702" calcext:value-type="float">
            <text:p>114.80</text:p>
          </table:table-cell>
          <table:table-cell table:style-name="ce159" office:value-type="float" office:value="110.15473853384" calcext:value-type="float">
            <text:p>110.15</text:p>
          </table:table-cell>
          <table:table-cell table:style-name="ce164" office:value-type="float" office:value="106.688055038743" calcext:value-type="float">
            <text:p>106.69</text:p>
          </table:table-cell>
          <table:table-cell table:style-name="ce83" table:formula="of:=0.0000000567037441900005*POWER([.A5];4)" office:value-type="float" office:value="390.91850776901" calcext:value-type="float">
            <text:p>390.92</text:p>
          </table:table-cell>
          <table:table-cell table:style-name="ce87" office:value-type="float" office:value="388.727817510757" calcext:value-type="float">
            <text:p>388.73</text:p>
          </table:table-cell>
          <table:table-cell table:style-name="ce39"/>
        </table:table-row>
        <table:table-row table:style-name="ro1">
          <table:table-cell table:style-name="ce66" table:formula="of:=[$CO2_0ppm.A6]" office:value-type="float" office:value="289.15" calcext:value-type="float">
            <text:p>289.15</text:p>
          </table:table-cell>
          <table:table-cell table:style-name="ce159" office:value-type="float" office:value="296.291290527319" calcext:value-type="float">
            <text:p>296.29</text:p>
          </table:table-cell>
          <table:table-cell table:style-name="ce159" office:value-type="float" office:value="150.182895504367" calcext:value-type="float">
            <text:p>150.18</text:p>
          </table:table-cell>
          <table:table-cell table:style-name="ce159" office:value-type="float" office:value="135.378040219995" calcext:value-type="float">
            <text:p>135.38</text:p>
          </table:table-cell>
          <table:table-cell table:style-name="ce159" office:value-type="float" office:value="122.140392203296" calcext:value-type="float">
            <text:p>122.14</text:p>
          </table:table-cell>
          <table:table-cell table:style-name="ce159" office:value-type="float" office:value="119.688257544948" calcext:value-type="float">
            <text:p>119.69</text:p>
          </table:table-cell>
          <table:table-cell table:style-name="ce159" office:value-type="float" office:value="115.181171946634" calcext:value-type="float">
            <text:p>115.18</text:p>
          </table:table-cell>
          <table:table-cell table:style-name="ce159" office:value-type="float" office:value="110.530459375536" calcext:value-type="float">
            <text:p>110.53</text:p>
          </table:table-cell>
          <table:table-cell table:style-name="ce164" office:value-type="float" office:value="107.042159145038" calcext:value-type="float">
            <text:p>107.04</text:p>
          </table:table-cell>
          <table:table-cell table:style-name="ce83" table:formula="of:=0.0000000567037441900005*POWER([.A6];4)" office:value-type="float" office:value="396.373419363693" calcext:value-type="float">
            <text:p>396.37</text:p>
          </table:table-cell>
          <table:table-cell table:style-name="ce87" office:value-type="float" office:value="394.172268935681" calcext:value-type="float">
            <text:p>394.17</text:p>
          </table:table-cell>
          <table:table-cell table:style-name="ce39"/>
        </table:table-row>
        <table:table-row table:style-name="ro1">
          <table:table-cell table:style-name="ce66" table:formula="of:=[$CO2_0ppm.A7]" office:value-type="float" office:value="290.15" calcext:value-type="float">
            <text:p>290.15</text:p>
          </table:table-cell>
          <table:table-cell table:style-name="ce159" office:value-type="float" office:value="300.249254676419" calcext:value-type="float">
            <text:p>300.25</text:p>
          </table:table-cell>
          <table:table-cell table:style-name="ce159" office:value-type="float" office:value="150.569925528044" calcext:value-type="float">
            <text:p>150.57</text:p>
          </table:table-cell>
          <table:table-cell table:style-name="ce159" office:value-type="float" office:value="135.736401718775" calcext:value-type="float">
            <text:p>135.74</text:p>
          </table:table-cell>
          <table:table-cell table:style-name="ce159" office:value-type="float" office:value="122.528625122635" calcext:value-type="float">
            <text:p>122.53</text:p>
          </table:table-cell>
          <table:table-cell table:style-name="ce159" office:value-type="float" office:value="120.087447758131" calcext:value-type="float">
            <text:p>120.09</text:p>
          </table:table-cell>
          <table:table-cell table:style-name="ce159" office:value-type="float" office:value="115.573675594598" calcext:value-type="float">
            <text:p>115.57</text:p>
          </table:table-cell>
          <table:table-cell table:style-name="ce159" office:value-type="float" office:value="110.906248204755" calcext:value-type="float">
            <text:p>110.91</text:p>
          </table:table-cell>
          <table:table-cell table:style-name="ce164" office:value-type="float" office:value="107.389146668902" calcext:value-type="float">
            <text:p>107.39</text:p>
          </table:table-cell>
          <table:table-cell table:style-name="ce83" table:formula="of:=0.0000000567037441900005*POWER([.A7];4)" office:value-type="float" office:value="401.885221522691" calcext:value-type="float">
            <text:p>401.89</text:p>
          </table:table-cell>
          <table:table-cell table:style-name="ce87" office:value-type="float" office:value="399.673585135707" calcext:value-type="float">
            <text:p>399.67</text:p>
          </table:table-cell>
          <table:table-cell table:style-name="ce39"/>
        </table:table-row>
        <table:table-row table:style-name="ro1">
          <table:table-cell table:style-name="ce66" table:formula="of:=[$CO2_0ppm.A8]" office:value-type="float" office:value="291.15" calcext:value-type="float">
            <text:p>291.15</text:p>
          </table:table-cell>
          <table:table-cell table:style-name="ce159" office:value-type="float" office:value="304.241699418344" calcext:value-type="float">
            <text:p>304.24</text:p>
          </table:table-cell>
          <table:table-cell table:style-name="ce159" office:value-type="float" office:value="150.951690695389" calcext:value-type="float">
            <text:p>150.95</text:p>
          </table:table-cell>
          <table:table-cell table:style-name="ce159" office:value-type="float" office:value="136.100122837499" calcext:value-type="float">
            <text:p>136.10</text:p>
          </table:table-cell>
          <table:table-cell table:style-name="ce159" office:value-type="float" office:value="122.921219890373" calcext:value-type="float">
            <text:p>122.92</text:p>
          </table:table-cell>
          <table:table-cell table:style-name="ce159" office:value-type="float" office:value="120.309771746574" calcext:value-type="float">
            <text:p>120.31</text:p>
          </table:table-cell>
          <table:table-cell table:style-name="ce159" office:value-type="float" office:value="115.953756055097" calcext:value-type="float">
            <text:p>115.95</text:p>
          </table:table-cell>
          <table:table-cell table:style-name="ce159" office:value-type="float" office:value="111.272516437337" calcext:value-type="float">
            <text:p>111.27</text:p>
          </table:table-cell>
          <table:table-cell table:style-name="ce164" office:value-type="float" office:value="107.719684358288" calcext:value-type="float">
            <text:p>107.72</text:p>
          </table:table-cell>
          <table:table-cell table:style-name="ce83" table:formula="of:=0.0000000567037441900005*POWER([.A8];4)" office:value-type="float" office:value="407.454308427752" calcext:value-type="float">
            <text:p>407.45</text:p>
          </table:table-cell>
          <table:table-cell table:style-name="ce87" office:value-type="float" office:value="405.232159797989" calcext:value-type="float">
            <text:p>405.23</text:p>
          </table:table-cell>
          <table:table-cell table:style-name="ce39"/>
        </table:table-row>
        <table:table-row table:style-name="ro1">
          <table:table-cell table:style-name="ce66" table:formula="of:=[$CO2_0ppm.A9]" office:value-type="float" office:value="292.15" calcext:value-type="float">
            <text:p>292.15</text:p>
          </table:table-cell>
          <table:table-cell table:style-name="ce159" office:value-type="float" office:value="308.274920651057" calcext:value-type="float">
            <text:p>308.27</text:p>
          </table:table-cell>
          <table:table-cell table:style-name="ce159" office:value-type="float" office:value="151.339434429035" calcext:value-type="float">
            <text:p>151.34</text:p>
          </table:table-cell>
          <table:table-cell table:style-name="ce159" office:value-type="float" office:value="136.477905859074" calcext:value-type="float">
            <text:p>136.48</text:p>
          </table:table-cell>
          <table:table-cell table:style-name="ce159" office:value-type="float" office:value="123.324495518647" calcext:value-type="float">
            <text:p>123.32</text:p>
          </table:table-cell>
          <table:table-cell table:style-name="ce159" office:value-type="float" office:value="120.721618663004" calcext:value-type="float">
            <text:p>120.72</text:p>
          </table:table-cell>
          <table:table-cell table:style-name="ce159" office:value-type="float" office:value="116.356473920799" calcext:value-type="float">
            <text:p>116.36</text:p>
          </table:table-cell>
          <table:table-cell table:style-name="ce159" office:value-type="float" office:value="111.633578812864" calcext:value-type="float">
            <text:p>111.63</text:p>
          </table:table-cell>
          <table:table-cell table:style-name="ce164" office:value-type="float" office:value="108.038170286788" calcext:value-type="float">
            <text:p>108.04</text:p>
          </table:table-cell>
          <table:table-cell table:style-name="ce83" table:formula="of:=0.0000000567037441900005*POWER([.A9];4)" office:value-type="float" office:value="413.081075621513" calcext:value-type="float">
            <text:p>413.08</text:p>
          </table:table-cell>
          <table:table-cell table:style-name="ce87" office:value-type="float" office:value="410.848387950499" calcext:value-type="float">
            <text:p>410.85</text:p>
          </table:table-cell>
          <table:table-cell table:style-name="ce39"/>
        </table:table-row>
        <table:table-row table:style-name="ro1">
          <table:table-cell table:style-name="ce66" table:formula="of:=[$CO2_0ppm.A10]" office:value-type="float" office:value="293.15" calcext:value-type="float">
            <text:p>293.15</text:p>
          </table:table-cell>
          <table:table-cell table:style-name="ce159" office:value-type="float" office:value="312.349743793192" calcext:value-type="float">
            <text:p>312.35</text:p>
          </table:table-cell>
          <table:table-cell table:style-name="ce159" office:value-type="float" office:value="151.733236948131" calcext:value-type="float">
            <text:p>151.73</text:p>
          </table:table-cell>
          <table:table-cell table:style-name="ce159" office:value-type="float" office:value="136.868226280179" calcext:value-type="float">
            <text:p>136.87</text:p>
          </table:table-cell>
          <table:table-cell table:style-name="ce159" office:value-type="float" office:value="123.737308772306" calcext:value-type="float">
            <text:p>123.74</text:p>
          </table:table-cell>
          <table:table-cell table:style-name="ce159" office:value-type="float" office:value="121.140490162192" calcext:value-type="float">
            <text:p>121.14</text:p>
          </table:table-cell>
          <table:table-cell table:style-name="ce159" office:value-type="float" office:value="116.750210079568" calcext:value-type="float">
            <text:p>116.75</text:p>
          </table:table-cell>
          <table:table-cell table:style-name="ce159" office:value-type="float" office:value="111.987418015528" calcext:value-type="float">
            <text:p>111.99</text:p>
          </table:table-cell>
          <table:table-cell table:style-name="ce164" office:value-type="float" office:value="108.341523415515" calcext:value-type="float">
            <text:p>108.34</text:p>
          </table:table-cell>
          <table:table-cell table:style-name="ce83" table:formula="of:=0.0000000567037441900005*POWER([.A10];4)" office:value-type="float" office:value="418.765920007504" calcext:value-type="float">
            <text:p>418.77</text:p>
          </table:table-cell>
          <table:table-cell table:style-name="ce87" office:value-type="float" office:value="416.522665961189" calcext:value-type="float">
            <text:p>416.52</text:p>
          </table:table-cell>
          <table:table-cell table:style-name="ce39"/>
        </table:table-row>
        <table:table-row table:style-name="ro1">
          <table:table-cell table:style-name="ce66" table:formula="of:=[$CO2_0ppm.A11]" office:value-type="float" office:value="298.15" calcext:value-type="float">
            <text:p>298.15</text:p>
          </table:table-cell>
          <table:table-cell table:style-name="ce159" office:value-type="float" office:value="333.347248175012" calcext:value-type="float">
            <text:p>333.35</text:p>
          </table:table-cell>
          <table:table-cell table:style-name="ce159" office:value-type="float" office:value="153.835269428049" calcext:value-type="float">
            <text:p>153.84</text:p>
          </table:table-cell>
          <table:table-cell table:style-name="ce159" office:value-type="float" office:value="139.015936846032" calcext:value-type="float">
            <text:p>139.02</text:p>
          </table:table-cell>
          <table:table-cell table:style-name="ce159" office:value-type="float" office:value="125.862219758306" calcext:value-type="float">
            <text:p>125.86</text:p>
          </table:table-cell>
          <table:table-cell table:style-name="ce159" office:value-type="float" office:value="123.491009207589" calcext:value-type="float">
            <text:p>123.49</text:p>
          </table:table-cell>
          <table:table-cell table:style-name="ce159" office:value-type="float" office:value="118.625759144623" calcext:value-type="float">
            <text:p>118.63</text:p>
          </table:table-cell>
          <table:table-cell table:style-name="ce159" office:value-type="float" office:value="113.522874985276" calcext:value-type="float">
            <text:p>113.52</text:p>
          </table:table-cell>
          <table:table-cell table:style-name="ce164" office:value-type="float" office:value="109.50248106958" calcext:value-type="float">
            <text:p>109.50</text:p>
          </table:table-cell>
          <table:table-cell table:style-name="ce83" table:formula="of:=0.0000000567037441900005*POWER([.A11];4)" office:value-type="float" office:value="448.075286706653" calcext:value-type="float">
            <text:p>448.08</text:p>
          </table:table-cell>
          <table:table-cell table:style-name="ce83" office:value-type="float" office:value="445.778770449153" calcext:value-type="float">
            <text:p>445.78</text:p>
          </table:table-cell>
          <table:table-cell table:style-name="ce39"/>
        </table:table-row>
        <table:table-row table:style-name="ro1">
          <table:table-cell table:style-name="ce53"/>
          <table:table-cell table:style-name="ce158" table:number-columns-repeated="7"/>
          <table:table-cell table:style-name="ce163"/>
          <table:table-cell table:style-name="ce83"/>
          <table:table-cell table:number-columns-repeated="2"/>
        </table:table-row>
        <table:table-row table:style-name="ro1">
          <table:table-cell table:style-name="ce53" office:value-type="string" calcext:value-type="string" table:number-columns-spanned="9" table:number-rows-spanned="1">
            <text:p><text:s/>Absorption (σT^4 – Transmittance)</text:p>
          </table:table-cell>
          <table:covered-table-cell table:number-columns-repeated="7" table:style-name="ce158"/>
          <table:covered-table-cell table:style-name="ce163"/>
          <table:table-cell table:number-columns-repeated="3"/>
        </table:table-row>
        <table:table-row table:style-name="ro3">
          <table:table-cell table:style-name="ce53" office:value-type="string" calcext:value-type="string">
            <text:p>Temperature (K)</text:p>
          </table:table-cell>
          <table:table-cell table:style-name="ce158" office:value-type="percentage" office:value="0" calcext:value-type="percentage">
            <text:p>0%</text:p>
          </table:table-cell>
          <table:table-cell table:style-name="ce158" office:value-type="percentage" office:value="0.1" calcext:value-type="percentage">
            <text:p>10%</text:p>
          </table:table-cell>
          <table:table-cell table:style-name="ce158" office:value-type="percentage" office:value="0.2" calcext:value-type="percentage">
            <text:p>20%</text:p>
          </table:table-cell>
          <table:table-cell table:style-name="ce158" office:value-type="percentage" office:value="0.4" calcext:value-type="percentage">
            <text:p>40%</text:p>
          </table:table-cell>
          <table:table-cell table:style-name="ce158" office:value-type="percentage" office:value="0.46" calcext:value-type="percentage">
            <text:p>46%</text:p>
          </table:table-cell>
          <table:table-cell table:style-name="ce158" office:value-type="percentage" office:value="0.6" calcext:value-type="percentage">
            <text:p>60%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63" office:value-type="percentage" office:value="1" calcext:value-type="percentage">
            <text:p>100%</text:p>
          </table:table-cell>
          <table:table-cell/>
          <table:table-cell table:style-name="ce35"/>
          <table:table-cell/>
        </table:table-row>
        <table:table-row table:style-name="ro1">
          <table:table-cell table:style-name="ce111" office:value-type="float" office:value="283.15" calcext:value-type="float">
            <text:p>283.15</text:p>
          </table:table-cell>
          <table:table-cell table:formula="of:=([.$J3] - [.B3])" office:value-type="float" office:value="91.1072980068765" calcext:value-type="float">
            <text:p>91.11</text:p>
          </table:table-cell>
          <table:table-cell table:style-name="ce83" table:formula="of:=([.$J3] - [.C3])" office:value-type="float" office:value="216.69377535462" calcext:value-type="float">
            <text:p>216.69</text:p>
          </table:table-cell>
          <table:table-cell table:style-name="ce83" table:formula="of:=([.$J3] - [.D3])" office:value-type="float" office:value="231.057936895399" calcext:value-type="float">
            <text:p>231.06</text:p>
          </table:table-cell>
          <table:table-cell table:style-name="ce83" table:formula="of:=([.$J3] - [.E3])" office:value-type="float" office:value="244.42053499158" calcext:value-type="float">
            <text:p>244.42</text:p>
          </table:table-cell>
          <table:table-cell table:style-name="ce83" table:formula="of:=([.$J3] - [.F3])" office:value-type="float" office:value="246.915563720425" calcext:value-type="float">
            <text:p>246.92</text:p>
          </table:table-cell>
          <table:table-cell table:style-name="ce83" table:formula="of:=([.$J3] - [.G3])" office:value-type="float" office:value="251.507635227302" calcext:value-type="float">
            <text:p>251.51</text:p>
          </table:table-cell>
          <table:table-cell table:style-name="ce83" table:formula="of:=([.$J3] - [.H3])" office:value-type="float" office:value="256.185567359146" calcext:value-type="float">
            <text:p>256.19</text:p>
          </table:table-cell>
          <table:table-cell table:style-name="ce83" table:formula="of:=([.$J3] - [.I3])" office:value-type="float" office:value="259.628899190464" calcext:value-type="float">
            <text:p>259.63</text:p>
          </table:table-cell>
          <table:table-cell table:number-columns-repeated="3"/>
        </table:table-row>
        <table:table-row table:style-name="ro1">
          <table:table-cell table:style-name="ce156" office:value-type="float" office:value="287.15" calcext:value-type="float">
            <text:p>287.15</text:p>
          </table:table-cell>
          <table:table-cell table:formula="of:=([.$J4] - [.B4])" office:value-type="float" office:value="97.0203927830216" calcext:value-type="float">
            <text:p>97.02</text:p>
          </table:table-cell>
          <table:table-cell table:style-name="ce83" table:formula="of:=([.$J4] - [.C4])" office:value-type="float" office:value="236.107599579091" calcext:value-type="float">
            <text:p>236.11</text:p>
          </table:table-cell>
          <table:table-cell table:style-name="ce83" table:formula="of:=([.$J4] - [.D4])" office:value-type="float" office:value="250.821551563385" calcext:value-type="float">
            <text:p>250.82</text:p>
          </table:table-cell>
          <table:table-cell table:style-name="ce83" table:formula="of:=([.$J4] - [.E4])" office:value-type="float" office:value="264.118593741458" calcext:value-type="float">
            <text:p>264.12</text:p>
          </table:table-cell>
          <table:table-cell table:style-name="ce83" table:formula="of:=([.$J4] - [.F4])" office:value-type="float" office:value="266.593402938257" calcext:value-type="float">
            <text:p>266.59</text:p>
          </table:table-cell>
          <table:table-cell table:style-name="ce83" table:formula="of:=([.$J4] - [.G4])" office:value-type="float" office:value="271.105763013343" calcext:value-type="float">
            <text:p>271.11</text:p>
          </table:table-cell>
          <table:table-cell table:style-name="ce83" table:formula="of:=([.$J4] - [.H4])" office:value-type="float" office:value="275.73891558196" calcext:value-type="float">
            <text:p>275.74</text:p>
          </table:table-cell>
          <table:table-cell table:style-name="ce83" table:formula="of:=([.$J4] - [.I4])" office:value-type="float" office:value="279.194977898806" calcext:value-type="float">
            <text:p>279.19</text:p>
          </table:table-cell>
          <table:table-cell table:number-columns-repeated="3"/>
        </table:table-row>
        <table:table-row table:style-name="ro1">
          <table:table-cell table:style-name="ce156" office:value-type="float" office:value="288.15" calcext:value-type="float">
            <text:p>288.15</text:p>
          </table:table-cell>
          <table:table-cell table:formula="of:=([.$J5] - [.B5])" office:value-type="float" office:value="98.541488673681" calcext:value-type="float">
            <text:p>98.54</text:p>
          </table:table-cell>
          <table:table-cell table:style-name="ce83" table:formula="of:=([.$J5] - [.C5])" office:value-type="float" office:value="241.118362844495" calcext:value-type="float">
            <text:p>241.12</text:p>
          </table:table-cell>
          <table:table-cell table:style-name="ce83" table:formula="of:=([.$J5] - [.D5])" office:value-type="float" office:value="255.883871588065" calcext:value-type="float">
            <text:p>255.88</text:p>
          </table:table-cell>
          <table:table-cell table:style-name="ce83" table:formula="of:=([.$J5] - [.E5])" office:value-type="float" office:value="269.152153595972" calcext:value-type="float">
            <text:p>269.15</text:p>
          </table:table-cell>
          <table:table-cell table:style-name="ce83" table:formula="of:=([.$J5] - [.F5])" office:value-type="float" office:value="271.619426736475" calcext:value-type="float">
            <text:p>271.62</text:p>
          </table:table-cell>
          <table:table-cell table:style-name="ce83" table:formula="of:=([.$J5] - [.G5])" office:value-type="float" office:value="276.122620132308" calcext:value-type="float">
            <text:p>276.12</text:p>
          </table:table-cell>
          <table:table-cell table:style-name="ce83" table:formula="of:=([.$J5] - [.H5])" office:value-type="float" office:value="280.76376923517" calcext:value-type="float">
            <text:p>280.76</text:p>
          </table:table-cell>
          <table:table-cell table:style-name="ce83" table:formula="of:=([.$J5] - [.I5])" office:value-type="float" office:value="284.230452730267" calcext:value-type="float">
            <text:p>284.23</text:p>
          </table:table-cell>
          <table:table-cell table:number-columns-repeated="3"/>
        </table:table-row>
        <table:table-row table:style-name="ro1">
          <table:table-cell table:style-name="ce156" office:value-type="float" office:value="289.15" calcext:value-type="float">
            <text:p>289.15</text:p>
          </table:table-cell>
          <table:table-cell table:formula="of:=([.$J6] - [.B6])" office:value-type="float" office:value="100.082128836374" calcext:value-type="float">
            <text:p>100.08</text:p>
          </table:table-cell>
          <table:table-cell table:style-name="ce83" table:formula="of:=([.$J6] - [.C6])" office:value-type="float" office:value="246.190523859326" calcext:value-type="float">
            <text:p>246.19</text:p>
          </table:table-cell>
          <table:table-cell table:style-name="ce83" table:formula="of:=([.$J6] - [.D6])" office:value-type="float" office:value="260.995379143698" calcext:value-type="float">
            <text:p>261.00</text:p>
          </table:table-cell>
          <table:table-cell table:style-name="ce83" table:formula="of:=([.$J6] - [.E6])" office:value-type="float" office:value="274.233027160397" calcext:value-type="float">
            <text:p>274.23</text:p>
          </table:table-cell>
          <table:table-cell table:style-name="ce83" table:formula="of:=([.$J6] - [.F6])" office:value-type="float" office:value="276.685161818745" calcext:value-type="float">
            <text:p>276.69</text:p>
          </table:table-cell>
          <table:table-cell table:style-name="ce83" table:formula="of:=([.$J6] - [.G6])" office:value-type="float" office:value="281.192247417059" calcext:value-type="float">
            <text:p>281.19</text:p>
          </table:table-cell>
          <table:table-cell table:style-name="ce83" table:formula="of:=([.$J6] - [.H6])" office:value-type="float" office:value="285.842959988157" calcext:value-type="float">
            <text:p>285.84</text:p>
          </table:table-cell>
          <table:table-cell table:style-name="ce83" table:formula="of:=([.$J6] - [.I6])" office:value-type="float" office:value="289.331260218655" calcext:value-type="float">
            <text:p>289.33</text:p>
          </table:table-cell>
          <table:table-cell table:number-columns-repeated="3"/>
        </table:table-row>
        <table:table-row table:style-name="ro1">
          <table:table-cell table:style-name="ce156" office:value-type="float" office:value="290.15" calcext:value-type="float">
            <text:p>290.15</text:p>
          </table:table-cell>
          <table:table-cell table:formula="of:=([.$J7] - [.B7])" office:value-type="float" office:value="101.635966846272" calcext:value-type="float">
            <text:p>101.64</text:p>
          </table:table-cell>
          <table:table-cell table:style-name="ce83" table:formula="of:=([.$J7] - [.C7])" office:value-type="float" office:value="251.315295994647" calcext:value-type="float">
            <text:p>251.32</text:p>
          </table:table-cell>
          <table:table-cell table:style-name="ce83" table:formula="of:=([.$J7] - [.D7])" office:value-type="float" office:value="266.148819803916" calcext:value-type="float">
            <text:p>266.15</text:p>
          </table:table-cell>
          <table:table-cell table:style-name="ce83" table:formula="of:=([.$J7] - [.E7])" office:value-type="float" office:value="279.356596400056" calcext:value-type="float">
            <text:p>279.36</text:p>
          </table:table-cell>
          <table:table-cell table:style-name="ce83" table:formula="of:=([.$J7] - [.F7])" office:value-type="float" office:value="281.79777376456" calcext:value-type="float">
            <text:p>281.80</text:p>
          </table:table-cell>
          <table:table-cell table:style-name="ce83" table:formula="of:=([.$J7] - [.G7])" office:value-type="float" office:value="286.311545928093" calcext:value-type="float">
            <text:p>286.31</text:p>
          </table:table-cell>
          <table:table-cell table:style-name="ce83" table:formula="of:=([.$J7] - [.H7])" office:value-type="float" office:value="290.978973317936" calcext:value-type="float">
            <text:p>290.98</text:p>
          </table:table-cell>
          <table:table-cell table:style-name="ce83" table:formula="of:=([.$J7] - [.I7])" office:value-type="float" office:value="294.496074853789" calcext:value-type="float">
            <text:p>294.50</text:p>
          </table:table-cell>
          <table:table-cell table:number-columns-repeated="3"/>
        </table:table-row>
        <table:table-row table:style-name="ro1">
          <table:table-cell table:style-name="ce156" office:value-type="float" office:value="291.15" calcext:value-type="float">
            <text:p>291.15</text:p>
          </table:table-cell>
          <table:table-cell table:formula="of:=([.$J8] - [.B8])" office:value-type="float" office:value="103.212609009408" calcext:value-type="float">
            <text:p>103.21</text:p>
          </table:table-cell>
          <table:table-cell table:style-name="ce83" table:formula="of:=([.$J8] - [.C8])" office:value-type="float" office:value="256.502617732363" calcext:value-type="float">
            <text:p>256.50</text:p>
          </table:table-cell>
          <table:table-cell table:style-name="ce83" table:formula="of:=([.$J8] - [.D8])" office:value-type="float" office:value="271.354185590253" calcext:value-type="float">
            <text:p>271.35</text:p>
          </table:table-cell>
          <table:table-cell table:style-name="ce83" table:formula="of:=([.$J8] - [.E8])" office:value-type="float" office:value="284.533088537379" calcext:value-type="float">
            <text:p>284.53</text:p>
          </table:table-cell>
          <table:table-cell table:style-name="ce83" table:formula="of:=([.$J8] - [.F8])" office:value-type="float" office:value="287.144536681178" calcext:value-type="float">
            <text:p>287.14</text:p>
          </table:table-cell>
          <table:table-cell table:style-name="ce83" table:formula="of:=([.$J8] - [.G8])" office:value-type="float" office:value="291.500552372655" calcext:value-type="float">
            <text:p>291.50</text:p>
          </table:table-cell>
          <table:table-cell table:style-name="ce83" table:formula="of:=([.$J8] - [.H8])" office:value-type="float" office:value="296.181791990415" calcext:value-type="float">
            <text:p>296.18</text:p>
          </table:table-cell>
          <table:table-cell table:style-name="ce83" table:formula="of:=([.$J8] - [.I8])" office:value-type="float" office:value="299.734624069464" calcext:value-type="float">
            <text:p>299.73</text:p>
          </table:table-cell>
          <table:table-cell table:number-columns-repeated="3"/>
        </table:table-row>
        <table:table-row table:style-name="ro1">
          <table:table-cell table:style-name="ce156" office:value-type="float" office:value="292.15" calcext:value-type="float">
            <text:p>292.15</text:p>
          </table:table-cell>
          <table:table-cell table:formula="of:=([.$J9] - [.B9])" office:value-type="float" office:value="104.806154970456" calcext:value-type="float">
            <text:p>104.81</text:p>
          </table:table-cell>
          <table:table-cell table:style-name="ce83" table:formula="of:=([.$J9] - [.C9])" office:value-type="float" office:value="261.741641192478" calcext:value-type="float">
            <text:p>261.74</text:p>
          </table:table-cell>
          <table:table-cell table:style-name="ce83" table:formula="of:=([.$J9] - [.D9])" office:value-type="float" office:value="276.603169762439" calcext:value-type="float">
            <text:p>276.60</text:p>
          </table:table-cell>
          <table:table-cell table:style-name="ce83" table:formula="of:=([.$J9] - [.E9])" office:value-type="float" office:value="289.756580102866" calcext:value-type="float">
            <text:p>289.76</text:p>
          </table:table-cell>
          <table:table-cell table:style-name="ce83" table:formula="of:=([.$J9] - [.F9])" office:value-type="float" office:value="292.359456958509" calcext:value-type="float">
            <text:p>292.36</text:p>
          </table:table-cell>
          <table:table-cell table:style-name="ce83" table:formula="of:=([.$J9] - [.G9])" office:value-type="float" office:value="296.724601700714" calcext:value-type="float">
            <text:p>296.72</text:p>
          </table:table-cell>
          <table:table-cell table:style-name="ce83" table:formula="of:=([.$J9] - [.H9])" office:value-type="float" office:value="301.447496808649" calcext:value-type="float">
            <text:p>301.45</text:p>
          </table:table-cell>
          <table:table-cell table:style-name="ce83" table:formula="of:=([.$J9] - [.I9])" office:value-type="float" office:value="305.042905334725" calcext:value-type="float">
            <text:p>305.04</text:p>
          </table:table-cell>
          <table:table-cell table:number-columns-repeated="3"/>
        </table:table-row>
        <table:table-row table:style-name="ro1">
          <table:table-cell table:style-name="ce156" office:value-type="float" office:value="293.15" calcext:value-type="float">
            <text:p>293.15</text:p>
          </table:table-cell>
          <table:table-cell table:formula="of:=([.$J10] - [.B10])" office:value-type="float" office:value="106.416176214312" calcext:value-type="float">
            <text:p>106.42</text:p>
          </table:table-cell>
          <table:table-cell table:style-name="ce83" table:formula="of:=([.$J10] - [.C10])" office:value-type="float" office:value="267.032683059373" calcext:value-type="float">
            <text:p>267.03</text:p>
          </table:table-cell>
          <table:table-cell table:style-name="ce83" table:formula="of:=([.$J10] - [.D10])" office:value-type="float" office:value="281.897693727325" calcext:value-type="float">
            <text:p>281.90</text:p>
          </table:table-cell>
          <table:table-cell table:style-name="ce83" table:formula="of:=([.$J10] - [.E10])" office:value-type="float" office:value="295.028611235198" calcext:value-type="float">
            <text:p>295.03</text:p>
          </table:table-cell>
          <table:table-cell table:style-name="ce83" table:formula="of:=([.$J10] - [.F10])" office:value-type="float" office:value="297.625429845312" calcext:value-type="float">
            <text:p>297.63</text:p>
          </table:table-cell>
          <table:table-cell table:style-name="ce83" table:formula="of:=([.$J10] - [.G10])" office:value-type="float" office:value="302.015709927936" calcext:value-type="float">
            <text:p>302.02</text:p>
          </table:table-cell>
          <table:table-cell table:style-name="ce83" table:formula="of:=([.$J10] - [.H10])" office:value-type="float" office:value="306.778501991976" calcext:value-type="float">
            <text:p>306.78</text:p>
          </table:table-cell>
          <table:table-cell table:style-name="ce83" table:formula="of:=([.$J10] - [.I10])" office:value-type="float" office:value="310.424396591989" calcext:value-type="float">
            <text:p>310.42</text:p>
          </table:table-cell>
          <table:table-cell table:number-columns-repeated="3"/>
        </table:table-row>
        <table:table-row table:style-name="ro1">
          <table:table-cell table:style-name="ce111" office:value-type="float" office:value="298.15" calcext:value-type="float">
            <text:p>298.15</text:p>
          </table:table-cell>
          <table:table-cell table:formula="of:=([.$J11] - [.B11])" office:value-type="float" office:value="114.728038531641" calcext:value-type="float">
            <text:p>114.73</text:p>
          </table:table-cell>
          <table:table-cell table:style-name="ce83" table:formula="of:=([.$J11] - [.C11])" office:value-type="float" office:value="294.240017278604" calcext:value-type="float">
            <text:p>294.24</text:p>
          </table:table-cell>
          <table:table-cell table:style-name="ce83" table:formula="of:=([.$J11] - [.D11])" office:value-type="float" office:value="309.059349860621" calcext:value-type="float">
            <text:p>309.06</text:p>
          </table:table-cell>
          <table:table-cell table:style-name="ce83" table:formula="of:=([.$J11] - [.E11])" office:value-type="float" office:value="322.213066948347" calcext:value-type="float">
            <text:p>322.21</text:p>
          </table:table-cell>
          <table:table-cell table:style-name="ce83" table:formula="of:=([.$J11] - [.F11])" office:value-type="float" office:value="324.584277499064" calcext:value-type="float">
            <text:p>324.58</text:p>
          </table:table-cell>
          <table:table-cell table:style-name="ce83" table:formula="of:=([.$J11] - [.G11])" office:value-type="float" office:value="329.44952756203" calcext:value-type="float">
            <text:p>329.45</text:p>
          </table:table-cell>
          <table:table-cell table:style-name="ce83" table:formula="of:=([.$J11] - [.H11])" office:value-type="float" office:value="334.552411721377" calcext:value-type="float">
            <text:p>334.55</text:p>
          </table:table-cell>
          <table:table-cell table:style-name="ce83" table:formula="of:=([.$J11] - [.I11])" office:value-type="float" office:value="338.572805637073" calcext:value-type="float">
            <text:p>338.57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4" office:value-type="string" calcext:value-type="string" table:number-columns-spanned="9" table:number-rows-spanned="1">
            <text:p>Radiative Forcing (Absorption * absorption fraction)</text:p>
          </table:table-cell>
          <table:covered-table-cell table:style-name="Default"/>
          <table:covered-table-cell table:number-columns-repeated="7"/>
          <table:table-cell table:number-columns-repeated="3"/>
        </table:table-row>
        <table:table-row table:style-name="ro3">
          <table:table-cell table:style-name="ce53" office:value-type="string" calcext:value-type="string">
            <text:p>Temperature (K)</text:p>
          </table:table-cell>
          <table:table-cell table:style-name="ce53" office:value-type="string" calcext:value-type="string">
            <text:p>0% RH</text:p>
          </table:table-cell>
          <table:table-cell table:style-name="ce53" office:value-type="string" calcext:value-type="string">
            <text:p>10% RH</text:p>
          </table:table-cell>
          <table:table-cell table:style-name="ce53" office:value-type="string" calcext:value-type="string">
            <text:p>20% RH</text:p>
          </table:table-cell>
          <table:table-cell table:style-name="ce53" office:value-type="string" calcext:value-type="string">
            <text:p>40% RH</text:p>
          </table:table-cell>
          <table:table-cell table:style-name="ce53" office:value-type="string" calcext:value-type="string">
            <text:p>46% RH</text:p>
          </table:table-cell>
          <table:table-cell table:style-name="ce53" office:value-type="string" calcext:value-type="string">
            <text:p>60% RH</text:p>
          </table:table-cell>
          <table:table-cell table:style-name="ce53" office:value-type="string" calcext:value-type="string">
            <text:p>80% RH</text:p>
          </table:table-cell>
          <table:table-cell table:style-name="ce150" office:value-type="string" calcext:value-type="string">
            <text:p>100% RH</text:p>
          </table:table-cell>
          <table:table-cell table:style-name="ce166"/>
          <table:table-cell table:number-columns-repeated="2"/>
        </table:table-row>
        <table:table-row table:style-name="ro1">
          <table:table-cell table:style-name="ce111" table:formula="of:=[.A3]" office:value-type="float" office:value="283.15" calcext:value-type="float">
            <text:p>283.15</text:p>
          </table:table-cell>
          <table:table-cell table:formula="of:=[.B15] * [$Summary.$A$4] * [$Summary.$B$4]" office:value-type="float" office:value="50.1346867921249" calcext:value-type="float">
            <text:p>50.13</text:p>
          </table:table-cell>
          <table:table-cell table:style-name="ce83" table:formula="of:=[.C15] * [$Summary.$A$4] * [$Summary.$B$4]" office:value-type="float" office:value="119.24263801992" calcext:value-type="float">
            <text:p>119.24</text:p>
          </table:table-cell>
          <table:table-cell table:style-name="ce83" table:formula="of:=[.D15] * [$Summary.$A$4] * [$Summary.$B$4]" office:value-type="float" office:value="127.146974507038" calcext:value-type="float">
            <text:p>127.15</text:p>
          </table:table-cell>
          <table:table-cell table:style-name="ce83" table:formula="of:=[.E15] * [$Summary.$A$4] * [$Summary.$B$4]" office:value-type="float" office:value="134.500168871671" calcext:value-type="float">
            <text:p>134.50</text:p>
          </table:table-cell>
          <table:table-cell table:style-name="ce83" table:formula="of:=[.F15] * [$Summary.$A$4] * [$Summary.$B$4]" office:value-type="float" office:value="135.873137740186" calcext:value-type="float">
            <text:p>135.87</text:p>
          </table:table-cell>
          <table:table-cell table:style-name="ce83" table:formula="of:=[.G15] * [$Summary.$A$4] * [$Summary.$B$4]" office:value-type="float" office:value="138.400071056845" calcext:value-type="float">
            <text:p>138.40</text:p>
          </table:table-cell>
          <table:table-cell table:style-name="ce83" table:formula="of:=[.H15] * [$Summary.$A$4] * [$Summary.$B$4]" office:value-type="float" office:value="140.974251911677" calcext:value-type="float">
            <text:p>140.97</text:p>
          </table:table-cell>
          <table:table-cell table:style-name="ce83" table:formula="of:=[.I15] * [$Summary.$A$4] * [$Summary.$B$4]" office:value-type="float" office:value="142.869054706415" calcext:value-type="float">
            <text:p>142.87</text:p>
          </table:table-cell>
          <table:table-cell table:number-columns-repeated="3"/>
        </table:table-row>
        <table:table-row table:style-name="ro1">
          <table:table-cell table:style-name="ce111" table:formula="of:=[.A4]" office:value-type="float" office:value="287.15" calcext:value-type="float">
            <text:p>287.15</text:p>
          </table:table-cell>
          <table:table-cell table:formula="of:=[.B16] * [$Summary.$A$4] * [$Summary.$B$4]" office:value-type="float" office:value="53.3885551545893" calcext:value-type="float">
            <text:p>53.39</text:p>
          </table:table-cell>
          <table:table-cell table:style-name="ce83" table:formula="of:=[.C16] * [$Summary.$A$4] * [$Summary.$B$4]" office:value-type="float" office:value="129.925711914371" calcext:value-type="float">
            <text:p>129.93</text:p>
          </table:table-cell>
          <table:table-cell table:style-name="ce83" table:formula="of:=[.D16] * [$Summary.$A$4] * [$Summary.$B$4]" office:value-type="float" office:value="138.02253171196" calcext:value-type="float">
            <text:p>138.02</text:p>
          </table:table-cell>
          <table:table-cell table:style-name="ce83" table:formula="of:=[.E16] * [$Summary.$A$4] * [$Summary.$B$4]" office:value-type="float" office:value="145.339651848802" calcext:value-type="float">
            <text:p>145.34</text:p>
          </table:table-cell>
          <table:table-cell table:style-name="ce83" table:formula="of:=[.F16] * [$Summary.$A$4] * [$Summary.$B$4]" office:value-type="float" office:value="146.701494277083" calcext:value-type="float">
            <text:p>146.70</text:p>
          </table:table-cell>
          <table:table-cell table:style-name="ce83" table:formula="of:=[.G16] * [$Summary.$A$4] * [$Summary.$B$4]" office:value-type="float" office:value="149.184563844579" calcext:value-type="float">
            <text:p>149.18</text:p>
          </table:table-cell>
          <table:table-cell table:style-name="ce83" table:formula="of:=[.H16] * [$Summary.$A$4] * [$Summary.$B$4]" office:value-type="float" office:value="151.73410332132" calcext:value-type="float">
            <text:p>151.73</text:p>
          </table:table-cell>
          <table:table-cell table:style-name="ce83" table:formula="of:=[.I16] * [$Summary.$A$4] * [$Summary.$B$4]" office:value-type="float" office:value="153.635911470389" calcext:value-type="float">
            <text:p>153.64</text:p>
          </table:table-cell>
          <table:table-cell table:number-columns-repeated="3"/>
        </table:table-row>
        <table:table-row table:style-name="ro1">
          <table:table-cell table:style-name="ce111" table:formula="of:=[.A5]" office:value-type="float" office:value="288.15" calcext:value-type="float">
            <text:p>288.15</text:p>
          </table:table-cell>
          <table:table-cell table:formula="of:=[.B17] * [$Summary.$A$4] * [$Summary.$B$4]" office:value-type="float" office:value="54.2255865201034" calcext:value-type="float">
            <text:p>54.23</text:p>
          </table:table-cell>
          <table:table-cell table:style-name="ce83" table:formula="of:=[.C17] * [$Summary.$A$4] * [$Summary.$B$4]" office:value-type="float" office:value="132.68304368028" calcext:value-type="float">
            <text:p>132.68</text:p>
          </table:table-cell>
          <table:table-cell table:style-name="ce83" table:formula="of:=[.D17] * [$Summary.$A$4] * [$Summary.$B$4]" office:value-type="float" office:value="140.808234223516" calcext:value-type="float">
            <text:p>140.81</text:p>
          </table:table-cell>
          <table:table-cell table:style-name="ce83" table:formula="of:=[.E17] * [$Summary.$A$4] * [$Summary.$B$4]" office:value-type="float" office:value="148.109528162513" calcext:value-type="float">
            <text:p>148.11</text:p>
          </table:table-cell>
          <table:table-cell table:style-name="ce83" table:formula="of:=[.F17] * [$Summary.$A$4] * [$Summary.$B$4]" office:value-type="float" office:value="149.467223636266" calcext:value-type="float">
            <text:p>149.47</text:p>
          </table:table-cell>
          <table:table-cell table:style-name="ce83" table:formula="of:=[.G17] * [$Summary.$A$4] * [$Summary.$B$4]" office:value-type="float" office:value="151.945248947118" calcext:value-type="float">
            <text:p>151.95</text:p>
          </table:table-cell>
          <table:table-cell table:style-name="ce83" table:formula="of:=[.H17] * [$Summary.$A$4] * [$Summary.$B$4]" office:value-type="float" office:value="154.499188771017" calcext:value-type="float">
            <text:p>154.50</text:p>
          </table:table-cell>
          <table:table-cell table:style-name="ce83" table:formula="of:=[.I17] * [$Summary.$A$4] * [$Summary.$B$4]" office:value-type="float" office:value="156.406841561038" calcext:value-type="float">
            <text:p>156.41</text:p>
          </table:table-cell>
          <table:table-cell table:number-columns-repeated="3"/>
        </table:table-row>
        <table:table-row table:style-name="ro1">
          <table:table-cell table:style-name="ce111" table:formula="of:=[.A6]" office:value-type="float" office:value="289.15" calcext:value-type="float">
            <text:p>289.15</text:p>
          </table:table-cell>
          <table:table-cell table:formula="of:=[.B18] * [$Summary.$A$4] * [$Summary.$B$4]" office:value-type="float" office:value="55.0733727425655" calcext:value-type="float">
            <text:p>55.07</text:p>
          </table:table-cell>
          <table:table-cell table:style-name="ce83" table:formula="of:=[.C18] * [$Summary.$A$4] * [$Summary.$B$4]" office:value-type="float" office:value="135.474161509486" calcext:value-type="float">
            <text:p>135.47</text:p>
          </table:table-cell>
          <table:table-cell table:style-name="ce83" table:formula="of:=[.D18] * [$Summary.$A$4] * [$Summary.$B$4]" office:value-type="float" office:value="143.621003737523" calcext:value-type="float">
            <text:p>143.62</text:p>
          </table:table-cell>
          <table:table-cell table:style-name="ce83" table:formula="of:=[.E18] * [$Summary.$A$4] * [$Summary.$B$4]" office:value-type="float" office:value="150.905440349083" calcext:value-type="float">
            <text:p>150.91</text:p>
          </table:table-cell>
          <table:table-cell table:style-name="ce83" table:formula="of:=[.F18] * [$Summary.$A$4] * [$Summary.$B$4]" office:value-type="float" office:value="152.254805391816" calcext:value-type="float">
            <text:p>152.25</text:p>
          </table:table-cell>
          <table:table-cell table:style-name="ce83" table:formula="of:=[.G18] * [$Summary.$A$4] * [$Summary.$B$4]" office:value-type="float" office:value="154.734972510807" calcext:value-type="float">
            <text:p>154.73</text:p>
          </table:table-cell>
          <table:table-cell table:style-name="ce83" table:formula="of:=[.H18] * [$Summary.$A$4] * [$Summary.$B$4]" office:value-type="float" office:value="157.2941749371" calcext:value-type="float">
            <text:p>157.29</text:p>
          </table:table-cell>
          <table:table-cell table:style-name="ce83" table:formula="of:=[.I18] * [$Summary.$A$4] * [$Summary.$B$4]" office:value-type="float" office:value="159.213723022916" calcext:value-type="float">
            <text:p>159.21</text:p>
          </table:table-cell>
          <table:table-cell table:number-columns-repeated="3"/>
        </table:table-row>
        <table:table-row table:style-name="ro1">
          <table:table-cell table:style-name="ce111" table:formula="of:=[.A7]" office:value-type="float" office:value="290.15" calcext:value-type="float">
            <text:p>290.15</text:p>
          </table:table-cell>
          <table:table-cell table:formula="of:=[.B19] * [$Summary.$A$4] * [$Summary.$B$4]" office:value-type="float" office:value="55.9284214999773" calcext:value-type="float">
            <text:p>55.93</text:p>
          </table:table-cell>
          <table:table-cell table:style-name="ce83" table:formula="of:=[.C19] * [$Summary.$A$4] * [$Summary.$B$4]" office:value-type="float" office:value="138.294230280112" calcext:value-type="float">
            <text:p>138.29</text:p>
          </table:table-cell>
          <table:table-cell table:style-name="ce83" table:formula="of:=[.D19] * [$Summary.$A$4] * [$Summary.$B$4]" office:value-type="float" office:value="146.456848275271" calcext:value-type="float">
            <text:p>146.46</text:p>
          </table:table-cell>
          <table:table-cell table:style-name="ce83" table:formula="of:=[.E19] * [$Summary.$A$4] * [$Summary.$B$4]" office:value-type="float" office:value="153.724847188134" calcext:value-type="float">
            <text:p>153.72</text:p>
          </table:table-cell>
          <table:table-cell table:style-name="ce83" table:formula="of:=[.F19] * [$Summary.$A$4] * [$Summary.$B$4]" office:value-type="float" office:value="155.068182631626" calcext:value-type="float">
            <text:p>155.07</text:p>
          </table:table-cell>
          <table:table-cell table:style-name="ce83" table:formula="of:=[.G19] * [$Summary.$A$4] * [$Summary.$B$4]" office:value-type="float" office:value="157.552029245677" calcext:value-type="float">
            <text:p>157.55</text:p>
          </table:table-cell>
          <table:table-cell table:style-name="ce83" table:formula="of:=[.H19] * [$Summary.$A$4] * [$Summary.$B$4]" office:value-type="float" office:value="160.120429532305" calcext:value-type="float">
            <text:p>160.12</text:p>
          </table:table-cell>
          <table:table-cell table:style-name="ce83" table:formula="of:=[.I19] * [$Summary.$A$4] * [$Summary.$B$4]" office:value-type="float" office:value="162.055826451911" calcext:value-type="float">
            <text:p>162.06</text:p>
          </table:table-cell>
          <table:table-cell table:number-columns-repeated="3"/>
        </table:table-row>
        <table:table-row table:style-name="ro1">
          <table:table-cell table:style-name="ce111" table:formula="of:=[.A8]" office:value-type="float" office:value="291.15" calcext:value-type="float">
            <text:p>291.15</text:p>
          </table:table-cell>
          <table:table-cell table:formula="of:=[.B20] * [$Summary.$A$4] * [$Summary.$B$4]" office:value-type="float" office:value="56.796018967593" calcext:value-type="float">
            <text:p>56.80</text:p>
          </table:table-cell>
          <table:table-cell table:style-name="ce83" table:formula="of:=[.C20] * [$Summary.$A$4] * [$Summary.$B$4]" office:value-type="float" office:value="141.148718957745" calcext:value-type="float">
            <text:p>141.15</text:p>
          </table:table-cell>
          <table:table-cell table:style-name="ce83" table:formula="of:=[.D20] * [$Summary.$A$4] * [$Summary.$B$4]" office:value-type="float" office:value="149.321266264231" calcext:value-type="float">
            <text:p>149.32</text:p>
          </table:table-cell>
          <table:table-cell table:style-name="ce83" table:formula="of:=[.E20] * [$Summary.$A$4] * [$Summary.$B$4]" office:value-type="float" office:value="156.573376533906" calcext:value-type="float">
            <text:p>156.57</text:p>
          </table:table-cell>
          <table:table-cell table:style-name="ce83" table:formula="of:=[.F20] * [$Summary.$A$4] * [$Summary.$B$4]" office:value-type="float" office:value="158.01040888617" calcext:value-type="float">
            <text:p>158.01</text:p>
          </table:table-cell>
          <table:table-cell table:style-name="ce83" table:formula="of:=[.G20] * [$Summary.$A$4] * [$Summary.$B$4]" office:value-type="float" office:value="160.407444986805" calcext:value-type="float">
            <text:p>160.41</text:p>
          </table:table-cell>
          <table:table-cell table:style-name="ce83" table:formula="of:=[.H20] * [$Summary.$A$4] * [$Summary.$B$4]" office:value-type="float" office:value="162.983445890899" calcext:value-type="float">
            <text:p>162.98</text:p>
          </table:table-cell>
          <table:table-cell table:style-name="ce83" table:formula="of:=[.I20] * [$Summary.$A$4] * [$Summary.$B$4]" office:value-type="float" office:value="164.938504677679" calcext:value-type="float">
            <text:p>164.94</text:p>
          </table:table-cell>
          <table:table-cell table:number-columns-repeated="3"/>
        </table:table-row>
        <table:table-row table:style-name="ro1">
          <table:table-cell table:style-name="ce111" table:formula="of:=[.A9]" office:value-type="float" office:value="292.15" calcext:value-type="float">
            <text:p>292.15</text:p>
          </table:table-cell>
          <table:table-cell table:formula="of:=[.B21] * [$Summary.$A$4] * [$Summary.$B$4]" office:value-type="float" office:value="57.672918287338" calcext:value-type="float">
            <text:p>57.67</text:p>
          </table:table-cell>
          <table:table-cell table:style-name="ce83" table:formula="of:=[.C21] * [$Summary.$A$4] * [$Summary.$B$4]" office:value-type="float" office:value="144.031658151592" calcext:value-type="float">
            <text:p>144.03</text:p>
          </table:table-cell>
          <table:table-cell table:style-name="ce83" table:formula="of:=[.D21] * [$Summary.$A$4] * [$Summary.$B$4]" office:value-type="float" office:value="152.20968665652" calcext:value-type="float">
            <text:p>152.21</text:p>
          </table:table-cell>
          <table:table-cell table:style-name="ce83" table:formula="of:=[.E21] * [$Summary.$A$4] * [$Summary.$B$4]" office:value-type="float" office:value="159.447768809015" calcext:value-type="float">
            <text:p>159.45</text:p>
          </table:table-cell>
          <table:table-cell table:style-name="ce83" table:formula="of:=[.F21] * [$Summary.$A$4] * [$Summary.$B$4]" office:value-type="float" office:value="160.880084537512" calcext:value-type="float">
            <text:p>160.88</text:p>
          </table:table-cell>
          <table:table-cell table:style-name="ce83" table:formula="of:=[.G21] * [$Summary.$A$4] * [$Summary.$B$4]" office:value-type="float" office:value="163.282144188499" calcext:value-type="float">
            <text:p>163.28</text:p>
          </table:table-cell>
          <table:table-cell table:style-name="ce83" table:formula="of:=[.H21] * [$Summary.$A$4] * [$Summary.$B$4]" office:value-type="float" office:value="165.881067350181" calcext:value-type="float">
            <text:p>165.88</text:p>
          </table:table-cell>
          <table:table-cell table:style-name="ce83" table:formula="of:=[.I21] * [$Summary.$A$4] * [$Summary.$B$4]" office:value-type="float" office:value="167.859555180332" calcext:value-type="float">
            <text:p>167.86</text:p>
          </table:table-cell>
          <table:table-cell table:number-columns-repeated="3"/>
        </table:table-row>
        <table:table-row table:style-name="ro1">
          <table:table-cell table:style-name="ce111" table:formula="of:=[.A10]" office:value-type="float" office:value="293.15" calcext:value-type="float">
            <text:p>293.15</text:p>
          </table:table-cell>
          <table:table-cell table:formula="of:=[.B22] * [$Summary.$A$4] * [$Summary.$B$4]" office:value-type="float" office:value="58.5588836551538" calcext:value-type="float">
            <text:p>58.56</text:p>
          </table:table-cell>
          <table:table-cell table:style-name="ce83" table:formula="of:=[.C22] * [$Summary.$A$4] * [$Summary.$B$4]" office:value-type="float" office:value="146.943222127299" calcext:value-type="float">
            <text:p>146.94</text:p>
          </table:table-cell>
          <table:table-cell table:style-name="ce83" table:formula="of:=[.D22] * [$Summary.$A$4] * [$Summary.$B$4]" office:value-type="float" office:value="155.123166767333" calcext:value-type="float">
            <text:p>155.12</text:p>
          </table:table-cell>
          <table:table-cell table:style-name="ce83" table:formula="of:=[.E22] * [$Summary.$A$4] * [$Summary.$B$4]" office:value-type="float" office:value="162.348871523726" calcext:value-type="float">
            <text:p>162.35</text:p>
          </table:table-cell>
          <table:table-cell table:style-name="ce83" table:formula="of:=[.F22] * [$Summary.$A$4] * [$Summary.$B$4]" office:value-type="float" office:value="163.777853510045" calcext:value-type="float">
            <text:p>163.78</text:p>
          </table:table-cell>
          <table:table-cell table:style-name="ce83" table:formula="of:=[.G22] * [$Summary.$A$4] * [$Summary.$B$4]" office:value-type="float" office:value="166.193744681085" calcext:value-type="float">
            <text:p>166.19</text:p>
          </table:table-cell>
          <table:table-cell table:style-name="ce83" table:formula="of:=[.H22] * [$Summary.$A$4] * [$Summary.$B$4]" office:value-type="float" office:value="168.814622411084" calcext:value-type="float">
            <text:p>168.81</text:p>
          </table:table-cell>
          <table:table-cell table:style-name="ce83" table:formula="of:=[.I22] * [$Summary.$A$4] * [$Summary.$B$4]" office:value-type="float" office:value="170.82089180824" calcext:value-type="float">
            <text:p>170.82</text:p>
          </table:table-cell>
          <table:table-cell table:number-columns-repeated="3"/>
        </table:table-row>
        <table:table-row table:style-name="ro1">
          <table:table-cell table:style-name="ce111" table:formula="of:=[.A11]" office:value-type="float" office:value="298.15" calcext:value-type="float">
            <text:p>298.15</text:p>
          </table:table-cell>
          <table:table-cell table:formula="of:=[.B23] * [$Summary.$A$4] * [$Summary.$B$4]" office:value-type="float" office:value="63.1327501077305" calcext:value-type="float">
            <text:p>63.13</text:p>
          </table:table-cell>
          <table:table-cell table:style-name="ce83" table:formula="of:=[.C23] * [$Summary.$A$4] * [$Summary.$B$4]" office:value-type="float" office:value="161.914922631762" calcext:value-type="float">
            <text:p>161.91</text:p>
          </table:table-cell>
          <table:table-cell table:style-name="ce83" table:formula="of:=[.D23] * [$Summary.$A$4] * [$Summary.$B$4]" office:value-type="float" office:value="170.069731453023" calcext:value-type="float">
            <text:p>170.07</text:p>
          </table:table-cell>
          <table:table-cell table:style-name="ce83" table:formula="of:=[.E23] * [$Summary.$A$4] * [$Summary.$B$4]" office:value-type="float" office:value="177.30798240297" calcext:value-type="float">
            <text:p>177.31</text:p>
          </table:table-cell>
          <table:table-cell table:style-name="ce83" table:formula="of:=[.F23] * [$Summary.$A$4] * [$Summary.$B$4]" office:value-type="float" office:value="178.612816383113" calcext:value-type="float">
            <text:p>178.61</text:p>
          </table:table-cell>
          <table:table-cell table:style-name="ce83" table:formula="of:=[.G23] * [$Summary.$A$4] * [$Summary.$B$4]" office:value-type="float" office:value="181.290074883894" calcext:value-type="float">
            <text:p>181.29</text:p>
          </table:table-cell>
          <table:table-cell table:style-name="ce83" table:formula="of:=[.H23] * [$Summary.$A$4] * [$Summary.$B$4]" office:value-type="float" office:value="184.098099099979" calcext:value-type="float">
            <text:p>184.10</text:p>
          </table:table-cell>
          <table:table-cell table:style-name="ce83" table:formula="of:=[.I23] * [$Summary.$A$4] * [$Summary.$B$4]" office:value-type="float" office:value="186.310448649948" calcext:value-type="float">
            <text:p>186.31</text:p>
          </table:table-cell>
          <table:table-cell table:number-columns-repeated="3"/>
        </table:table-row>
        <table:table-row table:style-name="ro1">
          <table:table-cell table:style-name="ce111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57"/>
          <table:table-cell table:style-name="ce4"/>
          <table:table-cell table:style-name="ce81" table:number-columns-repeated="2"/>
          <table:table-cell table:style-name="ce83" table:number-columns-repeated="4"/>
          <table:table-cell table:number-columns-repeated="4"/>
        </table:table-row>
        <table:table-row table:style-name="ro1">
          <table:table-cell table:style-name="ce111"/>
          <table:table-cell/>
          <table:table-cell table:style-name="ce111"/>
          <table:table-cell table:number-columns-repeated="9"/>
        </table:table-row>
        <table:table-row table:style-name="ro1">
          <table:table-cell table:style-name="ce111"/>
          <table:table-cell table:number-columns-repeated="11"/>
        </table:table-row>
        <table:table-row table:style-name="ro1" table:number-rows-repeated="4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2_400ppm" table:style-name="ta1">
        <table:shapes>
          <draw:frame draw:z-index="0" draw:style-name="gr1" draw:text-style-name="P1" svg:width="147.86mm" svg:height="99.97mm" svg:x="211.04mm" svg:y="70.42mm">
            <draw:object draw:notify-on-update-of-ranges="CO2_400ppm.A27:CO2_400ppm.A35 CO2_400ppm.H26:CO2_400ppm.H26 CO2_400ppm.H27:CO2_400ppm.H35 CO2_400ppm.A27:CO2_400ppm.A35 CO2_400ppm.G26:CO2_400ppm.G26 CO2_400ppm.G27:CO2_400ppm.G35 CO2_400ppm.A27:CO2_400ppm.A35 CO2_400ppm.E26:CO2_400ppm.E26 CO2_400ppm.E27:CO2_400ppm.E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ce83"/>
        <table:table-column table:style-name="co9" table:number-columns-repeated="2" table:default-cell-style-name="ce83"/>
        <table:table-column table:style-name="co1" table:number-columns-repeated="3" table:default-cell-style-name="ce83"/>
        <table:table-column table:style-name="co10" table:default-cell-style-name="ce83"/>
        <table:table-column table:style-name="co1" table:default-cell-style-name="Default"/>
        <table:table-column table:style-name="co1" table:number-columns-repeated="2" table:default-cell-style-name="ce83"/>
        <table:table-column table:style-name="co1" table:number-columns-repeated="14" table:default-cell-style-name="Default"/>
        <table:table-row table:style-name="ro1">
          <table:table-cell table:style-name="ce53" office:value-type="string" calcext:value-type="string" table:number-columns-spanned="8" table:number-rows-spanned="1">
            <text:p>Transmittance (W/m^2)</text:p>
          </table:table-cell>
          <table:covered-table-cell table:number-columns-repeated="6" table:style-name="ce53"/>
          <table:covered-table-cell table:style-name="ce150"/>
          <table:table-cell table:style-name="Default" table:number-columns-repeated="3"/>
          <table:table-cell/>
          <table:table-cell table:style-name="Default" table:number-columns-repeated="2"/>
          <table:table-cell table:number-columns-repeated="14"/>
        </table:table-row>
        <table:table-row table:style-name="ro3">
          <table:table-cell table:style-name="ce53" office:value-type="string" calcext:value-type="string">
            <text:p>Temperature (K)</text:p>
          </table:table-cell>
          <table:table-cell table:style-name="ce158" office:value-type="percentage" office:value="0" calcext:value-type="percentage">
            <text:p>0%</text:p>
          </table:table-cell>
          <table:table-cell table:style-name="ce158" office:value-type="percentage" office:value="0.1" calcext:value-type="percentage">
            <text:p>10%</text:p>
          </table:table-cell>
          <table:table-cell table:style-name="ce158" office:value-type="percentage" office:value="0.2" calcext:value-type="percentage">
            <text:p>20%</text:p>
          </table:table-cell>
          <table:table-cell table:style-name="ce158" office:value-type="percentage" office:value="0.4" calcext:value-type="percentage">
            <text:p>40%</text:p>
          </table:table-cell>
          <table:table-cell table:style-name="ce158" office:value-type="percentage" office:value="0.46" calcext:value-type="percentage">
            <text:p>46%</text:p>
          </table:table-cell>
          <table:table-cell table:style-name="ce158" office:value-type="percentage" office:value="0.6" calcext:value-type="percentage">
            <text:p>60%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63" office:value-type="percentage" office:value="1" calcext:value-type="percentage">
            <text:p>100%</text:p>
          </table:table-cell>
          <table:table-cell table:style-name="ce165" office:value-type="string" calcext:value-type="string">
            <text:p>σT^4</text:p>
          </table:table-cell>
          <table:table-cell table:style-name="ce5" office:value-type="string" calcext:value-type="string">
            <text:p>Planck summation</text:p>
          </table:table-cell>
          <table:table-cell table:style-name="ce67"/>
          <table:table-cell table:style-name="ce53" table:number-columns-repeated="2"/>
          <table:table-cell table:number-columns-repeated="14"/>
        </table:table-row>
        <table:table-row table:style-name="ro1">
          <table:table-cell table:style-name="ce66" table:formula="of:=[$CO2_0ppm.A3]" office:value-type="float" office:value="283.15" calcext:value-type="float">
            <text:p>283.15</text:p>
          </table:table-cell>
          <table:table-cell table:style-name="ce159" office:value-type="float" office:value="270.130796412723" calcext:value-type="float">
            <text:p>270.13</text:p>
          </table:table-cell>
          <table:table-cell table:style-name="ce159" office:value-type="float" office:value="145.128245961363" calcext:value-type="float">
            <text:p>145.13</text:p>
          </table:table-cell>
          <table:table-cell table:style-name="ce159" office:value-type="float" office:value="130.995437498848" calcext:value-type="float">
            <text:p>131.00</text:p>
          </table:table-cell>
          <table:table-cell table:style-name="ce159" office:value-type="float" office:value="117.914069839156" calcext:value-type="float">
            <text:p>117.91</text:p>
          </table:table-cell>
          <table:table-cell table:style-name="ce159" office:value-type="float" office:value="115.479473182602" calcext:value-type="float">
            <text:p>115.48</text:p>
          </table:table-cell>
          <table:table-cell table:style-name="ce159" office:value-type="float" office:value="111.006643848812" calcext:value-type="float">
            <text:p>111.01</text:p>
          </table:table-cell>
          <table:table-cell table:style-name="ce159" office:value-type="float" office:value="106.459023415213" calcext:value-type="float">
            <text:p>106.46</text:p>
          </table:table-cell>
          <table:table-cell table:style-name="ce164" office:value-type="float" office:value="103.116836559882" calcext:value-type="float">
            <text:p>103.12</text:p>
          </table:table-cell>
          <table:table-cell table:formula="of:=0.0000000567037441900005*POWER([.A3];4)" office:value-type="float" office:value="364.483607161424" calcext:value-type="float">
            <text:p>364.48</text:p>
          </table:table-cell>
          <table:table-cell office:value-type="float" office:value="362.34484692245" calcext:value-type="float">
            <text:p>362.34</text:p>
          </table:table-cell>
          <table:table-cell table:style-name="ce39"/>
          <table:table-cell table:style-name="Default"/>
          <table:table-cell table:number-columns-repeated="15"/>
        </table:table-row>
        <table:table-row table:style-name="ro1">
          <table:table-cell table:style-name="ce66" table:formula="of:=[$CO2_0ppm.A4]" office:value-type="float" office:value="287.15" calcext:value-type="float">
            <text:p>287.15</text:p>
          </table:table-cell>
          <table:table-cell table:style-name="ce159" office:value-type="float" office:value="285.036554371803" calcext:value-type="float">
            <text:p>285.04</text:p>
          </table:table-cell>
          <table:table-cell table:style-name="ce159" office:value-type="float" office:value="146.692620388351" calcext:value-type="float">
            <text:p>146.69</text:p>
          </table:table-cell>
          <table:table-cell table:style-name="ce159" office:value-type="float" office:value="132.252871131639" calcext:value-type="float">
            <text:p>132.25</text:p>
          </table:table-cell>
          <table:table-cell table:style-name="ce159" office:value-type="float" office:value="119.272193479073" calcext:value-type="float">
            <text:p>119.27</text:p>
          </table:table-cell>
          <table:table-cell table:style-name="ce159" office:value-type="float" office:value="116.863943538643" calcext:value-type="float">
            <text:p>116.86</text:p>
          </table:table-cell>
          <table:table-cell table:style-name="ce159" office:value-type="float" office:value="112.478672234539" calcext:value-type="float">
            <text:p>112.48</text:p>
          </table:table-cell>
          <table:table-cell table:style-name="ce159" office:value-type="float" office:value="107.977623069209" calcext:value-type="float">
            <text:p>107.98</text:p>
          </table:table-cell>
          <table:table-cell table:style-name="ce164" office:value-type="float" office:value="104.631177986366" calcext:value-type="float">
            <text:p>104.63</text:p>
          </table:table-cell>
          <table:table-cell table:formula="of:=0.0000000567037441900005*POWER([.A4];4)" office:value-type="float" office:value="385.520093917784" calcext:value-type="float">
            <text:p>385.52</text:p>
          </table:table-cell>
          <table:table-cell office:value-type="float" office:value="383.339838515444" calcext:value-type="float">
            <text:p>383.34</text:p>
          </table:table-cell>
          <table:table-cell table:style-name="ce39"/>
          <table:table-cell table:style-name="Default"/>
          <table:table-cell table:number-columns-repeated="15"/>
        </table:table-row>
        <table:table-row table:style-name="ro1">
          <table:table-cell table:style-name="ce66" table:formula="of:=[$CO2_0ppm.A5]" office:value-type="float" office:value="288.15" calcext:value-type="float">
            <text:p>288.15</text:p>
          </table:table-cell>
          <table:table-cell table:style-name="ce159" office:value-type="float" office:value="288.857339871664" calcext:value-type="float">
            <text:p>288.86</text:p>
          </table:table-cell>
          <table:table-cell table:style-name="ce159" office:value-type="float" office:value="147.068187409637" calcext:value-type="float">
            <text:p>147.07</text:p>
          </table:table-cell>
          <table:table-cell table:style-name="ce159" office:value-type="float" office:value="132.587437483011" calcext:value-type="float">
            <text:p>132.59</text:p>
          </table:table-cell>
          <table:table-cell table:style-name="ce159" office:value-type="float" office:value="119.643386640164" calcext:value-type="float">
            <text:p>119.64</text:p>
          </table:table-cell>
          <table:table-cell table:style-name="ce159" office:value-type="float" office:value="117.243783642086" calcext:value-type="float">
            <text:p>117.24</text:p>
          </table:table-cell>
          <table:table-cell table:style-name="ce159" office:value-type="float" office:value="112.8693638628" calcext:value-type="float">
            <text:p>112.87</text:p>
          </table:table-cell>
          <table:table-cell table:style-name="ce159" office:value-type="float" office:value="108.371304208962" calcext:value-type="float">
            <text:p>108.37</text:p>
          </table:table-cell>
          <table:table-cell table:style-name="ce164" office:value-type="float" office:value="105.009798799007" calcext:value-type="float">
            <text:p>105.01</text:p>
          </table:table-cell>
          <table:table-cell table:formula="of:=0.0000000567037441900005*POWER([.A5];4)" office:value-type="float" office:value="390.91850776901" calcext:value-type="float">
            <text:p>390.92</text:p>
          </table:table-cell>
          <table:table-cell office:value-type="float" office:value="388.727817510762" calcext:value-type="float">
            <text:p>388.73</text:p>
          </table:table-cell>
          <table:table-cell table:style-name="ce39"/>
          <table:table-cell table:style-name="Default"/>
          <table:table-cell table:number-columns-repeated="15"/>
        </table:table-row>
        <table:table-row table:style-name="ro1">
          <table:table-cell table:style-name="ce66" table:formula="of:=[$CO2_0ppm.A6]" office:value-type="float" office:value="289.15" calcext:value-type="float">
            <text:p>289.15</text:p>
          </table:table-cell>
          <table:table-cell table:style-name="ce159" office:value-type="float" office:value="292.714153724374" calcext:value-type="float">
            <text:p>292.71</text:p>
          </table:table-cell>
          <table:table-cell table:style-name="ce159" office:value-type="float" office:value="147.439842652487" calcext:value-type="float">
            <text:p>147.44</text:p>
          </table:table-cell>
          <table:table-cell table:style-name="ce159" office:value-type="float" office:value="132.930140339933" calcext:value-type="float">
            <text:p>132.93</text:p>
          </table:table-cell>
          <table:table-cell table:style-name="ce159" office:value-type="float" office:value="120.024170650848" calcext:value-type="float">
            <text:p>120.02</text:p>
          </table:table-cell>
          <table:table-cell table:style-name="ce159" office:value-type="float" office:value="117.640582115624" calcext:value-type="float">
            <text:p>117.64</text:p>
          </table:table-cell>
          <table:table-cell table:style-name="ce159" office:value-type="float" office:value="113.263928580303" calcext:value-type="float">
            <text:p>113.26</text:p>
          </table:table-cell>
          <table:table-cell table:style-name="ce159" office:value-type="float" office:value="108.752544667935" calcext:value-type="float">
            <text:p>108.75</text:p>
          </table:table-cell>
          <table:table-cell table:style-name="ce164" office:value-type="float" office:value="105.370156388696" calcext:value-type="float">
            <text:p>105.37</text:p>
          </table:table-cell>
          <table:table-cell table:formula="of:=0.0000000567037441900005*POWER([.A6];4)" office:value-type="float" office:value="396.373419363693" calcext:value-type="float">
            <text:p>396.37</text:p>
          </table:table-cell>
          <table:table-cell office:value-type="float" office:value="394.172268935681" calcext:value-type="float">
            <text:p>394.17</text:p>
          </table:table-cell>
          <table:table-cell table:style-name="ce39"/>
          <table:table-cell table:style-name="Default"/>
          <table:table-cell table:number-columns-repeated="15"/>
        </table:table-row>
        <table:table-row table:style-name="ro1">
          <table:table-cell table:style-name="ce66" table:formula="of:=[$CO2_0ppm.A7]" office:value-type="float" office:value="290.15" calcext:value-type="float">
            <text:p>290.15</text:p>
          </table:table-cell>
          <table:table-cell table:style-name="ce159" office:value-type="float" office:value="296.613714936562" calcext:value-type="float">
            <text:p>296.61</text:p>
          </table:table-cell>
          <table:table-cell table:style-name="ce159" office:value-type="float" office:value="147.816641230871" calcext:value-type="float">
            <text:p>147.82</text:p>
          </table:table-cell>
          <table:table-cell table:style-name="ce159" office:value-type="float" office:value="133.288467685217" calcext:value-type="float">
            <text:p>133.29</text:p>
          </table:table-cell>
          <table:table-cell table:style-name="ce159" office:value-type="float" office:value="120.419391542638" calcext:value-type="float">
            <text:p>120.42</text:p>
          </table:table-cell>
          <table:table-cell table:style-name="ce159" office:value-type="float" office:value="118.047577154629" calcext:value-type="float">
            <text:p>118.05</text:p>
          </table:table-cell>
          <table:table-cell table:style-name="ce159" office:value-type="float" office:value="113.665714561398" calcext:value-type="float">
            <text:p>113.67</text:p>
          </table:table-cell>
          <table:table-cell table:style-name="ce159" office:value-type="float" office:value="109.138581760199" calcext:value-type="float">
            <text:p>109.14</text:p>
          </table:table-cell>
          <table:table-cell table:style-name="ce164" office:value-type="float" office:value="105.727915076815" calcext:value-type="float">
            <text:p>105.73</text:p>
          </table:table-cell>
          <table:table-cell table:formula="of:=0.0000000567037441900005*POWER([.A7];4)" office:value-type="float" office:value="401.885221522691" calcext:value-type="float">
            <text:p>401.89</text:p>
          </table:table-cell>
          <table:table-cell office:value-type="float" office:value="399.673585135707" calcext:value-type="float">
            <text:p>399.67</text:p>
          </table:table-cell>
          <table:table-cell table:style-name="ce39"/>
          <table:table-cell table:style-name="Default"/>
          <table:table-cell table:number-columns-repeated="15"/>
        </table:table-row>
        <table:table-row table:style-name="ro1">
          <table:table-cell table:style-name="ce66" table:formula="of:=[$CO2_0ppm.A8]" office:value-type="float" office:value="291.15" calcext:value-type="float">
            <text:p>291.15</text:p>
          </table:table-cell>
          <table:table-cell table:style-name="ce159" office:value-type="float" office:value="300.547073076064" calcext:value-type="float">
            <text:p>300.55</text:p>
          </table:table-cell>
          <table:table-cell table:style-name="ce159" office:value-type="float" office:value="148.189351101224" calcext:value-type="float">
            <text:p>148.19</text:p>
          </table:table-cell>
          <table:table-cell table:style-name="ce159" office:value-type="float" office:value="133.653071436478" calcext:value-type="float">
            <text:p>133.65</text:p>
          </table:table-cell>
          <table:table-cell table:style-name="ce159" office:value-type="float" office:value="120.819453181087" calcext:value-type="float">
            <text:p>120.82</text:p>
          </table:table-cell>
          <table:table-cell table:style-name="ce159" office:value-type="float" office:value="118.283823132445" calcext:value-type="float">
            <text:p>118.28</text:p>
          </table:table-cell>
          <table:table-cell table:style-name="ce159" office:value-type="float" office:value="114.055448534034" calcext:value-type="float">
            <text:p>114.06</text:p>
          </table:table-cell>
          <table:table-cell table:style-name="ce159" office:value-type="float" office:value="109.515166988416" calcext:value-type="float">
            <text:p>109.52</text:p>
          </table:table-cell>
          <table:table-cell table:style-name="ce164" office:value-type="float" office:value="106.069249915959" calcext:value-type="float">
            <text:p>106.07</text:p>
          </table:table-cell>
          <table:table-cell table:formula="of:=0.0000000567037441900005*POWER([.A8];4)" office:value-type="float" office:value="407.454308427752" calcext:value-type="float">
            <text:p>407.45</text:p>
          </table:table-cell>
          <table:table-cell office:value-type="float" office:value="405.232159797989" calcext:value-type="float">
            <text:p>405.23</text:p>
          </table:table-cell>
          <table:table-cell table:style-name="ce39"/>
          <table:table-cell table:style-name="Default"/>
          <table:table-cell table:number-columns-repeated="15"/>
        </table:table-row>
        <table:table-row table:style-name="ro1">
          <table:table-cell table:style-name="ce66" table:formula="of:=[$CO2_0ppm.A9]" office:value-type="float" office:value="292.15" calcext:value-type="float">
            <text:p>292.15</text:p>
          </table:table-cell>
          <table:table-cell table:style-name="ce159" office:value-type="float" office:value="304.520524230062" calcext:value-type="float">
            <text:p>304.52</text:p>
          </table:table-cell>
          <table:table-cell table:style-name="ce159" office:value-type="float" office:value="148.569001877536" calcext:value-type="float">
            <text:p>148.57</text:p>
          </table:table-cell>
          <table:table-cell table:style-name="ce159" office:value-type="float" office:value="134.032405839637" calcext:value-type="float">
            <text:p>134.03</text:p>
          </table:table-cell>
          <table:table-cell table:style-name="ce159" office:value-type="float" office:value="121.230346320938" calcext:value-type="float">
            <text:p>121.23</text:p>
          </table:table-cell>
          <table:table-cell table:style-name="ce159" office:value-type="float" office:value="118.70377580242" calcext:value-type="float">
            <text:p>118.70</text:p>
          </table:table-cell>
          <table:table-cell table:style-name="ce159" office:value-type="float" office:value="114.467450116104" calcext:value-type="float">
            <text:p>114.47</text:p>
          </table:table-cell>
          <table:table-cell table:style-name="ce159" office:value-type="float" office:value="109.886455944017" calcext:value-type="float">
            <text:p>109.89</text:p>
          </table:table-cell>
          <table:table-cell table:style-name="ce164" office:value-type="float" office:value="106.39841226233" calcext:value-type="float">
            <text:p>106.40</text:p>
          </table:table-cell>
          <table:table-cell table:formula="of:=0.0000000567037441900005*POWER([.A9];4)" office:value-type="float" office:value="413.081075621513" calcext:value-type="float">
            <text:p>413.08</text:p>
          </table:table-cell>
          <table:table-cell office:value-type="float" office:value="410.848387950499" calcext:value-type="float">
            <text:p>410.85</text:p>
          </table:table-cell>
          <table:table-cell table:style-name="ce39"/>
          <table:table-cell table:style-name="Default"/>
          <table:table-cell table:style-name="ce87"/>
          <table:table-cell table:number-columns-repeated="14"/>
        </table:table-row>
        <table:table-row table:style-name="ro1">
          <table:table-cell table:style-name="ce66" table:formula="of:=[$CO2_0ppm.A10]" office:value-type="float" office:value="293.15" calcext:value-type="float">
            <text:p>293.15</text:p>
          </table:table-cell>
          <table:table-cell table:style-name="ce159" office:value-type="float" office:value="308.534936570223" calcext:value-type="float">
            <text:p>308.53</text:p>
          </table:table-cell>
          <table:table-cell table:style-name="ce159" office:value-type="float" office:value="148.955694991987" calcext:value-type="float">
            <text:p>148.96</text:p>
          </table:table-cell>
          <table:table-cell table:style-name="ce159" office:value-type="float" office:value="134.424947549455" calcext:value-type="float">
            <text:p>134.42</text:p>
          </table:table-cell>
          <table:table-cell table:style-name="ce159" office:value-type="float" office:value="121.650998574859" calcext:value-type="float">
            <text:p>121.65</text:p>
          </table:table-cell>
          <table:table-cell table:style-name="ce159" office:value-type="float" office:value="119.130851128527" calcext:value-type="float">
            <text:p>119.13</text:p>
          </table:table-cell>
          <table:table-cell table:style-name="ce159" office:value-type="float" office:value="114.870617639749" calcext:value-type="float">
            <text:p>114.87</text:p>
          </table:table-cell>
          <table:table-cell table:style-name="ce159" office:value-type="float" office:value="110.250437845922" calcext:value-type="float">
            <text:p>110.25</text:p>
          </table:table-cell>
          <table:table-cell table:style-name="ce164" office:value-type="float" office:value="106.712364058762" calcext:value-type="float">
            <text:p>106.71</text:p>
          </table:table-cell>
          <table:table-cell table:formula="of:=0.0000000567037441900005*POWER([.A10];4)" office:value-type="float" office:value="418.765920007504" calcext:value-type="float">
            <text:p>418.77</text:p>
          </table:table-cell>
          <table:table-cell office:value-type="float" office:value="416.522665961189" calcext:value-type="float">
            <text:p>416.52</text:p>
          </table:table-cell>
          <table:table-cell table:style-name="ce39"/>
          <table:table-cell table:style-name="Default"/>
          <table:table-cell table:number-columns-repeated="15"/>
        </table:table-row>
        <table:table-row table:style-name="ro1">
          <table:table-cell table:style-name="ce66" table:formula="of:=[$CO2_0ppm.A11]" office:value-type="float" office:value="298.15" calcext:value-type="float">
            <text:p>298.15</text:p>
          </table:table-cell>
          <table:table-cell table:style-name="ce159" office:value-type="float" office:value="329.220439639307" calcext:value-type="float">
            <text:p>329.22</text:p>
          </table:table-cell>
          <table:table-cell table:style-name="ce159" office:value-type="float" office:value="151.035758754486" calcext:value-type="float">
            <text:p>151.04</text:p>
          </table:table-cell>
          <table:table-cell table:style-name="ce159" office:value-type="float" office:value="136.591602176633" calcext:value-type="float">
            <text:p>136.59</text:p>
          </table:table-cell>
          <table:table-cell table:style-name="ce159" office:value-type="float" office:value="123.816568686013" calcext:value-type="float">
            <text:p>123.82</text:p>
          </table:table-cell>
          <table:table-cell table:style-name="ce159" office:value-type="float" office:value="121.515490527409" calcext:value-type="float">
            <text:p>121.52</text:p>
          </table:table-cell>
          <table:table-cell table:style-name="ce159" office:value-type="float" office:value="116.793012107251" calcext:value-type="float">
            <text:p>116.79</text:p>
          </table:table-cell>
          <table:table-cell table:style-name="ce159" office:value-type="float" office:value="111.836167257969" calcext:value-type="float">
            <text:p>111.84</text:p>
          </table:table-cell>
          <table:table-cell table:style-name="ce164" office:value-type="float" office:value="107.926465980751" calcext:value-type="float">
            <text:p>107.93</text:p>
          </table:table-cell>
          <table:table-cell table:formula="of:=0.0000000567037441900005*POWER([.A11];4)" office:value-type="float" office:value="448.075286706653" calcext:value-type="float">
            <text:p>448.08</text:p>
          </table:table-cell>
          <table:table-cell office:value-type="float" office:value="445.778770449153" calcext:value-type="float">
            <text:p>445.78</text:p>
          </table:table-cell>
          <table:table-cell table:style-name="ce39"/>
          <table:table-cell table:style-name="Default"/>
          <table:table-cell table:number-columns-repeated="15"/>
        </table:table-row>
        <table:table-row table:style-name="ro1">
          <table:table-cell table:style-name="ce53"/>
          <table:table-cell table:style-name="ce69"/>
          <table:table-cell table:style-name="ce158" table:number-columns-repeated="5"/>
          <table:table-cell table:style-name="ce69"/>
          <table:table-cell table:style-name="ce163"/>
          <table:table-cell table:style-name="Default" table:number-columns-repeated="2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53" office:value-type="string" calcext:value-type="string" table:number-columns-spanned="9" table:number-rows-spanned="1">
            <text:p><text:s/>Absorption (σT^4 – Thansmittance)</text:p>
          </table:table-cell>
          <table:covered-table-cell table:number-columns-repeated="7" table:style-name="ce158"/>
          <table:covered-table-cell table:style-name="ce163"/>
          <table:table-cell table:style-name="Default" table:number-columns-repeated="2"/>
          <table:table-cell/>
          <table:table-cell table:style-name="Default" table:number-columns-repeated="2"/>
          <table:table-cell table:number-columns-repeated="14"/>
        </table:table-row>
        <table:table-row table:style-name="ro3">
          <table:table-cell table:style-name="ce53" office:value-type="string" calcext:value-type="string">
            <text:p>Temperature (K)</text:p>
          </table:table-cell>
          <table:table-cell table:style-name="ce158" office:value-type="percentage" office:value="0" calcext:value-type="percentage">
            <text:p>0%</text:p>
          </table:table-cell>
          <table:table-cell table:style-name="ce158" office:value-type="percentage" office:value="0.1" calcext:value-type="percentage">
            <text:p>10%</text:p>
          </table:table-cell>
          <table:table-cell table:style-name="ce158" office:value-type="percentage" office:value="0.2" calcext:value-type="percentage">
            <text:p>20%</text:p>
          </table:table-cell>
          <table:table-cell table:style-name="ce158" office:value-type="percentage" office:value="0.4" calcext:value-type="percentage">
            <text:p>40%</text:p>
          </table:table-cell>
          <table:table-cell table:style-name="ce158" office:value-type="percentage" office:value="0.46" calcext:value-type="percentage">
            <text:p>46%</text:p>
          </table:table-cell>
          <table:table-cell table:style-name="ce158" office:value-type="percentage" office:value="0.6" calcext:value-type="percentage">
            <text:p>60%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63" office:value-type="percentage" office:value="1" calcext:value-type="percentage">
            <text:p>100%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11" table:formula="of:=[.A3]" office:value-type="float" office:value="283.15" calcext:value-type="float">
            <text:p>283.15</text:p>
          </table:table-cell>
          <table:table-cell table:style-name="ce161" table:formula="of:=([.$J3] - [.B3])" office:value-type="float" office:value="94.3528107487015" calcext:value-type="float">
            <text:p>94.35</text:p>
          </table:table-cell>
          <table:table-cell table:style-name="ce161" table:formula="of:=([.$J3] - [.C3])" office:value-type="float" office:value="219.355361200061" calcext:value-type="float">
            <text:p>219.36</text:p>
          </table:table-cell>
          <table:table-cell table:style-name="ce161" table:formula="of:=([.$J3] - [.D3])" office:value-type="float" office:value="233.488169662576" calcext:value-type="float">
            <text:p>233.49</text:p>
          </table:table-cell>
          <table:table-cell table:style-name="ce161" table:formula="of:=([.$J3] - [.E3])" office:value-type="float" office:value="246.569537322268" calcext:value-type="float">
            <text:p>246.57</text:p>
          </table:table-cell>
          <table:table-cell table:style-name="ce161" table:formula="of:=([.$J3] - [.F3])" office:value-type="float" office:value="249.004133978822" calcext:value-type="float">
            <text:p>249.00</text:p>
          </table:table-cell>
          <table:table-cell table:style-name="ce161" table:formula="of:=([.$J3] - [.G3])" office:value-type="float" office:value="253.476963312612" calcext:value-type="float">
            <text:p>253.48</text:p>
          </table:table-cell>
          <table:table-cell table:style-name="ce161" table:formula="of:=([.$J3] - [.H3])" office:value-type="float" office:value="258.024583746211" calcext:value-type="float">
            <text:p>258.02</text:p>
          </table:table-cell>
          <table:table-cell table:style-name="ce161" table:formula="of:=([.$J3] - [.I3])" office:value-type="float" office:value="261.366770601542" calcext:value-type="float">
            <text:p>261.37</text:p>
          </table:table-cell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11" office:value-type="float" office:value="287.15" calcext:value-type="float">
            <text:p>287.15</text:p>
          </table:table-cell>
          <table:table-cell table:style-name="ce161" table:formula="of:=([.$J4] - [.B4])" office:value-type="float" office:value="100.483539545981" calcext:value-type="float">
            <text:p>100.48</text:p>
          </table:table-cell>
          <table:table-cell table:style-name="ce161" table:formula="of:=([.$J4] - [.C4])" office:value-type="float" office:value="238.827473529433" calcext:value-type="float">
            <text:p>238.83</text:p>
          </table:table-cell>
          <table:table-cell table:style-name="ce161" table:formula="of:=([.$J4] - [.D4])" office:value-type="float" office:value="253.267222786145" calcext:value-type="float">
            <text:p>253.27</text:p>
          </table:table-cell>
          <table:table-cell table:style-name="ce161" table:formula="of:=([.$J4] - [.E4])" office:value-type="float" office:value="266.247900438711" calcext:value-type="float">
            <text:p>266.25</text:p>
          </table:table-cell>
          <table:table-cell table:style-name="ce161" table:formula="of:=([.$J4] - [.F4])" office:value-type="float" office:value="268.656150379141" calcext:value-type="float">
            <text:p>268.66</text:p>
          </table:table-cell>
          <table:table-cell table:style-name="ce161" table:formula="of:=([.$J4] - [.G4])" office:value-type="float" office:value="273.041421683245" calcext:value-type="float">
            <text:p>273.04</text:p>
          </table:table-cell>
          <table:table-cell table:style-name="ce161" table:formula="of:=([.$J4] - [.H4])" office:value-type="float" office:value="277.542470848575" calcext:value-type="float">
            <text:p>277.54</text:p>
          </table:table-cell>
          <table:table-cell table:style-name="ce161" table:formula="of:=([.$J4] - [.I4])" office:value-type="float" office:value="280.888915931418" calcext:value-type="float">
            <text:p>280.89</text:p>
          </table:table-cell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56" office:value-type="float" office:value="288.15" calcext:value-type="float">
            <text:p>288.15</text:p>
          </table:table-cell>
          <table:table-cell table:style-name="ce161" table:formula="of:=([.$J5] - [.B5])" office:value-type="float" office:value="102.061167897346" calcext:value-type="float">
            <text:p>102.06</text:p>
          </table:table-cell>
          <table:table-cell table:style-name="ce161" table:formula="of:=([.$J5] - [.C5])" office:value-type="float" office:value="243.850320359373" calcext:value-type="float">
            <text:p>243.85</text:p>
          </table:table-cell>
          <table:table-cell table:style-name="ce161" table:formula="of:=([.$J5] - [.D5])" office:value-type="float" office:value="258.331070285999" calcext:value-type="float">
            <text:p>258.33</text:p>
          </table:table-cell>
          <table:table-cell table:style-name="ce161" table:formula="of:=([.$J5] - [.E5])" office:value-type="float" office:value="271.275121128846" calcext:value-type="float">
            <text:p>271.28</text:p>
          </table:table-cell>
          <table:table-cell table:style-name="ce161" table:formula="of:=([.$J5] - [.F5])" office:value-type="float" office:value="273.674724126924" calcext:value-type="float">
            <text:p>273.67</text:p>
          </table:table-cell>
          <table:table-cell table:style-name="ce161" table:formula="of:=([.$J5] - [.G5])" office:value-type="float" office:value="278.04914390621" calcext:value-type="float">
            <text:p>278.05</text:p>
          </table:table-cell>
          <table:table-cell table:style-name="ce161" table:formula="of:=([.$J5] - [.H5])" office:value-type="float" office:value="282.547203560048" calcext:value-type="float">
            <text:p>282.55</text:p>
          </table:table-cell>
          <table:table-cell table:style-name="ce161" table:formula="of:=([.$J5] - [.I5])" office:value-type="float" office:value="285.908708970003" calcext:value-type="float">
            <text:p>285.91</text:p>
          </table:table-cell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56" office:value-type="float" office:value="289.15" calcext:value-type="float">
            <text:p>289.15</text:p>
          </table:table-cell>
          <table:table-cell table:style-name="ce161" table:formula="of:=([.$J6] - [.B6])" office:value-type="float" office:value="103.659265639319" calcext:value-type="float">
            <text:p>103.66</text:p>
          </table:table-cell>
          <table:table-cell table:style-name="ce161" table:formula="of:=([.$J6] - [.C6])" office:value-type="float" office:value="248.933576711206" calcext:value-type="float">
            <text:p>248.93</text:p>
          </table:table-cell>
          <table:table-cell table:style-name="ce161" table:formula="of:=([.$J6] - [.D6])" office:value-type="float" office:value="263.44327902376" calcext:value-type="float">
            <text:p>263.44</text:p>
          </table:table-cell>
          <table:table-cell table:style-name="ce161" table:formula="of:=([.$J6] - [.E6])" office:value-type="float" office:value="276.349248712845" calcext:value-type="float">
            <text:p>276.35</text:p>
          </table:table-cell>
          <table:table-cell table:style-name="ce161" table:formula="of:=([.$J6] - [.F6])" office:value-type="float" office:value="278.732837248069" calcext:value-type="float">
            <text:p>278.73</text:p>
          </table:table-cell>
          <table:table-cell table:style-name="ce161" table:formula="of:=([.$J6] - [.G6])" office:value-type="float" office:value="283.10949078339" calcext:value-type="float">
            <text:p>283.11</text:p>
          </table:table-cell>
          <table:table-cell table:style-name="ce161" table:formula="of:=([.$J6] - [.H6])" office:value-type="float" office:value="287.620874695758" calcext:value-type="float">
            <text:p>287.62</text:p>
          </table:table-cell>
          <table:table-cell table:style-name="ce161" table:formula="of:=([.$J6] - [.I6])" office:value-type="float" office:value="291.003262974997" calcext:value-type="float">
            <text:p>291.00</text:p>
          </table:table-cell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56" office:value-type="float" office:value="290.15" calcext:value-type="float">
            <text:p>290.15</text:p>
          </table:table-cell>
          <table:table-cell table:style-name="ce161" table:formula="of:=([.$J7] - [.B7])" office:value-type="float" office:value="105.271506586129" calcext:value-type="float">
            <text:p>105.27</text:p>
          </table:table-cell>
          <table:table-cell table:style-name="ce161" table:formula="of:=([.$J7] - [.C7])" office:value-type="float" office:value="254.06858029182" calcext:value-type="float">
            <text:p>254.07</text:p>
          </table:table-cell>
          <table:table-cell table:style-name="ce161" table:formula="of:=([.$J7] - [.D7])" office:value-type="float" office:value="268.596753837474" calcext:value-type="float">
            <text:p>268.60</text:p>
          </table:table-cell>
          <table:table-cell table:style-name="ce161" table:formula="of:=([.$J7] - [.E7])" office:value-type="float" office:value="281.465829980053" calcext:value-type="float">
            <text:p>281.47</text:p>
          </table:table-cell>
          <table:table-cell table:style-name="ce161" table:formula="of:=([.$J7] - [.F7])" office:value-type="float" office:value="283.837644368062" calcext:value-type="float">
            <text:p>283.84</text:p>
          </table:table-cell>
          <table:table-cell table:style-name="ce161" table:formula="of:=([.$J7] - [.G7])" office:value-type="float" office:value="288.219506961293" calcext:value-type="float">
            <text:p>288.22</text:p>
          </table:table-cell>
          <table:table-cell table:style-name="ce161" table:formula="of:=([.$J7] - [.H7])" office:value-type="float" office:value="292.746639762492" calcext:value-type="float">
            <text:p>292.75</text:p>
          </table:table-cell>
          <table:table-cell table:style-name="ce161" table:formula="of:=([.$J7] - [.I7])" office:value-type="float" office:value="296.157306445876" calcext:value-type="float">
            <text:p>296.16</text:p>
          </table:table-cell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56" office:value-type="float" office:value="291.15" calcext:value-type="float">
            <text:p>291.15</text:p>
          </table:table-cell>
          <table:table-cell table:style-name="ce161" table:formula="of:=([.$J8] - [.B8])" office:value-type="float" office:value="106.907235351688" calcext:value-type="float">
            <text:p>106.91</text:p>
          </table:table-cell>
          <table:table-cell table:style-name="ce161" table:formula="of:=([.$J8] - [.C8])" office:value-type="float" office:value="259.264957326528" calcext:value-type="float">
            <text:p>259.26</text:p>
          </table:table-cell>
          <table:table-cell table:style-name="ce161" table:formula="of:=([.$J8] - [.D8])" office:value-type="float" office:value="273.801236991274" calcext:value-type="float">
            <text:p>273.80</text:p>
          </table:table-cell>
          <table:table-cell table:style-name="ce161" table:formula="of:=([.$J8] - [.E8])" office:value-type="float" office:value="286.634855246665" calcext:value-type="float">
            <text:p>286.63</text:p>
          </table:table-cell>
          <table:table-cell table:style-name="ce161" table:formula="of:=([.$J8] - [.F8])" office:value-type="float" office:value="289.170485295306" calcext:value-type="float">
            <text:p>289.17</text:p>
          </table:table-cell>
          <table:table-cell table:style-name="ce161" table:formula="of:=([.$J8] - [.G8])" office:value-type="float" office:value="293.398859893718" calcext:value-type="float">
            <text:p>293.40</text:p>
          </table:table-cell>
          <table:table-cell table:style-name="ce161" table:formula="of:=([.$J8] - [.H8])" office:value-type="float" office:value="297.939141439336" calcext:value-type="float">
            <text:p>297.94</text:p>
          </table:table-cell>
          <table:table-cell table:style-name="ce161" table:formula="of:=([.$J8] - [.I8])" office:value-type="float" office:value="301.385058511793" calcext:value-type="float">
            <text:p>301.39</text:p>
          </table:table-cell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56" office:value-type="float" office:value="292.15" calcext:value-type="float">
            <text:p>292.15</text:p>
          </table:table-cell>
          <table:table-cell table:style-name="ce161" table:formula="of:=([.$J9] - [.B9])" office:value-type="float" office:value="108.560551391451" calcext:value-type="float">
            <text:p>108.56</text:p>
          </table:table-cell>
          <table:table-cell table:style-name="ce161" table:formula="of:=([.$J9] - [.C9])" office:value-type="float" office:value="264.512073743977" calcext:value-type="float">
            <text:p>264.51</text:p>
          </table:table-cell>
          <table:table-cell table:style-name="ce161" table:formula="of:=([.$J9] - [.D9])" office:value-type="float" office:value="279.048669781876" calcext:value-type="float">
            <text:p>279.05</text:p>
          </table:table-cell>
          <table:table-cell table:style-name="ce161" table:formula="of:=([.$J9] - [.E9])" office:value-type="float" office:value="291.850729300575" calcext:value-type="float">
            <text:p>291.85</text:p>
          </table:table-cell>
          <table:table-cell table:style-name="ce161" table:formula="of:=([.$J9] - [.F9])" office:value-type="float" office:value="294.377299819093" calcext:value-type="float">
            <text:p>294.38</text:p>
          </table:table-cell>
          <table:table-cell table:style-name="ce161" table:formula="of:=([.$J9] - [.G9])" office:value-type="float" office:value="298.613625505409" calcext:value-type="float">
            <text:p>298.61</text:p>
          </table:table-cell>
          <table:table-cell table:style-name="ce161" table:formula="of:=([.$J9] - [.H9])" office:value-type="float" office:value="303.194619677496" calcext:value-type="float">
            <text:p>303.19</text:p>
          </table:table-cell>
          <table:table-cell table:style-name="ce161" table:formula="of:=([.$J9] - [.I9])" office:value-type="float" office:value="306.682663359183" calcext:value-type="float">
            <text:p>306.68</text:p>
          </table:table-cell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56" office:value-type="float" office:value="293.15" calcext:value-type="float">
            <text:p>293.15</text:p>
          </table:table-cell>
          <table:table-cell table:style-name="ce161" table:formula="of:=([.$J10] - [.B10])" office:value-type="float" office:value="110.230983437281" calcext:value-type="float">
            <text:p>110.23</text:p>
          </table:table-cell>
          <table:table-cell table:style-name="ce161" table:formula="of:=([.$J10] - [.C10])" office:value-type="float" office:value="269.810225015517" calcext:value-type="float">
            <text:p>269.81</text:p>
          </table:table-cell>
          <table:table-cell table:style-name="ce161" table:formula="of:=([.$J10] - [.D10])" office:value-type="float" office:value="284.340972458049" calcext:value-type="float">
            <text:p>284.34</text:p>
          </table:table-cell>
          <table:table-cell table:style-name="ce161" table:formula="of:=([.$J10] - [.E10])" office:value-type="float" office:value="297.114921432645" calcext:value-type="float">
            <text:p>297.11</text:p>
          </table:table-cell>
          <table:table-cell table:style-name="ce161" table:formula="of:=([.$J10] - [.F10])" office:value-type="float" office:value="299.635068878977" calcext:value-type="float">
            <text:p>299.64</text:p>
          </table:table-cell>
          <table:table-cell table:style-name="ce161" table:formula="of:=([.$J10] - [.G10])" office:value-type="float" office:value="303.895302367755" calcext:value-type="float">
            <text:p>303.90</text:p>
          </table:table-cell>
          <table:table-cell table:style-name="ce161" table:formula="of:=([.$J10] - [.H10])" office:value-type="float" office:value="308.515482161582" calcext:value-type="float">
            <text:p>308.52</text:p>
          </table:table-cell>
          <table:table-cell table:style-name="ce161" table:formula="of:=([.$J10] - [.I10])" office:value-type="float" office:value="312.053555948742" calcext:value-type="float">
            <text:p>312.05</text:p>
          </table:table-cell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56" office:value-type="float" office:value="298.15" calcext:value-type="float">
            <text:p>298.15</text:p>
          </table:table-cell>
          <table:table-cell table:style-name="ce161" table:formula="of:=([.$J11] - [.B11])" office:value-type="float" office:value="118.854847067346" calcext:value-type="float">
            <text:p>118.85</text:p>
          </table:table-cell>
          <table:table-cell table:style-name="ce161" table:formula="of:=([.$J11] - [.C11])" office:value-type="float" office:value="297.039527952167" calcext:value-type="float">
            <text:p>297.04</text:p>
          </table:table-cell>
          <table:table-cell table:style-name="ce161" table:formula="of:=([.$J11] - [.D11])" office:value-type="float" office:value="311.48368453002" calcext:value-type="float">
            <text:p>311.48</text:p>
          </table:table-cell>
          <table:table-cell table:style-name="ce161" table:formula="of:=([.$J11] - [.E11])" office:value-type="float" office:value="324.25871802064" calcext:value-type="float">
            <text:p>324.26</text:p>
          </table:table-cell>
          <table:table-cell table:style-name="ce161" table:formula="of:=([.$J11] - [.F11])" office:value-type="float" office:value="326.559796179244" calcext:value-type="float">
            <text:p>326.56</text:p>
          </table:table-cell>
          <table:table-cell table:style-name="ce161" table:formula="of:=([.$J11] - [.G11])" office:value-type="float" office:value="331.282274599402" calcext:value-type="float">
            <text:p>331.28</text:p>
          </table:table-cell>
          <table:table-cell table:style-name="ce161" table:formula="of:=([.$J11] - [.H11])" office:value-type="float" office:value="336.239119448684" calcext:value-type="float">
            <text:p>336.24</text:p>
          </table:table-cell>
          <table:table-cell table:style-name="ce161" table:formula="of:=([.$J11] - [.I11])" office:value-type="float" office:value="340.148820725902" calcext:value-type="float">
            <text:p>340.15</text:p>
          </table:table-cell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156"/>
          <table:table-cell table:style-name="ce161" table:number-columns-repeated="8"/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4" office:value-type="string" calcext:value-type="string" table:number-columns-spanned="9" table:number-rows-spanned="1">
            <text:p>Radiative Forcing (Absorption * absorption fraction)</text:p>
          </table:table-cell>
          <table:covered-table-cell table:number-columns-repeated="8" table:style-name="Default"/>
          <table:table-cell table:style-name="Default" table:number-columns-repeated="2"/>
          <table:table-cell/>
          <table:table-cell table:style-name="Default" table:number-columns-repeated="2"/>
          <table:table-cell table:number-columns-repeated="14"/>
        </table:table-row>
        <table:table-row table:style-name="ro3">
          <table:table-cell table:style-name="ce53" office:value-type="string" calcext:value-type="string">
            <text:p>Temperature (K)</text:p>
          </table:table-cell>
          <table:table-cell table:style-name="ce53" office:value-type="string" calcext:value-type="string">
            <text:p>0% RH</text:p>
          </table:table-cell>
          <table:table-cell table:style-name="ce53" office:value-type="string" calcext:value-type="string">
            <text:p>10% RH</text:p>
          </table:table-cell>
          <table:table-cell table:style-name="ce53" office:value-type="string" calcext:value-type="string">
            <text:p>20% RH</text:p>
          </table:table-cell>
          <table:table-cell table:style-name="ce53" office:value-type="string" calcext:value-type="string">
            <text:p>40% RH</text:p>
          </table:table-cell>
          <table:table-cell table:style-name="ce53" office:value-type="string" calcext:value-type="string">
            <text:p>46% RH</text:p>
          </table:table-cell>
          <table:table-cell table:style-name="ce53" office:value-type="string" calcext:value-type="string">
            <text:p>60% RH</text:p>
          </table:table-cell>
          <table:table-cell table:style-name="ce53" office:value-type="string" calcext:value-type="string">
            <text:p>80% RH</text:p>
          </table:table-cell>
          <table:table-cell table:style-name="ce150" office:value-type="string" calcext:value-type="string">
            <text:p>100% RH</text:p>
          </table:table-cell>
          <table:table-cell table:style-name="ce166" table:number-columns-repeated="2"/>
          <table:table-cell table:style-name="ce53" table:number-columns-repeated="2"/>
          <table:table-cell table:style-name="Default"/>
          <table:table-cell table:number-columns-repeated="14"/>
        </table:table-row>
        <table:table-row table:style-name="ro1">
          <table:table-cell table:style-name="ce111" table:formula="of:=[.A3]" office:value-type="float" office:value="283.15" calcext:value-type="float">
            <text:p>283.15</text:p>
          </table:table-cell>
          <table:table-cell table:formula="of:=[.B15] * [$Summary.$A$4] * [$Summary.$B$4]" office:value-type="float" office:value="51.9206333447158" calcext:value-type="float">
            <text:p>51.92</text:p>
          </table:table-cell>
          <table:table-cell table:formula="of:=[.C15] * [$Summary.$A$4] * [$Summary.$B$4]" office:value-type="float" office:value="120.70726023626" calcext:value-type="float">
            <text:p>120.71</text:p>
          </table:table-cell>
          <table:table-cell table:formula="of:=[.D15] * [$Summary.$A$4] * [$Summary.$B$4]" office:value-type="float" office:value="128.48428733795" calcext:value-type="float">
            <text:p>128.48</text:p>
          </table:table-cell>
          <table:table-cell table:formula="of:=[.E15] * [$Summary.$A$4] * [$Summary.$B$4]" office:value-type="float" office:value="135.682725715322" calcext:value-type="float">
            <text:p>135.68</text:p>
          </table:table-cell>
          <table:table-cell table:formula="of:=[.F15] * [$Summary.$A$4] * [$Summary.$B$4]" office:value-type="float" office:value="137.022439915081" calcext:value-type="float">
            <text:p>137.02</text:p>
          </table:table-cell>
          <table:table-cell table:formula="of:=[.G15] * [$Summary.$A$4] * [$Summary.$B$4]" office:value-type="float" office:value="139.4837564356" calcext:value-type="float">
            <text:p>139.48</text:p>
          </table:table-cell>
          <table:table-cell table:formula="of:=[.H15] * [$Summary.$A$4] * [$Summary.$B$4]" office:value-type="float" office:value="141.986229136203" calcext:value-type="float">
            <text:p>141.99</text:p>
          </table:table-cell>
          <table:table-cell table:formula="of:=[.I15] * [$Summary.$A$4] * [$Summary.$B$4]" office:value-type="float" office:value="143.825373692769" calcext:value-type="float">
            <text:p>143.83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11" table:formula="of:=[.A4]" office:value-type="float" office:value="287.15" calcext:value-type="float">
            <text:p>287.15</text:p>
          </table:table-cell>
          <table:table-cell table:formula="of:=[.B16] * [$Summary.$A$4] * [$Summary.$B$4]" office:value-type="float" office:value="55.2942617453281" calcext:value-type="float">
            <text:p>55.29</text:p>
          </table:table-cell>
          <table:table-cell table:formula="of:=[.C16] * [$Summary.$A$4] * [$Summary.$B$4]" office:value-type="float" office:value="131.422409013259" calcext:value-type="float">
            <text:p>131.42</text:p>
          </table:table-cell>
          <table:table-cell table:formula="of:=[.D16] * [$Summary.$A$4] * [$Summary.$B$4]" office:value-type="float" office:value="139.368340043806" calcext:value-type="float">
            <text:p>139.37</text:p>
          </table:table-cell>
          <table:table-cell table:formula="of:=[.E16] * [$Summary.$A$4] * [$Summary.$B$4]" office:value-type="float" office:value="146.511370544082" calcext:value-type="float">
            <text:p>146.51</text:p>
          </table:table-cell>
          <table:table-cell table:formula="of:=[.F16] * [$Summary.$A$4] * [$Summary.$B$4]" office:value-type="float" office:value="147.836586625801" calcext:value-type="float">
            <text:p>147.84</text:p>
          </table:table-cell>
          <table:table-cell table:formula="of:=[.G16] * [$Summary.$A$4] * [$Summary.$B$4]" office:value-type="float" office:value="150.249721557243" calcext:value-type="float">
            <text:p>150.25</text:p>
          </table:table-cell>
          <table:table-cell table:formula="of:=[.H16] * [$Summary.$A$4] * [$Summary.$B$4]" office:value-type="float" office:value="152.726566937102" calcext:value-type="float">
            <text:p>152.73</text:p>
          </table:table-cell>
          <table:table-cell table:formula="of:=[.I16] * [$Summary.$A$4] * [$Summary.$B$4]" office:value-type="float" office:value="154.568054718715" calcext:value-type="float">
            <text:p>154.57</text:p>
          </table:table-cell>
          <table:table-cell table:style-name="ce65" table:number-columns-repeated="2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11" table:formula="of:=[.A5]" office:value-type="float" office:value="288.15" calcext:value-type="float">
            <text:p>288.15</text:p>
          </table:table-cell>
          <table:table-cell table:formula="of:=[.B17] * [$Summary.$A$4] * [$Summary.$B$4]" office:value-type="float" office:value="56.1624018943654" calcext:value-type="float">
            <text:p>56.16</text:p>
          </table:table-cell>
          <table:table-cell table:formula="of:=[.C17] * [$Summary.$A$4] * [$Summary.$B$4]" office:value-type="float" office:value="134.18639014466" calcext:value-type="float">
            <text:p>134.19</text:p>
          </table:table-cell>
          <table:table-cell table:formula="of:=[.D17] * [$Summary.$A$4] * [$Summary.$B$4]" office:value-type="float" office:value="142.154883097131" calcext:value-type="float">
            <text:p>142.15</text:p>
          </table:table-cell>
          <table:table-cell table:formula="of:=[.E17] * [$Summary.$A$4] * [$Summary.$B$4]" office:value-type="float" office:value="149.277758531089" calcext:value-type="float">
            <text:p>149.28</text:p>
          </table:table-cell>
          <table:table-cell table:formula="of:=[.F17] * [$Summary.$A$4] * [$Summary.$B$4]" office:value-type="float" office:value="150.598216357914" calcext:value-type="float">
            <text:p>150.60</text:p>
          </table:table-cell>
          <table:table-cell table:formula="of:=[.G17] * [$Summary.$A$4] * [$Summary.$B$4]" office:value-type="float" office:value="153.005379892884" calcext:value-type="float">
            <text:p>153.01</text:p>
          </table:table-cell>
          <table:table-cell table:formula="of:=[.H17] * [$Summary.$A$4] * [$Summary.$B$4]" office:value-type="float" office:value="155.480580199016" calcext:value-type="float">
            <text:p>155.48</text:p>
          </table:table-cell>
          <table:table-cell table:formula="of:=[.I17] * [$Summary.$A$4] * [$Summary.$B$4]" office:value-type="float" office:value="157.33035540435" calcext:value-type="float">
            <text:p>157.33</text:p>
          </table:table-cell>
          <table:table-cell table:style-name="ce39" table:number-columns-repeated="2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11" table:formula="of:=[.A6]" office:value-type="float" office:value="289.15" calcext:value-type="float">
            <text:p>289.15</text:p>
          </table:table-cell>
          <table:table-cell table:formula="of:=[.B18] * [$Summary.$A$4] * [$Summary.$B$4]" office:value-type="float" office:value="57.0418059762533" calcext:value-type="float">
            <text:p>57.04</text:p>
          </table:table-cell>
          <table:table-cell table:formula="of:=[.C18] * [$Summary.$A$4] * [$Summary.$B$4]" office:value-type="float" office:value="136.983613535743" calcext:value-type="float">
            <text:p>136.98</text:p>
          </table:table-cell>
          <table:table-cell table:formula="of:=[.D18] * [$Summary.$A$4] * [$Summary.$B$4]" office:value-type="float" office:value="144.968038458892" calcext:value-type="float">
            <text:p>144.97</text:p>
          </table:table-cell>
          <table:table-cell table:formula="of:=[.E18] * [$Summary.$A$4] * [$Summary.$B$4]" office:value-type="float" office:value="152.069958527492" calcext:value-type="float">
            <text:p>152.07</text:p>
          </table:table-cell>
          <table:table-cell table:formula="of:=[.F18] * [$Summary.$A$4] * [$Summary.$B$4]" office:value-type="float" office:value="153.381603887073" calcext:value-type="float">
            <text:p>153.38</text:p>
          </table:table-cell>
          <table:table-cell table:formula="of:=[.G18] * [$Summary.$A$4] * [$Summary.$B$4]" office:value-type="float" office:value="155.789996617307" calcext:value-type="float">
            <text:p>155.79</text:p>
          </table:table-cell>
          <table:table-cell table:formula="of:=[.H18] * [$Summary.$A$4] * [$Summary.$B$4]" office:value-type="float" office:value="158.272529020238" calcext:value-type="float">
            <text:p>158.27</text:p>
          </table:table-cell>
          <table:table-cell table:formula="of:=[.I18] * [$Summary.$A$4] * [$Summary.$B$4]" office:value-type="float" office:value="160.133795688208" calcext:value-type="float">
            <text:p>160.13</text:p>
          </table:table-cell>
          <table:table-cell table:style-name="ce39" table:number-columns-repeated="2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11" table:formula="of:=[.A7]" office:value-type="float" office:value="290.15" calcext:value-type="float">
            <text:p>290.15</text:p>
          </table:table-cell>
          <table:table-cell table:formula="of:=[.B19] * [$Summary.$A$4] * [$Summary.$B$4]" office:value-type="float" office:value="57.9289928061782" calcext:value-type="float">
            <text:p>57.93</text:p>
          </table:table-cell>
          <table:table-cell table:formula="of:=[.C19] * [$Summary.$A$4] * [$Summary.$B$4]" office:value-type="float" office:value="139.809312484372" calcext:value-type="float">
            <text:p>139.81</text:p>
          </table:table-cell>
          <table:table-cell table:formula="of:=[.D19] * [$Summary.$A$4] * [$Summary.$B$4]" office:value-type="float" office:value="147.803901790687" calcext:value-type="float">
            <text:p>147.80</text:p>
          </table:table-cell>
          <table:table-cell table:formula="of:=[.E19] * [$Summary.$A$4] * [$Summary.$B$4]" office:value-type="float" office:value="154.885520012572" calcext:value-type="float">
            <text:p>154.89</text:p>
          </table:table-cell>
          <table:table-cell table:formula="of:=[.F19] * [$Summary.$A$4] * [$Summary.$B$4]" office:value-type="float" office:value="156.190686273379" calcext:value-type="float">
            <text:p>156.19</text:p>
          </table:table-cell>
          <table:table-cell table:formula="of:=[.G19] * [$Summary.$A$4] * [$Summary.$B$4]" office:value-type="float" office:value="158.60194545331" calcext:value-type="float">
            <text:p>158.60</text:p>
          </table:table-cell>
          <table:table-cell table:formula="of:=[.H19] * [$Summary.$A$4] * [$Summary.$B$4]" office:value-type="float" office:value="161.093144182937" calcext:value-type="float">
            <text:p>161.09</text:p>
          </table:table-cell>
          <table:table-cell table:formula="of:=[.I19] * [$Summary.$A$4] * [$Summary.$B$4]" office:value-type="float" office:value="162.969971941685" calcext:value-type="float">
            <text:p>162.97</text:p>
          </table:table-cell>
          <table:table-cell table:style-name="ce39" table:number-columns-repeated="2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11" table:formula="of:=[.A8]" office:value-type="float" office:value="291.15" calcext:value-type="float">
            <text:p>291.15</text:p>
          </table:table-cell>
          <table:table-cell table:formula="of:=[.B20] * [$Summary.$A$4] * [$Summary.$B$4]" office:value-type="float" office:value="58.8291045549865" calcext:value-type="float">
            <text:p>58.83</text:p>
          </table:table-cell>
          <table:table-cell table:formula="of:=[.C20] * [$Summary.$A$4] * [$Summary.$B$4]" office:value-type="float" office:value="142.66878412702" calcext:value-type="float">
            <text:p>142.67</text:p>
          </table:table-cell>
          <table:table-cell table:formula="of:=[.D20] * [$Summary.$A$4] * [$Summary.$B$4]" office:value-type="float" office:value="150.667834083037" calcext:value-type="float">
            <text:p>150.67</text:p>
          </table:table-cell>
          <table:table-cell table:formula="of:=[.E20] * [$Summary.$A$4] * [$Summary.$B$4]" office:value-type="float" office:value="157.729940475383" calcext:value-type="float">
            <text:p>157.73</text:p>
          </table:table-cell>
          <table:table-cell table:formula="of:=[.F20] * [$Summary.$A$4] * [$Summary.$B$4]" office:value-type="float" office:value="159.125251510727" calcext:value-type="float">
            <text:p>159.13</text:p>
          </table:table-cell>
          <table:table-cell table:formula="of:=[.G20] * [$Summary.$A$4] * [$Summary.$B$4]" office:value-type="float" office:value="161.452049042524" calcext:value-type="float">
            <text:p>161.45</text:p>
          </table:table-cell>
          <table:table-cell table:formula="of:=[.H20] * [$Summary.$A$4] * [$Summary.$B$4]" office:value-type="float" office:value="163.950483286732" calcext:value-type="float">
            <text:p>163.95</text:p>
          </table:table-cell>
          <table:table-cell table:formula="of:=[.I20] * [$Summary.$A$4] * [$Summary.$B$4]" office:value-type="float" office:value="165.846708692585" calcext:value-type="float">
            <text:p>165.85</text:p>
          </table:table-cell>
          <table:table-cell table:style-name="ce39" table:number-columns-repeated="2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11" table:formula="of:=[.A9]" office:value-type="float" office:value="292.15" calcext:value-type="float">
            <text:p>292.15</text:p>
          </table:table-cell>
          <table:table-cell table:formula="of:=[.B21] * [$Summary.$A$4] * [$Summary.$B$4]" office:value-type="float" office:value="59.7388942604796" calcext:value-type="float">
            <text:p>59.74</text:p>
          </table:table-cell>
          <table:table-cell table:formula="of:=[.C21] * [$Summary.$A$4] * [$Summary.$B$4]" office:value-type="float" office:value="145.556176727893" calcext:value-type="float">
            <text:p>145.56</text:p>
          </table:table-cell>
          <table:table-cell table:formula="of:=[.D21] * [$Summary.$A$4] * [$Summary.$B$4]" office:value-type="float" office:value="153.555400778295" calcext:value-type="float">
            <text:p>153.56</text:p>
          </table:table-cell>
          <table:table-cell table:formula="of:=[.E21] * [$Summary.$A$4] * [$Summary.$B$4]" office:value-type="float" office:value="160.600140972606" calcext:value-type="float">
            <text:p>160.60</text:p>
          </table:table-cell>
          <table:table-cell table:formula="of:=[.F21] * [$Summary.$A$4] * [$Summary.$B$4]" office:value-type="float" office:value="161.99046671352" calcext:value-type="float">
            <text:p>161.99</text:p>
          </table:table-cell>
          <table:table-cell table:formula="of:=[.G21] * [$Summary.$A$4] * [$Summary.$B$4]" office:value-type="float" office:value="164.321639584182" calcext:value-type="float">
            <text:p>164.32</text:p>
          </table:table-cell>
          <table:table-cell table:formula="of:=[.H21] * [$Summary.$A$4] * [$Summary.$B$4]" office:value-type="float" office:value="166.842477245252" calcext:value-type="float">
            <text:p>166.84</text:p>
          </table:table-cell>
          <table:table-cell table:formula="of:=[.I21] * [$Summary.$A$4] * [$Summary.$B$4]" office:value-type="float" office:value="168.76188415693" calcext:value-type="float">
            <text:p>168.76</text:p>
          </table:table-cell>
          <table:table-cell table:style-name="ce39" table:number-columns-repeated="2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11" table:formula="of:=[.A10]" office:value-type="float" office:value="293.15" calcext:value-type="float">
            <text:p>293.15</text:p>
          </table:table-cell>
          <table:table-cell table:formula="of:=[.B22] * [$Summary.$A$4] * [$Summary.$B$4]" office:value-type="float" office:value="60.6581025923838" calcext:value-type="float">
            <text:p>60.66</text:p>
          </table:table-cell>
          <table:table-cell table:formula="of:=[.C22] * [$Summary.$A$4] * [$Summary.$B$4]" office:value-type="float" office:value="148.471652879495" calcext:value-type="float">
            <text:p>148.47</text:p>
          </table:table-cell>
          <table:table-cell table:formula="of:=[.D22] * [$Summary.$A$4] * [$Summary.$B$4]" office:value-type="float" office:value="156.467658554385" calcext:value-type="float">
            <text:p>156.47</text:p>
          </table:table-cell>
          <table:table-cell table:formula="of:=[.E22] * [$Summary.$A$4] * [$Summary.$B$4]" office:value-type="float" office:value="163.496930028242" calcext:value-type="float">
            <text:p>163.50</text:p>
          </table:table-cell>
          <table:table-cell table:formula="of:=[.F22] * [$Summary.$A$4] * [$Summary.$B$4]" office:value-type="float" office:value="164.883721269513" calcext:value-type="float">
            <text:p>164.88</text:p>
          </table:table-cell>
          <table:table-cell table:formula="of:=[.G22] * [$Summary.$A$4] * [$Summary.$B$4]" office:value-type="float" office:value="167.228050168446" calcext:value-type="float">
            <text:p>167.23</text:p>
          </table:table-cell>
          <table:table-cell table:formula="of:=[.H22] * [$Summary.$A$4] * [$Summary.$B$4]" office:value-type="float" office:value="169.770450963488" calcext:value-type="float">
            <text:p>169.77</text:p>
          </table:table-cell>
          <table:table-cell table:formula="of:=[.I22] * [$Summary.$A$4] * [$Summary.$B$4]" office:value-type="float" office:value="171.717388531029" calcext:value-type="float">
            <text:p>171.72</text:p>
          </table:table-cell>
          <table:table-cell table:style-name="ce39" table:number-columns-repeated="2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11" table:formula="of:=[.A11]" office:value-type="float" office:value="298.15" calcext:value-type="float">
            <text:p>298.15</text:p>
          </table:table-cell>
          <table:table-cell table:formula="of:=[.B23] * [$Summary.$A$4] * [$Summary.$B$4]" office:value-type="float" office:value="65.403657685003" calcext:value-type="float">
            <text:p>65.40</text:p>
          </table:table-cell>
          <table:table-cell table:formula="of:=[.C23] * [$Summary.$A$4] * [$Summary.$B$4]" office:value-type="float" office:value="163.455442369046" calcext:value-type="float">
            <text:p>163.46</text:p>
          </table:table-cell>
          <table:table-cell table:formula="of:=[.D23] * [$Summary.$A$4] * [$Summary.$B$4]" office:value-type="float" office:value="171.403798668148" calcext:value-type="float">
            <text:p>171.40</text:p>
          </table:table-cell>
          <table:table-cell table:formula="of:=[.E23] * [$Summary.$A$4] * [$Summary.$B$4]" office:value-type="float" office:value="178.433666931421" calcext:value-type="float">
            <text:p>178.43</text:p>
          </table:table-cell>
          <table:table-cell table:formula="of:=[.F23] * [$Summary.$A$4] * [$Summary.$B$4]" office:value-type="float" office:value="179.699908333478" calcext:value-type="float">
            <text:p>179.70</text:p>
          </table:table-cell>
          <table:table-cell table:formula="of:=[.G23] * [$Summary.$A$4] * [$Summary.$B$4]" office:value-type="float" office:value="182.298602199466" calcext:value-type="float">
            <text:p>182.30</text:p>
          </table:table-cell>
          <table:table-cell table:formula="of:=[.H23] * [$Summary.$A$4] * [$Summary.$B$4]" office:value-type="float" office:value="185.026263642978" calcext:value-type="float">
            <text:p>185.03</text:p>
          </table:table-cell>
          <table:table-cell table:formula="of:=[.I23] * [$Summary.$A$4] * [$Summary.$B$4]" office:value-type="float" office:value="187.177701049993" calcext:value-type="float">
            <text:p>187.18</text:p>
          </table:table-cell>
          <table:table-cell table:style-name="Default"/>
          <table:table-cell table:style-name="ce39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11"/>
          <table:table-cell table:number-columns-repeated="7"/>
          <table:table-cell table:style-name="Default"/>
          <table:table-cell table:style-name="ce39"/>
          <table:table-cell table:style-name="Default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4" office:value-type="string" calcext:value-type="string" table:number-columns-spanned="5" table:number-rows-spanned="1">
            <text:p>Results of iterations to find <text:s/>Δ RF and Δ T for CO2 &amp; H2O</text:p>
          </table:table-cell>
          <table:covered-table-cell table:number-columns-repeated="4" table:style-name="Default"/>
          <table:table-cell table:style-name="Default"/>
          <table:table-cell table:style-name="ce65"/>
          <table:table-cell table:style-name="Default" table:number-columns-repeated="4"/>
          <table:table-cell/>
          <table:table-cell table:style-name="Default" table:number-columns-repeated="2"/>
          <table:table-cell table:number-columns-repeated="14"/>
        </table:table-row>
        <table:table-row table:style-name="ro3">
          <table:table-cell table:style-name="ce53" office:value-type="string" calcext:value-type="string">
            <text:p>RH</text:p>
          </table:table-cell>
          <table:table-cell table:style-name="ce53" office:value-type="string" calcext:value-type="string">
            <text:p>Calibration ΔT/Δ RF</text:p>
          </table:table-cell>
          <table:table-cell table:style-name="ce35" office:value-type="string" calcext:value-type="string">
            <text:p>Δ RF </text:p>
          </table:table-cell>
          <table:table-cell table:style-name="ce35" office:value-type="string" calcext:value-type="string">
            <text:p>Δ T</text:p>
          </table:table-cell>
          <table:table-cell table:style-name="ce35" office:value-type="string" calcext:value-type="string">
            <text:p>Δ T / Δ RF </text:p>
          </table:table-cell>
          <table:table-cell table:style-name="Default"/>
          <table:table-cell table:style-name="ce65"/>
          <table:table-cell table:style-name="Default" table:number-columns-repeated="4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58" office:value-type="percentage" office:value="0" calcext:value-type="percentage">
            <text:p>0%</text:p>
          </table:table-cell>
          <table:table-cell table:style-name="ce145" table:formula="of:=[$Summary.E81]" office:value-type="float" office:value="0.602188988012656" calcext:value-type="float">
            <text:p>0.6022</text:p>
          </table:table-cell>
          <table:table-cell table:style-name="ce147" table:formula="of:=[.B102]-[.B54]" office:value-type="float" office:value="2.1263536650095" calcext:value-type="float">
            <text:p>2.13</text:p>
          </table:table-cell>
          <table:table-cell table:style-name="ce147" table:formula="of:=[.A102]-[.A54]" office:value-type="float" office:value="2.42806228501519" calcext:value-type="float">
            <text:p>2.43</text:p>
          </table:table-cell>
          <table:table-cell table:style-name="ce65" table:formula="of:=[.D39]/[.C39]" office:value-type="float" office:value="1.14189014037057" calcext:value-type="float">
            <text:p>1.1419</text:p>
          </table:table-cell>
          <table:table-cell table:style-name="Default"/>
          <table:table-cell table:style-name="ce65"/>
          <table:table-cell table:style-name="Default" table:number-columns-repeated="4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58" office:value-type="percentage" office:value="0.2" calcext:value-type="percentage">
            <text:p>20%</text:p>
          </table:table-cell>
          <table:table-cell table:style-name="ce145" table:formula="of:=[$Summary.E69]" office:value-type="float" office:value="0.232932982761785" calcext:value-type="float">
            <text:p>0.2329</text:p>
          </table:table-cell>
          <table:table-cell table:style-name="ce122" table:formula="of:=[.D102]-[.D54]" office:value-type="float" office:value="2.48650524382563" calcext:value-type="float">
            <text:p>2.49</text:p>
          </table:table-cell>
          <table:table-cell table:style-name="ce122" table:formula="of:=[.C102]-[.C54]" office:value-type="float" office:value="0.892672231703784" calcext:value-type="float">
            <text:p>0.89</text:p>
          </table:table-cell>
          <table:table-cell table:style-name="ce65" table:formula="of:=[.D40]/[.C40]" office:value-type="float" office:value="0.359006776245666" calcext:value-type="float">
            <text:p>0.3590</text:p>
          </table:table-cell>
          <table:table-cell table:style-name="Default"/>
          <table:table-cell table:style-name="ce65"/>
          <table:table-cell table:style-name="Default" table:number-columns-repeated="4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18" office:value-type="percentage" office:value="0.4" calcext:value-type="percentage">
            <text:p>40%</text:p>
          </table:table-cell>
          <table:table-cell table:style-name="ce65" table:formula="of:=[$Summary.E58]" office:value-type="float" office:value="0.221205979173845" calcext:value-type="float">
            <text:p>0.2212</text:p>
          </table:table-cell>
          <table:table-cell table:style-name="ce122" table:formula="of:=[.F102]-[.F54]" office:value-type="float" office:value="1.84160769033974" calcext:value-type="float">
            <text:p>1.84</text:p>
          </table:table-cell>
          <table:table-cell table:style-name="ce122" table:formula="of:=[.E102]-[.E54]" office:value-type="float" office:value="0.666565813685565" calcext:value-type="float">
            <text:p>0.67</text:p>
          </table:table-cell>
          <table:table-cell table:style-name="ce65" table:formula="of:=[.D41]/[.C41]" office:value-type="float" office:value="0.361947779205134" calcext:value-type="float">
            <text:p>0.3619</text:p>
          </table:table-cell>
          <table:table-cell table:style-name="Default"/>
          <table:table-cell table:style-name="ce65"/>
          <table:table-cell table:style-name="Default" table:number-columns-repeated="4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18" office:value-type="percentage" office:value="0.46" calcext:value-type="percentage">
            <text:p>46%</text:p>
          </table:table-cell>
          <table:table-cell table:style-name="ce65" table:formula="of:=[$Summary.E47]" office:value-type="float" office:value="0.219152505285847" calcext:value-type="float">
            <text:p>0.2192</text:p>
          </table:table-cell>
          <table:table-cell table:style-name="ce122" table:formula="of:=[.H102]-[.H54]" office:value-type="float" office:value="1.70116002066268" calcext:value-type="float">
            <text:p>1.70</text:p>
          </table:table-cell>
          <table:table-cell table:style-name="ce122" table:formula="of:=[.G102]-[.G54]" office:value-type="float" office:value="0.62157181236114" calcext:value-type="float">
            <text:p>0.62</text:p>
          </table:table-cell>
          <table:table-cell table:style-name="ce65" table:formula="of:=[.D42]/[.C42]" office:value-type="float" office:value="0.365381154513029" calcext:value-type="float">
            <text:p>0.3654</text:p>
          </table:table-cell>
          <table:table-cell table:style-name="Default"/>
          <table:table-cell table:style-name="ce65"/>
          <table:table-cell table:style-name="Default" table:number-columns-repeated="4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19" office:value-type="percentage" office:value="0.6" calcext:value-type="percentage">
            <text:p>60%</text:p>
          </table:table-cell>
          <table:table-cell table:style-name="ce121" table:formula="of:=[$Summary.E36]" office:value-type="float" office:value="0.215504869749754" calcext:value-type="float">
            <text:p>0.2155</text:p>
          </table:table-cell>
          <table:table-cell table:style-name="ce122" table:formula="of:=[.J102]-[.J54]" office:value-type="float" office:value="1.55028727179356" calcext:value-type="float">
            <text:p>1.55</text:p>
          </table:table-cell>
          <table:table-cell table:style-name="ce122" table:formula="of:=[.I102]-[.I54]" office:value-type="float" office:value="0.563641130710323" calcext:value-type="float">
            <text:p>0.56</text:p>
          </table:table-cell>
          <table:table-cell table:style-name="ce65" table:formula="of:=[.D43]/[.C43]" office:value-type="float" office:value="0.363572055944337" calcext:value-type="float">
            <text:p>0.3636</text:p>
          </table:table-cell>
          <table:table-cell table:style-name="Default"/>
          <table:table-cell table:style-name="ce65"/>
          <table:table-cell table:style-name="Default" table:number-columns-repeated="4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18" office:value-type="percentage" office:value="0.8" calcext:value-type="percentage">
            <text:p>80%</text:p>
          </table:table-cell>
          <table:table-cell table:style-name="ce65" table:formula="of:=[$Summary.E25]" office:value-type="float" office:value="0.211883810536102" calcext:value-type="float">
            <text:p>0.2119</text:p>
          </table:table-cell>
          <table:table-cell table:formula="of:=[.L102]-[.L54]" office:value-type="float" office:value="1.38276111012178" calcext:value-type="float">
            <text:p>1.38</text:p>
          </table:table-cell>
          <table:table-cell table:formula="of:=[.K102]-[.K54]" office:value-type="float" office:value="0.503271665802572" calcext:value-type="float">
            <text:p>0.50</text:p>
          </table:table-cell>
          <table:table-cell table:style-name="ce65" table:formula="of:=[.D44]/[.C44]" office:value-type="float" office:value="0.363961397322094" calcext:value-type="float">
            <text:p>0.3640</text:p>
          </table:table-cell>
          <table:table-cell table:style-name="Default"/>
          <table:table-cell table:style-name="ce65"/>
          <table:table-cell table:style-name="Default" table:number-columns-repeated="4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18" office:value-type="percentage" office:value="1" calcext:value-type="percentage">
            <text:p>100%</text:p>
          </table:table-cell>
          <table:table-cell table:style-name="ce65" table:formula="of:=[$Summary.E14]" office:value-type="float" office:value="0.209260970903904" calcext:value-type="float">
            <text:p>0.2093</text:p>
          </table:table-cell>
          <table:table-cell table:formula="of:=[.N102]-[.N54]" office:value-type="float" office:value="1.28983553049886" calcext:value-type="float">
            <text:p>1.29</text:p>
          </table:table-cell>
          <table:table-cell table:formula="of:=[.M102]-[.M54]" office:value-type="float" office:value="0.468356468332217" calcext:value-type="float">
            <text:p>0.47</text:p>
          </table:table-cell>
          <table:table-cell table:style-name="ce65" table:formula="of:=[.D45]/[.C45]" office:value-type="float" office:value="0.363113325116012" calcext:value-type="float">
            <text:p>0.3631</text:p>
          </table:table-cell>
          <table:table-cell table:style-name="Default"/>
          <table:table-cell table:style-name="ce65"/>
          <table:table-cell table:style-name="Default" table:number-columns-repeated="4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4"/>
          <table:table-cell table:style-name="Default" table:number-columns-repeated="5"/>
          <table:table-cell table:style-name="ce65"/>
          <table:table-cell table:style-name="Default" table:number-columns-repeated="4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4" office:value-type="string" calcext:value-type="string" table:number-columns-spanned="7" table:number-rows-spanned="1">
            <text:p>Iteration of RF due to temperature increase</text:p>
          </table:table-cell>
          <table:covered-table-cell table:number-columns-repeated="6" table:style-name="Default"/>
          <table:table-cell table:style-name="Default" table:number-columns-repeated="4"/>
          <table:table-cell/>
          <table:table-cell table:style-name="Default" table:number-columns-repeated="2"/>
          <table:table-cell table:number-columns-repeated="14"/>
        </table:table-row>
        <table:table-row table:style-name="ro3">
          <table:table-cell table:style-name="ce124" office:value-type="string" calcext:value-type="string" table:number-columns-spanned="2" table:number-rows-spanned="1">
            <text:p>Cubic polynomial coefficients – 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2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4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46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6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80%RH</text:p>
          </table:table-cell>
          <table:covered-table-cell table:style-name="ce85"/>
          <table:table-cell table:style-name="ce124" office:value-type="string" calcext:value-type="string" table:number-columns-spanned="2" table:number-rows-spanned="1">
            <text:p>Cubic polynomial coefficients – 100%RH</text:p>
          </table:table-cell>
          <table:covered-table-cell table:style-name="ce85"/>
          <table:table-cell table:number-columns-repeated="14"/>
        </table:table-row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number-columns-repeated="14"/>
        </table:table-row>
        <table:table-row table:style-name="ro1">
          <table:table-cell table:style-name="ce85" table:formula="of:=INDEX(LINEST([.B27:.B35];[.A27:.A35]^{1;2;3};1;1);1)" office:value-type="float" office:value="-0.00000363884913062018" calcext:value-type="float">
            <text:p>-3.63884913062018E-06</text:p>
          </table:table-cell>
          <table:table-cell table:style-name="ce85" table:formula="of:=INDEX(LINEST([.B27:.B35];[.A27:.A35]^{1;2;3};1;1);1;2)" office:value-type="float" office:value="0.00821592139969376" calcext:value-type="float">
            <text:p>0.008215921399694</text:p>
          </table:table-cell>
          <table:table-cell table:style-name="ce85" table:formula="of:=INDEX(LINEST([.D27:.D35];[.A27:.A35]^{1;2;3};1;1);1)" office:value-type="float" office:value="-0.0000266349019851958" calcext:value-type="float">
            <text:p>-2.66349019851958E-05</text:p>
          </table:table-cell>
          <table:table-cell table:style-name="ce85" table:formula="of:=INDEX(LINEST([.D27:.D35];[.A27:.A35]^{1;2;3};1;1);1;2)" office:value-type="float" office:value="0.035869373248468" calcext:value-type="float">
            <text:p>0.035869373248468</text:p>
          </table:table-cell>
          <table:table-cell table:style-name="ce85" table:formula="of:=INDEX(LINEST([.E27:.E35];[.A27:.A35]^{1;2;3};1;1);1)" office:value-type="float" office:value="0.000121660101927058" calcext:value-type="float">
            <text:p>0.000121660101927</text:p>
          </table:table-cell>
          <table:table-cell table:style-name="ce85" table:formula="of:=INDEX(LINEST([.E27:.E35];[.A27:.A35]^{1;2;3};1;1);1;2)" office:value-type="float" office:value="-0.0926795198479401" calcext:value-type="float">
            <text:p>-0.09267951984794</text:p>
          </table:table-cell>
          <table:table-cell table:style-name="ce85" table:formula="of:=INDEX(LINEST([.F27:.F35];[.A27:.A35]^{1;2;3};1;1);1)" office:value-type="float" office:value="-0.000275093762770033" calcext:value-type="float">
            <text:p>-0.00027509376277</text:p>
          </table:table-cell>
          <table:table-cell table:style-name="ce85" table:formula="of:=INDEX(LINEST([.F27:.F35];[.A27:.A35]^{1;2;3};1;1);1;2)" office:value-type="float" office:value="0.252349905671148" calcext:value-type="float">
            <text:p>0.252349905671148</text:p>
          </table:table-cell>
          <table:table-cell table:style-name="ce85" table:formula="of:=INDEX(LINEST([.G27:.G35];[.A27:.A35]^{1;2;3};1;1);1)" office:value-type="float" office:value="0.000190121094129693" calcext:value-type="float">
            <text:p>0.00019012109413</text:p>
          </table:table-cell>
          <table:table-cell table:style-name="ce85" table:formula="of:=INDEX(LINEST([.G27:.G35];[.A27:.A35]^{1;2;3};1;1);1;2)" office:value-type="float" office:value="-0.150317396785387" calcext:value-type="float">
            <text:p>-0.150317396785387</text:p>
          </table:table-cell>
          <table:table-cell table:style-name="ce85" table:formula="of:=INDEX(LINEST([.H27:.H35];[.A27:.A35]^{1;2;3};1;1);1)" office:value-type="float" office:value="0.000232058811116923" calcext:value-type="float">
            <text:p>0.000232058811117</text:p>
          </table:table-cell>
          <table:table-cell table:style-name="ce85" table:formula="of:=INDEX(LINEST([.H27:.H35];[.A27:.A35]^{1;2;3};1;1);1;2)" office:value-type="float" office:value="-0.184760612940257" calcext:value-type="float">
            <text:p>-0.184760612940257</text:p>
          </table:table-cell>
          <table:table-cell table:style-name="ce85" table:formula="of:=INDEX(LINEST([.I27:.I35];[.A27:.A35]^{1;2;3};1;1);1)" office:value-type="float" office:value="0.000259969108693256" calcext:value-type="float">
            <text:p>0.000259969108693</text:p>
          </table:table-cell>
          <table:table-cell table:style-name="ce85" table:formula="of:=INDEX(LINEST([.I27:.I35];[.A27:.A35]^{1;2;3};1;1);1;2)" office:value-type="float" office:value="-0.2071552727463" calcext:value-type="float">
            <text:p>-0.2071552727463</text:p>
          </table:table-cell>
          <table:table-cell table:number-columns-repeated="14"/>
        </table:table-row>
        <table:table-row table:style-name="ro1"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number-columns-repeated="14"/>
        </table:table-row>
        <table:table-row table:style-name="ro1">
          <table:table-cell table:style-name="ce85" table:formula="of:=INDEX(LINEST([.B27:.B35];[.A27:.A35]^{1;2;3};1;1);1;3)" office:value-type="float" office:value="-2.95464270987917" calcext:value-type="float">
            <text:p>-2.95464270987917</text:p>
          </table:table-cell>
          <table:table-cell table:style-name="ce85" table:formula="of:=INDEX(LINEST([.B27:.B35];[.A27:.A35]^{1;2;3};1;1);1;4)" office:value-type="float" office:value="312.43158731179" calcext:value-type="float">
            <text:p>312.43158731179</text:p>
          </table:table-cell>
          <table:table-cell table:style-name="ce85" table:formula="of:=INDEX(LINEST([.D27:.D35];[.A27:.A35]^{1;2;3};1;1);1;3)" office:value-type="float" office:value="-11.2379216524309" calcext:value-type="float">
            <text:p>-11.2379216524309</text:p>
          </table:table-cell>
          <table:table-cell table:style-name="ce85" table:formula="of:=INDEX(LINEST([.D27:.D35];[.A27:.A35]^{1;2;3};1;1);1;4)" office:value-type="float" office:value="1039.35881407697" calcext:value-type="float">
            <text:p>1039.35881407697</text:p>
          </table:table-cell>
          <table:table-cell table:style-name="ce85" table:formula="of:=INDEX(LINEST([.E27:.E35];[.A27:.A35]^{1;2;3};1;1);1;3)" office:value-type="float" office:value="25.8852304872093" calcext:value-type="float">
            <text:p>25.8852304872093</text:p>
          </table:table-cell>
          <table:table-cell table:style-name="ce85" table:formula="of:=INDEX(LINEST([.E27:.E35];[.A27:.A35]^{1;2;3};1;1);1;4)" office:value-type="float" office:value="-2525.07568315421" calcext:value-type="float">
            <text:p>-2525.07568315421</text:p>
          </table:table-cell>
          <table:table-cell table:style-name="ce85" table:formula="of:=INDEX(LINEST([.F27:.F35];[.A27:.A35]^{1;2;3};1;1);1;3)" office:value-type="float" office:value="-74.1128788369044" calcext:value-type="float">
            <text:p>-74.1128788369044</text:p>
          </table:table-cell>
          <table:table-cell table:style-name="ce85" table:formula="of:=INDEX(LINEST([.F27:.F35];[.A27:.A35]^{1;2;3};1;1);1;4)" office:value-type="float" office:value="7135.17708018776" calcext:value-type="float">
            <text:p>7135.17708018776</text:p>
          </table:table-cell>
          <table:table-cell table:style-name="ce85" table:formula="of:=INDEX(LINEST([.G27:.G35];[.A27:.A35]^{1;2;3};1;1);1;3)" office:value-type="float" office:value="42.0403095479779" calcext:value-type="float">
            <text:p>42.0403095479779</text:p>
          </table:table-cell>
          <table:table-cell table:style-name="ce85" table:formula="of:=INDEX(LINEST([.G27:.G35];[.A27:.A35]^{1;2;3};1;1);1;4)" office:value-type="float" office:value="-4028.68049928131" calcext:value-type="float">
            <text:p>-4028.68049928131</text:p>
          </table:table-cell>
          <table:table-cell table:style-name="ce85" table:formula="of:=INDEX(LINEST([.H27:.H35];[.A27:.A35]^{1;2;3};1;1);1;3)" office:value-type="float" office:value="51.4464323831933" calcext:value-type="float">
            <text:p>51.4464323831933</text:p>
          </table:table-cell>
          <table:table-cell table:style-name="ce85" table:formula="of:=INDEX(LINEST([.H27:.H35];[.A27:.A35]^{1;2;3};1;1);1;4)" office:value-type="float" office:value="-4880.11224121172" calcext:value-type="float">
            <text:p>-4880.11224121172</text:p>
          </table:table-cell>
          <table:table-cell table:style-name="ce85" table:formula="of:=INDEX(LINEST([.I27:.I35];[.A27:.A35]^{1;2;3};1;1);1;3)" office:value-type="float" office:value="57.4103267574517" calcext:value-type="float">
            <text:p>57.4103267574517</text:p>
          </table:table-cell>
          <table:table-cell table:style-name="ce85" table:formula="of:=INDEX(LINEST([.I27:.I35];[.A27:.A35]^{1;2;3};1;1);1;4)" office:value-type="float" office:value="-5405.08057033709" calcext:value-type="float">
            <text:p>-5405.08057033709</text:p>
          </table:table-cell>
          <table:table-cell table:number-columns-repeated="11"/>
          <table:table-cell table:style-name="ce83" table:number-columns-repeated="3"/>
        </table:table-row>
        <table:table-row table:style-name="ro1"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number-columns-repeated="14"/>
        </table:table-row>
        <table:table-row table:style-name="ro1">
          <table:table-cell table:style-name="ce111" office:value-type="float" office:value="287.15" calcext:value-type="float">
            <text:p>287.15</text:p>
          </table:table-cell>
          <table:table-cell table:formula="of:=[.B28]" office:value-type="float" office:value="55.2942617453281" calcext:value-type="float">
            <text:p>55.29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D28]" office:value-type="float" office:value="139.368340043806" calcext:value-type="float">
            <text:p>139.37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E28]" office:value-type="float" office:value="146.511370544082" calcext:value-type="float">
            <text:p>146.51</text:p>
          </table:table-cell>
          <table:table-cell office:value-type="float" office:value="287.15" calcext:value-type="float">
            <text:p>287.15</text:p>
          </table:table-cell>
          <table:table-cell table:formula="of:=[.F28]" office:value-type="float" office:value="147.836586625801" calcext:value-type="float">
            <text:p>147.84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G28]" office:value-type="float" office:value="150.249721557243" calcext:value-type="float">
            <text:p>150.25</text:p>
          </table:table-cell>
          <table:table-cell table:style-name="ce111" office:value-type="float" office:value="287.15" calcext:value-type="float">
            <text:p>287.15</text:p>
          </table:table-cell>
          <table:table-cell table:style-name="ce83" table:formula="of:=[.H28]" office:value-type="float" office:value="152.726566937102" calcext:value-type="float">
            <text:p>152.73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I28]" office:value-type="float" office:value="154.568054718715" calcext:value-type="float">
            <text:p>154.57</text:p>
          </table:table-cell>
          <table:table-cell table:style-name="ce83" table:number-columns-repeated="3"/>
          <table:table-cell table:number-columns-repeated="11"/>
        </table:table-row>
        <table:table-row table:style-name="ro1">
          <table:table-cell table:formula="of:=[.A54] + (([.B28]-[$CO2_275ppm.B28]) * [.$B$39])" office:value-type="float" office:value="288.297595523326" calcext:value-type="float">
            <text:p>288.30</text:p>
          </table:table-cell>
          <table:table-cell table:formula="of:=(([.$A$50] * POWER([.A55];3)) + ([.$B$50] * POWER([.A55];2)) + ([.$A$52] * [.A55]) + [.$B$52])" office:value-type="float" office:value="56.2915407052266" calcext:value-type="float">
            <text:p>56.29</text:p>
          </table:table-cell>
          <table:table-cell table:formula="of:=[.C54] + (([.D28]-[$CO2_275ppm.D28]) * [.$B$40])" office:value-type="float" office:value="287.463483148962" calcext:value-type="float">
            <text:p>287.46</text:p>
          </table:table-cell>
          <table:table-cell table:formula="of:=(([.$C$50] * POWER([.C55];3)) + ([.$D$50] * POWER([.C55];2)) + ([.$C$52] * [.C55]) + [.$D$52])" office:value-type="float" office:value="140.239565107874" calcext:value-type="float">
            <text:p>140.24</text:p>
          </table:table-cell>
          <table:table-cell table:formula="of:=[.E54] + (([.E28]-[$CO2_275ppm.E28]) * [.$B$41])" office:value-type="float" office:value="287.409191181306" calcext:value-type="float">
            <text:p>287.41</text:p>
          </table:table-cell>
          <table:table-cell table:formula="of:=(([.$E$50] * POWER([.E55];3)) + ([.$F$50] * POWER([.E55];2)) + ([.$E$52] * [.E55]) + [.$F$52])" office:value-type="float" office:value="147.226511718766" calcext:value-type="float">
            <text:p>147.23</text:p>
          </table:table-cell>
          <table:table-cell table:formula="of:=[.E54] + (([.F28]-[$CO2_275ppm.F28]) * [.$B$42])" office:value-type="float" office:value="287.398758331952" calcext:value-type="float">
            <text:p>287.40</text:p>
          </table:table-cell>
          <table:table-cell table:formula="of:=(([.$G$50] * POWER([.G55];3)) + ([.$H$50] * POWER([.G55];2)) + ([.$G$52] * [.G55]) + [.$H$52])" office:value-type="float" office:value="148.50273674247" calcext:value-type="float">
            <text:p>148.50</text:p>
          </table:table-cell>
          <table:table-cell table:formula="of:=[.I54] + (([.G28]-[$CO2_275ppm.G28]) * [.$B$43])" office:value-type="float" office:value="287.379546674131" calcext:value-type="float">
            <text:p>287.38</text:p>
          </table:table-cell>
          <table:table-cell table:formula="of:=(([.$I$50] * POWER([.I55];3) + ([.$J$50] * POWER([.I55];2)) + ([.$I$52] * [.I55]) + [.$J$52]))" office:value-type="float" office:value="150.880187943994" calcext:value-type="float">
            <text:p>150.88</text:p>
          </table:table-cell>
          <table:table-cell table:formula="of:=[.K54] + (([.H28]-[$CO2_275ppm.H28]) * [.$B$44])" office:value-type="float" office:value="287.36028697273" calcext:value-type="float">
            <text:p>287.36</text:p>
          </table:table-cell>
          <table:table-cell table:style-name="ce83" table:formula="of:=(([.$K$50] * POWER([.K55];3) + ([.$L$50] * POWER([.K55];2)) + ([.$K$52] * [.K55]) + [.$L$52]))" office:value-type="float" office:value="153.302850487292" calcext:value-type="float">
            <text:p>153.30</text:p>
          </table:table-cell>
          <table:table-cell table:formula="of:=[.M54] + (([.I28]-[$CO2_275ppm.I28]) * [.$B$45])" office:value-type="float" office:value="287.345061201166" calcext:value-type="float">
            <text:p>287.35</text:p>
          </table:table-cell>
          <table:table-cell table:formula="of:=(([.$M$50] * POWER([.M55];3) + ([.$N$50] * POWER([.M55];2)) + ([.$M$52] * [.M55]) + [.$N$52]))" office:value-type="float" office:value="155.103693541108" calcext:value-type="float">
            <text:p>155.10</text:p>
          </table:table-cell>
          <table:table-cell table:style-name="ce83" table:number-columns-repeated="3"/>
          <table:table-cell table:number-columns-repeated="11"/>
        </table:table-row>
        <table:table-row table:style-name="ro1">
          <table:table-cell table:formula="of:=[.A55] + (([.B55]-[.B54]) *[.$B$39])" office:value-type="float" office:value="288.898145930954" calcext:value-type="float">
            <text:p>288.90</text:p>
          </table:table-cell>
          <table:table-cell table:formula="of:=(([.$A$50] * POWER([.A56];3)) + ([.$B$50] * POWER([.A56];2)) + ([.$A$52] * [.A56]) + [.$B$52])" office:value-type="float" office:value="56.8190199989966" calcext:value-type="float">
            <text:p>56.82</text:p>
          </table:table-cell>
          <table:table-cell table:formula="of:=[.C55] + (([.D55]-[.D54]) *[.$B$40])" office:value-type="float" office:value="287.666420201793" calcext:value-type="float">
            <text:p>287.67</text:p>
          </table:table-cell>
          <table:table-cell table:formula="of:=(([.$C$50] * POWER([.C56];3)) + ([.$D$50] * POWER([.C56];2)) + ([.$C$52] * [.C56]) + [.$D$52])" office:value-type="float" office:value="140.804545786973" calcext:value-type="float">
            <text:p>140.80</text:p>
          </table:table-cell>
          <table:table-cell table:formula="of:=[.E55] + (([.F55]-[.F54]) *[.$B$41])" office:value-type="float" office:value="287.567384685099" calcext:value-type="float">
            <text:p>287.57</text:p>
          </table:table-cell>
          <table:table-cell table:formula="of:=(([.$E$50] * POWER([.E56];3)) + ([.$F$50] * POWER([.E56];2)) + ([.$E$52] * [.E56]) + [.$F$52])" office:value-type="float" office:value="147.66346175833" calcext:value-type="float">
            <text:p>147.66</text:p>
          </table:table-cell>
          <table:table-cell table:formula="of:=[.G55] + (([.H55]-[.H54]) *[.$B$42])" office:value-type="float" office:value="287.544746798917" calcext:value-type="float">
            <text:p>287.54</text:p>
          </table:table-cell>
          <table:table-cell table:formula="of:=(([.$G$50] * POWER([.G56];3)) + ([.$H$50] * POWER([.G56];2)) + ([.$G$52] * [.G56]) + [.$H$52])" office:value-type="float" office:value="148.90753448099" calcext:value-type="float">
            <text:p>148.91</text:p>
          </table:table-cell>
          <table:table-cell table:formula="of:=[.I55] + (([.J55]-[.J54]) * [.$B$43])" office:value-type="float" office:value="287.515415250689" calcext:value-type="float">
            <text:p>287.52</text:p>
          </table:table-cell>
          <table:table-cell table:formula="of:=(([.$I$50] * POWER([.I56];3) + ([.$J$50] * POWER([.I56];2)) + ([.$I$52] * [.I56]) + [.$J$52]))" office:value-type="float" office:value="151.25388955514" calcext:value-type="float">
            <text:p>151.25</text:p>
          </table:table-cell>
          <table:table-cell table:formula="of:=[.K55] + (([.L55]-[.L54]) * [.$B$44])" office:value-type="float" office:value="287.482392127294" calcext:value-type="float">
            <text:p>287.48</text:p>
          </table:table-cell>
          <table:table-cell table:style-name="ce83" table:formula="of:=(([.$K$50] * POWER([.K56];3) + ([.$L$50] * POWER([.K56];2)) + ([.$K$52] * [.K56]) + [.$L$52]))" office:value-type="float" office:value="153.63863932631" calcext:value-type="float">
            <text:p>153.64</text:p>
          </table:table-cell>
          <table:table-cell table:formula="of:=[.M55] + (([.N55]-[.N54]) * [.$B$44])" office:value-type="float" office:value="287.458554395926" calcext:value-type="float">
            <text:p>287.46</text:p>
          </table:table-cell>
          <table:table-cell table:formula="of:=(([.$M$50] * POWER([.M56];3) + ([.$N$50] * POWER([.M56];2)) + ([.$M$52] * [.M56]) + [.$N$52]))" office:value-type="float" office:value="155.416584779796" calcext:value-type="float">
            <text:p>155.42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56] + (([.B56]-[.B55]) *[.$B$39])" office:value-type="float" office:value="289.215788153067" calcext:value-type="float">
            <text:p>289.22</text:p>
          </table:table-cell>
          <table:table-cell table:formula="of:=(([.$A$50] * POWER([.A57];3)) + ([.$B$50] * POWER([.A57];2)) + ([.$A$52] * [.A57]) + [.$B$52])" office:value-type="float" office:value="57.0994902677845" calcext:value-type="float">
            <text:p>57.10</text:p>
          </table:table-cell>
          <table:table-cell table:formula="of:=[.C56] + (([.D56]-[.D55]) *[.$B$40])" office:value-type="float" office:value="287.798022836578" calcext:value-type="float">
            <text:p>287.80</text:p>
          </table:table-cell>
          <table:table-cell table:formula="of:=(([.$C$50] * POWER([.C57];3)) + ([.$D$50] * POWER([.C57];2)) + ([.$C$52] * [.C57]) + [.$D$52])" office:value-type="float" office:value="141.171497362236" calcext:value-type="float">
            <text:p>141.17</text:p>
          </table:table-cell>
          <table:table-cell table:formula="of:=[.E56] + (([.F56]-[.F55]) *[.$B$41])" office:value-type="float" office:value="287.664040646451" calcext:value-type="float">
            <text:p>287.66</text:p>
          </table:table-cell>
          <table:table-cell table:formula="of:=(([.$E$50] * POWER([.E57];3)) + ([.$F$50] * POWER([.E57];2)) + ([.$E$52] * [.E57]) + [.$F$52])" office:value-type="float" office:value="147.930739717525" calcext:value-type="float">
            <text:p>147.93</text:p>
          </table:table-cell>
          <table:table-cell table:formula="of:=[.G56] + (([.H56]-[.H55]) *[.$B$42])" office:value-type="float" office:value="287.633459237447" calcext:value-type="float">
            <text:p>287.63</text:p>
          </table:table-cell>
          <table:table-cell table:formula="of:=(([.$G$50] * POWER([.G57];3)) + ([.$H$50] * POWER([.G57];2)) + ([.$G$52] * [.G57]) + [.$H$52])" office:value-type="float" office:value="149.15383045813" calcext:value-type="float">
            <text:p>149.15</text:p>
          </table:table-cell>
          <table:table-cell table:formula="of:=[.I56] + (([.J56]-[.J55]) * [.$B$43])" office:value-type="float" office:value="287.595949767724" calcext:value-type="float">
            <text:p>287.60</text:p>
          </table:table-cell>
          <table:table-cell table:formula="of:=(([.$I$50] * POWER([.I57];3) + ([.$J$50] * POWER([.I57];2)) + ([.$I$52] * [.I57]) + [.$J$52]))" office:value-type="float" office:value="151.475634905612" calcext:value-type="float">
            <text:p>151.48</text:p>
          </table:table-cell>
          <table:table-cell table:formula="of:=[.K56] + (([.L56]-[.L55]) * [.$B$44])" office:value-type="float" office:value="287.55354034604" calcext:value-type="float">
            <text:p>287.55</text:p>
          </table:table-cell>
          <table:table-cell table:style-name="ce83" table:formula="of:=(([.$K$50] * POWER([.K57];3) + ([.$L$50] * POWER([.K57];2)) + ([.$K$52] * [.K57]) + [.$L$52]))" office:value-type="float" office:value="153.834508009325" calcext:value-type="float">
            <text:p>153.83</text:p>
          </table:table-cell>
          <table:table-cell table:formula="of:=[.M56] + (([.N56]-[.N55]) * [.$B$44])" office:value-type="float" office:value="287.524850983862" calcext:value-type="float">
            <text:p>287.52</text:p>
          </table:table-cell>
          <table:table-cell table:formula="of:=(([.$M$50] * POWER([.M57];3) + ([.$N$50] * POWER([.M57];2)) + ([.$M$52] * [.M57]) + [.$N$52]))" office:value-type="float" office:value="155.599561834406" calcext:value-type="float">
            <text:p>155.60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57] + (([.B57]-[.B56]) *[.$B$39])" office:value-type="float" office:value="289.384684260396" calcext:value-type="float">
            <text:p>289.38</text:p>
          </table:table-cell>
          <table:table-cell table:formula="of:=(([.$A$50] * POWER([.A58];3)) + ([.$B$50] * POWER([.A58];2)) + ([.$A$52] * [.A58]) + [.$B$52])" office:value-type="float" office:value="57.2490371149775" calcext:value-type="float">
            <text:p>57.25</text:p>
          </table:table-cell>
          <table:table-cell table:formula="of:=[.C57] + (([.D57]-[.D56]) *[.$B$40])" office:value-type="float" office:value="287.883497961533" calcext:value-type="float">
            <text:p>287.88</text:p>
          </table:table-cell>
          <table:table-cell table:formula="of:=(([.$C$50] * POWER([.C58];3)) + ([.$D$50] * POWER([.C58];2)) + ([.$C$52] * [.C58]) + [.$D$52])" office:value-type="float" office:value="141.410069095074" calcext:value-type="float">
            <text:p>141.41</text:p>
          </table:table-cell>
          <table:table-cell table:formula="of:=[.E57] + (([.F57]-[.F56]) *[.$B$41])" office:value-type="float" office:value="287.723164129126" calcext:value-type="float">
            <text:p>287.72</text:p>
          </table:table-cell>
          <table:table-cell table:formula="of:=(([.$E$50] * POWER([.E58];3)) + ([.$F$50] * POWER([.E58];2)) + ([.$E$52] * [.E58]) + [.$F$52])" office:value-type="float" office:value="148.094344321921" calcext:value-type="float">
            <text:p>148.09</text:p>
          </table:table-cell>
          <table:table-cell table:formula="of:=[.G57] + (([.H57]-[.H56]) *[.$B$42])" office:value-type="float" office:value="287.68743561788" calcext:value-type="float">
            <text:p>287.69</text:p>
          </table:table-cell>
          <table:table-cell table:formula="of:=(([.$G$50] * POWER([.G58];3)) + ([.$H$50] * POWER([.G58];2)) + ([.$G$52] * [.G58]) + [.$H$52])" office:value-type="float" office:value="149.303802674891" calcext:value-type="float">
            <text:p>149.30</text:p>
          </table:table-cell>
          <table:table-cell table:formula="of:=[.I57] + (([.J57]-[.J56]) * [.$B$43])" office:value-type="float" office:value="287.643736970595" calcext:value-type="float">
            <text:p>287.64</text:p>
          </table:table-cell>
          <table:table-cell table:formula="of:=(([.$I$50] * POWER([.I58];3) + ([.$J$50] * POWER([.I58];2)) + ([.$I$52] * [.I58]) + [.$J$52]))" office:value-type="float" office:value="151.607297221025" calcext:value-type="float">
            <text:p>151.61</text:p>
          </table:table-cell>
          <table:table-cell table:formula="of:=[.K57] + (([.L57]-[.L56]) * [.$B$44])" office:value-type="float" office:value="287.595041748962" calcext:value-type="float">
            <text:p>287.60</text:p>
          </table:table-cell>
          <table:table-cell table:style-name="ce83" table:formula="of:=(([.$K$50] * POWER([.K58];3) + ([.$L$50] * POWER([.K58];2)) + ([.$K$52] * [.K58]) + [.$L$52]))" office:value-type="float" office:value="153.948832085766" calcext:value-type="float">
            <text:p>153.95</text:p>
          </table:table-cell>
          <table:table-cell table:formula="of:=[.M57] + (([.N57]-[.N56]) * [.$B$44])" office:value-type="float" office:value="287.563620859434" calcext:value-type="float">
            <text:p>287.56</text:p>
          </table:table-cell>
          <table:table-cell table:formula="of:=(([.$M$50] * POWER([.M58];3) + ([.$N$50] * POWER([.M58];2)) + ([.$M$52] * [.M58]) + [.$N$52]))" office:value-type="float" office:value="155.706635372522" calcext:value-type="float">
            <text:p>155.7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58] + (([.B58]-[.B57]) *[.$B$39])" office:value-type="float" office:value="289.474739724967" calcext:value-type="float">
            <text:p>289.47</text:p>
          </table:table-cell>
          <table:table-cell table:formula="of:=(([.$A$50] * POWER([.A59];3)) + ([.$B$50] * POWER([.A59];2)) + ([.$A$52] * [.A59]) + [.$B$52])" office:value-type="float" office:value="57.328893479369" calcext:value-type="float">
            <text:p>57.33</text:p>
          </table:table-cell>
          <table:table-cell table:formula="of:=[.C58] + (([.D58]-[.D57]) *[.$B$40])" office:value-type="float" office:value="287.939069186866" calcext:value-type="float">
            <text:p>287.94</text:p>
          </table:table-cell>
          <table:table-cell table:formula="of:=(([.$C$50] * POWER([.C59];3)) + ([.$D$50] * POWER([.C59];2)) + ([.$C$52] * [.C59]) + [.$D$52])" office:value-type="float" office:value="141.5652761674" calcext:value-type="float">
            <text:p>141.57</text:p>
          </table:table-cell>
          <table:table-cell table:formula="of:=[.E58] + (([.F58]-[.F57]) *[.$B$41])" office:value-type="float" office:value="287.759354445839" calcext:value-type="float">
            <text:p>287.76</text:p>
          </table:table-cell>
          <table:table-cell table:formula="of:=(([.$E$50] * POWER([.E59];3)) + ([.$F$50] * POWER([.E59];2)) + ([.$E$52] * [.E59]) + [.$F$52])" office:value-type="float" office:value="148.194531540159" calcext:value-type="float">
            <text:p>148.19</text:p>
          </table:table-cell>
          <table:table-cell table:formula="of:=[.G58] + (([.H58]-[.H57]) *[.$B$42])" office:value-type="float" office:value="287.720302404906" calcext:value-type="float">
            <text:p>287.72</text:p>
          </table:table-cell>
          <table:table-cell table:formula="of:=(([.$G$50] * POWER([.G59];3)) + ([.$H$50] * POWER([.G59];2)) + ([.$G$52] * [.G59]) + [.$H$52])" office:value-type="float" office:value="149.395164960202" calcext:value-type="float">
            <text:p>149.40</text:p>
          </table:table-cell>
          <table:table-cell table:formula="of:=[.I58] + (([.J58]-[.J57]) * [.$B$43])" office:value-type="float" office:value="287.672110840729" calcext:value-type="float">
            <text:p>287.67</text:p>
          </table:table-cell>
          <table:table-cell table:formula="of:=(([.$I$50] * POWER([.I59];3) + ([.$J$50] * POWER([.I59];2)) + ([.$I$52] * [.I59]) + [.$J$52]))" office:value-type="float" office:value="151.685502015269" calcext:value-type="float">
            <text:p>151.69</text:p>
          </table:table-cell>
          <table:table-cell table:formula="of:=[.K58] + (([.L58]-[.L57]) * [.$B$44])" office:value-type="float" office:value="287.619265169915" calcext:value-type="float">
            <text:p>287.62</text:p>
          </table:table-cell>
          <table:table-cell table:style-name="ce83" table:formula="of:=(([.$K$50] * POWER([.K59];3) + ([.$L$50] * POWER([.K59];2)) + ([.$K$52] * [.K59]) + [.$L$52]))" office:value-type="float" office:value="154.015585039157" calcext:value-type="float">
            <text:p>154.02</text:p>
          </table:table-cell>
          <table:table-cell table:formula="of:=[.M58] + (([.N58]-[.N57]) * [.$B$44])" office:value-type="float" office:value="287.586308008697" calcext:value-type="float">
            <text:p>287.59</text:p>
          </table:table-cell>
          <table:table-cell table:formula="of:=(([.$M$50] * POWER([.M59];3) + ([.$N$50] * POWER([.M59];2)) + ([.$M$52] * [.M59]) + [.$N$52]))" office:value-type="float" office:value="155.769315956311" calcext:value-type="float">
            <text:p>155.77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59] + (([.B59]-[.B58]) *[.$B$39])" office:value-type="float" office:value="289.522828348227" calcext:value-type="float">
            <text:p>289.52</text:p>
          </table:table-cell>
          <table:table-cell table:formula="of:=(([.$A$50] * POWER([.A60];3)) + ([.$B$50] * POWER([.A60];2)) + ([.$A$52] * [.A60]) + [.$B$52])" office:value-type="float" office:value="57.3715694836734" calcext:value-type="float">
            <text:p>57.37</text:p>
          </table:table-cell>
          <table:table-cell table:formula="of:=[.C59] + (([.D59]-[.D58]) *[.$B$40])" office:value-type="float" office:value="287.975222033169" calcext:value-type="float">
            <text:p>287.98</text:p>
          </table:table-cell>
          <table:table-cell table:formula="of:=(([.$C$50] * POWER([.C60];3)) + ([.$D$50] * POWER([.C60];2)) + ([.$C$52] * [.C60]) + [.$D$52])" office:value-type="float" office:value="141.666291533377" calcext:value-type="float">
            <text:p>141.67</text:p>
          </table:table-cell>
          <table:table-cell table:formula="of:=[.E59] + (([.F59]-[.F58]) *[.$B$41])" office:value-type="float" office:value="287.78151645755" calcext:value-type="float">
            <text:p>287.78</text:p>
          </table:table-cell>
          <table:table-cell table:formula="of:=(([.$E$50] * POWER([.E60];3)) + ([.$F$50] * POWER([.E60];2)) + ([.$E$52] * [.E60]) + [.$F$52])" office:value-type="float" office:value="148.255899560193" calcext:value-type="float">
            <text:p>148.26</text:p>
          </table:table-cell>
          <table:table-cell table:formula="of:=[.G59] + (([.H59]-[.H58]) *[.$B$42])" office:value-type="float" office:value="287.740324678621" calcext:value-type="float">
            <text:p>287.74</text:p>
          </table:table-cell>
          <table:table-cell table:formula="of:=(([.$G$50] * POWER([.G60];3)) + ([.$H$50] * POWER([.G60];2)) + ([.$G$52] * [.G60]) + [.$H$52])" office:value-type="float" office:value="149.450838165618" calcext:value-type="float">
            <text:p>149.45</text:p>
          </table:table-cell>
          <table:table-cell table:formula="of:=[.I59] + (([.J59]-[.J58]) * [.$B$43])" office:value-type="float" office:value="287.688964354727" calcext:value-type="float">
            <text:p>287.69</text:p>
          </table:table-cell>
          <table:table-cell table:formula="of:=(([.$I$50] * POWER([.I60];3) + ([.$J$50] * POWER([.I60];2)) + ([.$I$52] * [.I60]) + [.$J$52]))" office:value-type="float" office:value="151.731964593083" calcext:value-type="float">
            <text:p>151.73</text:p>
          </table:table-cell>
          <table:table-cell table:formula="of:=[.K59] + (([.L59]-[.L58]) * [.$B$44])" office:value-type="float" office:value="287.633409040044" calcext:value-type="float">
            <text:p>287.63</text:p>
          </table:table-cell>
          <table:table-cell table:style-name="ce83" table:formula="of:=(([.$K$50] * POWER([.K60];3) + ([.$L$50] * POWER([.K60];2)) + ([.$K$52] * [.K60]) + [.$L$52]))" office:value-type="float" office:value="154.054569973244" calcext:value-type="float">
            <text:p>154.05</text:p>
          </table:table-cell>
          <table:table-cell table:formula="of:=[.M59] + (([.N59]-[.N58]) * [.$B$44])" office:value-type="float" office:value="287.599589009637" calcext:value-type="float">
            <text:p>287.60</text:p>
          </table:table-cell>
          <table:table-cell table:formula="of:=(([.$M$50] * POWER([.M60];3) + ([.$N$50] * POWER([.M60];2)) + ([.$M$52] * [.M60]) + [.$N$52]))" office:value-type="float" office:value="155.806017198969" calcext:value-type="float">
            <text:p>155.81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60] + (([.B60]-[.B59]) *[.$B$39])" office:value-type="float" office:value="289.548527368071" calcext:value-type="float">
            <text:p>289.55</text:p>
          </table:table-cell>
          <table:table-cell table:formula="of:=(([.$A$50] * POWER([.A61];3)) + ([.$B$50] * POWER([.A61];2)) + ([.$A$52] * [.A61]) + [.$B$52])" office:value-type="float" office:value="57.3943855346499" calcext:value-type="float">
            <text:p>57.39</text:p>
          </table:table-cell>
          <table:table-cell table:formula="of:=[.C60] + (([.D60]-[.D59]) *[.$B$40])" office:value-type="float" office:value="287.99875184367" calcext:value-type="float">
            <text:p>288.00</text:p>
          </table:table-cell>
          <table:table-cell table:formula="of:=(([.$C$50] * POWER([.C61];3)) + ([.$D$50] * POWER([.C61];2)) + ([.$C$52] * [.C61]) + [.$D$52])" office:value-type="float" office:value="141.732054689627" calcext:value-type="float">
            <text:p>141.73</text:p>
          </table:table-cell>
          <table:table-cell table:formula="of:=[.E60] + (([.F60]-[.F59]) *[.$B$41])" office:value-type="float" office:value="287.795091430512" calcext:value-type="float">
            <text:p>287.80</text:p>
          </table:table-cell>
          <table:table-cell table:formula="of:=(([.$E$50] * POWER([.E61];3)) + ([.$F$50] * POWER([.E61];2)) + ([.$E$52] * [.E61]) + [.$F$52])" office:value-type="float" office:value="148.293495517043" calcext:value-type="float">
            <text:p>148.29</text:p>
          </table:table-cell>
          <table:table-cell table:formula="of:=[.G60] + (([.H60]-[.H59]) *[.$B$42])" office:value-type="float" office:value="287.752525601065" calcext:value-type="float">
            <text:p>287.75</text:p>
          </table:table-cell>
          <table:table-cell table:formula="of:=(([.$G$50] * POWER([.G61];3)) + ([.$H$50] * POWER([.G61];2)) + ([.$G$52] * [.G61]) + [.$H$52])" office:value-type="float" office:value="149.484769458624" calcext:value-type="float">
            <text:p>149.48</text:p>
          </table:table-cell>
          <table:table-cell table:formula="of:=[.I60] + (([.J60]-[.J59]) * [.$B$43])" office:value-type="float" office:value="287.698977266507" calcext:value-type="float">
            <text:p>287.70</text:p>
          </table:table-cell>
          <table:table-cell table:formula="of:=(([.$I$50] * POWER([.I61];3) + ([.$J$50] * POWER([.I61];2)) + ([.$I$52] * [.I61]) + [.$J$52]))" office:value-type="float" office:value="151.759572373649" calcext:value-type="float">
            <text:p>151.76</text:p>
          </table:table-cell>
          <table:table-cell table:formula="of:=[.K60] + (([.L60]-[.L59]) * [.$B$44])" office:value-type="float" office:value="287.641669316432" calcext:value-type="float">
            <text:p>287.64</text:p>
          </table:table-cell>
          <table:table-cell table:style-name="ce83" table:formula="of:=(([.$K$50] * POWER([.K61];3) + ([.$L$50] * POWER([.K61];2)) + ([.$K$52] * [.K61]) + [.$L$52]))" office:value-type="float" office:value="154.077340746105" calcext:value-type="float">
            <text:p>154.08</text:p>
          </table:table-cell>
          <table:table-cell table:formula="of:=[.M60] + (([.N60]-[.N59]) * [.$B$44])" office:value-type="float" office:value="287.607365408783" calcext:value-type="float">
            <text:p>287.61</text:p>
          </table:table-cell>
          <table:table-cell table:formula="of:=(([.$M$50] * POWER([.M61];3) + ([.$N$50] * POWER([.M61];2)) + ([.$M$52] * [.M61]) + [.$N$52]))" office:value-type="float" office:value="155.827509614972" calcext:value-type="float">
            <text:p>155.83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61] + (([.B61]-[.B60]) *[.$B$39])" office:value-type="float" office:value="289.562266942719" calcext:value-type="float">
            <text:p>289.56</text:p>
          </table:table-cell>
          <table:table-cell table:formula="of:=(([.$A$50] * POWER([.A62];3)) + ([.$B$50] * POWER([.A62];2)) + ([.$A$52] * [.A62]) + [.$B$52])" office:value-type="float" office:value="57.4065865147752" calcext:value-type="float">
            <text:p>57.41</text:p>
          </table:table-cell>
          <table:table-cell table:formula="of:=[.C61] + (([.D61]-[.D60]) *[.$B$40])" office:value-type="float" office:value="288.014070251811" calcext:value-type="float">
            <text:p>288.01</text:p>
          </table:table-cell>
          <table:table-cell table:formula="of:=(([.$C$50] * POWER([.C62];3)) + ([.$D$50] * POWER([.C62];2)) + ([.$C$52] * [.C62]) + [.$D$52])" office:value-type="float" office:value="141.774875557184" calcext:value-type="float">
            <text:p>141.77</text:p>
          </table:table-cell>
          <table:table-cell table:formula="of:=[.E61] + (([.F61]-[.F60]) *[.$B$41])" office:value-type="float" office:value="287.80340788096" calcext:value-type="float">
            <text:p>287.80</text:p>
          </table:table-cell>
          <table:table-cell table:formula="of:=(([.$E$50] * POWER([.E62];3)) + ([.$F$50] * POWER([.E62];2)) + ([.$E$52] * [.E62]) + [.$F$52])" office:value-type="float" office:value="148.31653021911" calcext:value-type="float">
            <text:p>148.32</text:p>
          </table:table-cell>
          <table:table-cell table:formula="of:=[.G61] + (([.H61]-[.H60]) *[.$B$42])" office:value-type="float" office:value="287.759961728935" calcext:value-type="float">
            <text:p>287.76</text:p>
          </table:table-cell>
          <table:table-cell table:formula="of:=(([.$G$50] * POWER([.G62];3)) + ([.$H$50] * POWER([.G62];2)) + ([.$G$52] * [.G62]) + [.$H$52])" office:value-type="float" office:value="149.505451823869" calcext:value-type="float">
            <text:p>149.51</text:p>
          </table:table-cell>
          <table:table-cell table:formula="of:=[.I61] + (([.J61]-[.J60]) * [.$B$43])" office:value-type="float" office:value="287.704926877662" calcext:value-type="float">
            <text:p>287.70</text:p>
          </table:table-cell>
          <table:table-cell table:formula="of:=(([.$I$50] * POWER([.I62];3) + ([.$J$50] * POWER([.I62];2)) + ([.$I$52] * [.I62]) + [.$J$52]))" office:value-type="float" office:value="151.775978056803" calcext:value-type="float">
            <text:p>151.78</text:p>
          </table:table-cell>
          <table:table-cell table:formula="of:=[.K61] + (([.L61]-[.L60]) * [.$B$44])" office:value-type="float" office:value="287.646494074554" calcext:value-type="float">
            <text:p>287.65</text:p>
          </table:table-cell>
          <table:table-cell table:style-name="ce83" table:formula="of:=(([.$K$50] * POWER([.K62];3) + ([.$L$50] * POWER([.K62];2)) + ([.$K$52] * [.K62]) + [.$L$52]))" office:value-type="float" office:value="154.090641941241" calcext:value-type="float">
            <text:p>154.09</text:p>
          </table:table-cell>
          <table:table-cell table:formula="of:=[.M61] + (([.N61]-[.N60]) * [.$B$44])" office:value-type="float" office:value="287.611919303783" calcext:value-type="float">
            <text:p>287.61</text:p>
          </table:table-cell>
          <table:table-cell table:formula="of:=(([.$M$50] * POWER([.M62];3) + ([.$N$50] * POWER([.M62];2)) + ([.$M$52] * [.M62]) + [.$N$52]))" office:value-type="float" office:value="155.840096635378" calcext:value-type="float">
            <text:p>155.84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62] + (([.B62]-[.B61]) *[.$B$39])" office:value-type="float" office:value="289.569614238594" calcext:value-type="float">
            <text:p>289.57</text:p>
          </table:table-cell>
          <table:table-cell table:formula="of:=(([.$A$50] * POWER([.A63];3)) + ([.$B$50] * POWER([.A63];2)) + ([.$A$52] * [.A63]) + [.$B$52])" office:value-type="float" office:value="57.4131118238636" calcext:value-type="float">
            <text:p>57.41</text:p>
          </table:table-cell>
          <table:table-cell table:formula="of:=[.C62] + (([.D62]-[.D61]) *[.$B$40])" office:value-type="float" office:value="288.024044644216" calcext:value-type="float">
            <text:p>288.02</text:p>
          </table:table-cell>
          <table:table-cell table:formula="of:=(([.$C$50] * POWER([.C63];3)) + ([.$D$50] * POWER([.C63];2)) + ([.$C$52] * [.C63]) + [.$D$52])" office:value-type="float" office:value="141.802761079882" calcext:value-type="float">
            <text:p>141.80</text:p>
          </table:table-cell>
          <table:table-cell table:formula="of:=[.E62] + (([.F62]-[.F61]) *[.$B$41])" office:value-type="float" office:value="287.808503294785" calcext:value-type="float">
            <text:p>287.81</text:p>
          </table:table-cell>
          <table:table-cell table:formula="of:=(([.$E$50] * POWER([.E63];3)) + ([.$F$50] * POWER([.E63];2)) + ([.$E$52] * [.E63]) + [.$F$52])" office:value-type="float" office:value="148.330644217177" calcext:value-type="float">
            <text:p>148.33</text:p>
          </table:table-cell>
          <table:table-cell table:formula="of:=[.G62] + (([.H62]-[.H61]) *[.$B$42])" office:value-type="float" office:value="287.764494321093" calcext:value-type="float">
            <text:p>287.76</text:p>
          </table:table-cell>
          <table:table-cell table:formula="of:=(([.$G$50] * POWER([.G63];3)) + ([.$H$50] * POWER([.G63];2)) + ([.$G$52] * [.G63]) + [.$H$52])" office:value-type="float" office:value="149.518059289192" calcext:value-type="float">
            <text:p>149.52</text:p>
          </table:table-cell>
          <table:table-cell table:formula="of:=[.I62] + (([.J62]-[.J61]) * [.$B$43])" office:value-type="float" office:value="287.708462382273" calcext:value-type="float">
            <text:p>287.71</text:p>
          </table:table-cell>
          <table:table-cell table:formula="of:=(([.$I$50] * POWER([.I63];3) + ([.$J$50] * POWER([.I63];2)) + ([.$I$52] * [.I63]) + [.$J$52]))" office:value-type="float" office:value="151.785727453193" calcext:value-type="float">
            <text:p>151.79</text:p>
          </table:table-cell>
          <table:table-cell table:formula="of:=[.K62] + (([.L62]-[.L61]) * [.$B$44])" office:value-type="float" office:value="287.649312382464" calcext:value-type="float">
            <text:p>287.65</text:p>
          </table:table-cell>
          <table:table-cell table:style-name="ce83" table:formula="of:=(([.$K$50] * POWER([.K63];3) + ([.$L$50] * POWER([.K63];2)) + ([.$K$52] * [.K63]) + [.$L$52]))" office:value-type="float" office:value="154.09841196256" calcext:value-type="float">
            <text:p>154.10</text:p>
          </table:table-cell>
          <table:table-cell table:formula="of:=[.M62] + (([.N62]-[.N61]) * [.$B$44])" office:value-type="float" office:value="287.61458628963" calcext:value-type="float">
            <text:p>287.61</text:p>
          </table:table-cell>
          <table:table-cell table:formula="of:=(([.$M$50] * POWER([.M63];3) + ([.$N$50] * POWER([.M63];2)) + ([.$M$52] * [.M63]) + [.$N$52]))" office:value-type="float" office:value="155.847468546623" calcext:value-type="float">
            <text:p>155.85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63] + (([.B63]-[.B62]) *[.$B$39])" office:value-type="float" office:value="289.57354370787" calcext:value-type="float">
            <text:p>289.57</text:p>
          </table:table-cell>
          <table:table-cell table:formula="of:=(([.$A$50] * POWER([.A64];3)) + ([.$B$50] * POWER([.A64];2)) + ([.$A$52] * [.A64]) + [.$B$52])" office:value-type="float" office:value="57.4166019034421" calcext:value-type="float">
            <text:p>57.42</text:p>
          </table:table-cell>
          <table:table-cell table:formula="of:=[.C63] + (([.D63]-[.D62]) *[.$B$40])" office:value-type="float" office:value="288.030540102194" calcext:value-type="float">
            <text:p>288.03</text:p>
          </table:table-cell>
          <table:table-cell table:formula="of:=(([.$C$50] * POWER([.C64];3)) + ([.$D$50] * POWER([.C64];2)) + ([.$C$52] * [.C64]) + [.$D$52])" office:value-type="float" office:value="141.82092188111" calcext:value-type="float">
            <text:p>141.82</text:p>
          </table:table-cell>
          <table:table-cell table:formula="of:=[.E63] + (([.F63]-[.F62]) *[.$B$41])" office:value-type="float" office:value="287.811625395548" calcext:value-type="float">
            <text:p>287.81</text:p>
          </table:table-cell>
          <table:table-cell table:formula="of:=(([.$E$50] * POWER([.E64];3)) + ([.$F$50] * POWER([.E64];2)) + ([.$E$52] * [.E64]) + [.$F$52])" office:value-type="float" office:value="148.339292570782" calcext:value-type="float">
            <text:p>148.34</text:p>
          </table:table-cell>
          <table:table-cell table:formula="of:=[.G63] + (([.H63]-[.H62]) *[.$B$42])" office:value-type="float" office:value="287.767257278704" calcext:value-type="float">
            <text:p>287.77</text:p>
          </table:table-cell>
          <table:table-cell table:formula="of:=(([.$G$50] * POWER([.G64];3)) + ([.$H$50] * POWER([.G64];2)) + ([.$G$52] * [.G64]) + [.$H$52])" office:value-type="float" office:value="149.525744792114" calcext:value-type="float">
            <text:p>149.53</text:p>
          </table:table-cell>
          <table:table-cell table:formula="of:=[.I63] + (([.J63]-[.J62]) * [.$B$43])" office:value-type="float" office:value="287.710563424672" calcext:value-type="float">
            <text:p>287.71</text:p>
          </table:table-cell>
          <table:table-cell table:formula="of:=(([.$I$50] * POWER([.I64];3) + ([.$J$50] * POWER([.I64];2)) + ([.$I$52] * [.I64]) + [.$J$52]))" office:value-type="float" office:value="151.791521384871" calcext:value-type="float">
            <text:p>151.79</text:p>
          </table:table-cell>
          <table:table-cell table:formula="of:=[.K63] + (([.L63]-[.L62]) * [.$B$44])" office:value-type="float" office:value="287.650958724189" calcext:value-type="float">
            <text:p>287.65</text:p>
          </table:table-cell>
          <table:table-cell table:style-name="ce83" table:formula="of:=(([.$K$50] * POWER([.K64];3) + ([.$L$50] * POWER([.K64];2)) + ([.$K$52] * [.K64]) + [.$L$52]))" office:value-type="float" office:value="154.102951009279" calcext:value-type="float">
            <text:p>154.10</text:p>
          </table:table-cell>
          <table:table-cell table:formula="of:=[.M63] + (([.N63]-[.N62]) * [.$B$44])" office:value-type="float" office:value="287.616148278276" calcext:value-type="float">
            <text:p>287.62</text:p>
          </table:table-cell>
          <table:table-cell table:formula="of:=(([.$M$50] * POWER([.M64];3) + ([.$N$50] * POWER([.M64];2)) + ([.$M$52] * [.M64]) + [.$N$52]))" office:value-type="float" office:value="155.851786208799" calcext:value-type="float">
            <text:p>155.85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64] + (([.B64]-[.B63]) *[.$B$39])" office:value-type="float" office:value="289.575645395359" calcext:value-type="float">
            <text:p>289.58</text:p>
          </table:table-cell>
          <table:table-cell table:formula="of:=(([.$A$50] * POWER([.A65];3)) + ([.$B$50] * POWER([.A65];2)) + ([.$A$52] * [.A65]) + [.$B$52])" office:value-type="float" office:value="57.4184686462114" calcext:value-type="float">
            <text:p>57.42</text:p>
          </table:table-cell>
          <table:table-cell table:formula="of:=[.C64] + (([.D64]-[.D63]) *[.$B$40])" office:value-type="float" office:value="288.034770351793" calcext:value-type="float">
            <text:p>288.03</text:p>
          </table:table-cell>
          <table:table-cell table:formula="of:=(([.$C$50] * POWER([.C65];3)) + ([.$D$50] * POWER([.C65];2)) + ([.$C$52] * [.C65]) + [.$D$52])" office:value-type="float" office:value="141.832749917066" calcext:value-type="float">
            <text:p>141.83</text:p>
          </table:table-cell>
          <table:table-cell table:formula="of:=[.E64] + (([.F64]-[.F63]) *[.$B$41])" office:value-type="float" office:value="287.813538463075" calcext:value-type="float">
            <text:p>287.81</text:p>
          </table:table-cell>
          <table:table-cell table:formula="of:=(([.$E$50] * POWER([.E65];3)) + ([.$F$50] * POWER([.E65];2)) + ([.$E$52] * [.E65]) + [.$F$52])" office:value-type="float" office:value="148.34459196936" calcext:value-type="float">
            <text:p>148.34</text:p>
          </table:table-cell>
          <table:table-cell table:formula="of:=[.G64] + (([.H64]-[.H63]) *[.$B$42])" office:value-type="float" office:value="287.768941575924" calcext:value-type="float">
            <text:p>287.77</text:p>
          </table:table-cell>
          <table:table-cell table:formula="of:=(([.$G$50] * POWER([.G65];3)) + ([.$H$50] * POWER([.G65];2)) + ([.$G$52] * [.G65]) + [.$H$52])" office:value-type="float" office:value="149.530429981174" calcext:value-type="float">
            <text:p>149.53</text:p>
          </table:table-cell>
          <table:table-cell table:formula="of:=[.I64] + (([.J64]-[.J63]) * [.$B$43])" office:value-type="float" office:value="287.711812045164" calcext:value-type="float">
            <text:p>287.71</text:p>
          </table:table-cell>
          <table:table-cell table:formula="of:=(([.$I$50] * POWER([.I65];3) + ([.$J$50] * POWER([.I65];2)) + ([.$I$52] * [.I65]) + [.$J$52]))" office:value-type="float" office:value="151.794964696121" calcext:value-type="float">
            <text:p>151.79</text:p>
          </table:table-cell>
          <table:table-cell table:formula="of:=[.K64] + (([.L64]-[.L63]) * [.$B$44])" office:value-type="float" office:value="287.651920474704" calcext:value-type="float">
            <text:p>287.65</text:p>
          </table:table-cell>
          <table:table-cell table:style-name="ce83" table:formula="of:=(([.$K$50] * POWER([.K65];3) + ([.$L$50] * POWER([.K65];2)) + ([.$K$52] * [.K65]) + [.$L$52]))" office:value-type="float" office:value="154.105602642555" calcext:value-type="float">
            <text:p>154.11</text:p>
          </table:table-cell>
          <table:table-cell table:formula="of:=[.M64] + (([.N64]-[.N63]) * [.$B$44])" office:value-type="float" office:value="287.61706312099" calcext:value-type="float">
            <text:p>287.62</text:p>
          </table:table-cell>
          <table:table-cell table:formula="of:=(([.$M$50] * POWER([.M65];3) + ([.$N$50] * POWER([.M65];2)) + ([.$M$52] * [.M65]) + [.$N$52]))" office:value-type="float" office:value="155.854315063621" calcext:value-type="float">
            <text:p>155.85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65] + (([.B65]-[.B64]) *[.$B$39])" office:value-type="float" office:value="289.576769527299" calcext:value-type="float">
            <text:p>289.58</text:p>
          </table:table-cell>
          <table:table-cell table:formula="of:=(([.$A$50] * POWER([.A66];3)) + ([.$B$50] * POWER([.A66];2)) + ([.$A$52] * [.A66]) + [.$B$52])" office:value-type="float" office:value="57.4194671313347" calcext:value-type="float">
            <text:p>57.42</text:p>
          </table:table-cell>
          <table:table-cell table:formula="of:=[.C65] + (([.D65]-[.D64]) *[.$B$40])" office:value-type="float" office:value="288.037525491488" calcext:value-type="float">
            <text:p>288.04</text:p>
          </table:table-cell>
          <table:table-cell table:formula="of:=(([.$C$50] * POWER([.C66];3)) + ([.$D$50] * POWER([.C66];2)) + ([.$C$52] * [.C66]) + [.$D$52])" office:value-type="float" office:value="141.840453703123" calcext:value-type="float">
            <text:p>141.84</text:p>
          </table:table-cell>
          <table:table-cell table:formula="of:=[.E65] + (([.F65]-[.F64]) *[.$B$41])" office:value-type="float" office:value="287.814710721727" calcext:value-type="float">
            <text:p>287.81</text:p>
          </table:table-cell>
          <table:table-cell table:formula="of:=(([.$E$50] * POWER([.E66];3)) + ([.$F$50] * POWER([.E66];2)) + ([.$E$52] * [.E66]) + [.$F$52])" office:value-type="float" office:value="148.34783929404" calcext:value-type="float">
            <text:p>148.35</text:p>
          </table:table-cell>
          <table:table-cell table:formula="of:=[.G65] + (([.H65]-[.H64]) *[.$B$42])" office:value-type="float" office:value="287.769968346844" calcext:value-type="float">
            <text:p>287.77</text:p>
          </table:table-cell>
          <table:table-cell table:formula="of:=(([.$G$50] * POWER([.G66];3)) + ([.$H$50] * POWER([.G66];2)) + ([.$G$52] * [.G66]) + [.$H$52])" office:value-type="float" office:value="149.533286178701" calcext:value-type="float">
            <text:p>149.53</text:p>
          </table:table-cell>
          <table:table-cell table:formula="of:=[.I65] + (([.J65]-[.J64]) * [.$B$43])" office:value-type="float" office:value="287.712554095506" calcext:value-type="float">
            <text:p>287.71</text:p>
          </table:table-cell>
          <table:table-cell table:formula="of:=(([.$I$50] * POWER([.I66];3) + ([.$J$50] * POWER([.I66];2)) + ([.$I$52] * [.I66]) + [.$J$52]))" office:value-type="float" office:value="151.797011063077" calcext:value-type="float">
            <text:p>151.80</text:p>
          </table:table-cell>
          <table:table-cell table:formula="of:=[.K65] + (([.L65]-[.L64]) * [.$B$44])" office:value-type="float" office:value="287.652482312867" calcext:value-type="float">
            <text:p>287.65</text:p>
          </table:table-cell>
          <table:table-cell table:style-name="ce83" table:formula="of:=(([.$K$50] * POWER([.K66];3) + ([.$L$50] * POWER([.K66];2)) + ([.$K$52] * [.K66]) + [.$L$52]))" office:value-type="float" office:value="154.10715169452" calcext:value-type="float">
            <text:p>154.11</text:p>
          </table:table-cell>
          <table:table-cell table:formula="of:=[.M65] + (([.N65]-[.N64]) * [.$B$44])" office:value-type="float" office:value="287.617598944386" calcext:value-type="float">
            <text:p>287.62</text:p>
          </table:table-cell>
          <table:table-cell table:formula="of:=(([.$M$50] * POWER([.M66];3) + ([.$N$50] * POWER([.M66];2)) + ([.$M$52] * [.M66]) + [.$N$52]))" office:value-type="float" office:value="155.855796227281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66] + (([.B66]-[.B65]) *[.$B$39])" office:value-type="float" office:value="289.577370804044" calcext:value-type="float">
            <text:p>289.58</text:p>
          </table:table-cell>
          <table:table-cell table:formula="of:=(([.$A$50] * POWER([.A67];3)) + ([.$B$50] * POWER([.A67];2)) + ([.$A$52] * [.A67]) + [.$B$52])" office:value-type="float" office:value="57.4200012072381" calcext:value-type="float">
            <text:p>57.42</text:p>
          </table:table-cell>
          <table:table-cell table:formula="of:=[.C66] + (([.D66]-[.D65]) *[.$B$40])" office:value-type="float" office:value="288.039319957353" calcext:value-type="float">
            <text:p>288.04</text:p>
          </table:table-cell>
          <table:table-cell table:formula="of:=(([.$C$50] * POWER([.C67];3)) + ([.$D$50] * POWER([.C67];2)) + ([.$C$52] * [.C67]) + [.$D$52])" office:value-type="float" office:value="141.845471405223" calcext:value-type="float">
            <text:p>141.85</text:p>
          </table:table-cell>
          <table:table-cell table:formula="of:=[.E66] + (([.F66]-[.F65]) *[.$B$41])" office:value-type="float" office:value="287.815429049362" calcext:value-type="float">
            <text:p>287.82</text:p>
          </table:table-cell>
          <table:table-cell table:formula="of:=(([.$E$50] * POWER([.E67];3)) + ([.$F$50] * POWER([.E67];2)) + ([.$E$52] * [.E67]) + [.$F$52])" office:value-type="float" office:value="148.349829181465" calcext:value-type="float">
            <text:p>148.35</text:p>
          </table:table-cell>
          <table:table-cell table:formula="of:=[.G66] + (([.H66]-[.H65]) *[.$B$42])" office:value-type="float" office:value="287.770594289688" calcext:value-type="float">
            <text:p>287.77</text:p>
          </table:table-cell>
          <table:table-cell table:formula="of:=(([.$G$50] * POWER([.G67];3)) + ([.$H$50] * POWER([.G67];2)) + ([.$G$52] * [.G67]) + [.$H$52])" office:value-type="float" office:value="149.535027396876" calcext:value-type="float">
            <text:p>149.54</text:p>
          </table:table-cell>
          <table:table-cell table:formula="of:=[.I66] + (([.J66]-[.J65]) * [.$B$43])" office:value-type="float" office:value="287.71299509755" calcext:value-type="float">
            <text:p>287.71</text:p>
          </table:table-cell>
          <table:table-cell table:formula="of:=(([.$I$50] * POWER([.I67];3) + ([.$J$50] * POWER([.I67];2)) + ([.$I$52] * [.I67]) + [.$J$52]))" office:value-type="float" office:value="151.798227230358" calcext:value-type="float">
            <text:p>151.80</text:p>
          </table:table-cell>
          <table:table-cell table:formula="of:=[.K66] + (([.L66]-[.L65]) * [.$B$44])" office:value-type="float" office:value="287.6528105319" calcext:value-type="float">
            <text:p>287.65</text:p>
          </table:table-cell>
          <table:table-cell table:style-name="ce83" table:formula="of:=(([.$K$50] * POWER([.K67];3) + ([.$L$50] * POWER([.K67];2)) + ([.$K$52] * [.K67]) + [.$L$52]))" office:value-type="float" office:value="154.108056636399" calcext:value-type="float">
            <text:p>154.11</text:p>
          </table:table-cell>
          <table:table-cell table:formula="of:=[.M66] + (([.N66]-[.N65]) * [.$B$44])" office:value-type="float" office:value="287.617912778987" calcext:value-type="float">
            <text:p>287.62</text:p>
          </table:table-cell>
          <table:table-cell table:formula="of:=(([.$M$50] * POWER([.M67];3) + ([.$N$50] * POWER([.M67];2)) + ([.$M$52] * [.M67]) + [.$N$52]))" office:value-type="float" office:value="155.856663757251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67] + (([.B67]-[.B66]) *[.$B$39])" office:value-type="float" office:value="289.577692418672" calcext:value-type="float">
            <text:p>289.58</text:p>
          </table:table-cell>
          <table:table-cell table:formula="of:=(([.$A$50] * POWER([.A68];3)) + ([.$B$50] * POWER([.A68];2)) + ([.$A$52] * [.A68]) + [.$B$52])" office:value-type="float" office:value="57.4202868785637" calcext:value-type="float">
            <text:p>57.42</text:p>
          </table:table-cell>
          <table:table-cell table:formula="of:=[.C67] + (([.D67]-[.D66]) *[.$B$40])" office:value-type="float" office:value="288.04048874567" calcext:value-type="float">
            <text:p>288.04</text:p>
          </table:table-cell>
          <table:table-cell table:formula="of:=(([.$C$50] * POWER([.C68];3)) + ([.$D$50] * POWER([.C68];2)) + ([.$C$52] * [.C68]) + [.$D$52])" office:value-type="float" office:value="141.848739626476" calcext:value-type="float">
            <text:p>141.85</text:p>
          </table:table-cell>
          <table:table-cell table:formula="of:=[.E67] + (([.F67]-[.F66]) *[.$B$41])" office:value-type="float" office:value="287.815869224359" calcext:value-type="float">
            <text:p>287.82</text:p>
          </table:table-cell>
          <table:table-cell table:formula="of:=(([.$E$50] * POWER([.E68];3)) + ([.$F$50] * POWER([.E68];2)) + ([.$E$52] * [.E68]) + [.$F$52])" office:value-type="float" office:value="148.351048545966" calcext:value-type="float">
            <text:p>148.35</text:p>
          </table:table-cell>
          <table:table-cell table:formula="of:=[.G67] + (([.H67]-[.H66]) *[.$B$42])" office:value-type="float" office:value="287.770975882013" calcext:value-type="float">
            <text:p>287.77</text:p>
          </table:table-cell>
          <table:table-cell table:formula="of:=(([.$G$50] * POWER([.G68];3)) + ([.$H$50] * POWER([.G68];2)) + ([.$G$52] * [.G68]) + [.$H$52])" office:value-type="float" office:value="149.536088898054" calcext:value-type="float">
            <text:p>149.54</text:p>
          </table:table-cell>
          <table:table-cell table:formula="of:=[.I67] + (([.J67]-[.J66]) * [.$B$43])" office:value-type="float" office:value="287.713257187522" calcext:value-type="float">
            <text:p>287.71</text:p>
          </table:table-cell>
          <table:table-cell table:formula="of:=(([.$I$50] * POWER([.I68];3) + ([.$J$50] * POWER([.I68];2)) + ([.$I$52] * [.I68]) + [.$J$52]))" office:value-type="float" office:value="151.798950007888" calcext:value-type="float">
            <text:p>151.80</text:p>
          </table:table-cell>
          <table:table-cell table:formula="of:=[.K67] + (([.L67]-[.L66]) * [.$B$44])" office:value-type="float" office:value="287.653002274434" calcext:value-type="float">
            <text:p>287.65</text:p>
          </table:table-cell>
          <table:table-cell table:style-name="ce83" table:formula="of:=(([.$K$50] * POWER([.K68];3) + ([.$L$50] * POWER([.K68];2)) + ([.$K$52] * [.K68]) + [.$L$52]))" office:value-type="float" office:value="154.108585296647" calcext:value-type="float">
            <text:p>154.11</text:p>
          </table:table-cell>
          <table:table-cell table:formula="of:=[.M67] + (([.N67]-[.N66]) * [.$B$44])" office:value-type="float" office:value="287.618096594542" calcext:value-type="float">
            <text:p>287.62</text:p>
          </table:table-cell>
          <table:table-cell table:formula="of:=(([.$M$50] * POWER([.M68];3) + ([.$N$50] * POWER([.M68];2)) + ([.$M$52] * [.M68]) + [.$N$52]))" office:value-type="float" office:value="155.857171878395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68] + (([.B68]-[.B67]) *[.$B$39])" office:value-type="float" office:value="289.577864446799" calcext:value-type="float">
            <text:p>289.58</text:p>
          </table:table-cell>
          <table:table-cell table:formula="of:=(([.$A$50] * POWER([.A69];3)) + ([.$B$50] * POWER([.A69];2)) + ([.$A$52] * [.A69]) + [.$B$52])" office:value-type="float" office:value="57.4204396814424" calcext:value-type="float">
            <text:p>57.42</text:p>
          </table:table-cell>
          <table:table-cell table:formula="of:=[.C68] + (([.D68]-[.D67]) *[.$B$40])" office:value-type="float" office:value="288.041250022195" calcext:value-type="float">
            <text:p>288.04</text:p>
          </table:table-cell>
          <table:table-cell table:formula="of:=(([.$C$50] * POWER([.C69];3)) + ([.$D$50] * POWER([.C69];2)) + ([.$C$52] * [.C69]) + [.$D$52])" office:value-type="float" office:value="141.85086836284" calcext:value-type="float">
            <text:p>141.85</text:p>
          </table:table-cell>
          <table:table-cell table:formula="of:=[.E68] + (([.F68]-[.F67]) *[.$B$41])" office:value-type="float" office:value="287.816138955077" calcext:value-type="float">
            <text:p>287.82</text:p>
          </table:table-cell>
          <table:table-cell table:formula="of:=(([.$E$50] * POWER([.E69];3)) + ([.$F$50] * POWER([.E69];2)) + ([.$E$52] * [.E69]) + [.$F$52])" office:value-type="float" office:value="148.3517957513" calcext:value-type="float">
            <text:p>148.35</text:p>
          </table:table-cell>
          <table:table-cell table:formula="of:=[.G68] + (([.H68]-[.H67]) *[.$B$42])" office:value-type="float" office:value="287.771208512656" calcext:value-type="float">
            <text:p>287.77</text:p>
          </table:table-cell>
          <table:table-cell table:formula="of:=(([.$G$50] * POWER([.G69];3)) + ([.$H$50] * POWER([.G69];2)) + ([.$G$52] * [.G69]) + [.$H$52])" office:value-type="float" office:value="149.536736024573" calcext:value-type="float">
            <text:p>149.54</text:p>
          </table:table-cell>
          <table:table-cell table:formula="of:=[.I68] + (([.J68]-[.J67]) * [.$B$43])" office:value-type="float" office:value="287.713412949599" calcext:value-type="float">
            <text:p>287.71</text:p>
          </table:table-cell>
          <table:table-cell table:formula="of:=(([.$I$50] * POWER([.I69];3) + ([.$J$50] * POWER([.I69];2)) + ([.$I$52] * [.I69]) + [.$J$52]))" office:value-type="float" office:value="151.799379561005" calcext:value-type="float">
            <text:p>151.80</text:p>
          </table:table-cell>
          <table:table-cell table:formula="of:=[.K68] + (([.L68]-[.L67]) * [.$B$44])" office:value-type="float" office:value="287.653114288982" calcext:value-type="float">
            <text:p>287.65</text:p>
          </table:table-cell>
          <table:table-cell table:style-name="ce83" table:formula="of:=(([.$K$50] * POWER([.K69];3) + ([.$L$50] * POWER([.K69];2)) + ([.$K$52] * [.K69]) + [.$L$52]))" office:value-type="float" office:value="154.108894136521" calcext:value-type="float">
            <text:p>154.11</text:p>
          </table:table-cell>
          <table:table-cell table:formula="of:=[.M68] + (([.N68]-[.N67]) * [.$B$44])" office:value-type="float" office:value="287.618204257187" calcext:value-type="float">
            <text:p>287.62</text:p>
          </table:table-cell>
          <table:table-cell table:formula="of:=(([.$M$50] * POWER([.M69];3) + ([.$N$50] * POWER([.M69];2)) + ([.$M$52] * [.M69]) + [.$N$52]))" office:value-type="float" office:value="155.857469490669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69] + (([.B69]-[.B68]) *[.$B$39])" office:value-type="float" office:value="289.57795646301" calcext:value-type="float">
            <text:p>289.58</text:p>
          </table:table-cell>
          <table:table-cell table:formula="of:=(([.$A$50] * POWER([.A70];3)) + ([.$B$50] * POWER([.A70];2)) + ([.$A$52] * [.A70]) + [.$B$52])" office:value-type="float" office:value="57.4205214143736" calcext:value-type="float">
            <text:p>57.42</text:p>
          </table:table-cell>
          <table:table-cell table:formula="of:=[.C69] + (([.D69]-[.D68]) *[.$B$40])" office:value-type="float" office:value="288.041745875106" calcext:value-type="float">
            <text:p>288.04</text:p>
          </table:table-cell>
          <table:table-cell table:formula="of:=(([.$C$50] * POWER([.C70];3)) + ([.$D$50] * POWER([.C70];2)) + ([.$C$52] * [.C70]) + [.$D$52])" office:value-type="float" office:value="141.852254910549" calcext:value-type="float">
            <text:p>141.85</text:p>
          </table:table-cell>
          <table:table-cell table:formula="of:=[.E69] + (([.F69]-[.F68]) *[.$B$41])" office:value-type="float" office:value="287.816304241365" calcext:value-type="float">
            <text:p>287.82</text:p>
          </table:table-cell>
          <table:table-cell table:formula="of:=(([.$E$50] * POWER([.E70];3)) + ([.$F$50] * POWER([.E70];2)) + ([.$E$52] * [.E70]) + [.$F$52])" office:value-type="float" office:value="148.35225362661" calcext:value-type="float">
            <text:p>148.35</text:p>
          </table:table-cell>
          <table:table-cell table:formula="of:=[.G69] + (([.H69]-[.H68]) *[.$B$42])" office:value-type="float" office:value="287.771350332053" calcext:value-type="float">
            <text:p>287.77</text:p>
          </table:table-cell>
          <table:table-cell table:formula="of:=(([.$G$50] * POWER([.G70];3)) + ([.$H$50] * POWER([.G70];2)) + ([.$G$52] * [.G70]) + [.$H$52])" office:value-type="float" office:value="149.53713053526" calcext:value-type="float">
            <text:p>149.54</text:p>
          </table:table-cell>
          <table:table-cell table:formula="of:=[.I69] + (([.J69]-[.J68]) * [.$B$43])" office:value-type="float" office:value="287.713505520388" calcext:value-type="float">
            <text:p>287.71</text:p>
          </table:table-cell>
          <table:table-cell table:formula="of:=(([.$I$50] * POWER([.I70];3) + ([.$J$50] * POWER([.I70];2)) + ([.$I$52] * [.I70]) + [.$J$52]))" office:value-type="float" office:value="151.799634848563" calcext:value-type="float">
            <text:p>151.80</text:p>
          </table:table-cell>
          <table:table-cell table:formula="of:=[.K69] + (([.L69]-[.L68]) * [.$B$44])" office:value-type="float" office:value="287.653179727151" calcext:value-type="float">
            <text:p>287.65</text:p>
          </table:table-cell>
          <table:table-cell table:style-name="ce83" table:formula="of:=(([.$K$50] * POWER([.K70];3) + ([.$L$50] * POWER([.K70];2)) + ([.$K$52] * [.K70]) + [.$L$52]))" office:value-type="float" office:value="154.109074558944" calcext:value-type="float">
            <text:p>154.11</text:p>
          </table:table-cell>
          <table:table-cell table:formula="of:=[.M69] + (([.N69]-[.N68]) * [.$B$44])" office:value-type="float" office:value="287.618267316409" calcext:value-type="float">
            <text:p>287.62</text:p>
          </table:table-cell>
          <table:table-cell table:formula="of:=(([.$M$50] * POWER([.M70];3) + ([.$N$50] * POWER([.M70];2)) + ([.$M$52] * [.M70]) + [.$N$52]))" office:value-type="float" office:value="155.857643805708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70] + (([.B70]-[.B69]) *[.$B$39])" office:value-type="float" office:value="289.578005681681" calcext:value-type="float">
            <text:p>289.58</text:p>
          </table:table-cell>
          <table:table-cell table:formula="of:=(([.$A$50] * POWER([.A71];3)) + ([.$B$50] * POWER([.A71];2)) + ([.$A$52] * [.A71]) + [.$B$52])" office:value-type="float" office:value="57.4205651326431" calcext:value-type="float">
            <text:p>57.42</text:p>
          </table:table-cell>
          <table:table-cell table:formula="of:=[.C70] + (([.D70]-[.D69]) *[.$B$40])" office:value-type="float" office:value="288.042068847799" calcext:value-type="float">
            <text:p>288.04</text:p>
          </table:table-cell>
          <table:table-cell table:formula="of:=(([.$C$50] * POWER([.C71];3)) + ([.$D$50] * POWER([.C71];2)) + ([.$C$52] * [.C71]) + [.$D$52])" office:value-type="float" office:value="141.853158038723" calcext:value-type="float">
            <text:p>141.85</text:p>
          </table:table-cell>
          <table:table-cell table:formula="of:=[.E70] + (([.F70]-[.F69]) *[.$B$41])" office:value-type="float" office:value="287.816405526121" calcext:value-type="float">
            <text:p>287.82</text:p>
          </table:table-cell>
          <table:table-cell table:formula="of:=(([.$E$50] * POWER([.E71];3)) + ([.$F$50] * POWER([.E71];2)) + ([.$E$52] * [.E71]) + [.$F$52])" office:value-type="float" office:value="148.352534205505" calcext:value-type="float">
            <text:p>148.35</text:p>
          </table:table-cell>
          <table:table-cell table:formula="of:=[.G70] + (([.H70]-[.H69]) *[.$B$42])" office:value-type="float" office:value="287.771436790059" calcext:value-type="float">
            <text:p>287.77</text:p>
          </table:table-cell>
          <table:table-cell table:formula="of:=(([.$G$50] * POWER([.G71];3)) + ([.$H$50] * POWER([.G71];2)) + ([.$G$52] * [.G71]) + [.$H$52])" office:value-type="float" office:value="149.537371042903" calcext:value-type="float">
            <text:p>149.54</text:p>
          </table:table-cell>
          <table:table-cell table:formula="of:=[.I70] + (([.J70]-[.J69]) * [.$B$43])" office:value-type="float" office:value="287.7135605361" calcext:value-type="float">
            <text:p>287.71</text:p>
          </table:table-cell>
          <table:table-cell table:formula="of:=(([.$I$50] * POWER([.I71];3) + ([.$J$50] * POWER([.I71];2)) + ([.$I$52] * [.I71]) + [.$J$52]))" office:value-type="float" office:value="151.79978656853" calcext:value-type="float">
            <text:p>151.80</text:p>
          </table:table-cell>
          <table:table-cell table:formula="of:=[.K70] + (([.L70]-[.L69]) * [.$B$44])" office:value-type="float" office:value="287.653217955741" calcext:value-type="float">
            <text:p>287.65</text:p>
          </table:table-cell>
          <table:table-cell table:style-name="ce83" table:formula="of:=(([.$K$50] * POWER([.K71];3) + ([.$L$50] * POWER([.K71];2)) + ([.$K$52] * [.K71]) + [.$L$52]))" office:value-type="float" office:value="154.109179960714" calcext:value-type="float">
            <text:p>154.11</text:p>
          </table:table-cell>
          <table:table-cell table:formula="of:=[.M70] + (([.N70]-[.N69]) * [.$B$44])" office:value-type="float" office:value="287.618304250944" calcext:value-type="float">
            <text:p>287.62</text:p>
          </table:table-cell>
          <table:table-cell table:formula="of:=(([.$M$50] * POWER([.M71];3) + ([.$N$50] * POWER([.M71];2)) + ([.$M$52] * [.M71]) + [.$N$52]))" office:value-type="float" office:value="155.857745904163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71] + (([.B71]-[.B70]) *[.$B$39])" office:value-type="float" office:value="289.578032008341" calcext:value-type="float">
            <text:p>289.58</text:p>
          </table:table-cell>
          <table:table-cell table:formula="of:=(([.$A$50] * POWER([.A72];3)) + ([.$B$50] * POWER([.A72];2)) + ([.$A$52] * [.A72]) + [.$B$52])" office:value-type="float" office:value="57.4205885171941" calcext:value-type="float">
            <text:p>57.42</text:p>
          </table:table-cell>
          <table:table-cell table:formula="of:=[.C71] + (([.D71]-[.D70]) *[.$B$40])" office:value-type="float" office:value="288.042279216139" calcext:value-type="float">
            <text:p>288.04</text:p>
          </table:table-cell>
          <table:table-cell table:formula="of:=(([.$C$50] * POWER([.C72];3)) + ([.$D$50] * POWER([.C72];2)) + ([.$C$52] * [.C72]) + [.$D$52])" office:value-type="float" office:value="141.853746292913" calcext:value-type="float">
            <text:p>141.85</text:p>
          </table:table-cell>
          <table:table-cell table:formula="of:=[.E71] + (([.F71]-[.F70]) *[.$B$41])" office:value-type="float" office:value="287.81646759185" calcext:value-type="float">
            <text:p>287.82</text:p>
          </table:table-cell>
          <table:table-cell table:formula="of:=(([.$E$50] * POWER([.E72];3)) + ([.$F$50] * POWER([.E72];2)) + ([.$E$52] * [.E72]) + [.$F$52])" office:value-type="float" office:value="148.352706140031" calcext:value-type="float">
            <text:p>148.35</text:p>
          </table:table-cell>
          <table:table-cell table:formula="of:=[.G71] + (([.H71]-[.H70]) *[.$B$42])" office:value-type="float" office:value="287.771489497911" calcext:value-type="float">
            <text:p>287.77</text:p>
          </table:table-cell>
          <table:table-cell table:formula="of:=(([.$G$50] * POWER([.G72];3)) + ([.$H$50] * POWER([.G72];2)) + ([.$G$52] * [.G72]) + [.$H$52])" office:value-type="float" office:value="149.53751766497" calcext:value-type="float">
            <text:p>149.54</text:p>
          </table:table-cell>
          <table:table-cell table:formula="of:=[.I71] + (([.J71]-[.J70]) * [.$B$43])" office:value-type="float" office:value="287.713593232492" calcext:value-type="float">
            <text:p>287.71</text:p>
          </table:table-cell>
          <table:table-cell table:formula="of:=(([.$I$50] * POWER([.I72];3) + ([.$J$50] * POWER([.I72];2)) + ([.$I$52] * [.I72]) + [.$J$52]))" office:value-type="float" office:value="151.799876737275" calcext:value-type="float">
            <text:p>151.80</text:p>
          </table:table-cell>
          <table:table-cell table:formula="of:=[.K71] + (([.L71]-[.L70]) * [.$B$44])" office:value-type="float" office:value="287.65324028867" calcext:value-type="float">
            <text:p>287.65</text:p>
          </table:table-cell>
          <table:table-cell table:style-name="ce83" table:formula="of:=(([.$K$50] * POWER([.K72];3) + ([.$L$50] * POWER([.K72];2)) + ([.$K$52] * [.K72]) + [.$L$52]))" office:value-type="float" office:value="154.109241535861" calcext:value-type="float">
            <text:p>154.11</text:p>
          </table:table-cell>
          <table:table-cell table:formula="of:=[.M71] + (([.N71]-[.N70]) * [.$B$44])" office:value-type="float" office:value="287.618325883954" calcext:value-type="float">
            <text:p>287.62</text:p>
          </table:table-cell>
          <table:table-cell table:formula="of:=(([.$M$50] * POWER([.M72];3) + ([.$N$50] * POWER([.M72];2)) + ([.$M$52] * [.M72]) + [.$N$52]))" office:value-type="float" office:value="155.857805704496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72] + (([.B72]-[.B71]) *[.$B$39])" office:value-type="float" office:value="289.57804609026" calcext:value-type="float">
            <text:p>289.58</text:p>
          </table:table-cell>
          <table:table-cell table:formula="of:=(([.$A$50] * POWER([.A73];3)) + ([.$B$50] * POWER([.A73];2)) + ([.$A$52] * [.A73]) + [.$B$52])" office:value-type="float" office:value="57.4206010254055" calcext:value-type="float">
            <text:p>57.42</text:p>
          </table:table-cell>
          <table:table-cell table:formula="of:=[.C72] + (([.D72]-[.D71]) *[.$B$40])" office:value-type="float" office:value="288.042416239942" calcext:value-type="float">
            <text:p>288.04</text:p>
          </table:table-cell>
          <table:table-cell table:formula="of:=(([.$C$50] * POWER([.C73];3)) + ([.$D$50] * POWER([.C73];2)) + ([.$C$52] * [.C73]) + [.$D$52])" office:value-type="float" office:value="141.854129453968" calcext:value-type="float">
            <text:p>141.85</text:p>
          </table:table-cell>
          <table:table-cell table:formula="of:=[.E72] + (([.F72]-[.F71]) *[.$B$41])" office:value-type="float" office:value="287.816505624795" calcext:value-type="float">
            <text:p>287.82</text:p>
          </table:table-cell>
          <table:table-cell table:formula="of:=(([.$E$50] * POWER([.E73];3)) + ([.$F$50] * POWER([.E73];2)) + ([.$E$52] * [.E73]) + [.$F$52])" office:value-type="float" office:value="148.35281149897" calcext:value-type="float">
            <text:p>148.35</text:p>
          </table:table-cell>
          <table:table-cell table:formula="of:=[.G72] + (([.H72]-[.H71]) *[.$B$42])" office:value-type="float" office:value="287.771521630505" calcext:value-type="float">
            <text:p>287.77</text:p>
          </table:table-cell>
          <table:table-cell table:formula="of:=(([.$G$50] * POWER([.G73];3)) + ([.$H$50] * POWER([.G73];2)) + ([.$G$52] * [.G73]) + [.$H$52])" office:value-type="float" office:value="149.537607051065" calcext:value-type="float">
            <text:p>149.54</text:p>
          </table:table-cell>
          <table:table-cell table:formula="of:=[.I72] + (([.J72]-[.J71]) * [.$B$43])" office:value-type="float" office:value="287.713612664295" calcext:value-type="float">
            <text:p>287.71</text:p>
          </table:table-cell>
          <table:table-cell table:formula="of:=(([.$I$50] * POWER([.I73];3) + ([.$J$50] * POWER([.I73];2)) + ([.$I$52] * [.I73]) + [.$J$52]))" office:value-type="float" office:value="151.799930325507" calcext:value-type="float">
            <text:p>151.80</text:p>
          </table:table-cell>
          <table:table-cell table:formula="of:=[.K72] + (([.L72]-[.L71]) * [.$B$44])" office:value-type="float" office:value="287.653253335447" calcext:value-type="float">
            <text:p>287.65</text:p>
          </table:table-cell>
          <table:table-cell table:style-name="ce83" table:formula="of:=(([.$K$50] * POWER([.K73];3) + ([.$L$50] * POWER([.K73];2)) + ([.$K$52] * [.K73]) + [.$L$52]))" office:value-type="float" office:value="154.109277507737" calcext:value-type="float">
            <text:p>154.11</text:p>
          </table:table-cell>
          <table:table-cell table:formula="of:=[.M72] + (([.N72]-[.N71]) * [.$B$44])" office:value-type="float" office:value="287.618338554676" calcext:value-type="float">
            <text:p>287.62</text:p>
          </table:table-cell>
          <table:table-cell table:formula="of:=(([.$M$50] * POWER([.M73];3) + ([.$N$50] * POWER([.M73];2)) + ([.$M$52] * [.M73]) + [.$N$52]))" office:value-type="float" office:value="155.857840730303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73] + (([.B73]-[.B72]) *[.$B$39])" office:value-type="float" office:value="289.578053622567" calcext:value-type="float">
            <text:p>289.58</text:p>
          </table:table-cell>
          <table:table-cell table:formula="of:=(([.$A$50] * POWER([.A74];3)) + ([.$B$50] * POWER([.A74];2)) + ([.$A$52] * [.A74]) + [.$B$52])" office:value-type="float" office:value="57.4206077159496" calcext:value-type="float">
            <text:p>57.42</text:p>
          </table:table-cell>
          <table:table-cell table:formula="of:=[.C73] + (([.D73]-[.D72]) *[.$B$40])" office:value-type="float" office:value="288.042505490789" calcext:value-type="float">
            <text:p>288.04</text:p>
          </table:table-cell>
          <table:table-cell table:formula="of:=(([.$C$50] * POWER([.C74];3)) + ([.$D$50] * POWER([.C74];2)) + ([.$C$52] * [.C74]) + [.$D$52])" office:value-type="float" office:value="141.854379027281" calcext:value-type="float">
            <text:p>141.85</text:p>
          </table:table-cell>
          <table:table-cell table:formula="of:=[.E73] + (([.F73]-[.F72]) *[.$B$41])" office:value-type="float" office:value="287.816528930823" calcext:value-type="float">
            <text:p>287.82</text:p>
          </table:table-cell>
          <table:table-cell table:formula="of:=(([.$E$50] * POWER([.E74];3)) + ([.$F$50] * POWER([.E74];2)) + ([.$E$52] * [.E74]) + [.$F$52])" office:value-type="float" office:value="148.352876061387" calcext:value-type="float">
            <text:p>148.35</text:p>
          </table:table-cell>
          <table:table-cell table:formula="of:=[.G73] + (([.H73]-[.H72]) *[.$B$42])" office:value-type="float" office:value="287.771541219691" calcext:value-type="float">
            <text:p>287.77</text:p>
          </table:table-cell>
          <table:table-cell table:formula="of:=(([.$G$50] * POWER([.G74];3)) + ([.$H$50] * POWER([.G74];2)) + ([.$G$52] * [.G74]) + [.$H$52])" office:value-type="float" office:value="149.537661544064" calcext:value-type="float">
            <text:p>149.54</text:p>
          </table:table-cell>
          <table:table-cell table:formula="of:=[.I73] + (([.J73]-[.J72]) * [.$B$43])" office:value-type="float" office:value="287.71362421282" calcext:value-type="float">
            <text:p>287.71</text:p>
          </table:table-cell>
          <table:table-cell table:formula="of:=(([.$I$50] * POWER([.I74];3) + ([.$J$50] * POWER([.I74];2)) + ([.$I$52] * [.I74]) + [.$J$52]))" office:value-type="float" office:value="151.799962173562" calcext:value-type="float">
            <text:p>151.80</text:p>
          </table:table-cell>
          <table:table-cell table:formula="of:=[.K73] + (([.L73]-[.L72]) * [.$B$44])" office:value-type="float" office:value="287.653260957305" calcext:value-type="float">
            <text:p>287.65</text:p>
          </table:table-cell>
          <table:table-cell table:style-name="ce83" table:formula="of:=(([.$K$50] * POWER([.K74];3) + ([.$L$50] * POWER([.K74];2)) + ([.$K$52] * [.K74]) + [.$L$52]))" office:value-type="float" office:value="154.109298522318" calcext:value-type="float">
            <text:p>154.11</text:p>
          </table:table-cell>
          <table:table-cell table:formula="of:=[.M73] + (([.N73]-[.N72]) * [.$B$44])" office:value-type="float" office:value="287.618345976078" calcext:value-type="float">
            <text:p>287.62</text:p>
          </table:table-cell>
          <table:table-cell table:formula="of:=(([.$M$50] * POWER([.M74];3) + ([.$N$50] * POWER([.M74];2)) + ([.$M$52] * [.M74]) + [.$N$52]))" office:value-type="float" office:value="155.857861245362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74] + (([.B74]-[.B73]) *[.$B$39])" office:value-type="float" office:value="289.578057651539" calcext:value-type="float">
            <text:p>289.58</text:p>
          </table:table-cell>
          <table:table-cell table:formula="of:=(([.$A$50] * POWER([.A75];3)) + ([.$B$50] * POWER([.A75];2)) + ([.$A$52] * [.A75]) + [.$B$52])" office:value-type="float" office:value="57.4206112946695" calcext:value-type="float">
            <text:p>57.42</text:p>
          </table:table-cell>
          <table:table-cell table:formula="of:=[.C74] + (([.D74]-[.D73]) *[.$B$40])" office:value-type="float" office:value="288.042563624645" calcext:value-type="float">
            <text:p>288.04</text:p>
          </table:table-cell>
          <table:table-cell table:formula="of:=(([.$C$50] * POWER([.C75];3)) + ([.$D$50] * POWER([.C75];2)) + ([.$C$52] * [.C75]) + [.$D$52])" office:value-type="float" office:value="141.854541587854" calcext:value-type="float">
            <text:p>141.85</text:p>
          </table:table-cell>
          <table:table-cell table:formula="of:=[.E74] + (([.F74]-[.F73]) *[.$B$41])" office:value-type="float" office:value="287.816543212415" calcext:value-type="float">
            <text:p>287.82</text:p>
          </table:table-cell>
          <table:table-cell table:formula="of:=(([.$E$50] * POWER([.E75];3)) + ([.$F$50] * POWER([.E75];2)) + ([.$E$52] * [.E75]) + [.$F$52])" office:value-type="float" office:value="148.352915624301" calcext:value-type="float">
            <text:p>148.35</text:p>
          </table:table-cell>
          <table:table-cell table:formula="of:=[.G74] + (([.H74]-[.H73]) *[.$B$42])" office:value-type="float" office:value="287.771553161969" calcext:value-type="float">
            <text:p>287.77</text:p>
          </table:table-cell>
          <table:table-cell table:formula="of:=(([.$G$50] * POWER([.G75];3)) + ([.$H$50] * POWER([.G75];2)) + ([.$G$52] * [.G75]) + [.$H$52])" office:value-type="float" office:value="149.537694764971" calcext:value-type="float">
            <text:p>149.54</text:p>
          </table:table-cell>
          <table:table-cell table:formula="of:=[.I74] + (([.J74]-[.J73]) * [.$B$43])" office:value-type="float" office:value="287.713631076231" calcext:value-type="float">
            <text:p>287.71</text:p>
          </table:table-cell>
          <table:table-cell table:formula="of:=(([.$I$50] * POWER([.I75];3) + ([.$J$50] * POWER([.I75];2)) + ([.$I$52] * [.I75]) + [.$J$52]))" office:value-type="float" office:value="151.799981101199" calcext:value-type="float">
            <text:p>151.80</text:p>
          </table:table-cell>
          <table:table-cell table:formula="of:=[.K74] + (([.L74]-[.L73]) * [.$B$44])" office:value-type="float" office:value="287.653265409954" calcext:value-type="float">
            <text:p>287.65</text:p>
          </table:table-cell>
          <table:table-cell table:style-name="ce83" table:formula="of:=(([.$K$50] * POWER([.K75];3) + ([.$L$50] * POWER([.K75];2)) + ([.$K$52] * [.K75]) + [.$L$52]))" office:value-type="float" office:value="154.109310798928" calcext:value-type="float">
            <text:p>154.11</text:p>
          </table:table-cell>
          <table:table-cell table:formula="of:=[.M74] + (([.N74]-[.N73]) * [.$B$44])" office:value-type="float" office:value="287.618350322886" calcext:value-type="float">
            <text:p>287.62</text:p>
          </table:table-cell>
          <table:table-cell table:formula="of:=(([.$M$50] * POWER([.M75];3) + ([.$N$50] * POWER([.M75];2)) + ([.$M$52] * [.M75]) + [.$N$52]))" office:value-type="float" office:value="155.857873261297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75] + (([.B75]-[.B74]) *[.$B$39])" office:value-type="float" office:value="289.578059806605" calcext:value-type="float">
            <text:p>289.58</text:p>
          </table:table-cell>
          <table:table-cell table:formula="of:=(([.$A$50] * POWER([.A76];3)) + ([.$B$50] * POWER([.A76];2)) + ([.$A$52] * [.A76]) + [.$B$52])" office:value-type="float" office:value="57.4206132088988" calcext:value-type="float">
            <text:p>57.42</text:p>
          </table:table-cell>
          <table:table-cell table:formula="of:=[.C75] + (([.D75]-[.D74]) *[.$B$40])" office:value-type="float" office:value="288.042601490365" calcext:value-type="float">
            <text:p>288.04</text:p>
          </table:table-cell>
          <table:table-cell table:formula="of:=(([.$C$50] * POWER([.C76];3)) + ([.$D$50] * POWER([.C76];2)) + ([.$C$52] * [.C76]) + [.$D$52])" office:value-type="float" office:value="141.854647472378" calcext:value-type="float">
            <text:p>141.85</text:p>
          </table:table-cell>
          <table:table-cell table:formula="of:=[.E75] + (([.F75]-[.F74]) *[.$B$41])" office:value-type="float" office:value="287.816551963968" calcext:value-type="float">
            <text:p>287.82</text:p>
          </table:table-cell>
          <table:table-cell table:formula="of:=(([.$E$50] * POWER([.E76];3)) + ([.$F$50] * POWER([.E76];2)) + ([.$E$52] * [.E76]) + [.$F$52])" office:value-type="float" office:value="148.352939867885" calcext:value-type="float">
            <text:p>148.35</text:p>
          </table:table-cell>
          <table:table-cell table:formula="of:=[.G75] + (([.H75]-[.H74]) *[.$B$42])" office:value-type="float" office:value="287.771560442414" calcext:value-type="float">
            <text:p>287.77</text:p>
          </table:table-cell>
          <table:table-cell table:formula="of:=(([.$G$50] * POWER([.G76];3)) + ([.$H$50] * POWER([.G76];2)) + ([.$G$52] * [.G76]) + [.$H$52])" office:value-type="float" office:value="149.537715017648" calcext:value-type="float">
            <text:p>149.54</text:p>
          </table:table-cell>
          <table:table-cell table:formula="of:=[.I75] + (([.J75]-[.J74]) * [.$B$43])" office:value-type="float" office:value="287.713635155229" calcext:value-type="float">
            <text:p>287.71</text:p>
          </table:table-cell>
          <table:table-cell table:formula="of:=(([.$I$50] * POWER([.I76];3) + ([.$J$50] * POWER([.I76];2)) + ([.$I$52] * [.I76]) + [.$J$52]))" office:value-type="float" office:value="151.799992350093" calcext:value-type="float">
            <text:p>151.80</text:p>
          </table:table-cell>
          <table:table-cell table:formula="of:=[.K75] + (([.L75]-[.L74]) * [.$B$44])" office:value-type="float" office:value="287.653268011169" calcext:value-type="float">
            <text:p>287.65</text:p>
          </table:table-cell>
          <table:table-cell table:style-name="ce83" table:formula="of:=(([.$K$50] * POWER([.K76];3) + ([.$L$50] * POWER([.K76];2)) + ([.$K$52] * [.K76]) + [.$L$52]))" office:value-type="float" office:value="154.109317970861" calcext:value-type="float">
            <text:p>154.11</text:p>
          </table:table-cell>
          <table:table-cell table:formula="of:=[.M75] + (([.N75]-[.N74]) * [.$B$44])" office:value-type="float" office:value="287.618352868868" calcext:value-type="float">
            <text:p>287.62</text:p>
          </table:table-cell>
          <table:table-cell table:formula="of:=(([.$M$50] * POWER([.M76];3) + ([.$N$50] * POWER([.M76];2)) + ([.$M$52] * [.M76]) + [.$N$52]))" office:value-type="float" office:value="155.857880299178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76] + (([.B76]-[.B75]) *[.$B$39])" office:value-type="float" office:value="289.578060959333" calcext:value-type="float">
            <text:p>289.58</text:p>
          </table:table-cell>
          <table:table-cell table:formula="of:=(([.$A$50] * POWER([.A77];3)) + ([.$B$50] * POWER([.A77];2)) + ([.$A$52] * [.A77]) + [.$B$52])" office:value-type="float" office:value="57.4206142328051" calcext:value-type="float">
            <text:p>57.42</text:p>
          </table:table-cell>
          <table:table-cell table:formula="of:=[.C76] + (([.D76]-[.D75]) *[.$B$40])" office:value-type="float" office:value="288.042626154363" calcext:value-type="float">
            <text:p>288.04</text:p>
          </table:table-cell>
          <table:table-cell table:formula="of:=(([.$C$50] * POWER([.C77];3)) + ([.$D$50] * POWER([.C77];2)) + ([.$C$52] * [.C77]) + [.$D$52])" office:value-type="float" office:value="141.854716440736" calcext:value-type="float">
            <text:p>141.85</text:p>
          </table:table-cell>
          <table:table-cell table:formula="of:=[.E76] + (([.F76]-[.F75]) *[.$B$41])" office:value-type="float" office:value="287.816557326794" calcext:value-type="float">
            <text:p>287.82</text:p>
          </table:table-cell>
          <table:table-cell table:formula="of:=(([.$E$50] * POWER([.E77];3)) + ([.$F$50] * POWER([.E77];2)) + ([.$E$52] * [.E77]) + [.$F$52])" office:value-type="float" office:value="148.352954724003" calcext:value-type="float">
            <text:p>148.35</text:p>
          </table:table-cell>
          <table:table-cell table:formula="of:=[.G76] + (([.H76]-[.H75]) *[.$B$42])" office:value-type="float" office:value="287.771564880839" calcext:value-type="float">
            <text:p>287.77</text:p>
          </table:table-cell>
          <table:table-cell table:formula="of:=(([.$G$50] * POWER([.G77];3)) + ([.$H$50] * POWER([.G77];2)) + ([.$G$52] * [.G77]) + [.$H$52])" office:value-type="float" office:value="149.537727364415" calcext:value-type="float">
            <text:p>149.54</text:p>
          </table:table-cell>
          <table:table-cell table:formula="of:=[.I76] + (([.J76]-[.J75]) * [.$B$43])" office:value-type="float" office:value="287.713637579421" calcext:value-type="float">
            <text:p>287.71</text:p>
          </table:table-cell>
          <table:table-cell table:formula="of:=(([.$I$50] * POWER([.I77];3) + ([.$J$50] * POWER([.I77];2)) + ([.$I$52] * [.I77]) + [.$J$52]))" office:value-type="float" office:value="151.799999035431" calcext:value-type="float">
            <text:p>151.80</text:p>
          </table:table-cell>
          <table:table-cell table:formula="of:=[.K76] + (([.L76]-[.L75]) * [.$B$44])" office:value-type="float" office:value="287.653269530786" calcext:value-type="float">
            <text:p>287.65</text:p>
          </table:table-cell>
          <table:table-cell table:style-name="ce83" table:formula="of:=(([.$K$50] * POWER([.K77];3) + ([.$L$50] * POWER([.K77];2)) + ([.$K$52] * [.K77]) + [.$L$52]))" office:value-type="float" office:value="154.109322160667" calcext:value-type="float">
            <text:p>154.11</text:p>
          </table:table-cell>
          <table:table-cell table:formula="of:=[.M76] + (([.N76]-[.N75]) * [.$B$44])" office:value-type="float" office:value="287.618354360082" calcext:value-type="float">
            <text:p>287.62</text:p>
          </table:table-cell>
          <table:table-cell table:formula="of:=(([.$M$50] * POWER([.M77];3) + ([.$N$50] * POWER([.M77];2)) + ([.$M$52] * [.M77]) + [.$N$52]))" office:value-type="float" office:value="155.857884421357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77] + (([.B77]-[.B76]) *[.$B$39])" office:value-type="float" office:value="289.578061575918" calcext:value-type="float">
            <text:p>289.58</text:p>
          </table:table-cell>
          <table:table-cell table:formula="of:=(([.$A$50] * POWER([.A78];3)) + ([.$B$50] * POWER([.A78];2)) + ([.$A$52] * [.A78]) + [.$B$52])" office:value-type="float" office:value="57.4206147804847" calcext:value-type="float">
            <text:p>57.42</text:p>
          </table:table-cell>
          <table:table-cell table:formula="of:=[.C77] + (([.D77]-[.D76]) *[.$B$40])" office:value-type="float" office:value="288.042642219368" calcext:value-type="float">
            <text:p>288.04</text:p>
          </table:table-cell>
          <table:table-cell table:formula="of:=(([.$C$50] * POWER([.C78];3)) + ([.$D$50] * POWER([.C78];2)) + ([.$C$52] * [.C78]) + [.$D$52])" office:value-type="float" office:value="141.854761363592" calcext:value-type="float">
            <text:p>141.85</text:p>
          </table:table-cell>
          <table:table-cell table:formula="of:=[.E77] + (([.F77]-[.F76]) *[.$B$41])" office:value-type="float" office:value="287.816560613056" calcext:value-type="float">
            <text:p>287.82</text:p>
          </table:table-cell>
          <table:table-cell table:formula="of:=(([.$E$50] * POWER([.E78];3)) + ([.$F$50] * POWER([.E78];2)) + ([.$E$52] * [.E78]) + [.$F$52])" office:value-type="float" office:value="148.352963827618" calcext:value-type="float">
            <text:p>148.35</text:p>
          </table:table-cell>
          <table:table-cell table:formula="of:=[.G77] + (([.H77]-[.H76]) *[.$B$42])" office:value-type="float" office:value="287.771567586664" calcext:value-type="float">
            <text:p>287.77</text:p>
          </table:table-cell>
          <table:table-cell table:formula="of:=(([.$G$50] * POWER([.G78];3)) + ([.$H$50] * POWER([.G78];2)) + ([.$G$52] * [.G78]) + [.$H$52])" office:value-type="float" office:value="149.537734891454" calcext:value-type="float">
            <text:p>149.54</text:p>
          </table:table-cell>
          <table:table-cell table:formula="of:=[.I77] + (([.J77]-[.J76]) * [.$B$43])" office:value-type="float" office:value="287.713639020144" calcext:value-type="float">
            <text:p>287.71</text:p>
          </table:table-cell>
          <table:table-cell table:formula="of:=(([.$I$50] * POWER([.I78];3) + ([.$J$50] * POWER([.I78];2)) + ([.$I$52] * [.I78]) + [.$J$52]))" office:value-type="float" office:value="151.800003008601" calcext:value-type="float">
            <text:p>151.80</text:p>
          </table:table-cell>
          <table:table-cell table:formula="of:=[.K77] + (([.L77]-[.L76]) * [.$B$44])" office:value-type="float" office:value="287.653270418538" calcext:value-type="float">
            <text:p>287.65</text:p>
          </table:table-cell>
          <table:table-cell table:style-name="ce83" table:formula="of:=(([.$K$50] * POWER([.K78];3) + ([.$L$50] * POWER([.K78];2)) + ([.$K$52] * [.K78]) + [.$L$52]))" office:value-type="float" office:value="154.10932460833" calcext:value-type="float">
            <text:p>154.11</text:p>
          </table:table-cell>
          <table:table-cell table:formula="of:=[.M77] + (([.N77]-[.N76]) * [.$B$44])" office:value-type="float" office:value="287.618355233505" calcext:value-type="float">
            <text:p>287.62</text:p>
          </table:table-cell>
          <table:table-cell table:formula="of:=(([.$M$50] * POWER([.M78];3) + ([.$N$50] * POWER([.M78];2)) + ([.$M$52] * [.M78]) + [.$N$52]))" office:value-type="float" office:value="155.857886835767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78] + (([.B78]-[.B77]) *[.$B$39])" office:value-type="float" office:value="289.578061905725" calcext:value-type="float">
            <text:p>289.58</text:p>
          </table:table-cell>
          <table:table-cell table:formula="of:=(([.$A$50] * POWER([.A79];3)) + ([.$B$50] * POWER([.A79];2)) + ([.$A$52] * [.A79]) + [.$B$52])" office:value-type="float" office:value="57.4206150734343" calcext:value-type="float">
            <text:p>57.42</text:p>
          </table:table-cell>
          <table:table-cell table:formula="of:=[.C78] + (([.D78]-[.D77]) *[.$B$40])" office:value-type="float" office:value="288.042652683383" calcext:value-type="float">
            <text:p>288.04</text:p>
          </table:table-cell>
          <table:table-cell table:formula="of:=(([.$C$50] * POWER([.C79];3)) + ([.$D$50] * POWER([.C79];2)) + ([.$C$52] * [.C79]) + [.$D$52])" office:value-type="float" office:value="141.854790624305" calcext:value-type="float">
            <text:p>141.85</text:p>
          </table:table-cell>
          <table:table-cell table:formula="of:=[.E78] + (([.F78]-[.F77]) *[.$B$41])" office:value-type="float" office:value="287.81656262683" calcext:value-type="float">
            <text:p>287.82</text:p>
          </table:table-cell>
          <table:table-cell table:formula="of:=(([.$E$50] * POWER([.E79];3)) + ([.$F$50] * POWER([.E79];2)) + ([.$E$52] * [.E79]) + [.$F$52])" office:value-type="float" office:value="148.352969406182" calcext:value-type="float">
            <text:p>148.35</text:p>
          </table:table-cell>
          <table:table-cell table:formula="of:=[.G78] + (([.H78]-[.H77]) *[.$B$42])" office:value-type="float" office:value="287.771569236233" calcext:value-type="float">
            <text:p>287.77</text:p>
          </table:table-cell>
          <table:table-cell table:formula="of:=(([.$G$50] * POWER([.G79];3)) + ([.$H$50] * POWER([.G79];2)) + ([.$G$52] * [.G79]) + [.$H$52])" office:value-type="float" office:value="149.537739480214" calcext:value-type="float">
            <text:p>149.54</text:p>
          </table:table-cell>
          <table:table-cell table:formula="of:=[.I78] + (([.J78]-[.J77]) * [.$B$43])" office:value-type="float" office:value="287.713639876381" calcext:value-type="float">
            <text:p>287.71</text:p>
          </table:table-cell>
          <table:table-cell table:formula="of:=(([.$I$50] * POWER([.I79];3) + ([.$J$50] * POWER([.I79];2)) + ([.$I$52] * [.I79]) + [.$J$52]))" office:value-type="float" office:value="151.800005369897" calcext:value-type="float">
            <text:p>151.80</text:p>
          </table:table-cell>
          <table:table-cell table:formula="of:=[.K78] + (([.L78]-[.L77]) * [.$B$44])" office:value-type="float" office:value="287.653270937158" calcext:value-type="float">
            <text:p>287.65</text:p>
          </table:table-cell>
          <table:table-cell table:style-name="ce83" table:formula="of:=(([.$K$50] * POWER([.K79];3) + ([.$L$50] * POWER([.K79];2)) + ([.$K$52] * [.K79]) + [.$L$52]))" office:value-type="float" office:value="154.109326038243" calcext:value-type="float">
            <text:p>154.11</text:p>
          </table:table-cell>
          <table:table-cell table:formula="of:=[.M78] + (([.N78]-[.N77]) * [.$B$44])" office:value-type="float" office:value="287.618355745079" calcext:value-type="float">
            <text:p>287.62</text:p>
          </table:table-cell>
          <table:table-cell table:formula="of:=(([.$M$50] * POWER([.M79];3) + ([.$N$50] * POWER([.M79];2)) + ([.$M$52] * [.M79]) + [.$N$52]))" office:value-type="float" office:value="155.857888249919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79] + (([.B79]-[.B78]) *[.$B$39])" office:value-type="float" office:value="289.578062082136" calcext:value-type="float">
            <text:p>289.58</text:p>
          </table:table-cell>
          <table:table-cell table:formula="of:=(([.$A$50] * POWER([.A80];3)) + ([.$B$50] * POWER([.A80];2)) + ([.$A$52] * [.A80]) + [.$B$52])" office:value-type="float" office:value="57.4206152301307" calcext:value-type="float">
            <text:p>57.42</text:p>
          </table:table-cell>
          <table:table-cell table:formula="of:=[.C79] + (([.D79]-[.D78]) *[.$B$40])" office:value-type="float" office:value="288.042659499168" calcext:value-type="float">
            <text:p>288.04</text:p>
          </table:table-cell>
          <table:table-cell table:formula="of:=(([.$C$50] * POWER([.C80];3)) + ([.$D$50] * POWER([.C80];2)) + ([.$C$52] * [.C80]) + [.$D$52])" office:value-type="float" office:value="141.854809683408" calcext:value-type="float">
            <text:p>141.85</text:p>
          </table:table-cell>
          <table:table-cell table:formula="of:=[.E79] + (([.F79]-[.F78]) *[.$B$41])" office:value-type="float" office:value="287.816563860842" calcext:value-type="float">
            <text:p>287.82</text:p>
          </table:table-cell>
          <table:table-cell table:formula="of:=(([.$E$50] * POWER([.E80];3)) + ([.$F$50] * POWER([.E80];2)) + ([.$E$52] * [.E80]) + [.$F$52])" office:value-type="float" office:value="148.352972824646" calcext:value-type="float">
            <text:p>148.35</text:p>
          </table:table-cell>
          <table:table-cell table:formula="of:=[.G79] + (([.H79]-[.H78]) *[.$B$42])" office:value-type="float" office:value="287.771570241871" calcext:value-type="float">
            <text:p>287.77</text:p>
          </table:table-cell>
          <table:table-cell table:formula="of:=(([.$G$50] * POWER([.G80];3)) + ([.$H$50] * POWER([.G80];2)) + ([.$G$52] * [.G80]) + [.$H$52])" office:value-type="float" office:value="149.537742277689" calcext:value-type="float">
            <text:p>149.54</text:p>
          </table:table-cell>
          <table:table-cell table:formula="of:=[.I79] + (([.J79]-[.J78]) * [.$B$43])" office:value-type="float" office:value="287.713640385252" calcext:value-type="float">
            <text:p>287.71</text:p>
          </table:table-cell>
          <table:table-cell table:formula="of:=(([.$I$50] * POWER([.I80];3) + ([.$J$50] * POWER([.I80];2)) + ([.$I$52] * [.I80]) + [.$J$52]))" office:value-type="float" office:value="151.800006773243" calcext:value-type="float">
            <text:p>151.80</text:p>
          </table:table-cell>
          <table:table-cell table:formula="of:=[.K79] + (([.L79]-[.L78]) * [.$B$44])" office:value-type="float" office:value="287.653271240134" calcext:value-type="float">
            <text:p>287.65</text:p>
          </table:table-cell>
          <table:table-cell table:style-name="ce83" table:formula="of:=(([.$K$50] * POWER([.K80];3) + ([.$L$50] * POWER([.K80];2)) + ([.$K$52] * [.K80]) + [.$L$52]))" office:value-type="float" office:value="154.10932687359" calcext:value-type="float">
            <text:p>154.11</text:p>
          </table:table-cell>
          <table:table-cell table:formula="of:=[.M79] + (([.N79]-[.N78]) * [.$B$44])" office:value-type="float" office:value="287.618356044715" calcext:value-type="float">
            <text:p>287.62</text:p>
          </table:table-cell>
          <table:table-cell table:formula="of:=(([.$M$50] * POWER([.M80];3) + ([.$N$50] * POWER([.M80];2)) + ([.$M$52] * [.M80]) + [.$N$52]))" office:value-type="float" office:value="155.857889078206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80] + (([.B80]-[.B79]) *[.$B$39])" office:value-type="float" office:value="289.578062176497" calcext:value-type="float">
            <text:p>289.58</text:p>
          </table:table-cell>
          <table:table-cell table:formula="of:=(([.$A$50] * POWER([.A81];3)) + ([.$B$50] * POWER([.A81];2)) + ([.$A$52] * [.A81]) + [.$B$52])" office:value-type="float" office:value="57.4206153139463" calcext:value-type="float">
            <text:p>57.42</text:p>
          </table:table-cell>
          <table:table-cell table:formula="of:=[.C80] + (([.D80]-[.D79]) *[.$B$40])" office:value-type="float" office:value="288.042663938662" calcext:value-type="float">
            <text:p>288.04</text:p>
          </table:table-cell>
          <table:table-cell table:formula="of:=(([.$C$50] * POWER([.C81];3)) + ([.$D$50] * POWER([.C81];2)) + ([.$C$52] * [.C81]) + [.$D$52])" office:value-type="float" office:value="141.854822097645" calcext:value-type="float">
            <text:p>141.85</text:p>
          </table:table-cell>
          <table:table-cell table:formula="of:=[.E80] + (([.F80]-[.F79]) *[.$B$41])" office:value-type="float" office:value="287.816564617027" calcext:value-type="float">
            <text:p>287.82</text:p>
          </table:table-cell>
          <table:table-cell table:formula="of:=(([.$E$50] * POWER([.E81];3)) + ([.$F$50] * POWER([.E81];2)) + ([.$E$52] * [.E81]) + [.$F$52])" office:value-type="float" office:value="148.352974919432" calcext:value-type="float">
            <text:p>148.35</text:p>
          </table:table-cell>
          <table:table-cell table:formula="of:=[.G80] + (([.H80]-[.H79]) *[.$B$42])" office:value-type="float" office:value="287.771570854945" calcext:value-type="float">
            <text:p>287.77</text:p>
          </table:table-cell>
          <table:table-cell table:formula="of:=(([.$G$50] * POWER([.G81];3)) + ([.$H$50] * POWER([.G81];2)) + ([.$G$52] * [.G81]) + [.$H$52])" office:value-type="float" office:value="149.537743983134" calcext:value-type="float">
            <text:p>149.54</text:p>
          </table:table-cell>
          <table:table-cell table:formula="of:=[.I80] + (([.J80]-[.J79]) * [.$B$43])" office:value-type="float" office:value="287.71364068768" calcext:value-type="float">
            <text:p>287.71</text:p>
          </table:table-cell>
          <table:table-cell table:formula="of:=(([.$I$50] * POWER([.I81];3) + ([.$J$50] * POWER([.I81];2)) + ([.$I$52] * [.I81]) + [.$J$52]))" office:value-type="float" office:value="151.800007607263" calcext:value-type="float">
            <text:p>151.80</text:p>
          </table:table-cell>
          <table:table-cell table:formula="of:=[.K80] + (([.L80]-[.L79]) * [.$B$44])" office:value-type="float" office:value="287.65327141713" calcext:value-type="float">
            <text:p>287.65</text:p>
          </table:table-cell>
          <table:table-cell table:style-name="ce83" table:formula="of:=(([.$K$50] * POWER([.K81];3) + ([.$L$50] * POWER([.K81];2)) + ([.$K$52] * [.K81]) + [.$L$52]))" office:value-type="float" office:value="154.109327361598" calcext:value-type="float">
            <text:p>154.11</text:p>
          </table:table-cell>
          <table:table-cell table:formula="of:=[.M80] + (([.N80]-[.N79]) * [.$B$44])" office:value-type="float" office:value="287.618356220216" calcext:value-type="float">
            <text:p>287.62</text:p>
          </table:table-cell>
          <table:table-cell table:formula="of:=(([.$M$50] * POWER([.M81];3) + ([.$N$50] * POWER([.M81];2)) + ([.$M$52] * [.M81]) + [.$N$52]))" office:value-type="float" office:value="155.857889563347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81] + (([.B81]-[.B80]) *[.$B$39])" office:value-type="float" office:value="289.578062226969" calcext:value-type="float">
            <text:p>289.58</text:p>
          </table:table-cell>
          <table:table-cell table:formula="of:=(([.$A$50] * POWER([.A82];3)) + ([.$B$50] * POWER([.A82];2)) + ([.$A$52] * [.A82]) + [.$B$52])" office:value-type="float" office:value="57.4206153587788" calcext:value-type="float">
            <text:p>57.42</text:p>
          </table:table-cell>
          <table:table-cell table:formula="of:=[.C81] + (([.D81]-[.D80]) *[.$B$40])" office:value-type="float" office:value="288.042666830347" calcext:value-type="float">
            <text:p>288.04</text:p>
          </table:table-cell>
          <table:table-cell table:formula="of:=(([.$C$50] * POWER([.C82];3)) + ([.$D$50] * POWER([.C82];2)) + ([.$C$52] * [.C82]) + [.$D$52])" office:value-type="float" office:value="141.854830183717" calcext:value-type="float">
            <text:p>141.85</text:p>
          </table:table-cell>
          <table:table-cell table:formula="of:=[.E81] + (([.F81]-[.F80]) *[.$B$41])" office:value-type="float" office:value="287.816565080406" calcext:value-type="float">
            <text:p>287.82</text:p>
          </table:table-cell>
          <table:table-cell table:formula="of:=(([.$E$50] * POWER([.E82];3)) + ([.$F$50] * POWER([.E82];2)) + ([.$E$52] * [.E82]) + [.$F$52])" office:value-type="float" office:value="148.352976203088" calcext:value-type="float">
            <text:p>148.35</text:p>
          </table:table-cell>
          <table:table-cell table:formula="of:=[.G81] + (([.H81]-[.H80]) *[.$B$42])" office:value-type="float" office:value="287.771571228697" calcext:value-type="float">
            <text:p>287.77</text:p>
          </table:table-cell>
          <table:table-cell table:formula="of:=(([.$G$50] * POWER([.G82];3)) + ([.$H$50] * POWER([.G82];2)) + ([.$G$52] * [.G82]) + [.$H$52])" office:value-type="float" office:value="149.53774502283" calcext:value-type="float">
            <text:p>149.54</text:p>
          </table:table-cell>
          <table:table-cell table:formula="of:=[.I81] + (([.J81]-[.J80]) * [.$B$43])" office:value-type="float" office:value="287.713640867415" calcext:value-type="float">
            <text:p>287.71</text:p>
          </table:table-cell>
          <table:table-cell table:formula="of:=(([.$I$50] * POWER([.I82];3) + ([.$J$50] * POWER([.I82];2)) + ([.$I$52] * [.I82]) + [.$J$52]))" office:value-type="float" office:value="151.80000810293" calcext:value-type="float">
            <text:p>151.80</text:p>
          </table:table-cell>
          <table:table-cell table:formula="of:=[.K81] + (([.L81]-[.L80]) * [.$B$44])" office:value-type="float" office:value="287.653271520531" calcext:value-type="float">
            <text:p>287.65</text:p>
          </table:table-cell>
          <table:table-cell table:style-name="ce83" table:formula="of:=(([.$K$50] * POWER([.K82];3) + ([.$L$50] * POWER([.K82];2)) + ([.$K$52] * [.K82]) + [.$L$52]))" office:value-type="float" office:value="154.109327646686" calcext:value-type="float">
            <text:p>154.11</text:p>
          </table:table-cell>
          <table:table-cell table:formula="of:=[.M81] + (([.N81]-[.N80]) * [.$B$44])" office:value-type="float" office:value="287.618356323009" calcext:value-type="float">
            <text:p>287.62</text:p>
          </table:table-cell>
          <table:table-cell table:formula="of:=(([.$M$50] * POWER([.M82];3) + ([.$N$50] * POWER([.M82];2)) + ([.$M$52] * [.M82]) + [.$N$52]))" office:value-type="float" office:value="155.857889847497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82] + (([.B82]-[.B81]) *[.$B$39])" office:value-type="float" office:value="289.578062253967" calcext:value-type="float">
            <text:p>289.58</text:p>
          </table:table-cell>
          <table:table-cell table:formula="of:=(([.$A$50] * POWER([.A83];3)) + ([.$B$50] * POWER([.A83];2)) + ([.$A$52] * [.A83]) + [.$B$52])" office:value-type="float" office:value="57.4206153827594" calcext:value-type="float">
            <text:p>57.42</text:p>
          </table:table-cell>
          <table:table-cell table:formula="of:=[.C82] + (([.D82]-[.D81]) *[.$B$40])" office:value-type="float" office:value="288.04266871386" calcext:value-type="float">
            <text:p>288.04</text:p>
          </table:table-cell>
          <table:table-cell table:formula="of:=(([.$C$50] * POWER([.C83];3)) + ([.$D$50] * POWER([.C83];2)) + ([.$C$52] * [.C83]) + [.$D$52])" office:value-type="float" office:value="141.854835450619" calcext:value-type="float">
            <text:p>141.85</text:p>
          </table:table-cell>
          <table:table-cell table:formula="of:=[.E82] + (([.F82]-[.F81]) *[.$B$41])" office:value-type="float" office:value="287.816565364358" calcext:value-type="float">
            <text:p>287.82</text:p>
          </table:table-cell>
          <table:table-cell table:formula="of:=(([.$E$50] * POWER([.E83];3)) + ([.$F$50] * POWER([.E83];2)) + ([.$E$52] * [.E83]) + [.$F$52])" office:value-type="float" office:value="148.352976989693" calcext:value-type="float">
            <text:p>148.35</text:p>
          </table:table-cell>
          <table:table-cell table:formula="of:=[.G82] + (([.H82]-[.H81]) *[.$B$42])" office:value-type="float" office:value="287.771571456549" calcext:value-type="float">
            <text:p>287.77</text:p>
          </table:table-cell>
          <table:table-cell table:formula="of:=(([.$G$50] * POWER([.G83];3)) + ([.$H$50] * POWER([.G83];2)) + ([.$G$52] * [.G83]) + [.$H$52])" office:value-type="float" office:value="149.537745656671" calcext:value-type="float">
            <text:p>149.54</text:p>
          </table:table-cell>
          <table:table-cell table:formula="of:=[.I82] + (([.J82]-[.J81]) * [.$B$43])" office:value-type="float" office:value="287.713640974234" calcext:value-type="float">
            <text:p>287.71</text:p>
          </table:table-cell>
          <table:table-cell table:formula="of:=(([.$I$50] * POWER([.I83];3) + ([.$J$50] * POWER([.I83];2)) + ([.$I$52] * [.I83]) + [.$J$52]))" office:value-type="float" office:value="151.800008397513" calcext:value-type="float">
            <text:p>151.80</text:p>
          </table:table-cell>
          <table:table-cell table:formula="of:=[.K82] + (([.L82]-[.L81]) * [.$B$44])" office:value-type="float" office:value="287.653271580937" calcext:value-type="float">
            <text:p>287.65</text:p>
          </table:table-cell>
          <table:table-cell table:style-name="ce83" table:formula="of:=(([.$K$50] * POWER([.K83];3) + ([.$L$50] * POWER([.K83];2)) + ([.$K$52] * [.K83]) + [.$L$52]))" office:value-type="float" office:value="154.109327813235" calcext:value-type="float">
            <text:p>154.11</text:p>
          </table:table-cell>
          <table:table-cell table:formula="of:=[.M82] + (([.N82]-[.N81]) * [.$B$44])" office:value-type="float" office:value="287.618356383216" calcext:value-type="float">
            <text:p>287.62</text:p>
          </table:table-cell>
          <table:table-cell table:formula="of:=(([.$M$50] * POWER([.M83];3) + ([.$N$50] * POWER([.M83];2)) + ([.$M$52] * [.M83]) + [.$N$52]))" office:value-type="float" office:value="155.857890013924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83] + (([.B83]-[.B82]) *[.$B$39])" office:value-type="float" office:value="289.578062268408" calcext:value-type="float">
            <text:p>289.58</text:p>
          </table:table-cell>
          <table:table-cell table:formula="of:=(([.$A$50] * POWER([.A84];3)) + ([.$B$50] * POWER([.A84];2)) + ([.$A$52] * [.A84]) + [.$B$52])" office:value-type="float" office:value="57.4206153955863" calcext:value-type="float">
            <text:p>57.42</text:p>
          </table:table-cell>
          <table:table-cell table:formula="of:=[.C83] + (([.D83]-[.D82]) *[.$B$40])" office:value-type="float" office:value="288.042669940695" calcext:value-type="float">
            <text:p>288.04</text:p>
          </table:table-cell>
          <table:table-cell table:formula="of:=(([.$C$50] * POWER([.C84];3)) + ([.$D$50] * POWER([.C84];2)) + ([.$C$52] * [.C84]) + [.$D$52])" office:value-type="float" office:value="141.854838881241" calcext:value-type="float">
            <text:p>141.85</text:p>
          </table:table-cell>
          <table:table-cell table:formula="of:=[.E83] + (([.F83]-[.F82]) *[.$B$41])" office:value-type="float" office:value="287.81656553836" calcext:value-type="float">
            <text:p>287.82</text:p>
          </table:table-cell>
          <table:table-cell table:formula="of:=(([.$E$50] * POWER([.E84];3)) + ([.$F$50] * POWER([.E84];2)) + ([.$E$52] * [.E84]) + [.$F$52])" office:value-type="float" office:value="148.352977471714" calcext:value-type="float">
            <text:p>148.35</text:p>
          </table:table-cell>
          <table:table-cell table:formula="of:=[.G83] + (([.H83]-[.H82]) *[.$B$42])" office:value-type="float" office:value="287.771571595457" calcext:value-type="float">
            <text:p>287.77</text:p>
          </table:table-cell>
          <table:table-cell table:formula="of:=(([.$G$50] * POWER([.G84];3)) + ([.$H$50] * POWER([.G84];2)) + ([.$G$52] * [.G84]) + [.$H$52])" office:value-type="float" office:value="149.537746043083" calcext:value-type="float">
            <text:p>149.54</text:p>
          </table:table-cell>
          <table:table-cell table:formula="of:=[.I83] + (([.J83]-[.J82]) * [.$B$43])" office:value-type="float" office:value="287.713641037718" calcext:value-type="float">
            <text:p>287.71</text:p>
          </table:table-cell>
          <table:table-cell table:formula="of:=(([.$I$50] * POWER([.I84];3) + ([.$J$50] * POWER([.I84];2)) + ([.$I$52] * [.I84]) + [.$J$52]))" office:value-type="float" office:value="151.800008572588" calcext:value-type="float">
            <text:p>151.80</text:p>
          </table:table-cell>
          <table:table-cell table:formula="of:=[.K83] + (([.L83]-[.L82]) * [.$B$44])" office:value-type="float" office:value="287.653271616226" calcext:value-type="float">
            <text:p>287.65</text:p>
          </table:table-cell>
          <table:table-cell table:style-name="ce83" table:formula="of:=(([.$K$50] * POWER([.K84];3) + ([.$L$50] * POWER([.K84];2)) + ([.$K$52] * [.K84]) + [.$L$52]))" office:value-type="float" office:value="154.109327910531" calcext:value-type="float">
            <text:p>154.11</text:p>
          </table:table-cell>
          <table:table-cell table:formula="of:=[.M83] + (([.N83]-[.N82]) * [.$B$44])" office:value-type="float" office:value="287.618356418479" calcext:value-type="float">
            <text:p>287.62</text:p>
          </table:table-cell>
          <table:table-cell table:formula="of:=(([.$M$50] * POWER([.M84];3) + ([.$N$50] * POWER([.M84];2)) + ([.$M$52] * [.M84]) + [.$N$52]))" office:value-type="float" office:value="155.857890111403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84] + (([.B84]-[.B83]) *[.$B$39])" office:value-type="float" office:value="289.578062276132" calcext:value-type="float">
            <text:p>289.58</text:p>
          </table:table-cell>
          <table:table-cell table:formula="of:=(([.$A$50] * POWER([.A85];3)) + ([.$B$50] * POWER([.A85];2)) + ([.$A$52] * [.A85]) + [.$B$52])" office:value-type="float" office:value="57.4206154024474" calcext:value-type="float">
            <text:p>57.42</text:p>
          </table:table-cell>
          <table:table-cell table:formula="of:=[.C84] + (([.D84]-[.D83]) *[.$B$40])" office:value-type="float" office:value="288.0426707398" calcext:value-type="float">
            <text:p>288.04</text:p>
          </table:table-cell>
          <table:table-cell table:formula="of:=(([.$C$50] * POWER([.C85];3)) + ([.$D$50] * POWER([.C85];2)) + ([.$C$52] * [.C85]) + [.$D$52])" office:value-type="float" office:value="141.854841115794" calcext:value-type="float">
            <text:p>141.85</text:p>
          </table:table-cell>
          <table:table-cell table:formula="of:=[.E84] + (([.F84]-[.F83]) *[.$B$41])" office:value-type="float" office:value="287.816565644986" calcext:value-type="float">
            <text:p>287.82</text:p>
          </table:table-cell>
          <table:table-cell table:formula="of:=(([.$E$50] * POWER([.E85];3)) + ([.$F$50] * POWER([.E85];2)) + ([.$E$52] * [.E85]) + [.$F$52])" office:value-type="float" office:value="148.352977767089" calcext:value-type="float">
            <text:p>148.35</text:p>
          </table:table-cell>
          <table:table-cell table:formula="of:=[.G84] + (([.H84]-[.H83]) *[.$B$42])" office:value-type="float" office:value="287.77157168014" calcext:value-type="float">
            <text:p>287.77</text:p>
          </table:table-cell>
          <table:table-cell table:formula="of:=(([.$G$50] * POWER([.G85];3)) + ([.$H$50] * POWER([.G85];2)) + ([.$G$52] * [.G85]) + [.$H$52])" office:value-type="float" office:value="149.537746278653" calcext:value-type="float">
            <text:p>149.54</text:p>
          </table:table-cell>
          <table:table-cell table:formula="of:=[.I84] + (([.J84]-[.J83]) * [.$B$43])" office:value-type="float" office:value="287.713641075447" calcext:value-type="float">
            <text:p>287.71</text:p>
          </table:table-cell>
          <table:table-cell table:formula="of:=(([.$I$50] * POWER([.I85];3) + ([.$J$50] * POWER([.I85];2)) + ([.$I$52] * [.I85]) + [.$J$52]))" office:value-type="float" office:value="151.800008676635" calcext:value-type="float">
            <text:p>151.80</text:p>
          </table:table-cell>
          <table:table-cell table:formula="of:=[.K84] + (([.L84]-[.L83]) * [.$B$44])" office:value-type="float" office:value="287.653271636841" calcext:value-type="float">
            <text:p>287.65</text:p>
          </table:table-cell>
          <table:table-cell table:style-name="ce83" table:formula="of:=(([.$K$50] * POWER([.K85];3) + ([.$L$50] * POWER([.K85];2)) + ([.$K$52] * [.K85]) + [.$L$52]))" office:value-type="float" office:value="154.109327967371" calcext:value-type="float">
            <text:p>154.11</text:p>
          </table:table-cell>
          <table:table-cell table:formula="of:=[.M84] + (([.N84]-[.N83]) * [.$B$44])" office:value-type="float" office:value="287.618356439133" calcext:value-type="float">
            <text:p>287.62</text:p>
          </table:table-cell>
          <table:table-cell table:formula="of:=(([.$M$50] * POWER([.M85];3) + ([.$N$50] * POWER([.M85];2)) + ([.$M$52] * [.M85]) + [.$N$52]))" office:value-type="float" office:value="155.857890168501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85] + (([.B85]-[.B84]) *[.$B$39])" office:value-type="float" office:value="289.578062280264" calcext:value-type="float">
            <text:p>289.58</text:p>
          </table:table-cell>
          <table:table-cell table:formula="of:=(([.$A$50] * POWER([.A86];3)) + ([.$B$50] * POWER([.A86];2)) + ([.$A$52] * [.A86]) + [.$B$52])" office:value-type="float" office:value="57.4206154061173" calcext:value-type="float">
            <text:p>57.42</text:p>
          </table:table-cell>
          <table:table-cell table:formula="of:=[.C85] + (([.D85]-[.D84]) *[.$B$40])" office:value-type="float" office:value="288.042671260301" calcext:value-type="float">
            <text:p>288.04</text:p>
          </table:table-cell>
          <table:table-cell table:formula="of:=(([.$C$50] * POWER([.C86];3)) + ([.$D$50] * POWER([.C86];2)) + ([.$C$52] * [.C86]) + [.$D$52])" office:value-type="float" office:value="141.85484257128" calcext:value-type="float">
            <text:p>141.85</text:p>
          </table:table-cell>
          <table:table-cell table:formula="of:=[.E85] + (([.F85]-[.F84]) *[.$B$41])" office:value-type="float" office:value="287.816565710325" calcext:value-type="float">
            <text:p>287.82</text:p>
          </table:table-cell>
          <table:table-cell table:formula="of:=(([.$E$50] * POWER([.E86];3)) + ([.$F$50] * POWER([.E86];2)) + ([.$E$52] * [.E86]) + [.$F$52])" office:value-type="float" office:value="148.35297794809" calcext:value-type="float">
            <text:p>148.35</text:p>
          </table:table-cell>
          <table:table-cell table:formula="of:=[.G85] + (([.H85]-[.H84]) *[.$B$42])" office:value-type="float" office:value="287.771571731766" calcext:value-type="float">
            <text:p>287.77</text:p>
          </table:table-cell>
          <table:table-cell table:formula="of:=(([.$G$50] * POWER([.G86];3)) + ([.$H$50] * POWER([.G86];2)) + ([.$G$52] * [.G86]) + [.$H$52])" office:value-type="float" office:value="149.537746422262" calcext:value-type="float">
            <text:p>149.54</text:p>
          </table:table-cell>
          <table:table-cell table:formula="of:=[.I85] + (([.J85]-[.J84]) * [.$B$43])" office:value-type="float" office:value="287.71364109787" calcext:value-type="float">
            <text:p>287.71</text:p>
          </table:table-cell>
          <table:table-cell table:formula="of:=(([.$I$50] * POWER([.I86];3) + ([.$J$50] * POWER([.I86];2)) + ([.$I$52] * [.I86]) + [.$J$52]))" office:value-type="float" office:value="151.800008738471" calcext:value-type="float">
            <text:p>151.80</text:p>
          </table:table-cell>
          <table:table-cell table:formula="of:=[.K85] + (([.L85]-[.L84]) * [.$B$44])" office:value-type="float" office:value="287.653271648884" calcext:value-type="float">
            <text:p>287.65</text:p>
          </table:table-cell>
          <table:table-cell table:style-name="ce83" table:formula="of:=(([.$K$50] * POWER([.K86];3) + ([.$L$50] * POWER([.K86];2)) + ([.$K$52] * [.K86]) + [.$L$52]))" office:value-type="float" office:value="154.109328000574" calcext:value-type="float">
            <text:p>154.11</text:p>
          </table:table-cell>
          <table:table-cell table:formula="of:=[.M85] + (([.N85]-[.N84]) * [.$B$44])" office:value-type="float" office:value="287.618356451231" calcext:value-type="float">
            <text:p>287.62</text:p>
          </table:table-cell>
          <table:table-cell table:formula="of:=(([.$M$50] * POWER([.M86];3) + ([.$N$50] * POWER([.M86];2)) + ([.$M$52] * [.M86]) + [.$N$52]))" office:value-type="float" office:value="155.857890201945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86] + (([.B86]-[.B85]) *[.$B$39])" office:value-type="float" office:value="289.578062282474" calcext:value-type="float">
            <text:p>289.58</text:p>
          </table:table-cell>
          <table:table-cell table:formula="of:=(([.$A$50] * POWER([.A87];3)) + ([.$B$50] * POWER([.A87];2)) + ([.$A$52] * [.A87]) + [.$B$52])" office:value-type="float" office:value="57.4206154080804" calcext:value-type="float">
            <text:p>57.42</text:p>
          </table:table-cell>
          <table:table-cell table:formula="of:=[.C86] + (([.D86]-[.D85]) *[.$B$40])" office:value-type="float" office:value="288.042671599332" calcext:value-type="float">
            <text:p>288.04</text:p>
          </table:table-cell>
          <table:table-cell table:formula="of:=(([.$C$50] * POWER([.C87];3)) + ([.$D$50] * POWER([.C87];2)) + ([.$C$52] * [.C87]) + [.$D$52])" office:value-type="float" office:value="141.854843519318" calcext:value-type="float">
            <text:p>141.85</text:p>
          </table:table-cell>
          <table:table-cell table:formula="of:=[.E86] + (([.F86]-[.F85]) *[.$B$41])" office:value-type="float" office:value="287.816565750363" calcext:value-type="float">
            <text:p>287.82</text:p>
          </table:table-cell>
          <table:table-cell table:formula="of:=(([.$E$50] * POWER([.E87];3)) + ([.$F$50] * POWER([.E87];2)) + ([.$E$52] * [.E87]) + [.$F$52])" office:value-type="float" office:value="148.352978059006" calcext:value-type="float">
            <text:p>148.35</text:p>
          </table:table-cell>
          <table:table-cell table:formula="of:=[.G86] + (([.H86]-[.H85]) *[.$B$42])" office:value-type="float" office:value="287.771571763238" calcext:value-type="float">
            <text:p>287.77</text:p>
          </table:table-cell>
          <table:table-cell table:formula="of:=(([.$G$50] * POWER([.G87];3)) + ([.$H$50] * POWER([.G87];2)) + ([.$G$52] * [.G87]) + [.$H$52])" office:value-type="float" office:value="149.537746509812" calcext:value-type="float">
            <text:p>149.54</text:p>
          </table:table-cell>
          <table:table-cell table:formula="of:=[.I86] + (([.J86]-[.J85]) * [.$B$43])" office:value-type="float" office:value="287.713641111196" calcext:value-type="float">
            <text:p>287.71</text:p>
          </table:table-cell>
          <table:table-cell table:formula="of:=(([.$I$50] * POWER([.I87];3) + ([.$J$50] * POWER([.I87];2)) + ([.$I$52] * [.I87]) + [.$J$52]))" office:value-type="float" office:value="151.80000877522" calcext:value-type="float">
            <text:p>151.80</text:p>
          </table:table-cell>
          <table:table-cell table:formula="of:=[.K86] + (([.L86]-[.L85]) * [.$B$44])" office:value-type="float" office:value="287.65327165592" calcext:value-type="float">
            <text:p>287.65</text:p>
          </table:table-cell>
          <table:table-cell table:style-name="ce83" table:formula="of:=(([.$K$50] * POWER([.K87];3) + ([.$L$50] * POWER([.K87];2)) + ([.$K$52] * [.K87]) + [.$L$52]))" office:value-type="float" office:value="154.109328019974" calcext:value-type="float">
            <text:p>154.11</text:p>
          </table:table-cell>
          <table:table-cell table:formula="of:=[.M86] + (([.N86]-[.N85]) * [.$B$44])" office:value-type="float" office:value="287.618356458318" calcext:value-type="float">
            <text:p>287.62</text:p>
          </table:table-cell>
          <table:table-cell table:formula="of:=(([.$M$50] * POWER([.M87];3) + ([.$N$50] * POWER([.M87];2)) + ([.$M$52] * [.M87]) + [.$N$52]))" office:value-type="float" office:value="155.857890221529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87] + (([.B87]-[.B86]) *[.$B$39])" office:value-type="float" office:value="289.578062283656" calcext:value-type="float">
            <text:p>289.58</text:p>
          </table:table-cell>
          <table:table-cell table:formula="of:=(([.$A$50] * POWER([.A88];3)) + ([.$B$50] * POWER([.A88];2)) + ([.$A$52] * [.A88]) + [.$B$52])" office:value-type="float" office:value="57.4206154091303" calcext:value-type="float">
            <text:p>57.42</text:p>
          </table:table-cell>
          <table:table-cell table:formula="of:=[.C87] + (([.D87]-[.D86]) *[.$B$40])" office:value-type="float" office:value="288.042671820161" calcext:value-type="float">
            <text:p>288.04</text:p>
          </table:table-cell>
          <table:table-cell table:formula="of:=(([.$C$50] * POWER([.C88];3)) + ([.$D$50] * POWER([.C88];2)) + ([.$C$52] * [.C88]) + [.$D$52])" office:value-type="float" office:value="141.854844136827" calcext:value-type="float">
            <text:p>141.85</text:p>
          </table:table-cell>
          <table:table-cell table:formula="of:=[.E87] + (([.F87]-[.F86]) *[.$B$41])" office:value-type="float" office:value="287.816565774898" calcext:value-type="float">
            <text:p>287.82</text:p>
          </table:table-cell>
          <table:table-cell table:formula="of:=(([.$E$50] * POWER([.E88];3)) + ([.$F$50] * POWER([.E88];2)) + ([.$E$52] * [.E88]) + [.$F$52])" office:value-type="float" office:value="148.352978126974" calcext:value-type="float">
            <text:p>148.35</text:p>
          </table:table-cell>
          <table:table-cell table:formula="of:=[.G87] + (([.H87]-[.H86]) *[.$B$42])" office:value-type="float" office:value="287.771571782425" calcext:value-type="float">
            <text:p>287.77</text:p>
          </table:table-cell>
          <table:table-cell table:formula="of:=(([.$G$50] * POWER([.G88];3)) + ([.$H$50] * POWER([.G88];2)) + ([.$G$52] * [.G88]) + [.$H$52])" office:value-type="float" office:value="149.537746563186" calcext:value-type="float">
            <text:p>149.54</text:p>
          </table:table-cell>
          <table:table-cell table:formula="of:=[.I87] + (([.J87]-[.J86]) * [.$B$43])" office:value-type="float" office:value="287.713641119116" calcext:value-type="float">
            <text:p>287.71</text:p>
          </table:table-cell>
          <table:table-cell table:formula="of:=(([.$I$50] * POWER([.I88];3) + ([.$J$50] * POWER([.I88];2)) + ([.$I$52] * [.I88]) + [.$J$52]))" office:value-type="float" office:value="151.800008797061" calcext:value-type="float">
            <text:p>151.80</text:p>
          </table:table-cell>
          <table:table-cell table:formula="of:=[.K87] + (([.L87]-[.L86]) * [.$B$44])" office:value-type="float" office:value="287.65327166003" calcext:value-type="float">
            <text:p>287.65</text:p>
          </table:table-cell>
          <table:table-cell table:style-name="ce83" table:formula="of:=(([.$K$50] * POWER([.K88];3) + ([.$L$50] * POWER([.K88];2)) + ([.$K$52] * [.K88]) + [.$L$52]))" office:value-type="float" office:value="154.109328031308" calcext:value-type="float">
            <text:p>154.11</text:p>
          </table:table-cell>
          <table:table-cell table:formula="of:=[.M87] + (([.N87]-[.N86]) * [.$B$44])" office:value-type="float" office:value="287.618356462467" calcext:value-type="float">
            <text:p>287.62</text:p>
          </table:table-cell>
          <table:table-cell table:formula="of:=(([.$M$50] * POWER([.M88];3) + ([.$N$50] * POWER([.M88];2)) + ([.$M$52] * [.M88]) + [.$N$52]))" office:value-type="float" office:value="155.857890233003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88] + (([.B88]-[.B87]) *[.$B$39])" office:value-type="float" office:value="289.578062284288" calcext:value-type="float">
            <text:p>289.58</text:p>
          </table:table-cell>
          <table:table-cell table:formula="of:=(([.$A$50] * POWER([.A89];3)) + ([.$B$50] * POWER([.A89];2)) + ([.$A$52] * [.A89]) + [.$B$52])" office:value-type="float" office:value="57.4206154096919" calcext:value-type="float">
            <text:p>57.42</text:p>
          </table:table-cell>
          <table:table-cell table:formula="of:=[.C88] + (([.D88]-[.D87]) *[.$B$40])" office:value-type="float" office:value="288.042671963999" calcext:value-type="float">
            <text:p>288.04</text:p>
          </table:table-cell>
          <table:table-cell table:formula="of:=(([.$C$50] * POWER([.C89];3)) + ([.$D$50] * POWER([.C89];2)) + ([.$C$52] * [.C89]) + [.$D$52])" office:value-type="float" office:value="141.854844539045" calcext:value-type="float">
            <text:p>141.85</text:p>
          </table:table-cell>
          <table:table-cell table:formula="of:=[.E88] + (([.F88]-[.F87]) *[.$B$41])" office:value-type="float" office:value="287.816565789933" calcext:value-type="float">
            <text:p>287.82</text:p>
          </table:table-cell>
          <table:table-cell table:formula="of:=(([.$E$50] * POWER([.E89];3)) + ([.$F$50] * POWER([.E89];2)) + ([.$E$52] * [.E89]) + [.$F$52])" office:value-type="float" office:value="148.352978168623" calcext:value-type="float">
            <text:p>148.35</text:p>
          </table:table-cell>
          <table:table-cell table:formula="of:=[.G88] + (([.H88]-[.H87]) *[.$B$42])" office:value-type="float" office:value="287.771571794122" calcext:value-type="float">
            <text:p>287.77</text:p>
          </table:table-cell>
          <table:table-cell table:formula="of:=(([.$G$50] * POWER([.G89];3)) + ([.$H$50] * POWER([.G89];2)) + ([.$G$52] * [.G89]) + [.$H$52])" office:value-type="float" office:value="149.537746595724" calcext:value-type="float">
            <text:p>149.54</text:p>
          </table:table-cell>
          <table:table-cell table:formula="of:=[.I88] + (([.J88]-[.J87]) * [.$B$43])" office:value-type="float" office:value="287.713641123822" calcext:value-type="float">
            <text:p>287.71</text:p>
          </table:table-cell>
          <table:table-cell table:formula="of:=(([.$I$50] * POWER([.I89];3) + ([.$J$50] * POWER([.I89];2)) + ([.$I$52] * [.I89]) + [.$J$52]))" office:value-type="float" office:value="151.800008810042" calcext:value-type="float">
            <text:p>151.80</text:p>
          </table:table-cell>
          <table:table-cell table:formula="of:=[.K88] + (([.L88]-[.L87]) * [.$B$44])" office:value-type="float" office:value="287.653271662432" calcext:value-type="float">
            <text:p>287.65</text:p>
          </table:table-cell>
          <table:table-cell table:style-name="ce83" table:formula="of:=(([.$K$50] * POWER([.K89];3) + ([.$L$50] * POWER([.K89];2)) + ([.$K$52] * [.K89]) + [.$L$52]))" office:value-type="float" office:value="154.109328037927" calcext:value-type="float">
            <text:p>154.11</text:p>
          </table:table-cell>
          <table:table-cell table:formula="of:=[.M88] + (([.N88]-[.N87]) * [.$B$44])" office:value-type="float" office:value="287.618356464898" calcext:value-type="float">
            <text:p>287.62</text:p>
          </table:table-cell>
          <table:table-cell table:formula="of:=(([.$M$50] * POWER([.M89];3) + ([.$N$50] * POWER([.M89];2)) + ([.$M$52] * [.M89]) + [.$N$52]))" office:value-type="float" office:value="155.857890239726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89] + (([.B89]-[.B88]) *[.$B$39])" office:value-type="float" office:value="289.578062284626" calcext:value-type="float">
            <text:p>289.58</text:p>
          </table:table-cell>
          <table:table-cell table:formula="of:=(([.$A$50] * POWER([.A90];3)) + ([.$B$50] * POWER([.A90];2)) + ([.$A$52] * [.A90]) + [.$B$52])" office:value-type="float" office:value="57.4206154099924" calcext:value-type="float">
            <text:p>57.42</text:p>
          </table:table-cell>
          <table:table-cell table:formula="of:=[.C89] + (([.D89]-[.D88]) *[.$B$40])" office:value-type="float" office:value="288.042672057689" calcext:value-type="float">
            <text:p>288.04</text:p>
          </table:table-cell>
          <table:table-cell table:formula="of:=(([.$C$50] * POWER([.C90];3)) + ([.$D$50] * POWER([.C90];2)) + ([.$C$52] * [.C90]) + [.$D$52])" office:value-type="float" office:value="141.854844801031" calcext:value-type="float">
            <text:p>141.85</text:p>
          </table:table-cell>
          <table:table-cell table:formula="of:=[.E89] + (([.F89]-[.F88]) *[.$B$41])" office:value-type="float" office:value="287.816565799146" calcext:value-type="float">
            <text:p>287.82</text:p>
          </table:table-cell>
          <table:table-cell table:formula="of:=(([.$E$50] * POWER([.E90];3)) + ([.$F$50] * POWER([.E90];2)) + ([.$E$52] * [.E90]) + [.$F$52])" office:value-type="float" office:value="148.352978194144" calcext:value-type="float">
            <text:p>148.35</text:p>
          </table:table-cell>
          <table:table-cell table:formula="of:=[.G89] + (([.H89]-[.H88]) *[.$B$42])" office:value-type="float" office:value="287.771571801253" calcext:value-type="float">
            <text:p>287.77</text:p>
          </table:table-cell>
          <table:table-cell table:formula="of:=(([.$G$50] * POWER([.G90];3)) + ([.$H$50] * POWER([.G90];2)) + ([.$G$52] * [.G90]) + [.$H$52])" office:value-type="float" office:value="149.537746615566" calcext:value-type="float">
            <text:p>149.54</text:p>
          </table:table-cell>
          <table:table-cell table:formula="of:=[.I89] + (([.J89]-[.J88]) * [.$B$43])" office:value-type="float" office:value="287.71364112662" calcext:value-type="float">
            <text:p>287.71</text:p>
          </table:table-cell>
          <table:table-cell table:formula="of:=(([.$I$50] * POWER([.I90];3) + ([.$J$50] * POWER([.I90];2)) + ([.$I$52] * [.I90]) + [.$J$52]))" office:value-type="float" office:value="151.800008817757" calcext:value-type="float">
            <text:p>151.80</text:p>
          </table:table-cell>
          <table:table-cell table:formula="of:=[.K89] + (([.L89]-[.L88]) * [.$B$44])" office:value-type="float" office:value="287.653271663834" calcext:value-type="float">
            <text:p>287.65</text:p>
          </table:table-cell>
          <table:table-cell table:style-name="ce83" table:formula="of:=(([.$K$50] * POWER([.K90];3) + ([.$L$50] * POWER([.K90];2)) + ([.$K$52] * [.K90]) + [.$L$52]))" office:value-type="float" office:value="154.109328041796" calcext:value-type="float">
            <text:p>154.11</text:p>
          </table:table-cell>
          <table:table-cell table:formula="of:=[.M89] + (([.N89]-[.N88]) * [.$B$44])" office:value-type="float" office:value="287.618356466323" calcext:value-type="float">
            <text:p>287.62</text:p>
          </table:table-cell>
          <table:table-cell table:formula="of:=(([.$M$50] * POWER([.M90];3) + ([.$N$50] * POWER([.M90];2)) + ([.$M$52] * [.M90]) + [.$N$52]))" office:value-type="float" office:value="155.85789024366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90] + (([.B90]-[.B89]) *[.$B$39])" office:value-type="float" office:value="289.578062284807" calcext:value-type="float">
            <text:p>289.58</text:p>
          </table:table-cell>
          <table:table-cell table:formula="of:=(([.$A$50] * POWER([.A91];3)) + ([.$B$50] * POWER([.A91];2)) + ([.$A$52] * [.A91]) + [.$B$52])" office:value-type="float" office:value="57.4206154101529" calcext:value-type="float">
            <text:p>57.42</text:p>
          </table:table-cell>
          <table:table-cell table:formula="of:=[.C90] + (([.D90]-[.D89]) *[.$B$40])" office:value-type="float" office:value="288.042672118714" calcext:value-type="float">
            <text:p>288.04</text:p>
          </table:table-cell>
          <table:table-cell table:formula="of:=(([.$C$50] * POWER([.C91];3)) + ([.$D$50] * POWER([.C91];2)) + ([.$C$52] * [.C91]) + [.$D$52])" office:value-type="float" office:value="141.854844971677" calcext:value-type="float">
            <text:p>141.85</text:p>
          </table:table-cell>
          <table:table-cell table:formula="of:=[.E90] + (([.F90]-[.F89]) *[.$B$41])" office:value-type="float" office:value="287.816565804792" calcext:value-type="float">
            <text:p>287.82</text:p>
          </table:table-cell>
          <table:table-cell table:formula="of:=(([.$E$50] * POWER([.E91];3)) + ([.$F$50] * POWER([.E91];2)) + ([.$E$52] * [.E91]) + [.$F$52])" office:value-type="float" office:value="148.352978209785" calcext:value-type="float">
            <text:p>148.35</text:p>
          </table:table-cell>
          <table:table-cell table:formula="of:=[.G90] + (([.H90]-[.H89]) *[.$B$42])" office:value-type="float" office:value="287.771571805601" calcext:value-type="float">
            <text:p>287.77</text:p>
          </table:table-cell>
          <table:table-cell table:formula="of:=(([.$G$50] * POWER([.G91];3)) + ([.$H$50] * POWER([.G91];2)) + ([.$G$52] * [.G91]) + [.$H$52])" office:value-type="float" office:value="149.537746627655" calcext:value-type="float">
            <text:p>149.54</text:p>
          </table:table-cell>
          <table:table-cell table:formula="of:=[.I90] + (([.J90]-[.J89]) * [.$B$43])" office:value-type="float" office:value="287.713641128283" calcext:value-type="float">
            <text:p>287.71</text:p>
          </table:table-cell>
          <table:table-cell table:formula="of:=(([.$I$50] * POWER([.I91];3) + ([.$J$50] * POWER([.I91];2)) + ([.$I$52] * [.I91]) + [.$J$52]))" office:value-type="float" office:value="151.800008822342" calcext:value-type="float">
            <text:p>151.80</text:p>
          </table:table-cell>
          <table:table-cell table:formula="of:=[.K90] + (([.L90]-[.L89]) * [.$B$44])" office:value-type="float" office:value="287.653271664654" calcext:value-type="float">
            <text:p>287.65</text:p>
          </table:table-cell>
          <table:table-cell table:style-name="ce83" table:formula="of:=(([.$K$50] * POWER([.K91];3) + ([.$L$50] * POWER([.K91];2)) + ([.$K$52] * [.K91]) + [.$L$52]))" office:value-type="float" office:value="154.109328044055" calcext:value-type="float">
            <text:p>154.11</text:p>
          </table:table-cell>
          <table:table-cell table:formula="of:=[.M90] + (([.N90]-[.N89]) * [.$B$44])" office:value-type="float" office:value="287.618356467156" calcext:value-type="float">
            <text:p>287.62</text:p>
          </table:table-cell>
          <table:table-cell table:formula="of:=(([.$M$50] * POWER([.M91];3) + ([.$N$50] * POWER([.M91];2)) + ([.$M$52] * [.M91]) + [.$N$52]))" office:value-type="float" office:value="155.857890245965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91] + (([.B91]-[.B90]) *[.$B$39])" office:value-type="float" office:value="289.578062284904" calcext:value-type="float">
            <text:p>289.58</text:p>
          </table:table-cell>
          <table:table-cell table:formula="of:=(([.$A$50] * POWER([.A92];3)) + ([.$B$50] * POWER([.A92];2)) + ([.$A$52] * [.A92]) + [.$B$52])" office:value-type="float" office:value="57.4206154102388" calcext:value-type="float">
            <text:p>57.42</text:p>
          </table:table-cell>
          <table:table-cell table:formula="of:=[.C91] + (([.D91]-[.D90]) *[.$B$40])" office:value-type="float" office:value="288.042672158463" calcext:value-type="float">
            <text:p>288.04</text:p>
          </table:table-cell>
          <table:table-cell table:formula="of:=(([.$C$50] * POWER([.C92];3)) + ([.$D$50] * POWER([.C92];2)) + ([.$C$52] * [.C92]) + [.$D$52])" office:value-type="float" office:value="141.854845082828" calcext:value-type="float">
            <text:p>141.85</text:p>
          </table:table-cell>
          <table:table-cell table:formula="of:=[.E91] + (([.F91]-[.F90]) *[.$B$41])" office:value-type="float" office:value="287.816565808252" calcext:value-type="float">
            <text:p>287.82</text:p>
          </table:table-cell>
          <table:table-cell table:formula="of:=(([.$E$50] * POWER([.E92];3)) + ([.$F$50] * POWER([.E92];2)) + ([.$E$52] * [.E92]) + [.$F$52])" office:value-type="float" office:value="148.352978219368" calcext:value-type="float">
            <text:p>148.35</text:p>
          </table:table-cell>
          <table:table-cell table:formula="of:=[.G91] + (([.H91]-[.H90]) *[.$B$42])" office:value-type="float" office:value="287.771571808251" calcext:value-type="float">
            <text:p>287.77</text:p>
          </table:table-cell>
          <table:table-cell table:formula="of:=(([.$G$50] * POWER([.G92];3)) + ([.$H$50] * POWER([.G92];2)) + ([.$G$52] * [.G92]) + [.$H$52])" office:value-type="float" office:value="149.537746635027" calcext:value-type="float">
            <text:p>149.54</text:p>
          </table:table-cell>
          <table:table-cell table:formula="of:=[.I91] + (([.J91]-[.J90]) * [.$B$43])" office:value-type="float" office:value="287.713641129271" calcext:value-type="float">
            <text:p>287.71</text:p>
          </table:table-cell>
          <table:table-cell table:formula="of:=(([.$I$50] * POWER([.I92];3) + ([.$J$50] * POWER([.I92];2)) + ([.$I$52] * [.I92]) + [.$J$52]))" office:value-type="float" office:value="151.800008825066" calcext:value-type="float">
            <text:p>151.80</text:p>
          </table:table-cell>
          <table:table-cell table:formula="of:=[.K91] + (([.L91]-[.L90]) * [.$B$44])" office:value-type="float" office:value="287.653271665133" calcext:value-type="float">
            <text:p>287.65</text:p>
          </table:table-cell>
          <table:table-cell table:style-name="ce83" table:formula="of:=(([.$K$50] * POWER([.K92];3) + ([.$L$50] * POWER([.K92];2)) + ([.$K$52] * [.K92]) + [.$L$52]))" office:value-type="float" office:value="154.109328045376" calcext:value-type="float">
            <text:p>154.11</text:p>
          </table:table-cell>
          <table:table-cell table:formula="of:=[.M91] + (([.N91]-[.N90]) * [.$B$44])" office:value-type="float" office:value="287.618356467645" calcext:value-type="float">
            <text:p>287.62</text:p>
          </table:table-cell>
          <table:table-cell table:formula="of:=(([.$M$50] * POWER([.M92];3) + ([.$N$50] * POWER([.M92];2)) + ([.$M$52] * [.M92]) + [.$N$52]))" office:value-type="float" office:value="155.857890247315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92] + (([.B92]-[.B91]) *[.$B$39])" office:value-type="float" office:value="289.578062284956" calcext:value-type="float">
            <text:p>289.58</text:p>
          </table:table-cell>
          <table:table-cell table:formula="of:=(([.$A$50] * POWER([.A93];3)) + ([.$B$50] * POWER([.A93];2)) + ([.$A$52] * [.A93]) + [.$B$52])" office:value-type="float" office:value="57.420615410285" calcext:value-type="float">
            <text:p>57.42</text:p>
          </table:table-cell>
          <table:table-cell table:formula="of:=[.C92] + (([.D92]-[.D91]) *[.$B$40])" office:value-type="float" office:value="288.042672184354" calcext:value-type="float">
            <text:p>288.04</text:p>
          </table:table-cell>
          <table:table-cell table:formula="of:=(([.$C$50] * POWER([.C93];3)) + ([.$D$50] * POWER([.C93];2)) + ([.$C$52] * [.C93]) + [.$D$52])" office:value-type="float" office:value="141.854845155226" calcext:value-type="float">
            <text:p>141.85</text:p>
          </table:table-cell>
          <table:table-cell table:formula="of:=[.E92] + (([.F92]-[.F91]) *[.$B$41])" office:value-type="float" office:value="287.816565810371" calcext:value-type="float">
            <text:p>287.82</text:p>
          </table:table-cell>
          <table:table-cell table:formula="of:=(([.$E$50] * POWER([.E93];3)) + ([.$F$50] * POWER([.E93];2)) + ([.$E$52] * [.E93]) + [.$F$52])" office:value-type="float" office:value="148.352978225242" calcext:value-type="float">
            <text:p>148.35</text:p>
          </table:table-cell>
          <table:table-cell table:formula="of:=[.G92] + (([.H92]-[.H91]) *[.$B$42])" office:value-type="float" office:value="287.771571809866" calcext:value-type="float">
            <text:p>287.77</text:p>
          </table:table-cell>
          <table:table-cell table:formula="of:=(([.$G$50] * POWER([.G93];3)) + ([.$H$50] * POWER([.G93];2)) + ([.$G$52] * [.G93]) + [.$H$52])" office:value-type="float" office:value="149.537746639526" calcext:value-type="float">
            <text:p>149.54</text:p>
          </table:table-cell>
          <table:table-cell table:formula="of:=[.I92] + (([.J92]-[.J91]) * [.$B$43])" office:value-type="float" office:value="287.713641129858" calcext:value-type="float">
            <text:p>287.71</text:p>
          </table:table-cell>
          <table:table-cell table:formula="of:=(([.$I$50] * POWER([.I93];3) + ([.$J$50] * POWER([.I93];2)) + ([.$I$52] * [.I93]) + [.$J$52]))" office:value-type="float" office:value="151.800008826684" calcext:value-type="float">
            <text:p>151.80</text:p>
          </table:table-cell>
          <table:table-cell table:formula="of:=[.K92] + (([.L92]-[.L91]) * [.$B$44])" office:value-type="float" office:value="287.653271665412" calcext:value-type="float">
            <text:p>287.65</text:p>
          </table:table-cell>
          <table:table-cell table:style-name="ce83" table:formula="of:=(([.$K$50] * POWER([.K93];3) + ([.$L$50] * POWER([.K93];2)) + ([.$K$52] * [.K93]) + [.$L$52]))" office:value-type="float" office:value="154.109328046147" calcext:value-type="float">
            <text:p>154.11</text:p>
          </table:table-cell>
          <table:table-cell table:formula="of:=[.M92] + (([.N92]-[.N91]) * [.$B$44])" office:value-type="float" office:value="287.618356467931" calcext:value-type="float">
            <text:p>287.62</text:p>
          </table:table-cell>
          <table:table-cell table:formula="of:=(([.$M$50] * POWER([.M93];3) + ([.$N$50] * POWER([.M93];2)) + ([.$M$52] * [.M93]) + [.$N$52]))" office:value-type="float" office:value="155.857890248108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93] + (([.B93]-[.B92]) *[.$B$39])" office:value-type="float" office:value="289.578062284984" calcext:value-type="float">
            <text:p>289.58</text:p>
          </table:table-cell>
          <table:table-cell table:formula="of:=(([.$A$50] * POWER([.A94];3)) + ([.$B$50] * POWER([.A94];2)) + ([.$A$52] * [.A94]) + [.$B$52])" office:value-type="float" office:value="57.4206154103096" calcext:value-type="float">
            <text:p>57.42</text:p>
          </table:table-cell>
          <table:table-cell table:formula="of:=[.C93] + (([.D93]-[.D92]) *[.$B$40])" office:value-type="float" office:value="288.042672201218" calcext:value-type="float">
            <text:p>288.04</text:p>
          </table:table-cell>
          <table:table-cell table:formula="of:=(([.$C$50] * POWER([.C94];3)) + ([.$D$50] * POWER([.C94];2)) + ([.$C$52] * [.C94]) + [.$D$52])" office:value-type="float" office:value="141.854845202384" calcext:value-type="float">
            <text:p>141.85</text:p>
          </table:table-cell>
          <table:table-cell table:formula="of:=[.E93] + (([.F93]-[.F92]) *[.$B$41])" office:value-type="float" office:value="287.816565811671" calcext:value-type="float">
            <text:p>287.82</text:p>
          </table:table-cell>
          <table:table-cell table:formula="of:=(([.$E$50] * POWER([.E94];3)) + ([.$F$50] * POWER([.E94];2)) + ([.$E$52] * [.E94]) + [.$F$52])" office:value-type="float" office:value="148.35297822884" calcext:value-type="float">
            <text:p>148.35</text:p>
          </table:table-cell>
          <table:table-cell table:formula="of:=[.G93] + (([.H93]-[.H92]) *[.$B$42])" office:value-type="float" office:value="287.771571810852" calcext:value-type="float">
            <text:p>287.77</text:p>
          </table:table-cell>
          <table:table-cell table:formula="of:=(([.$G$50] * POWER([.G94];3)) + ([.$H$50] * POWER([.G94];2)) + ([.$G$52] * [.G94]) + [.$H$52])" office:value-type="float" office:value="149.537746642263" calcext:value-type="float">
            <text:p>149.54</text:p>
          </table:table-cell>
          <table:table-cell table:formula="of:=[.I93] + (([.J93]-[.J92]) * [.$B$43])" office:value-type="float" office:value="287.713641130206" calcext:value-type="float">
            <text:p>287.71</text:p>
          </table:table-cell>
          <table:table-cell table:formula="of:=(([.$I$50] * POWER([.I94];3) + ([.$J$50] * POWER([.I94];2)) + ([.$I$52] * [.I94]) + [.$J$52]))" office:value-type="float" office:value="151.800008827647" calcext:value-type="float">
            <text:p>151.80</text:p>
          </table:table-cell>
          <table:table-cell table:formula="of:=[.K93] + (([.L93]-[.L92]) * [.$B$44])" office:value-type="float" office:value="287.653271665576" calcext:value-type="float">
            <text:p>287.65</text:p>
          </table:table-cell>
          <table:table-cell table:style-name="ce83" table:formula="of:=(([.$K$50] * POWER([.K94];3) + ([.$L$50] * POWER([.K94];2)) + ([.$K$52] * [.K94]) + [.$L$52]))" office:value-type="float" office:value="154.109328046598" calcext:value-type="float">
            <text:p>154.11</text:p>
          </table:table-cell>
          <table:table-cell table:formula="of:=[.M93] + (([.N93]-[.N92]) * [.$B$44])" office:value-type="float" office:value="287.618356468099" calcext:value-type="float">
            <text:p>287.62</text:p>
          </table:table-cell>
          <table:table-cell table:formula="of:=(([.$M$50] * POWER([.M94];3) + ([.$N$50] * POWER([.M94];2)) + ([.$M$52] * [.M94]) + [.$N$52]))" office:value-type="float" office:value="155.85789024857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94] + (([.B94]-[.B93]) *[.$B$39])" office:value-type="float" office:value="289.578062284998" calcext:value-type="float">
            <text:p>289.58</text:p>
          </table:table-cell>
          <table:table-cell table:formula="of:=(([.$A$50] * POWER([.A95];3)) + ([.$B$50] * POWER([.A95];2)) + ([.$A$52] * [.A95]) + [.$B$52])" office:value-type="float" office:value="57.4206154103227" calcext:value-type="float">
            <text:p>57.42</text:p>
          </table:table-cell>
          <table:table-cell table:formula="of:=[.C94] + (([.D94]-[.D93]) *[.$B$40])" office:value-type="float" office:value="288.042672212203" calcext:value-type="float">
            <text:p>288.04</text:p>
          </table:table-cell>
          <table:table-cell table:formula="of:=(([.$C$50] * POWER([.C95];3)) + ([.$D$50] * POWER([.C95];2)) + ([.$C$52] * [.C95]) + [.$D$52])" office:value-type="float" office:value="141.8548452331" calcext:value-type="float">
            <text:p>141.85</text:p>
          </table:table-cell>
          <table:table-cell table:formula="of:=[.E94] + (([.F94]-[.F93]) *[.$B$41])" office:value-type="float" office:value="287.816565812467" calcext:value-type="float">
            <text:p>287.82</text:p>
          </table:table-cell>
          <table:table-cell table:formula="of:=(([.$E$50] * POWER([.E95];3)) + ([.$F$50] * POWER([.E95];2)) + ([.$E$52] * [.E95]) + [.$F$52])" office:value-type="float" office:value="148.352978231045" calcext:value-type="float">
            <text:p>148.35</text:p>
          </table:table-cell>
          <table:table-cell table:formula="of:=[.G94] + (([.H94]-[.H93]) *[.$B$42])" office:value-type="float" office:value="287.771571811452" calcext:value-type="float">
            <text:p>287.77</text:p>
          </table:table-cell>
          <table:table-cell table:formula="of:=(([.$G$50] * POWER([.G95];3)) + ([.$H$50] * POWER([.G95];2)) + ([.$G$52] * [.G95]) + [.$H$52])" office:value-type="float" office:value="149.537746643931" calcext:value-type="float">
            <text:p>149.54</text:p>
          </table:table-cell>
          <table:table-cell table:formula="of:=[.I94] + (([.J94]-[.J93]) * [.$B$43])" office:value-type="float" office:value="287.713641130414" calcext:value-type="float">
            <text:p>287.71</text:p>
          </table:table-cell>
          <table:table-cell table:formula="of:=(([.$I$50] * POWER([.I95];3) + ([.$J$50] * POWER([.I95];2)) + ([.$I$52] * [.I95]) + [.$J$52]))" office:value-type="float" office:value="151.800008828219" calcext:value-type="float">
            <text:p>151.80</text:p>
          </table:table-cell>
          <table:table-cell table:formula="of:=[.K94] + (([.L94]-[.L93]) * [.$B$44])" office:value-type="float" office:value="287.653271665672" calcext:value-type="float">
            <text:p>287.65</text:p>
          </table:table-cell>
          <table:table-cell table:style-name="ce83" table:formula="of:=(([.$K$50] * POWER([.K95];3) + ([.$L$50] * POWER([.K95];2)) + ([.$K$52] * [.K95]) + [.$L$52]))" office:value-type="float" office:value="154.10932804686" calcext:value-type="float">
            <text:p>154.11</text:p>
          </table:table-cell>
          <table:table-cell table:formula="of:=[.M94] + (([.N94]-[.N93]) * [.$B$44])" office:value-type="float" office:value="287.618356468197" calcext:value-type="float">
            <text:p>287.62</text:p>
          </table:table-cell>
          <table:table-cell table:formula="of:=(([.$M$50] * POWER([.M95];3) + ([.$N$50] * POWER([.M95];2)) + ([.$M$52] * [.M95]) + [.$N$52]))" office:value-type="float" office:value="155.857890248839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95] + (([.B95]-[.B94]) *[.$B$39])" office:value-type="float" office:value="289.578062285006" calcext:value-type="float">
            <text:p>289.58</text:p>
          </table:table-cell>
          <table:table-cell table:formula="of:=(([.$A$50] * POWER([.A96];3)) + ([.$B$50] * POWER([.A96];2)) + ([.$A$52] * [.A96]) + [.$B$52])" office:value-type="float" office:value="57.4206154103297" calcext:value-type="float">
            <text:p>57.42</text:p>
          </table:table-cell>
          <table:table-cell table:formula="of:=[.C95] + (([.D95]-[.D94]) *[.$B$40])" office:value-type="float" office:value="288.042672219357" calcext:value-type="float">
            <text:p>288.04</text:p>
          </table:table-cell>
          <table:table-cell table:formula="of:=(([.$C$50] * POWER([.C96];3)) + ([.$D$50] * POWER([.C96];2)) + ([.$C$52] * [.C96]) + [.$D$52])" office:value-type="float" office:value="141.854845253107" calcext:value-type="float">
            <text:p>141.85</text:p>
          </table:table-cell>
          <table:table-cell table:formula="of:=[.E95] + (([.F95]-[.F94]) *[.$B$41])" office:value-type="float" office:value="287.816565812954" calcext:value-type="float">
            <text:p>287.82</text:p>
          </table:table-cell>
          <table:table-cell table:formula="of:=(([.$E$50] * POWER([.E96];3)) + ([.$F$50] * POWER([.E96];2)) + ([.$E$52] * [.E96]) + [.$F$52])" office:value-type="float" office:value="148.352978232396" calcext:value-type="float">
            <text:p>148.35</text:p>
          </table:table-cell>
          <table:table-cell table:formula="of:=[.G95] + (([.H95]-[.H94]) *[.$B$42])" office:value-type="float" office:value="287.771571811818" calcext:value-type="float">
            <text:p>287.77</text:p>
          </table:table-cell>
          <table:table-cell table:formula="of:=(([.$G$50] * POWER([.G96];3)) + ([.$H$50] * POWER([.G96];2)) + ([.$G$52] * [.G96]) + [.$H$52])" office:value-type="float" office:value="149.53774664495" calcext:value-type="float">
            <text:p>149.54</text:p>
          </table:table-cell>
          <table:table-cell table:formula="of:=[.I95] + (([.J95]-[.J94]) * [.$B$43])" office:value-type="float" office:value="287.713641130537" calcext:value-type="float">
            <text:p>287.71</text:p>
          </table:table-cell>
          <table:table-cell table:formula="of:=(([.$I$50] * POWER([.I96];3) + ([.$J$50] * POWER([.I96];2)) + ([.$I$52] * [.I96]) + [.$J$52]))" office:value-type="float" office:value="151.800008828559" calcext:value-type="float">
            <text:p>151.80</text:p>
          </table:table-cell>
          <table:table-cell table:formula="of:=[.K95] + (([.L95]-[.L94]) * [.$B$44])" office:value-type="float" office:value="287.653271665727" calcext:value-type="float">
            <text:p>287.65</text:p>
          </table:table-cell>
          <table:table-cell table:style-name="ce83" table:formula="of:=(([.$K$50] * POWER([.K96];3) + ([.$L$50] * POWER([.K96];2)) + ([.$K$52] * [.K96]) + [.$L$52]))" office:value-type="float" office:value="154.109328047015" calcext:value-type="float">
            <text:p>154.11</text:p>
          </table:table-cell>
          <table:table-cell table:formula="of:=[.M95] + (([.N95]-[.N94]) * [.$B$44])" office:value-type="float" office:value="287.618356468254" calcext:value-type="float">
            <text:p>287.62</text:p>
          </table:table-cell>
          <table:table-cell table:formula="of:=(([.$M$50] * POWER([.M96];3) + ([.$N$50] * POWER([.M96];2)) + ([.$M$52] * [.M96]) + [.$N$52]))" office:value-type="float" office:value="155.857890249003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96] + (([.B96]-[.B95]) *[.$B$39])" office:value-type="float" office:value="289.57806228501" calcext:value-type="float">
            <text:p>289.58</text:p>
          </table:table-cell>
          <table:table-cell table:formula="of:=(([.$A$50] * POWER([.A97];3)) + ([.$B$50] * POWER([.A97];2)) + ([.$A$52] * [.A97]) + [.$B$52])" office:value-type="float" office:value="57.4206154103333" calcext:value-type="float">
            <text:p>57.42</text:p>
          </table:table-cell>
          <table:table-cell table:formula="of:=[.C96] + (([.D96]-[.D95]) *[.$B$40])" office:value-type="float" office:value="288.042672224018" calcext:value-type="float">
            <text:p>288.04</text:p>
          </table:table-cell>
          <table:table-cell table:formula="of:=(([.$C$50] * POWER([.C97];3)) + ([.$D$50] * POWER([.C97];2)) + ([.$C$52] * [.C97]) + [.$D$52])" office:value-type="float" office:value="141.854845266139" calcext:value-type="float">
            <text:p>141.85</text:p>
          </table:table-cell>
          <table:table-cell table:formula="of:=[.E96] + (([.F96]-[.F95]) *[.$B$41])" office:value-type="float" office:value="287.816565813253" calcext:value-type="float">
            <text:p>287.82</text:p>
          </table:table-cell>
          <table:table-cell table:formula="of:=(([.$E$50] * POWER([.E97];3)) + ([.$F$50] * POWER([.E97];2)) + ([.$E$52] * [.E97]) + [.$F$52])" office:value-type="float" office:value="148.352978233225" calcext:value-type="float">
            <text:p>148.35</text:p>
          </table:table-cell>
          <table:table-cell table:formula="of:=[.G96] + (([.H96]-[.H95]) *[.$B$42])" office:value-type="float" office:value="287.771571812041" calcext:value-type="float">
            <text:p>287.77</text:p>
          </table:table-cell>
          <table:table-cell table:formula="of:=(([.$G$50] * POWER([.G97];3)) + ([.$H$50] * POWER([.G97];2)) + ([.$G$52] * [.G97]) + [.$H$52])" office:value-type="float" office:value="149.537746645574" calcext:value-type="float">
            <text:p>149.54</text:p>
          </table:table-cell>
          <table:table-cell table:formula="of:=[.I96] + (([.J96]-[.J95]) * [.$B$43])" office:value-type="float" office:value="287.71364113061" calcext:value-type="float">
            <text:p>287.71</text:p>
          </table:table-cell>
          <table:table-cell table:formula="of:=(([.$I$50] * POWER([.I97];3) + ([.$J$50] * POWER([.I97];2)) + ([.$I$52] * [.I97]) + [.$J$52]))" office:value-type="float" office:value="151.800008828762" calcext:value-type="float">
            <text:p>151.80</text:p>
          </table:table-cell>
          <table:table-cell table:formula="of:=[.K96] + (([.L96]-[.L95]) * [.$B$44])" office:value-type="float" office:value="287.65327166576" calcext:value-type="float">
            <text:p>287.65</text:p>
          </table:table-cell>
          <table:table-cell table:style-name="ce83" table:formula="of:=(([.$K$50] * POWER([.K97];3) + ([.$L$50] * POWER([.K97];2)) + ([.$K$52] * [.K97]) + [.$L$52]))" office:value-type="float" office:value="154.109328047104" calcext:value-type="float">
            <text:p>154.11</text:p>
          </table:table-cell>
          <table:table-cell table:formula="of:=[.M96] + (([.N96]-[.N95]) * [.$B$44])" office:value-type="float" office:value="287.618356468288" calcext:value-type="float">
            <text:p>287.62</text:p>
          </table:table-cell>
          <table:table-cell table:formula="of:=(([.$M$50] * POWER([.M97];3) + ([.$N$50] * POWER([.M97];2)) + ([.$M$52] * [.M97]) + [.$N$52]))" office:value-type="float" office:value="155.857890249097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97] + (([.B97]-[.B96]) *[.$B$39])" office:value-type="float" office:value="289.578062285013" calcext:value-type="float">
            <text:p>289.58</text:p>
          </table:table-cell>
          <table:table-cell table:formula="of:=(([.$A$50] * POWER([.A98];3)) + ([.$B$50] * POWER([.A98];2)) + ([.$A$52] * [.A98]) + [.$B$52])" office:value-type="float" office:value="57.4206154103356" calcext:value-type="float">
            <text:p>57.42</text:p>
          </table:table-cell>
          <table:table-cell table:formula="of:=[.C97] + (([.D97]-[.D96]) *[.$B$40])" office:value-type="float" office:value="288.042672227053" calcext:value-type="float">
            <text:p>288.04</text:p>
          </table:table-cell>
          <table:table-cell table:formula="of:=(([.$C$50] * POWER([.C98];3)) + ([.$D$50] * POWER([.C98];2)) + ([.$C$52] * [.C98]) + [.$D$52])" office:value-type="float" office:value="141.854845274627" calcext:value-type="float">
            <text:p>141.85</text:p>
          </table:table-cell>
          <table:table-cell table:formula="of:=[.E97] + (([.F97]-[.F96]) *[.$B$41])" office:value-type="float" office:value="287.816565813437" calcext:value-type="float">
            <text:p>287.82</text:p>
          </table:table-cell>
          <table:table-cell table:formula="of:=(([.$E$50] * POWER([.E98];3)) + ([.$F$50] * POWER([.E98];2)) + ([.$E$52] * [.E98]) + [.$F$52])" office:value-type="float" office:value="148.352978233734" calcext:value-type="float">
            <text:p>148.35</text:p>
          </table:table-cell>
          <table:table-cell table:formula="of:=[.G97] + (([.H97]-[.H96]) *[.$B$42])" office:value-type="float" office:value="287.771571812178" calcext:value-type="float">
            <text:p>287.77</text:p>
          </table:table-cell>
          <table:table-cell table:formula="of:=(([.$G$50] * POWER([.G98];3)) + ([.$H$50] * POWER([.G98];2)) + ([.$G$52] * [.G98]) + [.$H$52])" office:value-type="float" office:value="149.537746645954" calcext:value-type="float">
            <text:p>149.54</text:p>
          </table:table-cell>
          <table:table-cell table:formula="of:=[.I97] + (([.J97]-[.J96]) * [.$B$43])" office:value-type="float" office:value="287.713641130654" calcext:value-type="float">
            <text:p>287.71</text:p>
          </table:table-cell>
          <table:table-cell table:formula="of:=(([.$I$50] * POWER([.I98];3) + ([.$J$50] * POWER([.I98];2)) + ([.$I$52] * [.I98]) + [.$J$52]))" office:value-type="float" office:value="151.800008828881" calcext:value-type="float">
            <text:p>151.80</text:p>
          </table:table-cell>
          <table:table-cell table:formula="of:=[.K97] + (([.L97]-[.L96]) * [.$B$44])" office:value-type="float" office:value="287.653271665779" calcext:value-type="float">
            <text:p>287.65</text:p>
          </table:table-cell>
          <table:table-cell table:style-name="ce83" table:formula="of:=(([.$K$50] * POWER([.K98];3) + ([.$L$50] * POWER([.K98];2)) + ([.$K$52] * [.K98]) + [.$L$52]))" office:value-type="float" office:value="154.109328047157" calcext:value-type="float">
            <text:p>154.11</text:p>
          </table:table-cell>
          <table:table-cell table:formula="of:=[.M97] + (([.N97]-[.N96]) * [.$B$44])" office:value-type="float" office:value="287.618356468308" calcext:value-type="float">
            <text:p>287.62</text:p>
          </table:table-cell>
          <table:table-cell table:formula="of:=(([.$M$50] * POWER([.M98];3) + ([.$N$50] * POWER([.M98];2)) + ([.$M$52] * [.M98]) + [.$N$52]))" office:value-type="float" office:value="155.857890249152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98] + (([.B98]-[.B97]) *[.$B$39])" office:value-type="float" office:value="289.578062285014" calcext:value-type="float">
            <text:p>289.58</text:p>
          </table:table-cell>
          <table:table-cell table:formula="of:=(([.$A$50] * POWER([.A99];3)) + ([.$B$50] * POWER([.A99];2)) + ([.$A$52] * [.A99]) + [.$B$52])" office:value-type="float" office:value="57.4206154103366" calcext:value-type="float">
            <text:p>57.42</text:p>
          </table:table-cell>
          <table:table-cell table:formula="of:=[.C98] + (([.D98]-[.D97]) *[.$B$40])" office:value-type="float" office:value="288.04267222903" calcext:value-type="float">
            <text:p>288.04</text:p>
          </table:table-cell>
          <table:table-cell table:formula="of:=(([.$C$50] * POWER([.C99];3)) + ([.$D$50] * POWER([.C99];2)) + ([.$C$52] * [.C99]) + [.$D$52])" office:value-type="float" office:value="141.854845280156" calcext:value-type="float">
            <text:p>141.85</text:p>
          </table:table-cell>
          <table:table-cell table:formula="of:=[.E98] + (([.F98]-[.F97]) *[.$B$41])" office:value-type="float" office:value="287.816565813549" calcext:value-type="float">
            <text:p>287.82</text:p>
          </table:table-cell>
          <table:table-cell table:formula="of:=(([.$E$50] * POWER([.E99];3)) + ([.$F$50] * POWER([.E99];2)) + ([.$E$52] * [.E99]) + [.$F$52])" office:value-type="float" office:value="148.352978234045" calcext:value-type="float">
            <text:p>148.35</text:p>
          </table:table-cell>
          <table:table-cell table:formula="of:=[.G98] + (([.H98]-[.H97]) *[.$B$42])" office:value-type="float" office:value="287.771571812261" calcext:value-type="float">
            <text:p>287.77</text:p>
          </table:table-cell>
          <table:table-cell table:formula="of:=(([.$G$50] * POWER([.G99];3)) + ([.$H$50] * POWER([.G99];2)) + ([.$G$52] * [.G99]) + [.$H$52])" office:value-type="float" office:value="149.537746646185" calcext:value-type="float">
            <text:p>149.54</text:p>
          </table:table-cell>
          <table:table-cell table:formula="of:=[.I98] + (([.J98]-[.J97]) * [.$B$43])" office:value-type="float" office:value="287.71364113068" calcext:value-type="float">
            <text:p>287.71</text:p>
          </table:table-cell>
          <table:table-cell table:formula="of:=(([.$I$50] * POWER([.I99];3) + ([.$J$50] * POWER([.I99];2)) + ([.$I$52] * [.I99]) + [.$J$52]))" office:value-type="float" office:value="151.800008828952" calcext:value-type="float">
            <text:p>151.80</text:p>
          </table:table-cell>
          <table:table-cell table:formula="of:=[.K98] + (([.L98]-[.L97]) * [.$B$44])" office:value-type="float" office:value="287.65327166579" calcext:value-type="float">
            <text:p>287.65</text:p>
          </table:table-cell>
          <table:table-cell table:style-name="ce83" table:formula="of:=(([.$K$50] * POWER([.K99];3) + ([.$L$50] * POWER([.K99];2)) + ([.$K$52] * [.K99]) + [.$L$52]))" office:value-type="float" office:value="154.109328047186" calcext:value-type="float">
            <text:p>154.11</text:p>
          </table:table-cell>
          <table:table-cell table:formula="of:=[.M98] + (([.N98]-[.N97]) * [.$B$44])" office:value-type="float" office:value="287.61835646832" calcext:value-type="float">
            <text:p>287.62</text:p>
          </table:table-cell>
          <table:table-cell table:formula="of:=(([.$M$50] * POWER([.M99];3) + ([.$N$50] * POWER([.M99];2)) + ([.$M$52] * [.M99]) + [.$N$52]))" office:value-type="float" office:value="155.857890249186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99] + (([.B99]-[.B98]) *[.$B$39])" office:value-type="float" office:value="289.578062285015" calcext:value-type="float">
            <text:p>289.58</text:p>
          </table:table-cell>
          <table:table-cell table:formula="of:=(([.$A$50] * POWER([.A100];3)) + ([.$B$50] * POWER([.A100];2)) + ([.$A$52] * [.A100]) + [.$B$52])" office:value-type="float" office:value="57.4206154103373" calcext:value-type="float">
            <text:p>57.42</text:p>
          </table:table-cell>
          <table:table-cell table:formula="of:=[.C99] + (([.D99]-[.D98]) *[.$B$40])" office:value-type="float" office:value="288.042672230318" calcext:value-type="float">
            <text:p>288.04</text:p>
          </table:table-cell>
          <table:table-cell table:formula="of:=(([.$C$50] * POWER([.C100];3)) + ([.$D$50] * POWER([.C100];2)) + ([.$C$52] * [.C100]) + [.$D$52])" office:value-type="float" office:value="141.854845283757" calcext:value-type="float">
            <text:p>141.85</text:p>
          </table:table-cell>
          <table:table-cell table:formula="of:=[.E99] + (([.F99]-[.F98]) *[.$B$41])" office:value-type="float" office:value="287.816565813618" calcext:value-type="float">
            <text:p>287.82</text:p>
          </table:table-cell>
          <table:table-cell table:formula="of:=(([.$E$50] * POWER([.E100];3)) + ([.$F$50] * POWER([.E100];2)) + ([.$E$52] * [.E100]) + [.$F$52])" office:value-type="float" office:value="148.352978234234" calcext:value-type="float">
            <text:p>148.35</text:p>
          </table:table-cell>
          <table:table-cell table:formula="of:=[.G99] + (([.H99]-[.H98]) *[.$B$42])" office:value-type="float" office:value="287.771571812312" calcext:value-type="float">
            <text:p>287.77</text:p>
          </table:table-cell>
          <table:table-cell table:formula="of:=(([.$G$50] * POWER([.G100];3)) + ([.$H$50] * POWER([.G100];2)) + ([.$G$52] * [.G100]) + [.$H$52])" office:value-type="float" office:value="149.537746646325" calcext:value-type="float">
            <text:p>149.54</text:p>
          </table:table-cell>
          <table:table-cell table:formula="of:=[.I99] + (([.J99]-[.J98]) * [.$B$43])" office:value-type="float" office:value="287.713641130695" calcext:value-type="float">
            <text:p>287.71</text:p>
          </table:table-cell>
          <table:table-cell table:formula="of:=(([.$I$50] * POWER([.I100];3) + ([.$J$50] * POWER([.I100];2)) + ([.$I$52] * [.I100]) + [.$J$52]))" office:value-type="float" office:value="151.800008828996" calcext:value-type="float">
            <text:p>151.80</text:p>
          </table:table-cell>
          <table:table-cell table:formula="of:=[.K99] + (([.L99]-[.L98]) * [.$B$44])" office:value-type="float" office:value="287.653271665796" calcext:value-type="float">
            <text:p>287.65</text:p>
          </table:table-cell>
          <table:table-cell table:style-name="ce83" table:formula="of:=(([.$K$50] * POWER([.K100];3) + ([.$L$50] * POWER([.K100];2)) + ([.$K$52] * [.K100]) + [.$L$52]))" office:value-type="float" office:value="154.109328047206" calcext:value-type="float">
            <text:p>154.11</text:p>
          </table:table-cell>
          <table:table-cell table:formula="of:=[.M99] + (([.N99]-[.N98]) * [.$B$44])" office:value-type="float" office:value="287.618356468327" calcext:value-type="float">
            <text:p>287.62</text:p>
          </table:table-cell>
          <table:table-cell table:formula="of:=(([.$M$50] * POWER([.M100];3) + ([.$N$50] * POWER([.M100];2)) + ([.$M$52] * [.M100]) + [.$N$52]))" office:value-type="float" office:value="155.857890249201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100] + (([.B100]-[.B99]) *[.$B$39])" office:value-type="float" office:value="289.578062285015" calcext:value-type="float">
            <text:p>289.58</text:p>
          </table:table-cell>
          <table:table-cell table:formula="of:=(([.$A$50] * POWER([.A101];3)) + ([.$B$50] * POWER([.A101];2)) + ([.$A$52] * [.A101]) + [.$B$52])" office:value-type="float" office:value="57.4206154103375" calcext:value-type="float">
            <text:p>57.42</text:p>
          </table:table-cell>
          <table:table-cell table:formula="of:=[.C100] + (([.D100]-[.D99]) *[.$B$40])" office:value-type="float" office:value="288.042672231157" calcext:value-type="float">
            <text:p>288.04</text:p>
          </table:table-cell>
          <table:table-cell table:formula="of:=(([.$C$50] * POWER([.C101];3)) + ([.$D$50] * POWER([.C101];2)) + ([.$C$52] * [.C101]) + [.$D$52])" office:value-type="float" office:value="141.854845286103" calcext:value-type="float">
            <text:p>141.85</text:p>
          </table:table-cell>
          <table:table-cell table:formula="of:=[.E100] + (([.F100]-[.F99]) *[.$B$41])" office:value-type="float" office:value="287.81656581366" calcext:value-type="float">
            <text:p>287.82</text:p>
          </table:table-cell>
          <table:table-cell table:formula="of:=(([.$E$50] * POWER([.E101];3)) + ([.$F$50] * POWER([.E101];2)) + ([.$E$52] * [.E101]) + [.$F$52])" office:value-type="float" office:value="148.35297823435" calcext:value-type="float">
            <text:p>148.35</text:p>
          </table:table-cell>
          <table:table-cell table:formula="of:=[.G100] + (([.H100]-[.H99]) *[.$B$42])" office:value-type="float" office:value="287.771571812342" calcext:value-type="float">
            <text:p>287.77</text:p>
          </table:table-cell>
          <table:table-cell table:formula="of:=(([.$G$50] * POWER([.G101];3)) + ([.$H$50] * POWER([.G101];2)) + ([.$G$52] * [.G101]) + [.$H$52])" office:value-type="float" office:value="149.537746646411" calcext:value-type="float">
            <text:p>149.54</text:p>
          </table:table-cell>
          <table:table-cell table:formula="of:=[.I100] + (([.J100]-[.J99]) * [.$B$43])" office:value-type="float" office:value="287.713641130705" calcext:value-type="float">
            <text:p>287.71</text:p>
          </table:table-cell>
          <table:table-cell table:formula="of:=(([.$I$50] * POWER([.I101];3) + ([.$J$50] * POWER([.I101];2)) + ([.$I$52] * [.I101]) + [.$J$52]))" office:value-type="float" office:value="151.800008829022" calcext:value-type="float">
            <text:p>151.80</text:p>
          </table:table-cell>
          <table:table-cell table:formula="of:=[.K100] + (([.L100]-[.L99]) * [.$B$44])" office:value-type="float" office:value="287.6532716658" calcext:value-type="float">
            <text:p>287.65</text:p>
          </table:table-cell>
          <table:table-cell table:style-name="ce83" table:formula="of:=(([.$K$50] * POWER([.K101];3) + ([.$L$50] * POWER([.K101];2)) + ([.$K$52] * [.K101]) + [.$L$52]))" office:value-type="float" office:value="154.109328047217" calcext:value-type="float">
            <text:p>154.11</text:p>
          </table:table-cell>
          <table:table-cell table:formula="of:=[.M100] + (([.N100]-[.N99]) * [.$B$44])" office:value-type="float" office:value="287.61835646833" calcext:value-type="float">
            <text:p>287.62</text:p>
          </table:table-cell>
          <table:table-cell table:formula="of:=(([.$M$50] * POWER([.M101];3) + ([.$N$50] * POWER([.M101];2)) + ([.$M$52] * [.M101]) + [.$N$52]))" office:value-type="float" office:value="155.85789024921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formula="of:=[.A101] + (([.B101]-[.B100]) *[.$B$39])" office:value-type="float" office:value="289.578062285015" calcext:value-type="float">
            <text:p>289.58</text:p>
          </table:table-cell>
          <table:table-cell table:formula="of:=(([.$A$50] * POWER([.A102];3)) + ([.$B$50] * POWER([.A102];2)) + ([.$A$52] * [.A102]) + [.$B$52])" office:value-type="float" office:value="57.4206154103376" calcext:value-type="float">
            <text:p>57.42</text:p>
          </table:table-cell>
          <table:table-cell table:formula="of:=[.C101] + (([.D101]-[.D100]) *[.$B$40])" office:value-type="float" office:value="288.042672231704" calcext:value-type="float">
            <text:p>288.04</text:p>
          </table:table-cell>
          <table:table-cell table:formula="of:=(([.$C$50] * POWER([.C102];3)) + ([.$D$50] * POWER([.C102];2)) + ([.$C$52] * [.C102]) + [.$D$52])" office:value-type="float" office:value="141.854845287631" calcext:value-type="float">
            <text:p>141.85</text:p>
          </table:table-cell>
          <table:table-cell table:formula="of:=[.E101] + (([.F101]-[.F100]) *[.$B$41])" office:value-type="float" office:value="287.816565813686" calcext:value-type="float">
            <text:p>287.82</text:p>
          </table:table-cell>
          <table:table-cell table:formula="of:=(([.$E$50] * POWER([.E102];3)) + ([.$F$50] * POWER([.E102];2)) + ([.$E$52] * [.E102]) + [.$F$52])" office:value-type="float" office:value="148.352978234422" calcext:value-type="float">
            <text:p>148.35</text:p>
          </table:table-cell>
          <table:table-cell table:formula="of:=[.G101] + (([.H101]-[.H100]) *[.$B$42])" office:value-type="float" office:value="287.771571812361" calcext:value-type="float">
            <text:p>287.77</text:p>
          </table:table-cell>
          <table:table-cell table:formula="of:=(([.$G$50] * POWER([.G102];3)) + ([.$H$50] * POWER([.G102];2)) + ([.$G$52] * [.G102]) + [.$H$52])" office:value-type="float" office:value="149.537746646463" calcext:value-type="float">
            <text:p>149.54</text:p>
          </table:table-cell>
          <table:table-cell table:formula="of:=[.I101] + (([.J101]-[.J100]) * [.$B$43])" office:value-type="float" office:value="287.71364113071" calcext:value-type="float">
            <text:p>287.71</text:p>
          </table:table-cell>
          <table:table-cell table:formula="of:=(([.$I$50] * POWER([.I102];3) + ([.$J$50] * POWER([.I102];2)) + ([.$I$52] * [.I102]) + [.$J$52]))" office:value-type="float" office:value="151.800008829037" calcext:value-type="float">
            <text:p>151.80</text:p>
          </table:table-cell>
          <table:table-cell table:formula="of:=[.K101] + (([.L101]-[.L100]) * [.$B$44])" office:value-type="float" office:value="287.653271665803" calcext:value-type="float">
            <text:p>287.65</text:p>
          </table:table-cell>
          <table:table-cell table:style-name="ce83" table:formula="of:=(([.$K$50] * POWER([.K102];3) + ([.$L$50] * POWER([.K102];2)) + ([.$K$52] * [.K102]) + [.$L$52]))" office:value-type="float" office:value="154.109328047224" calcext:value-type="float">
            <text:p>154.11</text:p>
          </table:table-cell>
          <table:table-cell table:formula="of:=[.M101] + (([.N101]-[.N100]) * [.$B$44])" office:value-type="float" office:value="287.618356468332" calcext:value-type="float">
            <text:p>287.62</text:p>
          </table:table-cell>
          <table:table-cell table:formula="of:=(([.$M$50] * POWER([.M102];3) + ([.$N$50] * POWER([.M102];2)) + ([.$M$52] * [.M102]) + [.$N$52]))" office:value-type="float" office:value="155.857890249214" calcext:value-type="float">
            <text:p>155.86</text:p>
          </table:table-cell>
          <table:table-cell table:style-name="ce83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14"/>
        </table:table-row>
        <table:table-row table:style-name="ro1" table:number-rows-repeated="15">
          <table:table-cell table:number-columns-repeated="2"/>
          <table:table-cell table:style-name="Default" table:number-columns-repeated="9"/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number-columns-repeated="2"/>
          <table:table-cell table:style-name="Default" table:number-columns-repeated="9"/>
          <table:table-cell/>
          <table:table-cell table:style-name="Default" table:number-columns-repeated="2"/>
          <table:table-cell table:number-columns-repeated="14"/>
        </table:table-row>
      </table:table>
      <table:table table:name="CO2_550ppm" table:style-name="ta1">
        <table:shapes>
          <draw:frame draw:z-index="0" draw:style-name="gr1" draw:text-style-name="P1" svg:width="147.86mm" svg:height="99.97mm" svg:x="206.55mm" svg:y="69.31mm">
            <draw:object draw:notify-on-update-of-ranges="CO2_550ppm.A27:CO2_550ppm.A35 CO2_550ppm.H26:CO2_550ppm.H26 CO2_550ppm.H27:CO2_550ppm.H35 CO2_550ppm.A27:CO2_550ppm.A35 CO2_550ppm.G26:CO2_550ppm.G26 CO2_550ppm.G27:CO2_550ppm.G35 CO2_550ppm.A27:CO2_550ppm.A35 CO2_550ppm.E26:CO2_550ppm.E26 CO2_550ppm.E27:CO2_550ppm.E3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4" table:default-cell-style-name="ce83"/>
        <table:table-column table:style-name="co1" table:number-columns-repeated="14" table:default-cell-style-name="Default"/>
        <table:table-row table:style-name="ro1">
          <table:table-cell table:style-name="ce53" office:value-type="string" calcext:value-type="string" table:number-columns-spanned="8" table:number-rows-spanned="1">
            <text:p>Transmittance (W/m^2)</text:p>
          </table:table-cell>
          <table:covered-table-cell table:number-columns-repeated="6" table:style-name="ce53"/>
          <table:covered-table-cell table:style-name="ce150"/>
          <table:table-cell table:style-name="Default" table:number-columns-repeated="6"/>
          <table:table-cell table:number-columns-repeated="14"/>
        </table:table-row>
        <table:table-row table:style-name="ro3">
          <table:table-cell table:style-name="ce53" office:value-type="string" calcext:value-type="string">
            <text:p>Temperature (K)</text:p>
          </table:table-cell>
          <table:table-cell table:style-name="ce158" office:value-type="percentage" office:value="0" calcext:value-type="percentage">
            <text:p>0%</text:p>
          </table:table-cell>
          <table:table-cell table:style-name="ce158" office:value-type="percentage" office:value="0.1" calcext:value-type="percentage">
            <text:p>10%</text:p>
          </table:table-cell>
          <table:table-cell table:style-name="ce158" office:value-type="percentage" office:value="0.2" calcext:value-type="percentage">
            <text:p>20%</text:p>
          </table:table-cell>
          <table:table-cell table:style-name="ce158" office:value-type="percentage" office:value="0.4" calcext:value-type="percentage">
            <text:p>40%</text:p>
          </table:table-cell>
          <table:table-cell table:style-name="ce158" office:value-type="percentage" office:value="0.46" calcext:value-type="percentage">
            <text:p>46%</text:p>
          </table:table-cell>
          <table:table-cell table:style-name="ce158" office:value-type="percentage" office:value="0.6" calcext:value-type="percentage">
            <text:p>60%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63" office:value-type="percentage" office:value="1" calcext:value-type="percentage">
            <text:p>100%</text:p>
          </table:table-cell>
          <table:table-cell table:style-name="ce165" office:value-type="string" calcext:value-type="string">
            <text:p>σT^4</text:p>
          </table:table-cell>
          <table:table-cell table:style-name="ce5" office:value-type="string" calcext:value-type="string">
            <text:p>Planck summation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66" table:formula="of:=[$CO2_0ppm.A3]" office:value-type="float" office:value="283.15" calcext:value-type="float">
            <text:p>283.15</text:p>
          </table:table-cell>
          <table:table-cell table:style-name="ce159" office:value-type="float" office:value="267.425512332913" calcext:value-type="float">
            <text:p>267.43</text:p>
          </table:table-cell>
          <table:table-cell table:style-name="ce159" office:value-type="float" office:value="142.931579209809" calcext:value-type="float">
            <text:p>142.93</text:p>
          </table:table-cell>
          <table:table-cell table:style-name="ce159" office:value-type="float" office:value="128.992226900676" calcext:value-type="float">
            <text:p>128.99</text:p>
          </table:table-cell>
          <table:table-cell table:style-name="ce159" office:value-type="float" office:value="116.14096318039" calcext:value-type="float">
            <text:p>116.14</text:p>
          </table:table-cell>
          <table:table-cell table:style-name="ce159" office:value-type="float" office:value="113.755114987588" calcext:value-type="float">
            <text:p>113.76</text:p>
          </table:table-cell>
          <table:table-cell table:style-name="ce159" office:value-type="float" office:value="109.378081466119" calcext:value-type="float">
            <text:p>109.38</text:p>
          </table:table-cell>
          <table:table-cell table:style-name="ce159" office:value-type="float" office:value="104.934269643394" calcext:value-type="float">
            <text:p>104.93</text:p>
          </table:table-cell>
          <table:table-cell table:style-name="ce164" office:value-type="float" office:value="101.672107961865" calcext:value-type="float">
            <text:p>101.67</text:p>
          </table:table-cell>
          <table:table-cell table:formula="of:=0.0000000567037441900005*POWER([.A3];4)" office:value-type="float" office:value="364.483607161424" calcext:value-type="float">
            <text:p>364.48</text:p>
          </table:table-cell>
          <table:table-cell office:value-type="float" office:value="362.34484692245" calcext:value-type="float">
            <text:p>362.34</text:p>
          </table:table-cell>
          <table:table-cell table:style-name="ce39"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66" table:formula="of:=[$CO2_0ppm.A4]" office:value-type="float" office:value="287.15" calcext:value-type="float">
            <text:p>287.15</text:p>
          </table:table-cell>
          <table:table-cell table:style-name="ce159" office:value-type="float" office:value="282.140880795152" calcext:value-type="float">
            <text:p>282.14</text:p>
          </table:table-cell>
          <table:table-cell table:style-name="ce159" office:value-type="float" office:value="144.442062597693" calcext:value-type="float">
            <text:p>144.44</text:p>
          </table:table-cell>
          <table:table-cell table:style-name="ce159" office:value-type="float" office:value="130.229328695004" calcext:value-type="float">
            <text:p>130.23</text:p>
          </table:table-cell>
          <table:table-cell table:style-name="ce159" office:value-type="float" office:value="117.504711712794" calcext:value-type="float">
            <text:p>117.50</text:p>
          </table:table-cell>
          <table:table-cell table:style-name="ce159" office:value-type="float" office:value="115.149667504021" calcext:value-type="float">
            <text:p>115.15</text:p>
          </table:table-cell>
          <table:table-cell table:style-name="ce159" office:value-type="float" office:value="110.865413329126" calcext:value-type="float">
            <text:p>110.87</text:p>
          </table:table-cell>
          <table:table-cell table:style-name="ce159" office:value-type="float" office:value="106.472483934258" calcext:value-type="float">
            <text:p>106.47</text:p>
          </table:table-cell>
          <table:table-cell table:style-name="ce164" office:value-type="float" office:value="103.208198138537" calcext:value-type="float">
            <text:p>103.21</text:p>
          </table:table-cell>
          <table:table-cell table:formula="of:=0.0000000567037441900005*POWER([.A4];4)" office:value-type="float" office:value="385.520093917784" calcext:value-type="float">
            <text:p>385.52</text:p>
          </table:table-cell>
          <table:table-cell office:value-type="float" office:value="383.339838515444" calcext:value-type="float">
            <text:p>383.34</text:p>
          </table:table-cell>
          <table:table-cell table:style-name="ce39"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66" table:formula="of:=[$CO2_0ppm.A5]" office:value-type="float" office:value="288.15" calcext:value-type="float">
            <text:p>288.15</text:p>
          </table:table-cell>
          <table:table-cell table:style-name="ce159" office:value-type="float" office:value="285.911939306846" calcext:value-type="float">
            <text:p>285.91</text:p>
          </table:table-cell>
          <table:table-cell table:style-name="ce159" office:value-type="float" office:value="144.805812680229" calcext:value-type="float">
            <text:p>144.81</text:p>
          </table:table-cell>
          <table:table-cell table:style-name="ce159" office:value-type="float" office:value="130.560204625038" calcext:value-type="float">
            <text:p>130.56</text:p>
          </table:table-cell>
          <table:table-cell table:style-name="ce159" office:value-type="float" office:value="117.883353253451" calcext:value-type="float">
            <text:p>117.88</text:p>
          </table:table-cell>
          <table:table-cell table:style-name="ce159" office:value-type="float" office:value="115.532279090404" calcext:value-type="float">
            <text:p>115.53</text:p>
          </table:table-cell>
          <table:table-cell table:style-name="ce159" office:value-type="float" office:value="111.25999027193" calcext:value-type="float">
            <text:p>111.26</text:p>
          </table:table-cell>
          <table:table-cell table:style-name="ce159" office:value-type="float" office:value="106.86595658414" calcext:value-type="float">
            <text:p>106.87</text:p>
          </table:table-cell>
          <table:table-cell table:style-name="ce164" office:value-type="float" office:value="103.587154591051" calcext:value-type="float">
            <text:p>103.59</text:p>
          </table:table-cell>
          <table:table-cell table:formula="of:=0.0000000567037441900005*POWER([.A5];4)" office:value-type="float" office:value="390.91850776901" calcext:value-type="float">
            <text:p>390.92</text:p>
          </table:table-cell>
          <table:table-cell office:value-type="float" office:value="388.727817510757" calcext:value-type="float">
            <text:p>388.73</text:p>
          </table:table-cell>
          <table:table-cell table:style-name="ce39"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66" table:formula="of:=[$CO2_0ppm.A6]" office:value-type="float" office:value="289.15" calcext:value-type="float">
            <text:p>289.15</text:p>
          </table:table-cell>
          <table:table-cell table:style-name="ce159" office:value-type="float" office:value="289.718117295692" calcext:value-type="float">
            <text:p>289.72</text:p>
          </table:table-cell>
          <table:table-cell table:style-name="ce159" office:value-type="float" office:value="145.166290091104" calcext:value-type="float">
            <text:p>145.17</text:p>
          </table:table-cell>
          <table:table-cell table:style-name="ce159" office:value-type="float" office:value="130.89968385119" calcext:value-type="float">
            <text:p>130.90</text:p>
          </table:table-cell>
          <table:table-cell table:style-name="ce159" office:value-type="float" office:value="118.260816001611" calcext:value-type="float">
            <text:p>118.26</text:p>
          </table:table-cell>
          <table:table-cell table:style-name="ce159" office:value-type="float" office:value="115.93178726523" calcext:value-type="float">
            <text:p>115.93</text:p>
          </table:table-cell>
          <table:table-cell table:style-name="ce159" office:value-type="float" office:value="111.658347584951" calcext:value-type="float">
            <text:p>111.66</text:p>
          </table:table-cell>
          <table:table-cell table:style-name="ce159" office:value-type="float" office:value="107.256507290528" calcext:value-type="float">
            <text:p>107.26</text:p>
          </table:table-cell>
          <table:table-cell table:style-name="ce164" office:value-type="float" office:value="103.95697432259" calcext:value-type="float">
            <text:p>103.96</text:p>
          </table:table-cell>
          <table:table-cell table:formula="of:=0.0000000567037441900005*POWER([.A6];4)" office:value-type="float" office:value="396.373419363693" calcext:value-type="float">
            <text:p>396.37</text:p>
          </table:table-cell>
          <table:table-cell office:value-type="float" office:value="394.172268935681" calcext:value-type="float">
            <text:p>394.17</text:p>
          </table:table-cell>
          <table:table-cell table:style-name="ce39"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66" table:formula="of:=[$CO2_0ppm.A7]" office:value-type="float" office:value="290.15" calcext:value-type="float">
            <text:p>290.15</text:p>
          </table:table-cell>
          <table:table-cell table:style-name="ce159" office:value-type="float" office:value="293.566095373232" calcext:value-type="float">
            <text:p>293.57</text:p>
          </table:table-cell>
          <table:table-cell table:style-name="ce159" office:value-type="float" office:value="145.532432526417" calcext:value-type="float">
            <text:p>145.53</text:p>
          </table:table-cell>
          <table:table-cell table:style-name="ce159" office:value-type="float" office:value="131.255101212439" calcext:value-type="float">
            <text:p>131.26</text:p>
          </table:table-cell>
          <table:table-cell table:style-name="ce159" office:value-type="float" office:value="118.658130507128" calcext:value-type="float">
            <text:p>118.66</text:p>
          </table:table-cell>
          <table:table-cell table:style-name="ce159" office:value-type="float" office:value="116.341438010824" calcext:value-type="float">
            <text:p>116.34</text:p>
          </table:table-cell>
          <table:table-cell table:style-name="ce159" office:value-type="float" office:value="112.063726071834" calcext:value-type="float">
            <text:p>112.06</text:p>
          </table:table-cell>
          <table:table-cell table:style-name="ce159" office:value-type="float" office:value="107.646719708895" calcext:value-type="float">
            <text:p>107.65</text:p>
          </table:table-cell>
          <table:table-cell table:style-name="ce164" office:value-type="float" office:value="104.319228004523" calcext:value-type="float">
            <text:p>104.32</text:p>
          </table:table-cell>
          <table:table-cell table:formula="of:=0.0000000567037441900005*POWER([.A7];4)" office:value-type="float" office:value="401.885221522691" calcext:value-type="float">
            <text:p>401.89</text:p>
          </table:table-cell>
          <table:table-cell office:value-type="float" office:value="399.673585135707" calcext:value-type="float">
            <text:p>399.67</text:p>
          </table:table-cell>
          <table:table-cell table:style-name="ce39"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66" table:formula="of:=[$CO2_0ppm.A8]" office:value-type="float" office:value="291.15" calcext:value-type="float">
            <text:p>291.15</text:p>
          </table:table-cell>
          <table:table-cell table:style-name="ce159" office:value-type="float" office:value="297.447177611584" calcext:value-type="float">
            <text:p>297.45</text:p>
          </table:table-cell>
          <table:table-cell table:style-name="ce159" office:value-type="float" office:value="145.89527309266" calcext:value-type="float">
            <text:p>145.90</text:p>
          </table:table-cell>
          <table:table-cell table:style-name="ce159" office:value-type="float" office:value="131.617334937144" calcext:value-type="float">
            <text:p>131.62</text:p>
          </table:table-cell>
          <table:table-cell table:style-name="ce159" office:value-type="float" office:value="119.060457277899" calcext:value-type="float">
            <text:p>119.06</text:p>
          </table:table-cell>
          <table:table-cell table:style-name="ce159" office:value-type="float" office:value="116.585562708349" calcext:value-type="float">
            <text:p>116.59</text:p>
          </table:table-cell>
          <table:table-cell table:style-name="ce159" office:value-type="float" office:value="112.457162480209" calcext:value-type="float">
            <text:p>112.46</text:p>
          </table:table-cell>
          <table:table-cell table:style-name="ce159" office:value-type="float" office:value="108.027396126328" calcext:value-type="float">
            <text:p>108.03</text:p>
          </table:table-cell>
          <table:table-cell table:style-name="ce164" office:value-type="float" office:value="104.664979334568" calcext:value-type="float">
            <text:p>104.66</text:p>
          </table:table-cell>
          <table:table-cell table:formula="of:=0.0000000567037441900005*POWER([.A8];4)" office:value-type="float" office:value="407.454308427752" calcext:value-type="float">
            <text:p>407.45</text:p>
          </table:table-cell>
          <table:table-cell office:value-type="float" office:value="405.232159797989" calcext:value-type="float">
            <text:p>405.23</text:p>
          </table:table-cell>
          <table:table-cell table:style-name="ce39"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66" table:formula="of:=[$CO2_0ppm.A9]" office:value-type="float" office:value="292.15" calcext:value-type="float">
            <text:p>292.15</text:p>
          </table:table-cell>
          <table:table-cell table:style-name="ce159" office:value-type="float" office:value="301.367662057158" calcext:value-type="float">
            <text:p>301.37</text:p>
          </table:table-cell>
          <table:table-cell table:style-name="ce159" office:value-type="float" office:value="146.265683449243" calcext:value-type="float">
            <text:p>146.27</text:p>
          </table:table-cell>
          <table:table-cell table:style-name="ce159" office:value-type="float" office:value="131.994653515416" calcext:value-type="float">
            <text:p>131.99</text:p>
          </table:table-cell>
          <table:table-cell table:style-name="ce159" office:value-type="float" office:value="119.473613787652" calcext:value-type="float">
            <text:p>119.47</text:p>
          </table:table-cell>
          <table:table-cell table:style-name="ce159" office:value-type="float" office:value="117.007938916903" calcext:value-type="float">
            <text:p>117.01</text:p>
          </table:table-cell>
          <table:table-cell table:style-name="ce159" office:value-type="float" office:value="112.872454128576" calcext:value-type="float">
            <text:p>112.87</text:p>
          </table:table-cell>
          <table:table-cell table:style-name="ce159" office:value-type="float" office:value="108.40257833163" calcext:value-type="float">
            <text:p>108.40</text:p>
          </table:table-cell>
          <table:table-cell table:style-name="ce164" office:value-type="float" office:value="104.998377499449" calcext:value-type="float">
            <text:p>105.00</text:p>
          </table:table-cell>
          <table:table-cell table:formula="of:=0.0000000567037441900005*POWER([.A9];4)" office:value-type="float" office:value="413.081075621513" calcext:value-type="float">
            <text:p>413.08</text:p>
          </table:table-cell>
          <table:table-cell office:value-type="float" office:value="410.848387950499" calcext:value-type="float">
            <text:p>410.85</text:p>
          </table:table-cell>
          <table:table-cell table:style-name="ce39"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66" table:formula="of:=[$CO2_0ppm.A10]" office:value-type="float" office:value="293.15" calcext:value-type="float">
            <text:p>293.15</text:p>
          </table:table-cell>
          <table:table-cell table:style-name="ce159" office:value-type="float" office:value="305.328464473629" calcext:value-type="float">
            <text:p>305.33</text:p>
          </table:table-cell>
          <table:table-cell table:style-name="ce159" office:value-type="float" office:value="146.643780964872" calcext:value-type="float">
            <text:p>146.64</text:p>
          </table:table-cell>
          <table:table-cell table:style-name="ce159" office:value-type="float" office:value="132.385543128494" calcext:value-type="float">
            <text:p>132.39</text:p>
          </table:table-cell>
          <table:table-cell table:style-name="ce159" office:value-type="float" office:value="119.896495238072" calcext:value-type="float">
            <text:p>119.90</text:p>
          </table:table-cell>
          <table:table-cell table:style-name="ce159" office:value-type="float" office:value="117.43734289978" calcext:value-type="float">
            <text:p>117.44</text:p>
          </table:table-cell>
          <table:table-cell table:style-name="ce159" office:value-type="float" office:value="113.278877771482" calcext:value-type="float">
            <text:p>113.28</text:p>
          </table:table-cell>
          <table:table-cell table:style-name="ce159" office:value-type="float" office:value="108.770290214707" calcext:value-type="float">
            <text:p>108.77</text:p>
          </table:table-cell>
          <table:table-cell table:style-name="ce164" office:value-type="float" office:value="105.316449389978" calcext:value-type="float">
            <text:p>105.32</text:p>
          </table:table-cell>
          <table:table-cell table:formula="of:=0.0000000567037441900005*POWER([.A10];4)" office:value-type="float" office:value="418.765920007504" calcext:value-type="float">
            <text:p>418.77</text:p>
          </table:table-cell>
          <table:table-cell office:value-type="float" office:value="416.522665961189" calcext:value-type="float">
            <text:p>416.52</text:p>
          </table:table-cell>
          <table:table-cell table:style-name="ce39"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66" table:formula="of:=[$CO2_0ppm.A11]" office:value-type="float" office:value="298.15" calcext:value-type="float">
            <text:p>298.15</text:p>
          </table:table-cell>
          <table:table-cell table:style-name="ce159" office:value-type="float" office:value="325.735735964711" calcext:value-type="float">
            <text:p>325.74</text:p>
          </table:table-cell>
          <table:table-cell table:style-name="ce159" office:value-type="float" office:value="148.689171799838" calcext:value-type="float">
            <text:p>148.69</text:p>
          </table:table-cell>
          <table:table-cell table:style-name="ce159" office:value-type="float" office:value="134.547504101471" calcext:value-type="float">
            <text:p>134.55</text:p>
          </table:table-cell>
          <table:table-cell table:style-name="ce159" office:value-type="float" office:value="122.072232228662" calcext:value-type="float">
            <text:p>122.07</text:p>
          </table:table-cell>
          <table:table-cell table:style-name="ce159" office:value-type="float" office:value="119.826211760536" calcext:value-type="float">
            <text:p>119.83</text:p>
          </table:table-cell>
          <table:table-cell table:style-name="ce159" office:value-type="float" office:value="115.21562922207" calcext:value-type="float">
            <text:p>115.22</text:p>
          </table:table-cell>
          <table:table-cell table:style-name="ce159" office:value-type="float" office:value="110.373351242767" calcext:value-type="float">
            <text:p>110.37</text:p>
          </table:table-cell>
          <table:table-cell table:style-name="ce164" office:value-type="float" office:value="106.550956063669" calcext:value-type="float">
            <text:p>106.55</text:p>
          </table:table-cell>
          <table:table-cell table:formula="of:=0.0000000567037441900005*POWER([.A11];4)" office:value-type="float" office:value="448.075286706653" calcext:value-type="float">
            <text:p>448.08</text:p>
          </table:table-cell>
          <table:table-cell office:value-type="float" office:value="445.778770449153" calcext:value-type="float">
            <text:p>445.78</text:p>
          </table:table-cell>
          <table:table-cell table:style-name="ce39"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53"/>
          <table:table-cell table:style-name="ce158" table:number-columns-repeated="7"/>
          <table:table-cell table:style-name="ce163"/>
          <table:table-cell table:style-name="Default" table:number-columns-repeated="5"/>
          <table:table-cell table:number-columns-repeated="14"/>
        </table:table-row>
        <table:table-row table:style-name="ro1">
          <table:table-cell table:style-name="ce53" office:value-type="string" calcext:value-type="string" table:number-columns-spanned="9" table:number-rows-spanned="1">
            <text:p><text:s/>Absorption (σT^4 – Thansmittance)</text:p>
          </table:table-cell>
          <table:covered-table-cell table:number-columns-repeated="7" table:style-name="ce158"/>
          <table:covered-table-cell table:style-name="ce163"/>
          <table:table-cell table:style-name="Default" table:number-columns-repeated="5"/>
          <table:table-cell table:number-columns-repeated="14"/>
        </table:table-row>
        <table:table-row table:style-name="ro3">
          <table:table-cell table:style-name="ce53" office:value-type="string" calcext:value-type="string">
            <text:p>Temperature (K)</text:p>
          </table:table-cell>
          <table:table-cell table:style-name="ce158" office:value-type="percentage" office:value="0" calcext:value-type="percentage">
            <text:p>0%</text:p>
          </table:table-cell>
          <table:table-cell table:style-name="ce158" office:value-type="percentage" office:value="0.1" calcext:value-type="percentage">
            <text:p>10%</text:p>
          </table:table-cell>
          <table:table-cell table:style-name="ce158" office:value-type="percentage" office:value="0.2" calcext:value-type="percentage">
            <text:p>20%</text:p>
          </table:table-cell>
          <table:table-cell table:style-name="ce158" office:value-type="percentage" office:value="0.4" calcext:value-type="percentage">
            <text:p>40%</text:p>
          </table:table-cell>
          <table:table-cell table:style-name="ce158" office:value-type="percentage" office:value="0.46" calcext:value-type="percentage">
            <text:p>46%</text:p>
          </table:table-cell>
          <table:table-cell table:style-name="ce158" office:value-type="percentage" office:value="0.6" calcext:value-type="percentage">
            <text:p>60%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63" office:value-type="percentage" office:value="1" calcext:value-type="percentage">
            <text:p>100%</text:p>
          </table:table-cell>
          <table:table-cell table:style-name="ce163"/>
          <table:table-cell table:style-name="ce77" table:number-columns-repeated="7"/>
          <table:table-cell table:number-columns-repeated="11"/>
        </table:table-row>
        <table:table-row table:style-name="ro1">
          <table:table-cell table:style-name="ce111" table:formula="of:=[.A3]" office:value-type="float" office:value="283.15" calcext:value-type="float">
            <text:p>283.15</text:p>
          </table:table-cell>
          <table:table-cell table:formula="of:=([.$J3] - [.B3])" office:value-type="float" office:value="97.0580948285115" calcext:value-type="float">
            <text:p>97.06</text:p>
          </table:table-cell>
          <table:table-cell table:formula="of:=([.$J3] - [.C3])" office:value-type="float" office:value="221.552027951615" calcext:value-type="float">
            <text:p>221.55</text:p>
          </table:table-cell>
          <table:table-cell table:formula="of:=([.$J3] - [.D3])" office:value-type="float" office:value="235.491380260748" calcext:value-type="float">
            <text:p>235.49</text:p>
          </table:table-cell>
          <table:table-cell table:formula="of:=([.$J3] - [.E3])" office:value-type="float" office:value="248.342643981034" calcext:value-type="float">
            <text:p>248.34</text:p>
          </table:table-cell>
          <table:table-cell table:formula="of:=([.$J3] - [.F3])" office:value-type="float" office:value="250.728492173836" calcext:value-type="float">
            <text:p>250.73</text:p>
          </table:table-cell>
          <table:table-cell table:formula="of:=([.$J3] - [.G3])" office:value-type="float" office:value="255.105525695305" calcext:value-type="float">
            <text:p>255.11</text:p>
          </table:table-cell>
          <table:table-cell table:formula="of:=([.$J3] - [.H3])" office:value-type="float" office:value="259.54933751803" calcext:value-type="float">
            <text:p>259.55</text:p>
          </table:table-cell>
          <table:table-cell table:formula="of:=([.$J3] - [.I3])" office:value-type="float" office:value="262.811499199559" calcext:value-type="float">
            <text:p>262.81</text:p>
          </table:table-cell>
          <table:table-cell table:number-columns-repeated="5"/>
          <table:table-cell table:style-name="ce83" table:number-columns-repeated="3"/>
          <table:table-cell table:number-columns-repeated="11"/>
        </table:table-row>
        <table:table-row table:style-name="ro1">
          <table:table-cell table:style-name="ce111" table:formula="of:=[.A4]" office:value-type="float" office:value="287.15" calcext:value-type="float">
            <text:p>287.15</text:p>
          </table:table-cell>
          <table:table-cell table:formula="of:=([.$J4] - [.B4])" office:value-type="float" office:value="103.379213122632" calcext:value-type="float">
            <text:p>103.38</text:p>
          </table:table-cell>
          <table:table-cell table:formula="of:=([.$J4] - [.C4])" office:value-type="float" office:value="241.078031320091" calcext:value-type="float">
            <text:p>241.08</text:p>
          </table:table-cell>
          <table:table-cell table:formula="of:=([.$J4] - [.D4])" office:value-type="float" office:value="255.29076522278" calcext:value-type="float">
            <text:p>255.29</text:p>
          </table:table-cell>
          <table:table-cell table:formula="of:=([.$J4] - [.E4])" office:value-type="float" office:value="268.01538220499" calcext:value-type="float">
            <text:p>268.02</text:p>
          </table:table-cell>
          <table:table-cell table:formula="of:=([.$J4] - [.F4])" office:value-type="float" office:value="270.370426413763" calcext:value-type="float">
            <text:p>270.37</text:p>
          </table:table-cell>
          <table:table-cell table:formula="of:=([.$J4] - [.G4])" office:value-type="float" office:value="274.654680588658" calcext:value-type="float">
            <text:p>274.65</text:p>
          </table:table-cell>
          <table:table-cell table:formula="of:=([.$J4] - [.H4])" office:value-type="float" office:value="279.047609983526" calcext:value-type="float">
            <text:p>279.05</text:p>
          </table:table-cell>
          <table:table-cell table:formula="of:=([.$J4] - [.I4])" office:value-type="float" office:value="282.311895779247" calcext:value-type="float">
            <text:p>282.31</text:p>
          </table:table-cell>
          <table:table-cell table:number-columns-repeated="5"/>
          <table:table-cell table:style-name="ce83" table:number-columns-repeated="3"/>
          <table:table-cell table:number-columns-repeated="11"/>
        </table:table-row>
        <table:table-row table:style-name="ro1">
          <table:table-cell table:style-name="ce111" table:formula="of:=[.A5]" office:value-type="float" office:value="288.15" calcext:value-type="float">
            <text:p>288.15</text:p>
          </table:table-cell>
          <table:table-cell table:formula="of:=([.$J5] - [.B5])" office:value-type="float" office:value="105.006568462164" calcext:value-type="float">
            <text:p>105.01</text:p>
          </table:table-cell>
          <table:table-cell table:formula="of:=([.$J5] - [.C5])" office:value-type="float" office:value="246.112695088781" calcext:value-type="float">
            <text:p>246.11</text:p>
          </table:table-cell>
          <table:table-cell table:formula="of:=([.$J5] - [.D5])" office:value-type="float" office:value="260.358303143972" calcext:value-type="float">
            <text:p>260.36</text:p>
          </table:table-cell>
          <table:table-cell table:formula="of:=([.$J5] - [.E5])" office:value-type="float" office:value="273.035154515559" calcext:value-type="float">
            <text:p>273.04</text:p>
          </table:table-cell>
          <table:table-cell table:formula="of:=([.$J5] - [.F5])" office:value-type="float" office:value="275.386228678606" calcext:value-type="float">
            <text:p>275.39</text:p>
          </table:table-cell>
          <table:table-cell table:formula="of:=([.$J5] - [.G5])" office:value-type="float" office:value="279.65851749708" calcext:value-type="float">
            <text:p>279.66</text:p>
          </table:table-cell>
          <table:table-cell table:formula="of:=([.$J5] - [.H5])" office:value-type="float" office:value="284.05255118487" calcext:value-type="float">
            <text:p>284.05</text:p>
          </table:table-cell>
          <table:table-cell table:formula="of:=([.$J5] - [.I5])" office:value-type="float" office:value="287.331353177959" calcext:value-type="float">
            <text:p>287.33</text:p>
          </table:table-cell>
          <table:table-cell table:number-columns-repeated="5"/>
          <table:table-cell table:style-name="ce83" table:number-columns-repeated="3"/>
          <table:table-cell table:number-columns-repeated="11"/>
        </table:table-row>
        <table:table-row table:style-name="ro1">
          <table:table-cell table:style-name="ce111" table:formula="of:=[.A6]" office:value-type="float" office:value="289.15" calcext:value-type="float">
            <text:p>289.15</text:p>
          </table:table-cell>
          <table:table-cell table:formula="of:=([.$J6] - [.B6])" office:value-type="float" office:value="106.655302068001" calcext:value-type="float">
            <text:p>106.66</text:p>
          </table:table-cell>
          <table:table-cell table:formula="of:=([.$J6] - [.C6])" office:value-type="float" office:value="251.207129272589" calcext:value-type="float">
            <text:p>251.21</text:p>
          </table:table-cell>
          <table:table-cell table:formula="of:=([.$J6] - [.D6])" office:value-type="float" office:value="265.473735512503" calcext:value-type="float">
            <text:p>265.47</text:p>
          </table:table-cell>
          <table:table-cell table:formula="of:=([.$J6] - [.E6])" office:value-type="float" office:value="278.112603362082" calcext:value-type="float">
            <text:p>278.11</text:p>
          </table:table-cell>
          <table:table-cell table:formula="of:=([.$J6] - [.F6])" office:value-type="float" office:value="280.441632098463" calcext:value-type="float">
            <text:p>280.44</text:p>
          </table:table-cell>
          <table:table-cell table:formula="of:=([.$J6] - [.G6])" office:value-type="float" office:value="284.715071778742" calcext:value-type="float">
            <text:p>284.72</text:p>
          </table:table-cell>
          <table:table-cell table:formula="of:=([.$J6] - [.H6])" office:value-type="float" office:value="289.116912073165" calcext:value-type="float">
            <text:p>289.12</text:p>
          </table:table-cell>
          <table:table-cell table:formula="of:=([.$J6] - [.I6])" office:value-type="float" office:value="292.416445041103" calcext:value-type="float">
            <text:p>292.42</text:p>
          </table:table-cell>
          <table:table-cell table:number-columns-repeated="5"/>
          <table:table-cell table:style-name="ce83" table:number-columns-repeated="3"/>
          <table:table-cell table:number-columns-repeated="11"/>
        </table:table-row>
        <table:table-row table:style-name="ro1">
          <table:table-cell table:style-name="ce111" table:formula="of:=[.A7]" office:value-type="float" office:value="290.15" calcext:value-type="float">
            <text:p>290.15</text:p>
          </table:table-cell>
          <table:table-cell table:formula="of:=([.$J7] - [.B7])" office:value-type="float" office:value="108.319126149459" calcext:value-type="float">
            <text:p>108.32</text:p>
          </table:table-cell>
          <table:table-cell table:formula="of:=([.$J7] - [.C7])" office:value-type="float" office:value="256.352788996274" calcext:value-type="float">
            <text:p>256.35</text:p>
          </table:table-cell>
          <table:table-cell table:formula="of:=([.$J7] - [.D7])" office:value-type="float" office:value="270.630120310252" calcext:value-type="float">
            <text:p>270.63</text:p>
          </table:table-cell>
          <table:table-cell table:formula="of:=([.$J7] - [.E7])" office:value-type="float" office:value="283.227091015563" calcext:value-type="float">
            <text:p>283.23</text:p>
          </table:table-cell>
          <table:table-cell table:formula="of:=([.$J7] - [.F7])" office:value-type="float" office:value="285.543783511867" calcext:value-type="float">
            <text:p>285.54</text:p>
          </table:table-cell>
          <table:table-cell table:formula="of:=([.$J7] - [.G7])" office:value-type="float" office:value="289.821495450857" calcext:value-type="float">
            <text:p>289.82</text:p>
          </table:table-cell>
          <table:table-cell table:formula="of:=([.$J7] - [.H7])" office:value-type="float" office:value="294.238501813796" calcext:value-type="float">
            <text:p>294.24</text:p>
          </table:table-cell>
          <table:table-cell table:formula="of:=([.$J7] - [.I7])" office:value-type="float" office:value="297.565993518168" calcext:value-type="float">
            <text:p>297.57</text:p>
          </table:table-cell>
          <table:table-cell table:number-columns-repeated="5"/>
          <table:table-cell table:style-name="ce83" table:number-columns-repeated="3"/>
          <table:table-cell table:number-columns-repeated="11"/>
        </table:table-row>
        <table:table-row table:style-name="ro1">
          <table:table-cell table:style-name="ce111" table:formula="of:=[.A8]" office:value-type="float" office:value="291.15" calcext:value-type="float">
            <text:p>291.15</text:p>
          </table:table-cell>
          <table:table-cell table:formula="of:=([.$J8] - [.B8])" office:value-type="float" office:value="110.007130816168" calcext:value-type="float">
            <text:p>110.01</text:p>
          </table:table-cell>
          <table:table-cell table:formula="of:=([.$J8] - [.C8])" office:value-type="float" office:value="261.559035335092" calcext:value-type="float">
            <text:p>261.56</text:p>
          </table:table-cell>
          <table:table-cell table:formula="of:=([.$J8] - [.D8])" office:value-type="float" office:value="275.836973490608" calcext:value-type="float">
            <text:p>275.84</text:p>
          </table:table-cell>
          <table:table-cell table:formula="of:=([.$J8] - [.E8])" office:value-type="float" office:value="288.393851149853" calcext:value-type="float">
            <text:p>288.39</text:p>
          </table:table-cell>
          <table:table-cell table:formula="of:=([.$J8] - [.F8])" office:value-type="float" office:value="290.868745719403" calcext:value-type="float">
            <text:p>290.87</text:p>
          </table:table-cell>
          <table:table-cell table:formula="of:=([.$J8] - [.G8])" office:value-type="float" office:value="294.997145947543" calcext:value-type="float">
            <text:p>295.00</text:p>
          </table:table-cell>
          <table:table-cell table:formula="of:=([.$J8] - [.H8])" office:value-type="float" office:value="299.426912301424" calcext:value-type="float">
            <text:p>299.43</text:p>
          </table:table-cell>
          <table:table-cell table:formula="of:=([.$J8] - [.I8])" office:value-type="float" office:value="302.789329093184" calcext:value-type="float">
            <text:p>302.79</text:p>
          </table:table-cell>
          <table:table-cell table:number-columns-repeated="5"/>
          <table:table-cell table:style-name="ce83" table:number-columns-repeated="3"/>
          <table:table-cell table:number-columns-repeated="11"/>
        </table:table-row>
        <table:table-row table:style-name="ro1">
          <table:table-cell table:style-name="ce111" table:formula="of:=[.A9]" office:value-type="float" office:value="292.15" calcext:value-type="float">
            <text:p>292.15</text:p>
          </table:table-cell>
          <table:table-cell table:formula="of:=([.$J9] - [.B9])" office:value-type="float" office:value="111.713413564355" calcext:value-type="float">
            <text:p>111.71</text:p>
          </table:table-cell>
          <table:table-cell table:formula="of:=([.$J9] - [.C9])" office:value-type="float" office:value="266.81539217227" calcext:value-type="float">
            <text:p>266.82</text:p>
          </table:table-cell>
          <table:table-cell table:formula="of:=([.$J9] - [.D9])" office:value-type="float" office:value="281.086422106097" calcext:value-type="float">
            <text:p>281.09</text:p>
          </table:table-cell>
          <table:table-cell table:formula="of:=([.$J9] - [.E9])" office:value-type="float" office:value="293.607461833861" calcext:value-type="float">
            <text:p>293.61</text:p>
          </table:table-cell>
          <table:table-cell table:formula="of:=([.$J9] - [.F9])" office:value-type="float" office:value="296.07313670461" calcext:value-type="float">
            <text:p>296.07</text:p>
          </table:table-cell>
          <table:table-cell table:formula="of:=([.$J9] - [.G9])" office:value-type="float" office:value="300.208621492937" calcext:value-type="float">
            <text:p>300.21</text:p>
          </table:table-cell>
          <table:table-cell table:formula="of:=([.$J9] - [.H9])" office:value-type="float" office:value="304.678497289883" calcext:value-type="float">
            <text:p>304.68</text:p>
          </table:table-cell>
          <table:table-cell table:formula="of:=([.$J9] - [.I9])" office:value-type="float" office:value="308.082698122064" calcext:value-type="float">
            <text:p>308.08</text:p>
          </table:table-cell>
          <table:table-cell table:number-columns-repeated="5"/>
          <table:table-cell table:style-name="ce83" table:number-columns-repeated="3"/>
          <table:table-cell table:number-columns-repeated="11"/>
        </table:table-row>
        <table:table-row table:style-name="ro1">
          <table:table-cell table:style-name="ce111" table:formula="of:=[.A10]" office:value-type="float" office:value="293.15" calcext:value-type="float">
            <text:p>293.15</text:p>
          </table:table-cell>
          <table:table-cell table:formula="of:=([.$J10] - [.B10])" office:value-type="float" office:value="113.437455533875" calcext:value-type="float">
            <text:p>113.44</text:p>
          </table:table-cell>
          <table:table-cell table:formula="of:=([.$J10] - [.C10])" office:value-type="float" office:value="272.122139042632" calcext:value-type="float">
            <text:p>272.12</text:p>
          </table:table-cell>
          <table:table-cell table:formula="of:=([.$J10] - [.D10])" office:value-type="float" office:value="286.38037687901" calcext:value-type="float">
            <text:p>286.38</text:p>
          </table:table-cell>
          <table:table-cell table:formula="of:=([.$J10] - [.E10])" office:value-type="float" office:value="298.869424769432" calcext:value-type="float">
            <text:p>298.87</text:p>
          </table:table-cell>
          <table:table-cell table:formula="of:=([.$J10] - [.F10])" office:value-type="float" office:value="301.328577107724" calcext:value-type="float">
            <text:p>301.33</text:p>
          </table:table-cell>
          <table:table-cell table:formula="of:=([.$J10] - [.G10])" office:value-type="float" office:value="305.487042236022" calcext:value-type="float">
            <text:p>305.49</text:p>
          </table:table-cell>
          <table:table-cell table:formula="of:=([.$J10] - [.H10])" office:value-type="float" office:value="309.995629792797" calcext:value-type="float">
            <text:p>310.00</text:p>
          </table:table-cell>
          <table:table-cell table:formula="of:=([.$J10] - [.I10])" office:value-type="float" office:value="313.449470617526" calcext:value-type="float">
            <text:p>313.45</text:p>
          </table:table-cell>
          <table:table-cell table:number-columns-repeated="5"/>
          <table:table-cell table:style-name="ce83" table:number-columns-repeated="3"/>
          <table:table-cell table:number-columns-repeated="11"/>
        </table:table-row>
        <table:table-row table:style-name="ro1">
          <table:table-cell table:style-name="ce111" table:formula="of:=[.A11]" office:value-type="float" office:value="298.15" calcext:value-type="float">
            <text:p>298.15</text:p>
          </table:table-cell>
          <table:table-cell table:formula="of:=([.$J11] - [.B11])" office:value-type="float" office:value="122.339550741942" calcext:value-type="float">
            <text:p>122.34</text:p>
          </table:table-cell>
          <table:table-cell table:formula="of:=([.$J11] - [.C11])" office:value-type="float" office:value="299.386114906815" calcext:value-type="float">
            <text:p>299.39</text:p>
          </table:table-cell>
          <table:table-cell table:formula="of:=([.$J11] - [.D11])" office:value-type="float" office:value="313.527782605182" calcext:value-type="float">
            <text:p>313.53</text:p>
          </table:table-cell>
          <table:table-cell table:formula="of:=([.$J11] - [.E11])" office:value-type="float" office:value="326.003054477991" calcext:value-type="float">
            <text:p>326.00</text:p>
          </table:table-cell>
          <table:table-cell table:formula="of:=([.$J11] - [.F11])" office:value-type="float" office:value="328.249074946117" calcext:value-type="float">
            <text:p>328.25</text:p>
          </table:table-cell>
          <table:table-cell table:formula="of:=([.$J11] - [.G11])" office:value-type="float" office:value="332.859657484583" calcext:value-type="float">
            <text:p>332.86</text:p>
          </table:table-cell>
          <table:table-cell table:formula="of:=([.$J11] - [.H11])" office:value-type="float" office:value="337.701935463886" calcext:value-type="float">
            <text:p>337.70</text:p>
          </table:table-cell>
          <table:table-cell table:formula="of:=([.$J11] - [.I11])" office:value-type="float" office:value="341.524330642984" calcext:value-type="float">
            <text:p>341.52</text:p>
          </table:table-cell>
          <table:table-cell table:number-columns-repeated="5"/>
          <table:table-cell table:style-name="ce83" table:number-columns-repeated="3"/>
          <table:table-cell table:number-columns-repeated="11"/>
        </table:table-row>
        <table:table-row table:style-name="ro1"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4" office:value-type="string" calcext:value-type="string" table:number-columns-spanned="9" table:number-rows-spanned="1">
            <text:p>Radiative Forcing (Absorption * absorption fraction)</text:p>
          </table:table-cell>
          <table:covered-table-cell table:number-columns-repeated="8" table:style-name="Default"/>
          <table:table-cell table:style-name="Default" table:number-columns-repeated="5"/>
          <table:table-cell table:number-columns-repeated="14"/>
        </table:table-row>
        <table:table-row table:style-name="ro3">
          <table:table-cell table:style-name="ce53" office:value-type="string" calcext:value-type="string">
            <text:p>Temperature (K)</text:p>
          </table:table-cell>
          <table:table-cell table:style-name="ce53" office:value-type="string" calcext:value-type="string">
            <text:p>0% RH</text:p>
          </table:table-cell>
          <table:table-cell table:style-name="ce53" office:value-type="string" calcext:value-type="string">
            <text:p>10% RH</text:p>
          </table:table-cell>
          <table:table-cell table:style-name="ce53" office:value-type="string" calcext:value-type="string">
            <text:p>20% RH</text:p>
          </table:table-cell>
          <table:table-cell table:style-name="ce53" office:value-type="string" calcext:value-type="string">
            <text:p>40% RH</text:p>
          </table:table-cell>
          <table:table-cell table:style-name="ce53" office:value-type="string" calcext:value-type="string">
            <text:p>46% RH</text:p>
          </table:table-cell>
          <table:table-cell table:style-name="ce53" office:value-type="string" calcext:value-type="string">
            <text:p>60% RH</text:p>
          </table:table-cell>
          <table:table-cell table:style-name="ce53" office:value-type="string" calcext:value-type="string">
            <text:p>80% RH</text:p>
          </table:table-cell>
          <table:table-cell table:style-name="ce150" office:value-type="string" calcext:value-type="string">
            <text:p>100% RH</text:p>
          </table:table-cell>
          <table:table-cell table:style-name="ce166"/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111" table:formula="of:=[.A3]" office:value-type="float" office:value="283.15" calcext:value-type="float">
            <text:p>283.15</text:p>
          </table:table-cell>
          <table:table-cell table:formula="of:=[.B15] * [$Summary.$A$4] * [$Summary.$B$4]" office:value-type="float" office:value="53.40930190357" calcext:value-type="float">
            <text:p>53.41</text:p>
          </table:table-cell>
          <table:table-cell table:formula="of:=[.C15] * [$Summary.$A$4] * [$Summary.$B$4]" office:value-type="float" office:value="121.91604594262" calcext:value-type="float">
            <text:p>121.92</text:p>
          </table:table-cell>
          <table:table-cell table:formula="of:=[.D15] * [$Summary.$A$4] * [$Summary.$B$4]" office:value-type="float" office:value="129.586617646445" calcext:value-type="float">
            <text:p>129.59</text:p>
          </table:table-cell>
          <table:table-cell table:formula="of:=[.E15] * [$Summary.$A$4] * [$Summary.$B$4]" office:value-type="float" office:value="136.658434016753" calcext:value-type="float">
            <text:p>136.66</text:p>
          </table:table-cell>
          <table:table-cell table:formula="of:=[.F15] * [$Summary.$A$4] * [$Summary.$B$4]" office:value-type="float" office:value="137.971322824745" calcext:value-type="float">
            <text:p>137.97</text:p>
          </table:table-cell>
          <table:table-cell table:formula="of:=[.G15] * [$Summary.$A$4] * [$Summary.$B$4]" office:value-type="float" office:value="140.379924654435" calcext:value-type="float">
            <text:p>140.38</text:p>
          </table:table-cell>
          <table:table-cell table:formula="of:=[.H15] * [$Summary.$A$4] * [$Summary.$B$4]" office:value-type="float" office:value="142.8252733671" calcext:value-type="float">
            <text:p>142.83</text:p>
          </table:table-cell>
          <table:table-cell table:formula="of:=[.I15] * [$Summary.$A$4] * [$Summary.$B$4]" office:value-type="float" office:value="144.620381527989" calcext:value-type="float">
            <text:p>144.62</text:p>
          </table:table-cell>
          <table:table-cell table:style-name="Default"/>
          <table:table-cell table:style-name="ce78" table:number-columns-repeated="2"/>
          <table:table-cell table:style-name="ce81" table:number-columns-repeated="4"/>
          <table:table-cell table:number-columns-repeated="12"/>
        </table:table-row>
        <table:table-row table:style-name="ro1">
          <table:table-cell table:style-name="ce111" table:formula="of:=[.A4]" office:value-type="float" office:value="287.15" calcext:value-type="float">
            <text:p>287.15</text:p>
          </table:table-cell>
          <table:table-cell table:formula="of:=[.B16] * [$Summary.$A$4] * [$Summary.$B$4]" office:value-type="float" office:value="56.8876981768056" calcext:value-type="float">
            <text:p>56.89</text:p>
          </table:table-cell>
          <table:table-cell table:formula="of:=[.C16] * [$Summary.$A$4] * [$Summary.$B$4]" office:value-type="float" office:value="132.660849976942" calcext:value-type="float">
            <text:p>132.66</text:p>
          </table:table-cell>
          <table:table-cell table:formula="of:=[.D16] * [$Summary.$A$4] * [$Summary.$B$4]" office:value-type="float" office:value="140.481858592711" calcext:value-type="float">
            <text:p>140.48</text:p>
          </table:table-cell>
          <table:table-cell table:formula="of:=[.E16] * [$Summary.$A$4] * [$Summary.$B$4]" office:value-type="float" office:value="147.483983569622" calcext:value-type="float">
            <text:p>147.48</text:p>
          </table:table-cell>
          <table:table-cell table:formula="of:=[.F16] * [$Summary.$A$4] * [$Summary.$B$4]" office:value-type="float" office:value="148.779921506224" calcext:value-type="float">
            <text:p>148.78</text:p>
          </table:table-cell>
          <table:table-cell table:formula="of:=[.G16] * [$Summary.$A$4] * [$Summary.$B$4]" office:value-type="float" office:value="151.137468551248" calcext:value-type="float">
            <text:p>151.14</text:p>
          </table:table-cell>
          <table:table-cell table:formula="of:=[.H16] * [$Summary.$A$4] * [$Summary.$B$4]" office:value-type="float" office:value="153.554817590564" calcext:value-type="float">
            <text:p>153.55</text:p>
          </table:table-cell>
          <table:table-cell table:formula="of:=[.I16] * [$Summary.$A$4] * [$Summary.$B$4]" office:value-type="float" office:value="155.351094612808" calcext:value-type="float">
            <text:p>155.35</text:p>
          </table:table-cell>
          <table:table-cell/>
          <table:table-cell table:style-name="ce79"/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11" table:formula="of:=[.A5]" office:value-type="float" office:value="288.15" calcext:value-type="float">
            <text:p>288.15</text:p>
          </table:table-cell>
          <table:table-cell table:formula="of:=[.B17] * [$Summary.$A$4] * [$Summary.$B$4]" office:value-type="float" office:value="57.7832021817733" calcext:value-type="float">
            <text:p>57.78</text:p>
          </table:table-cell>
          <table:table-cell table:formula="of:=[.C17] * [$Summary.$A$4] * [$Summary.$B$4]" office:value-type="float" office:value="135.43133375452" calcext:value-type="float">
            <text:p>135.43</text:p>
          </table:table-cell>
          <table:table-cell table:formula="of:=[.D17] * [$Summary.$A$4] * [$Summary.$B$4]" office:value-type="float" office:value="143.270432417686" calcext:value-type="float">
            <text:p>143.27</text:p>
          </table:table-cell>
          <table:table-cell table:formula="of:=[.E17] * [$Summary.$A$4] * [$Summary.$B$4]" office:value-type="float" office:value="150.246272849007" calcext:value-type="float">
            <text:p>150.25</text:p>
          </table:table-cell>
          <table:table-cell table:formula="of:=[.F17] * [$Summary.$A$4] * [$Summary.$B$4]" office:value-type="float" office:value="151.540026141751" calcext:value-type="float">
            <text:p>151.54</text:p>
          </table:table-cell>
          <table:table-cell table:formula="of:=[.G17] * [$Summary.$A$4] * [$Summary.$B$4]" office:value-type="float" office:value="153.890988869057" calcext:value-type="float">
            <text:p>153.89</text:p>
          </table:table-cell>
          <table:table-cell table:formula="of:=[.H17] * [$Summary.$A$4] * [$Summary.$B$4]" office:value-type="float" office:value="156.308945580656" calcext:value-type="float">
            <text:p>156.31</text:p>
          </table:table-cell>
          <table:table-cell table:formula="of:=[.I17] * [$Summary.$A$4] * [$Summary.$B$4]" office:value-type="float" office:value="158.113210601934" calcext:value-type="float">
            <text:p>158.11</text:p>
          </table:table-cell>
          <table:table-cell table:number-columns-repeated="3"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11" table:formula="of:=[.A6]" office:value-type="float" office:value="289.15" calcext:value-type="float">
            <text:p>289.15</text:p>
          </table:table-cell>
          <table:table-cell table:formula="of:=[.B18] * [$Summary.$A$4] * [$Summary.$B$4]" office:value-type="float" office:value="58.6904702573346" calcext:value-type="float">
            <text:p>58.69</text:p>
          </table:table-cell>
          <table:table-cell table:formula="of:=[.C18] * [$Summary.$A$4] * [$Summary.$B$4]" office:value-type="float" office:value="138.234708102961" calcext:value-type="float">
            <text:p>138.23</text:p>
          </table:table-cell>
          <table:table-cell table:formula="of:=[.D18] * [$Summary.$A$4] * [$Summary.$B$4]" office:value-type="float" office:value="146.085361684749" calcext:value-type="float">
            <text:p>146.09</text:p>
          </table:table-cell>
          <table:table-cell table:formula="of:=[.E18] * [$Summary.$A$4] * [$Summary.$B$4]" office:value-type="float" office:value="153.040300475688" calcext:value-type="float">
            <text:p>153.04</text:p>
          </table:table-cell>
          <table:table-cell table:formula="of:=[.F18] * [$Summary.$A$4] * [$Summary.$B$4]" office:value-type="float" office:value="154.321922571643" calcext:value-type="float">
            <text:p>154.32</text:p>
          </table:table-cell>
          <table:table-cell table:formula="of:=[.G18] * [$Summary.$A$4] * [$Summary.$B$4]" office:value-type="float" office:value="156.673518597239" calcext:value-type="float">
            <text:p>156.67</text:p>
          </table:table-cell>
          <table:table-cell table:formula="of:=[.H18] * [$Summary.$A$4] * [$Summary.$B$4]" office:value-type="float" office:value="159.09577114229" calcext:value-type="float">
            <text:p>159.10</text:p>
          </table:table-cell>
          <table:table-cell table:formula="of:=[.I18] * [$Summary.$A$4] * [$Summary.$B$4]" office:value-type="float" office:value="160.911444041462" calcext:value-type="float">
            <text:p>160.91</text:p>
          </table:table-cell>
          <table:table-cell table:style-name="Default"/>
          <table:table-cell table:style-name="ce79"/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11" table:formula="of:=[.A7]" office:value-type="float" office:value="290.15" calcext:value-type="float">
            <text:p>290.15</text:p>
          </table:table-cell>
          <table:table-cell table:formula="of:=[.B19] * [$Summary.$A$4] * [$Summary.$B$4]" office:value-type="float" office:value="59.6060423467932" calcext:value-type="float">
            <text:p>59.61</text:p>
          </table:table-cell>
          <table:table-cell table:formula="of:=[.C19] * [$Summary.$A$4] * [$Summary.$B$4]" office:value-type="float" office:value="141.066270933047" calcext:value-type="float">
            <text:p>141.07</text:p>
          </table:table-cell>
          <table:table-cell table:formula="of:=[.D19] * [$Summary.$A$4] * [$Summary.$B$4]" office:value-type="float" office:value="148.92282632776" calcext:value-type="float">
            <text:p>148.92</text:p>
          </table:table-cell>
          <table:table-cell table:formula="of:=[.E19] * [$Summary.$A$4] * [$Summary.$B$4]" office:value-type="float" office:value="155.854709883265" calcext:value-type="float">
            <text:p>155.85</text:p>
          </table:table-cell>
          <table:table-cell table:formula="of:=[.F19] * [$Summary.$A$4] * [$Summary.$B$4]" office:value-type="float" office:value="157.12954357098" calcext:value-type="float">
            <text:p>157.13</text:p>
          </table:table-cell>
          <table:table-cell table:formula="of:=[.G19] * [$Summary.$A$4] * [$Summary.$B$4]" office:value-type="float" office:value="159.483490542737" calcext:value-type="float">
            <text:p>159.48</text:p>
          </table:table-cell>
          <table:table-cell table:formula="of:=[.H19] * [$Summary.$A$4] * [$Summary.$B$4]" office:value-type="float" office:value="161.914088699078" calcext:value-type="float">
            <text:p>161.91</text:p>
          </table:table-cell>
          <table:table-cell table:formula="of:=[.I19] * [$Summary.$A$4] * [$Summary.$B$4]" office:value-type="float" office:value="163.745146781708" calcext:value-type="float">
            <text:p>163.75</text:p>
          </table:table-cell>
          <table:table-cell table:style-name="Default"/>
          <table:table-cell table:style-name="ce79"/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11" table:formula="of:=[.A8]" office:value-type="float" office:value="291.15" calcext:value-type="float">
            <text:p>291.15</text:p>
          </table:table-cell>
          <table:table-cell table:formula="of:=[.B20] * [$Summary.$A$4] * [$Summary.$B$4]" office:value-type="float" office:value="60.534920571924" calcext:value-type="float">
            <text:p>60.53</text:p>
          </table:table-cell>
          <table:table-cell table:formula="of:=[.C20] * [$Summary.$A$4] * [$Summary.$B$4]" office:value-type="float" office:value="143.931173474" calcext:value-type="float">
            <text:p>143.93</text:p>
          </table:table-cell>
          <table:table-cell table:formula="of:=[.D20] * [$Summary.$A$4] * [$Summary.$B$4]" office:value-type="float" office:value="151.78806280256" calcext:value-type="float">
            <text:p>151.79</text:p>
          </table:table-cell>
          <table:table-cell table:formula="of:=[.E20] * [$Summary.$A$4] * [$Summary.$B$4]" office:value-type="float" office:value="158.697883885013" calcext:value-type="float">
            <text:p>158.70</text:p>
          </table:table-cell>
          <table:table-cell table:formula="of:=[.F20] * [$Summary.$A$4] * [$Summary.$B$4]" office:value-type="float" office:value="160.059773292364" calcext:value-type="float">
            <text:p>160.06</text:p>
          </table:table-cell>
          <table:table-cell table:formula="of:=[.G20] * [$Summary.$A$4] * [$Summary.$B$4]" office:value-type="float" office:value="162.331556748994" calcext:value-type="float">
            <text:p>162.33</text:p>
          </table:table-cell>
          <table:table-cell table:formula="of:=[.H20] * [$Summary.$A$4] * [$Summary.$B$4]" office:value-type="float" office:value="164.769176495959" calcext:value-type="float">
            <text:p>164.77</text:p>
          </table:table-cell>
          <table:table-cell table:formula="of:=[.I20] * [$Summary.$A$4] * [$Summary.$B$4]" office:value-type="float" office:value="166.619453218102" calcext:value-type="float">
            <text:p>166.62</text:p>
          </table:table-cell>
          <table:table-cell table:style-name="Default"/>
          <table:table-cell table:style-name="ce79"/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11" table:formula="of:=[.A9]" office:value-type="float" office:value="292.15" calcext:value-type="float">
            <text:p>292.15</text:p>
          </table:table-cell>
          <table:table-cell table:formula="of:=[.B21] * [$Summary.$A$4] * [$Summary.$B$4]" office:value-type="float" office:value="61.4738568924013" calcext:value-type="float">
            <text:p>61.47</text:p>
          </table:table-cell>
          <table:table-cell table:formula="of:=[.C21] * [$Summary.$A$4] * [$Summary.$B$4]" office:value-type="float" office:value="146.823650909559" calcext:value-type="float">
            <text:p>146.82</text:p>
          </table:table-cell>
          <table:table-cell table:formula="of:=[.D21] * [$Summary.$A$4] * [$Summary.$B$4]" office:value-type="float" office:value="154.676738769539" calcext:value-type="float">
            <text:p>154.68</text:p>
          </table:table-cell>
          <table:table-cell table:formula="of:=[.E21] * [$Summary.$A$4] * [$Summary.$B$4]" office:value-type="float" office:value="161.566838891001" calcext:value-type="float">
            <text:p>161.57</text:p>
          </table:table-cell>
          <table:table-cell table:formula="of:=[.F21] * [$Summary.$A$4] * [$Summary.$B$4]" office:value-type="float" office:value="162.923654866016" calcext:value-type="float">
            <text:p>162.92</text:p>
          </table:table-cell>
          <table:table-cell table:formula="of:=[.G21] * [$Summary.$A$4] * [$Summary.$B$4]" office:value-type="float" office:value="165.199336827089" calcext:value-type="float">
            <text:p>165.20</text:p>
          </table:table-cell>
          <table:table-cell table:formula="of:=[.H21] * [$Summary.$A$4] * [$Summary.$B$4]" office:value-type="float" office:value="167.659028070075" calcext:value-type="float">
            <text:p>167.66</text:p>
          </table:table-cell>
          <table:table-cell table:formula="of:=[.I21] * [$Summary.$A$4] * [$Summary.$B$4]" office:value-type="float" office:value="169.532297788666" calcext:value-type="float">
            <text:p>169.53</text:p>
          </table:table-cell>
          <table:table-cell table:style-name="Default"/>
          <table:table-cell table:style-name="ce79"/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11" table:formula="of:=[.A10]" office:value-type="float" office:value="293.15" calcext:value-type="float">
            <text:p>293.15</text:p>
          </table:table-cell>
          <table:table-cell table:formula="of:=[.B22] * [$Summary.$A$4] * [$Summary.$B$4]" office:value-type="float" office:value="62.4225657889358" calcext:value-type="float">
            <text:p>62.42</text:p>
          </table:table-cell>
          <table:table-cell table:formula="of:=[.C22] * [$Summary.$A$4] * [$Summary.$B$4]" office:value-type="float" office:value="149.743857062644" calcext:value-type="float">
            <text:p>149.74</text:p>
          </table:table-cell>
          <table:table-cell table:formula="of:=[.D22] * [$Summary.$A$4] * [$Summary.$B$4]" office:value-type="float" office:value="157.589905664376" calcext:value-type="float">
            <text:p>157.59</text:p>
          </table:table-cell>
          <table:table-cell table:formula="of:=[.E22] * [$Summary.$A$4] * [$Summary.$B$4]" office:value-type="float" office:value="164.462401260403" calcext:value-type="float">
            <text:p>164.46</text:p>
          </table:table-cell>
          <table:table-cell table:formula="of:=[.F22] * [$Summary.$A$4] * [$Summary.$B$4]" office:value-type="float" office:value="165.815628004599" calcext:value-type="float">
            <text:p>165.82</text:p>
          </table:table-cell>
          <table:table-cell table:formula="of:=[.G22] * [$Summary.$A$4] * [$Summary.$B$4]" office:value-type="float" office:value="168.103955628227" calcext:value-type="float">
            <text:p>168.10</text:p>
          </table:table-cell>
          <table:table-cell table:formula="of:=[.H22] * [$Summary.$A$4] * [$Summary.$B$4]" office:value-type="float" office:value="170.584949247604" calcext:value-type="float">
            <text:p>170.58</text:p>
          </table:table-cell>
          <table:table-cell table:formula="of:=[.I22] * [$Summary.$A$4] * [$Summary.$B$4]" office:value-type="float" office:value="172.485534950021" calcext:value-type="float">
            <text:p>172.49</text:p>
          </table:table-cell>
          <table:table-cell table:style-name="Default" table:number-columns-repeated="5"/>
          <table:table-cell table:number-columns-repeated="14"/>
        </table:table-row>
        <table:table-row table:style-name="ro1">
          <table:table-cell table:style-name="ce111" table:formula="of:=[.A11]" office:value-type="float" office:value="298.15" calcext:value-type="float">
            <text:p>298.15</text:p>
          </table:table-cell>
          <table:table-cell table:formula="of:=[.B23] * [$Summary.$A$4] * [$Summary.$B$4]" office:value-type="float" office:value="67.3212266516082" calcext:value-type="float">
            <text:p>67.32</text:p>
          </table:table-cell>
          <table:table-cell table:formula="of:=[.C23] * [$Summary.$A$4] * [$Summary.$B$4]" office:value-type="float" office:value="164.746726432732" calcext:value-type="float">
            <text:p>164.75</text:p>
          </table:table-cell>
          <table:table-cell table:formula="of:=[.D23] * [$Summary.$A$4] * [$Summary.$B$4]" office:value-type="float" office:value="172.528628610563" calcext:value-type="float">
            <text:p>172.53</text:p>
          </table:table-cell>
          <table:table-cell table:formula="of:=[.E23] * [$Summary.$A$4] * [$Summary.$B$4]" office:value-type="float" office:value="179.393543514994" calcext:value-type="float">
            <text:p>179.39</text:p>
          </table:table-cell>
          <table:table-cell table:formula="of:=[.F23] * [$Summary.$A$4] * [$Summary.$B$4]" office:value-type="float" office:value="180.629487672724" calcext:value-type="float">
            <text:p>180.63</text:p>
          </table:table-cell>
          <table:table-cell table:formula="of:=[.G23] * [$Summary.$A$4] * [$Summary.$B$4]" office:value-type="float" office:value="183.166607272932" calcext:value-type="float">
            <text:p>183.17</text:p>
          </table:table-cell>
          <table:table-cell table:formula="of:=[.H23] * [$Summary.$A$4] * [$Summary.$B$4]" office:value-type="float" office:value="185.831224654456" calcext:value-type="float">
            <text:p>185.83</text:p>
          </table:table-cell>
          <table:table-cell table:formula="of:=[.I23] * [$Summary.$A$4] * [$Summary.$B$4]" office:value-type="float" office:value="187.934619105747" calcext:value-type="float">
            <text:p>187.93</text:p>
          </table:table-cell>
          <table:table-cell table:style-name="Default" table:number-columns-repeated="5"/>
          <table:table-cell table:number-columns-repeated="14"/>
        </table:table-row>
        <table:table-row table:style-name="ro1">
          <table:table-cell table:style-name="ce4"/>
          <table:table-cell table:style-name="Default" table:number-columns-repeated="5"/>
          <table:table-cell table:style-name="ce65"/>
          <table:table-cell table:style-name="Default" table:number-columns-repeated="7"/>
          <table:table-cell table:number-columns-repeated="14"/>
        </table:table-row>
        <table:table-row table:style-name="ro1">
          <table:table-cell table:style-name="ce4" office:value-type="string" calcext:value-type="string" table:number-columns-spanned="5" table:number-rows-spanned="1">
            <text:p>Results of iterations to find <text:s/>Δ RF and Δ T for CO2 &amp; H2O</text:p>
          </table:table-cell>
          <table:covered-table-cell table:number-columns-repeated="4" table:style-name="Default"/>
          <table:table-cell table:style-name="Default"/>
          <table:table-cell table:style-name="ce65"/>
          <table:table-cell table:style-name="Default" table:number-columns-repeated="7"/>
          <table:table-cell table:number-columns-repeated="14"/>
        </table:table-row>
        <table:table-row table:style-name="ro3">
          <table:table-cell table:style-name="ce53" office:value-type="string" calcext:value-type="string">
            <text:p>RH</text:p>
          </table:table-cell>
          <table:table-cell table:style-name="ce53" office:value-type="string" calcext:value-type="string">
            <text:p>Calibration ΔT/Δ RF</text:p>
          </table:table-cell>
          <table:table-cell table:style-name="ce35" office:value-type="string" calcext:value-type="string">
            <text:p>Δ RF </text:p>
          </table:table-cell>
          <table:table-cell table:style-name="ce35" office:value-type="string" calcext:value-type="string">
            <text:p>Δ T</text:p>
          </table:table-cell>
          <table:table-cell table:style-name="ce35" office:value-type="string" calcext:value-type="string">
            <text:p>Δ T / Δ RF </text:p>
          </table:table-cell>
          <table:table-cell table:style-name="Default"/>
          <table:table-cell table:style-name="ce65"/>
          <table:table-cell table:style-name="Default" table:number-columns-repeated="7"/>
          <table:table-cell table:number-columns-repeated="14"/>
        </table:table-row>
        <table:table-row table:style-name="ro1">
          <table:table-cell table:style-name="ce158" office:value-type="percentage" office:value="0" calcext:value-type="percentage">
            <text:p>0%</text:p>
          </table:table-cell>
          <table:table-cell table:style-name="ce145" table:formula="of:=[$Summary.E81]" office:value-type="float" office:value="0.602188988012656" calcext:value-type="float">
            <text:p>0.6022</text:p>
          </table:table-cell>
          <table:table-cell table:style-name="ce147" table:formula="of:=[.B102]-[.B54]" office:value-type="float" office:value="4.29982040416009" calcext:value-type="float">
            <text:p>4.30</text:p>
          </table:table-cell>
          <table:table-cell table:style-name="ce147" table:formula="of:=[.A102]-[.A54]" office:value-type="float" office:value="4.69644989327463" calcext:value-type="float">
            <text:p>4.70</text:p>
          </table:table-cell>
          <table:table-cell table:style-name="ce65" table:formula="of:=[.D39]/[.C39]" office:value-type="float" office:value="1.09224326874927" calcext:value-type="float">
            <text:p>1.0922</text:p>
          </table:table-cell>
          <table:table-cell table:style-name="Default"/>
          <table:table-cell table:style-name="ce65"/>
          <table:table-cell table:style-name="Default" table:number-columns-repeated="7"/>
          <table:table-cell table:number-columns-repeated="14"/>
        </table:table-row>
        <table:table-row table:style-name="ro1">
          <table:table-cell table:style-name="ce158" office:value-type="percentage" office:value="0.2" calcext:value-type="percentage">
            <text:p>20%</text:p>
          </table:table-cell>
          <table:table-cell table:style-name="ce145" table:formula="of:=[$Summary.E69]" office:value-type="float" office:value="0.232932982761785" calcext:value-type="float">
            <text:p>0.2329</text:p>
          </table:table-cell>
          <table:table-cell table:style-name="ce122" table:formula="of:=[.D102]-[.D54]" office:value-type="float" office:value="4.59682875199394" calcext:value-type="float">
            <text:p>4.60</text:p>
          </table:table-cell>
          <table:table-cell table:style-name="ce122" table:formula="of:=[.C102]-[.C54]" office:value-type="float" office:value="1.6436113774501" calcext:value-type="float">
            <text:p>1.64</text:p>
          </table:table-cell>
          <table:table-cell table:style-name="ce65" table:formula="of:=[.D40]/[.C40]" office:value-type="float" office:value="0.357553319065271" calcext:value-type="float">
            <text:p>0.3576</text:p>
          </table:table-cell>
          <table:table-cell table:style-name="Default"/>
          <table:table-cell table:style-name="ce65"/>
          <table:table-cell table:style-name="Default" table:number-columns-repeated="7"/>
          <table:table-cell table:number-columns-repeated="14"/>
        </table:table-row>
        <table:table-row table:style-name="ro1">
          <table:table-cell table:style-name="ce118" office:value-type="percentage" office:value="0.4" calcext:value-type="percentage">
            <text:p>40%</text:p>
          </table:table-cell>
          <table:table-cell table:style-name="ce128" table:formula="of:=[$Summary.E58]" office:value-type="float" office:value="0.221205979173845" calcext:value-type="float">
            <text:p>0.2212</text:p>
          </table:table-cell>
          <table:table-cell table:style-name="ce122" table:formula="of:=[.F102]-[.F54]" office:value-type="float" office:value="3.38504020903315" calcext:value-type="float">
            <text:p>3.39</text:p>
          </table:table-cell>
          <table:table-cell table:style-name="ce122" table:formula="of:=[.E102]-[.E54]" office:value-type="float" office:value="1.22313013192331" calcext:value-type="float">
            <text:p>1.22</text:p>
          </table:table-cell>
          <table:table-cell table:style-name="ce65" table:formula="of:=[.D41]/[.C41]" office:value-type="float" office:value="0.361334003850036" calcext:value-type="float">
            <text:p>0.3613</text:p>
          </table:table-cell>
          <table:table-cell table:style-name="Default"/>
          <table:table-cell table:style-name="ce65"/>
          <table:table-cell table:style-name="Default" table:number-columns-repeated="7"/>
          <table:table-cell table:number-columns-repeated="14"/>
        </table:table-row>
        <table:table-row table:style-name="ro1">
          <table:table-cell table:style-name="ce118" office:value-type="percentage" office:value="0.46" calcext:value-type="percentage">
            <text:p>46%</text:p>
          </table:table-cell>
          <table:table-cell table:style-name="ce128" table:formula="of:=[$Summary.E47]" office:value-type="float" office:value="0.219152505285847" calcext:value-type="float">
            <text:p>0.2192</text:p>
          </table:table-cell>
          <table:table-cell table:style-name="ce122" table:formula="of:=[.H102]-[.H54]" office:value-type="float" office:value="3.1806086807137" calcext:value-type="float">
            <text:p>3.18</text:p>
          </table:table-cell>
          <table:table-cell table:style-name="ce122" table:formula="of:=[.G102]-[.G54]" office:value-type="float" office:value="1.15253089500663" calcext:value-type="float">
            <text:p>1.15</text:p>
          </table:table-cell>
          <table:table-cell table:style-name="ce65" table:formula="of:=[.D42]/[.C42]" office:value-type="float" office:value="0.362361739749769" calcext:value-type="float">
            <text:p>0.3624</text:p>
          </table:table-cell>
          <table:table-cell table:style-name="Default"/>
          <table:table-cell table:style-name="ce65"/>
          <table:table-cell table:style-name="Default" table:number-columns-repeated="7"/>
          <table:table-cell table:number-columns-repeated="14"/>
        </table:table-row>
        <table:table-row table:style-name="ro1">
          <table:table-cell table:style-name="ce119" office:value-type="percentage" office:value="0.6" calcext:value-type="percentage">
            <text:p>60%</text:p>
          </table:table-cell>
          <table:table-cell table:style-name="ce121" table:formula="of:=[$Summary.E36]" office:value-type="float" office:value="0.215504869749754" calcext:value-type="float">
            <text:p>0.2155</text:p>
          </table:table-cell>
          <table:table-cell table:style-name="ce122" table:formula="of:=[.J102]-[.J54]" office:value-type="float" office:value="2.85294796159849" calcext:value-type="float">
            <text:p>2.85</text:p>
          </table:table-cell>
          <table:table-cell table:style-name="ce122" table:formula="of:=[.I102]-[.I54]" office:value-type="float" office:value="1.03568465330454" calcext:value-type="float">
            <text:p>1.04</text:p>
          </table:table-cell>
          <table:table-cell table:style-name="ce65" table:formula="of:=[.D43]/[.C43]" office:value-type="float" office:value="0.363022623351411" calcext:value-type="float">
            <text:p>0.3630</text:p>
          </table:table-cell>
          <table:table-cell table:style-name="Default"/>
          <table:table-cell table:style-name="ce65"/>
          <table:table-cell table:style-name="Default" table:number-columns-repeated="7"/>
          <table:table-cell table:number-columns-repeated="14"/>
        </table:table-row>
        <table:table-row table:style-name="ro1">
          <table:table-cell table:style-name="ce118" office:value-type="percentage" office:value="0.8" calcext:value-type="percentage">
            <text:p>80%</text:p>
          </table:table-cell>
          <table:table-cell table:style-name="ce128" table:formula="of:=[$Summary.E25]" office:value-type="float" office:value="0.211883810536102" calcext:value-type="float">
            <text:p>0.2119</text:p>
          </table:table-cell>
          <table:table-cell table:formula="of:=[.L102]-[.L54]" office:value-type="float" office:value="2.54938924565064" calcext:value-type="float">
            <text:p>2.55</text:p>
          </table:table-cell>
          <table:table-cell table:formula="of:=[.K102]-[.K54]" office:value-type="float" office:value="0.925954185169417" calcext:value-type="float">
            <text:p>0.93</text:p>
          </table:table-cell>
          <table:table-cell table:style-name="ce65" table:formula="of:=[.D44]/[.C44]" office:value-type="float" office:value="0.363206280386226" calcext:value-type="float">
            <text:p>0.3632</text:p>
          </table:table-cell>
          <table:table-cell table:style-name="Default"/>
          <table:table-cell table:style-name="ce65"/>
          <table:table-cell table:style-name="Default" table:number-columns-repeated="7"/>
          <table:table-cell table:number-columns-repeated="14"/>
        </table:table-row>
        <table:table-row table:style-name="ro1">
          <table:table-cell table:style-name="ce118" office:value-type="percentage" office:value="1" calcext:value-type="percentage">
            <text:p>100%</text:p>
          </table:table-cell>
          <table:table-cell table:style-name="ce128" table:formula="of:=[$Summary.E14]" office:value-type="float" office:value="0.209260970903904" calcext:value-type="float">
            <text:p>0.2093</text:p>
          </table:table-cell>
          <table:table-cell table:formula="of:=[.N102]-[.N54]" office:value-type="float" office:value="2.41616347227432" calcext:value-type="float">
            <text:p>2.42</text:p>
          </table:table-cell>
          <table:table-cell table:formula="of:=[.M102]-[.M54]" office:value-type="float" office:value="0.875365463362641" calcext:value-type="float">
            <text:p>0.88</text:p>
          </table:table-cell>
          <table:table-cell table:style-name="ce65" table:formula="of:=[.D45]/[.C45]" office:value-type="float" office:value="0.362295628341184" calcext:value-type="float">
            <text:p>0.3623</text:p>
          </table:table-cell>
          <table:table-cell table:style-name="Default"/>
          <table:table-cell table:style-name="ce65"/>
          <table:table-cell table:style-name="Default" table:number-columns-repeated="7"/>
          <table:table-cell table:number-columns-repeated="14"/>
        </table:table-row>
        <table:table-row table:style-name="ro1">
          <table:table-cell table:style-name="ce4"/>
          <table:table-cell table:style-name="Default" table:number-columns-repeated="5"/>
          <table:table-cell table:style-name="ce65"/>
          <table:table-cell table:style-name="Default" table:number-columns-repeated="7"/>
          <table:table-cell table:number-columns-repeated="14"/>
        </table:table-row>
        <table:table-row table:style-name="ro1">
          <table:table-cell table:style-name="ce1" office:value-type="string" calcext:value-type="string" table:number-columns-spanned="8" table:number-rows-spanned="1">
            <text:p>Iteration of RF due to temperature increase</text:p>
          </table:table-cell>
          <table:covered-table-cell table:number-columns-repeated="7" table:style-name="Default"/>
          <table:table-cell table:style-name="Default" table:number-columns-repeated="6"/>
          <table:table-cell table:number-columns-repeated="14"/>
        </table:table-row>
        <table:table-row table:style-name="ro3">
          <table:table-cell table:style-name="ce124" office:value-type="string" calcext:value-type="string" table:number-columns-spanned="2" table:number-rows-spanned="1">
            <text:p>Cubic polynomial coefficients – 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2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4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46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60%RH</text:p>
          </table:table-cell>
          <table:covered-table-cell table:style-name="ce123"/>
          <table:table-cell table:style-name="ce124" office:value-type="string" calcext:value-type="string" table:number-columns-spanned="2" table:number-rows-spanned="1">
            <text:p>Cubic polynomial coefficients – 80%RH</text:p>
          </table:table-cell>
          <table:covered-table-cell table:style-name="ce85"/>
          <table:table-cell table:style-name="ce124" office:value-type="string" calcext:value-type="string" table:number-columns-spanned="2" table:number-rows-spanned="1">
            <text:p>Cubic polynomial coefficients – 100%RH</text:p>
          </table:table-cell>
          <table:covered-table-cell table:style-name="ce85"/>
          <table:table-cell table:number-columns-repeated="14"/>
        </table:table-row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number-columns-repeated="14"/>
        </table:table-row>
        <table:table-row table:style-name="ro1">
          <table:table-cell table:style-name="Default" table:formula="of:=INDEX(LINEST([.B27:.B35];[.A27:.A35]^{1;2;3};1;1);1)" office:value-type="float" office:value="-0.0000064555406936181" calcext:value-type="float">
            <text:p>-6.4555406936181E-06</text:p>
          </table:table-cell>
          <table:table-cell table:style-name="Default" table:formula="of:=INDEX(LINEST([.B27:.B35];[.A27:.A35]^{1;2;3};1;1);1;2)" office:value-type="float" office:value="0.0108810714735084" calcext:value-type="float">
            <text:p>0.010881071473509</text:p>
          </table:table-cell>
          <table:table-cell table:style-name="ce85" table:formula="of:=INDEX(LINEST([.D27:.D35];[.A27:.A35]^{1;2;3};1;1);1)" office:value-type="float" office:value="-0.000023460158821786" calcext:value-type="float">
            <text:p>-2.3460158821786E-05</text:p>
          </table:table-cell>
          <table:table-cell table:style-name="ce85" table:formula="of:=INDEX(LINEST([.D27:.D35];[.A27:.A35]^{1;2;3};1;1);1;2)" office:value-type="float" office:value="0.0329944446696709" calcext:value-type="float">
            <text:p>0.032994444669671</text:p>
          </table:table-cell>
          <table:table-cell table:style-name="ce85" table:formula="of:=INDEX(LINEST([.E27:.E35];[.A27:.A35]^{1;2;3};1;1);1)" office:value-type="float" office:value="0.000119969191746824" calcext:value-type="float">
            <text:p>0.000119969191747</text:p>
          </table:table-cell>
          <table:table-cell table:style-name="ce85" table:formula="of:=INDEX(LINEST([.E27:.E35];[.A27:.A35]^{1;2;3};1;1);1;2)" office:value-type="float" office:value="-0.0912128703289915" calcext:value-type="float">
            <text:p>-0.091212870328992</text:p>
          </table:table-cell>
          <table:table-cell table:style-name="ce85" table:formula="of:=INDEX(LINEST([.F27:.F35];[.A27:.A35]^{1;2;3};1;1);1)" office:value-type="float" office:value="-0.000259973034339675" calcext:value-type="float">
            <text:p>-0.00025997303434</text:p>
          </table:table-cell>
          <table:table-cell table:style-name="ce85" table:formula="of:=INDEX(LINEST([.F27:.F35];[.A27:.A35]^{1;2;3};1;1);1;2)" office:value-type="float" office:value="0.239211989568274" calcext:value-type="float">
            <text:p>0.239211989568274</text:p>
          </table:table-cell>
          <table:table-cell table:style-name="ce85" table:formula="of:=INDEX(LINEST([.G27:.G35];[.A27:.A35]^{1;2;3};1;1);1)" office:value-type="float" office:value="0.000191596884671842" calcext:value-type="float">
            <text:p>0.000191596884672</text:p>
          </table:table-cell>
          <table:table-cell table:style-name="ce85" table:formula="of:=INDEX(LINEST([.G27:.G35];[.A27:.A35]^{1;2;3};1;1);1;2)" office:value-type="float" office:value="-0.151576876559372" calcext:value-type="float">
            <text:p>-0.151576876559372</text:p>
          </table:table-cell>
          <table:table-cell table:style-name="ce85" table:formula="of:=INDEX(LINEST([.H27:.H35];[.A27:.A35]^{1;2;3};1;1);1)" office:value-type="float" office:value="0.000235890413597457" calcext:value-type="float">
            <text:p>0.000235890413597</text:p>
          </table:table-cell>
          <table:table-cell table:style-name="ce85" table:formula="of:=INDEX(LINEST([.H27:.H35];[.A27:.A35]^{1;2;3};1;1);1;2)" office:value-type="float" office:value="-0.188068213278453" calcext:value-type="float">
            <text:p>-0.188068213278453</text:p>
          </table:table-cell>
          <table:table-cell table:style-name="ce85" table:formula="of:=INDEX(LINEST([.I27:.I35];[.A27:.A35]^{1;2;3};1;1);1)" office:value-type="float" office:value="0.000262051862520605" calcext:value-type="float">
            <text:p>0.000262051862521</text:p>
          </table:table-cell>
          <table:table-cell table:style-name="ce85" table:formula="of:=INDEX(LINEST([.I27:.I35];[.A27:.A35]^{1;2;3};1;1);1;2)" office:value-type="float" office:value="-0.208940973683038" calcext:value-type="float">
            <text:p>-0.208940973683038</text:p>
          </table:table-cell>
          <table:table-cell table:number-columns-repeated="14"/>
        </table:table-row>
        <table:table-row table:style-name="ro1"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number-columns-repeated="11"/>
          <table:table-cell table:style-name="ce83" table:number-columns-repeated="3"/>
        </table:table-row>
        <table:table-row table:style-name="ro1">
          <table:table-cell table:style-name="Default" table:formula="of:=INDEX(LINEST([.B27:.B35];[.A27:.A35]^{1;2;3};1;1);1;3)" office:value-type="float" office:value="-3.76130230543867" calcext:value-type="float">
            <text:p>-3.76130230543867</text:p>
          </table:table-cell>
          <table:table-cell table:style-name="Default" table:formula="of:=INDEX(LINEST([.B27:.B35];[.A27:.A35]^{1;2;3};1;1);1;4)" office:value-type="float" office:value="392.592794399525" calcext:value-type="float">
            <text:p>392.592794399525</text:p>
          </table:table-cell>
          <table:table-cell table:style-name="ce85" table:formula="of:=INDEX(LINEST([.D27:.D35];[.A27:.A35]^{1;2;3};1;1);1;3)" office:value-type="float" office:value="-10.3699866740234" calcext:value-type="float">
            <text:p>-10.3699866740234</text:p>
          </table:table-cell>
          <table:table-cell table:style-name="ce85" table:formula="of:=INDEX(LINEST([.D27:.D35];[.A27:.A35]^{1;2;3};1;1);1;4)" office:value-type="float" office:value="953.129029103391" calcext:value-type="float">
            <text:p>953.129029103391</text:p>
          </table:table-cell>
          <table:table-cell table:style-name="ce85" table:formula="of:=INDEX(LINEST([.E27:.E35];[.A27:.A35]^{1;2;3};1;1);1;3)" office:value-type="float" office:value="25.4602350487176" calcext:value-type="float">
            <text:p>25.4602350487176</text:p>
          </table:table-cell>
          <table:table-cell table:style-name="ce85" table:formula="of:=INDEX(LINEST([.E27:.E35];[.A27:.A35]^{1;2;3};1;1);1;4)" office:value-type="float" office:value="-2482.96377509241" calcext:value-type="float">
            <text:p>-2482.96377509241</text:p>
          </table:table-cell>
          <table:table-cell table:style-name="ce85" table:formula="of:=INDEX(LINEST([.F27:.F35];[.A27:.A35]^{1;2;3};1;1);1;3)" office:value-type="float" office:value="-70.3100218242326" calcext:value-type="float">
            <text:p>-70.3100218242326</text:p>
          </table:table-cell>
          <table:table-cell table:style-name="ce85" table:formula="of:=INDEX(LINEST([.F27:.F35];[.A27:.A35]^{1;2;3};1;1);1;4)" office:value-type="float" office:value="6769.40579743906" calcext:value-type="float">
            <text:p>6769.40579743906</text:p>
          </table:table-cell>
          <table:table-cell table:style-name="ce85" table:formula="of:=INDEX(LINEST([.G27:.G35];[.A27:.A35]^{1;2;3};1;1);1;3)" office:value-type="float" office:value="42.3964714256078" calcext:value-type="float">
            <text:p>42.3964714256078</text:p>
          </table:table-cell>
          <table:table-cell table:style-name="ce85" table:formula="of:=INDEX(LINEST([.G27:.G35];[.A27:.A35]^{1;2;3};1;1);1;4)" office:value-type="float" office:value="-4061.15640704442" calcext:value-type="float">
            <text:p>-4061.15640704442</text:p>
          </table:table-cell>
          <table:table-cell table:style-name="ce85" table:formula="of:=INDEX(LINEST([.H27:.H35];[.A27:.A35]^{1;2;3};1;1);1;3)" office:value-type="float" office:value="52.3956032137964" calcext:value-type="float">
            <text:p>52.3956032137964</text:p>
          </table:table-cell>
          <table:table-cell table:style-name="ce85" table:formula="of:=INDEX(LINEST([.H27:.H35];[.A27:.A35]^{1;2;3};1;1);1;4)" office:value-type="float" office:value="-4969.82977690843" calcext:value-type="float">
            <text:p>-4969.82977690843</text:p>
          </table:table-cell>
          <table:table-cell table:style-name="ce85" table:formula="of:=INDEX(LINEST([.I27:.I35];[.A27:.A35]^{1;2;3};1;1);1;3)" office:value-type="float" office:value="57.9178633296316" calcext:value-type="float">
            <text:p>57.9178633296316</text:p>
          </table:table-cell>
          <table:table-cell table:style-name="ce85" table:formula="of:=INDEX(LINEST([.I27:.I35];[.A27:.A35]^{1;2;3};1;1);1;4)" office:value-type="float" office:value="-5452.1090030411" calcext:value-type="float">
            <text:p>-5452.1090030411</text:p>
          </table:table-cell>
          <table:table-cell table:number-columns-repeated="11"/>
          <table:table-cell table:style-name="ce83" table:number-columns-repeated="3"/>
        </table:table-row>
        <table:table-row table:style-name="ro1"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83" table:number-columns-repeated="3"/>
          <table:table-cell table:number-columns-repeated="2"/>
          <table:table-cell table:style-name="ce111"/>
          <table:table-cell table:style-name="ce120"/>
          <table:table-cell table:number-columns-repeated="2"/>
          <table:table-cell table:style-name="ce83" table:number-columns-repeated="3"/>
          <table:table-cell table:number-columns-repeated="2"/>
        </table:table-row>
        <table:table-row table:style-name="ro1">
          <table:table-cell table:style-name="ce111" office:value-type="float" office:value="287.15" calcext:value-type="float">
            <text:p>287.15</text:p>
          </table:table-cell>
          <table:table-cell table:formula="of:=[.B28]" office:value-type="float" office:value="56.8876981768056" calcext:value-type="float">
            <text:p>56.89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D28]" office:value-type="float" office:value="140.481858592711" calcext:value-type="float">
            <text:p>140.48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E28]" office:value-type="float" office:value="147.483983569622" calcext:value-type="float">
            <text:p>147.48</text:p>
          </table:table-cell>
          <table:table-cell office:value-type="float" office:value="287.15" calcext:value-type="float">
            <text:p>287.15</text:p>
          </table:table-cell>
          <table:table-cell table:formula="of:=[.F28]" office:value-type="float" office:value="148.779921506224" calcext:value-type="float">
            <text:p>148.78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G28]" office:value-type="float" office:value="151.137468551248" calcext:value-type="float">
            <text:p>151.14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H28]" office:value-type="float" office:value="153.554817590564" calcext:value-type="float">
            <text:p>153.55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I28]" office:value-type="float" office:value="155.351094612808" calcext:value-type="float">
            <text:p>155.35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54] + (([.B28]-[$CO2_275ppm.B28]) * [.$B$39])" office:value-type="float" office:value="289.25714539546" calcext:value-type="float">
            <text:p>289.26</text:p>
          </table:table-cell>
          <table:table-cell table:formula="of:=(([.$A$50] * POWER([.A55];3)) + ([.$B$50] * POWER([.A55];2)) + ([.$A$52] * [.A55]) + [.$B$52])" office:value-type="float" office:value="58.7878038139289" calcext:value-type="float">
            <text:p>58.79</text:p>
          </table:table-cell>
          <table:table-cell table:formula="of:=[.C54] + (([.D28]-[$CO2_275ppm.D28]) * [.$B$40])" office:value-type="float" office:value="287.722858345919" calcext:value-type="float">
            <text:p>287.72</text:p>
          </table:table-cell>
          <table:table-cell table:formula="of:=(([.$C$50] * POWER([.C55];3)) + ([.$D$50] * POWER([.C55];2)) + ([.$C$52] * [.C55]) + [.$D$52])" office:value-type="float" office:value="142.076578729901" calcext:value-type="float">
            <text:p>142.08</text:p>
          </table:table-cell>
          <table:table-cell table:formula="of:=[.E54] + (([.E28]-[$CO2_275ppm.E28]) * [.$B$41])" office:value-type="float" office:value="287.624338997977" calcext:value-type="float">
            <text:p>287.62</text:p>
          </table:table-cell>
          <table:table-cell table:formula="of:=(([.$E$50] * POWER([.E55];3)) + ([.$F$50] * POWER([.E55];2)) + ([.$E$52] * [.E55]) + [.$F$52])" office:value-type="float" office:value="148.792041164676" calcext:value-type="float">
            <text:p>148.79</text:p>
          </table:table-cell>
          <table:table-cell table:formula="of:=[.E54] + (([.F28]-[$CO2_275ppm.F28]) * [.$B$42])" office:value-type="float" office:value="287.605492534321" calcext:value-type="float">
            <text:p>287.61</text:p>
          </table:table-cell>
          <table:table-cell table:formula="of:=(([.$G$50] * POWER([.G55];3)) + ([.$H$50] * POWER([.G55];2)) + ([.$G$52] * [.G55]) + [.$H$52])" office:value-type="float" office:value="150.019209739805" calcext:value-type="float">
            <text:p>150.02</text:p>
          </table:table-cell>
          <table:table-cell table:formula="of:=[.I54] + (([.G28]-[$CO2_275ppm.G28]) * [.$B$43])" office:value-type="float" office:value="287.570860474444" calcext:value-type="float">
            <text:p>287.57</text:p>
          </table:table-cell>
          <table:table-cell table:formula="of:=(([.$I$50] * POWER([.I55];3)) + ([.$J$50] * POWER([.I55];2)) + ([.$I$52] * [.I55]) + [.$J$52])" office:value-type="float" office:value="152.293345713473" calcext:value-type="float">
            <text:p>152.29</text:p>
          </table:table-cell>
          <table:table-cell table:formula="of:=[.K54] + (([.H28]-[$CO2_275ppm.H28]) * [.$B$44])" office:value-type="float" office:value="287.535779877265" calcext:value-type="float">
            <text:p>287.54</text:p>
          </table:table-cell>
          <table:table-cell table:formula="of:=(([.$K$50] * POWER([.K55];3)) + ([.$L$50] * POWER([.K55];2)) + ([.$K$52] * [.K55]) + [.$L$52])" office:value-type="float" office:value="154.613688794787" calcext:value-type="float">
            <text:p>154.61</text:p>
          </table:table-cell>
          <table:table-cell table:formula="of:=[.M54] + (([.I28]-[$CO2_275ppm.I28]) * [.$B$44])" office:value-type="float" office:value="287.513419539983" calcext:value-type="float">
            <text:p>287.51</text:p>
          </table:table-cell>
          <table:table-cell table:formula="of:=(([.$M$50] * POWER([.M55];3)) + ([.$N$50] * POWER([.M55];2)) + ([.$M$52] * [.M55]) + [.$N$52])" office:value-type="float" office:value="156.350830550619" calcext:value-type="float">
            <text:p>156.35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55] + (([.B55]-[.B54]) *[.$B$39])" office:value-type="float" office:value="290.401368086196" calcext:value-type="float">
            <text:p>290.40</text:p>
          </table:table-cell>
          <table:table-cell table:formula="of:=(([.$A$50] * POWER([.A56];3)) + ([.$B$50] * POWER([.A56];2)) + ([.$A$52] * [.A56]) + [.$B$52])" office:value-type="float" office:value="59.8395569638712" calcext:value-type="float">
            <text:p>59.84</text:p>
          </table:table-cell>
          <table:table-cell table:formula="of:=[.C55] + (([.D55]-[.D54]) *[.$B$40])" office:value-type="float" office:value="288.094321264146" calcext:value-type="float">
            <text:p>288.09</text:p>
          </table:table-cell>
          <table:table-cell table:formula="of:=(([.$C$50] * POWER([.C56];3)) + ([.$D$50] * POWER([.C56];2)) + ([.$C$52] * [.C56]) + [.$D$52])" office:value-type="float" office:value="143.11476092085" calcext:value-type="float">
            <text:p>143.11</text:p>
          </table:table-cell>
          <table:table-cell table:formula="of:=[.E55] + (([.F55]-[.F54]) *[.$B$41])" office:value-type="float" office:value="287.913689159107" calcext:value-type="float">
            <text:p>287.91</text:p>
          </table:table-cell>
          <table:table-cell table:formula="of:=(([.$E$50] * POWER([.E56];3)) + ([.$F$50] * POWER([.E56];2)) + ([.$E$52] * [.E56]) + [.$F$52])" office:value-type="float" office:value="149.592982725309" calcext:value-type="float">
            <text:p>149.59</text:p>
          </table:table-cell>
          <table:table-cell table:formula="of:=[.G55] + (([.H55]-[.H54]) *[.$B$42])" office:value-type="float" office:value="287.877085655481" calcext:value-type="float">
            <text:p>287.88</text:p>
          </table:table-cell>
          <table:table-cell table:formula="of:=(([.$G$50] * POWER([.G56];3)) + ([.$H$50] * POWER([.G56];2)) + ([.$G$52] * [.G56]) + [.$H$52])" office:value-type="float" office:value="150.773930404852" calcext:value-type="float">
            <text:p>150.77</text:p>
          </table:table-cell>
          <table:table-cell table:formula="of:=[.I55] + (([.J55]-[.J54]) *[.$B$43])" office:value-type="float" office:value="287.819957631736" calcext:value-type="float">
            <text:p>287.82</text:p>
          </table:table-cell>
          <table:table-cell table:formula="of:=(([.$I$50] * POWER([.I56];3)) + ([.$J$50] * POWER([.I56];2)) + ([.$I$52] * [.I56]) + [.$J$52])" office:value-type="float" office:value="152.979652454184" calcext:value-type="float">
            <text:p>152.98</text:p>
          </table:table-cell>
          <table:table-cell table:formula="of:=[.K55] + (([.L55]-[.L54]) *[.$B$44])" office:value-type="float" office:value="287.760137542882" calcext:value-type="float">
            <text:p>287.76</text:p>
          </table:table-cell>
          <table:table-cell table:formula="of:=(([.$K$50] * POWER([.K56];3)) + ([.$L$50] * POWER([.K56];2)) + ([.$K$52] * [.K56]) + [.$L$52])" office:value-type="float" office:value="155.231660311076" calcext:value-type="float">
            <text:p>155.23</text:p>
          </table:table-cell>
          <table:table-cell table:formula="of:=[.M55] + (([.N55]-[.N54]) *[.$B$44])" office:value-type="float" office:value="287.725247400016" calcext:value-type="float">
            <text:p>287.73</text:p>
          </table:table-cell>
          <table:table-cell table:formula="of:=(([.$M$50] * POWER([.M56];3)) + ([.$N$50] * POWER([.M56];2)) + ([.$M$52] * [.M56]) + [.$N$52])" office:value-type="float" office:value="156.935807276049" calcext:value-type="float">
            <text:p>156.94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56] + (([.B56]-[.B55]) *[.$B$39])" office:value-type="float" office:value="291.034722251199" calcext:value-type="float">
            <text:p>291.03</text:p>
          </table:table-cell>
          <table:table-cell table:formula="of:=(([.$A$50] * POWER([.A57];3)) + ([.$B$50] * POWER([.A57];2)) + ([.$A$52] * [.A57]) + [.$B$52])" office:value-type="float" office:value="60.4276492700623" calcext:value-type="float">
            <text:p>60.43</text:p>
          </table:table-cell>
          <table:table-cell table:formula="of:=[.C56] + (([.D56]-[.D55]) *[.$B$40])" office:value-type="float" office:value="288.336148138533" calcext:value-type="float">
            <text:p>288.34</text:p>
          </table:table-cell>
          <table:table-cell table:formula="of:=(([.$C$50] * POWER([.C57];3)) + ([.$D$50] * POWER([.C57];2)) + ([.$C$52] * [.C57]) + [.$D$52])" office:value-type="float" office:value="143.792516835856" calcext:value-type="float">
            <text:p>143.79</text:p>
          </table:table-cell>
          <table:table-cell table:formula="of:=[.E56] + (([.F56]-[.F55]) *[.$B$41])" office:value-type="float" office:value="288.090862221288" calcext:value-type="float">
            <text:p>288.09</text:p>
          </table:table-cell>
          <table:table-cell table:formula="of:=(([.$E$50] * POWER([.E57];3)) + ([.$F$50] * POWER([.E57];2)) + ([.$E$52] * [.E57]) + [.$F$52])" office:value-type="float" office:value="150.084434795187" calcext:value-type="float">
            <text:p>150.08</text:p>
          </table:table-cell>
          <table:table-cell table:formula="of:=[.G56] + (([.H56]-[.H55]) *[.$B$42])" office:value-type="float" office:value="288.042484580017" calcext:value-type="float">
            <text:p>288.04</text:p>
          </table:table-cell>
          <table:table-cell table:formula="of:=(([.$G$50] * POWER([.G57];3)) + ([.$H$50] * POWER([.G57];2)) + ([.$G$52] * [.G57]) + [.$H$52])" office:value-type="float" office:value="151.234615558202" calcext:value-type="float">
            <text:p>151.23</text:p>
          </table:table-cell>
          <table:table-cell table:formula="of:=[.I56] + (([.J56]-[.J55]) *[.$B$43])" office:value-type="float" office:value="287.967860076502" calcext:value-type="float">
            <text:p>287.97</text:p>
          </table:table-cell>
          <table:table-cell table:formula="of:=(([.$I$50] * POWER([.I57];3)) + ([.$J$50] * POWER([.I57];2)) + ([.$I$52] * [.I57]) + [.$J$52])" office:value-type="float" office:value="153.387962501321" calcext:value-type="float">
            <text:p>153.39</text:p>
          </table:table-cell>
          <table:table-cell table:formula="of:=[.K56] + (([.L56]-[.L55]) *[.$B$44])" office:value-type="float" office:value="287.891075702557" calcext:value-type="float">
            <text:p>287.89</text:p>
          </table:table-cell>
          <table:table-cell table:formula="of:=(([.$K$50] * POWER([.K57];3)) + ([.$L$50] * POWER([.K57];2)) + ([.$K$52] * [.K57]) + [.$L$52])" office:value-type="float" office:value="155.593040205094" calcext:value-type="float">
            <text:p>155.59</text:p>
          </table:table-cell>
          <table:table-cell table:formula="of:=[.M56] + (([.N56]-[.N55]) *[.$B$44])" office:value-type="float" office:value="287.849194497675" calcext:value-type="float">
            <text:p>287.85</text:p>
          </table:table-cell>
          <table:table-cell table:formula="of:=(([.$M$50] * POWER([.M57];3)) + ([.$N$50] * POWER([.M57];2)) + ([.$M$52] * [.M57]) + [.$N$52])" office:value-type="float" office:value="157.278812631413" calcext:value-type="float">
            <text:p>157.28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57] + (([.B57]-[.B56]) *[.$B$39])" office:value-type="float" office:value="291.388864961922" calcext:value-type="float">
            <text:p>291.39</text:p>
          </table:table-cell>
          <table:table-cell table:formula="of:=(([.$A$50] * POWER([.A58];3)) + ([.$B$50] * POWER([.A58];2)) + ([.$A$52] * [.A58]) + [.$B$52])" office:value-type="float" office:value="60.7583184012413" calcext:value-type="float">
            <text:p>60.76</text:p>
          </table:table-cell>
          <table:table-cell table:formula="of:=[.C57] + (([.D57]-[.D56]) *[.$B$40])" office:value-type="float" office:value="288.4940198454" calcext:value-type="float">
            <text:p>288.49</text:p>
          </table:table-cell>
          <table:table-cell table:formula="of:=(([.$C$50] * POWER([.C58];3)) + ([.$D$50] * POWER([.C58];2)) + ([.$C$52] * [.C58]) + [.$D$52])" office:value-type="float" office:value="144.235777445709" calcext:value-type="float">
            <text:p>144.24</text:p>
          </table:table-cell>
          <table:table-cell table:formula="of:=[.E57] + (([.F57]-[.F56]) *[.$B$41])" office:value-type="float" office:value="288.199574357622" calcext:value-type="float">
            <text:p>288.20</text:p>
          </table:table-cell>
          <table:table-cell table:formula="of:=(([.$E$50] * POWER([.E58];3)) + ([.$F$50] * POWER([.E58];2)) + ([.$E$52] * [.E58]) + [.$F$52])" office:value-type="float" office:value="150.386373707248" calcext:value-type="float">
            <text:p>150.39</text:p>
          </table:table-cell>
          <table:table-cell table:formula="of:=[.G57] + (([.H57]-[.H56]) *[.$B$42])" office:value-type="float" office:value="288.143444885522" calcext:value-type="float">
            <text:p>288.14</text:p>
          </table:table-cell>
          <table:table-cell table:formula="of:=(([.$G$50] * POWER([.G58];3)) + ([.$H$50] * POWER([.G58];2)) + ([.$G$52] * [.G58]) + [.$H$52])" office:value-type="float" office:value="151.516212061226" calcext:value-type="float">
            <text:p>151.52</text:p>
          </table:table-cell>
          <table:table-cell table:formula="of:=[.I57] + (([.J57]-[.J56]) *[.$B$43])" office:value-type="float" office:value="288.055852880027" calcext:value-type="float">
            <text:p>288.06</text:p>
          </table:table-cell>
          <table:table-cell table:formula="of:=(([.$I$50] * POWER([.I58];3)) + ([.$J$50] * POWER([.I58];2)) + ([.$I$52] * [.I58]) + [.$J$52])" office:value-type="float" office:value="153.631170922115" calcext:value-type="float">
            <text:p>153.63</text:p>
          </table:table-cell>
          <table:table-cell table:formula="of:=[.K57] + (([.L57]-[.L56]) *[.$B$44])" office:value-type="float" office:value="287.967646251552" calcext:value-type="float">
            <text:p>287.97</text:p>
          </table:table-cell>
          <table:table-cell table:formula="of:=(([.$K$50] * POWER([.K58];3)) + ([.$L$50] * POWER([.K58];2)) + ([.$K$52] * [.K58]) + [.$L$52])" office:value-type="float" office:value="155.804618090486" calcext:value-type="float">
            <text:p>155.80</text:p>
          </table:table-cell>
          <table:table-cell table:formula="of:=[.M57] + (([.N57]-[.N56]) *[.$B$44])" office:value-type="float" office:value="287.921871779404" calcext:value-type="float">
            <text:p>287.92</text:p>
          </table:table-cell>
          <table:table-cell table:formula="of:=(([.$M$50] * POWER([.M58];3)) + ([.$N$50] * POWER([.M58];2)) + ([.$M$52] * [.M58]) + [.$N$52])" office:value-type="float" office:value="157.480184103498" calcext:value-type="float">
            <text:p>157.48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58] + (([.B58]-[.B57]) *[.$B$39])" office:value-type="float" office:value="291.587990271394" calcext:value-type="float">
            <text:p>291.59</text:p>
          </table:table-cell>
          <table:table-cell table:formula="of:=(([.$A$50] * POWER([.A59];3)) + ([.$B$50] * POWER([.A59];2)) + ([.$A$52] * [.A59]) + [.$B$52])" office:value-type="float" office:value="60.9448222853586" calcext:value-type="float">
            <text:p>60.94</text:p>
          </table:table-cell>
          <table:table-cell table:formula="of:=[.C58] + (([.D58]-[.D57]) *[.$B$40])" office:value-type="float" office:value="288.597269861394" calcext:value-type="float">
            <text:p>288.60</text:p>
          </table:table-cell>
          <table:table-cell table:formula="of:=(([.$C$50] * POWER([.C59];3)) + ([.$D$50] * POWER([.C59];2)) + ([.$C$52] * [.C59]) + [.$D$52])" office:value-type="float" office:value="144.526017444579" calcext:value-type="float">
            <text:p>144.53</text:p>
          </table:table-cell>
          <table:table-cell table:formula="of:=[.E58] + (([.F58]-[.F57]) *[.$B$41])" office:value-type="float" office:value="288.266365050316" calcext:value-type="float">
            <text:p>288.27</text:p>
          </table:table-cell>
          <table:table-cell table:formula="of:=(([.$E$50] * POWER([.E59];3)) + ([.$F$50] * POWER([.E59];2)) + ([.$E$52] * [.E59]) + [.$F$52])" office:value-type="float" office:value="150.572025908274" calcext:value-type="float">
            <text:p>150.57</text:p>
          </table:table-cell>
          <table:table-cell table:formula="of:=[.G58] + (([.H58]-[.H57]) *[.$B$42])" office:value-type="float" office:value="288.205157464639" calcext:value-type="float">
            <text:p>288.21</text:p>
          </table:table-cell>
          <table:table-cell table:formula="of:=(([.$G$50] * POWER([.G59];3)) + ([.$H$50] * POWER([.G59];2)) + ([.$G$52] * [.G59]) + [.$H$52])" office:value-type="float" office:value="151.688485076818" calcext:value-type="float">
            <text:p>151.69</text:p>
          </table:table-cell>
          <table:table-cell table:formula="of:=[.I58] + (([.J58]-[.J57]) *[.$B$43])" office:value-type="float" office:value="288.108265479073" calcext:value-type="float">
            <text:p>288.11</text:p>
          </table:table-cell>
          <table:table-cell table:formula="of:=(([.$I$50] * POWER([.I59];3)) + ([.$J$50] * POWER([.I59];2)) + ([.$I$52] * [.I59]) + [.$J$52])" office:value-type="float" office:value="153.776140087776" calcext:value-type="float">
            <text:p>153.78</text:p>
          </table:table-cell>
          <table:table-cell table:formula="of:=[.K58] + (([.L58]-[.L57]) *[.$B$44])" office:value-type="float" office:value="288.012476180134" calcext:value-type="float">
            <text:p>288.01</text:p>
          </table:table-cell>
          <table:table-cell table:formula="of:=(([.$K$50] * POWER([.K59];3)) + ([.$L$50] * POWER([.K59];2)) + ([.$K$52] * [.K59]) + [.$L$52])" office:value-type="float" office:value="155.928576566374" calcext:value-type="float">
            <text:p>155.93</text:p>
          </table:table-cell>
          <table:table-cell table:formula="of:=[.M58] + (([.N58]-[.N57]) *[.$B$44])" office:value-type="float" office:value="287.964539134243" calcext:value-type="float">
            <text:p>287.96</text:p>
          </table:table-cell>
          <table:table-cell table:formula="of:=(([.$M$50] * POWER([.M59];3)) + ([.$N$50] * POWER([.M59];2)) + ([.$M$52] * [.M59]) + [.$N$52])" office:value-type="float" office:value="157.598490847403" calcext:value-type="float">
            <text:p>157.60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59] + (([.B59]-[.B58]) *[.$B$39])" office:value-type="float" office:value="291.700300856631" calcext:value-type="float">
            <text:p>291.70</text:p>
          </table:table-cell>
          <table:table-cell table:formula="of:=(([.$A$50] * POWER([.A60];3)) + ([.$B$50] * POWER([.A60];2)) + ([.$A$52] * [.A60]) + [.$B$52])" office:value-type="float" office:value="61.0501972308031" calcext:value-type="float">
            <text:p>61.05</text:p>
          </table:table-cell>
          <table:table-cell table:formula="of:=[.C59] + (([.D59]-[.D58]) *[.$B$40])" office:value-type="float" office:value="288.664876330048" calcext:value-type="float">
            <text:p>288.66</text:p>
          </table:table-cell>
          <table:table-cell table:formula="of:=(([.$C$50] * POWER([.C60];3)) + ([.$D$50] * POWER([.C60];2)) + ([.$C$52] * [.C60]) + [.$D$52])" office:value-type="float" office:value="144.716208489708" calcext:value-type="float">
            <text:p>144.72</text:p>
          </table:table-cell>
          <table:table-cell table:formula="of:=[.E59] + (([.F59]-[.F58]) *[.$B$41])" office:value-type="float" office:value="288.307432427229" calcext:value-type="float">
            <text:p>288.31</text:p>
          </table:table-cell>
          <table:table-cell table:formula="of:=(([.$E$50] * POWER([.E60];3)) + ([.$F$50] * POWER([.E60];2)) + ([.$E$52] * [.E60]) + [.$F$52])" office:value-type="float" office:value="150.686232791447" calcext:value-type="float">
            <text:p>150.69</text:p>
          </table:table-cell>
          <table:table-cell table:formula="of:=[.G59] + (([.H59]-[.H58]) *[.$B$42])" office:value-type="float" office:value="288.242911527599" calcext:value-type="float">
            <text:p>288.24</text:p>
          </table:table-cell>
          <table:table-cell table:formula="of:=(([.$G$50] * POWER([.G60];3)) + ([.$H$50] * POWER([.G60];2)) + ([.$G$52] * [.G60]) + [.$H$52])" office:value-type="float" office:value="151.793931213611" calcext:value-type="float">
            <text:p>151.79</text:p>
          </table:table-cell>
          <table:table-cell table:formula="of:=[.I59] + (([.J59]-[.J58]) *[.$B$43])" office:value-type="float" office:value="288.139507040236" calcext:value-type="float">
            <text:p>288.14</text:p>
          </table:table-cell>
          <table:table-cell table:formula="of:=(([.$I$50] * POWER([.I60];3)) + ([.$J$50] * POWER([.I60];2)) + ([.$I$52] * [.I60]) + [.$J$52])" office:value-type="float" office:value="153.862588455735" calcext:value-type="float">
            <text:p>153.86</text:p>
          </table:table-cell>
          <table:table-cell table:formula="of:=[.K59] + (([.L59]-[.L58]) *[.$B$44])" office:value-type="float" office:value="288.038740974354" calcext:value-type="float">
            <text:p>288.04</text:p>
          </table:table-cell>
          <table:table-cell table:formula="of:=(([.$K$50] * POWER([.K60];3)) + ([.$L$50] * POWER([.K60];2)) + ([.$K$52] * [.K60]) + [.$L$52])" office:value-type="float" office:value="156.001230305306" calcext:value-type="float">
            <text:p>156.00</text:p>
          </table:table-cell>
          <table:table-cell table:formula="of:=[.M59] + (([.N59]-[.N58]) *[.$B$44])" office:value-type="float" office:value="287.989606417953" calcext:value-type="float">
            <text:p>287.99</text:p>
          </table:table-cell>
          <table:table-cell table:formula="of:=(([.$M$50] * POWER([.M60];3)) + ([.$N$50] * POWER([.M60];2)) + ([.$M$52] * [.M60]) + [.$N$52])" office:value-type="float" office:value="157.66802626001" calcext:value-type="float">
            <text:p>157.67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60] + (([.B60]-[.B59]) *[.$B$39])" office:value-type="float" office:value="291.76375648839" calcext:value-type="float">
            <text:p>291.76</text:p>
          </table:table-cell>
          <table:table-cell table:formula="of:=(([.$A$50] * POWER([.A61];3)) + ([.$B$50] * POWER([.A61];2)) + ([.$A$52] * [.A61]) + [.$B$52])" office:value-type="float" office:value="61.1097925726409" calcext:value-type="float">
            <text:p>61.11</text:p>
          </table:table-cell>
          <table:table-cell table:formula="of:=[.C60] + (([.D60]-[.D59]) *[.$B$40])" office:value-type="float" office:value="288.709178097484" calcext:value-type="float">
            <text:p>288.71</text:p>
          </table:table-cell>
          <table:table-cell table:formula="of:=(([.$C$50] * POWER([.C61];3)) + ([.$D$50] * POWER([.C61];2)) + ([.$C$52] * [.C61]) + [.$D$52])" office:value-type="float" office:value="144.84090142474" calcext:value-type="float">
            <text:p>144.84</text:p>
          </table:table-cell>
          <table:table-cell table:formula="of:=[.E60] + (([.F60]-[.F59]) *[.$B$41])" office:value-type="float" office:value="288.33269567265" calcext:value-type="float">
            <text:p>288.33</text:p>
          </table:table-cell>
          <table:table-cell table:formula="of:=(([.$E$50] * POWER([.E61];3)) + ([.$F$50] * POWER([.E61];2)) + ([.$E$52] * [.E61]) + [.$F$52])" office:value-type="float" office:value="150.756509988255" calcext:value-type="float">
            <text:p>150.76</text:p>
          </table:table-cell>
          <table:table-cell table:formula="of:=[.G60] + (([.H60]-[.H59]) *[.$B$42])" office:value-type="float" office:value="288.26602031265" calcext:value-type="float">
            <text:p>288.27</text:p>
          </table:table-cell>
          <table:table-cell table:formula="of:=(([.$G$50] * POWER([.G61];3)) + ([.$H$50] * POWER([.G61];2)) + ([.$G$52] * [.G61]) + [.$H$52])" office:value-type="float" office:value="151.858493728687" calcext:value-type="float">
            <text:p>151.86</text:p>
          </table:table-cell>
          <table:table-cell table:formula="of:=[.I60] + (([.J60]-[.J59]) *[.$B$43])" office:value-type="float" office:value="288.158137084513" calcext:value-type="float">
            <text:p>288.16</text:p>
          </table:table-cell>
          <table:table-cell table:formula="of:=(([.$I$50] * POWER([.I61];3)) + ([.$J$50] * POWER([.I61];2)) + ([.$I$52] * [.I61]) + [.$J$52])" office:value-type="float" office:value="153.91415260353" calcext:value-type="float">
            <text:p>153.91</text:p>
          </table:table-cell>
          <table:table-cell table:formula="of:=[.K60] + (([.L60]-[.L59]) *[.$B$44])" office:value-type="float" office:value="288.054135125408" calcext:value-type="float">
            <text:p>288.05</text:p>
          </table:table-cell>
          <table:table-cell table:formula="of:=(([.$K$50] * POWER([.K61];3)) + ([.$L$50] * POWER([.K61];2)) + ([.$K$52] * [.K61]) + [.$L$52])" office:value-type="float" office:value="156.043823754919" calcext:value-type="float">
            <text:p>156.04</text:p>
          </table:table-cell>
          <table:table-cell table:formula="of:=[.M60] + (([.N60]-[.N59]) *[.$B$44])" office:value-type="float" office:value="288.004339846144" calcext:value-type="float">
            <text:p>288.00</text:p>
          </table:table-cell>
          <table:table-cell table:formula="of:=(([.$M$50] * POWER([.M61];3)) + ([.$N$50] * POWER([.M61];2)) + ([.$M$52] * [.M61]) + [.$N$52])" office:value-type="float" office:value="157.708906304576" calcext:value-type="float">
            <text:p>157.71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61] + (([.B61]-[.B60]) *[.$B$39])" office:value-type="float" office:value="291.799644146982" calcext:value-type="float">
            <text:p>291.80</text:p>
          </table:table-cell>
          <table:table-cell table:formula="of:=(([.$A$50] * POWER([.A62];3)) + ([.$B$50] * POWER([.A62];2)) + ([.$A$52] * [.A62]) + [.$B$52])" office:value-type="float" office:value="61.1435156731672" calcext:value-type="float">
            <text:p>61.14</text:p>
          </table:table-cell>
          <table:table-cell table:formula="of:=[.C61] + (([.D61]-[.D60]) *[.$B$40])" office:value-type="float" office:value="288.73822319477" calcext:value-type="float">
            <text:p>288.74</text:p>
          </table:table-cell>
          <table:table-cell table:formula="of:=(([.$C$50] * POWER([.C62];3)) + ([.$D$50] * POWER([.C62];2)) + ([.$C$52] * [.C62]) + [.$D$52])" office:value-type="float" office:value="144.922679532527" calcext:value-type="float">
            <text:p>144.92</text:p>
          </table:table-cell>
          <table:table-cell table:formula="of:=[.E61] + (([.F61]-[.F60]) *[.$B$41])" office:value-type="float" office:value="288.348241408783" calcext:value-type="float">
            <text:p>288.35</text:p>
          </table:table-cell>
          <table:table-cell table:formula="of:=(([.$E$50] * POWER([.E62];3)) + ([.$F$50] * POWER([.E62];2)) + ([.$E$52] * [.E62]) + [.$F$52])" office:value-type="float" office:value="150.799763023481" calcext:value-type="float">
            <text:p>150.80</text:p>
          </table:table-cell>
          <table:table-cell table:formula="of:=[.G61] + (([.H61]-[.H60]) *[.$B$42])" office:value-type="float" office:value="288.280169349577" calcext:value-type="float">
            <text:p>288.28</text:p>
          </table:table-cell>
          <table:table-cell table:formula="of:=(([.$G$50] * POWER([.G62];3)) + ([.$H$50] * POWER([.G62];2)) + ([.$G$52] * [.G62]) + [.$H$52])" office:value-type="float" office:value="151.898031623463" calcext:value-type="float">
            <text:p>151.90</text:p>
          </table:table-cell>
          <table:table-cell table:formula="of:=[.I61] + (([.J61]-[.J60]) *[.$B$43])" office:value-type="float" office:value="288.169249409468" calcext:value-type="float">
            <text:p>288.17</text:p>
          </table:table-cell>
          <table:table-cell table:formula="of:=(([.$I$50] * POWER([.I62];3)) + ([.$J$50] * POWER([.I62];2)) + ([.$I$52] * [.I62]) + [.$J$52])" office:value-type="float" office:value="153.944913887977" calcext:value-type="float">
            <text:p>153.94</text:p>
          </table:table-cell>
          <table:table-cell table:formula="of:=[.K61] + (([.L61]-[.L60]) *[.$B$44])" office:value-type="float" office:value="288.063159987816" calcext:value-type="float">
            <text:p>288.06</text:p>
          </table:table-cell>
          <table:table-cell table:formula="of:=(([.$K$50] * POWER([.K62];3)) + ([.$L$50] * POWER([.K62];2)) + ([.$K$52] * [.K62]) + [.$L$52])" office:value-type="float" office:value="156.068797756279" calcext:value-type="float">
            <text:p>156.07</text:p>
          </table:table-cell>
          <table:table-cell table:formula="of:=[.M61] + (([.N61]-[.N60]) *[.$B$44])" office:value-type="float" office:value="288.013001665761" calcext:value-type="float">
            <text:p>288.01</text:p>
          </table:table-cell>
          <table:table-cell table:formula="of:=(([.$M$50] * POWER([.M62];3)) + ([.$N$50] * POWER([.M62];2)) + ([.$M$52] * [.M62]) + [.$N$52])" office:value-type="float" office:value="157.732943326907" calcext:value-type="float">
            <text:p>157.73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62] + (([.B62]-[.B61]) *[.$B$39])" office:value-type="float" office:value="291.81995182676" calcext:value-type="float">
            <text:p>291.82</text:p>
          </table:table-cell>
          <table:table-cell table:formula="of:=(([.$A$50] * POWER([.A63];3)) + ([.$B$50] * POWER([.A63];2)) + ([.$A$52] * [.A63]) + [.$B$52])" office:value-type="float" office:value="61.162604467129" calcext:value-type="float">
            <text:p>61.16</text:p>
          </table:table-cell>
          <table:table-cell table:formula="of:=[.C62] + (([.D62]-[.D61]) *[.$B$40])" office:value-type="float" office:value="288.757272013342" calcext:value-type="float">
            <text:p>288.76</text:p>
          </table:table-cell>
          <table:table-cell table:formula="of:=(([.$C$50] * POWER([.C63];3)) + ([.$D$50] * POWER([.C63];2)) + ([.$C$52] * [.C63]) + [.$D$52])" office:value-type="float" office:value="144.976324164685" calcext:value-type="float">
            <text:p>144.98</text:p>
          </table:table-cell>
          <table:table-cell table:formula="of:=[.E62] + (([.F62]-[.F61]) *[.$B$41])" office:value-type="float" office:value="288.357809238793" calcext:value-type="float">
            <text:p>288.36</text:p>
          </table:table-cell>
          <table:table-cell table:formula="of:=(([.$E$50] * POWER([.E63];3)) + ([.$F$50] * POWER([.E63];2)) + ([.$E$52] * [.E63]) + [.$F$52])" office:value-type="float" office:value="150.826386698308" calcext:value-type="float">
            <text:p>150.83</text:p>
          </table:table-cell>
          <table:table-cell table:formula="of:=[.G62] + (([.H62]-[.H61]) *[.$B$42])" office:value-type="float" office:value="288.288834178271" calcext:value-type="float">
            <text:p>288.29</text:p>
          </table:table-cell>
          <table:table-cell table:formula="of:=(([.$G$50] * POWER([.G63];3)) + ([.$H$50] * POWER([.G63];2)) + ([.$G$52] * [.G63]) + [.$H$52])" office:value-type="float" office:value="151.92224735646" calcext:value-type="float">
            <text:p>151.92</text:p>
          </table:table-cell>
          <table:table-cell table:formula="of:=[.I62] + (([.J62]-[.J61]) *[.$B$43])" office:value-type="float" office:value="288.175878616066" calcext:value-type="float">
            <text:p>288.18</text:p>
          </table:table-cell>
          <table:table-cell table:formula="of:=(([.$I$50] * POWER([.I63];3)) + ([.$J$50] * POWER([.I63];2)) + ([.$I$52] * [.I63]) + [.$J$52])" office:value-type="float" office:value="153.963266598623" calcext:value-type="float">
            <text:p>153.96</text:p>
          </table:table-cell>
          <table:table-cell table:formula="of:=[.K62] + (([.L62]-[.L61]) *[.$B$44])" office:value-type="float" office:value="288.068451574389" calcext:value-type="float">
            <text:p>288.07</text:p>
          </table:table-cell>
          <table:table-cell table:formula="of:=(([.$K$50] * POWER([.K63];3)) + ([.$L$50] * POWER([.K63];2)) + ([.$K$52] * [.K63]) + [.$L$52])" office:value-type="float" office:value="156.083442066223" calcext:value-type="float">
            <text:p>156.08</text:p>
          </table:table-cell>
          <table:table-cell table:formula="of:=[.M62] + (([.N62]-[.N61]) *[.$B$44])" office:value-type="float" office:value="288.018094721647" calcext:value-type="float">
            <text:p>288.02</text:p>
          </table:table-cell>
          <table:table-cell table:formula="of:=(([.$M$50] * POWER([.M63];3)) + ([.$N$50] * POWER([.M63];2)) + ([.$M$52] * [.M63]) + [.$N$52])" office:value-type="float" office:value="157.747078059671" calcext:value-type="float">
            <text:p>157.75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63] + (([.B63]-[.B62]) *[.$B$39])" office:value-type="float" office:value="291.831446888279" calcext:value-type="float">
            <text:p>291.83</text:p>
          </table:table-cell>
          <table:table-cell table:formula="of:=(([.$A$50] * POWER([.A64];3)) + ([.$B$50] * POWER([.A64];2)) + ([.$A$52] * [.A64]) + [.$B$52])" office:value-type="float" office:value="61.1734114961642" calcext:value-type="float">
            <text:p>61.17</text:p>
          </table:table-cell>
          <table:table-cell table:formula="of:=[.C63] + (([.D63]-[.D62]) *[.$B$40])" office:value-type="float" office:value="288.76976761752" calcext:value-type="float">
            <text:p>288.77</text:p>
          </table:table-cell>
          <table:table-cell table:formula="of:=(([.$C$50] * POWER([.C64];3)) + ([.$D$50] * POWER([.C64];2)) + ([.$C$52] * [.C64]) + [.$D$52])" office:value-type="float" office:value="145.011518853097" calcext:value-type="float">
            <text:p>145.01</text:p>
          </table:table-cell>
          <table:table-cell table:formula="of:=[.E63] + (([.F63]-[.F62]) *[.$B$41])" office:value-type="float" office:value="288.363698554852" calcext:value-type="float">
            <text:p>288.36</text:p>
          </table:table-cell>
          <table:table-cell table:formula="of:=(([.$E$50] * POWER([.E64];3)) + ([.$F$50] * POWER([.E64];2)) + ([.$E$52] * [.E64]) + [.$F$52])" office:value-type="float" office:value="150.842775595558" calcext:value-type="float">
            <text:p>150.84</text:p>
          </table:table-cell>
          <table:table-cell table:formula="of:=[.G63] + (([.H63]-[.H62]) *[.$B$42])" office:value-type="float" office:value="288.294141116824" calcext:value-type="float">
            <text:p>288.29</text:p>
          </table:table-cell>
          <table:table-cell table:formula="of:=(([.$G$50] * POWER([.G64];3)) + ([.$H$50] * POWER([.G64];2)) + ([.$G$52] * [.G64]) + [.$H$52])" office:value-type="float" office:value="151.937079806648" calcext:value-type="float">
            <text:p>151.94</text:p>
          </table:table-cell>
          <table:table-cell table:formula="of:=[.I63] + (([.J63]-[.J62]) *[.$B$43])" office:value-type="float" office:value="288.179833714583" calcext:value-type="float">
            <text:p>288.18</text:p>
          </table:table-cell>
          <table:table-cell table:formula="of:=(([.$I$50] * POWER([.I64];3)) + ([.$J$50] * POWER([.I64];2)) + ([.$I$52] * [.I64]) + [.$J$52])" office:value-type="float" office:value="153.97421672974" calcext:value-type="float">
            <text:p>153.97</text:p>
          </table:table-cell>
          <table:table-cell table:formula="of:=[.K63] + (([.L63]-[.L62]) *[.$B$44])" office:value-type="float" office:value="288.071554466582" calcext:value-type="float">
            <text:p>288.07</text:p>
          </table:table-cell>
          <table:table-cell table:formula="of:=(([.$K$50] * POWER([.K64];3)) + ([.$L$50] * POWER([.K64];2)) + ([.$K$52] * [.K64]) + [.$L$52])" office:value-type="float" office:value="156.092029640215" calcext:value-type="float">
            <text:p>156.09</text:p>
          </table:table-cell>
          <table:table-cell table:formula="of:=[.M63] + (([.N63]-[.N62]) *[.$B$44])" office:value-type="float" office:value="288.021089642686" calcext:value-type="float">
            <text:p>288.02</text:p>
          </table:table-cell>
          <table:table-cell table:formula="of:=(([.$M$50] * POWER([.M64];3)) + ([.$N$50] * POWER([.M64];2)) + ([.$M$52] * [.M64]) + [.$N$52])" office:value-type="float" office:value="157.755390272742" calcext:value-type="float">
            <text:p>157.76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64] + (([.B64]-[.B63]) *[.$B$39])" office:value-type="float" office:value="291.837954762157" calcext:value-type="float">
            <text:p>291.84</text:p>
          </table:table-cell>
          <table:table-cell table:formula="of:=(([.$A$50] * POWER([.A65];3)) + ([.$B$50] * POWER([.A65];2)) + ([.$A$52] * [.A65]) + [.$B$52])" office:value-type="float" office:value="61.179530456427" calcext:value-type="float">
            <text:p>61.18</text:p>
          </table:table-cell>
          <table:table-cell table:formula="of:=[.C64] + (([.D64]-[.D63]) *[.$B$40])" office:value-type="float" office:value="288.777965621269" calcext:value-type="float">
            <text:p>288.78</text:p>
          </table:table-cell>
          <table:table-cell table:formula="of:=(([.$C$50] * POWER([.C65];3)) + ([.$D$50] * POWER([.C65];2)) + ([.$C$52] * [.C65]) + [.$D$52])" office:value-type="float" office:value="145.034611217691" calcext:value-type="float">
            <text:p>145.03</text:p>
          </table:table-cell>
          <table:table-cell table:formula="of:=[.E64] + (([.F64]-[.F63]) *[.$B$41])" office:value-type="float" office:value="288.367323876916" calcext:value-type="float">
            <text:p>288.37</text:p>
          </table:table-cell>
          <table:table-cell table:formula="of:=(([.$E$50] * POWER([.E65];3)) + ([.$F$50] * POWER([.E65];2)) + ([.$E$52] * [.E65]) + [.$F$52])" office:value-type="float" office:value="150.852864642224" calcext:value-type="float">
            <text:p>150.85</text:p>
          </table:table-cell>
          <table:table-cell table:formula="of:=[.G64] + (([.H64]-[.H63]) *[.$B$42])" office:value-type="float" office:value="288.297391685443" calcext:value-type="float">
            <text:p>288.30</text:p>
          </table:table-cell>
          <table:table-cell table:formula="of:=(([.$G$50] * POWER([.G65];3)) + ([.$H$50] * POWER([.G65];2)) + ([.$G$52] * [.G65]) + [.$H$52])" office:value-type="float" office:value="151.946165274177" calcext:value-type="float">
            <text:p>151.95</text:p>
          </table:table-cell>
          <table:table-cell table:formula="of:=[.I64] + (([.J64]-[.J63]) *[.$B$43])" office:value-type="float" office:value="288.182193521163" calcext:value-type="float">
            <text:p>288.18</text:p>
          </table:table-cell>
          <table:table-cell table:formula="of:=(([.$I$50] * POWER([.I65];3)) + ([.$J$50] * POWER([.I65];2)) + ([.$I$52] * [.I65]) + [.$J$52])" office:value-type="float" office:value="153.980750326909" calcext:value-type="float">
            <text:p>153.98</text:p>
          </table:table-cell>
          <table:table-cell table:formula="of:=[.K64] + (([.L64]-[.L63]) *[.$B$44])" office:value-type="float" office:value="288.073374034483" calcext:value-type="float">
            <text:p>288.07</text:p>
          </table:table-cell>
          <table:table-cell table:formula="of:=(([.$K$50] * POWER([.K65];3)) + ([.$L$50] * POWER([.K65];2)) + ([.$K$52] * [.K65]) + [.$L$52])" office:value-type="float" office:value="156.09706562338" calcext:value-type="float">
            <text:p>156.10</text:p>
          </table:table-cell>
          <table:table-cell table:formula="of:=[.M64] + (([.N64]-[.N63]) *[.$B$44])" office:value-type="float" office:value="288.022850866065" calcext:value-type="float">
            <text:p>288.02</text:p>
          </table:table-cell>
          <table:table-cell table:formula="of:=(([.$M$50] * POWER([.M65];3)) + ([.$N$50] * POWER([.M65];2)) + ([.$M$52] * [.M65]) + [.$N$52])" office:value-type="float" office:value="157.760278582836" calcext:value-type="float">
            <text:p>157.76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65] + (([.B65]-[.B64]) *[.$B$39])" office:value-type="float" office:value="291.841639532645" calcext:value-type="float">
            <text:p>291.84</text:p>
          </table:table-cell>
          <table:table-cell table:formula="of:=(([.$A$50] * POWER([.A66];3)) + ([.$B$50] * POWER([.A66];2)) + ([.$A$52] * [.A66]) + [.$B$52])" office:value-type="float" office:value="61.1829952196862" calcext:value-type="float">
            <text:p>61.18</text:p>
          </table:table-cell>
          <table:table-cell table:formula="of:=[.C65] + (([.D65]-[.D64]) *[.$B$40])" office:value-type="float" office:value="288.783344594633" calcext:value-type="float">
            <text:p>288.78</text:p>
          </table:table-cell>
          <table:table-cell table:formula="of:=(([.$C$50] * POWER([.C66];3)) + ([.$D$50] * POWER([.C66];2)) + ([.$C$52] * [.C66]) + [.$D$52])" office:value-type="float" office:value="145.049763784525" calcext:value-type="float">
            <text:p>145.05</text:p>
          </table:table-cell>
          <table:table-cell table:formula="of:=[.E65] + (([.F65]-[.F64]) *[.$B$41])" office:value-type="float" office:value="288.369555634362" calcext:value-type="float">
            <text:p>288.37</text:p>
          </table:table-cell>
          <table:table-cell table:formula="of:=(([.$E$50] * POWER([.E66];3)) + ([.$F$50] * POWER([.E66];2)) + ([.$E$52] * [.E66]) + [.$F$52])" office:value-type="float" office:value="150.859075649253" calcext:value-type="float">
            <text:p>150.86</text:p>
          </table:table-cell>
          <table:table-cell table:formula="of:=[.G65] + (([.H65]-[.H64]) *[.$B$42])" office:value-type="float" office:value="288.299382788413" calcext:value-type="float">
            <text:p>288.30</text:p>
          </table:table-cell>
          <table:table-cell table:formula="of:=(([.$G$50] * POWER([.G66];3)) + ([.$H$50] * POWER([.G66];2)) + ([.$G$52] * [.G66]) + [.$H$52])" office:value-type="float" office:value="151.951730635439" calcext:value-type="float">
            <text:p>151.95</text:p>
          </table:table-cell>
          <table:table-cell table:formula="of:=[.I65] + (([.J65]-[.J64]) *[.$B$43])" office:value-type="float" office:value="288.18360154317" calcext:value-type="float">
            <text:p>288.18</text:p>
          </table:table-cell>
          <table:table-cell table:formula="of:=(([.$I$50] * POWER([.I66];3)) + ([.$J$50] * POWER([.I66];2)) + ([.$I$52] * [.I66]) + [.$J$52])" office:value-type="float" office:value="153.984648792483" calcext:value-type="float">
            <text:p>153.98</text:p>
          </table:table-cell>
          <table:table-cell table:formula="of:=[.K65] + (([.L65]-[.L64]) *[.$B$44])" office:value-type="float" office:value="288.074441077786" calcext:value-type="float">
            <text:p>288.07</text:p>
          </table:table-cell>
          <table:table-cell table:formula="of:=(([.$K$50] * POWER([.K66];3)) + ([.$L$50] * POWER([.K66];2)) + ([.$K$52] * [.K66]) + [.$L$52])" office:value-type="float" office:value="156.100018907302" calcext:value-type="float">
            <text:p>156.10</text:p>
          </table:table-cell>
          <table:table-cell table:formula="of:=[.M65] + (([.N65]-[.N64]) *[.$B$44])" office:value-type="float" office:value="288.023886619835" calcext:value-type="float">
            <text:p>288.02</text:p>
          </table:table-cell>
          <table:table-cell table:formula="of:=(([.$M$50] * POWER([.M66];3)) + ([.$N$50] * POWER([.M66];2)) + ([.$M$52] * [.M66]) + [.$N$52])" office:value-type="float" office:value="157.763153388433" calcext:value-type="float">
            <text:p>157.76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66] + (([.B66]-[.B65]) *[.$B$39])" office:value-type="float" office:value="291.843725974926" calcext:value-type="float">
            <text:p>291.84</text:p>
          </table:table-cell>
          <table:table-cell table:formula="of:=(([.$A$50] * POWER([.A67];3)) + ([.$B$50] * POWER([.A67];2)) + ([.$A$52] * [.A67]) + [.$B$52])" office:value-type="float" office:value="61.1849571493619" calcext:value-type="float">
            <text:p>61.18</text:p>
          </table:table-cell>
          <table:table-cell table:formula="of:=[.C66] + (([.D66]-[.D65]) *[.$B$40])" office:value-type="float" office:value="288.786874127222" calcext:value-type="float">
            <text:p>288.79</text:p>
          </table:table-cell>
          <table:table-cell table:formula="of:=(([.$C$50] * POWER([.C67];3)) + ([.$D$50] * POWER([.C67];2)) + ([.$C$52] * [.C67]) + [.$D$52])" office:value-type="float" office:value="145.059706875461" calcext:value-type="float">
            <text:p>145.06</text:p>
          </table:table-cell>
          <table:table-cell table:formula="of:=[.E66] + (([.F66]-[.F65]) *[.$B$41])" office:value-type="float" office:value="288.370929546254" calcext:value-type="float">
            <text:p>288.37</text:p>
          </table:table-cell>
          <table:table-cell table:formula="of:=(([.$E$50] * POWER([.E67];3)) + ([.$F$50] * POWER([.E67];2)) + ([.$E$52] * [.E67]) + [.$F$52])" office:value-type="float" office:value="150.862899324374" calcext:value-type="float">
            <text:p>150.86</text:p>
          </table:table-cell>
          <table:table-cell table:formula="of:=[.G66] + (([.H66]-[.H65]) *[.$B$42])" office:value-type="float" office:value="288.300602451277" calcext:value-type="float">
            <text:p>288.30</text:p>
          </table:table-cell>
          <table:table-cell table:formula="of:=(([.$G$50] * POWER([.G67];3)) + ([.$H$50] * POWER([.G67];2)) + ([.$G$52] * [.G67]) + [.$H$52])" office:value-type="float" office:value="151.955139789328" calcext:value-type="float">
            <text:p>151.96</text:p>
          </table:table-cell>
          <table:table-cell table:formula="of:=[.I66] + (([.J66]-[.J65]) *[.$B$43])" office:value-type="float" office:value="288.184441681486" calcext:value-type="float">
            <text:p>288.18</text:p>
          </table:table-cell>
          <table:table-cell table:formula="of:=(([.$I$50] * POWER([.I67];3)) + ([.$J$50] * POWER([.I67];2)) + ([.$I$52] * [.I67]) + [.$J$52])" office:value-type="float" office:value="153.986974954787" calcext:value-type="float">
            <text:p>153.99</text:p>
          </table:table-cell>
          <table:table-cell table:formula="of:=[.K66] + (([.L66]-[.L65]) *[.$B$44])" office:value-type="float" office:value="288.075066830837" calcext:value-type="float">
            <text:p>288.08</text:p>
          </table:table-cell>
          <table:table-cell table:formula="of:=(([.$K$50] * POWER([.K67];3)) + ([.$L$50] * POWER([.K67];2)) + ([.$K$52] * [.K67]) + [.$L$52])" office:value-type="float" office:value="156.10175083727" calcext:value-type="float">
            <text:p>156.10</text:p>
          </table:table-cell>
          <table:table-cell table:formula="of:=[.M66] + (([.N66]-[.N65]) *[.$B$44])" office:value-type="float" office:value="288.024495744599" calcext:value-type="float">
            <text:p>288.02</text:p>
          </table:table-cell>
          <table:table-cell table:formula="of:=(([.$M$50] * POWER([.M67];3)) + ([.$N$50] * POWER([.M67];2)) + ([.$M$52] * [.M67]) + [.$N$52])" office:value-type="float" office:value="157.7648440735" calcext:value-type="float">
            <text:p>157.76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67] + (([.B67]-[.B66]) *[.$B$39])" office:value-type="float" office:value="291.844907427372" calcext:value-type="float">
            <text:p>291.84</text:p>
          </table:table-cell>
          <table:table-cell table:formula="of:=(([.$A$50] * POWER([.A68];3)) + ([.$B$50] * POWER([.A68];2)) + ([.$A$52] * [.A68]) + [.$B$52])" office:value-type="float" office:value="61.186068116465" calcext:value-type="float">
            <text:p>61.19</text:p>
          </table:table-cell>
          <table:table-cell table:formula="of:=[.C67] + (([.D67]-[.D66]) *[.$B$40])" office:value-type="float" office:value="288.789190201051" calcext:value-type="float">
            <text:p>288.79</text:p>
          </table:table-cell>
          <table:table-cell table:formula="of:=(([.$C$50] * POWER([.C68];3)) + ([.$D$50] * POWER([.C68];2)) + ([.$C$52] * [.C68]) + [.$D$52])" office:value-type="float" office:value="145.066231687895" calcext:value-type="float">
            <text:p>145.07</text:p>
          </table:table-cell>
          <table:table-cell table:formula="of:=[.E67] + (([.F67]-[.F66]) *[.$B$41])" office:value-type="float" office:value="288.371775366053" calcext:value-type="float">
            <text:p>288.37</text:p>
          </table:table-cell>
          <table:table-cell table:formula="of:=(([.$E$50] * POWER([.E68];3)) + ([.$F$50] * POWER([.E68];2)) + ([.$E$52] * [.E68]) + [.$F$52])" office:value-type="float" office:value="150.865253312702" calcext:value-type="float">
            <text:p>150.87</text:p>
          </table:table-cell>
          <table:table-cell table:formula="of:=[.G67] + (([.H67]-[.H66]) *[.$B$42])" office:value-type="float" office:value="288.301349575892" calcext:value-type="float">
            <text:p>288.30</text:p>
          </table:table-cell>
          <table:table-cell table:formula="of:=(([.$G$50] * POWER([.G68];3)) + ([.$H$50] * POWER([.G68];2)) + ([.$G$52] * [.G68]) + [.$H$52])" office:value-type="float" office:value="151.957228143914" calcext:value-type="float">
            <text:p>151.96</text:p>
          </table:table-cell>
          <table:table-cell table:formula="of:=[.I67] + (([.J67]-[.J66]) *[.$B$43])" office:value-type="float" office:value="288.18494298079" calcext:value-type="float">
            <text:p>288.18</text:p>
          </table:table-cell>
          <table:table-cell table:formula="of:=(([.$I$50] * POWER([.I68];3)) + ([.$J$50] * POWER([.I68];2)) + ([.$I$52] * [.I68]) + [.$J$52])" office:value-type="float" office:value="153.988362954201" calcext:value-type="float">
            <text:p>153.99</text:p>
          </table:table-cell>
          <table:table-cell table:formula="of:=[.K67] + (([.L67]-[.L66]) *[.$B$44])" office:value-type="float" office:value="288.075433798758" calcext:value-type="float">
            <text:p>288.08</text:p>
          </table:table-cell>
          <table:table-cell table:formula="of:=(([.$K$50] * POWER([.K68];3)) + ([.$L$50] * POWER([.K68];2)) + ([.$K$52] * [.K68]) + [.$L$52])" office:value-type="float" office:value="156.102766519636" calcext:value-type="float">
            <text:p>156.10</text:p>
          </table:table-cell>
          <table:table-cell table:formula="of:=[.M67] + (([.N67]-[.N66]) *[.$B$44])" office:value-type="float" office:value="288.024853973394" calcext:value-type="float">
            <text:p>288.02</text:p>
          </table:table-cell>
          <table:table-cell table:formula="of:=(([.$M$50] * POWER([.M68];3)) + ([.$N$50] * POWER([.M68];2)) + ([.$M$52] * [.M68]) + [.$N$52])" office:value-type="float" office:value="157.765838378452" calcext:value-type="float">
            <text:p>157.77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68] + (([.B68]-[.B67]) *[.$B$39])" office:value-type="float" office:value="291.845576439527" calcext:value-type="float">
            <text:p>291.85</text:p>
          </table:table-cell>
          <table:table-cell table:formula="of:=(([.$A$50] * POWER([.A69];3)) + ([.$B$50] * POWER([.A69];2)) + ([.$A$52] * [.A69]) + [.$B$52])" office:value-type="float" office:value="61.1866972218911" calcext:value-type="float">
            <text:p>61.19</text:p>
          </table:table-cell>
          <table:table-cell table:formula="of:=[.C68] + (([.D68]-[.D67]) *[.$B$40])" office:value-type="float" office:value="288.790710045073" calcext:value-type="float">
            <text:p>288.79</text:p>
          </table:table-cell>
          <table:table-cell table:formula="of:=(([.$C$50] * POWER([.C69];3)) + ([.$D$50] * POWER([.C69];2)) + ([.$C$52] * [.C69]) + [.$D$52])" office:value-type="float" office:value="145.070513446152" calcext:value-type="float">
            <text:p>145.07</text:p>
          </table:table-cell>
          <table:table-cell table:formula="of:=[.E68] + (([.F68]-[.F67]) *[.$B$41])" office:value-type="float" office:value="288.372296082346" calcext:value-type="float">
            <text:p>288.37</text:p>
          </table:table-cell>
          <table:table-cell table:formula="of:=(([.$E$50] * POWER([.E69];3)) + ([.$F$50] * POWER([.E69];2)) + ([.$E$52] * [.E69]) + [.$F$52])" office:value-type="float" office:value="150.866702519314" calcext:value-type="float">
            <text:p>150.87</text:p>
          </table:table-cell>
          <table:table-cell table:formula="of:=[.G68] + (([.H68]-[.H67]) *[.$B$42])" office:value-type="float" office:value="288.301807244032" calcext:value-type="float">
            <text:p>288.30</text:p>
          </table:table-cell>
          <table:table-cell table:formula="of:=(([.$G$50] * POWER([.G69];3)) + ([.$H$50] * POWER([.G69];2)) + ([.$G$52] * [.G69]) + [.$H$52])" office:value-type="float" office:value="151.958507420823" calcext:value-type="float">
            <text:p>151.96</text:p>
          </table:table-cell>
          <table:table-cell table:formula="of:=[.I68] + (([.J68]-[.J67]) *[.$B$43])" office:value-type="float" office:value="288.185242101423" calcext:value-type="float">
            <text:p>288.19</text:p>
          </table:table-cell>
          <table:table-cell table:formula="of:=(([.$I$50] * POWER([.I69];3)) + ([.$J$50] * POWER([.I69];2)) + ([.$I$52] * [.I69]) + [.$J$52])" office:value-type="float" office:value="153.989191163917" calcext:value-type="float">
            <text:p>153.99</text:p>
          </table:table-cell>
          <table:table-cell table:formula="of:=[.K68] + (([.L68]-[.L67]) *[.$B$44])" office:value-type="float" office:value="288.075649005408" calcext:value-type="float">
            <text:p>288.08</text:p>
          </table:table-cell>
          <table:table-cell table:formula="of:=(([.$K$50] * POWER([.K69];3)) + ([.$L$50] * POWER([.K69];2)) + ([.$K$52] * [.K69]) + [.$L$52])" office:value-type="float" office:value="156.103362163873" calcext:value-type="float">
            <text:p>156.10</text:p>
          </table:table-cell>
          <table:table-cell table:formula="of:=[.M68] + (([.N68]-[.N67]) *[.$B$44])" office:value-type="float" office:value="288.025064650516" calcext:value-type="float">
            <text:p>288.03</text:p>
          </table:table-cell>
          <table:table-cell table:formula="of:=(([.$M$50] * POWER([.M69];3)) + ([.$N$50] * POWER([.M69];2)) + ([.$M$52] * [.M69]) + [.$N$52])" office:value-type="float" office:value="157.766423138969" calcext:value-type="float">
            <text:p>157.77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69] + (([.B69]-[.B68]) *[.$B$39])" office:value-type="float" office:value="291.845955279887" calcext:value-type="float">
            <text:p>291.85</text:p>
          </table:table-cell>
          <table:table-cell table:formula="of:=(([.$A$50] * POWER([.A70];3)) + ([.$B$50] * POWER([.A70];2)) + ([.$A$52] * [.A70]) + [.$B$52])" office:value-type="float" office:value="61.1870534664119" calcext:value-type="float">
            <text:p>61.19</text:p>
          </table:table-cell>
          <table:table-cell table:formula="of:=[.C69] + (([.D69]-[.D68]) *[.$B$40])" office:value-type="float" office:value="288.791707407796" calcext:value-type="float">
            <text:p>288.79</text:p>
          </table:table-cell>
          <table:table-cell table:formula="of:=(([.$C$50] * POWER([.C70];3)) + ([.$D$50] * POWER([.C70];2)) + ([.$C$52] * [.C70]) + [.$D$52])" office:value-type="float" office:value="145.073323283445" calcext:value-type="float">
            <text:p>145.07</text:p>
          </table:table-cell>
          <table:table-cell table:formula="of:=[.E69] + (([.F69]-[.F68]) *[.$B$41])" office:value-type="float" office:value="288.372616655514" calcext:value-type="float">
            <text:p>288.37</text:p>
          </table:table-cell>
          <table:table-cell table:formula="of:=(([.$E$50] * POWER([.E70];3)) + ([.$F$50] * POWER([.E70];2)) + ([.$E$52] * [.E70]) + [.$F$52])" office:value-type="float" office:value="150.867594710561" calcext:value-type="float">
            <text:p>150.87</text:p>
          </table:table-cell>
          <table:table-cell table:formula="of:=[.G69] + (([.H69]-[.H68]) *[.$B$42])" office:value-type="float" office:value="288.302087600771" calcext:value-type="float">
            <text:p>288.30</text:p>
          </table:table-cell>
          <table:table-cell table:formula="of:=(([.$G$50] * POWER([.G70];3)) + ([.$H$50] * POWER([.G70];2)) + ([.$G$52] * [.G70]) + [.$H$52])" office:value-type="float" office:value="151.959291078751" calcext:value-type="float">
            <text:p>151.96</text:p>
          </table:table-cell>
          <table:table-cell table:formula="of:=[.I69] + (([.J69]-[.J68]) *[.$B$43])" office:value-type="float" office:value="288.18542058465" calcext:value-type="float">
            <text:p>288.19</text:p>
          </table:table-cell>
          <table:table-cell table:formula="of:=(([.$I$50] * POWER([.I70];3)) + ([.$J$50] * POWER([.I70];2)) + ([.$I$52] * [.I70]) + [.$J$52])" office:value-type="float" office:value="153.989685352162" calcext:value-type="float">
            <text:p>153.99</text:p>
          </table:table-cell>
          <table:table-cell table:formula="of:=[.K69] + (([.L69]-[.L68]) *[.$B$44])" office:value-type="float" office:value="288.075775212778" calcext:value-type="float">
            <text:p>288.08</text:p>
          </table:table-cell>
          <table:table-cell table:formula="of:=(([.$K$50] * POWER([.K70];3)) + ([.$L$50] * POWER([.K70];2)) + ([.$K$52] * [.K70]) + [.$L$52])" office:value-type="float" office:value="156.103711478534" calcext:value-type="float">
            <text:p>156.10</text:p>
          </table:table-cell>
          <table:table-cell table:formula="of:=[.M69] + (([.N69]-[.N68]) *[.$B$44])" office:value-type="float" office:value="288.025188551802" calcext:value-type="float">
            <text:p>288.03</text:p>
          </table:table-cell>
          <table:table-cell table:formula="of:=(([.$M$50] * POWER([.M70];3)) + ([.$N$50] * POWER([.M70];2)) + ([.$M$52] * [.M70]) + [.$N$52])" office:value-type="float" office:value="157.766767043105" calcext:value-type="float">
            <text:p>157.77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70] + (([.B70]-[.B69]) *[.$B$39])" office:value-type="float" office:value="291.846169806415" calcext:value-type="float">
            <text:p>291.85</text:p>
          </table:table-cell>
          <table:table-cell table:formula="of:=(([.$A$50] * POWER([.A71];3)) + ([.$B$50] * POWER([.A71];2)) + ([.$A$52] * [.A71]) + [.$B$52])" office:value-type="float" office:value="61.1872551982237" calcext:value-type="float">
            <text:p>61.19</text:p>
          </table:table-cell>
          <table:table-cell table:formula="of:=[.C70] + (([.D70]-[.D69]) *[.$B$40])" office:value-type="float" office:value="288.792361911578" calcext:value-type="float">
            <text:p>288.79</text:p>
          </table:table-cell>
          <table:table-cell table:formula="of:=(([.$C$50] * POWER([.C71];3)) + ([.$D$50] * POWER([.C71];2)) + ([.$C$52] * [.C71]) + [.$D$52])" office:value-type="float" office:value="145.075167209185" calcext:value-type="float">
            <text:p>145.08</text:p>
          </table:table-cell>
          <table:table-cell table:formula="of:=[.E70] + (([.F70]-[.F69]) *[.$B$41])" office:value-type="float" office:value="288.372814013552" calcext:value-type="float">
            <text:p>288.37</text:p>
          </table:table-cell>
          <table:table-cell table:formula="of:=(([.$E$50] * POWER([.E71];3)) + ([.$F$50] * POWER([.E71];2)) + ([.$E$52] * [.E71]) + [.$F$52])" office:value-type="float" office:value="150.868143981506" calcext:value-type="float">
            <text:p>150.87</text:p>
          </table:table-cell>
          <table:table-cell table:formula="of:=[.G70] + (([.H70]-[.H69]) *[.$B$42])" office:value-type="float" office:value="288.302259341369" calcext:value-type="float">
            <text:p>288.30</text:p>
          </table:table-cell>
          <table:table-cell table:formula="of:=(([.$G$50] * POWER([.G71];3)) + ([.$H$50] * POWER([.G71];2)) + ([.$G$52] * [.G71]) + [.$H$52])" office:value-type="float" office:value="151.959771132104" calcext:value-type="float">
            <text:p>151.96</text:p>
          </table:table-cell>
          <table:table-cell table:formula="of:=[.I70] + (([.J70]-[.J69]) *[.$B$43])" office:value-type="float" office:value="288.185527084623" calcext:value-type="float">
            <text:p>288.19</text:p>
          </table:table-cell>
          <table:table-cell table:formula="of:=(([.$I$50] * POWER([.I71];3)) + ([.$J$50] * POWER([.I71];2)) + ([.$I$52] * [.I71]) + [.$J$52])" office:value-type="float" office:value="153.989980232032" calcext:value-type="float">
            <text:p>153.99</text:p>
          </table:table-cell>
          <table:table-cell table:formula="of:=[.K70] + (([.L70]-[.L69]) *[.$B$44])" office:value-type="float" office:value="288.0758492269" calcext:value-type="float">
            <text:p>288.08</text:p>
          </table:table-cell>
          <table:table-cell table:formula="of:=(([.$K$50] * POWER([.K71];3)) + ([.$L$50] * POWER([.K71];2)) + ([.$K$52] * [.K71]) + [.$L$52])" office:value-type="float" office:value="156.103916333826" calcext:value-type="float">
            <text:p>156.10</text:p>
          </table:table-cell>
          <table:table-cell table:formula="of:=[.M70] + (([.N70]-[.N69]) *[.$B$44])" office:value-type="float" office:value="288.025261419521" calcext:value-type="float">
            <text:p>288.03</text:p>
          </table:table-cell>
          <table:table-cell table:formula="of:=(([.$M$50] * POWER([.M71];3)) + ([.$N$50] * POWER([.M71];2)) + ([.$M$52] * [.M71]) + [.$N$52])" office:value-type="float" office:value="157.766969297188" calcext:value-type="float">
            <text:p>157.77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71] + (([.B71]-[.B70]) *[.$B$39])" office:value-type="float" office:value="291.84629128709" calcext:value-type="float">
            <text:p>291.85</text:p>
          </table:table-cell>
          <table:table-cell table:formula="of:=(([.$A$50] * POWER([.A72];3)) + ([.$B$50] * POWER([.A72];2)) + ([.$A$52] * [.A72]) + [.$B$52])" office:value-type="float" office:value="61.1873694338048" calcext:value-type="float">
            <text:p>61.19</text:p>
          </table:table-cell>
          <table:table-cell table:formula="of:=[.C71] + (([.D71]-[.D70]) *[.$B$40])" office:value-type="float" office:value="288.7927914227" calcext:value-type="float">
            <text:p>288.79</text:p>
          </table:table-cell>
          <table:table-cell table:formula="of:=(([.$C$50] * POWER([.C72];3)) + ([.$D$50] * POWER([.C72];2)) + ([.$C$52] * [.C72]) + [.$D$52])" office:value-type="float" office:value="145.076377271674" calcext:value-type="float">
            <text:p>145.08</text:p>
          </table:table-cell>
          <table:table-cell table:formula="of:=[.E71] + (([.F71]-[.F70]) *[.$B$41])" office:value-type="float" office:value="288.37293551557" calcext:value-type="float">
            <text:p>288.37</text:p>
          </table:table-cell>
          <table:table-cell table:formula="of:=(([.$E$50] * POWER([.E72];3)) + ([.$F$50] * POWER([.E72];2)) + ([.$E$52] * [.E72]) + [.$F$52])" office:value-type="float" office:value="150.868482136591" calcext:value-type="float">
            <text:p>150.87</text:p>
          </table:table-cell>
          <table:table-cell table:formula="of:=[.G71] + (([.H71]-[.H70]) *[.$B$42])" office:value-type="float" office:value="288.302364546264" calcext:value-type="float">
            <text:p>288.30</text:p>
          </table:table-cell>
          <table:table-cell table:formula="of:=(([.$G$50] * POWER([.G72];3)) + ([.$H$50] * POWER([.G72];2)) + ([.$G$52] * [.G72]) + [.$H$52])" office:value-type="float" office:value="151.960065203712" calcext:value-type="float">
            <text:p>151.96</text:p>
          </table:table-cell>
          <table:table-cell table:formula="of:=[.I71] + (([.J71]-[.J70]) *[.$B$43])" office:value-type="float" office:value="288.185590632671" calcext:value-type="float">
            <text:p>288.19</text:p>
          </table:table-cell>
          <table:table-cell table:formula="of:=(([.$I$50] * POWER([.I72];3)) + ([.$J$50] * POWER([.I72];2)) + ([.$I$52] * [.I72]) + [.$J$52])" office:value-type="float" office:value="153.99015618566" calcext:value-type="float">
            <text:p>153.99</text:p>
          </table:table-cell>
          <table:table-cell table:formula="of:=[.K71] + (([.L71]-[.L70]) *[.$B$44])" office:value-type="float" office:value="288.07589263242" calcext:value-type="float">
            <text:p>288.08</text:p>
          </table:table-cell>
          <table:table-cell table:formula="of:=(([.$K$50] * POWER([.K72];3)) + ([.$L$50] * POWER([.K72];2)) + ([.$K$52] * [.K72]) + [.$L$52])" office:value-type="float" office:value="156.104036471123" calcext:value-type="float">
            <text:p>156.10</text:p>
          </table:table-cell>
          <table:table-cell table:formula="of:=[.M71] + (([.N71]-[.N70]) *[.$B$44])" office:value-type="float" office:value="288.025304273887" calcext:value-type="float">
            <text:p>288.03</text:p>
          </table:table-cell>
          <table:table-cell table:formula="of:=(([.$M$50] * POWER([.M72];3)) + ([.$N$50] * POWER([.M72];2)) + ([.$M$52] * [.M72]) + [.$N$52])" office:value-type="float" office:value="157.767088245285" calcext:value-type="float">
            <text:p>157.77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72] + (([.B72]-[.B71]) *[.$B$39])" office:value-type="float" office:value="291.846360078499" calcext:value-type="float">
            <text:p>291.85</text:p>
          </table:table-cell>
          <table:table-cell table:formula="of:=(([.$A$50] * POWER([.A73];3)) + ([.$B$50] * POWER([.A73];2)) + ([.$A$52] * [.A73]) + [.$B$52])" office:value-type="float" office:value="61.1874341225701" calcext:value-type="float">
            <text:p>61.19</text:p>
          </table:table-cell>
          <table:table-cell table:formula="of:=[.C72] + (([.D72]-[.D71]) *[.$B$40])" office:value-type="float" office:value="288.793073286165" calcext:value-type="float">
            <text:p>288.79</text:p>
          </table:table-cell>
          <table:table-cell table:formula="of:=(([.$C$50] * POWER([.C73];3)) + ([.$D$50] * POWER([.C73];2)) + ([.$C$52] * [.C73]) + [.$D$52])" office:value-type="float" office:value="145.077171368681" calcext:value-type="float">
            <text:p>145.08</text:p>
          </table:table-cell>
          <table:table-cell table:formula="of:=[.E72] + (([.F72]-[.F71]) *[.$B$41])" office:value-type="float" office:value="288.373010317496" calcext:value-type="float">
            <text:p>288.37</text:p>
          </table:table-cell>
          <table:table-cell table:formula="of:=(([.$E$50] * POWER([.E73];3)) + ([.$F$50] * POWER([.E73];2)) + ([.$E$52] * [.E73]) + [.$F$52])" office:value-type="float" office:value="150.868690319755" calcext:value-type="float">
            <text:p>150.87</text:p>
          </table:table-cell>
          <table:table-cell table:formula="of:=[.G72] + (([.H72]-[.H71]) *[.$B$42])" office:value-type="float" office:value="288.302428992794" calcext:value-type="float">
            <text:p>288.30</text:p>
          </table:table-cell>
          <table:table-cell table:formula="of:=(([.$G$50] * POWER([.G73];3)) + ([.$H$50] * POWER([.G73];2)) + ([.$G$52] * [.G73]) + [.$H$52])" office:value-type="float" office:value="151.960245346578" calcext:value-type="float">
            <text:p>151.96</text:p>
          </table:table-cell>
          <table:table-cell table:formula="of:=[.I72] + (([.J72]-[.J71]) *[.$B$43])" office:value-type="float" office:value="288.185628551535" calcext:value-type="float">
            <text:p>288.19</text:p>
          </table:table-cell>
          <table:table-cell table:formula="of:=(([.$I$50] * POWER([.I73];3)) + ([.$J$50] * POWER([.I73];2)) + ([.$I$52] * [.I73]) + [.$J$52])" office:value-type="float" office:value="153.990261176534" calcext:value-type="float">
            <text:p>153.99</text:p>
          </table:table-cell>
          <table:table-cell table:formula="of:=[.K72] + (([.L72]-[.L71]) *[.$B$44])" office:value-type="float" office:value="288.075918087568" calcext:value-type="float">
            <text:p>288.08</text:p>
          </table:table-cell>
          <table:table-cell table:formula="of:=(([.$K$50] * POWER([.K73];3)) + ([.$L$50] * POWER([.K73];2)) + ([.$K$52] * [.K73]) + [.$L$52])" office:value-type="float" office:value="156.104106925615" calcext:value-type="float">
            <text:p>156.10</text:p>
          </table:table-cell>
          <table:table-cell table:formula="of:=[.M72] + (([.N72]-[.N71]) *[.$B$44])" office:value-type="float" office:value="288.025329477063" calcext:value-type="float">
            <text:p>288.03</text:p>
          </table:table-cell>
          <table:table-cell table:formula="of:=(([.$M$50] * POWER([.M73];3)) + ([.$N$50] * POWER([.M73];2)) + ([.$M$52] * [.M73]) + [.$N$52])" office:value-type="float" office:value="157.767158200147" calcext:value-type="float">
            <text:p>157.77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73] + (([.B73]-[.B72]) *[.$B$39])" office:value-type="float" office:value="291.846399033361" calcext:value-type="float">
            <text:p>291.85</text:p>
          </table:table-cell>
          <table:table-cell table:formula="of:=(([.$A$50] * POWER([.A74];3)) + ([.$B$50] * POWER([.A74];2)) + ([.$A$52] * [.A74]) + [.$B$52])" office:value-type="float" office:value="61.1874707542291" calcext:value-type="float">
            <text:p>61.19</text:p>
          </table:table-cell>
          <table:table-cell table:formula="of:=[.C73] + (([.D73]-[.D72]) *[.$B$40])" office:value-type="float" office:value="288.79325825755" calcext:value-type="float">
            <text:p>288.79</text:p>
          </table:table-cell>
          <table:table-cell table:formula="of:=(([.$C$50] * POWER([.C74];3)) + ([.$D$50] * POWER([.C74];2)) + ([.$C$52] * [.C74]) + [.$D$52])" office:value-type="float" office:value="145.07769249167" calcext:value-type="float">
            <text:p>145.08</text:p>
          </table:table-cell>
          <table:table-cell table:formula="of:=[.E73] + (([.F73]-[.F72]) *[.$B$41])" office:value-type="float" office:value="288.373056368857" calcext:value-type="float">
            <text:p>288.37</text:p>
          </table:table-cell>
          <table:table-cell table:formula="of:=(([.$E$50] * POWER([.E74];3)) + ([.$F$50] * POWER([.E74];2)) + ([.$E$52] * [.E74]) + [.$F$52])" office:value-type="float" office:value="150.868818486549" calcext:value-type="float">
            <text:p>150.87</text:p>
          </table:table-cell>
          <table:table-cell table:formula="of:=[.G73] + (([.H73]-[.H72]) *[.$B$42])" office:value-type="float" office:value="288.302468471554" calcext:value-type="float">
            <text:p>288.30</text:p>
          </table:table-cell>
          <table:table-cell table:formula="of:=(([.$G$50] * POWER([.G74];3)) + ([.$H$50] * POWER([.G74];2)) + ([.$G$52] * [.G74]) + [.$H$52])" office:value-type="float" office:value="151.960355698851" calcext:value-type="float">
            <text:p>151.96</text:p>
          </table:table-cell>
          <table:table-cell table:formula="of:=[.I73] + (([.J73]-[.J72]) *[.$B$43])" office:value-type="float" office:value="288.18565117758" calcext:value-type="float">
            <text:p>288.19</text:p>
          </table:table-cell>
          <table:table-cell table:formula="of:=(([.$I$50] * POWER([.I74];3)) + ([.$J$50] * POWER([.I74];2)) + ([.$I$52] * [.I74]) + [.$J$52])" office:value-type="float" office:value="153.990323824213" calcext:value-type="float">
            <text:p>153.99</text:p>
          </table:table-cell>
          <table:table-cell table:formula="of:=[.K73] + (([.L73]-[.L72]) *[.$B$44])" office:value-type="float" office:value="288.075933015734" calcext:value-type="float">
            <text:p>288.08</text:p>
          </table:table-cell>
          <table:table-cell table:formula="of:=(([.$K$50] * POWER([.K74];3)) + ([.$L$50] * POWER([.K74];2)) + ([.$K$52] * [.K74]) + [.$L$52])" office:value-type="float" office:value="156.104148243649" calcext:value-type="float">
            <text:p>156.10</text:p>
          </table:table-cell>
          <table:table-cell table:formula="of:=[.M73] + (([.N73]-[.N72]) *[.$B$44])" office:value-type="float" office:value="288.025344299366" calcext:value-type="float">
            <text:p>288.03</text:p>
          </table:table-cell>
          <table:table-cell table:formula="of:=(([.$M$50] * POWER([.M74];3)) + ([.$N$50] * POWER([.M74];2)) + ([.$M$52] * [.M74]) + [.$N$52])" office:value-type="float" office:value="157.767199341482" calcext:value-type="float">
            <text:p>157.77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74] + (([.B74]-[.B73]) *[.$B$39])" office:value-type="float" office:value="291.846421092543" calcext:value-type="float">
            <text:p>291.85</text:p>
          </table:table-cell>
          <table:table-cell table:formula="of:=(([.$A$50] * POWER([.A75];3)) + ([.$B$50] * POWER([.A75];2)) + ([.$A$52] * [.A75]) + [.$B$52])" office:value-type="float" office:value="61.1874914978451" calcext:value-type="float">
            <text:p>61.19</text:p>
          </table:table-cell>
          <table:table-cell table:formula="of:=[.C74] + (([.D74]-[.D73]) *[.$B$40])" office:value-type="float" office:value="288.793379644282" calcext:value-type="float">
            <text:p>288.79</text:p>
          </table:table-cell>
          <table:table-cell table:formula="of:=(([.$C$50] * POWER([.C75];3)) + ([.$D$50] * POWER([.C75];2)) + ([.$C$52] * [.C75]) + [.$D$52])" office:value-type="float" office:value="145.078034477021" calcext:value-type="float">
            <text:p>145.08</text:p>
          </table:table-cell>
          <table:table-cell table:formula="of:=[.E74] + (([.F74]-[.F73]) *[.$B$41])" office:value-type="float" office:value="288.373084720118" calcext:value-type="float">
            <text:p>288.37</text:p>
          </table:table-cell>
          <table:table-cell table:formula="of:=(([.$E$50] * POWER([.E75];3)) + ([.$F$50] * POWER([.E75];2)) + ([.$E$52] * [.E75]) + [.$F$52])" office:value-type="float" office:value="150.86889739174" calcext:value-type="float">
            <text:p>150.87</text:p>
          </table:table-cell>
          <table:table-cell table:formula="of:=[.G74] + (([.H74]-[.H73]) *[.$B$42])" office:value-type="float" office:value="288.302492655532" calcext:value-type="float">
            <text:p>288.30</text:p>
          </table:table-cell>
          <table:table-cell table:formula="of:=(([.$G$50] * POWER([.G75];3)) + ([.$H$50] * POWER([.G75];2)) + ([.$G$52] * [.G75]) + [.$H$52])" office:value-type="float" office:value="151.960423298686" calcext:value-type="float">
            <text:p>151.96</text:p>
          </table:table-cell>
          <table:table-cell table:formula="of:=[.I74] + (([.J74]-[.J73]) *[.$B$43])" office:value-type="float" office:value="288.18566467846" calcext:value-type="float">
            <text:p>288.19</text:p>
          </table:table-cell>
          <table:table-cell table:formula="of:=(([.$I$50] * POWER([.I75];3)) + ([.$J$50] * POWER([.I75];2)) + ([.$I$52] * [.I75]) + [.$J$52])" office:value-type="float" office:value="153.990361205867" calcext:value-type="float">
            <text:p>153.99</text:p>
          </table:table-cell>
          <table:table-cell table:formula="of:=[.K74] + (([.L74]-[.L73]) *[.$B$44])" office:value-type="float" office:value="288.075941770357" calcext:value-type="float">
            <text:p>288.08</text:p>
          </table:table-cell>
          <table:table-cell table:formula="of:=(([.$K$50] * POWER([.K75];3)) + ([.$L$50] * POWER([.K75];2)) + ([.$K$52] * [.K75]) + [.$L$52])" office:value-type="float" office:value="156.104172474605" calcext:value-type="float">
            <text:p>156.10</text:p>
          </table:table-cell>
          <table:table-cell table:formula="of:=[.M74] + (([.N74]-[.N73]) *[.$B$44])" office:value-type="float" office:value="288.025353016549" calcext:value-type="float">
            <text:p>288.03</text:p>
          </table:table-cell>
          <table:table-cell table:formula="of:=(([.$M$50] * POWER([.M75];3)) + ([.$N$50] * POWER([.M75];2)) + ([.$M$52] * [.M75]) + [.$N$52])" office:value-type="float" office:value="157.767223537224" calcext:value-type="float">
            <text:p>157.77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75] + (([.B75]-[.B74]) *[.$B$39])" office:value-type="float" office:value="291.84643358412" calcext:value-type="float">
            <text:p>291.85</text:p>
          </table:table-cell>
          <table:table-cell table:formula="of:=(([.$A$50] * POWER([.A76];3)) + ([.$B$50] * POWER([.A76];2)) + ([.$A$52] * [.A76]) + [.$B$52])" office:value-type="float" office:value="61.1875032444515" calcext:value-type="float">
            <text:p>61.19</text:p>
          </table:table-cell>
          <table:table-cell table:formula="of:=[.C75] + (([.D75]-[.D74]) *[.$B$40])" office:value-type="float" office:value="288.79345930395" calcext:value-type="float">
            <text:p>288.79</text:p>
          </table:table-cell>
          <table:table-cell table:formula="of:=(([.$C$50] * POWER([.C76];3)) + ([.$D$50] * POWER([.C76];2)) + ([.$C$52] * [.C76]) + [.$D$52])" office:value-type="float" office:value="145.078258904053" calcext:value-type="float">
            <text:p>145.08</text:p>
          </table:table-cell>
          <table:table-cell table:formula="of:=[.E75] + (([.F75]-[.F74]) *[.$B$41])" office:value-type="float" office:value="288.373102174418" calcext:value-type="float">
            <text:p>288.37</text:p>
          </table:table-cell>
          <table:table-cell table:formula="of:=(([.$E$50] * POWER([.E76];3)) + ([.$F$50] * POWER([.E76];2)) + ([.$E$52] * [.E76]) + [.$F$52])" office:value-type="float" office:value="150.868945969302" calcext:value-type="float">
            <text:p>150.87</text:p>
          </table:table-cell>
          <table:table-cell table:formula="of:=[.G75] + (([.H75]-[.H74]) *[.$B$42])" office:value-type="float" office:value="288.302507470205" calcext:value-type="float">
            <text:p>288.30</text:p>
          </table:table-cell>
          <table:table-cell table:formula="of:=(([.$G$50] * POWER([.G76];3)) + ([.$H$50] * POWER([.G76];2)) + ([.$G$52] * [.G76]) + [.$H$52])" office:value-type="float" office:value="151.960464709149" calcext:value-type="float">
            <text:p>151.96</text:p>
          </table:table-cell>
          <table:table-cell table:formula="of:=[.I75] + (([.J75]-[.J74]) *[.$B$43])" office:value-type="float" office:value="288.185672734388" calcext:value-type="float">
            <text:p>288.19</text:p>
          </table:table-cell>
          <table:table-cell table:formula="of:=(([.$I$50] * POWER([.I76];3)) + ([.$J$50] * POWER([.I76];2)) + ([.$I$52] * [.I76]) + [.$J$52])" office:value-type="float" office:value="153.990383511375" calcext:value-type="float">
            <text:p>153.99</text:p>
          </table:table-cell>
          <table:table-cell table:formula="of:=[.K75] + (([.L75]-[.L74]) *[.$B$44])" office:value-type="float" office:value="288.075946904504" calcext:value-type="float">
            <text:p>288.08</text:p>
          </table:table-cell>
          <table:table-cell table:formula="of:=(([.$K$50] * POWER([.K76];3)) + ([.$L$50] * POWER([.K76];2)) + ([.$K$52] * [.K76]) + [.$L$52])" office:value-type="float" office:value="156.104186684854" calcext:value-type="float">
            <text:p>156.10</text:p>
          </table:table-cell>
          <table:table-cell table:formula="of:=[.M75] + (([.N75]-[.N74]) *[.$B$44])" office:value-type="float" office:value="288.025358143235" calcext:value-type="float">
            <text:p>288.03</text:p>
          </table:table-cell>
          <table:table-cell table:formula="of:=(([.$M$50] * POWER([.M76];3)) + ([.$N$50] * POWER([.M76];2)) + ([.$M$52] * [.M76]) + [.$N$52])" office:value-type="float" office:value="157.767237767051" calcext:value-type="float">
            <text:p>157.77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76] + (([.B76]-[.B75]) *[.$B$39])" office:value-type="float" office:value="291.846440657797" calcext:value-type="float">
            <text:p>291.85</text:p>
          </table:table-cell>
          <table:table-cell table:formula="of:=(([.$A$50] * POWER([.A77];3)) + ([.$B$50] * POWER([.A77];2)) + ([.$A$52] * [.A77]) + [.$B$52])" office:value-type="float" office:value="61.1875098962707" calcext:value-type="float">
            <text:p>61.19</text:p>
          </table:table-cell>
          <table:table-cell table:formula="of:=[.C76] + (([.D76]-[.D75]) *[.$B$40])" office:value-type="float" office:value="288.793511580408" calcext:value-type="float">
            <text:p>288.79</text:p>
          </table:table-cell>
          <table:table-cell table:formula="of:=(([.$C$50] * POWER([.C77];3)) + ([.$D$50] * POWER([.C77];2)) + ([.$C$52] * [.C77]) + [.$D$52])" office:value-type="float" office:value="145.07840618382" calcext:value-type="float">
            <text:p>145.08</text:p>
          </table:table-cell>
          <table:table-cell table:formula="of:=[.E76] + (([.F76]-[.F75]) *[.$B$41])" office:value-type="float" office:value="288.373112920065" calcext:value-type="float">
            <text:p>288.37</text:p>
          </table:table-cell>
          <table:table-cell table:formula="of:=(([.$E$50] * POWER([.E77];3)) + ([.$F$50] * POWER([.E77];2)) + ([.$E$52] * [.E77]) + [.$F$52])" office:value-type="float" office:value="150.868975875826" calcext:value-type="float">
            <text:p>150.87</text:p>
          </table:table-cell>
          <table:table-cell table:formula="of:=[.G76] + (([.H76]-[.H75]) *[.$B$42])" office:value-type="float" office:value="288.302516545412" calcext:value-type="float">
            <text:p>288.30</text:p>
          </table:table-cell>
          <table:table-cell table:formula="of:=(([.$G$50] * POWER([.G77];3)) + ([.$H$50] * POWER([.G77];2)) + ([.$G$52] * [.G77]) + [.$H$52])" office:value-type="float" office:value="151.96049007647" calcext:value-type="float">
            <text:p>151.96</text:p>
          </table:table-cell>
          <table:table-cell table:formula="of:=[.I76] + (([.J76]-[.J75]) *[.$B$43])" office:value-type="float" office:value="288.185677541334" calcext:value-type="float">
            <text:p>288.19</text:p>
          </table:table-cell>
          <table:table-cell table:formula="of:=(([.$I$50] * POWER([.I77];3)) + ([.$J$50] * POWER([.I77];2)) + ([.$I$52] * [.I77]) + [.$J$52])" office:value-type="float" office:value="153.990396820997" calcext:value-type="float">
            <text:p>153.99</text:p>
          </table:table-cell>
          <table:table-cell table:formula="of:=[.K76] + (([.L76]-[.L75]) *[.$B$44])" office:value-type="float" office:value="288.075949915426" calcext:value-type="float">
            <text:p>288.08</text:p>
          </table:table-cell>
          <table:table-cell table:formula="of:=(([.$K$50] * POWER([.K77];3)) + ([.$L$50] * POWER([.K77];2)) + ([.$K$52] * [.K77]) + [.$L$52])" office:value-type="float" office:value="156.104195018454" calcext:value-type="float">
            <text:p>156.10</text:p>
          </table:table-cell>
          <table:table-cell table:formula="of:=[.M76] + (([.N76]-[.N75]) *[.$B$44])" office:value-type="float" office:value="288.025361158305" calcext:value-type="float">
            <text:p>288.03</text:p>
          </table:table-cell>
          <table:table-cell table:formula="of:=(([.$M$50] * POWER([.M77];3)) + ([.$N$50] * POWER([.M77];2)) + ([.$M$52] * [.M77]) + [.$N$52])" office:value-type="float" office:value="157.767246135792" calcext:value-type="float">
            <text:p>157.77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77] + (([.B77]-[.B76]) *[.$B$39])" office:value-type="float" office:value="291.84644466345" calcext:value-type="float">
            <text:p>291.85</text:p>
          </table:table-cell>
          <table:table-cell table:formula="of:=(([.$A$50] * POWER([.A78];3)) + ([.$B$50] * POWER([.A78];2)) + ([.$A$52] * [.A78]) + [.$B$52])" office:value-type="float" office:value="61.1875136630351" calcext:value-type="float">
            <text:p>61.19</text:p>
          </table:table-cell>
          <table:table-cell table:formula="of:=[.C77] + (([.D77]-[.D76]) *[.$B$40])" office:value-type="float" office:value="288.793545886723" calcext:value-type="float">
            <text:p>288.79</text:p>
          </table:table-cell>
          <table:table-cell table:formula="of:=(([.$C$50] * POWER([.C78];3)) + ([.$D$50] * POWER([.C78];2)) + ([.$C$52] * [.C78]) + [.$D$52])" office:value-type="float" office:value="145.078502835894" calcext:value-type="float">
            <text:p>145.08</text:p>
          </table:table-cell>
          <table:table-cell table:formula="of:=[.E77] + (([.F77]-[.F76]) *[.$B$41])" office:value-type="float" office:value="288.373119535567" calcext:value-type="float">
            <text:p>288.37</text:p>
          </table:table-cell>
          <table:table-cell table:formula="of:=(([.$E$50] * POWER([.E78];3)) + ([.$F$50] * POWER([.E78];2)) + ([.$E$52] * [.E78]) + [.$F$52])" office:value-type="float" office:value="150.868994287624" calcext:value-type="float">
            <text:p>150.87</text:p>
          </table:table-cell>
          <table:table-cell table:formula="of:=[.G77] + (([.H77]-[.H76]) *[.$B$42])" office:value-type="float" office:value="288.302522104723" calcext:value-type="float">
            <text:p>288.30</text:p>
          </table:table-cell>
          <table:table-cell table:formula="of:=(([.$G$50] * POWER([.G78];3)) + ([.$H$50] * POWER([.G78];2)) + ([.$G$52] * [.G78]) + [.$H$52])" office:value-type="float" office:value="151.960505616044" calcext:value-type="float">
            <text:p>151.96</text:p>
          </table:table-cell>
          <table:table-cell table:formula="of:=[.I77] + (([.J77]-[.J76]) *[.$B$43])" office:value-type="float" office:value="288.185680409622" calcext:value-type="float">
            <text:p>288.19</text:p>
          </table:table-cell>
          <table:table-cell table:formula="of:=(([.$I$50] * POWER([.I78];3)) + ([.$J$50] * POWER([.I78];2)) + ([.$I$52] * [.I78]) + [.$J$52])" office:value-type="float" office:value="153.990404762805" calcext:value-type="float">
            <text:p>153.99</text:p>
          </table:table-cell>
          <table:table-cell table:formula="of:=[.K77] + (([.L77]-[.L76]) *[.$B$44])" office:value-type="float" office:value="288.075951681181" calcext:value-type="float">
            <text:p>288.08</text:p>
          </table:table-cell>
          <table:table-cell table:formula="of:=(([.$K$50] * POWER([.K78];3)) + ([.$L$50] * POWER([.K78];2)) + ([.$K$52] * [.K78]) + [.$L$52])" office:value-type="float" office:value="156.104199905696" calcext:value-type="float">
            <text:p>156.10</text:p>
          </table:table-cell>
          <table:table-cell table:formula="of:=[.M77] + (([.N77]-[.N76]) *[.$B$44])" office:value-type="float" office:value="288.025362931505" calcext:value-type="float">
            <text:p>288.03</text:p>
          </table:table-cell>
          <table:table-cell table:formula="of:=(([.$M$50] * POWER([.M78];3)) + ([.$N$50] * POWER([.M78];2)) + ([.$M$52] * [.M78]) + [.$N$52])" office:value-type="float" office:value="157.767251057558" calcext:value-type="float">
            <text:p>157.77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78] + (([.B78]-[.B77]) *[.$B$39])" office:value-type="float" office:value="291.846446931754" calcext:value-type="float">
            <text:p>291.85</text:p>
          </table:table-cell>
          <table:table-cell table:formula="of:=(([.$A$50] * POWER([.A79];3)) + ([.$B$50] * POWER([.A79];2)) + ([.$A$52] * [.A79]) + [.$B$52])" office:value-type="float" office:value="61.1875157960628" calcext:value-type="float">
            <text:p>61.19</text:p>
          </table:table-cell>
          <table:table-cell table:formula="of:=[.C78] + (([.D78]-[.D77]) *[.$B$40])" office:value-type="float" office:value="288.793568400179" calcext:value-type="float">
            <text:p>288.79</text:p>
          </table:table-cell>
          <table:table-cell table:formula="of:=(([.$C$50] * POWER([.C79];3)) + ([.$D$50] * POWER([.C79];2)) + ([.$C$52] * [.C79]) + [.$D$52])" office:value-type="float" office:value="145.078566263654" calcext:value-type="float">
            <text:p>145.08</text:p>
          </table:table-cell>
          <table:table-cell table:formula="of:=[.E78] + (([.F78]-[.F77]) *[.$B$41])" office:value-type="float" office:value="288.373123608367" calcext:value-type="float">
            <text:p>288.37</text:p>
          </table:table-cell>
          <table:table-cell table:formula="of:=(([.$E$50] * POWER([.E79];3)) + ([.$F$50] * POWER([.E79];2)) + ([.$E$52] * [.E79]) + [.$F$52])" office:value-type="float" office:value="150.869005622752" calcext:value-type="float">
            <text:p>150.87</text:p>
          </table:table-cell>
          <table:table-cell table:formula="of:=[.G78] + (([.H78]-[.H77]) *[.$B$42])" office:value-type="float" office:value="288.30252551026" calcext:value-type="float">
            <text:p>288.30</text:p>
          </table:table-cell>
          <table:table-cell table:formula="of:=(([.$G$50] * POWER([.G79];3)) + ([.$H$50] * POWER([.G79];2)) + ([.$G$52] * [.G79]) + [.$H$52])" office:value-type="float" office:value="151.96051513531" calcext:value-type="float">
            <text:p>151.96</text:p>
          </table:table-cell>
          <table:table-cell table:formula="of:=[.I78] + (([.J78]-[.J77]) *[.$B$43])" office:value-type="float" office:value="288.18568212112" calcext:value-type="float">
            <text:p>288.19</text:p>
          </table:table-cell>
          <table:table-cell table:formula="of:=(([.$I$50] * POWER([.I79];3)) + ([.$J$50] * POWER([.I79];2)) + ([.$I$52] * [.I79]) + [.$J$52])" office:value-type="float" office:value="153.990409501654" calcext:value-type="float">
            <text:p>153.99</text:p>
          </table:table-cell>
          <table:table-cell table:formula="of:=[.K78] + (([.L78]-[.L77]) *[.$B$44])" office:value-type="float" office:value="288.075952716708" calcext:value-type="float">
            <text:p>288.08</text:p>
          </table:table-cell>
          <table:table-cell table:formula="of:=(([.$K$50] * POWER([.K79];3)) + ([.$L$50] * POWER([.K79];2)) + ([.$K$52] * [.K79]) + [.$L$52])" office:value-type="float" office:value="156.104202771818" calcext:value-type="float">
            <text:p>156.10</text:p>
          </table:table-cell>
          <table:table-cell table:formula="of:=[.M78] + (([.N78]-[.N77]) *[.$B$44])" office:value-type="float" office:value="288.025363974348" calcext:value-type="float">
            <text:p>288.03</text:p>
          </table:table-cell>
          <table:table-cell table:formula="of:=(([.$M$50] * POWER([.M79];3)) + ([.$N$50] * POWER([.M79];2)) + ([.$M$52] * [.M79]) + [.$N$52])" office:value-type="float" office:value="157.767253952111" calcext:value-type="float">
            <text:p>157.77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79] + (([.B79]-[.B78]) *[.$B$39])" office:value-type="float" office:value="291.846448216239" calcext:value-type="float">
            <text:p>291.85</text:p>
          </table:table-cell>
          <table:table-cell table:formula="of:=(([.$A$50] * POWER([.A80];3)) + ([.$B$50] * POWER([.A80];2)) + ([.$A$52] * [.A80]) + [.$B$52])" office:value-type="float" office:value="61.187517003945" calcext:value-type="float">
            <text:p>61.19</text:p>
          </table:table-cell>
          <table:table-cell table:formula="of:=[.C79] + (([.D79]-[.D78]) *[.$B$40])" office:value-type="float" office:value="288.793583174596" calcext:value-type="float">
            <text:p>288.79</text:p>
          </table:table-cell>
          <table:table-cell table:formula="of:=(([.$C$50] * POWER([.C80];3)) + ([.$D$50] * POWER([.C80];2)) + ([.$C$52] * [.C80]) + [.$D$52])" office:value-type="float" office:value="145.078607888023" calcext:value-type="float">
            <text:p>145.08</text:p>
          </table:table-cell>
          <table:table-cell table:formula="of:=[.E79] + (([.F79]-[.F78]) *[.$B$41])" office:value-type="float" office:value="288.373126115765" calcext:value-type="float">
            <text:p>288.37</text:p>
          </table:table-cell>
          <table:table-cell table:formula="of:=(([.$E$50] * POWER([.E80];3)) + ([.$F$50] * POWER([.E80];2)) + ([.$E$52] * [.E80]) + [.$F$52])" office:value-type="float" office:value="150.869012601166" calcext:value-type="float">
            <text:p>150.87</text:p>
          </table:table-cell>
          <table:table-cell table:formula="of:=[.G79] + (([.H79]-[.H78]) *[.$B$42])" office:value-type="float" office:value="288.302527596431" calcext:value-type="float">
            <text:p>288.30</text:p>
          </table:table-cell>
          <table:table-cell table:formula="of:=(([.$G$50] * POWER([.G80];3)) + ([.$H$50] * POWER([.G80];2)) + ([.$G$52] * [.G80]) + [.$H$52])" office:value-type="float" office:value="151.960520966648" calcext:value-type="float">
            <text:p>151.96</text:p>
          </table:table-cell>
          <table:table-cell table:formula="of:=[.I79] + (([.J79]-[.J78]) *[.$B$43])" office:value-type="float" office:value="288.185683142365" calcext:value-type="float">
            <text:p>288.19</text:p>
          </table:table-cell>
          <table:table-cell table:formula="of:=(([.$I$50] * POWER([.I80];3)) + ([.$J$50] * POWER([.I80];2)) + ([.$I$52] * [.I80]) + [.$J$52])" office:value-type="float" office:value="153.990412329311" calcext:value-type="float">
            <text:p>153.99</text:p>
          </table:table-cell>
          <table:table-cell table:formula="of:=[.K79] + (([.L79]-[.L78]) *[.$B$44])" office:value-type="float" office:value="288.075953323993" calcext:value-type="float">
            <text:p>288.08</text:p>
          </table:table-cell>
          <table:table-cell table:formula="of:=(([.$K$50] * POWER([.K80];3)) + ([.$L$50] * POWER([.K80];2)) + ([.$K$52] * [.K80]) + [.$L$52])" office:value-type="float" office:value="156.104204452657" calcext:value-type="float">
            <text:p>156.10</text:p>
          </table:table-cell>
          <table:table-cell table:formula="of:=[.M79] + (([.N79]-[.N78]) *[.$B$44])" office:value-type="float" office:value="288.025364587657" calcext:value-type="float">
            <text:p>288.03</text:p>
          </table:table-cell>
          <table:table-cell table:formula="of:=(([.$M$50] * POWER([.M80];3)) + ([.$N$50] * POWER([.M80];2)) + ([.$M$52] * [.M80]) + [.$N$52])" office:value-type="float" office:value="157.767255654438" calcext:value-type="float">
            <text:p>157.77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80] + (([.B80]-[.B79]) *[.$B$39])" office:value-type="float" office:value="291.846448943613" calcext:value-type="float">
            <text:p>291.85</text:p>
          </table:table-cell>
          <table:table-cell table:formula="of:=(([.$A$50] * POWER([.A81];3)) + ([.$B$50] * POWER([.A81];2)) + ([.$A$52] * [.A81]) + [.$B$52])" office:value-type="float" office:value="61.1875176879395" calcext:value-type="float">
            <text:p>61.19</text:p>
          </table:table-cell>
          <table:table-cell table:formula="of:=[.C80] + (([.D80]-[.D79]) *[.$B$40])" office:value-type="float" office:value="288.793592870285" calcext:value-type="float">
            <text:p>288.79</text:p>
          </table:table-cell>
          <table:table-cell table:formula="of:=(([.$C$50] * POWER([.C81];3)) + ([.$D$50] * POWER([.C81];2)) + ([.$C$52] * [.C81]) + [.$D$52])" office:value-type="float" office:value="145.078635203952" calcext:value-type="float">
            <text:p>145.08</text:p>
          </table:table-cell>
          <table:table-cell table:formula="of:=[.E80] + (([.F80]-[.F79]) *[.$B$41])" office:value-type="float" office:value="288.373127659432" calcext:value-type="float">
            <text:p>288.37</text:p>
          </table:table-cell>
          <table:table-cell table:formula="of:=(([.$E$50] * POWER([.E81];3)) + ([.$F$50] * POWER([.E81];2)) + ([.$E$52] * [.E81]) + [.$F$52])" office:value-type="float" office:value="150.869016897391" calcext:value-type="float">
            <text:p>150.87</text:p>
          </table:table-cell>
          <table:table-cell table:formula="of:=[.G80] + (([.H80]-[.H79]) *[.$B$42])" office:value-type="float" office:value="288.302528874383" calcext:value-type="float">
            <text:p>288.30</text:p>
          </table:table-cell>
          <table:table-cell table:formula="of:=(([.$G$50] * POWER([.G81];3)) + ([.$H$50] * POWER([.G81];2)) + ([.$G$52] * [.G81]) + [.$H$52])" office:value-type="float" office:value="151.960524538823" calcext:value-type="float">
            <text:p>151.96</text:p>
          </table:table-cell>
          <table:table-cell table:formula="of:=[.I80] + (([.J80]-[.J79]) *[.$B$43])" office:value-type="float" office:value="288.185683751739" calcext:value-type="float">
            <text:p>288.19</text:p>
          </table:table-cell>
          <table:table-cell table:formula="of:=(([.$I$50] * POWER([.I81];3)) + ([.$J$50] * POWER([.I81];2)) + ([.$I$52] * [.I81]) + [.$J$52])" office:value-type="float" office:value="153.990414016565" calcext:value-type="float">
            <text:p>153.99</text:p>
          </table:table-cell>
          <table:table-cell table:formula="of:=[.K80] + (([.L80]-[.L79]) *[.$B$44])" office:value-type="float" office:value="288.075953680136" calcext:value-type="float">
            <text:p>288.08</text:p>
          </table:table-cell>
          <table:table-cell table:formula="of:=(([.$K$50] * POWER([.K81];3)) + ([.$L$50] * POWER([.K81];2)) + ([.$K$52] * [.K81]) + [.$L$52])" office:value-type="float" office:value="156.104205438383" calcext:value-type="float">
            <text:p>156.10</text:p>
          </table:table-cell>
          <table:table-cell table:formula="of:=[.M80] + (([.N80]-[.N79]) *[.$B$44])" office:value-type="float" office:value="288.025364948352" calcext:value-type="float">
            <text:p>288.03</text:p>
          </table:table-cell>
          <table:table-cell table:formula="of:=(([.$M$50] * POWER([.M81];3)) + ([.$N$50] * POWER([.M81];2)) + ([.$M$52] * [.M81]) + [.$N$52])" office:value-type="float" office:value="157.767256655597" calcext:value-type="float">
            <text:p>157.77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81] + (([.B81]-[.B80]) *[.$B$39])" office:value-type="float" office:value="291.846449355507" calcext:value-type="float">
            <text:p>291.85</text:p>
          </table:table-cell>
          <table:table-cell table:formula="of:=(([.$A$50] * POWER([.A82];3)) + ([.$B$50] * POWER([.A82];2)) + ([.$A$52] * [.A82]) + [.$B$52])" office:value-type="float" office:value="61.1875180752691" calcext:value-type="float">
            <text:p>61.19</text:p>
          </table:table-cell>
          <table:table-cell table:formula="of:=[.C81] + (([.D81]-[.D80]) *[.$B$40])" office:value-type="float" office:value="288.793599233065" calcext:value-type="float">
            <text:p>288.79</text:p>
          </table:table-cell>
          <table:table-cell table:formula="of:=(([.$C$50] * POWER([.C82];3)) + ([.$D$50] * POWER([.C82];2)) + ([.$C$52] * [.C82]) + [.$D$52])" office:value-type="float" office:value="145.07865312999" calcext:value-type="float">
            <text:p>145.08</text:p>
          </table:table-cell>
          <table:table-cell table:formula="of:=[.E81] + (([.F81]-[.F80]) *[.$B$41])" office:value-type="float" office:value="288.373128609783" calcext:value-type="float">
            <text:p>288.37</text:p>
          </table:table-cell>
          <table:table-cell table:formula="of:=(([.$E$50] * POWER([.E82];3)) + ([.$F$50] * POWER([.E82];2)) + ([.$E$52] * [.E82]) + [.$F$52])" office:value-type="float" office:value="150.86901954234" calcext:value-type="float">
            <text:p>150.87</text:p>
          </table:table-cell>
          <table:table-cell table:formula="of:=[.G81] + (([.H81]-[.H80]) *[.$B$42])" office:value-type="float" office:value="288.302529657234" calcext:value-type="float">
            <text:p>288.30</text:p>
          </table:table-cell>
          <table:table-cell table:formula="of:=(([.$G$50] * POWER([.G82];3)) + ([.$H$50] * POWER([.G82];2)) + ([.$G$52] * [.G82]) + [.$H$52])" office:value-type="float" office:value="151.960526727074" calcext:value-type="float">
            <text:p>151.96</text:p>
          </table:table-cell>
          <table:table-cell table:formula="of:=[.I81] + (([.J81]-[.J80]) *[.$B$43])" office:value-type="float" office:value="288.185684115351" calcext:value-type="float">
            <text:p>288.19</text:p>
          </table:table-cell>
          <table:table-cell table:formula="of:=(([.$I$50] * POWER([.I82];3)) + ([.$J$50] * POWER([.I82];2)) + ([.$I$52] * [.I82]) + [.$J$52])" office:value-type="float" office:value="153.990415023342" calcext:value-type="float">
            <text:p>153.99</text:p>
          </table:table-cell>
          <table:table-cell table:formula="of:=[.K81] + (([.L81]-[.L80]) *[.$B$44])" office:value-type="float" office:value="288.075953888995" calcext:value-type="float">
            <text:p>288.08</text:p>
          </table:table-cell>
          <table:table-cell table:formula="of:=(([.$K$50] * POWER([.K82];3)) + ([.$L$50] * POWER([.K82];2)) + ([.$K$52] * [.K82]) + [.$L$52])" office:value-type="float" office:value="156.104206016464" calcext:value-type="float">
            <text:p>156.10</text:p>
          </table:table-cell>
          <table:table-cell table:formula="of:=[.M81] + (([.N81]-[.N80]) *[.$B$44])" office:value-type="float" office:value="288.025365160482" calcext:value-type="float">
            <text:p>288.03</text:p>
          </table:table-cell>
          <table:table-cell table:formula="of:=(([.$M$50] * POWER([.M82];3)) + ([.$N$50] * POWER([.M82];2)) + ([.$M$52] * [.M82]) + [.$N$52])" office:value-type="float" office:value="157.767257244393" calcext:value-type="float">
            <text:p>157.77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82] + (([.B82]-[.B81]) *[.$B$39])" office:value-type="float" office:value="291.846449588752" calcext:value-type="float">
            <text:p>291.85</text:p>
          </table:table-cell>
          <table:table-cell table:formula="of:=(([.$A$50] * POWER([.A83];3)) + ([.$B$50] * POWER([.A83];2)) + ([.$A$52] * [.A83]) + [.$B$52])" office:value-type="float" office:value="61.1875182946046" calcext:value-type="float">
            <text:p>61.19</text:p>
          </table:table-cell>
          <table:table-cell table:formula="of:=[.C82] + (([.D82]-[.D81]) *[.$B$40])" office:value-type="float" office:value="288.793603408631" calcext:value-type="float">
            <text:p>288.79</text:p>
          </table:table-cell>
          <table:table-cell table:formula="of:=(([.$C$50] * POWER([.C83];3)) + ([.$D$50] * POWER([.C83];2)) + ([.$C$52] * [.C83]) + [.$D$52])" office:value-type="float" office:value="145.078664893928" calcext:value-type="float">
            <text:p>145.08</text:p>
          </table:table-cell>
          <table:table-cell table:formula="of:=[.E82] + (([.F82]-[.F81]) *[.$B$41])" office:value-type="float" office:value="288.373129194861" calcext:value-type="float">
            <text:p>288.37</text:p>
          </table:table-cell>
          <table:table-cell table:formula="of:=(([.$E$50] * POWER([.E83];3)) + ([.$F$50] * POWER([.E83];2)) + ([.$E$52] * [.E83]) + [.$F$52])" office:value-type="float" office:value="150.869021170689" calcext:value-type="float">
            <text:p>150.87</text:p>
          </table:table-cell>
          <table:table-cell table:formula="of:=[.G82] + (([.H82]-[.H81]) *[.$B$42])" office:value-type="float" office:value="288.302530136795" calcext:value-type="float">
            <text:p>288.30</text:p>
          </table:table-cell>
          <table:table-cell table:formula="of:=(([.$G$50] * POWER([.G83];3)) + ([.$H$50] * POWER([.G83];2)) + ([.$G$52] * [.G83]) + [.$H$52])" office:value-type="float" office:value="151.960528067559" calcext:value-type="float">
            <text:p>151.96</text:p>
          </table:table-cell>
          <table:table-cell table:formula="of:=[.I82] + (([.J82]-[.J81]) *[.$B$43])" office:value-type="float" office:value="288.185684332316" calcext:value-type="float">
            <text:p>288.19</text:p>
          </table:table-cell>
          <table:table-cell table:formula="of:=(([.$I$50] * POWER([.I83];3)) + ([.$J$50] * POWER([.I83];2)) + ([.$I$52] * [.I83]) + [.$J$52])" office:value-type="float" office:value="153.990415624084" calcext:value-type="float">
            <text:p>153.99</text:p>
          </table:table-cell>
          <table:table-cell table:formula="of:=[.K82] + (([.L82]-[.L81]) *[.$B$44])" office:value-type="float" office:value="288.075954011481" calcext:value-type="float">
            <text:p>288.08</text:p>
          </table:table-cell>
          <table:table-cell table:formula="of:=(([.$K$50] * POWER([.K83];3)) + ([.$L$50] * POWER([.K83];2)) + ([.$K$52] * [.K83]) + [.$L$52])" office:value-type="float" office:value="156.10420635548" calcext:value-type="float">
            <text:p>156.10</text:p>
          </table:table-cell>
          <table:table-cell table:formula="of:=[.M82] + (([.N82]-[.N81]) *[.$B$44])" office:value-type="float" office:value="288.025365285238" calcext:value-type="float">
            <text:p>288.03</text:p>
          </table:table-cell>
          <table:table-cell table:formula="of:=(([.$M$50] * POWER([.M83];3)) + ([.$N$50] * POWER([.M83];2)) + ([.$M$52] * [.M83]) + [.$N$52])" office:value-type="float" office:value="157.767257590668" calcext:value-type="float">
            <text:p>157.77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83] + (([.B83]-[.B82]) *[.$B$39])" office:value-type="float" office:value="291.846449720834" calcext:value-type="float">
            <text:p>291.85</text:p>
          </table:table-cell>
          <table:table-cell table:formula="of:=(([.$A$50] * POWER([.A84];3)) + ([.$B$50] * POWER([.A84];2)) + ([.$A$52] * [.A84]) + [.$B$52])" office:value-type="float" office:value="61.1875184188088" calcext:value-type="float">
            <text:p>61.19</text:p>
          </table:table-cell>
          <table:table-cell table:formula="of:=[.C83] + (([.D83]-[.D82]) *[.$B$40])" office:value-type="float" office:value="288.79360614884" calcext:value-type="float">
            <text:p>288.79</text:p>
          </table:table-cell>
          <table:table-cell table:formula="of:=(([.$C$50] * POWER([.C84];3)) + ([.$D$50] * POWER([.C84];2)) + ([.$C$52] * [.C84]) + [.$D$52])" office:value-type="float" office:value="145.078672613994" calcext:value-type="float">
            <text:p>145.08</text:p>
          </table:table-cell>
          <table:table-cell table:formula="of:=[.E83] + (([.F83]-[.F82]) *[.$B$41])" office:value-type="float" office:value="288.373129555062" calcext:value-type="float">
            <text:p>288.37</text:p>
          </table:table-cell>
          <table:table-cell table:formula="of:=(([.$E$50] * POWER([.E84];3)) + ([.$F$50] * POWER([.E84];2)) + ([.$E$52] * [.E84]) + [.$F$52])" office:value-type="float" office:value="150.869022173174" calcext:value-type="float">
            <text:p>150.87</text:p>
          </table:table-cell>
          <table:table-cell table:formula="of:=[.G83] + (([.H83]-[.H82]) *[.$B$42])" office:value-type="float" office:value="288.302530430566" calcext:value-type="float">
            <text:p>288.30</text:p>
          </table:table-cell>
          <table:table-cell table:formula="of:=(([.$G$50] * POWER([.G84];3)) + ([.$H$50] * POWER([.G84];2)) + ([.$G$52] * [.G84]) + [.$H$52])" office:value-type="float" office:value="151.960528888714" calcext:value-type="float">
            <text:p>151.96</text:p>
          </table:table-cell>
          <table:table-cell table:formula="of:=[.I83] + (([.J83]-[.J82]) *[.$B$43])" office:value-type="float" office:value="288.185684461779" calcext:value-type="float">
            <text:p>288.19</text:p>
          </table:table-cell>
          <table:table-cell table:formula="of:=(([.$I$50] * POWER([.I84];3)) + ([.$J$50] * POWER([.I84];2)) + ([.$I$52] * [.I84]) + [.$J$52])" office:value-type="float" office:value="153.990415982545" calcext:value-type="float">
            <text:p>153.99</text:p>
          </table:table-cell>
          <table:table-cell table:formula="of:=[.K83] + (([.L83]-[.L82]) *[.$B$44])" office:value-type="float" office:value="288.075954083313" calcext:value-type="float">
            <text:p>288.08</text:p>
          </table:table-cell>
          <table:table-cell table:formula="of:=(([.$K$50] * POWER([.K84];3)) + ([.$L$50] * POWER([.K84];2)) + ([.$K$52] * [.K84]) + [.$L$52])" office:value-type="float" office:value="156.104206554295" calcext:value-type="float">
            <text:p>156.10</text:p>
          </table:table-cell>
          <table:table-cell table:formula="of:=[.M83] + (([.N83]-[.N82]) *[.$B$44])" office:value-type="float" office:value="288.025365358608" calcext:value-type="float">
            <text:p>288.03</text:p>
          </table:table-cell>
          <table:table-cell table:formula="of:=(([.$M$50] * POWER([.M84];3)) + ([.$N$50] * POWER([.M84];2)) + ([.$M$52] * [.M84]) + [.$N$52])" office:value-type="float" office:value="157.767257794319" calcext:value-type="float">
            <text:p>157.77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84] + (([.B84]-[.B83]) *[.$B$39])" office:value-type="float" office:value="291.846449795628" calcext:value-type="float">
            <text:p>291.85</text:p>
          </table:table-cell>
          <table:table-cell table:formula="of:=(([.$A$50] * POWER([.A85];3)) + ([.$B$50] * POWER([.A85];2)) + ([.$A$52] * [.A85]) + [.$B$52])" office:value-type="float" office:value="61.1875184891427" calcext:value-type="float">
            <text:p>61.19</text:p>
          </table:table-cell>
          <table:table-cell table:formula="of:=[.C84] + (([.D84]-[.D83]) *[.$B$40])" office:value-type="float" office:value="288.793607947098" calcext:value-type="float">
            <text:p>288.79</text:p>
          </table:table-cell>
          <table:table-cell table:formula="of:=(([.$C$50] * POWER([.C85];3)) + ([.$D$50] * POWER([.C85];2)) + ([.$C$52] * [.C85]) + [.$D$52])" office:value-type="float" office:value="145.078677680279" calcext:value-type="float">
            <text:p>145.08</text:p>
          </table:table-cell>
          <table:table-cell table:formula="of:=[.E84] + (([.F84]-[.F83]) *[.$B$41])" office:value-type="float" office:value="288.373129776817" calcext:value-type="float">
            <text:p>288.37</text:p>
          </table:table-cell>
          <table:table-cell table:formula="of:=(([.$E$50] * POWER([.E85];3)) + ([.$F$50] * POWER([.E85];2)) + ([.$E$52] * [.E85]) + [.$F$52])" office:value-type="float" office:value="150.869022790348" calcext:value-type="float">
            <text:p>150.87</text:p>
          </table:table-cell>
          <table:table-cell table:formula="of:=[.G84] + (([.H84]-[.H83]) *[.$B$42])" office:value-type="float" office:value="288.302530610524" calcext:value-type="float">
            <text:p>288.30</text:p>
          </table:table-cell>
          <table:table-cell table:formula="of:=(([.$G$50] * POWER([.G85];3)) + ([.$H$50] * POWER([.G85];2)) + ([.$G$52] * [.G85]) + [.$H$52])" office:value-type="float" office:value="151.960529391743" calcext:value-type="float">
            <text:p>151.96</text:p>
          </table:table-cell>
          <table:table-cell table:formula="of:=[.I84] + (([.J84]-[.J83]) *[.$B$43])" office:value-type="float" office:value="288.185684539029" calcext:value-type="float">
            <text:p>288.19</text:p>
          </table:table-cell>
          <table:table-cell table:formula="of:=(([.$I$50] * POWER([.I85];3)) + ([.$J$50] * POWER([.I85];2)) + ([.$I$52] * [.I85]) + [.$J$52])" office:value-type="float" office:value="153.990416196438" calcext:value-type="float">
            <text:p>153.99</text:p>
          </table:table-cell>
          <table:table-cell table:formula="of:=[.K84] + (([.L84]-[.L83]) *[.$B$44])" office:value-type="float" office:value="288.075954125439" calcext:value-type="float">
            <text:p>288.08</text:p>
          </table:table-cell>
          <table:table-cell table:formula="of:=(([.$K$50] * POWER([.K85];3)) + ([.$L$50] * POWER([.K85];2)) + ([.$K$52] * [.K85]) + [.$L$52])" office:value-type="float" office:value="156.104206670891" calcext:value-type="float">
            <text:p>156.10</text:p>
          </table:table-cell>
          <table:table-cell table:formula="of:=[.M84] + (([.N84]-[.N83]) *[.$B$44])" office:value-type="float" office:value="288.025365401758" calcext:value-type="float">
            <text:p>288.03</text:p>
          </table:table-cell>
          <table:table-cell table:formula="of:=(([.$M$50] * POWER([.M85];3)) + ([.$N$50] * POWER([.M85];2)) + ([.$M$52] * [.M85]) + [.$N$52])" office:value-type="float" office:value="157.767257914088" calcext:value-type="float">
            <text:p>157.77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85] + (([.B85]-[.B84]) *[.$B$39])" office:value-type="float" office:value="291.846449837982" calcext:value-type="float">
            <text:p>291.85</text:p>
          </table:table-cell>
          <table:table-cell table:formula="of:=(([.$A$50] * POWER([.A86];3)) + ([.$B$50] * POWER([.A86];2)) + ([.$A$52] * [.A86]) + [.$B$52])" office:value-type="float" office:value="61.187518528971" calcext:value-type="float">
            <text:p>61.19</text:p>
          </table:table-cell>
          <table:table-cell table:formula="of:=[.C85] + (([.D85]-[.D84]) *[.$B$40])" office:value-type="float" office:value="288.793609127203" calcext:value-type="float">
            <text:p>288.79</text:p>
          </table:table-cell>
          <table:table-cell table:formula="of:=(([.$C$50] * POWER([.C86];3)) + ([.$D$50] * POWER([.C86];2)) + ([.$C$52] * [.C86]) + [.$D$52])" office:value-type="float" office:value="145.07868100502" calcext:value-type="float">
            <text:p>145.08</text:p>
          </table:table-cell>
          <table:table-cell table:formula="of:=[.E85] + (([.F85]-[.F84]) *[.$B$41])" office:value-type="float" office:value="288.37312991334" calcext:value-type="float">
            <text:p>288.37</text:p>
          </table:table-cell>
          <table:table-cell table:formula="of:=(([.$E$50] * POWER([.E86];3)) + ([.$F$50] * POWER([.E86];2)) + ([.$E$52] * [.E86]) + [.$F$52])" office:value-type="float" office:value="150.869023170309" calcext:value-type="float">
            <text:p>150.87</text:p>
          </table:table-cell>
          <table:table-cell table:formula="of:=[.G85] + (([.H85]-[.H84]) *[.$B$42])" office:value-type="float" office:value="288.302530720764" calcext:value-type="float">
            <text:p>288.30</text:p>
          </table:table-cell>
          <table:table-cell table:formula="of:=(([.$G$50] * POWER([.G86];3)) + ([.$H$50] * POWER([.G86];2)) + ([.$G$52] * [.G86]) + [.$H$52])" office:value-type="float" office:value="151.960529699885" calcext:value-type="float">
            <text:p>151.96</text:p>
          </table:table-cell>
          <table:table-cell table:formula="of:=[.I85] + (([.J85]-[.J84]) *[.$B$43])" office:value-type="float" office:value="288.185684585124" calcext:value-type="float">
            <text:p>288.19</text:p>
          </table:table-cell>
          <table:table-cell table:formula="of:=(([.$I$50] * POWER([.I86];3)) + ([.$J$50] * POWER([.I86];2)) + ([.$I$52] * [.I86]) + [.$J$52])" office:value-type="float" office:value="153.990416324064" calcext:value-type="float">
            <text:p>153.99</text:p>
          </table:table-cell>
          <table:table-cell table:formula="of:=[.K85] + (([.L85]-[.L84]) *[.$B$44])" office:value-type="float" office:value="288.075954150143" calcext:value-type="float">
            <text:p>288.08</text:p>
          </table:table-cell>
          <table:table-cell table:formula="of:=(([.$K$50] * POWER([.K86];3)) + ([.$L$50] * POWER([.K86];2)) + ([.$K$52] * [.K86]) + [.$L$52])" office:value-type="float" office:value="156.104206739268" calcext:value-type="float">
            <text:p>156.10</text:p>
          </table:table-cell>
          <table:table-cell table:formula="of:=[.M85] + (([.N85]-[.N84]) *[.$B$44])" office:value-type="float" office:value="288.025365427136" calcext:value-type="float">
            <text:p>288.03</text:p>
          </table:table-cell>
          <table:table-cell table:formula="of:=(([.$M$50] * POWER([.M86];3)) + ([.$N$50] * POWER([.M86];2)) + ([.$M$52] * [.M86]) + [.$N$52])" office:value-type="float" office:value="157.767257984528" calcext:value-type="float">
            <text:p>157.77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86] + (([.B86]-[.B85]) *[.$B$39])" office:value-type="float" office:value="291.846449861967" calcext:value-type="float">
            <text:p>291.85</text:p>
          </table:table-cell>
          <table:table-cell table:formula="of:=(([.$A$50] * POWER([.A87];3)) + ([.$B$50] * POWER([.A87];2)) + ([.$A$52] * [.A87]) + [.$B$52])" office:value-type="float" office:value="61.1875185515249" calcext:value-type="float">
            <text:p>61.19</text:p>
          </table:table-cell>
          <table:table-cell table:formula="of:=[.C86] + (([.D86]-[.D85]) *[.$B$40])" office:value-type="float" office:value="288.793609901645" calcext:value-type="float">
            <text:p>288.79</text:p>
          </table:table-cell>
          <table:table-cell table:formula="of:=(([.$C$50] * POWER([.C87];3)) + ([.$D$50] * POWER([.C87];2)) + ([.$C$52] * [.C87]) + [.$D$52])" office:value-type="float" office:value="145.078683186877" calcext:value-type="float">
            <text:p>145.08</text:p>
          </table:table-cell>
          <table:table-cell table:formula="of:=[.E86] + (([.F86]-[.F85]) *[.$B$41])" office:value-type="float" office:value="288.37312999739" calcext:value-type="float">
            <text:p>288.37</text:p>
          </table:table-cell>
          <table:table-cell table:formula="of:=(([.$E$50] * POWER([.E87];3)) + ([.$F$50] * POWER([.E87];2)) + ([.$E$52] * [.E87]) + [.$F$52])" office:value-type="float" office:value="150.86902340423" calcext:value-type="float">
            <text:p>150.87</text:p>
          </table:table-cell>
          <table:table-cell table:formula="of:=[.G86] + (([.H86]-[.H85]) *[.$B$42])" office:value-type="float" office:value="288.302530788294" calcext:value-type="float">
            <text:p>288.30</text:p>
          </table:table-cell>
          <table:table-cell table:formula="of:=(([.$G$50] * POWER([.G87];3)) + ([.$H$50] * POWER([.G87];2)) + ([.$G$52] * [.G87]) + [.$H$52])" office:value-type="float" office:value="151.960529888653" calcext:value-type="float">
            <text:p>151.96</text:p>
          </table:table-cell>
          <table:table-cell table:formula="of:=[.I86] + (([.J86]-[.J85]) *[.$B$43])" office:value-type="float" office:value="288.185684612628" calcext:value-type="float">
            <text:p>288.19</text:p>
          </table:table-cell>
          <table:table-cell table:formula="of:=(([.$I$50] * POWER([.I87];3)) + ([.$J$50] * POWER([.I87];2)) + ([.$I$52] * [.I87]) + [.$J$52])" office:value-type="float" office:value="153.990416400221" calcext:value-type="float">
            <text:p>153.99</text:p>
          </table:table-cell>
          <table:table-cell table:formula="of:=[.K86] + (([.L86]-[.L85]) *[.$B$44])" office:value-type="float" office:value="288.075954164632" calcext:value-type="float">
            <text:p>288.08</text:p>
          </table:table-cell>
          <table:table-cell table:formula="of:=(([.$K$50] * POWER([.K87];3)) + ([.$L$50] * POWER([.K87];2)) + ([.$K$52] * [.K87]) + [.$L$52])" office:value-type="float" office:value="156.104206779368" calcext:value-type="float">
            <text:p>156.10</text:p>
          </table:table-cell>
          <table:table-cell table:formula="of:=[.M86] + (([.N86]-[.N85]) *[.$B$44])" office:value-type="float" office:value="288.025365442061" calcext:value-type="float">
            <text:p>288.03</text:p>
          </table:table-cell>
          <table:table-cell table:formula="of:=(([.$M$50] * POWER([.M87];3)) + ([.$N$50] * POWER([.M87];2)) + ([.$M$52] * [.M87]) + [.$N$52])" office:value-type="float" office:value="157.76725802595" calcext:value-type="float">
            <text:p>157.77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87] + (([.B87]-[.B86]) *[.$B$39])" office:value-type="float" office:value="291.846449875548" calcext:value-type="float">
            <text:p>291.85</text:p>
          </table:table-cell>
          <table:table-cell table:formula="of:=(([.$A$50] * POWER([.A88];3)) + ([.$B$50] * POWER([.A88];2)) + ([.$A$52] * [.A88]) + [.$B$52])" office:value-type="float" office:value="61.1875185642966" calcext:value-type="float">
            <text:p>61.19</text:p>
          </table:table-cell>
          <table:table-cell table:formula="of:=[.C87] + (([.D87]-[.D86]) *[.$B$40])" office:value-type="float" office:value="288.793610409871" calcext:value-type="float">
            <text:p>288.79</text:p>
          </table:table-cell>
          <table:table-cell table:formula="of:=(([.$C$50] * POWER([.C88];3)) + ([.$D$50] * POWER([.C88];2)) + ([.$C$52] * [.C88]) + [.$D$52])" office:value-type="float" office:value="145.078684618718" calcext:value-type="float">
            <text:p>145.08</text:p>
          </table:table-cell>
          <table:table-cell table:formula="of:=[.E87] + (([.F87]-[.F86]) *[.$B$41])" office:value-type="float" office:value="288.373130049134" calcext:value-type="float">
            <text:p>288.37</text:p>
          </table:table-cell>
          <table:table-cell table:formula="of:=(([.$E$50] * POWER([.E88];3)) + ([.$F$50] * POWER([.E88];2)) + ([.$E$52] * [.E88]) + [.$F$52])" office:value-type="float" office:value="150.869023548241" calcext:value-type="float">
            <text:p>150.87</text:p>
          </table:table-cell>
          <table:table-cell table:formula="of:=[.G87] + (([.H87]-[.H86]) *[.$B$42])" office:value-type="float" office:value="288.302530829663" calcext:value-type="float">
            <text:p>288.30</text:p>
          </table:table-cell>
          <table:table-cell table:formula="of:=(([.$G$50] * POWER([.G88];3)) + ([.$H$50] * POWER([.G88];2)) + ([.$G$52] * [.G88]) + [.$H$52])" office:value-type="float" office:value="151.960530004286" calcext:value-type="float">
            <text:p>151.96</text:p>
          </table:table-cell>
          <table:table-cell table:formula="of:=[.I87] + (([.J87]-[.J86]) *[.$B$43])" office:value-type="float" office:value="288.18568462904" calcext:value-type="float">
            <text:p>288.19</text:p>
          </table:table-cell>
          <table:table-cell table:formula="of:=(([.$I$50] * POWER([.I88];3)) + ([.$J$50] * POWER([.I88];2)) + ([.$I$52] * [.I88]) + [.$J$52])" office:value-type="float" office:value="153.990416445665" calcext:value-type="float">
            <text:p>153.99</text:p>
          </table:table-cell>
          <table:table-cell table:formula="of:=[.K87] + (([.L87]-[.L86]) *[.$B$44])" office:value-type="float" office:value="288.075954173128" calcext:value-type="float">
            <text:p>288.08</text:p>
          </table:table-cell>
          <table:table-cell table:formula="of:=(([.$K$50] * POWER([.K88];3)) + ([.$L$50] * POWER([.K88];2)) + ([.$K$52] * [.K88]) + [.$L$52])" office:value-type="float" office:value="156.104206802886" calcext:value-type="float">
            <text:p>156.10</text:p>
          </table:table-cell>
          <table:table-cell table:formula="of:=[.M87] + (([.N87]-[.N86]) *[.$B$44])" office:value-type="float" office:value="288.025365450837" calcext:value-type="float">
            <text:p>288.03</text:p>
          </table:table-cell>
          <table:table-cell table:formula="of:=(([.$M$50] * POWER([.M88];3)) + ([.$N$50] * POWER([.M88];2)) + ([.$M$52] * [.M88]) + [.$N$52])" office:value-type="float" office:value="157.767258050312" calcext:value-type="float">
            <text:p>157.77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88] + (([.B88]-[.B87]) *[.$B$39])" office:value-type="float" office:value="291.846449883239" calcext:value-type="float">
            <text:p>291.85</text:p>
          </table:table-cell>
          <table:table-cell table:formula="of:=(([.$A$50] * POWER([.A89];3)) + ([.$B$50] * POWER([.A89];2)) + ([.$A$52] * [.A89]) + [.$B$52])" office:value-type="float" office:value="61.1875185715289" calcext:value-type="float">
            <text:p>61.19</text:p>
          </table:table-cell>
          <table:table-cell table:formula="of:=[.C88] + (([.D88]-[.D87]) *[.$B$40])" office:value-type="float" office:value="288.793610743394" calcext:value-type="float">
            <text:p>288.79</text:p>
          </table:table-cell>
          <table:table-cell table:formula="of:=(([.$C$50] * POWER([.C89];3)) + ([.$D$50] * POWER([.C89];2)) + ([.$C$52] * [.C89]) + [.$D$52])" office:value-type="float" office:value="145.078685558361" calcext:value-type="float">
            <text:p>145.08</text:p>
          </table:table-cell>
          <table:table-cell table:formula="of:=[.E88] + (([.F88]-[.F87]) *[.$B$41])" office:value-type="float" office:value="288.37313008099" calcext:value-type="float">
            <text:p>288.37</text:p>
          </table:table-cell>
          <table:table-cell table:formula="of:=(([.$E$50] * POWER([.E89];3)) + ([.$F$50] * POWER([.E89];2)) + ([.$E$52] * [.E89]) + [.$F$52])" office:value-type="float" office:value="150.869023636901" calcext:value-type="float">
            <text:p>150.87</text:p>
          </table:table-cell>
          <table:table-cell table:formula="of:=[.G88] + (([.H88]-[.H87]) *[.$B$42])" office:value-type="float" office:value="288.302530855004" calcext:value-type="float">
            <text:p>288.30</text:p>
          </table:table-cell>
          <table:table-cell table:formula="of:=(([.$G$50] * POWER([.G89];3)) + ([.$H$50] * POWER([.G89];2)) + ([.$G$52] * [.G89]) + [.$H$52])" office:value-type="float" office:value="151.960530075121" calcext:value-type="float">
            <text:p>151.96</text:p>
          </table:table-cell>
          <table:table-cell table:formula="of:=[.I88] + (([.J88]-[.J87]) *[.$B$43])" office:value-type="float" office:value="288.185684638833" calcext:value-type="float">
            <text:p>288.19</text:p>
          </table:table-cell>
          <table:table-cell table:formula="of:=(([.$I$50] * POWER([.I89];3)) + ([.$J$50] * POWER([.I89];2)) + ([.$I$52] * [.I89]) + [.$J$52])" office:value-type="float" office:value="153.990416472779" calcext:value-type="float">
            <text:p>153.99</text:p>
          </table:table-cell>
          <table:table-cell table:formula="of:=[.K88] + (([.L88]-[.L87]) *[.$B$44])" office:value-type="float" office:value="288.075954178111" calcext:value-type="float">
            <text:p>288.08</text:p>
          </table:table-cell>
          <table:table-cell table:formula="of:=(([.$K$50] * POWER([.K89];3)) + ([.$L$50] * POWER([.K89];2)) + ([.$K$52] * [.K89]) + [.$L$52])" office:value-type="float" office:value="156.104206816675" calcext:value-type="float">
            <text:p>156.10</text:p>
          </table:table-cell>
          <table:table-cell table:formula="of:=[.M88] + (([.N88]-[.N87]) *[.$B$44])" office:value-type="float" office:value="288.025365455999" calcext:value-type="float">
            <text:p>288.03</text:p>
          </table:table-cell>
          <table:table-cell table:formula="of:=(([.$M$50] * POWER([.M89];3)) + ([.$N$50] * POWER([.M89];2)) + ([.$M$52] * [.M89]) + [.$N$52])" office:value-type="float" office:value="157.767258064637" calcext:value-type="float">
            <text:p>157.77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89] + (([.B89]-[.B88]) *[.$B$39])" office:value-type="float" office:value="291.846449887594" calcext:value-type="float">
            <text:p>291.85</text:p>
          </table:table-cell>
          <table:table-cell table:formula="of:=(([.$A$50] * POWER([.A90];3)) + ([.$B$50] * POWER([.A90];2)) + ([.$A$52] * [.A90]) + [.$B$52])" office:value-type="float" office:value="61.1875185756243" calcext:value-type="float">
            <text:p>61.19</text:p>
          </table:table-cell>
          <table:table-cell table:formula="of:=[.C89] + (([.D89]-[.D88]) *[.$B$40])" office:value-type="float" office:value="288.793610962268" calcext:value-type="float">
            <text:p>288.79</text:p>
          </table:table-cell>
          <table:table-cell table:formula="of:=(([.$C$50] * POWER([.C90];3)) + ([.$D$50] * POWER([.C90];2)) + ([.$C$52] * [.C90]) + [.$D$52])" office:value-type="float" office:value="145.078686175002" calcext:value-type="float">
            <text:p>145.08</text:p>
          </table:table-cell>
          <table:table-cell table:formula="of:=[.E89] + (([.F89]-[.F88]) *[.$B$41])" office:value-type="float" office:value="288.373130100603" calcext:value-type="float">
            <text:p>288.37</text:p>
          </table:table-cell>
          <table:table-cell table:formula="of:=(([.$E$50] * POWER([.E90];3)) + ([.$F$50] * POWER([.E90];2)) + ([.$E$52] * [.E90]) + [.$F$52])" office:value-type="float" office:value="150.869023691485" calcext:value-type="float">
            <text:p>150.87</text:p>
          </table:table-cell>
          <table:table-cell table:formula="of:=[.G89] + (([.H89]-[.H88]) *[.$B$42])" office:value-type="float" office:value="288.302530870528" calcext:value-type="float">
            <text:p>288.30</text:p>
          </table:table-cell>
          <table:table-cell table:formula="of:=(([.$G$50] * POWER([.G90];3)) + ([.$H$50] * POWER([.G90];2)) + ([.$G$52] * [.G90]) + [.$H$52])" office:value-type="float" office:value="151.960530118515" calcext:value-type="float">
            <text:p>151.96</text:p>
          </table:table-cell>
          <table:table-cell table:formula="of:=[.I89] + (([.J89]-[.J88]) *[.$B$43])" office:value-type="float" office:value="288.185684644677" calcext:value-type="float">
            <text:p>288.19</text:p>
          </table:table-cell>
          <table:table-cell table:formula="of:=(([.$I$50] * POWER([.I90];3)) + ([.$J$50] * POWER([.I90];2)) + ([.$I$52] * [.I90]) + [.$J$52])" office:value-type="float" office:value="153.99041648896" calcext:value-type="float">
            <text:p>153.99</text:p>
          </table:table-cell>
          <table:table-cell table:formula="of:=[.K89] + (([.L89]-[.L88]) *[.$B$44])" office:value-type="float" office:value="288.075954181033" calcext:value-type="float">
            <text:p>288.08</text:p>
          </table:table-cell>
          <table:table-cell table:formula="of:=(([.$K$50] * POWER([.K90];3)) + ([.$L$50] * POWER([.K90];2)) + ([.$K$52] * [.K90]) + [.$L$52])" office:value-type="float" office:value="156.104206824763" calcext:value-type="float">
            <text:p>156.10</text:p>
          </table:table-cell>
          <table:table-cell table:formula="of:=[.M89] + (([.N89]-[.N88]) *[.$B$44])" office:value-type="float" office:value="288.025365459034" calcext:value-type="float">
            <text:p>288.03</text:p>
          </table:table-cell>
          <table:table-cell table:formula="of:=(([.$M$50] * POWER([.M90];3)) + ([.$N$50] * POWER([.M90];2)) + ([.$M$52] * [.M90]) + [.$N$52])" office:value-type="float" office:value="157.767258073066" calcext:value-type="float">
            <text:p>157.77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90] + (([.B90]-[.B89]) *[.$B$39])" office:value-type="float" office:value="291.846449890061" calcext:value-type="float">
            <text:p>291.85</text:p>
          </table:table-cell>
          <table:table-cell table:formula="of:=(([.$A$50] * POWER([.A91];3)) + ([.$B$50] * POWER([.A91];2)) + ([.$A$52] * [.A91]) + [.$B$52])" office:value-type="float" office:value="61.1875185779434" calcext:value-type="float">
            <text:p>61.19</text:p>
          </table:table-cell>
          <table:table-cell table:formula="of:=[.C90] + (([.D90]-[.D89]) *[.$B$40])" office:value-type="float" office:value="288.793611105904" calcext:value-type="float">
            <text:p>288.79</text:p>
          </table:table-cell>
          <table:table-cell table:formula="of:=(([.$C$50] * POWER([.C91];3)) + ([.$D$50] * POWER([.C91];2)) + ([.$C$52] * [.C91]) + [.$D$52])" office:value-type="float" office:value="145.078686579671" calcext:value-type="float">
            <text:p>145.08</text:p>
          </table:table-cell>
          <table:table-cell table:formula="of:=[.E90] + (([.F90]-[.F89]) *[.$B$41])" office:value-type="float" office:value="288.373130112677" calcext:value-type="float">
            <text:p>288.37</text:p>
          </table:table-cell>
          <table:table-cell table:formula="of:=(([.$E$50] * POWER([.E91];3)) + ([.$F$50] * POWER([.E91];2)) + ([.$E$52] * [.E91]) + [.$F$52])" office:value-type="float" office:value="150.86902372509" calcext:value-type="float">
            <text:p>150.87</text:p>
          </table:table-cell>
          <table:table-cell table:formula="of:=[.G90] + (([.H90]-[.H89]) *[.$B$42])" office:value-type="float" office:value="288.302530880038" calcext:value-type="float">
            <text:p>288.30</text:p>
          </table:table-cell>
          <table:table-cell table:formula="of:=(([.$G$50] * POWER([.G91];3)) + ([.$H$50] * POWER([.G91];2)) + ([.$G$52] * [.G91]) + [.$H$52])" office:value-type="float" office:value="151.960530145097" calcext:value-type="float">
            <text:p>151.96</text:p>
          </table:table-cell>
          <table:table-cell table:formula="of:=[.I90] + (([.J90]-[.J89]) *[.$B$43])" office:value-type="float" office:value="288.185684648164" calcext:value-type="float">
            <text:p>288.19</text:p>
          </table:table-cell>
          <table:table-cell table:formula="of:=(([.$I$50] * POWER([.I91];3)) + ([.$J$50] * POWER([.I91];2)) + ([.$I$52] * [.I91]) + [.$J$52])" office:value-type="float" office:value="153.990416498615" calcext:value-type="float">
            <text:p>153.99</text:p>
          </table:table-cell>
          <table:table-cell table:formula="of:=[.K90] + (([.L90]-[.L89]) *[.$B$44])" office:value-type="float" office:value="288.075954182746" calcext:value-type="float">
            <text:p>288.08</text:p>
          </table:table-cell>
          <table:table-cell table:formula="of:=(([.$K$50] * POWER([.K91];3)) + ([.$L$50] * POWER([.K91];2)) + ([.$K$52] * [.K91]) + [.$L$52])" office:value-type="float" office:value="156.104206829505" calcext:value-type="float">
            <text:p>156.10</text:p>
          </table:table-cell>
          <table:table-cell table:formula="of:=[.M90] + (([.N90]-[.N89]) *[.$B$44])" office:value-type="float" office:value="288.02536546082" calcext:value-type="float">
            <text:p>288.03</text:p>
          </table:table-cell>
          <table:table-cell table:formula="of:=(([.$M$50] * POWER([.M91];3)) + ([.$N$50] * POWER([.M91];2)) + ([.$M$52] * [.M91]) + [.$N$52])" office:value-type="float" office:value="157.767258078025" calcext:value-type="float">
            <text:p>157.77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91] + (([.B91]-[.B90]) *[.$B$39])" office:value-type="float" office:value="291.846449891457" calcext:value-type="float">
            <text:p>291.85</text:p>
          </table:table-cell>
          <table:table-cell table:formula="of:=(([.$A$50] * POWER([.A92];3)) + ([.$B$50] * POWER([.A92];2)) + ([.$A$52] * [.A92]) + [.$B$52])" office:value-type="float" office:value="61.1875185792567" calcext:value-type="float">
            <text:p>61.19</text:p>
          </table:table-cell>
          <table:table-cell table:formula="of:=[.C91] + (([.D91]-[.D90]) *[.$B$40])" office:value-type="float" office:value="288.793611200165" calcext:value-type="float">
            <text:p>288.79</text:p>
          </table:table-cell>
          <table:table-cell table:formula="of:=(([.$C$50] * POWER([.C92];3)) + ([.$D$50] * POWER([.C92];2)) + ([.$C$52] * [.C92]) + [.$D$52])" office:value-type="float" office:value="145.078686845235" calcext:value-type="float">
            <text:p>145.08</text:p>
          </table:table-cell>
          <table:table-cell table:formula="of:=[.E91] + (([.F91]-[.F90]) *[.$B$41])" office:value-type="float" office:value="288.37313012011" calcext:value-type="float">
            <text:p>288.37</text:p>
          </table:table-cell>
          <table:table-cell table:formula="of:=(([.$E$50] * POWER([.E92];3)) + ([.$F$50] * POWER([.E92];2)) + ([.$E$52] * [.E92]) + [.$F$52])" office:value-type="float" office:value="150.869023745778" calcext:value-type="float">
            <text:p>150.87</text:p>
          </table:table-cell>
          <table:table-cell table:formula="of:=[.G91] + (([.H91]-[.H90]) *[.$B$42])" office:value-type="float" office:value="288.302530885864" calcext:value-type="float">
            <text:p>288.30</text:p>
          </table:table-cell>
          <table:table-cell table:formula="of:=(([.$G$50] * POWER([.G92];3)) + ([.$H$50] * POWER([.G92];2)) + ([.$G$52] * [.G92]) + [.$H$52])" office:value-type="float" office:value="151.960530161381" calcext:value-type="float">
            <text:p>151.96</text:p>
          </table:table-cell>
          <table:table-cell table:formula="of:=[.I91] + (([.J91]-[.J90]) *[.$B$43])" office:value-type="float" office:value="288.185684650244" calcext:value-type="float">
            <text:p>288.19</text:p>
          </table:table-cell>
          <table:table-cell table:formula="of:=(([.$I$50] * POWER([.I92];3)) + ([.$J$50] * POWER([.I92];2)) + ([.$I$52] * [.I92]) + [.$J$52])" office:value-type="float" office:value="153.990416504373" calcext:value-type="float">
            <text:p>153.99</text:p>
          </table:table-cell>
          <table:table-cell table:formula="of:=[.K91] + (([.L91]-[.L90]) *[.$B$44])" office:value-type="float" office:value="288.075954183751" calcext:value-type="float">
            <text:p>288.08</text:p>
          </table:table-cell>
          <table:table-cell table:formula="of:=(([.$K$50] * POWER([.K92];3)) + ([.$L$50] * POWER([.K92];2)) + ([.$K$52] * [.K92]) + [.$L$52])" office:value-type="float" office:value="156.104206832288" calcext:value-type="float">
            <text:p>156.10</text:p>
          </table:table-cell>
          <table:table-cell table:formula="of:=[.M91] + (([.N91]-[.N90]) *[.$B$44])" office:value-type="float" office:value="288.025365461871" calcext:value-type="float">
            <text:p>288.03</text:p>
          </table:table-cell>
          <table:table-cell table:formula="of:=(([.$M$50] * POWER([.M92];3)) + ([.$N$50] * POWER([.M92];2)) + ([.$M$52] * [.M92]) + [.$N$52])" office:value-type="float" office:value="157.767258080942" calcext:value-type="float">
            <text:p>157.77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92] + (([.B92]-[.B91]) *[.$B$39])" office:value-type="float" office:value="291.846449892248" calcext:value-type="float">
            <text:p>291.85</text:p>
          </table:table-cell>
          <table:table-cell table:formula="of:=(([.$A$50] * POWER([.A93];3)) + ([.$B$50] * POWER([.A93];2)) + ([.$A$52] * [.A93]) + [.$B$52])" office:value-type="float" office:value="61.1875185800006" calcext:value-type="float">
            <text:p>61.19</text:p>
          </table:table-cell>
          <table:table-cell table:formula="of:=[.C92] + (([.D92]-[.D91]) *[.$B$40])" office:value-type="float" office:value="288.793611262023" calcext:value-type="float">
            <text:p>288.79</text:p>
          </table:table-cell>
          <table:table-cell table:formula="of:=(([.$C$50] * POWER([.C93];3)) + ([.$D$50] * POWER([.C93];2)) + ([.$C$52] * [.C93]) + [.$D$52])" office:value-type="float" office:value="145.07868701951" calcext:value-type="float">
            <text:p>145.08</text:p>
          </table:table-cell>
          <table:table-cell table:formula="of:=[.E92] + (([.F92]-[.F91]) *[.$B$41])" office:value-type="float" office:value="288.373130124687" calcext:value-type="float">
            <text:p>288.37</text:p>
          </table:table-cell>
          <table:table-cell table:formula="of:=(([.$E$50] * POWER([.E93];3)) + ([.$F$50] * POWER([.E93];2)) + ([.$E$52] * [.E93]) + [.$F$52])" office:value-type="float" office:value="150.869023758513" calcext:value-type="float">
            <text:p>150.87</text:p>
          </table:table-cell>
          <table:table-cell table:formula="of:=[.G92] + (([.H92]-[.H91]) *[.$B$42])" office:value-type="float" office:value="288.302530889432" calcext:value-type="float">
            <text:p>288.30</text:p>
          </table:table-cell>
          <table:table-cell table:formula="of:=(([.$G$50] * POWER([.G93];3)) + ([.$H$50] * POWER([.G93];2)) + ([.$G$52] * [.G93]) + [.$H$52])" office:value-type="float" office:value="151.960530171356" calcext:value-type="float">
            <text:p>151.96</text:p>
          </table:table-cell>
          <table:table-cell table:formula="of:=[.I92] + (([.J92]-[.J91]) *[.$B$43])" office:value-type="float" office:value="288.185684651485" calcext:value-type="float">
            <text:p>288.19</text:p>
          </table:table-cell>
          <table:table-cell table:formula="of:=(([.$I$50] * POWER([.I93];3)) + ([.$J$50] * POWER([.I93];2)) + ([.$I$52] * [.I93]) + [.$J$52])" office:value-type="float" office:value="153.990416507808" calcext:value-type="float">
            <text:p>153.99</text:p>
          </table:table-cell>
          <table:table-cell table:formula="of:=[.K92] + (([.L92]-[.L91]) *[.$B$44])" office:value-type="float" office:value="288.075954184341" calcext:value-type="float">
            <text:p>288.08</text:p>
          </table:table-cell>
          <table:table-cell table:formula="of:=(([.$K$50] * POWER([.K93];3)) + ([.$L$50] * POWER([.K93];2)) + ([.$K$52] * [.K93]) + [.$L$52])" office:value-type="float" office:value="156.104206833917" calcext:value-type="float">
            <text:p>156.10</text:p>
          </table:table-cell>
          <table:table-cell table:formula="of:=[.M92] + (([.N92]-[.N91]) *[.$B$44])" office:value-type="float" office:value="288.025365462489" calcext:value-type="float">
            <text:p>288.03</text:p>
          </table:table-cell>
          <table:table-cell table:formula="of:=(([.$M$50] * POWER([.M93];3)) + ([.$N$50] * POWER([.M93];2)) + ([.$M$52] * [.M93]) + [.$N$52])" office:value-type="float" office:value="157.767258082656" calcext:value-type="float">
            <text:p>157.77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93] + (([.B93]-[.B92]) *[.$B$39])" office:value-type="float" office:value="291.846449892696" calcext:value-type="float">
            <text:p>291.85</text:p>
          </table:table-cell>
          <table:table-cell table:formula="of:=(([.$A$50] * POWER([.A94];3)) + ([.$B$50] * POWER([.A94];2)) + ([.$A$52] * [.A94]) + [.$B$52])" office:value-type="float" office:value="61.1875185804217" calcext:value-type="float">
            <text:p>61.19</text:p>
          </table:table-cell>
          <table:table-cell table:formula="of:=[.C93] + (([.D93]-[.D92]) *[.$B$40])" office:value-type="float" office:value="288.793611302618" calcext:value-type="float">
            <text:p>288.79</text:p>
          </table:table-cell>
          <table:table-cell table:formula="of:=(([.$C$50] * POWER([.C94];3)) + ([.$D$50] * POWER([.C94];2)) + ([.$C$52] * [.C94]) + [.$D$52])" office:value-type="float" office:value="145.078687133878" calcext:value-type="float">
            <text:p>145.08</text:p>
          </table:table-cell>
          <table:table-cell table:formula="of:=[.E93] + (([.F93]-[.F92]) *[.$B$41])" office:value-type="float" office:value="288.373130127504" calcext:value-type="float">
            <text:p>288.37</text:p>
          </table:table-cell>
          <table:table-cell table:formula="of:=(([.$E$50] * POWER([.E94];3)) + ([.$F$50] * POWER([.E94];2)) + ([.$E$52] * [.E94]) + [.$F$52])" office:value-type="float" office:value="150.869023766356" calcext:value-type="float">
            <text:p>150.87</text:p>
          </table:table-cell>
          <table:table-cell table:formula="of:=[.G93] + (([.H93]-[.H92]) *[.$B$42])" office:value-type="float" office:value="288.302530891618" calcext:value-type="float">
            <text:p>288.30</text:p>
          </table:table-cell>
          <table:table-cell table:formula="of:=(([.$G$50] * POWER([.G94];3)) + ([.$H$50] * POWER([.G94];2)) + ([.$G$52] * [.G94]) + [.$H$52])" office:value-type="float" office:value="151.960530177465" calcext:value-type="float">
            <text:p>151.96</text:p>
          </table:table-cell>
          <table:table-cell table:formula="of:=[.I93] + (([.J93]-[.J92]) *[.$B$43])" office:value-type="float" office:value="288.185684652226" calcext:value-type="float">
            <text:p>288.19</text:p>
          </table:table-cell>
          <table:table-cell table:formula="of:=(([.$I$50] * POWER([.I94];3)) + ([.$J$50] * POWER([.I94];2)) + ([.$I$52] * [.I94]) + [.$J$52])" office:value-type="float" office:value="153.990416509862" calcext:value-type="float">
            <text:p>153.99</text:p>
          </table:table-cell>
          <table:table-cell table:formula="of:=[.K93] + (([.L93]-[.L92]) *[.$B$44])" office:value-type="float" office:value="288.075954184686" calcext:value-type="float">
            <text:p>288.08</text:p>
          </table:table-cell>
          <table:table-cell table:formula="of:=(([.$K$50] * POWER([.K94];3)) + ([.$L$50] * POWER([.K94];2)) + ([.$K$52] * [.K94]) + [.$L$52])" office:value-type="float" office:value="156.104206834876" calcext:value-type="float">
            <text:p>156.10</text:p>
          </table:table-cell>
          <table:table-cell table:formula="of:=[.M93] + (([.N93]-[.N92]) *[.$B$44])" office:value-type="float" office:value="288.025365462852" calcext:value-type="float">
            <text:p>288.03</text:p>
          </table:table-cell>
          <table:table-cell table:formula="of:=(([.$M$50] * POWER([.M94];3)) + ([.$N$50] * POWER([.M94];2)) + ([.$M$52] * [.M94]) + [.$N$52])" office:value-type="float" office:value="157.76725808366" calcext:value-type="float">
            <text:p>157.77</text:p>
          </table:table-cell>
          <table:table-cell table:style-name="ce83" table:number-columns-repeated="2"/>
          <table:table-cell table:number-columns-repeated="3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94] + (([.B94]-[.B93]) *[.$B$39])" office:value-type="float" office:value="291.84644989295" calcext:value-type="float">
            <text:p>291.85</text:p>
          </table:table-cell>
          <table:table-cell table:formula="of:=(([.$A$50] * POWER([.A95];3)) + ([.$B$50] * POWER([.A95];2)) + ([.$A$52] * [.A95]) + [.$B$52])" office:value-type="float" office:value="61.1875185806601" calcext:value-type="float">
            <text:p>61.19</text:p>
          </table:table-cell>
          <table:table-cell table:formula="of:=[.C94] + (([.D94]-[.D93]) *[.$B$40])" office:value-type="float" office:value="288.793611329258" calcext:value-type="float">
            <text:p>288.79</text:p>
          </table:table-cell>
          <table:table-cell table:formula="of:=(([.$C$50] * POWER([.C95];3)) + ([.$D$50] * POWER([.C95];2)) + ([.$C$52] * [.C95]) + [.$D$52])" office:value-type="float" office:value="145.078687208932" calcext:value-type="float">
            <text:p>145.08</text:p>
          </table:table-cell>
          <table:table-cell table:formula="of:=[.E94] + (([.F94]-[.F93]) *[.$B$41])" office:value-type="float" office:value="288.373130129239" calcext:value-type="float">
            <text:p>288.37</text:p>
          </table:table-cell>
          <table:table-cell table:formula="of:=(([.$E$50] * POWER([.E95];3)) + ([.$F$50] * POWER([.E95];2)) + ([.$E$52] * [.E95]) + [.$F$52])" office:value-type="float" office:value="150.869023771183" calcext:value-type="float">
            <text:p>150.87</text:p>
          </table:table-cell>
          <table:table-cell table:formula="of:=[.G94] + (([.H94]-[.H93]) *[.$B$42])" office:value-type="float" office:value="288.302530892957" calcext:value-type="float">
            <text:p>288.30</text:p>
          </table:table-cell>
          <table:table-cell table:formula="of:=(([.$G$50] * POWER([.G95];3)) + ([.$H$50] * POWER([.G95];2)) + ([.$G$52] * [.G95]) + [.$H$52])" office:value-type="float" office:value="151.960530181204" calcext:value-type="float">
            <text:p>151.96</text:p>
          </table:table-cell>
          <table:table-cell table:formula="of:=[.I94] + (([.J94]-[.J93]) *[.$B$43])" office:value-type="float" office:value="288.185684652668" calcext:value-type="float">
            <text:p>288.19</text:p>
          </table:table-cell>
          <table:table-cell table:formula="of:=(([.$I$50] * POWER([.I95];3)) + ([.$J$50] * POWER([.I95];2)) + ([.$I$52] * [.I95]) + [.$J$52])" office:value-type="float" office:value="153.990416511086" calcext:value-type="float">
            <text:p>153.99</text:p>
          </table:table-cell>
          <table:table-cell table:formula="of:=[.K94] + (([.L94]-[.L93]) *[.$B$44])" office:value-type="float" office:value="288.075954184889" calcext:value-type="float">
            <text:p>288.08</text:p>
          </table:table-cell>
          <table:table-cell table:formula="of:=(([.$K$50] * POWER([.K95];3)) + ([.$L$50] * POWER([.K95];2)) + ([.$K$52] * [.K95]) + [.$L$52])" office:value-type="float" office:value="156.104206835436" calcext:value-type="float">
            <text:p>156.10</text:p>
          </table:table-cell>
          <table:table-cell table:formula="of:=[.M94] + (([.N94]-[.N93]) *[.$B$44])" office:value-type="float" office:value="288.025365463065" calcext:value-type="float">
            <text:p>288.03</text:p>
          </table:table-cell>
          <table:table-cell table:formula="of:=(([.$M$50] * POWER([.M95];3)) + ([.$N$50] * POWER([.M95];2)) + ([.$M$52] * [.M95]) + [.$N$52])" office:value-type="float" office:value="157.767258084255" calcext:value-type="float">
            <text:p>157.77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95] + (([.B95]-[.B94]) *[.$B$39])" office:value-type="float" office:value="291.846449893093" calcext:value-type="float">
            <text:p>291.85</text:p>
          </table:table-cell>
          <table:table-cell table:formula="of:=(([.$A$50] * POWER([.A96];3)) + ([.$B$50] * POWER([.A96];2)) + ([.$A$52] * [.A96]) + [.$B$52])" office:value-type="float" office:value="61.1875185807951" calcext:value-type="float">
            <text:p>61.19</text:p>
          </table:table-cell>
          <table:table-cell table:formula="of:=[.C95] + (([.D95]-[.D94]) *[.$B$40])" office:value-type="float" office:value="288.793611346741" calcext:value-type="float">
            <text:p>288.79</text:p>
          </table:table-cell>
          <table:table-cell table:formula="of:=(([.$C$50] * POWER([.C96];3)) + ([.$D$50] * POWER([.C96];2)) + ([.$C$52] * [.C96]) + [.$D$52])" office:value-type="float" office:value="145.078687258186" calcext:value-type="float">
            <text:p>145.08</text:p>
          </table:table-cell>
          <table:table-cell table:formula="of:=[.E95] + (([.F95]-[.F94]) *[.$B$41])" office:value-type="float" office:value="288.373130130306" calcext:value-type="float">
            <text:p>288.37</text:p>
          </table:table-cell>
          <table:table-cell table:formula="of:=(([.$E$50] * POWER([.E96];3)) + ([.$F$50] * POWER([.E96];2)) + ([.$E$52] * [.E96]) + [.$F$52])" office:value-type="float" office:value="150.869023774154" calcext:value-type="float">
            <text:p>150.87</text:p>
          </table:table-cell>
          <table:table-cell table:formula="of:=[.G95] + (([.H95]-[.H94]) *[.$B$42])" office:value-type="float" office:value="288.302530893776" calcext:value-type="float">
            <text:p>288.30</text:p>
          </table:table-cell>
          <table:table-cell table:formula="of:=(([.$G$50] * POWER([.G96];3)) + ([.$H$50] * POWER([.G96];2)) + ([.$G$52] * [.G96]) + [.$H$52])" office:value-type="float" office:value="151.9605301835" calcext:value-type="float">
            <text:p>151.96</text:p>
          </table:table-cell>
          <table:table-cell table:formula="of:=[.I95] + (([.J95]-[.J94]) *[.$B$43])" office:value-type="float" office:value="288.185684652932" calcext:value-type="float">
            <text:p>288.19</text:p>
          </table:table-cell>
          <table:table-cell table:formula="of:=(([.$I$50] * POWER([.I96];3)) + ([.$J$50] * POWER([.I96];2)) + ([.$I$52] * [.I96]) + [.$J$52])" office:value-type="float" office:value="153.990416511817" calcext:value-type="float">
            <text:p>153.99</text:p>
          </table:table-cell>
          <table:table-cell table:formula="of:=[.K95] + (([.L95]-[.L94]) *[.$B$44])" office:value-type="float" office:value="288.075954185008" calcext:value-type="float">
            <text:p>288.08</text:p>
          </table:table-cell>
          <table:table-cell table:formula="of:=(([.$K$50] * POWER([.K96];3)) + ([.$L$50] * POWER([.K96];2)) + ([.$K$52] * [.K96]) + [.$L$52])" office:value-type="float" office:value="156.104206835766" calcext:value-type="float">
            <text:p>156.10</text:p>
          </table:table-cell>
          <table:table-cell table:formula="of:=[.M95] + (([.N95]-[.N94]) *[.$B$44])" office:value-type="float" office:value="288.025365463191" calcext:value-type="float">
            <text:p>288.03</text:p>
          </table:table-cell>
          <table:table-cell table:formula="of:=(([.$M$50] * POWER([.M96];3)) + ([.$N$50] * POWER([.M96];2)) + ([.$M$52] * [.M96]) + [.$N$52])" office:value-type="float" office:value="157.767258084602" calcext:value-type="float">
            <text:p>157.77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96] + (([.B96]-[.B95]) *[.$B$39])" office:value-type="float" office:value="291.846449893175" calcext:value-type="float">
            <text:p>291.85</text:p>
          </table:table-cell>
          <table:table-cell table:formula="of:=(([.$A$50] * POWER([.A97];3)) + ([.$B$50] * POWER([.A97];2)) + ([.$A$52] * [.A97]) + [.$B$52])" office:value-type="float" office:value="61.1875185808717" calcext:value-type="float">
            <text:p>61.19</text:p>
          </table:table-cell>
          <table:table-cell table:formula="of:=[.C96] + (([.D96]-[.D95]) *[.$B$40])" office:value-type="float" office:value="288.793611358213" calcext:value-type="float">
            <text:p>288.79</text:p>
          </table:table-cell>
          <table:table-cell table:formula="of:=(([.$C$50] * POWER([.C97];3)) + ([.$D$50] * POWER([.C97];2)) + ([.$C$52] * [.C97]) + [.$D$52])" office:value-type="float" office:value="145.078687290509" calcext:value-type="float">
            <text:p>145.08</text:p>
          </table:table-cell>
          <table:table-cell table:formula="of:=[.E96] + (([.F96]-[.F95]) *[.$B$41])" office:value-type="float" office:value="288.373130130964" calcext:value-type="float">
            <text:p>288.37</text:p>
          </table:table-cell>
          <table:table-cell table:formula="of:=(([.$E$50] * POWER([.E97];3)) + ([.$F$50] * POWER([.E97];2)) + ([.$E$52] * [.E97]) + [.$F$52])" office:value-type="float" office:value="150.869023775984" calcext:value-type="float">
            <text:p>150.87</text:p>
          </table:table-cell>
          <table:table-cell table:formula="of:=[.G96] + (([.H96]-[.H95]) *[.$B$42])" office:value-type="float" office:value="288.30253089428" calcext:value-type="float">
            <text:p>288.30</text:p>
          </table:table-cell>
          <table:table-cell table:formula="of:=(([.$G$50] * POWER([.G97];3)) + ([.$H$50] * POWER([.G97];2)) + ([.$G$52] * [.G97]) + [.$H$52])" office:value-type="float" office:value="151.960530184904" calcext:value-type="float">
            <text:p>151.96</text:p>
          </table:table-cell>
          <table:table-cell table:formula="of:=[.I96] + (([.J96]-[.J95]) *[.$B$43])" office:value-type="float" office:value="288.18568465309" calcext:value-type="float">
            <text:p>288.19</text:p>
          </table:table-cell>
          <table:table-cell table:formula="of:=(([.$I$50] * POWER([.I97];3)) + ([.$J$50] * POWER([.I97];2)) + ([.$I$52] * [.I97]) + [.$J$52])" office:value-type="float" office:value="153.990416512253" calcext:value-type="float">
            <text:p>153.99</text:p>
          </table:table-cell>
          <table:table-cell table:formula="of:=[.K96] + (([.L96]-[.L95]) *[.$B$44])" office:value-type="float" office:value="288.075954185078" calcext:value-type="float">
            <text:p>288.08</text:p>
          </table:table-cell>
          <table:table-cell table:formula="of:=(([.$K$50] * POWER([.K97];3)) + ([.$L$50] * POWER([.K97];2)) + ([.$K$52] * [.K97]) + [.$L$52])" office:value-type="float" office:value="156.10420683596" calcext:value-type="float">
            <text:p>156.10</text:p>
          </table:table-cell>
          <table:table-cell table:formula="of:=[.M96] + (([.N96]-[.N95]) *[.$B$44])" office:value-type="float" office:value="288.025365463265" calcext:value-type="float">
            <text:p>288.03</text:p>
          </table:table-cell>
          <table:table-cell table:formula="of:=(([.$M$50] * POWER([.M97];3)) + ([.$N$50] * POWER([.M97];2)) + ([.$M$52] * [.M97]) + [.$N$52])" office:value-type="float" office:value="157.767258084808" calcext:value-type="float">
            <text:p>157.77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97] + (([.B97]-[.B96]) *[.$B$39])" office:value-type="float" office:value="291.846449893221" calcext:value-type="float">
            <text:p>291.85</text:p>
          </table:table-cell>
          <table:table-cell table:formula="of:=(([.$A$50] * POWER([.A98];3)) + ([.$B$50] * POWER([.A98];2)) + ([.$A$52] * [.A98]) + [.$B$52])" office:value-type="float" office:value="61.1875185809151" calcext:value-type="float">
            <text:p>61.19</text:p>
          </table:table-cell>
          <table:table-cell table:formula="of:=[.C97] + (([.D97]-[.D96]) *[.$B$40])" office:value-type="float" office:value="288.793611365743" calcext:value-type="float">
            <text:p>288.79</text:p>
          </table:table-cell>
          <table:table-cell table:formula="of:=(([.$C$50] * POWER([.C98];3)) + ([.$D$50] * POWER([.C98];2)) + ([.$C$52] * [.C98]) + [.$D$52])" office:value-type="float" office:value="145.078687311721" calcext:value-type="float">
            <text:p>145.08</text:p>
          </table:table-cell>
          <table:table-cell table:formula="of:=[.E97] + (([.F97]-[.F96]) *[.$B$41])" office:value-type="float" office:value="288.373130131368" calcext:value-type="float">
            <text:p>288.37</text:p>
          </table:table-cell>
          <table:table-cell table:formula="of:=(([.$E$50] * POWER([.E98];3)) + ([.$F$50] * POWER([.E98];2)) + ([.$E$52] * [.E98]) + [.$F$52])" office:value-type="float" office:value="150.86902377711" calcext:value-type="float">
            <text:p>150.87</text:p>
          </table:table-cell>
          <table:table-cell table:formula="of:=[.G97] + (([.H97]-[.H96]) *[.$B$42])" office:value-type="float" office:value="288.302530894587" calcext:value-type="float">
            <text:p>288.30</text:p>
          </table:table-cell>
          <table:table-cell table:formula="of:=(([.$G$50] * POWER([.G98];3)) + ([.$H$50] * POWER([.G98];2)) + ([.$G$52] * [.G98]) + [.$H$52])" office:value-type="float" office:value="151.960530185766" calcext:value-type="float">
            <text:p>151.96</text:p>
          </table:table-cell>
          <table:table-cell table:formula="of:=[.I97] + (([.J97]-[.J96]) *[.$B$43])" office:value-type="float" office:value="288.185684653184" calcext:value-type="float">
            <text:p>288.19</text:p>
          </table:table-cell>
          <table:table-cell table:formula="of:=(([.$I$50] * POWER([.I98];3)) + ([.$J$50] * POWER([.I98];2)) + ([.$I$52] * [.I98]) + [.$J$52])" office:value-type="float" office:value="153.990416512514" calcext:value-type="float">
            <text:p>153.99</text:p>
          </table:table-cell>
          <table:table-cell table:formula="of:=[.K97] + (([.L97]-[.L96]) *[.$B$44])" office:value-type="float" office:value="288.075954185119" calcext:value-type="float">
            <text:p>288.08</text:p>
          </table:table-cell>
          <table:table-cell table:formula="of:=(([.$K$50] * POWER([.K98];3)) + ([.$L$50] * POWER([.K98];2)) + ([.$K$52] * [.K98]) + [.$L$52])" office:value-type="float" office:value="156.104206836073" calcext:value-type="float">
            <text:p>156.10</text:p>
          </table:table-cell>
          <table:table-cell table:formula="of:=[.M97] + (([.N97]-[.N96]) *[.$B$44])" office:value-type="float" office:value="288.025365463308" calcext:value-type="float">
            <text:p>288.03</text:p>
          </table:table-cell>
          <table:table-cell table:formula="of:=(([.$M$50] * POWER([.M98];3)) + ([.$N$50] * POWER([.M98];2)) + ([.$M$52] * [.M98]) + [.$N$52])" office:value-type="float" office:value="157.767258084929" calcext:value-type="float">
            <text:p>157.77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98] + (([.B98]-[.B97]) *[.$B$39])" office:value-type="float" office:value="291.846449893247" calcext:value-type="float">
            <text:p>291.85</text:p>
          </table:table-cell>
          <table:table-cell table:formula="of:=(([.$A$50] * POWER([.A99];3)) + ([.$B$50] * POWER([.A99];2)) + ([.$A$52] * [.A99]) + [.$B$52])" office:value-type="float" office:value="61.1875185809395" calcext:value-type="float">
            <text:p>61.19</text:p>
          </table:table-cell>
          <table:table-cell table:formula="of:=[.C98] + (([.D98]-[.D97]) *[.$B$40])" office:value-type="float" office:value="288.793611370684" calcext:value-type="float">
            <text:p>288.79</text:p>
          </table:table-cell>
          <table:table-cell table:formula="of:=(([.$C$50] * POWER([.C99];3)) + ([.$D$50] * POWER([.C99];2)) + ([.$C$52] * [.C99]) + [.$D$52])" office:value-type="float" office:value="145.078687325641" calcext:value-type="float">
            <text:p>145.08</text:p>
          </table:table-cell>
          <table:table-cell table:formula="of:=[.E98] + (([.F98]-[.F97]) *[.$B$41])" office:value-type="float" office:value="288.373130131618" calcext:value-type="float">
            <text:p>288.37</text:p>
          </table:table-cell>
          <table:table-cell table:formula="of:=(([.$E$50] * POWER([.E99];3)) + ([.$F$50] * POWER([.E99];2)) + ([.$E$52] * [.E99]) + [.$F$52])" office:value-type="float" office:value="150.869023777803" calcext:value-type="float">
            <text:p>150.87</text:p>
          </table:table-cell>
          <table:table-cell table:formula="of:=[.G98] + (([.H98]-[.H97]) *[.$B$42])" office:value-type="float" office:value="288.302530894776" calcext:value-type="float">
            <text:p>288.30</text:p>
          </table:table-cell>
          <table:table-cell table:formula="of:=(([.$G$50] * POWER([.G99];3)) + ([.$H$50] * POWER([.G99];2)) + ([.$G$52] * [.G99]) + [.$H$52])" office:value-type="float" office:value="151.960530186294" calcext:value-type="float">
            <text:p>151.96</text:p>
          </table:table-cell>
          <table:table-cell table:formula="of:=[.I98] + (([.J98]-[.J97]) *[.$B$43])" office:value-type="float" office:value="288.18568465324" calcext:value-type="float">
            <text:p>288.19</text:p>
          </table:table-cell>
          <table:table-cell table:formula="of:=(([.$I$50] * POWER([.I99];3)) + ([.$J$50] * POWER([.I99];2)) + ([.$I$52] * [.I99]) + [.$J$52])" office:value-type="float" office:value="153.99041651267" calcext:value-type="float">
            <text:p>153.99</text:p>
          </table:table-cell>
          <table:table-cell table:formula="of:=[.K98] + (([.L98]-[.L97]) *[.$B$44])" office:value-type="float" office:value="288.075954185143" calcext:value-type="float">
            <text:p>288.08</text:p>
          </table:table-cell>
          <table:table-cell table:formula="of:=(([.$K$50] * POWER([.K99];3)) + ([.$L$50] * POWER([.K99];2)) + ([.$K$52] * [.K99]) + [.$L$52])" office:value-type="float" office:value="156.10420683614" calcext:value-type="float">
            <text:p>156.10</text:p>
          </table:table-cell>
          <table:table-cell table:formula="of:=[.M98] + (([.N98]-[.N97]) *[.$B$44])" office:value-type="float" office:value="288.025365463334" calcext:value-type="float">
            <text:p>288.03</text:p>
          </table:table-cell>
          <table:table-cell table:formula="of:=(([.$M$50] * POWER([.M99];3)) + ([.$N$50] * POWER([.M99];2)) + ([.$M$52] * [.M99]) + [.$N$52])" office:value-type="float" office:value="157.767258084997" calcext:value-type="float">
            <text:p>157.77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99] + (([.B99]-[.B98]) *[.$B$39])" office:value-type="float" office:value="291.846449893262" calcext:value-type="float">
            <text:p>291.85</text:p>
          </table:table-cell>
          <table:table-cell table:formula="of:=(([.$A$50] * POWER([.A100];3)) + ([.$B$50] * POWER([.A100];2)) + ([.$A$52] * [.A100]) + [.$B$52])" office:value-type="float" office:value="61.1875185809533" calcext:value-type="float">
            <text:p>61.19</text:p>
          </table:table-cell>
          <table:table-cell table:formula="of:=[.C99] + (([.D99]-[.D98]) *[.$B$40])" office:value-type="float" office:value="288.793611373926" calcext:value-type="float">
            <text:p>288.79</text:p>
          </table:table-cell>
          <table:table-cell table:formula="of:=(([.$C$50] * POWER([.C100];3)) + ([.$D$50] * POWER([.C100];2)) + ([.$C$52] * [.C100]) + [.$D$52])" office:value-type="float" office:value="145.078687334776" calcext:value-type="float">
            <text:p>145.08</text:p>
          </table:table-cell>
          <table:table-cell table:formula="of:=[.E99] + (([.F99]-[.F98]) *[.$B$41])" office:value-type="float" office:value="288.373130131771" calcext:value-type="float">
            <text:p>288.37</text:p>
          </table:table-cell>
          <table:table-cell table:formula="of:=(([.$E$50] * POWER([.E100];3)) + ([.$F$50] * POWER([.E100];2)) + ([.$E$52] * [.E100]) + [.$F$52])" office:value-type="float" office:value="150.86902377823" calcext:value-type="float">
            <text:p>150.87</text:p>
          </table:table-cell>
          <table:table-cell table:formula="of:=[.G99] + (([.H99]-[.H98]) *[.$B$42])" office:value-type="float" office:value="288.302530894892" calcext:value-type="float">
            <text:p>288.30</text:p>
          </table:table-cell>
          <table:table-cell table:formula="of:=(([.$G$50] * POWER([.G100];3)) + ([.$H$50] * POWER([.G100];2)) + ([.$G$52] * [.G100]) + [.$H$52])" office:value-type="float" office:value="151.960530186618" calcext:value-type="float">
            <text:p>151.96</text:p>
          </table:table-cell>
          <table:table-cell table:formula="of:=[.I99] + (([.J99]-[.J98]) *[.$B$43])" office:value-type="float" office:value="288.185684653273" calcext:value-type="float">
            <text:p>288.19</text:p>
          </table:table-cell>
          <table:table-cell table:formula="of:=(([.$I$50] * POWER([.I100];3)) + ([.$J$50] * POWER([.I100];2)) + ([.$I$52] * [.I100]) + [.$J$52])" office:value-type="float" office:value="153.990416512762" calcext:value-type="float">
            <text:p>153.99</text:p>
          </table:table-cell>
          <table:table-cell table:formula="of:=[.K99] + (([.L99]-[.L98]) *[.$B$44])" office:value-type="float" office:value="288.075954185157" calcext:value-type="float">
            <text:p>288.08</text:p>
          </table:table-cell>
          <table:table-cell table:formula="of:=(([.$K$50] * POWER([.K100];3)) + ([.$L$50] * POWER([.K100];2)) + ([.$K$52] * [.K100]) + [.$L$52])" office:value-type="float" office:value="156.104206836179" calcext:value-type="float">
            <text:p>156.10</text:p>
          </table:table-cell>
          <table:table-cell table:formula="of:=[.M99] + (([.N99]-[.N98]) *[.$B$44])" office:value-type="float" office:value="288.025365463348" calcext:value-type="float">
            <text:p>288.03</text:p>
          </table:table-cell>
          <table:table-cell table:formula="of:=(([.$M$50] * POWER([.M100];3)) + ([.$N$50] * POWER([.M100];2)) + ([.$M$52] * [.M100]) + [.$N$52])" office:value-type="float" office:value="157.767258085035" calcext:value-type="float">
            <text:p>157.77</text:p>
          </table:table-cell>
          <table:table-cell table:number-columns-repeated="5"/>
          <table:table-cell table:style-name="ce83" table:number-columns-repeated="2"/>
          <table:table-cell table:number-columns-repeated="7"/>
        </table:table-row>
        <table:table-row table:style-name="ro1">
          <table:table-cell table:formula="of:=[.A100] + (([.B100]-[.B99]) *[.$B$39])" office:value-type="float" office:value="291.84644989327" calcext:value-type="float">
            <text:p>291.85</text:p>
          </table:table-cell>
          <table:table-cell table:formula="of:=(([.$A$50] * POWER([.A101];3)) + ([.$B$50] * POWER([.A101];2)) + ([.$A$52] * [.A101]) + [.$B$52])" office:value-type="float" office:value="61.1875185809612" calcext:value-type="float">
            <text:p>61.19</text:p>
          </table:table-cell>
          <table:table-cell table:formula="of:=[.C100] + (([.D100]-[.D99]) *[.$B$40])" office:value-type="float" office:value="288.793611376054" calcext:value-type="float">
            <text:p>288.79</text:p>
          </table:table-cell>
          <table:table-cell table:formula="of:=(([.$C$50] * POWER([.C101];3)) + ([.$D$50] * POWER([.C101];2)) + ([.$C$52] * [.C101]) + [.$D$52])" office:value-type="float" office:value="145.07868734077" calcext:value-type="float">
            <text:p>145.08</text:p>
          </table:table-cell>
          <table:table-cell table:formula="of:=[.E100] + (([.F100]-[.F99]) *[.$B$41])" office:value-type="float" office:value="288.373130131865" calcext:value-type="float">
            <text:p>288.37</text:p>
          </table:table-cell>
          <table:table-cell table:formula="of:=(([.$E$50] * POWER([.E101];3)) + ([.$F$50] * POWER([.E101];2)) + ([.$E$52] * [.E101]) + [.$F$52])" office:value-type="float" office:value="150.869023778492" calcext:value-type="float">
            <text:p>150.87</text:p>
          </table:table-cell>
          <table:table-cell table:formula="of:=[.G100] + (([.H100]-[.H99]) *[.$B$42])" office:value-type="float" office:value="288.302530894963" calcext:value-type="float">
            <text:p>288.30</text:p>
          </table:table-cell>
          <table:table-cell table:formula="of:=(([.$G$50] * POWER([.G101];3)) + ([.$H$50] * POWER([.G101];2)) + ([.$G$52] * [.G101]) + [.$H$52])" office:value-type="float" office:value="151.960530186818" calcext:value-type="float">
            <text:p>151.96</text:p>
          </table:table-cell>
          <table:table-cell table:formula="of:=[.I100] + (([.J100]-[.J99]) *[.$B$43])" office:value-type="float" office:value="288.185684653293" calcext:value-type="float">
            <text:p>288.19</text:p>
          </table:table-cell>
          <table:table-cell table:formula="of:=(([.$I$50] * POWER([.I101];3)) + ([.$J$50] * POWER([.I101];2)) + ([.$I$52] * [.I101]) + [.$J$52])" office:value-type="float" office:value="153.990416512815" calcext:value-type="float">
            <text:p>153.99</text:p>
          </table:table-cell>
          <table:table-cell table:formula="of:=[.K100] + (([.L100]-[.L99]) *[.$B$44])" office:value-type="float" office:value="288.075954185165" calcext:value-type="float">
            <text:p>288.08</text:p>
          </table:table-cell>
          <table:table-cell table:formula="of:=(([.$K$50] * POWER([.K101];3)) + ([.$L$50] * POWER([.K101];2)) + ([.$K$52] * [.K101]) + [.$L$52])" office:value-type="float" office:value="156.104206836199" calcext:value-type="float">
            <text:p>156.10</text:p>
          </table:table-cell>
          <table:table-cell table:formula="of:=[.M100] + (([.N100]-[.N99]) *[.$B$44])" office:value-type="float" office:value="288.025365463356" calcext:value-type="float">
            <text:p>288.03</text:p>
          </table:table-cell>
          <table:table-cell table:formula="of:=(([.$M$50] * POWER([.M101];3)) + ([.$N$50] * POWER([.M101];2)) + ([.$M$52] * [.M101]) + [.$N$52])" office:value-type="float" office:value="157.767258085064" calcext:value-type="float">
            <text:p>157.77</text:p>
          </table:table-cell>
          <table:table-cell table:number-columns-repeated="14"/>
        </table:table-row>
        <table:table-row table:style-name="ro1">
          <table:table-cell table:formula="of:=[.A101] + (([.B101]-[.B100]) *[.$B$39])" office:value-type="float" office:value="291.846449893275" calcext:value-type="float">
            <text:p>291.85</text:p>
          </table:table-cell>
          <table:table-cell table:formula="of:=(([.$A$50] * POWER([.A102];3)) + ([.$B$50] * POWER([.A102];2)) + ([.$A$52] * [.A102]) + [.$B$52])" office:value-type="float" office:value="61.1875185809657" calcext:value-type="float">
            <text:p>61.19</text:p>
          </table:table-cell>
          <table:table-cell table:formula="of:=[.C101] + (([.D101]-[.D100]) *[.$B$40])" office:value-type="float" office:value="288.79361137745" calcext:value-type="float">
            <text:p>288.79</text:p>
          </table:table-cell>
          <table:table-cell table:formula="of:=(([.$C$50] * POWER([.C102];3)) + ([.$D$50] * POWER([.C102];2)) + ([.$C$52] * [.C102]) + [.$D$52])" office:value-type="float" office:value="145.078687344704" calcext:value-type="float">
            <text:p>145.08</text:p>
          </table:table-cell>
          <table:table-cell table:formula="of:=[.E101] + (([.F101]-[.F100]) *[.$B$41])" office:value-type="float" office:value="288.373130131923" calcext:value-type="float">
            <text:p>288.37</text:p>
          </table:table-cell>
          <table:table-cell table:formula="of:=(([.$E$50] * POWER([.E102];3)) + ([.$F$50] * POWER([.E102];2)) + ([.$E$52] * [.E102]) + [.$F$52])" office:value-type="float" office:value="150.869023778655" calcext:value-type="float">
            <text:p>150.87</text:p>
          </table:table-cell>
          <table:table-cell table:formula="of:=[.G101] + (([.H101]-[.H100]) *[.$B$42])" office:value-type="float" office:value="288.302530895007" calcext:value-type="float">
            <text:p>288.30</text:p>
          </table:table-cell>
          <table:table-cell table:formula="of:=(([.$G$50] * POWER([.G102];3)) + ([.$H$50] * POWER([.G102];2)) + ([.$G$52] * [.G102]) + [.$H$52])" office:value-type="float" office:value="151.960530186938" calcext:value-type="float">
            <text:p>151.96</text:p>
          </table:table-cell>
          <table:table-cell table:formula="of:=[.I101] + (([.J101]-[.J100]) *[.$B$43])" office:value-type="float" office:value="288.185684653305" calcext:value-type="float">
            <text:p>288.19</text:p>
          </table:table-cell>
          <table:table-cell table:formula="of:=(([.$I$50] * POWER([.I102];3)) + ([.$J$50] * POWER([.I102];2)) + ([.$I$52] * [.I102]) + [.$J$52])" office:value-type="float" office:value="153.990416512846" calcext:value-type="float">
            <text:p>153.99</text:p>
          </table:table-cell>
          <table:table-cell table:formula="of:=[.K101] + (([.L101]-[.L100]) *[.$B$44])" office:value-type="float" office:value="288.075954185169" calcext:value-type="float">
            <text:p>288.08</text:p>
          </table:table-cell>
          <table:table-cell table:formula="of:=(([.$K$50] * POWER([.K102];3)) + ([.$L$50] * POWER([.K102];2)) + ([.$K$52] * [.K102]) + [.$L$52])" office:value-type="float" office:value="156.104206836215" calcext:value-type="float">
            <text:p>156.10</text:p>
          </table:table-cell>
          <table:table-cell table:formula="of:=[.M101] + (([.N101]-[.N100]) *[.$B$44])" office:value-type="float" office:value="288.025365463363" calcext:value-type="float">
            <text:p>288.03</text:p>
          </table:table-cell>
          <table:table-cell table:formula="of:=(([.$M$50] * POWER([.M102];3)) + ([.$N$50] * POWER([.M102];2)) + ([.$M$52] * [.M102]) + [.$N$52])" office:value-type="float" office:value="157.767258085082" calcext:value-type="float">
            <text:p>157.77</text:p>
          </table:table-cell>
          <table:table-cell/>
          <table:table-cell table:style-name="ce83" table:number-columns-repeated="2"/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3"/>
          <table:table-cell table:number-columns-repeated="14"/>
        </table:table-row>
        <table:table-row table:style-name="ro1" table:number-rows-repeated="15"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14"/>
        </table:table-row>
      </table:table>
      <table:table table:name="CO2_800ppm" table:style-name="ta1">
        <table:shapes>
          <draw:frame draw:z-index="0" draw:style-name="gr1" draw:text-style-name="P1" svg:width="147.86mm" svg:height="99.97mm" svg:x="207.28mm" svg:y="69.12mm">
            <draw:object draw:notify-on-update-of-ranges="CO2_800ppm.A27:CO2_800ppm.A35 CO2_800ppm.H26:CO2_800ppm.H26 CO2_800ppm.H27:CO2_800ppm.H35 CO2_800ppm.A27:CO2_800ppm.A35 CO2_800ppm.G26:CO2_800ppm.G26 CO2_800ppm.G27:CO2_800ppm.G35 CO2_800ppm.A27:CO2_800ppm.A35 CO2_800ppm.F26:CO2_800ppm.F26 CO2_800ppm.F27:CO2_800ppm.F3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1" table:default-cell-style-name="ce83"/>
        <table:table-column table:style-name="co1" table:number-columns-repeated="10" table:default-cell-style-name="Default"/>
        <table:table-row table:style-name="ro1">
          <table:table-cell table:style-name="ce53" office:value-type="string" calcext:value-type="string" table:number-columns-spanned="8" table:number-rows-spanned="1">
            <text:p>Transmittance</text:p>
          </table:table-cell>
          <table:covered-table-cell table:number-columns-repeated="6" table:style-name="ce53"/>
          <table:covered-table-cell table:style-name="ce150"/>
          <table:table-cell table:style-name="Default" table:number-columns-repeated="3"/>
          <table:table-cell table:number-columns-repeated="10"/>
        </table:table-row>
        <table:table-row table:style-name="ro3">
          <table:table-cell table:style-name="ce53" office:value-type="string" calcext:value-type="string">
            <text:p>Temperature (K)</text:p>
          </table:table-cell>
          <table:table-cell table:style-name="ce158" office:value-type="percentage" office:value="0" calcext:value-type="percentage">
            <text:p>0%</text:p>
          </table:table-cell>
          <table:table-cell table:style-name="ce158" office:value-type="percentage" office:value="0.1" calcext:value-type="percentage">
            <text:p>10%</text:p>
          </table:table-cell>
          <table:table-cell table:style-name="ce158" office:value-type="percentage" office:value="0.2" calcext:value-type="percentage">
            <text:p>20%</text:p>
          </table:table-cell>
          <table:table-cell table:style-name="ce158" office:value-type="percentage" office:value="0.4" calcext:value-type="percentage">
            <text:p>40%</text:p>
          </table:table-cell>
          <table:table-cell table:style-name="ce158" office:value-type="percentage" office:value="0.46" calcext:value-type="percentage">
            <text:p>46%</text:p>
          </table:table-cell>
          <table:table-cell table:style-name="ce158" office:value-type="percentage" office:value="0.6" calcext:value-type="percentage">
            <text:p>60%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63" office:value-type="percentage" office:value="1" calcext:value-type="percentage">
            <text:p>100%</text:p>
          </table:table-cell>
          <table:table-cell table:style-name="ce165" office:value-type="string" calcext:value-type="string">
            <text:p>σT^4</text:p>
          </table:table-cell>
          <table:table-cell table:style-name="ce5" office:value-type="string" calcext:value-type="string">
            <text:p>Planck summation</text:p>
          </table:table-cell>
          <table:table-cell table:number-columns-repeated="10"/>
        </table:table-row>
        <table:table-row table:style-name="ro1">
          <table:table-cell table:style-name="ce66" table:formula="of:=[$CO2_0ppm.A3]" office:value-type="float" office:value="283.15" calcext:value-type="float">
            <text:p>283.15</text:p>
          </table:table-cell>
          <table:table-cell table:style-name="ce159" office:value-type="float" office:value="264.286718696667" calcext:value-type="float">
            <text:p>264.29</text:p>
          </table:table-cell>
          <table:table-cell table:style-name="ce159" office:value-type="float" office:value="140.410053323151" calcext:value-type="float">
            <text:p>140.41</text:p>
          </table:table-cell>
          <table:table-cell table:style-name="ce159" office:value-type="float" office:value="126.694316941132" calcext:value-type="float">
            <text:p>126.69</text:p>
          </table:table-cell>
          <table:table-cell table:style-name="ce159" office:value-type="float" office:value="114.102826902126" calcext:value-type="float">
            <text:p>114.10</text:p>
          </table:table-cell>
          <table:table-cell table:style-name="ce159" office:value-type="float" office:value="111.771052064681" calcext:value-type="float">
            <text:p>111.77</text:p>
          </table:table-cell>
          <table:table-cell table:style-name="ce159" office:value-type="float" office:value="107.500054427213" calcext:value-type="float">
            <text:p>107.50</text:p>
          </table:table-cell>
          <table:table-cell table:style-name="ce159" office:value-type="float" office:value="103.169950353175" calcext:value-type="float">
            <text:p>103.17</text:p>
          </table:table-cell>
          <table:table-cell table:style-name="ce164" office:value-type="float" office:value="99.9947635012164" calcext:value-type="float">
            <text:p>99.99</text:p>
          </table:table-cell>
          <table:table-cell table:formula="of:=0.0000000567037441900005*POWER([.A3];4)" office:value-type="float" office:value="364.483607161424" calcext:value-type="float">
            <text:p>364.48</text:p>
          </table:table-cell>
          <table:table-cell office:value-type="float" office:value="362.34484692245" calcext:value-type="float">
            <text:p>362.34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66" table:formula="of:=[$CO2_0ppm.A4]" office:value-type="float" office:value="287.15" calcext:value-type="float">
            <text:p>287.15</text:p>
          </table:table-cell>
          <table:table-cell table:style-name="ce159" office:value-type="float" office:value="278.761485043988" calcext:value-type="float">
            <text:p>278.76</text:p>
          </table:table-cell>
          <table:table-cell table:style-name="ce159" office:value-type="float" office:value="141.842276564656" calcext:value-type="float">
            <text:p>141.84</text:p>
          </table:table-cell>
          <table:table-cell table:style-name="ce159" office:value-type="float" office:value="127.889767967062" calcext:value-type="float">
            <text:p>127.89</text:p>
          </table:table-cell>
          <table:table-cell table:style-name="ce159" office:value-type="float" office:value="115.451704949281" calcext:value-type="float">
            <text:p>115.45</text:p>
          </table:table-cell>
          <table:table-cell table:style-name="ce159" office:value-type="float" office:value="113.15537627809" calcext:value-type="float">
            <text:p>113.16</text:p>
          </table:table-cell>
          <table:table-cell table:style-name="ce159" office:value-type="float" office:value="108.981945663541" calcext:value-type="float">
            <text:p>108.98</text:p>
          </table:table-cell>
          <table:table-cell table:style-name="ce159" office:value-type="float" office:value="104.706684024842" calcext:value-type="float">
            <text:p>104.71</text:p>
          </table:table-cell>
          <table:table-cell table:style-name="ce164" office:value-type="float" office:value="101.531206954696" calcext:value-type="float">
            <text:p>101.53</text:p>
          </table:table-cell>
          <table:table-cell table:formula="of:=0.0000000567037441900005*POWER([.A4];4)" office:value-type="float" office:value="385.520093917784" calcext:value-type="float">
            <text:p>385.52</text:p>
          </table:table-cell>
          <table:table-cell office:value-type="float" office:value="383.339838515444" calcext:value-type="float">
            <text:p>383.34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66" table:formula="of:=[$CO2_0ppm.A5]" office:value-type="float" office:value="288.15" calcext:value-type="float">
            <text:p>288.15</text:p>
          </table:table-cell>
          <table:table-cell table:style-name="ce159" office:value-type="float" office:value="282.469394745492" calcext:value-type="float">
            <text:p>282.47</text:p>
          </table:table-cell>
          <table:table-cell table:style-name="ce159" office:value-type="float" office:value="142.187800905051" calcext:value-type="float">
            <text:p>142.19</text:p>
          </table:table-cell>
          <table:table-cell table:style-name="ce159" office:value-type="float" office:value="128.211161359183" calcext:value-type="float">
            <text:p>128.21</text:p>
          </table:table-cell>
          <table:table-cell table:style-name="ce159" office:value-type="float" office:value="115.821220142109" calcext:value-type="float">
            <text:p>115.82</text:p>
          </table:table-cell>
          <table:table-cell table:style-name="ce159" office:value-type="float" office:value="113.535054390591" calcext:value-type="float">
            <text:p>113.54</text:p>
          </table:table-cell>
          <table:table-cell table:style-name="ce159" office:value-type="float" office:value="109.374640246253" calcext:value-type="float">
            <text:p>109.37</text:p>
          </table:table-cell>
          <table:table-cell table:style-name="ce159" office:value-type="float" office:value="105.098963387437" calcext:value-type="float">
            <text:p>105.10</text:p>
          </table:table-cell>
          <table:table-cell table:style-name="ce164" office:value-type="float" office:value="101.909298337593" calcext:value-type="float">
            <text:p>101.91</text:p>
          </table:table-cell>
          <table:table-cell table:formula="of:=0.0000000567037441900005*POWER([.A5];4)" office:value-type="float" office:value="390.91850776901" calcext:value-type="float">
            <text:p>390.92</text:p>
          </table:table-cell>
          <table:table-cell office:value-type="float" office:value="388.727817510757" calcext:value-type="float">
            <text:p>388.73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66" table:formula="of:=[$CO2_0ppm.A6]" office:value-type="float" office:value="289.15" calcext:value-type="float">
            <text:p>289.15</text:p>
          </table:table-cell>
          <table:table-cell table:style-name="ce159" office:value-type="float" office:value="286.211132458888" calcext:value-type="float">
            <text:p>286.21</text:p>
          </table:table-cell>
          <table:table-cell table:style-name="ce159" office:value-type="float" office:value="142.530516792711" calcext:value-type="float">
            <text:p>142.53</text:p>
          </table:table-cell>
          <table:table-cell table:style-name="ce159" office:value-type="float" office:value="128.541400930656" calcext:value-type="float">
            <text:p>128.54</text:p>
          </table:table-cell>
          <table:table-cell table:style-name="ce159" office:value-type="float" office:value="116.200317663137" calcext:value-type="float">
            <text:p>116.20</text:p>
          </table:table-cell>
          <table:table-cell table:style-name="ce159" office:value-type="float" office:value="113.931367031118" calcext:value-type="float">
            <text:p>113.93</text:p>
          </table:table-cell>
          <table:table-cell table:style-name="ce159" office:value-type="float" office:value="109.770796668929" calcext:value-type="float">
            <text:p>109.77</text:p>
          </table:table-cell>
          <table:table-cell table:style-name="ce159" office:value-type="float" office:value="105.487907071329" calcext:value-type="float">
            <text:p>105.49</text:p>
          </table:table-cell>
          <table:table-cell table:style-name="ce164" office:value-type="float" office:value="102.277828174345" calcext:value-type="float">
            <text:p>102.28</text:p>
          </table:table-cell>
          <table:table-cell table:formula="of:=0.0000000567037441900005*POWER([.A6];4)" office:value-type="float" office:value="396.373419363693" calcext:value-type="float">
            <text:p>396.37</text:p>
          </table:table-cell>
          <table:table-cell office:value-type="float" office:value="394.172268935681" calcext:value-type="float">
            <text:p>394.17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66" table:formula="of:=[$CO2_0ppm.A7]" office:value-type="float" office:value="290.15" calcext:value-type="float">
            <text:p>290.15</text:p>
          </table:table-cell>
          <table:table-cell table:style-name="ce159" office:value-type="float" office:value="289.993405438229" calcext:value-type="float">
            <text:p>289.99</text:p>
          </table:table-cell>
          <table:table-cell table:style-name="ce159" office:value-type="float" office:value="142.87927960001" calcext:value-type="float">
            <text:p>142.88</text:p>
          </table:table-cell>
          <table:table-cell table:style-name="ce159" office:value-type="float" office:value="128.887710731661" calcext:value-type="float">
            <text:p>128.89</text:p>
          </table:table-cell>
          <table:table-cell table:style-name="ce159" office:value-type="float" office:value="116.593597383433" calcext:value-type="float">
            <text:p>116.59</text:p>
          </table:table-cell>
          <table:table-cell table:style-name="ce159" office:value-type="float" office:value="114.33752980446" calcext:value-type="float">
            <text:p>114.34</text:p>
          </table:table-cell>
          <table:table-cell table:style-name="ce159" office:value-type="float" office:value="110.173565648887" calcext:value-type="float">
            <text:p>110.17</text:p>
          </table:table-cell>
          <table:table-cell table:style-name="ce159" office:value-type="float" office:value="105.876056417032" calcext:value-type="float">
            <text:p>105.88</text:p>
          </table:table-cell>
          <table:table-cell table:style-name="ce164" office:value-type="float" office:value="102.638365241585" calcext:value-type="float">
            <text:p>102.64</text:p>
          </table:table-cell>
          <table:table-cell table:formula="of:=0.0000000567037441900005*POWER([.A7];4)" office:value-type="float" office:value="401.885221522691" calcext:value-type="float">
            <text:p>401.89</text:p>
          </table:table-cell>
          <table:table-cell office:value-type="float" office:value="399.673585135707" calcext:value-type="float">
            <text:p>399.67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66" table:formula="of:=[$CO2_0ppm.A8]" office:value-type="float" office:value="291.15" calcext:value-type="float">
            <text:p>291.15</text:p>
          </table:table-cell>
          <table:table-cell table:style-name="ce159" office:value-type="float" office:value="293.80773985548" calcext:value-type="float">
            <text:p>293.81</text:p>
          </table:table-cell>
          <table:table-cell table:style-name="ce159" office:value-type="float" office:value="143.225396388036" calcext:value-type="float">
            <text:p>143.23</text:p>
          </table:table-cell>
          <table:table-cell table:style-name="ce159" office:value-type="float" office:value="129.241188090363" calcext:value-type="float">
            <text:p>129.24</text:p>
          </table:table-cell>
          <table:table-cell table:style-name="ce159" office:value-type="float" office:value="116.991848094169" calcext:value-type="float">
            <text:p>116.99</text:p>
          </table:table-cell>
          <table:table-cell table:style-name="ce159" office:value-type="float" office:value="114.583816128154" calcext:value-type="float">
            <text:p>114.58</text:p>
          </table:table-cell>
          <table:table-cell table:style-name="ce159" office:value-type="float" office:value="110.573832146052" calcext:value-type="float">
            <text:p>110.57</text:p>
          </table:table-cell>
          <table:table-cell table:style-name="ce159" office:value-type="float" office:value="106.254408403689" calcext:value-type="float">
            <text:p>106.25</text:p>
          </table:table-cell>
          <table:table-cell table:style-name="ce164" office:value-type="float" office:value="102.982184912348" calcext:value-type="float">
            <text:p>102.98</text:p>
          </table:table-cell>
          <table:table-cell table:formula="of:=0.0000000567037441900005*POWER([.A8];4)" office:value-type="float" office:value="407.454308427752" calcext:value-type="float">
            <text:p>407.45</text:p>
          </table:table-cell>
          <table:table-cell office:value-type="float" office:value="405.232159797989" calcext:value-type="float">
            <text:p>405.23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66" table:formula="of:=[$CO2_0ppm.A9]" office:value-type="float" office:value="292.15" calcext:value-type="float">
            <text:p>292.15</text:p>
          </table:table-cell>
          <table:table-cell table:style-name="ce159" office:value-type="float" office:value="297.66051589534" calcext:value-type="float">
            <text:p>297.66</text:p>
          </table:table-cell>
          <table:table-cell table:style-name="ce159" office:value-type="float" office:value="143.57959709686" calcext:value-type="float">
            <text:p>143.58</text:p>
          </table:table-cell>
          <table:table-cell table:style-name="ce159" office:value-type="float" office:value="129.609941492604" calcext:value-type="float">
            <text:p>129.61</text:p>
          </table:table-cell>
          <table:table-cell table:style-name="ce159" office:value-type="float" office:value="117.40075153333" calcext:value-type="float">
            <text:p>117.40</text:p>
          </table:table-cell>
          <table:table-cell table:style-name="ce159" office:value-type="float" office:value="115.002103808443" calcext:value-type="float">
            <text:p>115.00</text:p>
          </table:table-cell>
          <table:table-cell table:style-name="ce159" office:value-type="float" office:value="110.976335853189" calcext:value-type="float">
            <text:p>110.98</text:p>
          </table:table-cell>
          <table:table-cell table:style-name="ce159" office:value-type="float" office:value="106.626964018174" calcext:value-type="float">
            <text:p>106.63</text:p>
          </table:table-cell>
          <table:table-cell table:style-name="ce164" office:value-type="float" office:value="103.313391936469" calcext:value-type="float">
            <text:p>103.31</text:p>
          </table:table-cell>
          <table:table-cell table:formula="of:=0.0000000567037441900005*POWER([.A9];4)" office:value-type="float" office:value="413.081075621513" calcext:value-type="float">
            <text:p>413.08</text:p>
          </table:table-cell>
          <table:table-cell office:value-type="float" office:value="410.848387950499" calcext:value-type="float">
            <text:p>410.85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66" table:formula="of:=[$CO2_0ppm.A10]" office:value-type="float" office:value="293.15" calcext:value-type="float">
            <text:p>293.15</text:p>
          </table:table-cell>
          <table:table-cell table:style-name="ce159" office:value-type="float" office:value="301.552678426069" calcext:value-type="float">
            <text:p>301.55</text:p>
          </table:table-cell>
          <table:table-cell table:style-name="ce159" office:value-type="float" office:value="143.942019231982" calcext:value-type="float">
            <text:p>143.94</text:p>
          </table:table-cell>
          <table:table-cell table:style-name="ce159" office:value-type="float" office:value="129.992477717387" calcext:value-type="float">
            <text:p>129.99</text:p>
          </table:table-cell>
          <table:table-cell table:style-name="ce159" office:value-type="float" office:value="117.819204103631" calcext:value-type="float">
            <text:p>117.82</text:p>
          </table:table-cell>
          <table:table-cell table:style-name="ce159" office:value-type="float" office:value="115.427108932752" calcext:value-type="float">
            <text:p>115.43</text:p>
          </table:table-cell>
          <table:table-cell table:style-name="ce159" office:value-type="float" office:value="111.379333625879" calcext:value-type="float">
            <text:p>111.38</text:p>
          </table:table-cell>
          <table:table-cell table:style-name="ce159" office:value-type="float" office:value="106.991773698849" calcext:value-type="float">
            <text:p>106.99</text:p>
          </table:table-cell>
          <table:table-cell table:style-name="ce164" office:value-type="float" office:value="103.629118731489" calcext:value-type="float">
            <text:p>103.63</text:p>
          </table:table-cell>
          <table:table-cell table:formula="of:=0.0000000567037441900005*POWER([.A10];4)" office:value-type="float" office:value="418.765920007504" calcext:value-type="float">
            <text:p>418.77</text:p>
          </table:table-cell>
          <table:table-cell office:value-type="float" office:value="416.522665961189" calcext:value-type="float">
            <text:p>416.52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66" table:formula="of:=[$CO2_0ppm.A11]" office:value-type="float" office:value="298.15" calcext:value-type="float">
            <text:p>298.15</text:p>
          </table:table-cell>
          <table:table-cell table:style-name="ce159" office:value-type="float" office:value="321.602363700397" calcext:value-type="float">
            <text:p>321.60</text:p>
          </table:table-cell>
          <table:table-cell table:style-name="ce159" office:value-type="float" office:value="145.915491291061" calcext:value-type="float">
            <text:p>145.92</text:p>
          </table:table-cell>
          <table:table-cell table:style-name="ce159" office:value-type="float" office:value="132.114009853492" calcext:value-type="float">
            <text:p>132.11</text:p>
          </table:table-cell>
          <table:table-cell table:style-name="ce159" office:value-type="float" office:value="119.969662820376" calcext:value-type="float">
            <text:p>119.97</text:p>
          </table:table-cell>
          <table:table-cell table:style-name="ce159" office:value-type="float" office:value="117.783888023726" calcext:value-type="float">
            <text:p>117.78</text:p>
          </table:table-cell>
          <table:table-cell table:style-name="ce159" office:value-type="float" office:value="113.295505306111" calcext:value-type="float">
            <text:p>113.30</text:p>
          </table:table-cell>
          <table:table-cell table:style-name="ce159" office:value-type="float" office:value="108.578457112312" calcext:value-type="float">
            <text:p>108.58</text:p>
          </table:table-cell>
          <table:table-cell table:style-name="ce164" office:value-type="float" office:value="104.852061275147" calcext:value-type="float">
            <text:p>104.85</text:p>
          </table:table-cell>
          <table:table-cell table:formula="of:=0.0000000567037441900005*POWER([.A11];4)" office:value-type="float" office:value="448.075286706653" calcext:value-type="float">
            <text:p>448.08</text:p>
          </table:table-cell>
          <table:table-cell office:value-type="float" office:value="445.778770449153" calcext:value-type="float">
            <text:p>445.78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53"/>
          <table:table-cell table:style-name="ce158" table:number-columns-repeated="7"/>
          <table:table-cell table:style-name="ce16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53" office:value-type="string" calcext:value-type="string" table:number-columns-spanned="9" table:number-rows-spanned="1">
            <text:p><text:s/>Absorption (σT^4 – Thansmittance)</text:p>
          </table:table-cell>
          <table:covered-table-cell table:number-columns-repeated="7" table:style-name="ce158"/>
          <table:covered-table-cell table:style-name="ce163"/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53" office:value-type="string" calcext:value-type="string">
            <text:p>Temperature (K)</text:p>
          </table:table-cell>
          <table:table-cell table:style-name="ce158" office:value-type="percentage" office:value="0" calcext:value-type="percentage">
            <text:p>0%</text:p>
          </table:table-cell>
          <table:table-cell table:style-name="ce158" office:value-type="percentage" office:value="0.1" calcext:value-type="percentage">
            <text:p>10%</text:p>
          </table:table-cell>
          <table:table-cell table:style-name="ce158" office:value-type="percentage" office:value="0.2" calcext:value-type="percentage">
            <text:p>20%</text:p>
          </table:table-cell>
          <table:table-cell table:style-name="ce158" office:value-type="percentage" office:value="0.4" calcext:value-type="percentage">
            <text:p>40%</text:p>
          </table:table-cell>
          <table:table-cell table:style-name="ce158" office:value-type="percentage" office:value="0.46" calcext:value-type="percentage">
            <text:p>46%</text:p>
          </table:table-cell>
          <table:table-cell table:style-name="ce158" office:value-type="percentage" office:value="0.6" calcext:value-type="percentage">
            <text:p>60%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63" office:value-type="percentage" office:value="1" calcext:value-type="percentage">
            <text:p>100%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11" table:formula="of:=[.A3]" office:value-type="float" office:value="283.15" calcext:value-type="float">
            <text:p>283.15</text:p>
          </table:table-cell>
          <table:table-cell table:formula="of:=([.$J3] - [.B3])" office:value-type="float" office:value="100.196888464757" calcext:value-type="float">
            <text:p>100.20</text:p>
          </table:table-cell>
          <table:table-cell table:formula="of:=([.$J3] - [.C3])" office:value-type="float" office:value="224.073553838273" calcext:value-type="float">
            <text:p>224.07</text:p>
          </table:table-cell>
          <table:table-cell table:formula="of:=([.$J3] - [.D3])" office:value-type="float" office:value="237.789290220292" calcext:value-type="float">
            <text:p>237.79</text:p>
          </table:table-cell>
          <table:table-cell table:formula="of:=([.$J3] - [.E3])" office:value-type="float" office:value="250.380780259298" calcext:value-type="float">
            <text:p>250.38</text:p>
          </table:table-cell>
          <table:table-cell table:formula="of:=([.$J3] - [.F3])" office:value-type="float" office:value="252.712555096743" calcext:value-type="float">
            <text:p>252.71</text:p>
          </table:table-cell>
          <table:table-cell table:formula="of:=([.$J3] - [.G3])" office:value-type="float" office:value="256.983552734211" calcext:value-type="float">
            <text:p>256.98</text:p>
          </table:table-cell>
          <table:table-cell table:formula="of:=([.$J3] - [.H3])" office:value-type="float" office:value="261.313656808249" calcext:value-type="float">
            <text:p>261.31</text:p>
          </table:table-cell>
          <table:table-cell table:formula="of:=([.$J3] - [.I3])" office:value-type="float" office:value="264.488843660208" calcext:value-type="float">
            <text:p>264.49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1" table:formula="of:=[.A4]" office:value-type="float" office:value="287.15" calcext:value-type="float">
            <text:p>287.15</text:p>
          </table:table-cell>
          <table:table-cell table:formula="of:=([.$J4] - [.B4])" office:value-type="float" office:value="106.758608873796" calcext:value-type="float">
            <text:p>106.76</text:p>
          </table:table-cell>
          <table:table-cell table:formula="of:=([.$J4] - [.C4])" office:value-type="float" office:value="243.677817353128" calcext:value-type="float">
            <text:p>243.68</text:p>
          </table:table-cell>
          <table:table-cell table:formula="of:=([.$J4] - [.D4])" office:value-type="float" office:value="257.630325950722" calcext:value-type="float">
            <text:p>257.63</text:p>
          </table:table-cell>
          <table:table-cell table:formula="of:=([.$J4] - [.E4])" office:value-type="float" office:value="270.068388968503" calcext:value-type="float">
            <text:p>270.07</text:p>
          </table:table-cell>
          <table:table-cell table:formula="of:=([.$J4] - [.F4])" office:value-type="float" office:value="272.364717639694" calcext:value-type="float">
            <text:p>272.36</text:p>
          </table:table-cell>
          <table:table-cell table:formula="of:=([.$J4] - [.G4])" office:value-type="float" office:value="276.538148254243" calcext:value-type="float">
            <text:p>276.54</text:p>
          </table:table-cell>
          <table:table-cell table:formula="of:=([.$J4] - [.H4])" office:value-type="float" office:value="280.813409892942" calcext:value-type="float">
            <text:p>280.81</text:p>
          </table:table-cell>
          <table:table-cell table:formula="of:=([.$J4] - [.I4])" office:value-type="float" office:value="283.988886963088" calcext:value-type="float">
            <text:p>283.99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1" table:formula="of:=[.A5]" office:value-type="float" office:value="288.15" calcext:value-type="float">
            <text:p>288.15</text:p>
          </table:table-cell>
          <table:table-cell table:formula="of:=([.$J5] - [.B5])" office:value-type="float" office:value="108.449113023518" calcext:value-type="float">
            <text:p>108.45</text:p>
          </table:table-cell>
          <table:table-cell table:formula="of:=([.$J5] - [.C5])" office:value-type="float" office:value="248.730706863959" calcext:value-type="float">
            <text:p>248.73</text:p>
          </table:table-cell>
          <table:table-cell table:formula="of:=([.$J5] - [.D5])" office:value-type="float" office:value="262.707346409827" calcext:value-type="float">
            <text:p>262.71</text:p>
          </table:table-cell>
          <table:table-cell table:formula="of:=([.$J5] - [.E5])" office:value-type="float" office:value="275.097287626901" calcext:value-type="float">
            <text:p>275.10</text:p>
          </table:table-cell>
          <table:table-cell table:formula="of:=([.$J5] - [.F5])" office:value-type="float" office:value="277.383453378419" calcext:value-type="float">
            <text:p>277.38</text:p>
          </table:table-cell>
          <table:table-cell table:formula="of:=([.$J5] - [.G5])" office:value-type="float" office:value="281.543867522757" calcext:value-type="float">
            <text:p>281.54</text:p>
          </table:table-cell>
          <table:table-cell table:formula="of:=([.$J5] - [.H5])" office:value-type="float" office:value="285.819544381573" calcext:value-type="float">
            <text:p>285.82</text:p>
          </table:table-cell>
          <table:table-cell table:formula="of:=([.$J5] - [.I5])" office:value-type="float" office:value="289.009209431417" calcext:value-type="float">
            <text:p>289.01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1" table:formula="of:=[.A6]" office:value-type="float" office:value="289.15" calcext:value-type="float">
            <text:p>289.15</text:p>
          </table:table-cell>
          <table:table-cell table:formula="of:=([.$J6] - [.B6])" office:value-type="float" office:value="110.162286904805" calcext:value-type="float">
            <text:p>110.16</text:p>
          </table:table-cell>
          <table:table-cell table:formula="of:=([.$J6] - [.C6])" office:value-type="float" office:value="253.842902570982" calcext:value-type="float">
            <text:p>253.84</text:p>
          </table:table-cell>
          <table:table-cell table:formula="of:=([.$J6] - [.D6])" office:value-type="float" office:value="267.832018433037" calcext:value-type="float">
            <text:p>267.83</text:p>
          </table:table-cell>
          <table:table-cell table:formula="of:=([.$J6] - [.E6])" office:value-type="float" office:value="280.173101700556" calcext:value-type="float">
            <text:p>280.17</text:p>
          </table:table-cell>
          <table:table-cell table:formula="of:=([.$J6] - [.F6])" office:value-type="float" office:value="282.442052332575" calcext:value-type="float">
            <text:p>282.44</text:p>
          </table:table-cell>
          <table:table-cell table:formula="of:=([.$J6] - [.G6])" office:value-type="float" office:value="286.602622694764" calcext:value-type="float">
            <text:p>286.60</text:p>
          </table:table-cell>
          <table:table-cell table:formula="of:=([.$J6] - [.H6])" office:value-type="float" office:value="290.885512292364" calcext:value-type="float">
            <text:p>290.89</text:p>
          </table:table-cell>
          <table:table-cell table:formula="of:=([.$J6] - [.I6])" office:value-type="float" office:value="294.095591189348" calcext:value-type="float">
            <text:p>294.10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1" table:formula="of:=[.A7]" office:value-type="float" office:value="290.15" calcext:value-type="float">
            <text:p>290.15</text:p>
          </table:table-cell>
          <table:table-cell table:formula="of:=([.$J7] - [.B7])" office:value-type="float" office:value="111.891816084462" calcext:value-type="float">
            <text:p>111.89</text:p>
          </table:table-cell>
          <table:table-cell table:formula="of:=([.$J7] - [.C7])" office:value-type="float" office:value="259.005941922681" calcext:value-type="float">
            <text:p>259.01</text:p>
          </table:table-cell>
          <table:table-cell table:formula="of:=([.$J7] - [.D7])" office:value-type="float" office:value="272.99751079103" calcext:value-type="float">
            <text:p>273.00</text:p>
          </table:table-cell>
          <table:table-cell table:formula="of:=([.$J7] - [.E7])" office:value-type="float" office:value="285.291624139258" calcext:value-type="float">
            <text:p>285.29</text:p>
          </table:table-cell>
          <table:table-cell table:formula="of:=([.$J7] - [.F7])" office:value-type="float" office:value="287.547691718231" calcext:value-type="float">
            <text:p>287.55</text:p>
          </table:table-cell>
          <table:table-cell table:formula="of:=([.$J7] - [.G7])" office:value-type="float" office:value="291.711655873804" calcext:value-type="float">
            <text:p>291.71</text:p>
          </table:table-cell>
          <table:table-cell table:formula="of:=([.$J7] - [.H7])" office:value-type="float" office:value="296.009165105659" calcext:value-type="float">
            <text:p>296.01</text:p>
          </table:table-cell>
          <table:table-cell table:formula="of:=([.$J7] - [.I7])" office:value-type="float" office:value="299.246856281106" calcext:value-type="float">
            <text:p>299.25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1" table:formula="of:=[.A8]" office:value-type="float" office:value="291.15" calcext:value-type="float">
            <text:p>291.15</text:p>
          </table:table-cell>
          <table:table-cell table:formula="of:=([.$J8] - [.B8])" office:value-type="float" office:value="113.646568572272" calcext:value-type="float">
            <text:p>113.65</text:p>
          </table:table-cell>
          <table:table-cell table:formula="of:=([.$J8] - [.C8])" office:value-type="float" office:value="264.228912039716" calcext:value-type="float">
            <text:p>264.23</text:p>
          </table:table-cell>
          <table:table-cell table:formula="of:=([.$J8] - [.D8])" office:value-type="float" office:value="278.213120337389" calcext:value-type="float">
            <text:p>278.21</text:p>
          </table:table-cell>
          <table:table-cell table:formula="of:=([.$J8] - [.E8])" office:value-type="float" office:value="290.462460333583" calcext:value-type="float">
            <text:p>290.46</text:p>
          </table:table-cell>
          <table:table-cell table:formula="of:=([.$J8] - [.F8])" office:value-type="float" office:value="292.870492299597" calcext:value-type="float">
            <text:p>292.87</text:p>
          </table:table-cell>
          <table:table-cell table:formula="of:=([.$J8] - [.G8])" office:value-type="float" office:value="296.8804762817" calcext:value-type="float">
            <text:p>296.88</text:p>
          </table:table-cell>
          <table:table-cell table:formula="of:=([.$J8] - [.H8])" office:value-type="float" office:value="301.199900024063" calcext:value-type="float">
            <text:p>301.20</text:p>
          </table:table-cell>
          <table:table-cell table:formula="of:=([.$J8] - [.I8])" office:value-type="float" office:value="304.472123515404" calcext:value-type="float">
            <text:p>304.47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1" table:formula="of:=[.A9]" office:value-type="float" office:value="292.15" calcext:value-type="float">
            <text:p>292.15</text:p>
          </table:table-cell>
          <table:table-cell table:formula="of:=([.$J9] - [.B9])" office:value-type="float" office:value="115.420559726173" calcext:value-type="float">
            <text:p>115.42</text:p>
          </table:table-cell>
          <table:table-cell table:formula="of:=([.$J9] - [.C9])" office:value-type="float" office:value="269.501478524653" calcext:value-type="float">
            <text:p>269.50</text:p>
          </table:table-cell>
          <table:table-cell table:formula="of:=([.$J9] - [.D9])" office:value-type="float" office:value="283.471134128909" calcext:value-type="float">
            <text:p>283.47</text:p>
          </table:table-cell>
          <table:table-cell table:formula="of:=([.$J9] - [.E9])" office:value-type="float" office:value="295.680324088183" calcext:value-type="float">
            <text:p>295.68</text:p>
          </table:table-cell>
          <table:table-cell table:formula="of:=([.$J9] - [.F9])" office:value-type="float" office:value="298.07897181307" calcext:value-type="float">
            <text:p>298.08</text:p>
          </table:table-cell>
          <table:table-cell table:formula="of:=([.$J9] - [.G9])" office:value-type="float" office:value="302.104739768324" calcext:value-type="float">
            <text:p>302.10</text:p>
          </table:table-cell>
          <table:table-cell table:formula="of:=([.$J9] - [.H9])" office:value-type="float" office:value="306.454111603339" calcext:value-type="float">
            <text:p>306.45</text:p>
          </table:table-cell>
          <table:table-cell table:formula="of:=([.$J9] - [.I9])" office:value-type="float" office:value="309.767683685044" calcext:value-type="float">
            <text:p>309.77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1" table:formula="of:=[.A10]" office:value-type="float" office:value="293.15" calcext:value-type="float">
            <text:p>293.15</text:p>
          </table:table-cell>
          <table:table-cell table:formula="of:=([.$J10] - [.B10])" office:value-type="float" office:value="117.213241581435" calcext:value-type="float">
            <text:p>117.21</text:p>
          </table:table-cell>
          <table:table-cell table:formula="of:=([.$J10] - [.C10])" office:value-type="float" office:value="274.823900775522" calcext:value-type="float">
            <text:p>274.82</text:p>
          </table:table-cell>
          <table:table-cell table:formula="of:=([.$J10] - [.D10])" office:value-type="float" office:value="288.773442290117" calcext:value-type="float">
            <text:p>288.77</text:p>
          </table:table-cell>
          <table:table-cell table:formula="of:=([.$J10] - [.E10])" office:value-type="float" office:value="300.946715903873" calcext:value-type="float">
            <text:p>300.95</text:p>
          </table:table-cell>
          <table:table-cell table:formula="of:=([.$J10] - [.F10])" office:value-type="float" office:value="303.338811074752" calcext:value-type="float">
            <text:p>303.34</text:p>
          </table:table-cell>
          <table:table-cell table:formula="of:=([.$J10] - [.G10])" office:value-type="float" office:value="307.386586381625" calcext:value-type="float">
            <text:p>307.39</text:p>
          </table:table-cell>
          <table:table-cell table:formula="of:=([.$J10] - [.H10])" office:value-type="float" office:value="311.774146308655" calcext:value-type="float">
            <text:p>311.77</text:p>
          </table:table-cell>
          <table:table-cell table:formula="of:=([.$J10] - [.I10])" office:value-type="float" office:value="315.136801276015" calcext:value-type="float">
            <text:p>315.14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1" table:formula="of:=[.A11]" office:value-type="float" office:value="298.15" calcext:value-type="float">
            <text:p>298.15</text:p>
          </table:table-cell>
          <table:table-cell table:formula="of:=([.$J11] - [.B11])" office:value-type="float" office:value="126.472923006256" calcext:value-type="float">
            <text:p>126.47</text:p>
          </table:table-cell>
          <table:table-cell table:formula="of:=([.$J11] - [.C11])" office:value-type="float" office:value="302.159795415592" calcext:value-type="float">
            <text:p>302.16</text:p>
          </table:table-cell>
          <table:table-cell table:formula="of:=([.$J11] - [.D11])" office:value-type="float" office:value="315.961276853161" calcext:value-type="float">
            <text:p>315.96</text:p>
          </table:table-cell>
          <table:table-cell table:formula="of:=([.$J11] - [.E11])" office:value-type="float" office:value="328.105623886277" calcext:value-type="float">
            <text:p>328.11</text:p>
          </table:table-cell>
          <table:table-cell table:formula="of:=([.$J11] - [.F11])" office:value-type="float" office:value="330.291398682927" calcext:value-type="float">
            <text:p>330.29</text:p>
          </table:table-cell>
          <table:table-cell table:formula="of:=([.$J11] - [.G11])" office:value-type="float" office:value="334.779781400542" calcext:value-type="float">
            <text:p>334.78</text:p>
          </table:table-cell>
          <table:table-cell table:formula="of:=([.$J11] - [.H11])" office:value-type="float" office:value="339.496829594341" calcext:value-type="float">
            <text:p>339.50</text:p>
          </table:table-cell>
          <table:table-cell table:formula="of:=([.$J11] - [.I11])" office:value-type="float" office:value="343.223225431506" calcext:value-type="float">
            <text:p>343.22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56"/>
          <table:table-cell table:style-name="ce161" table:number-columns-repeated="8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4" office:value-type="string" calcext:value-type="string" table:number-columns-spanned="9" table:number-rows-spanned="1">
            <text:p>Radiative Forcing (Absorption * absorption fraction)</text:p>
          </table:table-cell>
          <table:covered-table-cell table:number-columns-repeated="8" table:style-name="Default"/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53" office:value-type="string" calcext:value-type="string">
            <text:p>Temperature (K)</text:p>
          </table:table-cell>
          <table:table-cell table:style-name="ce53" office:value-type="string" calcext:value-type="string">
            <text:p>0% RH</text:p>
          </table:table-cell>
          <table:table-cell table:style-name="ce53" office:value-type="string" calcext:value-type="string">
            <text:p>10% RH</text:p>
          </table:table-cell>
          <table:table-cell table:style-name="ce53" office:value-type="string" calcext:value-type="string">
            <text:p>20% RH</text:p>
          </table:table-cell>
          <table:table-cell table:style-name="ce53" office:value-type="string" calcext:value-type="string">
            <text:p>40% RH</text:p>
          </table:table-cell>
          <table:table-cell table:style-name="ce53" office:value-type="string" calcext:value-type="string">
            <text:p>46% RH</text:p>
          </table:table-cell>
          <table:table-cell table:style-name="ce53" office:value-type="string" calcext:value-type="string">
            <text:p>60% RH</text:p>
          </table:table-cell>
          <table:table-cell table:style-name="ce53" office:value-type="string" calcext:value-type="string">
            <text:p>80% RH</text:p>
          </table:table-cell>
          <table:table-cell table:style-name="ce150" office:value-type="string" calcext:value-type="string">
            <text:p>100% RH</text:p>
          </table:table-cell>
          <table:table-cell table:style-name="ce166"/>
          <table:table-cell table:style-name="ce35"/>
          <table:table-cell table:number-columns-repeated="10"/>
        </table:table-row>
        <table:table-row table:style-name="ro1">
          <table:table-cell table:style-name="ce30" table:formula="of:=[.A3]" office:value-type="float" office:value="283.15" calcext:value-type="float">
            <text:p>283.15</text:p>
          </table:table-cell>
          <table:table-cell table:formula="of:=[.B15] * [$Summary.$A$4] * [$Summary.$B$4]" office:value-type="float" office:value="55.1365228759934" calcext:value-type="float">
            <text:p>55.14</text:p>
          </table:table-cell>
          <table:table-cell table:formula="of:=[.C15] * [$Summary.$A$4] * [$Summary.$B$4]" office:value-type="float" office:value="123.303595714498" calcext:value-type="float">
            <text:p>123.30</text:p>
          </table:table-cell>
          <table:table-cell table:formula="of:=[.D15] * [$Summary.$A$4] * [$Summary.$B$4]" office:value-type="float" office:value="130.85111564626" calcext:value-type="float">
            <text:p>130.85</text:p>
          </table:table-cell>
          <table:table-cell table:formula="of:=[.E15] * [$Summary.$A$4] * [$Summary.$B$4]" office:value-type="float" office:value="137.779983290914" calcext:value-type="float">
            <text:p>137.78</text:p>
          </table:table-cell>
          <table:table-cell table:formula="of:=[.F15] * [$Summary.$A$4] * [$Summary.$B$4]" office:value-type="float" office:value="139.063116516271" calcext:value-type="float">
            <text:p>139.06</text:p>
          </table:table-cell>
          <table:table-cell table:formula="of:=[.G15] * [$Summary.$A$4] * [$Summary.$B$4]" office:value-type="float" office:value="141.413368730184" calcext:value-type="float">
            <text:p>141.41</text:p>
          </table:table-cell>
          <table:table-cell table:formula="of:=[.H15] * [$Summary.$A$4] * [$Summary.$B$4]" office:value-type="float" office:value="143.796146139661" calcext:value-type="float">
            <text:p>143.80</text:p>
          </table:table-cell>
          <table:table-cell table:formula="of:=[.I15] * [$Summary.$A$4] * [$Summary.$B$4]" office:value-type="float" office:value="145.543393635875" calcext:value-type="float">
            <text:p>145.54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0" table:formula="of:=[.A4]" office:value-type="float" office:value="287.15" calcext:value-type="float">
            <text:p>287.15</text:p>
          </table:table-cell>
          <table:table-cell table:formula="of:=[.B16] * [$Summary.$A$4] * [$Summary.$B$4]" office:value-type="float" office:value="58.7473181110776" calcext:value-type="float">
            <text:p>58.75</text:p>
          </table:table-cell>
          <table:table-cell table:formula="of:=[.C16] * [$Summary.$A$4] * [$Summary.$B$4]" office:value-type="float" office:value="134.091464882052" calcext:value-type="float">
            <text:p>134.09</text:p>
          </table:table-cell>
          <table:table-cell table:formula="of:=[.D16] * [$Summary.$A$4] * [$Summary.$B$4]" office:value-type="float" office:value="141.769276251806" calcext:value-type="float">
            <text:p>141.77</text:p>
          </table:table-cell>
          <table:table-cell table:formula="of:=[.E16] * [$Summary.$A$4] * [$Summary.$B$4]" office:value-type="float" office:value="148.613715800986" calcext:value-type="float">
            <text:p>148.61</text:p>
          </table:table-cell>
          <table:table-cell table:formula="of:=[.F16] * [$Summary.$A$4] * [$Summary.$B$4]" office:value-type="float" office:value="149.877343646619" calcext:value-type="float">
            <text:p>149.88</text:p>
          </table:table-cell>
          <table:table-cell table:formula="of:=[.G16] * [$Summary.$A$4] * [$Summary.$B$4]" office:value-type="float" office:value="152.17390650477" calcext:value-type="float">
            <text:p>152.17</text:p>
          </table:table-cell>
          <table:table-cell table:formula="of:=[.H16] * [$Summary.$A$4] * [$Summary.$B$4]" office:value-type="float" office:value="154.526505120903" calcext:value-type="float">
            <text:p>154.53</text:p>
          </table:table-cell>
          <table:table-cell table:formula="of:=[.I16] * [$Summary.$A$4] * [$Summary.$B$4]" office:value-type="float" office:value="156.273912318901" calcext:value-type="float">
            <text:p>156.27</text:p>
          </table:table-cell>
          <table:table-cell table:style-name="Default"/>
          <table:table-cell table:style-name="ce111" table:number-columns-repeated="2"/>
          <table:table-cell table:number-columns-repeated="9"/>
        </table:table-row>
        <table:table-row table:style-name="ro1">
          <table:table-cell table:style-name="ce30" table:formula="of:=[.A5]" office:value-type="float" office:value="288.15" calcext:value-type="float">
            <text:p>288.15</text:p>
          </table:table-cell>
          <table:table-cell table:formula="of:=[.B17] * [$Summary.$A$4] * [$Summary.$B$4]" office:value-type="float" office:value="59.6775717561886" calcext:value-type="float">
            <text:p>59.68</text:p>
          </table:table-cell>
          <table:table-cell table:formula="of:=[.C17] * [$Summary.$A$4] * [$Summary.$B$4]" office:value-type="float" office:value="136.871977953591" calcext:value-type="float">
            <text:p>136.87</text:p>
          </table:table-cell>
          <table:table-cell table:formula="of:=[.D17] * [$Summary.$A$4] * [$Summary.$B$4]" office:value-type="float" office:value="144.563068144693" calcext:value-type="float">
            <text:p>144.56</text:p>
          </table:table-cell>
          <table:table-cell table:formula="of:=[.E17] * [$Summary.$A$4] * [$Summary.$B$4]" office:value-type="float" office:value="151.381027143367" calcext:value-type="float">
            <text:p>151.38</text:p>
          </table:table-cell>
          <table:table-cell table:formula="of:=[.F17] * [$Summary.$A$4] * [$Summary.$B$4]" office:value-type="float" office:value="152.639062519398" calcext:value-type="float">
            <text:p>152.64</text:p>
          </table:table-cell>
          <table:table-cell table:formula="of:=[.G17] * [$Summary.$A$4] * [$Summary.$B$4]" office:value-type="float" office:value="154.928462651055" calcext:value-type="float">
            <text:p>154.93</text:p>
          </table:table-cell>
          <table:table-cell table:formula="of:=[.H17] * [$Summary.$A$4] * [$Summary.$B$4]" office:value-type="float" office:value="157.281289755256" calcext:value-type="float">
            <text:p>157.28</text:p>
          </table:table-cell>
          <table:table-cell table:formula="of:=[.I17] * [$Summary.$A$4] * [$Summary.$B$4]" office:value-type="float" office:value="159.036504340082" calcext:value-type="float">
            <text:p>159.04</text:p>
          </table:table-cell>
          <table:table-cell table:number-columns-repeated="2"/>
          <table:table-cell table:style-name="ce83"/>
          <table:table-cell table:number-columns-repeated="9"/>
        </table:table-row>
        <table:table-row table:style-name="ro1">
          <table:table-cell table:style-name="ce30" table:formula="of:=[.A6]" office:value-type="float" office:value="289.15" calcext:value-type="float">
            <text:p>289.15</text:p>
          </table:table-cell>
          <table:table-cell table:formula="of:=[.B18] * [$Summary.$A$4] * [$Summary.$B$4]" office:value-type="float" office:value="60.6203001417049" calcext:value-type="float">
            <text:p>60.62</text:p>
          </table:table-cell>
          <table:table-cell table:formula="of:=[.C18] * [$Summary.$A$4] * [$Summary.$B$4]" office:value-type="float" office:value="139.685126144774" calcext:value-type="float">
            <text:p>139.69</text:p>
          </table:table-cell>
          <table:table-cell table:formula="of:=[.D18] * [$Summary.$A$4] * [$Summary.$B$4]" office:value-type="float" office:value="147.383081825448" calcext:value-type="float">
            <text:p>147.38</text:p>
          </table:table-cell>
          <table:table-cell table:formula="of:=[.E18] * [$Summary.$A$4] * [$Summary.$B$4]" office:value-type="float" office:value="154.174155184312" calcext:value-type="float">
            <text:p>154.17</text:p>
          </table:table-cell>
          <table:table-cell table:formula="of:=[.F18] * [$Summary.$A$4] * [$Summary.$B$4]" office:value-type="float" office:value="155.422717393615" calcext:value-type="float">
            <text:p>155.42</text:p>
          </table:table-cell>
          <table:table-cell table:formula="of:=[.G18] * [$Summary.$A$4] * [$Summary.$B$4]" office:value-type="float" office:value="157.712203489111" calcext:value-type="float">
            <text:p>157.71</text:p>
          </table:table-cell>
          <table:table-cell table:formula="of:=[.H18] * [$Summary.$A$4] * [$Summary.$B$4]" office:value-type="float" office:value="160.068999632102" calcext:value-type="float">
            <text:p>160.07</text:p>
          </table:table-cell>
          <table:table-cell table:formula="of:=[.I18] * [$Summary.$A$4] * [$Summary.$B$4]" office:value-type="float" office:value="161.835447585219" calcext:value-type="float">
            <text:p>161.84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0" table:formula="of:=[.A7]" office:value-type="float" office:value="290.15" calcext:value-type="float">
            <text:p>290.15</text:p>
          </table:table-cell>
          <table:table-cell table:formula="of:=[.B19] * [$Summary.$A$4] * [$Summary.$B$4]" office:value-type="float" office:value="61.5720285500415" calcext:value-type="float">
            <text:p>61.57</text:p>
          </table:table-cell>
          <table:table-cell table:formula="of:=[.C19] * [$Summary.$A$4] * [$Summary.$B$4]" office:value-type="float" office:value="142.526252667627" calcext:value-type="float">
            <text:p>142.53</text:p>
          </table:table-cell>
          <table:table-cell table:formula="of:=[.D19] * [$Summary.$A$4] * [$Summary.$B$4]" office:value-type="float" office:value="150.225558192989" calcext:value-type="float">
            <text:p>150.23</text:p>
          </table:table-cell>
          <table:table-cell table:formula="of:=[.E19] * [$Summary.$A$4] * [$Summary.$B$4]" office:value-type="float" office:value="156.990784860712" calcext:value-type="float">
            <text:p>156.99</text:p>
          </table:table-cell>
          <table:table-cell table:formula="of:=[.F19] * [$Summary.$A$4] * [$Summary.$B$4]" office:value-type="float" office:value="158.232257760557" calcext:value-type="float">
            <text:p>158.23</text:p>
          </table:table-cell>
          <table:table-cell table:formula="of:=[.G19] * [$Summary.$A$4] * [$Summary.$B$4]" office:value-type="float" office:value="160.523611398743" calcext:value-type="float">
            <text:p>160.52</text:p>
          </table:table-cell>
          <table:table-cell table:formula="of:=[.H19] * [$Summary.$A$4] * [$Summary.$B$4]" office:value-type="float" office:value="162.888452460203" calcext:value-type="float">
            <text:p>162.89</text:p>
          </table:table-cell>
          <table:table-cell table:formula="of:=[.I19] * [$Summary.$A$4] * [$Summary.$B$4]" office:value-type="float" office:value="164.670094947267" calcext:value-type="float">
            <text:p>164.67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0" table:formula="of:=[.A8]" office:value-type="float" office:value="291.15" calcext:value-type="float">
            <text:p>291.15</text:p>
          </table:table-cell>
          <table:table-cell table:formula="of:=[.B20] * [$Summary.$A$4] * [$Summary.$B$4]" office:value-type="float" office:value="62.5376368854727" calcext:value-type="float">
            <text:p>62.54</text:p>
          </table:table-cell>
          <table:table-cell table:formula="of:=[.C20] * [$Summary.$A$4] * [$Summary.$B$4]" office:value-type="float" office:value="145.40035799915" calcext:value-type="float">
            <text:p>145.40</text:p>
          </table:table-cell>
          <table:table-cell table:formula="of:=[.D20] * [$Summary.$A$4] * [$Summary.$B$4]" office:value-type="float" office:value="153.095613136524" calcext:value-type="float">
            <text:p>153.10</text:p>
          </table:table-cell>
          <table:table-cell table:formula="of:=[.E20] * [$Summary.$A$4] * [$Summary.$B$4]" office:value-type="float" office:value="159.836201844062" calcext:value-type="float">
            <text:p>159.84</text:p>
          </table:table-cell>
          <table:table-cell table:formula="of:=[.F20] * [$Summary.$A$4] * [$Summary.$B$4]" office:value-type="float" office:value="161.161297978429" calcext:value-type="float">
            <text:p>161.16</text:p>
          </table:table-cell>
          <table:table-cell table:formula="of:=[.G20] * [$Summary.$A$4] * [$Summary.$B$4]" office:value-type="float" office:value="163.367919131533" calcext:value-type="float">
            <text:p>163.37</text:p>
          </table:table-cell>
          <table:table-cell table:formula="of:=[.H20] * [$Summary.$A$4] * [$Summary.$B$4]" office:value-type="float" office:value="165.744819349005" calcext:value-type="float">
            <text:p>165.74</text:p>
          </table:table-cell>
          <table:table-cell table:formula="of:=[.I20] * [$Summary.$A$4] * [$Summary.$B$4]" office:value-type="float" office:value="167.545464340582" calcext:value-type="float">
            <text:p>167.55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0" table:formula="of:=[.A9]" office:value-type="float" office:value="292.15" calcext:value-type="float">
            <text:p>292.15</text:p>
          </table:table-cell>
          <table:table-cell table:formula="of:=[.B21] * [$Summary.$A$4] * [$Summary.$B$4]" office:value-type="float" office:value="63.513831908468" calcext:value-type="float">
            <text:p>63.51</text:p>
          </table:table-cell>
          <table:table-cell table:formula="of:=[.C21] * [$Summary.$A$4] * [$Summary.$B$4]" office:value-type="float" office:value="148.30175530865" calcext:value-type="float">
            <text:p>148.30</text:p>
          </table:table-cell>
          <table:table-cell table:formula="of:=[.D21] * [$Summary.$A$4] * [$Summary.$B$4]" office:value-type="float" office:value="155.989002363879" calcext:value-type="float">
            <text:p>155.99</text:p>
          </table:table-cell>
          <table:table-cell table:formula="of:=[.E21] * [$Summary.$A$4] * [$Summary.$B$4]" office:value-type="float" office:value="162.707497237337" calcext:value-type="float">
            <text:p>162.71</text:p>
          </table:table-cell>
          <table:table-cell table:formula="of:=[.F21] * [$Summary.$A$4] * [$Summary.$B$4]" office:value-type="float" office:value="164.027429394723" calcext:value-type="float">
            <text:p>164.03</text:p>
          </table:table-cell>
          <table:table-cell table:formula="of:=[.G21] * [$Summary.$A$4] * [$Summary.$B$4]" office:value-type="float" office:value="166.242736180785" calcext:value-type="float">
            <text:p>166.24</text:p>
          </table:table-cell>
          <table:table-cell table:formula="of:=[.H21] * [$Summary.$A$4] * [$Summary.$B$4]" office:value-type="float" office:value="168.636116288211" calcext:value-type="float">
            <text:p>168.64</text:p>
          </table:table-cell>
          <table:table-cell table:formula="of:=[.I21] * [$Summary.$A$4] * [$Summary.$B$4]" office:value-type="float" office:value="170.459514656" calcext:value-type="float">
            <text:p>170.46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0" table:formula="of:=[.A10]" office:value-type="float" office:value="293.15" calcext:value-type="float">
            <text:p>293.15</text:p>
          </table:table-cell>
          <table:table-cell table:formula="of:=[.B22] * [$Summary.$A$4] * [$Summary.$B$4]" office:value-type="float" office:value="64.5003120840153" calcext:value-type="float">
            <text:p>64.50</text:p>
          </table:table-cell>
          <table:table-cell table:formula="of:=[.C22] * [$Summary.$A$4] * [$Summary.$B$4]" office:value-type="float" office:value="151.230587338139" calcext:value-type="float">
            <text:p>151.23</text:p>
          </table:table-cell>
          <table:table-cell table:formula="of:=[.D22] * [$Summary.$A$4] * [$Summary.$B$4]" office:value-type="float" office:value="158.906765976158" calcext:value-type="float">
            <text:p>158.91</text:p>
          </table:table-cell>
          <table:table-cell table:formula="of:=[.E22] * [$Summary.$A$4] * [$Summary.$B$4]" office:value-type="float" office:value="165.605496738807" calcext:value-type="float">
            <text:p>165.61</text:p>
          </table:table-cell>
          <table:table-cell table:formula="of:=[.F22] * [$Summary.$A$4] * [$Summary.$B$4]" office:value-type="float" office:value="166.921823145062" calcext:value-type="float">
            <text:p>166.92</text:p>
          </table:table-cell>
          <table:table-cell table:formula="of:=[.G22] * [$Summary.$A$4] * [$Summary.$B$4]" office:value-type="float" office:value="169.149240175909" calcext:value-type="float">
            <text:p>169.15</text:p>
          </table:table-cell>
          <table:table-cell table:formula="of:=[.H22] * [$Summary.$A$4] * [$Summary.$B$4]" office:value-type="float" office:value="171.563634494866" calcext:value-type="float">
            <text:p>171.56</text:p>
          </table:table-cell>
          <table:table-cell table:formula="of:=[.I22] * [$Summary.$A$4] * [$Summary.$B$4]" office:value-type="float" office:value="173.414042280703" calcext:value-type="float">
            <text:p>173.4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0" table:formula="of:=[.A11]" office:value-type="float" office:value="298.15" calcext:value-type="float">
            <text:p>298.15</text:p>
          </table:table-cell>
          <table:table-cell table:formula="of:=[.B23] * [$Summary.$A$4] * [$Summary.$B$4]" office:value-type="float" office:value="69.5957461291916" calcext:value-type="float">
            <text:p>69.60</text:p>
          </table:table-cell>
          <table:table-cell table:formula="of:=[.C23] * [$Summary.$A$4] * [$Summary.$B$4]" office:value-type="float" office:value="166.27303230077" calcext:value-type="float">
            <text:p>166.27</text:p>
          </table:table-cell>
          <table:table-cell table:formula="of:=[.D23] * [$Summary.$A$4] * [$Summary.$B$4]" office:value-type="float" office:value="173.867736174961" calcext:value-type="float">
            <text:p>173.87</text:p>
          </table:table-cell>
          <table:table-cell table:formula="of:=[.E23] * [$Summary.$A$4] * [$Summary.$B$4]" office:value-type="float" office:value="180.550549167112" calcext:value-type="float">
            <text:p>180.55</text:p>
          </table:table-cell>
          <table:table-cell table:formula="of:=[.F23] * [$Summary.$A$4] * [$Summary.$B$4]" office:value-type="float" office:value="181.753341229059" calcext:value-type="float">
            <text:p>181.75</text:p>
          </table:table-cell>
          <table:table-cell table:formula="of:=[.G23] * [$Summary.$A$4] * [$Summary.$B$4]" office:value-type="float" office:value="184.22321649343" calcext:value-type="float">
            <text:p>184.22</text:p>
          </table:table-cell>
          <table:table-cell table:formula="of:=[.H23] * [$Summary.$A$4] * [$Summary.$B$4]" office:value-type="float" office:value="186.818922204751" calcext:value-type="float">
            <text:p>186.82</text:p>
          </table:table-cell>
          <table:table-cell table:formula="of:=[.I23] * [$Summary.$A$4] * [$Summary.$B$4]" office:value-type="float" office:value="188.869489966574" calcext:value-type="float">
            <text:p>188.87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0"/>
          <table:table-cell table:number-columns-repeated="7"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4" office:value-type="string" calcext:value-type="string" table:number-columns-spanned="5" table:number-rows-spanned="1">
            <text:p>Results of iterations to find <text:s/>Δ RF and Δ T for CO2 &amp; H2O</text:p>
          </table:table-cell>
          <table:covered-table-cell table:number-columns-repeated="4"/>
          <table:table-cell table:number-columns-repeated="3"/>
          <table:table-cell table:style-name="Default" table:number-columns-repeated="3"/>
          <table:table-cell table:number-columns-repeated="10"/>
        </table:table-row>
        <table:table-row table:style-name="ro3">
          <table:table-cell table:style-name="ce53" office:value-type="string" calcext:value-type="string">
            <text:p>RH</text:p>
          </table:table-cell>
          <table:table-cell table:style-name="ce53" office:value-type="string" calcext:value-type="string">
            <text:p>Calibration ΔT/Δ RF</text:p>
          </table:table-cell>
          <table:table-cell table:style-name="ce35" office:value-type="string" calcext:value-type="string">
            <text:p>Δ RF </text:p>
          </table:table-cell>
          <table:table-cell table:style-name="ce35" office:value-type="string" calcext:value-type="string">
            <text:p>Δ T</text:p>
          </table:table-cell>
          <table:table-cell table:style-name="ce35" office:value-type="string" calcext:value-type="string">
            <text:p>Δ T / Δ RF </text:p>
          </table:table-cell>
          <table:table-cell table:number-columns-repeated="3"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58" office:value-type="percentage" office:value="0" calcext:value-type="percentage">
            <text:p>0%</text:p>
          </table:table-cell>
          <table:table-cell table:style-name="ce145" table:formula="of:=[$Summary.E81]" office:value-type="float" office:value="0.602188988012656" calcext:value-type="float">
            <text:p>0.6022</text:p>
          </table:table-cell>
          <table:table-cell table:style-name="ce147" table:formula="of:=[.B102]-[.B54]" office:value-type="float" office:value="7.49697872134596" calcext:value-type="float">
            <text:p>7.50</text:p>
          </table:table-cell>
          <table:table-cell table:style-name="ce147" table:formula="of:=[.A102]-[.A54]" office:value-type="float" office:value="7.74158607100367" calcext:value-type="float">
            <text:p>7.74</text:p>
          </table:table-cell>
          <table:table-cell table:style-name="ce65" table:formula="of:=[.D39]/[.C39]" office:value-type="float" office:value="1.03262745683955" calcext:value-type="float">
            <text:p>1.0326</text:p>
          </table:table-cell>
          <table:table-cell table:number-columns-repeated="3"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58" office:value-type="percentage" office:value="0.2" calcext:value-type="percentage">
            <text:p>20%</text:p>
          </table:table-cell>
          <table:table-cell table:style-name="ce145" table:formula="of:=[$Summary.E69]" office:value-type="float" office:value="0.232932982761785" calcext:value-type="float">
            <text:p>0.2329</text:p>
          </table:table-cell>
          <table:table-cell table:style-name="ce122" table:formula="of:=[.D102]-[.D54]" office:value-type="float" office:value="7.12139371577212" calcext:value-type="float">
            <text:p>7.12</text:p>
          </table:table-cell>
          <table:table-cell table:style-name="ce122" table:formula="of:=[.C102]-[.C54]" office:value-type="float" office:value="2.5315478587695" calcext:value-type="float">
            <text:p>2.53</text:p>
          </table:table-cell>
          <table:table-cell table:style-name="ce65" table:formula="of:=[.D40]/[.C40]" office:value-type="float" office:value="0.355484889588782" calcext:value-type="float">
            <text:p>0.3555</text:p>
          </table:table-cell>
          <table:table-cell table:number-columns-repeated="3"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18" office:value-type="percentage" office:value="0.4" calcext:value-type="percentage">
            <text:p>40%</text:p>
          </table:table-cell>
          <table:table-cell table:style-name="ce128" table:formula="of:=[$Summary.E58]" office:value-type="float" office:value="0.221205979173845" calcext:value-type="float">
            <text:p>0.2212</text:p>
          </table:table-cell>
          <table:table-cell table:style-name="ce122" table:formula="of:=[.F102]-[.F54]" office:value-type="float" office:value="5.22086211990509" calcext:value-type="float">
            <text:p>5.22</text:p>
          </table:table-cell>
          <table:table-cell table:style-name="ce122" table:formula="of:=[.E102]-[.E54]" office:value-type="float" office:value="1.87912843971151" calcext:value-type="float">
            <text:p>1.88</text:p>
          </table:table-cell>
          <table:table-cell table:style-name="ce65" table:formula="of:=[.D41]/[.C41]" office:value-type="float" office:value="0.359926846669084" calcext:value-type="float">
            <text:p>0.3599</text:p>
          </table:table-cell>
          <table:table-cell table:number-columns-repeated="3"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18" office:value-type="percentage" office:value="0.46" calcext:value-type="percentage">
            <text:p>46%</text:p>
          </table:table-cell>
          <table:table-cell table:style-name="ce128" table:formula="of:=[$Summary.E47]" office:value-type="float" office:value="0.219152505285847" calcext:value-type="float">
            <text:p>0.2192</text:p>
          </table:table-cell>
          <table:table-cell table:style-name="ce122" table:formula="of:=[.H102]-[.H54]" office:value-type="float" office:value="4.93679815036975" calcext:value-type="float">
            <text:p>4.94</text:p>
          </table:table-cell>
          <table:table-cell table:style-name="ce122" table:formula="of:=[.G102]-[.G54]" office:value-type="float" office:value="1.77790702843265" calcext:value-type="float">
            <text:p>1.78</text:p>
          </table:table-cell>
          <table:table-cell table:style-name="ce65" table:formula="of:=[.D42]/[.C42]" office:value-type="float" office:value="0.360133627966841" calcext:value-type="float">
            <text:p>0.3601</text:p>
          </table:table-cell>
          <table:table-cell table:number-columns-repeated="3"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19" office:value-type="percentage" office:value="0.6" calcext:value-type="percentage">
            <text:p>60%</text:p>
          </table:table-cell>
          <table:table-cell table:style-name="ce121" table:formula="of:=[$Summary.E36]" office:value-type="float" office:value="0.215504869749754" calcext:value-type="float">
            <text:p>0.2155</text:p>
          </table:table-cell>
          <table:table-cell table:style-name="ce122" table:formula="of:=[.J102]-[.J54]" office:value-type="float" office:value="4.40038057757391" calcext:value-type="float">
            <text:p>4.40</text:p>
          </table:table-cell>
          <table:table-cell table:style-name="ce122" table:formula="of:=[.I102]-[.I54]" office:value-type="float" office:value="1.59252134382695" calcext:value-type="float">
            <text:p>1.59</text:p>
          </table:table-cell>
          <table:table-cell table:style-name="ce65" table:formula="of:=[.D43]/[.C43]" office:value-type="float" office:value="0.361905366081985" calcext:value-type="float">
            <text:p>0.3619</text:p>
          </table:table-cell>
          <table:table-cell table:number-columns-repeated="3"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18" office:value-type="percentage" office:value="0.8" calcext:value-type="percentage">
            <text:p>80%</text:p>
          </table:table-cell>
          <table:table-cell table:style-name="ce65" table:formula="of:=[$Summary.E25]" office:value-type="float" office:value="0.211883810536102" calcext:value-type="float">
            <text:p>0.2119</text:p>
          </table:table-cell>
          <table:table-cell table:formula="of:=[.L102]-[.L54]" office:value-type="float" office:value="3.93947264446126" calcext:value-type="float">
            <text:p>3.94</text:p>
          </table:table-cell>
          <table:table-cell table:formula="of:=[.K102]-[.K54]" office:value-type="float" office:value="1.42637520924853" calcext:value-type="float">
            <text:p>1.43</text:p>
          </table:table-cell>
          <table:table-cell table:style-name="ce65" table:formula="of:=[.D44]/[.C44]" office:value-type="float" office:value="0.362072626967967" calcext:value-type="float">
            <text:p>0.3621</text:p>
          </table:table-cell>
          <table:table-cell table:number-columns-repeated="3"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18" office:value-type="percentage" office:value="1" calcext:value-type="percentage">
            <text:p>100%</text:p>
          </table:table-cell>
          <table:table-cell table:style-name="ce65" table:formula="of:=[$Summary.E14]" office:value-type="float" office:value="0.209260970903904" calcext:value-type="float">
            <text:p>0.2093</text:p>
          </table:table-cell>
          <table:table-cell table:formula="of:=[.N102]-[.N54]" office:value-type="float" office:value="3.74531381044252" calcext:value-type="float">
            <text:p>3.75</text:p>
          </table:table-cell>
          <table:table-cell table:formula="of:=[.M102]-[.M54]" office:value-type="float" office:value="1.35252103378326" calcext:value-type="float">
            <text:p>1.35</text:p>
          </table:table-cell>
          <table:table-cell table:style-name="ce65" table:formula="of:=[.D45]/[.C45]" office:value-type="float" office:value="0.36112355392283" calcext:value-type="float">
            <text:p>0.3611</text:p>
          </table:table-cell>
          <table:table-cell table:number-columns-repeated="3"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30"/>
          <table:table-cell table:number-columns-repeated="7"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4" office:value-type="string" calcext:value-type="string" table:number-columns-spanned="8" table:number-rows-spanned="1">
            <text:p>Iteration of RF due to temperature increase</text:p>
          </table:table-cell>
          <table:covered-table-cell table:number-columns-repeated="7" table:style-name="Default"/>
          <table:table-cell table:style-name="Default"/>
          <table:table-cell table:style-name="ce4"/>
          <table:table-cell table:style-name="Default"/>
          <table:table-cell table:number-columns-repeated="10"/>
        </table:table-row>
        <table:table-row table:style-name="ro3">
          <table:table-cell table:style-name="ce124" office:value-type="string" calcext:value-type="string" table:number-columns-spanned="2" table:number-rows-spanned="1">
            <text:p>Cubic polynomial coefficients – 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2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4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46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60%RH</text:p>
          </table:table-cell>
          <table:covered-table-cell table:style-name="ce123"/>
          <table:table-cell table:style-name="ce124" office:value-type="string" calcext:value-type="string" table:number-columns-spanned="2" table:number-rows-spanned="1">
            <text:p>Cubic polynomial coefficients – 80%RH</text:p>
          </table:table-cell>
          <table:covered-table-cell table:style-name="ce85"/>
          <table:table-cell table:style-name="ce124" office:value-type="string" calcext:value-type="string" table:number-columns-spanned="2" table:number-rows-spanned="1">
            <text:p>Cubic polynomial coefficients – 100%RH</text:p>
          </table:table-cell>
          <table:covered-table-cell table:style-name="ce85"/>
          <table:table-cell table:number-columns-repeated="6"/>
          <table:table-cell table:style-name="ce4"/>
        </table:table-row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table:style-name="Default" table:formula="of:=INDEX(LINEST([.B27:.B35];[.A27:.A35]^{1;2;3};1;1);1)" office:value-type="float" office:value="-0.0000102551081281852" calcext:value-type="float">
            <text:p>-1.02551081281852E-05</text:p>
          </table:table-cell>
          <table:table-cell table:style-name="Default" table:formula="of:=INDEX(LINEST([.B27:.B35];[.A27:.A35]^{1;2;3};1;1);1;2)" office:value-type="float" office:value="0.0144895956959969" calcext:value-type="float">
            <text:p>0.014489595695997</text:p>
          </table:table-cell>
          <table:table-cell table:style-name="ce85" table:formula="of:=INDEX(LINEST([.D27:.D35];[.A27:.A35]^{1;2;3};1;1);1)" office:value-type="float" office:value="-0.0000208816425092954" calcext:value-type="float">
            <text:p>-2.08816425092954E-05</text:p>
          </table:table-cell>
          <table:table-cell table:style-name="ce85" table:formula="of:=INDEX(LINEST([.D27:.D35];[.A27:.A35]^{1;2;3};1;1);1;2)" office:value-type="float" office:value="0.0306868368755968" calcext:value-type="float">
            <text:p>0.030686836875597</text:p>
          </table:table-cell>
          <table:table-cell table:style-name="ce85" table:formula="of:=INDEX(LINEST([.E27:.E35];[.A27:.A35]^{1;2;3};1;1);1)" office:value-type="float" office:value="0.00012683717457924" calcext:value-type="float">
            <text:p>0.000126837174579</text:p>
          </table:table-cell>
          <table:table-cell table:style-name="ce85" table:formula="of:=INDEX(LINEST([.E27:.E35];[.A27:.A35]^{1;2;3};1;1);1;2)" office:value-type="float" office:value="-0.097170255920236" calcext:value-type="float">
            <text:p>-0.097170255920236</text:p>
          </table:table-cell>
          <table:table-cell table:style-name="ce85" table:formula="of:=INDEX(LINEST([.F27:.F35];[.A27:.A35]^{1;2;3};1;1);1)" office:value-type="float" office:value="-0.000244477521025611" calcext:value-type="float">
            <text:p>-0.000244477521026</text:p>
          </table:table-cell>
          <table:table-cell table:style-name="ce85" table:formula="of:=INDEX(LINEST([.F27:.F35];[.A27:.A35]^{1;2;3};1;1);1;2)" office:value-type="float" office:value="0.225803952624822" calcext:value-type="float">
            <text:p>0.225803952624822</text:p>
          </table:table-cell>
          <table:table-cell table:style-name="ce85" table:formula="of:=INDEX(LINEST([.G27:.G35];[.A27:.A35]^{1;2;3};1;1);1)" office:value-type="float" office:value="0.000195192737781754" calcext:value-type="float">
            <text:p>0.000195192737782</text:p>
          </table:table-cell>
          <table:table-cell table:style-name="ce85" table:formula="of:=INDEX(LINEST([.G27:.G35];[.A27:.A35]^{1;2;3};1;1);1;2)" office:value-type="float" office:value="-0.154619164781376" calcext:value-type="float">
            <text:p>-0.154619164781376</text:p>
          </table:table-cell>
          <table:table-cell table:style-name="ce85" table:formula="of:=INDEX(LINEST([.H27:.H35];[.A27:.A35]^{1;2;3};1;1);1)" office:value-type="float" office:value="0.000233193486362728" calcext:value-type="float">
            <text:p>0.000233193486363</text:p>
          </table:table-cell>
          <table:table-cell table:style-name="ce85" table:formula="of:=INDEX(LINEST([.H27:.H35];[.A27:.A35]^{1;2;3};1;1);1;2)" office:value-type="float" office:value="-0.185640499851265" calcext:value-type="float">
            <text:p>-0.185640499851265</text:p>
          </table:table-cell>
          <table:table-cell table:style-name="ce85" table:formula="of:=INDEX(LINEST([.I27:.I35];[.A27:.A35]^{1;2;3};1;1);1)" office:value-type="float" office:value="0.000257229850184248" calcext:value-type="float">
            <text:p>0.000257229850184</text:p>
          </table:table-cell>
          <table:table-cell table:style-name="ce85" table:formula="of:=INDEX(LINEST([.I27:.I35];[.A27:.A35]^{1;2;3};1;1);1;2)" office:value-type="float" office:value="-0.204674952242185" calcext:value-type="float">
            <text:p>-0.204674952242185</text:p>
          </table:table-cell>
          <table:table-cell table:number-columns-repeated="7"/>
        </table:table-row>
        <table:table-row table:style-name="ro1"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style-name="Default" table:formula="of:=INDEX(LINEST([.B27:.B35];[.A27:.A35]^{1;2;3};1;1);1;3)" office:value-type="float" office:value="-4.85930438977578" calcext:value-type="float">
            <text:p>-4.85930438977578</text:p>
          </table:table-cell>
          <table:table-cell table:style-name="Default" table:formula="of:=INDEX(LINEST([.B27:.B35];[.A27:.A35]^{1;2;3};1;1);1;4)" office:value-type="float" office:value="502.164681349821" calcext:value-type="float">
            <text:p>502.164681349821</text:p>
          </table:table-cell>
          <table:table-cell table:style-name="ce85" table:formula="of:=INDEX(LINEST([.D27:.D35];[.A27:.A35]^{1;2;3};1;1);1;3)" office:value-type="float" office:value="-9.67722467603113" calcext:value-type="float">
            <text:p>-9.67722467603113</text:p>
          </table:table-cell>
          <table:table-cell table:style-name="ce85" table:formula="of:=INDEX(LINEST([.D27:.D35];[.A27:.A35]^{1;2;3};1;1);1;4)" office:value-type="float" office:value="884.712402765792" calcext:value-type="float">
            <text:p>884.712402765792</text:p>
          </table:table-cell>
          <table:table-cell table:style-name="ce85" table:formula="of:=INDEX(LINEST([.E27:.E35];[.A27:.A35]^{1;2;3};1;1);1;3)" office:value-type="float" office:value="27.1846748462076" calcext:value-type="float">
            <text:p>27.1846748462076</text:p>
          </table:table-cell>
          <table:table-cell table:style-name="ce85" table:formula="of:=INDEX(LINEST([.E27:.E35];[.A27:.A35]^{1;2;3};1;1);1;4)" office:value-type="float" office:value="-2648.40215983479" calcext:value-type="float">
            <text:p>-2648.40215983479</text:p>
          </table:table-cell>
          <table:table-cell table:style-name="ce85" table:formula="of:=INDEX(LINEST([.F27:.F35];[.A27:.A35]^{1;2;3};1;1);1;3)" office:value-type="float" office:value="-66.4417224730479" calcext:value-type="float">
            <text:p>-66.4417224730479</text:p>
          </table:table-cell>
          <table:table-cell table:style-name="ce85" table:formula="of:=INDEX(LINEST([.F27:.F35];[.A27:.A35]^{1;2;3};1;1);1;4)" office:value-type="float" office:value="6398.39597955867" calcext:value-type="float">
            <text:p>6398.39597955867</text:p>
          </table:table-cell>
          <table:table-cell table:style-name="ce85" table:formula="of:=INDEX(LINEST([.G27:.G35];[.A27:.A35]^{1;2;3};1;1);1;3)" office:value-type="float" office:value="43.2549916464093" calcext:value-type="float">
            <text:p>43.2549916464093</text:p>
          </table:table-cell>
          <table:table-cell table:style-name="ce85" table:formula="of:=INDEX(LINEST([.G27:.G35];[.A27:.A35]^{1;2;3};1;1);1;4)" office:value-type="float" office:value="-4140.93099155217" calcext:value-type="float">
            <text:p>-4140.93099155217</text:p>
          </table:table-cell>
          <table:table-cell table:style-name="ce85" table:formula="of:=INDEX(LINEST([.H27:.H35];[.A27:.A35]^{1;2;3};1;1);1;3)" office:value-type="float" office:value="51.66913476688" calcext:value-type="float">
            <text:p>51.66913476688</text:p>
          </table:table-cell>
          <table:table-cell table:style-name="ce85" table:formula="of:=INDEX(LINEST([.H27:.H35];[.A27:.A35]^{1;2;3};1;1);1;4)" office:value-type="float" office:value="-4896.57504926505" calcext:value-type="float">
            <text:p>-4896.57504926505</text:p>
          </table:table-cell>
          <table:table-cell table:style-name="ce85" table:formula="of:=INDEX(LINEST([.I27:.I35];[.A27:.A35]^{1;2;3};1;1);1;3)" office:value-type="float" office:value="56.6611400458051" calcext:value-type="float">
            <text:p>56.6611400458051</text:p>
          </table:table-cell>
          <table:table-cell table:style-name="ce85" table:formula="of:=INDEX(LINEST([.I27:.I35];[.A27:.A35]^{1;2;3};1;1);1;4)" office:value-type="float" office:value="-5327.90276368832" calcext:value-type="float">
            <text:p>-5327.90276368832</text:p>
          </table:table-cell>
          <table:table-cell table:number-columns-repeated="7"/>
        </table:table-row>
        <table:table-row table:style-name="ro1"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RF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RF</text:p>
          </table:table-cell>
          <table:table-cell table:style-name="ce83" table:number-columns-repeated="3"/>
          <table:table-cell table:number-columns-repeated="4"/>
        </table:table-row>
        <table:table-row table:style-name="ro1">
          <table:table-cell table:style-name="ce111" office:value-type="float" office:value="287.15" calcext:value-type="float">
            <text:p>287.15</text:p>
          </table:table-cell>
          <table:table-cell table:formula="of:=[.B28]" office:value-type="float" office:value="58.7473181110776" calcext:value-type="float">
            <text:p>58.75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D28]" office:value-type="float" office:value="141.769276251806" calcext:value-type="float">
            <text:p>141.77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E28]" office:value-type="float" office:value="148.613715800986" calcext:value-type="float">
            <text:p>148.61</text:p>
          </table:table-cell>
          <table:table-cell office:value-type="float" office:value="287.15" calcext:value-type="float">
            <text:p>287.15</text:p>
          </table:table-cell>
          <table:table-cell table:formula="of:=[.F28]" office:value-type="float" office:value="149.877343646619" calcext:value-type="float">
            <text:p>149.88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G28]" office:value-type="float" office:value="152.17390650477" calcext:value-type="float">
            <text:p>152.17</text:p>
          </table:table-cell>
          <table:table-cell table:style-name="ce111" office:value-type="float" office:value="287.15" calcext:value-type="float">
            <text:p>287.15</text:p>
          </table:table-cell>
          <table:table-cell table:style-name="ce83" table:formula="of:=[.H28]" office:value-type="float" office:value="154.526505120903" calcext:value-type="float">
            <text:p>154.53</text:p>
          </table:table-cell>
          <table:table-cell table:style-name="ce111" office:value-type="float" office:value="287.15" calcext:value-type="float">
            <text:p>287.15</text:p>
          </table:table-cell>
          <table:table-cell table:style-name="ce83" table:formula="of:=[.I28]" office:value-type="float" office:value="156.273912318901" calcext:value-type="float">
            <text:p>156.27</text:p>
          </table:table-cell>
          <table:table-cell table:number-columns-repeated="7"/>
        </table:table-row>
        <table:table-row table:style-name="ro1">
          <table:table-cell table:formula="of:=[.A54] + (([.B28]-[$CO2_275ppm.B28]) * [.$B$39])" office:value-type="float" office:value="290.376988041767" calcext:value-type="float">
            <text:p>290.38</text:p>
          </table:table-cell>
          <table:table-cell table:formula="of:=(([.$A$50] * POWER([.A55];3)) + ([.$B$50] * POWER([.A55];2)) + ([.$A$52] * [.A55]) + [.$B$52])" office:value-type="float" office:value="61.7912545820029" calcext:value-type="float">
            <text:p>61.79</text:p>
          </table:table-cell>
          <table:table-cell table:formula="of:=[.C54] + (([.D28]-[$CO2_275ppm.D28]) * [.$B$40])" office:value-type="float" office:value="288.022740381313" calcext:value-type="float">
            <text:p>288.02</text:p>
          </table:table-cell>
          <table:table-cell table:formula="of:=(([.$C$50] * POWER([.C55];3)) + ([.$D$50] * POWER([.C55];2)) + ([.$C$52] * [.C55]) + [.$D$52])" office:value-type="float" office:value="144.206424024493" calcext:value-type="float">
            <text:p>144.21</text:p>
          </table:table-cell>
          <table:table-cell table:formula="of:=[.E54] + (([.E28]-[$CO2_275ppm.E28]) * [.$B$41])" office:value-type="float" office:value="287.874242522421" calcext:value-type="float">
            <text:p>287.87</text:p>
          </table:table-cell>
          <table:table-cell table:formula="of:=(([.$E$50] * POWER([.E55];3)) + ([.$F$50] * POWER([.E55];2)) + ([.$E$52] * [.E55]) + [.$F$52])" office:value-type="float" office:value="150.615804158363" calcext:value-type="float">
            <text:p>150.62</text:p>
          </table:table-cell>
          <table:table-cell table:formula="of:=[.E54] + (([.F28]-[$CO2_275ppm.F28]) * [.$B$42])" office:value-type="float" office:value="287.845995345744" calcext:value-type="float">
            <text:p>287.85</text:p>
          </table:table-cell>
          <table:table-cell table:formula="of:=(([.$G$50] * POWER([.G55];3)) + ([.$H$50] * POWER([.G55];2)) + ([.$G$52] * [.G55]) + [.$H$52])" office:value-type="float" office:value="151.786279652599" calcext:value-type="float">
            <text:p>151.79</text:p>
          </table:table-cell>
          <table:table-cell table:formula="of:=[.I54] + (([.G28]-[$CO2_275ppm.G28]) * [.$B$43])" office:value-type="float" office:value="287.794217900622" calcext:value-type="float">
            <text:p>287.79</text:p>
          </table:table-cell>
          <table:table-cell table:formula="of:=(([.$I$50] * POWER([.I55];3)) + ([.$J$50] * POWER([.I55];2)) + ([.$I$52] * [.I55]) + [.$J$52])" office:value-type="float" office:value="153.945431426133" calcext:value-type="float">
            <text:p>153.95</text:p>
          </table:table-cell>
          <table:table-cell table:formula="of:=[.K54] + (([.H28]-[$CO2_275ppm.H28]) * [.$B$44])" office:value-type="float" office:value="287.741664733843" calcext:value-type="float">
            <text:p>287.74</text:p>
          </table:table-cell>
          <table:table-cell table:style-name="ce83" table:formula="of:=(([.$K$50] * POWER([.K55];3)) + ([.$L$50] * POWER([.K55];2)) + ([.$K$52] * [.K55]) + [.$L$52])" office:value-type="float" office:value="156.152741210025" calcext:value-type="float">
            <text:p>156.15</text:p>
          </table:table-cell>
          <table:table-cell table:style-name="ce83" table:formula="of:=[.M54] + (([.I28]-[$CO2_275ppm.I28]) * [.$B$44])" office:value-type="float" office:value="287.70894967198" calcext:value-type="float">
            <text:p>287.71</text:p>
          </table:table-cell>
          <table:table-cell table:style-name="ce83" table:formula="of:=(([.$M$50] * POWER([.M55];3)) + ([.$N$50] * POWER([.M55];2)) + ([.$M$52] * [.M55]) + [.$N$52])" office:value-type="float" office:value="157.813771765306" calcext:value-type="float">
            <text:p>157.81</text:p>
          </table:table-cell>
          <table:table-cell table:number-columns-repeated="7"/>
        </table:table-row>
        <table:table-row table:style-name="ro1">
          <table:table-cell table:formula="of:=[.A55] + (([.B55]-[.B54]) *[.$B$39])" office:value-type="float" office:value="292.210013064769" calcext:value-type="float">
            <text:p>292.21</text:p>
          </table:table-cell>
          <table:table-cell table:formula="of:=(([.$A$50] * POWER([.A56];3)) + ([.$B$50] * POWER([.A56];2)) + ([.$A$52] * [.A56]) + [.$B$52])" office:value-type="float" office:value="63.572296417662" calcext:value-type="float">
            <text:p>63.57</text:p>
          </table:table-cell>
          <table:table-cell table:formula="of:=[.C55] + (([.D55]-[.D54]) *[.$B$40])" office:value-type="float" office:value="288.590432481436" calcext:value-type="float">
            <text:p>288.59</text:p>
          </table:table-cell>
          <table:table-cell table:formula="of:=(([.$C$50] * POWER([.C56];3)) + ([.$D$50] * POWER([.C56];2)) + ([.$C$52] * [.C56]) + [.$D$52])" office:value-type="float" office:value="145.801706128857" calcext:value-type="float">
            <text:p>145.80</text:p>
          </table:table-cell>
          <table:table-cell table:formula="of:=[.E55] + (([.F55]-[.F54]) *[.$B$41])" office:value-type="float" office:value="288.317116437907" calcext:value-type="float">
            <text:p>288.32</text:p>
          </table:table-cell>
          <table:table-cell table:formula="of:=(([.$E$50] * POWER([.E56];3)) + ([.$F$50] * POWER([.E56];2)) + ([.$E$52] * [.E56]) + [.$F$52])" office:value-type="float" office:value="151.846170376276" calcext:value-type="float">
            <text:p>151.85</text:p>
          </table:table-cell>
          <table:table-cell table:formula="of:=[.G55] + (([.H55]-[.H54]) *[.$B$42])" office:value-type="float" office:value="288.264343453885" calcext:value-type="float">
            <text:p>288.26</text:p>
          </table:table-cell>
          <table:table-cell table:formula="of:=(([.$G$50] * POWER([.G56];3)) + ([.$H$50] * POWER([.G56];2)) + ([.$G$52] * [.G56]) + [.$H$52])" office:value-type="float" office:value="152.953102321002" calcext:value-type="float">
            <text:p>152.95</text:p>
          </table:table-cell>
          <table:table-cell table:formula="of:=[.I55] + (([.J55]-[.J54]) *[.$B$43])" office:value-type="float" office:value="288.175990148058" calcext:value-type="float">
            <text:p>288.18</text:p>
          </table:table-cell>
          <table:table-cell table:formula="of:=(([.$I$50] * POWER([.I56];3)) + ([.$J$50] * POWER([.I56];2)) + ([.$I$52] * [.I56]) + [.$J$52])" office:value-type="float" office:value="155.000703900595" calcext:value-type="float">
            <text:p>155.00</text:p>
          </table:table-cell>
          <table:table-cell table:formula="of:=[.K55] + (([.L55]-[.L54]) * [.$B$44])" office:value-type="float" office:value="288.086237833238" calcext:value-type="float">
            <text:p>288.09</text:p>
          </table:table-cell>
          <table:table-cell table:style-name="ce83" table:formula="of:=(([.$K$50] * POWER([.K56];3)) + ([.$L$50] * POWER([.K56];2)) + ([.$K$52] * [.K56]) + [.$L$52])" office:value-type="float" office:value="157.104967163975" calcext:value-type="float">
            <text:p>157.10</text:p>
          </table:table-cell>
          <table:table-cell table:style-name="ce83" table:formula="of:=[.M55] + (([.N55]-[.N54]) *[.$B$44])" office:value-type="float" office:value="288.035220959174" calcext:value-type="float">
            <text:p>288.04</text:p>
          </table:table-cell>
          <table:table-cell table:style-name="ce83" table:formula="of:=(([.$M$50] * POWER([.M56];3)) + ([.$N$50] * POWER([.M56];2)) + ([.$M$52] * [.M56]) + [.$N$52])" office:value-type="float" office:value="158.717840061501" calcext:value-type="float">
            <text:p>158.72</text:p>
          </table:table-cell>
          <table:table-cell table:number-columns-repeated="7"/>
        </table:table-row>
        <table:table-row table:style-name="ro1">
          <table:table-cell table:formula="of:=[.A56] + (([.B56]-[.B55]) *[.$B$39])" office:value-type="float" office:value="293.282536845392" calcext:value-type="float">
            <text:p>293.28</text:p>
          </table:table-cell>
          <table:table-cell table:formula="of:=(([.$A$50] * POWER([.A57];3)) + ([.$B$50] * POWER([.A57];2)) + ([.$A$52] * [.A57]) + [.$B$52])" office:value-type="float" office:value="64.6315669742862" calcext:value-type="float">
            <text:p>64.63</text:p>
          </table:table-cell>
          <table:table-cell table:formula="of:=[.C56] + (([.D56]-[.D55]) *[.$B$40])" office:value-type="float" office:value="288.962026300352" calcext:value-type="float">
            <text:p>288.96</text:p>
          </table:table-cell>
          <table:table-cell table:formula="of:=(([.$C$50] * POWER([.C57];3)) + ([.$D$50] * POWER([.C57];2)) + ([.$C$52] * [.C57]) + [.$D$52])" office:value-type="float" office:value="146.850330888253" calcext:value-type="float">
            <text:p>146.85</text:p>
          </table:table-cell>
          <table:table-cell table:formula="of:=[.E56] + (([.F56]-[.F55]) *[.$B$41])" office:value-type="float" office:value="288.589280801883" calcext:value-type="float">
            <text:p>288.59</text:p>
          </table:table-cell>
          <table:table-cell table:formula="of:=(([.$E$50] * POWER([.E57];3)) + ([.$F$50] * POWER([.E57];2)) + ([.$E$52] * [.E57]) + [.$F$52])" office:value-type="float" office:value="152.604717104332" calcext:value-type="float">
            <text:p>152.60</text:p>
          </table:table-cell>
          <table:table-cell table:formula="of:=[.G56] + (([.H56]-[.H55]) *[.$B$42])" office:value-type="float" office:value="288.52005556489" calcext:value-type="float">
            <text:p>288.52</text:p>
          </table:table-cell>
          <table:table-cell table:formula="of:=(([.$G$50] * POWER([.G57];3)) + ([.$H$50] * POWER([.G57];2)) + ([.$G$52] * [.G57]) + [.$H$52])" office:value-type="float" office:value="153.668799560503" calcext:value-type="float">
            <text:p>153.67</text:p>
          </table:table-cell>
          <table:table-cell table:formula="of:=[.I56] + (([.J56]-[.J55]) *[.$B$43])" office:value-type="float" office:value="288.403406505218" calcext:value-type="float">
            <text:p>288.40</text:p>
          </table:table-cell>
          <table:table-cell table:formula="of:=(([.$I$50] * POWER([.I57];3)) + ([.$J$50] * POWER([.I57];2)) + ([.$I$52] * [.I57]) + [.$J$52])" office:value-type="float" office:value="155.631268314551" calcext:value-type="float">
            <text:p>155.63</text:p>
          </table:table-cell>
          <table:table-cell table:formula="of:=[.K56] + (([.L56]-[.L55]) * [.$B$44])" office:value-type="float" office:value="288.287999096852" calcext:value-type="float">
            <text:p>288.29</text:p>
          </table:table-cell>
          <table:table-cell table:style-name="ce83" table:formula="of:=(([.$K$50] * POWER([.K57];3)) + ([.$L$50] * POWER([.K57];2)) + ([.$K$52] * [.K57]) + [.$L$52])" office:value-type="float" office:value="157.664282220355" calcext:value-type="float">
            <text:p>157.66</text:p>
          </table:table-cell>
          <table:table-cell table:style-name="ce83" table:formula="of:=[.M56] + (([.N56]-[.N55]) *[.$B$44])" office:value-type="float" office:value="288.226778394757" calcext:value-type="float">
            <text:p>288.23</text:p>
          </table:table-cell>
          <table:table-cell table:style-name="ce83" table:formula="of:=(([.$M$50] * POWER([.M57];3)) + ([.$N$50] * POWER([.M57];2)) + ([.$M$52] * [.M57]) + [.$N$52])" office:value-type="float" office:value="159.250370689415" calcext:value-type="float">
            <text:p>159.25</text:p>
          </table:table-cell>
          <table:table-cell table:number-columns-repeated="7"/>
        </table:table-row>
        <table:table-row table:style-name="ro1">
          <table:table-cell table:formula="of:=[.A57] + (([.B57]-[.B56]) *[.$B$39])" office:value-type="float" office:value="293.920417909918" calcext:value-type="float">
            <text:p>293.92</text:p>
          </table:table-cell>
          <table:table-cell table:formula="of:=(([.$A$50] * POWER([.A58];3)) + ([.$B$50] * POWER([.A58];2)) + ([.$A$52] * [.A58]) + [.$B$52])" office:value-type="float" office:value="65.2675348975021" calcext:value-type="float">
            <text:p>65.27</text:p>
          </table:table-cell>
          <table:table-cell table:formula="of:=[.C57] + (([.D57]-[.D56]) *[.$B$40])" office:value-type="float" office:value="289.206285593356" calcext:value-type="float">
            <text:p>289.21</text:p>
          </table:table-cell>
          <table:table-cell table:formula="of:=(([.$C$50] * POWER([.C58];3)) + ([.$D$50] * POWER([.C58];2)) + ([.$C$52] * [.C58]) + [.$D$52])" office:value-type="float" office:value="147.541515578524" calcext:value-type="float">
            <text:p>147.54</text:p>
          </table:table-cell>
          <table:table-cell table:formula="of:=[.E57] + (([.F57]-[.F56]) *[.$B$41])" office:value-type="float" office:value="288.757075873611" calcext:value-type="float">
            <text:p>288.76</text:p>
          </table:table-cell>
          <table:table-cell table:formula="of:=(([.$E$50] * POWER([.E58];3)) + ([.$F$50] * POWER([.E58];2)) + ([.$E$52] * [.E58]) + [.$F$52])" office:value-type="float" office:value="153.073309404891" calcext:value-type="float">
            <text:p>153.07</text:p>
          </table:table-cell>
          <table:table-cell table:formula="of:=[.G57] + (([.H57]-[.H56]) *[.$B$42])" office:value-type="float" office:value="288.676902407953" calcext:value-type="float">
            <text:p>288.68</text:p>
          </table:table-cell>
          <table:table-cell table:formula="of:=(([.$G$50] * POWER([.G58];3)) + ([.$H$50] * POWER([.G58];2)) + ([.$G$52] * [.G58]) + [.$H$52])" office:value-type="float" office:value="154.108708785125" calcext:value-type="float">
            <text:p>154.11</text:p>
          </table:table-cell>
          <table:table-cell table:formula="of:=[.I57] + (([.J57]-[.J56]) *[.$B$43])" office:value-type="float" office:value="288.539296207116" calcext:value-type="float">
            <text:p>288.54</text:p>
          </table:table-cell>
          <table:table-cell table:formula="of:=(([.$I$50] * POWER([.I58];3)) + ([.$J$50] * POWER([.I58];2)) + ([.$I$52] * [.I58]) + [.$J$52])" office:value-type="float" office:value="156.008757226723" calcext:value-type="float">
            <text:p>156.01</text:p>
          </table:table-cell>
          <table:table-cell table:formula="of:=[.K57] + (([.L57]-[.L56]) * [.$B$44])" office:value-type="float" office:value="288.406508902288" calcext:value-type="float">
            <text:p>288.41</text:p>
          </table:table-cell>
          <table:table-cell table:style-name="ce83" table:formula="of:=(([.$K$50] * POWER([.K58];3)) + ([.$L$50] * POWER([.K58];2)) + ([.$K$52] * [.K58]) + [.$L$52])" office:value-type="float" office:value="157.993418758007" calcext:value-type="float">
            <text:p>157.99</text:p>
          </table:table-cell>
          <table:table-cell table:style-name="ce83" table:formula="of:=[.M57] + (([.N57]-[.N56]) *[.$B$44])" office:value-type="float" office:value="288.339613013427" calcext:value-type="float">
            <text:p>288.34</text:p>
          </table:table-cell>
          <table:table-cell table:style-name="ce83" table:formula="of:=(([.$M$50] * POWER([.M58];3)) + ([.$N$50] * POWER([.M58];2)) + ([.$M$52] * [.M58]) + [.$N$52])" office:value-type="float" office:value="159.564660322967" calcext:value-type="float">
            <text:p>159.56</text:p>
          </table:table-cell>
          <table:table-cell table:number-columns-repeated="7"/>
        </table:table-row>
        <table:table-row table:style-name="ro1">
          <table:table-cell table:formula="of:=[.A58] + (([.B58]-[.B57]) *[.$B$39])" office:value-type="float" office:value="294.303390790007" calcext:value-type="float">
            <text:p>294.30</text:p>
          </table:table-cell>
          <table:table-cell table:formula="of:=(([.$A$50] * POWER([.A59];3)) + ([.$B$50] * POWER([.A59];2)) + ([.$A$52] * [.A59]) + [.$B$52])" office:value-type="float" office:value="65.6514897531315" calcext:value-type="float">
            <text:p>65.65</text:p>
          </table:table-cell>
          <table:table-cell table:formula="of:=[.C58] + (([.D58]-[.D57]) *[.$B$40])" office:value-type="float" office:value="289.3672853049" calcext:value-type="float">
            <text:p>289.37</text:p>
          </table:table-cell>
          <table:table-cell table:formula="of:=(([.$C$50] * POWER([.C59];3)) + ([.$D$50] * POWER([.C59];2)) + ([.$C$52] * [.C59]) + [.$D$52])" office:value-type="float" office:value="147.997919442438" calcext:value-type="float">
            <text:p>148.00</text:p>
          </table:table-cell>
          <table:table-cell table:formula="of:=[.E58] + (([.F58]-[.F57]) *[.$B$41])" office:value-type="float" office:value="288.86073129229" calcext:value-type="float">
            <text:p>288.86</text:p>
          </table:table-cell>
          <table:table-cell table:formula="of:=(([.$E$50] * POWER([.E59];3)) + ([.$F$50] * POWER([.E59];2)) + ([.$E$52] * [.E59]) + [.$F$52])" office:value-type="float" office:value="153.363139594775" calcext:value-type="float">
            <text:p>153.36</text:p>
          </table:table-cell>
          <table:table-cell table:formula="of:=[.G58] + (([.H58]-[.H57]) *[.$B$42])" office:value-type="float" office:value="288.773309616627" calcext:value-type="float">
            <text:p>288.77</text:p>
          </table:table-cell>
          <table:table-cell table:formula="of:=(([.$G$50] * POWER([.G59];3)) + ([.$H$50] * POWER([.G59];2)) + ([.$G$52] * [.G59]) + [.$H$52])" office:value-type="float" office:value="154.379446731253" calcext:value-type="float">
            <text:p>154.38</text:p>
          </table:table-cell>
          <table:table-cell table:formula="of:=[.I58] + (([.J58]-[.J57]) *[.$B$43])" office:value-type="float" office:value="288.620646905966" calcext:value-type="float">
            <text:p>288.62</text:p>
          </table:table-cell>
          <table:table-cell table:formula="of:=(([.$I$50] * POWER([.I59];3)) + ([.$J$50] * POWER([.I59];2)) + ([.$I$52] * [.I59]) + [.$J$52])" office:value-type="float" office:value="156.234995171039" calcext:value-type="float">
            <text:p>156.23</text:p>
          </table:table-cell>
          <table:table-cell table:formula="of:=[.K58] + (([.L58]-[.L57]) * [.$B$44])" office:value-type="float" office:value="288.476247606072" calcext:value-type="float">
            <text:p>288.48</text:p>
          </table:table-cell>
          <table:table-cell table:style-name="ce83" table:formula="of:=(([.$K$50] * POWER([.K59];3)) + ([.$L$50] * POWER([.K59];2)) + ([.$K$52] * [.K59]) + [.$L$52])" office:value-type="float" office:value="158.187315139167" calcext:value-type="float">
            <text:p>158.19</text:p>
          </table:table-cell>
          <table:table-cell table:style-name="ce83" table:formula="of:=[.M58] + (([.N58]-[.N57]) *[.$B$44])" office:value-type="float" office:value="288.406205898596" calcext:value-type="float">
            <text:p>288.41</text:p>
          </table:table-cell>
          <table:table-cell table:style-name="ce83" table:formula="of:=(([.$M$50] * POWER([.M59];3)) + ([.$N$50] * POWER([.M59];2)) + ([.$M$52] * [.M59]) + [.$N$52])" office:value-type="float" office:value="159.750361142191" calcext:value-type="float">
            <text:p>159.75</text:p>
          </table:table-cell>
          <table:table-cell table:number-columns-repeated="7"/>
        </table:table-row>
        <table:table-row table:style-name="ro1">
          <table:table-cell table:formula="of:=[.A59] + (([.B59]-[.B58]) *[.$B$39])" office:value-type="float" office:value="294.534604175962" calcext:value-type="float">
            <text:p>294.53</text:p>
          </table:table-cell>
          <table:table-cell table:formula="of:=(([.$A$50] * POWER([.A60];3)) + ([.$B$50] * POWER([.A60];2)) + ([.$A$52] * [.A60]) + [.$B$52])" office:value-type="float" office:value="65.884068061545" calcext:value-type="float">
            <text:p>65.88</text:p>
          </table:table-cell>
          <table:table-cell table:formula="of:=[.C59] + (([.D59]-[.D58]) *[.$B$40])" office:value-type="float" office:value="289.473596818266" calcext:value-type="float">
            <text:p>289.47</text:p>
          </table:table-cell>
          <table:table-cell table:formula="of:=(([.$C$50] * POWER([.C60];3)) + ([.$D$50] * POWER([.C60];2)) + ([.$C$52] * [.C60]) + [.$D$52])" office:value-type="float" office:value="148.299649513025" calcext:value-type="float">
            <text:p>148.30</text:p>
          </table:table-cell>
          <table:table-cell table:formula="of:=[.E59] + (([.F59]-[.F58]) *[.$B$41])" office:value-type="float" office:value="288.924843463237" calcext:value-type="float">
            <text:p>288.92</text:p>
          </table:table-cell>
          <table:table-cell table:formula="of:=(([.$E$50] * POWER([.E60];3)) + ([.$F$50] * POWER([.E60];2)) + ([.$E$52] * [.E60]) + [.$F$52])" office:value-type="float" office:value="153.542540212807" calcext:value-type="float">
            <text:p>153.54</text:p>
          </table:table-cell>
          <table:table-cell table:formula="of:=[.G59] + (([.H59]-[.H58]) *[.$B$42])" office:value-type="float" office:value="288.832642515797" calcext:value-type="float">
            <text:p>288.83</text:p>
          </table:table-cell>
          <table:table-cell table:formula="of:=(([.$G$50] * POWER([.G60];3)) + ([.$H$50] * POWER([.G60];2)) + ([.$G$52] * [.G60]) + [.$H$52])" office:value-type="float" office:value="154.546199350596" calcext:value-type="float">
            <text:p>154.55</text:p>
          </table:table-cell>
          <table:table-cell table:formula="of:=[.I59] + (([.J59]-[.J58]) *[.$B$43])" office:value-type="float" office:value="288.669402284688" calcext:value-type="float">
            <text:p>288.67</text:p>
          </table:table-cell>
          <table:table-cell table:formula="of:=(([.$I$50] * POWER([.I60];3)) + ([.$J$50] * POWER([.I60];2)) + ([.$I$52] * [.I60]) + [.$J$52])" office:value-type="float" office:value="156.370676114454" calcext:value-type="float">
            <text:p>156.37</text:p>
          </table:table-cell>
          <table:table-cell table:formula="of:=[.K59] + (([.L59]-[.L58]) * [.$B$44])" office:value-type="float" office:value="288.517331110162" calcext:value-type="float">
            <text:p>288.52</text:p>
          </table:table-cell>
          <table:table-cell table:style-name="ce83" table:formula="of:=(([.$K$50] * POWER([.K60];3)) + ([.$L$50] * POWER([.K60];2)) + ([.$K$52] * [.K60]) + [.$L$52])" office:value-type="float" office:value="158.301614302528" calcext:value-type="float">
            <text:p>158.30</text:p>
          </table:table-cell>
          <table:table-cell table:style-name="ce83" table:formula="of:=[.M59] + (([.N59]-[.N58]) *[.$B$44])" office:value-type="float" office:value="288.445552895792" calcext:value-type="float">
            <text:p>288.45</text:p>
          </table:table-cell>
          <table:table-cell table:style-name="ce83" table:formula="of:=(([.$M$50] * POWER([.M60];3)) + ([.$N$50] * POWER([.M60];2)) + ([.$M$52] * [.M60]) + [.$N$52])" office:value-type="float" office:value="159.860158642612" calcext:value-type="float">
            <text:p>159.86</text:p>
          </table:table-cell>
          <table:table-cell table:number-columns-repeated="7"/>
        </table:table-row>
        <table:table-row table:style-name="ro1">
          <table:table-cell table:formula="of:=[.A60] + (([.B60]-[.B59]) *[.$B$39])" office:value-type="float" office:value="294.674660272139" calcext:value-type="float">
            <text:p>294.67</text:p>
          </table:table-cell>
          <table:table-cell table:formula="of:=(([.$A$50] * POWER([.A61];3)) + ([.$B$50] * POWER([.A61];2)) + ([.$A$52] * [.A61]) + [.$B$52])" office:value-type="float" office:value="66.0252332553653" calcext:value-type="float">
            <text:p>66.03</text:p>
          </table:table-cell>
          <table:table-cell table:formula="of:=[.C60] + (([.D60]-[.D59]) *[.$B$40])" office:value-type="float" office:value="289.543879703596" calcext:value-type="float">
            <text:p>289.54</text:p>
          </table:table-cell>
          <table:table-cell table:formula="of:=(([.$C$50] * POWER([.C61];3)) + ([.$D$50] * POWER([.C61];2)) + ([.$C$52] * [.C61]) + [.$D$52])" office:value-type="float" office:value="148.499280047601" calcext:value-type="float">
            <text:p>148.50</text:p>
          </table:table-cell>
          <table:table-cell table:formula="of:=[.E60] + (([.F60]-[.F59]) *[.$B$41])" office:value-type="float" office:value="288.964527952613" calcext:value-type="float">
            <text:p>288.96</text:p>
          </table:table-cell>
          <table:table-cell table:formula="of:=(([.$E$50] * POWER([.E61];3)) + ([.$F$50] * POWER([.E61];2)) + ([.$E$52] * [.E61]) + [.$F$52])" office:value-type="float" office:value="153.653639136759" calcext:value-type="float">
            <text:p>153.65</text:p>
          </table:table-cell>
          <table:table-cell table:formula="of:=[.G60] + (([.H60]-[.H59]) *[.$B$42])" office:value-type="float" office:value="288.869186770089" calcext:value-type="float">
            <text:p>288.87</text:p>
          </table:table-cell>
          <table:table-cell table:formula="of:=(([.$G$50] * POWER([.G61];3)) + ([.$H$50] * POWER([.G61];2)) + ([.$G$52] * [.G61]) + [.$H$52])" office:value-type="float" office:value="154.648954389744" calcext:value-type="float">
            <text:p>154.65</text:p>
          </table:table-cell>
          <table:table-cell table:formula="of:=[.I60] + (([.J60]-[.J59]) *[.$B$43])" office:value-type="float" office:value="288.698642188726" calcext:value-type="float">
            <text:p>288.70</text:p>
          </table:table-cell>
          <table:table-cell table:formula="of:=(([.$I$50] * POWER([.I61];3)) + ([.$J$50] * POWER([.I61];2)) + ([.$I$52] * [.I61]) + [.$J$52])" office:value-type="float" office:value="156.452080479199" calcext:value-type="float">
            <text:p>156.45</text:p>
          </table:table-cell>
          <table:table-cell table:formula="of:=[.K60] + (([.L60]-[.L59]) * [.$B$44])" office:value-type="float" office:value="288.541549252436" calcext:value-type="float">
            <text:p>288.54</text:p>
          </table:table-cell>
          <table:table-cell table:style-name="ce83" table:formula="of:=(([.$K$50] * POWER([.K61];3)) + ([.$L$50] * POWER([.K61];2)) + ([.$K$52] * [.K61]) + [.$L$52])" office:value-type="float" office:value="158.369017651036" calcext:value-type="float">
            <text:p>158.37</text:p>
          </table:table-cell>
          <table:table-cell table:style-name="ce83" table:formula="of:=[.M60] + (([.N60]-[.N59]) *[.$B$44])" office:value-type="float" office:value="288.468817208569" calcext:value-type="float">
            <text:p>288.47</text:p>
          </table:table-cell>
          <table:table-cell table:style-name="ce83" table:formula="of:=(([.$M$50] * POWER([.M61];3)) + ([.$N$50] * POWER([.M61];2)) + ([.$M$52] * [.M61]) + [.$N$52])" office:value-type="float" office:value="159.925103622656" calcext:value-type="float">
            <text:p>159.93</text:p>
          </table:table-cell>
          <table:table-cell table:number-columns-repeated="7"/>
        </table:table-row>
        <table:table-row table:style-name="ro1">
          <table:table-cell table:formula="of:=[.A61] + (([.B61]-[.B60]) *[.$B$39])" office:value-type="float" office:value="294.759668397348" calcext:value-type="float">
            <text:p>294.76</text:p>
          </table:table-cell>
          <table:table-cell table:formula="of:=(([.$A$50] * POWER([.A62];3)) + ([.$B$50] * POWER([.A62];2)) + ([.$A$52] * [.A62]) + [.$B$52])" office:value-type="float" office:value="66.1110183370788" calcext:value-type="float">
            <text:p>66.11</text:p>
          </table:table-cell>
          <table:table-cell table:formula="of:=[.C61] + (([.D61]-[.D60]) *[.$B$40])" office:value-type="float" office:value="289.590380239465" calcext:value-type="float">
            <text:p>289.59</text:p>
          </table:table-cell>
          <table:table-cell table:formula="of:=(([.$C$50] * POWER([.C62];3)) + ([.$D$50] * POWER([.C62];2)) + ([.$C$52] * [.C62]) + [.$D$52])" office:value-type="float" office:value="148.631427672561" calcext:value-type="float">
            <text:p>148.63</text:p>
          </table:table-cell>
          <table:table-cell table:formula="of:=[.E61] + (([.F61]-[.F60]) *[.$B$41])" office:value-type="float" office:value="288.989103698871" calcext:value-type="float">
            <text:p>288.99</text:p>
          </table:table-cell>
          <table:table-cell table:formula="of:=(([.$E$50] * POWER([.E62];3)) + ([.$F$50] * POWER([.E62];2)) + ([.$E$52] * [.E62]) + [.$F$52])" office:value-type="float" office:value="153.722460484449" calcext:value-type="float">
            <text:p>153.72</text:p>
          </table:table-cell>
          <table:table-cell table:formula="of:=[.G61] + (([.H61]-[.H60]) *[.$B$42])" office:value-type="float" office:value="288.891705794349" calcext:value-type="float">
            <text:p>288.89</text:p>
          </table:table-cell>
          <table:table-cell table:formula="of:=(([.$G$50] * POWER([.G62];3)) + ([.$H$50] * POWER([.G62];2)) + ([.$G$52] * [.G62]) + [.$H$52])" office:value-type="float" office:value="154.712291866181" calcext:value-type="float">
            <text:p>154.71</text:p>
          </table:table-cell>
          <table:table-cell table:formula="of:=[.I61] + (([.J61]-[.J60]) *[.$B$43])" office:value-type="float" office:value="288.716185225748" calcext:value-type="float">
            <text:p>288.72</text:p>
          </table:table-cell>
          <table:table-cell table:formula="of:=(([.$I$50] * POWER([.I62];3)) + ([.$J$50] * POWER([.I62];2)) + ([.$I$52] * [.I62]) + [.$J$52])" office:value-type="float" office:value="156.500932423747" calcext:value-type="float">
            <text:p>156.50</text:p>
          </table:table-cell>
          <table:table-cell table:formula="of:=[.K61] + (([.L61]-[.L60]) * [.$B$44])" office:value-type="float" office:value="288.555830930761" calcext:value-type="float">
            <text:p>288.56</text:p>
          </table:table-cell>
          <table:table-cell table:style-name="ce83" table:formula="of:=(([.$K$50] * POWER([.K62];3)) + ([.$L$50] * POWER([.K62];2)) + ([.$K$52] * [.K62]) + [.$L$52])" office:value-type="float" office:value="158.408774988934" calcext:value-type="float">
            <text:p>158.41</text:p>
          </table:table-cell>
          <table:table-cell table:style-name="ce83" table:formula="of:=[.M61] + (([.N61]-[.N60]) *[.$B$44])" office:value-type="float" office:value="288.482577998416" calcext:value-type="float">
            <text:p>288.48</text:p>
          </table:table-cell>
          <table:table-cell table:style-name="ce83" table:formula="of:=(([.$M$50] * POWER([.M62];3)) + ([.$N$50] * POWER([.M62];2)) + ([.$M$52] * [.M62]) + [.$N$52])" office:value-type="float" office:value="159.963527571263" calcext:value-type="float">
            <text:p>159.96</text:p>
          </table:table-cell>
          <table:table-cell table:number-columns-repeated="7"/>
        </table:table-row>
        <table:table-row table:style-name="ro1">
          <table:table-cell table:formula="of:=[.A62] + (([.B62]-[.B61]) *[.$B$39])" office:value-type="float" office:value="294.811327228892" calcext:value-type="float">
            <text:p>294.81</text:p>
          </table:table-cell>
          <table:table-cell table:formula="of:=(([.$A$50] * POWER([.A63];3)) + ([.$B$50] * POWER([.A63];2)) + ([.$A$52] * [.A63]) + [.$B$52])" office:value-type="float" office:value="66.1631875960692" calcext:value-type="float">
            <text:p>66.16</text:p>
          </table:table-cell>
          <table:table-cell table:formula="of:=[.C62] + (([.D62]-[.D61]) *[.$B$40])" office:value-type="float" office:value="289.621161779912" calcext:value-type="float">
            <text:p>289.62</text:p>
          </table:table-cell>
          <table:table-cell table:formula="of:=(([.$C$50] * POWER([.C63];3)) + ([.$D$50] * POWER([.C63];2)) + ([.$C$52] * [.C63]) + [.$D$52])" office:value-type="float" office:value="148.718934089028" calcext:value-type="float">
            <text:p>148.72</text:p>
          </table:table-cell>
          <table:table-cell table:formula="of:=[.E62] + (([.F62]-[.F61]) *[.$B$41])" office:value-type="float" office:value="289.004327392475" calcext:value-type="float">
            <text:p>289.00</text:p>
          </table:table-cell>
          <table:table-cell table:formula="of:=(([.$E$50] * POWER([.E63];3)) + ([.$F$50] * POWER([.E63];2)) + ([.$E$52] * [.E63]) + [.$F$52])" office:value-type="float" office:value="153.765100312354" calcext:value-type="float">
            <text:p>153.77</text:p>
          </table:table-cell>
          <table:table-cell table:formula="of:=[.G62] + (([.H62]-[.H61]) *[.$B$42])" office:value-type="float" office:value="288.905586360989" calcext:value-type="float">
            <text:p>288.91</text:p>
          </table:table-cell>
          <table:table-cell table:formula="of:=(([.$G$50] * POWER([.G63];3)) + ([.$H$50] * POWER([.G63];2)) + ([.$G$52] * [.G63]) + [.$H$52])" office:value-type="float" office:value="154.751339671675" calcext:value-type="float">
            <text:p>154.75</text:p>
          </table:table-cell>
          <table:table-cell table:formula="of:=[.I62] + (([.J62]-[.J61]) *[.$B$43])" office:value-type="float" office:value="288.726713057695" calcext:value-type="float">
            <text:p>288.73</text:p>
          </table:table-cell>
          <table:table-cell table:formula="of:=(([.$I$50] * POWER([.I63];3)) + ([.$J$50] * POWER([.I63];2)) + ([.$I$52] * [.I63]) + [.$J$52])" office:value-type="float" office:value="156.530253455941" calcext:value-type="float">
            <text:p>156.53</text:p>
          </table:table-cell>
          <table:table-cell table:formula="of:=[.K62] + (([.L62]-[.L61]) * [.$B$44])" office:value-type="float" office:value="288.564254867011" calcext:value-type="float">
            <text:p>288.56</text:p>
          </table:table-cell>
          <table:table-cell table:style-name="ce83" table:formula="of:=(([.$K$50] * POWER([.K63];3)) + ([.$L$50] * POWER([.K63];2)) + ([.$K$52] * [.K63]) + [.$L$52])" office:value-type="float" office:value="158.432228647304" calcext:value-type="float">
            <text:p>158.43</text:p>
          </table:table-cell>
          <table:table-cell table:style-name="ce83" table:formula="of:=[.M62] + (([.N62]-[.N61]) *[.$B$44])" office:value-type="float" office:value="288.490719411063" calcext:value-type="float">
            <text:p>288.49</text:p>
          </table:table-cell>
          <table:table-cell table:style-name="ce83" table:formula="of:=(([.$M$50] * POWER([.M63];3)) + ([.$N$50] * POWER([.M63];2)) + ([.$M$52] * [.M63]) + [.$N$52])" office:value-type="float" office:value="159.986263856848" calcext:value-type="float">
            <text:p>159.99</text:p>
          </table:table-cell>
          <table:table-cell table:number-columns-repeated="7"/>
        </table:table-row>
        <table:table-row table:style-name="ro1">
          <table:table-cell table:formula="of:=[.A63] + (([.B63]-[.B62]) *[.$B$39])" office:value-type="float" office:value="294.842742982168" calcext:value-type="float">
            <text:p>294.84</text:p>
          </table:table-cell>
          <table:table-cell table:formula="of:=(([.$A$50] * POWER([.A64];3)) + ([.$B$50] * POWER([.A64];2)) + ([.$A$52] * [.A64]) + [.$B$52])" office:value-type="float" office:value="66.1949279051798" calcext:value-type="float">
            <text:p>66.19</text:p>
          </table:table-cell>
          <table:table-cell table:formula="of:=[.C63] + (([.D63]-[.D62]) *[.$B$40])" office:value-type="float" office:value="289.641544910511" calcext:value-type="float">
            <text:p>289.64</text:p>
          </table:table-cell>
          <table:table-cell table:formula="of:=(([.$C$50] * POWER([.C64];3)) + ([.$D$50] * POWER([.C64];2)) + ([.$C$52] * [.C64]) + [.$D$52])" office:value-type="float" office:value="148.776892767126" calcext:value-type="float">
            <text:p>148.78</text:p>
          </table:table-cell>
          <table:table-cell table:formula="of:=[.E63] + (([.F63]-[.F62]) *[.$B$41])" office:value-type="float" office:value="289.013759577359" calcext:value-type="float">
            <text:p>289.01</text:p>
          </table:table-cell>
          <table:table-cell table:formula="of:=(([.$E$50] * POWER([.E64];3)) + ([.$F$50] * POWER([.E64];2)) + ([.$E$52] * [.E64]) + [.$F$52])" office:value-type="float" office:value="153.791521761872" calcext:value-type="float">
            <text:p>153.79</text:p>
          </table:table-cell>
          <table:table-cell table:formula="of:=[.G63] + (([.H63]-[.H62]) *[.$B$42])" office:value-type="float" office:value="288.914143785389" calcext:value-type="float">
            <text:p>288.91</text:p>
          </table:table-cell>
          <table:table-cell table:formula="of:=(([.$G$50] * POWER([.G64];3)) + ([.$H$50] * POWER([.G64];2)) + ([.$G$52] * [.G64]) + [.$H$52])" office:value-type="float" office:value="154.775415470032" calcext:value-type="float">
            <text:p>154.78</text:p>
          </table:table-cell>
          <table:table-cell table:formula="of:=[.I63] + (([.J63]-[.J62]) *[.$B$43])" office:value-type="float" office:value="288.733031882919" calcext:value-type="float">
            <text:p>288.73</text:p>
          </table:table-cell>
          <table:table-cell table:formula="of:=(([.$I$50] * POWER([.I64];3)) + ([.$J$50] * POWER([.I64];2)) + ([.$I$52] * [.I64]) + [.$J$52])" office:value-type="float" office:value="156.54785353497" calcext:value-type="float">
            <text:p>156.55</text:p>
          </table:table-cell>
          <table:table-cell table:formula="of:=[.K63] + (([.L63]-[.L62]) * [.$B$44])" office:value-type="float" office:value="288.569224317518" calcext:value-type="float">
            <text:p>288.57</text:p>
          </table:table-cell>
          <table:table-cell table:style-name="ce83" table:formula="of:=(([.$K$50] * POWER([.K64];3)) + ([.$L$50] * POWER([.K64];2)) + ([.$K$52] * [.K64]) + [.$L$52])" office:value-type="float" office:value="158.446065515517" calcext:value-type="float">
            <text:p>158.45</text:p>
          </table:table-cell>
          <table:table-cell table:style-name="ce83" table:formula="of:=[.M63] + (([.N63]-[.N62]) *[.$B$44])" office:value-type="float" office:value="288.49553686189" calcext:value-type="float">
            <text:p>288.50</text:p>
          </table:table-cell>
          <table:table-cell table:style-name="ce83" table:formula="of:=(([.$M$50] * POWER([.M64];3)) + ([.$N$50] * POWER([.M64];2)) + ([.$M$52] * [.M64]) + [.$N$52])" office:value-type="float" office:value="159.999718531792" calcext:value-type="float">
            <text:p>160.00</text:p>
          </table:table-cell>
          <table:table-cell table:number-columns-repeated="7"/>
        </table:table-row>
        <table:table-row table:style-name="ro1">
          <table:table-cell table:formula="of:=[.A64] + (([.B64]-[.B63]) *[.$B$39])" office:value-type="float" office:value="294.861856646791" calcext:value-type="float">
            <text:p>294.86</text:p>
          </table:table-cell>
          <table:table-cell table:formula="of:=(([.$A$50] * POWER([.A65];3)) + ([.$B$50] * POWER([.A65];2)) + ([.$A$52] * [.A65]) + [.$B$52])" office:value-type="float" office:value="66.2142442663605" calcext:value-type="float">
            <text:p>66.21</text:p>
          </table:table-cell>
          <table:table-cell table:formula="of:=[.C64] + (([.D64]-[.D63]) *[.$B$40])" office:value-type="float" office:value="289.655045398277" calcext:value-type="float">
            <text:p>289.66</text:p>
          </table:table-cell>
          <table:table-cell table:formula="of:=(([.$C$50] * POWER([.C65];3)) + ([.$D$50] * POWER([.C65];2)) + ([.$C$52] * [.C65]) + [.$D$52])" office:value-type="float" office:value="148.815286642315" calcext:value-type="float">
            <text:p>148.82</text:p>
          </table:table-cell>
          <table:table-cell table:formula="of:=[.E64] + (([.F64]-[.F63]) *[.$B$41])" office:value-type="float" office:value="289.019604159971" calcext:value-type="float">
            <text:p>289.02</text:p>
          </table:table-cell>
          <table:table-cell table:formula="of:=(([.$E$50] * POWER([.E65];3)) + ([.$F$50] * POWER([.E65];2)) + ([.$E$52] * [.E65]) + [.$F$52])" office:value-type="float" office:value="153.807894757949" calcext:value-type="float">
            <text:p>153.81</text:p>
          </table:table-cell>
          <table:table-cell table:formula="of:=[.G64] + (([.H64]-[.H63]) *[.$B$42])" office:value-type="float" office:value="288.919420056915" calcext:value-type="float">
            <text:p>288.92</text:p>
          </table:table-cell>
          <table:table-cell table:formula="of:=(([.$G$50] * POWER([.G65];3)) + ([.$H$50] * POWER([.G65];2)) + ([.$G$52] * [.G65]) + [.$H$52])" office:value-type="float" office:value="154.790260957299" calcext:value-type="float">
            <text:p>154.79</text:p>
          </table:table-cell>
          <table:table-cell table:formula="of:=[.I64] + (([.J64]-[.J63]) *[.$B$43])" office:value-type="float" office:value="288.736824785657" calcext:value-type="float">
            <text:p>288.74</text:p>
          </table:table-cell>
          <table:table-cell table:formula="of:=(([.$I$50] * POWER([.I65];3)) + ([.$J$50] * POWER([.I65];2)) + ([.$I$52] * [.I65]) + [.$J$52])" office:value-type="float" office:value="156.558418614542" calcext:value-type="float">
            <text:p>156.56</text:p>
          </table:table-cell>
          <table:table-cell table:formula="of:=[.K64] + (([.L64]-[.L63]) * [.$B$44])" office:value-type="float" office:value="288.572156125881" calcext:value-type="float">
            <text:p>288.57</text:p>
          </table:table-cell>
          <table:table-cell table:style-name="ce83" table:formula="of:=(([.$K$50] * POWER([.K65];3)) + ([.$L$50] * POWER([.K65];2)) + ([.$K$52] * [.K65]) + [.$L$52])" office:value-type="float" office:value="158.454229177673" calcext:value-type="float">
            <text:p>158.45</text:p>
          </table:table-cell>
          <table:table-cell table:style-name="ce83" table:formula="of:=[.M64] + (([.N64]-[.N63]) *[.$B$44])" office:value-type="float" office:value="288.498387689686" calcext:value-type="float">
            <text:p>288.50</text:p>
          </table:table-cell>
          <table:table-cell table:style-name="ce83" table:formula="of:=(([.$M$50] * POWER([.M65];3)) + ([.$N$50] * POWER([.M65];2)) + ([.$M$52] * [.M65]) + [.$N$52])" office:value-type="float" office:value="160.007681011009" calcext:value-type="float">
            <text:p>160.01</text:p>
          </table:table-cell>
          <table:table-cell table:number-columns-repeated="7"/>
        </table:table-row>
        <table:table-row table:style-name="ro1">
          <table:table-cell table:formula="of:=[.A65] + (([.B65]-[.B64]) *[.$B$39])" office:value-type="float" office:value="294.873488746783" calcext:value-type="float">
            <text:p>294.87</text:p>
          </table:table-cell>
          <table:table-cell table:formula="of:=(([.$A$50] * POWER([.A66];3)) + ([.$B$50] * POWER([.A66];2)) + ([.$A$52] * [.A66]) + [.$B$52])" office:value-type="float" office:value="66.226001660162" calcext:value-type="float">
            <text:p>66.23</text:p>
          </table:table-cell>
          <table:table-cell table:formula="of:=[.C65] + (([.D65]-[.D64]) *[.$B$40])" office:value-type="float" office:value="289.663988598145" calcext:value-type="float">
            <text:p>289.66</text:p>
          </table:table-cell>
          <table:table-cell table:formula="of:=(([.$C$50] * POWER([.C66];3)) + ([.$D$50] * POWER([.C66];2)) + ([.$C$52] * [.C66]) + [.$D$52])" office:value-type="float" office:value="148.840722618435" calcext:value-type="float">
            <text:p>148.84</text:p>
          </table:table-cell>
          <table:table-cell table:formula="of:=[.E65] + (([.F65]-[.F64]) *[.$B$41])" office:value-type="float" office:value="289.0232259646" calcext:value-type="float">
            <text:p>289.02</text:p>
          </table:table-cell>
          <table:table-cell table:formula="of:=(([.$E$50] * POWER([.E66];3)) + ([.$F$50] * POWER([.E66];2)) + ([.$E$52] * [.E66]) + [.$F$52])" office:value-type="float" office:value="153.818041309518" calcext:value-type="float">
            <text:p>153.82</text:p>
          </table:table-cell>
          <table:table-cell table:formula="of:=[.G65] + (([.H65]-[.H64]) *[.$B$42])" office:value-type="float" office:value="288.922673482642" calcext:value-type="float">
            <text:p>288.92</text:p>
          </table:table-cell>
          <table:table-cell table:formula="of:=(([.$G$50] * POWER([.G66];3)) + ([.$H$50] * POWER([.G66];2)) + ([.$G$52] * [.G66]) + [.$H$52])" office:value-type="float" office:value="154.799415286339" calcext:value-type="float">
            <text:p>154.80</text:p>
          </table:table-cell>
          <table:table-cell table:formula="of:=[.I65] + (([.J65]-[.J64]) *[.$B$43])" office:value-type="float" office:value="288.739101611755" calcext:value-type="float">
            <text:p>288.74</text:p>
          </table:table-cell>
          <table:table-cell table:formula="of:=(([.$I$50] * POWER([.I66];3)) + ([.$J$50] * POWER([.I66];2)) + ([.$I$52] * [.I66]) + [.$J$52])" office:value-type="float" office:value="156.56476088283" calcext:value-type="float">
            <text:p>156.56</text:p>
          </table:table-cell>
          <table:table-cell table:formula="of:=[.K65] + (([.L65]-[.L64]) * [.$B$44])" office:value-type="float" office:value="288.573885873726" calcext:value-type="float">
            <text:p>288.57</text:p>
          </table:table-cell>
          <table:table-cell table:style-name="ce83" table:formula="of:=(([.$K$50] * POWER([.K66];3)) + ([.$L$50] * POWER([.K66];2)) + ([.$K$52] * [.K66]) + [.$L$52])" office:value-type="float" office:value="158.45904581613" calcext:value-type="float">
            <text:p>158.46</text:p>
          </table:table-cell>
          <table:table-cell table:style-name="ce83" table:formula="of:=[.M65] + (([.N65]-[.N64]) *[.$B$44])" office:value-type="float" office:value="288.500074810124" calcext:value-type="float">
            <text:p>288.50</text:p>
          </table:table-cell>
          <table:table-cell table:style-name="ce83" table:formula="of:=(([.$M$50] * POWER([.M66];3)) + ([.$N$50] * POWER([.M66];2)) + ([.$M$52] * [.M66]) + [.$N$52])" office:value-type="float" office:value="160.012393345214" calcext:value-type="float">
            <text:p>160.01</text:p>
          </table:table-cell>
          <table:table-cell table:number-columns-repeated="7"/>
        </table:table-row>
        <table:table-row table:style-name="ro1">
          <table:table-cell table:formula="of:=[.A66] + (([.B66]-[.B65]) *[.$B$39])" office:value-type="float" office:value="294.880568919857" calcext:value-type="float">
            <text:p>294.88</text:p>
          </table:table-cell>
          <table:table-cell table:formula="of:=(([.$A$50] * POWER([.A67];3)) + ([.$B$50] * POWER([.A67];2)) + ([.$A$52] * [.A67]) + [.$B$52])" office:value-type="float" office:value="66.2331588142748" calcext:value-type="float">
            <text:p>66.23</text:p>
          </table:table-cell>
          <table:table-cell table:formula="of:=[.C66] + (([.D66]-[.D65]) *[.$B$40])" office:value-type="float" office:value="289.669913475932" calcext:value-type="float">
            <text:p>289.67</text:p>
          </table:table-cell>
          <table:table-cell table:formula="of:=(([.$C$50] * POWER([.C67];3)) + ([.$D$50] * POWER([.C67];2)) + ([.$C$52] * [.C67]) + [.$D$52])" office:value-type="float" office:value="148.857575079762" calcext:value-type="float">
            <text:p>148.86</text:p>
          </table:table-cell>
          <table:table-cell table:formula="of:=[.E66] + (([.F66]-[.F65]) *[.$B$41])" office:value-type="float" office:value="289.025470442475" calcext:value-type="float">
            <text:p>289.03</text:p>
          </table:table-cell>
          <table:table-cell table:formula="of:=(([.$E$50] * POWER([.E67];3)) + ([.$F$50] * POWER([.E67];2)) + ([.$E$52] * [.E67]) + [.$F$52])" office:value-type="float" office:value="153.82432942374" calcext:value-type="float">
            <text:p>153.82</text:p>
          </table:table-cell>
          <table:table-cell table:formula="of:=[.G66] + (([.H66]-[.H65]) *[.$B$42])" office:value-type="float" office:value="288.924679676785" calcext:value-type="float">
            <text:p>288.92</text:p>
          </table:table-cell>
          <table:table-cell table:formula="of:=(([.$G$50] * POWER([.G67];3)) + ([.$H$50] * POWER([.G67];2)) + ([.$G$52] * [.G67]) + [.$H$52])" office:value-type="float" office:value="154.805060363246" calcext:value-type="float">
            <text:p>154.81</text:p>
          </table:table-cell>
          <table:table-cell table:formula="of:=[.I66] + (([.J66]-[.J65]) *[.$B$43])" office:value-type="float" office:value="288.740468401456" calcext:value-type="float">
            <text:p>288.74</text:p>
          </table:table-cell>
          <table:table-cell table:formula="of:=(([.$I$50] * POWER([.I67];3)) + ([.$J$50] * POWER([.I67];2)) + ([.$I$52] * [.I67]) + [.$J$52])" office:value-type="float" office:value="156.568568249124" calcext:value-type="float">
            <text:p>156.57</text:p>
          </table:table-cell>
          <table:table-cell table:formula="of:=[.K66] + (([.L66]-[.L65]) * [.$B$44])" office:value-type="float" office:value="288.574906441436" calcext:value-type="float">
            <text:p>288.57</text:p>
          </table:table-cell>
          <table:table-cell table:style-name="ce83" table:formula="of:=(([.$K$50] * POWER([.K67];3)) + ([.$L$50] * POWER([.K67];2)) + ([.$K$52] * [.K67]) + [.$L$52])" office:value-type="float" office:value="158.461887724298" calcext:value-type="float">
            <text:p>158.46</text:p>
          </table:table-cell>
          <table:table-cell table:style-name="ce83" table:formula="of:=[.M66] + (([.N66]-[.N65]) *[.$B$44])" office:value-type="float" office:value="288.501073277452" calcext:value-type="float">
            <text:p>288.50</text:p>
          </table:table-cell>
          <table:table-cell table:style-name="ce83" table:formula="of:=(([.$M$50] * POWER([.M67];3)) + ([.$N$50] * POWER([.M67];2)) + ([.$M$52] * [.M67]) + [.$N$52])" office:value-type="float" office:value="160.015182235011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67] + (([.B67]-[.B66]) *[.$B$39])" office:value-type="float" office:value="294.88487887925" calcext:value-type="float">
            <text:p>294.88</text:p>
          </table:table-cell>
          <table:table-cell table:formula="of:=(([.$A$50] * POWER([.A68];3)) + ([.$B$50] * POWER([.A68];2)) + ([.$A$52] * [.A68]) + [.$B$52])" office:value-type="float" office:value="66.2375159007825" calcext:value-type="float">
            <text:p>66.24</text:p>
          </table:table-cell>
          <table:table-cell table:formula="of:=[.C67] + (([.D67]-[.D66]) *[.$B$40])" office:value-type="float" office:value="289.673838970015" calcext:value-type="float">
            <text:p>289.67</text:p>
          </table:table-cell>
          <table:table-cell table:formula="of:=(([.$C$50] * POWER([.C68];3)) + ([.$D$50] * POWER([.C68];2)) + ([.$C$52] * [.C68]) + [.$D$52])" office:value-type="float" office:value="148.868741067087" calcext:value-type="float">
            <text:p>148.87</text:p>
          </table:table-cell>
          <table:table-cell table:formula="of:=[.E67] + (([.F67]-[.F66]) *[.$B$41])" office:value-type="float" office:value="289.026861410939" calcext:value-type="float">
            <text:p>289.03</text:p>
          </table:table-cell>
          <table:table-cell table:formula="of:=(([.$E$50] * POWER([.E68];3)) + ([.$F$50] * POWER([.E68];2)) + ([.$E$52] * [.E68]) + [.$F$52])" office:value-type="float" office:value="153.828226416461" calcext:value-type="float">
            <text:p>153.83</text:p>
          </table:table-cell>
          <table:table-cell table:formula="of:=[.G67] + (([.H67]-[.H66]) *[.$B$42])" office:value-type="float" office:value="288.925916809532" calcext:value-type="float">
            <text:p>288.93</text:p>
          </table:table-cell>
          <table:table-cell table:formula="of:=(([.$G$50] * POWER([.G68];3)) + ([.$H$50] * POWER([.G68];2)) + ([.$G$52] * [.G68]) + [.$H$52])" office:value-type="float" office:value="154.808541492628" calcext:value-type="float">
            <text:p>154.81</text:p>
          </table:table-cell>
          <table:table-cell table:formula="of:=[.I67] + (([.J67]-[.J66]) *[.$B$43])" office:value-type="float" office:value="288.741288907433" calcext:value-type="float">
            <text:p>288.74</text:p>
          </table:table-cell>
          <table:table-cell table:formula="of:=(([.$I$50] * POWER([.I68];3)) + ([.$J$50] * POWER([.I68];2)) + ([.$I$52] * [.I68]) + [.$J$52])" office:value-type="float" office:value="156.570853898681" calcext:value-type="float">
            <text:p>156.57</text:p>
          </table:table-cell>
          <table:table-cell table:formula="of:=[.K67] + (([.L67]-[.L66]) * [.$B$44])" office:value-type="float" office:value="288.575508595768" calcext:value-type="float">
            <text:p>288.58</text:p>
          </table:table-cell>
          <table:table-cell table:style-name="ce83" table:formula="of:=(([.$K$50] * POWER([.K68];3)) + ([.$L$50] * POWER([.K68];2)) + ([.$K$52] * [.K68]) + [.$L$52])" office:value-type="float" office:value="158.463564519961" calcext:value-type="float">
            <text:p>158.46</text:p>
          </table:table-cell>
          <table:table-cell table:style-name="ce83" table:formula="of:=[.M67] + (([.N67]-[.N66]) *[.$B$44])" office:value-type="float" office:value="288.50166419805" calcext:value-type="float">
            <text:p>288.50</text:p>
          </table:table-cell>
          <table:table-cell table:style-name="ce83" table:formula="of:=(([.$M$50] * POWER([.M68];3)) + ([.$N$50] * POWER([.M68];2)) + ([.$M$52] * [.M68]) + [.$N$52])" office:value-type="float" office:value="160.016832794043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68] + (([.B68]-[.B67]) *[.$B$39])" office:value-type="float" office:value="294.887502668764" calcext:value-type="float">
            <text:p>294.89</text:p>
          </table:table-cell>
          <table:table-cell table:formula="of:=(([.$A$50] * POWER([.A69];3)) + ([.$B$50] * POWER([.A69];2)) + ([.$A$52] * [.A69]) + [.$B$52])" office:value-type="float" office:value="66.240168478598" calcext:value-type="float">
            <text:p>66.24</text:p>
          </table:table-cell>
          <table:table-cell table:formula="of:=[.C68] + (([.D68]-[.D67]) *[.$B$40])" office:value-type="float" office:value="289.676439896749" calcext:value-type="float">
            <text:p>289.68</text:p>
          </table:table-cell>
          <table:table-cell table:formula="of:=(([.$C$50] * POWER([.C69];3)) + ([.$D$50] * POWER([.C69];2)) + ([.$C$52] * [.C69]) + [.$D$52])" office:value-type="float" office:value="148.876139562647" calcext:value-type="float">
            <text:p>148.88</text:p>
          </table:table-cell>
          <table:table-cell table:formula="of:=[.E68] + (([.F68]-[.F67]) *[.$B$41])" office:value-type="float" office:value="289.027723449029" calcext:value-type="float">
            <text:p>289.03</text:p>
          </table:table-cell>
          <table:table-cell table:formula="of:=(([.$E$50] * POWER([.E69];3)) + ([.$F$50] * POWER([.E69];2)) + ([.$E$52] * [.E69]) + [.$F$52])" office:value-type="float" office:value="153.830641561628" calcext:value-type="float">
            <text:p>153.83</text:p>
          </table:table-cell>
          <table:table-cell table:formula="of:=[.G68] + (([.H68]-[.H67]) *[.$B$42])" office:value-type="float" office:value="288.926679707757" calcext:value-type="float">
            <text:p>288.93</text:p>
          </table:table-cell>
          <table:table-cell table:formula="of:=(([.$G$50] * POWER([.G69];3)) + ([.$H$50] * POWER([.G69];2)) + ([.$G$52] * [.G69]) + [.$H$52])" office:value-type="float" office:value="154.810688209436" calcext:value-type="float">
            <text:p>154.81</text:p>
          </table:table-cell>
          <table:table-cell table:formula="of:=[.I68] + (([.J68]-[.J67]) *[.$B$43])" office:value-type="float" office:value="288.741781476043" calcext:value-type="float">
            <text:p>288.74</text:p>
          </table:table-cell>
          <table:table-cell table:formula="of:=(([.$I$50] * POWER([.I69];3)) + ([.$J$50] * POWER([.I69];2)) + ([.$I$52] * [.I69]) + [.$J$52])" office:value-type="float" office:value="156.572226036032" calcext:value-type="float">
            <text:p>156.57</text:p>
          </table:table-cell>
          <table:table-cell table:formula="of:=[.K68] + (([.L68]-[.L67]) * [.$B$44])" office:value-type="float" office:value="288.575863881623" calcext:value-type="float">
            <text:p>288.58</text:p>
          </table:table-cell>
          <table:table-cell table:style-name="ce83" table:formula="of:=(([.$K$50] * POWER([.K69];3)) + ([.$L$50] * POWER([.K69];2)) + ([.$K$52] * [.K69]) + [.$L$52])" office:value-type="float" office:value="158.464553876135" calcext:value-type="float">
            <text:p>158.46</text:p>
          </table:table-cell>
          <table:table-cell table:style-name="ce83" table:formula="of:=[.M68] + (([.N68]-[.N67]) *[.$B$44])" office:value-type="float" office:value="288.502013924787" calcext:value-type="float">
            <text:p>288.50</text:p>
          </table:table-cell>
          <table:table-cell table:style-name="ce83" table:formula="of:=(([.$M$50] * POWER([.M69];3)) + ([.$N$50] * POWER([.M69];2)) + ([.$M$52] * [.M69]) + [.$N$52])" office:value-type="float" office:value="160.017809656449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69] + (([.B69]-[.B68]) *[.$B$39])" office:value-type="float" office:value="294.889100021915" calcext:value-type="float">
            <text:p>294.89</text:p>
          </table:table-cell>
          <table:table-cell table:formula="of:=(([.$A$50] * POWER([.A70];3)) + ([.$B$50] * POWER([.A70];2)) + ([.$A$52] * [.A70]) + [.$B$52])" office:value-type="float" office:value="66.2417833944842" calcext:value-type="float">
            <text:p>66.24</text:p>
          </table:table-cell>
          <table:table-cell table:formula="of:=[.C69] + (([.D69]-[.D68]) *[.$B$40])" office:value-type="float" office:value="289.678163250387" calcext:value-type="float">
            <text:p>289.68</text:p>
          </table:table-cell>
          <table:table-cell table:formula="of:=(([.$C$50] * POWER([.C70];3)) + ([.$D$50] * POWER([.C70];2)) + ([.$C$52] * [.C70]) + [.$D$52])" office:value-type="float" office:value="148.881041841185" calcext:value-type="float">
            <text:p>148.88</text:p>
          </table:table-cell>
          <table:table-cell table:formula="of:=[.E69] + (([.F69]-[.F68]) *[.$B$41])" office:value-type="float" office:value="289.028257693581" calcext:value-type="float">
            <text:p>289.03</text:p>
          </table:table-cell>
          <table:table-cell table:formula="of:=(([.$E$50] * POWER([.E70];3)) + ([.$F$50] * POWER([.E70];2)) + ([.$E$52] * [.E70]) + [.$F$52])" office:value-type="float" office:value="153.832138347439" calcext:value-type="float">
            <text:p>153.83</text:p>
          </table:table-cell>
          <table:table-cell table:formula="of:=[.G69] + (([.H69]-[.H68]) *[.$B$42])" office:value-type="float" office:value="288.927150166124" calcext:value-type="float">
            <text:p>288.93</text:p>
          </table:table-cell>
          <table:table-cell table:formula="of:=(([.$G$50] * POWER([.G70];3)) + ([.$H$50] * POWER([.G70];2)) + ([.$G$52] * [.G70]) + [.$H$52])" office:value-type="float" office:value="154.812012038747" calcext:value-type="float">
            <text:p>154.81</text:p>
          </table:table-cell>
          <table:table-cell table:formula="of:=[.I69] + (([.J69]-[.J68]) *[.$B$43])" office:value-type="float" office:value="288.742077178324" calcext:value-type="float">
            <text:p>288.74</text:p>
          </table:table-cell>
          <table:table-cell table:formula="of:=(([.$I$50] * POWER([.I70];3)) + ([.$J$50] * POWER([.I70];2)) + ([.$I$52] * [.I70]) + [.$J$52])" office:value-type="float" office:value="156.573049770631" calcext:value-type="float">
            <text:p>156.57</text:p>
          </table:table-cell>
          <table:table-cell table:formula="of:=[.K69] + (([.L69]-[.L68]) * [.$B$44])" office:value-type="float" office:value="288.576073510179" calcext:value-type="float">
            <text:p>288.58</text:p>
          </table:table-cell>
          <table:table-cell table:style-name="ce83" table:formula="of:=(([.$K$50] * POWER([.K70];3)) + ([.$L$50] * POWER([.K70];2)) + ([.$K$52] * [.K70]) + [.$L$52])" office:value-type="float" office:value="158.465137625776" calcext:value-type="float">
            <text:p>158.47</text:p>
          </table:table-cell>
          <table:table-cell table:style-name="ce83" table:formula="of:=[.M69] + (([.N69]-[.N68]) *[.$B$44])" office:value-type="float" office:value="288.502220906116" calcext:value-type="float">
            <text:p>288.50</text:p>
          </table:table-cell>
          <table:table-cell table:style-name="ce83" table:formula="of:=(([.$M$50] * POWER([.M70];3)) + ([.$N$50] * POWER([.M70];2)) + ([.$M$52] * [.M70]) + [.$N$52])" office:value-type="float" office:value="160.018387802129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70] + (([.B70]-[.B69]) *[.$B$39])" office:value-type="float" office:value="294.890072506478" calcext:value-type="float">
            <text:p>294.89</text:p>
          </table:table-cell>
          <table:table-cell table:formula="of:=(([.$A$50] * POWER([.A71];3)) + ([.$B$50] * POWER([.A71];2)) + ([.$A$52] * [.A71]) + [.$B$52])" office:value-type="float" office:value="66.242766584955" calcext:value-type="float">
            <text:p>66.24</text:p>
          </table:table-cell>
          <table:table-cell table:formula="of:=[.C70] + (([.D70]-[.D69]) *[.$B$40])" office:value-type="float" office:value="289.67930515275" calcext:value-type="float">
            <text:p>289.68</text:p>
          </table:table-cell>
          <table:table-cell table:formula="of:=(([.$C$50] * POWER([.C71];3)) + ([.$D$50] * POWER([.C71];2)) + ([.$C$52] * [.C71]) + [.$D$52])" office:value-type="float" office:value="148.884290155418" calcext:value-type="float">
            <text:p>148.88</text:p>
          </table:table-cell>
          <table:table-cell table:formula="of:=[.E70] + (([.F70]-[.F69]) *[.$B$41])" office:value-type="float" office:value="289.028588791552" calcext:value-type="float">
            <text:p>289.03</text:p>
          </table:table-cell>
          <table:table-cell table:formula="of:=(([.$E$50] * POWER([.E71];3)) + ([.$F$50] * POWER([.E71];2)) + ([.$E$52] * [.E71]) + [.$F$52])" office:value-type="float" office:value="153.833065983863" calcext:value-type="float">
            <text:p>153.83</text:p>
          </table:table-cell>
          <table:table-cell table:formula="of:=[.G70] + (([.H70]-[.H69]) *[.$B$42])" office:value-type="float" office:value="288.927440286634" calcext:value-type="float">
            <text:p>288.93</text:p>
          </table:table-cell>
          <table:table-cell table:formula="of:=(([.$G$50] * POWER([.G71];3)) + ([.$H$50] * POWER([.G71];2)) + ([.$G$52] * [.G71]) + [.$H$52])" office:value-type="float" office:value="154.812828415936" calcext:value-type="float">
            <text:p>154.81</text:p>
          </table:table-cell>
          <table:table-cell table:formula="of:=[.I70] + (([.J70]-[.J69]) *[.$B$43])" office:value-type="float" office:value="288.742254697142" calcext:value-type="float">
            <text:p>288.74</text:p>
          </table:table-cell>
          <table:table-cell table:formula="of:=(([.$I$50] * POWER([.I71];3)) + ([.$J$50] * POWER([.I71];2)) + ([.$I$52] * [.I71]) + [.$J$52])" office:value-type="float" office:value="156.573544284062" calcext:value-type="float">
            <text:p>156.57</text:p>
          </table:table-cell>
          <table:table-cell table:formula="of:=[.K70] + (([.L70]-[.L69]) * [.$B$44])" office:value-type="float" office:value="288.576197197277" calcext:value-type="float">
            <text:p>288.58</text:p>
          </table:table-cell>
          <table:table-cell table:style-name="ce83" table:formula="of:=(([.$K$50] * POWER([.K71];3)) + ([.$L$50] * POWER([.K71];2)) + ([.$K$52] * [.K71]) + [.$L$52])" office:value-type="float" office:value="158.465482056138" calcext:value-type="float">
            <text:p>158.47</text:p>
          </table:table-cell>
          <table:table-cell table:style-name="ce83" table:formula="of:=[.M70] + (([.N70]-[.N69]) *[.$B$44])" office:value-type="float" office:value="288.502343405825" calcext:value-type="float">
            <text:p>288.50</text:p>
          </table:table-cell>
          <table:table-cell table:style-name="ce83" table:formula="of:=(([.$M$50] * POWER([.M71];3)) + ([.$N$50] * POWER([.M71];2)) + ([.$M$52] * [.M71]) + [.$N$52])" office:value-type="float" office:value="160.018729972258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71] + (([.B71]-[.B70]) *[.$B$39])" office:value-type="float" office:value="294.890664572953" calcext:value-type="float">
            <text:p>294.89</text:p>
          </table:table-cell>
          <table:table-cell table:formula="of:=(([.$A$50] * POWER([.A72];3)) + ([.$B$50] * POWER([.A72];2)) + ([.$A$52] * [.A72]) + [.$B$52])" office:value-type="float" office:value="66.2433651744008" calcext:value-type="float">
            <text:p>66.24</text:p>
          </table:table-cell>
          <table:table-cell table:formula="of:=[.C71] + (([.D71]-[.D70]) *[.$B$40])" office:value-type="float" office:value="289.680061792273" calcext:value-type="float">
            <text:p>289.68</text:p>
          </table:table-cell>
          <table:table-cell table:formula="of:=(([.$C$50] * POWER([.C72];3)) + ([.$D$50] * POWER([.C72];2)) + ([.$C$52] * [.C72]) + [.$D$52])" office:value-type="float" office:value="148.886442549162" calcext:value-type="float">
            <text:p>148.89</text:p>
          </table:table-cell>
          <table:table-cell table:formula="of:=[.E71] + (([.F71]-[.F70]) *[.$B$41])" office:value-type="float" office:value="289.028793990275" calcext:value-type="float">
            <text:p>289.03</text:p>
          </table:table-cell>
          <table:table-cell table:formula="of:=(([.$E$50] * POWER([.E72];3)) + ([.$F$50] * POWER([.E72];2)) + ([.$E$52] * [.E72]) + [.$F$52])" office:value-type="float" office:value="153.833640890065" calcext:value-type="float">
            <text:p>153.83</text:p>
          </table:table-cell>
          <table:table-cell table:formula="of:=[.G71] + (([.H71]-[.H70]) *[.$B$42])" office:value-type="float" office:value="288.92761919774" calcext:value-type="float">
            <text:p>288.93</text:p>
          </table:table-cell>
          <table:table-cell table:formula="of:=(([.$G$50] * POWER([.G72];3)) + ([.$H$50] * POWER([.G72];2)) + ([.$G$52] * [.G72]) + [.$H$52])" office:value-type="float" office:value="154.813331859434" calcext:value-type="float">
            <text:p>154.81</text:p>
          </table:table-cell>
          <table:table-cell table:formula="of:=[.I71] + (([.J71]-[.J70]) *[.$B$43])" office:value-type="float" office:value="288.742361267194" calcext:value-type="float">
            <text:p>288.74</text:p>
          </table:table-cell>
          <table:table-cell table:formula="of:=(([.$I$50] * POWER([.I72];3)) + ([.$J$50] * POWER([.I72];2)) + ([.$I$52] * [.I72]) + [.$J$52])" office:value-type="float" office:value="156.573841156257" calcext:value-type="float">
            <text:p>156.57</text:p>
          </table:table-cell>
          <table:table-cell table:formula="of:=[.K71] + (([.L71]-[.L70]) * [.$B$44])" office:value-type="float" office:value="288.576270176495" calcext:value-type="float">
            <text:p>288.58</text:p>
          </table:table-cell>
          <table:table-cell table:style-name="ce83" table:formula="of:=(([.$K$50] * POWER([.K72];3)) + ([.$L$50] * POWER([.K72];2)) + ([.$K$52] * [.K72]) + [.$L$52])" office:value-type="float" office:value="158.465685280948" calcext:value-type="float">
            <text:p>158.47</text:p>
          </table:table-cell>
          <table:table-cell table:style-name="ce83" table:formula="of:=[.M71] + (([.N71]-[.N70]) *[.$B$44])" office:value-type="float" office:value="288.502415906136" calcext:value-type="float">
            <text:p>288.50</text:p>
          </table:table-cell>
          <table:table-cell table:style-name="ce83" table:formula="of:=(([.$M$50] * POWER([.M72];3)) + ([.$N$50] * POWER([.M72];2)) + ([.$M$52] * [.M72]) + [.$N$52])" office:value-type="float" office:value="160.01893248271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72] + (([.B72]-[.B71]) *[.$B$39])" office:value-type="float" office:value="294.891025036925" calcext:value-type="float">
            <text:p>294.89</text:p>
          </table:table-cell>
          <table:table-cell table:formula="of:=(([.$A$50] * POWER([.A73];3)) + ([.$B$50] * POWER([.A73];2)) + ([.$A$52] * [.A73]) + [.$B$52])" office:value-type="float" office:value="66.2437296115713" calcext:value-type="float">
            <text:p>66.24</text:p>
          </table:table-cell>
          <table:table-cell table:formula="of:=[.C72] + (([.D72]-[.D71]) *[.$B$40])" office:value-type="float" office:value="289.680563155768" calcext:value-type="float">
            <text:p>289.68</text:p>
          </table:table-cell>
          <table:table-cell table:formula="of:=(([.$C$50] * POWER([.C73];3)) + ([.$D$50] * POWER([.C73];2)) + ([.$C$52] * [.C73]) + [.$D$52])" office:value-type="float" office:value="148.88786877341" calcext:value-type="float">
            <text:p>148.89</text:p>
          </table:table-cell>
          <table:table-cell table:formula="of:=[.E72] + (([.F72]-[.F71]) *[.$B$41])" office:value-type="float" office:value="289.028921162964" calcext:value-type="float">
            <text:p>289.03</text:p>
          </table:table-cell>
          <table:table-cell table:formula="of:=(([.$E$50] * POWER([.E73];3)) + ([.$F$50] * POWER([.E73];2)) + ([.$E$52] * [.E73]) + [.$F$52])" office:value-type="float" office:value="153.833997190911" calcext:value-type="float">
            <text:p>153.83</text:p>
          </table:table-cell>
          <table:table-cell table:formula="of:=[.G72] + (([.H72]-[.H71]) *[.$B$42])" office:value-type="float" office:value="288.927729528644" calcext:value-type="float">
            <text:p>288.93</text:p>
          </table:table-cell>
          <table:table-cell table:formula="of:=(([.$G$50] * POWER([.G73];3)) + ([.$H$50] * POWER([.G73];2)) + ([.$G$52] * [.G73]) + [.$H$52])" office:value-type="float" office:value="154.813642323417" calcext:value-type="float">
            <text:p>154.81</text:p>
          </table:table-cell>
          <table:table-cell table:formula="of:=[.I72] + (([.J72]-[.J71]) *[.$B$43])" office:value-type="float" office:value="288.742425244598" calcext:value-type="float">
            <text:p>288.74</text:p>
          </table:table-cell>
          <table:table-cell table:formula="of:=(([.$I$50] * POWER([.I73];3)) + ([.$J$50] * POWER([.I73];2)) + ([.$I$52] * [.I73]) + [.$J$52])" office:value-type="float" office:value="156.574019378265" calcext:value-type="float">
            <text:p>156.57</text:p>
          </table:table-cell>
          <table:table-cell table:formula="of:=[.K72] + (([.L72]-[.L71]) * [.$B$44])" office:value-type="float" office:value="288.576313236542" calcext:value-type="float">
            <text:p>288.58</text:p>
          </table:table-cell>
          <table:table-cell table:style-name="ce83" table:formula="of:=(([.$K$50] * POWER([.K73];3)) + ([.$L$50] * POWER([.K73];2)) + ([.$K$52] * [.K73]) + [.$L$52])" office:value-type="float" office:value="158.465805190098" calcext:value-type="float">
            <text:p>158.47</text:p>
          </table:table-cell>
          <table:table-cell table:style-name="ce83" table:formula="of:=[.M72] + (([.N72]-[.N71]) *[.$B$44])" office:value-type="float" office:value="288.502458814822" calcext:value-type="float">
            <text:p>288.50</text:p>
          </table:table-cell>
          <table:table-cell table:style-name="ce83" table:formula="of:=(([.$M$50] * POWER([.M73];3)) + ([.$N$50] * POWER([.M73];2)) + ([.$M$52] * [.M73]) + [.$N$52])" office:value-type="float" office:value="160.019052336875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73] + (([.B73]-[.B72]) *[.$B$39])" office:value-type="float" office:value="294.891244496976" calcext:value-type="float">
            <text:p>294.89</text:p>
          </table:table-cell>
          <table:table-cell table:formula="of:=(([.$A$50] * POWER([.A74];3)) + ([.$B$50] * POWER([.A74];2)) + ([.$A$52] * [.A74]) + [.$B$52])" office:value-type="float" office:value="66.2439514913003" calcext:value-type="float">
            <text:p>66.24</text:p>
          </table:table-cell>
          <table:table-cell table:formula="of:=[.C73] + (([.D73]-[.D72]) *[.$B$40])" office:value-type="float" office:value="289.680895370436" calcext:value-type="float">
            <text:p>289.68</text:p>
          </table:table-cell>
          <table:table-cell table:formula="of:=(([.$C$50] * POWER([.C74];3)) + ([.$D$50] * POWER([.C74];2)) + ([.$C$52] * [.C74]) + [.$D$52])" office:value-type="float" office:value="148.888813824976" calcext:value-type="float">
            <text:p>148.89</text:p>
          </table:table-cell>
          <table:table-cell table:formula="of:=[.E73] + (([.F73]-[.F72]) *[.$B$41])" office:value-type="float" office:value="289.028999978842" calcext:value-type="float">
            <text:p>289.03</text:p>
          </table:table-cell>
          <table:table-cell table:formula="of:=(([.$E$50] * POWER([.E74];3)) + ([.$F$50] * POWER([.E74];2)) + ([.$E$52] * [.E74]) + [.$F$52])" office:value-type="float" office:value="153.834218010259" calcext:value-type="float">
            <text:p>153.83</text:p>
          </table:table-cell>
          <table:table-cell table:formula="of:=[.G73] + (([.H73]-[.H72]) *[.$B$42])" office:value-type="float" office:value="288.927797567604" calcext:value-type="float">
            <text:p>288.93</text:p>
          </table:table-cell>
          <table:table-cell table:formula="of:=(([.$G$50] * POWER([.G74];3)) + ([.$H$50] * POWER([.G74];2)) + ([.$G$52] * [.G74]) + [.$H$52])" office:value-type="float" office:value="154.813833780792" calcext:value-type="float">
            <text:p>154.81</text:p>
          </table:table-cell>
          <table:table-cell table:formula="of:=[.I73] + (([.J73]-[.J72]) *[.$B$43])" office:value-type="float" office:value="288.742463652308" calcext:value-type="float">
            <text:p>288.74</text:p>
          </table:table-cell>
          <table:table-cell table:formula="of:=(([.$I$50] * POWER([.I74];3)) + ([.$J$50] * POWER([.I74];2)) + ([.$I$52] * [.I74]) + [.$J$52])" office:value-type="float" office:value="156.574126370778" calcext:value-type="float">
            <text:p>156.57</text:p>
          </table:table-cell>
          <table:table-cell table:formula="of:=[.K73] + (([.L73]-[.L72]) * [.$B$44])" office:value-type="float" office:value="288.57633864335" calcext:value-type="float">
            <text:p>288.58</text:p>
          </table:table-cell>
          <table:table-cell table:style-name="ce83" table:formula="of:=(([.$K$50] * POWER([.K74];3)) + ([.$L$50] * POWER([.K74];2)) + ([.$K$52] * [.K74]) + [.$L$52])" office:value-type="float" office:value="158.465875940367" calcext:value-type="float">
            <text:p>158.47</text:p>
          </table:table-cell>
          <table:table-cell table:style-name="ce83" table:formula="of:=[.M73] + (([.N73]-[.N72]) *[.$B$44])" office:value-type="float" office:value="288.50248420998" calcext:value-type="float">
            <text:p>288.50</text:p>
          </table:table-cell>
          <table:table-cell table:style-name="ce83" table:formula="of:=(([.$M$50] * POWER([.M74];3)) + ([.$N$50] * POWER([.M74];2)) + ([.$M$52] * [.M74]) + [.$N$52])" office:value-type="float" office:value="160.019123271615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74] + (([.B74]-[.B73]) *[.$B$39])" office:value-type="float" office:value="294.891378110506" calcext:value-type="float">
            <text:p>294.89</text:p>
          </table:table-cell>
          <table:table-cell table:formula="of:=(([.$A$50] * POWER([.A75];3)) + ([.$B$50] * POWER([.A75];2)) + ([.$A$52] * [.A75]) + [.$B$52])" office:value-type="float" office:value="66.2440865782545" calcext:value-type="float">
            <text:p>66.24</text:p>
          </table:table-cell>
          <table:table-cell table:formula="of:=[.C74] + (([.D74]-[.D73]) *[.$B$40])" office:value-type="float" office:value="289.681115504116" calcext:value-type="float">
            <text:p>289.68</text:p>
          </table:table-cell>
          <table:table-cell table:formula="of:=(([.$C$50] * POWER([.C75];3)) + ([.$D$50] * POWER([.C75];2)) + ([.$C$52] * [.C75]) + [.$D$52])" office:value-type="float" office:value="148.889440041112" calcext:value-type="float">
            <text:p>148.89</text:p>
          </table:table-cell>
          <table:table-cell table:formula="of:=[.E74] + (([.F74]-[.F73]) *[.$B$41])" office:value-type="float" office:value="289.029048825402" calcext:value-type="float">
            <text:p>289.03</text:p>
          </table:table-cell>
          <table:table-cell table:formula="of:=(([.$E$50] * POWER([.E75];3)) + ([.$F$50] * POWER([.E75];2)) + ([.$E$52] * [.E75]) + [.$F$52])" office:value-type="float" office:value="153.834354864306" calcext:value-type="float">
            <text:p>153.83</text:p>
          </table:table-cell>
          <table:table-cell table:formula="of:=[.G74] + (([.H74]-[.H73]) *[.$B$42])" office:value-type="float" office:value="288.927839525967" calcext:value-type="float">
            <text:p>288.93</text:p>
          </table:table-cell>
          <table:table-cell table:formula="of:=(([.$G$50] * POWER([.G75];3)) + ([.$H$50] * POWER([.G75];2)) + ([.$G$52] * [.G75]) + [.$H$52])" office:value-type="float" office:value="154.813951849068" calcext:value-type="float">
            <text:p>154.81</text:p>
          </table:table-cell>
          <table:table-cell table:formula="of:=[.I74] + (([.J74]-[.J73]) *[.$B$43])" office:value-type="float" office:value="288.742486709716" calcext:value-type="float">
            <text:p>288.74</text:p>
          </table:table-cell>
          <table:table-cell table:formula="of:=(([.$I$50] * POWER([.I75];3)) + ([.$J$50] * POWER([.I75];2)) + ([.$I$52] * [.I75]) + [.$J$52])" office:value-type="float" office:value="156.574190601906" calcext:value-type="float">
            <text:p>156.57</text:p>
          </table:table-cell>
          <table:table-cell table:formula="of:=[.K74] + (([.L74]-[.L73]) * [.$B$44])" office:value-type="float" office:value="288.576353634186" calcext:value-type="float">
            <text:p>288.58</text:p>
          </table:table-cell>
          <table:table-cell table:style-name="ce83" table:formula="of:=(([.$K$50] * POWER([.K75];3)) + ([.$L$50] * POWER([.K75];2)) + ([.$K$52] * [.K75]) + [.$L$52])" office:value-type="float" office:value="158.465917685321" calcext:value-type="float">
            <text:p>158.47</text:p>
          </table:table-cell>
          <table:table-cell table:style-name="ce83" table:formula="of:=[.M74] + (([.N74]-[.N73]) *[.$B$44])" office:value-type="float" office:value="288.502499239903" calcext:value-type="float">
            <text:p>288.50</text:p>
          </table:table-cell>
          <table:table-cell table:style-name="ce83" table:formula="of:=(([.$M$50] * POWER([.M75];3)) + ([.$N$50] * POWER([.M75];2)) + ([.$M$52] * [.M75]) + [.$N$52])" office:value-type="float" office:value="160.019165253791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75] + (([.B75]-[.B74]) *[.$B$39])" office:value-type="float" office:value="294.891459458382" calcext:value-type="float">
            <text:p>294.89</text:p>
          </table:table-cell>
          <table:table-cell table:formula="of:=(([.$A$50] * POWER([.A76];3)) + ([.$B$50] * POWER([.A76];2)) + ([.$A$52] * [.A76]) + [.$B$52])" office:value-type="float" office:value="66.2441688232897" calcext:value-type="float">
            <text:p>66.24</text:p>
          </table:table-cell>
          <table:table-cell table:formula="of:=[.C75] + (([.D75]-[.D74]) *[.$B$40])" office:value-type="float" office:value="289.681261370508" calcext:value-type="float">
            <text:p>289.68</text:p>
          </table:table-cell>
          <table:table-cell table:formula="of:=(([.$C$50] * POWER([.C76];3)) + ([.$D$50] * POWER([.C76];2)) + ([.$C$52] * [.C76]) + [.$D$52])" office:value-type="float" office:value="148.889854989138" calcext:value-type="float">
            <text:p>148.89</text:p>
          </table:table-cell>
          <table:table-cell table:formula="of:=[.E75] + (([.F75]-[.F74]) *[.$B$41])" office:value-type="float" office:value="289.029079098336" calcext:value-type="float">
            <text:p>289.03</text:p>
          </table:table-cell>
          <table:table-cell table:formula="of:=(([.$E$50] * POWER([.E76];3)) + ([.$F$50] * POWER([.E76];2)) + ([.$E$52] * [.E76]) + [.$F$52])" office:value-type="float" office:value="153.834439680411" calcext:value-type="float">
            <text:p>153.83</text:p>
          </table:table-cell>
          <table:table-cell table:formula="of:=[.G75] + (([.H75]-[.H74]) *[.$B$42])" office:value-type="float" office:value="288.927865400926" calcext:value-type="float">
            <text:p>288.93</text:p>
          </table:table-cell>
          <table:table-cell table:formula="of:=(([.$G$50] * POWER([.G76];3)) + ([.$H$50] * POWER([.G76];2)) + ([.$G$52] * [.G76]) + [.$H$52])" office:value-type="float" office:value="154.814024659641" calcext:value-type="float">
            <text:p>154.81</text:p>
          </table:table-cell>
          <table:table-cell table:formula="of:=[.I75] + (([.J75]-[.J74]) *[.$B$43])" office:value-type="float" office:value="288.742500551837" calcext:value-type="float">
            <text:p>288.74</text:p>
          </table:table-cell>
          <table:table-cell table:formula="of:=(([.$I$50] * POWER([.I76];3)) + ([.$J$50] * POWER([.I76];2)) + ([.$I$52] * [.I76]) + [.$J$52])" office:value-type="float" office:value="156.574229161978" calcext:value-type="float">
            <text:p>156.57</text:p>
          </table:table-cell>
          <table:table-cell table:formula="of:=[.K75] + (([.L75]-[.L74]) * [.$B$44])" office:value-type="float" office:value="288.576362479266" calcext:value-type="float">
            <text:p>288.58</text:p>
          </table:table-cell>
          <table:table-cell table:style-name="ce83" table:formula="of:=(([.$K$50] * POWER([.K76];3)) + ([.$L$50] * POWER([.K76];2)) + ([.$K$52] * [.K76]) + [.$L$52])" office:value-type="float" office:value="158.465942316195" calcext:value-type="float">
            <text:p>158.47</text:p>
          </table:table-cell>
          <table:table-cell table:style-name="ce83" table:formula="of:=[.M75] + (([.N75]-[.N74]) *[.$B$44])" office:value-type="float" office:value="288.502508135246" calcext:value-type="float">
            <text:p>288.50</text:p>
          </table:table-cell>
          <table:table-cell table:style-name="ce83" table:formula="of:=(([.$M$50] * POWER([.M76];3)) + ([.$N$50] * POWER([.M76];2)) + ([.$M$52] * [.M76]) + [.$N$52])" office:value-type="float" office:value="160.019190100624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76] + (([.B76]-[.B75]) *[.$B$39])" office:value-type="float" office:value="294.891508985436" calcext:value-type="float">
            <text:p>294.89</text:p>
          </table:table-cell>
          <table:table-cell table:formula="of:=(([.$A$50] * POWER([.A77];3)) + ([.$B$50] * POWER([.A77];2)) + ([.$A$52] * [.A77]) + [.$B$52])" office:value-type="float" office:value="66.2442188965973" calcext:value-type="float">
            <text:p>66.24</text:p>
          </table:table-cell>
          <table:table-cell table:formula="of:=[.C76] + (([.D76]-[.D75]) *[.$B$40])" office:value-type="float" office:value="289.68135802559" calcext:value-type="float">
            <text:p>289.68</text:p>
          </table:table-cell>
          <table:table-cell table:formula="of:=(([.$C$50] * POWER([.C77];3)) + ([.$D$50] * POWER([.C77];2)) + ([.$C$52] * [.C77]) + [.$D$52])" office:value-type="float" office:value="148.8901299454" calcext:value-type="float">
            <text:p>148.89</text:p>
          </table:table-cell>
          <table:table-cell table:formula="of:=[.E76] + (([.F76]-[.F75]) *[.$B$41])" office:value-type="float" office:value="289.029097860165" calcext:value-type="float">
            <text:p>289.03</text:p>
          </table:table-cell>
          <table:table-cell table:formula="of:=(([.$E$50] * POWER([.E77];3)) + ([.$F$50] * POWER([.E77];2)) + ([.$E$52] * [.E77]) + [.$F$52])" office:value-type="float" office:value="153.834492245706" calcext:value-type="float">
            <text:p>153.83</text:p>
          </table:table-cell>
          <table:table-cell table:formula="of:=[.G76] + (([.H76]-[.H75]) *[.$B$42])" office:value-type="float" office:value="288.927881357545" calcext:value-type="float">
            <text:p>288.93</text:p>
          </table:table-cell>
          <table:table-cell table:formula="of:=(([.$G$50] * POWER([.G77];3)) + ([.$H$50] * POWER([.G77];2)) + ([.$G$52] * [.G77]) + [.$H$52])" office:value-type="float" office:value="154.81406956062" calcext:value-type="float">
            <text:p>154.81</text:p>
          </table:table-cell>
          <table:table-cell table:formula="of:=[.I76] + (([.J76]-[.J75]) *[.$B$43])" office:value-type="float" office:value="288.74250886172" calcext:value-type="float">
            <text:p>288.74</text:p>
          </table:table-cell>
          <table:table-cell table:formula="of:=(([.$I$50] * POWER([.I77];3)) + ([.$J$50] * POWER([.I77];2)) + ([.$I$52] * [.I77]) + [.$J$52])" office:value-type="float" office:value="156.574252310867" calcext:value-type="float">
            <text:p>156.57</text:p>
          </table:table-cell>
          <table:table-cell table:formula="of:=[.K76] + (([.L76]-[.L75]) * [.$B$44])" office:value-type="float" office:value="288.57636769815" calcext:value-type="float">
            <text:p>288.58</text:p>
          </table:table-cell>
          <table:table-cell table:style-name="ce83" table:formula="of:=(([.$K$50] * POWER([.K77];3)) + ([.$L$50] * POWER([.K77];2)) + ([.$K$52] * [.K77]) + [.$L$52])" office:value-type="float" office:value="158.465956849216" calcext:value-type="float">
            <text:p>158.47</text:p>
          </table:table-cell>
          <table:table-cell table:style-name="ce83" table:formula="of:=[.M76] + (([.N76]-[.N75]) *[.$B$44])" office:value-type="float" office:value="288.502513399888" calcext:value-type="float">
            <text:p>288.50</text:p>
          </table:table-cell>
          <table:table-cell table:style-name="ce83" table:formula="of:=(([.$M$50] * POWER([.M77];3)) + ([.$N$50] * POWER([.M77];2)) + ([.$M$52] * [.M77]) + [.$N$52])" office:value-type="float" office:value="160.019204806033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77] + (([.B77]-[.B76]) *[.$B$39])" office:value-type="float" office:value="294.891539139031" calcext:value-type="float">
            <text:p>294.89</text:p>
          </table:table-cell>
          <table:table-cell table:formula="of:=(([.$A$50] * POWER([.A78];3)) + ([.$B$50] * POWER([.A78];2)) + ([.$A$52] * [.A78]) + [.$B$52])" office:value-type="float" office:value="66.2442493827803" calcext:value-type="float">
            <text:p>66.24</text:p>
          </table:table-cell>
          <table:table-cell table:formula="of:=[.C77] + (([.D77]-[.D76]) *[.$B$40])" office:value-type="float" office:value="289.681422071972" calcext:value-type="float">
            <text:p>289.68</text:p>
          </table:table-cell>
          <table:table-cell table:formula="of:=(([.$C$50] * POWER([.C78];3)) + ([.$D$50] * POWER([.C78];2)) + ([.$C$52] * [.C78]) + [.$D$52])" office:value-type="float" office:value="148.890312139301" calcext:value-type="float">
            <text:p>148.89</text:p>
          </table:table-cell>
          <table:table-cell table:formula="of:=[.E77] + (([.F77]-[.F76]) *[.$B$41])" office:value-type="float" office:value="289.029109487923" calcext:value-type="float">
            <text:p>289.03</text:p>
          </table:table-cell>
          <table:table-cell table:formula="of:=(([.$E$50] * POWER([.E78];3)) + ([.$F$50] * POWER([.E78];2)) + ([.$E$52] * [.E78]) + [.$F$52])" office:value-type="float" office:value="153.834524823369" calcext:value-type="float">
            <text:p>153.83</text:p>
          </table:table-cell>
          <table:table-cell table:formula="of:=[.G77] + (([.H77]-[.H76]) *[.$B$42])" office:value-type="float" office:value="288.927891197707" calcext:value-type="float">
            <text:p>288.93</text:p>
          </table:table-cell>
          <table:table-cell table:formula="of:=(([.$G$50] * POWER([.G78];3)) + ([.$H$50] * POWER([.G78];2)) + ([.$G$52] * [.G78]) + [.$H$52])" office:value-type="float" office:value="154.814097250257" calcext:value-type="float">
            <text:p>154.81</text:p>
          </table:table-cell>
          <table:table-cell table:formula="of:=[.I77] + (([.J77]-[.J76]) *[.$B$43])" office:value-type="float" office:value="288.742513850418" calcext:value-type="float">
            <text:p>288.74</text:p>
          </table:table-cell>
          <table:table-cell table:formula="of:=(([.$I$50] * POWER([.I78];3)) + ([.$J$50] * POWER([.I78];2)) + ([.$I$52] * [.I78]) + [.$J$52])" office:value-type="float" office:value="156.574266207913" calcext:value-type="float">
            <text:p>156.57</text:p>
          </table:table-cell>
          <table:table-cell table:formula="of:=[.K77] + (([.L77]-[.L76]) * [.$B$44])" office:value-type="float" office:value="288.576370777462" calcext:value-type="float">
            <text:p>288.58</text:p>
          </table:table-cell>
          <table:table-cell table:style-name="ce83" table:formula="of:=(([.$K$50] * POWER([.K78];3)) + ([.$L$50] * POWER([.K78];2)) + ([.$K$52] * [.K78]) + [.$L$52])" office:value-type="float" office:value="158.465965424172" calcext:value-type="float">
            <text:p>158.47</text:p>
          </table:table-cell>
          <table:table-cell table:style-name="ce83" table:formula="of:=[.M77] + (([.N77]-[.N76]) *[.$B$44])" office:value-type="float" office:value="288.502516515726" calcext:value-type="float">
            <text:p>288.50</text:p>
          </table:table-cell>
          <table:table-cell table:style-name="ce83" table:formula="of:=(([.$M$50] * POWER([.M78];3)) + ([.$N$50] * POWER([.M78];2)) + ([.$M$52] * [.M78]) + [.$N$52])" office:value-type="float" office:value="160.01921350932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78] + (([.B78]-[.B77]) *[.$B$39])" office:value-type="float" office:value="294.891557497475" calcext:value-type="float">
            <text:p>294.89</text:p>
          </table:table-cell>
          <table:table-cell table:formula="of:=(([.$A$50] * POWER([.A79];3)) + ([.$B$50] * POWER([.A79];2)) + ([.$A$52] * [.A79]) + [.$B$52])" office:value-type="float" office:value="66.2442679437188" calcext:value-type="float">
            <text:p>66.24</text:p>
          </table:table-cell>
          <table:table-cell table:formula="of:=[.C78] + (([.D78]-[.D77]) *[.$B$40])" office:value-type="float" office:value="289.681464510941" calcext:value-type="float">
            <text:p>289.68</text:p>
          </table:table-cell>
          <table:table-cell table:formula="of:=(([.$C$50] * POWER([.C79];3)) + ([.$D$50] * POWER([.C79];2)) + ([.$C$52] * [.C79]) + [.$D$52])" office:value-type="float" office:value="148.89043286626" calcext:value-type="float">
            <text:p>148.89</text:p>
          </table:table-cell>
          <table:table-cell table:formula="of:=[.E78] + (([.F78]-[.F77]) *[.$B$41])" office:value-type="float" office:value="289.029116694296" calcext:value-type="float">
            <text:p>289.03</text:p>
          </table:table-cell>
          <table:table-cell table:formula="of:=(([.$E$50] * POWER([.E79];3)) + ([.$F$50] * POWER([.E79];2)) + ([.$E$52] * [.E79]) + [.$F$52])" office:value-type="float" office:value="153.834545013578" calcext:value-type="float">
            <text:p>153.83</text:p>
          </table:table-cell>
          <table:table-cell table:formula="of:=[.G78] + (([.H78]-[.H77]) *[.$B$42])" office:value-type="float" office:value="288.92789726596" calcext:value-type="float">
            <text:p>288.93</text:p>
          </table:table-cell>
          <table:table-cell table:formula="of:=(([.$G$50] * POWER([.G79];3)) + ([.$H$50] * POWER([.G79];2)) + ([.$G$52] * [.G79]) + [.$H$52])" office:value-type="float" office:value="154.81411432596" calcext:value-type="float">
            <text:p>154.81</text:p>
          </table:table-cell>
          <table:table-cell table:formula="of:=[.I78] + (([.J78]-[.J77]) *[.$B$43])" office:value-type="float" office:value="288.7425168453" calcext:value-type="float">
            <text:p>288.74</text:p>
          </table:table-cell>
          <table:table-cell table:formula="of:=(([.$I$50] * POWER([.I79];3)) + ([.$J$50] * POWER([.I79];2)) + ([.$I$52] * [.I79]) + [.$J$52])" office:value-type="float" office:value="156.57427455077" calcext:value-type="float">
            <text:p>156.57</text:p>
          </table:table-cell>
          <table:table-cell table:formula="of:=[.K78] + (([.L78]-[.L77]) * [.$B$44])" office:value-type="float" office:value="288.576372594356" calcext:value-type="float">
            <text:p>288.58</text:p>
          </table:table-cell>
          <table:table-cell table:style-name="ce83" table:formula="of:=(([.$K$50] * POWER([.K79];3)) + ([.$L$50] * POWER([.K79];2)) + ([.$K$52] * [.K79]) + [.$L$52])" office:value-type="float" office:value="158.465970483677" calcext:value-type="float">
            <text:p>158.47</text:p>
          </table:table-cell>
          <table:table-cell table:style-name="ce83" table:formula="of:=[.M78] + (([.N78]-[.N77]) *[.$B$44])" office:value-type="float" office:value="288.502518359812" calcext:value-type="float">
            <text:p>288.50</text:p>
          </table:table-cell>
          <table:table-cell table:style-name="ce83" table:formula="of:=(([.$M$50] * POWER([.M79];3)) + ([.$N$50] * POWER([.M79];2)) + ([.$M$52] * [.M79]) + [.$N$52])" office:value-type="float" office:value="160.019218660293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79] + (([.B79]-[.B78]) *[.$B$39])" office:value-type="float" office:value="294.891568674667" calcext:value-type="float">
            <text:p>294.89</text:p>
          </table:table-cell>
          <table:table-cell table:formula="of:=(([.$A$50] * POWER([.A80];3)) + ([.$B$50] * POWER([.A80];2)) + ([.$A$52] * [.A80]) + [.$B$52])" office:value-type="float" office:value="66.2442792441989" calcext:value-type="float">
            <text:p>66.24</text:p>
          </table:table-cell>
          <table:table-cell table:formula="of:=[.C79] + (([.D79]-[.D78]) *[.$B$40])" office:value-type="float" office:value="289.681492632231" calcext:value-type="float">
            <text:p>289.68</text:p>
          </table:table-cell>
          <table:table-cell table:formula="of:=(([.$C$50] * POWER([.C80];3)) + ([.$D$50] * POWER([.C80];2)) + ([.$C$52] * [.C80]) + [.$D$52])" office:value-type="float" office:value="148.890512863466" calcext:value-type="float">
            <text:p>148.89</text:p>
          </table:table-cell>
          <table:table-cell table:formula="of:=[.E79] + (([.F79]-[.F78]) *[.$B$41])" office:value-type="float" office:value="289.029121160492" calcext:value-type="float">
            <text:p>289.03</text:p>
          </table:table-cell>
          <table:table-cell table:formula="of:=(([.$E$50] * POWER([.E80];3)) + ([.$F$50] * POWER([.E80];2)) + ([.$E$52] * [.E80]) + [.$F$52])" office:value-type="float" office:value="153.834557526585" calcext:value-type="float">
            <text:p>153.83</text:p>
          </table:table-cell>
          <table:table-cell table:formula="of:=[.G79] + (([.H79]-[.H78]) *[.$B$42])" office:value-type="float" office:value="288.927901008143" calcext:value-type="float">
            <text:p>288.93</text:p>
          </table:table-cell>
          <table:table-cell table:formula="of:=(([.$G$50] * POWER([.G80];3)) + ([.$H$50] * POWER([.G80];2)) + ([.$G$52] * [.G80]) + [.$H$52])" office:value-type="float" office:value="154.814124856244" calcext:value-type="float">
            <text:p>154.81</text:p>
          </table:table-cell>
          <table:table-cell table:formula="of:=[.I79] + (([.J79]-[.J78]) *[.$B$43])" office:value-type="float" office:value="288.742518643226" calcext:value-type="float">
            <text:p>288.74</text:p>
          </table:table-cell>
          <table:table-cell table:formula="of:=(([.$I$50] * POWER([.I80];3)) + ([.$J$50] * POWER([.I80];2)) + ([.$I$52] * [.I80]) + [.$J$52])" office:value-type="float" office:value="156.574279559264" calcext:value-type="float">
            <text:p>156.57</text:p>
          </table:table-cell>
          <table:table-cell table:formula="of:=[.K79] + (([.L79]-[.L78]) * [.$B$44])" office:value-type="float" office:value="288.576373666383" calcext:value-type="float">
            <text:p>288.58</text:p>
          </table:table-cell>
          <table:table-cell table:style-name="ce83" table:formula="of:=(([.$K$50] * POWER([.K80];3)) + ([.$L$50] * POWER([.K80];2)) + ([.$K$52] * [.K80]) + [.$L$52])" office:value-type="float" office:value="158.465973468948" calcext:value-type="float">
            <text:p>158.47</text:p>
          </table:table-cell>
          <table:table-cell table:style-name="ce83" table:formula="of:=[.M79] + (([.N79]-[.N78]) *[.$B$44])" office:value-type="float" office:value="288.502519451219" calcext:value-type="float">
            <text:p>288.50</text:p>
          </table:table-cell>
          <table:table-cell table:style-name="ce83" table:formula="of:=(([.$M$50] * POWER([.M80];3)) + ([.$N$50] * POWER([.M80];2)) + ([.$M$52] * [.M80]) + [.$N$52])" office:value-type="float" office:value="160.019221708855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80] + (([.B80]-[.B79]) *[.$B$39])" office:value-type="float" office:value="294.891575479692" calcext:value-type="float">
            <text:p>294.89</text:p>
          </table:table-cell>
          <table:table-cell table:formula="of:=(([.$A$50] * POWER([.A81];3)) + ([.$B$50] * POWER([.A81];2)) + ([.$A$52] * [.A81]) + [.$B$52])" office:value-type="float" office:value="66.2442861242853" calcext:value-type="float">
            <text:p>66.24</text:p>
          </table:table-cell>
          <table:table-cell table:formula="of:=[.C80] + (([.D80]-[.D79]) *[.$B$40])" office:value-type="float" office:value="289.681511266219" calcext:value-type="float">
            <text:p>289.68</text:p>
          </table:table-cell>
          <table:table-cell table:formula="of:=(([.$C$50] * POWER([.C81];3)) + ([.$D$50] * POWER([.C81];2)) + ([.$C$52] * [.C81]) + [.$D$52])" office:value-type="float" office:value="148.890565871961" calcext:value-type="float">
            <text:p>148.89</text:p>
          </table:table-cell>
          <table:table-cell table:formula="of:=[.E80] + (([.F80]-[.F79]) *[.$B$41])" office:value-type="float" office:value="289.029123928444" calcext:value-type="float">
            <text:p>289.03</text:p>
          </table:table-cell>
          <table:table-cell table:formula="of:=(([.$E$50] * POWER([.E81];3)) + ([.$F$50] * POWER([.E81];2)) + ([.$E$52] * [.E81]) + [.$F$52])" office:value-type="float" office:value="153.8345652816" calcext:value-type="float">
            <text:p>153.83</text:p>
          </table:table-cell>
          <table:table-cell table:formula="of:=[.G80] + (([.H80]-[.H79]) *[.$B$42])" office:value-type="float" office:value="288.927903315882" calcext:value-type="float">
            <text:p>288.93</text:p>
          </table:table-cell>
          <table:table-cell table:formula="of:=(([.$G$50] * POWER([.G81];3)) + ([.$H$50] * POWER([.G81];2)) + ([.$G$52] * [.G81]) + [.$H$52])" office:value-type="float" office:value="154.814131350086" calcext:value-type="float">
            <text:p>154.81</text:p>
          </table:table-cell>
          <table:table-cell table:formula="of:=[.I80] + (([.J80]-[.J79]) *[.$B$43])" office:value-type="float" office:value="288.742519722581" calcext:value-type="float">
            <text:p>288.74</text:p>
          </table:table-cell>
          <table:table-cell table:formula="of:=(([.$I$50] * POWER([.I81];3)) + ([.$J$50] * POWER([.I81];2)) + ([.$I$52] * [.I81]) + [.$J$52])" office:value-type="float" office:value="156.57428256603" calcext:value-type="float">
            <text:p>156.57</text:p>
          </table:table-cell>
          <table:table-cell table:formula="of:=[.K80] + (([.L80]-[.L79]) * [.$B$44])" office:value-type="float" office:value="288.576374298914" calcext:value-type="float">
            <text:p>288.58</text:p>
          </table:table-cell>
          <table:table-cell table:style-name="ce83" table:formula="of:=(([.$K$50] * POWER([.K81];3)) + ([.$L$50] * POWER([.K81];2)) + ([.$K$52] * [.K81]) + [.$L$52])" office:value-type="float" office:value="158.465975230357" calcext:value-type="float">
            <text:p>158.47</text:p>
          </table:table-cell>
          <table:table-cell table:style-name="ce83" table:formula="of:=[.M80] + (([.N80]-[.N79]) *[.$B$44])" office:value-type="float" office:value="288.50252009716" calcext:value-type="float">
            <text:p>288.50</text:p>
          </table:table-cell>
          <table:table-cell table:style-name="ce83" table:formula="of:=(([.$M$50] * POWER([.M81];3)) + ([.$N$50] * POWER([.M81];2)) + ([.$M$52] * [.M81]) + [.$N$52])" office:value-type="float" office:value="160.019223513127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81] + (([.B81]-[.B80]) *[.$B$39])" office:value-type="float" office:value="294.891579622804" calcext:value-type="float">
            <text:p>294.89</text:p>
          </table:table-cell>
          <table:table-cell table:formula="of:=(([.$A$50] * POWER([.A82];3)) + ([.$B$50] * POWER([.A82];2)) + ([.$A$52] * [.A82]) + [.$B$52])" office:value-type="float" office:value="66.2442903130977" calcext:value-type="float">
            <text:p>66.24</text:p>
          </table:table-cell>
          <table:table-cell table:formula="of:=[.C81] + (([.D81]-[.D80]) *[.$B$40])" office:value-type="float" office:value="289.681523613646" calcext:value-type="float">
            <text:p>289.68</text:p>
          </table:table-cell>
          <table:table-cell table:formula="of:=(([.$C$50] * POWER([.C82];3)) + ([.$D$50] * POWER([.C82];2)) + ([.$C$52] * [.C82]) + [.$D$52])" office:value-type="float" office:value="148.890600996948" calcext:value-type="float">
            <text:p>148.89</text:p>
          </table:table-cell>
          <table:table-cell table:formula="of:=[.E81] + (([.F81]-[.F80]) *[.$B$41])" office:value-type="float" office:value="289.029125643899" calcext:value-type="float">
            <text:p>289.03</text:p>
          </table:table-cell>
          <table:table-cell table:formula="of:=(([.$E$50] * POWER([.E82];3)) + ([.$F$50] * POWER([.E82];2)) + ([.$E$52] * [.E82]) + [.$F$52])" office:value-type="float" office:value="153.834570087819" calcext:value-type="float">
            <text:p>153.83</text:p>
          </table:table-cell>
          <table:table-cell table:formula="of:=[.G81] + (([.H81]-[.H80]) *[.$B$42])" office:value-type="float" office:value="288.927904739023" calcext:value-type="float">
            <text:p>288.93</text:p>
          </table:table-cell>
          <table:table-cell table:formula="of:=(([.$G$50] * POWER([.G82];3)) + ([.$H$50] * POWER([.G82];2)) + ([.$G$52] * [.G82]) + [.$H$52])" office:value-type="float" office:value="154.814135354722" calcext:value-type="float">
            <text:p>154.81</text:p>
          </table:table-cell>
          <table:table-cell table:formula="of:=[.I81] + (([.J81]-[.J80]) *[.$B$43])" office:value-type="float" office:value="288.742520370553" calcext:value-type="float">
            <text:p>288.74</text:p>
          </table:table-cell>
          <table:table-cell table:formula="of:=(([.$I$50] * POWER([.I82];3)) + ([.$J$50] * POWER([.I82];2)) + ([.$I$52] * [.I82]) + [.$J$52])" office:value-type="float" office:value="156.574284371091" calcext:value-type="float">
            <text:p>156.57</text:p>
          </table:table-cell>
          <table:table-cell table:formula="of:=[.K81] + (([.L81]-[.L80]) * [.$B$44])" office:value-type="float" office:value="288.576374672128" calcext:value-type="float">
            <text:p>288.58</text:p>
          </table:table-cell>
          <table:table-cell table:style-name="ce83" table:formula="of:=(([.$K$50] * POWER([.K82];3)) + ([.$L$50] * POWER([.K82];2)) + ([.$K$52] * [.K82]) + [.$L$52])" office:value-type="float" office:value="158.465976269644" calcext:value-type="float">
            <text:p>158.47</text:p>
          </table:table-cell>
          <table:table-cell table:style-name="ce83" table:formula="of:=[.M81] + (([.N81]-[.N80]) *[.$B$44])" office:value-type="float" office:value="288.502520479456" calcext:value-type="float">
            <text:p>288.50</text:p>
          </table:table-cell>
          <table:table-cell table:style-name="ce83" table:formula="of:=(([.$M$50] * POWER([.M82];3)) + ([.$N$50] * POWER([.M82];2)) + ([.$M$52] * [.M82]) + [.$N$52])" office:value-type="float" office:value="160.01922458097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82] + (([.B82]-[.B81]) *[.$B$39])" office:value-type="float" office:value="294.891582145261" calcext:value-type="float">
            <text:p>294.89</text:p>
          </table:table-cell>
          <table:table-cell table:formula="of:=(([.$A$50] * POWER([.A83];3)) + ([.$B$50] * POWER([.A83];2)) + ([.$A$52] * [.A83]) + [.$B$52])" office:value-type="float" office:value="66.2442928633781" calcext:value-type="float">
            <text:p>66.24</text:p>
          </table:table-cell>
          <table:table-cell table:formula="of:=[.C82] + (([.D82]-[.D81]) *[.$B$40])" office:value-type="float" office:value="289.681531795414" calcext:value-type="float">
            <text:p>289.68</text:p>
          </table:table-cell>
          <table:table-cell table:formula="of:=(([.$C$50] * POWER([.C83];3)) + ([.$D$50] * POWER([.C83];2)) + ([.$C$52] * [.C83]) + [.$D$52])" office:value-type="float" office:value="148.8906242718" calcext:value-type="float">
            <text:p>148.89</text:p>
          </table:table-cell>
          <table:table-cell table:formula="of:=[.E82] + (([.F82]-[.F81]) *[.$B$41])" office:value-type="float" office:value="289.029126707064" calcext:value-type="float">
            <text:p>289.03</text:p>
          </table:table-cell>
          <table:table-cell table:formula="of:=(([.$E$50] * POWER([.E83];3)) + ([.$F$50] * POWER([.E83];2)) + ([.$E$52] * [.E83]) + [.$F$52])" office:value-type="float" office:value="153.834573066505" calcext:value-type="float">
            <text:p>153.83</text:p>
          </table:table-cell>
          <table:table-cell table:formula="of:=[.G82] + (([.H82]-[.H81]) *[.$B$42])" office:value-type="float" office:value="288.927905616649" calcext:value-type="float">
            <text:p>288.93</text:p>
          </table:table-cell>
          <table:table-cell table:formula="of:=(([.$G$50] * POWER([.G83];3)) + ([.$H$50] * POWER([.G83];2)) + ([.$G$52] * [.G83]) + [.$H$52])" office:value-type="float" office:value="154.814137824313" calcext:value-type="float">
            <text:p>154.81</text:p>
          </table:table-cell>
          <table:table-cell table:formula="of:=[.I82] + (([.J82]-[.J81]) *[.$B$43])" office:value-type="float" office:value="288.742520759553" calcext:value-type="float">
            <text:p>288.74</text:p>
          </table:table-cell>
          <table:table-cell table:formula="of:=(([.$I$50] * POWER([.I83];3)) + ([.$J$50] * POWER([.I83];2)) + ([.$I$52] * [.I83]) + [.$J$52])" office:value-type="float" office:value="156.574285454729" calcext:value-type="float">
            <text:p>156.57</text:p>
          </table:table-cell>
          <table:table-cell table:formula="of:=[.K82] + (([.L82]-[.L81]) * [.$B$44])" office:value-type="float" office:value="288.576374892336" calcext:value-type="float">
            <text:p>288.58</text:p>
          </table:table-cell>
          <table:table-cell table:style-name="ce83" table:formula="of:=(([.$K$50] * POWER([.K83];3)) + ([.$L$50] * POWER([.K83];2)) + ([.$K$52] * [.K83]) + [.$L$52])" office:value-type="float" office:value="158.465976882858" calcext:value-type="float">
            <text:p>158.47</text:p>
          </table:table-cell>
          <table:table-cell table:style-name="ce83" table:formula="of:=[.M82] + (([.N82]-[.N81]) *[.$B$44])" office:value-type="float" office:value="288.502520705715" calcext:value-type="float">
            <text:p>288.50</text:p>
          </table:table-cell>
          <table:table-cell table:style-name="ce83" table:formula="of:=(([.$M$50] * POWER([.M83];3)) + ([.$N$50] * POWER([.M83];2)) + ([.$M$52] * [.M83]) + [.$N$52])" office:value-type="float" office:value="160.019225212967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83] + (([.B83]-[.B82]) *[.$B$39])" office:value-type="float" office:value="294.891583681012" calcext:value-type="float">
            <text:p>294.89</text:p>
          </table:table-cell>
          <table:table-cell table:formula="of:=(([.$A$50] * POWER([.A84];3)) + ([.$B$50] * POWER([.A84];2)) + ([.$A$52] * [.A84]) + [.$B$52])" office:value-type="float" office:value="66.2442944160689" calcext:value-type="float">
            <text:p>66.24</text:p>
          </table:table-cell>
          <table:table-cell table:formula="of:=[.C83] + (([.D83]-[.D82]) *[.$B$40])" office:value-type="float" office:value="289.681537216895" calcext:value-type="float">
            <text:p>289.68</text:p>
          </table:table-cell>
          <table:table-cell table:formula="of:=(([.$C$50] * POWER([.C84];3)) + ([.$D$50] * POWER([.C84];2)) + ([.$C$52] * [.C84]) + [.$D$52])" office:value-type="float" office:value="148.890639694403" calcext:value-type="float">
            <text:p>148.89</text:p>
          </table:table-cell>
          <table:table-cell table:formula="of:=[.E83] + (([.F83]-[.F82]) *[.$B$41])" office:value-type="float" office:value="289.029127365967" calcext:value-type="float">
            <text:p>289.03</text:p>
          </table:table-cell>
          <table:table-cell table:formula="of:=(([.$E$50] * POWER([.E84];3)) + ([.$F$50] * POWER([.E84];2)) + ([.$E$52] * [.E84]) + [.$F$52])" office:value-type="float" office:value="153.834574912563" calcext:value-type="float">
            <text:p>153.83</text:p>
          </table:table-cell>
          <table:table-cell table:formula="of:=[.G83] + (([.H83]-[.H82]) *[.$B$42])" office:value-type="float" office:value="288.927906157866" calcext:value-type="float">
            <text:p>288.93</text:p>
          </table:table-cell>
          <table:table-cell table:formula="of:=(([.$G$50] * POWER([.G84];3)) + ([.$H$50] * POWER([.G84];2)) + ([.$G$52] * [.G84]) + [.$H$52])" office:value-type="float" office:value="154.814139347265" calcext:value-type="float">
            <text:p>154.81</text:p>
          </table:table-cell>
          <table:table-cell table:formula="of:=[.I83] + (([.J83]-[.J82]) *[.$B$43])" office:value-type="float" office:value="288.742520993082" calcext:value-type="float">
            <text:p>288.74</text:p>
          </table:table-cell>
          <table:table-cell table:formula="of:=(([.$I$50] * POWER([.I84];3)) + ([.$J$50] * POWER([.I84];2)) + ([.$I$52] * [.I84]) + [.$J$52])" office:value-type="float" office:value="156.574286105274" calcext:value-type="float">
            <text:p>156.57</text:p>
          </table:table-cell>
          <table:table-cell table:formula="of:=[.K83] + (([.L83]-[.L82]) * [.$B$44])" office:value-type="float" office:value="288.576375022266" calcext:value-type="float">
            <text:p>288.58</text:p>
          </table:table-cell>
          <table:table-cell table:style-name="ce83" table:formula="of:=(([.$K$50] * POWER([.K84];3)) + ([.$L$50] * POWER([.K84];2)) + ([.$K$52] * [.K84]) + [.$L$52])" office:value-type="float" office:value="158.465977244671" calcext:value-type="float">
            <text:p>158.47</text:p>
          </table:table-cell>
          <table:table-cell table:style-name="ce83" table:formula="of:=[.M83] + (([.N83]-[.N82]) *[.$B$44])" office:value-type="float" office:value="288.502520839625" calcext:value-type="float">
            <text:p>288.50</text:p>
          </table:table-cell>
          <table:table-cell table:style-name="ce83" table:formula="of:=(([.$M$50] * POWER([.M84];3)) + ([.$N$50] * POWER([.M84];2)) + ([.$M$52] * [.M84]) + [.$N$52])" office:value-type="float" office:value="160.019225587008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84] + (([.B84]-[.B83]) *[.$B$39])" office:value-type="float" office:value="294.891584616025" calcext:value-type="float">
            <text:p>294.89</text:p>
          </table:table-cell>
          <table:table-cell table:formula="of:=(([.$A$50] * POWER([.A85];3)) + ([.$B$50] * POWER([.A85];2)) + ([.$A$52] * [.A85]) + [.$B$52])" office:value-type="float" office:value="66.2442953613959" calcext:value-type="float">
            <text:p>66.24</text:p>
          </table:table-cell>
          <table:table-cell table:formula="of:=[.C84] + (([.D84]-[.D83]) *[.$B$40])" office:value-type="float" office:value="289.681540809328" calcext:value-type="float">
            <text:p>289.68</text:p>
          </table:table-cell>
          <table:table-cell table:formula="of:=(([.$C$50] * POWER([.C85];3)) + ([.$D$50] * POWER([.C85];2)) + ([.$C$52] * [.C85]) + [.$D$52])" office:value-type="float" office:value="148.890649913876" calcext:value-type="float">
            <text:p>148.89</text:p>
          </table:table-cell>
          <table:table-cell table:formula="of:=[.E84] + (([.F84]-[.F83]) *[.$B$41])" office:value-type="float" office:value="289.029127774326" calcext:value-type="float">
            <text:p>289.03</text:p>
          </table:table-cell>
          <table:table-cell table:formula="of:=(([.$E$50] * POWER([.E85];3)) + ([.$F$50] * POWER([.E85];2)) + ([.$E$52] * [.E85]) + [.$F$52])" office:value-type="float" office:value="153.83457605667" calcext:value-type="float">
            <text:p>153.83</text:p>
          </table:table-cell>
          <table:table-cell table:formula="of:=[.G84] + (([.H84]-[.H83]) *[.$B$42])" office:value-type="float" office:value="288.927906491625" calcext:value-type="float">
            <text:p>288.93</text:p>
          </table:table-cell>
          <table:table-cell table:formula="of:=(([.$G$50] * POWER([.G85];3)) + ([.$H$50] * POWER([.G85];2)) + ([.$G$52] * [.G85]) + [.$H$52])" office:value-type="float" office:value="154.814140286444" calcext:value-type="float">
            <text:p>154.81</text:p>
          </table:table-cell>
          <table:table-cell table:formula="of:=[.I84] + (([.J84]-[.J83]) *[.$B$43])" office:value-type="float" office:value="288.742521133278" calcext:value-type="float">
            <text:p>288.74</text:p>
          </table:table-cell>
          <table:table-cell table:formula="of:=(([.$I$50] * POWER([.I85];3)) + ([.$J$50] * POWER([.I85];2)) + ([.$I$52] * [.I85]) + [.$J$52])" office:value-type="float" office:value="156.574286495815" calcext:value-type="float">
            <text:p>156.57</text:p>
          </table:table-cell>
          <table:table-cell table:formula="of:=[.K84] + (([.L84]-[.L83]) * [.$B$44])" office:value-type="float" office:value="288.576375098928" calcext:value-type="float">
            <text:p>288.58</text:p>
          </table:table-cell>
          <table:table-cell table:style-name="ce83" table:formula="of:=(([.$K$50] * POWER([.K85];3)) + ([.$L$50] * POWER([.K85];2)) + ([.$K$52] * [.K85]) + [.$L$52])" office:value-type="float" office:value="158.465977458155" calcext:value-type="float">
            <text:p>158.47</text:p>
          </table:table-cell>
          <table:table-cell table:style-name="ce83" table:formula="of:=[.M84] + (([.N84]-[.N83]) *[.$B$44])" office:value-type="float" office:value="288.502520918878" calcext:value-type="float">
            <text:p>288.50</text:p>
          </table:table-cell>
          <table:table-cell table:style-name="ce83" table:formula="of:=(([.$M$50] * POWER([.M85];3)) + ([.$N$50] * POWER([.M85];2)) + ([.$M$52] * [.M85]) + [.$N$52])" office:value-type="float" office:value="160.019225808383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85] + (([.B85]-[.B84]) *[.$B$39])" office:value-type="float" office:value="294.89158518529" calcext:value-type="float">
            <text:p>294.89</text:p>
          </table:table-cell>
          <table:table-cell table:formula="of:=(([.$A$50] * POWER([.A86];3)) + ([.$B$50] * POWER([.A86];2)) + ([.$A$52] * [.A86]) + [.$B$52])" office:value-type="float" office:value="66.2442959369405" calcext:value-type="float">
            <text:p>66.24</text:p>
          </table:table-cell>
          <table:table-cell table:formula="of:=[.C85] + (([.D85]-[.D84]) *[.$B$40])" office:value-type="float" office:value="289.68154318978" calcext:value-type="float">
            <text:p>289.68</text:p>
          </table:table-cell>
          <table:table-cell table:formula="of:=(([.$C$50] * POWER([.C86];3)) + ([.$D$50] * POWER([.C86];2)) + ([.$C$52] * [.C86]) + [.$D$52])" office:value-type="float" office:value="148.890656685601" calcext:value-type="float">
            <text:p>148.89</text:p>
          </table:table-cell>
          <table:table-cell table:formula="of:=[.E85] + (([.F85]-[.F84]) *[.$B$41])" office:value-type="float" office:value="289.029128027409" calcext:value-type="float">
            <text:p>289.03</text:p>
          </table:table-cell>
          <table:table-cell table:formula="of:=(([.$E$50] * POWER([.E86];3)) + ([.$F$50] * POWER([.E86];2)) + ([.$E$52] * [.E86]) + [.$F$52])" office:value-type="float" office:value="153.834576765737" calcext:value-type="float">
            <text:p>153.83</text:p>
          </table:table-cell>
          <table:table-cell table:formula="of:=[.G85] + (([.H85]-[.H84]) *[.$B$42])" office:value-type="float" office:value="288.927906697449" calcext:value-type="float">
            <text:p>288.93</text:p>
          </table:table-cell>
          <table:table-cell table:formula="of:=(([.$G$50] * POWER([.G86];3)) + ([.$H$50] * POWER([.G86];2)) + ([.$G$52] * [.G86]) + [.$H$52])" office:value-type="float" office:value="154.814140865619" calcext:value-type="float">
            <text:p>154.81</text:p>
          </table:table-cell>
          <table:table-cell table:formula="of:=[.I85] + (([.J85]-[.J84]) *[.$B$43])" office:value-type="float" office:value="288.742521217441" calcext:value-type="float">
            <text:p>288.74</text:p>
          </table:table-cell>
          <table:table-cell table:formula="of:=(([.$I$50] * POWER([.I86];3)) + ([.$J$50] * POWER([.I86];2)) + ([.$I$52] * [.I86]) + [.$J$52])" office:value-type="float" office:value="156.57428673027" calcext:value-type="float">
            <text:p>156.57</text:p>
          </table:table-cell>
          <table:table-cell table:formula="of:=[.K85] + (([.L85]-[.L84]) * [.$B$44])" office:value-type="float" office:value="288.576375144162" calcext:value-type="float">
            <text:p>288.58</text:p>
          </table:table-cell>
          <table:table-cell table:style-name="ce83" table:formula="of:=(([.$K$50] * POWER([.K86];3)) + ([.$L$50] * POWER([.K86];2)) + ([.$K$52] * [.K86]) + [.$L$52])" office:value-type="float" office:value="158.465977584116" calcext:value-type="float">
            <text:p>158.47</text:p>
          </table:table-cell>
          <table:table-cell table:style-name="ce83" table:formula="of:=[.M85] + (([.N85]-[.N84]) *[.$B$44])" office:value-type="float" office:value="288.502520965784" calcext:value-type="float">
            <text:p>288.50</text:p>
          </table:table-cell>
          <table:table-cell table:style-name="ce83" table:formula="of:=(([.$M$50] * POWER([.M86];3)) + ([.$N$50] * POWER([.M86];2)) + ([.$M$52] * [.M86]) + [.$N$52])" office:value-type="float" office:value="160.019225939399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86] + (([.B86]-[.B85]) *[.$B$39])" office:value-type="float" office:value="294.891585531877" calcext:value-type="float">
            <text:p>294.89</text:p>
          </table:table-cell>
          <table:table-cell table:formula="of:=(([.$A$50] * POWER([.A87];3)) + ([.$B$50] * POWER([.A87];2)) + ([.$A$52] * [.A87]) + [.$B$52])" office:value-type="float" office:value="66.2442962873502" calcext:value-type="float">
            <text:p>66.24</text:p>
          </table:table-cell>
          <table:table-cell table:formula="of:=[.C86] + (([.D86]-[.D85]) *[.$B$40])" office:value-type="float" office:value="289.681544767138" calcext:value-type="float">
            <text:p>289.68</text:p>
          </table:table-cell>
          <table:table-cell table:formula="of:=(([.$C$50] * POWER([.C87];3)) + ([.$D$50] * POWER([.C87];2)) + ([.$C$52] * [.C87]) + [.$D$52])" office:value-type="float" office:value="148.890661172745" calcext:value-type="float">
            <text:p>148.89</text:p>
          </table:table-cell>
          <table:table-cell table:formula="of:=[.E86] + (([.F86]-[.F85]) *[.$B$41])" office:value-type="float" office:value="289.029128184259" calcext:value-type="float">
            <text:p>289.03</text:p>
          </table:table-cell>
          <table:table-cell table:formula="of:=(([.$E$50] * POWER([.E87];3)) + ([.$F$50] * POWER([.E87];2)) + ([.$E$52] * [.E87]) + [.$F$52])" office:value-type="float" office:value="153.834577205185" calcext:value-type="float">
            <text:p>153.83</text:p>
          </table:table-cell>
          <table:table-cell table:formula="of:=[.G86] + (([.H86]-[.H85]) *[.$B$42])" office:value-type="float" office:value="288.927906824376" calcext:value-type="float">
            <text:p>288.93</text:p>
          </table:table-cell>
          <table:table-cell table:formula="of:=(([.$G$50] * POWER([.G87];3)) + ([.$H$50] * POWER([.G87];2)) + ([.$G$52] * [.G87]) + [.$H$52])" office:value-type="float" office:value="154.814141222783" calcext:value-type="float">
            <text:p>154.81</text:p>
          </table:table-cell>
          <table:table-cell table:formula="of:=[.I86] + (([.J86]-[.J85]) *[.$B$43])" office:value-type="float" office:value="288.742521267967" calcext:value-type="float">
            <text:p>288.74</text:p>
          </table:table-cell>
          <table:table-cell table:formula="of:=(([.$I$50] * POWER([.I87];3)) + ([.$J$50] * POWER([.I87];2)) + ([.$I$52] * [.I87]) + [.$J$52])" office:value-type="float" office:value="156.574286871025" calcext:value-type="float">
            <text:p>156.57</text:p>
          </table:table-cell>
          <table:table-cell table:formula="of:=[.K86] + (([.L86]-[.L85]) * [.$B$44])" office:value-type="float" office:value="288.576375170851" calcext:value-type="float">
            <text:p>288.58</text:p>
          </table:table-cell>
          <table:table-cell table:style-name="ce83" table:formula="of:=(([.$K$50] * POWER([.K87];3)) + ([.$L$50] * POWER([.K87];2)) + ([.$K$52] * [.K87]) + [.$L$52])" office:value-type="float" office:value="158.465977658439" calcext:value-type="float">
            <text:p>158.47</text:p>
          </table:table-cell>
          <table:table-cell table:style-name="ce83" table:formula="of:=[.M86] + (([.N86]-[.N85]) *[.$B$44])" office:value-type="float" office:value="288.502520993544" calcext:value-type="float">
            <text:p>288.50</text:p>
          </table:table-cell>
          <table:table-cell table:style-name="ce83" table:formula="of:=(([.$M$50] * POWER([.M87];3)) + ([.$N$50] * POWER([.M87];2)) + ([.$M$52] * [.M87]) + [.$N$52])" office:value-type="float" office:value="160.019226016942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87] + (([.B87]-[.B86]) *[.$B$39])" office:value-type="float" office:value="294.89158574289" calcext:value-type="float">
            <text:p>294.89</text:p>
          </table:table-cell>
          <table:table-cell table:formula="of:=(([.$A$50] * POWER([.A88];3)) + ([.$B$50] * POWER([.A88];2)) + ([.$A$52] * [.A88]) + [.$B$52])" office:value-type="float" office:value="66.2442965006908" calcext:value-type="float">
            <text:p>66.24</text:p>
          </table:table-cell>
          <table:table-cell table:formula="of:=[.C87] + (([.D87]-[.D86]) *[.$B$40])" office:value-type="float" office:value="289.681545812342" calcext:value-type="float">
            <text:p>289.68</text:p>
          </table:table-cell>
          <table:table-cell table:formula="of:=(([.$C$50] * POWER([.C88];3)) + ([.$D$50] * POWER([.C88];2)) + ([.$C$52] * [.C88]) + [.$D$52])" office:value-type="float" office:value="148.890664146061" calcext:value-type="float">
            <text:p>148.89</text:p>
          </table:table-cell>
          <table:table-cell table:formula="of:=[.E87] + (([.F87]-[.F86]) *[.$B$41])" office:value-type="float" office:value="289.029128281467" calcext:value-type="float">
            <text:p>289.03</text:p>
          </table:table-cell>
          <table:table-cell table:formula="of:=(([.$E$50] * POWER([.E88];3)) + ([.$F$50] * POWER([.E88];2)) + ([.$E$52] * [.E88]) + [.$F$52])" office:value-type="float" office:value="153.834577477536" calcext:value-type="float">
            <text:p>153.83</text:p>
          </table:table-cell>
          <table:table-cell table:formula="of:=[.G87] + (([.H87]-[.H86]) *[.$B$42])" office:value-type="float" office:value="288.92790690265" calcext:value-type="float">
            <text:p>288.93</text:p>
          </table:table-cell>
          <table:table-cell table:formula="of:=(([.$G$50] * POWER([.G88];3)) + ([.$H$50] * POWER([.G88];2)) + ([.$G$52] * [.G88]) + [.$H$52])" office:value-type="float" office:value="154.814141443043" calcext:value-type="float">
            <text:p>154.81</text:p>
          </table:table-cell>
          <table:table-cell table:formula="of:=[.I87] + (([.J87]-[.J86]) *[.$B$43])" office:value-type="float" office:value="288.742521298301" calcext:value-type="float">
            <text:p>288.74</text:p>
          </table:table-cell>
          <table:table-cell table:formula="of:=(([.$I$50] * POWER([.I88];3)) + ([.$J$50] * POWER([.I88];2)) + ([.$I$52] * [.I88]) + [.$J$52])" office:value-type="float" office:value="156.574286955522" calcext:value-type="float">
            <text:p>156.57</text:p>
          </table:table-cell>
          <table:table-cell table:formula="of:=[.K87] + (([.L87]-[.L86]) * [.$B$44])" office:value-type="float" office:value="288.576375186599" calcext:value-type="float">
            <text:p>288.58</text:p>
          </table:table-cell>
          <table:table-cell table:style-name="ce83" table:formula="of:=(([.$K$50] * POWER([.K88];3)) + ([.$L$50] * POWER([.K88];2)) + ([.$K$52] * [.K88]) + [.$L$52])" office:value-type="float" office:value="158.465977702289" calcext:value-type="float">
            <text:p>158.47</text:p>
          </table:table-cell>
          <table:table-cell table:style-name="ce83" table:formula="of:=[.M87] + (([.N87]-[.N86]) *[.$B$44])" office:value-type="float" office:value="288.502521009974" calcext:value-type="float">
            <text:p>288.50</text:p>
          </table:table-cell>
          <table:table-cell table:style-name="ce83" table:formula="of:=(([.$M$50] * POWER([.M88];3)) + ([.$N$50] * POWER([.M88];2)) + ([.$M$52] * [.M88]) + [.$N$52])" office:value-type="float" office:value="160.019226062834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88] + (([.B88]-[.B87]) *[.$B$39])" office:value-type="float" office:value="294.891585871361" calcext:value-type="float">
            <text:p>294.89</text:p>
          </table:table-cell>
          <table:table-cell table:formula="of:=(([.$A$50] * POWER([.A89];3)) + ([.$B$50] * POWER([.A89];2)) + ([.$A$52] * [.A89]) + [.$B$52])" office:value-type="float" office:value="66.2442966305794" calcext:value-type="float">
            <text:p>66.24</text:p>
          </table:table-cell>
          <table:table-cell table:formula="of:=[.C88] + (([.D88]-[.D87]) *[.$B$40])" office:value-type="float" office:value="289.681546504925" calcext:value-type="float">
            <text:p>289.68</text:p>
          </table:table-cell>
          <table:table-cell table:formula="of:=(([.$C$50] * POWER([.C89];3)) + ([.$D$50] * POWER([.C89];2)) + ([.$C$52] * [.C89]) + [.$D$52])" office:value-type="float" office:value="148.890666116267" calcext:value-type="float">
            <text:p>148.89</text:p>
          </table:table-cell>
          <table:table-cell table:formula="of:=[.E88] + (([.F88]-[.F87]) *[.$B$41])" office:value-type="float" office:value="289.029128341713" calcext:value-type="float">
            <text:p>289.03</text:p>
          </table:table-cell>
          <table:table-cell table:formula="of:=(([.$E$50] * POWER([.E89];3)) + ([.$F$50] * POWER([.E89];2)) + ([.$E$52] * [.E89]) + [.$F$52])" office:value-type="float" office:value="153.834577646328" calcext:value-type="float">
            <text:p>153.83</text:p>
          </table:table-cell>
          <table:table-cell table:formula="of:=[.G88] + (([.H88]-[.H87]) *[.$B$42])" office:value-type="float" office:value="288.92790695092" calcext:value-type="float">
            <text:p>288.93</text:p>
          </table:table-cell>
          <table:table-cell table:formula="of:=(([.$G$50] * POWER([.G89];3)) + ([.$H$50] * POWER([.G89];2)) + ([.$G$52] * [.G89]) + [.$H$52])" office:value-type="float" office:value="154.814141578872" calcext:value-type="float">
            <text:p>154.81</text:p>
          </table:table-cell>
          <table:table-cell table:formula="of:=[.I88] + (([.J88]-[.J87]) *[.$B$43])" office:value-type="float" office:value="288.74252131651" calcext:value-type="float">
            <text:p>288.74</text:p>
          </table:table-cell>
          <table:table-cell table:formula="of:=(([.$I$50] * POWER([.I89];3)) + ([.$J$50] * POWER([.I89];2)) + ([.$I$52] * [.I89]) + [.$J$52])" office:value-type="float" office:value="156.574287006249" calcext:value-type="float">
            <text:p>156.57</text:p>
          </table:table-cell>
          <table:table-cell table:formula="of:=[.K88] + (([.L88]-[.L87]) * [.$B$44])" office:value-type="float" office:value="288.57637519589" calcext:value-type="float">
            <text:p>288.58</text:p>
          </table:table-cell>
          <table:table-cell table:style-name="ce83" table:formula="of:=(([.$K$50] * POWER([.K89];3)) + ([.$L$50] * POWER([.K89];2)) + ([.$K$52] * [.K89]) + [.$L$52])" office:value-type="float" office:value="158.465977728166" calcext:value-type="float">
            <text:p>158.47</text:p>
          </table:table-cell>
          <table:table-cell table:style-name="ce83" table:formula="of:=[.M88] + (([.N88]-[.N87]) *[.$B$44])" office:value-type="float" office:value="288.502521019698" calcext:value-type="float">
            <text:p>288.50</text:p>
          </table:table-cell>
          <table:table-cell table:style-name="ce83" table:formula="of:=(([.$M$50] * POWER([.M89];3)) + ([.$N$50] * POWER([.M89];2)) + ([.$M$52] * [.M89]) + [.$N$52])" office:value-type="float" office:value="160.019226089998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89] + (([.B89]-[.B88]) *[.$B$39])" office:value-type="float" office:value="294.891585949579" calcext:value-type="float">
            <text:p>294.89</text:p>
          </table:table-cell>
          <table:table-cell table:formula="of:=(([.$A$50] * POWER([.A90];3)) + ([.$B$50] * POWER([.A90];2)) + ([.$A$52] * [.A90]) + [.$B$52])" office:value-type="float" office:value="66.2442967096595" calcext:value-type="float">
            <text:p>66.24</text:p>
          </table:table-cell>
          <table:table-cell table:formula="of:=[.C89] + (([.D89]-[.D88]) *[.$B$40])" office:value-type="float" office:value="289.681546963851" calcext:value-type="float">
            <text:p>289.68</text:p>
          </table:table-cell>
          <table:table-cell table:formula="of:=(([.$C$50] * POWER([.C90];3)) + ([.$D$50] * POWER([.C90];2)) + ([.$C$52] * [.C90]) + [.$D$52])" office:value-type="float" office:value="148.890667421784" calcext:value-type="float">
            <text:p>148.89</text:p>
          </table:table-cell>
          <table:table-cell table:formula="of:=[.E89] + (([.F89]-[.F88]) *[.$B$41])" office:value-type="float" office:value="289.029128379051" calcext:value-type="float">
            <text:p>289.03</text:p>
          </table:table-cell>
          <table:table-cell table:formula="of:=(([.$E$50] * POWER([.E90];3)) + ([.$F$50] * POWER([.E90];2)) + ([.$E$52] * [.E90]) + [.$F$52])" office:value-type="float" office:value="153.834577750937" calcext:value-type="float">
            <text:p>153.83</text:p>
          </table:table-cell>
          <table:table-cell table:formula="of:=[.G89] + (([.H89]-[.H88]) *[.$B$42])" office:value-type="float" office:value="288.927906980688" calcext:value-type="float">
            <text:p>288.93</text:p>
          </table:table-cell>
          <table:table-cell table:formula="of:=(([.$G$50] * POWER([.G90];3)) + ([.$H$50] * POWER([.G90];2)) + ([.$G$52] * [.G90]) + [.$H$52])" office:value-type="float" office:value="154.814141662633" calcext:value-type="float">
            <text:p>154.81</text:p>
          </table:table-cell>
          <table:table-cell table:formula="of:=[.I89] + (([.J89]-[.J88]) *[.$B$43])" office:value-type="float" office:value="288.742521327442" calcext:value-type="float">
            <text:p>288.74</text:p>
          </table:table-cell>
          <table:table-cell table:formula="of:=(([.$I$50] * POWER([.I90];3)) + ([.$J$50] * POWER([.I90];2)) + ([.$I$52] * [.I90]) + [.$J$52])" office:value-type="float" office:value="156.574287036702" calcext:value-type="float">
            <text:p>156.57</text:p>
          </table:table-cell>
          <table:table-cell table:formula="of:=[.K89] + (([.L89]-[.L88]) * [.$B$44])" office:value-type="float" office:value="288.576375201373" calcext:value-type="float">
            <text:p>288.58</text:p>
          </table:table-cell>
          <table:table-cell table:style-name="ce83" table:formula="of:=(([.$K$50] * POWER([.K90];3)) + ([.$L$50] * POWER([.K90];2)) + ([.$K$52] * [.K90]) + [.$L$52])" office:value-type="float" office:value="158.465977743433" calcext:value-type="float">
            <text:p>158.47</text:p>
          </table:table-cell>
          <table:table-cell table:style-name="ce83" table:formula="of:=[.M89] + (([.N89]-[.N88]) *[.$B$44])" office:value-type="float" office:value="288.502521025454" calcext:value-type="float">
            <text:p>288.50</text:p>
          </table:table-cell>
          <table:table-cell table:style-name="ce83" table:formula="of:=(([.$M$50] * POWER([.M90];3)) + ([.$N$50] * POWER([.M90];2)) + ([.$M$52] * [.M90]) + [.$N$52])" office:value-type="float" office:value="160.019226106071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90] + (([.B90]-[.B89]) *[.$B$39])" office:value-type="float" office:value="294.8915859972" calcext:value-type="float">
            <text:p>294.89</text:p>
          </table:table-cell>
          <table:table-cell table:formula="of:=(([.$A$50] * POWER([.A91];3)) + ([.$B$50] * POWER([.A91];2)) + ([.$A$52] * [.A91]) + [.$B$52])" office:value-type="float" office:value="66.244296757806" calcext:value-type="float">
            <text:p>66.24</text:p>
          </table:table-cell>
          <table:table-cell table:formula="of:=[.C90] + (([.D90]-[.D89]) *[.$B$40])" office:value-type="float" office:value="289.681547267949" calcext:value-type="float">
            <text:p>289.68</text:p>
          </table:table-cell>
          <table:table-cell table:formula="of:=(([.$C$50] * POWER([.C91];3)) + ([.$D$50] * POWER([.C91];2)) + ([.$C$52] * [.C91]) + [.$D$52])" office:value-type="float" office:value="148.890668286858" calcext:value-type="float">
            <text:p>148.89</text:p>
          </table:table-cell>
          <table:table-cell table:formula="of:=[.E90] + (([.F90]-[.F89]) *[.$B$41])" office:value-type="float" office:value="289.029128402191" calcext:value-type="float">
            <text:p>289.03</text:p>
          </table:table-cell>
          <table:table-cell table:formula="of:=(([.$E$50] * POWER([.E91];3)) + ([.$F$50] * POWER([.E91];2)) + ([.$E$52] * [.E91]) + [.$F$52])" office:value-type="float" office:value="153.83457781577" calcext:value-type="float">
            <text:p>153.83</text:p>
          </table:table-cell>
          <table:table-cell table:formula="of:=[.G90] + (([.H90]-[.H89]) *[.$B$42])" office:value-type="float" office:value="288.927906999044" calcext:value-type="float">
            <text:p>288.93</text:p>
          </table:table-cell>
          <table:table-cell table:formula="of:=(([.$G$50] * POWER([.G91];3)) + ([.$H$50] * POWER([.G91];2)) + ([.$G$52] * [.G91]) + [.$H$52])" office:value-type="float" office:value="154.814141714289" calcext:value-type="float">
            <text:p>154.81</text:p>
          </table:table-cell>
          <table:table-cell table:formula="of:=[.I90] + (([.J90]-[.J89]) *[.$B$43])" office:value-type="float" office:value="288.742521334005" calcext:value-type="float">
            <text:p>288.74</text:p>
          </table:table-cell>
          <table:table-cell table:formula="of:=(([.$I$50] * POWER([.I91];3)) + ([.$J$50] * POWER([.I91];2)) + ([.$I$52] * [.I91]) + [.$J$52])" office:value-type="float" office:value="156.574287054983" calcext:value-type="float">
            <text:p>156.57</text:p>
          </table:table-cell>
          <table:table-cell table:formula="of:=[.K90] + (([.L90]-[.L89]) * [.$B$44])" office:value-type="float" office:value="288.576375204608" calcext:value-type="float">
            <text:p>288.58</text:p>
          </table:table-cell>
          <table:table-cell table:style-name="ce83" table:formula="of:=(([.$K$50] * POWER([.K91];3)) + ([.$L$50] * POWER([.K91];2)) + ([.$K$52] * [.K91]) + [.$L$52])" office:value-type="float" office:value="158.46597775244" calcext:value-type="float">
            <text:p>158.47</text:p>
          </table:table-cell>
          <table:table-cell table:style-name="ce83" table:formula="of:=[.M90] + (([.N90]-[.N89]) *[.$B$44])" office:value-type="float" office:value="288.502521028859" calcext:value-type="float">
            <text:p>288.50</text:p>
          </table:table-cell>
          <table:table-cell table:style-name="ce83" table:formula="of:=(([.$M$50] * POWER([.M91];3)) + ([.$N$50] * POWER([.M91];2)) + ([.$M$52] * [.M91]) + [.$N$52])" office:value-type="float" office:value="160.019226115583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91] + (([.B91]-[.B90]) *[.$B$39])" office:value-type="float" office:value="294.891586026193" calcext:value-type="float">
            <text:p>294.89</text:p>
          </table:table-cell>
          <table:table-cell table:formula="of:=(([.$A$50] * POWER([.A92];3)) + ([.$B$50] * POWER([.A92];2)) + ([.$A$52] * [.A92]) + [.$B$52])" office:value-type="float" office:value="66.2442967871189" calcext:value-type="float">
            <text:p>66.24</text:p>
          </table:table-cell>
          <table:table-cell table:formula="of:=[.C91] + (([.D91]-[.D90]) *[.$B$40])" office:value-type="float" office:value="289.681547469453" calcext:value-type="float">
            <text:p>289.68</text:p>
          </table:table-cell>
          <table:table-cell table:formula="of:=(([.$C$50] * POWER([.C92];3)) + ([.$D$50] * POWER([.C92];2)) + ([.$C$52] * [.C92]) + [.$D$52])" office:value-type="float" office:value="148.890668860081" calcext:value-type="float">
            <text:p>148.89</text:p>
          </table:table-cell>
          <table:table-cell table:formula="of:=[.E91] + (([.F91]-[.F90]) *[.$B$41])" office:value-type="float" office:value="289.029128416532" calcext:value-type="float">
            <text:p>289.03</text:p>
          </table:table-cell>
          <table:table-cell table:formula="of:=(([.$E$50] * POWER([.E92];3)) + ([.$F$50] * POWER([.E92];2)) + ([.$E$52] * [.E92]) + [.$F$52])" office:value-type="float" office:value="153.834577855949" calcext:value-type="float">
            <text:p>153.83</text:p>
          </table:table-cell>
          <table:table-cell table:formula="of:=[.G91] + (([.H91]-[.H90]) *[.$B$42])" office:value-type="float" office:value="288.927907010364" calcext:value-type="float">
            <text:p>288.93</text:p>
          </table:table-cell>
          <table:table-cell table:formula="of:=(([.$G$50] * POWER([.G92];3)) + ([.$H$50] * POWER([.G92];2)) + ([.$G$52] * [.G92]) + [.$H$52])" office:value-type="float" office:value="154.814141746141" calcext:value-type="float">
            <text:p>154.81</text:p>
          </table:table-cell>
          <table:table-cell table:formula="of:=[.I91] + (([.J91]-[.J90]) *[.$B$43])" office:value-type="float" office:value="288.742521337945" calcext:value-type="float">
            <text:p>288.74</text:p>
          </table:table-cell>
          <table:table-cell table:formula="of:=(([.$I$50] * POWER([.I92];3)) + ([.$J$50] * POWER([.I92];2)) + ([.$I$52] * [.I92]) + [.$J$52])" office:value-type="float" office:value="156.574287065959" calcext:value-type="float">
            <text:p>156.57</text:p>
          </table:table-cell>
          <table:table-cell table:formula="of:=[.K91] + (([.L91]-[.L90]) * [.$B$44])" office:value-type="float" office:value="288.576375206516" calcext:value-type="float">
            <text:p>288.58</text:p>
          </table:table-cell>
          <table:table-cell table:style-name="ce83" table:formula="of:=(([.$K$50] * POWER([.K92];3)) + ([.$L$50] * POWER([.K92];2)) + ([.$K$52] * [.K92]) + [.$L$52])" office:value-type="float" office:value="158.465977757755" calcext:value-type="float">
            <text:p>158.47</text:p>
          </table:table-cell>
          <table:table-cell table:style-name="ce83" table:formula="of:=[.M91] + (([.N91]-[.N90]) *[.$B$44])" office:value-type="float" office:value="288.502521030874" calcext:value-type="float">
            <text:p>288.50</text:p>
          </table:table-cell>
          <table:table-cell table:style-name="ce83" table:formula="of:=(([.$M$50] * POWER([.M92];3)) + ([.$N$50] * POWER([.M92];2)) + ([.$M$52] * [.M92]) + [.$N$52])" office:value-type="float" office:value="160.019226121212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92] + (([.B92]-[.B91]) *[.$B$39])" office:value-type="float" office:value="294.891586043845" calcext:value-type="float">
            <text:p>294.89</text:p>
          </table:table-cell>
          <table:table-cell table:formula="of:=(([.$A$50] * POWER([.A93];3)) + ([.$B$50] * POWER([.A93];2)) + ([.$A$52] * [.A93]) + [.$B$52])" office:value-type="float" office:value="66.2442968049654" calcext:value-type="float">
            <text:p>66.24</text:p>
          </table:table-cell>
          <table:table-cell table:formula="of:=[.C92] + (([.D92]-[.D91]) *[.$B$40])" office:value-type="float" office:value="289.681547602976" calcext:value-type="float">
            <text:p>289.68</text:p>
          </table:table-cell>
          <table:table-cell table:formula="of:=(([.$C$50] * POWER([.C93];3)) + ([.$D$50] * POWER([.C93];2)) + ([.$C$52] * [.C93]) + [.$D$52])" office:value-type="float" office:value="148.890669239916" calcext:value-type="float">
            <text:p>148.89</text:p>
          </table:table-cell>
          <table:table-cell table:formula="of:=[.E92] + (([.F92]-[.F91]) *[.$B$41])" office:value-type="float" office:value="289.02912842542" calcext:value-type="float">
            <text:p>289.03</text:p>
          </table:table-cell>
          <table:table-cell table:formula="of:=(([.$E$50] * POWER([.E93];3)) + ([.$F$50] * POWER([.E93];2)) + ([.$E$52] * [.E93]) + [.$F$52])" office:value-type="float" office:value="153.834577880852" calcext:value-type="float">
            <text:p>153.83</text:p>
          </table:table-cell>
          <table:table-cell table:formula="of:=[.G92] + (([.H92]-[.H91]) *[.$B$42])" office:value-type="float" office:value="288.927907017345" calcext:value-type="float">
            <text:p>288.93</text:p>
          </table:table-cell>
          <table:table-cell table:formula="of:=(([.$G$50] * POWER([.G93];3)) + ([.$H$50] * POWER([.G93];2)) + ([.$G$52] * [.G93]) + [.$H$52])" office:value-type="float" office:value="154.814141765786" calcext:value-type="float">
            <text:p>154.81</text:p>
          </table:table-cell>
          <table:table-cell table:formula="of:=[.I92] + (([.J92]-[.J91]) *[.$B$43])" office:value-type="float" office:value="288.74252134031" calcext:value-type="float">
            <text:p>288.74</text:p>
          </table:table-cell>
          <table:table-cell table:formula="of:=(([.$I$50] * POWER([.I93];3)) + ([.$J$50] * POWER([.I93];2)) + ([.$I$52] * [.I93]) + [.$J$52])" office:value-type="float" office:value="156.574287072547" calcext:value-type="float">
            <text:p>156.57</text:p>
          </table:table-cell>
          <table:table-cell table:formula="of:=[.K92] + (([.L92]-[.L91]) * [.$B$44])" office:value-type="float" office:value="288.576375207642" calcext:value-type="float">
            <text:p>288.58</text:p>
          </table:table-cell>
          <table:table-cell table:style-name="ce83" table:formula="of:=(([.$K$50] * POWER([.K93];3)) + ([.$L$50] * POWER([.K93];2)) + ([.$K$52] * [.K93]) + [.$L$52])" office:value-type="float" office:value="158.465977760889" calcext:value-type="float">
            <text:p>158.47</text:p>
          </table:table-cell>
          <table:table-cell table:style-name="ce83" table:formula="of:=[.M92] + (([.N92]-[.N91]) *[.$B$44])" office:value-type="float" office:value="288.502521032067" calcext:value-type="float">
            <text:p>288.50</text:p>
          </table:table-cell>
          <table:table-cell table:style-name="ce83" table:formula="of:=(([.$M$50] * POWER([.M93];3)) + ([.$N$50] * POWER([.M93];2)) + ([.$M$52] * [.M93]) + [.$N$52])" office:value-type="float" office:value="160.019226124547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93] + (([.B93]-[.B92]) *[.$B$39])" office:value-type="float" office:value="294.891586054592" calcext:value-type="float">
            <text:p>294.89</text:p>
          </table:table-cell>
          <table:table-cell table:formula="of:=(([.$A$50] * POWER([.A94];3)) + ([.$B$50] * POWER([.A94];2)) + ([.$A$52] * [.A94]) + [.$B$52])" office:value-type="float" office:value="66.2442968158311" calcext:value-type="float">
            <text:p>66.24</text:p>
          </table:table-cell>
          <table:table-cell table:formula="of:=[.C93] + (([.D93]-[.D92]) *[.$B$40])" office:value-type="float" office:value="289.681547691452" calcext:value-type="float">
            <text:p>289.68</text:p>
          </table:table-cell>
          <table:table-cell table:formula="of:=(([.$C$50] * POWER([.C94];3)) + ([.$D$50] * POWER([.C94];2)) + ([.$C$52] * [.C94]) + [.$D$52])" office:value-type="float" office:value="148.890669491606" calcext:value-type="float">
            <text:p>148.89</text:p>
          </table:table-cell>
          <table:table-cell table:formula="of:=[.E93] + (([.F93]-[.F92]) *[.$B$41])" office:value-type="float" office:value="289.029128430929" calcext:value-type="float">
            <text:p>289.03</text:p>
          </table:table-cell>
          <table:table-cell table:formula="of:=(([.$E$50] * POWER([.E94];3)) + ([.$F$50] * POWER([.E94];2)) + ([.$E$52] * [.E94]) + [.$F$52])" office:value-type="float" office:value="153.834577896284" calcext:value-type="float">
            <text:p>153.83</text:p>
          </table:table-cell>
          <table:table-cell table:formula="of:=[.G93] + (([.H93]-[.H92]) *[.$B$42])" office:value-type="float" office:value="288.92790702165" calcext:value-type="float">
            <text:p>288.93</text:p>
          </table:table-cell>
          <table:table-cell table:formula="of:=(([.$G$50] * POWER([.G94];3)) + ([.$H$50] * POWER([.G94];2)) + ([.$G$52] * [.G94]) + [.$H$52])" office:value-type="float" office:value="154.814141777904" calcext:value-type="float">
            <text:p>154.81</text:p>
          </table:table-cell>
          <table:table-cell table:formula="of:=[.I93] + (([.J93]-[.J92]) *[.$B$43])" office:value-type="float" office:value="288.74252134173" calcext:value-type="float">
            <text:p>288.74</text:p>
          </table:table-cell>
          <table:table-cell table:formula="of:=(([.$I$50] * POWER([.I94];3)) + ([.$J$50] * POWER([.I94];2)) + ([.$I$52] * [.I94]) + [.$J$52])" office:value-type="float" office:value="156.574287076503" calcext:value-type="float">
            <text:p>156.57</text:p>
          </table:table-cell>
          <table:table-cell table:formula="of:=[.K93] + (([.L93]-[.L92]) * [.$B$44])" office:value-type="float" office:value="288.576375208306" calcext:value-type="float">
            <text:p>288.58</text:p>
          </table:table-cell>
          <table:table-cell table:style-name="ce83" table:formula="of:=(([.$K$50] * POWER([.K94];3)) + ([.$L$50] * POWER([.K94];2)) + ([.$K$52] * [.K94]) + [.$L$52])" office:value-type="float" office:value="158.465977762739" calcext:value-type="float">
            <text:p>158.47</text:p>
          </table:table-cell>
          <table:table-cell table:style-name="ce83" table:formula="of:=[.M93] + (([.N93]-[.N92]) *[.$B$44])" office:value-type="float" office:value="288.502521032774" calcext:value-type="float">
            <text:p>288.50</text:p>
          </table:table-cell>
          <table:table-cell table:style-name="ce83" table:formula="of:=(([.$M$50] * POWER([.M94];3)) + ([.$N$50] * POWER([.M94];2)) + ([.$M$52] * [.M94]) + [.$N$52])" office:value-type="float" office:value="160.019226126518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94] + (([.B94]-[.B93]) *[.$B$39])" office:value-type="float" office:value="294.891586061135" calcext:value-type="float">
            <text:p>294.89</text:p>
          </table:table-cell>
          <table:table-cell table:formula="of:=(([.$A$50] * POWER([.A95];3)) + ([.$B$50] * POWER([.A95];2)) + ([.$A$52] * [.A95]) + [.$B$52])" office:value-type="float" office:value="66.2442968224466" calcext:value-type="float">
            <text:p>66.24</text:p>
          </table:table-cell>
          <table:table-cell table:formula="of:=[.C94] + (([.D94]-[.D93]) *[.$B$40])" office:value-type="float" office:value="289.681547750079" calcext:value-type="float">
            <text:p>289.68</text:p>
          </table:table-cell>
          <table:table-cell table:formula="of:=(([.$C$50] * POWER([.C95];3)) + ([.$D$50] * POWER([.C95];2)) + ([.$C$52] * [.C95]) + [.$D$52])" office:value-type="float" office:value="148.890669658384" calcext:value-type="float">
            <text:p>148.89</text:p>
          </table:table-cell>
          <table:table-cell table:formula="of:=[.E94] + (([.F94]-[.F93]) *[.$B$41])" office:value-type="float" office:value="289.029128434343" calcext:value-type="float">
            <text:p>289.03</text:p>
          </table:table-cell>
          <table:table-cell table:formula="of:=(([.$E$50] * POWER([.E95];3)) + ([.$F$50] * POWER([.E95];2)) + ([.$E$52] * [.E95]) + [.$F$52])" office:value-type="float" office:value="153.83457790585" calcext:value-type="float">
            <text:p>153.83</text:p>
          </table:table-cell>
          <table:table-cell table:formula="of:=[.G94] + (([.H94]-[.H93]) *[.$B$42])" office:value-type="float" office:value="288.927907024306" calcext:value-type="float">
            <text:p>288.93</text:p>
          </table:table-cell>
          <table:table-cell table:formula="of:=(([.$G$50] * POWER([.G95];3)) + ([.$H$50] * POWER([.G95];2)) + ([.$G$52] * [.G95]) + [.$H$52])" office:value-type="float" office:value="154.814141785377" calcext:value-type="float">
            <text:p>154.81</text:p>
          </table:table-cell>
          <table:table-cell table:formula="of:=[.I94] + (([.J94]-[.J93]) *[.$B$43])" office:value-type="float" office:value="288.742521342582" calcext:value-type="float">
            <text:p>288.74</text:p>
          </table:table-cell>
          <table:table-cell table:formula="of:=(([.$I$50] * POWER([.I95];3)) + ([.$J$50] * POWER([.I95];2)) + ([.$I$52] * [.I95]) + [.$J$52])" office:value-type="float" office:value="156.574287078877" calcext:value-type="float">
            <text:p>156.57</text:p>
          </table:table-cell>
          <table:table-cell table:formula="of:=[.K94] + (([.L94]-[.L93]) * [.$B$44])" office:value-type="float" office:value="288.576375208698" calcext:value-type="float">
            <text:p>288.58</text:p>
          </table:table-cell>
          <table:table-cell table:style-name="ce83" table:formula="of:=(([.$K$50] * POWER([.K95];3)) + ([.$L$50] * POWER([.K95];2)) + ([.$K$52] * [.K95]) + [.$L$52])" office:value-type="float" office:value="158.465977763831" calcext:value-type="float">
            <text:p>158.47</text:p>
          </table:table-cell>
          <table:table-cell table:style-name="ce83" table:formula="of:=[.M94] + (([.N94]-[.N93]) *[.$B$44])" office:value-type="float" office:value="288.502521033192" calcext:value-type="float">
            <text:p>288.50</text:p>
          </table:table-cell>
          <table:table-cell table:style-name="ce83" table:formula="of:=(([.$M$50] * POWER([.M95];3)) + ([.$N$50] * POWER([.M95];2)) + ([.$M$52] * [.M95]) + [.$N$52])" office:value-type="float" office:value="160.019226127688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95] + (([.B95]-[.B94]) *[.$B$39])" office:value-type="float" office:value="294.891586065119" calcext:value-type="float">
            <text:p>294.89</text:p>
          </table:table-cell>
          <table:table-cell table:formula="of:=(([.$A$50] * POWER([.A96];3)) + ([.$B$50] * POWER([.A96];2)) + ([.$A$52] * [.A96]) + [.$B$52])" office:value-type="float" office:value="66.2442968264742" calcext:value-type="float">
            <text:p>66.24</text:p>
          </table:table-cell>
          <table:table-cell table:formula="of:=[.C95] + (([.D95]-[.D94]) *[.$B$40])" office:value-type="float" office:value="289.681547788927" calcext:value-type="float">
            <text:p>289.68</text:p>
          </table:table-cell>
          <table:table-cell table:formula="of:=(([.$C$50] * POWER([.C96];3)) + ([.$D$50] * POWER([.C96];2)) + ([.$C$52] * [.C96]) + [.$D$52])" office:value-type="float" office:value="148.890669768895" calcext:value-type="float">
            <text:p>148.89</text:p>
          </table:table-cell>
          <table:table-cell table:formula="of:=[.E95] + (([.F95]-[.F94]) *[.$B$41])" office:value-type="float" office:value="289.029128436459" calcext:value-type="float">
            <text:p>289.03</text:p>
          </table:table-cell>
          <table:table-cell table:formula="of:=(([.$E$50] * POWER([.E96];3)) + ([.$F$50] * POWER([.E96];2)) + ([.$E$52] * [.E96]) + [.$F$52])" office:value-type="float" office:value="153.834577911779" calcext:value-type="float">
            <text:p>153.83</text:p>
          </table:table-cell>
          <table:table-cell table:formula="of:=[.G95] + (([.H95]-[.H94]) *[.$B$42])" office:value-type="float" office:value="288.927907025944" calcext:value-type="float">
            <text:p>288.93</text:p>
          </table:table-cell>
          <table:table-cell table:formula="of:=(([.$G$50] * POWER([.G96];3)) + ([.$H$50] * POWER([.G96];2)) + ([.$G$52] * [.G96]) + [.$H$52])" office:value-type="float" office:value="154.814141789982" calcext:value-type="float">
            <text:p>154.81</text:p>
          </table:table-cell>
          <table:table-cell table:formula="of:=[.I95] + (([.J95]-[.J94]) *[.$B$43])" office:value-type="float" office:value="288.742521343094" calcext:value-type="float">
            <text:p>288.74</text:p>
          </table:table-cell>
          <table:table-cell table:formula="of:=(([.$I$50] * POWER([.I96];3)) + ([.$J$50] * POWER([.I96];2)) + ([.$I$52] * [.I96]) + [.$J$52])" office:value-type="float" office:value="156.574287080303" calcext:value-type="float">
            <text:p>156.57</text:p>
          </table:table-cell>
          <table:table-cell table:formula="of:=[.K95] + (([.L95]-[.L94]) * [.$B$44])" office:value-type="float" office:value="288.57637520893" calcext:value-type="float">
            <text:p>288.58</text:p>
          </table:table-cell>
          <table:table-cell table:style-name="ce83" table:formula="of:=(([.$K$50] * POWER([.K96];3)) + ([.$L$50] * POWER([.K96];2)) + ([.$K$52] * [.K96]) + [.$L$52])" office:value-type="float" office:value="158.465977764475" calcext:value-type="float">
            <text:p>158.47</text:p>
          </table:table-cell>
          <table:table-cell table:style-name="ce83" table:formula="of:=[.M95] + (([.N95]-[.N94]) *[.$B$44])" office:value-type="float" office:value="288.502521033439" calcext:value-type="float">
            <text:p>288.50</text:p>
          </table:table-cell>
          <table:table-cell table:style-name="ce83" table:formula="of:=(([.$M$50] * POWER([.M96];3)) + ([.$N$50] * POWER([.M96];2)) + ([.$M$52] * [.M96]) + [.$N$52])" office:value-type="float" office:value="160.019226128381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96] + (([.B96]-[.B95]) *[.$B$39])" office:value-type="float" office:value="294.891586067545" calcext:value-type="float">
            <text:p>294.89</text:p>
          </table:table-cell>
          <table:table-cell table:formula="of:=(([.$A$50] * POWER([.A97];3)) + ([.$B$50] * POWER([.A97];2)) + ([.$A$52] * [.A97]) + [.$B$52])" office:value-type="float" office:value="66.2442968289263" calcext:value-type="float">
            <text:p>66.24</text:p>
          </table:table-cell>
          <table:table-cell table:formula="of:=[.C96] + (([.D96]-[.D95]) *[.$B$40])" office:value-type="float" office:value="289.681547814669" calcext:value-type="float">
            <text:p>289.68</text:p>
          </table:table-cell>
          <table:table-cell table:formula="of:=(([.$C$50] * POWER([.C97];3)) + ([.$D$50] * POWER([.C97];2)) + ([.$C$52] * [.C97]) + [.$D$52])" office:value-type="float" office:value="148.890669842123" calcext:value-type="float">
            <text:p>148.89</text:p>
          </table:table-cell>
          <table:table-cell table:formula="of:=[.E96] + (([.F96]-[.F95]) *[.$B$41])" office:value-type="float" office:value="289.02912843777" calcext:value-type="float">
            <text:p>289.03</text:p>
          </table:table-cell>
          <table:table-cell table:formula="of:=(([.$E$50] * POWER([.E97];3)) + ([.$F$50] * POWER([.E97];2)) + ([.$E$52] * [.E97]) + [.$F$52])" office:value-type="float" office:value="153.834577915453" calcext:value-type="float">
            <text:p>153.83</text:p>
          </table:table-cell>
          <table:table-cell table:formula="of:=[.G96] + (([.H96]-[.H95]) *[.$B$42])" office:value-type="float" office:value="288.927907026953" calcext:value-type="float">
            <text:p>288.93</text:p>
          </table:table-cell>
          <table:table-cell table:formula="of:=(([.$G$50] * POWER([.G97];3)) + ([.$H$50] * POWER([.G97];2)) + ([.$G$52] * [.G97]) + [.$H$52])" office:value-type="float" office:value="154.814141792827" calcext:value-type="float">
            <text:p>154.81</text:p>
          </table:table-cell>
          <table:table-cell table:formula="of:=[.I96] + (([.J96]-[.J95]) *[.$B$43])" office:value-type="float" office:value="288.742521343401" calcext:value-type="float">
            <text:p>288.74</text:p>
          </table:table-cell>
          <table:table-cell table:formula="of:=(([.$I$50] * POWER([.I97];3)) + ([.$J$50] * POWER([.I97];2)) + ([.$I$52] * [.I97]) + [.$J$52])" office:value-type="float" office:value="156.574287081158" calcext:value-type="float">
            <text:p>156.57</text:p>
          </table:table-cell>
          <table:table-cell table:formula="of:=[.K96] + (([.L96]-[.L95]) * [.$B$44])" office:value-type="float" office:value="288.576375209066" calcext:value-type="float">
            <text:p>288.58</text:p>
          </table:table-cell>
          <table:table-cell table:style-name="ce83" table:formula="of:=(([.$K$50] * POWER([.K97];3)) + ([.$L$50] * POWER([.K97];2)) + ([.$K$52] * [.K97]) + [.$L$52])" office:value-type="float" office:value="158.465977764853" calcext:value-type="float">
            <text:p>158.47</text:p>
          </table:table-cell>
          <table:table-cell table:style-name="ce83" table:formula="of:=[.M96] + (([.N96]-[.N95]) *[.$B$44])" office:value-type="float" office:value="288.502521033586" calcext:value-type="float">
            <text:p>288.50</text:p>
          </table:table-cell>
          <table:table-cell table:style-name="ce83" table:formula="of:=(([.$M$50] * POWER([.M97];3)) + ([.$N$50] * POWER([.M97];2)) + ([.$M$52] * [.M97]) + [.$N$52])" office:value-type="float" office:value="160.01922612879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97] + (([.B97]-[.B96]) *[.$B$39])" office:value-type="float" office:value="294.891586069021" calcext:value-type="float">
            <text:p>294.89</text:p>
          </table:table-cell>
          <table:table-cell table:formula="of:=(([.$A$50] * POWER([.A98];3)) + ([.$B$50] * POWER([.A98];2)) + ([.$A$52] * [.A98]) + [.$B$52])" office:value-type="float" office:value="66.2442968304192" calcext:value-type="float">
            <text:p>66.24</text:p>
          </table:table-cell>
          <table:table-cell table:formula="of:=[.C97] + (([.D97]-[.D96]) *[.$B$40])" office:value-type="float" office:value="289.681547831726" calcext:value-type="float">
            <text:p>289.68</text:p>
          </table:table-cell>
          <table:table-cell table:formula="of:=(([.$C$50] * POWER([.C98];3)) + ([.$D$50] * POWER([.C98];2)) + ([.$C$52] * [.C98]) + [.$D$52])" office:value-type="float" office:value="148.890669890647" calcext:value-type="float">
            <text:p>148.89</text:p>
          </table:table-cell>
          <table:table-cell table:formula="of:=[.E97] + (([.F97]-[.F96]) *[.$B$41])" office:value-type="float" office:value="289.029128438583" calcext:value-type="float">
            <text:p>289.03</text:p>
          </table:table-cell>
          <table:table-cell table:formula="of:=(([.$E$50] * POWER([.E98];3)) + ([.$F$50] * POWER([.E98];2)) + ([.$E$52] * [.E98]) + [.$F$52])" office:value-type="float" office:value="153.834577917728" calcext:value-type="float">
            <text:p>153.83</text:p>
          </table:table-cell>
          <table:table-cell table:formula="of:=[.G97] + (([.H97]-[.H96]) *[.$B$42])" office:value-type="float" office:value="288.927907027576" calcext:value-type="float">
            <text:p>288.93</text:p>
          </table:table-cell>
          <table:table-cell table:formula="of:=(([.$G$50] * POWER([.G98];3)) + ([.$H$50] * POWER([.G98];2)) + ([.$G$52] * [.G98]) + [.$H$52])" office:value-type="float" office:value="154.814141794577" calcext:value-type="float">
            <text:p>154.81</text:p>
          </table:table-cell>
          <table:table-cell table:formula="of:=[.I97] + (([.J97]-[.J96]) *[.$B$43])" office:value-type="float" office:value="288.742521343585" calcext:value-type="float">
            <text:p>288.74</text:p>
          </table:table-cell>
          <table:table-cell table:formula="of:=(([.$I$50] * POWER([.I98];3)) + ([.$J$50] * POWER([.I98];2)) + ([.$I$52] * [.I98]) + [.$J$52])" office:value-type="float" office:value="156.574287081673" calcext:value-type="float">
            <text:p>156.57</text:p>
          </table:table-cell>
          <table:table-cell table:formula="of:=[.K97] + (([.L97]-[.L96]) * [.$B$44])" office:value-type="float" office:value="288.576375209146" calcext:value-type="float">
            <text:p>288.58</text:p>
          </table:table-cell>
          <table:table-cell table:style-name="ce83" table:formula="of:=(([.$K$50] * POWER([.K98];3)) + ([.$L$50] * POWER([.K98];2)) + ([.$K$52] * [.K98]) + [.$L$52])" office:value-type="float" office:value="158.465977765077" calcext:value-type="float">
            <text:p>158.47</text:p>
          </table:table-cell>
          <table:table-cell table:style-name="ce83" table:formula="of:=[.M97] + (([.N97]-[.N96]) *[.$B$44])" office:value-type="float" office:value="288.502521033673" calcext:value-type="float">
            <text:p>288.50</text:p>
          </table:table-cell>
          <table:table-cell table:style-name="ce83" table:formula="of:=(([.$M$50] * POWER([.M98];3)) + ([.$N$50] * POWER([.M98];2)) + ([.$M$52] * [.M98]) + [.$N$52])" office:value-type="float" office:value="160.01922612903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98] + (([.B98]-[.B97]) *[.$B$39])" office:value-type="float" office:value="294.89158606992" calcext:value-type="float">
            <text:p>294.89</text:p>
          </table:table-cell>
          <table:table-cell table:formula="of:=(([.$A$50] * POWER([.A99];3)) + ([.$B$50] * POWER([.A99];2)) + ([.$A$52] * [.A99]) + [.$B$52])" office:value-type="float" office:value="66.244296831328" calcext:value-type="float">
            <text:p>66.24</text:p>
          </table:table-cell>
          <table:table-cell table:formula="of:=[.C98] + (([.D98]-[.D97]) *[.$B$40])" office:value-type="float" office:value="289.681547843029" calcext:value-type="float">
            <text:p>289.68</text:p>
          </table:table-cell>
          <table:table-cell table:formula="of:=(([.$C$50] * POWER([.C99];3)) + ([.$D$50] * POWER([.C99];2)) + ([.$C$52] * [.C99]) + [.$D$52])" office:value-type="float" office:value="148.8906699228" calcext:value-type="float">
            <text:p>148.89</text:p>
          </table:table-cell>
          <table:table-cell table:formula="of:=[.E98] + (([.F98]-[.F97]) *[.$B$41])" office:value-type="float" office:value="289.029128439086" calcext:value-type="float">
            <text:p>289.03</text:p>
          </table:table-cell>
          <table:table-cell table:formula="of:=(([.$E$50] * POWER([.E99];3)) + ([.$F$50] * POWER([.E99];2)) + ([.$E$52] * [.E99]) + [.$F$52])" office:value-type="float" office:value="153.834577919139" calcext:value-type="float">
            <text:p>153.83</text:p>
          </table:table-cell>
          <table:table-cell table:formula="of:=[.G98] + (([.H98]-[.H97]) *[.$B$42])" office:value-type="float" office:value="288.92790702796" calcext:value-type="float">
            <text:p>288.93</text:p>
          </table:table-cell>
          <table:table-cell table:formula="of:=(([.$G$50] * POWER([.G99];3)) + ([.$H$50] * POWER([.G99];2)) + ([.$G$52] * [.G99]) + [.$H$52])" office:value-type="float" office:value="154.814141795658" calcext:value-type="float">
            <text:p>154.81</text:p>
          </table:table-cell>
          <table:table-cell table:formula="of:=[.I98] + (([.J98]-[.J97]) *[.$B$43])" office:value-type="float" office:value="288.742521343696" calcext:value-type="float">
            <text:p>288.74</text:p>
          </table:table-cell>
          <table:table-cell table:formula="of:=(([.$I$50] * POWER([.I99];3)) + ([.$J$50] * POWER([.I99];2)) + ([.$I$52] * [.I99]) + [.$J$52])" office:value-type="float" office:value="156.574287081982" calcext:value-type="float">
            <text:p>156.57</text:p>
          </table:table-cell>
          <table:table-cell table:formula="of:=[.K98] + (([.L98]-[.L97]) * [.$B$44])" office:value-type="float" office:value="288.576375209194" calcext:value-type="float">
            <text:p>288.58</text:p>
          </table:table-cell>
          <table:table-cell table:style-name="ce83" table:formula="of:=(([.$K$50] * POWER([.K99];3)) + ([.$L$50] * POWER([.K99];2)) + ([.$K$52] * [.K99]) + [.$L$52])" office:value-type="float" office:value="158.465977765211" calcext:value-type="float">
            <text:p>158.47</text:p>
          </table:table-cell>
          <table:table-cell table:style-name="ce83" table:formula="of:=[.M98] + (([.N98]-[.N97]) *[.$B$44])" office:value-type="float" office:value="288.502521033724" calcext:value-type="float">
            <text:p>288.50</text:p>
          </table:table-cell>
          <table:table-cell table:style-name="ce83" table:formula="of:=(([.$M$50] * POWER([.M99];3)) + ([.$N$50] * POWER([.M99];2)) + ([.$M$52] * [.M99]) + [.$N$52])" office:value-type="float" office:value="160.019226129174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99] + (([.B99]-[.B98]) *[.$B$39])" office:value-type="float" office:value="294.891586070467" calcext:value-type="float">
            <text:p>294.89</text:p>
          </table:table-cell>
          <table:table-cell table:formula="of:=(([.$A$50] * POWER([.A100];3)) + ([.$B$50] * POWER([.A100];2)) + ([.$A$52] * [.A100]) + [.$B$52])" office:value-type="float" office:value="66.2442968318815" calcext:value-type="float">
            <text:p>66.24</text:p>
          </table:table-cell>
          <table:table-cell table:formula="of:=[.C99] + (([.D99]-[.D98]) *[.$B$40])" office:value-type="float" office:value="289.681547850518" calcext:value-type="float">
            <text:p>289.68</text:p>
          </table:table-cell>
          <table:table-cell table:formula="of:=(([.$C$50] * POWER([.C100];3)) + ([.$D$50] * POWER([.C100];2)) + ([.$C$52] * [.C100]) + [.$D$52])" office:value-type="float" office:value="148.890669944105" calcext:value-type="float">
            <text:p>148.89</text:p>
          </table:table-cell>
          <table:table-cell table:formula="of:=[.E99] + (([.F99]-[.F98]) *[.$B$41])" office:value-type="float" office:value="289.029128439398" calcext:value-type="float">
            <text:p>289.03</text:p>
          </table:table-cell>
          <table:table-cell table:formula="of:=(([.$E$50] * POWER([.E100];3)) + ([.$F$50] * POWER([.E100];2)) + ([.$E$52] * [.E100]) + [.$F$52])" office:value-type="float" office:value="153.834577920013" calcext:value-type="float">
            <text:p>153.83</text:p>
          </table:table-cell>
          <table:table-cell table:formula="of:=[.G99] + (([.H99]-[.H98]) *[.$B$42])" office:value-type="float" office:value="288.927907028197" calcext:value-type="float">
            <text:p>288.93</text:p>
          </table:table-cell>
          <table:table-cell table:formula="of:=(([.$G$50] * POWER([.G100];3)) + ([.$H$50] * POWER([.G100];2)) + ([.$G$52] * [.G100]) + [.$H$52])" office:value-type="float" office:value="154.814141796323" calcext:value-type="float">
            <text:p>154.81</text:p>
          </table:table-cell>
          <table:table-cell table:formula="of:=[.I99] + (([.J99]-[.J98]) *[.$B$43])" office:value-type="float" office:value="288.742521343763" calcext:value-type="float">
            <text:p>288.74</text:p>
          </table:table-cell>
          <table:table-cell table:formula="of:=(([.$I$50] * POWER([.I100];3)) + ([.$J$50] * POWER([.I100];2)) + ([.$I$52] * [.I100]) + [.$J$52])" office:value-type="float" office:value="156.574287082168" calcext:value-type="float">
            <text:p>156.57</text:p>
          </table:table-cell>
          <table:table-cell table:formula="of:=[.K99] + (([.L99]-[.L98]) * [.$B$44])" office:value-type="float" office:value="288.576375209222" calcext:value-type="float">
            <text:p>288.58</text:p>
          </table:table-cell>
          <table:table-cell table:style-name="ce83" table:formula="of:=(([.$K$50] * POWER([.K100];3)) + ([.$L$50] * POWER([.K100];2)) + ([.$K$52] * [.K100]) + [.$L$52])" office:value-type="float" office:value="158.46597776529" calcext:value-type="float">
            <text:p>158.47</text:p>
          </table:table-cell>
          <table:table-cell table:style-name="ce83" table:formula="of:=[.M99] + (([.N99]-[.N98]) *[.$B$44])" office:value-type="float" office:value="288.502521033754" calcext:value-type="float">
            <text:p>288.50</text:p>
          </table:table-cell>
          <table:table-cell table:style-name="ce83" table:formula="of:=(([.$M$50] * POWER([.M100];3)) + ([.$N$50] * POWER([.M100];2)) + ([.$M$52] * [.M100]) + [.$N$52])" office:value-type="float" office:value="160.01922612926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100] + (([.B100]-[.B99]) *[.$B$39])" office:value-type="float" office:value="294.891586070801" calcext:value-type="float">
            <text:p>294.89</text:p>
          </table:table-cell>
          <table:table-cell table:formula="of:=(([.$A$50] * POWER([.A101];3)) + ([.$B$50] * POWER([.A101];2)) + ([.$A$52] * [.A101]) + [.$B$52])" office:value-type="float" office:value="66.2442968322184" calcext:value-type="float">
            <text:p>66.24</text:p>
          </table:table-cell>
          <table:table-cell table:formula="of:=[.C100] + (([.D100]-[.D99]) *[.$B$40])" office:value-type="float" office:value="289.681547855481" calcext:value-type="float">
            <text:p>289.68</text:p>
          </table:table-cell>
          <table:table-cell table:formula="of:=(([.$C$50] * POWER([.C101];3)) + ([.$D$50] * POWER([.C101];2)) + ([.$C$52] * [.C101]) + [.$D$52])" office:value-type="float" office:value="148.890669958223" calcext:value-type="float">
            <text:p>148.89</text:p>
          </table:table-cell>
          <table:table-cell table:formula="of:=[.E100] + (([.F100]-[.F99]) *[.$B$41])" office:value-type="float" office:value="289.029128439592" calcext:value-type="float">
            <text:p>289.03</text:p>
          </table:table-cell>
          <table:table-cell table:formula="of:=(([.$E$50] * POWER([.E101];3)) + ([.$F$50] * POWER([.E101];2)) + ([.$E$52] * [.E101]) + [.$F$52])" office:value-type="float" office:value="153.834577920555" calcext:value-type="float">
            <text:p>153.83</text:p>
          </table:table-cell>
          <table:table-cell table:formula="of:=[.G100] + (([.H100]-[.H99]) *[.$B$42])" office:value-type="float" office:value="288.927907028343" calcext:value-type="float">
            <text:p>288.93</text:p>
          </table:table-cell>
          <table:table-cell table:formula="of:=(([.$G$50] * POWER([.G101];3)) + ([.$H$50] * POWER([.G101];2)) + ([.$G$52] * [.G101]) + [.$H$52])" office:value-type="float" office:value="154.814141796734" calcext:value-type="float">
            <text:p>154.81</text:p>
          </table:table-cell>
          <table:table-cell table:formula="of:=[.I100] + (([.J100]-[.J99]) *[.$B$43])" office:value-type="float" office:value="288.742521343803" calcext:value-type="float">
            <text:p>288.74</text:p>
          </table:table-cell>
          <table:table-cell table:formula="of:=(([.$I$50] * POWER([.I101];3)) + ([.$J$50] * POWER([.I101];2)) + ([.$I$52] * [.I101]) + [.$J$52])" office:value-type="float" office:value="156.574287082279" calcext:value-type="float">
            <text:p>156.57</text:p>
          </table:table-cell>
          <table:table-cell table:formula="of:=[.K100] + (([.L100]-[.L99]) * [.$B$44])" office:value-type="float" office:value="288.576375209239" calcext:value-type="float">
            <text:p>288.58</text:p>
          </table:table-cell>
          <table:table-cell table:style-name="ce83" table:formula="of:=(([.$K$50] * POWER([.K101];3)) + ([.$L$50] * POWER([.K101];2)) + ([.$K$52] * [.K101]) + [.$L$52])" office:value-type="float" office:value="158.465977765335" calcext:value-type="float">
            <text:p>158.47</text:p>
          </table:table-cell>
          <table:table-cell table:style-name="ce83" table:formula="of:=[.M100] + (([.N100]-[.N99]) *[.$B$44])" office:value-type="float" office:value="288.502521033772" calcext:value-type="float">
            <text:p>288.50</text:p>
          </table:table-cell>
          <table:table-cell table:style-name="ce83" table:formula="of:=(([.$M$50] * POWER([.M101];3)) + ([.$N$50] * POWER([.M101];2)) + ([.$M$52] * [.M101]) + [.$N$52])" office:value-type="float" office:value="160.01922612931" calcext:value-type="float">
            <text:p>160.02</text:p>
          </table:table-cell>
          <table:table-cell table:number-columns-repeated="7"/>
        </table:table-row>
        <table:table-row table:style-name="ro1">
          <table:table-cell table:formula="of:=[.A101] + (([.B101]-[.B100]) *[.$B$39])" office:value-type="float" office:value="294.891586071004" calcext:value-type="float">
            <text:p>294.89</text:p>
          </table:table-cell>
          <table:table-cell table:formula="of:=(([.$A$50] * POWER([.A102];3)) + ([.$B$50] * POWER([.A102];2)) + ([.$A$52] * [.A102]) + [.$B$52])" office:value-type="float" office:value="66.2442968324235" calcext:value-type="float">
            <text:p>66.24</text:p>
          </table:table-cell>
          <table:table-cell table:formula="of:=[.C101] + (([.D101]-[.D100]) *[.$B$40])" office:value-type="float" office:value="289.681547858769" calcext:value-type="float">
            <text:p>289.68</text:p>
          </table:table-cell>
          <table:table-cell table:formula="of:=(([.$C$50] * POWER([.C102];3)) + ([.$D$50] * POWER([.C102];2)) + ([.$C$52] * [.C102]) + [.$D$52])" office:value-type="float" office:value="148.890669967578" calcext:value-type="float">
            <text:p>148.89</text:p>
          </table:table-cell>
          <table:table-cell table:formula="of:=[.E101] + (([.F101]-[.F100]) *[.$B$41])" office:value-type="float" office:value="289.029128439711" calcext:value-type="float">
            <text:p>289.03</text:p>
          </table:table-cell>
          <table:table-cell table:formula="of:=(([.$E$50] * POWER([.E102];3)) + ([.$F$50] * POWER([.E102];2)) + ([.$E$52] * [.E102]) + [.$F$52])" office:value-type="float" office:value="153.834577920891" calcext:value-type="float">
            <text:p>153.83</text:p>
          </table:table-cell>
          <table:table-cell table:formula="of:=[.G101] + (([.H101]-[.H100]) *[.$B$42])" office:value-type="float" office:value="288.927907028433" calcext:value-type="float">
            <text:p>288.93</text:p>
          </table:table-cell>
          <table:table-cell table:formula="of:=(([.$G$50] * POWER([.G102];3)) + ([.$H$50] * POWER([.G102];2)) + ([.$G$52] * [.G102]) + [.$H$52])" office:value-type="float" office:value="154.814141796989" calcext:value-type="float">
            <text:p>154.81</text:p>
          </table:table-cell>
          <table:table-cell table:formula="of:=[.I101] + (([.J101]-[.J100]) *[.$B$43])" office:value-type="float" office:value="288.742521343827" calcext:value-type="float">
            <text:p>288.74</text:p>
          </table:table-cell>
          <table:table-cell table:formula="of:=(([.$I$50] * POWER([.I102];3)) + ([.$J$50] * POWER([.I102];2)) + ([.$I$52] * [.I102]) + [.$J$52])" office:value-type="float" office:value="156.574287082344" calcext:value-type="float">
            <text:p>156.57</text:p>
          </table:table-cell>
          <table:table-cell table:formula="of:=[.K101] + (([.L101]-[.L100]) * [.$B$44])" office:value-type="float" office:value="288.576375209249" calcext:value-type="float">
            <text:p>288.58</text:p>
          </table:table-cell>
          <table:table-cell table:style-name="ce83" table:formula="of:=(([.$K$50] * POWER([.K102];3)) + ([.$L$50] * POWER([.K102];2)) + ([.$K$52] * [.K102]) + [.$L$52])" office:value-type="float" office:value="158.465977765364" calcext:value-type="float">
            <text:p>158.47</text:p>
          </table:table-cell>
          <table:table-cell table:style-name="ce83" table:formula="of:=[.M101] + (([.N101]-[.N100]) *[.$B$44])" office:value-type="float" office:value="288.502521033783" calcext:value-type="float">
            <text:p>288.50</text:p>
          </table:table-cell>
          <table:table-cell table:style-name="ce83" table:formula="of:=(([.$M$50] * POWER([.M102];3)) + ([.$N$50] * POWER([.M102];2)) + ([.$M$52] * [.M102]) + [.$N$52])" office:value-type="float" office:value="160.019226129343" calcext:value-type="float">
            <text:p>160.02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65" table:number-columns-repeated="2"/>
          <table:table-cell table:style-name="Default" table:number-columns-repeated="3"/>
          <table:table-cell table:number-columns-repeated="10"/>
        </table:table-row>
        <table:table-row table:style-name="ro1" table:number-rows-repeated="13">
          <table:table-cell table:number-columns-repeated="2"/>
          <table:table-cell table:style-name="ce65" table:number-columns-repeated="2"/>
          <table:table-cell table:style-name="Default" table:number-columns-repeated="7"/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"/>
        </table:table-row>
      </table:table>
      <table:table table:name="CO2_1100ppm" table:style-name="ta1">
        <table:shapes>
          <draw:frame draw:z-index="0" draw:style-name="gr1" draw:text-style-name="P1" svg:width="147.86mm" svg:height="99.97mm" svg:x="206.08mm" svg:y="70.98mm">
            <draw:object draw:notify-on-update-of-ranges="CO2_1100ppm.A27:CO2_1100ppm.A35 CO2_1100ppm.H26:CO2_1100ppm.H26 CO2_1100ppm.H27:CO2_1100ppm.H35 CO2_1100ppm.A27:CO2_1100ppm.A35 CO2_1100ppm.G26:CO2_1100ppm.G26 CO2_1100ppm.G27:CO2_1100ppm.G35 CO2_1100ppm.A27:CO2_1100ppm.A35 CO2_1100ppm.E26:CO2_1100ppm.E26 CO2_1100ppm.E27:CO2_1100ppm.E3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1" table:default-cell-style-name="ce83"/>
        <table:table-column table:style-name="co1" table:number-columns-repeated="10" table:default-cell-style-name="Default"/>
        <table:table-row table:style-name="ro1">
          <table:table-cell table:style-name="ce53" office:value-type="string" calcext:value-type="string" table:number-columns-spanned="8" table:number-rows-spanned="1">
            <text:p>Transmittance</text:p>
          </table:table-cell>
          <table:covered-table-cell table:number-columns-repeated="6" table:style-name="ce53"/>
          <table:covered-table-cell table:style-name="ce150"/>
          <table:table-cell table:style-name="Default" table:number-columns-repeated="3"/>
          <table:table-cell table:number-columns-repeated="10"/>
        </table:table-row>
        <table:table-row table:style-name="ro3">
          <table:table-cell table:style-name="ce53" office:value-type="string" calcext:value-type="string">
            <text:p>Temperature (K)</text:p>
          </table:table-cell>
          <table:table-cell table:style-name="ce158" office:value-type="percentage" office:value="0" calcext:value-type="percentage">
            <text:p>0%</text:p>
          </table:table-cell>
          <table:table-cell table:style-name="ce158" office:value-type="percentage" office:value="0.1" calcext:value-type="percentage">
            <text:p>10%</text:p>
          </table:table-cell>
          <table:table-cell table:style-name="ce158" office:value-type="percentage" office:value="0.2" calcext:value-type="percentage">
            <text:p>20%</text:p>
          </table:table-cell>
          <table:table-cell table:style-name="ce158" office:value-type="percentage" office:value="0.4" calcext:value-type="percentage">
            <text:p>40%</text:p>
          </table:table-cell>
          <table:table-cell table:style-name="ce158" office:value-type="percentage" office:value="0.46" calcext:value-type="percentage">
            <text:p>46%</text:p>
          </table:table-cell>
          <table:table-cell table:style-name="ce158" office:value-type="percentage" office:value="0.6" calcext:value-type="percentage">
            <text:p>60%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63" office:value-type="percentage" office:value="1" calcext:value-type="percentage">
            <text:p>100%</text:p>
          </table:table-cell>
          <table:table-cell table:style-name="ce165" office:value-type="string" calcext:value-type="string">
            <text:p>σT^4</text:p>
          </table:table-cell>
          <table:table-cell table:style-name="ce5" office:value-type="string" calcext:value-type="string">
            <text:p>Planck summation</text:p>
          </table:table-cell>
          <table:table-cell table:number-columns-repeated="10"/>
        </table:table-row>
        <table:table-row table:style-name="ro1">
          <table:table-cell table:style-name="ce66" table:formula="of:=[$CO2_0ppm.A3]" office:value-type="float" office:value="283.15" calcext:value-type="float">
            <text:p>283.15</text:p>
          </table:table-cell>
          <table:table-cell table:style-name="ce159" office:value-type="float" office:value="261.589748202808" calcext:value-type="float">
            <text:p>261.59</text:p>
          </table:table-cell>
          <table:table-cell table:style-name="ce159" office:value-type="float" office:value="138.258624515002" calcext:value-type="float">
            <text:p>138.26</text:p>
          </table:table-cell>
          <table:table-cell table:style-name="ce159" office:value-type="float" office:value="124.732164460326" calcext:value-type="float">
            <text:p>124.73</text:p>
          </table:table-cell>
          <table:table-cell table:style-name="ce159" office:value-type="float" office:value="112.3562407608" calcext:value-type="float">
            <text:p>112.36</text:p>
          </table:table-cell>
          <table:table-cell table:style-name="ce159" office:value-type="float" office:value="110.0735780155" calcext:value-type="float">
            <text:p>110.07</text:p>
          </table:table-cell>
          <table:table-cell table:style-name="ce159" office:value-type="float" office:value="105.884093699506" calcext:value-type="float">
            <text:p>105.88</text:p>
          </table:table-cell>
          <table:table-cell table:style-name="ce159" office:value-type="float" office:value="101.64576994018" calcext:value-type="float">
            <text:p>101.65</text:p>
          </table:table-cell>
          <table:table-cell table:style-name="ce164" office:value-type="float" office:value="98.5402527320138" calcext:value-type="float">
            <text:p>98.54</text:p>
          </table:table-cell>
          <table:table-cell table:formula="of:=0.0000000567037441900005*POWER([.A3];4)" office:value-type="float" office:value="364.483607161424" calcext:value-type="float">
            <text:p>364.48</text:p>
          </table:table-cell>
          <table:table-cell office:value-type="float" office:value="362.34484692245" calcext:value-type="float">
            <text:p>362.34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66" table:formula="of:=[$CO2_0ppm.A4]" office:value-type="float" office:value="287.15" calcext:value-type="float">
            <text:p>287.15</text:p>
          </table:table-cell>
          <table:table-cell table:style-name="ce159" office:value-type="float" office:value="275.841552994815" calcext:value-type="float">
            <text:p>275.84</text:p>
          </table:table-cell>
          <table:table-cell table:style-name="ce159" office:value-type="float" office:value="139.609937702179" calcext:value-type="float">
            <text:p>139.61</text:p>
          </table:table-cell>
          <table:table-cell table:style-name="ce159" office:value-type="float" office:value="125.87599517825" calcext:value-type="float">
            <text:p>125.88</text:p>
          </table:table-cell>
          <table:table-cell table:style-name="ce159" office:value-type="float" office:value="113.673866587918" calcext:value-type="float">
            <text:p>113.67</text:p>
          </table:table-cell>
          <table:table-cell table:style-name="ce159" office:value-type="float" office:value="111.425305859796" calcext:value-type="float">
            <text:p>111.43</text:p>
          </table:table-cell>
          <table:table-cell table:style-name="ce159" office:value-type="float" office:value="107.341542115378" calcext:value-type="float">
            <text:p>107.34</text:p>
          </table:table-cell>
          <table:table-cell table:style-name="ce159" office:value-type="float" office:value="103.160785237699" calcext:value-type="float">
            <text:p>103.16</text:p>
          </table:table-cell>
          <table:table-cell table:style-name="ce164" office:value-type="float" office:value="100.05617009382" calcext:value-type="float">
            <text:p>100.06</text:p>
          </table:table-cell>
          <table:table-cell table:formula="of:=0.0000000567037441900005*POWER([.A4];4)" office:value-type="float" office:value="385.520093917784" calcext:value-type="float">
            <text:p>385.52</text:p>
          </table:table-cell>
          <table:table-cell office:value-type="float" office:value="383.339838515444" calcext:value-type="float">
            <text:p>383.34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66" table:formula="of:=[$CO2_0ppm.A5]" office:value-type="float" office:value="288.15" calcext:value-type="float">
            <text:p>288.15</text:p>
          </table:table-cell>
          <table:table-cell table:style-name="ce159" office:value-type="float" office:value="279.489569882132" calcext:value-type="float">
            <text:p>279.49</text:p>
          </table:table-cell>
          <table:table-cell table:style-name="ce159" office:value-type="float" office:value="139.9343660335" calcext:value-type="float">
            <text:p>139.93</text:p>
          </table:table-cell>
          <table:table-cell table:style-name="ce159" office:value-type="float" office:value="126.183356263816" calcext:value-type="float">
            <text:p>126.18</text:p>
          </table:table-cell>
          <table:table-cell table:style-name="ce159" office:value-type="float" office:value="114.033914113012" calcext:value-type="float">
            <text:p>114.03</text:p>
          </table:table-cell>
          <table:table-cell table:style-name="ce159" office:value-type="float" office:value="111.796092949932" calcext:value-type="float">
            <text:p>111.80</text:p>
          </table:table-cell>
          <table:table-cell table:style-name="ce159" office:value-type="float" office:value="107.726173601161" calcext:value-type="float">
            <text:p>107.73</text:p>
          </table:table-cell>
          <table:table-cell table:style-name="ce159" office:value-type="float" office:value="103.545538706955" calcext:value-type="float">
            <text:p>103.55</text:p>
          </table:table-cell>
          <table:table-cell table:style-name="ce164" office:value-type="float" office:value="100.427022014205" calcext:value-type="float">
            <text:p>100.43</text:p>
          </table:table-cell>
          <table:table-cell table:formula="of:=0.0000000567037441900005*POWER([.A5];4)" office:value-type="float" office:value="390.91850776901" calcext:value-type="float">
            <text:p>390.92</text:p>
          </table:table-cell>
          <table:table-cell office:value-type="float" office:value="388.727817510757" calcext:value-type="float">
            <text:p>388.73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66" table:formula="of:=[$CO2_0ppm.A6]" office:value-type="float" office:value="289.15" calcext:value-type="float">
            <text:p>289.15</text:p>
          </table:table-cell>
          <table:table-cell table:style-name="ce159" office:value-type="float" office:value="283.170150475114" calcext:value-type="float">
            <text:p>283.17</text:p>
          </table:table-cell>
          <table:table-cell table:style-name="ce159" office:value-type="float" office:value="140.256195202074" calcext:value-type="float">
            <text:p>140.26</text:p>
          </table:table-cell>
          <table:table-cell table:style-name="ce159" office:value-type="float" office:value="125.737639573437" calcext:value-type="float">
            <text:p>125.74</text:p>
          </table:table-cell>
          <table:table-cell table:style-name="ce159" office:value-type="float" office:value="114.403288662904" calcext:value-type="float">
            <text:p>114.40</text:p>
          </table:table-cell>
          <table:table-cell table:style-name="ce159" office:value-type="float" office:value="112.183206583511" calcext:value-type="float">
            <text:p>112.18</text:p>
          </table:table-cell>
          <table:table-cell table:style-name="ce159" office:value-type="float" office:value="108.113868488015" calcext:value-type="float">
            <text:p>108.11</text:p>
          </table:table-cell>
          <table:table-cell table:style-name="ce159" office:value-type="float" office:value="103.92651320439" calcext:value-type="float">
            <text:p>103.93</text:p>
          </table:table-cell>
          <table:table-cell table:style-name="ce164" office:value-type="float" office:value="100.787881667949" calcext:value-type="float">
            <text:p>100.79</text:p>
          </table:table-cell>
          <table:table-cell table:formula="of:=0.0000000567037441900005*POWER([.A6];4)" office:value-type="float" office:value="396.373419363693" calcext:value-type="float">
            <text:p>396.37</text:p>
          </table:table-cell>
          <table:table-cell office:value-type="float" office:value="394.172268935681" calcext:value-type="float">
            <text:p>394.17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66" table:formula="of:=[$CO2_0ppm.A7]" office:value-type="float" office:value="290.15" calcext:value-type="float">
            <text:p>290.15</text:p>
          </table:table-cell>
          <table:table-cell table:style-name="ce159" office:value-type="float" office:value="286.884616112378" calcext:value-type="float">
            <text:p>286.88</text:p>
          </table:table-cell>
          <table:table-cell table:style-name="ce159" office:value-type="float" office:value="140.577662700295" calcext:value-type="float">
            <text:p>140.58</text:p>
          </table:table-cell>
          <table:table-cell table:style-name="ce159" office:value-type="float" office:value="126.825932363764" calcext:value-type="float">
            <text:p>126.83</text:p>
          </table:table-cell>
          <table:table-cell table:style-name="ce159" office:value-type="float" office:value="114.781360140248" calcext:value-type="float">
            <text:p>114.78</text:p>
          </table:table-cell>
          <table:table-cell table:style-name="ce159" office:value-type="float" office:value="112.579803523191" calcext:value-type="float">
            <text:p>112.58</text:p>
          </table:table-cell>
          <table:table-cell table:style-name="ce159" office:value-type="float" office:value="108.502961901929" calcext:value-type="float">
            <text:p>108.50</text:p>
          </table:table-cell>
          <table:table-cell table:style-name="ce159" office:value-type="float" office:value="104.301665142945" calcext:value-type="float">
            <text:p>104.30</text:p>
          </table:table-cell>
          <table:table-cell table:style-name="ce164" office:value-type="float" office:value="101.135904265025" calcext:value-type="float">
            <text:p>101.14</text:p>
          </table:table-cell>
          <table:table-cell table:formula="of:=0.0000000567037441900005*POWER([.A7];4)" office:value-type="float" office:value="401.885221522691" calcext:value-type="float">
            <text:p>401.89</text:p>
          </table:table-cell>
          <table:table-cell office:value-type="float" office:value="399.673585135707" calcext:value-type="float">
            <text:p>399.67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66" table:formula="of:=[$CO2_0ppm.A8]" office:value-type="float" office:value="291.15" calcext:value-type="float">
            <text:p>291.15</text:p>
          </table:table-cell>
          <table:table-cell table:style-name="ce159" office:value-type="float" office:value="290.63538092315" calcext:value-type="float">
            <text:p>290.64</text:p>
          </table:table-cell>
          <table:table-cell table:style-name="ce159" office:value-type="float" office:value="140.90333454532" calcext:value-type="float">
            <text:p>140.90</text:p>
          </table:table-cell>
          <table:table-cell table:style-name="ce159" office:value-type="float" office:value="127.165424251642" calcext:value-type="float">
            <text:p>127.17</text:p>
          </table:table-cell>
          <table:table-cell table:style-name="ce159" office:value-type="float" office:value="115.169372572052" calcext:value-type="float">
            <text:p>115.17</text:p>
          </table:table-cell>
          <table:table-cell table:style-name="ce159" office:value-type="float" office:value="112.821028656925" calcext:value-type="float">
            <text:p>112.82</text:p>
          </table:table-cell>
          <table:table-cell table:style-name="ce159" office:value-type="float" office:value="108.89400030312" calcext:value-type="float">
            <text:p>108.89</text:p>
          </table:table-cell>
          <table:table-cell table:style-name="ce159" office:value-type="float" office:value="104.671238663545" calcext:value-type="float">
            <text:p>104.67</text:p>
          </table:table-cell>
          <table:table-cell table:style-name="ce164" office:value-type="float" office:value="101.471336209051" calcext:value-type="float">
            <text:p>101.47</text:p>
          </table:table-cell>
          <table:table-cell table:formula="of:=0.0000000567037441900005*POWER([.A8];4)" office:value-type="float" office:value="407.454308427752" calcext:value-type="float">
            <text:p>407.45</text:p>
          </table:table-cell>
          <table:table-cell office:value-type="float" office:value="405.232159797989" calcext:value-type="float">
            <text:p>405.23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66" table:formula="of:=[$CO2_0ppm.A9]" office:value-type="float" office:value="292.15" calcext:value-type="float">
            <text:p>292.15</text:p>
          </table:table-cell>
          <table:table-cell table:style-name="ce159" office:value-type="float" office:value="294.423673163014" calcext:value-type="float">
            <text:p>294.42</text:p>
          </table:table-cell>
          <table:table-cell table:style-name="ce159" office:value-type="float" office:value="141.237466054416" calcext:value-type="float">
            <text:p>141.24</text:p>
          </table:table-cell>
          <table:table-cell table:style-name="ce159" office:value-type="float" office:value="127.520310883225" calcext:value-type="float">
            <text:p>127.52</text:p>
          </table:table-cell>
          <table:table-cell table:style-name="ce159" office:value-type="float" office:value="115.567869725204" calcext:value-type="float">
            <text:p>115.57</text:p>
          </table:table-cell>
          <table:table-cell table:style-name="ce159" office:value-type="float" office:value="113.228983690222" calcext:value-type="float">
            <text:p>113.23</text:p>
          </table:table-cell>
          <table:table-cell table:style-name="ce159" office:value-type="float" office:value="109.287018835353" calcext:value-type="float">
            <text:p>109.29</text:p>
          </table:table-cell>
          <table:table-cell table:style-name="ce159" office:value-type="float" office:value="105.034774110472" calcext:value-type="float">
            <text:p>105.03</text:p>
          </table:table-cell>
          <table:table-cell table:style-name="ce164" office:value-type="float" office:value="101.794006627565" calcext:value-type="float">
            <text:p>101.79</text:p>
          </table:table-cell>
          <table:table-cell table:formula="of:=0.0000000567037441900005*POWER([.A9];4)" office:value-type="float" office:value="413.081075621513" calcext:value-type="float">
            <text:p>413.08</text:p>
          </table:table-cell>
          <table:table-cell office:value-type="float" office:value="410.848387950499" calcext:value-type="float">
            <text:p>410.85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66" table:formula="of:=[$CO2_0ppm.A10]" office:value-type="float" office:value="293.15" calcext:value-type="float">
            <text:p>293.15</text:p>
          </table:table-cell>
          <table:table-cell table:style-name="ce159" office:value-type="float" office:value="298.250492715703" calcext:value-type="float">
            <text:p>298.25</text:p>
          </table:table-cell>
          <table:table-cell table:style-name="ce159" office:value-type="float" office:value="141.580214449237" calcext:value-type="float">
            <text:p>141.58</text:p>
          </table:table-cell>
          <table:table-cell table:style-name="ce159" office:value-type="float" office:value="127.889111302685" calcext:value-type="float">
            <text:p>127.89</text:p>
          </table:table-cell>
          <table:table-cell table:style-name="ce159" office:value-type="float" office:value="115.975750327584" calcext:value-type="float">
            <text:p>115.98</text:p>
          </table:table-cell>
          <table:table-cell table:style-name="ce159" office:value-type="float" office:value="113.643437221476" calcext:value-type="float">
            <text:p>113.64</text:p>
          </table:table-cell>
          <table:table-cell table:style-name="ce159" office:value-type="float" office:value="109.680293874296" calcext:value-type="float">
            <text:p>109.68</text:p>
          </table:table-cell>
          <table:table-cell table:style-name="ce159" office:value-type="float" office:value="105.390382857805" calcext:value-type="float">
            <text:p>105.39</text:p>
          </table:table-cell>
          <table:table-cell table:style-name="ce164" office:value-type="float" office:value="102.101118230807" calcext:value-type="float">
            <text:p>102.10</text:p>
          </table:table-cell>
          <table:table-cell table:formula="of:=0.0000000567037441900005*POWER([.A10];4)" office:value-type="float" office:value="418.765920007504" calcext:value-type="float">
            <text:p>418.77</text:p>
          </table:table-cell>
          <table:table-cell office:value-type="float" office:value="416.522665961189" calcext:value-type="float">
            <text:p>416.52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66" table:formula="of:=[$CO2_0ppm.A11]" office:value-type="float" office:value="298.15" calcext:value-type="float">
            <text:p>298.15</text:p>
          </table:table-cell>
          <table:table-cell table:style-name="ce159" office:value-type="float" office:value="317.965644297804" calcext:value-type="float">
            <text:p>317.97</text:p>
          </table:table-cell>
          <table:table-cell table:style-name="ce159" office:value-type="float" office:value="143.465880440269" calcext:value-type="float">
            <text:p>143.47</text:p>
          </table:table-cell>
          <table:table-cell table:style-name="ce159" office:value-type="float" office:value="129.947827595826" calcext:value-type="float">
            <text:p>129.95</text:p>
          </table:table-cell>
          <table:table-cell table:style-name="ce159" office:value-type="float" office:value="118.075384728214" calcext:value-type="float">
            <text:p>118.08</text:p>
          </table:table-cell>
          <table:table-cell table:style-name="ce159" office:value-type="float" office:value="115.938723615357" calcext:value-type="float">
            <text:p>115.94</text:p>
          </table:table-cell>
          <table:table-cell table:style-name="ce159" office:value-type="float" office:value="111.54981701002" calcext:value-type="float">
            <text:p>111.55</text:p>
          </table:table-cell>
          <table:table-cell table:style-name="ce159" office:value-type="float" office:value="106.934761099435" calcext:value-type="float">
            <text:p>106.93</text:p>
          </table:table-cell>
          <table:table-cell table:style-name="ce164" office:value-type="float" office:value="103.286949917811" calcext:value-type="float">
            <text:p>103.29</text:p>
          </table:table-cell>
          <table:table-cell table:formula="of:=0.0000000567037441900005*POWER([.A11];4)" office:value-type="float" office:value="448.075286706653" calcext:value-type="float">
            <text:p>448.08</text:p>
          </table:table-cell>
          <table:table-cell office:value-type="float" office:value="445.778770449153" calcext:value-type="float">
            <text:p>445.78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53"/>
          <table:table-cell table:style-name="ce158" table:number-columns-repeated="7"/>
          <table:table-cell table:style-name="ce16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53" office:value-type="string" calcext:value-type="string" table:number-columns-spanned="9" table:number-rows-spanned="1">
            <text:p><text:s/>Absorption (σT^4 – Thansmittance)</text:p>
          </table:table-cell>
          <table:covered-table-cell table:number-columns-repeated="7" table:style-name="ce158"/>
          <table:covered-table-cell table:style-name="ce163"/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53" office:value-type="string" calcext:value-type="string">
            <text:p>Temperature (K)</text:p>
          </table:table-cell>
          <table:table-cell table:style-name="ce158" office:value-type="percentage" office:value="0" calcext:value-type="percentage">
            <text:p>0%</text:p>
          </table:table-cell>
          <table:table-cell table:style-name="ce158" office:value-type="percentage" office:value="0.1" calcext:value-type="percentage">
            <text:p>10%</text:p>
          </table:table-cell>
          <table:table-cell table:style-name="ce158" office:value-type="percentage" office:value="0.2" calcext:value-type="percentage">
            <text:p>20%</text:p>
          </table:table-cell>
          <table:table-cell table:style-name="ce158" office:value-type="percentage" office:value="0.4" calcext:value-type="percentage">
            <text:p>40%</text:p>
          </table:table-cell>
          <table:table-cell table:style-name="ce158" office:value-type="percentage" office:value="0.46" calcext:value-type="percentage">
            <text:p>46%</text:p>
          </table:table-cell>
          <table:table-cell table:style-name="ce158" office:value-type="percentage" office:value="0.6" calcext:value-type="percentage">
            <text:p>60%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63" office:value-type="percentage" office:value="1" calcext:value-type="percentage">
            <text:p>100%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11" table:formula="of:=[.A3]" office:value-type="float" office:value="283.15" calcext:value-type="float">
            <text:p>283.15</text:p>
          </table:table-cell>
          <table:table-cell table:formula="of:=([.$J3] - [.B3])" office:value-type="float" office:value="102.893858958616" calcext:value-type="float">
            <text:p>102.89</text:p>
          </table:table-cell>
          <table:table-cell table:formula="of:=([.$J3] - [.C3])" office:value-type="float" office:value="226.224982646422" calcext:value-type="float">
            <text:p>226.22</text:p>
          </table:table-cell>
          <table:table-cell table:formula="of:=([.$J3] - [.D3])" office:value-type="float" office:value="239.751442701098" calcext:value-type="float">
            <text:p>239.75</text:p>
          </table:table-cell>
          <table:table-cell table:formula="of:=([.$J3] - [.E3])" office:value-type="float" office:value="252.127366400624" calcext:value-type="float">
            <text:p>252.13</text:p>
          </table:table-cell>
          <table:table-cell table:formula="of:=([.$J3] - [.F3])" office:value-type="float" office:value="254.410029145924" calcext:value-type="float">
            <text:p>254.41</text:p>
          </table:table-cell>
          <table:table-cell table:formula="of:=([.$J3] - [.G3])" office:value-type="float" office:value="258.599513461918" calcext:value-type="float">
            <text:p>258.60</text:p>
          </table:table-cell>
          <table:table-cell table:formula="of:=([.$J3] - [.H3])" office:value-type="float" office:value="262.837837221244" calcext:value-type="float">
            <text:p>262.84</text:p>
          </table:table-cell>
          <table:table-cell table:formula="of:=([.$J3] - [.I3])" office:value-type="float" office:value="265.943354429411" calcext:value-type="float">
            <text:p>265.94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1" table:formula="of:=[.A4]" office:value-type="float" office:value="287.15" calcext:value-type="float">
            <text:p>287.15</text:p>
          </table:table-cell>
          <table:table-cell table:formula="of:=([.$J4] - [.B4])" office:value-type="float" office:value="109.678540922969" calcext:value-type="float">
            <text:p>109.68</text:p>
          </table:table-cell>
          <table:table-cell table:formula="of:=([.$J4] - [.C4])" office:value-type="float" office:value="245.910156215605" calcext:value-type="float">
            <text:p>245.91</text:p>
          </table:table-cell>
          <table:table-cell table:formula="of:=([.$J4] - [.D4])" office:value-type="float" office:value="259.644098739534" calcext:value-type="float">
            <text:p>259.64</text:p>
          </table:table-cell>
          <table:table-cell table:formula="of:=([.$J4] - [.E4])" office:value-type="float" office:value="271.846227329866" calcext:value-type="float">
            <text:p>271.85</text:p>
          </table:table-cell>
          <table:table-cell table:formula="of:=([.$J4] - [.F4])" office:value-type="float" office:value="274.094788057988" calcext:value-type="float">
            <text:p>274.09</text:p>
          </table:table-cell>
          <table:table-cell table:formula="of:=([.$J4] - [.G4])" office:value-type="float" office:value="278.178551802406" calcext:value-type="float">
            <text:p>278.18</text:p>
          </table:table-cell>
          <table:table-cell table:formula="of:=([.$J4] - [.H4])" office:value-type="float" office:value="282.359308680085" calcext:value-type="float">
            <text:p>282.36</text:p>
          </table:table-cell>
          <table:table-cell table:formula="of:=([.$J4] - [.I4])" office:value-type="float" office:value="285.463923823964" calcext:value-type="float">
            <text:p>285.46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1" table:formula="of:=[.A5]" office:value-type="float" office:value="288.15" calcext:value-type="float">
            <text:p>288.15</text:p>
          </table:table-cell>
          <table:table-cell table:formula="of:=([.$J5] - [.B5])" office:value-type="float" office:value="111.428937886878" calcext:value-type="float">
            <text:p>111.43</text:p>
          </table:table-cell>
          <table:table-cell table:formula="of:=([.$J5] - [.C5])" office:value-type="float" office:value="250.98414173551" calcext:value-type="float">
            <text:p>250.98</text:p>
          </table:table-cell>
          <table:table-cell table:formula="of:=([.$J5] - [.D5])" office:value-type="float" office:value="264.735151505194" calcext:value-type="float">
            <text:p>264.74</text:p>
          </table:table-cell>
          <table:table-cell table:formula="of:=([.$J5] - [.E5])" office:value-type="float" office:value="276.884593655998" calcext:value-type="float">
            <text:p>276.88</text:p>
          </table:table-cell>
          <table:table-cell table:formula="of:=([.$J5] - [.F5])" office:value-type="float" office:value="279.122414819078" calcext:value-type="float">
            <text:p>279.12</text:p>
          </table:table-cell>
          <table:table-cell table:formula="of:=([.$J5] - [.G5])" office:value-type="float" office:value="283.192334167849" calcext:value-type="float">
            <text:p>283.19</text:p>
          </table:table-cell>
          <table:table-cell table:formula="of:=([.$J5] - [.H5])" office:value-type="float" office:value="287.372969062055" calcext:value-type="float">
            <text:p>287.37</text:p>
          </table:table-cell>
          <table:table-cell table:formula="of:=([.$J5] - [.I5])" office:value-type="float" office:value="290.491485754805" calcext:value-type="float">
            <text:p>290.49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1" table:formula="of:=[.A6]" office:value-type="float" office:value="289.15" calcext:value-type="float">
            <text:p>289.15</text:p>
          </table:table-cell>
          <table:table-cell table:formula="of:=([.$J6] - [.B6])" office:value-type="float" office:value="113.203268888579" calcext:value-type="float">
            <text:p>113.20</text:p>
          </table:table-cell>
          <table:table-cell table:formula="of:=([.$J6] - [.C6])" office:value-type="float" office:value="256.117224161619" calcext:value-type="float">
            <text:p>256.12</text:p>
          </table:table-cell>
          <table:table-cell table:formula="of:=([.$J6] - [.D6])" office:value-type="float" office:value="270.635779790256" calcext:value-type="float">
            <text:p>270.64</text:p>
          </table:table-cell>
          <table:table-cell table:formula="of:=([.$J6] - [.E6])" office:value-type="float" office:value="281.970130700789" calcext:value-type="float">
            <text:p>281.97</text:p>
          </table:table-cell>
          <table:table-cell table:formula="of:=([.$J6] - [.F6])" office:value-type="float" office:value="284.190212780182" calcext:value-type="float">
            <text:p>284.19</text:p>
          </table:table-cell>
          <table:table-cell table:formula="of:=([.$J6] - [.G6])" office:value-type="float" office:value="288.259550875678" calcext:value-type="float">
            <text:p>288.26</text:p>
          </table:table-cell>
          <table:table-cell table:formula="of:=([.$J6] - [.H6])" office:value-type="float" office:value="292.446906159303" calcext:value-type="float">
            <text:p>292.45</text:p>
          </table:table-cell>
          <table:table-cell table:formula="of:=([.$J6] - [.I6])" office:value-type="float" office:value="295.585537695744" calcext:value-type="float">
            <text:p>295.59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1" table:formula="of:=[.A7]" office:value-type="float" office:value="290.15" calcext:value-type="float">
            <text:p>290.15</text:p>
          </table:table-cell>
          <table:table-cell table:formula="of:=([.$J7] - [.B7])" office:value-type="float" office:value="115.000605410313" calcext:value-type="float">
            <text:p>115.00</text:p>
          </table:table-cell>
          <table:table-cell table:formula="of:=([.$J7] - [.C7])" office:value-type="float" office:value="261.307558822396" calcext:value-type="float">
            <text:p>261.31</text:p>
          </table:table-cell>
          <table:table-cell table:formula="of:=([.$J7] - [.D7])" office:value-type="float" office:value="275.059289158927" calcext:value-type="float">
            <text:p>275.06</text:p>
          </table:table-cell>
          <table:table-cell table:formula="of:=([.$J7] - [.E7])" office:value-type="float" office:value="287.103861382443" calcext:value-type="float">
            <text:p>287.10</text:p>
          </table:table-cell>
          <table:table-cell table:formula="of:=([.$J7] - [.F7])" office:value-type="float" office:value="289.3054179995" calcext:value-type="float">
            <text:p>289.31</text:p>
          </table:table-cell>
          <table:table-cell table:formula="of:=([.$J7] - [.G7])" office:value-type="float" office:value="293.382259620762" calcext:value-type="float">
            <text:p>293.38</text:p>
          </table:table-cell>
          <table:table-cell table:formula="of:=([.$J7] - [.H7])" office:value-type="float" office:value="297.583556379746" calcext:value-type="float">
            <text:p>297.58</text:p>
          </table:table-cell>
          <table:table-cell table:formula="of:=([.$J7] - [.I7])" office:value-type="float" office:value="300.749317257666" calcext:value-type="float">
            <text:p>300.75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1" table:formula="of:=[.A8]" office:value-type="float" office:value="291.15" calcext:value-type="float">
            <text:p>291.15</text:p>
          </table:table-cell>
          <table:table-cell table:formula="of:=([.$J8] - [.B8])" office:value-type="float" office:value="116.818927504602" calcext:value-type="float">
            <text:p>116.82</text:p>
          </table:table-cell>
          <table:table-cell table:formula="of:=([.$J8] - [.C8])" office:value-type="float" office:value="266.550973882432" calcext:value-type="float">
            <text:p>266.55</text:p>
          </table:table-cell>
          <table:table-cell table:formula="of:=([.$J8] - [.D8])" office:value-type="float" office:value="280.28888417611" calcext:value-type="float">
            <text:p>280.29</text:p>
          </table:table-cell>
          <table:table-cell table:formula="of:=([.$J8] - [.E8])" office:value-type="float" office:value="292.2849358557" calcext:value-type="float">
            <text:p>292.28</text:p>
          </table:table-cell>
          <table:table-cell table:formula="of:=([.$J8] - [.F8])" office:value-type="float" office:value="294.633279770827" calcext:value-type="float">
            <text:p>294.63</text:p>
          </table:table-cell>
          <table:table-cell table:formula="of:=([.$J8] - [.G8])" office:value-type="float" office:value="298.560308124632" calcext:value-type="float">
            <text:p>298.56</text:p>
          </table:table-cell>
          <table:table-cell table:formula="of:=([.$J8] - [.H8])" office:value-type="float" office:value="302.783069764207" calcext:value-type="float">
            <text:p>302.78</text:p>
          </table:table-cell>
          <table:table-cell table:formula="of:=([.$J8] - [.I8])" office:value-type="float" office:value="305.982972218701" calcext:value-type="float">
            <text:p>305.98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1" table:formula="of:=[.A9]" office:value-type="float" office:value="292.15" calcext:value-type="float">
            <text:p>292.15</text:p>
          </table:table-cell>
          <table:table-cell table:formula="of:=([.$J9] - [.B9])" office:value-type="float" office:value="118.657402458499" calcext:value-type="float">
            <text:p>118.66</text:p>
          </table:table-cell>
          <table:table-cell table:formula="of:=([.$J9] - [.C9])" office:value-type="float" office:value="271.843609567097" calcext:value-type="float">
            <text:p>271.84</text:p>
          </table:table-cell>
          <table:table-cell table:formula="of:=([.$J9] - [.D9])" office:value-type="float" office:value="285.560764738288" calcext:value-type="float">
            <text:p>285.56</text:p>
          </table:table-cell>
          <table:table-cell table:formula="of:=([.$J9] - [.E9])" office:value-type="float" office:value="297.513205896309" calcext:value-type="float">
            <text:p>297.51</text:p>
          </table:table-cell>
          <table:table-cell table:formula="of:=([.$J9] - [.F9])" office:value-type="float" office:value="299.852091931292" calcext:value-type="float">
            <text:p>299.85</text:p>
          </table:table-cell>
          <table:table-cell table:formula="of:=([.$J9] - [.G9])" office:value-type="float" office:value="303.79405678616" calcext:value-type="float">
            <text:p>303.79</text:p>
          </table:table-cell>
          <table:table-cell table:formula="of:=([.$J9] - [.H9])" office:value-type="float" office:value="308.046301511041" calcext:value-type="float">
            <text:p>308.05</text:p>
          </table:table-cell>
          <table:table-cell table:formula="of:=([.$J9] - [.I9])" office:value-type="float" office:value="311.287068993948" calcext:value-type="float">
            <text:p>311.29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1" table:formula="of:=[.A10]" office:value-type="float" office:value="293.15" calcext:value-type="float">
            <text:p>293.15</text:p>
          </table:table-cell>
          <table:table-cell table:formula="of:=([.$J10] - [.B10])" office:value-type="float" office:value="120.515427291801" calcext:value-type="float">
            <text:p>120.52</text:p>
          </table:table-cell>
          <table:table-cell table:formula="of:=([.$J10] - [.C10])" office:value-type="float" office:value="277.185705558267" calcext:value-type="float">
            <text:p>277.19</text:p>
          </table:table-cell>
          <table:table-cell table:formula="of:=([.$J10] - [.D10])" office:value-type="float" office:value="290.876808704819" calcext:value-type="float">
            <text:p>290.88</text:p>
          </table:table-cell>
          <table:table-cell table:formula="of:=([.$J10] - [.E10])" office:value-type="float" office:value="302.79016967992" calcext:value-type="float">
            <text:p>302.79</text:p>
          </table:table-cell>
          <table:table-cell table:formula="of:=([.$J10] - [.F10])" office:value-type="float" office:value="305.122482786028" calcext:value-type="float">
            <text:p>305.12</text:p>
          </table:table-cell>
          <table:table-cell table:formula="of:=([.$J10] - [.G10])" office:value-type="float" office:value="309.085626133208" calcext:value-type="float">
            <text:p>309.09</text:p>
          </table:table-cell>
          <table:table-cell table:formula="of:=([.$J10] - [.H10])" office:value-type="float" office:value="313.375537149699" calcext:value-type="float">
            <text:p>313.38</text:p>
          </table:table-cell>
          <table:table-cell table:formula="of:=([.$J10] - [.I10])" office:value-type="float" office:value="316.664801776697" calcext:value-type="float">
            <text:p>316.66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1" table:formula="of:=[.A11]" office:value-type="float" office:value="298.15" calcext:value-type="float">
            <text:p>298.15</text:p>
          </table:table-cell>
          <table:table-cell table:formula="of:=([.$J11] - [.B11])" office:value-type="float" office:value="130.109642408849" calcext:value-type="float">
            <text:p>130.11</text:p>
          </table:table-cell>
          <table:table-cell table:formula="of:=([.$J11] - [.C11])" office:value-type="float" office:value="304.609406266384" calcext:value-type="float">
            <text:p>304.61</text:p>
          </table:table-cell>
          <table:table-cell table:formula="of:=([.$J11] - [.D11])" office:value-type="float" office:value="318.127459110827" calcext:value-type="float">
            <text:p>318.13</text:p>
          </table:table-cell>
          <table:table-cell table:formula="of:=([.$J11] - [.E11])" office:value-type="float" office:value="329.999901978439" calcext:value-type="float">
            <text:p>330.00</text:p>
          </table:table-cell>
          <table:table-cell table:formula="of:=([.$J11] - [.F11])" office:value-type="float" office:value="332.136563091296" calcext:value-type="float">
            <text:p>332.14</text:p>
          </table:table-cell>
          <table:table-cell table:formula="of:=([.$J11] - [.G11])" office:value-type="float" office:value="336.525469696633" calcext:value-type="float">
            <text:p>336.53</text:p>
          </table:table-cell>
          <table:table-cell table:formula="of:=([.$J11] - [.H11])" office:value-type="float" office:value="341.140525607218" calcext:value-type="float">
            <text:p>341.14</text:p>
          </table:table-cell>
          <table:table-cell table:formula="of:=([.$J11] - [.I11])" office:value-type="float" office:value="344.788336788842" calcext:value-type="float">
            <text:p>344.79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56"/>
          <table:table-cell table:style-name="ce161" table:number-columns-repeated="8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4" office:value-type="string" calcext:value-type="string" table:number-columns-spanned="9" table:number-rows-spanned="1">
            <text:p>Radiative Forcing (Absorption * absorption fraction)</text:p>
          </table:table-cell>
          <table:covered-table-cell table:number-columns-repeated="8" table:style-name="Default"/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53" office:value-type="string" calcext:value-type="string">
            <text:p>Temperature (K)</text:p>
          </table:table-cell>
          <table:table-cell table:style-name="ce53" office:value-type="string" calcext:value-type="string">
            <text:p>0% RH</text:p>
          </table:table-cell>
          <table:table-cell table:style-name="ce53" office:value-type="string" calcext:value-type="string">
            <text:p>10% RH</text:p>
          </table:table-cell>
          <table:table-cell table:style-name="ce53" office:value-type="string" calcext:value-type="string">
            <text:p>20% RH</text:p>
          </table:table-cell>
          <table:table-cell table:style-name="ce53" office:value-type="string" calcext:value-type="string">
            <text:p>40% RH</text:p>
          </table:table-cell>
          <table:table-cell table:style-name="ce53" office:value-type="string" calcext:value-type="string">
            <text:p>46% RH</text:p>
          </table:table-cell>
          <table:table-cell table:style-name="ce53" office:value-type="string" calcext:value-type="string">
            <text:p>60% RH</text:p>
          </table:table-cell>
          <table:table-cell table:style-name="ce53" office:value-type="string" calcext:value-type="string">
            <text:p>80% RH</text:p>
          </table:table-cell>
          <table:table-cell table:style-name="ce150" office:value-type="string" calcext:value-type="string">
            <text:p>100% RH</text:p>
          </table:table-cell>
          <table:table-cell table:style-name="ce166"/>
          <table:table-cell table:style-name="ce35"/>
          <table:table-cell table:number-columns-repeated="10"/>
        </table:table-row>
        <table:table-row table:style-name="ro1">
          <table:table-cell table:style-name="ce30" table:formula="of:=[.A3]" office:value-type="float" office:value="283.15" calcext:value-type="float">
            <text:p>283.15</text:p>
          </table:table-cell>
          <table:table-cell table:formula="of:=[.B15] * [$Summary.$A$4] * [$Summary.$B$4]" office:value-type="float" office:value="56.6206166199108" calcext:value-type="float">
            <text:p>56.62</text:p>
          </table:table-cell>
          <table:table-cell table:formula="of:=[.C15] * [$Summary.$A$4] * [$Summary.$B$4]" office:value-type="float" office:value="124.487487804503" calcext:value-type="float">
            <text:p>124.49</text:p>
          </table:table-cell>
          <table:table-cell table:formula="of:=[.D15] * [$Summary.$A$4] * [$Summary.$B$4]" office:value-type="float" office:value="131.930852420543" calcext:value-type="float">
            <text:p>131.93</text:p>
          </table:table-cell>
          <table:table-cell table:formula="of:=[.E15] * [$Summary.$A$4] * [$Summary.$B$4]" office:value-type="float" office:value="138.741097834606" calcext:value-type="float">
            <text:p>138.74</text:p>
          </table:table-cell>
          <table:table-cell table:formula="of:=[.F15] * [$Summary.$A$4] * [$Summary.$B$4]" office:value-type="float" office:value="139.997205570114" calcext:value-type="float">
            <text:p>140.00</text:p>
          </table:table-cell>
          <table:table-cell table:formula="of:=[.G15] * [$Summary.$A$4] * [$Summary.$B$4]" office:value-type="float" office:value="142.30260248779" calcext:value-type="float">
            <text:p>142.30</text:p>
          </table:table-cell>
          <table:table-cell table:formula="of:=[.H15] * [$Summary.$A$4] * [$Summary.$B$4]" office:value-type="float" office:value="144.634874861639" calcext:value-type="float">
            <text:p>144.63</text:p>
          </table:table-cell>
          <table:table-cell table:formula="of:=[.I15] * [$Summary.$A$4] * [$Summary.$B$4]" office:value-type="float" office:value="146.34378442174" calcext:value-type="float">
            <text:p>146.34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0" table:formula="of:=[.A4]" office:value-type="float" office:value="287.15" calcext:value-type="float">
            <text:p>287.15</text:p>
          </table:table-cell>
          <table:table-cell table:formula="of:=[.B16] * [$Summary.$A$4] * [$Summary.$B$4]" office:value-type="float" office:value="60.3541035381739" calcext:value-type="float">
            <text:p>60.35</text:p>
          </table:table-cell>
          <table:table-cell table:formula="of:=[.C16] * [$Summary.$A$4] * [$Summary.$B$4]" office:value-type="float" office:value="135.319880301371" calcext:value-type="float">
            <text:p>135.32</text:p>
          </table:table-cell>
          <table:table-cell table:formula="of:=[.D16] * [$Summary.$A$4] * [$Summary.$B$4]" office:value-type="float" office:value="142.877418741445" calcext:value-type="float">
            <text:p>142.88</text:p>
          </table:table-cell>
          <table:table-cell table:formula="of:=[.E16] * [$Summary.$A$4] * [$Summary.$B$4]" office:value-type="float" office:value="149.592027872179" calcext:value-type="float">
            <text:p>149.59</text:p>
          </table:table-cell>
          <table:table-cell table:formula="of:=[.F16] * [$Summary.$A$4] * [$Summary.$B$4]" office:value-type="float" office:value="150.829369888721" calcext:value-type="float">
            <text:p>150.83</text:p>
          </table:table-cell>
          <table:table-cell table:formula="of:=[.G16] * [$Summary.$A$4] * [$Summary.$B$4]" office:value-type="float" office:value="153.076590701306" calcext:value-type="float">
            <text:p>153.08</text:p>
          </table:table-cell>
          <table:table-cell table:formula="of:=[.H16] * [$Summary.$A$4] * [$Summary.$B$4]" office:value-type="float" office:value="155.377185068627" calcext:value-type="float">
            <text:p>155.38</text:p>
          </table:table-cell>
          <table:table-cell table:formula="of:=[.I16] * [$Summary.$A$4] * [$Summary.$B$4]" office:value-type="float" office:value="157.08559823918" calcext:value-type="float">
            <text:p>157.09</text:p>
          </table:table-cell>
          <table:table-cell table:style-name="Default"/>
          <table:table-cell table:style-name="ce111" table:number-columns-repeated="2"/>
          <table:table-cell table:number-columns-repeated="9"/>
        </table:table-row>
        <table:table-row table:style-name="ro1">
          <table:table-cell table:style-name="ce30" table:formula="of:=[.A5]" office:value-type="float" office:value="288.15" calcext:value-type="float">
            <text:p>288.15</text:p>
          </table:table-cell>
          <table:table-cell table:formula="of:=[.B17] * [$Summary.$A$4] * [$Summary.$B$4]" office:value-type="float" office:value="61.317315108128" calcext:value-type="float">
            <text:p>61.32</text:p>
          </table:table-cell>
          <table:table-cell table:formula="of:=[.C17] * [$Summary.$A$4] * [$Summary.$B$4]" office:value-type="float" office:value="138.11200212249" calcext:value-type="float">
            <text:p>138.11</text:p>
          </table:table-cell>
          <table:table-cell table:formula="of:=[.D17] * [$Summary.$A$4] * [$Summary.$B$4]" office:value-type="float" office:value="145.678932357064" calcext:value-type="float">
            <text:p>145.68</text:p>
          </table:table-cell>
          <table:table-cell table:formula="of:=[.E17] * [$Summary.$A$4] * [$Summary.$B$4]" office:value-type="float" office:value="152.364549099684" calcext:value-type="float">
            <text:p>152.36</text:p>
          </table:table-cell>
          <table:table-cell table:formula="of:=[.F17] * [$Summary.$A$4] * [$Summary.$B$4]" office:value-type="float" office:value="153.595981329178" calcext:value-type="float">
            <text:p>153.60</text:p>
          </table:table-cell>
          <table:table-cell table:formula="of:=[.G17] * [$Summary.$A$4] * [$Summary.$B$4]" office:value-type="float" office:value="155.835583822981" calcext:value-type="float">
            <text:p>155.84</text:p>
          </table:table-cell>
          <table:table-cell table:formula="of:=[.H17] * [$Summary.$A$4] * [$Summary.$B$4]" office:value-type="float" office:value="158.136111065018" calcext:value-type="float">
            <text:p>158.14</text:p>
          </table:table-cell>
          <table:table-cell table:formula="of:=[.I17] * [$Summary.$A$4] * [$Summary.$B$4]" office:value-type="float" office:value="159.852174004732" calcext:value-type="float">
            <text:p>159.85</text:p>
          </table:table-cell>
          <table:table-cell table:number-columns-repeated="2"/>
          <table:table-cell table:style-name="ce83"/>
          <table:table-cell table:number-columns-repeated="9"/>
        </table:table-row>
        <table:table-row table:style-name="ro1">
          <table:table-cell table:style-name="ce30" table:formula="of:=[.A6]" office:value-type="float" office:value="289.15" calcext:value-type="float">
            <text:p>289.15</text:p>
          </table:table-cell>
          <table:table-cell table:formula="of:=[.B18] * [$Summary.$A$4] * [$Summary.$B$4]" office:value-type="float" office:value="62.2936971431778" calcext:value-type="float">
            <text:p>62.29</text:p>
          </table:table-cell>
          <table:table-cell table:formula="of:=[.C18] * [$Summary.$A$4] * [$Summary.$B$4]" office:value-type="float" office:value="140.936643894785" calcext:value-type="float">
            <text:p>140.94</text:p>
          </table:table-cell>
          <table:table-cell table:formula="of:=[.D18] * [$Summary.$A$4] * [$Summary.$B$4]" office:value-type="float" office:value="148.925940636533" calcext:value-type="float">
            <text:p>148.93</text:p>
          </table:table-cell>
          <table:table-cell table:formula="of:=[.E18] * [$Summary.$A$4] * [$Summary.$B$4]" office:value-type="float" office:value="155.163027514564" calcext:value-type="float">
            <text:p>155.16</text:p>
          </table:table-cell>
          <table:table-cell table:formula="of:=[.F18] * [$Summary.$A$4] * [$Summary.$B$4]" office:value-type="float" office:value="156.384698249381" calcext:value-type="float">
            <text:p>156.38</text:p>
          </table:table-cell>
          <table:table-cell table:formula="of:=[.G18] * [$Summary.$A$4] * [$Summary.$B$4]" office:value-type="float" office:value="158.623980890092" calcext:value-type="float">
            <text:p>158.62</text:p>
          </table:table-cell>
          <table:table-cell table:formula="of:=[.H18] * [$Summary.$A$4] * [$Summary.$B$4]" office:value-type="float" office:value="160.928206240031" calcext:value-type="float">
            <text:p>160.93</text:p>
          </table:table-cell>
          <table:table-cell table:formula="of:=[.I18] * [$Summary.$A$4] * [$Summary.$B$4]" office:value-type="float" office:value="162.655338011884" calcext:value-type="float">
            <text:p>162.66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0" table:formula="of:=[.A7]" office:value-type="float" office:value="290.15" calcext:value-type="float">
            <text:p>290.15</text:p>
          </table:table-cell>
          <table:table-cell table:formula="of:=[.B19] * [$Summary.$A$4] * [$Summary.$B$4]" office:value-type="float" office:value="63.2827386969112" calcext:value-type="float">
            <text:p>63.28</text:p>
          </table:table-cell>
          <table:table-cell table:formula="of:=[.C19] * [$Summary.$A$4] * [$Summary.$B$4]" office:value-type="float" office:value="143.792790529105" calcext:value-type="float">
            <text:p>143.79</text:p>
          </table:table-cell>
          <table:table-cell table:formula="of:=[.D19] * [$Summary.$A$4] * [$Summary.$B$4]" office:value-type="float" office:value="151.360117278492" calcext:value-type="float">
            <text:p>151.36</text:p>
          </table:table-cell>
          <table:table-cell table:formula="of:=[.E19] * [$Summary.$A$4] * [$Summary.$B$4]" office:value-type="float" office:value="157.988026010079" calcext:value-type="float">
            <text:p>157.99</text:p>
          </table:table-cell>
          <table:table-cell table:formula="of:=[.F19] * [$Summary.$A$4] * [$Summary.$B$4]" office:value-type="float" office:value="159.199502520369" calcext:value-type="float">
            <text:p>159.20</text:p>
          </table:table-cell>
          <table:table-cell table:formula="of:=[.G19] * [$Summary.$A$4] * [$Summary.$B$4]" office:value-type="float" office:value="161.442914214651" calcext:value-type="float">
            <text:p>161.44</text:p>
          </table:table-cell>
          <table:table-cell table:formula="of:=[.H19] * [$Summary.$A$4] * [$Summary.$B$4]" office:value-type="float" office:value="163.754811304569" calcext:value-type="float">
            <text:p>163.75</text:p>
          </table:table-cell>
          <table:table-cell table:formula="of:=[.I19] * [$Summary.$A$4] * [$Summary.$B$4]" office:value-type="float" office:value="165.496871858942" calcext:value-type="float">
            <text:p>165.50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0" table:formula="of:=[.A8]" office:value-type="float" office:value="291.15" calcext:value-type="float">
            <text:p>291.15</text:p>
          </table:table-cell>
          <table:table-cell table:formula="of:=[.B20] * [$Summary.$A$4] * [$Summary.$B$4]" office:value-type="float" office:value="64.2833282290197" calcext:value-type="float">
            <text:p>64.28</text:p>
          </table:table-cell>
          <table:table-cell table:formula="of:=[.C20] * [$Summary.$A$4] * [$Summary.$B$4]" office:value-type="float" office:value="146.678146340406" calcext:value-type="float">
            <text:p>146.68</text:p>
          </table:table-cell>
          <table:table-cell table:formula="of:=[.D20] * [$Summary.$A$4] * [$Summary.$B$4]" office:value-type="float" office:value="154.237868171909" calcext:value-type="float">
            <text:p>154.24</text:p>
          </table:table-cell>
          <table:table-cell table:formula="of:=[.E20] * [$Summary.$A$4] * [$Summary.$B$4]" office:value-type="float" office:value="160.839076931859" calcext:value-type="float">
            <text:p>160.84</text:p>
          </table:table-cell>
          <table:table-cell table:formula="of:=[.F20] * [$Summary.$A$4] * [$Summary.$B$4]" office:value-type="float" office:value="162.131327818898" calcext:value-type="float">
            <text:p>162.13</text:p>
          </table:table-cell>
          <table:table-cell table:formula="of:=[.G20] * [$Summary.$A$4] * [$Summary.$B$4]" office:value-type="float" office:value="164.292300000588" calcext:value-type="float">
            <text:p>164.29</text:p>
          </table:table-cell>
          <table:table-cell table:formula="of:=[.H20] * [$Summary.$A$4] * [$Summary.$B$4]" office:value-type="float" office:value="166.616008823364" calcext:value-type="float">
            <text:p>166.62</text:p>
          </table:table-cell>
          <table:table-cell table:formula="of:=[.I20] * [$Summary.$A$4] * [$Summary.$B$4]" office:value-type="float" office:value="168.376856865519" calcext:value-type="float">
            <text:p>168.38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0" table:formula="of:=[.A9]" office:value-type="float" office:value="292.15" calcext:value-type="float">
            <text:p>292.15</text:p>
          </table:table-cell>
          <table:table-cell table:formula="of:=[.B21] * [$Summary.$A$4] * [$Summary.$B$4]" office:value-type="float" office:value="65.295007512735" calcext:value-type="float">
            <text:p>65.30</text:p>
          </table:table-cell>
          <table:table-cell table:formula="of:=[.C21] * [$Summary.$A$4] * [$Summary.$B$4]" office:value-type="float" office:value="149.590587365004" calcext:value-type="float">
            <text:p>149.59</text:p>
          </table:table-cell>
          <table:table-cell table:formula="of:=[.D21] * [$Summary.$A$4] * [$Summary.$B$4]" office:value-type="float" office:value="157.138888030608" calcext:value-type="float">
            <text:p>157.14</text:p>
          </table:table-cell>
          <table:table-cell table:formula="of:=[.E21] * [$Summary.$A$4] * [$Summary.$B$4]" office:value-type="float" office:value="163.7160987148" calcext:value-type="float">
            <text:p>163.72</text:p>
          </table:table-cell>
          <table:table-cell table:formula="of:=[.F21] * [$Summary.$A$4] * [$Summary.$B$4]" office:value-type="float" office:value="165.003145102647" calcext:value-type="float">
            <text:p>165.00</text:p>
          </table:table-cell>
          <table:table-cell table:formula="of:=[.G21] * [$Summary.$A$4] * [$Summary.$B$4]" office:value-type="float" office:value="167.17233656884" calcext:value-type="float">
            <text:p>167.17</text:p>
          </table:table-cell>
          <table:table-cell table:formula="of:=[.H21] * [$Summary.$A$4] * [$Summary.$B$4]" office:value-type="float" office:value="169.512269396497" calcext:value-type="float">
            <text:p>169.51</text:p>
          </table:table-cell>
          <table:table-cell table:formula="of:=[.I21] * [$Summary.$A$4] * [$Summary.$B$4]" office:value-type="float" office:value="171.295604719528" calcext:value-type="float">
            <text:p>171.30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0" table:formula="of:=[.A10]" office:value-type="float" office:value="293.15" calcext:value-type="float">
            <text:p>293.15</text:p>
          </table:table-cell>
          <table:table-cell table:formula="of:=[.B22] * [$Summary.$A$4] * [$Summary.$B$4]" office:value-type="float" office:value="66.317444739032" calcext:value-type="float">
            <text:p>66.32</text:p>
          </table:table-cell>
          <table:table-cell table:formula="of:=[.C22] * [$Summary.$A$4] * [$Summary.$B$4]" office:value-type="float" office:value="152.530245495471" calcext:value-type="float">
            <text:p>152.53</text:p>
          </table:table-cell>
          <table:table-cell table:formula="of:=[.D22] * [$Summary.$A$4] * [$Summary.$B$4]" office:value-type="float" office:value="160.064210206391" calcext:value-type="float">
            <text:p>160.06</text:p>
          </table:table-cell>
          <table:table-cell table:formula="of:=[.E22] * [$Summary.$A$4] * [$Summary.$B$4]" office:value-type="float" office:value="166.619915777673" calcext:value-type="float">
            <text:p>166.62</text:p>
          </table:table-cell>
          <table:table-cell table:formula="of:=[.F22] * [$Summary.$A$4] * [$Summary.$B$4]" office:value-type="float" office:value="167.903345202472" calcext:value-type="float">
            <text:p>167.90</text:p>
          </table:table-cell>
          <table:table-cell table:formula="of:=[.G22] * [$Summary.$A$4] * [$Summary.$B$4]" office:value-type="float" office:value="170.084190807268" calcext:value-type="float">
            <text:p>170.08</text:p>
          </table:table-cell>
          <table:table-cell table:formula="of:=[.H22] * [$Summary.$A$4] * [$Summary.$B$4]" office:value-type="float" office:value="172.444850709196" calcext:value-type="float">
            <text:p>172.44</text:p>
          </table:table-cell>
          <table:table-cell table:formula="of:=[.I22] * [$Summary.$A$4] * [$Summary.$B$4]" office:value-type="float" office:value="174.254873127362" calcext:value-type="float">
            <text:p>174.25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0" table:formula="of:=[.A11]" office:value-type="float" office:value="298.15" calcext:value-type="float">
            <text:p>298.15</text:p>
          </table:table-cell>
          <table:table-cell table:formula="of:=[.B23] * [$Summary.$A$4] * [$Summary.$B$4]" office:value-type="float" office:value="71.5969665823114" calcext:value-type="float">
            <text:p>71.60</text:p>
          </table:table-cell>
          <table:table-cell table:formula="of:=[.C23] * [$Summary.$A$4] * [$Summary.$B$4]" office:value-type="float" office:value="167.621008538171" calcext:value-type="float">
            <text:p>167.62</text:p>
          </table:table-cell>
          <table:table-cell table:formula="of:=[.D23] * [$Summary.$A$4] * [$Summary.$B$4]" office:value-type="float" office:value="175.059746819536" calcext:value-type="float">
            <text:p>175.06</text:p>
          </table:table-cell>
          <table:table-cell table:formula="of:=[.E23] * [$Summary.$A$4] * [$Summary.$B$4]" office:value-type="float" office:value="181.592935901493" calcext:value-type="float">
            <text:p>181.59</text:p>
          </table:table-cell>
          <table:table-cell table:formula="of:=[.F23] * [$Summary.$A$4] * [$Summary.$B$4]" office:value-type="float" office:value="182.768701597738" calcext:value-type="float">
            <text:p>182.77</text:p>
          </table:table-cell>
          <table:table-cell table:formula="of:=[.G23] * [$Summary.$A$4] * [$Summary.$B$4]" office:value-type="float" office:value="185.183836969241" calcext:value-type="float">
            <text:p>185.18</text:p>
          </table:table-cell>
          <table:table-cell table:formula="of:=[.H23] * [$Summary.$A$4] * [$Summary.$B$4]" office:value-type="float" office:value="187.723418184654" calcext:value-type="float">
            <text:p>187.72</text:p>
          </table:table-cell>
          <table:table-cell table:formula="of:=[.I23] * [$Summary.$A$4] * [$Summary.$B$4]" office:value-type="float" office:value="189.730742241764" calcext:value-type="float">
            <text:p>189.73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0"/>
          <table:table-cell table:number-columns-repeated="7"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4" office:value-type="string" calcext:value-type="string" table:number-columns-spanned="5" table:number-rows-spanned="1">
            <text:p>Results of iterations to find <text:s/>Δ RF and Δ T for CO2 &amp; H2O</text:p>
          </table:table-cell>
          <table:covered-table-cell table:number-columns-repeated="4"/>
          <table:table-cell table:style-name="Default" table:number-columns-repeated="2"/>
          <table:table-cell/>
          <table:table-cell table:style-name="Default" table:number-columns-repeated="3"/>
          <table:table-cell table:number-columns-repeated="10"/>
        </table:table-row>
        <table:table-row table:style-name="ro3">
          <table:table-cell table:style-name="ce53" office:value-type="string" calcext:value-type="string">
            <text:p>RH</text:p>
          </table:table-cell>
          <table:table-cell table:style-name="ce53" office:value-type="string" calcext:value-type="string">
            <text:p>Calibration ΔT/Δ RF</text:p>
          </table:table-cell>
          <table:table-cell table:style-name="ce35" office:value-type="string" calcext:value-type="string">
            <text:p>Δ RF </text:p>
          </table:table-cell>
          <table:table-cell table:style-name="ce35" office:value-type="string" calcext:value-type="string">
            <text:p>Δ T</text:p>
          </table:table-cell>
          <table:table-cell table:style-name="ce35" office:value-type="string" calcext:value-type="string">
            <text:p>Δ T / Δ RF 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58" office:value-type="percentage" office:value="0" calcext:value-type="percentage">
            <text:p>0%</text:p>
          </table:table-cell>
          <table:table-cell table:style-name="ce145" table:formula="of:=[$Summary.E81]" office:value-type="float" office:value="0.602188988012656" calcext:value-type="float">
            <text:p>0.6022</text:p>
          </table:table-cell>
          <table:table-cell table:style-name="ce147" table:formula="of:=[.B102]-[.B54]" office:value-type="float" office:value="11.1339755255689" calcext:value-type="float">
            <text:p>11.13</text:p>
          </table:table-cell>
          <table:table-cell table:style-name="ce147" table:formula="of:=[.A102]-[.A54]" office:value-type="float" office:value="10.8993339826482" calcext:value-type="float">
            <text:p>10.90</text:p>
          </table:table-cell>
          <table:table-cell table:style-name="ce65" table:formula="of:=[.D39]/[.C39]" office:value-type="float" office:value="0.978925627923123" calcext:value-type="float">
            <text:p>0.9789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58" office:value-type="percentage" office:value="0.2" calcext:value-type="percentage">
            <text:p>20%</text:p>
          </table:table-cell>
          <table:table-cell table:style-name="ce145" table:formula="of:=[$Summary.E69]" office:value-type="float" office:value="0.232932982761785" calcext:value-type="float">
            <text:p>0.2329</text:p>
          </table:table-cell>
          <table:table-cell table:style-name="ce122" table:formula="of:=[.D102]-[.D54]" office:value-type="float" office:value="9.59348528133248" calcext:value-type="float">
            <text:p>9.59</text:p>
          </table:table-cell>
          <table:table-cell table:style-name="ce122" table:formula="of:=[.C102]-[.C54]" office:value-type="float" office:value="3.36550245510483" calcext:value-type="float">
            <text:p>3.37</text:p>
          </table:table-cell>
          <table:table-cell table:style-name="ce65" table:formula="of:=[.D40]/[.C40]" office:value-type="float" office:value="0.350811238711504" calcext:value-type="float">
            <text:p>0.3508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18" office:value-type="percentage" office:value="0.4" calcext:value-type="percentage">
            <text:p>40%</text:p>
          </table:table-cell>
          <table:table-cell table:style-name="ce128" table:formula="of:=[$Summary.E58]" office:value-type="float" office:value="0.221205979173845" calcext:value-type="float">
            <text:p>0.2212</text:p>
          </table:table-cell>
          <table:table-cell table:style-name="ce122" table:formula="of:=[.F102]-[.F54]" office:value-type="float" office:value="6.86445164123634" calcext:value-type="float">
            <text:p>6.86</text:p>
          </table:table-cell>
          <table:table-cell table:style-name="ce122" table:formula="of:=[.E102]-[.E54]" office:value-type="float" office:value="2.45910874872112" calcext:value-type="float">
            <text:p>2.46</text:p>
          </table:table-cell>
          <table:table-cell table:style-name="ce65" table:formula="of:=[.D41]/[.C41]" office:value-type="float" office:value="0.358238192538015" calcext:value-type="float">
            <text:p>0.3582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18" office:value-type="percentage" office:value="0.46" calcext:value-type="percentage">
            <text:p>46%</text:p>
          </table:table-cell>
          <table:table-cell table:style-name="ce128" table:formula="of:=[$Summary.E47]" office:value-type="float" office:value="0.219152505285847" calcext:value-type="float">
            <text:p>0.2192</text:p>
          </table:table-cell>
          <table:table-cell table:style-name="ce122" table:formula="of:=[.H102]-[.H54]" office:value-type="float" office:value="6.50809934991622" calcext:value-type="float">
            <text:p>6.51</text:p>
          </table:table-cell>
          <table:table-cell table:style-name="ce122" table:formula="of:=[.G102]-[.G54]" office:value-type="float" office:value="2.33090055888221" calcext:value-type="float">
            <text:p>2.33</text:p>
          </table:table-cell>
          <table:table-cell table:style-name="ce65" table:formula="of:=[.D42]/[.C42]" office:value-type="float" office:value="0.358153807057695" calcext:value-type="float">
            <text:p>0.3582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19" office:value-type="percentage" office:value="0.6" calcext:value-type="percentage">
            <text:p>60%</text:p>
          </table:table-cell>
          <table:table-cell table:style-name="ce121" table:formula="of:=[$Summary.E36]" office:value-type="float" office:value="0.215504869749754" calcext:value-type="float">
            <text:p>0.2155</text:p>
          </table:table-cell>
          <table:table-cell table:style-name="ce122" table:formula="of:=[.J102]-[.J54]" office:value-type="float" office:value="5.79131552914254" calcext:value-type="float">
            <text:p>5.79</text:p>
          </table:table-cell>
          <table:table-cell table:style-name="ce122" table:formula="of:=[.I102]-[.I54]" office:value-type="float" office:value="2.08680743958314" calcext:value-type="float">
            <text:p>2.09</text:p>
          </table:table-cell>
          <table:table-cell table:style-name="ce65" table:formula="of:=[.D43]/[.C43]" office:value-type="float" office:value="0.360333922246525" calcext:value-type="float">
            <text:p>0.3603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18" office:value-type="percentage" office:value="0.8" calcext:value-type="percentage">
            <text:p>80%</text:p>
          </table:table-cell>
          <table:table-cell table:style-name="ce65" table:formula="of:=[$Summary.E25]" office:value-type="float" office:value="0.211883810536102" calcext:value-type="float">
            <text:p>0.2119</text:p>
          </table:table-cell>
          <table:table-cell table:formula="of:=[.L102]-[.L54]" office:value-type="float" office:value="5.19299808933695" calcext:value-type="float">
            <text:p>5.19</text:p>
          </table:table-cell>
          <table:table-cell table:formula="of:=[.K102]-[.K54]" office:value-type="float" office:value="1.87222226597834" calcext:value-type="float">
            <text:p>1.87</text:p>
          </table:table-cell>
          <table:table-cell table:style-name="ce65" table:formula="of:=[.D44]/[.C44]" office:value-type="float" office:value="0.360528202354371" calcext:value-type="float">
            <text:p>0.3605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18" office:value-type="percentage" office:value="1" calcext:value-type="percentage">
            <text:p>100%</text:p>
          </table:table-cell>
          <table:table-cell table:style-name="ce65" table:formula="of:=[$Summary.E14]" office:value-type="float" office:value="0.209260970903904" calcext:value-type="float">
            <text:p>0.2093</text:p>
          </table:table-cell>
          <table:table-cell table:formula="of:=[.N102]-[.N54]" office:value-type="float" office:value="4.94985537507239" calcext:value-type="float">
            <text:p>4.95</text:p>
          </table:table-cell>
          <table:table-cell table:formula="of:=[.M102]-[.M54]" office:value-type="float" office:value="1.7797269961888" calcext:value-type="float">
            <text:p>1.78</text:p>
          </table:table-cell>
          <table:table-cell table:style-name="ce65" table:formula="of:=[.D45]/[.C45]" office:value-type="float" office:value="0.359551312378045" calcext:value-type="float">
            <text:p>0.3596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30"/>
          <table:table-cell table:number-columns-repeated="7"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4" office:value-type="string" calcext:value-type="string" table:number-columns-spanned="8" table:number-rows-spanned="1">
            <text:p>Iteration of RF due to temperature increase</text:p>
          </table:table-cell>
          <table:covered-table-cell table:number-columns-repeated="7" table:style-name="Default"/>
          <table:table-cell table:style-name="Default"/>
          <table:table-cell table:style-name="ce4"/>
          <table:table-cell table:style-name="Default"/>
          <table:table-cell table:number-columns-repeated="10"/>
        </table:table-row>
        <table:table-row table:style-name="ro3">
          <table:table-cell table:style-name="ce124" office:value-type="string" calcext:value-type="string" table:number-columns-spanned="2" table:number-rows-spanned="1">
            <text:p>Cubic polynomial coefficients – 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2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4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44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60%RH</text:p>
          </table:table-cell>
          <table:covered-table-cell table:style-name="ce123"/>
          <table:table-cell table:style-name="ce124" office:value-type="string" calcext:value-type="string" table:number-columns-spanned="2" table:number-rows-spanned="1">
            <text:p>Cubic polynomial coefficients – 80%RH</text:p>
          </table:table-cell>
          <table:covered-table-cell table:style-name="ce85"/>
          <table:table-cell table:style-name="ce124" office:value-type="string" calcext:value-type="string" table:number-columns-spanned="2" table:number-rows-spanned="1">
            <text:p>Cubic polynomial coefficients – 100%RH</text:p>
          </table:table-cell>
          <table:covered-table-cell table:style-name="ce85"/>
          <table:table-cell table:number-columns-repeated="6"/>
          <table:table-cell table:style-name="ce4"/>
        </table:table-row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table:style-name="Default" table:formula="of:=INDEX(LINEST([.B27:.B35];[.A27:.A35]^{1;2;3};1;1);1)" office:value-type="float" office:value="-0.000031441100005439" calcext:value-type="float">
            <text:p>-3.1441100005439E-05</text:p>
          </table:table-cell>
          <table:table-cell table:style-name="Default" table:formula="of:=INDEX(LINEST([.B27:.B35];[.A27:.A35]^{1;2;3};1;1);1;2)" office:value-type="float" office:value="0.0332361450760091" calcext:value-type="float">
            <text:p>0.033236145076009</text:p>
          </table:table-cell>
          <table:table-cell table:style-name="ce85" table:formula="of:=INDEX(LINEST([.D27:.D35];[.A27:.A35]^{1;2;3};1;1);1)" office:value-type="float" office:value="0.000365977732124071" calcext:value-type="float">
            <text:p>0.000365977732124</text:p>
          </table:table-cell>
          <table:table-cell table:style-name="ce85" table:formula="of:=INDEX(LINEST([.D27:.D35];[.A27:.A35]^{1;2;3};1;1);1;2)" office:value-type="float" office:value="-0.307930336134346" calcext:value-type="float">
            <text:p>-0.307930336134346</text:p>
          </table:table-cell>
          <table:table-cell table:style-name="ce85" table:formula="of:=INDEX(LINEST([.E27:.E35];[.A27:.A35]^{1;2;3};1;1);1)" office:value-type="float" office:value="0.000110482011085138" calcext:value-type="float">
            <text:p>0.000110482011085</text:p>
          </table:table-cell>
          <table:table-cell table:style-name="ce85" table:formula="of:=INDEX(LINEST([.E27:.E35];[.A27:.A35]^{1;2;3};1;1);1;2)" office:value-type="float" office:value="-0.0828643387810305" calcext:value-type="float">
            <text:p>-0.082864338781031</text:p>
          </table:table-cell>
          <table:table-cell table:style-name="ce85" table:formula="of:=INDEX(LINEST([.F27:.F35];[.A27:.A35]^{1;2;3};1;1);1)" office:value-type="float" office:value="-0.000233427582287392" calcext:value-type="float">
            <text:p>-0.000233427582287</text:p>
          </table:table-cell>
          <table:table-cell table:style-name="ce85" table:formula="of:=INDEX(LINEST([.F27:.F35];[.A27:.A35]^{1;2;3};1;1);1;2)" office:value-type="float" office:value="0.216278535534576" calcext:value-type="float">
            <text:p>0.216278535534576</text:p>
          </table:table-cell>
          <table:table-cell table:style-name="ce85" table:formula="of:=INDEX(LINEST([.G27:.G35];[.A27:.A35]^{1;2;3};1;1);1)" office:value-type="float" office:value="0.000178109206079656" calcext:value-type="float">
            <text:p>0.00017810920608</text:p>
          </table:table-cell>
          <table:table-cell table:style-name="ce85" table:formula="of:=INDEX(LINEST([.G27:.G35];[.A27:.A35]^{1;2;3};1;1);1;2)" office:value-type="float" office:value="-0.139654685165676" calcext:value-type="float">
            <text:p>-0.139654685165676</text:p>
          </table:table-cell>
          <table:table-cell table:style-name="ce85" table:formula="of:=INDEX(LINEST([.H27:.H35];[.A27:.A35]^{1;2;3};1;1);1)" office:value-type="float" office:value="0.00021446013516181" calcext:value-type="float">
            <text:p>0.000214460135162</text:p>
          </table:table-cell>
          <table:table-cell table:style-name="ce85" table:formula="of:=INDEX(LINEST([.H27:.H35];[.A27:.A35]^{1;2;3};1;1);1;2)" office:value-type="float" office:value="-0.169242685370225" calcext:value-type="float">
            <text:p>-0.169242685370225</text:p>
          </table:table-cell>
          <table:table-cell table:style-name="ce85" table:formula="of:=INDEX(LINEST([.I27:.I35];[.A27:.A35]^{1;2;3};1;1);1)" office:value-type="float" office:value="0.000236938349717527" calcext:value-type="float">
            <text:p>0.000236938349718</text:p>
          </table:table-cell>
          <table:table-cell table:style-name="ce85" table:formula="of:=INDEX(LINEST([.I27:.I35];[.A27:.A35]^{1;2;3};1;1);1;2)" office:value-type="float" office:value="-0.186938617159038" calcext:value-type="float">
            <text:p>-0.186938617159038</text:p>
          </table:table-cell>
          <table:table-cell table:number-columns-repeated="7"/>
        </table:table-row>
        <table:table-row table:style-name="ro1"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style-name="Default" table:formula="of:=INDEX(LINEST([.B27:.B35];[.A27:.A35]^{1;2;3};1;1);1;3)" office:value-type="float" office:value="-10.3517938964807" calcext:value-type="float">
            <text:p>-10.3517938964807</text:p>
          </table:table-cell>
          <table:table-cell table:style-name="Default" table:formula="of:=INDEX(LINEST([.B27:.B35];[.A27:.A35]^{1;2;3};1;1);1;4)" office:value-type="float" office:value="1036.81114961182" calcext:value-type="float">
            <text:p>1036.81114961182</text:p>
          </table:table-cell>
          <table:table-cell table:style-name="ce85" table:formula="of:=INDEX(LINEST([.D27:.D35];[.A27:.A35]^{1;2;3};1;1);1;3)" office:value-type="float" office:value="89.1047695836945" calcext:value-type="float">
            <text:p>89.1047695836945</text:p>
          </table:table-cell>
          <table:table-cell table:style-name="ce85" table:formula="of:=INDEX(LINEST([.D27:.D35];[.A27:.A35]^{1;2;3};1;1);1;4)" office:value-type="float" office:value="-8718.26947388498" calcext:value-type="float">
            <text:p>-8718.26947388498</text:p>
          </table:table-cell>
          <table:table-cell table:style-name="ce85" table:formula="of:=INDEX(LINEST([.E27:.E35];[.A27:.A35]^{1;2;3};1;1);1;3)" office:value-type="float" office:value="23.0199086899849" calcext:value-type="float">
            <text:p>23.0199086899849</text:p>
          </table:table-cell>
          <table:table-cell table:style-name="ce85" table:formula="of:=INDEX(LINEST([.E27:.E35];[.A27:.A35]^{1;2;3};1;1);1;4)" office:value-type="float" office:value="-2243.86646166859" calcext:value-type="float">
            <text:p>-2243.86646166859</text:p>
          </table:table-cell>
          <table:table-cell table:style-name="ce85" table:formula="of:=INDEX(LINEST([.F27:.F35];[.A27:.A35]^{1;2;3};1;1);1;3)" office:value-type="float" office:value="-63.7002081030378" calcext:value-type="float">
            <text:p>-63.7002081030378</text:p>
          </table:table-cell>
          <table:table-cell table:style-name="ce85" table:formula="of:=INDEX(LINEST([.F27:.F35];[.A27:.A35]^{1;2;3};1;1);1;4)" office:value-type="float" office:value="6135.91286504152" calcext:value-type="float">
            <text:p>6135.91286504152</text:p>
          </table:table-cell>
          <table:table-cell table:style-name="ce85" table:formula="of:=INDEX(LINEST([.G27:.G35];[.A27:.A35]^{1;2;3};1;1);1;3)" office:value-type="float" office:value="38.8913769958154" calcext:value-type="float">
            <text:p>38.8913769958154</text:p>
          </table:table-cell>
          <table:table-cell table:style-name="ce85" table:formula="of:=INDEX(LINEST([.G27:.G35];[.A27:.A35]^{1;2;3};1;1);1;4)" office:value-type="float" office:value="-3716.42788403639" calcext:value-type="float">
            <text:p>-3716.42788403639</text:p>
          </table:table-cell>
          <table:table-cell table:style-name="ce85" table:formula="of:=INDEX(LINEST([.H27:.H35];[.A27:.A35]^{1;2;3};1;1);1;3)" office:value-type="float" office:value="46.8901581644495" calcext:value-type="float">
            <text:p>46.8901581644495</text:p>
          </table:table-cell>
          <table:table-cell table:style-name="ce85" table:formula="of:=INDEX(LINEST([.H27:.H35];[.A27:.A35]^{1;2;3};1;1);1;4)" office:value-type="float" office:value="-4431.97582372285" calcext:value-type="float">
            <text:p>-4431.97582372285</text:p>
          </table:table-cell>
          <table:table-cell table:style-name="ce85" table:formula="of:=INDEX(LINEST([.I27:.I35];[.A27:.A35]^{1;2;3};1;1);1;3)" office:value-type="float" office:value="51.4987273018153" calcext:value-type="float">
            <text:p>51.4987273018153</text:p>
          </table:table-cell>
          <table:table-cell table:style-name="ce85" table:formula="of:=INDEX(LINEST([.I27:.I35];[.A27:.A35]^{1;2;3};1;1);1;4)" office:value-type="float" office:value="-4826.71444698299" calcext:value-type="float">
            <text:p>-4826.71444698299</text:p>
          </table:table-cell>
          <table:table-cell table:number-columns-repeated="7"/>
        </table:table-row>
        <table:table-row table:style-name="ro1"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RF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RF</text:p>
          </table:table-cell>
          <table:table-cell table:style-name="ce83" table:number-columns-repeated="3"/>
          <table:table-cell table:number-columns-repeated="4"/>
        </table:table-row>
        <table:table-row table:style-name="ro1">
          <table:table-cell table:style-name="ce111" office:value-type="float" office:value="287.15" calcext:value-type="float">
            <text:p>287.15</text:p>
          </table:table-cell>
          <table:table-cell table:formula="of:=[.B28]" office:value-type="float" office:value="60.3541035381739" calcext:value-type="float">
            <text:p>60.35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D28]" office:value-type="float" office:value="142.877418741445" calcext:value-type="float">
            <text:p>142.88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E28]" office:value-type="float" office:value="149.592027872179" calcext:value-type="float">
            <text:p>149.59</text:p>
          </table:table-cell>
          <table:table-cell office:value-type="float" office:value="287.15" calcext:value-type="float">
            <text:p>287.15</text:p>
          </table:table-cell>
          <table:table-cell table:formula="of:=[.F28]" office:value-type="float" office:value="150.829369888721" calcext:value-type="float">
            <text:p>150.83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G28]" office:value-type="float" office:value="153.076590701306" calcext:value-type="float">
            <text:p>153.08</text:p>
          </table:table-cell>
          <table:table-cell table:style-name="ce111" office:value-type="float" office:value="287.15" calcext:value-type="float">
            <text:p>287.15</text:p>
          </table:table-cell>
          <table:table-cell table:style-name="ce83" table:formula="of:=[.H28]" office:value-type="float" office:value="155.377185068627" calcext:value-type="float">
            <text:p>155.38</text:p>
          </table:table-cell>
          <table:table-cell table:style-name="ce111" office:value-type="float" office:value="287.15" calcext:value-type="float">
            <text:p>287.15</text:p>
          </table:table-cell>
          <table:table-cell table:style-name="ce83" table:formula="of:=[.I28]" office:value-type="float" office:value="157.08559823918" calcext:value-type="float">
            <text:p>157.09</text:p>
          </table:table-cell>
          <table:table-cell table:number-columns-repeated="7"/>
        </table:table-row>
        <table:table-row table:style-name="ro1">
          <table:table-cell table:formula="of:=[.A54] + (([.B28]-[$CO2_275ppm.B28]) * [.$B$39])" office:value-type="float" office:value="291.344576532064" calcext:value-type="float">
            <text:p>291.34</text:p>
          </table:table-cell>
          <table:table-cell table:formula="of:=(([.$A$50] * POWER([.A55];3)) + ([.$B$50] * POWER([.A55];2)) + ([.$A$52] * [.A55]) + [.$B$52])" office:value-type="float" office:value="64.4788914883763" calcext:value-type="float">
            <text:p>64.48</text:p>
          </table:table-cell>
          <table:table-cell table:formula="of:=[.C54] + (([.D28]-[$CO2_275ppm.D28]) * [.$B$40])" office:value-type="float" office:value="288.280863316749" calcext:value-type="float">
            <text:p>288.28</text:p>
          </table:table-cell>
          <table:table-cell table:formula="of:=(([.$C$50] * POWER([.C55];3)) + ([.$D$50] * POWER([.C55];2)) + ([.$C$52] * [.C55]) + [.$D$52])" office:value-type="float" office:value="146.147749940015" calcext:value-type="float">
            <text:p>146.15</text:p>
          </table:table-cell>
          <table:table-cell table:formula="of:=[.E54] + (([.E28]-[$CO2_275ppm.E28]) * [.$B$41])" office:value-type="float" office:value="288.090651002067" calcext:value-type="float">
            <text:p>288.09</text:p>
          </table:table-cell>
          <table:table-cell table:formula="of:=(([.$E$50] * POWER([.E55];3)) + ([.$F$50] * POWER([.E55];2)) + ([.$E$52] * [.E55]) + [.$F$52])" office:value-type="float" office:value="152.199914465385" calcext:value-type="float">
            <text:p>152.20</text:p>
          </table:table-cell>
          <table:table-cell table:formula="of:=[.E54] + (([.F28]-[$CO2_275ppm.F28]) * [.$B$42])" office:value-type="float" office:value="288.054634281799" calcext:value-type="float">
            <text:p>288.05</text:p>
          </table:table-cell>
          <table:table-cell table:formula="of:=(([.$G$50] * POWER([.G55];3)) + ([.$H$50] * POWER([.G55];2)) + ([.$G$52] * [.G55]) + [.$H$52])" office:value-type="float" office:value="153.324156943663" calcext:value-type="float">
            <text:p>153.32</text:p>
          </table:table-cell>
          <table:table-cell table:formula="of:=[.I54] + (([.G28]-[$CO2_275ppm.G28]) * [.$B$43])" office:value-type="float" office:value="287.988750740821" calcext:value-type="float">
            <text:p>287.99</text:p>
          </table:table-cell>
          <table:table-cell table:formula="of:=(([.$I$50] * POWER([.I55];3)) + ([.$J$50] * POWER([.I55];2)) + ([.$I$52] * [.I55]) + [.$J$52])" office:value-type="float" office:value="155.389247663038" calcext:value-type="float">
            <text:p>155.39</text:p>
          </table:table-cell>
          <table:table-cell table:formula="of:=[.K54] + (([.H28]-[$CO2_275ppm.H28]) * [.$B$44])" office:value-type="float" office:value="287.921910042714" calcext:value-type="float">
            <text:p>287.92</text:p>
          </table:table-cell>
          <table:table-cell table:style-name="ce83" table:formula="of:=(([.$K$50] * POWER([.K55];3)) + ([.$L$50] * POWER([.K55];2)) + ([.$K$52] * [.K55]) + [.$L$52])" office:value-type="float" office:value="157.504407223353" calcext:value-type="float">
            <text:p>157.50</text:p>
          </table:table-cell>
          <table:table-cell table:style-name="ce83" table:formula="of:=[.M54] + (([.I28]-[$CO2_275ppm.I28]) * [.$B$44])" office:value-type="float" office:value="287.880932777727" calcext:value-type="float">
            <text:p>287.88</text:p>
          </table:table-cell>
          <table:table-cell table:style-name="ce83" table:formula="of:=(([.$M$50] * POWER([.M55];3)) + ([.$N$50] * POWER([.M55];2)) + ([.$M$52] * [.M55]) + [.$N$52])" office:value-type="float" office:value="159.104577639792" calcext:value-type="float">
            <text:p>159.10</text:p>
          </table:table-cell>
          <table:table-cell table:number-columns-repeated="7"/>
        </table:table-row>
        <table:table-row table:style-name="ro1">
          <table:table-cell table:formula="of:=[.A55] + (([.B55]-[.B54]) *[.$B$39])" office:value-type="float" office:value="293.828478413563" calcext:value-type="float">
            <text:p>293.83</text:p>
          </table:table-cell>
          <table:table-cell table:formula="of:=(([.$A$50] * POWER([.A56];3)) + ([.$B$50] * POWER([.A56];2)) + ([.$A$52] * [.A56]) + [.$B$52])" office:value-type="float" office:value="67.0182616367731" calcext:value-type="float">
            <text:p>67.02</text:p>
          </table:table-cell>
          <table:table-cell table:formula="of:=[.C55] + (([.D55]-[.D54]) *[.$B$40])" office:value-type="float" office:value="289.042631317451" calcext:value-type="float">
            <text:p>289.04</text:p>
          </table:table-cell>
          <table:table-cell table:formula="of:=(([.$C$50] * POWER([.C56];3)) + ([.$D$50] * POWER([.C56];2)) + ([.$C$52] * [.C56]) + [.$D$52])" office:value-type="float" office:value="148.292395046426" calcext:value-type="float">
            <text:p>148.29</text:p>
          </table:table-cell>
          <table:table-cell table:formula="of:=[.E55] + (([.F55]-[.F54]) *[.$B$41])" office:value-type="float" office:value="288.667531109491" calcext:value-type="float">
            <text:p>288.67</text:p>
          </table:table-cell>
          <table:table-cell table:formula="of:=(([.$E$50] * POWER([.E56];3)) + ([.$F$50] * POWER([.E56];2)) + ([.$E$52] * [.E56]) + [.$F$52])" office:value-type="float" office:value="153.810052192818" calcext:value-type="float">
            <text:p>153.81</text:p>
          </table:table-cell>
          <table:table-cell table:formula="of:=[.G55] + (([.H55]-[.H54]) *[.$B$42])" office:value-type="float" office:value="288.601373115044" calcext:value-type="float">
            <text:p>288.60</text:p>
          </table:table-cell>
          <table:table-cell table:formula="of:=(([.$G$50] * POWER([.G56];3)) + ([.$H$50] * POWER([.G56];2)) + ([.$G$52] * [.G56]) + [.$H$52])" office:value-type="float" office:value="154.855823495805" calcext:value-type="float">
            <text:p>154.86</text:p>
          </table:table-cell>
          <table:table-cell table:formula="of:=[.I55] + (([.J55]-[.J54]) *[.$B$43])" office:value-type="float" office:value="288.487139578135" calcext:value-type="float">
            <text:p>288.49</text:p>
          </table:table-cell>
          <table:table-cell table:formula="of:=(([.$I$50] * POWER([.I56];3)) + ([.$J$50] * POWER([.I56];2)) + ([.$I$52] * [.I56]) + [.$J$52])" office:value-type="float" office:value="156.772955658519" calcext:value-type="float">
            <text:p>156.77</text:p>
          </table:table-cell>
          <table:table-cell table:formula="of:=[.K55] + (([.L55]-[.L54]) * [.$B$44])" office:value-type="float" office:value="288.372633978714" calcext:value-type="float">
            <text:p>288.37</text:p>
          </table:table-cell>
          <table:table-cell table:style-name="ce83" table:formula="of:=(([.$K$50] * POWER([.K56];3)) + ([.$L$50] * POWER([.K56];2)) + ([.$K$52] * [.K56]) + [.$L$52])" office:value-type="float" office:value="158.755467354781" calcext:value-type="float">
            <text:p>158.76</text:p>
          </table:table-cell>
          <table:table-cell table:style-name="ce83" table:formula="of:=[.M55] + (([.N55]-[.N54]) *[.$B$44])" office:value-type="float" office:value="288.308721826523" calcext:value-type="float">
            <text:p>288.31</text:p>
          </table:table-cell>
          <table:table-cell table:style-name="ce83" table:formula="of:=(([.$M$50] * POWER([.M56];3)) + ([.$N$50] * POWER([.M56];2)) + ([.$M$52] * [.M56]) + [.$N$52])" office:value-type="float" office:value="160.295249662434" calcext:value-type="float">
            <text:p>160.30</text:p>
          </table:table-cell>
          <table:table-cell table:number-columns-repeated="7"/>
        </table:table-row>
        <table:table-row table:style-name="ro1">
          <table:table-cell table:formula="of:=[.A56] + (([.B56]-[.B55]) *[.$B$39])" office:value-type="float" office:value="295.357659153416" calcext:value-type="float">
            <text:p>295.36</text:p>
          </table:table-cell>
          <table:table-cell table:formula="of:=(([.$A$50] * POWER([.A57];3)) + ([.$B$50] * POWER([.A57];2)) + ([.$A$52] * [.A57]) + [.$B$52])" office:value-type="float" office:value="68.615657433618" calcext:value-type="float">
            <text:p>68.62</text:p>
          </table:table-cell>
          <table:table-cell table:formula="of:=[.C56] + (([.D56]-[.D55]) *[.$B$40])" office:value-type="float" office:value="289.542189899053" calcext:value-type="float">
            <text:p>289.54</text:p>
          </table:table-cell>
          <table:table-cell table:formula="of:=(([.$C$50] * POWER([.C57];3)) + ([.$D$50] * POWER([.C57];2)) + ([.$C$52] * [.C57]) + [.$D$52])" office:value-type="float" office:value="149.704702935689" calcext:value-type="float">
            <text:p>149.70</text:p>
          </table:table-cell>
          <table:table-cell table:formula="of:=[.E56] + (([.F56]-[.F55]) *[.$B$41])" office:value-type="float" office:value="289.023703202093" calcext:value-type="float">
            <text:p>289.02</text:p>
          </table:table-cell>
          <table:table-cell table:formula="of:=(([.$E$50] * POWER([.E57];3)) + ([.$F$50] * POWER([.E57];2)) + ([.$E$52] * [.E57]) + [.$F$52])" office:value-type="float" office:value="154.808418976617" calcext:value-type="float">
            <text:p>154.81</text:p>
          </table:table-cell>
          <table:table-cell table:formula="of:=[.G56] + (([.H56]-[.H55]) *[.$B$42])" office:value-type="float" office:value="288.937041677209" calcext:value-type="float">
            <text:p>288.94</text:p>
          </table:table-cell>
          <table:table-cell table:formula="of:=(([.$G$50] * POWER([.G57];3)) + ([.$H$50] * POWER([.G57];2)) + ([.$G$52] * [.G57]) + [.$H$52])" office:value-type="float" office:value="155.80039875436" calcext:value-type="float">
            <text:p>155.80</text:p>
          </table:table-cell>
          <table:table-cell table:formula="of:=[.I56] + (([.J56]-[.J55]) *[.$B$43])" office:value-type="float" office:value="288.785335389473" calcext:value-type="float">
            <text:p>288.79</text:p>
          </table:table-cell>
          <table:table-cell table:formula="of:=(([.$I$50] * POWER([.I57];3)) + ([.$J$50] * POWER([.I57];2)) + ([.$I$52] * [.I57]) + [.$J$52])" office:value-type="float" office:value="157.6042892019" calcext:value-type="float">
            <text:p>157.60</text:p>
          </table:table-cell>
          <table:table-cell table:formula="of:=[.K56] + (([.L56]-[.L55]) * [.$B$44])" office:value-type="float" office:value="288.637713366571" calcext:value-type="float">
            <text:p>288.64</text:p>
          </table:table-cell>
          <table:table-cell table:style-name="ce83" table:formula="of:=(([.$K$50] * POWER([.K57];3)) + ([.$L$50] * POWER([.K57];2)) + ([.$K$52] * [.K57]) + [.$L$52])" office:value-type="float" office:value="159.494323306827" calcext:value-type="float">
            <text:p>159.49</text:p>
          </table:table-cell>
          <table:table-cell table:style-name="ce83" table:formula="of:=[.M56] + (([.N56]-[.N55]) *[.$B$44])" office:value-type="float" office:value="288.561005951779" calcext:value-type="float">
            <text:p>288.56</text:p>
          </table:table-cell>
          <table:table-cell table:style-name="ce83" table:formula="of:=(([.$M$50] * POWER([.M57];3)) + ([.$N$50] * POWER([.M57];2)) + ([.$M$52] * [.M57]) + [.$N$52])" office:value-type="float" office:value="161.000516450528" calcext:value-type="float">
            <text:p>161.00</text:p>
          </table:table-cell>
          <table:table-cell table:number-columns-repeated="7"/>
        </table:table-row>
        <table:table-row table:style-name="ro1">
          <table:table-cell table:formula="of:=[.A57] + (([.B57]-[.B56]) *[.$B$39])" office:value-type="float" office:value="296.319593311774" calcext:value-type="float">
            <text:p>296.32</text:p>
          </table:table-cell>
          <table:table-cell table:formula="of:=(([.$A$50] * POWER([.A58];3)) + ([.$B$50] * POWER([.A58];2)) + ([.$A$52] * [.A58]) + [.$B$52])" office:value-type="float" office:value="69.6334300750389" calcext:value-type="float">
            <text:p>69.63</text:p>
          </table:table-cell>
          <table:table-cell table:formula="of:=[.C57] + (([.D57]-[.D56]) *[.$B$40])" office:value-type="float" office:value="289.871162988277" calcext:value-type="float">
            <text:p>289.87</text:p>
          </table:table-cell>
          <table:table-cell table:formula="of:=(([.$C$50] * POWER([.C58];3)) + ([.$D$50] * POWER([.C58];2)) + ([.$C$52] * [.C58]) + [.$D$52])" office:value-type="float" office:value="150.637446402279" calcext:value-type="float">
            <text:p>150.64</text:p>
          </table:table-cell>
          <table:table-cell table:formula="of:=[.E57] + (([.F57]-[.F56]) *[.$B$41])" office:value-type="float" office:value="289.244547904077" calcext:value-type="float">
            <text:p>289.24</text:p>
          </table:table-cell>
          <table:table-cell table:formula="of:=(([.$E$50] * POWER([.E58];3)) + ([.$F$50] * POWER([.E58];2)) + ([.$E$52] * [.E58]) + [.$F$52])" office:value-type="float" office:value="155.429102810215" calcext:value-type="float">
            <text:p>155.43</text:p>
          </table:table-cell>
          <table:table-cell table:formula="of:=[.G57] + (([.H57]-[.H56]) *[.$B$42])" office:value-type="float" office:value="289.144047711552" calcext:value-type="float">
            <text:p>289.14</text:p>
          </table:table-cell>
          <table:table-cell table:formula="of:=(([.$G$50] * POWER([.G58];3)) + ([.$H$50] * POWER([.G58];2)) + ([.$G$52] * [.G58]) + [.$H$52])" office:value-type="float" office:value="156.384485608038" calcext:value-type="float">
            <text:p>156.38</text:p>
          </table:table-cell>
          <table:table-cell table:formula="of:=[.I57] + (([.J57]-[.J56]) *[.$B$43])" office:value-type="float" office:value="288.964491816458" calcext:value-type="float">
            <text:p>288.96</text:p>
          </table:table-cell>
          <table:table-cell table:formula="of:=(([.$I$50] * POWER([.I58];3)) + ([.$J$50] * POWER([.I58];2)) + ([.$I$52] * [.I58]) + [.$J$52])" office:value-type="float" office:value="158.105006640139" calcext:value-type="float">
            <text:p>158.11</text:p>
          </table:table-cell>
          <table:table-cell table:formula="of:=[.K57] + (([.L57]-[.L56]) * [.$B$44])" office:value-type="float" office:value="288.794264981128" calcext:value-type="float">
            <text:p>288.79</text:p>
          </table:table-cell>
          <table:table-cell table:style-name="ce83" table:formula="of:=(([.$K$50] * POWER([.K58];3)) + ([.$L$50] * POWER([.K58];2)) + ([.$K$52] * [.K58]) + [.$L$52])" office:value-type="float" office:value="159.931764740963" calcext:value-type="float">
            <text:p>159.93</text:p>
          </table:table-cell>
          <table:table-cell table:style-name="ce83" table:formula="of:=[.M57] + (([.N57]-[.N56]) *[.$B$44])" office:value-type="float" office:value="288.710440566285" calcext:value-type="float">
            <text:p>288.71</text:p>
          </table:table-cell>
          <table:table-cell table:style-name="ce83" table:formula="of:=(([.$M$50] * POWER([.M58];3)) + ([.$N$50] * POWER([.M58];2)) + ([.$M$52] * [.M58]) + [.$N$52])" office:value-type="float" office:value="161.419354363067" calcext:value-type="float">
            <text:p>161.42</text:p>
          </table:table-cell>
          <table:table-cell table:number-columns-repeated="7"/>
        </table:table-row>
        <table:table-row table:style-name="ro1">
          <table:table-cell table:formula="of:=[.A58] + (([.B58]-[.B57]) *[.$B$39])" office:value-type="float" office:value="296.932484788738" calcext:value-type="float">
            <text:p>296.93</text:p>
          </table:table-cell>
          <table:table-cell table:formula="of:=(([.$A$50] * POWER([.A59];3)) + ([.$B$50] * POWER([.A59];2)) + ([.$A$52] * [.A59]) + [.$B$52])" office:value-type="float" office:value="70.2870116760989" calcext:value-type="float">
            <text:p>70.29</text:p>
          </table:table-cell>
          <table:table-cell table:formula="of:=[.C58] + (([.D58]-[.D57]) *[.$B$40])" office:value-type="float" office:value="290.088429706102" calcext:value-type="float">
            <text:p>290.09</text:p>
          </table:table-cell>
          <table:table-cell table:formula="of:=(([.$C$50] * POWER([.C59];3)) + ([.$D$50] * POWER([.C59];2)) + ([.$C$52] * [.C59]) + [.$D$52])" office:value-type="float" office:value="151.254687705672" calcext:value-type="float">
            <text:p>151.25</text:p>
          </table:table-cell>
          <table:table-cell table:formula="of:=[.E58] + (([.F58]-[.F57]) *[.$B$41])" office:value-type="float" office:value="289.381846879246" calcext:value-type="float">
            <text:p>289.38</text:p>
          </table:table-cell>
          <table:table-cell table:formula="of:=(([.$E$50] * POWER([.E59];3)) + ([.$F$50] * POWER([.E59];2)) + ([.$E$52] * [.E59]) + [.$F$52])" office:value-type="float" office:value="155.8156204739" calcext:value-type="float">
            <text:p>155.82</text:p>
          </table:table-cell>
          <table:table-cell table:formula="of:=[.G58] + (([.H58]-[.H57]) *[.$B$42])" office:value-type="float" office:value="289.27205180884" calcext:value-type="float">
            <text:p>289.27</text:p>
          </table:table-cell>
          <table:table-cell table:formula="of:=(([.$G$50] * POWER([.G59];3)) + ([.$H$50] * POWER([.G59];2)) + ([.$G$52] * [.G59]) + [.$H$52])" office:value-type="float" office:value="156.746253517917" calcext:value-type="float">
            <text:p>156.75</text:p>
          </table:table-cell>
          <table:table-cell table:formula="of:=[.I58] + (([.J58]-[.J57]) *[.$B$43])" office:value-type="float" office:value="289.072398862767" calcext:value-type="float">
            <text:p>289.07</text:p>
          </table:table-cell>
          <table:table-cell table:formula="of:=(([.$I$50] * POWER([.I59];3)) + ([.$J$50] * POWER([.I59];2)) + ([.$I$52] * [.I59]) + [.$J$52])" office:value-type="float" office:value="158.40704832556" calcext:value-type="float">
            <text:p>158.41</text:p>
          </table:table-cell>
          <table:table-cell table:formula="of:=[.K58] + (([.L58]-[.L57]) * [.$B$44])" office:value-type="float" office:value="288.886951739079" calcext:value-type="float">
            <text:p>288.89</text:p>
          </table:table-cell>
          <table:table-cell table:style-name="ce83" table:formula="of:=(([.$K$50] * POWER([.K59];3)) + ([.$L$50] * POWER([.K59];2)) + ([.$K$52] * [.K59]) + [.$L$52])" office:value-type="float" office:value="160.191135269958" calcext:value-type="float">
            <text:p>160.19</text:p>
          </table:table-cell>
          <table:table-cell table:style-name="ce83" table:formula="of:=[.M58] + (([.N58]-[.N57]) *[.$B$44])" office:value-type="float" office:value="288.799185539191" calcext:value-type="float">
            <text:p>288.80</text:p>
          </table:table-cell>
          <table:table-cell table:style-name="ce83" table:formula="of:=(([.$M$50] * POWER([.M59];3)) + ([.$N$50] * POWER([.M59];2)) + ([.$M$52] * [.M59]) + [.$N$52])" office:value-type="float" office:value="161.668476410604" calcext:value-type="float">
            <text:p>161.67</text:p>
          </table:table-cell>
          <table:table-cell table:number-columns-repeated="7"/>
        </table:table-row>
        <table:table-row table:style-name="ro1">
          <table:table-cell table:formula="of:=[.A59] + (([.B59]-[.B58]) *[.$B$39])" office:value-type="float" office:value="297.326064431664" calcext:value-type="float">
            <text:p>297.33</text:p>
          </table:table-cell>
          <table:table-cell table:formula="of:=(([.$A$50] * POWER([.A60];3)) + ([.$B$50] * POWER([.A60];2)) + ([.$A$52] * [.A60]) + [.$B$52])" office:value-type="float" office:value="70.7087951142078" calcext:value-type="float">
            <text:p>70.71</text:p>
          </table:table-cell>
          <table:table-cell table:formula="of:=[.C59] + (([.D59]-[.D58]) *[.$B$40])" office:value-type="float" office:value="290.232205563985" calcext:value-type="float">
            <text:p>290.23</text:p>
          </table:table-cell>
          <table:table-cell table:formula="of:=(([.$C$50] * POWER([.C60];3)) + ([.$D$50] * POWER([.C60];2)) + ([.$C$52] * [.C60]) + [.$D$52])" office:value-type="float" office:value="151.663693170924" calcext:value-type="float">
            <text:p>151.66</text:p>
          </table:table-cell>
          <table:table-cell table:formula="of:=[.E59] + (([.F59]-[.F58]) *[.$B$41])" office:value-type="float" office:value="289.467346897509" calcext:value-type="float">
            <text:p>289.47</text:p>
          </table:table-cell>
          <table:table-cell table:formula="of:=(([.$E$50] * POWER([.E60];3)) + ([.$F$50] * POWER([.E60];2)) + ([.$E$52] * [.E60]) + [.$F$52])" office:value-type="float" office:value="156.056564619862" calcext:value-type="float">
            <text:p>156.06</text:p>
          </table:table-cell>
          <table:table-cell table:formula="of:=[.G59] + (([.H59]-[.H58]) *[.$B$42])" office:value-type="float" office:value="289.351334152622" calcext:value-type="float">
            <text:p>289.35</text:p>
          </table:table-cell>
          <table:table-cell table:formula="of:=(([.$G$50] * POWER([.G60];3)) + ([.$H$50] * POWER([.G60];2)) + ([.$G$52] * [.G60]) + [.$H$52])" office:value-type="float" office:value="156.97054840738" calcext:value-type="float">
            <text:p>156.97</text:p>
          </table:table-cell>
          <table:table-cell table:formula="of:=[.I59] + (([.J59]-[.J58]) *[.$B$43])" office:value-type="float" office:value="289.137490316843" calcext:value-type="float">
            <text:p>289.14</text:p>
          </table:table-cell>
          <table:table-cell table:formula="of:=(([.$I$50] * POWER([.I60];3)) + ([.$J$50] * POWER([.I60];2)) + ([.$I$52] * [.I60]) + [.$J$52])" office:value-type="float" office:value="158.589411880492" calcext:value-type="float">
            <text:p>158.59</text:p>
          </table:table-cell>
          <table:table-cell table:formula="of:=[.K59] + (([.L59]-[.L58]) * [.$B$44])" office:value-type="float" office:value="288.941908155103" calcext:value-type="float">
            <text:p>288.94</text:p>
          </table:table-cell>
          <table:table-cell table:style-name="ce83" table:formula="of:=(([.$K$50] * POWER([.K60];3)) + ([.$L$50] * POWER([.K60];2)) + ([.$K$52] * [.K60]) + [.$L$52])" office:value-type="float" office:value="160.345057677193" calcext:value-type="float">
            <text:p>160.35</text:p>
          </table:table-cell>
          <table:table-cell table:style-name="ce83" table:formula="of:=[.M59] + (([.N59]-[.N58]) *[.$B$44])" office:value-type="float" office:value="288.851970467911" calcext:value-type="float">
            <text:p>288.85</text:p>
          </table:table-cell>
          <table:table-cell table:style-name="ce83" table:formula="of:=(([.$M$50] * POWER([.M60];3)) + ([.$N$50] * POWER([.M60];2)) + ([.$M$52] * [.M60]) + [.$N$52])" office:value-type="float" office:value="161.816789552348" calcext:value-type="float">
            <text:p>161.82</text:p>
          </table:table-cell>
          <table:table-cell table:number-columns-repeated="7"/>
        </table:table-row>
        <table:table-row table:style-name="ro1">
          <table:table-cell table:formula="of:=[.A60] + (([.B60]-[.B59]) *[.$B$39])" office:value-type="float" office:value="297.580057773419" calcext:value-type="float">
            <text:p>297.58</text:p>
          </table:table-cell>
          <table:table-cell table:formula="of:=(([.$A$50] * POWER([.A61];3)) + ([.$B$50] * POWER([.A61];2)) + ([.$A$52] * [.A61]) + [.$B$52])" office:value-type="float" office:value="70.9818441343793" calcext:value-type="float">
            <text:p>70.98</text:p>
          </table:table-cell>
          <table:table-cell table:formula="of:=[.C60] + (([.D60]-[.D59]) *[.$B$40])" office:value-type="float" office:value="290.327476426971" calcext:value-type="float">
            <text:p>290.33</text:p>
          </table:table-cell>
          <table:table-cell table:formula="of:=(([.$C$50] * POWER([.C61];3)) + ([.$D$50] * POWER([.C61];2)) + ([.$C$52] * [.C61]) + [.$D$52])" office:value-type="float" office:value="151.934958212032" calcext:value-type="float">
            <text:p>151.93</text:p>
          </table:table-cell>
          <table:table-cell table:formula="of:=[.E60] + (([.F60]-[.F59]) *[.$B$41])" office:value-type="float" office:value="289.520645183243" calcext:value-type="float">
            <text:p>289.52</text:p>
          </table:table-cell>
          <table:table-cell table:formula="of:=(([.$E$50] * POWER([.E61];3)) + ([.$F$50] * POWER([.E61];2)) + ([.$E$52] * [.E61]) + [.$F$52])" office:value-type="float" office:value="156.206859089219" calcext:value-type="float">
            <text:p>156.21</text:p>
          </table:table-cell>
          <table:table-cell table:formula="of:=[.G60] + (([.H60]-[.H59]) *[.$B$42])" office:value-type="float" office:value="289.400488939571" calcext:value-type="float">
            <text:p>289.40</text:p>
          </table:table-cell>
          <table:table-cell table:formula="of:=(([.$G$50] * POWER([.G61];3)) + ([.$H$50] * POWER([.G61];2)) + ([.$G$52] * [.G61]) + [.$H$52])" office:value-type="float" office:value="157.109696711683" calcext:value-type="float">
            <text:p>157.11</text:p>
          </table:table-cell>
          <table:table-cell table:formula="of:=[.I60] + (([.J60]-[.J59]) *[.$B$43])" office:value-type="float" office:value="289.176790550996" calcext:value-type="float">
            <text:p>289.18</text:p>
          </table:table-cell>
          <table:table-cell table:formula="of:=(([.$I$50] * POWER([.I61];3)) + ([.$J$50] * POWER([.I61];2)) + ([.$I$52] * [.I61]) + [.$J$52])" office:value-type="float" office:value="158.699578293179" calcext:value-type="float">
            <text:p>158.70</text:p>
          </table:table-cell>
          <table:table-cell table:formula="of:=[.K60] + (([.L60]-[.L59]) * [.$B$44])" office:value-type="float" office:value="288.974521821275" calcext:value-type="float">
            <text:p>288.97</text:p>
          </table:table-cell>
          <table:table-cell table:style-name="ce83" table:formula="of:=(([.$K$50] * POWER([.K61];3)) + ([.$L$50] * POWER([.K61];2)) + ([.$K$52] * [.K61]) + [.$L$52])" office:value-type="float" office:value="160.436449874666" calcext:value-type="float">
            <text:p>160.44</text:p>
          </table:table-cell>
          <table:table-cell table:style-name="ce83" table:formula="of:=[.M60] + (([.N60]-[.N59]) *[.$B$44])" office:value-type="float" office:value="288.883395621537" calcext:value-type="float">
            <text:p>288.88</text:p>
          </table:table-cell>
          <table:table-cell table:style-name="ce83" table:formula="of:=(([.$M$50] * POWER([.M61];3)) + ([.$N$50] * POWER([.M61];2)) + ([.$M$52] * [.M61]) + [.$N$52])" office:value-type="float" office:value="161.905135417902" calcext:value-type="float">
            <text:p>161.91</text:p>
          </table:table-cell>
          <table:table-cell table:number-columns-repeated="7"/>
        </table:table-row>
        <table:table-row table:style-name="ro1">
          <table:table-cell table:formula="of:=[.A61] + (([.B61]-[.B60]) *[.$B$39])" office:value-type="float" office:value="297.744484886554" calcext:value-type="float">
            <text:p>297.74</text:p>
          </table:table-cell>
          <table:table-cell table:formula="of:=(([.$A$50] * POWER([.A62];3)) + ([.$B$50] * POWER([.A62];2)) + ([.$A$52] * [.A62]) + [.$B$52])" office:value-type="float" office:value="71.1589629902703" calcext:value-type="float">
            <text:p>71.16</text:p>
          </table:table-cell>
          <table:table-cell table:formula="of:=[.C61] + (([.D61]-[.D60]) *[.$B$40])" office:value-type="float" office:value="290.390663002116" calcext:value-type="float">
            <text:p>290.39</text:p>
          </table:table-cell>
          <table:table-cell table:formula="of:=(([.$C$50] * POWER([.C62];3)) + ([.$D$50] * POWER([.C62];2)) + ([.$C$52] * [.C62]) + [.$D$52])" office:value-type="float" office:value="152.114977869895" calcext:value-type="float">
            <text:p>152.11</text:p>
          </table:table-cell>
          <table:table-cell table:formula="of:=[.E61] + (([.F61]-[.F60]) *[.$B$41])" office:value-type="float" office:value="289.553891218502" calcext:value-type="float">
            <text:p>289.55</text:p>
          </table:table-cell>
          <table:table-cell table:formula="of:=(([.$E$50] * POWER([.E62];3)) + ([.$F$50] * POWER([.E62];2)) + ([.$E$52] * [.E62]) + [.$F$52])" office:value-type="float" office:value="156.300646406146" calcext:value-type="float">
            <text:p>156.30</text:p>
          </table:table-cell>
          <table:table-cell table:formula="of:=[.G61] + (([.H61]-[.H60]) *[.$B$42])" office:value-type="float" office:value="289.430983639065" calcext:value-type="float">
            <text:p>289.43</text:p>
          </table:table-cell>
          <table:table-cell table:formula="of:=(([.$G$50] * POWER([.G62];3)) + ([.$H$50] * POWER([.G62];2)) + ([.$G$52] * [.G62]) + [.$H$52])" office:value-type="float" office:value="157.196054769272" calcext:value-type="float">
            <text:p>157.20</text:p>
          </table:table-cell>
          <table:table-cell table:formula="of:=[.I61] + (([.J61]-[.J60]) *[.$B$43])" office:value-type="float" office:value="289.200531949413" calcext:value-type="float">
            <text:p>289.20</text:p>
          </table:table-cell>
          <table:table-cell table:formula="of:=(([.$I$50] * POWER([.I62];3)) + ([.$J$50] * POWER([.I62];2)) + ([.$I$52] * [.I62]) + [.$J$52])" office:value-type="float" office:value="158.766152416446" calcext:value-type="float">
            <text:p>158.77</text:p>
          </table:table-cell>
          <table:table-cell table:formula="of:=[.K61] + (([.L61]-[.L60]) * [.$B$44])" office:value-type="float" office:value="288.993886348329" calcext:value-type="float">
            <text:p>288.99</text:p>
          </table:table-cell>
          <table:table-cell table:style-name="ce83" table:formula="of:=(([.$K$50] * POWER([.K62];3)) + ([.$L$50] * POWER([.K62];2)) + ([.$K$52] * [.K62]) + [.$L$52])" office:value-type="float" office:value="160.490731231984" calcext:value-type="float">
            <text:p>160.49</text:p>
          </table:table-cell>
          <table:table-cell table:style-name="ce83" table:formula="of:=[.M61] + (([.N61]-[.N60]) *[.$B$44])" office:value-type="float" office:value="288.902114680175" calcext:value-type="float">
            <text:p>288.90</text:p>
          </table:table-cell>
          <table:table-cell table:style-name="ce83" table:formula="of:=(([.$M$50] * POWER([.M62];3)) + ([.$N$50] * POWER([.M62];2)) + ([.$M$52] * [.M62]) + [.$N$52])" office:value-type="float" office:value="161.957777776896" calcext:value-type="float">
            <text:p>161.96</text:p>
          </table:table-cell>
          <table:table-cell table:number-columns-repeated="7"/>
        </table:table-row>
        <table:table-row table:style-name="ro1">
          <table:table-cell table:formula="of:=[.A62] + (([.B62]-[.B61]) *[.$B$39])" office:value-type="float" office:value="297.851143911141" calcext:value-type="float">
            <text:p>297.85</text:p>
          </table:table-cell>
          <table:table-cell table:formula="of:=(([.$A$50] * POWER([.A63];3)) + ([.$B$50] * POWER([.A63];2)) + ([.$A$52] * [.A63]) + [.$B$52])" office:value-type="float" office:value="71.2740037880215" calcext:value-type="float">
            <text:p>71.27</text:p>
          </table:table-cell>
          <table:table-cell table:formula="of:=[.C62] + (([.D62]-[.D61]) *[.$B$40])" office:value-type="float" office:value="290.432595517978" calcext:value-type="float">
            <text:p>290.43</text:p>
          </table:table-cell>
          <table:table-cell table:formula="of:=(([.$C$50] * POWER([.C63];3)) + ([.$D$50] * POWER([.C63];2)) + ([.$C$52] * [.C63]) + [.$D$52])" office:value-type="float" office:value="152.23449234952" calcext:value-type="float">
            <text:p>152.23</text:p>
          </table:table-cell>
          <table:table-cell table:formula="of:=[.E62] + (([.F62]-[.F61]) *[.$B$41])" office:value-type="float" office:value="289.574637533777" calcext:value-type="float">
            <text:p>289.57</text:p>
          </table:table-cell>
          <table:table-cell table:formula="of:=(([.$E$50] * POWER([.E63];3)) + ([.$F$50] * POWER([.E63];2)) + ([.$E$52] * [.E63]) + [.$F$52])" office:value-type="float" office:value="156.359186598784" calcext:value-type="float">
            <text:p>156.36</text:p>
          </table:table-cell>
          <table:table-cell table:formula="of:=[.G62] + (([.H62]-[.H61]) *[.$B$42])" office:value-type="float" office:value="289.449909223737" calcext:value-type="float">
            <text:p>289.45</text:p>
          </table:table-cell>
          <table:table-cell table:formula="of:=(([.$G$50] * POWER([.G63];3)) + ([.$H$50] * POWER([.G63];2)) + ([.$G$52] * [.G63]) + [.$H$52])" office:value-type="float" office:value="157.249662923845" calcext:value-type="float">
            <text:p>157.25</text:p>
          </table:table-cell>
          <table:table-cell table:formula="of:=[.I62] + (([.J62]-[.J61]) *[.$B$43])" office:value-type="float" office:value="289.214878997176" calcext:value-type="float">
            <text:p>289.21</text:p>
          </table:table-cell>
          <table:table-cell table:formula="of:=(([.$I$50] * POWER([.I63];3)) + ([.$J$50] * POWER([.I63];2)) + ([.$I$52] * [.I63]) + [.$J$52])" office:value-type="float" office:value="158.806391624214" calcext:value-type="float">
            <text:p>158.81</text:p>
          </table:table-cell>
          <table:table-cell table:formula="of:=[.K62] + (([.L62]-[.L61]) * [.$B$44])" office:value-type="float" office:value="289.005387689158" calcext:value-type="float">
            <text:p>289.01</text:p>
          </table:table-cell>
          <table:table-cell table:style-name="ce83" table:formula="of:=(([.$K$50] * POWER([.K63];3)) + ([.$L$50] * POWER([.K63];2)) + ([.$K$52] * [.K63]) + [.$L$52])" office:value-type="float" office:value="160.522976951878" calcext:value-type="float">
            <text:p>160.52</text:p>
          </table:table-cell>
          <table:table-cell table:style-name="ce83" table:formula="of:=[.M62] + (([.N62]-[.N61]) *[.$B$44])" office:value-type="float" office:value="288.913268743795" calcext:value-type="float">
            <text:p>288.91</text:p>
          </table:table-cell>
          <table:table-cell table:style-name="ce83" table:formula="of:=(([.$M$50] * POWER([.M63];3)) + ([.$N$50] * POWER([.M63];2)) + ([.$M$52] * [.M63]) + [.$N$52])" office:value-type="float" office:value="161.989151741603" calcext:value-type="float">
            <text:p>161.99</text:p>
          </table:table-cell>
          <table:table-cell table:number-columns-repeated="7"/>
        </table:table-row>
        <table:table-row table:style-name="ro1">
          <table:table-cell table:formula="of:=[.A63] + (([.B63]-[.B62]) *[.$B$39])" office:value-type="float" office:value="297.920420212719" calcext:value-type="float">
            <text:p>297.92</text:p>
          </table:table-cell>
          <table:table-cell table:formula="of:=(([.$A$50] * POWER([.A64];3)) + ([.$B$50] * POWER([.A64];2)) + ([.$A$52] * [.A64]) + [.$B$52])" office:value-type="float" office:value="71.3487868345517" calcext:value-type="float">
            <text:p>71.35</text:p>
          </table:table-cell>
          <table:table-cell table:formula="of:=[.C63] + (([.D63]-[.D62]) *[.$B$40])" office:value-type="float" office:value="290.4604343822" calcext:value-type="float">
            <text:p>290.46</text:p>
          </table:table-cell>
          <table:table-cell table:formula="of:=(([.$C$50] * POWER([.C64];3)) + ([.$D$50] * POWER([.C64];2)) + ([.$C$52] * [.C64]) + [.$D$52])" office:value-type="float" office:value="152.313858882868" calcext:value-type="float">
            <text:p>152.31</text:p>
          </table:table-cell>
          <table:table-cell table:formula="of:=[.E63] + (([.F63]-[.F62]) *[.$B$41])" office:value-type="float" office:value="289.58758697441" calcext:value-type="float">
            <text:p>289.59</text:p>
          </table:table-cell>
          <table:table-cell table:formula="of:=(([.$E$50] * POWER([.E64];3)) + ([.$F$50] * POWER([.E64];2)) + ([.$E$52] * [.E64]) + [.$F$52])" office:value-type="float" office:value="156.395731953739" calcext:value-type="float">
            <text:p>156.40</text:p>
          </table:table-cell>
          <table:table-cell table:formula="of:=[.G63] + (([.H63]-[.H62]) *[.$B$42])" office:value-type="float" office:value="289.461657585115" calcext:value-type="float">
            <text:p>289.46</text:p>
          </table:table-cell>
          <table:table-cell table:formula="of:=(([.$G$50] * POWER([.G64];3)) + ([.$H$50] * POWER([.G64];2)) + ([.$G$52] * [.G64]) + [.$H$52])" office:value-type="float" office:value="157.282945943905" calcext:value-type="float">
            <text:p>157.28</text:p>
          </table:table-cell>
          <table:table-cell table:formula="of:=[.I63] + (([.J63]-[.J62]) *[.$B$43])" office:value-type="float" office:value="289.223550742405" calcext:value-type="float">
            <text:p>289.22</text:p>
          </table:table-cell>
          <table:table-cell table:formula="of:=(([.$I$50] * POWER([.I64];3)) + ([.$J$50] * POWER([.I64];2)) + ([.$I$52] * [.I64]) + [.$J$52])" office:value-type="float" office:value="158.830716264191" calcext:value-type="float">
            <text:p>158.83</text:p>
          </table:table-cell>
          <table:table-cell table:formula="of:=[.K63] + (([.L63]-[.L62]) * [.$B$44])" office:value-type="float" office:value="289.012220035163" calcext:value-type="float">
            <text:p>289.01</text:p>
          </table:table-cell>
          <table:table-cell table:style-name="ce83" table:formula="of:=(([.$K$50] * POWER([.K64];3)) + ([.$L$50] * POWER([.K64];2)) + ([.$K$52] * [.K64]) + [.$L$52])" office:value-type="float" office:value="160.542134541712" calcext:value-type="float">
            <text:p>160.54</text:p>
          </table:table-cell>
          <table:table-cell table:style-name="ce83" table:formula="of:=[.M63] + (([.N63]-[.N62]) *[.$B$44])" office:value-type="float" office:value="288.919916378988" calcext:value-type="float">
            <text:p>288.92</text:p>
          </table:table-cell>
          <table:table-cell table:style-name="ce83" table:formula="of:=(([.$M$50] * POWER([.M64];3)) + ([.$N$50] * POWER([.M64];2)) + ([.$M$52] * [.M64]) + [.$N$52])" office:value-type="float" office:value="162.007852279657" calcext:value-type="float">
            <text:p>162.01</text:p>
          </table:table-cell>
          <table:table-cell table:number-columns-repeated="7"/>
        </table:table-row>
        <table:table-row table:style-name="ro1">
          <table:table-cell table:formula="of:=[.A64] + (([.B64]-[.B63]) *[.$B$39])" office:value-type="float" office:value="297.965453739829" calcext:value-type="float">
            <text:p>297.97</text:p>
          </table:table-cell>
          <table:table-cell table:formula="of:=(([.$A$50] * POWER([.A65];3)) + ([.$B$50] * POWER([.A65];2)) + ([.$A$52] * [.A65]) + [.$B$52])" office:value-type="float" office:value="71.3974264976935" calcext:value-type="float">
            <text:p>71.40</text:p>
          </table:table-cell>
          <table:table-cell table:formula="of:=[.C64] + (([.D64]-[.D63]) *[.$B$40])" office:value-type="float" office:value="290.478921465544" calcext:value-type="float">
            <text:p>290.48</text:p>
          </table:table-cell>
          <table:table-cell table:formula="of:=(([.$C$50] * POWER([.C65];3)) + ([.$D$50] * POWER([.C65];2)) + ([.$C$52] * [.C65]) + [.$D$52])" office:value-type="float" office:value="152.366573580917" calcext:value-type="float">
            <text:p>152.37</text:p>
          </table:table-cell>
          <table:table-cell table:formula="of:=[.E64] + (([.F64]-[.F63]) *[.$B$41])" office:value-type="float" office:value="289.595671025437" calcext:value-type="float">
            <text:p>289.60</text:p>
          </table:table-cell>
          <table:table-cell table:formula="of:=(([.$E$50] * POWER([.E65];3)) + ([.$F$50] * POWER([.E65];2)) + ([.$E$52] * [.E65]) + [.$F$52])" office:value-type="float" office:value="156.418548645693" calcext:value-type="float">
            <text:p>156.42</text:p>
          </table:table-cell>
          <table:table-cell table:formula="of:=[.G64] + (([.H64]-[.H63]) *[.$B$42])" office:value-type="float" office:value="289.468951642345" calcext:value-type="float">
            <text:p>289.47</text:p>
          </table:table-cell>
          <table:table-cell table:formula="of:=(([.$G$50] * POWER([.G65];3)) + ([.$H$50] * POWER([.G65];2)) + ([.$G$52] * [.G65]) + [.$H$52])" office:value-type="float" office:value="157.303611839032" calcext:value-type="float">
            <text:p>157.30</text:p>
          </table:table-cell>
          <table:table-cell table:formula="of:=[.I64] + (([.J64]-[.J63]) *[.$B$43])" office:value-type="float" office:value="289.228792820775" calcext:value-type="float">
            <text:p>289.23</text:p>
          </table:table-cell>
          <table:table-cell table:formula="of:=(([.$I$50] * POWER([.I65];3)) + ([.$J$50] * POWER([.I65];2)) + ([.$I$52] * [.I65]) + [.$J$52])" office:value-type="float" office:value="158.845421618224" calcext:value-type="float">
            <text:p>158.85</text:p>
          </table:table-cell>
          <table:table-cell table:formula="of:=[.K64] + (([.L64]-[.L63]) * [.$B$44])" office:value-type="float" office:value="289.016279218297" calcext:value-type="float">
            <text:p>289.02</text:p>
          </table:table-cell>
          <table:table-cell table:style-name="ce83" table:formula="of:=(([.$K$50] * POWER([.K65];3)) + ([.$L$50] * POWER([.K65];2)) + ([.$K$52] * [.K65]) + [.$L$52])" office:value-type="float" office:value="160.553517046405" calcext:value-type="float">
            <text:p>160.55</text:p>
          </table:table-cell>
          <table:table-cell table:style-name="ce83" table:formula="of:=[.M64] + (([.N64]-[.N63]) *[.$B$44])" office:value-type="float" office:value="288.92387872025" calcext:value-type="float">
            <text:p>288.92</text:p>
          </table:table-cell>
          <table:table-cell table:style-name="ce83" table:formula="of:=(([.$M$50] * POWER([.M65];3)) + ([.$N$50] * POWER([.M65];2)) + ([.$M$52] * [.M65]) + [.$N$52])" office:value-type="float" office:value="162.018999561637" calcext:value-type="float">
            <text:p>162.02</text:p>
          </table:table-cell>
          <table:table-cell table:number-columns-repeated="7"/>
        </table:table-row>
        <table:table-row table:style-name="ro1">
          <table:table-cell table:formula="of:=[.A65] + (([.B65]-[.B64]) *[.$B$39])" office:value-type="float" office:value="297.994744009354" calcext:value-type="float">
            <text:p>297.99</text:p>
          </table:table-cell>
          <table:table-cell table:formula="of:=(([.$A$50] * POWER([.A66];3)) + ([.$B$50] * POWER([.A66];2)) + ([.$A$52] * [.A66]) + [.$B$52])" office:value-type="float" office:value="71.4290734064186" calcext:value-type="float">
            <text:p>71.43</text:p>
          </table:table-cell>
          <table:table-cell table:formula="of:=[.C65] + (([.D65]-[.D64]) *[.$B$40])" office:value-type="float" office:value="290.491200457396" calcext:value-type="float">
            <text:p>290.49</text:p>
          </table:table-cell>
          <table:table-cell table:formula="of:=(([.$C$50] * POWER([.C66];3)) + ([.$D$50] * POWER([.C66];2)) + ([.$C$52] * [.C66]) + [.$D$52])" office:value-type="float" office:value="152.401590469004" calcext:value-type="float">
            <text:p>152.40</text:p>
          </table:table-cell>
          <table:table-cell table:formula="of:=[.E65] + (([.F65]-[.F64]) *[.$B$41])" office:value-type="float" office:value="289.600718214122" calcext:value-type="float">
            <text:p>289.60</text:p>
          </table:table-cell>
          <table:table-cell table:formula="of:=(([.$E$50] * POWER([.E66];3)) + ([.$F$50] * POWER([.E66];2)) + ([.$E$52] * [.E66]) + [.$F$52])" office:value-type="float" office:value="156.432794866903" calcext:value-type="float">
            <text:p>156.43</text:p>
          </table:table-cell>
          <table:table-cell table:formula="of:=[.G65] + (([.H65]-[.H64]) *[.$B$42])" office:value-type="float" office:value="289.473480625036" calcext:value-type="float">
            <text:p>289.47</text:p>
          </table:table-cell>
          <table:table-cell table:formula="of:=(([.$G$50] * POWER([.G66];3)) + ([.$H$50] * POWER([.G66];2)) + ([.$G$52] * [.G66]) + [.$H$52])" office:value-type="float" office:value="157.31644431046" calcext:value-type="float">
            <text:p>157.32</text:p>
          </table:table-cell>
          <table:table-cell table:formula="of:=[.I65] + (([.J65]-[.J64]) *[.$B$43])" office:value-type="float" office:value="289.23196189618" calcext:value-type="float">
            <text:p>289.23</text:p>
          </table:table-cell>
          <table:table-cell table:formula="of:=(([.$I$50] * POWER([.I66];3)) + ([.$J$50] * POWER([.I66];2)) + ([.$I$52] * [.I66]) + [.$J$52])" office:value-type="float" office:value="158.854312072124" calcext:value-type="float">
            <text:p>158.85</text:p>
          </table:table-cell>
          <table:table-cell table:formula="of:=[.K65] + (([.L65]-[.L64]) * [.$B$44])" office:value-type="float" office:value="289.018690986765" calcext:value-type="float">
            <text:p>289.02</text:p>
          </table:table-cell>
          <table:table-cell table:style-name="ce83" table:formula="of:=(([.$K$50] * POWER([.K66];3)) + ([.$L$50] * POWER([.K66];2)) + ([.$K$52] * [.K66]) + [.$L$52])" office:value-type="float" office:value="160.560280235749" calcext:value-type="float">
            <text:p>160.56</text:p>
          </table:table-cell>
          <table:table-cell table:style-name="ce83" table:formula="of:=[.M65] + (([.N65]-[.N64]) *[.$B$44])" office:value-type="float" office:value="288.926240648833" calcext:value-type="float">
            <text:p>288.93</text:p>
          </table:table-cell>
          <table:table-cell table:style-name="ce83" table:formula="of:=(([.$M$50] * POWER([.M66];3)) + ([.$N$50] * POWER([.M66];2)) + ([.$M$52] * [.M66]) + [.$N$52])" office:value-type="float" office:value="162.025644666933" calcext:value-type="float">
            <text:p>162.03</text:p>
          </table:table-cell>
          <table:table-cell table:number-columns-repeated="7"/>
        </table:table-row>
        <table:table-row table:style-name="ro1">
          <table:table-cell table:formula="of:=[.A66] + (([.B66]-[.B65]) *[.$B$39])" office:value-type="float" office:value="298.013801429293" calcext:value-type="float">
            <text:p>298.01</text:p>
          </table:table-cell>
          <table:table-cell table:formula="of:=(([.$A$50] * POWER([.A67];3)) + ([.$B$50] * POWER([.A67];2)) + ([.$A$52] * [.A67]) + [.$B$52])" office:value-type="float" office:value="71.4496688754241" calcext:value-type="float">
            <text:p>71.45</text:p>
          </table:table-cell>
          <table:table-cell table:formula="of:=[.C66] + (([.D66]-[.D65]) *[.$B$40])" office:value-type="float" office:value="290.499357045585" calcext:value-type="float">
            <text:p>290.50</text:p>
          </table:table-cell>
          <table:table-cell table:formula="of:=(([.$C$50] * POWER([.C67];3)) + ([.$D$50] * POWER([.C67];2)) + ([.$C$52] * [.C67]) + [.$D$52])" office:value-type="float" office:value="152.424853035651" calcext:value-type="float">
            <text:p>152.42</text:p>
          </table:table-cell>
          <table:table-cell table:formula="of:=[.E66] + (([.F66]-[.F65]) *[.$B$41])" office:value-type="float" office:value="289.603869563435" calcext:value-type="float">
            <text:p>289.60</text:p>
          </table:table-cell>
          <table:table-cell table:formula="of:=(([.$E$50] * POWER([.E67];3)) + ([.$F$50] * POWER([.E67];2)) + ([.$E$52] * [.E67]) + [.$F$52])" office:value-type="float" office:value="156.441690221011" calcext:value-type="float">
            <text:p>156.44</text:p>
          </table:table-cell>
          <table:table-cell table:formula="of:=[.G66] + (([.H66]-[.H65]) *[.$B$42])" office:value-type="float" office:value="289.476292893299" calcext:value-type="float">
            <text:p>289.48</text:p>
          </table:table-cell>
          <table:table-cell table:formula="of:=(([.$G$50] * POWER([.G67];3)) + ([.$H$50] * POWER([.G67];2)) + ([.$G$52] * [.G67]) + [.$H$52])" office:value-type="float" office:value="157.324412903634" calcext:value-type="float">
            <text:p>157.32</text:p>
          </table:table-cell>
          <table:table-cell table:formula="of:=[.I66] + (([.J66]-[.J65]) *[.$B$43])" office:value-type="float" office:value="289.23387783229" calcext:value-type="float">
            <text:p>289.23</text:p>
          </table:table-cell>
          <table:table-cell table:formula="of:=(([.$I$50] * POWER([.I67];3)) + ([.$J$50] * POWER([.I67];2)) + ([.$I$52] * [.I67]) + [.$J$52])" office:value-type="float" office:value="158.859687141883" calcext:value-type="float">
            <text:p>158.86</text:p>
          </table:table-cell>
          <table:table-cell table:formula="of:=[.K66] + (([.L66]-[.L65]) * [.$B$44])" office:value-type="float" office:value="289.020123997095" calcext:value-type="float">
            <text:p>289.02</text:p>
          </table:table-cell>
          <table:table-cell table:style-name="ce83" table:formula="of:=(([.$K$50] * POWER([.K67];3)) + ([.$L$50] * POWER([.K67];2)) + ([.$K$52] * [.K67]) + [.$L$52])" office:value-type="float" office:value="160.564298839651" calcext:value-type="float">
            <text:p>160.56</text:p>
          </table:table-cell>
          <table:table-cell table:style-name="ce83" table:formula="of:=[.M66] + (([.N66]-[.N65]) *[.$B$44])" office:value-type="float" office:value="288.927648639065" calcext:value-type="float">
            <text:p>288.93</text:p>
          </table:table-cell>
          <table:table-cell table:style-name="ce83" table:formula="of:=(([.$M$50] * POWER([.M67];3)) + ([.$N$50] * POWER([.M67];2)) + ([.$M$52] * [.M67]) + [.$N$52])" office:value-type="float" office:value="162.029606037536" calcext:value-type="float">
            <text:p>162.03</text:p>
          </table:table-cell>
          <table:table-cell table:number-columns-repeated="7"/>
        </table:table-row>
        <table:table-row table:style-name="ro1">
          <table:table-cell table:formula="of:=[.A67] + (([.B67]-[.B66]) *[.$B$39])" office:value-type="float" office:value="298.026203793931" calcext:value-type="float">
            <text:p>298.03</text:p>
          </table:table-cell>
          <table:table-cell table:formula="of:=(([.$A$50] * POWER([.A68];3)) + ([.$B$50] * POWER([.A68];2)) + ([.$A$52] * [.A68]) + [.$B$52])" office:value-type="float" office:value="71.4630741862263" calcext:value-type="float">
            <text:p>71.46</text:p>
          </table:table-cell>
          <table:table-cell table:formula="of:=[.C67] + (([.D67]-[.D66]) *[.$B$40])" office:value-type="float" office:value="290.504775664621" calcext:value-type="float">
            <text:p>290.50</text:p>
          </table:table-cell>
          <table:table-cell table:formula="of:=(([.$C$50] * POWER([.C68];3)) + ([.$D$50] * POWER([.C68];2)) + ([.$C$52] * [.C68]) + [.$D$52])" office:value-type="float" office:value="152.440307732382" calcext:value-type="float">
            <text:p>152.44</text:p>
          </table:table-cell>
          <table:table-cell table:formula="of:=[.E67] + (([.F67]-[.F66]) *[.$B$41])" office:value-type="float" office:value="289.60583726895" calcext:value-type="float">
            <text:p>289.61</text:p>
          </table:table-cell>
          <table:table-cell table:formula="of:=(([.$E$50] * POWER([.E68];3)) + ([.$F$50] * POWER([.E68];2)) + ([.$E$52] * [.E68]) + [.$F$52])" office:value-type="float" office:value="156.447244620791" calcext:value-type="float">
            <text:p>156.45</text:p>
          </table:table-cell>
          <table:table-cell table:formula="of:=[.G67] + (([.H67]-[.H66]) *[.$B$42])" office:value-type="float" office:value="289.478039230456" calcext:value-type="float">
            <text:p>289.48</text:p>
          </table:table-cell>
          <table:table-cell table:formula="of:=(([.$G$50] * POWER([.G68];3)) + ([.$H$50] * POWER([.G68];2)) + ([.$G$52] * [.G68]) + [.$H$52])" office:value-type="float" office:value="157.32936127723" calcext:value-type="float">
            <text:p>157.33</text:p>
          </table:table-cell>
          <table:table-cell table:formula="of:=[.I67] + (([.J67]-[.J66]) *[.$B$43])" office:value-type="float" office:value="289.235036185998" calcext:value-type="float">
            <text:p>289.24</text:p>
          </table:table-cell>
          <table:table-cell table:formula="of:=(([.$I$50] * POWER([.I68];3)) + ([.$J$50] * POWER([.I68];2)) + ([.$I$52] * [.I68]) + [.$J$52])" office:value-type="float" office:value="158.862936902433" calcext:value-type="float">
            <text:p>158.86</text:p>
          </table:table-cell>
          <table:table-cell table:formula="of:=[.K67] + (([.L67]-[.L66]) * [.$B$44])" office:value-type="float" office:value="289.020975474203" calcext:value-type="float">
            <text:p>289.02</text:p>
          </table:table-cell>
          <table:table-cell table:style-name="ce83" table:formula="of:=(([.$K$50] * POWER([.K68];3)) + ([.$L$50] * POWER([.K68];2)) + ([.$K$52] * [.K68]) + [.$L$52])" office:value-type="float" office:value="160.566686677147" calcext:value-type="float">
            <text:p>160.57</text:p>
          </table:table-cell>
          <table:table-cell table:style-name="ce83" table:formula="of:=[.M67] + (([.N67]-[.N66]) *[.$B$44])" office:value-type="float" office:value="288.928487989363" calcext:value-type="float">
            <text:p>288.93</text:p>
          </table:table-cell>
          <table:table-cell table:style-name="ce83" table:formula="of:=(([.$M$50] * POWER([.M68];3)) + ([.$N$50] * POWER([.M68];2)) + ([.$M$52] * [.M68]) + [.$N$52])" office:value-type="float" office:value="162.031967578464" calcext:value-type="float">
            <text:p>162.03</text:p>
          </table:table-cell>
          <table:table-cell table:number-columns-repeated="7"/>
        </table:table-row>
        <table:table-row table:style-name="ro1">
          <table:table-cell table:formula="of:=[.A68] + (([.B68]-[.B67]) *[.$B$39])" office:value-type="float" office:value="298.034276324477" calcext:value-type="float">
            <text:p>298.03</text:p>
          </table:table-cell>
          <table:table-cell table:formula="of:=(([.$A$50] * POWER([.A69];3)) + ([.$B$50] * POWER([.A69];2)) + ([.$A$52] * [.A69]) + [.$B$52])" office:value-type="float" office:value="71.4718003679552" calcext:value-type="float">
            <text:p>71.47</text:p>
          </table:table-cell>
          <table:table-cell table:formula="of:=[.C68] + (([.D68]-[.D67]) *[.$B$40])" office:value-type="float" office:value="290.508375573228" calcext:value-type="float">
            <text:p>290.51</text:p>
          </table:table-cell>
          <table:table-cell table:formula="of:=(([.$C$50] * POWER([.C69];3)) + ([.$D$50] * POWER([.C69];2)) + ([.$C$52] * [.C69]) + [.$D$52])" office:value-type="float" office:value="152.450575557965" calcext:value-type="float">
            <text:p>152.45</text:p>
          </table:table-cell>
          <table:table-cell table:formula="of:=[.E68] + (([.F68]-[.F67]) *[.$B$41])" office:value-type="float" office:value="289.607065935392" calcext:value-type="float">
            <text:p>289.61</text:p>
          </table:table-cell>
          <table:table-cell table:formula="of:=(([.$E$50] * POWER([.E69];3)) + ([.$F$50] * POWER([.E69];2)) + ([.$E$52] * [.E69]) + [.$F$52])" office:value-type="float" office:value="156.450712927394" calcext:value-type="float">
            <text:p>156.45</text:p>
          </table:table-cell>
          <table:table-cell table:formula="of:=[.G68] + (([.H68]-[.H67]) *[.$B$42])" office:value-type="float" office:value="289.479123678927" calcext:value-type="float">
            <text:p>289.48</text:p>
          </table:table-cell>
          <table:table-cell table:formula="of:=(([.$G$50] * POWER([.G69];3)) + ([.$H$50] * POWER([.G69];2)) + ([.$G$52] * [.G69]) + [.$H$52])" office:value-type="float" office:value="157.332434182632" calcext:value-type="float">
            <text:p>157.33</text:p>
          </table:table-cell>
          <table:table-cell table:formula="of:=[.I68] + (([.J68]-[.J67]) *[.$B$43])" office:value-type="float" office:value="289.235736525222" calcext:value-type="float">
            <text:p>289.24</text:p>
          </table:table-cell>
          <table:table-cell table:formula="of:=(([.$I$50] * POWER([.I69];3)) + ([.$J$50] * POWER([.I69];2)) + ([.$I$52] * [.I69]) + [.$J$52])" office:value-type="float" office:value="158.864901723039" calcext:value-type="float">
            <text:p>158.86</text:p>
          </table:table-cell>
          <table:table-cell table:formula="of:=[.K68] + (([.L68]-[.L67]) * [.$B$44])" office:value-type="float" office:value="289.02148141831" calcext:value-type="float">
            <text:p>289.02</text:p>
          </table:table-cell>
          <table:table-cell table:style-name="ce83" table:formula="of:=(([.$K$50] * POWER([.K69];3)) + ([.$L$50] * POWER([.K69];2)) + ([.$K$52] * [.K69]) + [.$L$52])" office:value-type="float" office:value="160.568105531597" calcext:value-type="float">
            <text:p>160.57</text:p>
          </table:table-cell>
          <table:table-cell table:style-name="ce83" table:formula="of:=[.M68] + (([.N68]-[.N67]) *[.$B$44])" office:value-type="float" office:value="288.928988361654" calcext:value-type="float">
            <text:p>288.93</text:p>
          </table:table-cell>
          <table:table-cell table:style-name="ce83" table:formula="of:=(([.$M$50] * POWER([.M69];3)) + ([.$N$50] * POWER([.M69];2)) + ([.$M$52] * [.M69]) + [.$N$52])" office:value-type="float" office:value="162.033375405473" calcext:value-type="float">
            <text:p>162.03</text:p>
          </table:table-cell>
          <table:table-cell table:number-columns-repeated="7"/>
        </table:table-row>
        <table:table-row table:style-name="ro1">
          <table:table-cell table:formula="of:=[.A69] + (([.B69]-[.B68]) *[.$B$39])" office:value-type="float" office:value="298.039531135021" calcext:value-type="float">
            <text:p>298.04</text:p>
          </table:table-cell>
          <table:table-cell table:formula="of:=(([.$A$50] * POWER([.A70];3)) + ([.$B$50] * POWER([.A70];2)) + ([.$A$52] * [.A70]) + [.$B$52])" office:value-type="float" office:value="71.4774810313709" calcext:value-type="float">
            <text:p>71.48</text:p>
          </table:table-cell>
          <table:table-cell table:formula="of:=[.C69] + (([.D69]-[.D68]) *[.$B$40])" office:value-type="float" office:value="290.510767288468" calcext:value-type="float">
            <text:p>290.51</text:p>
          </table:table-cell>
          <table:table-cell table:formula="of:=(([.$C$50] * POWER([.C70];3)) + ([.$D$50] * POWER([.C70];2)) + ([.$C$52] * [.C70]) + [.$D$52])" office:value-type="float" office:value="152.457397476652" calcext:value-type="float">
            <text:p>152.46</text:p>
          </table:table-cell>
          <table:table-cell table:formula="of:=[.E69] + (([.F69]-[.F68]) *[.$B$41])" office:value-type="float" office:value="289.60783314555" calcext:value-type="float">
            <text:p>289.61</text:p>
          </table:table-cell>
          <table:table-cell table:formula="of:=(([.$E$50] * POWER([.E70];3)) + ([.$F$50] * POWER([.E70];2)) + ([.$E$52] * [.E70]) + [.$F$52])" office:value-type="float" office:value="156.452878645168" calcext:value-type="float">
            <text:p>156.45</text:p>
          </table:table-cell>
          <table:table-cell table:formula="of:=[.G69] + (([.H69]-[.H68]) *[.$B$42])" office:value-type="float" office:value="289.479797113844" calcext:value-type="float">
            <text:p>289.48</text:p>
          </table:table-cell>
          <table:table-cell table:formula="of:=(([.$G$50] * POWER([.G70];3)) + ([.$H$50] * POWER([.G70];2)) + ([.$G$52] * [.G70]) + [.$H$52])" office:value-type="float" office:value="157.334342451459" calcext:value-type="float">
            <text:p>157.33</text:p>
          </table:table-cell>
          <table:table-cell table:formula="of:=[.I69] + (([.J69]-[.J68]) *[.$B$43])" office:value-type="float" office:value="289.236159953631" calcext:value-type="float">
            <text:p>289.24</text:p>
          </table:table-cell>
          <table:table-cell table:formula="of:=(([.$I$50] * POWER([.I70];3)) + ([.$J$50] * POWER([.I70];2)) + ([.$I$52] * [.I70]) + [.$J$52])" office:value-type="float" office:value="158.866089669963" calcext:value-type="float">
            <text:p>158.87</text:p>
          </table:table-cell>
          <table:table-cell table:formula="of:=[.K69] + (([.L69]-[.L68]) * [.$B$44])" office:value-type="float" office:value="289.021782050598" calcext:value-type="float">
            <text:p>289.02</text:p>
          </table:table-cell>
          <table:table-cell table:style-name="ce83" table:formula="of:=(([.$K$50] * POWER([.K70];3)) + ([.$L$50] * POWER([.K70];2)) + ([.$K$52] * [.K70]) + [.$L$52])" office:value-type="float" office:value="160.568948619798" calcext:value-type="float">
            <text:p>160.57</text:p>
          </table:table-cell>
          <table:table-cell table:style-name="ce83" table:formula="of:=[.M69] + (([.N69]-[.N68]) *[.$B$44])" office:value-type="float" office:value="288.929286657405" calcext:value-type="float">
            <text:p>288.93</text:p>
          </table:table-cell>
          <table:table-cell table:style-name="ce83" table:formula="of:=(([.$M$50] * POWER([.M70];3)) + ([.$N$50] * POWER([.M70];2)) + ([.$M$52] * [.M70]) + [.$N$52])" office:value-type="float" office:value="162.034214682587" calcext:value-type="float">
            <text:p>162.03</text:p>
          </table:table-cell>
          <table:table-cell table:number-columns-repeated="7"/>
        </table:table-row>
        <table:table-row table:style-name="ro1">
          <table:table-cell table:formula="of:=[.A70] + (([.B70]-[.B69]) *[.$B$39])" office:value-type="float" office:value="298.042951967975" calcext:value-type="float">
            <text:p>298.04</text:p>
          </table:table-cell>
          <table:table-cell table:formula="of:=(([.$A$50] * POWER([.A71];3)) + ([.$B$50] * POWER([.A71];2)) + ([.$A$52] * [.A71]) + [.$B$52])" office:value-type="float" office:value="71.4811792426688" calcext:value-type="float">
            <text:p>71.48</text:p>
          </table:table-cell>
          <table:table-cell table:formula="of:=[.C70] + (([.D70]-[.D69]) *[.$B$40])" office:value-type="float" office:value="290.512356338336" calcext:value-type="float">
            <text:p>290.51</text:p>
          </table:table-cell>
          <table:table-cell table:formula="of:=(([.$C$50] * POWER([.C71];3)) + ([.$D$50] * POWER([.C71];2)) + ([.$C$52] * [.C71]) + [.$D$52])" office:value-type="float" office:value="152.461930012838" calcext:value-type="float">
            <text:p>152.46</text:p>
          </table:table-cell>
          <table:table-cell table:formula="of:=[.E70] + (([.F70]-[.F69]) *[.$B$41])" office:value-type="float" office:value="289.608312215271" calcext:value-type="float">
            <text:p>289.61</text:p>
          </table:table-cell>
          <table:table-cell table:formula="of:=(([.$E$50] * POWER([.E71];3)) + ([.$F$50] * POWER([.E71];2)) + ([.$E$52] * [.E71]) + [.$F$52])" office:value-type="float" office:value="156.454230994078" calcext:value-type="float">
            <text:p>156.45</text:p>
          </table:table-cell>
          <table:table-cell table:formula="of:=[.G70] + (([.H70]-[.H69]) *[.$B$42])" office:value-type="float" office:value="289.480215315738" calcext:value-type="float">
            <text:p>289.48</text:p>
          </table:table-cell>
          <table:table-cell table:formula="of:=(([.$G$50] * POWER([.G71];3)) + ([.$H$50] * POWER([.G71];2)) + ([.$G$52] * [.G71]) + [.$H$52])" office:value-type="float" office:value="157.335527489215" calcext:value-type="float">
            <text:p>157.34</text:p>
          </table:table-cell>
          <table:table-cell table:formula="of:=[.I70] + (([.J70]-[.J69]) *[.$B$43])" office:value-type="float" office:value="289.236415961978" calcext:value-type="float">
            <text:p>289.24</text:p>
          </table:table-cell>
          <table:table-cell table:formula="of:=(([.$I$50] * POWER([.I71];3)) + ([.$J$50] * POWER([.I71];2)) + ([.$I$52] * [.I71]) + [.$J$52])" office:value-type="float" office:value="158.866807915168" calcext:value-type="float">
            <text:p>158.87</text:p>
          </table:table-cell>
          <table:table-cell table:formula="of:=[.K70] + (([.L70]-[.L69]) * [.$B$44])" office:value-type="float" office:value="289.021960687338" calcext:value-type="float">
            <text:p>289.02</text:p>
          </table:table-cell>
          <table:table-cell table:style-name="ce83" table:formula="of:=(([.$K$50] * POWER([.K71];3)) + ([.$L$50] * POWER([.K71];2)) + ([.$K$52] * [.K71]) + [.$L$52])" office:value-type="float" office:value="160.569449587142" calcext:value-type="float">
            <text:p>160.57</text:p>
          </table:table-cell>
          <table:table-cell table:style-name="ce83" table:formula="of:=[.M70] + (([.N70]-[.N69]) *[.$B$44])" office:value-type="float" office:value="288.929464486638" calcext:value-type="float">
            <text:p>288.93</text:p>
          </table:table-cell>
          <table:table-cell table:style-name="ce83" table:formula="of:=(([.$M$50] * POWER([.M71];3)) + ([.$N$50] * POWER([.M71];2)) + ([.$M$52] * [.M71]) + [.$N$52])" office:value-type="float" office:value="162.03471501982" calcext:value-type="float">
            <text:p>162.03</text:p>
          </table:table-cell>
          <table:table-cell table:number-columns-repeated="7"/>
        </table:table-row>
        <table:table-row table:style-name="ro1">
          <table:table-cell table:formula="of:=[.A71] + (([.B71]-[.B70]) *[.$B$39])" office:value-type="float" office:value="298.045178990094" calcext:value-type="float">
            <text:p>298.05</text:p>
          </table:table-cell>
          <table:table-cell table:formula="of:=(([.$A$50] * POWER([.A72];3)) + ([.$B$50] * POWER([.A72];2)) + ([.$A$52] * [.A72]) + [.$B$52])" office:value-type="float" office:value="71.4835869073911" calcext:value-type="float">
            <text:p>71.48</text:p>
          </table:table-cell>
          <table:table-cell table:formula="of:=[.C71] + (([.D71]-[.D70]) *[.$B$40])" office:value-type="float" office:value="290.513412115509" calcext:value-type="float">
            <text:p>290.51</text:p>
          </table:table-cell>
          <table:table-cell table:formula="of:=(([.$C$50] * POWER([.C72];3)) + ([.$D$50] * POWER([.C72];2)) + ([.$C$52] * [.C72]) + [.$D$52])" office:value-type="float" office:value="152.46494149618" calcext:value-type="float">
            <text:p>152.46</text:p>
          </table:table-cell>
          <table:table-cell table:formula="of:=[.E71] + (([.F71]-[.F70]) *[.$B$41])" office:value-type="float" office:value="289.608611362936" calcext:value-type="float">
            <text:p>289.61</text:p>
          </table:table-cell>
          <table:table-cell table:formula="of:=(([.$E$50] * POWER([.E72];3)) + ([.$F$50] * POWER([.E72];2)) + ([.$E$52] * [.E72]) + [.$F$52])" office:value-type="float" office:value="156.455075450459" calcext:value-type="float">
            <text:p>156.46</text:p>
          </table:table-cell>
          <table:table-cell table:formula="of:=[.G71] + (([.H71]-[.H70]) *[.$B$42])" office:value-type="float" office:value="289.480475019731" calcext:value-type="float">
            <text:p>289.48</text:p>
          </table:table-cell>
          <table:table-cell table:formula="of:=(([.$G$50] * POWER([.G72];3)) + ([.$H$50] * POWER([.G72];2)) + ([.$G$52] * [.G72]) + [.$H$52])" office:value-type="float" office:value="157.336263401798" calcext:value-type="float">
            <text:p>157.34</text:p>
          </table:table-cell>
          <table:table-cell table:formula="of:=[.I71] + (([.J71]-[.J70]) *[.$B$43])" office:value-type="float" office:value="289.236570747317" calcext:value-type="float">
            <text:p>289.24</text:p>
          </table:table-cell>
          <table:table-cell table:formula="of:=(([.$I$50] * POWER([.I72];3)) + ([.$J$50] * POWER([.I72];2)) + ([.$I$52] * [.I72]) + [.$J$52])" office:value-type="float" office:value="158.867242174721" calcext:value-type="float">
            <text:p>158.87</text:p>
          </table:table-cell>
          <table:table-cell table:formula="of:=[.K71] + (([.L71]-[.L70]) * [.$B$44])" office:value-type="float" office:value="289.022066834208" calcext:value-type="float">
            <text:p>289.02</text:p>
          </table:table-cell>
          <table:table-cell table:style-name="ce83" table:formula="of:=(([.$K$50] * POWER([.K72];3)) + ([.$L$50] * POWER([.K72];2)) + ([.$K$52] * [.K72]) + [.$L$52])" office:value-type="float" office:value="160.56974726502" calcext:value-type="float">
            <text:p>160.57</text:p>
          </table:table-cell>
          <table:table-cell table:style-name="ce83" table:formula="of:=[.M71] + (([.N71]-[.N70]) *[.$B$44])" office:value-type="float" office:value="288.929570499998" calcext:value-type="float">
            <text:p>288.93</text:p>
          </table:table-cell>
          <table:table-cell table:style-name="ce83" table:formula="of:=(([.$M$50] * POWER([.M72];3)) + ([.$N$50] * POWER([.M72];2)) + ([.$M$52] * [.M72]) + [.$N$52])" office:value-type="float" office:value="162.035013297719" calcext:value-type="float">
            <text:p>162.04</text:p>
          </table:table-cell>
          <table:table-cell table:number-columns-repeated="7"/>
        </table:table-row>
        <table:table-row table:style-name="ro1">
          <table:table-cell table:formula="of:=[.A72] + (([.B72]-[.B71]) *[.$B$39])" office:value-type="float" office:value="298.046628859277" calcext:value-type="float">
            <text:p>298.05</text:p>
          </table:table-cell>
          <table:table-cell table:formula="of:=(([.$A$50] * POWER([.A73];3)) + ([.$B$50] * POWER([.A73];2)) + ([.$A$52] * [.A73]) + [.$B$52])" office:value-type="float" office:value="71.4851544085311" calcext:value-type="float">
            <text:p>71.49</text:p>
          </table:table-cell>
          <table:table-cell table:formula="of:=[.C72] + (([.D72]-[.D71]) *[.$B$40])" office:value-type="float" office:value="290.514113589306" calcext:value-type="float">
            <text:p>290.51</text:p>
          </table:table-cell>
          <table:table-cell table:formula="of:=(([.$C$50] * POWER([.C73];3)) + ([.$D$50] * POWER([.C73];2)) + ([.$C$52] * [.C73]) + [.$D$52])" office:value-type="float" office:value="152.46694238336" calcext:value-type="float">
            <text:p>152.47</text:p>
          </table:table-cell>
          <table:table-cell table:formula="of:=[.E72] + (([.F72]-[.F71]) *[.$B$41])" office:value-type="float" office:value="289.608798161737" calcext:value-type="float">
            <text:p>289.61</text:p>
          </table:table-cell>
          <table:table-cell table:formula="of:=(([.$E$50] * POWER([.E73];3)) + ([.$F$50] * POWER([.E73];2)) + ([.$E$52] * [.E73]) + [.$F$52])" office:value-type="float" office:value="156.455602761263" calcext:value-type="float">
            <text:p>156.46</text:p>
          </table:table-cell>
          <table:table-cell table:formula="of:=[.G72] + (([.H72]-[.H71]) *[.$B$42])" office:value-type="float" office:value="289.480636296818" calcext:value-type="float">
            <text:p>289.48</text:p>
          </table:table-cell>
          <table:table-cell table:formula="of:=(([.$G$50] * POWER([.G73];3)) + ([.$H$50] * POWER([.G73];2)) + ([.$G$52] * [.G73]) + [.$H$52])" office:value-type="float" office:value="157.336720407002" calcext:value-type="float">
            <text:p>157.34</text:p>
          </table:table-cell>
          <table:table-cell table:formula="of:=[.I72] + (([.J72]-[.J71]) *[.$B$43])" office:value-type="float" office:value="289.236664332366" calcext:value-type="float">
            <text:p>289.24</text:p>
          </table:table-cell>
          <table:table-cell table:formula="of:=(([.$I$50] * POWER([.I73];3)) + ([.$J$50] * POWER([.I73];2)) + ([.$I$52] * [.I73]) + [.$J$52])" office:value-type="float" office:value="158.867504733533" calcext:value-type="float">
            <text:p>158.87</text:p>
          </table:table-cell>
          <table:table-cell table:formula="of:=[.K72] + (([.L72]-[.L71]) * [.$B$44])" office:value-type="float" office:value="289.022129907331" calcext:value-type="float">
            <text:p>289.02</text:p>
          </table:table-cell>
          <table:table-cell table:style-name="ce83" table:formula="of:=(([.$K$50] * POWER([.K73];3)) + ([.$L$50] * POWER([.K73];2)) + ([.$K$52] * [.K73]) + [.$L$52])" office:value-type="float" office:value="160.569924147226" calcext:value-type="float">
            <text:p>160.57</text:p>
          </table:table-cell>
          <table:table-cell table:style-name="ce83" table:formula="of:=[.M72] + (([.N72]-[.N71]) *[.$B$44])" office:value-type="float" office:value="288.929633700255" calcext:value-type="float">
            <text:p>288.93</text:p>
          </table:table-cell>
          <table:table-cell table:style-name="ce83" table:formula="of:=(([.$M$50] * POWER([.M73];3)) + ([.$N$50] * POWER([.M73];2)) + ([.$M$52] * [.M73]) + [.$N$52])" office:value-type="float" office:value="162.03519111739" calcext:value-type="float">
            <text:p>162.04</text:p>
          </table:table-cell>
          <table:table-cell table:number-columns-repeated="7"/>
        </table:table-row>
        <table:table-row table:style-name="ro1">
          <table:table-cell table:formula="of:=[.A73] + (([.B73]-[.B72]) *[.$B$39])" office:value-type="float" office:value="298.047572791202" calcext:value-type="float">
            <text:p>298.05</text:p>
          </table:table-cell>
          <table:table-cell table:formula="of:=(([.$A$50] * POWER([.A74];3)) + ([.$B$50] * POWER([.A74];2)) + ([.$A$52] * [.A74]) + [.$B$52])" office:value-type="float" office:value="71.4861749358813" calcext:value-type="float">
            <text:p>71.49</text:p>
          </table:table-cell>
          <table:table-cell table:formula="of:=[.C73] + (([.D73]-[.D72]) *[.$B$40])" office:value-type="float" office:value="290.514579661925" calcext:value-type="float">
            <text:p>290.51</text:p>
          </table:table-cell>
          <table:table-cell table:formula="of:=(([.$C$50] * POWER([.C74];3)) + ([.$D$50] * POWER([.C74];2)) + ([.$C$52] * [.C74]) + [.$D$52])" office:value-type="float" office:value="152.468271817112" calcext:value-type="float">
            <text:p>152.47</text:p>
          </table:table-cell>
          <table:table-cell table:formula="of:=[.E73] + (([.F73]-[.F72]) *[.$B$41])" office:value-type="float" office:value="289.608914806039" calcext:value-type="float">
            <text:p>289.61</text:p>
          </table:table-cell>
          <table:table-cell table:formula="of:=(([.$E$50] * POWER([.E74];3)) + ([.$F$50] * POWER([.E74];2)) + ([.$E$52] * [.E74]) + [.$F$52])" office:value-type="float" office:value="156.455932034723" calcext:value-type="float">
            <text:p>156.46</text:p>
          </table:table-cell>
          <table:table-cell table:formula="of:=[.G73] + (([.H73]-[.H72]) *[.$B$42])" office:value-type="float" office:value="289.480736450653" calcext:value-type="float">
            <text:p>289.48</text:p>
          </table:table-cell>
          <table:table-cell table:formula="of:=(([.$G$50] * POWER([.G74];3)) + ([.$H$50] * POWER([.G74];2)) + ([.$G$52] * [.G74]) + [.$H$52])" office:value-type="float" office:value="157.337004209754" calcext:value-type="float">
            <text:p>157.34</text:p>
          </table:table-cell>
          <table:table-cell table:formula="of:=[.I73] + (([.J73]-[.J72]) *[.$B$43])" office:value-type="float" office:value="289.236720915069" calcext:value-type="float">
            <text:p>289.24</text:p>
          </table:table-cell>
          <table:table-cell table:formula="of:=(([.$I$50] * POWER([.I74];3)) + ([.$J$50] * POWER([.I74];2)) + ([.$I$52] * [.I74]) + [.$J$52])" office:value-type="float" office:value="158.867663480038" calcext:value-type="float">
            <text:p>158.87</text:p>
          </table:table-cell>
          <table:table-cell table:formula="of:=[.K73] + (([.L73]-[.L72]) * [.$B$44])" office:value-type="float" office:value="289.022167385807" calcext:value-type="float">
            <text:p>289.02</text:p>
          </table:table-cell>
          <table:table-cell table:style-name="ce83" table:formula="of:=(([.$K$50] * POWER([.K74];3)) + ([.$L$50] * POWER([.K74];2)) + ([.$K$52] * [.K74]) + [.$L$52])" office:value-type="float" office:value="160.570029251888" calcext:value-type="float">
            <text:p>160.57</text:p>
          </table:table-cell>
          <table:table-cell table:style-name="ce83" table:formula="of:=[.M73] + (([.N73]-[.N72]) *[.$B$44])" office:value-type="float" office:value="288.929671377365" calcext:value-type="float">
            <text:p>288.93</text:p>
          </table:table-cell>
          <table:table-cell table:style-name="ce83" table:formula="of:=(([.$M$50] * POWER([.M74];3)) + ([.$N$50] * POWER([.M74];2)) + ([.$M$52] * [.M74]) + [.$N$52])" office:value-type="float" office:value="162.035297125437" calcext:value-type="float">
            <text:p>162.04</text:p>
          </table:table-cell>
          <table:table-cell table:number-columns-repeated="7"/>
        </table:table-row>
        <table:table-row table:style-name="ro1">
          <table:table-cell table:formula="of:=[.A74] + (([.B74]-[.B73]) *[.$B$39])" office:value-type="float" office:value="298.048187341534" calcext:value-type="float">
            <text:p>298.05</text:p>
          </table:table-cell>
          <table:table-cell table:formula="of:=(([.$A$50] * POWER([.A75];3)) + ([.$B$50] * POWER([.A75];2)) + ([.$A$52] * [.A75]) + [.$B$52])" office:value-type="float" office:value="71.4868393588511" calcext:value-type="float">
            <text:p>71.49</text:p>
          </table:table-cell>
          <table:table-cell table:formula="of:=[.C74] + (([.D74]-[.D73]) *[.$B$40])" office:value-type="float" office:value="290.514889330894" calcext:value-type="float">
            <text:p>290.51</text:p>
          </table:table-cell>
          <table:table-cell table:formula="of:=(([.$C$50] * POWER([.C75];3)) + ([.$D$50] * POWER([.C75];2)) + ([.$C$52] * [.C75]) + [.$D$52])" office:value-type="float" office:value="152.469155124987" calcext:value-type="float">
            <text:p>152.47</text:p>
          </table:table-cell>
          <table:table-cell table:formula="of:=[.E74] + (([.F74]-[.F73]) *[.$B$41])" office:value-type="float" office:value="289.608987643298" calcext:value-type="float">
            <text:p>289.61</text:p>
          </table:table-cell>
          <table:table-cell table:formula="of:=(([.$E$50] * POWER([.E75];3)) + ([.$F$50] * POWER([.E75];2)) + ([.$E$52] * [.E75]) + [.$F$52])" office:value-type="float" office:value="156.456137646113" calcext:value-type="float">
            <text:p>156.46</text:p>
          </table:table-cell>
          <table:table-cell table:formula="of:=[.G74] + (([.H74]-[.H73]) *[.$B$42])" office:value-type="float" office:value="289.480798646737" calcext:value-type="float">
            <text:p>289.48</text:p>
          </table:table-cell>
          <table:table-cell table:formula="of:=(([.$G$50] * POWER([.G75];3)) + ([.$H$50] * POWER([.G75];2)) + ([.$G$52] * [.G75]) + [.$H$52])" office:value-type="float" office:value="157.337180452967" calcext:value-type="float">
            <text:p>157.34</text:p>
          </table:table-cell>
          <table:table-cell table:formula="of:=[.I74] + (([.J74]-[.J73]) *[.$B$43])" office:value-type="float" office:value="289.236755125713" calcext:value-type="float">
            <text:p>289.24</text:p>
          </table:table-cell>
          <table:table-cell table:formula="of:=(([.$I$50] * POWER([.I75];3)) + ([.$J$50] * POWER([.I75];2)) + ([.$I$52] * [.I75]) + [.$J$52])" office:value-type="float" office:value="158.867759460301" calcext:value-type="float">
            <text:p>158.87</text:p>
          </table:table-cell>
          <table:table-cell table:formula="of:=[.K74] + (([.L74]-[.L73]) * [.$B$44])" office:value-type="float" office:value="289.022189655783" calcext:value-type="float">
            <text:p>289.02</text:p>
          </table:table-cell>
          <table:table-cell table:style-name="ce83" table:formula="of:=(([.$K$50] * POWER([.K75];3)) + ([.$L$50] * POWER([.K75];2)) + ([.$K$52] * [.K75]) + [.$L$52])" office:value-type="float" office:value="160.570091705845" calcext:value-type="float">
            <text:p>160.57</text:p>
          </table:table-cell>
          <table:table-cell table:style-name="ce83" table:formula="of:=[.M74] + (([.N74]-[.N73]) *[.$B$44])" office:value-type="float" office:value="288.929693838754" calcext:value-type="float">
            <text:p>288.93</text:p>
          </table:table-cell>
          <table:table-cell table:style-name="ce83" table:formula="of:=(([.$M$50] * POWER([.M75];3)) + ([.$N$50] * POWER([.M75];2)) + ([.$M$52] * [.M75]) + [.$N$52])" office:value-type="float" office:value="162.03536032266" calcext:value-type="float">
            <text:p>162.04</text:p>
          </table:table-cell>
          <table:table-cell table:number-columns-repeated="7"/>
        </table:table-row>
        <table:table-row table:style-name="ro1">
          <table:table-cell table:formula="of:=[.A75] + (([.B75]-[.B74]) *[.$B$39])" office:value-type="float" office:value="298.04858744973" calcext:value-type="float">
            <text:p>298.05</text:p>
          </table:table-cell>
          <table:table-cell table:formula="of:=(([.$A$50] * POWER([.A76];3)) + ([.$B$50] * POWER([.A76];2)) + ([.$A$52] * [.A76]) + [.$B$52])" office:value-type="float" office:value="71.4872719391299" calcext:value-type="float">
            <text:p>71.49</text:p>
          </table:table-cell>
          <table:table-cell table:formula="of:=[.C75] + (([.D75]-[.D74]) *[.$B$40])" office:value-type="float" office:value="290.515095082433" calcext:value-type="float">
            <text:p>290.52</text:p>
          </table:table-cell>
          <table:table-cell table:formula="of:=(([.$C$50] * POWER([.C76];3)) + ([.$D$50] * POWER([.C76];2)) + ([.$C$52] * [.C76]) + [.$D$52])" office:value-type="float" office:value="152.469742017225" calcext:value-type="float">
            <text:p>152.47</text:p>
          </table:table-cell>
          <table:table-cell table:formula="of:=[.E75] + (([.F75]-[.F74]) *[.$B$41])" office:value-type="float" office:value="289.609033125766" calcext:value-type="float">
            <text:p>289.61</text:p>
          </table:table-cell>
          <table:table-cell table:formula="of:=(([.$E$50] * POWER([.E76];3)) + ([.$F$50] * POWER([.E76];2)) + ([.$E$52] * [.E76]) + [.$F$52])" office:value-type="float" office:value="156.456266038081" calcext:value-type="float">
            <text:p>156.46</text:p>
          </table:table-cell>
          <table:table-cell table:formula="of:=[.G75] + (([.H75]-[.H74]) *[.$B$42])" office:value-type="float" office:value="289.480837270879" calcext:value-type="float">
            <text:p>289.48</text:p>
          </table:table-cell>
          <table:table-cell table:formula="of:=(([.$G$50] * POWER([.G76];3)) + ([.$H$50] * POWER([.G76];2)) + ([.$G$52] * [.G76]) + [.$H$52])" office:value-type="float" office:value="157.337289901114" calcext:value-type="float">
            <text:p>157.34</text:p>
          </table:table-cell>
          <table:table-cell table:formula="of:=[.I75] + (([.J75]-[.J74]) *[.$B$43])" office:value-type="float" office:value="289.236775809928" calcext:value-type="float">
            <text:p>289.24</text:p>
          </table:table-cell>
          <table:table-cell table:formula="of:=(([.$I$50] * POWER([.I76];3)) + ([.$J$50] * POWER([.I76];2)) + ([.$I$52] * [.I76]) + [.$J$52])" office:value-type="float" office:value="158.867817491274" calcext:value-type="float">
            <text:p>158.87</text:p>
          </table:table-cell>
          <table:table-cell table:formula="of:=[.K75] + (([.L75]-[.L74]) * [.$B$44])" office:value-type="float" office:value="289.022202888766" calcext:value-type="float">
            <text:p>289.02</text:p>
          </table:table-cell>
          <table:table-cell table:style-name="ce83" table:formula="of:=(([.$K$50] * POWER([.K76];3)) + ([.$L$50] * POWER([.K76];2)) + ([.$K$52] * [.K76]) + [.$L$52])" office:value-type="float" office:value="160.570128816454" calcext:value-type="float">
            <text:p>160.57</text:p>
          </table:table-cell>
          <table:table-cell table:style-name="ce83" table:formula="of:=[.M75] + (([.N75]-[.N74]) *[.$B$44])" office:value-type="float" office:value="288.929707229222" calcext:value-type="float">
            <text:p>288.93</text:p>
          </table:table-cell>
          <table:table-cell table:style-name="ce83" table:formula="of:=(([.$M$50] * POWER([.M76];3)) + ([.$N$50] * POWER([.M76];2)) + ([.$M$52] * [.M76]) + [.$N$52])" office:value-type="float" office:value="162.035397998009" calcext:value-type="float">
            <text:p>162.04</text:p>
          </table:table-cell>
          <table:table-cell table:number-columns-repeated="7"/>
        </table:table-row>
        <table:table-row table:style-name="ro1">
          <table:table-cell table:formula="of:=[.A76] + (([.B76]-[.B75]) *[.$B$39])" office:value-type="float" office:value="298.04884794481" calcext:value-type="float">
            <text:p>298.05</text:p>
          </table:table-cell>
          <table:table-cell table:formula="of:=(([.$A$50] * POWER([.A77];3)) + ([.$B$50] * POWER([.A77];2)) + ([.$A$52] * [.A77]) + [.$B$52])" office:value-type="float" office:value="71.4875535764184" calcext:value-type="float">
            <text:p>71.49</text:p>
          </table:table-cell>
          <table:table-cell table:formula="of:=[.C76] + (([.D76]-[.D75]) *[.$B$40])" office:value-type="float" office:value="290.515231788992" calcext:value-type="float">
            <text:p>290.52</text:p>
          </table:table-cell>
          <table:table-cell table:formula="of:=(([.$C$50] * POWER([.C77];3)) + ([.$D$50] * POWER([.C77];2)) + ([.$C$52] * [.C77]) + [.$D$52])" office:value-type="float" office:value="152.470131963893" calcext:value-type="float">
            <text:p>152.47</text:p>
          </table:table-cell>
          <table:table-cell table:formula="of:=[.E76] + (([.F76]-[.F75]) *[.$B$41])" office:value-type="float" office:value="289.609061526837" calcext:value-type="float">
            <text:p>289.61</text:p>
          </table:table-cell>
          <table:table-cell table:formula="of:=(([.$E$50] * POWER([.E77];3)) + ([.$F$50] * POWER([.E77];2)) + ([.$E$52] * [.E77]) + [.$F$52])" office:value-type="float" office:value="156.456346211182" calcext:value-type="float">
            <text:p>156.46</text:p>
          </table:table-cell>
          <table:table-cell table:formula="of:=[.G76] + (([.H76]-[.H75]) *[.$B$42])" office:value-type="float" office:value="289.480861256715" calcext:value-type="float">
            <text:p>289.48</text:p>
          </table:table-cell>
          <table:table-cell table:formula="of:=(([.$G$50] * POWER([.G77];3)) + ([.$H$50] * POWER([.G77];2)) + ([.$G$52] * [.G77]) + [.$H$52])" office:value-type="float" office:value="157.337357869123" calcext:value-type="float">
            <text:p>157.34</text:p>
          </table:table-cell>
          <table:table-cell table:formula="of:=[.I76] + (([.J76]-[.J75]) *[.$B$43])" office:value-type="float" office:value="289.236788315885" calcext:value-type="float">
            <text:p>289.24</text:p>
          </table:table-cell>
          <table:table-cell table:formula="of:=(([.$I$50] * POWER([.I77];3)) + ([.$J$50] * POWER([.I77];2)) + ([.$I$52] * [.I77]) + [.$J$52])" office:value-type="float" office:value="158.867852577592" calcext:value-type="float">
            <text:p>158.87</text:p>
          </table:table-cell>
          <table:table-cell table:formula="of:=[.K76] + (([.L76]-[.L75]) * [.$B$44])" office:value-type="float" office:value="289.022210751903" calcext:value-type="float">
            <text:p>289.02</text:p>
          </table:table-cell>
          <table:table-cell table:style-name="ce83" table:formula="of:=(([.$K$50] * POWER([.K77];3)) + ([.$L$50] * POWER([.K77];2)) + ([.$K$52] * [.K77]) + [.$L$52])" office:value-type="float" office:value="160.570150867855" calcext:value-type="float">
            <text:p>160.57</text:p>
          </table:table-cell>
          <table:table-cell table:style-name="ce83" table:formula="of:=[.M76] + (([.N76]-[.N75]) *[.$B$44])" office:value-type="float" office:value="288.929715212019" calcext:value-type="float">
            <text:p>288.93</text:p>
          </table:table-cell>
          <table:table-cell table:style-name="ce83" table:formula="of:=(([.$M$50] * POWER([.M77];3)) + ([.$N$50] * POWER([.M77];2)) + ([.$M$52] * [.M77]) + [.$N$52])" office:value-type="float" office:value="162.035420458366" calcext:value-type="float">
            <text:p>162.04</text:p>
          </table:table-cell>
          <table:table-cell table:number-columns-repeated="7"/>
        </table:table-row>
        <table:table-row table:style-name="ro1">
          <table:table-cell table:formula="of:=[.A77] + (([.B77]-[.B76]) *[.$B$39])" office:value-type="float" office:value="298.049017543684" calcext:value-type="float">
            <text:p>298.05</text:p>
          </table:table-cell>
          <table:table-cell table:formula="of:=(([.$A$50] * POWER([.A78];3)) + ([.$B$50] * POWER([.A78];2)) + ([.$A$52] * [.A78]) + [.$B$52])" office:value-type="float" office:value="71.4877369405883" calcext:value-type="float">
            <text:p>71.49</text:p>
          </table:table-cell>
          <table:table-cell table:formula="of:=[.C77] + (([.D77]-[.D76]) *[.$B$40])" office:value-type="float" office:value="290.515322620433" calcext:value-type="float">
            <text:p>290.52</text:p>
          </table:table-cell>
          <table:table-cell table:formula="of:=(([.$C$50] * POWER([.C78];3)) + ([.$D$50] * POWER([.C78];2)) + ([.$C$52] * [.C78]) + [.$D$52])" office:value-type="float" office:value="152.47039105496" calcext:value-type="float">
            <text:p>152.47</text:p>
          </table:table-cell>
          <table:table-cell table:formula="of:=[.E77] + (([.F77]-[.F76]) *[.$B$41])" office:value-type="float" office:value="289.609079261607" calcext:value-type="float">
            <text:p>289.61</text:p>
          </table:table-cell>
          <table:table-cell table:formula="of:=(([.$E$50] * POWER([.E78];3)) + ([.$F$50] * POWER([.E78];2)) + ([.$E$52] * [.E78]) + [.$F$52])" office:value-type="float" office:value="156.456396274497" calcext:value-type="float">
            <text:p>156.46</text:p>
          </table:table-cell>
          <table:table-cell table:formula="of:=[.G77] + (([.H77]-[.H76]) *[.$B$42])" office:value-type="float" office:value="289.480876152074" calcext:value-type="float">
            <text:p>289.48</text:p>
          </table:table-cell>
          <table:table-cell table:formula="of:=(([.$G$50] * POWER([.G78];3)) + ([.$H$50] * POWER([.G78];2)) + ([.$G$52] * [.G78]) + [.$H$52])" office:value-type="float" office:value="157.337400077706" calcext:value-type="float">
            <text:p>157.34</text:p>
          </table:table-cell>
          <table:table-cell table:formula="of:=[.I77] + (([.J77]-[.J76]) *[.$B$43])" office:value-type="float" office:value="289.236795877157" calcext:value-type="float">
            <text:p>289.24</text:p>
          </table:table-cell>
          <table:table-cell table:formula="of:=(([.$I$50] * POWER([.I78];3)) + ([.$J$50] * POWER([.I78];2)) + ([.$I$52] * [.I78]) + [.$J$52])" office:value-type="float" office:value="158.867873791264" calcext:value-type="float">
            <text:p>158.87</text:p>
          </table:table-cell>
          <table:table-cell table:formula="of:=[.K77] + (([.L77]-[.L76]) * [.$B$44])" office:value-type="float" office:value="289.022215424238" calcext:value-type="float">
            <text:p>289.02</text:p>
          </table:table-cell>
          <table:table-cell table:style-name="ce83" table:formula="of:=(([.$K$50] * POWER([.K78];3)) + ([.$L$50] * POWER([.K78];2)) + ([.$K$52] * [.K78]) + [.$L$52])" office:value-type="float" office:value="160.570163970967" calcext:value-type="float">
            <text:p>160.57</text:p>
          </table:table-cell>
          <table:table-cell table:style-name="ce83" table:formula="of:=[.M77] + (([.N77]-[.N76]) *[.$B$44])" office:value-type="float" office:value="288.929719971005" calcext:value-type="float">
            <text:p>288.93</text:p>
          </table:table-cell>
          <table:table-cell table:style-name="ce83" table:formula="of:=(([.$M$50] * POWER([.M78];3)) + ([.$N$50] * POWER([.M78];2)) + ([.$M$52] * [.M78]) + [.$N$52])" office:value-type="float" office:value="162.035433848228" calcext:value-type="float">
            <text:p>162.04</text:p>
          </table:table-cell>
          <table:table-cell table:number-columns-repeated="7"/>
        </table:table-row>
        <table:table-row table:style-name="ro1">
          <table:table-cell table:formula="of:=[.A78] + (([.B78]-[.B77]) *[.$B$39])" office:value-type="float" office:value="298.049127963568" calcext:value-type="float">
            <text:p>298.05</text:p>
          </table:table-cell>
          <table:table-cell table:formula="of:=(([.$A$50] * POWER([.A79];3)) + ([.$B$50] * POWER([.A79];2)) + ([.$A$52] * [.A79]) + [.$B$52])" office:value-type="float" office:value="71.4878563227333" calcext:value-type="float">
            <text:p>71.49</text:p>
          </table:table-cell>
          <table:table-cell table:formula="of:=[.C78] + (([.D78]-[.D77]) *[.$B$40])" office:value-type="float" office:value="290.515382971288" calcext:value-type="float">
            <text:p>290.52</text:p>
          </table:table-cell>
          <table:table-cell table:formula="of:=(([.$C$50] * POWER([.C79];3)) + ([.$D$50] * POWER([.C79];2)) + ([.$C$52] * [.C79]) + [.$D$52])" office:value-type="float" office:value="152.470563202141" calcext:value-type="float">
            <text:p>152.47</text:p>
          </table:table-cell>
          <table:table-cell table:formula="of:=[.E78] + (([.F78]-[.F77]) *[.$B$41])" office:value-type="float" office:value="289.609090335911" calcext:value-type="float">
            <text:p>289.61</text:p>
          </table:table-cell>
          <table:table-cell table:formula="of:=(([.$E$50] * POWER([.E79];3)) + ([.$F$50] * POWER([.E79];2)) + ([.$E$52] * [.E79]) + [.$F$52])" office:value-type="float" office:value="156.456427536053" calcext:value-type="float">
            <text:p>156.46</text:p>
          </table:table-cell>
          <table:table-cell table:formula="of:=[.G78] + (([.H78]-[.H77]) *[.$B$42])" office:value-type="float" office:value="289.480885402191" calcext:value-type="float">
            <text:p>289.48</text:p>
          </table:table-cell>
          <table:table-cell table:formula="of:=(([.$G$50] * POWER([.G79];3)) + ([.$H$50] * POWER([.G79];2)) + ([.$G$52] * [.G79]) + [.$H$52])" office:value-type="float" office:value="157.337426289514" calcext:value-type="float">
            <text:p>157.34</text:p>
          </table:table-cell>
          <table:table-cell table:formula="of:=[.I78] + (([.J78]-[.J77]) *[.$B$43])" office:value-type="float" office:value="289.236800448807" calcext:value-type="float">
            <text:p>289.24</text:p>
          </table:table-cell>
          <table:table-cell table:formula="of:=(([.$I$50] * POWER([.I79];3)) + ([.$J$50] * POWER([.I79];2)) + ([.$I$52] * [.I79]) + [.$J$52])" office:value-type="float" office:value="158.867886617341" calcext:value-type="float">
            <text:p>158.87</text:p>
          </table:table-cell>
          <table:table-cell table:formula="of:=[.K78] + (([.L78]-[.L77]) * [.$B$44])" office:value-type="float" office:value="289.022218200575" calcext:value-type="float">
            <text:p>289.02</text:p>
          </table:table-cell>
          <table:table-cell table:style-name="ce83" table:formula="of:=(([.$K$50] * POWER([.K79];3)) + ([.$L$50] * POWER([.K79];2)) + ([.$K$52] * [.K79]) + [.$L$52])" office:value-type="float" office:value="160.570171756935" calcext:value-type="float">
            <text:p>160.57</text:p>
          </table:table-cell>
          <table:table-cell table:style-name="ce83" table:formula="of:=[.M78] + (([.N78]-[.N77]) *[.$B$44])" office:value-type="float" office:value="288.9297228081" calcext:value-type="float">
            <text:p>288.93</text:p>
          </table:table-cell>
          <table:table-cell table:style-name="ce83" table:formula="of:=(([.$M$50] * POWER([.M79];3)) + ([.$N$50] * POWER([.M79];2)) + ([.$M$52] * [.M79]) + [.$N$52])" office:value-type="float" office:value="162.035441830664" calcext:value-type="float">
            <text:p>162.04</text:p>
          </table:table-cell>
          <table:table-cell table:number-columns-repeated="7"/>
        </table:table-row>
        <table:table-row table:style-name="ro1">
          <table:table-cell table:formula="of:=[.A79] + (([.B79]-[.B78]) *[.$B$39])" office:value-type="float" office:value="298.049199854181" calcext:value-type="float">
            <text:p>298.05</text:p>
          </table:table-cell>
          <table:table-cell table:formula="of:=(([.$A$50] * POWER([.A80];3)) + ([.$B$50] * POWER([.A80];2)) + ([.$A$52] * [.A80]) + [.$B$52])" office:value-type="float" office:value="71.4879340484347" calcext:value-type="float">
            <text:p>71.49</text:p>
          </table:table-cell>
          <table:table-cell table:formula="of:=[.C79] + (([.D79]-[.D78]) *[.$B$40])" office:value-type="float" office:value="290.515423070044" calcext:value-type="float">
            <text:p>290.52</text:p>
          </table:table-cell>
          <table:table-cell table:formula="of:=(([.$C$50] * POWER([.C80];3)) + ([.$D$50] * POWER([.C80];2)) + ([.$C$52] * [.C80]) + [.$D$52])" office:value-type="float" office:value="152.470677581476" calcext:value-type="float">
            <text:p>152.47</text:p>
          </table:table-cell>
          <table:table-cell table:formula="of:=[.E79] + (([.F79]-[.F78]) *[.$B$41])" office:value-type="float" office:value="289.609097251154" calcext:value-type="float">
            <text:p>289.61</text:p>
          </table:table-cell>
          <table:table-cell table:formula="of:=(([.$E$50] * POWER([.E80];3)) + ([.$F$50] * POWER([.E80];2)) + ([.$E$52] * [.E80]) + [.$F$52])" office:value-type="float" office:value="156.456447057033" calcext:value-type="float">
            <text:p>156.46</text:p>
          </table:table-cell>
          <table:table-cell table:formula="of:=[.G79] + (([.H79]-[.H78]) *[.$B$42])" office:value-type="float" office:value="289.480891146574" calcext:value-type="float">
            <text:p>289.48</text:p>
          </table:table-cell>
          <table:table-cell table:formula="of:=(([.$G$50] * POWER([.G80];3)) + ([.$H$50] * POWER([.G80];2)) + ([.$G$52] * [.G80]) + [.$H$52])" office:value-type="float" office:value="157.337442567225" calcext:value-type="float">
            <text:p>157.34</text:p>
          </table:table-cell>
          <table:table-cell table:formula="of:=[.I79] + (([.J79]-[.J78]) *[.$B$43])" office:value-type="float" office:value="289.236803212889" calcext:value-type="float">
            <text:p>289.24</text:p>
          </table:table-cell>
          <table:table-cell table:formula="of:=(([.$I$50] * POWER([.I80];3)) + ([.$J$50] * POWER([.I80];2)) + ([.$I$52] * [.I80]) + [.$J$52])" office:value-type="float" office:value="158.867894372165" calcext:value-type="float">
            <text:p>158.87</text:p>
          </table:table-cell>
          <table:table-cell table:formula="of:=[.K79] + (([.L79]-[.L78]) * [.$B$44])" office:value-type="float" office:value="289.022219850296" calcext:value-type="float">
            <text:p>289.02</text:p>
          </table:table-cell>
          <table:table-cell table:style-name="ce83" table:formula="of:=(([.$K$50] * POWER([.K80];3)) + ([.$L$50] * POWER([.K80];2)) + ([.$K$52] * [.K80]) + [.$L$52])" office:value-type="float" office:value="160.570176383414" calcext:value-type="float">
            <text:p>160.57</text:p>
          </table:table-cell>
          <table:table-cell table:style-name="ce83" table:formula="of:=[.M79] + (([.N79]-[.N78]) *[.$B$44])" office:value-type="float" office:value="288.929724499449" calcext:value-type="float">
            <text:p>288.93</text:p>
          </table:table-cell>
          <table:table-cell table:style-name="ce83" table:formula="of:=(([.$M$50] * POWER([.M80];3)) + ([.$N$50] * POWER([.M80];2)) + ([.$M$52] * [.M80]) + [.$N$52])" office:value-type="float" office:value="162.035446589435" calcext:value-type="float">
            <text:p>162.04</text:p>
          </table:table-cell>
          <table:table-cell table:number-columns-repeated="7"/>
        </table:table-row>
        <table:table-row table:style-name="ro1">
          <table:table-cell table:formula="of:=[.A80] + (([.B80]-[.B79]) *[.$B$39])" office:value-type="float" office:value="298.049246659742" calcext:value-type="float">
            <text:p>298.05</text:p>
          </table:table-cell>
          <table:table-cell table:formula="of:=(([.$A$50] * POWER([.A81];3)) + ([.$B$50] * POWER([.A81];2)) + ([.$A$52] * [.A81]) + [.$B$52])" office:value-type="float" office:value="71.487984653055" calcext:value-type="float">
            <text:p>71.49</text:p>
          </table:table-cell>
          <table:table-cell table:formula="of:=[.C80] + (([.D80]-[.D79]) *[.$B$40])" office:value-type="float" office:value="290.515449712764" calcext:value-type="float">
            <text:p>290.52</text:p>
          </table:table-cell>
          <table:table-cell table:formula="of:=(([.$C$50] * POWER([.C81];3)) + ([.$D$50] * POWER([.C81];2)) + ([.$C$52] * [.C81]) + [.$D$52])" office:value-type="float" office:value="152.470753578278" calcext:value-type="float">
            <text:p>152.47</text:p>
          </table:table-cell>
          <table:table-cell table:formula="of:=[.E80] + (([.F80]-[.F79]) *[.$B$41])" office:value-type="float" office:value="289.609101569312" calcext:value-type="float">
            <text:p>289.61</text:p>
          </table:table-cell>
          <table:table-cell table:formula="of:=(([.$E$50] * POWER([.E81];3)) + ([.$F$50] * POWER([.E81];2)) + ([.$E$52] * [.E81]) + [.$F$52])" office:value-type="float" office:value="156.456459246723" calcext:value-type="float">
            <text:p>156.46</text:p>
          </table:table-cell>
          <table:table-cell table:formula="of:=[.G80] + (([.H80]-[.H79]) *[.$B$42])" office:value-type="float" office:value="289.480894713875" calcext:value-type="float">
            <text:p>289.48</text:p>
          </table:table-cell>
          <table:table-cell table:formula="of:=(([.$G$50] * POWER([.G81];3)) + ([.$H$50] * POWER([.G81];2)) + ([.$G$52] * [.G81]) + [.$H$52])" office:value-type="float" office:value="157.337452675794" calcext:value-type="float">
            <text:p>157.34</text:p>
          </table:table-cell>
          <table:table-cell table:formula="of:=[.I80] + (([.J80]-[.J79]) *[.$B$43])" office:value-type="float" office:value="289.236804884091" calcext:value-type="float">
            <text:p>289.24</text:p>
          </table:table-cell>
          <table:table-cell table:formula="of:=(([.$I$50] * POWER([.I81];3)) + ([.$J$50] * POWER([.I81];2)) + ([.$I$52] * [.I81]) + [.$J$52])" office:value-type="float" office:value="158.86789906084" calcext:value-type="float">
            <text:p>158.87</text:p>
          </table:table-cell>
          <table:table-cell table:formula="of:=[.K80] + (([.L80]-[.L79]) * [.$B$44])" office:value-type="float" office:value="289.022220830572" calcext:value-type="float">
            <text:p>289.02</text:p>
          </table:table-cell>
          <table:table-cell table:style-name="ce83" table:formula="of:=(([.$K$50] * POWER([.K81];3)) + ([.$L$50] * POWER([.K81];2)) + ([.$K$52] * [.K81]) + [.$L$52])" office:value-type="float" office:value="160.570179132504" calcext:value-type="float">
            <text:p>160.57</text:p>
          </table:table-cell>
          <table:table-cell table:style-name="ce83" table:formula="of:=[.M80] + (([.N80]-[.N79]) *[.$B$44])" office:value-type="float" office:value="288.929725507755" calcext:value-type="float">
            <text:p>288.93</text:p>
          </table:table-cell>
          <table:table-cell table:style-name="ce83" table:formula="of:=(([.$M$50] * POWER([.M81];3)) + ([.$N$50] * POWER([.M81];2)) + ([.$M$52] * [.M81]) + [.$N$52])" office:value-type="float" office:value="162.035449426404" calcext:value-type="float">
            <text:p>162.04</text:p>
          </table:table-cell>
          <table:table-cell table:number-columns-repeated="7"/>
        </table:table-row>
        <table:table-row table:style-name="ro1">
          <table:table-cell table:formula="of:=[.A81] + (([.B81]-[.B80]) *[.$B$39])" office:value-type="float" office:value="298.049277133287" calcext:value-type="float">
            <text:p>298.05</text:p>
          </table:table-cell>
          <table:table-cell table:formula="of:=(([.$A$50] * POWER([.A82];3)) + ([.$B$50] * POWER([.A82];2)) + ([.$A$52] * [.A82]) + [.$B$52])" office:value-type="float" office:value="71.4880176000527" calcext:value-type="float">
            <text:p>71.49</text:p>
          </table:table-cell>
          <table:table-cell table:formula="of:=[.C81] + (([.D81]-[.D80]) *[.$B$40])" office:value-type="float" office:value="290.515467414925" calcext:value-type="float">
            <text:p>290.52</text:p>
          </table:table-cell>
          <table:table-cell table:formula="of:=(([.$C$50] * POWER([.C82];3)) + ([.$D$50] * POWER([.C82];2)) + ([.$C$52] * [.C82]) + [.$D$52])" office:value-type="float" office:value="152.470804072671" calcext:value-type="float">
            <text:p>152.47</text:p>
          </table:table-cell>
          <table:table-cell table:formula="of:=[.E81] + (([.F81]-[.F80]) *[.$B$41])" office:value-type="float" office:value="289.609104265744" calcext:value-type="float">
            <text:p>289.61</text:p>
          </table:table-cell>
          <table:table-cell table:formula="of:=(([.$E$50] * POWER([.E82];3)) + ([.$F$50] * POWER([.E82];2)) + ([.$E$52] * [.E82]) + [.$F$52])" office:value-type="float" office:value="156.456466858459" calcext:value-type="float">
            <text:p>156.46</text:p>
          </table:table-cell>
          <table:table-cell table:formula="of:=[.G81] + (([.H81]-[.H80]) *[.$B$42])" office:value-type="float" office:value="289.480896929194" calcext:value-type="float">
            <text:p>289.48</text:p>
          </table:table-cell>
          <table:table-cell table:formula="of:=(([.$G$50] * POWER([.G82];3)) + ([.$H$50] * POWER([.G82];2)) + ([.$G$52] * [.G82]) + [.$H$52])" office:value-type="float" office:value="157.337458953287" calcext:value-type="float">
            <text:p>157.34</text:p>
          </table:table-cell>
          <table:table-cell table:formula="of:=[.I81] + (([.J81]-[.J80]) *[.$B$43])" office:value-type="float" office:value="289.236805894523" calcext:value-type="float">
            <text:p>289.24</text:p>
          </table:table-cell>
          <table:table-cell table:formula="of:=(([.$I$50] * POWER([.I82];3)) + ([.$J$50] * POWER([.I82];2)) + ([.$I$52] * [.I82]) + [.$J$52])" office:value-type="float" office:value="158.867901895677" calcext:value-type="float">
            <text:p>158.87</text:p>
          </table:table-cell>
          <table:table-cell table:formula="of:=[.K81] + (([.L81]-[.L80]) * [.$B$44])" office:value-type="float" office:value="289.022221413059" calcext:value-type="float">
            <text:p>289.02</text:p>
          </table:table-cell>
          <table:table-cell table:style-name="ce83" table:formula="of:=(([.$K$50] * POWER([.K82];3)) + ([.$L$50] * POWER([.K82];2)) + ([.$K$52] * [.K82]) + [.$L$52])" office:value-type="float" office:value="160.570180766033" calcext:value-type="float">
            <text:p>160.57</text:p>
          </table:table-cell>
          <table:table-cell table:style-name="ce83" table:formula="of:=[.M81] + (([.N81]-[.N80]) *[.$B$44])" office:value-type="float" office:value="288.929726108863" calcext:value-type="float">
            <text:p>288.93</text:p>
          </table:table-cell>
          <table:table-cell table:style-name="ce83" table:formula="of:=(([.$M$50] * POWER([.M82];3)) + ([.$N$50] * POWER([.M82];2)) + ([.$M$52] * [.M82]) + [.$N$52])" office:value-type="float" office:value="162.035451117677" calcext:value-type="float">
            <text:p>162.04</text:p>
          </table:table-cell>
          <table:table-cell table:number-columns-repeated="7"/>
        </table:table-row>
        <table:table-row table:style-name="ro1">
          <table:table-cell table:formula="of:=[.A82] + (([.B82]-[.B81]) *[.$B$39])" office:value-type="float" office:value="298.049296973607" calcext:value-type="float">
            <text:p>298.05</text:p>
          </table:table-cell>
          <table:table-cell table:formula="of:=(([.$A$50] * POWER([.A83];3)) + ([.$B$50] * POWER([.A83];2)) + ([.$A$52] * [.A83]) + [.$B$52])" office:value-type="float" office:value="71.4880390507608" calcext:value-type="float">
            <text:p>71.49</text:p>
          </table:table-cell>
          <table:table-cell table:formula="of:=[.C82] + (([.D82]-[.D81]) *[.$B$40])" office:value-type="float" office:value="290.515479176735" calcext:value-type="float">
            <text:p>290.52</text:p>
          </table:table-cell>
          <table:table-cell table:formula="of:=(([.$C$50] * POWER([.C83];3)) + ([.$D$50] * POWER([.C83];2)) + ([.$C$52] * [.C83]) + [.$D$52])" office:value-type="float" office:value="152.470837622555" calcext:value-type="float">
            <text:p>152.47</text:p>
          </table:table-cell>
          <table:table-cell table:formula="of:=[.E82] + (([.F82]-[.F81]) *[.$B$41])" office:value-type="float" office:value="289.609105949506" calcext:value-type="float">
            <text:p>289.61</text:p>
          </table:table-cell>
          <table:table-cell table:formula="of:=(([.$E$50] * POWER([.E83];3)) + ([.$F$50] * POWER([.E83];2)) + ([.$E$52] * [.E83]) + [.$F$52])" office:value-type="float" office:value="156.456471611536" calcext:value-type="float">
            <text:p>156.46</text:p>
          </table:table-cell>
          <table:table-cell table:formula="of:=[.G82] + (([.H82]-[.H81]) *[.$B$42])" office:value-type="float" office:value="289.480898304922" calcext:value-type="float">
            <text:p>289.48</text:p>
          </table:table-cell>
          <table:table-cell table:formula="of:=(([.$G$50] * POWER([.G83];3)) + ([.$H$50] * POWER([.G83];2)) + ([.$G$52] * [.G83]) + [.$H$52])" office:value-type="float" office:value="157.337462851652" calcext:value-type="float">
            <text:p>157.34</text:p>
          </table:table-cell>
          <table:table-cell table:formula="of:=[.I82] + (([.J82]-[.J81]) *[.$B$43])" office:value-type="float" office:value="289.236806505445" calcext:value-type="float">
            <text:p>289.24</text:p>
          </table:table-cell>
          <table:table-cell table:formula="of:=(([.$I$50] * POWER([.I83];3)) + ([.$J$50] * POWER([.I83];2)) + ([.$I$52] * [.I83]) + [.$J$52])" office:value-type="float" office:value="158.86790360966" calcext:value-type="float">
            <text:p>158.87</text:p>
          </table:table-cell>
          <table:table-cell table:formula="of:=[.K82] + (([.L82]-[.L81]) * [.$B$44])" office:value-type="float" office:value="289.022221759178" calcext:value-type="float">
            <text:p>289.02</text:p>
          </table:table-cell>
          <table:table-cell table:style-name="ce83" table:formula="of:=(([.$K$50] * POWER([.K83];3)) + ([.$L$50] * POWER([.K83];2)) + ([.$K$52] * [.K83]) + [.$L$52])" office:value-type="float" office:value="160.570181736689" calcext:value-type="float">
            <text:p>160.57</text:p>
          </table:table-cell>
          <table:table-cell table:style-name="ce83" table:formula="of:=[.M82] + (([.N82]-[.N81]) *[.$B$44])" office:value-type="float" office:value="288.929726467216" calcext:value-type="float">
            <text:p>288.93</text:p>
          </table:table-cell>
          <table:table-cell table:style-name="ce83" table:formula="of:=(([.$M$50] * POWER([.M83];3)) + ([.$N$50] * POWER([.M83];2)) + ([.$M$52] * [.M83]) + [.$N$52])" office:value-type="float" office:value="162.035452125939" calcext:value-type="float">
            <text:p>162.04</text:p>
          </table:table-cell>
          <table:table-cell table:number-columns-repeated="7"/>
        </table:table-row>
        <table:table-row table:style-name="ro1">
          <table:table-cell table:formula="of:=[.A83] + (([.B83]-[.B82]) *[.$B$39])" office:value-type="float" office:value="298.049309890987" calcext:value-type="float">
            <text:p>298.05</text:p>
          </table:table-cell>
          <table:table-cell table:formula="of:=(([.$A$50] * POWER([.A84];3)) + ([.$B$50] * POWER([.A84];2)) + ([.$A$52] * [.A84]) + [.$B$52])" office:value-type="float" office:value="71.488053016614" calcext:value-type="float">
            <text:p>71.49</text:p>
          </table:table-cell>
          <table:table-cell table:formula="of:=[.C83] + (([.D83]-[.D82]) *[.$B$40])" office:value-type="float" office:value="290.51548699161" calcext:value-type="float">
            <text:p>290.52</text:p>
          </table:table-cell>
          <table:table-cell table:formula="of:=(([.$C$50] * POWER([.C84];3)) + ([.$D$50] * POWER([.C84];2)) + ([.$C$52] * [.C84]) + [.$D$52])" office:value-type="float" office:value="152.470859914041" calcext:value-type="float">
            <text:p>152.47</text:p>
          </table:table-cell>
          <table:table-cell table:formula="of:=[.E83] + (([.F83]-[.F82]) *[.$B$41])" office:value-type="float" office:value="289.609107000915" calcext:value-type="float">
            <text:p>289.61</text:p>
          </table:table-cell>
          <table:table-cell table:formula="of:=(([.$E$50] * POWER([.E84];3)) + ([.$F$50] * POWER([.E84];2)) + ([.$E$52] * [.E84]) + [.$F$52])" office:value-type="float" office:value="156.456474579548" calcext:value-type="float">
            <text:p>156.46</text:p>
          </table:table-cell>
          <table:table-cell table:formula="of:=[.G83] + (([.H83]-[.H82]) *[.$B$42])" office:value-type="float" office:value="289.480899159258" calcext:value-type="float">
            <text:p>289.48</text:p>
          </table:table-cell>
          <table:table-cell table:formula="of:=(([.$G$50] * POWER([.G84];3)) + ([.$H$50] * POWER([.G84];2)) + ([.$G$52] * [.G84]) + [.$H$52])" office:value-type="float" office:value="157.33746527256" calcext:value-type="float">
            <text:p>157.34</text:p>
          </table:table-cell>
          <table:table-cell table:formula="of:=[.I83] + (([.J83]-[.J82]) *[.$B$43])" office:value-type="float" office:value="289.236806874816" calcext:value-type="float">
            <text:p>289.24</text:p>
          </table:table-cell>
          <table:table-cell table:formula="of:=(([.$I$50] * POWER([.I84];3)) + ([.$J$50] * POWER([.I84];2)) + ([.$I$52] * [.I84]) + [.$J$52])" office:value-type="float" office:value="158.867904645957" calcext:value-type="float">
            <text:p>158.87</text:p>
          </table:table-cell>
          <table:table-cell table:formula="of:=[.K83] + (([.L83]-[.L82]) * [.$B$44])" office:value-type="float" office:value="289.022221964844" calcext:value-type="float">
            <text:p>289.02</text:p>
          </table:table-cell>
          <table:table-cell table:style-name="ce83" table:formula="of:=(([.$K$50] * POWER([.K84];3)) + ([.$L$50] * POWER([.K84];2)) + ([.$K$52] * [.K84]) + [.$L$52])" office:value-type="float" office:value="160.570182313463" calcext:value-type="float">
            <text:p>160.57</text:p>
          </table:table-cell>
          <table:table-cell table:style-name="ce83" table:formula="of:=[.M83] + (([.N83]-[.N82]) *[.$B$44])" office:value-type="float" office:value="288.929726680851" calcext:value-type="float">
            <text:p>288.93</text:p>
          </table:table-cell>
          <table:table-cell table:style-name="ce83" table:formula="of:=(([.$M$50] * POWER([.M84];3)) + ([.$N$50] * POWER([.M84];2)) + ([.$M$52] * [.M84]) + [.$N$52])" office:value-type="float" office:value="162.03545272702" calcext:value-type="float">
            <text:p>162.04</text:p>
          </table:table-cell>
          <table:table-cell table:number-columns-repeated="7"/>
        </table:table-row>
        <table:table-row table:style-name="ro1">
          <table:table-cell table:formula="of:=[.A84] + (([.B84]-[.B83]) *[.$B$39])" office:value-type="float" office:value="298.04931830107" calcext:value-type="float">
            <text:p>298.05</text:p>
          </table:table-cell>
          <table:table-cell table:formula="of:=(([.$A$50] * POWER([.A85];3)) + ([.$B$50] * POWER([.A85];2)) + ([.$A$52] * [.A85]) + [.$B$52])" office:value-type="float" office:value="71.4880621093241" calcext:value-type="float">
            <text:p>71.49</text:p>
          </table:table-cell>
          <table:table-cell table:formula="of:=[.C84] + (([.D84]-[.D83]) *[.$B$40])" office:value-type="float" office:value="290.515492184032" calcext:value-type="float">
            <text:p>290.52</text:p>
          </table:table-cell>
          <table:table-cell table:formula="of:=(([.$C$50] * POWER([.C85];3)) + ([.$D$50] * POWER([.C85];2)) + ([.$C$52] * [.C85]) + [.$D$52])" office:value-type="float" office:value="152.47087472513" calcext:value-type="float">
            <text:p>152.47</text:p>
          </table:table-cell>
          <table:table-cell table:formula="of:=[.E84] + (([.F84]-[.F83]) *[.$B$41])" office:value-type="float" office:value="289.609107657457" calcext:value-type="float">
            <text:p>289.61</text:p>
          </table:table-cell>
          <table:table-cell table:formula="of:=(([.$E$50] * POWER([.E85];3)) + ([.$F$50] * POWER([.E85];2)) + ([.$E$52] * [.E85]) + [.$F$52])" office:value-type="float" office:value="156.456476432894" calcext:value-type="float">
            <text:p>156.46</text:p>
          </table:table-cell>
          <table:table-cell table:formula="of:=[.G84] + (([.H84]-[.H83]) *[.$B$42])" office:value-type="float" office:value="289.480899689806" calcext:value-type="float">
            <text:p>289.48</text:p>
          </table:table-cell>
          <table:table-cell table:formula="of:=(([.$G$50] * POWER([.G85];3)) + ([.$H$50] * POWER([.G85];2)) + ([.$G$52] * [.G85]) + [.$H$52])" office:value-type="float" office:value="157.33746677596" calcext:value-type="float">
            <text:p>157.34</text:p>
          </table:table-cell>
          <table:table-cell table:formula="of:=[.I84] + (([.J84]-[.J83]) *[.$B$43])" office:value-type="float" office:value="289.236807098143" calcext:value-type="float">
            <text:p>289.24</text:p>
          </table:table-cell>
          <table:table-cell table:formula="of:=(([.$I$50] * POWER([.I85];3)) + ([.$J$50] * POWER([.I85];2)) + ([.$I$52] * [.I85]) + [.$J$52])" office:value-type="float" office:value="158.867905272516" calcext:value-type="float">
            <text:p>158.87</text:p>
          </table:table-cell>
          <table:table-cell table:formula="of:=[.K84] + (([.L84]-[.L83]) * [.$B$44])" office:value-type="float" office:value="289.022222087053" calcext:value-type="float">
            <text:p>289.02</text:p>
          </table:table-cell>
          <table:table-cell table:style-name="ce83" table:formula="of:=(([.$K$50] * POWER([.K85];3)) + ([.$L$50] * POWER([.K85];2)) + ([.$K$52] * [.K85]) + [.$L$52])" office:value-type="float" office:value="160.570182656183" calcext:value-type="float">
            <text:p>160.57</text:p>
          </table:table-cell>
          <table:table-cell table:style-name="ce83" table:formula="of:=[.M84] + (([.N84]-[.N83]) *[.$B$44])" office:value-type="float" office:value="288.92972680821" calcext:value-type="float">
            <text:p>288.93</text:p>
          </table:table-cell>
          <table:table-cell table:style-name="ce83" table:formula="of:=(([.$M$50] * POWER([.M85];3)) + ([.$N$50] * POWER([.M85];2)) + ([.$M$52] * [.M85]) + [.$N$52])" office:value-type="float" office:value="162.035453085357" calcext:value-type="float">
            <text:p>162.04</text:p>
          </table:table-cell>
          <table:table-cell table:number-columns-repeated="7"/>
        </table:table-row>
        <table:table-row table:style-name="ro1">
          <table:table-cell table:formula="of:=[.A85] + (([.B85]-[.B84]) *[.$B$39])" office:value-type="float" office:value="298.0493237766" calcext:value-type="float">
            <text:p>298.05</text:p>
          </table:table-cell>
          <table:table-cell table:formula="of:=(([.$A$50] * POWER([.A86];3)) + ([.$B$50] * POWER([.A86];2)) + ([.$A$52] * [.A86]) + [.$B$52])" office:value-type="float" office:value="71.4880680292915" calcext:value-type="float">
            <text:p>71.49</text:p>
          </table:table-cell>
          <table:table-cell table:formula="of:=[.C85] + (([.D85]-[.D84]) *[.$B$40])" office:value-type="float" office:value="290.515495634023" calcext:value-type="float">
            <text:p>290.52</text:p>
          </table:table-cell>
          <table:table-cell table:formula="of:=(([.$C$50] * POWER([.C86];3)) + ([.$D$50] * POWER([.C86];2)) + ([.$C$52] * [.C86]) + [.$D$52])" office:value-type="float" office:value="152.470884566033" calcext:value-type="float">
            <text:p>152.47</text:p>
          </table:table-cell>
          <table:table-cell table:formula="of:=[.E85] + (([.F85]-[.F84]) *[.$B$41])" office:value-type="float" office:value="289.609108067428" calcext:value-type="float">
            <text:p>289.61</text:p>
          </table:table-cell>
          <table:table-cell table:formula="of:=(([.$E$50] * POWER([.E86];3)) + ([.$F$50] * POWER([.E86];2)) + ([.$E$52] * [.E86]) + [.$F$52])" office:value-type="float" office:value="156.456477590199" calcext:value-type="float">
            <text:p>156.46</text:p>
          </table:table-cell>
          <table:table-cell table:formula="of:=[.G85] + (([.H85]-[.H84]) *[.$B$42])" office:value-type="float" office:value="289.48090001928" calcext:value-type="float">
            <text:p>289.48</text:p>
          </table:table-cell>
          <table:table-cell table:formula="of:=(([.$G$50] * POWER([.G86];3)) + ([.$H$50] * POWER([.G86];2)) + ([.$G$52] * [.G86]) + [.$H$52])" office:value-type="float" office:value="157.337467709584" calcext:value-type="float">
            <text:p>157.34</text:p>
          </table:table-cell>
          <table:table-cell table:formula="of:=[.I85] + (([.J85]-[.J84]) *[.$B$43])" office:value-type="float" office:value="289.23680723317" calcext:value-type="float">
            <text:p>289.24</text:p>
          </table:table-cell>
          <table:table-cell table:formula="of:=(([.$I$50] * POWER([.I86];3)) + ([.$J$50] * POWER([.I86];2)) + ([.$I$52] * [.I86]) + [.$J$52])" office:value-type="float" office:value="158.867905651343" calcext:value-type="float">
            <text:p>158.87</text:p>
          </table:table-cell>
          <table:table-cell table:formula="of:=[.K85] + (([.L85]-[.L84]) * [.$B$44])" office:value-type="float" office:value="289.02222215967" calcext:value-type="float">
            <text:p>289.02</text:p>
          </table:table-cell>
          <table:table-cell table:style-name="ce83" table:formula="of:=(([.$K$50] * POWER([.K86];3)) + ([.$L$50] * POWER([.K86];2)) + ([.$K$52] * [.K86]) + [.$L$52])" office:value-type="float" office:value="160.570182859831" calcext:value-type="float">
            <text:p>160.57</text:p>
          </table:table-cell>
          <table:table-cell table:style-name="ce83" table:formula="of:=[.M85] + (([.N85]-[.N84]) *[.$B$44])" office:value-type="float" office:value="288.929726884136" calcext:value-type="float">
            <text:p>288.93</text:p>
          </table:table-cell>
          <table:table-cell table:style-name="ce83" table:formula="of:=(([.$M$50] * POWER([.M86];3)) + ([.$N$50] * POWER([.M86];2)) + ([.$M$52] * [.M86]) + [.$N$52])" office:value-type="float" office:value="162.035453298983" calcext:value-type="float">
            <text:p>162.04</text:p>
          </table:table-cell>
          <table:table-cell table:number-columns-repeated="7"/>
        </table:table-row>
        <table:table-row table:style-name="ro1">
          <table:table-cell table:formula="of:=[.A86] + (([.B86]-[.B85]) *[.$B$39])" office:value-type="float" office:value="298.049327341539" calcext:value-type="float">
            <text:p>298.05</text:p>
          </table:table-cell>
          <table:table-cell table:formula="of:=(([.$A$50] * POWER([.A87];3)) + ([.$B$50] * POWER([.A87];2)) + ([.$A$52] * [.A87]) + [.$B$52])" office:value-type="float" office:value="71.4880718835886" calcext:value-type="float">
            <text:p>71.49</text:p>
          </table:table-cell>
          <table:table-cell table:formula="of:=[.C86] + (([.D86]-[.D85]) *[.$B$40])" office:value-type="float" office:value="290.515497926294" calcext:value-type="float">
            <text:p>290.52</text:p>
          </table:table-cell>
          <table:table-cell table:formula="of:=(([.$C$50] * POWER([.C87];3)) + ([.$D$50] * POWER([.C87];2)) + ([.$C$52] * [.C87]) + [.$D$52])" office:value-type="float" office:value="152.470891104602" calcext:value-type="float">
            <text:p>152.47</text:p>
          </table:table-cell>
          <table:table-cell table:formula="of:=[.E86] + (([.F86]-[.F85]) *[.$B$41])" office:value-type="float" office:value="289.609108323431" calcext:value-type="float">
            <text:p>289.61</text:p>
          </table:table-cell>
          <table:table-cell table:formula="of:=(([.$E$50] * POWER([.E87];3)) + ([.$F$50] * POWER([.E87];2)) + ([.$E$52] * [.E87]) + [.$F$52])" office:value-type="float" office:value="156.456478312869" calcext:value-type="float">
            <text:p>156.46</text:p>
          </table:table-cell>
          <table:table-cell table:formula="of:=[.G86] + (([.H86]-[.H85]) *[.$B$42])" office:value-type="float" office:value="289.480900223886" calcext:value-type="float">
            <text:p>289.48</text:p>
          </table:table-cell>
          <table:table-cell table:formula="of:=(([.$G$50] * POWER([.G87];3)) + ([.$H$50] * POWER([.G87];2)) + ([.$G$52] * [.G87]) + [.$H$52])" office:value-type="float" office:value="157.33746828937" calcext:value-type="float">
            <text:p>157.34</text:p>
          </table:table-cell>
          <table:table-cell table:formula="of:=[.I86] + (([.J86]-[.J85]) *[.$B$43])" office:value-type="float" office:value="289.236807314809" calcext:value-type="float">
            <text:p>289.24</text:p>
          </table:table-cell>
          <table:table-cell table:formula="of:=(([.$I$50] * POWER([.I87];3)) + ([.$J$50] * POWER([.I87];2)) + ([.$I$52] * [.I87]) + [.$J$52])" office:value-type="float" office:value="158.867905880387" calcext:value-type="float">
            <text:p>158.87</text:p>
          </table:table-cell>
          <table:table-cell table:formula="of:=[.K86] + (([.L86]-[.L85]) * [.$B$44])" office:value-type="float" office:value="289.02222220282" calcext:value-type="float">
            <text:p>289.02</text:p>
          </table:table-cell>
          <table:table-cell table:style-name="ce83" table:formula="of:=(([.$K$50] * POWER([.K87];3)) + ([.$L$50] * POWER([.K87];2)) + ([.$K$52] * [.K87]) + [.$L$52])" office:value-type="float" office:value="160.570182980843" calcext:value-type="float">
            <text:p>160.57</text:p>
          </table:table-cell>
          <table:table-cell table:style-name="ce83" table:formula="of:=[.M86] + (([.N86]-[.N85]) *[.$B$44])" office:value-type="float" office:value="288.9297269294" calcext:value-type="float">
            <text:p>288.93</text:p>
          </table:table-cell>
          <table:table-cell table:style-name="ce83" table:formula="of:=(([.$M$50] * POWER([.M87];3)) + ([.$N$50] * POWER([.M87];2)) + ([.$M$52] * [.M87]) + [.$N$52])" office:value-type="float" office:value="162.035453426336" calcext:value-type="float">
            <text:p>162.04</text:p>
          </table:table-cell>
          <table:table-cell table:number-columns-repeated="7"/>
        </table:table-row>
        <table:table-row table:style-name="ro1">
          <table:table-cell table:formula="of:=[.A87] + (([.B87]-[.B86]) *[.$B$39])" office:value-type="float" office:value="298.049329662554" calcext:value-type="float">
            <text:p>298.05</text:p>
          </table:table-cell>
          <table:table-cell table:formula="of:=(([.$A$50] * POWER([.A88];3)) + ([.$B$50] * POWER([.A88];2)) + ([.$A$52] * [.A88]) + [.$B$52])" office:value-type="float" office:value="71.4880743929964" calcext:value-type="float">
            <text:p>71.49</text:p>
          </table:table-cell>
          <table:table-cell table:formula="of:=[.C87] + (([.D87]-[.D86]) *[.$B$40])" office:value-type="float" office:value="290.515499449342" calcext:value-type="float">
            <text:p>290.52</text:p>
          </table:table-cell>
          <table:table-cell table:formula="of:=(([.$C$50] * POWER([.C88];3)) + ([.$D$50] * POWER([.C88];2)) + ([.$C$52] * [.C88]) + [.$D$52])" office:value-type="float" office:value="152.470895449011" calcext:value-type="float">
            <text:p>152.47</text:p>
          </table:table-cell>
          <table:table-cell table:formula="of:=[.E87] + (([.F87]-[.F86]) *[.$B$41])" office:value-type="float" office:value="289.60910848329" calcext:value-type="float">
            <text:p>289.61</text:p>
          </table:table-cell>
          <table:table-cell table:formula="of:=(([.$E$50] * POWER([.E88];3)) + ([.$F$50] * POWER([.E88];2)) + ([.$E$52] * [.E88]) + [.$F$52])" office:value-type="float" office:value="156.456478764132" calcext:value-type="float">
            <text:p>156.46</text:p>
          </table:table-cell>
          <table:table-cell table:formula="of:=[.G87] + (([.H87]-[.H86]) *[.$B$42])" office:value-type="float" office:value="289.480900350948" calcext:value-type="float">
            <text:p>289.48</text:p>
          </table:table-cell>
          <table:table-cell table:formula="of:=(([.$G$50] * POWER([.G88];3)) + ([.$H$50] * POWER([.G88];2)) + ([.$G$52] * [.G88]) + [.$H$52])" office:value-type="float" office:value="157.337468649419" calcext:value-type="float">
            <text:p>157.34</text:p>
          </table:table-cell>
          <table:table-cell table:formula="of:=[.I87] + (([.J87]-[.J86]) *[.$B$43])" office:value-type="float" office:value="289.236807364169" calcext:value-type="float">
            <text:p>289.24</text:p>
          </table:table-cell>
          <table:table-cell table:formula="of:=(([.$I$50] * POWER([.I88];3)) + ([.$J$50] * POWER([.I88];2)) + ([.$I$52] * [.I88]) + [.$J$52])" office:value-type="float" office:value="158.867906018869" calcext:value-type="float">
            <text:p>158.87</text:p>
          </table:table-cell>
          <table:table-cell table:formula="of:=[.K87] + (([.L87]-[.L86]) * [.$B$44])" office:value-type="float" office:value="289.02222222846" calcext:value-type="float">
            <text:p>289.02</text:p>
          </table:table-cell>
          <table:table-cell table:style-name="ce83" table:formula="of:=(([.$K$50] * POWER([.K88];3)) + ([.$L$50] * POWER([.K88];2)) + ([.$K$52] * [.K88]) + [.$L$52])" office:value-type="float" office:value="160.570183052746" calcext:value-type="float">
            <text:p>160.57</text:p>
          </table:table-cell>
          <table:table-cell table:style-name="ce83" table:formula="of:=[.M87] + (([.N87]-[.N86]) *[.$B$44])" office:value-type="float" office:value="288.929726956384" calcext:value-type="float">
            <text:p>288.93</text:p>
          </table:table-cell>
          <table:table-cell table:style-name="ce83" table:formula="of:=(([.$M$50] * POWER([.M88];3)) + ([.$N$50] * POWER([.M88];2)) + ([.$M$52] * [.M88]) + [.$N$52])" office:value-type="float" office:value="162.035453502257" calcext:value-type="float">
            <text:p>162.04</text:p>
          </table:table-cell>
          <table:table-cell table:number-columns-repeated="7"/>
        </table:table-row>
        <table:table-row table:style-name="ro1">
          <table:table-cell table:formula="of:=[.A88] + (([.B88]-[.B87]) *[.$B$39])" office:value-type="float" office:value="298.049331173692" calcext:value-type="float">
            <text:p>298.05</text:p>
          </table:table-cell>
          <table:table-cell table:formula="of:=(([.$A$50] * POWER([.A89];3)) + ([.$B$50] * POWER([.A89];2)) + ([.$A$52] * [.A89]) + [.$B$52])" office:value-type="float" office:value="71.4880760267899" calcext:value-type="float">
            <text:p>71.49</text:p>
          </table:table-cell>
          <table:table-cell table:formula="of:=[.C88] + (([.D88]-[.D87]) *[.$B$40])" office:value-type="float" office:value="290.515500461298" calcext:value-type="float">
            <text:p>290.52</text:p>
          </table:table-cell>
          <table:table-cell table:formula="of:=(([.$C$50] * POWER([.C89];3)) + ([.$D$50] * POWER([.C89];2)) + ([.$C$52] * [.C89]) + [.$D$52])" office:value-type="float" office:value="152.470898335558" calcext:value-type="float">
            <text:p>152.47</text:p>
          </table:table-cell>
          <table:table-cell table:formula="of:=[.E88] + (([.F88]-[.F87]) *[.$B$41])" office:value-type="float" office:value="289.609108583112" calcext:value-type="float">
            <text:p>289.61</text:p>
          </table:table-cell>
          <table:table-cell table:formula="of:=(([.$E$50] * POWER([.E89];3)) + ([.$F$50] * POWER([.E89];2)) + ([.$E$52] * [.E89]) + [.$F$52])" office:value-type="float" office:value="156.45647904592" calcext:value-type="float">
            <text:p>156.46</text:p>
          </table:table-cell>
          <table:table-cell table:formula="of:=[.G88] + (([.H88]-[.H87]) *[.$B$42])" office:value-type="float" office:value="289.480900429853" calcext:value-type="float">
            <text:p>289.48</text:p>
          </table:table-cell>
          <table:table-cell table:formula="of:=(([.$G$50] * POWER([.G89];3)) + ([.$H$50] * POWER([.G89];2)) + ([.$G$52] * [.G89]) + [.$H$52])" office:value-type="float" office:value="157.337468873011" calcext:value-type="float">
            <text:p>157.34</text:p>
          </table:table-cell>
          <table:table-cell table:formula="of:=[.I88] + (([.J88]-[.J87]) *[.$B$43])" office:value-type="float" office:value="289.236807394013" calcext:value-type="float">
            <text:p>289.24</text:p>
          </table:table-cell>
          <table:table-cell table:formula="of:=(([.$I$50] * POWER([.I89];3)) + ([.$J$50] * POWER([.I89];2)) + ([.$I$52] * [.I89]) + [.$J$52])" office:value-type="float" office:value="158.867906102598" calcext:value-type="float">
            <text:p>158.87</text:p>
          </table:table-cell>
          <table:table-cell table:formula="of:=[.K88] + (([.L88]-[.L87]) * [.$B$44])" office:value-type="float" office:value="289.022222243695" calcext:value-type="float">
            <text:p>289.02</text:p>
          </table:table-cell>
          <table:table-cell table:style-name="ce83" table:formula="of:=(([.$K$50] * POWER([.K89];3)) + ([.$L$50] * POWER([.K89];2)) + ([.$K$52] * [.K89]) + [.$L$52])" office:value-type="float" office:value="160.57018309547" calcext:value-type="float">
            <text:p>160.57</text:p>
          </table:table-cell>
          <table:table-cell table:style-name="ce83" table:formula="of:=[.M88] + (([.N88]-[.N87]) *[.$B$44])" office:value-type="float" office:value="288.92972697247" calcext:value-type="float">
            <text:p>288.93</text:p>
          </table:table-cell>
          <table:table-cell table:style-name="ce83" table:formula="of:=(([.$M$50] * POWER([.M89];3)) + ([.$N$50] * POWER([.M89];2)) + ([.$M$52] * [.M89]) + [.$N$52])" office:value-type="float" office:value="162.035453547517" calcext:value-type="float">
            <text:p>162.04</text:p>
          </table:table-cell>
          <table:table-cell table:number-columns-repeated="7"/>
        </table:table-row>
        <table:table-row table:style-name="ro1">
          <table:table-cell table:formula="of:=[.A89] + (([.B89]-[.B88]) *[.$B$39])" office:value-type="float" office:value="298.049332157544" calcext:value-type="float">
            <text:p>298.05</text:p>
          </table:table-cell>
          <table:table-cell table:formula="of:=(([.$A$50] * POWER([.A90];3)) + ([.$B$50] * POWER([.A90];2)) + ([.$A$52] * [.A90]) + [.$B$52])" office:value-type="float" office:value="71.4880770904995" calcext:value-type="float">
            <text:p>71.49</text:p>
          </table:table-cell>
          <table:table-cell table:formula="of:=[.C89] + (([.D89]-[.D88]) *[.$B$40])" office:value-type="float" office:value="290.51550113367" calcext:value-type="float">
            <text:p>290.52</text:p>
          </table:table-cell>
          <table:table-cell table:formula="of:=(([.$C$50] * POWER([.C90];3)) + ([.$D$50] * POWER([.C90];2)) + ([.$C$52] * [.C90]) + [.$D$52])" office:value-type="float" office:value="152.470900253464" calcext:value-type="float">
            <text:p>152.47</text:p>
          </table:table-cell>
          <table:table-cell table:formula="of:=[.E89] + (([.F89]-[.F88]) *[.$B$41])" office:value-type="float" office:value="289.609108645445" calcext:value-type="float">
            <text:p>289.61</text:p>
          </table:table-cell>
          <table:table-cell table:formula="of:=(([.$E$50] * POWER([.E90];3)) + ([.$F$50] * POWER([.E90];2)) + ([.$E$52] * [.E90]) + [.$F$52])" office:value-type="float" office:value="156.45647922188" calcext:value-type="float">
            <text:p>156.46</text:p>
          </table:table-cell>
          <table:table-cell table:formula="of:=[.G89] + (([.H89]-[.H88]) *[.$B$42])" office:value-type="float" office:value="289.480900478854" calcext:value-type="float">
            <text:p>289.48</text:p>
          </table:table-cell>
          <table:table-cell table:formula="of:=(([.$G$50] * POWER([.G90];3)) + ([.$H$50] * POWER([.G90];2)) + ([.$G$52] * [.G90]) + [.$H$52])" office:value-type="float" office:value="157.337469011867" calcext:value-type="float">
            <text:p>157.34</text:p>
          </table:table-cell>
          <table:table-cell table:formula="of:=[.I89] + (([.J89]-[.J88]) *[.$B$43])" office:value-type="float" office:value="289.236807412057" calcext:value-type="float">
            <text:p>289.24</text:p>
          </table:table-cell>
          <table:table-cell table:formula="of:=(([.$I$50] * POWER([.I90];3)) + ([.$J$50] * POWER([.I90];2)) + ([.$I$52] * [.I90]) + [.$J$52])" office:value-type="float" office:value="158.867906153222" calcext:value-type="float">
            <text:p>158.87</text:p>
          </table:table-cell>
          <table:table-cell table:formula="of:=[.K89] + (([.L89]-[.L88]) * [.$B$44])" office:value-type="float" office:value="289.022222252748" calcext:value-type="float">
            <text:p>289.02</text:p>
          </table:table-cell>
          <table:table-cell table:style-name="ce83" table:formula="of:=(([.$K$50] * POWER([.K90];3)) + ([.$L$50] * POWER([.K90];2)) + ([.$K$52] * [.K90]) + [.$L$52])" office:value-type="float" office:value="160.570183120862" calcext:value-type="float">
            <text:p>160.57</text:p>
          </table:table-cell>
          <table:table-cell table:style-name="ce83" table:formula="of:=[.M89] + (([.N89]-[.N88]) *[.$B$44])" office:value-type="float" office:value="288.92972698206" calcext:value-type="float">
            <text:p>288.93</text:p>
          </table:table-cell>
          <table:table-cell table:style-name="ce83" table:formula="of:=(([.$M$50] * POWER([.M90];3)) + ([.$N$50] * POWER([.M90];2)) + ([.$M$52] * [.M90]) + [.$N$52])" office:value-type="float" office:value="162.035453574502" calcext:value-type="float">
            <text:p>162.04</text:p>
          </table:table-cell>
          <table:table-cell table:number-columns-repeated="7"/>
        </table:table-row>
        <table:table-row table:style-name="ro1">
          <table:table-cell table:formula="of:=[.A90] + (([.B90]-[.B89]) *[.$B$39])" office:value-type="float" office:value="298.049332798099" calcext:value-type="float">
            <text:p>298.05</text:p>
          </table:table-cell>
          <table:table-cell table:formula="of:=(([.$A$50] * POWER([.A91];3)) + ([.$B$50] * POWER([.A91];2)) + ([.$A$52] * [.A91]) + [.$B$52])" office:value-type="float" office:value="71.488077783046" calcext:value-type="float">
            <text:p>71.49</text:p>
          </table:table-cell>
          <table:table-cell table:formula="of:=[.C90] + (([.D90]-[.D89]) *[.$B$40])" office:value-type="float" office:value="290.515501580414" calcext:value-type="float">
            <text:p>290.52</text:p>
          </table:table-cell>
          <table:table-cell table:formula="of:=(([.$C$50] * POWER([.C91];3)) + ([.$D$50] * POWER([.C91];2)) + ([.$C$52] * [.C91]) + [.$D$52])" office:value-type="float" office:value="152.470901527771" calcext:value-type="float">
            <text:p>152.47</text:p>
          </table:table-cell>
          <table:table-cell table:formula="of:=[.E90] + (([.F90]-[.F89]) *[.$B$41])" office:value-type="float" office:value="289.609108684368" calcext:value-type="float">
            <text:p>289.61</text:p>
          </table:table-cell>
          <table:table-cell table:formula="of:=(([.$E$50] * POWER([.E91];3)) + ([.$F$50] * POWER([.E91];2)) + ([.$E$52] * [.E91]) + [.$F$52])" office:value-type="float" office:value="156.456479331755" calcext:value-type="float">
            <text:p>156.46</text:p>
          </table:table-cell>
          <table:table-cell table:formula="of:=[.G90] + (([.H90]-[.H89]) *[.$B$42])" office:value-type="float" office:value="289.480900509285" calcext:value-type="float">
            <text:p>289.48</text:p>
          </table:table-cell>
          <table:table-cell table:formula="of:=(([.$G$50] * POWER([.G91];3)) + ([.$H$50] * POWER([.G91];2)) + ([.$G$52] * [.G91]) + [.$H$52])" office:value-type="float" office:value="157.337469098098" calcext:value-type="float">
            <text:p>157.34</text:p>
          </table:table-cell>
          <table:table-cell table:formula="of:=[.I90] + (([.J90]-[.J89]) *[.$B$43])" office:value-type="float" office:value="289.236807422967" calcext:value-type="float">
            <text:p>289.24</text:p>
          </table:table-cell>
          <table:table-cell table:formula="of:=(([.$I$50] * POWER([.I91];3)) + ([.$J$50] * POWER([.I91];2)) + ([.$I$52] * [.I91]) + [.$J$52])" office:value-type="float" office:value="158.867906183828" calcext:value-type="float">
            <text:p>158.87</text:p>
          </table:table-cell>
          <table:table-cell table:formula="of:=[.K90] + (([.L90]-[.L89]) * [.$B$44])" office:value-type="float" office:value="289.022222258128" calcext:value-type="float">
            <text:p>289.02</text:p>
          </table:table-cell>
          <table:table-cell table:style-name="ce83" table:formula="of:=(([.$K$50] * POWER([.K91];3)) + ([.$L$50] * POWER([.K91];2)) + ([.$K$52] * [.K91]) + [.$L$52])" office:value-type="float" office:value="160.570183135945" calcext:value-type="float">
            <text:p>160.57</text:p>
          </table:table-cell>
          <table:table-cell table:style-name="ce83" table:formula="of:=[.M90] + (([.N90]-[.N89]) *[.$B$44])" office:value-type="float" office:value="288.929726987778" calcext:value-type="float">
            <text:p>288.93</text:p>
          </table:table-cell>
          <table:table-cell table:style-name="ce83" table:formula="of:=(([.$M$50] * POWER([.M91];3)) + ([.$N$50] * POWER([.M91];2)) + ([.$M$52] * [.M91]) + [.$N$52])" office:value-type="float" office:value="162.035453590589" calcext:value-type="float">
            <text:p>162.04</text:p>
          </table:table-cell>
          <table:table-cell table:number-columns-repeated="7"/>
        </table:table-row>
        <table:table-row table:style-name="ro1">
          <table:table-cell table:formula="of:=[.A91] + (([.B91]-[.B90]) *[.$B$39])" office:value-type="float" office:value="298.049333215143" calcext:value-type="float">
            <text:p>298.05</text:p>
          </table:table-cell>
          <table:table-cell table:formula="of:=(([.$A$50] * POWER([.A92];3)) + ([.$B$50] * POWER([.A92];2)) + ([.$A$52] * [.A92]) + [.$B$52])" office:value-type="float" office:value="71.4880782339403" calcext:value-type="float">
            <text:p>71.49</text:p>
          </table:table-cell>
          <table:table-cell table:formula="of:=[.C91] + (([.D91]-[.D90]) *[.$B$40])" office:value-type="float" office:value="290.515501877242" calcext:value-type="float">
            <text:p>290.52</text:p>
          </table:table-cell>
          <table:table-cell table:formula="of:=(([.$C$50] * POWER([.C92];3)) + ([.$D$50] * POWER([.C92];2)) + ([.$C$52] * [.C92]) + [.$D$52])" office:value-type="float" office:value="152.47090237446" calcext:value-type="float">
            <text:p>152.47</text:p>
          </table:table-cell>
          <table:table-cell table:formula="of:=[.E91] + (([.F91]-[.F90]) *[.$B$41])" office:value-type="float" office:value="289.609108708673" calcext:value-type="float">
            <text:p>289.61</text:p>
          </table:table-cell>
          <table:table-cell table:formula="of:=(([.$E$50] * POWER([.E92];3)) + ([.$F$50] * POWER([.E92];2)) + ([.$E$52] * [.E92]) + [.$F$52])" office:value-type="float" office:value="156.456479400366" calcext:value-type="float">
            <text:p>156.46</text:p>
          </table:table-cell>
          <table:table-cell table:formula="of:=[.G91] + (([.H91]-[.H90]) *[.$B$42])" office:value-type="float" office:value="289.480900528183" calcext:value-type="float">
            <text:p>289.48</text:p>
          </table:table-cell>
          <table:table-cell table:formula="of:=(([.$G$50] * POWER([.G92];3)) + ([.$H$50] * POWER([.G92];2)) + ([.$G$52] * [.G92]) + [.$H$52])" office:value-type="float" office:value="157.337469151646" calcext:value-type="float">
            <text:p>157.34</text:p>
          </table:table-cell>
          <table:table-cell table:formula="of:=[.I91] + (([.J91]-[.J90]) *[.$B$43])" office:value-type="float" office:value="289.236807429562" calcext:value-type="float">
            <text:p>289.24</text:p>
          </table:table-cell>
          <table:table-cell table:formula="of:=(([.$I$50] * POWER([.I92];3)) + ([.$J$50] * POWER([.I92];2)) + ([.$I$52] * [.I92]) + [.$J$52])" office:value-type="float" office:value="158.867906202336" calcext:value-type="float">
            <text:p>158.87</text:p>
          </table:table-cell>
          <table:table-cell table:formula="of:=[.K91] + (([.L91]-[.L90]) * [.$B$44])" office:value-type="float" office:value="289.022222261324" calcext:value-type="float">
            <text:p>289.02</text:p>
          </table:table-cell>
          <table:table-cell table:style-name="ce83" table:formula="of:=(([.$K$50] * POWER([.K92];3)) + ([.$L$50] * POWER([.K92];2)) + ([.$K$52] * [.K92]) + [.$L$52])" office:value-type="float" office:value="160.570183144909" calcext:value-type="float">
            <text:p>160.57</text:p>
          </table:table-cell>
          <table:table-cell table:style-name="ce83" table:formula="of:=[.M91] + (([.N91]-[.N90]) *[.$B$44])" office:value-type="float" office:value="288.929726991186" calcext:value-type="float">
            <text:p>288.93</text:p>
          </table:table-cell>
          <table:table-cell table:style-name="ce83" table:formula="of:=(([.$M$50] * POWER([.M92];3)) + ([.$N$50] * POWER([.M92];2)) + ([.$M$52] * [.M92]) + [.$N$52])" office:value-type="float" office:value="162.035453600179" calcext:value-type="float">
            <text:p>162.04</text:p>
          </table:table-cell>
          <table:table-cell table:number-columns-repeated="7"/>
        </table:table-row>
        <table:table-row table:style-name="ro1">
          <table:table-cell table:formula="of:=[.A92] + (([.B92]-[.B91]) *[.$B$39])" office:value-type="float" office:value="298.049333486666" calcext:value-type="float">
            <text:p>298.05</text:p>
          </table:table-cell>
          <table:table-cell table:formula="of:=(([.$A$50] * POWER([.A93];3)) + ([.$B$50] * POWER([.A93];2)) + ([.$A$52] * [.A93]) + [.$B$52])" office:value-type="float" office:value="71.4880785275034" calcext:value-type="float">
            <text:p>71.49</text:p>
          </table:table-cell>
          <table:table-cell table:formula="of:=[.C92] + (([.D92]-[.D91]) *[.$B$40])" office:value-type="float" office:value="290.515502074464" calcext:value-type="float">
            <text:p>290.52</text:p>
          </table:table-cell>
          <table:table-cell table:formula="of:=(([.$C$50] * POWER([.C93];3)) + ([.$D$50] * POWER([.C93];2)) + ([.$C$52] * [.C93]) + [.$D$52])" office:value-type="float" office:value="152.470902937022" calcext:value-type="float">
            <text:p>152.47</text:p>
          </table:table-cell>
          <table:table-cell table:formula="of:=[.E92] + (([.F92]-[.F91]) *[.$B$41])" office:value-type="float" office:value="289.609108723851" calcext:value-type="float">
            <text:p>289.61</text:p>
          </table:table-cell>
          <table:table-cell table:formula="of:=(([.$E$50] * POWER([.E93];3)) + ([.$F$50] * POWER([.E93];2)) + ([.$E$52] * [.E93]) + [.$F$52])" office:value-type="float" office:value="156.456479443209" calcext:value-type="float">
            <text:p>156.46</text:p>
          </table:table-cell>
          <table:table-cell table:formula="of:=[.G92] + (([.H92]-[.H91]) *[.$B$42])" office:value-type="float" office:value="289.480900539918" calcext:value-type="float">
            <text:p>289.48</text:p>
          </table:table-cell>
          <table:table-cell table:formula="of:=(([.$G$50] * POWER([.G93];3)) + ([.$H$50] * POWER([.G93];2)) + ([.$G$52] * [.G93]) + [.$H$52])" office:value-type="float" office:value="157.337469184899" calcext:value-type="float">
            <text:p>157.34</text:p>
          </table:table-cell>
          <table:table-cell table:formula="of:=[.I92] + (([.J92]-[.J91]) *[.$B$43])" office:value-type="float" office:value="289.236807433551" calcext:value-type="float">
            <text:p>289.24</text:p>
          </table:table-cell>
          <table:table-cell table:formula="of:=(([.$I$50] * POWER([.I93];3)) + ([.$J$50] * POWER([.I93];2)) + ([.$I$52] * [.I93]) + [.$J$52])" office:value-type="float" office:value="158.867906213524" calcext:value-type="float">
            <text:p>158.87</text:p>
          </table:table-cell>
          <table:table-cell table:formula="of:=[.K92] + (([.L92]-[.L91]) * [.$B$44])" office:value-type="float" office:value="289.022222263223" calcext:value-type="float">
            <text:p>289.02</text:p>
          </table:table-cell>
          <table:table-cell table:style-name="ce83" table:formula="of:=(([.$K$50] * POWER([.K93];3)) + ([.$L$50] * POWER([.K93];2)) + ([.$K$52] * [.K93]) + [.$L$52])" office:value-type="float" office:value="160.570183150235" calcext:value-type="float">
            <text:p>160.57</text:p>
          </table:table-cell>
          <table:table-cell table:style-name="ce83" table:formula="of:=[.M92] + (([.N92]-[.N91]) *[.$B$44])" office:value-type="float" office:value="288.929726993218" calcext:value-type="float">
            <text:p>288.93</text:p>
          </table:table-cell>
          <table:table-cell table:style-name="ce83" table:formula="of:=(([.$M$50] * POWER([.M93];3)) + ([.$N$50] * POWER([.M93];2)) + ([.$M$52] * [.M93]) + [.$N$52])" office:value-type="float" office:value="162.035453605894" calcext:value-type="float">
            <text:p>162.04</text:p>
          </table:table-cell>
          <table:table-cell table:number-columns-repeated="7"/>
        </table:table-row>
        <table:table-row table:style-name="ro1">
          <table:table-cell table:formula="of:=[.A93] + (([.B93]-[.B92]) *[.$B$39])" office:value-type="float" office:value="298.049333663447" calcext:value-type="float">
            <text:p>298.05</text:p>
          </table:table-cell>
          <table:table-cell table:formula="of:=(([.$A$50] * POWER([.A94];3)) + ([.$B$50] * POWER([.A94];2)) + ([.$A$52] * [.A94]) + [.$B$52])" office:value-type="float" office:value="71.4880787186323" calcext:value-type="float">
            <text:p>71.49</text:p>
          </table:table-cell>
          <table:table-cell table:formula="of:=[.C93] + (([.D93]-[.D92]) *[.$B$40])" office:value-type="float" office:value="290.515502205503" calcext:value-type="float">
            <text:p>290.52</text:p>
          </table:table-cell>
          <table:table-cell table:formula="of:=(([.$C$50] * POWER([.C94];3)) + ([.$D$50] * POWER([.C94];2)) + ([.$C$52] * [.C94]) + [.$D$52])" office:value-type="float" office:value="152.470903310803" calcext:value-type="float">
            <text:p>152.47</text:p>
          </table:table-cell>
          <table:table-cell table:formula="of:=[.E93] + (([.F93]-[.F92]) *[.$B$41])" office:value-type="float" office:value="289.609108733328" calcext:value-type="float">
            <text:p>289.61</text:p>
          </table:table-cell>
          <table:table-cell table:formula="of:=(([.$E$50] * POWER([.E94];3)) + ([.$F$50] * POWER([.E94];2)) + ([.$E$52] * [.E94]) + [.$F$52])" office:value-type="float" office:value="156.456479469962" calcext:value-type="float">
            <text:p>156.46</text:p>
          </table:table-cell>
          <table:table-cell table:formula="of:=[.G93] + (([.H93]-[.H92]) *[.$B$42])" office:value-type="float" office:value="289.480900547205" calcext:value-type="float">
            <text:p>289.48</text:p>
          </table:table-cell>
          <table:table-cell table:formula="of:=(([.$G$50] * POWER([.G94];3)) + ([.$H$50] * POWER([.G94];2)) + ([.$G$52] * [.G94]) + [.$H$52])" office:value-type="float" office:value="157.33746920555" calcext:value-type="float">
            <text:p>157.34</text:p>
          </table:table-cell>
          <table:table-cell table:formula="of:=[.I93] + (([.J93]-[.J92]) *[.$B$43])" office:value-type="float" office:value="289.236807435962" calcext:value-type="float">
            <text:p>289.24</text:p>
          </table:table-cell>
          <table:table-cell table:formula="of:=(([.$I$50] * POWER([.I94];3)) + ([.$J$50] * POWER([.I94];2)) + ([.$I$52] * [.I94]) + [.$J$52])" office:value-type="float" office:value="158.867906220291" calcext:value-type="float">
            <text:p>158.87</text:p>
          </table:table-cell>
          <table:table-cell table:formula="of:=[.K93] + (([.L93]-[.L92]) * [.$B$44])" office:value-type="float" office:value="289.022222264352" calcext:value-type="float">
            <text:p>289.02</text:p>
          </table:table-cell>
          <table:table-cell table:style-name="ce83" table:formula="of:=(([.$K$50] * POWER([.K94];3)) + ([.$L$50] * POWER([.K94];2)) + ([.$K$52] * [.K94]) + [.$L$52])" office:value-type="float" office:value="160.570183153402" calcext:value-type="float">
            <text:p>160.57</text:p>
          </table:table-cell>
          <table:table-cell table:style-name="ce83" table:formula="of:=[.M93] + (([.N93]-[.N92]) *[.$B$44])" office:value-type="float" office:value="288.929726994429" calcext:value-type="float">
            <text:p>288.93</text:p>
          </table:table-cell>
          <table:table-cell table:style-name="ce83" table:formula="of:=(([.$M$50] * POWER([.M94];3)) + ([.$N$50] * POWER([.M94];2)) + ([.$M$52] * [.M94]) + [.$N$52])" office:value-type="float" office:value="162.035453609301" calcext:value-type="float">
            <text:p>162.04</text:p>
          </table:table-cell>
          <table:table-cell table:number-columns-repeated="7"/>
        </table:table-row>
        <table:table-row table:style-name="ro1">
          <table:table-cell table:formula="of:=[.A94] + (([.B94]-[.B93]) *[.$B$39])" office:value-type="float" office:value="298.049333778542" calcext:value-type="float">
            <text:p>298.05</text:p>
          </table:table-cell>
          <table:table-cell table:formula="of:=(([.$A$50] * POWER([.A95];3)) + ([.$B$50] * POWER([.A95];2)) + ([.$A$52] * [.A95]) + [.$B$52])" office:value-type="float" office:value="71.4880788430703" calcext:value-type="float">
            <text:p>71.49</text:p>
          </table:table-cell>
          <table:table-cell table:formula="of:=[.C94] + (([.D94]-[.D93]) *[.$B$40])" office:value-type="float" office:value="290.515502292569" calcext:value-type="float">
            <text:p>290.52</text:p>
          </table:table-cell>
          <table:table-cell table:formula="of:=(([.$C$50] * POWER([.C95];3)) + ([.$D$50] * POWER([.C95];2)) + ([.$C$52] * [.C95]) + [.$D$52])" office:value-type="float" office:value="152.470903559153" calcext:value-type="float">
            <text:p>152.47</text:p>
          </table:table-cell>
          <table:table-cell table:formula="of:=[.E94] + (([.F94]-[.F93]) *[.$B$41])" office:value-type="float" office:value="289.609108739246" calcext:value-type="float">
            <text:p>289.61</text:p>
          </table:table-cell>
          <table:table-cell table:formula="of:=(([.$E$50] * POWER([.E95];3)) + ([.$F$50] * POWER([.E95];2)) + ([.$E$52] * [.E95]) + [.$F$52])" office:value-type="float" office:value="156.456479486668" calcext:value-type="float">
            <text:p>156.46</text:p>
          </table:table-cell>
          <table:table-cell table:formula="of:=[.G94] + (([.H94]-[.H93]) *[.$B$42])" office:value-type="float" office:value="289.480900551731" calcext:value-type="float">
            <text:p>289.48</text:p>
          </table:table-cell>
          <table:table-cell table:formula="of:=(([.$G$50] * POWER([.G95];3)) + ([.$H$50] * POWER([.G95];2)) + ([.$G$52] * [.G95]) + [.$H$52])" office:value-type="float" office:value="157.337469218373" calcext:value-type="float">
            <text:p>157.34</text:p>
          </table:table-cell>
          <table:table-cell table:formula="of:=[.I94] + (([.J94]-[.J93]) *[.$B$43])" office:value-type="float" office:value="289.23680743742" calcext:value-type="float">
            <text:p>289.24</text:p>
          </table:table-cell>
          <table:table-cell table:formula="of:=(([.$I$50] * POWER([.I95];3)) + ([.$J$50] * POWER([.I95];2)) + ([.$I$52] * [.I95]) + [.$J$52])" office:value-type="float" office:value="158.86790622438" calcext:value-type="float">
            <text:p>158.87</text:p>
          </table:table-cell>
          <table:table-cell table:formula="of:=[.K94] + (([.L94]-[.L93]) * [.$B$44])" office:value-type="float" office:value="289.022222265022" calcext:value-type="float">
            <text:p>289.02</text:p>
          </table:table-cell>
          <table:table-cell table:style-name="ce83" table:formula="of:=(([.$K$50] * POWER([.K95];3)) + ([.$L$50] * POWER([.K95];2)) + ([.$K$52] * [.K95]) + [.$L$52])" office:value-type="float" office:value="160.570183155284" calcext:value-type="float">
            <text:p>160.57</text:p>
          </table:table-cell>
          <table:table-cell table:style-name="ce83" table:formula="of:=[.M94] + (([.N94]-[.N93]) *[.$B$44])" office:value-type="float" office:value="288.929726995151" calcext:value-type="float">
            <text:p>288.93</text:p>
          </table:table-cell>
          <table:table-cell table:style-name="ce83" table:formula="of:=(([.$M$50] * POWER([.M95];3)) + ([.$N$50] * POWER([.M95];2)) + ([.$M$52] * [.M95]) + [.$N$52])" office:value-type="float" office:value="162.035453611333" calcext:value-type="float">
            <text:p>162.04</text:p>
          </table:table-cell>
          <table:table-cell table:number-columns-repeated="7"/>
        </table:table-row>
        <table:table-row table:style-name="ro1">
          <table:table-cell table:formula="of:=[.A95] + (([.B95]-[.B94]) *[.$B$39])" office:value-type="float" office:value="298.049333853477" calcext:value-type="float">
            <text:p>298.05</text:p>
          </table:table-cell>
          <table:table-cell table:formula="of:=(([.$A$50] * POWER([.A96];3)) + ([.$B$50] * POWER([.A96];2)) + ([.$A$52] * [.A96]) + [.$B$52])" office:value-type="float" office:value="71.4880789240881" calcext:value-type="float">
            <text:p>71.49</text:p>
          </table:table-cell>
          <table:table-cell table:formula="of:=[.C95] + (([.D95]-[.D94]) *[.$B$40])" office:value-type="float" office:value="290.515502350418" calcext:value-type="float">
            <text:p>290.52</text:p>
          </table:table-cell>
          <table:table-cell table:formula="of:=(([.$C$50] * POWER([.C96];3)) + ([.$D$50] * POWER([.C96];2)) + ([.$C$52] * [.C96]) + [.$D$52])" office:value-type="float" office:value="152.470903724168" calcext:value-type="float">
            <text:p>152.47</text:p>
          </table:table-cell>
          <table:table-cell table:formula="of:=[.E95] + (([.F95]-[.F94]) *[.$B$41])" office:value-type="float" office:value="289.609108742941" calcext:value-type="float">
            <text:p>289.61</text:p>
          </table:table-cell>
          <table:table-cell table:formula="of:=(([.$E$50] * POWER([.E96];3)) + ([.$F$50] * POWER([.E96];2)) + ([.$E$52] * [.E96]) + [.$F$52])" office:value-type="float" office:value="156.4564794971" calcext:value-type="float">
            <text:p>156.46</text:p>
          </table:table-cell>
          <table:table-cell table:formula="of:=[.G95] + (([.H95]-[.H94]) *[.$B$42])" office:value-type="float" office:value="289.480900554541" calcext:value-type="float">
            <text:p>289.48</text:p>
          </table:table-cell>
          <table:table-cell table:formula="of:=(([.$G$50] * POWER([.G96];3)) + ([.$H$50] * POWER([.G96];2)) + ([.$G$52] * [.G96]) + [.$H$52])" office:value-type="float" office:value="157.337469226341" calcext:value-type="float">
            <text:p>157.34</text:p>
          </table:table-cell>
          <table:table-cell table:formula="of:=[.I95] + (([.J95]-[.J94]) *[.$B$43])" office:value-type="float" office:value="289.236807438301" calcext:value-type="float">
            <text:p>289.24</text:p>
          </table:table-cell>
          <table:table-cell table:formula="of:=(([.$I$50] * POWER([.I96];3)) + ([.$J$50] * POWER([.I96];2)) + ([.$I$52] * [.I96]) + [.$J$52])" office:value-type="float" office:value="158.867906226854" calcext:value-type="float">
            <text:p>158.87</text:p>
          </table:table-cell>
          <table:table-cell table:formula="of:=[.K95] + (([.L95]-[.L94]) * [.$B$44])" office:value-type="float" office:value="289.022222265421" calcext:value-type="float">
            <text:p>289.02</text:p>
          </table:table-cell>
          <table:table-cell table:style-name="ce83" table:formula="of:=(([.$K$50] * POWER([.K96];3)) + ([.$L$50] * POWER([.K96];2)) + ([.$K$52] * [.K96]) + [.$L$52])" office:value-type="float" office:value="160.570183156399" calcext:value-type="float">
            <text:p>160.57</text:p>
          </table:table-cell>
          <table:table-cell table:style-name="ce83" table:formula="of:=[.M95] + (([.N95]-[.N94]) *[.$B$44])" office:value-type="float" office:value="288.929726995582" calcext:value-type="float">
            <text:p>288.93</text:p>
          </table:table-cell>
          <table:table-cell table:style-name="ce83" table:formula="of:=(([.$M$50] * POWER([.M96];3)) + ([.$N$50] * POWER([.M96];2)) + ([.$M$52] * [.M96]) + [.$N$52])" office:value-type="float" office:value="162.035453612544" calcext:value-type="float">
            <text:p>162.04</text:p>
          </table:table-cell>
          <table:table-cell table:number-columns-repeated="7"/>
        </table:table-row>
        <table:table-row table:style-name="ro1">
          <table:table-cell table:formula="of:=[.A96] + (([.B96]-[.B95]) *[.$B$39])" office:value-type="float" office:value="298.049333902266" calcext:value-type="float">
            <text:p>298.05</text:p>
          </table:table-cell>
          <table:table-cell table:formula="of:=(([.$A$50] * POWER([.A97];3)) + ([.$B$50] * POWER([.A97];2)) + ([.$A$52] * [.A97]) + [.$B$52])" office:value-type="float" office:value="71.4880789768361" calcext:value-type="float">
            <text:p>71.49</text:p>
          </table:table-cell>
          <table:table-cell table:formula="of:=[.C96] + (([.D96]-[.D95]) *[.$B$40])" office:value-type="float" office:value="290.515502388856" calcext:value-type="float">
            <text:p>290.52</text:p>
          </table:table-cell>
          <table:table-cell table:formula="of:=(([.$C$50] * POWER([.C97];3)) + ([.$D$50] * POWER([.C97];2)) + ([.$C$52] * [.C97]) + [.$D$52])" office:value-type="float" office:value="152.47090383381" calcext:value-type="float">
            <text:p>152.47</text:p>
          </table:table-cell>
          <table:table-cell table:formula="of:=[.E96] + (([.F96]-[.F95]) *[.$B$41])" office:value-type="float" office:value="289.609108745249" calcext:value-type="float">
            <text:p>289.61</text:p>
          </table:table-cell>
          <table:table-cell table:formula="of:=(([.$E$50] * POWER([.E97];3)) + ([.$F$50] * POWER([.E97];2)) + ([.$E$52] * [.E97]) + [.$F$52])" office:value-type="float" office:value="156.456479503615" calcext:value-type="float">
            <text:p>156.46</text:p>
          </table:table-cell>
          <table:table-cell table:formula="of:=[.G96] + (([.H96]-[.H95]) *[.$B$42])" office:value-type="float" office:value="289.480900556287" calcext:value-type="float">
            <text:p>289.48</text:p>
          </table:table-cell>
          <table:table-cell table:formula="of:=(([.$G$50] * POWER([.G97];3)) + ([.$H$50] * POWER([.G97];2)) + ([.$G$52] * [.G97]) + [.$H$52])" office:value-type="float" office:value="157.337469231285" calcext:value-type="float">
            <text:p>157.34</text:p>
          </table:table-cell>
          <table:table-cell table:formula="of:=[.I96] + (([.J96]-[.J95]) *[.$B$43])" office:value-type="float" office:value="289.236807438835" calcext:value-type="float">
            <text:p>289.24</text:p>
          </table:table-cell>
          <table:table-cell table:formula="of:=(([.$I$50] * POWER([.I97];3)) + ([.$J$50] * POWER([.I97];2)) + ([.$I$52] * [.I97]) + [.$J$52])" office:value-type="float" office:value="158.867906228348" calcext:value-type="float">
            <text:p>158.87</text:p>
          </table:table-cell>
          <table:table-cell table:formula="of:=[.K96] + (([.L96]-[.L95]) * [.$B$44])" office:value-type="float" office:value="289.022222265658" calcext:value-type="float">
            <text:p>289.02</text:p>
          </table:table-cell>
          <table:table-cell table:style-name="ce83" table:formula="of:=(([.$K$50] * POWER([.K97];3)) + ([.$L$50] * POWER([.K97];2)) + ([.$K$52] * [.K97]) + [.$L$52])" office:value-type="float" office:value="160.570183157063" calcext:value-type="float">
            <text:p>160.57</text:p>
          </table:table-cell>
          <table:table-cell table:style-name="ce83" table:formula="of:=[.M96] + (([.N96]-[.N95]) *[.$B$44])" office:value-type="float" office:value="288.929726995838" calcext:value-type="float">
            <text:p>288.93</text:p>
          </table:table-cell>
          <table:table-cell table:style-name="ce83" table:formula="of:=(([.$M$50] * POWER([.M97];3)) + ([.$N$50] * POWER([.M97];2)) + ([.$M$52] * [.M97]) + [.$N$52])" office:value-type="float" office:value="162.035453613268" calcext:value-type="float">
            <text:p>162.04</text:p>
          </table:table-cell>
          <table:table-cell table:number-columns-repeated="7"/>
        </table:table-row>
        <table:table-row table:style-name="ro1">
          <table:table-cell table:formula="of:=[.A97] + (([.B97]-[.B96]) *[.$B$39])" office:value-type="float" office:value="298.04933393403" calcext:value-type="float">
            <text:p>298.05</text:p>
          </table:table-cell>
          <table:table-cell table:formula="of:=(([.$A$50] * POWER([.A98];3)) + ([.$B$50] * POWER([.A98];2)) + ([.$A$52] * [.A98]) + [.$B$52])" office:value-type="float" office:value="71.4880790111786" calcext:value-type="float">
            <text:p>71.49</text:p>
          </table:table-cell>
          <table:table-cell table:formula="of:=[.C97] + (([.D97]-[.D96]) *[.$B$40])" office:value-type="float" office:value="290.515502414395" calcext:value-type="float">
            <text:p>290.52</text:p>
          </table:table-cell>
          <table:table-cell table:formula="of:=(([.$C$50] * POWER([.C98];3)) + ([.$D$50] * POWER([.C98];2)) + ([.$C$52] * [.C98]) + [.$D$52])" office:value-type="float" office:value="152.470903906657" calcext:value-type="float">
            <text:p>152.47</text:p>
          </table:table-cell>
          <table:table-cell table:formula="of:=[.E97] + (([.F97]-[.F96]) *[.$B$41])" office:value-type="float" office:value="289.60910874669" calcext:value-type="float">
            <text:p>289.61</text:p>
          </table:table-cell>
          <table:table-cell table:formula="of:=(([.$E$50] * POWER([.E98];3)) + ([.$F$50] * POWER([.E98];2)) + ([.$E$52] * [.E98]) + [.$F$52])" office:value-type="float" office:value="156.456479507682" calcext:value-type="float">
            <text:p>156.46</text:p>
          </table:table-cell>
          <table:table-cell table:formula="of:=[.G97] + (([.H97]-[.H96]) *[.$B$42])" office:value-type="float" office:value="289.480900557371" calcext:value-type="float">
            <text:p>289.48</text:p>
          </table:table-cell>
          <table:table-cell table:formula="of:=(([.$G$50] * POWER([.G98];3)) + ([.$H$50] * POWER([.G98];2)) + ([.$G$52] * [.G98]) + [.$H$52])" office:value-type="float" office:value="157.337469234359" calcext:value-type="float">
            <text:p>157.34</text:p>
          </table:table-cell>
          <table:table-cell table:formula="of:=[.I97] + (([.J97]-[.J96]) *[.$B$43])" office:value-type="float" office:value="289.236807439157" calcext:value-type="float">
            <text:p>289.24</text:p>
          </table:table-cell>
          <table:table-cell table:formula="of:=(([.$I$50] * POWER([.I98];3)) + ([.$J$50] * POWER([.I98];2)) + ([.$I$52] * [.I98]) + [.$J$52])" office:value-type="float" office:value="158.86790622925" calcext:value-type="float">
            <text:p>158.87</text:p>
          </table:table-cell>
          <table:table-cell table:formula="of:=[.K97] + (([.L97]-[.L96]) * [.$B$44])" office:value-type="float" office:value="289.022222265798" calcext:value-type="float">
            <text:p>289.02</text:p>
          </table:table-cell>
          <table:table-cell table:style-name="ce83" table:formula="of:=(([.$K$50] * POWER([.K98];3)) + ([.$L$50] * POWER([.K98];2)) + ([.$K$52] * [.K98]) + [.$L$52])" office:value-type="float" office:value="160.570183157458" calcext:value-type="float">
            <text:p>160.57</text:p>
          </table:table-cell>
          <table:table-cell table:style-name="ce83" table:formula="of:=[.M97] + (([.N97]-[.N96]) *[.$B$44])" office:value-type="float" office:value="288.929726995992" calcext:value-type="float">
            <text:p>288.93</text:p>
          </table:table-cell>
          <table:table-cell table:style-name="ce83" table:formula="of:=(([.$M$50] * POWER([.M98];3)) + ([.$N$50] * POWER([.M98];2)) + ([.$M$52] * [.M98]) + [.$N$52])" office:value-type="float" office:value="162.035453613701" calcext:value-type="float">
            <text:p>162.04</text:p>
          </table:table-cell>
          <table:table-cell table:number-columns-repeated="7"/>
        </table:table-row>
        <table:table-row table:style-name="ro1">
          <table:table-cell table:formula="of:=[.A98] + (([.B98]-[.B97]) *[.$B$39])" office:value-type="float" office:value="298.04933395471" calcext:value-type="float">
            <text:p>298.05</text:p>
          </table:table-cell>
          <table:table-cell table:formula="of:=(([.$A$50] * POWER([.A99];3)) + ([.$B$50] * POWER([.A99];2)) + ([.$A$52] * [.A99]) + [.$B$52])" office:value-type="float" office:value="71.488079033538" calcext:value-type="float">
            <text:p>71.49</text:p>
          </table:table-cell>
          <table:table-cell table:formula="of:=[.C98] + (([.D98]-[.D97]) *[.$B$40])" office:value-type="float" office:value="290.515502431363" calcext:value-type="float">
            <text:p>290.52</text:p>
          </table:table-cell>
          <table:table-cell table:formula="of:=(([.$C$50] * POWER([.C99];3)) + ([.$D$50] * POWER([.C99];2)) + ([.$C$52] * [.C99]) + [.$D$52])" office:value-type="float" office:value="152.47090395506" calcext:value-type="float">
            <text:p>152.47</text:p>
          </table:table-cell>
          <table:table-cell table:formula="of:=[.E98] + (([.F98]-[.F97]) *[.$B$41])" office:value-type="float" office:value="289.60910874759" calcext:value-type="float">
            <text:p>289.61</text:p>
          </table:table-cell>
          <table:table-cell table:formula="of:=(([.$E$50] * POWER([.E99];3)) + ([.$F$50] * POWER([.E99];2)) + ([.$E$52] * [.E99]) + [.$F$52])" office:value-type="float" office:value="156.456479510221" calcext:value-type="float">
            <text:p>156.46</text:p>
          </table:table-cell>
          <table:table-cell table:formula="of:=[.G98] + (([.H98]-[.H97]) *[.$B$42])" office:value-type="float" office:value="289.480900558044" calcext:value-type="float">
            <text:p>289.48</text:p>
          </table:table-cell>
          <table:table-cell table:formula="of:=(([.$G$50] * POWER([.G99];3)) + ([.$H$50] * POWER([.G99];2)) + ([.$G$52] * [.G99]) + [.$H$52])" office:value-type="float" office:value="157.337469236261" calcext:value-type="float">
            <text:p>157.34</text:p>
          </table:table-cell>
          <table:table-cell table:formula="of:=[.I98] + (([.J98]-[.J97]) *[.$B$43])" office:value-type="float" office:value="289.236807439351" calcext:value-type="float">
            <text:p>289.24</text:p>
          </table:table-cell>
          <table:table-cell table:formula="of:=(([.$I$50] * POWER([.I99];3)) + ([.$J$50] * POWER([.I99];2)) + ([.$I$52] * [.I99]) + [.$J$52])" office:value-type="float" office:value="158.867906229798" calcext:value-type="float">
            <text:p>158.87</text:p>
          </table:table-cell>
          <table:table-cell table:formula="of:=[.K98] + (([.L98]-[.L97]) * [.$B$44])" office:value-type="float" office:value="289.022222265882" calcext:value-type="float">
            <text:p>289.02</text:p>
          </table:table-cell>
          <table:table-cell table:style-name="ce83" table:formula="of:=(([.$K$50] * POWER([.K99];3)) + ([.$L$50] * POWER([.K99];2)) + ([.$K$52] * [.K99]) + [.$L$52])" office:value-type="float" office:value="160.570183157691" calcext:value-type="float">
            <text:p>160.57</text:p>
          </table:table-cell>
          <table:table-cell table:style-name="ce83" table:formula="of:=[.M98] + (([.N98]-[.N97]) *[.$B$44])" office:value-type="float" office:value="288.929726996084" calcext:value-type="float">
            <text:p>288.93</text:p>
          </table:table-cell>
          <table:table-cell table:style-name="ce83" table:formula="of:=(([.$M$50] * POWER([.M99];3)) + ([.$N$50] * POWER([.M99];2)) + ([.$M$52] * [.M99]) + [.$N$52])" office:value-type="float" office:value="162.035453613954" calcext:value-type="float">
            <text:p>162.04</text:p>
          </table:table-cell>
          <table:table-cell table:number-columns-repeated="7"/>
        </table:table-row>
        <table:table-row table:style-name="ro1">
          <table:table-cell table:formula="of:=[.A99] + (([.B99]-[.B98]) *[.$B$39])" office:value-type="float" office:value="298.049333968175" calcext:value-type="float">
            <text:p>298.05</text:p>
          </table:table-cell>
          <table:table-cell table:formula="of:=(([.$A$50] * POWER([.A100];3)) + ([.$B$50] * POWER([.A100];2)) + ([.$A$52] * [.A100]) + [.$B$52])" office:value-type="float" office:value="71.488079048095" calcext:value-type="float">
            <text:p>71.49</text:p>
          </table:table-cell>
          <table:table-cell table:formula="of:=[.C99] + (([.D99]-[.D98]) *[.$B$40])" office:value-type="float" office:value="290.515502442638" calcext:value-type="float">
            <text:p>290.52</text:p>
          </table:table-cell>
          <table:table-cell table:formula="of:=(([.$C$50] * POWER([.C100];3)) + ([.$D$50] * POWER([.C100];2)) + ([.$C$52] * [.C100]) + [.$D$52])" office:value-type="float" office:value="152.470903987216" calcext:value-type="float">
            <text:p>152.47</text:p>
          </table:table-cell>
          <table:table-cell table:formula="of:=[.E99] + (([.F99]-[.F98]) *[.$B$41])" office:value-type="float" office:value="289.609108748151" calcext:value-type="float">
            <text:p>289.61</text:p>
          </table:table-cell>
          <table:table-cell table:formula="of:=(([.$E$50] * POWER([.E100];3)) + ([.$F$50] * POWER([.E100];2)) + ([.$E$52] * [.E100]) + [.$F$52])" office:value-type="float" office:value="156.456479511808" calcext:value-type="float">
            <text:p>156.46</text:p>
          </table:table-cell>
          <table:table-cell table:formula="of:=[.G99] + (([.H99]-[.H98]) *[.$B$42])" office:value-type="float" office:value="289.480900558461" calcext:value-type="float">
            <text:p>289.48</text:p>
          </table:table-cell>
          <table:table-cell table:formula="of:=(([.$G$50] * POWER([.G100];3)) + ([.$H$50] * POWER([.G100];2)) + ([.$G$52] * [.G100]) + [.$H$52])" office:value-type="float" office:value="157.337469237447" calcext:value-type="float">
            <text:p>157.34</text:p>
          </table:table-cell>
          <table:table-cell table:formula="of:=[.I99] + (([.J99]-[.J98]) *[.$B$43])" office:value-type="float" office:value="289.236807439469" calcext:value-type="float">
            <text:p>289.24</text:p>
          </table:table-cell>
          <table:table-cell table:formula="of:=(([.$I$50] * POWER([.I100];3)) + ([.$J$50] * POWER([.I100];2)) + ([.$I$52] * [.I100]) + [.$J$52])" office:value-type="float" office:value="158.867906230129" calcext:value-type="float">
            <text:p>158.87</text:p>
          </table:table-cell>
          <table:table-cell table:formula="of:=[.K99] + (([.L99]-[.L98]) * [.$B$44])" office:value-type="float" office:value="289.022222265931" calcext:value-type="float">
            <text:p>289.02</text:p>
          </table:table-cell>
          <table:table-cell table:style-name="ce83" table:formula="of:=(([.$K$50] * POWER([.K100];3)) + ([.$L$50] * POWER([.K100];2)) + ([.$K$52] * [.K100]) + [.$L$52])" office:value-type="float" office:value="160.570183157829" calcext:value-type="float">
            <text:p>160.57</text:p>
          </table:table-cell>
          <table:table-cell table:style-name="ce83" table:formula="of:=[.M99] + (([.N99]-[.N98]) *[.$B$44])" office:value-type="float" office:value="288.929726996137" calcext:value-type="float">
            <text:p>288.93</text:p>
          </table:table-cell>
          <table:table-cell table:style-name="ce83" table:formula="of:=(([.$M$50] * POWER([.M100];3)) + ([.$N$50] * POWER([.M100];2)) + ([.$M$52] * [.M100]) + [.$N$52])" office:value-type="float" office:value="162.035453614107" calcext:value-type="float">
            <text:p>162.04</text:p>
          </table:table-cell>
          <table:table-cell table:number-columns-repeated="7"/>
        </table:table-row>
        <table:table-row table:style-name="ro1">
          <table:table-cell table:formula="of:=[.A100] + (([.B100]-[.B99]) *[.$B$39])" office:value-type="float" office:value="298.049333976941" calcext:value-type="float">
            <text:p>298.05</text:p>
          </table:table-cell>
          <table:table-cell table:formula="of:=(([.$A$50] * POWER([.A101];3)) + ([.$B$50] * POWER([.A101];2)) + ([.$A$52] * [.A101]) + [.$B$52])" office:value-type="float" office:value="71.4880790575724" calcext:value-type="float">
            <text:p>71.49</text:p>
          </table:table-cell>
          <table:table-cell table:formula="of:=[.C100] + (([.D100]-[.D99]) *[.$B$40])" office:value-type="float" office:value="290.515502450128" calcext:value-type="float">
            <text:p>290.52</text:p>
          </table:table-cell>
          <table:table-cell table:formula="of:=(([.$C$50] * POWER([.C101];3)) + ([.$D$50] * POWER([.C101];2)) + ([.$C$52] * [.C101]) + [.$D$52])" office:value-type="float" office:value="152.470904008582" calcext:value-type="float">
            <text:p>152.47</text:p>
          </table:table-cell>
          <table:table-cell table:formula="of:=[.E100] + (([.F100]-[.F99]) *[.$B$41])" office:value-type="float" office:value="289.609108748502" calcext:value-type="float">
            <text:p>289.61</text:p>
          </table:table-cell>
          <table:table-cell table:formula="of:=(([.$E$50] * POWER([.E101];3)) + ([.$F$50] * POWER([.E101];2)) + ([.$E$52] * [.E101]) + [.$F$52])" office:value-type="float" office:value="156.456479512797" calcext:value-type="float">
            <text:p>156.46</text:p>
          </table:table-cell>
          <table:table-cell table:formula="of:=[.G100] + (([.H100]-[.H99]) *[.$B$42])" office:value-type="float" office:value="289.480900558721" calcext:value-type="float">
            <text:p>289.48</text:p>
          </table:table-cell>
          <table:table-cell table:formula="of:=(([.$G$50] * POWER([.G101];3)) + ([.$H$50] * POWER([.G101];2)) + ([.$G$52] * [.G101]) + [.$H$52])" office:value-type="float" office:value="157.337469238182" calcext:value-type="float">
            <text:p>157.34</text:p>
          </table:table-cell>
          <table:table-cell table:formula="of:=[.I100] + (([.J100]-[.J99]) *[.$B$43])" office:value-type="float" office:value="289.23680743954" calcext:value-type="float">
            <text:p>289.24</text:p>
          </table:table-cell>
          <table:table-cell table:formula="of:=(([.$I$50] * POWER([.I101];3)) + ([.$J$50] * POWER([.I101];2)) + ([.$I$52] * [.I101]) + [.$J$52])" office:value-type="float" office:value="158.867906230327" calcext:value-type="float">
            <text:p>158.87</text:p>
          </table:table-cell>
          <table:table-cell table:formula="of:=[.K100] + (([.L100]-[.L99]) * [.$B$44])" office:value-type="float" office:value="289.022222265961" calcext:value-type="float">
            <text:p>289.02</text:p>
          </table:table-cell>
          <table:table-cell table:style-name="ce83" table:formula="of:=(([.$K$50] * POWER([.K101];3)) + ([.$L$50] * POWER([.K101];2)) + ([.$K$52] * [.K101]) + [.$L$52])" office:value-type="float" office:value="160.570183157913" calcext:value-type="float">
            <text:p>160.57</text:p>
          </table:table-cell>
          <table:table-cell table:style-name="ce83" table:formula="of:=[.M100] + (([.N100]-[.N99]) *[.$B$44])" office:value-type="float" office:value="288.92972699617" calcext:value-type="float">
            <text:p>288.93</text:p>
          </table:table-cell>
          <table:table-cell table:style-name="ce83" table:formula="of:=(([.$M$50] * POWER([.M101];3)) + ([.$N$50] * POWER([.M101];2)) + ([.$M$52] * [.M101]) + [.$N$52])" office:value-type="float" office:value="162.035453614198" calcext:value-type="float">
            <text:p>162.04</text:p>
          </table:table-cell>
          <table:table-cell table:number-columns-repeated="7"/>
        </table:table-row>
        <table:table-row table:style-name="ro1">
          <table:table-cell table:formula="of:=[.A101] + (([.B101]-[.B100]) *[.$B$39])" office:value-type="float" office:value="298.049333982648" calcext:value-type="float">
            <text:p>298.05</text:p>
          </table:table-cell>
          <table:table-cell table:formula="of:=(([.$A$50] * POWER([.A102];3)) + ([.$B$50] * POWER([.A102];2)) + ([.$A$52] * [.A102]) + [.$B$52])" office:value-type="float" office:value="71.4880790637428" calcext:value-type="float">
            <text:p>71.49</text:p>
          </table:table-cell>
          <table:table-cell table:formula="of:=[.C101] + (([.D101]-[.D100]) *[.$B$40])" office:value-type="float" office:value="290.515502455105" calcext:value-type="float">
            <text:p>290.52</text:p>
          </table:table-cell>
          <table:table-cell table:formula="of:=(([.$C$50] * POWER([.C102];3)) + ([.$D$50] * POWER([.C102];2)) + ([.$C$52] * [.C102]) + [.$D$52])" office:value-type="float" office:value="152.470904022777" calcext:value-type="float">
            <text:p>152.47</text:p>
          </table:table-cell>
          <table:table-cell table:formula="of:=[.E101] + (([.F101]-[.F100]) *[.$B$41])" office:value-type="float" office:value="289.609108748721" calcext:value-type="float">
            <text:p>289.61</text:p>
          </table:table-cell>
          <table:table-cell table:formula="of:=(([.$E$50] * POWER([.E102];3)) + ([.$F$50] * POWER([.E102];2)) + ([.$E$52] * [.E102]) + [.$F$52])" office:value-type="float" office:value="156.456479513416" calcext:value-type="float">
            <text:p>156.46</text:p>
          </table:table-cell>
          <table:table-cell table:formula="of:=[.G101] + (([.H101]-[.H100]) *[.$B$42])" office:value-type="float" office:value="289.480900558882" calcext:value-type="float">
            <text:p>289.48</text:p>
          </table:table-cell>
          <table:table-cell table:formula="of:=(([.$G$50] * POWER([.G102];3)) + ([.$H$50] * POWER([.G102];2)) + ([.$G$52] * [.G102]) + [.$H$52])" office:value-type="float" office:value="157.337469238637" calcext:value-type="float">
            <text:p>157.34</text:p>
          </table:table-cell>
          <table:table-cell table:formula="of:=[.I101] + (([.J101]-[.J100]) *[.$B$43])" office:value-type="float" office:value="289.236807439583" calcext:value-type="float">
            <text:p>289.24</text:p>
          </table:table-cell>
          <table:table-cell table:formula="of:=(([.$I$50] * POWER([.I102];3)) + ([.$J$50] * POWER([.I102];2)) + ([.$I$52] * [.I102]) + [.$J$52])" office:value-type="float" office:value="158.867906230448" calcext:value-type="float">
            <text:p>158.87</text:p>
          </table:table-cell>
          <table:table-cell table:formula="of:=[.K101] + (([.L101]-[.L100]) * [.$B$44])" office:value-type="float" office:value="289.022222265978" calcext:value-type="float">
            <text:p>289.02</text:p>
          </table:table-cell>
          <table:table-cell table:style-name="ce83" table:formula="of:=(([.$K$50] * POWER([.K102];3)) + ([.$L$50] * POWER([.K102];2)) + ([.$K$52] * [.K102]) + [.$L$52])" office:value-type="float" office:value="160.570183157964" calcext:value-type="float">
            <text:p>160.57</text:p>
          </table:table-cell>
          <table:table-cell table:style-name="ce83" table:formula="of:=[.M101] + (([.N101]-[.N100]) *[.$B$44])" office:value-type="float" office:value="288.929726996189" calcext:value-type="float">
            <text:p>288.93</text:p>
          </table:table-cell>
          <table:table-cell table:style-name="ce83" table:formula="of:=(([.$M$50] * POWER([.M102];3)) + ([.$N$50] * POWER([.M102];2)) + ([.$M$52] * [.M102]) + [.$N$52])" office:value-type="float" office:value="162.035453614252" calcext:value-type="float">
            <text:p>162.04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65" table:number-columns-repeated="2"/>
          <table:table-cell table:style-name="Default" table:number-columns-repeated="3"/>
          <table:table-cell table:number-columns-repeated="10"/>
        </table:table-row>
        <table:table-row table:style-name="ro1" table:number-rows-repeated="13">
          <table:table-cell table:number-columns-repeated="2"/>
          <table:table-cell table:style-name="ce65" table:number-columns-repeated="2"/>
          <table:table-cell table:style-name="Default" table:number-columns-repeated="7"/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0"/>
        </table:table-row>
      </table:table>
      <table:table table:name="CO2_1600ppm" table:style-name="ta1" table:print="false">
        <table:shapes>
          <draw:frame draw:z-index="0" draw:style-name="gr1" draw:text-style-name="P1" svg:width="147.86mm" svg:height="99.97mm" svg:x="206.3mm" svg:y="72.68mm">
            <draw:object draw:notify-on-update-of-ranges="CO2_1600ppm.A27:CO2_1600ppm.A35 CO2_1600ppm.H26:CO2_1600ppm.H26 CO2_1600ppm.H27:CO2_1600ppm.H3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2" table:default-cell-style-name="ce83"/>
        <table:table-column table:style-name="co1" table:number-columns-repeated="9" table:default-cell-style-name="Default"/>
        <table:table-row table:style-name="ro1">
          <table:table-cell table:style-name="ce53" office:value-type="string" calcext:value-type="string" table:number-columns-spanned="8" table:number-rows-spanned="1">
            <text:p>Transmittance</text:p>
          </table:table-cell>
          <table:covered-table-cell table:number-columns-repeated="6" table:style-name="ce53"/>
          <table:covered-table-cell table:style-name="ce150"/>
          <table:table-cell table:style-name="Default" table:number-columns-repeated="4"/>
          <table:table-cell table:number-columns-repeated="9"/>
        </table:table-row>
        <table:table-row table:style-name="ro3">
          <table:table-cell table:style-name="ce53" office:value-type="string" calcext:value-type="string">
            <text:p>Temperature (K)</text:p>
          </table:table-cell>
          <table:table-cell table:style-name="ce158" office:value-type="percentage" office:value="0" calcext:value-type="percentage">
            <text:p>0%</text:p>
          </table:table-cell>
          <table:table-cell table:style-name="ce158" office:value-type="percentage" office:value="0.1" calcext:value-type="percentage">
            <text:p>10%</text:p>
          </table:table-cell>
          <table:table-cell table:style-name="ce158" office:value-type="percentage" office:value="0.2" calcext:value-type="percentage">
            <text:p>20%</text:p>
          </table:table-cell>
          <table:table-cell table:style-name="ce158" office:value-type="percentage" office:value="0.4" calcext:value-type="percentage">
            <text:p>40%</text:p>
          </table:table-cell>
          <table:table-cell table:style-name="ce158" office:value-type="percentage" office:value="0.46" calcext:value-type="percentage">
            <text:p>46%</text:p>
          </table:table-cell>
          <table:table-cell table:style-name="ce158" office:value-type="percentage" office:value="0.6" calcext:value-type="percentage">
            <text:p>60%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63" office:value-type="percentage" office:value="1" calcext:value-type="percentage">
            <text:p>100%</text:p>
          </table:table-cell>
          <table:table-cell table:style-name="ce165" office:value-type="string" calcext:value-type="string">
            <text:p>σT^4</text:p>
          </table:table-cell>
          <table:table-cell table:style-name="ce5" office:value-type="string" calcext:value-type="string">
            <text:p>Planck summation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66" table:formula="of:=[$CO2_0ppm.A3]" office:value-type="float" office:value="283.15" calcext:value-type="float">
            <text:p>283.15</text:p>
          </table:table-cell>
          <table:table-cell table:style-name="ce161" office:value-type="float" office:value="258.284580564643" calcext:value-type="float">
            <text:p>258.28</text:p>
          </table:table-cell>
          <table:table-cell table:style-name="ce161" office:value-type="float" office:value="135.633600695279" calcext:value-type="float">
            <text:p>135.63</text:p>
          </table:table-cell>
          <table:table-cell table:style-name="ce161" office:value-type="float" office:value="122.33192728312" calcext:value-type="float">
            <text:p>122.33</text:p>
          </table:table-cell>
          <table:table-cell table:style-name="ce161" office:value-type="float" office:value="110.20830930091" calcext:value-type="float">
            <text:p>110.21</text:p>
          </table:table-cell>
          <table:table-cell table:style-name="ce161" office:value-type="float" office:value="107.971490779014" calcext:value-type="float">
            <text:p>107.97</text:p>
          </table:table-cell>
          <table:table-cell table:style-name="ce161" office:value-type="float" office:value="103.887449149197" calcext:value-type="float">
            <text:p>103.89</text:p>
          </table:table-cell>
          <table:table-cell table:style-name="ce161" office:value-type="float" office:value="99.7547263514801" calcext:value-type="float">
            <text:p>99.75</text:p>
          </table:table-cell>
          <table:table-cell table:style-name="ce161" office:value-type="float" office:value="96.7289864196821" calcext:value-type="float">
            <text:p>96.73</text:p>
          </table:table-cell>
          <table:table-cell table:formula="of:=0.0000000567037441900006*POWER([.A3];4)" office:value-type="float" office:value="364.483607161425" calcext:value-type="float">
            <text:p>364.48</text:p>
          </table:table-cell>
          <table:table-cell office:value-type="float" office:value="362.34484692245" calcext:value-type="float">
            <text:p>362.34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66" table:formula="of:=[$CO2_0ppm.A4]" office:value-type="float" office:value="287.15" calcext:value-type="float">
            <text:p>287.15</text:p>
          </table:table-cell>
          <table:table-cell table:style-name="ce161" office:value-type="float" office:value="272.228798686194" calcext:value-type="float">
            <text:p>272.23</text:p>
          </table:table-cell>
          <table:table-cell table:style-name="ce161" office:value-type="float" office:value="136.846431196443" calcext:value-type="float">
            <text:p>136.85</text:p>
          </table:table-cell>
          <table:table-cell table:style-name="ce161" office:value-type="float" office:value="123.372433087016" calcext:value-type="float">
            <text:p>123.37</text:p>
          </table:table-cell>
          <table:table-cell table:style-name="ce161" office:value-type="float" office:value="111.4479500233" calcext:value-type="float">
            <text:p>111.45</text:p>
          </table:table-cell>
          <table:table-cell table:style-name="ce161" office:value-type="float" office:value="109.255222653292" calcext:value-type="float">
            <text:p>109.26</text:p>
          </table:table-cell>
          <table:table-cell table:style-name="ce161" office:value-type="float" office:value="105.275963783603" calcext:value-type="float">
            <text:p>105.28</text:p>
          </table:table-cell>
          <table:table-cell table:style-name="ce161" office:value-type="float" office:value="101.204798206693" calcext:value-type="float">
            <text:p>101.20</text:p>
          </table:table-cell>
          <table:table-cell table:style-name="ce161" office:value-type="float" office:value="98.1819948603821" calcext:value-type="float">
            <text:p>98.18</text:p>
          </table:table-cell>
          <table:table-cell table:formula="of:=0.0000000567037441900006*POWER([.A4];4)" office:value-type="float" office:value="385.520093917784" calcext:value-type="float">
            <text:p>385.52</text:p>
          </table:table-cell>
          <table:table-cell office:value-type="float" office:value="383.339838515444" calcext:value-type="float">
            <text:p>383.34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66" table:formula="of:=[$CO2_0ppm.A5]" office:value-type="float" office:value="288.15" calcext:value-type="float">
            <text:p>288.15</text:p>
          </table:table-cell>
          <table:table-cell table:style-name="ce161" office:value-type="float" office:value="275.797253469271" calcext:value-type="float">
            <text:p>275.80</text:p>
          </table:table-cell>
          <table:table-cell table:style-name="ce161" office:value-type="float" office:value="137.138285507498" calcext:value-type="float">
            <text:p>137.14</text:p>
          </table:table-cell>
          <table:table-cell table:style-name="ce161" office:value-type="float" office:value="123.655534036859" calcext:value-type="float">
            <text:p>123.66</text:p>
          </table:table-cell>
          <table:table-cell table:style-name="ce161" office:value-type="float" office:value="111.789183818337" calcext:value-type="float">
            <text:p>111.79</text:p>
          </table:table-cell>
          <table:table-cell table:style-name="ce161" office:value-type="float" office:value="109.607911762436" calcext:value-type="float">
            <text:p>109.61</text:p>
          </table:table-cell>
          <table:table-cell table:style-name="ce161" office:value-type="float" office:value="105.643523863836" calcext:value-type="float">
            <text:p>105.64</text:p>
          </table:table-cell>
          <table:table-cell table:style-name="ce161" office:value-type="float" office:value="101.573198593562" calcext:value-type="float">
            <text:p>101.57</text:p>
          </table:table-cell>
          <table:table-cell table:style-name="ce161" office:value-type="float" office:value="98.5369075864512" calcext:value-type="float">
            <text:p>98.54</text:p>
          </table:table-cell>
          <table:table-cell table:formula="of:=0.0000000567037441900006*POWER([.A5];4)" office:value-type="float" office:value="390.918507769011" calcext:value-type="float">
            <text:p>390.92</text:p>
          </table:table-cell>
          <table:table-cell office:value-type="float" office:value="388.727817510757" calcext:value-type="float">
            <text:p>388.73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66" table:formula="of:=[$CO2_0ppm.A6]" office:value-type="float" office:value="289.15" calcext:value-type="float">
            <text:p>289.15</text:p>
          </table:table-cell>
          <table:table-cell table:style-name="ce161" office:value-type="float" office:value="279.396614096334" calcext:value-type="float">
            <text:p>279.40</text:p>
          </table:table-cell>
          <table:table-cell table:style-name="ce161" office:value-type="float" office:value="137.427642410023" calcext:value-type="float">
            <text:p>137.43</text:p>
          </table:table-cell>
          <table:table-cell table:style-name="ce161" office:value-type="float" office:value="123.947427826883" calcext:value-type="float">
            <text:p>123.95</text:p>
          </table:table-cell>
          <table:table-cell table:style-name="ce161" office:value-type="float" office:value="112.13938093148" calcext:value-type="float">
            <text:p>112.14</text:p>
          </table:table-cell>
          <table:table-cell table:style-name="ce161" office:value-type="float" office:value="109.976552385301" calcext:value-type="float">
            <text:p>109.98</text:p>
          </table:table-cell>
          <table:table-cell table:style-name="ce161" office:value-type="float" office:value="106.013637878482" calcext:value-type="float">
            <text:p>106.01</text:p>
          </table:table-cell>
          <table:table-cell table:style-name="ce161" office:value-type="float" office:value="101.937262897507" calcext:value-type="float">
            <text:p>101.94</text:p>
          </table:table-cell>
          <table:table-cell table:style-name="ce161" office:value-type="float" office:value="98.8813051950958" calcext:value-type="float">
            <text:p>98.88</text:p>
          </table:table-cell>
          <table:table-cell table:formula="of:=0.0000000567037441900006*POWER([.A6];4)" office:value-type="float" office:value="396.373419363694" calcext:value-type="float">
            <text:p>396.37</text:p>
          </table:table-cell>
          <table:table-cell office:value-type="float" office:value="394.172268935681" calcext:value-type="float">
            <text:p>394.17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66" table:formula="of:=[$CO2_0ppm.A7]" office:value-type="float" office:value="290.15" calcext:value-type="float">
            <text:p>290.15</text:p>
          </table:table-cell>
          <table:table-cell table:style-name="ce161" office:value-type="float" office:value="283.033793384498" calcext:value-type="float">
            <text:p>283.03</text:p>
          </table:table-cell>
          <table:table-cell table:style-name="ce161" office:value-type="float" office:value="137.723422055278" calcext:value-type="float">
            <text:p>137.72</text:p>
          </table:table-cell>
          <table:table-cell table:style-name="ce161" office:value-type="float" office:value="124.255306683058" calcext:value-type="float">
            <text:p>124.26</text:p>
          </table:table-cell>
          <table:table-cell table:style-name="ce161" office:value-type="float" office:value="112.503116929417" calcext:value-type="float">
            <text:p>112.50</text:p>
          </table:table-cell>
          <table:table-cell table:style-name="ce161" office:value-type="float" office:value="110.354203448202" calcext:value-type="float">
            <text:p>110.35</text:p>
          </table:table-cell>
          <table:table-cell table:style-name="ce161" office:value-type="float" office:value="106.38948387544" calcext:value-type="float">
            <text:p>106.39</text:p>
          </table:table-cell>
          <table:table-cell table:style-name="ce161" office:value-type="float" office:value="102.299611023725" calcext:value-type="float">
            <text:p>102.30</text:p>
          </table:table-cell>
          <table:table-cell table:style-name="ce161" office:value-type="float" office:value="99.2169155395809" calcext:value-type="float">
            <text:p>99.22</text:p>
          </table:table-cell>
          <table:table-cell table:formula="of:=0.0000000567037441900006*POWER([.A7];4)" office:value-type="float" office:value="401.885221522692" calcext:value-type="float">
            <text:p>401.89</text:p>
          </table:table-cell>
          <table:table-cell office:value-type="float" office:value="399.673585135707" calcext:value-type="float">
            <text:p>399.67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66" table:formula="of:=[$CO2_0ppm.A8]" office:value-type="float" office:value="291.15" calcext:value-type="float">
            <text:p>291.15</text:p>
          </table:table-cell>
          <table:table-cell table:style-name="ce161" office:value-type="float" office:value="286.700536838405" calcext:value-type="float">
            <text:p>286.70</text:p>
          </table:table-cell>
          <table:table-cell table:style-name="ce161" office:value-type="float" office:value="138.017194124049" calcext:value-type="float">
            <text:p>138.02</text:p>
          </table:table-cell>
          <table:table-cell table:style-name="ce161" office:value-type="float" office:value="124.570523070769" calcext:value-type="float">
            <text:p>124.57</text:p>
          </table:table-cell>
          <table:table-cell table:style-name="ce161" office:value-type="float" office:value="112.87142574004" calcext:value-type="float">
            <text:p>112.87</text:p>
          </table:table-cell>
          <table:table-cell table:style-name="ce161" office:value-type="float" office:value="110.582397193445" calcext:value-type="float">
            <text:p>110.58</text:p>
          </table:table-cell>
          <table:table-cell table:style-name="ce161" office:value-type="float" office:value="106.757383698416" calcext:value-type="float">
            <text:p>106.76</text:p>
          </table:table-cell>
          <table:table-cell table:style-name="ce161" office:value-type="float" office:value="102.651511411115" calcext:value-type="float">
            <text:p>102.65</text:p>
          </table:table-cell>
          <table:table-cell table:style-name="ce161" office:value-type="float" office:value="99.53530032918" calcext:value-type="float">
            <text:p>99.54</text:p>
          </table:table-cell>
          <table:table-cell table:formula="of:=0.0000000567037441900006*POWER([.A8];4)" office:value-type="float" office:value="407.454308427752" calcext:value-type="float">
            <text:p>407.45</text:p>
          </table:table-cell>
          <table:table-cell office:value-type="float" office:value="405.232159797989" calcext:value-type="float">
            <text:p>405.23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66" table:formula="of:=[$CO2_0ppm.A9]" office:value-type="float" office:value="292.15" calcext:value-type="float">
            <text:p>292.15</text:p>
          </table:table-cell>
          <table:table-cell table:style-name="ce161" office:value-type="float" office:value="290.403577750818" calcext:value-type="float">
            <text:p>290.40</text:p>
          </table:table-cell>
          <table:table-cell table:style-name="ce161" office:value-type="float" office:value="138.319700128324" calcext:value-type="float">
            <text:p>138.32</text:p>
          </table:table-cell>
          <table:table-cell table:style-name="ce161" office:value-type="float" office:value="124.901148478319" calcext:value-type="float">
            <text:p>124.90</text:p>
          </table:table-cell>
          <table:table-cell table:style-name="ce161" office:value-type="float" office:value="113.249959197755" calcext:value-type="float">
            <text:p>113.25</text:p>
          </table:table-cell>
          <table:table-cell table:style-name="ce161" office:value-type="float" office:value="110.970398291087" calcext:value-type="float">
            <text:p>110.97</text:p>
          </table:table-cell>
          <table:table-cell table:style-name="ce161" office:value-type="float" office:value="107.136492892999" calcext:value-type="float">
            <text:p>107.14</text:p>
          </table:table-cell>
          <table:table-cell table:style-name="ce161" office:value-type="float" office:value="102.997070242742" calcext:value-type="float">
            <text:p>103.00</text:p>
          </table:table-cell>
          <table:table-cell table:style-name="ce161" office:value-type="float" office:value="99.8407377045901" calcext:value-type="float">
            <text:p>99.84</text:p>
          </table:table-cell>
          <table:table-cell table:formula="of:=0.0000000567037441900006*POWER([.A9];4)" office:value-type="float" office:value="413.081075621514" calcext:value-type="float">
            <text:p>413.08</text:p>
          </table:table-cell>
          <table:table-cell office:value-type="float" office:value="410.848387950499" calcext:value-type="float">
            <text:p>410.85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66" table:formula="of:=[$CO2_0ppm.A10]" office:value-type="float" office:value="293.15" calcext:value-type="float">
            <text:p>293.15</text:p>
          </table:table-cell>
          <table:table-cell table:style-name="ce161" office:value-type="float" office:value="294.143977520605" calcext:value-type="float">
            <text:p>294.14</text:p>
          </table:table-cell>
          <table:table-cell table:style-name="ce161" office:value-type="float" office:value="138.631158046096" calcext:value-type="float">
            <text:p>138.63</text:p>
          </table:table-cell>
          <table:table-cell table:style-name="ce161" office:value-type="float" office:value="125.245785212007" calcext:value-type="float">
            <text:p>125.25</text:p>
          </table:table-cell>
          <table:table-cell table:style-name="ce161" office:value-type="float" office:value="113.637656130371" calcext:value-type="float">
            <text:p>113.64</text:p>
          </table:table-cell>
          <table:table-cell table:style-name="ce161" office:value-type="float" office:value="111.364756605654" calcext:value-type="float">
            <text:p>111.36</text:p>
          </table:table-cell>
          <table:table-cell table:style-name="ce161" office:value-type="float" office:value="107.510793908142" calcext:value-type="float">
            <text:p>107.51</text:p>
          </table:table-cell>
          <table:table-cell table:style-name="ce161" office:value-type="float" office:value="103.334511527228" calcext:value-type="float">
            <text:p>103.33</text:p>
          </table:table-cell>
          <table:table-cell table:style-name="ce161" office:value-type="float" office:value="100.130594748035" calcext:value-type="float">
            <text:p>100.13</text:p>
          </table:table-cell>
          <table:table-cell table:formula="of:=0.0000000567037441900006*POWER([.A10];4)" office:value-type="float" office:value="418.765920007505" calcext:value-type="float">
            <text:p>418.77</text:p>
          </table:table-cell>
          <table:table-cell office:value-type="float" office:value="416.522665961189" calcext:value-type="float">
            <text:p>416.52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66" table:formula="of:=[$CO2_0ppm.A11]" office:value-type="float" office:value="298.15" calcext:value-type="float">
            <text:p>298.15</text:p>
          </table:table-cell>
          <table:table-cell table:style-name="ce161" office:value-type="float" office:value="313.402978141068" calcext:value-type="float">
            <text:p>313.40</text:p>
          </table:table-cell>
          <table:table-cell table:style-name="ce161" office:value-type="float" office:value="140.358044281022" calcext:value-type="float">
            <text:p>140.36</text:p>
          </table:table-cell>
          <table:table-cell table:style-name="ce161" office:value-type="float" office:value="127.178057550335" calcext:value-type="float">
            <text:p>127.18</text:p>
          </table:table-cell>
          <table:table-cell table:style-name="ce161" office:value-type="float" office:value="115.628086192512" calcext:value-type="float">
            <text:p>115.63</text:p>
          </table:table-cell>
          <table:table-cell table:style-name="ce161" office:value-type="float" office:value="113.549407328958" calcext:value-type="float">
            <text:p>113.55</text:p>
          </table:table-cell>
          <table:table-cell table:style-name="ce161" office:value-type="float" office:value="109.277863022219" calcext:value-type="float">
            <text:p>109.28</text:p>
          </table:table-cell>
          <table:table-cell table:style-name="ce161" office:value-type="float" office:value="104.783117217094" calcext:value-type="float">
            <text:p>104.78</text:p>
          </table:table-cell>
          <table:table-cell table:style-name="ce161" office:value-type="float" office:value="101.228298183243" calcext:value-type="float">
            <text:p>101.23</text:p>
          </table:table-cell>
          <table:table-cell table:formula="of:=0.0000000567037441900006*POWER([.A11];4)" office:value-type="float" office:value="448.075286706654" calcext:value-type="float">
            <text:p>448.08</text:p>
          </table:table-cell>
          <table:table-cell office:value-type="float" office:value="445.778770449153" calcext:value-type="float">
            <text:p>445.78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53"/>
          <table:table-cell table:style-name="Default" table:number-columns-repeated="11"/>
          <table:table-cell table:number-columns-repeated="9"/>
        </table:table-row>
        <table:table-row table:style-name="ro1">
          <table:table-cell table:style-name="ce53" office:value-type="string" calcext:value-type="string" table:number-columns-spanned="9" table:number-rows-spanned="1">
            <text:p><text:s/>Absorption (σT^4 – Thansmittance)</text:p>
          </table:table-cell>
          <table:covered-table-cell table:number-columns-repeated="7" table:style-name="ce158"/>
          <table:covered-table-cell table:style-name="ce163"/>
          <table:table-cell table:style-name="Default" table:number-columns-repeated="3"/>
          <table:table-cell table:number-columns-repeated="9"/>
        </table:table-row>
        <table:table-row table:style-name="ro3">
          <table:table-cell table:style-name="ce53" office:value-type="string" calcext:value-type="string">
            <text:p>Temperature (K)</text:p>
          </table:table-cell>
          <table:table-cell table:style-name="ce158" office:value-type="percentage" office:value="0" calcext:value-type="percentage">
            <text:p>0%</text:p>
          </table:table-cell>
          <table:table-cell table:style-name="ce158" office:value-type="percentage" office:value="0.1" calcext:value-type="percentage">
            <text:p>10%</text:p>
          </table:table-cell>
          <table:table-cell table:style-name="ce158" office:value-type="percentage" office:value="0.2" calcext:value-type="percentage">
            <text:p>20%</text:p>
          </table:table-cell>
          <table:table-cell table:style-name="ce158" office:value-type="percentage" office:value="0.4" calcext:value-type="percentage">
            <text:p>40%</text:p>
          </table:table-cell>
          <table:table-cell table:style-name="ce158" office:value-type="percentage" office:value="0.46" calcext:value-type="percentage">
            <text:p>46%</text:p>
          </table:table-cell>
          <table:table-cell table:style-name="ce158" office:value-type="percentage" office:value="0.6" calcext:value-type="percentage">
            <text:p>60%</text:p>
          </table:table-cell>
          <table:table-cell table:style-name="ce158" office:value-type="percentage" office:value="0.8" calcext:value-type="percentage">
            <text:p>80%</text:p>
          </table:table-cell>
          <table:table-cell table:style-name="ce163" office:value-type="percentage" office:value="1" calcext:value-type="percentage">
            <text:p>100%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 table:formula="of:=[.A3]" office:value-type="float" office:value="283.15" calcext:value-type="float">
            <text:p>283.15</text:p>
          </table:table-cell>
          <table:table-cell table:formula="of:=([.$J3] - [.B3])" office:value-type="float" office:value="106.199026596782" calcext:value-type="float">
            <text:p>106.20</text:p>
          </table:table-cell>
          <table:table-cell table:formula="of:=([.$J3] - [.C3])" office:value-type="float" office:value="228.850006466146" calcext:value-type="float">
            <text:p>228.85</text:p>
          </table:table-cell>
          <table:table-cell table:formula="of:=([.$J3] - [.D3])" office:value-type="float" office:value="242.151679878305" calcext:value-type="float">
            <text:p>242.15</text:p>
          </table:table-cell>
          <table:table-cell table:formula="of:=([.$J3] - [.E3])" office:value-type="float" office:value="254.275297860515" calcext:value-type="float">
            <text:p>254.28</text:p>
          </table:table-cell>
          <table:table-cell table:formula="of:=([.$J3] - [.F3])" office:value-type="float" office:value="256.512116382411" calcext:value-type="float">
            <text:p>256.51</text:p>
          </table:table-cell>
          <table:table-cell table:formula="of:=([.$J3] - [.G3])" office:value-type="float" office:value="260.596158012228" calcext:value-type="float">
            <text:p>260.60</text:p>
          </table:table-cell>
          <table:table-cell table:formula="of:=([.$J3] - [.H3])" office:value-type="float" office:value="264.728880809945" calcext:value-type="float">
            <text:p>264.73</text:p>
          </table:table-cell>
          <table:table-cell table:formula="of:=([.$J3] - [.I3])" office:value-type="float" office:value="267.754620741743" calcext:value-type="float">
            <text:p>267.75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 table:formula="of:=[.A4]" office:value-type="float" office:value="287.15" calcext:value-type="float">
            <text:p>287.15</text:p>
          </table:table-cell>
          <table:table-cell table:formula="of:=([.$J4] - [.B4])" office:value-type="float" office:value="113.29129523159" calcext:value-type="float">
            <text:p>113.29</text:p>
          </table:table-cell>
          <table:table-cell table:formula="of:=([.$J4] - [.C4])" office:value-type="float" office:value="248.673662721341" calcext:value-type="float">
            <text:p>248.67</text:p>
          </table:table-cell>
          <table:table-cell table:formula="of:=([.$J4] - [.D4])" office:value-type="float" office:value="262.147660830768" calcext:value-type="float">
            <text:p>262.15</text:p>
          </table:table-cell>
          <table:table-cell table:formula="of:=([.$J4] - [.E4])" office:value-type="float" office:value="274.072143894484" calcext:value-type="float">
            <text:p>274.07</text:p>
          </table:table-cell>
          <table:table-cell table:formula="of:=([.$J4] - [.F4])" office:value-type="float" office:value="276.264871264492" calcext:value-type="float">
            <text:p>276.26</text:p>
          </table:table-cell>
          <table:table-cell table:formula="of:=([.$J4] - [.G4])" office:value-type="float" office:value="280.244130134181" calcext:value-type="float">
            <text:p>280.24</text:p>
          </table:table-cell>
          <table:table-cell table:formula="of:=([.$J4] - [.H4])" office:value-type="float" office:value="284.315295711091" calcext:value-type="float">
            <text:p>284.32</text:p>
          </table:table-cell>
          <table:table-cell table:formula="of:=([.$J4] - [.I4])" office:value-type="float" office:value="287.338099057402" calcext:value-type="float">
            <text:p>287.34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 table:formula="of:=[.A5]" office:value-type="float" office:value="288.15" calcext:value-type="float">
            <text:p>288.15</text:p>
          </table:table-cell>
          <table:table-cell table:formula="of:=([.$J5] - [.B5])" office:value-type="float" office:value="115.12125429974" calcext:value-type="float">
            <text:p>115.12</text:p>
          </table:table-cell>
          <table:table-cell table:formula="of:=([.$J5] - [.C5])" office:value-type="float" office:value="253.780222261513" calcext:value-type="float">
            <text:p>253.78</text:p>
          </table:table-cell>
          <table:table-cell table:formula="of:=([.$J5] - [.D5])" office:value-type="float" office:value="267.262973732152" calcext:value-type="float">
            <text:p>267.26</text:p>
          </table:table-cell>
          <table:table-cell table:formula="of:=([.$J5] - [.E5])" office:value-type="float" office:value="279.129323950674" calcext:value-type="float">
            <text:p>279.13</text:p>
          </table:table-cell>
          <table:table-cell table:formula="of:=([.$J5] - [.F5])" office:value-type="float" office:value="281.310596006575" calcext:value-type="float">
            <text:p>281.31</text:p>
          </table:table-cell>
          <table:table-cell table:formula="of:=([.$J5] - [.G5])" office:value-type="float" office:value="285.274983905175" calcext:value-type="float">
            <text:p>285.27</text:p>
          </table:table-cell>
          <table:table-cell table:formula="of:=([.$J5] - [.H5])" office:value-type="float" office:value="289.345309175449" calcext:value-type="float">
            <text:p>289.35</text:p>
          </table:table-cell>
          <table:table-cell table:formula="of:=([.$J5] - [.I5])" office:value-type="float" office:value="292.381600182559" calcext:value-type="float">
            <text:p>292.38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 table:formula="of:=[.A6]" office:value-type="float" office:value="289.15" calcext:value-type="float">
            <text:p>289.15</text:p>
          </table:table-cell>
          <table:table-cell table:formula="of:=([.$J6] - [.B6])" office:value-type="float" office:value="116.97680526736" calcext:value-type="float">
            <text:p>116.98</text:p>
          </table:table-cell>
          <table:table-cell table:formula="of:=([.$J6] - [.C6])" office:value-type="float" office:value="258.945776953671" calcext:value-type="float">
            <text:p>258.95</text:p>
          </table:table-cell>
          <table:table-cell table:formula="of:=([.$J6] - [.D6])" office:value-type="float" office:value="272.425991536811" calcext:value-type="float">
            <text:p>272.43</text:p>
          </table:table-cell>
          <table:table-cell table:formula="of:=([.$J6] - [.E6])" office:value-type="float" office:value="284.234038432214" calcext:value-type="float">
            <text:p>284.23</text:p>
          </table:table-cell>
          <table:table-cell table:formula="of:=([.$J6] - [.F6])" office:value-type="float" office:value="286.396866978393" calcext:value-type="float">
            <text:p>286.40</text:p>
          </table:table-cell>
          <table:table-cell table:formula="of:=([.$J6] - [.G6])" office:value-type="float" office:value="290.359781485212" calcext:value-type="float">
            <text:p>290.36</text:p>
          </table:table-cell>
          <table:table-cell table:formula="of:=([.$J6] - [.H6])" office:value-type="float" office:value="294.436156466187" calcext:value-type="float">
            <text:p>294.44</text:p>
          </table:table-cell>
          <table:table-cell table:formula="of:=([.$J6] - [.I6])" office:value-type="float" office:value="297.492114168598" calcext:value-type="float">
            <text:p>297.49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 table:formula="of:=[.A7]" office:value-type="float" office:value="290.15" calcext:value-type="float">
            <text:p>290.15</text:p>
          </table:table-cell>
          <table:table-cell table:formula="of:=([.$J7] - [.B7])" office:value-type="float" office:value="118.851428138194" calcext:value-type="float">
            <text:p>118.85</text:p>
          </table:table-cell>
          <table:table-cell table:formula="of:=([.$J7] - [.C7])" office:value-type="float" office:value="264.161799467414" calcext:value-type="float">
            <text:p>264.16</text:p>
          </table:table-cell>
          <table:table-cell table:formula="of:=([.$J7] - [.D7])" office:value-type="float" office:value="277.629914839634" calcext:value-type="float">
            <text:p>277.63</text:p>
          </table:table-cell>
          <table:table-cell table:formula="of:=([.$J7] - [.E7])" office:value-type="float" office:value="289.382104593275" calcext:value-type="float">
            <text:p>289.38</text:p>
          </table:table-cell>
          <table:table-cell table:formula="of:=([.$J7] - [.F7])" office:value-type="float" office:value="291.53101807449" calcext:value-type="float">
            <text:p>291.53</text:p>
          </table:table-cell>
          <table:table-cell table:formula="of:=([.$J7] - [.G7])" office:value-type="float" office:value="295.495737647252" calcext:value-type="float">
            <text:p>295.50</text:p>
          </table:table-cell>
          <table:table-cell table:formula="of:=([.$J7] - [.H7])" office:value-type="float" office:value="299.585610498967" calcext:value-type="float">
            <text:p>299.59</text:p>
          </table:table-cell>
          <table:table-cell table:formula="of:=([.$J7] - [.I7])" office:value-type="float" office:value="302.668305983111" calcext:value-type="float">
            <text:p>302.67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 table:formula="of:=[.A8]" office:value-type="float" office:value="291.15" calcext:value-type="float">
            <text:p>291.15</text:p>
          </table:table-cell>
          <table:table-cell table:formula="of:=([.$J8] - [.B8])" office:value-type="float" office:value="120.753771589347" calcext:value-type="float">
            <text:p>120.75</text:p>
          </table:table-cell>
          <table:table-cell table:formula="of:=([.$J8] - [.C8])" office:value-type="float" office:value="269.437114303703" calcext:value-type="float">
            <text:p>269.44</text:p>
          </table:table-cell>
          <table:table-cell table:formula="of:=([.$J8] - [.D8])" office:value-type="float" office:value="282.883785356983" calcext:value-type="float">
            <text:p>282.88</text:p>
          </table:table-cell>
          <table:table-cell table:formula="of:=([.$J8] - [.E8])" office:value-type="float" office:value="294.582882687712" calcext:value-type="float">
            <text:p>294.58</text:p>
          </table:table-cell>
          <table:table-cell table:formula="of:=([.$J8] - [.F8])" office:value-type="float" office:value="296.871911234308" calcext:value-type="float">
            <text:p>296.87</text:p>
          </table:table-cell>
          <table:table-cell table:formula="of:=([.$J8] - [.G8])" office:value-type="float" office:value="300.696924729336" calcext:value-type="float">
            <text:p>300.70</text:p>
          </table:table-cell>
          <table:table-cell table:formula="of:=([.$J8] - [.H8])" office:value-type="float" office:value="304.802797016637" calcext:value-type="float">
            <text:p>304.80</text:p>
          </table:table-cell>
          <table:table-cell table:formula="of:=([.$J8] - [.I8])" office:value-type="float" office:value="307.919008098572" calcext:value-type="float">
            <text:p>307.92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 table:formula="of:=[.A9]" office:value-type="float" office:value="292.15" calcext:value-type="float">
            <text:p>292.15</text:p>
          </table:table-cell>
          <table:table-cell table:formula="of:=([.$J9] - [.B9])" office:value-type="float" office:value="122.677497870696" calcext:value-type="float">
            <text:p>122.68</text:p>
          </table:table-cell>
          <table:table-cell table:formula="of:=([.$J9] - [.C9])" office:value-type="float" office:value="274.76137549319" calcext:value-type="float">
            <text:p>274.76</text:p>
          </table:table-cell>
          <table:table-cell table:formula="of:=([.$J9] - [.D9])" office:value-type="float" office:value="288.179927143195" calcext:value-type="float">
            <text:p>288.18</text:p>
          </table:table-cell>
          <table:table-cell table:formula="of:=([.$J9] - [.E9])" office:value-type="float" office:value="299.831116423759" calcext:value-type="float">
            <text:p>299.83</text:p>
          </table:table-cell>
          <table:table-cell table:formula="of:=([.$J9] - [.F9])" office:value-type="float" office:value="302.110677330427" calcext:value-type="float">
            <text:p>302.11</text:p>
          </table:table-cell>
          <table:table-cell table:formula="of:=([.$J9] - [.G9])" office:value-type="float" office:value="305.944582728515" calcext:value-type="float">
            <text:p>305.94</text:p>
          </table:table-cell>
          <table:table-cell table:formula="of:=([.$J9] - [.H9])" office:value-type="float" office:value="310.084005378772" calcext:value-type="float">
            <text:p>310.08</text:p>
          </table:table-cell>
          <table:table-cell table:formula="of:=([.$J9] - [.I9])" office:value-type="float" office:value="313.240337916924" calcext:value-type="float">
            <text:p>313.24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 table:formula="of:=[.A10]" office:value-type="float" office:value="293.15" calcext:value-type="float">
            <text:p>293.15</text:p>
          </table:table-cell>
          <table:table-cell table:formula="of:=([.$J10] - [.B10])" office:value-type="float" office:value="124.6219424869" calcext:value-type="float">
            <text:p>124.62</text:p>
          </table:table-cell>
          <table:table-cell table:formula="of:=([.$J10] - [.C10])" office:value-type="float" office:value="280.134761961409" calcext:value-type="float">
            <text:p>280.13</text:p>
          </table:table-cell>
          <table:table-cell table:formula="of:=([.$J10] - [.D10])" office:value-type="float" office:value="293.520134795498" calcext:value-type="float">
            <text:p>293.52</text:p>
          </table:table-cell>
          <table:table-cell table:formula="of:=([.$J10] - [.E10])" office:value-type="float" office:value="305.128263877134" calcext:value-type="float">
            <text:p>305.13</text:p>
          </table:table-cell>
          <table:table-cell table:formula="of:=([.$J10] - [.F10])" office:value-type="float" office:value="307.40116340185" calcext:value-type="float">
            <text:p>307.40</text:p>
          </table:table-cell>
          <table:table-cell table:formula="of:=([.$J10] - [.G10])" office:value-type="float" office:value="311.255126099363" calcext:value-type="float">
            <text:p>311.26</text:p>
          </table:table-cell>
          <table:table-cell table:formula="of:=([.$J10] - [.H10])" office:value-type="float" office:value="315.431408480277" calcext:value-type="float">
            <text:p>315.43</text:p>
          </table:table-cell>
          <table:table-cell table:formula="of:=([.$J10] - [.I10])" office:value-type="float" office:value="318.63532525947" calcext:value-type="float">
            <text:p>318.64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 table:formula="of:=[.A11]" office:value-type="float" office:value="298.15" calcext:value-type="float">
            <text:p>298.15</text:p>
          </table:table-cell>
          <table:table-cell table:formula="of:=([.$J11] - [.B11])" office:value-type="float" office:value="134.672308565586" calcext:value-type="float">
            <text:p>134.67</text:p>
          </table:table-cell>
          <table:table-cell table:formula="of:=([.$J11] - [.C11])" office:value-type="float" office:value="307.717242425632" calcext:value-type="float">
            <text:p>307.72</text:p>
          </table:table-cell>
          <table:table-cell table:formula="of:=([.$J11] - [.D11])" office:value-type="float" office:value="320.897229156319" calcext:value-type="float">
            <text:p>320.90</text:p>
          </table:table-cell>
          <table:table-cell table:formula="of:=([.$J11] - [.E11])" office:value-type="float" office:value="332.447200514142" calcext:value-type="float">
            <text:p>332.45</text:p>
          </table:table-cell>
          <table:table-cell table:formula="of:=([.$J11] - [.F11])" office:value-type="float" office:value="334.525879377696" calcext:value-type="float">
            <text:p>334.53</text:p>
          </table:table-cell>
          <table:table-cell table:formula="of:=([.$J11] - [.G11])" office:value-type="float" office:value="338.797423684435" calcext:value-type="float">
            <text:p>338.80</text:p>
          </table:table-cell>
          <table:table-cell table:formula="of:=([.$J11] - [.H11])" office:value-type="float" office:value="343.29216948956" calcext:value-type="float">
            <text:p>343.29</text:p>
          </table:table-cell>
          <table:table-cell table:formula="of:=([.$J11] - [.I11])" office:value-type="float" office:value="346.846988523411" calcext:value-type="float">
            <text:p>346.85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/>
          <table:table-cell table:style-name="Default" table:number-columns-repeated="11"/>
          <table:table-cell table:number-columns-repeated="9"/>
        </table:table-row>
        <table:table-row table:style-name="ro1">
          <table:table-cell table:style-name="ce4" office:value-type="string" calcext:value-type="string" table:number-columns-spanned="9" table:number-rows-spanned="1">
            <text:p>Radiative Forcing (Absorption * absorption fraction)</text:p>
          </table:table-cell>
          <table:covered-table-cell table:number-columns-repeated="8" table:style-name="Default"/>
          <table:table-cell table:style-name="Default" table:number-columns-repeated="3"/>
          <table:table-cell table:number-columns-repeated="9"/>
        </table:table-row>
        <table:table-row table:style-name="ro3">
          <table:table-cell table:style-name="ce53" office:value-type="string" calcext:value-type="string">
            <text:p>Temperature (K)</text:p>
          </table:table-cell>
          <table:table-cell table:style-name="ce53" office:value-type="string" calcext:value-type="string">
            <text:p>0% RH</text:p>
          </table:table-cell>
          <table:table-cell table:style-name="ce53" office:value-type="string" calcext:value-type="string">
            <text:p>10% RH</text:p>
          </table:table-cell>
          <table:table-cell table:style-name="ce53" office:value-type="string" calcext:value-type="string">
            <text:p>20% RH</text:p>
          </table:table-cell>
          <table:table-cell table:style-name="ce53" office:value-type="string" calcext:value-type="string">
            <text:p>40% RH</text:p>
          </table:table-cell>
          <table:table-cell table:style-name="ce53" office:value-type="string" calcext:value-type="string">
            <text:p>46% RH</text:p>
          </table:table-cell>
          <table:table-cell table:style-name="ce53" office:value-type="string" calcext:value-type="string">
            <text:p>60% RH</text:p>
          </table:table-cell>
          <table:table-cell table:style-name="ce53" office:value-type="string" calcext:value-type="string">
            <text:p>80% RH</text:p>
          </table:table-cell>
          <table:table-cell table:style-name="ce150" office:value-type="string" calcext:value-type="string">
            <text:p>100% RH</text:p>
          </table:table-cell>
          <table:table-cell table:style-name="ce166"/>
          <table:table-cell table:style-name="ce35"/>
          <table:table-cell table:style-name="Default"/>
          <table:table-cell table:number-columns-repeated="9"/>
        </table:table-row>
        <table:table-row table:style-name="ro1">
          <table:table-cell table:style-name="ce111" table:formula="of:=[.A3]" office:value-type="float" office:value="283.15" calcext:value-type="float">
            <text:p>283.15</text:p>
          </table:table-cell>
          <table:table-cell table:formula="of:=[.B15] * [$Summary.$A$4] * [$Summary.$B$4]" office:value-type="float" office:value="58.4393901754869" calcext:value-type="float">
            <text:p>58.44</text:p>
          </table:table-cell>
          <table:table-cell table:formula="of:=[.C15] * [$Summary.$A$4] * [$Summary.$B$4]" office:value-type="float" office:value="125.93199060398" calcext:value-type="float">
            <text:p>125.93</text:p>
          </table:table-cell>
          <table:table-cell table:formula="of:=[.D15] * [$Summary.$A$4] * [$Summary.$B$4]" office:value-type="float" office:value="133.251659224593" calcext:value-type="float">
            <text:p>133.25</text:p>
          </table:table-cell>
          <table:table-cell table:formula="of:=[.E15] * [$Summary.$A$4] * [$Summary.$B$4]" office:value-type="float" office:value="139.92306539756" calcext:value-type="float">
            <text:p>139.92</text:p>
          </table:table-cell>
          <table:table-cell table:formula="of:=[.F15] * [$Summary.$A$4] * [$Summary.$B$4]" office:value-type="float" office:value="141.153945891872" calcext:value-type="float">
            <text:p>141.15</text:p>
          </table:table-cell>
          <table:table-cell table:formula="of:=[.G15] * [$Summary.$A$4] * [$Summary.$B$4]" office:value-type="float" office:value="143.401319619731" calcext:value-type="float">
            <text:p>143.40</text:p>
          </table:table-cell>
          <table:table-cell table:formula="of:=[.H15] * [$Summary.$A$4] * [$Summary.$B$4]" office:value-type="float" office:value="145.675481707674" calcext:value-type="float">
            <text:p>145.68</text:p>
          </table:table-cell>
          <table:table-cell table:formula="of:=[.I15] * [$Summary.$A$4] * [$Summary.$B$4]" office:value-type="float" office:value="147.340491285542" calcext:value-type="float">
            <text:p>147.34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 table:formula="of:=[.A4]" office:value-type="float" office:value="287.15" calcext:value-type="float">
            <text:p>287.15</text:p>
          </table:table-cell>
          <table:table-cell table:formula="of:=[.B16] * [$Summary.$A$4] * [$Summary.$B$4]" office:value-type="float" office:value="62.3421364365481" calcext:value-type="float">
            <text:p>62.34</text:p>
          </table:table-cell>
          <table:table-cell table:formula="of:=[.C16] * [$Summary.$A$4] * [$Summary.$B$4]" office:value-type="float" office:value="136.840587600831" calcext:value-type="float">
            <text:p>136.84</text:p>
          </table:table-cell>
          <table:table-cell table:formula="of:=[.D16] * [$Summary.$A$4] * [$Summary.$B$4]" office:value-type="float" office:value="144.255083363868" calcext:value-type="float">
            <text:p>144.26</text:p>
          </table:table-cell>
          <table:table-cell table:formula="of:=[.E16] * [$Summary.$A$4] * [$Summary.$B$4]" office:value-type="float" office:value="150.816909217954" calcext:value-type="float">
            <text:p>150.82</text:p>
          </table:table-cell>
          <table:table-cell table:formula="of:=[.F16] * [$Summary.$A$4] * [$Summary.$B$4]" office:value-type="float" office:value="152.023527154396" calcext:value-type="float">
            <text:p>152.02</text:p>
          </table:table-cell>
          <table:table-cell table:formula="of:=[.G16] * [$Summary.$A$4] * [$Summary.$B$4]" office:value-type="float" office:value="154.213240837723" calcext:value-type="float">
            <text:p>154.21</text:p>
          </table:table-cell>
          <table:table-cell table:formula="of:=[.H16] * [$Summary.$A$4] * [$Summary.$B$4]" office:value-type="float" office:value="156.453529108174" calcext:value-type="float">
            <text:p>156.45</text:p>
          </table:table-cell>
          <table:table-cell table:formula="of:=[.I16] * [$Summary.$A$4] * [$Summary.$B$4]" office:value-type="float" office:value="158.116922736531" calcext:value-type="float">
            <text:p>158.12</text:p>
          </table:table-cell>
          <table:table-cell table:style-name="Default"/>
          <table:table-cell table:style-name="ce78" table:number-columns-repeated="2"/>
          <table:table-cell table:number-columns-repeated="9"/>
        </table:table-row>
        <table:table-row table:style-name="ro1">
          <table:table-cell table:style-name="ce111" table:formula="of:=[.A5]" office:value-type="float" office:value="288.15" calcext:value-type="float">
            <text:p>288.15</text:p>
          </table:table-cell>
          <table:table-cell table:formula="of:=[.B17] * [$Summary.$A$4] * [$Summary.$B$4]" office:value-type="float" office:value="63.3491295834324" calcext:value-type="float">
            <text:p>63.35</text:p>
          </table:table-cell>
          <table:table-cell table:formula="of:=[.C17] * [$Summary.$A$4] * [$Summary.$B$4]" office:value-type="float" office:value="139.650634312045" calcext:value-type="float">
            <text:p>139.65</text:p>
          </table:table-cell>
          <table:table-cell table:formula="of:=[.D17] * [$Summary.$A$4] * [$Summary.$B$4]" office:value-type="float" office:value="147.069946890336" calcext:value-type="float">
            <text:p>147.07</text:p>
          </table:table-cell>
          <table:table-cell table:formula="of:=[.E17] * [$Summary.$A$4] * [$Summary.$B$4]" office:value-type="float" office:value="153.599783298462" calcext:value-type="float">
            <text:p>153.60</text:p>
          </table:table-cell>
          <table:table-cell table:formula="of:=[.F17] * [$Summary.$A$4] * [$Summary.$B$4]" office:value-type="float" office:value="154.800097584182" calcext:value-type="float">
            <text:p>154.80</text:p>
          </table:table-cell>
          <table:table-cell table:formula="of:=[.G17] * [$Summary.$A$4] * [$Summary.$B$4]" office:value-type="float" office:value="156.981628042958" calcext:value-type="float">
            <text:p>156.98</text:p>
          </table:table-cell>
          <table:table-cell table:formula="of:=[.H17] * [$Summary.$A$4] * [$Summary.$B$4]" office:value-type="float" office:value="159.221453907971" calcext:value-type="float">
            <text:p>159.22</text:p>
          </table:table-cell>
          <table:table-cell table:formula="of:=[.I17] * [$Summary.$A$4] * [$Summary.$B$4]" office:value-type="float" office:value="160.892269550421" calcext:value-type="float">
            <text:p>160.89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 table:formula="of:=[.A6]" office:value-type="float" office:value="289.15" calcext:value-type="float">
            <text:p>289.15</text:p>
          </table:table-cell>
          <table:table-cell table:formula="of:=[.B18] * [$Summary.$A$4] * [$Summary.$B$4]" office:value-type="float" office:value="64.3702054865004" calcext:value-type="float">
            <text:p>64.37</text:p>
          </table:table-cell>
          <table:table-cell table:formula="of:=[.C18] * [$Summary.$A$4] * [$Summary.$B$4]" office:value-type="float" office:value="142.493144980942" calcext:value-type="float">
            <text:p>142.49</text:p>
          </table:table-cell>
          <table:table-cell table:formula="of:=[.D18] * [$Summary.$A$4] * [$Summary.$B$4]" office:value-type="float" office:value="149.911061556246" calcext:value-type="float">
            <text:p>149.91</text:p>
          </table:table-cell>
          <table:table-cell table:formula="of:=[.E18] * [$Summary.$A$4] * [$Summary.$B$4]" office:value-type="float" office:value="156.408814707514" calcext:value-type="float">
            <text:p>156.41</text:p>
          </table:table-cell>
          <table:table-cell table:formula="of:=[.F18] * [$Summary.$A$4] * [$Summary.$B$4]" office:value-type="float" office:value="157.598979865739" calcext:value-type="float">
            <text:p>157.60</text:p>
          </table:table-cell>
          <table:table-cell table:formula="of:=[.G18] * [$Summary.$A$4] * [$Summary.$B$4]" office:value-type="float" office:value="159.779699543852" calcext:value-type="float">
            <text:p>159.78</text:p>
          </table:table-cell>
          <table:table-cell table:formula="of:=[.H18] * [$Summary.$A$4] * [$Summary.$B$4]" office:value-type="float" office:value="162.022854454483" calcext:value-type="float">
            <text:p>162.02</text:p>
          </table:table-cell>
          <table:table-cell table:formula="of:=[.I18] * [$Summary.$A$4] * [$Summary.$B$4]" office:value-type="float" office:value="163.704492321175" calcext:value-type="float">
            <text:p>163.70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 table:formula="of:=[.A7]" office:value-type="float" office:value="290.15" calcext:value-type="float">
            <text:p>290.15</text:p>
          </table:table-cell>
          <table:table-cell table:formula="of:=[.B19] * [$Summary.$A$4] * [$Summary.$B$4]" office:value-type="float" office:value="65.401776310558" calcext:value-type="float">
            <text:p>65.40</text:p>
          </table:table-cell>
          <table:table-cell table:formula="of:=[.C19] * [$Summary.$A$4] * [$Summary.$B$4]" office:value-type="float" office:value="145.363427172907" calcext:value-type="float">
            <text:p>145.36</text:p>
          </table:table-cell>
          <table:table-cell table:formula="of:=[.D19] * [$Summary.$A$4] * [$Summary.$B$4]" office:value-type="float" office:value="152.774685772799" calcext:value-type="float">
            <text:p>152.77</text:p>
          </table:table-cell>
          <table:table-cell table:formula="of:=[.E19] * [$Summary.$A$4] * [$Summary.$B$4]" office:value-type="float" office:value="159.24170175626" calcext:value-type="float">
            <text:p>159.24</text:p>
          </table:table-cell>
          <table:table-cell table:formula="of:=[.F19] * [$Summary.$A$4] * [$Summary.$B$4]" office:value-type="float" office:value="160.424209707665" calcext:value-type="float">
            <text:p>160.42</text:p>
          </table:table-cell>
          <table:table-cell table:formula="of:=[.G19] * [$Summary.$A$4] * [$Summary.$B$4]" office:value-type="float" office:value="162.605922680692" calcext:value-type="float">
            <text:p>162.61</text:p>
          </table:table-cell>
          <table:table-cell table:formula="of:=[.H19] * [$Summary.$A$4] * [$Summary.$B$4]" office:value-type="float" office:value="164.856505223759" calcext:value-type="float">
            <text:p>164.86</text:p>
          </table:table-cell>
          <table:table-cell table:formula="of:=[.I19] * [$Summary.$A$4] * [$Summary.$B$4]" office:value-type="float" office:value="166.552856404774" calcext:value-type="float">
            <text:p>166.55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 table:formula="of:=[.A8]" office:value-type="float" office:value="291.15" calcext:value-type="float">
            <text:p>291.15</text:p>
          </table:table-cell>
          <table:table-cell table:formula="of:=[.B20] * [$Summary.$A$4] * [$Summary.$B$4]" office:value-type="float" office:value="66.4486012651016" calcext:value-type="float">
            <text:p>66.45</text:p>
          </table:table-cell>
          <table:table-cell table:formula="of:=[.C20] * [$Summary.$A$4] * [$Summary.$B$4]" office:value-type="float" office:value="148.266336850102" calcext:value-type="float">
            <text:p>148.27</text:p>
          </table:table-cell>
          <table:table-cell table:formula="of:=[.D20] * [$Summary.$A$4] * [$Summary.$B$4]" office:value-type="float" office:value="155.665795031838" calcext:value-type="float">
            <text:p>155.67</text:p>
          </table:table-cell>
          <table:table-cell table:formula="of:=[.E20] * [$Summary.$A$4] * [$Summary.$B$4]" office:value-type="float" office:value="162.103595221922" calcext:value-type="float">
            <text:p>162.10</text:p>
          </table:table-cell>
          <table:table-cell table:formula="of:=[.F20] * [$Summary.$A$4] * [$Summary.$B$4]" office:value-type="float" office:value="163.363205941945" calcext:value-type="float">
            <text:p>163.36</text:p>
          </table:table-cell>
          <table:table-cell table:formula="of:=[.G20] * [$Summary.$A$4] * [$Summary.$B$4]" office:value-type="float" office:value="165.468041204807" calcext:value-type="float">
            <text:p>165.47</text:p>
          </table:table-cell>
          <table:table-cell table:formula="of:=[.H20] * [$Summary.$A$4] * [$Summary.$B$4]" office:value-type="float" office:value="167.727427945886" calcext:value-type="float">
            <text:p>167.73</text:p>
          </table:table-cell>
          <table:table-cell table:formula="of:=[.I20] * [$Summary.$A$4] * [$Summary.$B$4]" office:value-type="float" office:value="169.442222149959" calcext:value-type="float">
            <text:p>169.44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 table:formula="of:=[.A9]" office:value-type="float" office:value="292.15" calcext:value-type="float">
            <text:p>292.15</text:p>
          </table:table-cell>
          <table:table-cell table:formula="of:=[.B21] * [$Summary.$A$4] * [$Summary.$B$4]" office:value-type="float" office:value="67.5071928016646" calcext:value-type="float">
            <text:p>67.51</text:p>
          </table:table-cell>
          <table:table-cell table:formula="of:=[.C21] * [$Summary.$A$4] * [$Summary.$B$4]" office:value-type="float" office:value="151.19618081402" calcext:value-type="float">
            <text:p>151.20</text:p>
          </table:table-cell>
          <table:table-cell table:formula="of:=[.D21] * [$Summary.$A$4] * [$Summary.$B$4]" office:value-type="float" office:value="158.580165400262" calcext:value-type="float">
            <text:p>158.58</text:p>
          </table:table-cell>
          <table:table-cell table:formula="of:=[.E21] * [$Summary.$A$4] * [$Summary.$B$4]" office:value-type="float" office:value="164.991602662871" calcext:value-type="float">
            <text:p>164.99</text:p>
          </table:table-cell>
          <table:table-cell table:formula="of:=[.F21] * [$Summary.$A$4] * [$Summary.$B$4]" office:value-type="float" office:value="166.246003513072" calcext:value-type="float">
            <text:p>166.25</text:p>
          </table:table-cell>
          <table:table-cell table:formula="of:=[.G21] * [$Summary.$A$4] * [$Summary.$B$4]" office:value-type="float" office:value="168.355731828242" calcext:value-type="float">
            <text:p>168.36</text:p>
          </table:table-cell>
          <table:table-cell table:formula="of:=[.H21] * [$Summary.$A$4] * [$Summary.$B$4]" office:value-type="float" office:value="170.633580723017" calcext:value-type="float">
            <text:p>170.63</text:p>
          </table:table-cell>
          <table:table-cell table:formula="of:=[.I21] * [$Summary.$A$4] * [$Summary.$B$4]" office:value-type="float" office:value="172.37045303373" calcext:value-type="float">
            <text:p>172.37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 table:formula="of:=[.A10]" office:value-type="float" office:value="293.15" calcext:value-type="float">
            <text:p>293.15</text:p>
          </table:table-cell>
          <table:table-cell table:formula="of:=[.B22] * [$Summary.$A$4] * [$Summary.$B$4]" office:value-type="float" office:value="68.5771852605634" calcext:value-type="float">
            <text:p>68.58</text:p>
          </table:table-cell>
          <table:table-cell table:formula="of:=[.C22] * [$Summary.$A$4] * [$Summary.$B$4]" office:value-type="float" office:value="154.153057524126" calcext:value-type="float">
            <text:p>154.15</text:p>
          </table:table-cell>
          <table:table-cell table:formula="of:=[.D22] * [$Summary.$A$4] * [$Summary.$B$4]" office:value-type="float" office:value="161.518784412242" calcext:value-type="float">
            <text:p>161.52</text:p>
          </table:table-cell>
          <table:table-cell table:formula="of:=[.E22] * [$Summary.$A$4] * [$Summary.$B$4]" office:value-type="float" office:value="167.906526431619" calcext:value-type="float">
            <text:p>167.91</text:p>
          </table:table-cell>
          <table:table-cell table:formula="of:=[.F22] * [$Summary.$A$4] * [$Summary.$B$4]" office:value-type="float" office:value="169.157261644653" calcext:value-type="float">
            <text:p>169.16</text:p>
          </table:table-cell>
          <table:table-cell table:formula="of:=[.G22] * [$Summary.$A$4] * [$Summary.$B$4]" office:value-type="float" office:value="171.278027126401" calcext:value-type="float">
            <text:p>171.28</text:p>
          </table:table-cell>
          <table:table-cell table:formula="of:=[.H22] * [$Summary.$A$4] * [$Summary.$B$4]" office:value-type="float" office:value="173.576159259645" calcext:value-type="float">
            <text:p>173.58</text:p>
          </table:table-cell>
          <table:table-cell table:formula="of:=[.I22] * [$Summary.$A$4] * [$Summary.$B$4]" office:value-type="float" office:value="175.33921631157" calcext:value-type="float">
            <text:p>175.34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 table:formula="of:=[.A11]" office:value-type="float" office:value="298.15" calcext:value-type="float">
            <text:p>298.15</text:p>
          </table:table-cell>
          <table:table-cell table:formula="of:=[.B23] * [$Summary.$A$4] * [$Summary.$B$4]" office:value-type="float" office:value="74.1077186703358" calcext:value-type="float">
            <text:p>74.11</text:p>
          </table:table-cell>
          <table:table-cell table:formula="of:=[.C23] * [$Summary.$A$4] * [$Summary.$B$4]" office:value-type="float" office:value="169.331194174818" calcext:value-type="float">
            <text:p>169.33</text:p>
          </table:table-cell>
          <table:table-cell table:formula="of:=[.D23] * [$Summary.$A$4] * [$Summary.$B$4]" office:value-type="float" office:value="176.583900830848" calcext:value-type="float">
            <text:p>176.58</text:p>
          </table:table-cell>
          <table:table-cell table:formula="of:=[.E23] * [$Summary.$A$4] * [$Summary.$B$4]" office:value-type="float" office:value="182.939639714014" calcext:value-type="float">
            <text:p>182.94</text:p>
          </table:table-cell>
          <table:table-cell table:formula="of:=[.F23] * [$Summary.$A$4] * [$Summary.$B$4]" office:value-type="float" office:value="184.083498834474" calcext:value-type="float">
            <text:p>184.08</text:p>
          </table:table-cell>
          <table:table-cell table:formula="of:=[.G23] * [$Summary.$A$4] * [$Summary.$B$4]" office:value-type="float" office:value="186.434051870532" calcext:value-type="float">
            <text:p>186.43</text:p>
          </table:table-cell>
          <table:table-cell table:formula="of:=[.H23] * [$Summary.$A$4] * [$Summary.$B$4]" office:value-type="float" office:value="188.90742862607" calcext:value-type="float">
            <text:p>188.91</text:p>
          </table:table-cell>
          <table:table-cell table:formula="of:=[.I23] * [$Summary.$A$4] * [$Summary.$B$4]" office:value-type="float" office:value="190.86358079789" calcext:value-type="float">
            <text:p>190.86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11"/>
          <table:table-cell table:style-name="Default" table:number-columns-repeated="11"/>
          <table:table-cell table:number-columns-repeated="9"/>
        </table:table-row>
        <table:table-row table:style-name="ro1">
          <table:table-cell table:style-name="ce4" office:value-type="string" calcext:value-type="string" table:number-columns-spanned="5" table:number-rows-spanned="1">
            <text:p>Results of iterations to find <text:s/>Δ RF and Δ T for CO2 &amp; H2O</text:p>
          </table:table-cell>
          <table:covered-table-cell table:number-columns-repeated="4" table:style-name="Default"/>
          <table:table-cell table:style-name="Default" table:number-columns-repeated="7"/>
          <table:table-cell table:number-columns-repeated="9"/>
        </table:table-row>
        <table:table-row table:style-name="ro3">
          <table:table-cell table:style-name="ce53" office:value-type="string" calcext:value-type="string">
            <text:p>RH</text:p>
          </table:table-cell>
          <table:table-cell table:style-name="ce53" office:value-type="string" calcext:value-type="string">
            <text:p>Calibration ΔT/Δ RF</text:p>
          </table:table-cell>
          <table:table-cell table:style-name="ce35" office:value-type="string" calcext:value-type="string">
            <text:p>Δ RF </text:p>
          </table:table-cell>
          <table:table-cell table:style-name="ce35" office:value-type="string" calcext:value-type="string">
            <text:p>Δ T</text:p>
          </table:table-cell>
          <table:table-cell table:style-name="ce35" office:value-type="string" calcext:value-type="string">
            <text:p>Δ T / Δ RF 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58" office:value-type="percentage" office:value="0" calcext:value-type="percentage">
            <text:p>0%</text:p>
          </table:table-cell>
          <table:table-cell table:style-name="ce145" table:formula="of:=[$Summary.E81]" office:value-type="float" office:value="0.602188988012656" calcext:value-type="float">
            <text:p>0.6022</text:p>
          </table:table-cell>
          <table:table-cell table:style-name="ce147" table:formula="of:=[.B102]-[.B54]" office:value-type="float" office:value="17.5063986766063" calcext:value-type="float">
            <text:p>17.51</text:p>
          </table:table-cell>
          <table:table-cell table:style-name="ce147" table:formula="of:=[.A102]-[.A54]" office:value-type="float" office:value="15.933908138406" calcext:value-type="float">
            <text:p>15.93</text:p>
          </table:table-cell>
          <table:table-cell table:style-name="ce65" table:formula="of:=[.D39]/[.C39]" office:value-type="float" office:value="0.91017624085634" calcext:value-type="float">
            <text:p>0.9102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58" office:value-type="percentage" office:value="0.2" calcext:value-type="percentage">
            <text:p>20%</text:p>
          </table:table-cell>
          <table:table-cell table:style-name="ce145" table:formula="of:=[$Summary.E69]" office:value-type="float" office:value="0.232932982761785" calcext:value-type="float">
            <text:p>0.2329</text:p>
          </table:table-cell>
          <table:table-cell table:style-name="ce122" table:formula="of:=[.D102]-[.D54]" office:value-type="float" office:value="12.3959423654405" calcext:value-type="float">
            <text:p>12.40</text:p>
          </table:table-cell>
          <table:table-cell table:style-name="ce122" table:formula="of:=[.C102]-[.C54]" office:value-type="float" office:value="4.33919066533531" calcext:value-type="float">
            <text:p>4.34</text:p>
          </table:table-cell>
          <table:table-cell table:style-name="ce65" table:formula="of:=[.D40]/[.C40]" office:value-type="float" office:value="0.350049277208066" calcext:value-type="float">
            <text:p>0.3500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18" office:value-type="percentage" office:value="0.4" calcext:value-type="percentage">
            <text:p>40%</text:p>
          </table:table-cell>
          <table:table-cell table:style-name="ce65" table:formula="of:=[$Summary.E58]" office:value-type="float" office:value="0.221205979173845" calcext:value-type="float">
            <text:p>0.2212</text:p>
          </table:table-cell>
          <table:table-cell table:style-name="ce122" table:formula="of:=[.F102]-[.F54]" office:value-type="float" office:value="9.00602869524957" calcext:value-type="float">
            <text:p>9.01</text:p>
          </table:table-cell>
          <table:table-cell table:style-name="ce122" table:formula="of:=[.E102]-[.E54]" office:value-type="float" office:value="3.20378947524392" calcext:value-type="float">
            <text:p>3.20</text:p>
          </table:table-cell>
          <table:table-cell table:style-name="ce65" table:formula="of:=[.D41]/[.C41]" office:value-type="float" office:value="0.355738315261402" calcext:value-type="float">
            <text:p>0.3557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18" office:value-type="percentage" office:value="0.46" calcext:value-type="percentage">
            <text:p>46%</text:p>
          </table:table-cell>
          <table:table-cell table:style-name="ce65" table:formula="of:=[$Summary.E47]" office:value-type="float" office:value="0.219152505285847" calcext:value-type="float">
            <text:p>0.2192</text:p>
          </table:table-cell>
          <table:table-cell table:style-name="ce122" table:formula="of:=[.H102]-[.H54]" office:value-type="float" office:value="8.56057876801521" calcext:value-type="float">
            <text:p>8.56</text:p>
          </table:table-cell>
          <table:table-cell table:style-name="ce122" table:formula="of:=[.G102]-[.G54]" office:value-type="float" office:value="3.04240912173231" calcext:value-type="float">
            <text:p>3.04</text:p>
          </table:table-cell>
          <table:table-cell table:style-name="ce65" table:formula="of:=[.D42]/[.C42]" office:value-type="float" office:value="0.355397596842357" calcext:value-type="float">
            <text:p>0.3554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19" office:value-type="percentage" office:value="0.6" calcext:value-type="percentage">
            <text:p>60%</text:p>
          </table:table-cell>
          <table:table-cell table:style-name="ce65" table:formula="of:=[$Summary.E36]" office:value-type="float" office:value="0.215504869749754" calcext:value-type="float">
            <text:p>0.2155</text:p>
          </table:table-cell>
          <table:table-cell table:style-name="ce122" table:formula="of:=[.J102]-[.J54]" office:value-type="float" office:value="7.60896631056121" calcext:value-type="float">
            <text:p>7.61</text:p>
          </table:table-cell>
          <table:table-cell table:style-name="ce122" table:formula="of:=[.I102]-[.I54]" office:value-type="float" office:value="2.72347367405507" calcext:value-type="float">
            <text:p>2.72</text:p>
          </table:table-cell>
          <table:table-cell table:style-name="ce65" table:formula="of:=[.D43]/[.C43]" office:value-type="float" office:value="0.357929521947666" calcext:value-type="float">
            <text:p>0.3579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18" office:value-type="percentage" office:value="0.8" calcext:value-type="percentage">
            <text:p>80%</text:p>
          </table:table-cell>
          <table:table-cell table:style-name="ce65" table:formula="of:=[$Summary.E25]" office:value-type="float" office:value="0.211883810536102" calcext:value-type="float">
            <text:p>0.2119</text:p>
          </table:table-cell>
          <table:table-cell table:formula="of:=[.L102]-[.L54]" office:value-type="float" office:value="6.83596740441104" calcext:value-type="float">
            <text:p>6.84</text:p>
          </table:table-cell>
          <table:table-cell table:formula="of:=[.K102]-[.K54]" office:value-type="float" office:value="2.44840074158657" calcext:value-type="float">
            <text:p>2.45</text:p>
          </table:table-cell>
          <table:table-cell table:style-name="ce65" table:formula="of:=[.D44]/[.C44]" office:value-type="float" office:value="0.358164484518561" calcext:value-type="float">
            <text:p>0.3582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18" office:value-type="percentage" office:value="1" calcext:value-type="percentage">
            <text:p>100%</text:p>
          </table:table-cell>
          <table:table-cell table:style-name="ce65" table:formula="of:=[$Summary.E14]" office:value-type="float" office:value="0.209260970903904" calcext:value-type="float">
            <text:p>0.2093</text:p>
          </table:table-cell>
          <table:table-cell table:formula="of:=[.N102]-[.N54]" office:value-type="float" office:value="6.53592065539698" calcext:value-type="float">
            <text:p>6.54</text:p>
          </table:table-cell>
          <table:table-cell table:formula="of:=[.M102]-[.M54]" office:value-type="float" office:value="2.33430951592834" calcext:value-type="float">
            <text:p>2.33</text:p>
          </table:table-cell>
          <table:table-cell table:style-name="ce65" table:formula="of:=[.D45]/[.C45]" office:value-type="float" office:value="0.357150834443011" calcext:value-type="float">
            <text:p>0.3572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11"/>
          <table:table-cell table:style-name="Default" table:number-columns-repeated="11"/>
          <table:table-cell table:number-columns-repeated="9"/>
        </table:table-row>
        <table:table-row table:style-name="ro1">
          <table:table-cell table:style-name="ce4" office:value-type="string" calcext:value-type="string" table:number-columns-spanned="8" table:number-rows-spanned="1">
            <text:p>Iteration of RF due to temperature increase</text:p>
          </table:table-cell>
          <table:covered-table-cell table:number-columns-repeated="7" table:style-name="Default"/>
          <table:table-cell table:style-name="Default"/>
          <table:table-cell table:style-name="ce4"/>
          <table:table-cell table:style-name="Default" table:number-columns-repeated="2"/>
          <table:table-cell table:number-columns-repeated="9"/>
        </table:table-row>
        <table:table-row table:style-name="ro3">
          <table:table-cell table:style-name="ce124" office:value-type="string" calcext:value-type="string" table:number-columns-spanned="2" table:number-rows-spanned="1">
            <text:p>Cubic polynomial coefficients – 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2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4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46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60%RH</text:p>
          </table:table-cell>
          <table:covered-table-cell table:style-name="Default"/>
          <table:table-cell table:style-name="ce124" office:value-type="string" calcext:value-type="string" table:number-columns-spanned="2" table:number-rows-spanned="1">
            <text:p>Cubic polynomial coefficients – 80%RH</text:p>
          </table:table-cell>
          <table:covered-table-cell table:style-name="ce85"/>
          <table:table-cell table:style-name="ce124" office:value-type="string" calcext:value-type="string" table:number-columns-spanned="2" table:number-rows-spanned="1">
            <text:p>Cubic polynomial coefficients – 100%RH</text:p>
          </table:table-cell>
          <table:covered-table-cell table:style-name="ce85"/>
          <table:table-cell table:number-columns-repeated="6"/>
          <table:table-cell table:style-name="ce4"/>
        </table:table-row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table:style-name="Default" table:formula="of:=INDEX(LINEST([.B27:.B35];[.A27:.A35]^{1;2;3};1;1);1)" office:value-type="float" office:value="-0.0000194306847739314" calcext:value-type="float">
            <text:p>-1.94306847739314E-05</text:p>
          </table:table-cell>
          <table:table-cell table:style-name="Default" table:formula="of:=INDEX(LINEST([.B27:.B35];[.A27:.A35]^{1;2;3};1;1);1;2)" office:value-type="float" office:value="0.0231528356175186" calcext:value-type="float">
            <text:p>0.023152835617519</text:p>
          </table:table-cell>
          <table:table-cell table:style-name="ce85" table:formula="of:=INDEX(LINEST([.D27:.D35];[.A27:.A35]^{1;2;3};1;1);1)" office:value-type="float" office:value="-0.0000206274716195373" calcext:value-type="float">
            <text:p>-2.06274716195373E-05</text:p>
          </table:table-cell>
          <table:table-cell table:style-name="ce85" table:formula="of:=INDEX(LINEST([.D27:.D35];[.A27:.A35]^{1;2;3};1;1);1;2)" office:value-type="float" office:value="0.0304424851208146" calcext:value-type="float">
            <text:p>0.030442485120815</text:p>
          </table:table-cell>
          <table:table-cell table:style-name="ce86" table:formula="of:=INDEX(LINEST([.E27:.E35];[.A27:.A35]^{1;2;3};1;1);1)" office:value-type="float" office:value="0.000125917515303625" calcext:value-type="float">
            <text:p>1.2592E-04</text:p>
          </table:table-cell>
          <table:table-cell table:style-name="ce86" table:formula="of:=INDEX(LINEST([.E27:.E35];[.A27:.A35]^{1;2;3};1;1);1;2)" office:value-type="float" office:value="-0.0962445177406152" calcext:value-type="float">
            <text:p>-9.6245E-02</text:p>
          </table:table-cell>
          <table:table-cell table:style-name="ce86" table:formula="of:=INDEX(LINEST([.F27:.F35];[.A27:.A35]^{1;2;3};1;1);1)" office:value-type="float" office:value="-0.000220491359841223" calcext:value-type="float">
            <text:p>-2.2049E-04</text:p>
          </table:table-cell>
          <table:table-cell table:style-name="ce86" table:formula="of:=INDEX(LINEST([.F27:.F35];[.A27:.A35]^{1;2;3};1;1);1;2)" office:value-type="float" office:value="0.205133260605167" calcext:value-type="float">
            <text:p>2.0513E-01</text:p>
          </table:table-cell>
          <table:table-cell table:style-name="ce86" table:formula="of:=INDEX(LINEST([.G27:.G35];[.A27:.A35]^{1;2;3};1;1);1)" office:value-type="float" office:value="0.000188339706976489" calcext:value-type="float">
            <text:p>1.8834E-04</text:p>
          </table:table-cell>
          <table:table-cell table:style-name="ce86" table:formula="of:=INDEX(LINEST([.G27:.G35];[.A27:.A35]^{1;2;3};1;1);1;2)" office:value-type="float" office:value="-0.148484310786226" calcext:value-type="float">
            <text:p>-1.4848E-01</text:p>
          </table:table-cell>
          <table:table-cell table:style-name="ce82" table:formula="of:=INDEX(LINEST([.H27:.H35];[.A27:.A35]^{1;2;3};1;1);1)" office:value-type="float" office:value="0.000223054258198368" calcext:value-type="float">
            <text:p>2.23054E-04</text:p>
          </table:table-cell>
          <table:table-cell table:style-name="ce82" table:formula="of:=INDEX(LINEST([.H27:.H35];[.A27:.A35]^{1;2;3};1;1);1;2)" office:value-type="float" office:value="-0.176646933053024" calcext:value-type="float">
            <text:p>-1.76647E-01</text:p>
          </table:table-cell>
          <table:table-cell table:style-name="ce85" table:formula="of:=INDEX(LINEST([.I27:.I35];[.A27:.A35]^{1;2;3};1;1);1)" office:value-type="float" office:value="0.000242638015208563" calcext:value-type="float">
            <text:p>0.000242638015209</text:p>
          </table:table-cell>
          <table:table-cell table:style-name="ce85" table:formula="of:=INDEX(LINEST([.I27:.I35];[.A27:.A35]^{1;2;3};1;1);1;2)" office:value-type="float" office:value="-0.191848108618965" calcext:value-type="float">
            <text:p>-0.191848108618965</text:p>
          </table:table-cell>
          <table:table-cell table:number-columns-repeated="7"/>
        </table:table-row>
        <table:table-row table:style-name="ro1"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c</text:p>
          </table:table-cell>
          <table:table-cell table:style-name="ce23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style-name="Default" table:formula="of:=INDEX(LINEST([.B27:.B35];[.A27:.A35]^{1;2;3};1;1);1;3)" office:value-type="float" office:value="-7.48873595603388" calcext:value-type="float">
            <text:p>-7.48873595603388</text:p>
          </table:table-cell>
          <table:table-cell table:style-name="Default" table:formula="of:=INDEX(LINEST([.B27:.B35];[.A27:.A35]^{1;2;3};1;1);1;4)" office:value-type="float" office:value="763.722199640083" calcext:value-type="float">
            <text:p>763.722199640083</text:p>
          </table:table-cell>
          <table:table-cell table:style-name="ce85" table:formula="of:=INDEX(LINEST([.D27:.D35];[.A27:.A35]^{1;2;3};1;1);1;3)" office:value-type="float" office:value="-9.57857133158191" calcext:value-type="float">
            <text:p>-9.57857133158191</text:p>
          </table:table-cell>
          <table:table-cell table:style-name="ce85" table:formula="of:=INDEX(LINEST([.D27:.D35];[.A27:.A35]^{1;2;3};1;1);1;4)" office:value-type="float" office:value="872.999898142202" calcext:value-type="float">
            <text:p>872.999898142202</text:p>
          </table:table-cell>
          <table:table-cell table:style-name="ce86" table:formula="of:=INDEX(LINEST([.E27:.E35];[.A27:.A35]^{1;2;3};1;1);1;3)" office:value-type="float" office:value="26.8960664180803" calcext:value-type="float">
            <text:p>2.6896E+01</text:p>
          </table:table-cell>
          <table:table-cell table:style-name="ce86" table:formula="of:=INDEX(LINEST([.E27:.E35];[.A27:.A35]^{1;2;3};1;1);1;4)" office:value-type="float" office:value="-2617.88223955056" calcext:value-type="float">
            <text:p>-2.6179E+03</text:p>
          </table:table-cell>
          <table:table-cell table:style-name="ce86" table:formula="of:=INDEX(LINEST([.F27:.F35];[.A27:.A35]^{1;2;3};1;1);1;3)" office:value-type="float" office:value="-60.4901013875007" calcext:value-type="float">
            <text:p>-6.0490E+01</text:p>
          </table:table-cell>
          <table:table-cell table:style-name="ce86" table:formula="of:=INDEX(LINEST([.F27:.F35];[.A27:.A35]^{1;2;3};1;1);1;4)" office:value-type="float" office:value="5828.0198204161" calcext:value-type="float">
            <text:p>5.8280E+03</text:p>
          </table:table-cell>
          <table:table-cell table:style-name="ce86" table:formula="of:=INDEX(LINEST([.G27:.G35];[.A27:.A35]^{1;2;3};1;1);1;3)" office:value-type="float" office:value="41.4408231948756" calcext:value-type="float">
            <text:p>4.1441E+01</text:p>
          </table:table-cell>
          <table:table-cell table:style-name="ce86" table:formula="of:=INDEX(LINEST([.G27:.G35];[.A27:.A35]^{1;2;3};1;1);1;4)" office:value-type="float" office:value="-3961.54425575239" calcext:value-type="float">
            <text:p>-3.9615E+03</text:p>
          </table:table-cell>
          <table:table-cell table:style-name="ce86" table:formula="of:=INDEX(LINEST([.H27:.H35];[.A27:.A35]^{1;2;3};1;1);1;3)" office:value-type="float" office:value="49.0252962417707" calcext:value-type="float">
            <text:p>4.9025E+01</text:p>
          </table:table-cell>
          <table:table-cell table:style-name="ce86" table:formula="of:=INDEX(LINEST([.H27:.H35];[.A27:.A35]^{1;2;3};1;1);1;4)" office:value-type="float" office:value="-4636.96922223921" calcext:value-type="float">
            <text:p>-4.6370E+03</text:p>
          </table:table-cell>
          <table:table-cell table:style-name="ce85" table:formula="of:=INDEX(LINEST([.I27:.I35];[.A27:.A35]^{1;2;3};1;1);1;3)" office:value-type="float" office:value="52.9168905766705" calcext:value-type="float">
            <text:p>52.9168905766705</text:p>
          </table:table-cell>
          <table:table-cell table:style-name="ce85" table:formula="of:=INDEX(LINEST([.I27:.I35];[.A27:.A35]^{1;2;3};1;1);1;4)" office:value-type="float" office:value="-4963.0469327665" calcext:value-type="float">
            <text:p>-4963.0469327665</text:p>
          </table:table-cell>
          <table:table-cell table:number-columns-repeated="7"/>
        </table:table-row>
        <table:table-row table:style-name="ro1"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157" office:value-type="string" calcext:value-type="string">
            <text:p>Temperature</text:p>
          </table:table-cell>
          <table:table-cell table:style-name="ce4" office:value-type="string" calcext:value-type="string">
            <text:p>RF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RF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RF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RF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RF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RF</text:p>
          </table:table-cell>
          <table:table-cell table:style-name="ce83" table:number-columns-repeated="2"/>
          <table:table-cell table:number-columns-repeated="5"/>
        </table:table-row>
        <table:table-row table:style-name="ro1">
          <table:table-cell table:style-name="ce111" office:value-type="float" office:value="287.15" calcext:value-type="float">
            <text:p>287.15</text:p>
          </table:table-cell>
          <table:table-cell table:formula="of:=[.B28]" office:value-type="float" office:value="62.3421364365481" calcext:value-type="float">
            <text:p>62.34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D28]" office:value-type="float" office:value="144.255083363868" calcext:value-type="float">
            <text:p>144.26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E28]" office:value-type="float" office:value="150.816909217954" calcext:value-type="float">
            <text:p>150.82</text:p>
          </table:table-cell>
          <table:table-cell office:value-type="float" office:value="287.15" calcext:value-type="float">
            <text:p>287.15</text:p>
          </table:table-cell>
          <table:table-cell table:formula="of:=[.F28]" office:value-type="float" office:value="152.023527154396" calcext:value-type="float">
            <text:p>152.02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G28]" office:value-type="float" office:value="154.213240837723" calcext:value-type="float">
            <text:p>154.21</text:p>
          </table:table-cell>
          <table:table-cell table:style-name="ce111" office:value-type="float" office:value="287.15" calcext:value-type="float">
            <text:p>287.15</text:p>
          </table:table-cell>
          <table:table-cell table:formula="of:=[.H28]" office:value-type="float" office:value="156.453529108174" calcext:value-type="float">
            <text:p>156.45</text:p>
          </table:table-cell>
          <table:table-cell table:style-name="ce111" office:value-type="float" office:value="287.15" calcext:value-type="float">
            <text:p>287.15</text:p>
          </table:table-cell>
          <table:table-cell table:style-name="ce83" table:formula="of:=[.I28]" office:value-type="float" office:value="158.116922736531" calcext:value-type="float">
            <text:p>158.12</text:p>
          </table:table-cell>
          <table:table-cell table:style-name="ce83" table:number-columns-repeated="3"/>
          <table:table-cell table:number-columns-repeated="4"/>
        </table:table-row>
        <table:table-row table:style-name="ro1">
          <table:table-cell table:formula="of:=[.A54] + (([.B28]-[$CO2_275ppm.B28]) * [.$B$39])" office:value-type="float" office:value="292.541748051272" calcext:value-type="float">
            <text:p>292.54</text:p>
          </table:table-cell>
          <table:table-cell table:formula="of:=(([.$A$50] * POWER([.A55];3)) + ([.$B$50] * POWER([.A55];2)) + ([.$A$52] * [.A55]) + [.$B$52])" office:value-type="float" office:value="67.9245067015199" calcext:value-type="float">
            <text:p>67.92</text:p>
          </table:table-cell>
          <table:table-cell table:formula="of:=[.C54] + (([.D28]-[$CO2_275ppm.D28]) * [.$B$40])" office:value-type="float" office:value="288.601766846496" calcext:value-type="float">
            <text:p>288.60</text:p>
          </table:table-cell>
          <table:table-cell table:formula="of:=(([.$C$50] * POWER([.C55];3)) + ([.$D$50] * POWER([.C55];2)) + ([.$C$52] * [.C55]) + [.$D$52])" office:value-type="float" office:value="148.350108187816" calcext:value-type="float">
            <text:p>148.35</text:p>
          </table:table-cell>
          <table:table-cell table:formula="of:=[.E54] + ((([.E28]-[$CO2_275ppm.E28])) * [.$B$41])" office:value-type="float" office:value="288.36160207953" calcext:value-type="float">
            <text:p>288.36</text:p>
          </table:table-cell>
          <table:table-cell table:formula="of:=(([.$E$50] * POWER([.E55];3)) + ([.$F$50] * POWER([.E55];2)) + ([.$E$52] * [.E55]) + [.$F$52])" office:value-type="float" office:value="154.192167766449" calcext:value-type="float">
            <text:p>154.19</text:p>
          </table:table-cell>
          <table:table-cell table:formula="of:=[.E54] + ((([.F28]-[$CO2_275ppm.F28])) * [.$B$42])" office:value-type="float" office:value="288.316336838277" calcext:value-type="float">
            <text:p>288.32</text:p>
          </table:table-cell>
          <table:table-cell table:formula="of:=(([.$E$50] * POWER([.G55];3)) + ([.$F$50] * POWER([.G55];2)) + ([.$E$52] * [.G55]) + [.$F$52])" office:value-type="float" office:value="154.065421390074" calcext:value-type="float">
            <text:p>154.07</text:p>
          </table:table-cell>
          <table:table-cell table:formula="of:=[.I54] + ((([.G28]-[$CO2_275ppm.G28])) * [.$B$43])" office:value-type="float" office:value="288.233704380421" calcext:value-type="float">
            <text:p>288.23</text:p>
          </table:table-cell>
          <table:table-cell table:formula="of:=(([.$I$50] * POWER([.I55];3)) + ([.$J$50] * POWER([.I55];2)) + ([.$I$52] * [.I55]) + [.$J$52])" office:value-type="float" office:value="157.215162686122" calcext:value-type="float">
            <text:p>157.22</text:p>
          </table:table-cell>
          <table:table-cell table:formula="of:=[.K54] + ((([.H28]-[$CO2_275ppm.H28])) * [.$B$44])" office:value-type="float" office:value="288.149969919261" calcext:value-type="float">
            <text:p>288.15</text:p>
          </table:table-cell>
          <table:table-cell table:formula="of:=(([.$K$50] * POWER([.K55];3)) + ([.$L$50] * POWER([.K55];2)) + ([.$K$52] * [.K55]) + [.$L$52])" office:value-type="float" office:value="159.221682745869" calcext:value-type="float">
            <text:p>159.22</text:p>
          </table:table-cell>
          <table:table-cell table:style-name="ce83" table:formula="of:=[.M54] + (([.I28]-[$CO2_275ppm.I28]) * [.$B$44])" office:value-type="float" office:value="288.099453742125" calcext:value-type="float">
            <text:p>288.10</text:p>
          </table:table-cell>
          <table:table-cell table:style-name="ce83" table:formula="of:=(([.$M$50] * POWER([.M55];3)) + ([.$N$50] * POWER([.M55];2)) + ([.$M$52] * [.M55]) + [.$N$52])" office:value-type="float" office:value="160.751382901715" calcext:value-type="float">
            <text:p>160.75</text:p>
          </table:table-cell>
          <table:table-cell table:style-name="ce83" table:number-columns-repeated="3"/>
          <table:table-cell table:number-columns-repeated="4"/>
        </table:table-row>
        <table:table-row table:style-name="ro1">
          <table:table-cell table:formula="of:=[.A55] + (([.B55]-[.B54]) *[.$B$39])" office:value-type="float" office:value="295.903389951847" calcext:value-type="float">
            <text:p>295.90</text:p>
          </table:table-cell>
          <table:table-cell table:formula="of:=(([.$A$50] * POWER([.A56];3)) + ([.$B$50] * POWER([.A56];2)) + ([.$A$52] * [.A56]) + [.$B$52])" office:value-type="float" office:value="71.5860712326635" calcext:value-type="float">
            <text:p>71.59</text:p>
          </table:table-cell>
          <table:table-cell table:formula="of:=[.C55] + (([.D55]-[.D54]) *[.$B$40])" office:value-type="float" office:value="289.555633193222" calcext:value-type="float">
            <text:p>289.56</text:p>
          </table:table-cell>
          <table:table-cell table:formula="of:=(([.$C$50] * POWER([.C56];3)) + ([.$D$50] * POWER([.C56];2)) + ([.$C$52] * [.C56]) + [.$D$52])" office:value-type="float" office:value="151.069271636329" calcext:value-type="float">
            <text:p>151.07</text:p>
          </table:table-cell>
          <table:table-cell table:formula="of:=[.E55] + (([.F55]-[.F54]) * [.$B$41])" office:value-type="float" office:value="289.108229451715" calcext:value-type="float">
            <text:p>289.11</text:p>
          </table:table-cell>
          <table:table-cell table:formula="of:=(([.$E$50] * POWER([.E56];3)) + ([.$F$50] * POWER([.E56];2)) + ([.$E$52] * [.E56]) + [.$F$52])" office:value-type="float" office:value="156.29033754624" calcext:value-type="float">
            <text:p>156.29</text:p>
          </table:table-cell>
          <table:table-cell table:formula="of:=[.G55] + (([.H55]-[.H54]) * [.$B$42])" office:value-type="float" office:value="288.763823075555" calcext:value-type="float">
            <text:p>288.76</text:p>
          </table:table-cell>
          <table:table-cell table:formula="of:=(([.$G$50] * POWER([.G56];3)) + ([.$H$50] * POWER([.G56];2)) + ([.$G$52] * [.G56]) + [.$H$52])" office:value-type="float" office:value="156.522580257508" calcext:value-type="float">
            <text:p>156.52</text:p>
          </table:table-cell>
          <table:table-cell table:formula="of:=[.I55] + (([.J55]-[.J54]) * [.$B$43])" office:value-type="float" office:value="288.880633157359" calcext:value-type="float">
            <text:p>288.88</text:p>
          </table:table-cell>
          <table:table-cell table:formula="of:=(([.$I$50] * POWER([.I56];3)) + ([.$J$50] * POWER([.I56];2)) + ([.$I$52] * [.I56]) + [.$J$52])" office:value-type="float" office:value="159.023245006266" calcext:value-type="float">
            <text:p>159.02</text:p>
          </table:table-cell>
          <table:table-cell table:formula="of:=[.K55] + (([.L55]-[.L54]) * [.$B$44])" office:value-type="float" office:value="288.736496860165" calcext:value-type="float">
            <text:p>288.74</text:p>
          </table:table-cell>
          <table:table-cell table:formula="of:=(([.$K$50] * POWER([.K56];3)) + ([.$L$50] * POWER([.K56];2)) + ([.$K$52] * [.K56]) + [.$L$52])" office:value-type="float" office:value="160.860496422061" calcext:value-type="float">
            <text:p>160.86</text:p>
          </table:table-cell>
          <table:table-cell table:style-name="ce83" table:formula="of:=[.M55] + (([.N55]-[.N54]) *[.$B$44])" office:value-type="float" office:value="288.65765320063" calcext:value-type="float">
            <text:p>288.66</text:p>
          </table:table-cell>
          <table:table-cell table:style-name="ce83" table:formula="of:=(([.$M$50] * POWER([.M56];3)) + ([.$N$50] * POWER([.M56];2)) + ([.$M$52] * [.M56]) + [.$N$52])" office:value-type="float" office:value="162.31549999452" calcext:value-type="float">
            <text:p>162.32</text:p>
          </table:table-cell>
          <table:table-cell table:number-columns-repeated="7"/>
        </table:table-row>
        <table:table-row table:style-name="ro1">
          <table:table-cell table:formula="of:=[.A56] + (([.B56]-[.B55]) *[.$B$39])" office:value-type="float" office:value="298.1083437914" calcext:value-type="float">
            <text:p>298.11</text:p>
          </table:table-cell>
          <table:table-cell table:formula="of:=(([.$A$50] * POWER([.A57];3)) + ([.$B$50] * POWER([.A57];2)) + ([.$A$52] * [.A57]) + [.$B$52])" office:value-type="float" office:value="74.0604913523321" calcext:value-type="float">
            <text:p>74.06</text:p>
          </table:table-cell>
          <table:table-cell table:formula="of:=[.C56] + (([.D56]-[.D55]) *[.$B$40])" office:value-type="float" office:value="290.1890160459" calcext:value-type="float">
            <text:p>290.19</text:p>
          </table:table-cell>
          <table:table-cell table:formula="of:=(([.$C$50] * POWER([.C57];3)) + ([.$D$50] * POWER([.C57];2)) + ([.$C$52] * [.C57]) + [.$D$52])" office:value-type="float" office:value="152.887438195455" calcext:value-type="float">
            <text:p>152.89</text:p>
          </table:table-cell>
          <table:table-cell table:formula="of:=[.E56] + (([.F56]-[.F55]) * [.$B$41])" office:value-type="float" office:value="289.572357152327" calcext:value-type="float">
            <text:p>289.57</text:p>
          </table:table-cell>
          <table:table-cell table:formula="of:=(([.$E$50] * POWER([.E57];3)) + ([.$F$50] * POWER([.E57];2)) + ([.$E$52] * [.E57]) + [.$F$52])" office:value-type="float" office:value="157.601894348244" calcext:value-type="float">
            <text:p>157.60</text:p>
          </table:table-cell>
          <table:table-cell table:formula="of:=[.G56] + (([.H56]-[.H55]) * [.$B$42])" office:value-type="float" office:value="289.302315597238" calcext:value-type="float">
            <text:p>289.30</text:p>
          </table:table-cell>
          <table:table-cell table:formula="of:=(([.$G$50] * POWER([.G57];3)) + ([.$H$50] * POWER([.G57];2)) + ([.$G$52] * [.G57]) + [.$H$52])" office:value-type="float" office:value="158.046973812639" calcext:value-type="float">
            <text:p>158.05</text:p>
          </table:table-cell>
          <table:table-cell table:formula="of:=[.I56] + (([.J56]-[.J55]) * [.$B$43])" office:value-type="float" office:value="289.270283702259" calcext:value-type="float">
            <text:p>289.27</text:p>
          </table:table-cell>
          <table:table-cell table:formula="of:=(([.$I$50] * POWER([.I57];3)) + ([.$J$50] * POWER([.I57];2)) + ([.$I$52] * [.I57]) + [.$J$52])" office:value-type="float" office:value="160.118201391937" calcext:value-type="float">
            <text:p>160.12</text:p>
          </table:table-cell>
          <table:table-cell table:formula="of:=[.K56] + (([.L56]-[.L55]) * [.$B$44])" office:value-type="float" office:value="289.083734946635" calcext:value-type="float">
            <text:p>289.08</text:p>
          </table:table-cell>
          <table:table-cell table:formula="of:=(([.$K$50] * POWER([.K57];3)) + ([.$L$50] * POWER([.K57];2)) + ([.$K$52] * [.K57]) + [.$L$52])" office:value-type="float" office:value="161.836067258579" calcext:value-type="float">
            <text:p>161.84</text:p>
          </table:table-cell>
          <table:table-cell table:style-name="ce83" table:formula="of:=[.M56] + (([.N56]-[.N55]) *[.$B$44])" office:value-type="float" office:value="288.989064290378" calcext:value-type="float">
            <text:p>288.99</text:p>
          </table:table-cell>
          <table:table-cell table:style-name="ce83" table:formula="of:=(([.$M$50] * POWER([.M57];3)) + ([.$N$50] * POWER([.M57];2)) + ([.$M$52] * [.M57]) + [.$N$52])" office:value-type="float" office:value="163.249509147034" calcext:value-type="float">
            <text:p>163.25</text:p>
          </table:table-cell>
          <table:table-cell table:number-columns-repeated="7"/>
        </table:table-row>
        <table:table-row table:style-name="ro1">
          <table:table-cell table:formula="of:=[.A57] + (([.B57]-[.B56]) *[.$B$39])" office:value-type="float" office:value="299.598412339181" calcext:value-type="float">
            <text:p>299.60</text:p>
          </table:table-cell>
          <table:table-cell table:formula="of:=(([.$A$50] * POWER([.A58];3)) + ([.$B$50] * POWER([.A58];2)) + ([.$A$52] * [.A58]) + [.$B$52])" office:value-type="float" office:value="75.7645357872439" calcext:value-type="float">
            <text:p>75.76</text:p>
          </table:table-cell>
          <table:table-cell table:formula="of:=[.C57] + (([.D57]-[.D56]) *[.$B$40])" office:value-type="float" office:value="290.612527005675" calcext:value-type="float">
            <text:p>290.61</text:p>
          </table:table-cell>
          <table:table-cell table:formula="of:=(([.$C$50] * POWER([.C58];3)) + ([.$D$50] * POWER([.C58];2)) + ([.$C$52] * [.C58]) + [.$D$52])" office:value-type="float" office:value="154.108744123893" calcext:value-type="float">
            <text:p>154.11</text:p>
          </table:table-cell>
          <table:table-cell table:formula="of:=[.E57] + (([.F57]-[.F56]) * [.$B$41])" office:value-type="float" office:value="289.862481358956" calcext:value-type="float">
            <text:p>289.86</text:p>
          </table:table-cell>
          <table:table-cell table:formula="of:=(([.$E$50] * POWER([.E58];3)) + ([.$F$50] * POWER([.E58];2)) + ([.$E$52] * [.E58]) + [.$F$52])" office:value-type="float" office:value="158.424613864988" calcext:value-type="float">
            <text:p>158.42</text:p>
          </table:table-cell>
          <table:table-cell table:formula="of:=[.G57] + (([.H57]-[.H56]) * [.$B$42])" office:value-type="float" office:value="289.636390263887" calcext:value-type="float">
            <text:p>289.64</text:p>
          </table:table-cell>
          <table:table-cell table:formula="of:=(([.$G$50] * POWER([.G58];3)) + ([.$H$50] * POWER([.G58];2)) + ([.$G$52] * [.G58]) + [.$H$52])" office:value-type="float" office:value="158.996716659425" calcext:value-type="float">
            <text:p>159.00</text:p>
          </table:table-cell>
          <table:table-cell table:formula="of:=[.I57] + (([.J57]-[.J56]) * [.$B$43])" office:value-type="float" office:value="289.506252135534" calcext:value-type="float">
            <text:p>289.51</text:p>
          </table:table-cell>
          <table:table-cell table:formula="of:=(([.$I$50] * POWER([.I58];3)) + ([.$J$50] * POWER([.I58];2)) + ([.$I$52] * [.I58]) + [.$J$52])" office:value-type="float" office:value="160.783499975608" calcext:value-type="float">
            <text:p>160.78</text:p>
          </table:table-cell>
          <table:table-cell table:formula="of:=[.K57] + (([.L57]-[.L56]) * [.$B$44])" office:value-type="float" office:value="289.290442612925" calcext:value-type="float">
            <text:p>289.29</text:p>
          </table:table-cell>
          <table:table-cell table:formula="of:=(([.$K$50] * POWER([.K58];3)) + ([.$L$50] * POWER([.K58];2)) + ([.$K$52] * [.K58]) + [.$L$52])" office:value-type="float" office:value="162.418735445579" calcext:value-type="float">
            <text:p>162.42</text:p>
          </table:table-cell>
          <table:table-cell table:style-name="ce83" table:formula="of:=[.M57] + (([.N57]-[.N56]) *[.$B$44])" office:value-type="float" office:value="289.186965708688" calcext:value-type="float">
            <text:p>289.19</text:p>
          </table:table-cell>
          <table:table-cell table:style-name="ce83" table:formula="of:=(([.$M$50] * POWER([.M58];3)) + ([.$N$50] * POWER([.M58];2)) + ([.$M$52] * [.M58]) + [.$N$52])" office:value-type="float" office:value="163.80918637512" calcext:value-type="float">
            <text:p>163.81</text:p>
          </table:table-cell>
          <table:table-cell table:number-columns-repeated="7"/>
        </table:table-row>
        <table:table-row table:style-name="ro1">
          <table:table-cell table:formula="of:=[.A58] + (([.B58]-[.B57]) *[.$B$39])" office:value-type="float" office:value="300.624569132969" calcext:value-type="float">
            <text:p>300.62</text:p>
          </table:table-cell>
          <table:table-cell table:formula="of:=(([.$A$50] * POWER([.A59];3)) + ([.$B$50] * POWER([.A59];2)) + ([.$A$52] * [.A59]) + [.$B$52])" office:value-type="float" office:value="76.9527616555233" calcext:value-type="float">
            <text:p>76.95</text:p>
          </table:table-cell>
          <table:table-cell table:formula="of:=[.C58] + (([.D58]-[.D57]) *[.$B$40])" office:value-type="float" office:value="290.897009438451" calcext:value-type="float">
            <text:p>290.90</text:p>
          </table:table-cell>
          <table:table-cell table:formula="of:=(([.$C$50] * POWER([.C59];3)) + ([.$D$50] * POWER([.C59];2)) + ([.$C$52] * [.C59]) + [.$D$52])" office:value-type="float" office:value="154.931634404224" calcext:value-type="float">
            <text:p>154.93</text:p>
          </table:table-cell>
          <table:table-cell table:formula="of:=[.E58] + (([.F58]-[.F57]) * [.$B$41])" office:value-type="float" office:value="290.044471835243" calcext:value-type="float">
            <text:p>290.04</text:p>
          </table:table-cell>
          <table:table-cell table:formula="of:=(([.$E$50] * POWER([.E59];3)) + ([.$F$50] * POWER([.E59];2)) + ([.$E$52] * [.E59]) + [.$F$52])" office:value-type="float" office:value="158.941830658672" calcext:value-type="float">
            <text:p>158.94</text:p>
          </table:table-cell>
          <table:table-cell table:formula="of:=[.G58] + (([.H58]-[.H57]) * [.$B$42])" office:value-type="float" office:value="289.844528788137" calcext:value-type="float">
            <text:p>289.84</text:p>
          </table:table-cell>
          <table:table-cell table:formula="of:=(([.$G$50] * POWER([.G59];3)) + ([.$H$50] * POWER([.G59];2)) + ([.$G$52] * [.G59]) + [.$H$52])" office:value-type="float" office:value="159.589966808853" calcext:value-type="float">
            <text:p>159.59</text:p>
          </table:table-cell>
          <table:table-cell table:formula="of:=[.I58] + (([.J58]-[.J57]) * [.$B$43])" office:value-type="float" office:value="289.649627220153" calcext:value-type="float">
            <text:p>289.65</text:p>
          </table:table-cell>
          <table:table-cell table:formula="of:=(([.$I$50] * POWER([.I59];3)) + ([.$J$50] * POWER([.I59];2)) + ([.$I$52] * [.I59]) + [.$J$52])" office:value-type="float" office:value="161.188557164117" calcext:value-type="float">
            <text:p>161.19</text:p>
          </table:table-cell>
          <table:table-cell table:formula="of:=[.K58] + (([.L58]-[.L57]) * [.$B$44])" office:value-type="float" office:value="289.413900568664" calcext:value-type="float">
            <text:p>289.41</text:p>
          </table:table-cell>
          <table:table-cell table:formula="of:=(([.$K$50] * POWER([.K59];3)) + ([.$L$50] * POWER([.K59];2)) + ([.$K$52] * [.K59]) + [.$L$52])" office:value-type="float" office:value="162.767428659048" calcext:value-type="float">
            <text:p>162.77</text:p>
          </table:table-cell>
          <table:table-cell table:style-name="ce83" table:formula="of:=[.M58] + (([.N58]-[.N57]) *[.$B$44])" office:value-type="float" office:value="289.305552252445" calcext:value-type="float">
            <text:p>289.31</text:p>
          </table:table-cell>
          <table:table-cell table:style-name="ce83" table:formula="of:=(([.$M$50] * POWER([.M59];3)) + ([.$N$50] * POWER([.M59];2)) + ([.$M$52] * [.M59]) + [.$N$52])" office:value-type="float" office:value="164.14525574973" calcext:value-type="float">
            <text:p>164.15</text:p>
          </table:table-cell>
          <table:table-cell table:number-columns-repeated="7"/>
        </table:table-row>
        <table:table-row table:style-name="ro1">
          <table:table-cell table:formula="of:=[.A59] + (([.B59]-[.B58]) *[.$B$39])" office:value-type="float" office:value="301.340105666119" calcext:value-type="float">
            <text:p>301.34</text:p>
          </table:table-cell>
          <table:table-cell table:formula="of:=(([.$A$50] * POWER([.A60];3)) + ([.$B$50] * POWER([.A60];2)) + ([.$A$52] * [.A60]) + [.$B$52])" office:value-type="float" office:value="77.7883309454471" calcext:value-type="float">
            <text:p>77.79</text:p>
          </table:table-cell>
          <table:table-cell table:formula="of:=[.C59] + (([.D59]-[.D58]) *[.$B$40])" office:value-type="float" office:value="291.088687725934" calcext:value-type="float">
            <text:p>291.09</text:p>
          </table:table-cell>
          <table:table-cell table:formula="of:=(([.$C$50] * POWER([.C60];3)) + ([.$D$50] * POWER([.C60];2)) + ([.$C$52] * [.C60]) + [.$D$52])" office:value-type="float" office:value="155.487216257427" calcext:value-type="float">
            <text:p>155.49</text:p>
          </table:table-cell>
          <table:table-cell table:formula="of:=[.E59] + (([.F59]-[.F58]) * [.$B$41])" office:value-type="float" office:value="290.158883282535" calcext:value-type="float">
            <text:p>290.16</text:p>
          </table:table-cell>
          <table:table-cell table:formula="of:=(([.$E$50] * POWER([.E60];3)) + ([.$F$50] * POWER([.E60];2)) + ([.$E$52] * [.E60]) + [.$F$52])" office:value-type="float" office:value="159.267439337791" calcext:value-type="float">
            <text:p>159.27</text:p>
          </table:table-cell>
          <table:table-cell table:formula="of:=[.G59] + (([.H59]-[.H58]) * [.$B$42])" office:value-type="float" office:value="289.974541044645" calcext:value-type="float">
            <text:p>289.97</text:p>
          </table:table-cell>
          <table:table-cell table:formula="of:=(([.$G$50] * POWER([.G60];3)) + ([.$H$50] * POWER([.G60];2)) + ([.$G$52] * [.G60]) + [.$H$52])" office:value-type="float" office:value="159.961126567601" calcext:value-type="float">
            <text:p>159.96</text:p>
          </table:table-cell>
          <table:table-cell table:formula="of:=[.I59] + (([.J59]-[.J58]) * [.$B$43])" office:value-type="float" office:value="289.736919016804" calcext:value-type="float">
            <text:p>289.74</text:p>
          </table:table-cell>
          <table:table-cell table:formula="of:=(([.$I$50] * POWER([.I60];3)) + ([.$J$50] * POWER([.I60];2)) + ([.$I$52] * [.I60]) + [.$J$52])" office:value-type="float" office:value="161.435475539782" calcext:value-type="float">
            <text:p>161.44</text:p>
          </table:table-cell>
          <table:table-cell table:formula="of:=[.K59] + (([.L59]-[.L58]) * [.$B$44])" office:value-type="float" office:value="289.487783015442" calcext:value-type="float">
            <text:p>289.49</text:p>
          </table:table-cell>
          <table:table-cell table:formula="of:=(([.$K$50] * POWER([.K60];3)) + ([.$L$50] * POWER([.K60];2)) + ([.$K$52] * [.K60]) + [.$L$52])" office:value-type="float" office:value="162.97634934411" calcext:value-type="float">
            <text:p>162.98</text:p>
          </table:table-cell>
          <table:table-cell table:style-name="ce83" table:formula="of:=[.M59] + (([.N59]-[.N58]) *[.$B$44])" office:value-type="float" office:value="289.376759912143" calcext:value-type="float">
            <text:p>289.38</text:p>
          </table:table-cell>
          <table:table-cell table:style-name="ce83" table:formula="of:=(([.$M$50] * POWER([.M60];3)) + ([.$N$50] * POWER([.M60];2)) + ([.$M$52] * [.M60]) + [.$N$52])" office:value-type="float" office:value="164.347308452596" calcext:value-type="float">
            <text:p>164.35</text:p>
          </table:table-cell>
          <table:table-cell table:number-columns-repeated="7"/>
        </table:table-row>
        <table:table-row table:style-name="ro1">
          <table:table-cell table:formula="of:=[.A60] + (([.B60]-[.B59]) *[.$B$39])" office:value-type="float" office:value="301.843276291232" calcext:value-type="float">
            <text:p>301.84</text:p>
          </table:table-cell>
          <table:table-cell table:formula="of:=(([.$A$50] * POWER([.A61];3)) + ([.$B$50] * POWER([.A61];2)) + ([.$A$52] * [.A61]) + [.$B$52])" office:value-type="float" office:value="78.3793381398737" calcext:value-type="float">
            <text:p>78.38</text:p>
          </table:table-cell>
          <table:table-cell table:formula="of:=[.C60] + (([.D60]-[.D59]) *[.$B$40])" office:value-type="float" office:value="291.218101064169" calcext:value-type="float">
            <text:p>291.22</text:p>
          </table:table-cell>
          <table:table-cell table:formula="of:=(([.$C$50] * POWER([.C61];3)) + ([.$D$50] * POWER([.C61];2)) + ([.$C$52] * [.C61]) + [.$D$52])" office:value-type="float" office:value="155.862838927311" calcext:value-type="float">
            <text:p>155.86</text:p>
          </table:table-cell>
          <table:table-cell table:formula="of:=[.E60] + (([.F60]-[.F59]) * [.$B$41])" office:value-type="float" office:value="290.230909869227" calcext:value-type="float">
            <text:p>290.23</text:p>
          </table:table-cell>
          <table:table-cell table:formula="of:=(([.$E$50] * POWER([.E61];3)) + ([.$F$50] * POWER([.E61];2)) + ([.$E$52] * [.E61]) + [.$F$52])" office:value-type="float" office:value="159.472602420735" calcext:value-type="float">
            <text:p>159.47</text:p>
          </table:table-cell>
          <table:table-cell table:formula="of:=[.G60] + (([.H60]-[.H59]) * [.$B$42])" office:value-type="float" office:value="290.055881635636" calcext:value-type="float">
            <text:p>290.06</text:p>
          </table:table-cell>
          <table:table-cell table:formula="of:=(([.$G$50] * POWER([.G61];3)) + ([.$H$50] * POWER([.G61];2)) + ([.$G$52] * [.G61]) + [.$H$52])" office:value-type="float" office:value="160.193567388947" calcext:value-type="float">
            <text:p>160.19</text:p>
          </table:table-cell>
          <table:table-cell table:formula="of:=[.I60] + (([.J60]-[.J59]) * [.$B$43])" office:value-type="float" office:value="289.79013112919" calcext:value-type="float">
            <text:p>289.79</text:p>
          </table:table-cell>
          <table:table-cell table:formula="of:=(([.$I$50] * POWER([.I61];3)) + ([.$J$50] * POWER([.I61];2)) + ([.$I$52] * [.I61]) + [.$J$52])" office:value-type="float" office:value="161.586108010543" calcext:value-type="float">
            <text:p>161.59</text:p>
          </table:table-cell>
          <table:table-cell table:formula="of:=[.K60] + (([.L60]-[.L59]) * [.$B$44])" office:value-type="float" office:value="289.532049926293" calcext:value-type="float">
            <text:p>289.53</text:p>
          </table:table-cell>
          <table:table-cell table:formula="of:=(([.$K$50] * POWER([.K61];3)) + ([.$L$50] * POWER([.K61];2)) + ([.$K$52] * [.K61]) + [.$L$52])" office:value-type="float" office:value="163.101614089703" calcext:value-type="float">
            <text:p>163.10</text:p>
          </table:table-cell>
          <table:table-cell table:style-name="ce83" table:formula="of:=[.M60] + (([.N60]-[.N59]) *[.$B$44])" office:value-type="float" office:value="289.419571608755" calcext:value-type="float">
            <text:p>289.42</text:p>
          </table:table-cell>
          <table:table-cell table:style-name="ce83" table:formula="of:=(([.$M$50] * POWER([.M61];3)) + ([.$N$50] * POWER([.M61];2)) + ([.$M$52] * [.M61]) + [.$N$52])" office:value-type="float" office:value="164.468878927271" calcext:value-type="float">
            <text:p>164.47</text:p>
          </table:table-cell>
          <table:table-cell table:number-columns-repeated="7"/>
        </table:table-row>
        <table:table-row table:style-name="ro1">
          <table:table-cell table:formula="of:=[.A61] + (([.B61]-[.B60]) *[.$B$39])" office:value-type="float" office:value="302.199174315552" calcext:value-type="float">
            <text:p>302.20</text:p>
          </table:table-cell>
          <table:table-cell table:formula="of:=(([.$A$50] * POWER([.A62];3)) + ([.$B$50] * POWER([.A62];2)) + ([.$A$52] * [.A62]) + [.$B$52])" office:value-type="float" office:value="78.7990640319581" calcext:value-type="float">
            <text:p>78.80</text:p>
          </table:table-cell>
          <table:table-cell table:formula="of:=[.C61] + (([.D61]-[.D60]) *[.$B$40])" office:value-type="float" office:value="291.305595973058" calcext:value-type="float">
            <text:p>291.31</text:p>
          </table:table-cell>
          <table:table-cell table:formula="of:=(([.$C$50] * POWER([.C62];3)) + ([.$D$50] * POWER([.C62];2)) + ([.$C$52] * [.C62]) + [.$D$52])" office:value-type="float" office:value="156.117028959043" calcext:value-type="float">
            <text:p>156.12</text:p>
          </table:table-cell>
          <table:table-cell table:formula="of:=[.E61] + (([.F61]-[.F60]) * [.$B$41])" office:value-type="float" office:value="290.27629316988" calcext:value-type="float">
            <text:p>290.28</text:p>
          </table:table-cell>
          <table:table-cell table:formula="of:=(([.$E$50] * POWER([.E62];3)) + ([.$F$50] * POWER([.E62];2)) + ([.$E$52] * [.E62]) + [.$F$52])" office:value-type="float" office:value="159.601945158287" calcext:value-type="float">
            <text:p>159.60</text:p>
          </table:table-cell>
          <table:table-cell table:formula="of:=[.G61] + (([.H61]-[.H60]) * [.$B$42])" office:value-type="float" office:value="290.106821623965" calcext:value-type="float">
            <text:p>290.11</text:p>
          </table:table-cell>
          <table:table-cell table:formula="of:=(([.$G$50] * POWER([.G62];3)) + ([.$H$50] * POWER([.G62];2)) + ([.$G$52] * [.G62]) + [.$H$52])" office:value-type="float" office:value="160.33922417523" calcext:value-type="float">
            <text:p>160.34</text:p>
          </table:table-cell>
          <table:table-cell table:formula="of:=[.I61] + (([.J61]-[.J60]) * [.$B$43])" office:value-type="float" office:value="289.822593160182" calcext:value-type="float">
            <text:p>289.82</text:p>
          </table:table-cell>
          <table:table-cell table:formula="of:=(([.$I$50] * POWER([.I62];3)) + ([.$J$50] * POWER([.I62];2)) + ([.$I$52] * [.I62]) + [.$J$52])" office:value-type="float" office:value="161.678043707047" calcext:value-type="float">
            <text:p>161.68</text:p>
          </table:table-cell>
          <table:table-cell table:formula="of:=[.K61] + (([.L61]-[.L60]) * [.$B$44])" office:value-type="float" office:value="289.558591497915" calcext:value-type="float">
            <text:p>289.56</text:p>
          </table:table-cell>
          <table:table-cell table:formula="of:=(([.$K$50] * POWER([.K62];3)) + ([.$L$50] * POWER([.K62];2)) + ([.$K$52] * [.K62]) + [.$L$52])" office:value-type="float" office:value="163.176752498966" calcext:value-type="float">
            <text:p>163.18</text:p>
          </table:table-cell>
          <table:table-cell table:style-name="ce83" table:formula="of:=[.M61] + (([.N61]-[.N60]) *[.$B$44])" office:value-type="float" office:value="289.445330424178" calcext:value-type="float">
            <text:p>289.45</text:p>
          </table:table-cell>
          <table:table-cell table:style-name="ce83" table:formula="of:=(([.$M$50] * POWER([.M62];3)) + ([.$N$50] * POWER([.M62];2)) + ([.$M$52] * [.M62]) + [.$N$52])" office:value-type="float" office:value="164.542058334373" calcext:value-type="float">
            <text:p>164.54</text:p>
          </table:table-cell>
          <table:table-cell table:number-columns-repeated="7"/>
        </table:table-row>
        <table:table-row table:style-name="ro1">
          <table:table-cell table:formula="of:=[.A62] + (([.B62]-[.B61]) *[.$B$39])" office:value-type="float" office:value="302.451928625749" calcext:value-type="float">
            <text:p>302.45</text:p>
          </table:table-cell>
          <table:table-cell table:formula="of:=(([.$A$50] * POWER([.A63];3)) + ([.$B$50] * POWER([.A63];2)) + ([.$A$52] * [.A63]) + [.$B$52])" office:value-type="float" office:value="79.0980002142446" calcext:value-type="float">
            <text:p>79.10</text:p>
          </table:table-cell>
          <table:table-cell table:formula="of:=[.C62] + (([.D62]-[.D61]) *[.$B$40])" office:value-type="float" office:value="291.364805215338" calcext:value-type="float">
            <text:p>291.36</text:p>
          </table:table-cell>
          <table:table-cell table:formula="of:=(([.$C$50] * POWER([.C63];3)) + ([.$D$50] * POWER([.C63];2)) + ([.$C$52] * [.C63]) + [.$D$52])" office:value-type="float" office:value="156.289151381178" calcext:value-type="float">
            <text:p>156.29</text:p>
          </table:table-cell>
          <table:table-cell table:formula="of:=[.E62] + (([.F62]-[.F61]) * [.$B$41])" office:value-type="float" office:value="290.304904556789" calcext:value-type="float">
            <text:p>290.30</text:p>
          </table:table-cell>
          <table:table-cell table:formula="of:=(([.$E$50] * POWER([.E63];3)) + ([.$F$50] * POWER([.E63];2)) + ([.$E$52] * [.E63]) + [.$F$52])" office:value-type="float" office:value="159.683516201132" calcext:value-type="float">
            <text:p>159.68</text:p>
          </table:table-cell>
          <table:table-cell table:formula="of:=[.G62] + (([.H62]-[.H61]) * [.$B$42])" office:value-type="float" office:value="290.138742673591" calcext:value-type="float">
            <text:p>290.14</text:p>
          </table:table-cell>
          <table:table-cell table:formula="of:=(([.$G$50] * POWER([.G63];3)) + ([.$H$50] * POWER([.G63];2)) + ([.$G$52] * [.G63]) + [.$H$52])" office:value-type="float" office:value="160.430533605777" calcext:value-type="float">
            <text:p>160.43</text:p>
          </table:table-cell>
          <table:table-cell table:formula="of:=[.I62] + (([.J62]-[.J61]) * [.$B$43])" office:value-type="float" office:value="289.842405750482" calcext:value-type="float">
            <text:p>289.84</text:p>
          </table:table-cell>
          <table:table-cell table:formula="of:=(([.$I$50] * POWER([.I63];3)) + ([.$J$50] * POWER([.I63];2)) + ([.$I$52] * [.I63]) + [.$J$52])" office:value-type="float" office:value="161.734170744571" calcext:value-type="float">
            <text:p>161.73</text:p>
          </table:table-cell>
          <table:table-cell table:formula="of:=[.K62] + (([.L62]-[.L61]) * [.$B$44])" office:value-type="float" office:value="289.574512110387" calcext:value-type="float">
            <text:p>289.57</text:p>
          </table:table-cell>
          <table:table-cell table:formula="of:=(([.$K$50] * POWER([.K63];3)) + ([.$L$50] * POWER([.K63];2)) + ([.$K$52] * [.K63]) + [.$L$52])" office:value-type="float" office:value="163.221834853483" calcext:value-type="float">
            <text:p>163.22</text:p>
          </table:table-cell>
          <table:table-cell table:style-name="ce83" table:formula="of:=[.M62] + (([.N62]-[.N61]) *[.$B$44])" office:value-type="float" office:value="289.460835955807" calcext:value-type="float">
            <text:p>289.46</text:p>
          </table:table-cell>
          <table:table-cell table:style-name="ce83" table:formula="of:=(([.$M$50] * POWER([.M63];3)) + ([.$N$50] * POWER([.M63];2)) + ([.$M$52] * [.M63]) + [.$N$52])" office:value-type="float" office:value="164.586120769298" calcext:value-type="float">
            <text:p>164.59</text:p>
          </table:table-cell>
          <table:table-cell table:number-columns-repeated="7"/>
        </table:table-row>
        <table:table-row table:style-name="ro1">
          <table:table-cell table:formula="of:=[.A63] + (([.B63]-[.B62]) *[.$B$39])" office:value-type="float" office:value="302.631944702841" calcext:value-type="float">
            <text:p>302.63</text:p>
          </table:table-cell>
          <table:table-cell table:formula="of:=(([.$A$50] * POWER([.A64];3)) + ([.$B$50] * POWER([.A64];2)) + ([.$A$52] * [.A64]) + [.$B$52])" office:value-type="float" office:value="79.3113381627459" calcext:value-type="float">
            <text:p>79.31</text:p>
          </table:table-cell>
          <table:table-cell table:formula="of:=[.C63] + (([.D63]-[.D62]) *[.$B$40])" office:value-type="float" office:value="291.404898204526" calcext:value-type="float">
            <text:p>291.40</text:p>
          </table:table-cell>
          <table:table-cell table:formula="of:=(([.$C$50] * POWER([.C64];3)) + ([.$D$50] * POWER([.C64];2)) + ([.$C$52] * [.C64]) + [.$D$52])" office:value-type="float" office:value="156.405751900991" calcext:value-type="float">
            <text:p>156.41</text:p>
          </table:table-cell>
          <table:table-cell table:formula="of:=[.E63] + (([.F63]-[.F62]) * [.$B$41])" office:value-type="float" office:value="290.322948559194" calcext:value-type="float">
            <text:p>290.32</text:p>
          </table:table-cell>
          <table:table-cell table:formula="of:=(([.$E$50] * POWER([.E64];3)) + ([.$F$50] * POWER([.E64];2)) + ([.$E$52] * [.E64]) + [.$F$52])" office:value-type="float" office:value="159.734970934178" calcext:value-type="float">
            <text:p>159.73</text:p>
          </table:table-cell>
          <table:table-cell table:formula="of:=[.G63] + (([.H63]-[.H62]) * [.$B$42])" office:value-type="float" office:value="290.158753364051" calcext:value-type="float">
            <text:p>290.16</text:p>
          </table:table-cell>
          <table:table-cell table:formula="of:=(([.$G$50] * POWER([.G64];3)) + ([.$H$50] * POWER([.G64];2)) + ([.$G$52] * [.G64]) + [.$H$52])" office:value-type="float" office:value="160.487787461605" calcext:value-type="float">
            <text:p>160.49</text:p>
          </table:table-cell>
          <table:table-cell table:formula="of:=[.I63] + (([.J63]-[.J62]) * [.$B$43])" office:value-type="float" office:value="289.854501400393" calcext:value-type="float">
            <text:p>289.85</text:p>
          </table:table-cell>
          <table:table-cell table:formula="of:=(([.$I$50] * POWER([.I64];3)) + ([.$J$50] * POWER([.I64];2)) + ([.$I$52] * [.I64]) + [.$J$52])" office:value-type="float" office:value="161.768442378577" calcext:value-type="float">
            <text:p>161.77</text:p>
          </table:table-cell>
          <table:table-cell table:formula="of:=[.K63] + (([.L63]-[.L62]) * [.$B$44])" office:value-type="float" office:value="289.58406433145" calcext:value-type="float">
            <text:p>289.58</text:p>
          </table:table-cell>
          <table:table-cell table:formula="of:=(([.$K$50] * POWER([.K64];3)) + ([.$L$50] * POWER([.K64];2)) + ([.$K$52] * [.K64]) + [.$L$52])" office:value-type="float" office:value="163.248888018252" calcext:value-type="float">
            <text:p>163.25</text:p>
          </table:table-cell>
          <table:table-cell table:style-name="ce83" table:formula="of:=[.M63] + (([.N63]-[.N62]) *[.$B$44])" office:value-type="float" office:value="289.470172072421" calcext:value-type="float">
            <text:p>289.47</text:p>
          </table:table-cell>
          <table:table-cell table:style-name="ce83" table:formula="of:=(([.$M$50] * POWER([.M64];3)) + ([.$N$50] * POWER([.M64];2)) + ([.$M$52] * [.M64]) + [.$N$52])" office:value-type="float" office:value="164.612655804538" calcext:value-type="float">
            <text:p>164.61</text:p>
          </table:table-cell>
          <table:table-cell table:number-columns-repeated="7"/>
        </table:table-row>
        <table:table-row table:style-name="ro1">
          <table:table-cell table:formula="of:=[.A64] + (([.B64]-[.B63]) *[.$B$39])" office:value-type="float" office:value="302.760414466153" calcext:value-type="float">
            <text:p>302.76</text:p>
          </table:table-cell>
          <table:table-cell table:formula="of:=(([.$A$50] * POWER([.A65];3)) + ([.$B$50] * POWER([.A65];2)) + ([.$A$52] * [.A65]) + [.$B$52])" office:value-type="float" office:value="79.4638067966775" calcext:value-type="float">
            <text:p>79.46</text:p>
          </table:table-cell>
          <table:table-cell table:formula="of:=[.C64] + (([.D64]-[.D63]) *[.$B$40])" office:value-type="float" office:value="291.432058311398" calcext:value-type="float">
            <text:p>291.43</text:p>
          </table:table-cell>
          <table:table-cell table:formula="of:=(([.$C$50] * POWER([.C65];3)) + ([.$D$50] * POWER([.C65];2)) + ([.$C$52] * [.C65]) + [.$D$52])" office:value-type="float" office:value="156.484763006672" calcext:value-type="float">
            <text:p>156.48</text:p>
          </table:table-cell>
          <table:table-cell table:formula="of:=[.E64] + (([.F64]-[.F63]) * [.$B$41])" office:value-type="float" office:value="290.334330653801" calcext:value-type="float">
            <text:p>290.33</text:p>
          </table:table-cell>
          <table:table-cell table:formula="of:=(([.$E$50] * POWER([.E65];3)) + ([.$F$50] * POWER([.E65];2)) + ([.$E$52] * [.E65]) + [.$F$52])" office:value-type="float" office:value="159.767432899069" calcext:value-type="float">
            <text:p>159.77</text:p>
          </table:table-cell>
          <table:table-cell table:formula="of:=[.G64] + (([.H64]-[.H63]) * [.$B$42])" office:value-type="float" office:value="290.171300689993" calcext:value-type="float">
            <text:p>290.17</text:p>
          </table:table-cell>
          <table:table-cell table:formula="of:=(([.$G$50] * POWER([.G65];3)) + ([.$H$50] * POWER([.G65];2)) + ([.$G$52] * [.G65]) + [.$H$52])" office:value-type="float" office:value="160.523692805182" calcext:value-type="float">
            <text:p>160.52</text:p>
          </table:table-cell>
          <table:table-cell table:formula="of:=[.I64] + (([.J64]-[.J63]) * [.$B$43])" office:value-type="float" office:value="289.861887104416" calcext:value-type="float">
            <text:p>289.86</text:p>
          </table:table-cell>
          <table:table-cell table:formula="of:=(([.$I$50] * POWER([.I65];3)) + ([.$J$50] * POWER([.I65];2)) + ([.$I$52] * [.I65]) + [.$J$52])" office:value-type="float" office:value="161.789371121879" calcext:value-type="float">
            <text:p>161.79</text:p>
          </table:table-cell>
          <table:table-cell table:formula="of:=[.K64] + (([.L64]-[.L63]) * [.$B$44])" office:value-type="float" office:value="289.589796459089" calcext:value-type="float">
            <text:p>289.59</text:p>
          </table:table-cell>
          <table:table-cell table:formula="of:=(([.$K$50] * POWER([.K65];3)) + ([.$L$50] * POWER([.K65];2)) + ([.$K$52] * [.K65]) + [.$L$52])" office:value-type="float" office:value="163.265123669553" calcext:value-type="float">
            <text:p>163.27</text:p>
          </table:table-cell>
          <table:table-cell table:style-name="ce83" table:formula="of:=[.M64] + (([.N64]-[.N63]) *[.$B$44])" office:value-type="float" office:value="289.4757944168" calcext:value-type="float">
            <text:p>289.48</text:p>
          </table:table-cell>
          <table:table-cell table:style-name="ce83" table:formula="of:=(([.$M$50] * POWER([.M65];3)) + ([.$N$50] * POWER([.M65];2)) + ([.$M$52] * [.M65]) + [.$N$52])" office:value-type="float" office:value="164.628637172522" calcext:value-type="float">
            <text:p>164.63</text:p>
          </table:table-cell>
          <table:table-cell table:number-columns-repeated="7"/>
        </table:table-row>
        <table:table-row table:style-name="ro1">
          <table:table-cell table:formula="of:=[.A65] + (([.B65]-[.B64]) *[.$B$39])" office:value-type="float" office:value="302.852229398524" calcext:value-type="float">
            <text:p>302.85</text:p>
          </table:table-cell>
          <table:table-cell table:formula="of:=(([.$A$50] * POWER([.A66];3)) + ([.$B$50] * POWER([.A66];2)) + ([.$A$52] * [.A66]) + [.$B$52])" office:value-type="float" office:value="79.5728846135446" calcext:value-type="float">
            <text:p>79.57</text:p>
          </table:table-cell>
          <table:table-cell table:formula="of:=[.C65] + (([.D65]-[.D64]) *[.$B$40])" office:value-type="float" office:value="291.450462603915" calcext:value-type="float">
            <text:p>291.45</text:p>
          </table:table-cell>
          <table:table-cell table:formula="of:=(([.$C$50] * POWER([.C66];3)) + ([.$D$50] * POWER([.C66];2)) + ([.$C$52] * [.C66]) + [.$D$52])" office:value-type="float" office:value="156.538313094496" calcext:value-type="float">
            <text:p>156.54</text:p>
          </table:table-cell>
          <table:table-cell table:formula="of:=[.E65] + (([.F65]-[.F64]) * [.$B$41])" office:value-type="float" office:value="290.34151143453" calcext:value-type="float">
            <text:p>290.34</text:p>
          </table:table-cell>
          <table:table-cell table:formula="of:=(([.$E$50] * POWER([.E66];3)) + ([.$F$50] * POWER([.E66];2)) + ([.$E$52] * [.E66]) + [.$F$52])" office:value-type="float" office:value="159.787914421586" calcext:value-type="float">
            <text:p>159.79</text:p>
          </table:table-cell>
          <table:table-cell table:formula="of:=[.G65] + (([.H65]-[.H64]) * [.$B$42])" office:value-type="float" office:value="290.179169435991" calcext:value-type="float">
            <text:p>290.18</text:p>
          </table:table-cell>
          <table:table-cell table:formula="of:=(([.$G$50] * POWER([.G66];3)) + ([.$H$50] * POWER([.G66];2)) + ([.$G$52] * [.G66]) + [.$H$52])" office:value-type="float" office:value="160.546212075355" calcext:value-type="float">
            <text:p>160.55</text:p>
          </table:table-cell>
          <table:table-cell table:formula="of:=[.I65] + (([.J65]-[.J64]) * [.$B$43])" office:value-type="float" office:value="289.866397350515" calcext:value-type="float">
            <text:p>289.87</text:p>
          </table:table-cell>
          <table:table-cell table:formula="of:=(([.$I$50] * POWER([.I66];3)) + ([.$J$50] * POWER([.I66];2)) + ([.$I$52] * [.I66]) + [.$J$52])" office:value-type="float" office:value="161.802152549699" calcext:value-type="float">
            <text:p>161.80</text:p>
          </table:table-cell>
          <table:table-cell table:formula="of:=[.K65] + (([.L65]-[.L64]) * [.$B$44])" office:value-type="float" office:value="289.593236530753" calcext:value-type="float">
            <text:p>289.59</text:p>
          </table:table-cell>
          <table:table-cell table:formula="of:=(([.$K$50] * POWER([.K66];3)) + ([.$L$50] * POWER([.K66];2)) + ([.$K$52] * [.K66]) + [.$L$52])" office:value-type="float" office:value="163.274867852981" calcext:value-type="float">
            <text:p>163.27</text:p>
          </table:table-cell>
          <table:table-cell table:style-name="ce83" table:formula="of:=[.M65] + (([.N65]-[.N64]) *[.$B$44])" office:value-type="float" office:value="289.479180609946" calcext:value-type="float">
            <text:p>289.48</text:p>
          </table:table-cell>
          <table:table-cell table:style-name="ce83" table:formula="of:=(([.$M$50] * POWER([.M66];3)) + ([.$N$50] * POWER([.M66];2)) + ([.$M$52] * [.M66]) + [.$N$52])" office:value-type="float" office:value="164.638262914119" calcext:value-type="float">
            <text:p>164.64</text:p>
          </table:table-cell>
          <table:table-cell table:number-columns-repeated="7"/>
        </table:table-row>
        <table:table-row table:style-name="ro1">
          <table:table-cell table:formula="of:=[.A66] + (([.B66]-[.B65]) *[.$B$39])" office:value-type="float" office:value="302.917914858678" calcext:value-type="float">
            <text:p>302.92</text:p>
          </table:table-cell>
          <table:table-cell table:formula="of:=(([.$A$50] * POWER([.A67];3)) + ([.$B$50] * POWER([.A67];2)) + ([.$A$52] * [.A67]) + [.$B$52])" office:value-type="float" office:value="79.6509770347363" calcext:value-type="float">
            <text:p>79.65</text:p>
          </table:table-cell>
          <table:table-cell table:formula="of:=[.C66] + (([.D66]-[.D65]) *[.$B$40])" office:value-type="float" office:value="291.462936185599" calcext:value-type="float">
            <text:p>291.46</text:p>
          </table:table-cell>
          <table:table-cell table:formula="of:=(([.$C$50] * POWER([.C67];3)) + ([.$D$50] * POWER([.C67];2)) + ([.$C$52] * [.C67]) + [.$D$52])" office:value-type="float" office:value="156.574611655895" calcext:value-type="float">
            <text:p>156.57</text:p>
          </table:table-cell>
          <table:table-cell table:formula="of:=[.E66] + (([.F66]-[.F65]) * [.$B$41])" office:value-type="float" office:value="290.346042069773" calcext:value-type="float">
            <text:p>290.35</text:p>
          </table:table-cell>
          <table:table-cell table:formula="of:=(([.$E$50] * POWER([.E67];3)) + ([.$F$50] * POWER([.E67];2)) + ([.$E$52] * [.E67]) + [.$F$52])" office:value-type="float" office:value="159.800837727444" calcext:value-type="float">
            <text:p>159.80</text:p>
          </table:table-cell>
          <table:table-cell table:formula="of:=[.G66] + (([.H66]-[.H65]) * [.$B$42])" office:value-type="float" office:value="290.184104590467" calcext:value-type="float">
            <text:p>290.18</text:p>
          </table:table-cell>
          <table:table-cell table:formula="of:=(([.$G$50] * POWER([.G67];3)) + ([.$H$50] * POWER([.G67];2)) + ([.$G$52] * [.G67]) + [.$H$52])" office:value-type="float" office:value="160.560336642895" calcext:value-type="float">
            <text:p>160.56</text:p>
          </table:table-cell>
          <table:table-cell table:formula="of:=[.I66] + (([.J66]-[.J65]) * [.$B$43])" office:value-type="float" office:value="289.869151810453" calcext:value-type="float">
            <text:p>289.87</text:p>
          </table:table-cell>
          <table:table-cell table:formula="of:=(([.$I$50] * POWER([.I67];3)) + ([.$J$50] * POWER([.I67];2)) + ([.$I$52] * [.I67]) + [.$J$52])" office:value-type="float" office:value="161.809958622924" calcext:value-type="float">
            <text:p>161.81</text:p>
          </table:table-cell>
          <table:table-cell table:formula="of:=[.K66] + (([.L66]-[.L65]) * [.$B$44])" office:value-type="float" office:value="289.595301165468" calcext:value-type="float">
            <text:p>289.60</text:p>
          </table:table-cell>
          <table:table-cell table:formula="of:=(([.$K$50] * POWER([.K67];3)) + ([.$L$50] * POWER([.K67];2)) + ([.$K$52] * [.K67]) + [.$L$52])" office:value-type="float" office:value="163.280716233885" calcext:value-type="float">
            <text:p>163.28</text:p>
          </table:table-cell>
          <table:table-cell table:style-name="ce83" table:formula="of:=[.M66] + (([.N66]-[.N65]) *[.$B$44])" office:value-type="float" office:value="289.481220148755" calcext:value-type="float">
            <text:p>289.48</text:p>
          </table:table-cell>
          <table:table-cell table:style-name="ce83" table:formula="of:=(([.$M$50] * POWER([.M67];3)) + ([.$N$50] * POWER([.M67];2)) + ([.$M$52] * [.M67]) + [.$N$52])" office:value-type="float" office:value="164.644060805647" calcext:value-type="float">
            <text:p>164.64</text:p>
          </table:table-cell>
          <table:table-cell table:number-columns-repeated="7"/>
        </table:table-row>
        <table:table-row table:style-name="ro1">
          <table:table-cell table:formula="of:=[.A67] + (([.B67]-[.B66]) *[.$B$39])" office:value-type="float" office:value="302.964941254767" calcext:value-type="float">
            <text:p>302.96</text:p>
          </table:table-cell>
          <table:table-cell table:formula="of:=(([.$A$50] * POWER([.A68];3)) + ([.$B$50] * POWER([.A68];2)) + ([.$A$52] * [.A68]) + [.$B$52])" office:value-type="float" office:value="79.7069151135638" calcext:value-type="float">
            <text:p>79.71</text:p>
          </table:table-cell>
          <table:table-cell table:formula="of:=[.C67] + (([.D67]-[.D66]) *[.$B$40])" office:value-type="float" office:value="291.471391317776" calcext:value-type="float">
            <text:p>291.47</text:p>
          </table:table-cell>
          <table:table-cell table:formula="of:=(([.$C$50] * POWER([.C68];3)) + ([.$D$50] * POWER([.C68];2)) + ([.$C$52] * [.C68]) + [.$D$52])" office:value-type="float" office:value="156.599218583228" calcext:value-type="float">
            <text:p>156.60</text:p>
          </table:table-cell>
          <table:table-cell table:formula="of:=[.E67] + (([.F67]-[.F66]) * [.$B$41])" office:value-type="float" office:value="290.3489007823" calcext:value-type="float">
            <text:p>290.35</text:p>
          </table:table-cell>
          <table:table-cell table:formula="of:=(([.$E$50] * POWER([.E68];3)) + ([.$F$50] * POWER([.E68];2)) + ([.$E$52] * [.E68]) + [.$F$52])" office:value-type="float" office:value="159.808992279749" calcext:value-type="float">
            <text:p>159.81</text:p>
          </table:table-cell>
          <table:table-cell table:formula="of:=[.G67] + (([.H67]-[.H66]) * [.$B$42])" office:value-type="float" office:value="290.187200024829" calcext:value-type="float">
            <text:p>290.19</text:p>
          </table:table-cell>
          <table:table-cell table:formula="of:=(([.$G$50] * POWER([.G68];3)) + ([.$H$50] * POWER([.G68];2)) + ([.$G$52] * [.G68]) + [.$H$52])" office:value-type="float" office:value="160.56919620127" calcext:value-type="float">
            <text:p>160.57</text:p>
          </table:table-cell>
          <table:table-cell table:formula="of:=[.I67] + (([.J67]-[.J66]) * [.$B$43])" office:value-type="float" office:value="289.870834057246" calcext:value-type="float">
            <text:p>289.87</text:p>
          </table:table-cell>
          <table:table-cell table:formula="of:=(([.$I$50] * POWER([.I68];3)) + ([.$J$50] * POWER([.I68];2)) + ([.$I$52] * [.I68]) + [.$J$52])" office:value-type="float" office:value="161.814726184054" calcext:value-type="float">
            <text:p>161.81</text:p>
          </table:table-cell>
          <table:table-cell table:formula="of:=[.K67] + (([.L67]-[.L66]) * [.$B$44])" office:value-type="float" office:value="289.5965403427" calcext:value-type="float">
            <text:p>289.60</text:p>
          </table:table-cell>
          <table:table-cell table:formula="of:=(([.$K$50] * POWER([.K68];3)) + ([.$L$50] * POWER([.K68];2)) + ([.$K$52] * [.K68]) + [.$L$52])" office:value-type="float" office:value="163.28422645546" calcext:value-type="float">
            <text:p>163.28</text:p>
          </table:table-cell>
          <table:table-cell table:style-name="ce83" table:formula="of:=[.M67] + (([.N67]-[.N66]) *[.$B$44])" office:value-type="float" office:value="289.482448628105" calcext:value-type="float">
            <text:p>289.48</text:p>
          </table:table-cell>
          <table:table-cell table:style-name="ce83" table:formula="of:=(([.$M$50] * POWER([.M68];3)) + ([.$N$50] * POWER([.M68];2)) + ([.$M$52] * [.M68]) + [.$N$52])" office:value-type="float" office:value="164.647553136605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68] + (([.B68]-[.B67]) *[.$B$39])" office:value-type="float" office:value="302.998626549848" calcext:value-type="float">
            <text:p>303.00</text:p>
          </table:table-cell>
          <table:table-cell table:formula="of:=(([.$A$50] * POWER([.A69];3)) + ([.$B$50] * POWER([.A69];2)) + ([.$A$52] * [.A69]) + [.$B$52])" office:value-type="float" office:value="79.7469988348748" calcext:value-type="float">
            <text:p>79.75</text:p>
          </table:table-cell>
          <table:table-cell table:formula="of:=[.C68] + (([.D68]-[.D67]) *[.$B$40])" office:value-type="float" office:value="291.477123082756" calcext:value-type="float">
            <text:p>291.48</text:p>
          </table:table-cell>
          <table:table-cell table:formula="of:=(([.$C$50] * POWER([.C69];3)) + ([.$D$50] * POWER([.C69];2)) + ([.$C$52] * [.C69]) + [.$D$52])" office:value-type="float" office:value="156.615900717902" calcext:value-type="float">
            <text:p>156.62</text:p>
          </table:table-cell>
          <table:table-cell table:formula="of:=[.E68] + (([.F68]-[.F67]) * [.$B$41])" office:value-type="float" office:value="290.350704618027" calcext:value-type="float">
            <text:p>290.35</text:p>
          </table:table-cell>
          <table:table-cell table:formula="of:=(([.$E$50] * POWER([.E69];3)) + ([.$F$50] * POWER([.E69];2)) + ([.$E$52] * [.E69]) + [.$F$52])" office:value-type="float" office:value="159.814137881373" calcext:value-type="float">
            <text:p>159.81</text:p>
          </table:table-cell>
          <table:table-cell table:formula="of:=[.G68] + (([.H68]-[.H67]) * [.$B$42])" office:value-type="float" office:value="290.189141619243" calcext:value-type="float">
            <text:p>290.19</text:p>
          </table:table-cell>
          <table:table-cell table:formula="of:=(([.$G$50] * POWER([.G69];3)) + ([.$H$50] * POWER([.G69];2)) + ([.$G$52] * [.G69]) + [.$H$52])" office:value-type="float" office:value="160.574753440123" calcext:value-type="float">
            <text:p>160.57</text:p>
          </table:table-cell>
          <table:table-cell table:formula="of:=[.I68] + (([.J68]-[.J67]) * [.$B$43])" office:value-type="float" office:value="289.871861489887" calcext:value-type="float">
            <text:p>289.87</text:p>
          </table:table-cell>
          <table:table-cell table:formula="of:=(([.$I$50] * POWER([.I69];3)) + ([.$J$50] * POWER([.I69];2)) + ([.$I$52] * [.I69]) + [.$J$52])" office:value-type="float" office:value="161.817638015768" calcext:value-type="float">
            <text:p>161.82</text:p>
          </table:table-cell>
          <table:table-cell table:formula="of:=[.K68] + (([.L68]-[.L67]) * [.$B$44])" office:value-type="float" office:value="289.597284101823" calcext:value-type="float">
            <text:p>289.60</text:p>
          </table:table-cell>
          <table:table-cell table:formula="of:=(([.$K$50] * POWER([.K69];3)) + ([.$L$50] * POWER([.K69];2)) + ([.$K$52] * [.K69]) + [.$L$52])" office:value-type="float" office:value="163.28633332975" calcext:value-type="float">
            <text:p>163.29</text:p>
          </table:table-cell>
          <table:table-cell table:style-name="ce83" table:formula="of:=[.M68] + (([.N68]-[.N67]) *[.$B$44])" office:value-type="float" office:value="289.483188596496" calcext:value-type="float">
            <text:p>289.48</text:p>
          </table:table-cell>
          <table:table-cell table:style-name="ce83" table:formula="of:=(([.$M$50] * POWER([.M69];3)) + ([.$N$50] * POWER([.M69];2)) + ([.$M$52] * [.M69]) + [.$N$52])" office:value-type="float" office:value="164.649656752172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69] + (([.B69]-[.B68]) *[.$B$39])" office:value-type="float" office:value="303.02276452542" calcext:value-type="float">
            <text:p>303.02</text:p>
          </table:table-cell>
          <table:table-cell table:formula="of:=(([.$A$50] * POWER([.A70];3)) + ([.$B$50] * POWER([.A70];2)) + ([.$A$52] * [.A70]) + [.$B$52])" office:value-type="float" office:value="79.7757294138673" calcext:value-type="float">
            <text:p>79.78</text:p>
          </table:table-cell>
          <table:table-cell table:formula="of:=[.C69] + (([.D69]-[.D68]) *[.$B$40])" office:value-type="float" office:value="291.481008902145" calcext:value-type="float">
            <text:p>291.48</text:p>
          </table:table-cell>
          <table:table-cell table:formula="of:=(([.$C$50] * POWER([.C70];3)) + ([.$D$50] * POWER([.C70];2)) + ([.$C$52] * [.C70]) + [.$D$52])" office:value-type="float" office:value="156.627210745422" calcext:value-type="float">
            <text:p>156.63</text:p>
          </table:table-cell>
          <table:table-cell table:formula="of:=[.E69] + (([.F69]-[.F68]) * [.$B$41])" office:value-type="float" office:value="290.351842855873" calcext:value-type="float">
            <text:p>290.35</text:p>
          </table:table-cell>
          <table:table-cell table:formula="of:=(([.$E$50] * POWER([.E70];3)) + ([.$F$50] * POWER([.E70];2)) + ([.$E$52] * [.E70]) + [.$F$52])" office:value-type="float" office:value="159.817384850917" calcext:value-type="float">
            <text:p>159.82</text:p>
          </table:table-cell>
          <table:table-cell table:formula="of:=[.G69] + (([.H69]-[.H68]) * [.$B$42])" office:value-type="float" office:value="290.19035950206" calcext:value-type="float">
            <text:p>290.19</text:p>
          </table:table-cell>
          <table:table-cell table:formula="of:=(([.$G$50] * POWER([.G70];3)) + ([.$H$50] * POWER([.G70];2)) + ([.$G$52] * [.G70]) + [.$H$52])" office:value-type="float" office:value="160.578239319635" calcext:value-type="float">
            <text:p>160.58</text:p>
          </table:table-cell>
          <table:table-cell table:formula="of:=[.I69] + (([.J69]-[.J68]) * [.$B$43])" office:value-type="float" office:value="289.872489003801" calcext:value-type="float">
            <text:p>289.87</text:p>
          </table:table-cell>
          <table:table-cell table:formula="of:=(([.$I$50] * POWER([.I70];3)) + ([.$J$50] * POWER([.I70];2)) + ([.$I$52] * [.I70]) + [.$J$52])" office:value-type="float" office:value="161.819416459602" calcext:value-type="float">
            <text:p>161.82</text:p>
          </table:table-cell>
          <table:table-cell table:formula="of:=[.K69] + (([.L69]-[.L68]) * [.$B$44])" office:value-type="float" office:value="289.597730514376" calcext:value-type="float">
            <text:p>289.60</text:p>
          </table:table-cell>
          <table:table-cell table:formula="of:=(([.$K$50] * POWER([.K70];3)) + ([.$L$50] * POWER([.K70];2)) + ([.$K$52] * [.K70]) + [.$L$52])" office:value-type="float" office:value="163.287597908393" calcext:value-type="float">
            <text:p>163.29</text:p>
          </table:table-cell>
          <table:table-cell table:style-name="ce83" table:formula="of:=[.M69] + (([.N69]-[.N68]) *[.$B$44])" office:value-type="float" office:value="289.483634318578" calcext:value-type="float">
            <text:p>289.48</text:p>
          </table:table-cell>
          <table:table-cell table:style-name="ce83" table:formula="of:=(([.$M$50] * POWER([.M70];3)) + ([.$N$50] * POWER([.M70];2)) + ([.$M$52] * [.M70]) + [.$N$52])" office:value-type="float" office:value="164.650923881012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70] + (([.B70]-[.B69]) *[.$B$39])" office:value-type="float" office:value="303.040065763708" calcext:value-type="float">
            <text:p>303.04</text:p>
          </table:table-cell>
          <table:table-cell table:formula="of:=(([.$A$50] * POWER([.A71];3)) + ([.$B$50] * POWER([.A71];2)) + ([.$A$52] * [.A71]) + [.$B$52])" office:value-type="float" office:value="79.7963264016093" calcext:value-type="float">
            <text:p>79.80</text:p>
          </table:table-cell>
          <table:table-cell table:formula="of:=[.C70] + (([.D70]-[.D69]) *[.$B$40])" office:value-type="float" office:value="291.48364338059" calcext:value-type="float">
            <text:p>291.48</text:p>
          </table:table-cell>
          <table:table-cell table:formula="of:=(([.$C$50] * POWER([.C71];3)) + ([.$D$50] * POWER([.C71];2)) + ([.$C$52] * [.C71]) + [.$D$52])" office:value-type="float" office:value="156.634878845442" calcext:value-type="float">
            <text:p>156.63</text:p>
          </table:table-cell>
          <table:table-cell table:formula="of:=[.E70] + (([.F70]-[.F69]) * [.$B$41])" office:value-type="float" office:value="290.35256110495" calcext:value-type="float">
            <text:p>290.35</text:p>
          </table:table-cell>
          <table:table-cell table:formula="of:=(([.$E$50] * POWER([.E71];3)) + ([.$F$50] * POWER([.E71];2)) + ([.$E$52] * [.E71]) + [.$F$52])" office:value-type="float" office:value="159.819433766511" calcext:value-type="float">
            <text:p>159.82</text:p>
          </table:table-cell>
          <table:table-cell table:formula="of:=[.G70] + (([.H70]-[.H69]) * [.$B$42])" office:value-type="float" office:value="290.191123441288" calcext:value-type="float">
            <text:p>290.19</text:p>
          </table:table-cell>
          <table:table-cell table:formula="of:=(([.$G$50] * POWER([.G71];3)) + ([.$H$50] * POWER([.G71];2)) + ([.$G$52] * [.G71]) + [.$H$52])" office:value-type="float" office:value="160.580425921144" calcext:value-type="float">
            <text:p>160.58</text:p>
          </table:table-cell>
          <table:table-cell table:formula="of:=[.I70] + (([.J70]-[.J69]) * [.$B$43])" office:value-type="float" office:value="289.872872267108" calcext:value-type="float">
            <text:p>289.87</text:p>
          </table:table-cell>
          <table:table-cell table:formula="of:=(([.$I$50] * POWER([.I71];3)) + ([.$J$50] * POWER([.I71];2)) + ([.$I$52] * [.I71]) + [.$J$52])" office:value-type="float" office:value="161.820502676123" calcext:value-type="float">
            <text:p>161.82</text:p>
          </table:table-cell>
          <table:table-cell table:formula="of:=[.K70] + (([.L70]-[.L69]) * [.$B$44])" office:value-type="float" office:value="289.597998458117" calcext:value-type="float">
            <text:p>289.60</text:p>
          </table:table-cell>
          <table:table-cell table:formula="of:=(([.$K$50] * POWER([.K71];3)) + ([.$L$50] * POWER([.K71];2)) + ([.$K$52] * [.K71]) + [.$L$52])" office:value-type="float" office:value="163.2883569314" calcext:value-type="float">
            <text:p>163.29</text:p>
          </table:table-cell>
          <table:table-cell table:style-name="ce83" table:formula="of:=[.M70] + (([.N70]-[.N69]) *[.$B$44])" office:value-type="float" office:value="289.483902802665" calcext:value-type="float">
            <text:p>289.48</text:p>
          </table:table-cell>
          <table:table-cell table:style-name="ce83" table:formula="of:=(([.$M$50] * POWER([.M71];3)) + ([.$N$50] * POWER([.M71];2)) + ([.$M$52] * [.M71]) + [.$N$52])" office:value-type="float" office:value="164.651687149331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71] + (([.B71]-[.B70]) *[.$B$39])" office:value-type="float" office:value="303.052469042913" calcext:value-type="float">
            <text:p>303.05</text:p>
          </table:table-cell>
          <table:table-cell table:formula="of:=(([.$A$50] * POWER([.A72];3)) + ([.$B$50] * POWER([.A72];2)) + ([.$A$52] * [.A72]) + [.$B$52])" office:value-type="float" office:value="79.8110944296884" calcext:value-type="float">
            <text:p>79.81</text:p>
          </table:table-cell>
          <table:table-cell table:formula="of:=[.C71] + (([.D71]-[.D70]) *[.$B$40])" office:value-type="float" office:value="291.485429534" calcext:value-type="float">
            <text:p>291.49</text:p>
          </table:table-cell>
          <table:table-cell table:formula="of:=(([.$C$50] * POWER([.C72];3)) + ([.$D$50] * POWER([.C72];2)) + ([.$C$52] * [.C72]) + [.$D$52])" office:value-type="float" office:value="156.640077848328" calcext:value-type="float">
            <text:p>156.64</text:p>
          </table:table-cell>
          <table:table-cell table:formula="of:=[.E71] + (([.F71]-[.F70]) * [.$B$41])" office:value-type="float" office:value="290.35301433733" calcext:value-type="float">
            <text:p>290.35</text:p>
          </table:table-cell>
          <table:table-cell table:formula="of:=(([.$E$50] * POWER([.E72];3)) + ([.$F$50] * POWER([.E72];2)) + ([.$E$52] * [.E72]) + [.$F$52])" office:value-type="float" office:value="159.820726688488" calcext:value-type="float">
            <text:p>159.82</text:p>
          </table:table-cell>
          <table:table-cell table:formula="of:=[.G71] + (([.H71]-[.H70]) * [.$B$42])" office:value-type="float" office:value="290.191602640487" calcext:value-type="float">
            <text:p>290.19</text:p>
          </table:table-cell>
          <table:table-cell table:formula="of:=(([.$G$50] * POWER([.G72];3)) + ([.$H$50] * POWER([.G72];2)) + ([.$G$52] * [.G72]) + [.$H$52])" office:value-type="float" office:value="160.581797527222" calcext:value-type="float">
            <text:p>160.58</text:p>
          </table:table-cell>
          <table:table-cell table:formula="of:=[.I71] + (([.J71]-[.J70]) * [.$B$43])" office:value-type="float" office:value="289.873106352058" calcext:value-type="float">
            <text:p>289.87</text:p>
          </table:table-cell>
          <table:table-cell table:formula="of:=(([.$I$50] * POWER([.I72];3)) + ([.$J$50] * POWER([.I72];2)) + ([.$I$52] * [.I72]) + [.$J$52])" office:value-type="float" office:value="161.821166104591" calcext:value-type="float">
            <text:p>161.82</text:p>
          </table:table-cell>
          <table:table-cell table:formula="of:=[.K71] + (([.L71]-[.L70]) * [.$B$44])" office:value-type="float" office:value="289.598159282804" calcext:value-type="float">
            <text:p>289.60</text:p>
          </table:table-cell>
          <table:table-cell table:formula="of:=(([.$K$50] * POWER([.K72];3)) + ([.$L$50] * POWER([.K72];2)) + ([.$K$52] * [.K72]) + [.$L$52])" office:value-type="float" office:value="163.288812511935" calcext:value-type="float">
            <text:p>163.29</text:p>
          </table:table-cell>
          <table:table-cell table:style-name="ce83" table:formula="of:=[.M71] + (([.N71]-[.N70]) *[.$B$44])" office:value-type="float" office:value="289.484064526865" calcext:value-type="float">
            <text:p>289.48</text:p>
          </table:table-cell>
          <table:table-cell table:style-name="ce83" table:formula="of:=(([.$M$50] * POWER([.M72];3)) + ([.$N$50] * POWER([.M72];2)) + ([.$M$52] * [.M72]) + [.$N$52])" office:value-type="float" office:value="164.652146913302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72] + (([.B72]-[.B71]) *[.$B$39])" office:value-type="float" office:value="303.061362186797" calcext:value-type="float">
            <text:p>303.06</text:p>
          </table:table-cell>
          <table:table-cell table:formula="of:=(([.$A$50] * POWER([.A73];3)) + ([.$B$50] * POWER([.A73];2)) + ([.$A$52] * [.A73]) + [.$B$52])" office:value-type="float" office:value="79.8216841363837" calcext:value-type="float">
            <text:p>79.82</text:p>
          </table:table-cell>
          <table:table-cell table:formula="of:=[.C72] + (([.D72]-[.D71]) *[.$B$40])" office:value-type="float" office:value="291.486640553249" calcext:value-type="float">
            <text:p>291.49</text:p>
          </table:table-cell>
          <table:table-cell table:formula="of:=(([.$C$50] * POWER([.C73];3)) + ([.$D$50] * POWER([.C73];2)) + ([.$C$52] * [.C73]) + [.$D$52])" office:value-type="float" office:value="156.643602838377" calcext:value-type="float">
            <text:p>156.64</text:p>
          </table:table-cell>
          <table:table-cell table:formula="of:=[.E72] + (([.F72]-[.F71]) * [.$B$41])" office:value-type="float" office:value="290.353300339402" calcext:value-type="float">
            <text:p>290.35</text:p>
          </table:table-cell>
          <table:table-cell table:formula="of:=(([.$E$50] * POWER([.E73];3)) + ([.$F$50] * POWER([.E73];2)) + ([.$E$52] * [.E73]) + [.$F$52])" office:value-type="float" office:value="159.821542560583" calcext:value-type="float">
            <text:p>159.82</text:p>
          </table:table-cell>
          <table:table-cell table:formula="of:=[.G72] + (([.H72]-[.H71]) * [.$B$42])" office:value-type="float" office:value="290.191903231395" calcext:value-type="float">
            <text:p>290.19</text:p>
          </table:table-cell>
          <table:table-cell table:formula="of:=(([.$G$50] * POWER([.G73];3)) + ([.$H$50] * POWER([.G73];2)) + ([.$G$52] * [.G73]) + [.$H$52])" office:value-type="float" office:value="160.582657908035" calcext:value-type="float">
            <text:p>160.58</text:p>
          </table:table-cell>
          <table:table-cell table:formula="of:=[.I72] + (([.J72]-[.J71]) * [.$B$43])" office:value-type="float" office:value="289.873249324123" calcext:value-type="float">
            <text:p>289.87</text:p>
          </table:table-cell>
          <table:table-cell table:formula="of:=(([.$I$50] * POWER([.I73];3)) + ([.$J$50] * POWER([.I73];2)) + ([.$I$52] * [.I73]) + [.$J$52])" office:value-type="float" office:value="161.821571307623" calcext:value-type="float">
            <text:p>161.82</text:p>
          </table:table-cell>
          <table:table-cell table:formula="of:=[.K72] + (([.L72]-[.L71]) * [.$B$44])" office:value-type="float" office:value="289.598255812944" calcext:value-type="float">
            <text:p>289.60</text:p>
          </table:table-cell>
          <table:table-cell table:formula="of:=(([.$K$50] * POWER([.K73];3)) + ([.$L$50] * POWER([.K73];2)) + ([.$K$52] * [.K73]) + [.$L$52])" office:value-type="float" office:value="163.289085960763" calcext:value-type="float">
            <text:p>163.29</text:p>
          </table:table-cell>
          <table:table-cell table:style-name="ce83" table:formula="of:=[.M72] + (([.N72]-[.N71]) *[.$B$44])" office:value-type="float" office:value="289.484161943407" calcext:value-type="float">
            <text:p>289.48</text:p>
          </table:table-cell>
          <table:table-cell table:style-name="ce83" table:formula="of:=(([.$M$50] * POWER([.M73];3)) + ([.$N$50] * POWER([.M73];2)) + ([.$M$52] * [.M73]) + [.$N$52])" office:value-type="float" office:value="164.652423858206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73] + (([.B73]-[.B72]) *[.$B$39])" office:value-type="float" office:value="303.067739191555" calcext:value-type="float">
            <text:p>303.07</text:p>
          </table:table-cell>
          <table:table-cell table:formula="of:=(([.$A$50] * POWER([.A74];3)) + ([.$B$50] * POWER([.A74];2)) + ([.$A$52] * [.A74]) + [.$B$52])" office:value-type="float" office:value="79.8292782293636" calcext:value-type="float">
            <text:p>79.83</text:p>
          </table:table-cell>
          <table:table-cell table:formula="of:=[.C73] + (([.D73]-[.D72]) *[.$B$40])" office:value-type="float" office:value="291.487461639696" calcext:value-type="float">
            <text:p>291.49</text:p>
          </table:table-cell>
          <table:table-cell table:formula="of:=(([.$C$50] * POWER([.C74];3)) + ([.$D$50] * POWER([.C74];2)) + ([.$C$52] * [.C74]) + [.$D$52])" office:value-type="float" office:value="156.645992847138" calcext:value-type="float">
            <text:p>156.65</text:p>
          </table:table-cell>
          <table:table-cell table:formula="of:=[.E73] + (([.F73]-[.F72]) * [.$B$41])" office:value-type="float" office:value="290.353480815188" calcext:value-type="float">
            <text:p>290.35</text:p>
          </table:table-cell>
          <table:table-cell table:formula="of:=(([.$E$50] * POWER([.E74];3)) + ([.$F$50] * POWER([.E74];2)) + ([.$E$52] * [.E74]) + [.$F$52])" office:value-type="float" office:value="159.822057401193" calcext:value-type="float">
            <text:p>159.82</text:p>
          </table:table-cell>
          <table:table-cell table:formula="of:=[.G73] + (([.H73]-[.H72]) * [.$B$42])" office:value-type="float" office:value="290.192091786006" calcext:value-type="float">
            <text:p>290.19</text:p>
          </table:table-cell>
          <table:table-cell table:formula="of:=(([.$G$50] * POWER([.G74];3)) + ([.$H$50] * POWER([.G74];2)) + ([.$G$52] * [.G74]) + [.$H$52])" office:value-type="float" office:value="160.583197608772" calcext:value-type="float">
            <text:p>160.58</text:p>
          </table:table-cell>
          <table:table-cell table:formula="of:=[.I73] + (([.J73]-[.J72]) * [.$B$43])" office:value-type="float" office:value="289.87333664735" calcext:value-type="float">
            <text:p>289.87</text:p>
          </table:table-cell>
          <table:table-cell table:formula="of:=(([.$I$50] * POWER([.I74];3)) + ([.$J$50] * POWER([.I74];2)) + ([.$I$52] * [.I74]) + [.$J$52])" office:value-type="float" office:value="161.821818794292" calcext:value-type="float">
            <text:p>161.82</text:p>
          </table:table-cell>
          <table:table-cell table:formula="of:=[.K73] + (([.L73]-[.L72]) * [.$B$44])" office:value-type="float" office:value="289.598313752324" calcext:value-type="float">
            <text:p>289.60</text:p>
          </table:table-cell>
          <table:table-cell table:formula="of:=(([.$K$50] * POWER([.K74];3)) + ([.$L$50] * POWER([.K74];2)) + ([.$K$52] * [.K74]) + [.$L$52])" office:value-type="float" office:value="163.289250090536" calcext:value-type="float">
            <text:p>163.29</text:p>
          </table:table-cell>
          <table:table-cell table:style-name="ce83" table:formula="of:=[.M73] + (([.N73]-[.N72]) *[.$B$44])" office:value-type="float" office:value="289.484220623549" calcext:value-type="float">
            <text:p>289.48</text:p>
          </table:table-cell>
          <table:table-cell table:style-name="ce83" table:formula="of:=(([.$M$50] * POWER([.M74];3)) + ([.$N$50] * POWER([.M74];2)) + ([.$M$52] * [.M74]) + [.$N$52])" office:value-type="float" office:value="164.652590679805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74] + (([.B74]-[.B73]) *[.$B$39])" office:value-type="float" office:value="303.072312270721" calcext:value-type="float">
            <text:p>303.07</text:p>
          </table:table-cell>
          <table:table-cell table:formula="of:=(([.$A$50] * POWER([.A75];3)) + ([.$B$50] * POWER([.A75];2)) + ([.$A$52] * [.A75]) + [.$B$52])" office:value-type="float" office:value="79.8347243818612" calcext:value-type="float">
            <text:p>79.83</text:p>
          </table:table-cell>
          <table:table-cell table:formula="of:=[.C74] + (([.D74]-[.D73]) *[.$B$40])" office:value-type="float" office:value="291.488018351565" calcext:value-type="float">
            <text:p>291.49</text:p>
          </table:table-cell>
          <table:table-cell table:formula="of:=(([.$C$50] * POWER([.C75];3)) + ([.$D$50] * POWER([.C75];2)) + ([.$C$52] * [.C75]) + [.$D$52])" office:value-type="float" office:value="156.647613327008" calcext:value-type="float">
            <text:p>156.65</text:p>
          </table:table-cell>
          <table:table-cell table:formula="of:=[.E74] + (([.F74]-[.F73]) * [.$B$41])" office:value-type="float" office:value="290.353594701009" calcext:value-type="float">
            <text:p>290.35</text:p>
          </table:table-cell>
          <table:table-cell table:formula="of:=(([.$E$50] * POWER([.E75];3)) + ([.$F$50] * POWER([.E75];2)) + ([.$E$52] * [.E75]) + [.$F$52])" office:value-type="float" office:value="159.822382282044" calcext:value-type="float">
            <text:p>159.82</text:p>
          </table:table-cell>
          <table:table-cell table:formula="of:=[.G74] + (([.H74]-[.H73]) * [.$B$42])" office:value-type="float" office:value="290.192210062775" calcext:value-type="float">
            <text:p>290.19</text:p>
          </table:table-cell>
          <table:table-cell table:formula="of:=(([.$G$50] * POWER([.G75];3)) + ([.$H$50] * POWER([.G75];2)) + ([.$G$52] * [.G75]) + [.$H$52])" office:value-type="float" office:value="160.583536153401" calcext:value-type="float">
            <text:p>160.58</text:p>
          </table:table-cell>
          <table:table-cell table:formula="of:=[.I74] + (([.J74]-[.J73]) * [.$B$43])" office:value-type="float" office:value="289.873389981932" calcext:value-type="float">
            <text:p>289.87</text:p>
          </table:table-cell>
          <table:table-cell table:formula="of:=(([.$I$50] * POWER([.I75];3)) + ([.$J$50] * POWER([.I75];2)) + ([.$I$52] * [.I75]) + [.$J$52])" office:value-type="float" office:value="161.821969952335" calcext:value-type="float">
            <text:p>161.82</text:p>
          </table:table-cell>
          <table:table-cell table:formula="of:=[.K74] + (([.L74]-[.L73]) * [.$B$44])" office:value-type="float" office:value="289.598348528765" calcext:value-type="float">
            <text:p>289.60</text:p>
          </table:table-cell>
          <table:table-cell table:formula="of:=(([.$K$50] * POWER([.K75];3)) + ([.$L$50] * POWER([.K75];2)) + ([.$K$52] * [.K75]) + [.$L$52])" office:value-type="float" office:value="163.289348604754" calcext:value-type="float">
            <text:p>163.29</text:p>
          </table:table-cell>
          <table:table-cell table:style-name="ce83" table:formula="of:=[.M74] + (([.N74]-[.N73]) *[.$B$44])" office:value-type="float" office:value="289.484255970345" calcext:value-type="float">
            <text:p>289.48</text:p>
          </table:table-cell>
          <table:table-cell table:style-name="ce83" table:formula="of:=(([.$M$50] * POWER([.M75];3)) + ([.$N$50] * POWER([.M75];2)) + ([.$M$52] * [.M75]) + [.$N$52])" office:value-type="float" office:value="164.652691167166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75] + (([.B75]-[.B74]) *[.$B$39])" office:value-type="float" office:value="303.075591883782" calcext:value-type="float">
            <text:p>303.08</text:p>
          </table:table-cell>
          <table:table-cell table:formula="of:=(([.$A$50] * POWER([.A76];3)) + ([.$B$50] * POWER([.A76];2)) + ([.$A$52] * [.A76]) + [.$B$52])" office:value-type="float" office:value="79.8386302663516" calcext:value-type="float">
            <text:p>79.84</text:p>
          </table:table-cell>
          <table:table-cell table:formula="of:=[.C75] + (([.D75]-[.D74]) *[.$B$40])" office:value-type="float" office:value="291.488395814775" calcext:value-type="float">
            <text:p>291.49</text:p>
          </table:table-cell>
          <table:table-cell table:formula="of:=(([.$C$50] * POWER([.C76];3)) + ([.$D$50] * POWER([.C76];2)) + ([.$C$52] * [.C76]) + [.$D$52])" office:value-type="float" office:value="156.648712053301" calcext:value-type="float">
            <text:p>156.65</text:p>
          </table:table-cell>
          <table:table-cell table:formula="of:=[.E75] + (([.F75]-[.F74]) * [.$B$41])" office:value-type="float" office:value="290.353666566596" calcext:value-type="float">
            <text:p>290.35</text:p>
          </table:table-cell>
          <table:table-cell table:formula="of:=(([.$E$50] * POWER([.E76];3)) + ([.$F$50] * POWER([.E76];2)) + ([.$E$52] * [.E76]) + [.$F$52])" office:value-type="float" office:value="159.822587292405" calcext:value-type="float">
            <text:p>159.82</text:p>
          </table:table-cell>
          <table:table-cell table:formula="of:=[.G75] + (([.H75]-[.H74]) * [.$B$42])" office:value-type="float" office:value="290.192284255678" calcext:value-type="float">
            <text:p>290.19</text:p>
          </table:table-cell>
          <table:table-cell table:formula="of:=(([.$G$50] * POWER([.G76];3)) + ([.$H$50] * POWER([.G76];2)) + ([.$G$52] * [.G76]) + [.$H$52])" office:value-type="float" office:value="160.583748516576" calcext:value-type="float">
            <text:p>160.58</text:p>
          </table:table-cell>
          <table:table-cell table:formula="of:=[.I75] + (([.J75]-[.J74]) * [.$B$43])" office:value-type="float" office:value="289.873422557227" calcext:value-type="float">
            <text:p>289.87</text:p>
          </table:table-cell>
          <table:table-cell table:formula="of:=(([.$I$50] * POWER([.I76];3)) + ([.$J$50] * POWER([.I76];2)) + ([.$I$52] * [.I76]) + [.$J$52])" office:value-type="float" office:value="161.822062275548" calcext:value-type="float">
            <text:p>161.82</text:p>
          </table:table-cell>
          <table:table-cell table:formula="of:=[.K75] + (([.L75]-[.L74]) * [.$B$44])" office:value-type="float" office:value="289.598369402333" calcext:value-type="float">
            <text:p>289.60</text:p>
          </table:table-cell>
          <table:table-cell table:formula="of:=(([.$K$50] * POWER([.K76];3)) + ([.$L$50] * POWER([.K76];2)) + ([.$K$52] * [.K76]) + [.$L$52])" office:value-type="float" office:value="163.289407735128" calcext:value-type="float">
            <text:p>163.29</text:p>
          </table:table-cell>
          <table:table-cell table:style-name="ce83" table:formula="of:=[.M75] + (([.N75]-[.N74]) *[.$B$44])" office:value-type="float" office:value="289.48427726199" calcext:value-type="float">
            <text:p>289.48</text:p>
          </table:table-cell>
          <table:table-cell table:style-name="ce83" table:formula="of:=(([.$M$50] * POWER([.M76];3)) + ([.$N$50] * POWER([.M76];2)) + ([.$M$52] * [.M76]) + [.$N$52])" office:value-type="float" office:value="164.65275169718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76] + (([.B76]-[.B75]) *[.$B$39])" office:value-type="float" office:value="303.077943964411" calcext:value-type="float">
            <text:p>303.08</text:p>
          </table:table-cell>
          <table:table-cell table:formula="of:=(([.$A$50] * POWER([.A77];3)) + ([.$B$50] * POWER([.A77];2)) + ([.$A$52] * [.A77]) + [.$B$52])" office:value-type="float" office:value="79.8414315704686" calcext:value-type="float">
            <text:p>79.84</text:p>
          </table:table-cell>
          <table:table-cell table:formula="of:=[.C76] + (([.D76]-[.D75]) *[.$B$40])" office:value-type="float" office:value="291.488651744367" calcext:value-type="float">
            <text:p>291.49</text:p>
          </table:table-cell>
          <table:table-cell table:formula="of:=(([.$C$50] * POWER([.C77];3)) + ([.$D$50] * POWER([.C77];2)) + ([.$C$52] * [.C77]) + [.$D$52])" office:value-type="float" office:value="156.649457019497" calcext:value-type="float">
            <text:p>156.65</text:p>
          </table:table-cell>
          <table:table-cell table:formula="of:=[.E76] + (([.F76]-[.F75]) * [.$B$41])" office:value-type="float" office:value="290.353711916114" calcext:value-type="float">
            <text:p>290.35</text:p>
          </table:table-cell>
          <table:table-cell table:formula="of:=(([.$E$50] * POWER([.E77];3)) + ([.$F$50] * POWER([.E77];2)) + ([.$E$52] * [.E77]) + [.$F$52])" office:value-type="float" office:value="159.822716660668" calcext:value-type="float">
            <text:p>159.82</text:p>
          </table:table-cell>
          <table:table-cell table:formula="of:=[.G76] + (([.H76]-[.H75]) * [.$B$42])" office:value-type="float" office:value="290.1923307956" calcext:value-type="float">
            <text:p>290.19</text:p>
          </table:table-cell>
          <table:table-cell table:formula="of:=(([.$G$50] * POWER([.G77];3)) + ([.$H$50] * POWER([.G77];2)) + ([.$G$52] * [.G77]) + [.$H$52])" office:value-type="float" office:value="160.583881728388" calcext:value-type="float">
            <text:p>160.58</text:p>
          </table:table-cell>
          <table:table-cell table:formula="of:=[.I76] + (([.J76]-[.J75]) * [.$B$43])" office:value-type="float" office:value="289.873442453329" calcext:value-type="float">
            <text:p>289.87</text:p>
          </table:table-cell>
          <table:table-cell table:formula="of:=(([.$I$50] * POWER([.I77];3)) + ([.$J$50] * POWER([.I77];2)) + ([.$I$52] * [.I77]) + [.$J$52])" office:value-type="float" office:value="161.822118664069" calcext:value-type="float">
            <text:p>161.82</text:p>
          </table:table-cell>
          <table:table-cell table:formula="of:=[.K76] + (([.L76]-[.L75]) * [.$B$44])" office:value-type="float" office:value="289.598381931102" calcext:value-type="float">
            <text:p>289.60</text:p>
          </table:table-cell>
          <table:table-cell table:formula="of:=(([.$K$50] * POWER([.K77];3)) + ([.$L$50] * POWER([.K77];2)) + ([.$K$52] * [.K77]) + [.$L$52])" office:value-type="float" office:value="163.289443226467" calcext:value-type="float">
            <text:p>163.29</text:p>
          </table:table-cell>
          <table:table-cell table:style-name="ce83" table:formula="of:=[.M76] + (([.N76]-[.N75]) *[.$B$44])" office:value-type="float" office:value="289.48429008732" calcext:value-type="float">
            <text:p>289.48</text:p>
          </table:table-cell>
          <table:table-cell table:style-name="ce83" table:formula="of:=(([.$M$50] * POWER([.M77];3)) + ([.$N$50] * POWER([.M77];2)) + ([.$M$52] * [.M77]) + [.$N$52])" office:value-type="float" office:value="164.652788158319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77] + (([.B77]-[.B76]) *[.$B$39])" office:value-type="float" office:value="303.079630878902" calcext:value-type="float">
            <text:p>303.08</text:p>
          </table:table-cell>
          <table:table-cell table:formula="of:=(([.$A$50] * POWER([.A78];3)) + ([.$B$50] * POWER([.A78];2)) + ([.$A$52] * [.A78]) + [.$B$52])" office:value-type="float" office:value="79.8434407058558" calcext:value-type="float">
            <text:p>79.84</text:p>
          </table:table-cell>
          <table:table-cell table:formula="of:=[.C77] + (([.D77]-[.D76]) *[.$B$40])" office:value-type="float" office:value="291.488825271566" calcext:value-type="float">
            <text:p>291.49</text:p>
          </table:table-cell>
          <table:table-cell table:formula="of:=(([.$C$50] * POWER([.C78];3)) + ([.$D$50] * POWER([.C78];2)) + ([.$C$52] * [.C78]) + [.$D$52])" office:value-type="float" office:value="156.649962127687" calcext:value-type="float">
            <text:p>156.65</text:p>
          </table:table-cell>
          <table:table-cell table:formula="of:=[.E77] + (([.F77]-[.F76]) * [.$B$41])" office:value-type="float" office:value="290.353740533147" calcext:value-type="float">
            <text:p>290.35</text:p>
          </table:table-cell>
          <table:table-cell table:formula="of:=(([.$E$50] * POWER([.E78];3)) + ([.$F$50] * POWER([.E78];2)) + ([.$E$52] * [.E78]) + [.$F$52])" office:value-type="float" office:value="159.822798296314" calcext:value-type="float">
            <text:p>159.82</text:p>
          </table:table-cell>
          <table:table-cell table:formula="of:=[.G77] + (([.H77]-[.H76]) * [.$B$42])" office:value-type="float" office:value="290.192359989302" calcext:value-type="float">
            <text:p>290.19</text:p>
          </table:table-cell>
          <table:table-cell table:formula="of:=(([.$G$50] * POWER([.G78];3)) + ([.$H$50] * POWER([.G78];2)) + ([.$G$52] * [.G78]) + [.$H$52])" office:value-type="float" office:value="160.583965289929" calcext:value-type="float">
            <text:p>160.58</text:p>
          </table:table-cell>
          <table:table-cell table:formula="of:=[.I77] + (([.J77]-[.J76]) * [.$B$43])" office:value-type="float" office:value="289.873454605329" calcext:value-type="float">
            <text:p>289.87</text:p>
          </table:table-cell>
          <table:table-cell table:formula="of:=(([.$I$50] * POWER([.I78];3)) + ([.$J$50] * POWER([.I78];2)) + ([.$I$52] * [.I78]) + [.$J$52])" office:value-type="float" office:value="161.822153104653" calcext:value-type="float">
            <text:p>161.82</text:p>
          </table:table-cell>
          <table:table-cell table:formula="of:=[.K77] + (([.L77]-[.L76]) * [.$B$44])" office:value-type="float" office:value="289.598389451142" calcext:value-type="float">
            <text:p>289.60</text:p>
          </table:table-cell>
          <table:table-cell table:formula="of:=(([.$K$50] * POWER([.K78];3)) + ([.$L$50] * POWER([.K78];2)) + ([.$K$52] * [.K78]) + [.$L$52])" office:value-type="float" office:value="163.289464529145" calcext:value-type="float">
            <text:p>163.29</text:p>
          </table:table-cell>
          <table:table-cell table:style-name="ce83" table:formula="of:=[.M77] + (([.N77]-[.N76]) *[.$B$44])" office:value-type="float" office:value="289.484297812845" calcext:value-type="float">
            <text:p>289.48</text:p>
          </table:table-cell>
          <table:table-cell table:style-name="ce83" table:formula="of:=(([.$M$50] * POWER([.M78];3)) + ([.$N$50] * POWER([.M78];2)) + ([.$M$52] * [.M78]) + [.$N$52])" office:value-type="float" office:value="164.652810121221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78] + (([.B78]-[.B77]) *[.$B$39])" office:value-type="float" office:value="303.080840758108" calcext:value-type="float">
            <text:p>303.08</text:p>
          </table:table-cell>
          <table:table-cell table:formula="of:=(([.$A$50] * POWER([.A79];3)) + ([.$B$50] * POWER([.A79];2)) + ([.$A$52] * [.A79]) + [.$B$52])" office:value-type="float" office:value="79.8448817057238" calcext:value-type="float">
            <text:p>79.84</text:p>
          </table:table-cell>
          <table:table-cell table:formula="of:=[.C78] + (([.D78]-[.D77]) *[.$B$40])" office:value-type="float" office:value="291.488942927923" calcext:value-type="float">
            <text:p>291.49</text:p>
          </table:table-cell>
          <table:table-cell table:formula="of:=(([.$C$50] * POWER([.C79];3)) + ([.$D$50] * POWER([.C79];2)) + ([.$C$52] * [.C79]) + [.$D$52])" office:value-type="float" office:value="156.650304605776" calcext:value-type="float">
            <text:p>156.65</text:p>
          </table:table-cell>
          <table:table-cell table:formula="of:=[.E78] + (([.F78]-[.F77]) * [.$B$41])" office:value-type="float" office:value="290.35375859144" calcext:value-type="float">
            <text:p>290.35</text:p>
          </table:table-cell>
          <table:table-cell table:formula="of:=(([.$E$50] * POWER([.E79];3)) + ([.$F$50] * POWER([.E79];2)) + ([.$E$52] * [.E79]) + [.$F$52])" office:value-type="float" office:value="159.822849811115" calcext:value-type="float">
            <text:p>159.82</text:p>
          </table:table-cell>
          <table:table-cell table:formula="of:=[.G78] + (([.H78]-[.H77]) * [.$B$42])" office:value-type="float" office:value="290.192378302023" calcext:value-type="float">
            <text:p>290.19</text:p>
          </table:table-cell>
          <table:table-cell table:formula="of:=(([.$G$50] * POWER([.G79];3)) + ([.$H$50] * POWER([.G79];2)) + ([.$G$52] * [.G79]) + [.$H$52])" office:value-type="float" office:value="160.584017706693" calcext:value-type="float">
            <text:p>160.58</text:p>
          </table:table-cell>
          <table:table-cell table:formula="of:=[.I78] + (([.J78]-[.J77]) * [.$B$43])" office:value-type="float" office:value="289.873462027443" calcext:value-type="float">
            <text:p>289.87</text:p>
          </table:table-cell>
          <table:table-cell table:formula="of:=(([.$I$50] * POWER([.I79];3)) + ([.$J$50] * POWER([.I79];2)) + ([.$I$52] * [.I79]) + [.$J$52])" office:value-type="float" office:value="161.82217414004" calcext:value-type="float">
            <text:p>161.82</text:p>
          </table:table-cell>
          <table:table-cell table:formula="of:=[.K78] + (([.L78]-[.L77]) * [.$B$44])" office:value-type="float" office:value="289.598393964835" calcext:value-type="float">
            <text:p>289.60</text:p>
          </table:table-cell>
          <table:table-cell table:formula="of:=(([.$K$50] * POWER([.K79];3)) + ([.$L$50] * POWER([.K79];2)) + ([.$K$52] * [.K79]) + [.$L$52])" office:value-type="float" office:value="163.289477315482" calcext:value-type="float">
            <text:p>163.29</text:p>
          </table:table-cell>
          <table:table-cell table:style-name="ce83" table:formula="of:=[.M78] + (([.N78]-[.N77]) *[.$B$44])" office:value-type="float" office:value="289.484302466428" calcext:value-type="float">
            <text:p>289.48</text:p>
          </table:table-cell>
          <table:table-cell table:style-name="ce83" table:formula="of:=(([.$M$50] * POWER([.M79];3)) + ([.$N$50] * POWER([.M79];2)) + ([.$M$52] * [.M79]) + [.$N$52])" office:value-type="float" office:value="164.652823350898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79] + (([.B79]-[.B78]) *[.$B$39])" office:value-type="float" office:value="303.08170851236" calcext:value-type="float">
            <text:p>303.08</text:p>
          </table:table-cell>
          <table:table-cell table:formula="of:=(([.$A$50] * POWER([.A80];3)) + ([.$B$50] * POWER([.A80];2)) + ([.$A$52] * [.A80]) + [.$B$52])" office:value-type="float" office:value="79.8459152351225" calcext:value-type="float">
            <text:p>79.85</text:p>
          </table:table-cell>
          <table:table-cell table:formula="of:=[.C79] + (([.D79]-[.D78]) *[.$B$40])" office:value-type="float" office:value="291.489022702366" calcext:value-type="float">
            <text:p>291.49</text:p>
          </table:table-cell>
          <table:table-cell table:formula="of:=(([.$C$50] * POWER([.C80];3)) + ([.$D$50] * POWER([.C80];2)) + ([.$C$52] * [.C80]) + [.$D$52])" office:value-type="float" office:value="156.650536816109" calcext:value-type="float">
            <text:p>156.65</text:p>
          </table:table-cell>
          <table:table-cell table:formula="of:=[.E79] + (([.F79]-[.F78]) * [.$B$41])" office:value-type="float" office:value="290.353769986822" calcext:value-type="float">
            <text:p>290.35</text:p>
          </table:table-cell>
          <table:table-cell table:formula="of:=(([.$E$50] * POWER([.E80];3)) + ([.$F$50] * POWER([.E80];2)) + ([.$E$52] * [.E80]) + [.$F$52])" office:value-type="float" office:value="159.822882318667" calcext:value-type="float">
            <text:p>159.82</text:p>
          </table:table-cell>
          <table:table-cell table:formula="of:=[.G79] + (([.H79]-[.H78]) * [.$B$42])" office:value-type="float" office:value="290.192389789289" calcext:value-type="float">
            <text:p>290.19</text:p>
          </table:table-cell>
          <table:table-cell table:formula="of:=(([.$G$50] * POWER([.G80];3)) + ([.$H$50] * POWER([.G80];2)) + ([.$G$52] * [.G80]) + [.$H$52])" office:value-type="float" office:value="160.584050586864" calcext:value-type="float">
            <text:p>160.58</text:p>
          </table:table-cell>
          <table:table-cell table:formula="of:=[.I79] + (([.J79]-[.J78]) * [.$B$43])" office:value-type="float" office:value="289.873466560671" calcext:value-type="float">
            <text:p>289.87</text:p>
          </table:table-cell>
          <table:table-cell table:formula="of:=(([.$I$50] * POWER([.I80];3)) + ([.$J$50] * POWER([.I80];2)) + ([.$I$52] * [.I80]) + [.$J$52])" office:value-type="float" office:value="161.822186987887" calcext:value-type="float">
            <text:p>161.82</text:p>
          </table:table-cell>
          <table:table-cell table:formula="of:=[.K79] + (([.L79]-[.L78]) * [.$B$44])" office:value-type="float" office:value="289.598396674053" calcext:value-type="float">
            <text:p>289.60</text:p>
          </table:table-cell>
          <table:table-cell table:formula="of:=(([.$K$50] * POWER([.K80];3)) + ([.$L$50] * POWER([.K80];2)) + ([.$K$52] * [.K80]) + [.$L$52])" office:value-type="float" office:value="163.289484990122" calcext:value-type="float">
            <text:p>163.29</text:p>
          </table:table-cell>
          <table:table-cell table:style-name="ce83" table:formula="of:=[.M79] + (([.N79]-[.N78]) *[.$B$44])" office:value-type="float" office:value="289.484305269583" calcext:value-type="float">
            <text:p>289.48</text:p>
          </table:table-cell>
          <table:table-cell table:style-name="ce83" table:formula="of:=(([.$M$50] * POWER([.M80];3)) + ([.$N$50] * POWER([.M80];2)) + ([.$M$52] * [.M80]) + [.$N$52])" office:value-type="float" office:value="164.652831319987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80] + (([.B80]-[.B79]) *[.$B$39])" office:value-type="float" office:value="303.082330892383" calcext:value-type="float">
            <text:p>303.08</text:p>
          </table:table-cell>
          <table:table-cell table:formula="of:=(([.$A$50] * POWER([.A81];3)) + ([.$B$50] * POWER([.A81];2)) + ([.$A$52] * [.A81]) + [.$B$52])" office:value-type="float" office:value="79.8466565192639" calcext:value-type="float">
            <text:p>79.85</text:p>
          </table:table-cell>
          <table:table-cell table:formula="of:=[.C80] + (([.D80]-[.D79]) *[.$B$40])" office:value-type="float" office:value="291.489076791811" calcext:value-type="float">
            <text:p>291.49</text:p>
          </table:table-cell>
          <table:table-cell table:formula="of:=(([.$C$50] * POWER([.C81];3)) + ([.$D$50] * POWER([.C81];2)) + ([.$C$52] * [.C81]) + [.$D$52])" office:value-type="float" office:value="156.650694261712" calcext:value-type="float">
            <text:p>156.65</text:p>
          </table:table-cell>
          <table:table-cell table:formula="of:=[.E80] + (([.F80]-[.F79]) * [.$B$41])" office:value-type="float" office:value="290.353777177687" calcext:value-type="float">
            <text:p>290.35</text:p>
          </table:table-cell>
          <table:table-cell table:formula="of:=(([.$E$50] * POWER([.E81];3)) + ([.$F$50] * POWER([.E81];2)) + ([.$E$52] * [.E81]) + [.$F$52])" office:value-type="float" office:value="159.822902832016" calcext:value-type="float">
            <text:p>159.82</text:p>
          </table:table-cell>
          <table:table-cell table:formula="of:=[.G80] + (([.H80]-[.H79]) * [.$B$42])" office:value-type="float" office:value="290.19239699506" calcext:value-type="float">
            <text:p>290.19</text:p>
          </table:table-cell>
          <table:table-cell table:formula="of:=(([.$G$50] * POWER([.G81];3)) + ([.$H$50] * POWER([.G81];2)) + ([.$G$52] * [.G81]) + [.$H$52])" office:value-type="float" office:value="160.584071212052" calcext:value-type="float">
            <text:p>160.58</text:p>
          </table:table-cell>
          <table:table-cell table:formula="of:=[.I80] + (([.J80]-[.J79]) * [.$B$43])" office:value-type="float" office:value="289.873469329445" calcext:value-type="float">
            <text:p>289.87</text:p>
          </table:table-cell>
          <table:table-cell table:formula="of:=(([.$I$50] * POWER([.I81];3)) + ([.$J$50] * POWER([.I81];2)) + ([.$I$52] * [.I81]) + [.$J$52])" office:value-type="float" office:value="161.822194835007" calcext:value-type="float">
            <text:p>161.82</text:p>
          </table:table-cell>
          <table:table-cell table:formula="of:=[.K80] + (([.L80]-[.L79]) * [.$B$44])" office:value-type="float" office:value="289.598398300185" calcext:value-type="float">
            <text:p>289.60</text:p>
          </table:table-cell>
          <table:table-cell table:formula="of:=(([.$K$50] * POWER([.K81];3)) + ([.$L$50] * POWER([.K81];2)) + ([.$K$52] * [.K81]) + [.$L$52])" office:value-type="float" office:value="163.289489596609" calcext:value-type="float">
            <text:p>163.29</text:p>
          </table:table-cell>
          <table:table-cell table:style-name="ce83" table:formula="of:=[.M80] + (([.N80]-[.N79]) *[.$B$44])" office:value-type="float" office:value="289.484306958104" calcext:value-type="float">
            <text:p>289.48</text:p>
          </table:table-cell>
          <table:table-cell table:style-name="ce83" table:formula="of:=(([.$M$50] * POWER([.M81];3)) + ([.$N$50] * POWER([.M81];2)) + ([.$M$52] * [.M81]) + [.$N$52])" office:value-type="float" office:value="164.652836120285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81] + (([.B81]-[.B80]) *[.$B$39])" office:value-type="float" office:value="303.08277728553" calcext:value-type="float">
            <text:p>303.08</text:p>
          </table:table-cell>
          <table:table-cell table:formula="of:=(([.$A$50] * POWER([.A82];3)) + ([.$B$50] * POWER([.A82];2)) + ([.$A$52] * [.A82]) + [.$B$52])" office:value-type="float" office:value="79.8471881973021" calcext:value-type="float">
            <text:p>79.85</text:p>
          </table:table-cell>
          <table:table-cell table:formula="of:=[.C81] + (([.D81]-[.D80]) *[.$B$40])" office:value-type="float" office:value="291.489113466085" calcext:value-type="float">
            <text:p>291.49</text:p>
          </table:table-cell>
          <table:table-cell table:formula="of:=(([.$C$50] * POWER([.C82];3)) + ([.$D$50] * POWER([.C82];2)) + ([.$C$52] * [.C82]) + [.$D$52])" office:value-type="float" office:value="156.650801014616" calcext:value-type="float">
            <text:p>156.65</text:p>
          </table:table-cell>
          <table:table-cell table:formula="of:=[.E81] + (([.F81]-[.F80]) * [.$B$41])" office:value-type="float" office:value="290.353781715362" calcext:value-type="float">
            <text:p>290.35</text:p>
          </table:table-cell>
          <table:table-cell table:formula="of:=(([.$E$50] * POWER([.E82];3)) + ([.$F$50] * POWER([.E82];2)) + ([.$E$52] * [.E82]) + [.$F$52])" office:value-type="float" office:value="159.822915776621" calcext:value-type="float">
            <text:p>159.82</text:p>
          </table:table-cell>
          <table:table-cell table:formula="of:=[.G81] + (([.H81]-[.H80]) * [.$B$42])" office:value-type="float" office:value="290.192401515122" calcext:value-type="float">
            <text:p>290.19</text:p>
          </table:table-cell>
          <table:table-cell table:formula="of:=(([.$G$50] * POWER([.G82];3)) + ([.$H$50] * POWER([.G82];2)) + ([.$G$52] * [.G82]) + [.$H$52])" office:value-type="float" office:value="160.584084149894" calcext:value-type="float">
            <text:p>160.58</text:p>
          </table:table-cell>
          <table:table-cell table:formula="of:=[.I81] + (([.J81]-[.J80]) * [.$B$43])" office:value-type="float" office:value="289.873471020537" calcext:value-type="float">
            <text:p>289.87</text:p>
          </table:table-cell>
          <table:table-cell table:formula="of:=(([.$I$50] * POWER([.I82];3)) + ([.$J$50] * POWER([.I82];2)) + ([.$I$52] * [.I82]) + [.$J$52])" office:value-type="float" office:value="161.822199627818" calcext:value-type="float">
            <text:p>161.82</text:p>
          </table:table-cell>
          <table:table-cell table:formula="of:=[.K81] + (([.L81]-[.L80]) * [.$B$44])" office:value-type="float" office:value="289.598399276225" calcext:value-type="float">
            <text:p>289.60</text:p>
          </table:table-cell>
          <table:table-cell table:formula="of:=(([.$K$50] * POWER([.K82];3)) + ([.$L$50] * POWER([.K82];2)) + ([.$K$52] * [.K82]) + [.$L$52])" office:value-type="float" office:value="163.289492361524" calcext:value-type="float">
            <text:p>163.29</text:p>
          </table:table-cell>
          <table:table-cell table:style-name="ce83" table:formula="of:=[.M81] + (([.N81]-[.N80]) *[.$B$44])" office:value-type="float" office:value="289.484307975209" calcext:value-type="float">
            <text:p>289.48</text:p>
          </table:table-cell>
          <table:table-cell table:style-name="ce83" table:formula="of:=(([.$M$50] * POWER([.M82];3)) + ([.$N$50] * POWER([.M82];2)) + ([.$M$52] * [.M82]) + [.$N$52])" office:value-type="float" office:value="164.652839011815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82] + (([.B82]-[.B81]) *[.$B$39])" office:value-type="float" office:value="303.083097456189" calcext:value-type="float">
            <text:p>303.08</text:p>
          </table:table-cell>
          <table:table-cell table:formula="of:=(([.$A$50] * POWER([.A83];3)) + ([.$B$50] * POWER([.A83];2)) + ([.$A$52] * [.A83]) + [.$B$52])" office:value-type="float" office:value="79.8475695389741" calcext:value-type="float">
            <text:p>79.85</text:p>
          </table:table-cell>
          <table:table-cell table:formula="of:=[.C82] + (([.D82]-[.D81]) *[.$B$40])" office:value-type="float" office:value="291.489138332357" calcext:value-type="float">
            <text:p>291.49</text:p>
          </table:table-cell>
          <table:table-cell table:formula="of:=(([.$C$50] * POWER([.C83];3)) + ([.$D$50] * POWER([.C83];2)) + ([.$C$52] * [.C83]) + [.$D$52])" office:value-type="float" office:value="156.650873396349" calcext:value-type="float">
            <text:p>156.65</text:p>
          </table:table-cell>
          <table:table-cell table:formula="of:=[.E82] + (([.F82]-[.F81]) * [.$B$41])" office:value-type="float" office:value="290.353784578786" calcext:value-type="float">
            <text:p>290.35</text:p>
          </table:table-cell>
          <table:table-cell table:formula="of:=(([.$E$50] * POWER([.E83];3)) + ([.$F$50] * POWER([.E83];2)) + ([.$E$52] * [.E83]) + [.$F$52])" office:value-type="float" office:value="159.822923945099" calcext:value-type="float">
            <text:p>159.82</text:p>
          </table:table-cell>
          <table:table-cell table:formula="of:=[.G82] + (([.H82]-[.H81]) * [.$B$42])" office:value-type="float" office:value="290.192404350482" calcext:value-type="float">
            <text:p>290.19</text:p>
          </table:table-cell>
          <table:table-cell table:formula="of:=(([.$G$50] * POWER([.G83];3)) + ([.$H$50] * POWER([.G83];2)) + ([.$G$52] * [.G83]) + [.$H$52])" office:value-type="float" office:value="160.584092265592" calcext:value-type="float">
            <text:p>160.58</text:p>
          </table:table-cell>
          <table:table-cell table:formula="of:=[.I82] + (([.J82]-[.J81]) * [.$B$43])" office:value-type="float" office:value="289.873472053412" calcext:value-type="float">
            <text:p>289.87</text:p>
          </table:table-cell>
          <table:table-cell table:formula="of:=(([.$I$50] * POWER([.I83];3)) + ([.$J$50] * POWER([.I83];2)) + ([.$I$52] * [.I83]) + [.$J$52])" office:value-type="float" office:value="161.822202555138" calcext:value-type="float">
            <text:p>161.82</text:p>
          </table:table-cell>
          <table:table-cell table:formula="of:=[.K82] + (([.L82]-[.L81]) * [.$B$44])" office:value-type="float" office:value="289.598399862065" calcext:value-type="float">
            <text:p>289.60</text:p>
          </table:table-cell>
          <table:table-cell table:formula="of:=(([.$K$50] * POWER([.K83];3)) + ([.$L$50] * POWER([.K83];2)) + ([.$K$52] * [.K83]) + [.$L$52])" office:value-type="float" office:value="163.28949402109" calcext:value-type="float">
            <text:p>163.29</text:p>
          </table:table-cell>
          <table:table-cell table:style-name="ce83" table:formula="of:=[.M82] + (([.N82]-[.N81]) *[.$B$44])" office:value-type="float" office:value="289.484308587877" calcext:value-type="float">
            <text:p>289.48</text:p>
          </table:table-cell>
          <table:table-cell table:style-name="ce83" table:formula="of:=(([.$M$50] * POWER([.M83];3)) + ([.$N$50] * POWER([.M83];2)) + ([.$M$52] * [.M83]) + [.$N$52])" office:value-type="float" office:value="164.652840753572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83] + (([.B83]-[.B82]) *[.$B$39])" office:value-type="float" office:value="303.083327095945" calcext:value-type="float">
            <text:p>303.08</text:p>
          </table:table-cell>
          <table:table-cell table:formula="of:=(([.$A$50] * POWER([.A84];3)) + ([.$B$50] * POWER([.A84];2)) + ([.$A$52] * [.A84]) + [.$B$52])" office:value-type="float" office:value="79.8478430538248" calcext:value-type="float">
            <text:p>79.85</text:p>
          </table:table-cell>
          <table:table-cell table:formula="of:=[.C83] + (([.D83]-[.D82]) *[.$B$40])" office:value-type="float" office:value="291.48915519245" calcext:value-type="float">
            <text:p>291.49</text:p>
          </table:table-cell>
          <table:table-cell table:formula="of:=(([.$C$50] * POWER([.C84];3)) + ([.$D$50] * POWER([.C84];2)) + ([.$C$52] * [.C84]) + [.$D$52])" office:value-type="float" office:value="156.650922473385" calcext:value-type="float">
            <text:p>156.65</text:p>
          </table:table-cell>
          <table:table-cell table:formula="of:=[.E83] + (([.F83]-[.F82]) * [.$B$41])" office:value-type="float" office:value="290.353786385703" calcext:value-type="float">
            <text:p>290.35</text:p>
          </table:table-cell>
          <table:table-cell table:formula="of:=(([.$E$50] * POWER([.E84];3)) + ([.$F$50] * POWER([.E84];2)) + ([.$E$52] * [.E84]) + [.$F$52])" office:value-type="float" office:value="159.822929099682" calcext:value-type="float">
            <text:p>159.82</text:p>
          </table:table-cell>
          <table:table-cell table:formula="of:=[.G83] + (([.H83]-[.H82]) * [.$B$42])" office:value-type="float" office:value="290.192406129058" calcext:value-type="float">
            <text:p>290.19</text:p>
          </table:table-cell>
          <table:table-cell table:formula="of:=(([.$G$50] * POWER([.G84];3)) + ([.$H$50] * POWER([.G84];2)) + ([.$G$52] * [.G84]) + [.$H$52])" office:value-type="float" office:value="160.584097356434" calcext:value-type="float">
            <text:p>160.58</text:p>
          </table:table-cell>
          <table:table-cell table:formula="of:=[.I83] + (([.J83]-[.J82]) * [.$B$43])" office:value-type="float" office:value="289.873472684263" calcext:value-type="float">
            <text:p>289.87</text:p>
          </table:table-cell>
          <table:table-cell table:formula="of:=(([.$I$50] * POWER([.I84];3)) + ([.$J$50] * POWER([.I84];2)) + ([.$I$52] * [.I84]) + [.$J$52])" office:value-type="float" office:value="161.822204343066" calcext:value-type="float">
            <text:p>161.82</text:p>
          </table:table-cell>
          <table:table-cell table:formula="of:=[.K83] + (([.L83]-[.L82]) * [.$B$44])" office:value-type="float" office:value="289.598400213701" calcext:value-type="float">
            <text:p>289.60</text:p>
          </table:table-cell>
          <table:table-cell table:formula="of:=(([.$K$50] * POWER([.K84];3)) + ([.$L$50] * POWER([.K84];2)) + ([.$K$52] * [.K84]) + [.$L$52])" office:value-type="float" office:value="163.289495017198" calcext:value-type="float">
            <text:p>163.29</text:p>
          </table:table-cell>
          <table:table-cell table:style-name="ce83" table:formula="of:=[.M83] + (([.N83]-[.N82]) *[.$B$44])" office:value-type="float" office:value="289.484308956927" calcext:value-type="float">
            <text:p>289.48</text:p>
          </table:table-cell>
          <table:table-cell table:style-name="ce83" table:formula="of:=(([.$M$50] * POWER([.M84];3)) + ([.$N$50] * POWER([.M84];2)) + ([.$M$52] * [.M84]) + [.$N$52])" office:value-type="float" office:value="164.652841802746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84] + (([.B84]-[.B83]) *[.$B$39])" office:value-type="float" office:value="303.083491803576" calcext:value-type="float">
            <text:p>303.08</text:p>
          </table:table-cell>
          <table:table-cell table:formula="of:=(([.$A$50] * POWER([.A85];3)) + ([.$B$50] * POWER([.A85];2)) + ([.$A$52] * [.A85]) + [.$B$52])" office:value-type="float" office:value="79.8480392309407" calcext:value-type="float">
            <text:p>79.85</text:p>
          </table:table-cell>
          <table:table-cell table:formula="of:=[.C84] + (([.D84]-[.D83]) *[.$B$40])" office:value-type="float" office:value="291.489166624111" calcext:value-type="float">
            <text:p>291.49</text:p>
          </table:table-cell>
          <table:table-cell table:formula="of:=(([.$C$50] * POWER([.C85];3)) + ([.$D$50] * POWER([.C85];2)) + ([.$C$52] * [.C85]) + [.$D$52])" office:value-type="float" office:value="156.650955749127" calcext:value-type="float">
            <text:p>156.65</text:p>
          </table:table-cell>
          <table:table-cell table:formula="of:=[.E84] + (([.F84]-[.F83]) * [.$B$41])" office:value-type="float" office:value="290.353787525927" calcext:value-type="float">
            <text:p>290.35</text:p>
          </table:table-cell>
          <table:table-cell table:formula="of:=(([.$E$50] * POWER([.E85];3)) + ([.$F$50] * POWER([.E85];2)) + ([.$E$52] * [.E85]) + [.$F$52])" office:value-type="float" office:value="159.822932352397" calcext:value-type="float">
            <text:p>159.82</text:p>
          </table:table-cell>
          <table:table-cell table:formula="of:=[.G84] + (([.H84]-[.H83]) * [.$B$42])" office:value-type="float" office:value="290.192407244729" calcext:value-type="float">
            <text:p>290.19</text:p>
          </table:table-cell>
          <table:table-cell table:formula="of:=(([.$G$50] * POWER([.G85];3)) + ([.$H$50] * POWER([.G85];2)) + ([.$G$52] * [.G85]) + [.$H$52])" office:value-type="float" office:value="160.584100549837" calcext:value-type="float">
            <text:p>160.58</text:p>
          </table:table-cell>
          <table:table-cell table:formula="of:=[.I84] + (([.J84]-[.J83]) * [.$B$43])" office:value-type="float" office:value="289.873473069571" calcext:value-type="float">
            <text:p>289.87</text:p>
          </table:table-cell>
          <table:table-cell table:formula="of:=(([.$I$50] * POWER([.I85];3)) + ([.$J$50] * POWER([.I85];2)) + ([.$I$52] * [.I85]) + [.$J$52])" office:value-type="float" office:value="161.822205435085" calcext:value-type="float">
            <text:p>161.82</text:p>
          </table:table-cell>
          <table:table-cell table:formula="of:=[.K84] + (([.L84]-[.L83]) * [.$B$44])" office:value-type="float" office:value="289.59840042476" calcext:value-type="float">
            <text:p>289.60</text:p>
          </table:table-cell>
          <table:table-cell table:formula="of:=(([.$K$50] * POWER([.K85];3)) + ([.$L$50] * POWER([.K85];2)) + ([.$K$52] * [.K85]) + [.$L$52])" office:value-type="float" office:value="163.289495615081" calcext:value-type="float">
            <text:p>163.29</text:p>
          </table:table-cell>
          <table:table-cell table:style-name="ce83" table:formula="of:=[.M84] + (([.N84]-[.N83]) *[.$B$44])" office:value-type="float" office:value="289.484309179231" calcext:value-type="float">
            <text:p>289.48</text:p>
          </table:table-cell>
          <table:table-cell table:style-name="ce83" table:formula="of:=(([.$M$50] * POWER([.M85];3)) + ([.$N$50] * POWER([.M85];2)) + ([.$M$52] * [.M85]) + [.$N$52])" office:value-type="float" office:value="164.652842434733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85] + (([.B85]-[.B84]) *[.$B$39])" office:value-type="float" office:value="303.083609939275" calcext:value-type="float">
            <text:p>303.08</text:p>
          </table:table-cell>
          <table:table-cell table:formula="of:=(([.$A$50] * POWER([.A86];3)) + ([.$B$50] * POWER([.A86];2)) + ([.$A$52] * [.A86]) + [.$B$52])" office:value-type="float" office:value="79.8481799381486" calcext:value-type="float">
            <text:p>79.85</text:p>
          </table:table-cell>
          <table:table-cell table:formula="of:=[.C85] + (([.D85]-[.D84]) *[.$B$40])" office:value-type="float" office:value="291.489174375129" calcext:value-type="float">
            <text:p>291.49</text:p>
          </table:table-cell>
          <table:table-cell table:formula="of:=(([.$C$50] * POWER([.C86];3)) + ([.$D$50] * POWER([.C86];2)) + ([.$C$52] * [.C86]) + [.$D$52])" office:value-type="float" office:value="156.650978311106" calcext:value-type="float">
            <text:p>156.65</text:p>
          </table:table-cell>
          <table:table-cell table:formula="of:=[.E85] + (([.F85]-[.F84]) * [.$B$41])" office:value-type="float" office:value="290.353788245447" calcext:value-type="float">
            <text:p>290.35</text:p>
          </table:table-cell>
          <table:table-cell table:formula="of:=(([.$E$50] * POWER([.E86];3)) + ([.$F$50] * POWER([.E86];2)) + ([.$E$52] * [.E86]) + [.$F$52])" office:value-type="float" office:value="159.822934404968" calcext:value-type="float">
            <text:p>159.82</text:p>
          </table:table-cell>
          <table:table-cell table:formula="of:=[.G85] + (([.H85]-[.H84]) * [.$B$42])" office:value-type="float" office:value="290.192407944571" calcext:value-type="float">
            <text:p>290.19</text:p>
          </table:table-cell>
          <table:table-cell table:formula="of:=(([.$G$50] * POWER([.G86];3)) + ([.$H$50] * POWER([.G86];2)) + ([.$G$52] * [.G86]) + [.$H$52])" office:value-type="float" office:value="160.584102553003" calcext:value-type="float">
            <text:p>160.58</text:p>
          </table:table-cell>
          <table:table-cell table:formula="of:=[.I85] + (([.J85]-[.J84]) * [.$B$43])" office:value-type="float" office:value="289.873473304906" calcext:value-type="float">
            <text:p>289.87</text:p>
          </table:table-cell>
          <table:table-cell table:formula="of:=(([.$I$50] * POWER([.I86];3)) + ([.$J$50] * POWER([.I86];2)) + ([.$I$52] * [.I86]) + [.$J$52])" office:value-type="float" office:value="161.822206102061" calcext:value-type="float">
            <text:p>161.82</text:p>
          </table:table-cell>
          <table:table-cell table:formula="of:=[.K85] + (([.L85]-[.L84]) * [.$B$44])" office:value-type="float" office:value="289.598400551442" calcext:value-type="float">
            <text:p>289.60</text:p>
          </table:table-cell>
          <table:table-cell table:formula="of:=(([.$K$50] * POWER([.K86];3)) + ([.$L$50] * POWER([.K86];2)) + ([.$K$52] * [.K86]) + [.$L$52])" office:value-type="float" office:value="163.289495973944" calcext:value-type="float">
            <text:p>163.29</text:p>
          </table:table-cell>
          <table:table-cell table:style-name="ce83" table:formula="of:=[.M85] + (([.N85]-[.N84]) *[.$B$44])" office:value-type="float" office:value="289.484309313138" calcext:value-type="float">
            <text:p>289.48</text:p>
          </table:table-cell>
          <table:table-cell table:style-name="ce83" table:formula="of:=(([.$M$50] * POWER([.M86];3)) + ([.$N$50] * POWER([.M86];2)) + ([.$M$52] * [.M86]) + [.$N$52])" office:value-type="float" office:value="164.652842815418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86] + (([.B86]-[.B85]) *[.$B$39])" office:value-type="float" office:value="303.083694671606" calcext:value-type="float">
            <text:p>303.08</text:p>
          </table:table-cell>
          <table:table-cell table:formula="of:=(([.$A$50] * POWER([.A87];3)) + ([.$B$50] * POWER([.A87];2)) + ([.$A$52] * [.A87]) + [.$B$52])" office:value-type="float" office:value="79.8482808598933" calcext:value-type="float">
            <text:p>79.85</text:p>
          </table:table-cell>
          <table:table-cell table:formula="of:=[.C86] + (([.D86]-[.D85]) *[.$B$40])" office:value-type="float" office:value="291.489179630558" calcext:value-type="float">
            <text:p>291.49</text:p>
          </table:table-cell>
          <table:table-cell table:formula="of:=(([.$C$50] * POWER([.C87];3)) + ([.$D$50] * POWER([.C87];2)) + ([.$C$52] * [.C87]) + [.$D$52])" office:value-type="float" office:value="156.650993608823" calcext:value-type="float">
            <text:p>156.65</text:p>
          </table:table-cell>
          <table:table-cell table:formula="of:=[.E86] + (([.F86]-[.F85]) * [.$B$41])" office:value-type="float" office:value="290.353788699488" calcext:value-type="float">
            <text:p>290.35</text:p>
          </table:table-cell>
          <table:table-cell table:formula="of:=(([.$E$50] * POWER([.E87];3)) + ([.$F$50] * POWER([.E87];2)) + ([.$E$52] * [.E87]) + [.$F$52])" office:value-type="float" office:value="159.822935700208" calcext:value-type="float">
            <text:p>159.82</text:p>
          </table:table-cell>
          <table:table-cell table:formula="of:=[.G86] + (([.H86]-[.H85]) * [.$B$42])" office:value-type="float" office:value="290.19240838357" calcext:value-type="float">
            <text:p>290.19</text:p>
          </table:table-cell>
          <table:table-cell table:formula="of:=(([.$G$50] * POWER([.G87];3)) + ([.$H$50] * POWER([.G87];2)) + ([.$G$52] * [.G87]) + [.$H$52])" office:value-type="float" office:value="160.584103809557" calcext:value-type="float">
            <text:p>160.58</text:p>
          </table:table-cell>
          <table:table-cell table:formula="of:=[.I86] + (([.J86]-[.J85]) * [.$B$43])" office:value-type="float" office:value="289.873473448642" calcext:value-type="float">
            <text:p>289.87</text:p>
          </table:table-cell>
          <table:table-cell table:formula="of:=(([.$I$50] * POWER([.I87];3)) + ([.$J$50] * POWER([.I87];2)) + ([.$I$52] * [.I87]) + [.$J$52])" office:value-type="float" office:value="161.82220650943" calcext:value-type="float">
            <text:p>161.82</text:p>
          </table:table-cell>
          <table:table-cell table:formula="of:=[.K86] + (([.L86]-[.L85]) * [.$B$44])" office:value-type="float" office:value="289.598400627479" calcext:value-type="float">
            <text:p>289.60</text:p>
          </table:table-cell>
          <table:table-cell table:formula="of:=(([.$K$50] * POWER([.K87];3)) + ([.$L$50] * POWER([.K87];2)) + ([.$K$52] * [.K87]) + [.$L$52])" office:value-type="float" office:value="163.289496189342" calcext:value-type="float">
            <text:p>163.29</text:p>
          </table:table-cell>
          <table:table-cell table:style-name="ce83" table:formula="of:=[.M86] + (([.N86]-[.N85]) *[.$B$44])" office:value-type="float" office:value="289.484309393799" calcext:value-type="float">
            <text:p>289.48</text:p>
          </table:table-cell>
          <table:table-cell table:style-name="ce83" table:formula="of:=(([.$M$50] * POWER([.M87];3)) + ([.$N$50] * POWER([.M87];2)) + ([.$M$52] * [.M87]) + [.$N$52])" office:value-type="float" office:value="164.652843044727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87] + (([.B87]-[.B86]) *[.$B$39])" office:value-type="float" office:value="303.083755445569" calcext:value-type="float">
            <text:p>303.08</text:p>
          </table:table-cell>
          <table:table-cell table:formula="of:=(([.$A$50] * POWER([.A88];3)) + ([.$B$50] * POWER([.A88];2)) + ([.$A$52] * [.A88]) + [.$B$52])" office:value-type="float" office:value="79.8483532457044" calcext:value-type="float">
            <text:p>79.85</text:p>
          </table:table-cell>
          <table:table-cell table:formula="of:=[.C87] + (([.D87]-[.D86]) *[.$B$40])" office:value-type="float" office:value="291.489183193901" calcext:value-type="float">
            <text:p>291.49</text:p>
          </table:table-cell>
          <table:table-cell table:formula="of:=(([.$C$50] * POWER([.C88];3)) + ([.$D$50] * POWER([.C88];2)) + ([.$C$52] * [.C88]) + [.$D$52])" office:value-type="float" office:value="156.651003981149" calcext:value-type="float">
            <text:p>156.65</text:p>
          </table:table-cell>
          <table:table-cell table:formula="of:=[.E87] + (([.F87]-[.F86]) * [.$B$41])" office:value-type="float" office:value="290.353788986003" calcext:value-type="float">
            <text:p>290.35</text:p>
          </table:table-cell>
          <table:table-cell table:formula="of:=(([.$E$50] * POWER([.E88];3)) + ([.$F$50] * POWER([.E88];2)) + ([.$E$52] * [.E88]) + [.$F$52])" office:value-type="float" office:value="159.822936517548" calcext:value-type="float">
            <text:p>159.82</text:p>
          </table:table-cell>
          <table:table-cell table:formula="of:=[.G87] + (([.H87]-[.H86]) * [.$B$42])" office:value-type="float" office:value="290.192408658947" calcext:value-type="float">
            <text:p>290.19</text:p>
          </table:table-cell>
          <table:table-cell table:formula="of:=(([.$G$50] * POWER([.G88];3)) + ([.$H$50] * POWER([.G88];2)) + ([.$G$52] * [.G88]) + [.$H$52])" office:value-type="float" office:value="160.584104597776" calcext:value-type="float">
            <text:p>160.58</text:p>
          </table:table-cell>
          <table:table-cell table:formula="of:=[.I87] + (([.J87]-[.J86]) * [.$B$43])" office:value-type="float" office:value="289.873473536432" calcext:value-type="float">
            <text:p>289.87</text:p>
          </table:table-cell>
          <table:table-cell table:formula="of:=(([.$I$50] * POWER([.I88];3)) + ([.$J$50] * POWER([.I88];2)) + ([.$I$52] * [.I88]) + [.$J$52])" office:value-type="float" office:value="161.822206758242" calcext:value-type="float">
            <text:p>161.82</text:p>
          </table:table-cell>
          <table:table-cell table:formula="of:=[.K87] + (([.L87]-[.L86]) * [.$B$44])" office:value-type="float" office:value="289.598400673118" calcext:value-type="float">
            <text:p>289.60</text:p>
          </table:table-cell>
          <table:table-cell table:formula="of:=(([.$K$50] * POWER([.K88];3)) + ([.$L$50] * POWER([.K88];2)) + ([.$K$52] * [.K88]) + [.$L$52])" office:value-type="float" office:value="163.289496318628" calcext:value-type="float">
            <text:p>163.29</text:p>
          </table:table-cell>
          <table:table-cell table:style-name="ce83" table:formula="of:=[.M87] + (([.N87]-[.N86]) *[.$B$44])" office:value-type="float" office:value="289.484309442386" calcext:value-type="float">
            <text:p>289.48</text:p>
          </table:table-cell>
          <table:table-cell table:style-name="ce83" table:formula="of:=(([.$M$50] * POWER([.M88];3)) + ([.$N$50] * POWER([.M88];2)) + ([.$M$52] * [.M88]) + [.$N$52])" office:value-type="float" office:value="164.652843182856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88] + (([.B88]-[.B87]) *[.$B$39])" office:value-type="float" office:value="303.083799035508" calcext:value-type="float">
            <text:p>303.08</text:p>
          </table:table-cell>
          <table:table-cell table:formula="of:=(([.$A$50] * POWER([.A89];3)) + ([.$B$50] * POWER([.A89];2)) + ([.$A$52] * [.A89]) + [.$B$52])" office:value-type="float" office:value="79.8484051642304" calcext:value-type="float">
            <text:p>79.85</text:p>
          </table:table-cell>
          <table:table-cell table:formula="of:=[.C88] + (([.D88]-[.D87]) *[.$B$40])" office:value-type="float" office:value="291.489185609957" calcext:value-type="float">
            <text:p>291.49</text:p>
          </table:table-cell>
          <table:table-cell table:formula="of:=(([.$C$50] * POWER([.C89];3)) + ([.$D$50] * POWER([.C89];2)) + ([.$C$52] * [.C89]) + [.$D$52])" office:value-type="float" office:value="156.651011013906" calcext:value-type="float">
            <text:p>156.65</text:p>
          </table:table-cell>
          <table:table-cell table:formula="of:=[.E88] + (([.F88]-[.F87]) * [.$B$41])" office:value-type="float" office:value="290.353789166803" calcext:value-type="float">
            <text:p>290.35</text:p>
          </table:table-cell>
          <table:table-cell table:formula="of:=(([.$E$50] * POWER([.E89];3)) + ([.$F$50] * POWER([.E89];2)) + ([.$E$52] * [.E89]) + [.$F$52])" office:value-type="float" office:value="159.822937033317" calcext:value-type="float">
            <text:p>159.82</text:p>
          </table:table-cell>
          <table:table-cell table:formula="of:=[.G88] + (([.H88]-[.H87]) * [.$B$42])" office:value-type="float" office:value="290.192408831687" calcext:value-type="float">
            <text:p>290.19</text:p>
          </table:table-cell>
          <table:table-cell table:formula="of:=(([.$G$50] * POWER([.G89];3)) + ([.$H$50] * POWER([.G89];2)) + ([.$G$52] * [.G89]) + [.$H$52])" office:value-type="float" office:value="160.584105092208" calcext:value-type="float">
            <text:p>160.58</text:p>
          </table:table-cell>
          <table:table-cell table:formula="of:=[.I88] + (([.J88]-[.J87]) * [.$B$43])" office:value-type="float" office:value="289.873473590053" calcext:value-type="float">
            <text:p>289.87</text:p>
          </table:table-cell>
          <table:table-cell table:formula="of:=(([.$I$50] * POWER([.I89];3)) + ([.$J$50] * POWER([.I89];2)) + ([.$I$52] * [.I89]) + [.$J$52])" office:value-type="float" office:value="161.82220691021" calcext:value-type="float">
            <text:p>161.82</text:p>
          </table:table-cell>
          <table:table-cell table:formula="of:=[.K88] + (([.L88]-[.L87]) * [.$B$44])" office:value-type="float" office:value="289.598400700512" calcext:value-type="float">
            <text:p>289.60</text:p>
          </table:table-cell>
          <table:table-cell table:formula="of:=(([.$K$50] * POWER([.K89];3)) + ([.$L$50] * POWER([.K89];2)) + ([.$K$52] * [.K89]) + [.$L$52])" office:value-type="float" office:value="163.289496396228" calcext:value-type="float">
            <text:p>163.29</text:p>
          </table:table-cell>
          <table:table-cell table:style-name="ce83" table:formula="of:=[.M88] + (([.N88]-[.N87]) *[.$B$44])" office:value-type="float" office:value="289.484309471653" calcext:value-type="float">
            <text:p>289.48</text:p>
          </table:table-cell>
          <table:table-cell table:style-name="ce83" table:formula="of:=(([.$M$50] * POWER([.M89];3)) + ([.$N$50] * POWER([.M89];2)) + ([.$M$52] * [.M89]) + [.$N$52])" office:value-type="float" office:value="164.65284326606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89] + (([.B89]-[.B88]) *[.$B$39])" office:value-type="float" office:value="303.083830300272" calcext:value-type="float">
            <text:p>303.08</text:p>
          </table:table-cell>
          <table:table-cell table:formula="of:=(([.$A$50] * POWER([.A90];3)) + ([.$B$50] * POWER([.A90];2)) + ([.$A$52] * [.A90]) + [.$B$52])" office:value-type="float" office:value="79.8484424026642" calcext:value-type="float">
            <text:p>79.85</text:p>
          </table:table-cell>
          <table:table-cell table:formula="of:=[.C89] + (([.D89]-[.D88]) *[.$B$40])" office:value-type="float" office:value="291.489187248118" calcext:value-type="float">
            <text:p>291.49</text:p>
          </table:table-cell>
          <table:table-cell table:formula="of:=(([.$C$50] * POWER([.C90];3)) + ([.$D$50] * POWER([.C90];2)) + ([.$C$52] * [.C90]) + [.$D$52])" office:value-type="float" office:value="156.651015782333" calcext:value-type="float">
            <text:p>156.65</text:p>
          </table:table-cell>
          <table:table-cell table:formula="of:=[.E89] + (([.F89]-[.F88]) * [.$B$41])" office:value-type="float" office:value="290.353789280894" calcext:value-type="float">
            <text:p>290.35</text:p>
          </table:table-cell>
          <table:table-cell table:formula="of:=(([.$E$50] * POWER([.E90];3)) + ([.$F$50] * POWER([.E90];2)) + ([.$E$52] * [.E90]) + [.$F$52])" office:value-type="float" office:value="159.822937358784" calcext:value-type="float">
            <text:p>159.82</text:p>
          </table:table-cell>
          <table:table-cell table:formula="of:=[.G89] + (([.H89]-[.H88]) * [.$B$42])" office:value-type="float" office:value="290.192408940043" calcext:value-type="float">
            <text:p>290.19</text:p>
          </table:table-cell>
          <table:table-cell table:formula="of:=(([.$G$50] * POWER([.G90];3)) + ([.$H$50] * POWER([.G90];2)) + ([.$G$52] * [.G90]) + [.$H$52])" office:value-type="float" office:value="160.584105402359" calcext:value-type="float">
            <text:p>160.58</text:p>
          </table:table-cell>
          <table:table-cell table:formula="of:=[.I89] + (([.J89]-[.J88]) * [.$B$43])" office:value-type="float" office:value="289.873473622802" calcext:value-type="float">
            <text:p>289.87</text:p>
          </table:table-cell>
          <table:table-cell table:formula="of:=(([.$I$50] * POWER([.I90];3)) + ([.$J$50] * POWER([.I90];2)) + ([.$I$52] * [.I90]) + [.$J$52])" office:value-type="float" office:value="161.822207003027" calcext:value-type="float">
            <text:p>161.82</text:p>
          </table:table-cell>
          <table:table-cell table:formula="of:=[.K89] + (([.L89]-[.L88]) * [.$B$44])" office:value-type="float" office:value="289.598400716954" calcext:value-type="float">
            <text:p>289.60</text:p>
          </table:table-cell>
          <table:table-cell table:formula="of:=(([.$K$50] * POWER([.K90];3)) + ([.$L$50] * POWER([.K90];2)) + ([.$K$52] * [.K90]) + [.$L$52])" office:value-type="float" office:value="163.289496442805" calcext:value-type="float">
            <text:p>163.29</text:p>
          </table:table-cell>
          <table:table-cell table:style-name="ce83" table:formula="of:=[.M89] + (([.N89]-[.N88]) *[.$B$44])" office:value-type="float" office:value="289.484309489283" calcext:value-type="float">
            <text:p>289.48</text:p>
          </table:table-cell>
          <table:table-cell table:style-name="ce83" table:formula="of:=(([.$M$50] * POWER([.M90];3)) + ([.$N$50] * POWER([.M90];2)) + ([.$M$52] * [.M90]) + [.$N$52])" office:value-type="float" office:value="164.65284331618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90] + (([.B90]-[.B89]) *[.$B$39])" office:value-type="float" office:value="303.083852724847" calcext:value-type="float">
            <text:p>303.08</text:p>
          </table:table-cell>
          <table:table-cell table:formula="of:=(([.$A$50] * POWER([.A91];3)) + ([.$B$50] * POWER([.A91];2)) + ([.$A$52] * [.A91]) + [.$B$52])" office:value-type="float" office:value="79.8484691118454" calcext:value-type="float">
            <text:p>79.85</text:p>
          </table:table-cell>
          <table:table-cell table:formula="of:=[.C90] + (([.D90]-[.D89]) *[.$B$40])" office:value-type="float" office:value="291.489188358842" calcext:value-type="float">
            <text:p>291.49</text:p>
          </table:table-cell>
          <table:table-cell table:formula="of:=(([.$C$50] * POWER([.C91];3)) + ([.$D$50] * POWER([.C91];2)) + ([.$C$52] * [.C91]) + [.$D$52])" office:value-type="float" office:value="156.651019015474" calcext:value-type="float">
            <text:p>156.65</text:p>
          </table:table-cell>
          <table:table-cell table:formula="of:=[.E90] + (([.F90]-[.F89]) * [.$B$41])" office:value-type="float" office:value="290.35378935289" calcext:value-type="float">
            <text:p>290.35</text:p>
          </table:table-cell>
          <table:table-cell table:formula="of:=(([.$E$50] * POWER([.E91];3)) + ([.$F$50] * POWER([.E91];2)) + ([.$E$52] * [.E91]) + [.$F$52])" office:value-type="float" office:value="159.822937564164" calcext:value-type="float">
            <text:p>159.82</text:p>
          </table:table-cell>
          <table:table-cell table:formula="of:=[.G90] + (([.H90]-[.H89]) * [.$B$42])" office:value-type="float" office:value="290.192409008013" calcext:value-type="float">
            <text:p>290.19</text:p>
          </table:table-cell>
          <table:table-cell table:formula="of:=(([.$G$50] * POWER([.G91];3)) + ([.$H$50] * POWER([.G91];2)) + ([.$G$52] * [.G91]) + [.$H$52])" office:value-type="float" office:value="160.584105596914" calcext:value-type="float">
            <text:p>160.58</text:p>
          </table:table-cell>
          <table:table-cell table:formula="of:=[.I90] + (([.J90]-[.J89]) * [.$B$43])" office:value-type="float" office:value="289.873473642805" calcext:value-type="float">
            <text:p>289.87</text:p>
          </table:table-cell>
          <table:table-cell table:formula="of:=(([.$I$50] * POWER([.I91];3)) + ([.$J$50] * POWER([.I91];2)) + ([.$I$52] * [.I91]) + [.$J$52])" office:value-type="float" office:value="161.822207059716" calcext:value-type="float">
            <text:p>161.82</text:p>
          </table:table-cell>
          <table:table-cell table:formula="of:=[.K90] + (([.L90]-[.L89]) * [.$B$44])" office:value-type="float" office:value="289.598400726823" calcext:value-type="float">
            <text:p>289.60</text:p>
          </table:table-cell>
          <table:table-cell table:formula="of:=(([.$K$50] * POWER([.K91];3)) + ([.$L$50] * POWER([.K91];2)) + ([.$K$52] * [.K91]) + [.$L$52])" office:value-type="float" office:value="163.289496470761" calcext:value-type="float">
            <text:p>163.29</text:p>
          </table:table-cell>
          <table:table-cell table:style-name="ce83" table:formula="of:=[.M90] + (([.N90]-[.N89]) *[.$B$44])" office:value-type="float" office:value="289.484309499903" calcext:value-type="float">
            <text:p>289.48</text:p>
          </table:table-cell>
          <table:table-cell table:style-name="ce83" table:formula="of:=(([.$M$50] * POWER([.M91];3)) + ([.$N$50] * POWER([.M91];2)) + ([.$M$52] * [.M91]) + [.$N$52])" office:value-type="float" office:value="164.652843346368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91] + (([.B91]-[.B90]) *[.$B$39])" office:value-type="float" office:value="303.083868808822" calcext:value-type="float">
            <text:p>303.08</text:p>
          </table:table-cell>
          <table:table-cell table:formula="of:=(([.$A$50] * POWER([.A92];3)) + ([.$B$50] * POWER([.A92];2)) + ([.$A$52] * [.A92]) + [.$B$52])" office:value-type="float" office:value="79.8484882689472" calcext:value-type="float">
            <text:p>79.85</text:p>
          </table:table-cell>
          <table:table-cell table:formula="of:=[.C91] + (([.D91]-[.D90]) *[.$B$40])" office:value-type="float" office:value="291.489189111947" calcext:value-type="float">
            <text:p>291.49</text:p>
          </table:table-cell>
          <table:table-cell table:formula="of:=(([.$C$50] * POWER([.C92];3)) + ([.$D$50] * POWER([.C92];2)) + ([.$C$52] * [.C92]) + [.$D$52])" office:value-type="float" office:value="156.651021207644" calcext:value-type="float">
            <text:p>156.65</text:p>
          </table:table-cell>
          <table:table-cell table:formula="of:=[.E91] + (([.F91]-[.F90]) * [.$B$41])" office:value-type="float" office:value="290.353789398321" calcext:value-type="float">
            <text:p>290.35</text:p>
          </table:table-cell>
          <table:table-cell table:formula="of:=(([.$E$50] * POWER([.E92];3)) + ([.$F$50] * POWER([.E92];2)) + ([.$E$52] * [.E92]) + [.$F$52])" office:value-type="float" office:value="159.822937693767" calcext:value-type="float">
            <text:p>159.82</text:p>
          </table:table-cell>
          <table:table-cell table:formula="of:=[.G91] + (([.H91]-[.H90]) * [.$B$42])" office:value-type="float" office:value="290.192409050651" calcext:value-type="float">
            <text:p>290.19</text:p>
          </table:table-cell>
          <table:table-cell table:formula="of:=(([.$G$50] * POWER([.G92];3)) + ([.$H$50] * POWER([.G92];2)) + ([.$G$52] * [.G92]) + [.$H$52])" office:value-type="float" office:value="160.584105718954" calcext:value-type="float">
            <text:p>160.58</text:p>
          </table:table-cell>
          <table:table-cell table:formula="of:=[.I91] + (([.J91]-[.J90]) * [.$B$43])" office:value-type="float" office:value="289.873473655022" calcext:value-type="float">
            <text:p>289.87</text:p>
          </table:table-cell>
          <table:table-cell table:formula="of:=(([.$I$50] * POWER([.I92];3)) + ([.$J$50] * POWER([.I92];2)) + ([.$I$52] * [.I92]) + [.$J$52])" office:value-type="float" office:value="161.822207094341" calcext:value-type="float">
            <text:p>161.82</text:p>
          </table:table-cell>
          <table:table-cell table:formula="of:=[.K91] + (([.L91]-[.L90]) * [.$B$44])" office:value-type="float" office:value="289.598400732746" calcext:value-type="float">
            <text:p>289.60</text:p>
          </table:table-cell>
          <table:table-cell table:formula="of:=(([.$K$50] * POWER([.K92];3)) + ([.$L$50] * POWER([.K92];2)) + ([.$K$52] * [.K92]) + [.$L$52])" office:value-type="float" office:value="163.289496487543" calcext:value-type="float">
            <text:p>163.29</text:p>
          </table:table-cell>
          <table:table-cell table:style-name="ce83" table:formula="of:=[.M91] + (([.N91]-[.N90]) *[.$B$44])" office:value-type="float" office:value="289.484309506299" calcext:value-type="float">
            <text:p>289.48</text:p>
          </table:table-cell>
          <table:table-cell table:style-name="ce83" table:formula="of:=(([.$M$50] * POWER([.M92];3)) + ([.$N$50] * POWER([.M92];2)) + ([.$M$52] * [.M92]) + [.$N$52])" office:value-type="float" office:value="164.652843364556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92] + (([.B92]-[.B91]) *[.$B$39])" office:value-type="float" office:value="303.083880345018" calcext:value-type="float">
            <text:p>303.08</text:p>
          </table:table-cell>
          <table:table-cell table:formula="of:=(([.$A$50] * POWER([.A93];3)) + ([.$B$50] * POWER([.A93];2)) + ([.$A$52] * [.A93]) + [.$B$52])" office:value-type="float" office:value="79.8485020093383" calcext:value-type="float">
            <text:p>79.85</text:p>
          </table:table-cell>
          <table:table-cell table:formula="of:=[.C92] + (([.D92]-[.D91]) *[.$B$40])" office:value-type="float" office:value="291.489189622576" calcext:value-type="float">
            <text:p>291.49</text:p>
          </table:table-cell>
          <table:table-cell table:formula="of:=(([.$C$50] * POWER([.C93];3)) + ([.$D$50] * POWER([.C93];2)) + ([.$C$52] * [.C93]) + [.$D$52])" office:value-type="float" office:value="156.651022694003" calcext:value-type="float">
            <text:p>156.65</text:p>
          </table:table-cell>
          <table:table-cell table:formula="of:=[.E92] + (([.F92]-[.F91]) * [.$B$41])" office:value-type="float" office:value="290.35378942699" calcext:value-type="float">
            <text:p>290.35</text:p>
          </table:table-cell>
          <table:table-cell table:formula="of:=(([.$E$50] * POWER([.E93];3)) + ([.$F$50] * POWER([.E93];2)) + ([.$E$52] * [.E93]) + [.$F$52])" office:value-type="float" office:value="159.822937775551" calcext:value-type="float">
            <text:p>159.82</text:p>
          </table:table-cell>
          <table:table-cell table:formula="of:=[.G92] + (([.H92]-[.H91]) * [.$B$42])" office:value-type="float" office:value="290.192409077396" calcext:value-type="float">
            <text:p>290.19</text:p>
          </table:table-cell>
          <table:table-cell table:formula="of:=(([.$G$50] * POWER([.G93];3)) + ([.$H$50] * POWER([.G93];2)) + ([.$G$52] * [.G93]) + [.$H$52])" office:value-type="float" office:value="160.584105795506" calcext:value-type="float">
            <text:p>160.58</text:p>
          </table:table-cell>
          <table:table-cell table:formula="of:=[.I92] + (([.J92]-[.J91]) * [.$B$43])" office:value-type="float" office:value="289.873473662484" calcext:value-type="float">
            <text:p>289.87</text:p>
          </table:table-cell>
          <table:table-cell table:formula="of:=(([.$I$50] * POWER([.I93];3)) + ([.$J$50] * POWER([.I93];2)) + ([.$I$52] * [.I93]) + [.$J$52])" office:value-type="float" office:value="161.822207115491" calcext:value-type="float">
            <text:p>161.82</text:p>
          </table:table-cell>
          <table:table-cell table:formula="of:=[.K92] + (([.L92]-[.L91]) * [.$B$44])" office:value-type="float" office:value="289.598400736302" calcext:value-type="float">
            <text:p>289.60</text:p>
          </table:table-cell>
          <table:table-cell table:formula="of:=(([.$K$50] * POWER([.K93];3)) + ([.$L$50] * POWER([.K93];2)) + ([.$K$52] * [.K93]) + [.$L$52])" office:value-type="float" office:value="163.289496497615" calcext:value-type="float">
            <text:p>163.29</text:p>
          </table:table-cell>
          <table:table-cell table:style-name="ce83" table:formula="of:=[.M92] + (([.N92]-[.N91]) *[.$B$44])" office:value-type="float" office:value="289.484309510153" calcext:value-type="float">
            <text:p>289.48</text:p>
          </table:table-cell>
          <table:table-cell table:style-name="ce83" table:formula="of:=(([.$M$50] * POWER([.M93];3)) + ([.$N$50] * POWER([.M93];2)) + ([.$M$52] * [.M93]) + [.$N$52])" office:value-type="float" office:value="164.652843375512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93] + (([.B93]-[.B92]) *[.$B$39])" office:value-type="float" office:value="303.08388861933" calcext:value-type="float">
            <text:p>303.08</text:p>
          </table:table-cell>
          <table:table-cell table:formula="of:=(([.$A$50] * POWER([.A94];3)) + ([.$B$50] * POWER([.A94];2)) + ([.$A$52] * [.A94]) + [.$B$52])" office:value-type="float" office:value="79.8485118646067" calcext:value-type="float">
            <text:p>79.85</text:p>
          </table:table-cell>
          <table:table-cell table:formula="of:=[.C93] + (([.D93]-[.D92]) *[.$B$40])" office:value-type="float" office:value="291.489189968798" calcext:value-type="float">
            <text:p>291.49</text:p>
          </table:table-cell>
          <table:table-cell table:formula="of:=(([.$C$50] * POWER([.C94];3)) + ([.$D$50] * POWER([.C94];2)) + ([.$C$52] * [.C94]) + [.$D$52])" office:value-type="float" office:value="156.6510237018" calcext:value-type="float">
            <text:p>156.65</text:p>
          </table:table-cell>
          <table:table-cell table:formula="of:=[.E93] + (([.F93]-[.F92]) * [.$B$41])" office:value-type="float" office:value="290.353789445081" calcext:value-type="float">
            <text:p>290.35</text:p>
          </table:table-cell>
          <table:table-cell table:formula="of:=(([.$E$50] * POWER([.E94];3)) + ([.$F$50] * POWER([.E94];2)) + ([.$E$52] * [.E94]) + [.$F$52])" office:value-type="float" office:value="159.822937827159" calcext:value-type="float">
            <text:p>159.82</text:p>
          </table:table-cell>
          <table:table-cell table:formula="of:=[.G93] + (([.H93]-[.H92]) * [.$B$42])" office:value-type="float" office:value="290.192409094173" calcext:value-type="float">
            <text:p>290.19</text:p>
          </table:table-cell>
          <table:table-cell table:formula="of:=(([.$G$50] * POWER([.G94];3)) + ([.$H$50] * POWER([.G94];2)) + ([.$G$52] * [.G94]) + [.$H$52])" office:value-type="float" office:value="160.584105843533" calcext:value-type="float">
            <text:p>160.58</text:p>
          </table:table-cell>
          <table:table-cell table:formula="of:=[.I93] + (([.J93]-[.J92]) * [.$B$43])" office:value-type="float" office:value="289.873473667042" calcext:value-type="float">
            <text:p>289.87</text:p>
          </table:table-cell>
          <table:table-cell table:formula="of:=(([.$I$50] * POWER([.I94];3)) + ([.$J$50] * POWER([.I94];2)) + ([.$I$52] * [.I94]) + [.$J$52])" office:value-type="float" office:value="161.822207128409" calcext:value-type="float">
            <text:p>161.82</text:p>
          </table:table-cell>
          <table:table-cell table:formula="of:=[.K93] + (([.L93]-[.L92]) * [.$B$44])" office:value-type="float" office:value="289.598400738436" calcext:value-type="float">
            <text:p>289.60</text:p>
          </table:table-cell>
          <table:table-cell table:formula="of:=(([.$K$50] * POWER([.K94];3)) + ([.$L$50] * POWER([.K94];2)) + ([.$K$52] * [.K94]) + [.$L$52])" office:value-type="float" office:value="163.289496503659" calcext:value-type="float">
            <text:p>163.29</text:p>
          </table:table-cell>
          <table:table-cell table:style-name="ce83" table:formula="of:=[.M93] + (([.N93]-[.N92]) *[.$B$44])" office:value-type="float" office:value="289.484309512474" calcext:value-type="float">
            <text:p>289.48</text:p>
          </table:table-cell>
          <table:table-cell table:style-name="ce83" table:formula="of:=(([.$M$50] * POWER([.M94];3)) + ([.$N$50] * POWER([.M94];2)) + ([.$M$52] * [.M94]) + [.$N$52])" office:value-type="float" office:value="164.652843382111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94] + (([.B94]-[.B93]) *[.$B$39])" office:value-type="float" office:value="303.083894554064" calcext:value-type="float">
            <text:p>303.08</text:p>
          </table:table-cell>
          <table:table-cell table:formula="of:=(([.$A$50] * POWER([.A95];3)) + ([.$B$50] * POWER([.A95];2)) + ([.$A$52] * [.A95]) + [.$B$52])" office:value-type="float" office:value="79.8485189332782" calcext:value-type="float">
            <text:p>79.85</text:p>
          </table:table-cell>
          <table:table-cell table:formula="of:=[.C94] + (([.D94]-[.D93]) *[.$B$40])" office:value-type="float" office:value="291.489190203547" calcext:value-type="float">
            <text:p>291.49</text:p>
          </table:table-cell>
          <table:table-cell table:formula="of:=(([.$C$50] * POWER([.C95];3)) + ([.$D$50] * POWER([.C95];2)) + ([.$C$52] * [.C95]) + [.$D$52])" office:value-type="float" office:value="156.651024385118" calcext:value-type="float">
            <text:p>156.65</text:p>
          </table:table-cell>
          <table:table-cell table:formula="of:=[.E94] + (([.F94]-[.F93]) * [.$B$41])" office:value-type="float" office:value="290.353789456497" calcext:value-type="float">
            <text:p>290.35</text:p>
          </table:table-cell>
          <table:table-cell table:formula="of:=(([.$E$50] * POWER([.E95];3)) + ([.$F$50] * POWER([.E95];2)) + ([.$E$52] * [.E95]) + [.$F$52])" office:value-type="float" office:value="159.822937859726" calcext:value-type="float">
            <text:p>159.82</text:p>
          </table:table-cell>
          <table:table-cell table:formula="of:=[.G94] + (([.H94]-[.H93]) * [.$B$42])" office:value-type="float" office:value="290.192409104698" calcext:value-type="float">
            <text:p>290.19</text:p>
          </table:table-cell>
          <table:table-cell table:formula="of:=(([.$G$50] * POWER([.G95];3)) + ([.$H$50] * POWER([.G95];2)) + ([.$G$52] * [.G95]) + [.$H$52])" office:value-type="float" office:value="160.584105873651" calcext:value-type="float">
            <text:p>160.58</text:p>
          </table:table-cell>
          <table:table-cell table:formula="of:=[.I94] + (([.J94]-[.J93]) * [.$B$43])" office:value-type="float" office:value="289.873473669825" calcext:value-type="float">
            <text:p>289.87</text:p>
          </table:table-cell>
          <table:table-cell table:formula="of:=(([.$I$50] * POWER([.I95];3)) + ([.$J$50] * POWER([.I95];2)) + ([.$I$52] * [.I95]) + [.$J$52])" office:value-type="float" office:value="161.822207136298" calcext:value-type="float">
            <text:p>161.82</text:p>
          </table:table-cell>
          <table:table-cell table:formula="of:=[.K94] + (([.L94]-[.L93]) * [.$B$44])" office:value-type="float" office:value="289.598400739717" calcext:value-type="float">
            <text:p>289.60</text:p>
          </table:table-cell>
          <table:table-cell table:formula="of:=(([.$K$50] * POWER([.K95];3)) + ([.$L$50] * POWER([.K95];2)) + ([.$K$52] * [.K95]) + [.$L$52])" office:value-type="float" office:value="163.289496507288" calcext:value-type="float">
            <text:p>163.29</text:p>
          </table:table-cell>
          <table:table-cell table:style-name="ce83" table:formula="of:=[.M94] + (([.N94]-[.N93]) *[.$B$44])" office:value-type="float" office:value="289.484309513873" calcext:value-type="float">
            <text:p>289.48</text:p>
          </table:table-cell>
          <table:table-cell table:style-name="ce83" table:formula="of:=(([.$M$50] * POWER([.M95];3)) + ([.$N$50] * POWER([.M95];2)) + ([.$M$52] * [.M95]) + [.$N$52])" office:value-type="float" office:value="164.652843386084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95] + (([.B95]-[.B94]) *[.$B$39])" office:value-type="float" office:value="303.08389881074" calcext:value-type="float">
            <text:p>303.08</text:p>
          </table:table-cell>
          <table:table-cell table:formula="of:=(([.$A$50] * POWER([.A96];3)) + ([.$B$50] * POWER([.A96];2)) + ([.$A$52] * [.A96]) + [.$B$52])" office:value-type="float" office:value="79.8485240032692" calcext:value-type="float">
            <text:p>79.85</text:p>
          </table:table-cell>
          <table:table-cell table:formula="of:=[.C95] + (([.D95]-[.D94]) *[.$B$40])" office:value-type="float" office:value="291.489190362715" calcext:value-type="float">
            <text:p>291.49</text:p>
          </table:table-cell>
          <table:table-cell table:formula="of:=(([.$C$50] * POWER([.C96];3)) + ([.$D$50] * POWER([.C96];2)) + ([.$C$52] * [.C96]) + [.$D$52])" office:value-type="float" office:value="156.651024848428" calcext:value-type="float">
            <text:p>156.65</text:p>
          </table:table-cell>
          <table:table-cell table:formula="of:=[.E95] + (([.F95]-[.F94]) * [.$B$41])" office:value-type="float" office:value="290.353789463701" calcext:value-type="float">
            <text:p>290.35</text:p>
          </table:table-cell>
          <table:table-cell table:formula="of:=(([.$E$50] * POWER([.E96];3)) + ([.$F$50] * POWER([.E96];2)) + ([.$E$52] * [.E96]) + [.$F$52])" office:value-type="float" office:value="159.822937880275" calcext:value-type="float">
            <text:p>159.82</text:p>
          </table:table-cell>
          <table:table-cell table:formula="of:=[.G95] + (([.H95]-[.H94]) * [.$B$42])" office:value-type="float" office:value="290.192409111298" calcext:value-type="float">
            <text:p>290.19</text:p>
          </table:table-cell>
          <table:table-cell table:formula="of:=(([.$G$50] * POWER([.G96];3)) + ([.$H$50] * POWER([.G96];2)) + ([.$G$52] * [.G96]) + [.$H$52])" office:value-type="float" office:value="160.584105892547" calcext:value-type="float">
            <text:p>160.58</text:p>
          </table:table-cell>
          <table:table-cell table:formula="of:=[.I95] + (([.J95]-[.J94]) * [.$B$43])" office:value-type="float" office:value="289.873473671526" calcext:value-type="float">
            <text:p>289.87</text:p>
          </table:table-cell>
          <table:table-cell table:formula="of:=(([.$I$50] * POWER([.I96];3)) + ([.$J$50] * POWER([.I96];2)) + ([.$I$52] * [.I96]) + [.$J$52])" office:value-type="float" office:value="161.822207141117" calcext:value-type="float">
            <text:p>161.82</text:p>
          </table:table-cell>
          <table:table-cell table:formula="of:=[.K95] + (([.L95]-[.L94]) * [.$B$44])" office:value-type="float" office:value="289.598400740486" calcext:value-type="float">
            <text:p>289.60</text:p>
          </table:table-cell>
          <table:table-cell table:formula="of:=(([.$K$50] * POWER([.K96];3)) + ([.$L$50] * POWER([.K96];2)) + ([.$K$52] * [.K96]) + [.$L$52])" office:value-type="float" office:value="163.289496509467" calcext:value-type="float">
            <text:p>163.29</text:p>
          </table:table-cell>
          <table:table-cell table:style-name="ce83" table:formula="of:=[.M95] + (([.N95]-[.N94]) *[.$B$44])" office:value-type="float" office:value="289.484309514714" calcext:value-type="float">
            <text:p>289.48</text:p>
          </table:table-cell>
          <table:table-cell table:style-name="ce83" table:formula="of:=(([.$M$50] * POWER([.M96];3)) + ([.$N$50] * POWER([.M96];2)) + ([.$M$52] * [.M96]) + [.$N$52])" office:value-type="float" office:value="164.652843388478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96] + (([.B96]-[.B95]) *[.$B$39])" office:value-type="float" office:value="303.083901863833" calcext:value-type="float">
            <text:p>303.08</text:p>
          </table:table-cell>
          <table:table-cell table:formula="of:=(([.$A$50] * POWER([.A97];3)) + ([.$B$50] * POWER([.A97];2)) + ([.$A$52] * [.A97]) + [.$B$52])" office:value-type="float" office:value="79.8485276397105" calcext:value-type="float">
            <text:p>79.85</text:p>
          </table:table-cell>
          <table:table-cell table:formula="of:=[.C96] + (([.D96]-[.D95]) *[.$B$40])" office:value-type="float" office:value="291.489190470635" calcext:value-type="float">
            <text:p>291.49</text:p>
          </table:table-cell>
          <table:table-cell table:formula="of:=(([.$C$50] * POWER([.C97];3)) + ([.$D$50] * POWER([.C97];2)) + ([.$C$52] * [.C97]) + [.$D$52])" office:value-type="float" office:value="156.651025162567" calcext:value-type="float">
            <text:p>156.65</text:p>
          </table:table-cell>
          <table:table-cell table:formula="of:=[.E96] + (([.F96]-[.F95]) * [.$B$41])" office:value-type="float" office:value="290.353789468247" calcext:value-type="float">
            <text:p>290.35</text:p>
          </table:table-cell>
          <table:table-cell table:formula="of:=(([.$E$50] * POWER([.E97];3)) + ([.$F$50] * POWER([.E97];2)) + ([.$E$52] * [.E97]) + [.$F$52])" office:value-type="float" office:value="159.822937893243" calcext:value-type="float">
            <text:p>159.82</text:p>
          </table:table-cell>
          <table:table-cell table:formula="of:=[.G96] + (([.H96]-[.H95]) * [.$B$42])" office:value-type="float" office:value="290.192409115439" calcext:value-type="float">
            <text:p>290.19</text:p>
          </table:table-cell>
          <table:table-cell table:formula="of:=(([.$G$50] * POWER([.G97];3)) + ([.$H$50] * POWER([.G97];2)) + ([.$G$52] * [.G97]) + [.$H$52])" office:value-type="float" office:value="160.5841059044" calcext:value-type="float">
            <text:p>160.58</text:p>
          </table:table-cell>
          <table:table-cell table:formula="of:=[.I96] + (([.J96]-[.J95]) * [.$B$43])" office:value-type="float" office:value="289.873473672564" calcext:value-type="float">
            <text:p>289.87</text:p>
          </table:table-cell>
          <table:table-cell table:formula="of:=(([.$I$50] * POWER([.I97];3)) + ([.$J$50] * POWER([.I97];2)) + ([.$I$52] * [.I97]) + [.$J$52])" office:value-type="float" office:value="161.822207144059" calcext:value-type="float">
            <text:p>161.82</text:p>
          </table:table-cell>
          <table:table-cell table:formula="of:=[.K96] + (([.L96]-[.L95]) * [.$B$44])" office:value-type="float" office:value="289.598400740947" calcext:value-type="float">
            <text:p>289.60</text:p>
          </table:table-cell>
          <table:table-cell table:formula="of:=(([.$K$50] * POWER([.K97];3)) + ([.$L$50] * POWER([.K97];2)) + ([.$K$52] * [.K97]) + [.$L$52])" office:value-type="float" office:value="163.289496510773" calcext:value-type="float">
            <text:p>163.29</text:p>
          </table:table-cell>
          <table:table-cell table:style-name="ce83" table:formula="of:=[.M96] + (([.N96]-[.N95]) *[.$B$44])" office:value-type="float" office:value="289.484309515221" calcext:value-type="float">
            <text:p>289.48</text:p>
          </table:table-cell>
          <table:table-cell table:style-name="ce83" table:formula="of:=(([.$M$50] * POWER([.M97];3)) + ([.$N$50] * POWER([.M97];2)) + ([.$M$52] * [.M97]) + [.$N$52])" office:value-type="float" office:value="164.65284338992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97] + (([.B97]-[.B96]) *[.$B$39])" office:value-type="float" office:value="303.083904053658" calcext:value-type="float">
            <text:p>303.08</text:p>
          </table:table-cell>
          <table:table-cell table:formula="of:=(([.$A$50] * POWER([.A98];3)) + ([.$B$50] * POWER([.A98];2)) + ([.$A$52] * [.A98]) + [.$B$52])" office:value-type="float" office:value="79.848530247941" calcext:value-type="float">
            <text:p>79.85</text:p>
          </table:table-cell>
          <table:table-cell table:formula="of:=[.C97] + (([.D97]-[.D96]) *[.$B$40])" office:value-type="float" office:value="291.489190543808" calcext:value-type="float">
            <text:p>291.49</text:p>
          </table:table-cell>
          <table:table-cell table:formula="of:=(([.$C$50] * POWER([.C98];3)) + ([.$D$50] * POWER([.C98];2)) + ([.$C$52] * [.C98]) + [.$D$52])" office:value-type="float" office:value="156.651025375562" calcext:value-type="float">
            <text:p>156.65</text:p>
          </table:table-cell>
          <table:table-cell table:formula="of:=[.E97] + (([.F97]-[.F96]) * [.$B$41])" office:value-type="float" office:value="290.353789471115" calcext:value-type="float">
            <text:p>290.35</text:p>
          </table:table-cell>
          <table:table-cell table:formula="of:=(([.$E$50] * POWER([.E98];3)) + ([.$F$50] * POWER([.E98];2)) + ([.$E$52] * [.E98]) + [.$F$52])" office:value-type="float" office:value="159.822937901426" calcext:value-type="float">
            <text:p>159.82</text:p>
          </table:table-cell>
          <table:table-cell table:formula="of:=[.G97] + (([.H97]-[.H96]) * [.$B$42])" office:value-type="float" office:value="290.192409118037" calcext:value-type="float">
            <text:p>290.19</text:p>
          </table:table-cell>
          <table:table-cell table:formula="of:=(([.$G$50] * POWER([.G98];3)) + ([.$H$50] * POWER([.G98];2)) + ([.$G$52] * [.G98]) + [.$H$52])" office:value-type="float" office:value="160.584105911836" calcext:value-type="float">
            <text:p>160.58</text:p>
          </table:table-cell>
          <table:table-cell table:formula="of:=[.I97] + (([.J97]-[.J96]) * [.$B$43])" office:value-type="float" office:value="289.873473673198" calcext:value-type="float">
            <text:p>289.87</text:p>
          </table:table-cell>
          <table:table-cell table:formula="of:=(([.$I$50] * POWER([.I98];3)) + ([.$J$50] * POWER([.I98];2)) + ([.$I$52] * [.I98]) + [.$J$52])" office:value-type="float" office:value="161.822207145856" calcext:value-type="float">
            <text:p>161.82</text:p>
          </table:table-cell>
          <table:table-cell table:formula="of:=[.K97] + (([.L97]-[.L96]) * [.$B$44])" office:value-type="float" office:value="289.598400741224" calcext:value-type="float">
            <text:p>289.60</text:p>
          </table:table-cell>
          <table:table-cell table:formula="of:=(([.$K$50] * POWER([.K98];3)) + ([.$L$50] * POWER([.K98];2)) + ([.$K$52] * [.K98]) + [.$L$52])" office:value-type="float" office:value="163.289496511559" calcext:value-type="float">
            <text:p>163.29</text:p>
          </table:table-cell>
          <table:table-cell table:style-name="ce83" table:formula="of:=[.M97] + (([.N97]-[.N96]) *[.$B$44])" office:value-type="float" office:value="289.484309515527" calcext:value-type="float">
            <text:p>289.48</text:p>
          </table:table-cell>
          <table:table-cell table:style-name="ce83" table:formula="of:=(([.$M$50] * POWER([.M98];3)) + ([.$N$50] * POWER([.M98];2)) + ([.$M$52] * [.M98]) + [.$N$52])" office:value-type="float" office:value="164.65284339079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98] + (([.B98]-[.B97]) *[.$B$39])" office:value-type="float" office:value="303.083905624305" calcext:value-type="float">
            <text:p>303.08</text:p>
          </table:table-cell>
          <table:table-cell table:formula="of:=(([.$A$50] * POWER([.A99];3)) + ([.$B$50] * POWER([.A99];2)) + ([.$A$52] * [.A99]) + [.$B$52])" office:value-type="float" office:value="79.8485321186893" calcext:value-type="float">
            <text:p>79.85</text:p>
          </table:table-cell>
          <table:table-cell table:formula="of:=[.C98] + (([.D98]-[.D97]) *[.$B$40])" office:value-type="float" office:value="291.489190593422" calcext:value-type="float">
            <text:p>291.49</text:p>
          </table:table-cell>
          <table:table-cell table:formula="of:=(([.$C$50] * POWER([.C99];3)) + ([.$D$50] * POWER([.C99];2)) + ([.$C$52] * [.C99]) + [.$D$52])" office:value-type="float" office:value="156.65102551998" calcext:value-type="float">
            <text:p>156.65</text:p>
          </table:table-cell>
          <table:table-cell table:formula="of:=[.E98] + (([.F98]-[.F97]) * [.$B$41])" office:value-type="float" office:value="290.353789472926" calcext:value-type="float">
            <text:p>290.35</text:p>
          </table:table-cell>
          <table:table-cell table:formula="of:=(([.$E$50] * POWER([.E99];3)) + ([.$F$50] * POWER([.E99];2)) + ([.$E$52] * [.E99]) + [.$F$52])" office:value-type="float" office:value="159.822937906592" calcext:value-type="float">
            <text:p>159.82</text:p>
          </table:table-cell>
          <table:table-cell table:formula="of:=[.G98] + (([.H98]-[.H97]) * [.$B$42])" office:value-type="float" office:value="290.192409119667" calcext:value-type="float">
            <text:p>290.19</text:p>
          </table:table-cell>
          <table:table-cell table:formula="of:=(([.$G$50] * POWER([.G99];3)) + ([.$H$50] * POWER([.G99];2)) + ([.$G$52] * [.G99]) + [.$H$52])" office:value-type="float" office:value="160.5841059165" calcext:value-type="float">
            <text:p>160.58</text:p>
          </table:table-cell>
          <table:table-cell table:formula="of:=[.I98] + (([.J98]-[.J97]) * [.$B$43])" office:value-type="float" office:value="289.873473673585" calcext:value-type="float">
            <text:p>289.87</text:p>
          </table:table-cell>
          <table:table-cell table:formula="of:=(([.$I$50] * POWER([.I99];3)) + ([.$J$50] * POWER([.I99];2)) + ([.$I$52] * [.I99]) + [.$J$52])" office:value-type="float" office:value="161.822207146954" calcext:value-type="float">
            <text:p>161.82</text:p>
          </table:table-cell>
          <table:table-cell table:formula="of:=[.K98] + (([.L98]-[.L97]) * [.$B$44])" office:value-type="float" office:value="289.598400741391" calcext:value-type="float">
            <text:p>289.60</text:p>
          </table:table-cell>
          <table:table-cell table:formula="of:=(([.$K$50] * POWER([.K99];3)) + ([.$L$50] * POWER([.K99];2)) + ([.$K$52] * [.K99]) + [.$L$52])" office:value-type="float" office:value="163.289496512032" calcext:value-type="float">
            <text:p>163.29</text:p>
          </table:table-cell>
          <table:table-cell table:style-name="ce83" table:formula="of:=[.M98] + (([.N98]-[.N97]) *[.$B$44])" office:value-type="float" office:value="289.484309515711" calcext:value-type="float">
            <text:p>289.48</text:p>
          </table:table-cell>
          <table:table-cell table:style-name="ce83" table:formula="of:=(([.$M$50] * POWER([.M99];3)) + ([.$N$50] * POWER([.M99];2)) + ([.$M$52] * [.M99]) + [.$N$52])" office:value-type="float" office:value="164.652843391312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99] + (([.B99]-[.B98]) *[.$B$39])" office:value-type="float" office:value="303.083906750849" calcext:value-type="float">
            <text:p>303.08</text:p>
          </table:table-cell>
          <table:table-cell table:formula="of:=(([.$A$50] * POWER([.A100];3)) + ([.$B$50] * POWER([.A100];2)) + ([.$A$52] * [.A100]) + [.$B$52])" office:value-type="float" office:value="79.8485334604802" calcext:value-type="float">
            <text:p>79.85</text:p>
          </table:table-cell>
          <table:table-cell table:formula="of:=[.C99] + (([.D99]-[.D98]) *[.$B$40])" office:value-type="float" office:value="291.489190627061" calcext:value-type="float">
            <text:p>291.49</text:p>
          </table:table-cell>
          <table:table-cell table:formula="of:=(([.$C$50] * POWER([.C100];3)) + ([.$D$50] * POWER([.C100];2)) + ([.$C$52] * [.C100]) + [.$D$52])" office:value-type="float" office:value="156.6510256179" calcext:value-type="float">
            <text:p>156.65</text:p>
          </table:table-cell>
          <table:table-cell table:formula="of:=[.E99] + (([.F99]-[.F98]) * [.$B$41])" office:value-type="float" office:value="290.353789474068" calcext:value-type="float">
            <text:p>290.35</text:p>
          </table:table-cell>
          <table:table-cell table:formula="of:=(([.$E$50] * POWER([.E100];3)) + ([.$F$50] * POWER([.E100];2)) + ([.$E$52] * [.E100]) + [.$F$52])" office:value-type="float" office:value="159.822937909849" calcext:value-type="float">
            <text:p>159.82</text:p>
          </table:table-cell>
          <table:table-cell table:formula="of:=[.G99] + (([.H99]-[.H98]) * [.$B$42])" office:value-type="float" office:value="290.192409120689" calcext:value-type="float">
            <text:p>290.19</text:p>
          </table:table-cell>
          <table:table-cell table:formula="of:=(([.$G$50] * POWER([.G100];3)) + ([.$H$50] * POWER([.G100];2)) + ([.$G$52] * [.G100]) + [.$H$52])" office:value-type="float" office:value="160.584105919424" calcext:value-type="float">
            <text:p>160.58</text:p>
          </table:table-cell>
          <table:table-cell table:formula="of:=[.I99] + (([.J99]-[.J98]) * [.$B$43])" office:value-type="float" office:value="289.873473673822" calcext:value-type="float">
            <text:p>289.87</text:p>
          </table:table-cell>
          <table:table-cell table:formula="of:=(([.$I$50] * POWER([.I100];3)) + ([.$J$50] * POWER([.I100];2)) + ([.$I$52] * [.I100]) + [.$J$52])" office:value-type="float" office:value="161.822207147625" calcext:value-type="float">
            <text:p>161.82</text:p>
          </table:table-cell>
          <table:table-cell table:formula="of:=[.K99] + (([.L99]-[.L98]) * [.$B$44])" office:value-type="float" office:value="289.598400741491" calcext:value-type="float">
            <text:p>289.60</text:p>
          </table:table-cell>
          <table:table-cell table:formula="of:=(([.$K$50] * POWER([.K100];3)) + ([.$L$50] * POWER([.K100];2)) + ([.$K$52] * [.K100]) + [.$L$52])" office:value-type="float" office:value="163.289496512314" calcext:value-type="float">
            <text:p>163.29</text:p>
          </table:table-cell>
          <table:table-cell table:style-name="ce83" table:formula="of:=[.M99] + (([.N99]-[.N98]) *[.$B$44])" office:value-type="float" office:value="289.484309515822" calcext:value-type="float">
            <text:p>289.48</text:p>
          </table:table-cell>
          <table:table-cell table:style-name="ce83" table:formula="of:=(([.$M$50] * POWER([.M100];3)) + ([.$N$50] * POWER([.M100];2)) + ([.$M$52] * [.M100]) + [.$N$52])" office:value-type="float" office:value="164.652843391625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100] + (([.B100]-[.B99]) *[.$B$39])" office:value-type="float" office:value="303.083907558861" calcext:value-type="float">
            <text:p>303.08</text:p>
          </table:table-cell>
          <table:table-cell table:formula="of:=(([.$A$50] * POWER([.A101];3)) + ([.$B$50] * POWER([.A101];2)) + ([.$A$52] * [.A101]) + [.$B$52])" office:value-type="float" office:value="79.848534422877" calcext:value-type="float">
            <text:p>79.85</text:p>
          </table:table-cell>
          <table:table-cell table:formula="of:=[.C100] + (([.D100]-[.D99]) *[.$B$40])" office:value-type="float" office:value="291.48919064987" calcext:value-type="float">
            <text:p>291.49</text:p>
          </table:table-cell>
          <table:table-cell table:formula="of:=(([.$C$50] * POWER([.C101];3)) + ([.$D$50] * POWER([.C101];2)) + ([.$C$52] * [.C101]) + [.$D$52])" office:value-type="float" office:value="156.651025684293" calcext:value-type="float">
            <text:p>156.65</text:p>
          </table:table-cell>
          <table:table-cell table:formula="of:=[.E100] + (([.F100]-[.F99]) * [.$B$41])" office:value-type="float" office:value="290.353789474789" calcext:value-type="float">
            <text:p>290.35</text:p>
          </table:table-cell>
          <table:table-cell table:formula="of:=(([.$E$50] * POWER([.E101];3)) + ([.$F$50] * POWER([.E101];2)) + ([.$E$52] * [.E101]) + [.$F$52])" office:value-type="float" office:value="159.822937911907" calcext:value-type="float">
            <text:p>159.82</text:p>
          </table:table-cell>
          <table:table-cell table:formula="of:=[.G100] + (([.H100]-[.H99]) * [.$B$42])" office:value-type="float" office:value="290.19240912133" calcext:value-type="float">
            <text:p>290.19</text:p>
          </table:table-cell>
          <table:table-cell table:formula="of:=(([.$G$50] * POWER([.G101];3)) + ([.$H$50] * POWER([.G101];2)) + ([.$G$52] * [.G101]) + [.$H$52])" office:value-type="float" office:value="160.584105921262" calcext:value-type="float">
            <text:p>160.58</text:p>
          </table:table-cell>
          <table:table-cell table:formula="of:=[.I100] + (([.J100]-[.J99]) * [.$B$43])" office:value-type="float" office:value="289.873473673967" calcext:value-type="float">
            <text:p>289.87</text:p>
          </table:table-cell>
          <table:table-cell table:formula="of:=(([.$I$50] * POWER([.I101];3)) + ([.$J$50] * POWER([.I101];2)) + ([.$I$52] * [.I101]) + [.$J$52])" office:value-type="float" office:value="161.822207148035" calcext:value-type="float">
            <text:p>161.82</text:p>
          </table:table-cell>
          <table:table-cell table:formula="of:=[.K100] + (([.L100]-[.L99]) * [.$B$44])" office:value-type="float" office:value="289.598400741551" calcext:value-type="float">
            <text:p>289.60</text:p>
          </table:table-cell>
          <table:table-cell table:formula="of:=(([.$K$50] * POWER([.K101];3)) + ([.$L$50] * POWER([.K101];2)) + ([.$K$52] * [.K101]) + [.$L$52])" office:value-type="float" office:value="163.289496512483" calcext:value-type="float">
            <text:p>163.29</text:p>
          </table:table-cell>
          <table:table-cell table:style-name="ce83" table:formula="of:=[.M100] + (([.N100]-[.N99]) *[.$B$44])" office:value-type="float" office:value="289.484309515888" calcext:value-type="float">
            <text:p>289.48</text:p>
          </table:table-cell>
          <table:table-cell table:style-name="ce83" table:formula="of:=(([.$M$50] * POWER([.M101];3)) + ([.$N$50] * POWER([.M101];2)) + ([.$M$52] * [.M101]) + [.$N$52])" office:value-type="float" office:value="164.652843391814" calcext:value-type="float">
            <text:p>164.65</text:p>
          </table:table-cell>
          <table:table-cell table:number-columns-repeated="7"/>
        </table:table-row>
        <table:table-row table:style-name="ro1">
          <table:table-cell table:formula="of:=[.A101] + (([.B101]-[.B100]) *[.$B$39])" office:value-type="float" office:value="303.083908138406" calcext:value-type="float">
            <text:p>303.08</text:p>
          </table:table-cell>
          <table:table-cell table:formula="of:=(([.$A$50] * POWER([.A102];3)) + ([.$B$50] * POWER([.A102];2)) + ([.$A$52] * [.A102]) + [.$B$52])" office:value-type="float" office:value="79.8485351131544" calcext:value-type="float">
            <text:p>79.85</text:p>
          </table:table-cell>
          <table:table-cell table:formula="of:=[.C101] + (([.D101]-[.D100]) *[.$B$40])" office:value-type="float" office:value="291.489190665335" calcext:value-type="float">
            <text:p>291.49</text:p>
          </table:table-cell>
          <table:table-cell table:formula="of:=(([.$C$50] * POWER([.C102];3)) + ([.$D$50] * POWER([.C102];2)) + ([.$C$52] * [.C102]) + [.$D$52])" office:value-type="float" office:value="156.651025729309" calcext:value-type="float">
            <text:p>156.65</text:p>
          </table:table-cell>
          <table:table-cell table:formula="of:=[.E101] + (([.F101]-[.F100]) * [.$B$41])" office:value-type="float" office:value="290.353789475244" calcext:value-type="float">
            <text:p>290.35</text:p>
          </table:table-cell>
          <table:table-cell table:formula="of:=(([.$E$50] * POWER([.E102];3)) + ([.$F$50] * POWER([.E102];2)) + ([.$E$52] * [.E102]) + [.$F$52])" office:value-type="float" office:value="159.822937913204" calcext:value-type="float">
            <text:p>159.82</text:p>
          </table:table-cell>
          <table:table-cell table:formula="of:=[.G101] + (([.H101]-[.H100]) * [.$B$42])" office:value-type="float" office:value="290.192409121732" calcext:value-type="float">
            <text:p>290.19</text:p>
          </table:table-cell>
          <table:table-cell table:formula="of:=(([.$G$50] * POWER([.G102];3)) + ([.$H$50] * POWER([.G102];2)) + ([.$G$52] * [.G102]) + [.$H$52])" office:value-type="float" office:value="160.584105922411" calcext:value-type="float">
            <text:p>160.58</text:p>
          </table:table-cell>
          <table:table-cell table:formula="of:=[.I101] + (([.J101]-[.J100]) * [.$B$43])" office:value-type="float" office:value="289.873473674055" calcext:value-type="float">
            <text:p>289.87</text:p>
          </table:table-cell>
          <table:table-cell table:formula="of:=(([.$I$50] * POWER([.I102];3)) + ([.$J$50] * POWER([.I102];2)) + ([.$I$52] * [.I102]) + [.$J$52])" office:value-type="float" office:value="161.822207148285" calcext:value-type="float">
            <text:p>161.82</text:p>
          </table:table-cell>
          <table:table-cell table:formula="of:=[.K101] + (([.L101]-[.L100]) * [.$B$44])" office:value-type="float" office:value="289.598400741587" calcext:value-type="float">
            <text:p>289.60</text:p>
          </table:table-cell>
          <table:table-cell table:formula="of:=(([.$K$50] * POWER([.K102];3)) + ([.$L$50] * POWER([.K102];2)) + ([.$K$52] * [.K102]) + [.$L$52])" office:value-type="float" office:value="163.289496512585" calcext:value-type="float">
            <text:p>163.29</text:p>
          </table:table-cell>
          <table:table-cell table:style-name="ce83" table:formula="of:=[.M101] + (([.N101]-[.N100]) *[.$B$44])" office:value-type="float" office:value="289.484309515928" calcext:value-type="float">
            <text:p>289.48</text:p>
          </table:table-cell>
          <table:table-cell table:style-name="ce83" table:formula="of:=(([.$M$50] * POWER([.M102];3)) + ([.$N$50] * POWER([.M102];2)) + ([.$M$52] * [.M102]) + [.$N$52])" office:value-type="float" office:value="164.652843391928" calcext:value-type="float">
            <text:p>164.65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Default" table:number-columns-repeated="11"/>
          <table:table-cell table:number-columns-repeated="9"/>
        </table:table-row>
      </table:table>
      <table:table table:name="CH4andN2O" table:style-name="ta1">
        <table:table-column table:style-name="co1" table:default-cell-style-name="ce156"/>
        <table:table-column table:style-name="co11" table:number-columns-repeated="5" table:default-cell-style-name="ce161"/>
        <table:table-column table:style-name="co11" table:number-columns-repeated="3" table:default-cell-style-name="Default"/>
        <table:table-column table:style-name="co11" table:default-cell-style-name="ce161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Default" table:number-columns-repeated="6"/>
          <table:table-cell table:number-columns-repeated="3"/>
          <table:table-cell table:style-name="Default"/>
          <table:table-cell/>
          <table:table-cell table:style-name="ce115" office:value-type="string" calcext:value-type="string" table:number-columns-spanned="1" table:number-rows-spanned="2">
            <text:p>σT^4</text:p>
          </table:table-cell>
          <table:table-cell table:style-name="ce116" office:value-type="string" calcext:value-type="string" table:number-columns-spanned="1" table:number-rows-spanned="2">
            <text:p>Planck summation</text:p>
          </table:table-cell>
        </table:table-row>
        <table:table-row table:style-name="ro1">
          <table:table-cell table:style-name="Default"/>
          <table:table-cell table:style-name="ce23" office:value-type="string" calcext:value-type="string" table:number-columns-spanned="5" table:number-rows-spanned="1">
            <text:p>CH4</text:p>
          </table:table-cell>
          <table:covered-table-cell table:number-columns-repeated="4" table:style-name="Default"/>
          <table:table-cell table:style-name="ce23" office:value-type="string" calcext:value-type="string" table:number-columns-spanned="5" table:number-rows-spanned="1">
            <text:p>N2O</text:p>
          </table:table-cell>
          <table:covered-table-cell table:number-columns-repeated="2"/>
          <table:covered-table-cell table:style-name="Default"/>
          <table:covered-table-cell/>
          <table:covered-table-cell table:style-name="ce4"/>
          <table:covered-table-cell/>
        </table:table-row>
        <table:table-row table:style-name="ro1">
          <table:table-cell table:style-name="Default"/>
          <table:table-cell table:style-name="ce92" office:value-type="float" office:value="0.5" calcext:value-type="float">
            <text:p>0.5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.5" calcext:value-type="float">
            <text:p>1.5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2.5" calcext:value-type="float">
            <text:p>2.5</text:p>
          </table:table-cell>
          <table:table-cell table:style-name="ce97" office:value-type="float" office:value="0.5" calcext:value-type="float">
            <text:p>0.5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.5" calcext:value-type="float">
            <text:p>1.5</text:p>
          </table:table-cell>
          <table:table-cell table:style-name="ce97" office:value-type="float" office:value="2" calcext:value-type="float">
            <text:p>2</text:p>
          </table:table-cell>
          <table:table-cell table:style-name="ce112" office:value-type="float" office:value="2.5" calcext:value-type="float">
            <text:p>2.5</text:p>
          </table:table-cell>
          <table:table-cell table:style-name="ce4"/>
          <table:table-cell/>
        </table:table-row>
        <table:table-row table:style-name="ro3">
          <table:table-cell table:style-name="ce53" office:value-type="string" calcext:value-type="string">
            <text:p>Temperature (K)</text:p>
          </table:table-cell>
          <table:table-cell table:style-name="ce140" office:value-type="float" office:value="0.00000085" calcext:value-type="float">
            <text:p>8.50E-07</text:p>
          </table:table-cell>
          <table:table-cell table:style-name="ce140" office:value-type="float" office:value="0.0000017" calcext:value-type="float">
            <text:p>1.70E-06</text:p>
          </table:table-cell>
          <table:table-cell table:style-name="ce140" office:value-type="float" office:value="0.00000255" calcext:value-type="float">
            <text:p>2.55E-06</text:p>
          </table:table-cell>
          <table:table-cell table:style-name="ce140" office:value-type="float" office:value="0.0000034" calcext:value-type="float">
            <text:p>3.40E-06</text:p>
          </table:table-cell>
          <table:table-cell table:style-name="ce140" office:value-type="float" office:value="0.00000425" calcext:value-type="float">
            <text:p>4.25E-06</text:p>
          </table:table-cell>
          <table:table-cell table:style-name="ce140" office:value-type="float" office:value="0.00000016" calcext:value-type="float">
            <text:p>1.60E-07</text:p>
          </table:table-cell>
          <table:table-cell table:style-name="ce140" office:value-type="float" office:value="0.00000032" calcext:value-type="float">
            <text:p>3.20E-07</text:p>
          </table:table-cell>
          <table:table-cell table:style-name="ce140" office:value-type="float" office:value="0.00000048" calcext:value-type="float">
            <text:p>4.80E-07</text:p>
          </table:table-cell>
          <table:table-cell table:style-name="ce140" office:value-type="float" office:value="0.00000064" calcext:value-type="float">
            <text:p>6.40E-07</text:p>
          </table:table-cell>
          <table:table-cell table:style-name="ce140" office:value-type="float" office:value="0.0000008" calcext:value-type="float">
            <text:p>8.00E-07</text:p>
          </table:table-cell>
          <table:table-cell table:number-columns-repeated="2"/>
        </table:table-row>
        <table:table-row table:style-name="ro1">
          <table:table-cell table:style-name="ce111" office:value-type="float" office:value="283.15" calcext:value-type="float">
            <text:p>283.15</text:p>
          </table:table-cell>
          <table:table-cell office:value-type="float" office:value="106.788258030153" calcext:value-type="float">
            <text:p>106.79</text:p>
          </table:table-cell>
          <table:table-cell office:value-type="float" office:value="106.454303942954" calcext:value-type="float">
            <text:p>106.45</text:p>
          </table:table-cell>
          <table:table-cell office:value-type="float" office:value="106.20213355309" calcext:value-type="float">
            <text:p>106.20</text:p>
          </table:table-cell>
          <table:table-cell office:value-type="float" office:value="105.993556822297" calcext:value-type="float">
            <text:p>105.99</text:p>
          </table:table-cell>
          <table:table-cell office:value-type="float" office:value="105.813151216821" calcext:value-type="float">
            <text:p>105.81</text:p>
          </table:table-cell>
          <table:table-cell table:style-name="ce161" office:value-type="float" office:value="106.876453139104" calcext:value-type="float">
            <text:p>106.88</text:p>
          </table:table-cell>
          <table:table-cell table:style-name="ce161" office:value-type="float" office:value="106.454303942954" calcext:value-type="float">
            <text:p>106.45</text:p>
          </table:table-cell>
          <table:table-cell table:style-name="ce161" office:value-type="float" office:value="106.109549736461" calcext:value-type="float">
            <text:p>106.11</text:p>
          </table:table-cell>
          <table:table-cell office:value-type="float" office:value="105.811971075696" calcext:value-type="float">
            <text:p>105.81</text:p>
          </table:table-cell>
          <table:table-cell table:style-name="ce161" office:value-type="float" office:value="105.547551348941" calcext:value-type="float">
            <text:p>105.55</text:p>
          </table:table-cell>
          <table:table-cell table:style-name="ce83" table:formula="of:=0.0000000567037441900004*POWER([.A5];4)" office:value-type="float" office:value="364.483607161424" calcext:value-type="float">
            <text:p>364.48</text:p>
          </table:table-cell>
          <table:table-cell table:style-name="ce83" office:value-type="float" office:value="362.344846922449" calcext:value-type="float">
            <text:p>362.34</text:p>
          </table:table-cell>
        </table:table-row>
        <table:table-row table:style-name="ro1">
          <table:table-cell office:value-type="float" office:value="287.15" calcext:value-type="float">
            <text:p>287.15</text:p>
          </table:table-cell>
          <table:table-cell office:value-type="float" office:value="108.29086681609" calcext:value-type="float">
            <text:p>108.29</text:p>
          </table:table-cell>
          <table:table-cell office:value-type="float" office:value="107.977623069209" calcext:value-type="float">
            <text:p>107.98</text:p>
          </table:table-cell>
          <table:table-cell office:value-type="float" office:value="107.739939295858" calcext:value-type="float">
            <text:p>107.74</text:p>
          </table:table-cell>
          <table:table-cell office:value-type="float" office:value="107.542646271731" calcext:value-type="float">
            <text:p>107.54</text:p>
          </table:table-cell>
          <table:table-cell office:value-type="float" office:value="107.371503038449" calcext:value-type="float">
            <text:p>107.37</text:p>
          </table:table-cell>
          <table:table-cell table:style-name="ce161" office:value-type="float" office:value="108.365482305505" calcext:value-type="float">
            <text:p>108.37</text:p>
          </table:table-cell>
          <table:table-cell table:style-name="ce161" office:value-type="float" office:value="107.977623069209" calcext:value-type="float">
            <text:p>107.98</text:p>
          </table:table-cell>
          <table:table-cell table:style-name="ce161" office:value-type="float" office:value="107.66048784092" calcext:value-type="float">
            <text:p>107.66</text:p>
          </table:table-cell>
          <table:table-cell office:value-type="float" office:value="107.386217650306" calcext:value-type="float">
            <text:p>107.39</text:p>
          </table:table-cell>
          <table:table-cell table:style-name="ce161" office:value-type="float" office:value="107.141936549035" calcext:value-type="float">
            <text:p>107.14</text:p>
          </table:table-cell>
          <table:table-cell table:style-name="ce83" table:formula="of:=0.0000000567037441900004*POWER([.A6];4)" office:value-type="float" office:value="385.520093917783" calcext:value-type="float">
            <text:p>385.52</text:p>
          </table:table-cell>
          <table:table-cell table:style-name="ce83" office:value-type="float" office:value="383.339838515445" calcext:value-type="float">
            <text:p>383.34</text:p>
          </table:table-cell>
        </table:table-row>
        <table:table-row table:style-name="ro1">
          <table:table-cell office:value-type="float" office:value="288.15" calcext:value-type="float">
            <text:p>288.15</text:p>
          </table:table-cell>
          <table:table-cell office:value-type="float" office:value="108.736475045466" calcext:value-type="float">
            <text:p>108.74</text:p>
          </table:table-cell>
          <table:table-cell office:value-type="float" office:value="108.42843124717" calcext:value-type="float">
            <text:p>108.43</text:p>
          </table:table-cell>
          <table:table-cell office:value-type="float" office:value="108.194361464702" calcext:value-type="float">
            <text:p>108.19</text:p>
          </table:table-cell>
          <table:table-cell office:value-type="float" office:value="107.999870257548" calcext:value-type="float">
            <text:p>108.00</text:p>
          </table:table-cell>
          <table:table-cell office:value-type="float" office:value="107.831026427899" calcext:value-type="float">
            <text:p>107.83</text:p>
          </table:table-cell>
          <table:table-cell table:style-name="ce161" office:value-type="float" office:value="108.808583810412" calcext:value-type="float">
            <text:p>108.81</text:p>
          </table:table-cell>
          <table:table-cell table:style-name="ce161" office:value-type="float" office:value="108.42843124717" calcext:value-type="float">
            <text:p>108.43</text:p>
          </table:table-cell>
          <table:table-cell table:style-name="ce161" office:value-type="float" office:value="108.117576491077" calcext:value-type="float">
            <text:p>108.12</text:p>
          </table:table-cell>
          <table:table-cell office:value-type="float" office:value="107.848629267061" calcext:value-type="float">
            <text:p>107.85</text:p>
          </table:table-cell>
          <table:table-cell table:style-name="ce161" office:value-type="float" office:value="107.608954308849" calcext:value-type="float">
            <text:p>107.61</text:p>
          </table:table-cell>
          <table:table-cell table:style-name="ce83" table:formula="of:=0.0000000567037441900004*POWER([.A7];4)" office:value-type="float" office:value="390.918507769009" calcext:value-type="float">
            <text:p>390.92</text:p>
          </table:table-cell>
          <table:table-cell table:style-name="ce83" office:value-type="float" office:value="388.727817510758" calcext:value-type="float">
            <text:p>388.73</text:p>
          </table:table-cell>
        </table:table-row>
        <table:table-row table:style-name="ro1">
          <table:table-cell office:value-type="float" office:value="289.15" calcext:value-type="float">
            <text:p>289.15</text:p>
          </table:table-cell>
          <table:table-cell office:value-type="float" office:value="109.116382966175" calcext:value-type="float">
            <text:p>109.12</text:p>
          </table:table-cell>
          <table:table-cell office:value-type="float" office:value="108.814261034993" calcext:value-type="float">
            <text:p>108.81</text:p>
          </table:table-cell>
          <table:table-cell office:value-type="float" office:value="108.584333998545" calcext:value-type="float">
            <text:p>108.58</text:p>
          </table:table-cell>
          <table:table-cell office:value-type="float" office:value="108.393085856862" calcext:value-type="float">
            <text:p>108.39</text:p>
          </table:table-cell>
          <table:table-cell office:value-type="float" office:value="108.226917548051" calcext:value-type="float">
            <text:p>108.23</text:p>
          </table:table-cell>
          <table:table-cell table:style-name="ce161" office:value-type="float" office:value="109.186149242848" calcext:value-type="float">
            <text:p>109.19</text:p>
          </table:table-cell>
          <table:table-cell table:style-name="ce161" office:value-type="float" office:value="108.814261034993" calcext:value-type="float">
            <text:p>108.81</text:p>
          </table:table-cell>
          <table:table-cell table:style-name="ce161" office:value-type="float" office:value="108.510106604466" calcext:value-type="float">
            <text:p>108.51</text:p>
          </table:table-cell>
          <table:table-cell office:value-type="float" office:value="108.246834407634" calcext:value-type="float">
            <text:p>108.25</text:p>
          </table:table-cell>
          <table:table-cell table:style-name="ce161" office:value-type="float" office:value="108.012074710543" calcext:value-type="float">
            <text:p>108.01</text:p>
          </table:table-cell>
          <table:table-cell table:style-name="ce83" table:formula="of:=0.0000000567037441900004*POWER([.A8];4)" office:value-type="float" office:value="396.373419363692" calcext:value-type="float">
            <text:p>396.37</text:p>
          </table:table-cell>
          <table:table-cell table:style-name="ce83" office:value-type="float" office:value="394.172268935682" calcext:value-type="float">
            <text:p>394.17</text:p>
          </table:table-cell>
        </table:table-row>
        <table:table-row table:style-name="ro1">
          <table:table-cell office:value-type="float" office:value="290.15" calcext:value-type="float">
            <text:p>290.15</text:p>
          </table:table-cell>
          <table:table-cell office:value-type="float" office:value="109.491177239966" calcext:value-type="float">
            <text:p>109.49</text:p>
          </table:table-cell>
          <table:table-cell office:value-type="float" office:value="109.195222292363" calcext:value-type="float">
            <text:p>109.20</text:p>
          </table:table-cell>
          <table:table-cell office:value-type="float" office:value="108.969608824533" calcext:value-type="float">
            <text:p>108.97</text:p>
          </table:table-cell>
          <table:table-cell office:value-type="float" office:value="108.78173336087" calcext:value-type="float">
            <text:p>108.78</text:p>
          </table:table-cell>
          <table:table-cell office:value-type="float" office:value="108.6183490872" calcext:value-type="float">
            <text:p>108.62</text:p>
          </table:table-cell>
          <table:table-cell table:style-name="ce161" office:value-type="float" office:value="109.558974127401" calcext:value-type="float">
            <text:p>109.56</text:p>
          </table:table-cell>
          <table:table-cell table:style-name="ce161" office:value-type="float" office:value="109.195222292363" calcext:value-type="float">
            <text:p>109.20</text:p>
          </table:table-cell>
          <table:table-cell table:style-name="ce161" office:value-type="float" office:value="108.897672982822" calcext:value-type="float">
            <text:p>108.90</text:p>
          </table:table-cell>
          <table:table-cell office:value-type="float" office:value="108.640003416445" calcext:value-type="float">
            <text:p>108.64</text:p>
          </table:table-cell>
          <table:table-cell table:style-name="ce161" office:value-type="float" office:value="108.410097310499" calcext:value-type="float">
            <text:p>108.41</text:p>
          </table:table-cell>
          <table:table-cell table:style-name="ce83" table:formula="of:=0.0000000567037441900004*POWER([.A9];4)" office:value-type="float" office:value="401.88522152269" calcext:value-type="float">
            <text:p>401.89</text:p>
          </table:table-cell>
          <table:table-cell table:style-name="ce83" office:value-type="float" office:value="399.673585135707" calcext:value-type="float">
            <text:p>399.67</text:p>
          </table:table-cell>
        </table:table-row>
        <table:table-row table:style-name="ro1">
          <table:table-cell office:value-type="float" office:value="291.15" calcext:value-type="float">
            <text:p>291.15</text:p>
          </table:table-cell>
          <table:table-cell office:value-type="float" office:value="109.799423061875" calcext:value-type="float">
            <text:p>109.80</text:p>
          </table:table-cell>
          <table:table-cell office:value-type="float" office:value="109.510332087367" calcext:value-type="float">
            <text:p>109.51</text:p>
          </table:table-cell>
          <table:table-cell office:value-type="float" office:value="109.289547464927" calcext:value-type="float">
            <text:p>109.29</text:p>
          </table:table-cell>
          <table:table-cell office:value-type="float" office:value="109.105463818361" calcext:value-type="float">
            <text:p>109.11</text:p>
          </table:table-cell>
          <table:table-cell office:value-type="float" office:value="108.945230605303" calcext:value-type="float">
            <text:p>108.95</text:p>
          </table:table-cell>
          <table:table-cell table:style-name="ce161" office:value-type="float" office:value="109.865442508362" calcext:value-type="float">
            <text:p>109.87</text:p>
          </table:table-cell>
          <table:table-cell table:style-name="ce161" office:value-type="float" office:value="109.510332087367" calcext:value-type="float">
            <text:p>109.51</text:p>
          </table:table-cell>
          <table:table-cell table:style-name="ce161" office:value-type="float" office:value="109.219776218466" calcext:value-type="float">
            <text:p>109.22</text:p>
          </table:table-cell>
          <table:table-cell office:value-type="float" office:value="108.968025792001" calcext:value-type="float">
            <text:p>108.97</text:p>
          </table:table-cell>
          <table:table-cell table:style-name="ce161" office:value-type="float" office:value="108.743245368868" calcext:value-type="float">
            <text:p>108.74</text:p>
          </table:table-cell>
          <table:table-cell table:style-name="ce83" table:formula="of:=0.0000000567037441900004*POWER([.A10];4)" office:value-type="float" office:value="407.454308427751" calcext:value-type="float">
            <text:p>407.45</text:p>
          </table:table-cell>
          <table:table-cell table:style-name="ce83" office:value-type="float" office:value="405.23215979799" calcext:value-type="float">
            <text:p>405.23</text:p>
          </table:table-cell>
        </table:table-row>
        <table:table-row table:style-name="ro1">
          <table:table-cell office:value-type="float" office:value="292.15" calcext:value-type="float">
            <text:p>292.15</text:p>
          </table:table-cell>
          <table:table-cell office:value-type="float" office:value="110.16403597187" calcext:value-type="float">
            <text:p>110.16</text:p>
          </table:table-cell>
          <table:table-cell office:value-type="float" office:value="109.881586287184" calcext:value-type="float">
            <text:p>109.88</text:p>
          </table:table-cell>
          <table:table-cell office:value-type="float" office:value="109.6654479447" calcext:value-type="float">
            <text:p>109.67</text:p>
          </table:table-cell>
          <table:table-cell office:value-type="float" office:value="109.485003085303" calcext:value-type="float">
            <text:p>109.49</text:p>
          </table:table-cell>
          <table:table-cell office:value-type="float" office:value="109.327774253513" calcext:value-type="float">
            <text:p>109.33</text:p>
          </table:table-cell>
          <table:table-cell table:style-name="ce161" office:value-type="float" office:value="110.228899197997" calcext:value-type="float">
            <text:p>110.23</text:p>
          </table:table-cell>
          <table:table-cell table:style-name="ce161" office:value-type="float" office:value="109.881586287184" calcext:value-type="float">
            <text:p>109.88</text:p>
          </table:table-cell>
          <table:table-cell table:style-name="ce161" office:value-type="float" office:value="109.597400767417" calcext:value-type="float">
            <text:p>109.60</text:p>
          </table:table-cell>
          <table:table-cell office:value-type="float" office:value="109.351063806569" calcext:value-type="float">
            <text:p>109.35</text:p>
          </table:table-cell>
          <table:table-cell table:style-name="ce161" office:value-type="float" office:value="109.130976501391" calcext:value-type="float">
            <text:p>109.13</text:p>
          </table:table-cell>
          <table:table-cell table:style-name="ce83" table:formula="of:=0.0000000567037441900004*POWER([.A11];4)" office:value-type="float" office:value="413.081075621513" calcext:value-type="float">
            <text:p>413.08</text:p>
          </table:table-cell>
          <table:table-cell table:style-name="ce83" office:value-type="float" office:value="410.848387950501" calcext:value-type="float">
            <text:p>410.85</text:p>
          </table:table-cell>
        </table:table-row>
        <table:table-row table:style-name="ro1">
          <table:table-cell office:value-type="float" office:value="293.15" calcext:value-type="float">
            <text:p>293.15</text:p>
          </table:table-cell>
          <table:table-cell office:value-type="float" office:value="110.521107968195" calcext:value-type="float">
            <text:p>110.52</text:p>
          </table:table-cell>
          <table:table-cell office:value-type="float" office:value="110.245557080058" calcext:value-type="float">
            <text:p>110.25</text:p>
          </table:table-cell>
          <table:table-cell office:value-type="float" office:value="110.034244665027" calcext:value-type="float">
            <text:p>110.03</text:p>
          </table:table-cell>
          <table:table-cell office:value-type="float" office:value="109.85757377995" calcext:value-type="float">
            <text:p>109.86</text:p>
          </table:table-cell>
          <table:table-cell office:value-type="float" office:value="109.703470115917" calcext:value-type="float">
            <text:p>109.70</text:p>
          </table:table-cell>
          <table:table-cell table:style-name="ce161" office:value-type="float" office:value="110.58524077618" calcext:value-type="float">
            <text:p>110.59</text:p>
          </table:table-cell>
          <table:table-cell table:style-name="ce161" office:value-type="float" office:value="110.245557080058" calcext:value-type="float">
            <text:p>110.25</text:p>
          </table:table-cell>
          <table:table-cell table:style-name="ce161" office:value-type="float" office:value="109.967617047458" calcext:value-type="float">
            <text:p>109.97</text:p>
          </table:table-cell>
          <table:table-cell office:value-type="float" office:value="109.726598775448" calcext:value-type="float">
            <text:p>109.73</text:p>
          </table:table-cell>
          <table:table-cell table:style-name="ce161" office:value-type="float" office:value="109.511122069792" calcext:value-type="float">
            <text:p>109.51</text:p>
          </table:table-cell>
          <table:table-cell table:style-name="ce83" table:formula="of:=0.0000000567037441900004*POWER([.A12];4)" office:value-type="float" office:value="418.765920007503" calcext:value-type="float">
            <text:p>418.77</text:p>
          </table:table-cell>
          <table:table-cell table:style-name="ce83" office:value-type="float" office:value="416.52266596119" calcext:value-type="float">
            <text:p>416.52</text:p>
          </table:table-cell>
        </table:table-row>
        <table:table-row table:style-name="ro1">
          <table:table-cell office:value-type="float" office:value="298.15" calcext:value-type="float">
            <text:p>298.15</text:p>
          </table:table-cell>
          <table:table-cell office:value-type="float" office:value="112.073429504816" calcext:value-type="float">
            <text:p>112.07</text:p>
          </table:table-cell>
          <table:table-cell office:value-type="float" office:value="111.836167257969" calcext:value-type="float">
            <text:p>111.84</text:p>
          </table:table-cell>
          <table:table-cell office:value-type="float" office:value="111.651721964894" calcext:value-type="float">
            <text:p>111.65</text:p>
          </table:table-cell>
          <table:table-cell office:value-type="float" office:value="111.496160062933" calcext:value-type="float">
            <text:p>111.50</text:p>
          </table:table-cell>
          <table:table-cell office:value-type="float" office:value="111.359575095508" calcext:value-type="float">
            <text:p>111.36</text:p>
          </table:table-cell>
          <table:table-cell table:style-name="ce161" office:value-type="float" office:value="112.139892175406" calcext:value-type="float">
            <text:p>112.14</text:p>
          </table:table-cell>
          <table:table-cell table:style-name="ce161" office:value-type="float" office:value="111.836167257969" calcext:value-type="float">
            <text:p>111.84</text:p>
          </table:table-cell>
          <table:table-cell table:style-name="ce161" office:value-type="float" office:value="111.587970628167" calcext:value-type="float">
            <text:p>111.59</text:p>
          </table:table-cell>
          <table:table-cell office:value-type="float" office:value="111.372398704751" calcext:value-type="float">
            <text:p>111.37</text:p>
          </table:table-cell>
          <table:table-cell table:style-name="ce161" office:value-type="float" office:value="111.179058077067" calcext:value-type="float">
            <text:p>111.18</text:p>
          </table:table-cell>
          <table:table-cell table:style-name="ce83" table:formula="of:=0.0000000567037441900004*POWER([.A13];4)" office:value-type="float" office:value="448.075286706652" calcext:value-type="float">
            <text:p>448.08</text:p>
          </table:table-cell>
          <table:table-cell table:style-name="ce83" office:value-type="float" office:value="445.778770449153" calcext:value-type="float">
            <text:p>445.78</text:p>
          </table:table-cell>
        </table:table-row>
        <table:table-row table:style-name="ro1" table:number-rows-repeated="2">
          <table:table-cell table:style-name="Default" table:number-columns-repeated="6"/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ce53" office:value-type="string" calcext:value-type="string">
            <text:p>Temperature (K)</text:p>
          </table:table-cell>
          <table:table-cell table:style-name="ce141" table:formula="of:=[.B4] * 1000000" office:value-type="float" office:value="0.85" calcext:value-type="float">
            <text:p>0.85</text:p>
          </table:table-cell>
          <table:table-cell table:style-name="ce141" table:formula="of:=[.C4] * 1000000" office:value-type="float" office:value="1.7" calcext:value-type="float">
            <text:p>1.7</text:p>
          </table:table-cell>
          <table:table-cell table:style-name="ce141" table:formula="of:=[.D4] * 1000000" office:value-type="float" office:value="2.55" calcext:value-type="float">
            <text:p>2.55</text:p>
          </table:table-cell>
          <table:table-cell table:style-name="ce141" table:formula="of:=[.E4] * 1000000" office:value-type="float" office:value="3.4" calcext:value-type="float">
            <text:p>3.4</text:p>
          </table:table-cell>
          <table:table-cell table:style-name="ce141" table:formula="of:=[.F4] * 1000000" office:value-type="float" office:value="4.25" calcext:value-type="float">
            <text:p>4.25</text:p>
          </table:table-cell>
          <table:table-cell table:style-name="ce141" table:formula="of:=[.G4] * 1000000" office:value-type="float" office:value="0.16" calcext:value-type="float">
            <text:p>0.16</text:p>
          </table:table-cell>
          <table:table-cell table:style-name="ce141" table:formula="of:=[.H4] * 1000000" office:value-type="float" office:value="0.32" calcext:value-type="float">
            <text:p>0.32</text:p>
          </table:table-cell>
          <table:table-cell table:style-name="ce141" table:formula="of:=[.I4] * 1000000" office:value-type="float" office:value="0.48" calcext:value-type="float">
            <text:p>0.48</text:p>
          </table:table-cell>
          <table:table-cell table:style-name="ce141" table:formula="of:=[.J4] * 1000000" office:value-type="float" office:value="0.64" calcext:value-type="float">
            <text:p>0.64</text:p>
          </table:table-cell>
          <table:table-cell table:style-name="ce141" table:formula="of:=[.K4] * 1000000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style-name="ce111" office:value-type="float" office:value="283.15" calcext:value-type="float">
            <text:p>283.15</text:p>
          </table:table-cell>
          <table:table-cell table:style-name="ce83" table:formula="of:=[.$L5]-[.B5]" office:value-type="float" office:value="257.695349131271" calcext:value-type="float">
            <text:p>257.70</text:p>
          </table:table-cell>
          <table:table-cell table:style-name="ce83" table:formula="of:=[.$L5]-[.C5]" office:value-type="float" office:value="258.02930321847" calcext:value-type="float">
            <text:p>258.03</text:p>
          </table:table-cell>
          <table:table-cell table:style-name="ce83" table:formula="of:=[.$L5]-[.D5]" office:value-type="float" office:value="258.281473608334" calcext:value-type="float">
            <text:p>258.28</text:p>
          </table:table-cell>
          <table:table-cell table:style-name="ce83" table:formula="of:=[.$L5]-[.E5]" office:value-type="float" office:value="258.490050339127" calcext:value-type="float">
            <text:p>258.49</text:p>
          </table:table-cell>
          <table:table-cell table:style-name="ce83" table:formula="of:=[.$L5]-[.F5]" office:value-type="float" office:value="258.670455944603" calcext:value-type="float">
            <text:p>258.67</text:p>
          </table:table-cell>
          <table:table-cell table:style-name="ce83" table:formula="of:=[.$L5]-[.G5]" office:value-type="float" office:value="257.60715402232" calcext:value-type="float">
            <text:p>257.61</text:p>
          </table:table-cell>
          <table:table-cell table:style-name="ce83" table:formula="of:=[.$L5]-[.H5]" office:value-type="float" office:value="258.02930321847" calcext:value-type="float">
            <text:p>258.03</text:p>
          </table:table-cell>
          <table:table-cell table:style-name="ce83" table:formula="of:=[.$L5]-[.I5]" office:value-type="float" office:value="258.374057424963" calcext:value-type="float">
            <text:p>258.37</text:p>
          </table:table-cell>
          <table:table-cell table:style-name="ce83" table:formula="of:=[.$L5]-[.J5]" office:value-type="float" office:value="258.671636085728" calcext:value-type="float">
            <text:p>258.67</text:p>
          </table:table-cell>
          <table:table-cell table:style-name="ce83" table:formula="of:=[.$L5]-[.K5]" office:value-type="float" office:value="258.936055812483" calcext:value-type="float">
            <text:p>258.94</text:p>
          </table:table-cell>
          <table:table-cell table:number-columns-repeated="2"/>
        </table:table-row>
        <table:table-row table:style-name="ro1">
          <table:table-cell office:value-type="float" office:value="287.15" calcext:value-type="float">
            <text:p>287.15</text:p>
          </table:table-cell>
          <table:table-cell table:style-name="ce83" table:formula="of:=[.$L6]-[.B6]" office:value-type="float" office:value="277.229227101693" calcext:value-type="float">
            <text:p>277.23</text:p>
          </table:table-cell>
          <table:table-cell table:style-name="ce83" table:formula="of:=[.$L6]-[.C6]" office:value-type="float" office:value="277.542470848574" calcext:value-type="float">
            <text:p>277.54</text:p>
          </table:table-cell>
          <table:table-cell table:style-name="ce83" table:formula="of:=[.$L6]-[.D6]" office:value-type="float" office:value="277.780154621925" calcext:value-type="float">
            <text:p>277.78</text:p>
          </table:table-cell>
          <table:table-cell table:style-name="ce83" table:formula="of:=[.$L6]-[.E6]" office:value-type="float" office:value="277.977447646052" calcext:value-type="float">
            <text:p>277.98</text:p>
          </table:table-cell>
          <table:table-cell table:style-name="ce83" table:formula="of:=[.$L6]-[.F6]" office:value-type="float" office:value="278.148590879334" calcext:value-type="float">
            <text:p>278.15</text:p>
          </table:table-cell>
          <table:table-cell table:style-name="ce83" table:formula="of:=[.$L6]-[.G6]" office:value-type="float" office:value="277.154611612278" calcext:value-type="float">
            <text:p>277.15</text:p>
          </table:table-cell>
          <table:table-cell table:style-name="ce83" table:formula="of:=[.$L6]-[.H6]" office:value-type="float" office:value="277.542470848574" calcext:value-type="float">
            <text:p>277.54</text:p>
          </table:table-cell>
          <table:table-cell table:style-name="ce83" table:formula="of:=[.$L6]-[.I6]" office:value-type="float" office:value="277.859606076863" calcext:value-type="float">
            <text:p>277.86</text:p>
          </table:table-cell>
          <table:table-cell table:style-name="ce83" table:formula="of:=[.$L6]-[.J6]" office:value-type="float" office:value="278.133876267477" calcext:value-type="float">
            <text:p>278.13</text:p>
          </table:table-cell>
          <table:table-cell table:style-name="ce83" table:formula="of:=[.$L6]-[.K6]" office:value-type="float" office:value="278.378157368748" calcext:value-type="float">
            <text:p>278.38</text:p>
          </table:table-cell>
          <table:table-cell table:number-columns-repeated="2"/>
        </table:table-row>
        <table:table-row table:style-name="ro1">
          <table:table-cell office:value-type="float" office:value="288.15" calcext:value-type="float">
            <text:p>288.15</text:p>
          </table:table-cell>
          <table:table-cell table:style-name="ce83" table:formula="of:=[.$L7]-[.B7]" office:value-type="float" office:value="282.182032723543" calcext:value-type="float">
            <text:p>282.18</text:p>
          </table:table-cell>
          <table:table-cell table:style-name="ce83" table:formula="of:=[.$L7]-[.C7]" office:value-type="float" office:value="282.490076521839" calcext:value-type="float">
            <text:p>282.49</text:p>
          </table:table-cell>
          <table:table-cell table:style-name="ce83" table:formula="of:=[.$L7]-[.D7]" office:value-type="float" office:value="282.724146304307" calcext:value-type="float">
            <text:p>282.72</text:p>
          </table:table-cell>
          <table:table-cell table:style-name="ce83" table:formula="of:=[.$L7]-[.E7]" office:value-type="float" office:value="282.918637511461" calcext:value-type="float">
            <text:p>282.92</text:p>
          </table:table-cell>
          <table:table-cell table:style-name="ce83" table:formula="of:=[.$L7]-[.F7]" office:value-type="float" office:value="283.08748134111" calcext:value-type="float">
            <text:p>283.09</text:p>
          </table:table-cell>
          <table:table-cell table:style-name="ce83" table:formula="of:=[.$L7]-[.G7]" office:value-type="float" office:value="282.109923958597" calcext:value-type="float">
            <text:p>282.11</text:p>
          </table:table-cell>
          <table:table-cell table:style-name="ce83" table:formula="of:=[.$L7]-[.H7]" office:value-type="float" office:value="282.490076521839" calcext:value-type="float">
            <text:p>282.49</text:p>
          </table:table-cell>
          <table:table-cell table:style-name="ce83" table:formula="of:=[.$L7]-[.I7]" office:value-type="float" office:value="282.800931277932" calcext:value-type="float">
            <text:p>282.80</text:p>
          </table:table-cell>
          <table:table-cell table:style-name="ce83" table:formula="of:=[.$L7]-[.J7]" office:value-type="float" office:value="283.069878501948" calcext:value-type="float">
            <text:p>283.07</text:p>
          </table:table-cell>
          <table:table-cell table:style-name="ce83" table:formula="of:=[.$L7]-[.K7]" office:value-type="float" office:value="283.30955346016" calcext:value-type="float">
            <text:p>283.31</text:p>
          </table:table-cell>
          <table:table-cell table:number-columns-repeated="2"/>
        </table:table-row>
        <table:table-row table:style-name="ro1">
          <table:table-cell office:value-type="float" office:value="289.15" calcext:value-type="float">
            <text:p>289.15</text:p>
          </table:table-cell>
          <table:table-cell table:style-name="ce83" table:formula="of:=[.$L8]-[.B8]" office:value-type="float" office:value="287.257036397517" calcext:value-type="float">
            <text:p>287.26</text:p>
          </table:table-cell>
          <table:table-cell table:style-name="ce83" table:formula="of:=[.$L8]-[.C8]" office:value-type="float" office:value="287.559158328699" calcext:value-type="float">
            <text:p>287.56</text:p>
          </table:table-cell>
          <table:table-cell table:style-name="ce83" table:formula="of:=[.$L8]-[.D8]" office:value-type="float" office:value="287.789085365147" calcext:value-type="float">
            <text:p>287.79</text:p>
          </table:table-cell>
          <table:table-cell table:style-name="ce83" table:formula="of:=[.$L8]-[.E8]" office:value-type="float" office:value="287.98033350683" calcext:value-type="float">
            <text:p>287.98</text:p>
          </table:table-cell>
          <table:table-cell table:style-name="ce83" table:formula="of:=[.$L8]-[.F8]" office:value-type="float" office:value="288.146501815641" calcext:value-type="float">
            <text:p>288.15</text:p>
          </table:table-cell>
          <table:table-cell table:style-name="ce83" table:formula="of:=[.$L8]-[.G8]" office:value-type="float" office:value="287.187270120844" calcext:value-type="float">
            <text:p>287.19</text:p>
          </table:table-cell>
          <table:table-cell table:style-name="ce83" table:formula="of:=[.$L8]-[.H8]" office:value-type="float" office:value="287.559158328699" calcext:value-type="float">
            <text:p>287.56</text:p>
          </table:table-cell>
          <table:table-cell table:style-name="ce83" table:formula="of:=[.$L8]-[.I8]" office:value-type="float" office:value="287.863312759226" calcext:value-type="float">
            <text:p>287.86</text:p>
          </table:table-cell>
          <table:table-cell table:style-name="ce83" table:formula="of:=[.$L8]-[.J8]" office:value-type="float" office:value="288.126584956058" calcext:value-type="float">
            <text:p>288.13</text:p>
          </table:table-cell>
          <table:table-cell table:style-name="ce83" table:formula="of:=[.$L8]-[.K8]" office:value-type="float" office:value="288.361344653149" calcext:value-type="float">
            <text:p>288.36</text:p>
          </table:table-cell>
          <table:table-cell table:number-columns-repeated="2"/>
        </table:table-row>
        <table:table-row table:style-name="ro1">
          <table:table-cell office:value-type="float" office:value="290.15" calcext:value-type="float">
            <text:p>290.15</text:p>
          </table:table-cell>
          <table:table-cell table:style-name="ce83" table:formula="of:=[.$L9]-[.B9]" office:value-type="float" office:value="292.394044282724" calcext:value-type="float">
            <text:p>292.39</text:p>
          </table:table-cell>
          <table:table-cell table:style-name="ce83" table:formula="of:=[.$L9]-[.C9]" office:value-type="float" office:value="292.689999230327" calcext:value-type="float">
            <text:p>292.69</text:p>
          </table:table-cell>
          <table:table-cell table:style-name="ce83" table:formula="of:=[.$L9]-[.D9]" office:value-type="float" office:value="292.915612698157" calcext:value-type="float">
            <text:p>292.92</text:p>
          </table:table-cell>
          <table:table-cell table:style-name="ce83" table:formula="of:=[.$L9]-[.E9]" office:value-type="float" office:value="293.10348816182" calcext:value-type="float">
            <text:p>293.10</text:p>
          </table:table-cell>
          <table:table-cell table:style-name="ce83" table:formula="of:=[.$L9]-[.F9]" office:value-type="float" office:value="293.26687243549" calcext:value-type="float">
            <text:p>293.27</text:p>
          </table:table-cell>
          <table:table-cell table:style-name="ce83" table:formula="of:=[.$L9]-[.G9]" office:value-type="float" office:value="292.326247395289" calcext:value-type="float">
            <text:p>292.33</text:p>
          </table:table-cell>
          <table:table-cell table:style-name="ce83" table:formula="of:=[.$L9]-[.H9]" office:value-type="float" office:value="292.689999230327" calcext:value-type="float">
            <text:p>292.69</text:p>
          </table:table-cell>
          <table:table-cell table:style-name="ce83" table:formula="of:=[.$L9]-[.I9]" office:value-type="float" office:value="292.987548539868" calcext:value-type="float">
            <text:p>292.99</text:p>
          </table:table-cell>
          <table:table-cell table:style-name="ce83" table:formula="of:=[.$L9]-[.J9]" office:value-type="float" office:value="293.245218106245" calcext:value-type="float">
            <text:p>293.25</text:p>
          </table:table-cell>
          <table:table-cell table:style-name="ce83" table:formula="of:=[.$L9]-[.K9]" office:value-type="float" office:value="293.475124212191" calcext:value-type="float">
            <text:p>293.48</text:p>
          </table:table-cell>
          <table:table-cell table:number-columns-repeated="2"/>
        </table:table-row>
        <table:table-row table:style-name="ro1">
          <table:table-cell office:value-type="float" office:value="291.15" calcext:value-type="float">
            <text:p>291.15</text:p>
          </table:table-cell>
          <table:table-cell table:style-name="ce83" table:formula="of:=[.$L10]-[.B10]" office:value-type="float" office:value="297.654885365876" calcext:value-type="float">
            <text:p>297.65</text:p>
          </table:table-cell>
          <table:table-cell table:style-name="ce83" table:formula="of:=[.$L10]-[.C10]" office:value-type="float" office:value="297.943976340384" calcext:value-type="float">
            <text:p>297.94</text:p>
          </table:table-cell>
          <table:table-cell table:style-name="ce83" table:formula="of:=[.$L10]-[.D10]" office:value-type="float" office:value="298.164760962824" calcext:value-type="float">
            <text:p>298.16</text:p>
          </table:table-cell>
          <table:table-cell table:style-name="ce83" table:formula="of:=[.$L10]-[.E10]" office:value-type="float" office:value="298.34884460939" calcext:value-type="float">
            <text:p>298.35</text:p>
          </table:table-cell>
          <table:table-cell table:style-name="ce83" table:formula="of:=[.$L10]-[.F10]" office:value-type="float" office:value="298.509077822448" calcext:value-type="float">
            <text:p>298.51</text:p>
          </table:table-cell>
          <table:table-cell table:style-name="ce83" table:formula="of:=[.$L10]-[.G10]" office:value-type="float" office:value="297.588865919389" calcext:value-type="float">
            <text:p>297.59</text:p>
          </table:table-cell>
          <table:table-cell table:style-name="ce83" table:formula="of:=[.$L10]-[.H10]" office:value-type="float" office:value="297.943976340384" calcext:value-type="float">
            <text:p>297.94</text:p>
          </table:table-cell>
          <table:table-cell table:style-name="ce83" table:formula="of:=[.$L10]-[.I10]" office:value-type="float" office:value="298.234532209285" calcext:value-type="float">
            <text:p>298.23</text:p>
          </table:table-cell>
          <table:table-cell table:style-name="ce83" table:formula="of:=[.$L10]-[.J10]" office:value-type="float" office:value="298.48628263575" calcext:value-type="float">
            <text:p>298.49</text:p>
          </table:table-cell>
          <table:table-cell table:style-name="ce83" table:formula="of:=[.$L10]-[.K10]" office:value-type="float" office:value="298.711063058883" calcext:value-type="float">
            <text:p>298.71</text:p>
          </table:table-cell>
          <table:table-cell table:number-columns-repeated="2"/>
        </table:table-row>
        <table:table-row table:style-name="ro1">
          <table:table-cell office:value-type="float" office:value="292.15" calcext:value-type="float">
            <text:p>292.15</text:p>
          </table:table-cell>
          <table:table-cell table:style-name="ce83" table:formula="of:=[.$L11]-[.B11]" office:value-type="float" office:value="302.917039649643" calcext:value-type="float">
            <text:p>302.92</text:p>
          </table:table-cell>
          <table:table-cell table:style-name="ce83" table:formula="of:=[.$L11]-[.C11]" office:value-type="float" office:value="303.199489334329" calcext:value-type="float">
            <text:p>303.20</text:p>
          </table:table-cell>
          <table:table-cell table:style-name="ce83" table:formula="of:=[.$L11]-[.D11]" office:value-type="float" office:value="303.415627676813" calcext:value-type="float">
            <text:p>303.42</text:p>
          </table:table-cell>
          <table:table-cell table:style-name="ce83" table:formula="of:=[.$L11]-[.E11]" office:value-type="float" office:value="303.59607253621" calcext:value-type="float">
            <text:p>303.60</text:p>
          </table:table-cell>
          <table:table-cell table:style-name="ce83" table:formula="of:=[.$L11]-[.F11]" office:value-type="float" office:value="303.753301368" calcext:value-type="float">
            <text:p>303.75</text:p>
          </table:table-cell>
          <table:table-cell table:style-name="ce83" table:formula="of:=[.$L11]-[.G11]" office:value-type="float" office:value="302.852176423516" calcext:value-type="float">
            <text:p>302.85</text:p>
          </table:table-cell>
          <table:table-cell table:style-name="ce83" table:formula="of:=[.$L11]-[.H11]" office:value-type="float" office:value="303.199489334329" calcext:value-type="float">
            <text:p>303.20</text:p>
          </table:table-cell>
          <table:table-cell table:style-name="ce83" table:formula="of:=[.$L11]-[.I11]" office:value-type="float" office:value="303.483674854096" calcext:value-type="float">
            <text:p>303.48</text:p>
          </table:table-cell>
          <table:table-cell table:style-name="ce83" table:formula="of:=[.$L11]-[.J11]" office:value-type="float" office:value="303.730011814944" calcext:value-type="float">
            <text:p>303.73</text:p>
          </table:table-cell>
          <table:table-cell table:style-name="ce83" table:formula="of:=[.$L11]-[.K11]" office:value-type="float" office:value="303.950099120122" calcext:value-type="float">
            <text:p>303.95</text:p>
          </table:table-cell>
          <table:table-cell table:number-columns-repeated="2"/>
        </table:table-row>
        <table:table-row table:style-name="ro1">
          <table:table-cell office:value-type="float" office:value="293.15" calcext:value-type="float">
            <text:p>293.15</text:p>
          </table:table-cell>
          <table:table-cell table:style-name="ce83" table:formula="of:=[.$L12]-[.B12]" office:value-type="float" office:value="308.244812039308" calcext:value-type="float">
            <text:p>308.24</text:p>
          </table:table-cell>
          <table:table-cell table:style-name="ce83" table:formula="of:=[.$L12]-[.C12]" office:value-type="float" office:value="308.520362927445" calcext:value-type="float">
            <text:p>308.52</text:p>
          </table:table-cell>
          <table:table-cell table:style-name="ce83" table:formula="of:=[.$L12]-[.D12]" office:value-type="float" office:value="308.731675342476" calcext:value-type="float">
            <text:p>308.73</text:p>
          </table:table-cell>
          <table:table-cell table:style-name="ce83" table:formula="of:=[.$L12]-[.E12]" office:value-type="float" office:value="308.908346227553" calcext:value-type="float">
            <text:p>308.91</text:p>
          </table:table-cell>
          <table:table-cell table:style-name="ce83" table:formula="of:=[.$L12]-[.F12]" office:value-type="float" office:value="309.062449891586" calcext:value-type="float">
            <text:p>309.06</text:p>
          </table:table-cell>
          <table:table-cell table:style-name="ce83" table:formula="of:=[.$L12]-[.G12]" office:value-type="float" office:value="308.180679231323" calcext:value-type="float">
            <text:p>308.18</text:p>
          </table:table-cell>
          <table:table-cell table:style-name="ce83" table:formula="of:=[.$L12]-[.H12]" office:value-type="float" office:value="308.520362927445" calcext:value-type="float">
            <text:p>308.52</text:p>
          </table:table-cell>
          <table:table-cell table:style-name="ce83" table:formula="of:=[.$L12]-[.I12]" office:value-type="float" office:value="308.798302960045" calcext:value-type="float">
            <text:p>308.80</text:p>
          </table:table-cell>
          <table:table-cell table:style-name="ce83" table:formula="of:=[.$L12]-[.J12]" office:value-type="float" office:value="309.039321232055" calcext:value-type="float">
            <text:p>309.04</text:p>
          </table:table-cell>
          <table:table-cell table:style-name="ce83" table:formula="of:=[.$L12]-[.K12]" office:value-type="float" office:value="309.254797937711" calcext:value-type="float">
            <text:p>309.25</text:p>
          </table:table-cell>
          <table:table-cell table:number-columns-repeated="2"/>
        </table:table-row>
        <table:table-row table:style-name="ro1">
          <table:table-cell office:value-type="float" office:value="298.15" calcext:value-type="float">
            <text:p>298.15</text:p>
          </table:table-cell>
          <table:table-cell table:style-name="ce83" table:formula="of:=[.$L13]-[.B13]" office:value-type="float" office:value="336.001857201836" calcext:value-type="float">
            <text:p>336.00</text:p>
          </table:table-cell>
          <table:table-cell table:style-name="ce83" table:formula="of:=[.$L13]-[.C13]" office:value-type="float" office:value="336.239119448683" calcext:value-type="float">
            <text:p>336.24</text:p>
          </table:table-cell>
          <table:table-cell table:style-name="ce83" table:formula="of:=[.$L13]-[.D13]" office:value-type="float" office:value="336.423564741758" calcext:value-type="float">
            <text:p>336.42</text:p>
          </table:table-cell>
          <table:table-cell table:style-name="ce83" table:formula="of:=[.$L13]-[.E13]" office:value-type="float" office:value="336.579126643719" calcext:value-type="float">
            <text:p>336.58</text:p>
          </table:table-cell>
          <table:table-cell table:style-name="ce83" table:formula="of:=[.$L13]-[.F13]" office:value-type="float" office:value="336.715711611144" calcext:value-type="float">
            <text:p>336.72</text:p>
          </table:table-cell>
          <table:table-cell table:style-name="ce83" table:formula="of:=[.$L13]-[.G13]" office:value-type="float" office:value="335.935394531246" calcext:value-type="float">
            <text:p>335.94</text:p>
          </table:table-cell>
          <table:table-cell table:style-name="ce83" table:formula="of:=[.$L13]-[.H13]" office:value-type="float" office:value="336.239119448683" calcext:value-type="float">
            <text:p>336.24</text:p>
          </table:table-cell>
          <table:table-cell table:style-name="ce83" table:formula="of:=[.$L13]-[.I13]" office:value-type="float" office:value="336.487316078485" calcext:value-type="float">
            <text:p>336.49</text:p>
          </table:table-cell>
          <table:table-cell table:style-name="ce83" table:formula="of:=[.$L13]-[.J13]" office:value-type="float" office:value="336.702888001901" calcext:value-type="float">
            <text:p>336.70</text:p>
          </table:table-cell>
          <table:table-cell table:style-name="ce83" table:formula="of:=[.$L13]-[.K13]" office:value-type="float" office:value="336.896228629585" calcext:value-type="float">
            <text:p>336.90</text:p>
          </table:table-cell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62" table:formula="of:=[$Summary.A2]" office:value-type="string" office:string-value="Absorption fraction:" calcext:value-type="string" table:number-columns-spanned="2" table:number-rows-spanned="1">
            <text:p>Absorption fraction:</text:p>
          </table:table-cell>
          <table:covered-table-cell table:style-name="ce29"/>
          <table:table-cell table:style-name="ce111" table:formula="of:=[$Summary.A4]" office:value-type="float" office:value="0.550281787396888" calcext:value-type="float">
            <text:p>0.550281787396888</text:p>
          </table:table-cell>
          <table:table-cell table:style-name="ce99" table:formula="of:=[$Summary.B2]" office:value-type="string" office:string-value="Emissivity:" calcext:value-type="string" table:number-columns-spanned="2" table:number-rows-spanned="1">
            <text:p>Emissivity:</text:p>
          </table:table-cell>
          <table:covered-table-cell table:style-name="ce29"/>
          <table:table-cell table:style-name="ce111" table:formula="of:=[$Summary.B4]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29"/>
          <table:table-cell table:style-name="ce111"/>
          <table:table-cell table:style-name="ce29"/>
          <table:table-cell table:style-name="ce111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23" office:value-type="string" calcext:value-type="string" table:number-columns-spanned="11" table:number-rows-spanned="1">
            <text:p>Radiative Forcing, 80%RH, 400 ppmv CO2</text:p>
          </table:table-cell>
          <table:covered-table-cell table:style-name="ce26"/>
          <table:covered-table-cell table:style-name="ce71"/>
          <table:covered-table-cell table:style-name="ce26"/>
          <table:covered-table-cell table:number-columns-repeated="7" table:style-name="ce85"/>
          <table:table-cell table:number-columns-repeated="2"/>
        </table:table-row>
        <table:table-row table:style-name="ro1">
          <table:table-cell table:style-name="ce85"/>
          <table:table-cell table:style-name="ce23" office:value-type="string" calcext:value-type="string" table:number-columns-spanned="5" table:number-rows-spanned="1">
            <text:p>CH4 ppmv</text:p>
          </table:table-cell>
          <table:covered-table-cell table:number-columns-repeated="4" table:style-name="ce85"/>
          <table:table-cell table:style-name="ce143" office:value-type="string" calcext:value-type="string" table:number-columns-spanned="5" table:number-rows-spanned="1">
            <text:p>N2O ppmv</text:p>
          </table:table-cell>
          <table:covered-table-cell table:number-columns-repeated="4" table:style-name="ce85"/>
          <table:table-cell table:number-columns-repeated="2"/>
        </table:table-row>
        <table:table-row table:style-name="ro3">
          <table:table-cell table:style-name="ce70" office:value-type="string" calcext:value-type="string">
            <text:p>Temperature (K)</text:p>
          </table:table-cell>
          <table:table-cell table:style-name="ce142" table:formula="of:=[.B4] * 1000000" office:value-type="float" office:value="0.85" calcext:value-type="float">
            <text:p>0.85</text:p>
          </table:table-cell>
          <table:table-cell table:style-name="ce142" table:formula="of:=[.C4] * 1000000" office:value-type="float" office:value="1.7" calcext:value-type="float">
            <text:p>1.7</text:p>
          </table:table-cell>
          <table:table-cell table:style-name="ce142" table:formula="of:=[.C31] * 1.5" office:value-type="float" office:value="2.55" calcext:value-type="float">
            <text:p>2.55</text:p>
          </table:table-cell>
          <table:table-cell table:style-name="ce142" table:formula="of:=[.E4] * 1000000" office:value-type="float" office:value="3.4" calcext:value-type="float">
            <text:p>3.4</text:p>
          </table:table-cell>
          <table:table-cell table:style-name="ce142" table:formula="of:=[.F4] * 1000000" office:value-type="float" office:value="4.25" calcext:value-type="float">
            <text:p>4.25</text:p>
          </table:table-cell>
          <table:table-cell table:style-name="ce142" table:formula="of:=[.G4] * 1000000" office:value-type="float" office:value="0.16" calcext:value-type="float">
            <text:p>0.16</text:p>
          </table:table-cell>
          <table:table-cell table:style-name="ce142" table:formula="of:=[.H4] * 1000000" office:value-type="float" office:value="0.32" calcext:value-type="float">
            <text:p>0.32</text:p>
          </table:table-cell>
          <table:table-cell table:style-name="ce142" table:formula="of:=[.I4] * 1000000" office:value-type="float" office:value="0.48" calcext:value-type="float">
            <text:p>0.48</text:p>
          </table:table-cell>
          <table:table-cell table:style-name="ce142" table:formula="of:=[.J4] * 1000000" office:value-type="float" office:value="0.64" calcext:value-type="float">
            <text:p>0.64</text:p>
          </table:table-cell>
          <table:table-cell table:style-name="ce142" table:formula="of:=[.K4] * 1000000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style-name="ce26" office:value-type="float" office:value="283.15" calcext:value-type="float">
            <text:p>283.15</text:p>
          </table:table-cell>
          <table:table-cell table:style-name="ce54" table:formula="of:=[.B17] * [.$C$27] * [.$F$27]" office:value-type="float" office:value="141.805057323821" calcext:value-type="float">
            <text:p>141.81</text:p>
          </table:table-cell>
          <table:table-cell table:style-name="ce54" table:formula="of:=[.C17] * [.$C$27] * [.$F$27]" office:value-type="float" office:value="141.988826175833" calcext:value-type="float">
            <text:p>141.99</text:p>
          </table:table-cell>
          <table:table-cell table:style-name="ce54" table:formula="of:=[.D17] * [.$C$27] * [.$F$27]" office:value-type="float" office:value="142.127590948696" calcext:value-type="float">
            <text:p>142.13</text:p>
          </table:table-cell>
          <table:table-cell table:style-name="ce54" table:formula="of:=[.E17] * [.$C$27] * [.$F$27]" office:value-type="float" office:value="142.242366924926" calcext:value-type="float">
            <text:p>142.24</text:p>
          </table:table-cell>
          <table:table-cell table:style-name="ce54" table:formula="of:=[.F17] * [.$C$27] * [.$F$27]" office:value-type="float" office:value="142.341640843964" calcext:value-type="float">
            <text:p>142.34</text:p>
          </table:table-cell>
          <table:table-cell table:style-name="ce54" table:formula="of:=[.G17] * [.$C$27] * [.$F$27]" office:value-type="float" office:value="141.756525161628" calcext:value-type="float">
            <text:p>141.76</text:p>
          </table:table-cell>
          <table:table-cell table:style-name="ce54" table:formula="of:=[.H17] * [.$C$27] * [.$F$27]" office:value-type="float" office:value="141.988826175833" calcext:value-type="float">
            <text:p>141.99</text:p>
          </table:table-cell>
          <table:table-cell table:style-name="ce54" table:formula="of:=[.I17] * [.$C$27] * [.$F$27]" office:value-type="float" office:value="142.178538136795" calcext:value-type="float">
            <text:p>142.18</text:p>
          </table:table-cell>
          <table:table-cell table:style-name="ce54" table:formula="of:=[.J17] * [.$C$27] * [.$F$27]" office:value-type="float" office:value="142.342290254132" calcext:value-type="float">
            <text:p>142.34</text:p>
          </table:table-cell>
          <table:table-cell table:style-name="ce54" table:formula="of:=[.K17] * [.$C$27] * [.$F$27]" office:value-type="float" office:value="142.487795613993" calcext:value-type="float">
            <text:p>142.49</text:p>
          </table:table-cell>
          <table:table-cell table:number-columns-repeated="2"/>
        </table:table-row>
        <table:table-row table:style-name="ro1">
          <table:table-cell table:style-name="ce139" office:value-type="float" office:value="287.15" calcext:value-type="float">
            <text:p>287.15</text:p>
          </table:table-cell>
          <table:table-cell table:style-name="ce54" table:formula="of:=[.B18] * [.$C$27] * [.$F$27]" office:value-type="float" office:value="152.554194608177" calcext:value-type="float">
            <text:p>152.55</text:p>
          </table:table-cell>
          <table:table-cell table:style-name="ce54" table:formula="of:=[.C18] * [.$C$27] * [.$F$27]" office:value-type="float" office:value="152.726566937102" calcext:value-type="float">
            <text:p>152.73</text:p>
          </table:table-cell>
          <table:table-cell table:style-name="ce54" table:formula="of:=[.D18] * [.$C$27] * [.$F$27]" office:value-type="float" office:value="152.857359988737" calcext:value-type="float">
            <text:p>152.86</text:p>
          </table:table-cell>
          <table:table-cell table:style-name="ce54" table:formula="of:=[.E18] * [.$C$27] * [.$F$27]" office:value-type="float" office:value="152.965926746694" calcext:value-type="float">
            <text:p>152.97</text:p>
          </table:table-cell>
          <table:table-cell table:style-name="ce54" table:formula="of:=[.F18] * [.$C$27] * [.$F$27]" office:value-type="float" office:value="153.060103751006" calcext:value-type="float">
            <text:p>153.06</text:p>
          </table:table-cell>
          <table:table-cell table:style-name="ce54" table:formula="of:=[.G18] * [.$C$27] * [.$F$27]" office:value-type="float" office:value="152.513135063295" calcext:value-type="float">
            <text:p>152.51</text:p>
          </table:table-cell>
          <table:table-cell table:style-name="ce54" table:formula="of:=[.H18] * [.$C$27] * [.$F$27]" office:value-type="float" office:value="152.726566937102" calcext:value-type="float">
            <text:p>152.73</text:p>
          </table:table-cell>
          <table:table-cell table:style-name="ce54" table:formula="of:=[.I18] * [.$C$27] * [.$F$27]" office:value-type="float" office:value="152.901080677371" calcext:value-type="float">
            <text:p>152.90</text:p>
          </table:table-cell>
          <table:table-cell table:style-name="ce54" table:formula="of:=[.J18] * [.$C$27] * [.$F$27]" office:value-type="float" office:value="153.052006568092" calcext:value-type="float">
            <text:p>153.05</text:p>
          </table:table-cell>
          <table:table-cell table:style-name="ce54" table:formula="of:=[.K18] * [.$C$27] * [.$F$27]" office:value-type="float" office:value="153.186430009127" calcext:value-type="float">
            <text:p>153.19</text:p>
          </table:table-cell>
          <table:table-cell table:number-columns-repeated="2"/>
        </table:table-row>
        <table:table-row table:style-name="ro1">
          <table:table-cell table:style-name="ce139" office:value-type="float" office:value="288.15" calcext:value-type="float">
            <text:p>288.15</text:p>
          </table:table-cell>
          <table:table-cell table:style-name="ce54" table:formula="of:=[.B19] * [.$C$27] * [.$F$27]" office:value-type="float" office:value="155.279633338399" calcext:value-type="float">
            <text:p>155.28</text:p>
          </table:table-cell>
          <table:table-cell table:style-name="ce54" table:formula="of:=[.C19] * [.$C$27] * [.$F$27]" office:value-type="float" office:value="155.449144230321" calcext:value-type="float">
            <text:p>155.45</text:p>
          </table:table-cell>
          <table:table-cell table:style-name="ce54" table:formula="of:=[.D19] * [.$C$27] * [.$F$27]" office:value-type="float" office:value="155.577948568594" calcext:value-type="float">
            <text:p>155.58</text:p>
          </table:table-cell>
          <table:table-cell table:style-name="ce54" table:formula="of:=[.E19] * [.$C$27] * [.$F$27]" office:value-type="float" office:value="155.684973537699" calcext:value-type="float">
            <text:p>155.68</text:p>
          </table:table-cell>
          <table:table-cell table:style-name="ce54" table:formula="of:=[.F19] * [.$C$27] * [.$F$27]" office:value-type="float" office:value="155.777885222069" calcext:value-type="float">
            <text:p>155.78</text:p>
          </table:table-cell>
          <table:table-cell table:style-name="ce54" table:formula="of:=[.G19] * [.$C$27] * [.$F$27]" office:value-type="float" office:value="155.239953198337" calcext:value-type="float">
            <text:p>155.24</text:p>
          </table:table-cell>
          <table:table-cell table:style-name="ce54" table:formula="of:=[.H19] * [.$C$27] * [.$F$27]" office:value-type="float" office:value="155.449144230321" calcext:value-type="float">
            <text:p>155.45</text:p>
          </table:table-cell>
          <table:table-cell table:style-name="ce54" table:formula="of:=[.I19] * [.$C$27] * [.$F$27]" office:value-type="float" office:value="155.620201941125" calcext:value-type="float">
            <text:p>155.62</text:p>
          </table:table-cell>
          <table:table-cell table:style-name="ce54" table:formula="of:=[.J19] * [.$C$27] * [.$F$27]" office:value-type="float" office:value="155.768198700272" calcext:value-type="float">
            <text:p>155.77</text:p>
          </table:table-cell>
          <table:table-cell table:style-name="ce54" table:formula="of:=[.K19] * [.$C$27] * [.$F$27]" office:value-type="float" office:value="155.900087464671" calcext:value-type="float">
            <text:p>155.90</text:p>
          </table:table-cell>
          <table:table-cell table:number-columns-repeated="2"/>
        </table:table-row>
        <table:table-row table:style-name="ro1">
          <table:table-cell table:style-name="ce139" office:value-type="float" office:value="289.15" calcext:value-type="float">
            <text:p>289.15</text:p>
          </table:table-cell>
          <table:table-cell table:style-name="ce54" table:formula="of:=[.B20] * [.$C$27] * [.$F$27]" office:value-type="float" office:value="158.072315431159" calcext:value-type="float">
            <text:p>158.07</text:p>
          </table:table-cell>
          <table:table-cell table:style-name="ce54" table:formula="of:=[.C20] * [.$C$27] * [.$F$27]" office:value-type="float" office:value="158.238567627461" calcext:value-type="float">
            <text:p>158.24</text:p>
          </table:table-cell>
          <table:table-cell table:style-name="ce54" table:formula="of:=[.D20] * [.$C$27] * [.$F$27]" office:value-type="float" office:value="158.365092288049" calcext:value-type="float">
            <text:p>158.37</text:p>
          </table:table-cell>
          <table:table-cell table:style-name="ce54" table:formula="of:=[.E20] * [.$C$27] * [.$F$27]" office:value-type="float" office:value="158.470332657291" calcext:value-type="float">
            <text:p>158.47</text:p>
          </table:table-cell>
          <table:table-cell table:style-name="ce54" table:formula="of:=[.F20] * [.$C$27] * [.$F$27]" office:value-type="float" office:value="158.561772051272" calcext:value-type="float">
            <text:p>158.56</text:p>
          </table:table-cell>
          <table:table-cell table:style-name="ce54" table:formula="of:=[.G20] * [.$C$27] * [.$F$27]" office:value-type="float" office:value="158.033924319731" calcext:value-type="float">
            <text:p>158.03</text:p>
          </table:table-cell>
          <table:table-cell table:style-name="ce54" table:formula="of:=[.H20] * [.$C$27] * [.$F$27]" office:value-type="float" office:value="158.238567627461" calcext:value-type="float">
            <text:p>158.24</text:p>
          </table:table-cell>
          <table:table-cell table:style-name="ce54" table:formula="of:=[.I20] * [.$C$27] * [.$F$27]" office:value-type="float" office:value="158.405938271136" calcext:value-type="float">
            <text:p>158.41</text:p>
          </table:table-cell>
          <table:table-cell table:style-name="ce54" table:formula="of:=[.J20] * [.$C$27] * [.$F$27]" office:value-type="float" office:value="158.550812166181" calcext:value-type="float">
            <text:p>158.55</text:p>
          </table:table-cell>
          <table:table-cell table:style-name="ce54" table:formula="of:=[.K20] * [.$C$27] * [.$F$27]" office:value-type="float" office:value="158.679996151905" calcext:value-type="float">
            <text:p>158.68</text:p>
          </table:table-cell>
          <table:table-cell table:number-columns-repeated="2"/>
        </table:table-row>
        <table:table-row table:style-name="ro1">
          <table:table-cell table:style-name="ce139" office:value-type="float" office:value="290.15" calcext:value-type="float">
            <text:p>290.15</text:p>
          </table:table-cell>
          <table:table-cell table:style-name="ce54" table:formula="of:=[.B21] * [.$C$27] * [.$F$27]" office:value-type="float" office:value="160.899117312102" calcext:value-type="float">
            <text:p>160.90</text:p>
          </table:table-cell>
          <table:table-cell table:style-name="ce54" table:formula="of:=[.C21] * [.$C$27] * [.$F$27]" office:value-type="float" office:value="161.061975929658" calcext:value-type="float">
            <text:p>161.06</text:p>
          </table:table-cell>
          <table:table-cell table:style-name="ce54" table:formula="of:=[.D21] * [.$C$27] * [.$F$27]" office:value-type="float" office:value="161.186126911997" calcext:value-type="float">
            <text:p>161.19</text:p>
          </table:table-cell>
          <table:table-cell table:style-name="ce54" table:formula="of:=[.E21] * [.$C$27] * [.$F$27]" office:value-type="float" office:value="161.289511357949" calcext:value-type="float">
            <text:p>161.29</text:p>
          </table:table-cell>
          <table:table-cell table:style-name="ce54" table:formula="of:=[.F21] * [.$C$27] * [.$F$27]" office:value-type="float" office:value="161.379418748097" calcext:value-type="float">
            <text:p>161.38</text:p>
          </table:table-cell>
          <table:table-cell table:style-name="ce54" table:formula="of:=[.G21] * [.$C$27] * [.$F$27]" office:value-type="float" office:value="160.861809919705" calcext:value-type="float">
            <text:p>160.86</text:p>
          </table:table-cell>
          <table:table-cell table:style-name="ce54" table:formula="of:=[.H21] * [.$C$27] * [.$F$27]" office:value-type="float" office:value="161.061975929658" calcext:value-type="float">
            <text:p>161.06</text:p>
          </table:table-cell>
          <table:table-cell table:style-name="ce54" table:formula="of:=[.I21] * [.$C$27] * [.$F$27]" office:value-type="float" office:value="161.225711895551" calcext:value-type="float">
            <text:p>161.23</text:p>
          </table:table-cell>
          <table:table-cell table:style-name="ce54" table:formula="of:=[.J21] * [.$C$27] * [.$F$27]" office:value-type="float" office:value="161.367502765095" calcext:value-type="float">
            <text:p>161.37</text:p>
          </table:table-cell>
          <table:table-cell table:style-name="ce54" table:formula="of:=[.K21] * [.$C$27] * [.$F$27]" office:value-type="float" office:value="161.494015908008" calcext:value-type="float">
            <text:p>161.49</text:p>
          </table:table-cell>
          <table:table-cell table:number-columns-repeated="2"/>
        </table:table-row>
        <table:table-row table:style-name="ro1">
          <table:table-cell table:style-name="ce139" office:value-type="float" office:value="291.15" calcext:value-type="float">
            <text:p>291.15</text:p>
          </table:table-cell>
          <table:table-cell table:style-name="ce54" table:formula="of:=[.B22] * [.$C$27] * [.$F$27]" office:value-type="float" office:value="163.79406234655" calcext:value-type="float">
            <text:p>163.79</text:p>
          </table:table-cell>
          <table:table-cell table:style-name="ce54" table:formula="of:=[.C22] * [.$C$27] * [.$F$27]" office:value-type="float" office:value="163.953143844723" calcext:value-type="float">
            <text:p>163.95</text:p>
          </table:table-cell>
          <table:table-cell table:style-name="ce54" table:formula="of:=[.D22] * [.$C$27] * [.$F$27]" office:value-type="float" office:value="164.074637601389" calcext:value-type="float">
            <text:p>164.07</text:p>
          </table:table-cell>
          <table:table-cell table:style-name="ce54" table:formula="of:=[.E22] * [.$C$27] * [.$F$27]" office:value-type="float" office:value="164.175935479452" calcext:value-type="float">
            <text:p>164.18</text:p>
          </table:table-cell>
          <table:table-cell table:style-name="ce54" table:formula="of:=[.F22] * [.$C$27] * [.$F$27]" office:value-type="float" office:value="164.264108898333" calcext:value-type="float">
            <text:p>164.26</text:p>
          </table:table-cell>
          <table:table-cell table:style-name="ce54" table:formula="of:=[.G22] * [.$C$27] * [.$F$27]" office:value-type="float" office:value="163.757733047534" calcext:value-type="float">
            <text:p>163.76</text:p>
          </table:table-cell>
          <table:table-cell table:style-name="ce54" table:formula="of:=[.H22] * [.$C$27] * [.$F$27]" office:value-type="float" office:value="163.953143844723" calcext:value-type="float">
            <text:p>163.95</text:p>
          </table:table-cell>
          <table:table-cell table:style-name="ce54" table:formula="of:=[.I22] * [.$C$27] * [.$F$27]" office:value-type="float" office:value="164.1130314476" calcext:value-type="float">
            <text:p>164.11</text:p>
          </table:table-cell>
          <table:table-cell table:style-name="ce54" table:formula="of:=[.J22] * [.$C$27] * [.$F$27]" office:value-type="float" office:value="164.251565122253" calcext:value-type="float">
            <text:p>164.25</text:p>
          </table:table-cell>
          <table:table-cell table:style-name="ce54" table:formula="of:=[.K22] * [.$C$27] * [.$F$27]" office:value-type="float" office:value="164.375257695267" calcext:value-type="float">
            <text:p>164.38</text:p>
          </table:table-cell>
          <table:table-cell table:number-columns-repeated="2"/>
        </table:table-row>
        <table:table-row table:style-name="ro1">
          <table:table-cell table:style-name="ce139" office:value-type="float" office:value="292.15" calcext:value-type="float">
            <text:p>292.15</text:p>
          </table:table-cell>
          <table:table-cell table:style-name="ce54" table:formula="of:=[.B23] * [.$C$27] * [.$F$27]" office:value-type="float" office:value="166.689730011379" calcext:value-type="float">
            <text:p>166.69</text:p>
          </table:table-cell>
          <table:table-cell table:style-name="ce54" table:formula="of:=[.C23] * [.$C$27] * [.$F$27]" office:value-type="float" office:value="166.845156928718" calcext:value-type="float">
            <text:p>166.85</text:p>
          </table:table-cell>
          <table:table-cell table:style-name="ce54" table:formula="of:=[.D23] * [.$C$27] * [.$F$27]" office:value-type="float" office:value="166.964093922145" calcext:value-type="float">
            <text:p>166.96</text:p>
          </table:table-cell>
          <table:table-cell table:style-name="ce54" table:formula="of:=[.E23] * [.$C$27] * [.$F$27]" office:value-type="float" office:value="167.063389441901" calcext:value-type="float">
            <text:p>167.06</text:p>
          </table:table-cell>
          <table:table-cell table:style-name="ce54" table:formula="of:=[.F23] * [.$C$27] * [.$F$27]" office:value-type="float" office:value="167.149909604489" calcext:value-type="float">
            <text:p>167.15</text:p>
          </table:table-cell>
          <table:table-cell table:style-name="ce54" table:formula="of:=[.G23] * [.$C$27] * [.$F$27]" office:value-type="float" office:value="166.65403695937" calcext:value-type="float">
            <text:p>166.65</text:p>
          </table:table-cell>
          <table:table-cell table:style-name="ce54" table:formula="of:=[.H23] * [.$C$27] * [.$F$27]" office:value-type="float" office:value="166.845156928718" calcext:value-type="float">
            <text:p>166.85</text:p>
          </table:table-cell>
          <table:table-cell table:style-name="ce54" table:formula="of:=[.I23] * [.$C$27] * [.$F$27]" office:value-type="float" office:value="167.001539044488" calcext:value-type="float">
            <text:p>167.00</text:p>
          </table:table-cell>
          <table:table-cell table:style-name="ce54" table:formula="of:=[.J23] * [.$C$27] * [.$F$27]" office:value-type="float" office:value="167.137093787605" calcext:value-type="float">
            <text:p>167.14</text:p>
          </table:table-cell>
          <table:table-cell table:style-name="ce54" table:formula="of:=[.K23] * [.$C$27] * [.$F$27]" office:value-type="float" office:value="167.258203823282" calcext:value-type="float">
            <text:p>167.26</text:p>
          </table:table-cell>
          <table:table-cell table:number-columns-repeated="2"/>
        </table:table-row>
        <table:table-row table:style-name="ro1">
          <table:table-cell table:style-name="ce139" office:value-type="float" office:value="293.15" calcext:value-type="float">
            <text:p>293.15</text:p>
          </table:table-cell>
          <table:table-cell table:style-name="ce54" table:formula="of:=[.B24] * [.$C$27] * [.$F$27]" office:value-type="float" office:value="169.621506124808" calcext:value-type="float">
            <text:p>169.62</text:p>
          </table:table-cell>
          <table:table-cell table:style-name="ce54" table:formula="of:=[.C24] * [.$C$27] * [.$F$27]" office:value-type="float" office:value="169.773136760051" calcext:value-type="float">
            <text:p>169.77</text:p>
          </table:table-cell>
          <table:table-cell table:style-name="ce54" table:formula="of:=[.D24] * [.$C$27] * [.$F$27]" office:value-type="float" office:value="169.889418133494" calcext:value-type="float">
            <text:p>169.89</text:p>
          </table:table-cell>
          <table:table-cell table:style-name="ce54" table:formula="of:=[.E24] * [.$C$27] * [.$F$27]" office:value-type="float" office:value="169.986636903915" calcext:value-type="float">
            <text:p>169.99</text:p>
          </table:table-cell>
          <table:table-cell table:style-name="ce54" table:formula="of:=[.F24] * [.$C$27] * [.$F$27]" office:value-type="float" office:value="170.071437343603" calcext:value-type="float">
            <text:p>170.07</text:p>
          </table:table-cell>
          <table:table-cell table:style-name="ce54" table:formula="of:=[.G24] * [.$C$27] * [.$F$27]" office:value-type="float" office:value="169.5862150086" calcext:value-type="float">
            <text:p>169.59</text:p>
          </table:table-cell>
          <table:table-cell table:style-name="ce54" table:formula="of:=[.H24] * [.$C$27] * [.$F$27]" office:value-type="float" office:value="169.773136760051" calcext:value-type="float">
            <text:p>169.77</text:p>
          </table:table-cell>
          <table:table-cell table:style-name="ce54" table:formula="of:=[.I24] * [.$C$27] * [.$F$27]" office:value-type="float" office:value="169.926082097979" calcext:value-type="float">
            <text:p>169.93</text:p>
          </table:table-cell>
          <table:table-cell table:style-name="ce54" table:formula="of:=[.J24] * [.$C$27] * [.$F$27]" office:value-type="float" office:value="170.058710063497" calcext:value-type="float">
            <text:p>170.06</text:p>
          </table:table-cell>
          <table:table-cell table:style-name="ce54" table:formula="of:=[.K24] * [.$C$27] * [.$F$27]" office:value-type="float" office:value="170.177282970227" calcext:value-type="float">
            <text:p>170.18</text:p>
          </table:table-cell>
          <table:table-cell table:number-columns-repeated="2"/>
        </table:table-row>
        <table:table-row table:style-name="ro1">
          <table:table-cell table:style-name="ce139" office:value-type="float" office:value="298.15" calcext:value-type="float">
            <text:p>298.15</text:p>
          </table:table-cell>
          <table:table-cell table:style-name="ce54" table:formula="of:=[.B25] * [.$C$27] * [.$F$27]" office:value-type="float" office:value="184.8957025497" calcext:value-type="float">
            <text:p>184.90</text:p>
          </table:table-cell>
          <table:table-cell table:style-name="ce54" table:formula="of:=[.C25] * [.$C$27] * [.$F$27]" office:value-type="float" office:value="185.026263642977" calcext:value-type="float">
            <text:p>185.03</text:p>
          </table:table-cell>
          <table:table-cell table:style-name="ce54" table:formula="of:=[.D25] * [.$C$27] * [.$F$27]" office:value-type="float" office:value="185.127760528528" calcext:value-type="float">
            <text:p>185.13</text:p>
          </table:table-cell>
          <table:table-cell table:style-name="ce54" table:formula="of:=[.E25] * [.$C$27] * [.$F$27]" office:value-type="float" office:value="185.213363409989" calcext:value-type="float">
            <text:p>185.21</text:p>
          </table:table-cell>
          <table:table-cell table:style-name="ce54" table:formula="of:=[.F25] * [.$C$27] * [.$F$27]" office:value-type="float" office:value="185.288523629996" calcext:value-type="float">
            <text:p>185.29</text:p>
          </table:table-cell>
          <table:table-cell table:style-name="ce54" table:formula="of:=[.G25] * [.$C$27] * [.$F$27]" office:value-type="float" office:value="184.859129352533" calcext:value-type="float">
            <text:p>184.86</text:p>
          </table:table-cell>
          <table:table-cell table:style-name="ce54" table:formula="of:=[.H25] * [.$C$27] * [.$F$27]" office:value-type="float" office:value="185.026263642977" calcext:value-type="float">
            <text:p>185.03</text:p>
          </table:table-cell>
          <table:table-cell table:style-name="ce54" table:formula="of:=[.I25] * [.$C$27] * [.$F$27]" office:value-type="float" office:value="185.162841728051" calcext:value-type="float">
            <text:p>185.16</text:p>
          </table:table-cell>
          <table:table-cell table:style-name="ce54" table:formula="of:=[.J25] * [.$C$27] * [.$F$27]" office:value-type="float" office:value="185.281467031381" calcext:value-type="float">
            <text:p>185.28</text:p>
          </table:table-cell>
          <table:table-cell table:style-name="ce54" table:formula="of:=[.K25] * [.$C$27] * [.$F$27]" office:value-type="float" office:value="185.387858857559" calcext:value-type="float">
            <text:p>185.39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6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style-name="ce138"/>
          <table:table-cell table:style-name="Default"/>
          <table:table-cell table:number-columns-repeated="3"/>
          <table:table-cell table:style-name="ce13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7">
      <number:scientific-number number:decimal-places="6" loext:min-decimal-places="6" number:min-integer-digits="1" number:min-exponent-digits="2" loext:exponent-interval="1" loext:forced-exponent-sign="true"/>
    </number:number-style>
    <number:percentage-style style:name="N138">
      <number:number number:decimal-places="4" loext:min-decimal-places="4" number:min-integer-digits="1"/>
      <number:text>%</number:text>
    </number:percentage-style>
    <number:number-style style:name="N139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percentage-style style:name="N141">
      <number:number number:decimal-places="6" loext:min-decimal-places="6" number:min-integer-digits="1"/>
      <number:text>%</number:text>
    </number:percentage-style>
    <number:percentage-style style:name="N142">
      <number:number number:decimal-places="5" loext:min-decimal-places="5" number:min-integer-digits="1"/>
      <number:text>%</number:text>
    </number:percentage-style>
    <number:percentage-style style:name="N143">
      <number:number number:decimal-places="3" loext:min-decimal-places="3" number:min-integer-digits="1"/>
      <number:text>%</number:text>
    </number:percentage-style>
    <number:number-style style:name="N144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5">
      <number:number number:decimal-places="15" loext:min-decimal-places="15" number:min-integer-digits="1"/>
    </number:number-style>
    <number:number-style style:name="N146">
      <number:number number:decimal-places="16" loext:min-decimal-places="16" number:min-integer-digits="1"/>
    </number:number-style>
    <number:number-style style:name="N147">
      <number:number number:decimal-places="17" loext:min-decimal-places="17" number:min-integer-digits="1"/>
    </number:number-style>
    <number:number-style style:name="N148">
      <number:number number:decimal-places="18" loext:min-decimal-places="18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16:48:33.371393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6T07:38:00.454123594</meta:creation-date>
    <dc:date>2022-04-25T07:39:23.895345689</dc:date>
    <meta:editing-duration>P71DT1H15M9S</meta:editing-duration>
    <meta:editing-cycles>333</meta:editing-cycles>
    <meta:generator>LibreOffice/6.1.5.2$Linux_x86 LibreOffice_project/10$Build-2</meta:generator>
    <meta:document-statistic meta:table-count="12" meta:cell-count="7336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solid" svg:stroke-width="0.04cm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24">
      <style:chart-properties chart:display-label="true" chart:logarithmic="false" chart:minimum="12" chart:maximum="18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24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24">
      <style:chart-properties chart:symbol-type="named-symbol" chart:symbol-name="arrow-up" chart:symbol-width="0.1cm" chart:symbol-height="0.1cm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3" style:family="chart">
      <style:chart-properties loext:regression-name="Ln 100%" loext:regression-max-degree="2" loext:regression-period="2" loext:regression-extrapolate-forward="100" loext:regression-extrapolate-backward="50" loext:regression-force-intercept="false" loext:regression-intercept-value="0" chart:regression-type="logarithmic"/>
      <style:graphic-properties svg:stroke-color="#7e0021"/>
    </style:style>
    <style:style style:name="ch14" style:family="chart">
      <style:text-properties fo:color="#7e0021"/>
    </style:style>
    <style:style style:name="ch15" style:family="chart" style:data-style-name="N124">
      <style:chart-properties chart:symbol-type="named-symbol" chart:symbol-name="diamond" chart:symbol-width="0.1cm" chart:symbol-height="0.1cm" chart:link-data-style-to-source="true"/>
      <style:graphic-properties svg:stroke-width="0.04cm" svg:stroke-color="#579d1c" draw:fill-color="#579d1c" dr3d:edge-rounding="5%"/>
      <style:text-properties fo:font-size="10pt" style:font-size-asian="10pt" style:font-size-complex="10pt"/>
    </style:style>
    <style:style style:name="ch16" style:family="chart">
      <style:chart-properties loext:regression-name="Ln 80%" loext:regression-max-degree="2" loext:regression-period="2" loext:regression-extrapolate-forward="100" loext:regression-extrapolate-backward="50" loext:regression-force-intercept="false" loext:regression-intercept-value="0" chart:regression-type="logarithmic"/>
      <style:graphic-properties svg:stroke-color="#579d1c"/>
    </style:style>
    <style:style style:name="ch17" style:family="chart">
      <style:text-properties fo:color="#579d1c"/>
    </style:style>
    <style:style style:name="ch18" style:family="chart" style:data-style-name="N124">
      <style:chart-properties chart:symbol-type="named-symbol" chart:symbol-name="diamond" chart:symbol-width="0.1cm" chart:symbol-height="0.1cm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9" style:family="chart">
      <style:chart-properties loext:regression-name="Ln 60%" loext:regression-max-degree="2" loext:regression-period="2" loext:regression-extrapolate-forward="100" loext:regression-extrapolate-backward="50" loext:regression-force-intercept="false" loext:regression-intercept-value="0" chart:regression-type="logarithmic"/>
      <style:graphic-properties svg:stroke-color="#ff420e"/>
    </style:style>
    <style:style style:name="ch20" style:family="chart">
      <style:text-properties fo:color="#ff420e"/>
    </style:style>
    <style:style style:name="ch21" style:family="chart" style:data-style-name="N124">
      <style:chart-properties chart:symbol-type="named-symbol" chart:symbol-name="arrow-down" chart:symbol-width="0.1cm" chart:symbol-height="0.1cm" chart:link-data-style-to-source="true"/>
      <style:graphic-properties svg:stroke-width="0.04cm" svg:stroke-color="#004586" draw:fill-color="#004586"/>
      <style:text-properties fo:font-size="10pt" style:font-size-asian="10pt" style:font-size-complex="10pt"/>
    </style:style>
    <style:style style:name="ch22" style:family="chart">
      <style:chart-properties loext:regression-name="Ln 40%" loext:regression-max-degree="2" loext:regression-period="2" loext:regression-extrapolate-forward="100" loext:regression-extrapolate-backward="50" loext:regression-force-intercept="false" loext:regression-intercept-value="0" chart:regression-type="logarithmic"/>
      <style:graphic-properties svg:stroke-color="#004586"/>
    </style:style>
    <style:style style:name="ch23" style:family="chart">
      <style:text-properties fo:color="#004586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7.009cm" svg:height="9.784cm" xlink:href=".." xlink:type="simple" chart:class="chart:scatter" chart:style-name="ch1">
        <chart:title svg:x="0.194cm" svg:y="0.217cm" chart:style-name="ch2">
          <text:p>Temperature vs. CO2 concentration including water vapour and Lapse Rate feedbacks</text:p>
        </chart:title>
        <chart:legend svg:x="0cm" svg:y="8.592cm" style:legend-expansion="custom" chartooo:width="16.872cm" chartooo:height="1.191cm" style:legend-expansion-aspect-ratio="14.1662468513854" chart:style-name="ch3"/>
        <chart:plot-area chart:style-name="ch4" table:cell-range-address="Summary.A16:Summary.A21 Summary.B14:Summary.B14 Summary.E16:Summary.E21 Summary.B25:Summary.B25 Summary.E27:Summary.E32 Summary.B36:Summary.B36 Summary.E38:Summary.E43 Summary.B58:Summary.B58 Summary.E60:Summary.E65" chart:data-source-has-labels="row" svg:x="1.342cm" svg:y="1.319cm" svg:width="15.318cm" svg:height="6.277cm">
          <chartooo:coordinate-region svg:x="2.254cm" svg:y="1.519cm" svg:width="14.034cm" svg:height="5.431cm"/>
          <chart:axis chart:dimension="x" chart:name="primary-x" chart:style-name="ch5">
            <chart:title svg:x="7.052cm" svg:y="7.791cm" chart:style-name="ch6">
              <text:p>CO2 concentration (ppmv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42cm" svg:y="5.771cm" chart:style-name="ch10">
              <text:p>Temperature (°C)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1"/>
          <chart:series chart:attached-axis="primary-y" chart:style-name="ch12" chart:values-cell-range-address="Summary.E16:Summary.E21" chart:label-cell-address="Summary.B14:Summary.B14" chart:class="chart:scatter">
            <chart:domain table:cell-range-address="Summary.A16:Summary.A21"/>
            <chart:regression-curve chart:style-name="ch13">
              <chart:equation chart:display-equation="true" chart:display-r-square="true" svg:x="8.068cm" svg:y="5.918cm" chart:style-name="ch14"/>
            </chart:regression-curve>
            <chart:data-point chart:repeated="6"/>
          </chart:series>
          <chart:series chart:attached-axis="primary-y" chart:style-name="ch15" chart:values-cell-range-address="Summary.E27:Summary.E32" chart:label-cell-address="Summary.B25:Summary.B25" chart:class="chart:scatter">
            <chart:domain table:cell-range-address="Summary.A27:Summary.A32"/>
            <chart:regression-curve chart:style-name="ch16">
              <chart:equation chart:display-equation="true" chart:display-r-square="true" svg:x="8.061cm" svg:y="4.924cm" chart:style-name="ch17"/>
            </chart:regression-curve>
            <chart:data-point chart:repeated="6"/>
          </chart:series>
          <chart:series chart:attached-axis="primary-y" chart:style-name="ch18" chart:values-cell-range-address="Summary.E38:Summary.E43" chart:label-cell-address="Summary.B36:Summary.B36" chart:class="chart:scatter">
            <chart:domain table:cell-range-address="Summary.A38:Summary.A43"/>
            <chart:regression-curve chart:style-name="ch19">
              <chart:equation chart:display-equation="true" chart:display-r-square="true" svg:x="8.005cm" svg:y="3.926cm" chart:style-name="ch20"/>
            </chart:regression-curve>
            <chart:data-point chart:repeated="6"/>
          </chart:series>
          <chart:series chart:attached-axis="primary-y" chart:style-name="ch21" chart:values-cell-range-address="Summary.E60:Summary.E65" chart:label-cell-address="Summary.B58:Summary.B58" chart:class="chart:scatter">
            <chart:domain table:cell-range-address="Summary.A60:Summary.A65"/>
            <chart:regression-curve chart:style-name="ch22">
              <chart:equation chart:display-equation="true" chart:display-r-square="true" svg:x="2.481cm" svg:y="1.438cm" chart:style-name="ch23"/>
            </chart:regression-curve>
            <chart:data-point chart:repeated="6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%</text:p>
                <draw:g>
                  <svg:desc>Summary.B14:Summary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0%</text:p>
                <draw:g>
                  <svg:desc>Summary.B25:Summary.B2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60%</text:p>
                <draw:g>
                  <svg:desc>Summary.B36:Summary.B3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%</text:p>
                <draw:g>
                  <svg:desc>Summary.B58:Summary.B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5">
                <text:p>275</text:p>
                <draw:g>
                  <svg:desc>Summary.A16:Summary.A21</svg:desc>
                </draw:g>
              </table:table-cell>
              <table:table-cell office:value-type="float" office:value="14">
                <text:p>14</text:p>
                <draw:g>
                  <svg:desc>Summary.E16:Summary.E21</svg:desc>
                </draw:g>
              </table:table-cell>
              <table:table-cell office:value-type="float" office:value="275">
                <text:p>275</text:p>
                <draw:g>
                  <svg:desc>Summary.A27:Summary.A32</svg:desc>
                </draw:g>
              </table:table-cell>
              <table:table-cell office:value-type="float" office:value="14">
                <text:p>14</text:p>
                <draw:g>
                  <svg:desc>Summary.E27:Summary.E32</svg:desc>
                </draw:g>
              </table:table-cell>
              <table:table-cell office:value-type="float" office:value="275">
                <text:p>275</text:p>
                <draw:g>
                  <svg:desc>Summary.A38:Summary.A43</svg:desc>
                </draw:g>
              </table:table-cell>
              <table:table-cell office:value-type="float" office:value="14">
                <text:p>14</text:p>
                <draw:g>
                  <svg:desc>Summary.E38:Summary.E43</svg:desc>
                </draw:g>
              </table:table-cell>
              <table:table-cell office:value-type="float" office:value="275">
                <text:p>275</text:p>
                <draw:g>
                  <svg:desc>Summary.A60:Summary.A65</svg:desc>
                </draw:g>
              </table:table-cell>
              <table:table-cell office:value-type="float" office:value="14">
                <text:p>14</text:p>
                <draw:g>
                  <svg:desc>Summary.E60:Summary.E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14.4683564683313">
                <text:p>14.4683564683313</text:p>
              </table:table-cell>
              <table:table-cell office:value-type="float" office:value="400">
                <text:p>400</text:p>
              </table:table-cell>
              <table:table-cell office:value-type="float" office:value="14.5032716658021">
                <text:p>14.5032716658021</text:p>
              </table:table-cell>
              <table:table-cell office:value-type="float" office:value="400">
                <text:p>400</text:p>
              </table:table-cell>
              <table:table-cell office:value-type="float" office:value="14.5636411307089">
                <text:p>14.5636411307089</text:p>
              </table:table-cell>
              <table:table-cell office:value-type="float" office:value="400">
                <text:p>400</text:p>
              </table:table-cell>
              <table:table-cell office:value-type="float" office:value="14.6665658136853">
                <text:p>14.66656581368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0">
                <text:p>550</text:p>
              </table:table-cell>
              <table:table-cell office:value-type="float" office:value="14.8753654633628">
                <text:p>14.8753654633628</text:p>
              </table:table-cell>
              <table:table-cell office:value-type="float" office:value="550">
                <text:p>550</text:p>
              </table:table-cell>
              <table:table-cell office:value-type="float" office:value="14.9259541851707">
                <text:p>14.9259541851707</text:p>
              </table:table-cell>
              <table:table-cell office:value-type="float" office:value="550">
                <text:p>550</text:p>
              </table:table-cell>
              <table:table-cell office:value-type="float" office:value="15.0356846533041">
                <text:p>15.0356846533041</text:p>
              </table:table-cell>
              <table:table-cell office:value-type="float" office:value="550">
                <text:p>550</text:p>
              </table:table-cell>
              <table:table-cell office:value-type="float" office:value="15.2231301319238">
                <text:p>15.2231301319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15.3525210337831">
                <text:p>15.3525210337831</text:p>
              </table:table-cell>
              <table:table-cell office:value-type="float" office:value="800">
                <text:p>800</text:p>
              </table:table-cell>
              <table:table-cell office:value-type="float" office:value="15.4263752092481">
                <text:p>15.4263752092481</text:p>
              </table:table-cell>
              <table:table-cell office:value-type="float" office:value="800">
                <text:p>800</text:p>
              </table:table-cell>
              <table:table-cell office:value-type="float" office:value="15.5925213438271">
                <text:p>15.5925213438271</text:p>
              </table:table-cell>
              <table:table-cell office:value-type="float" office:value="800">
                <text:p>800</text:p>
              </table:table-cell>
              <table:table-cell office:value-type="float" office:value="15.8791284397117">
                <text:p>15.8791284397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0">
                <text:p>1100</text:p>
              </table:table-cell>
              <table:table-cell office:value-type="float" office:value="15.7797269961893">
                <text:p>15.7797269961893</text:p>
              </table:table-cell>
              <table:table-cell office:value-type="float" office:value="1100">
                <text:p>1100</text:p>
              </table:table-cell>
              <table:table-cell office:value-type="float" office:value="15.8722222659782">
                <text:p>15.8722222659782</text:p>
              </table:table-cell>
              <table:table-cell office:value-type="float" office:value="1100">
                <text:p>1100</text:p>
              </table:table-cell>
              <table:table-cell office:value-type="float" office:value="16.0868074395829">
                <text:p>16.0868074395829</text:p>
              </table:table-cell>
              <table:table-cell office:value-type="float" office:value="1100">
                <text:p>1100</text:p>
              </table:table-cell>
              <table:table-cell office:value-type="float" office:value="16.4591087487212">
                <text:p>16.4591087487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0">
                <text:p>1600</text:p>
              </table:table-cell>
              <table:table-cell office:value-type="float" office:value="16.3343095159287">
                <text:p>16.3343095159287</text:p>
              </table:table-cell>
              <table:table-cell office:value-type="float" office:value="1600">
                <text:p>1600</text:p>
              </table:table-cell>
              <table:table-cell office:value-type="float" office:value="16.4484007415866">
                <text:p>16.4484007415866</text:p>
              </table:table-cell>
              <table:table-cell office:value-type="float" office:value="1600">
                <text:p>1600</text:p>
              </table:table-cell>
              <table:table-cell office:value-type="float" office:value="16.7234736740542">
                <text:p>16.7234736740542</text:p>
              </table:table-cell>
              <table:table-cell office:value-type="float" office:value="1600">
                <text:p>1600</text:p>
              </table:table-cell>
              <table:table-cell office:value-type="float" office:value="17.2037894752445">
                <text:p>17.20378947524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1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9">
      <style:chart-properties chart:symbol-type="named-symbol" chart:symbol-name="square" chart:symbol-width="0.1cm" chart:symbol-height="0.1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100" loext:regression-extrapolate-backward="50" loext:regression-force-intercept="false" loext:regression-intercept-value="0" chart:regression-type="power"/>
      <style:graphic-properties svg:stroke-width="0.02cm" svg:stroke-color="#004586"/>
    </style:style>
    <style:style style:name="ch13" style:family="chart">
      <style:chart-properties chart:solid-type="cuboid" chart:symbol-type="named-symbol" chart:symbol-name="square" chart:symbol-width="0.1cm" chart:symbol-height="0.1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91cm" svg:height="9cm" xlink:href=".." xlink:type="simple" chart:class="chart:scatter" chart:style-name="ch1">
        <chart:title svg:x="2.624cm" svg:y="0.316cm" chart:style-name="ch2">
          <text:p>Absorption fraction vs CO2 concentration</text:p>
        </chart:title>
        <chart:legend chart:legend-position="bottom" svg:x="1.322cm" svg:y="8.401cm" style:legend-expansion="wide" chart:style-name="ch3"/>
        <chart:plot-area chart:style-name="ch4" table:cell-range-address="MODTRAN.H12:MODTRAN.M12 MODTRAN.A17:MODTRAN.A17 MODTRAN.H17:MODTRAN.M17" chart:data-source-has-labels="column" svg:x="1.282cm" svg:y="1.275cm" svg:width="12.038cm" svg:height="5.781cm">
          <chartooo:coordinate-region svg:x="2.565cm" svg:y="1.475cm" svg:width="10.384cm" svg:height="4.934cm"/>
          <chart:axis chart:dimension="x" chart:name="primary-x" chart:style-name="ch5">
            <chart:title svg:x="5.352cm" svg:y="7.236cm" chart:style-name="ch6">
              <text:p>CO2 concentration (ppmv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5.572cm" chart:style-name="ch10">
              <text:p>Absorption fraction</text:p>
            </chart:title>
            <chart:grid chart:style-name="ch7" chart:class="major"/>
          </chart:axis>
          <chart:series chart:style-name="ch11" chart:values-cell-range-address="MODTRAN.H17:MODTRAN.M17" chart:label-cell-address="MODTRAN.A17:MODTRAN.A17" chart:class="chart:scatter">
            <chart:domain table:cell-range-address="MODTRAN.H12:MODTRAN.M12"/>
            <chart:regression-curve chart:style-name="ch12">
              <chart:equation chart:display-equation="true" chart:display-r-square="true" svg:x="5.469cm" svg:y="1.974cm"/>
            </chart:regression-curve>
            <chart:data-point chart:repeated="4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275">
                <text:p>275</text:p>
                <draw:g>
                  <svg:desc>MODTRAN.H12:MODTRAN.M12</svg:desc>
                </draw:g>
              </table:table-cell>
              <table:table-cell office:value-type="float" office:value="400">
                <text:p>400</text:p>
              </table:table-cell>
              <table:table-cell office:value-type="float" office:value="550">
                <text:p>550</text:p>
              </table:table-cell>
              <table:table-cell office:value-type="float" office:value="800">
                <text:p>800</text:p>
              </table:table-cell>
              <table:table-cell office:value-type="float" office:value="1100">
                <text:p>110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Retention fraction(80%):</text:p>
                <draw:g>
                  <svg:desc>MODTRAN.A17:MODTRAN.A17</svg:desc>
                </draw:g>
              </table:table-cell>
              <table:table-cell office:value-type="float" office:value="0.534460916645092">
                <text:p>0.534460916645092</text:p>
                <draw:g>
                  <svg:desc>MODTRAN.H17:MODTRAN.M17</svg:desc>
                </draw:g>
              </table:table-cell>
              <table:table-cell office:value-type="float" office:value="0.53228520366182">
                <text:p>0.53228520366182</text:p>
              </table:table-cell>
              <table:table-cell office:value-type="float" office:value="0.530342159531655">
                <text:p>0.530342159531655</text:p>
              </table:table-cell>
              <table:table-cell office:value-type="float" office:value="0.528085078783346">
                <text:p>0.528085078783346</text:p>
              </table:table-cell>
              <table:table-cell office:value-type="float" office:value="0.526265437513671">
                <text:p>0.526265437513671</text:p>
              </table:table-cell>
              <table:table-cell office:value-type="float" office:value="0.524282912478298">
                <text:p>0.52428291247829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2">
      <style:chart-properties chart:display-label="true" chart:logarithmic="false" chart:minimum="2" chart:max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Polynomial" loext:regression-max-degree="3" loext:regression-period="2" loext:regression-extrapolate-forward="0" loext:regression-extrapolate-backward="10" loext:regression-force-intercept="false" loext:regression-intercept-value="0" chart:regression-type="polynomial"/>
      <style:graphic-properties svg:stroke-width="0.02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7.208cm" xlink:href=".." xlink:type="simple" chart:class="chart:scatter" chart:style-name="ch1">
        <chart:legend chart:legend-position="end" svg:x="12.247cm" svg:y="3.056cm" style:legend-expansion="high" chart:style-name="ch2"/>
        <chart:plot-area chart:style-name="ch3" table:cell-range-address="Summary.G63:Summary.H68 Summary.H62:Summary.H62" chart:data-source-has-labels="row" svg:x="1.386cm" svg:y="0.144cm" svg:width="10.595cm" svg:height="5.938cm">
          <chartooo:coordinate-region svg:x="2.298cm" svg:y="0.343cm" svg:width="9.403cm" svg:height="5.092cm"/>
          <chart:axis chart:dimension="x" chart:name="primary-x" chart:style-name="ch4">
            <chart:title svg:x="6.097cm" svg:y="6.226cm" chart:style-name="ch5">
              <text:p>RH (%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506cm" svg:y="3.527cm" chart:style-name="ch9">
              <text:p>Δ RF</text:p>
            </chart:title>
            <chart:grid chart:style-name="ch6" chart:class="major"/>
          </chart:axis>
          <chart:series chart:style-name="ch10" chart:values-cell-range-address="Summary.H63:Summary.H68" chart:label-cell-address="Summary.H62:Summary.H62" chart:class="chart:scatter">
            <chart:domain table:cell-range-address="Summary.G63:Summary.G68"/>
            <chart:regression-curve chart:style-name="ch11">
              <chart:equation chart:display-equation="true" chart:display-r-square="true" svg:x="3.141cm" svg:y="0cm"/>
            </chart:regression-curve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Δ RF 400 – 800</text:p>
                <draw:g>
                  <svg:desc>Summary.H62:Summary.H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ummary.G63:Summary.G68</svg:desc>
                </draw:g>
              </table:table-cell>
              <table:table-cell office:value-type="float" office:value="4.63488847194577">
                <text:p>4.63488847194577</text:p>
                <draw:g>
                  <svg:desc>Summary.H63:Summary.H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3.37925442956671">
                <text:p>3.37925442956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3.2356381296953">
                <text:p>3.2356381296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2.85009330578626">
                <text:p>2.850093305786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.55671153434039">
                <text:p>2.55671153434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.45547827994096">
                <text:p>2.455478279940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2">
      <style:chart-properties chart:symbol-type="named-symbol" chart:symbol-name="square" chart:symbol-width="0.1cm" chart:symbol-height="0.1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1cm" chart:symbol-height="0.1cm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107cm" svg:height="9.006cm" xlink:href=".." xlink:type="simple" chart:class="chart:scatter" chart:style-name="ch1">
        <chart:title svg:x="3.745cm" svg:y="0.316cm" chart:style-name="ch2">
          <text:p>MODTRAN Absorption data</text:p>
        </chart:title>
        <chart:legend chart:legend-position="bottom" svg:x="3.077cm" svg:y="7.909cm" style:legend-expansion="wide" chart:style-name="ch3"/>
        <chart:plot-area chart:style-name="ch4" table:cell-range-address="MODTRAN.B6:MODTRAN.M6 MODTRAN.A7:MODTRAN.A8 MODTRAN.B13:MODTRAN.M15 MODTRAN.A15:MODTRAN.A15" chart:data-source-has-labels="column" svg:x="1.273cm" svg:y="1.275cm" svg:width="11.572cm" svg:height="5.289cm">
          <chartooo:coordinate-region svg:x="2.371cm" svg:y="1.474cm" svg:width="9.917cm" svg:height="4.443cm"/>
          <chart:axis chart:dimension="x" chart:name="primary-x" chart:style-name="ch5">
            <chart:title svg:x="5.11cm" svg:y="6.744cm" chart:style-name="ch6">
              <text:p>CO2 concentration (ppmv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5.802cm" chart:style-name="ch10">
              <text:p>Absorbed power (W/m^2)</text:p>
            </chart:title>
            <chart:grid chart:style-name="ch7" chart:class="major"/>
          </chart:axis>
          <chart:series chart:style-name="ch11" chart:values-cell-range-address="MODTRAN.B13:MODTRAN.M13" chart:label-cell-address="MODTRAN.A7:MODTRAN.A7" chart:class="chart:scatter">
            <chart:domain table:cell-range-address="MODTRAN.B6:MODTRAN.M6"/>
            <chart:data-point chart:repeated="12"/>
          </chart:series>
          <chart:series chart:style-name="ch12" chart:values-cell-range-address="MODTRAN.B14:MODTRAN.M14" chart:label-cell-address="MODTRAN.A8:MODTRAN.A8" chart:class="chart:scatter">
            <chart:data-point chart:repeated="12"/>
          </chart:series>
          <chart:series chart:style-name="ch13" chart:values-cell-range-address="MODTRAN.B15:MODTRAN.M15" chart:label-cell-address="MODTRAN.A15:MODTRAN.A15" chart:class="chart:scatte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ODTRAN.B6:MODTRAN.M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275">
                <text:p>275</text:p>
              </table:table-cell>
              <table:table-cell office:value-type="float" office:value="400">
                <text:p>400</text:p>
              </table:table-cell>
              <table:table-cell office:value-type="float" office:value="550">
                <text:p>550</text:p>
              </table:table-cell>
              <table:table-cell office:value-type="float" office:value="800">
                <text:p>800</text:p>
              </table:table-cell>
              <table:table-cell office:value-type="float" office:value="1100">
                <text:p>110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CO2 only:</text:p>
                <draw:g>
                  <svg:desc>MODTRAN.A7:MODTRAN.A7</svg:desc>
                </draw:g>
              </table:table-cell>
              <table:table-cell office:value-type="float" office:value="10.9359082675278">
                <text:p>10.9359082675278</text:p>
                <draw:g>
                  <svg:desc>MODTRAN.B13:MODTRAN.M13</svg:desc>
                </draw:g>
              </table:table-cell>
              <table:table-cell office:value-type="float" office:value="16.9019082675278">
                <text:p>16.9019082675278</text:p>
              </table:table-cell>
              <table:table-cell office:value-type="float" office:value="30.4039082675278">
                <text:p>30.4039082675278</text:p>
              </table:table-cell>
              <table:table-cell office:value-type="float" office:value="35.1139082675278">
                <text:p>35.1139082675278</text:p>
              </table:table-cell>
              <table:table-cell office:value-type="float" office:value="38.5679082675278">
                <text:p>38.5679082675278</text:p>
              </table:table-cell>
              <table:table-cell office:value-type="float" office:value="42.3359082675278">
                <text:p>42.3359082675278</text:p>
              </table:table-cell>
              <table:table-cell office:value-type="float" office:value="43.9059082675278">
                <text:p>43.9059082675278</text:p>
              </table:table-cell>
              <table:table-cell office:value-type="float" office:value="45.7899082675278">
                <text:p>45.7899082675278</text:p>
              </table:table-cell>
              <table:table-cell office:value-type="float" office:value="47.2739082675278">
                <text:p>47.2739082675278</text:p>
              </table:table-cell>
              <table:table-cell office:value-type="float" office:value="49.5579082675278">
                <text:p>49.5579082675278</text:p>
              </table:table-cell>
              <table:table-cell office:value-type="float" office:value="51.4419082675278">
                <text:p>51.4419082675278</text:p>
              </table:table-cell>
              <table:table-cell office:value-type="float" office:value="53.6399082675278">
                <text:p>53.6399082675278</text:p>
              </table:table-cell>
            </table:table-row>
            <table:table-row>
              <table:table-cell office:value-type="string">
                <text:p>46% RH</text:p>
                <draw:g>
                  <svg:desc>MODTRAN.A8:MODTRAN.A8</svg:desc>
                </draw:g>
              </table:table-cell>
              <table:table-cell office:value-type="float" office:value="95.2139082675278">
                <text:p>95.2139082675278</text:p>
                <draw:g>
                  <svg:desc>MODTRAN.B14:MODTRAN.M14</svg:desc>
                </draw:g>
              </table:table-cell>
              <table:table-cell office:value-type="float" office:value="99.8609082675278">
                <text:p>99.8609082675278</text:p>
              </table:table-cell>
              <table:table-cell office:value-type="float" office:value="110.693908267528">
                <text:p>110.693908267528</text:p>
              </table:table-cell>
              <table:table-cell office:value-type="float" office:value="114.618908267528">
                <text:p>114.618908267528</text:p>
              </table:table-cell>
              <table:table-cell office:value-type="float" office:value="117.538908267528">
                <text:p>117.538908267528</text:p>
              </table:table-cell>
              <table:table-cell office:value-type="float" office:value="120.427908267528">
                <text:p>120.427908267528</text:p>
              </table:table-cell>
              <table:table-cell office:value-type="float" office:value="121.746908267528">
                <text:p>121.746908267528</text:p>
              </table:table-cell>
              <table:table-cell office:value-type="float" office:value="123.347908267528">
                <text:p>123.347908267528</text:p>
              </table:table-cell>
              <table:table-cell office:value-type="float" office:value="124.697908267528">
                <text:p>124.697908267528</text:p>
              </table:table-cell>
              <table:table-cell office:value-type="float" office:value="126.330908267528">
                <text:p>126.330908267528</text:p>
              </table:table-cell>
              <table:table-cell office:value-type="float" office:value="127.712908267528">
                <text:p>127.712908267528</text:p>
              </table:table-cell>
              <table:table-cell office:value-type="float" office:value="129.376908267528">
                <text:p>129.376908267528</text:p>
              </table:table-cell>
            </table:table-row>
            <table:table-row>
              <table:table-cell office:value-type="string">
                <text:p>1.745xH2O = 80%RH:</text:p>
                <draw:g>
                  <svg:desc>MODTRAN.A15:MODTRAN.A15</svg:desc>
                </draw:g>
              </table:table-cell>
              <table:table-cell office:value-type="float" office:value="107.050908267528">
                <text:p>107.050908267528</text:p>
                <draw:g>
                  <svg:desc>MODTRAN.B15:MODTRAN.M15</svg:desc>
                </draw:g>
              </table:table-cell>
              <table:table-cell office:value-type="float" office:value="111.132908267528">
                <text:p>111.132908267528</text:p>
              </table:table-cell>
              <table:table-cell office:value-type="float" office:value="120.929908267528">
                <text:p>120.929908267528</text:p>
              </table:table-cell>
              <table:table-cell office:value-type="float" office:value="124.509908267528">
                <text:p>124.509908267528</text:p>
              </table:table-cell>
              <table:table-cell office:value-type="float" office:value="127.146908267528">
                <text:p>127.146908267528</text:p>
              </table:table-cell>
              <table:table-cell office:value-type="float" office:value="129.753908267528">
                <text:p>129.753908267528</text:p>
              </table:table-cell>
              <table:table-cell office:value-type="float" office:value="130.977908267528">
                <text:p>130.977908267528</text:p>
              </table:table-cell>
              <table:table-cell office:value-type="float" office:value="132.422908267528">
                <text:p>132.422908267528</text:p>
              </table:table-cell>
              <table:table-cell office:value-type="float" office:value="133.678908267528">
                <text:p>133.678908267528</text:p>
              </table:table-cell>
              <table:table-cell office:value-type="float" office:value="135.153908267528">
                <text:p>135.153908267528</text:p>
              </table:table-cell>
              <table:table-cell office:value-type="float" office:value="136.409908267528">
                <text:p>136.409908267528</text:p>
              </table:table-cell>
              <table:table-cell office:value-type="float" office:value="137.917908267528">
                <text:p>137.9179082675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 svg:stroke-width="0.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">
      <style:chart-properties chart:display-label="true" chart:logarithmic="false" chart:minimum="80" chart:maximum="18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">
      <style:chart-properties chart:symbol-type="named-symbol" chart:symbol-name="square" chart:symbol-width="0.1cm" chart:symbol-height="0.1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3" loext:regression-period="2" loext:regression-extrapolate-forward="1" loext:regression-extrapolate-backward="1" loext:regression-force-intercept="false" loext:regression-intercept-value="0" chart:regression-type="polynomial"/>
      <style:graphic-properties svg:stroke-width="0.02cm" svg:stroke-color="#004586"/>
    </style:style>
    <style:style style:name="ch13" style:family="chart" style:data-style-name="N0">
      <style:text-properties fo:color="#004586"/>
    </style:style>
    <style:style style:name="ch14" style:family="chart" style:data-style-name="N1">
      <style:chart-properties chart:symbol-type="named-symbol" chart:symbol-name="diamond" chart:symbol-width="0.1cm" chart:symbol-height="0.1cm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down" chart:symbol-width="0.1cm" chart:symbol-height="0.1cm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787cm" svg:height="9.998cm" xlink:href=".." xlink:type="simple" chart:class="chart:scatter" chart:style-name="ch1">
        <chart:title svg:x="2.706cm" svg:y="0.335cm" chart:style-name="ch2">
          <text:p>RF vs. Temperature at 80%RH, 400ppmv CO2</text:p>
        </chart:title>
        <chart:legend svg:x="11.57cm" svg:y="3.467cm" style:legend-expansion="custom" chartooo:width="3.005cm" chartooo:height="3.469cm" style:legend-expansion-aspect-ratio="0.866243874315365" chart:style-name="ch3"/>
        <chart:plot-area chart:style-name="ch4" table:cell-range-address="CO2_400ppm.A27:CO2_400ppm.A35 CO2_400ppm.G26:CO2_400ppm.H35 CO2_400ppm.E26:CO2_400ppm.E35" chart:data-source-has-labels="row" svg:x="1.304cm" svg:y="1.199cm" svg:width="10.391cm" svg:height="6.949cm">
          <chartooo:coordinate-region svg:x="2.111cm" svg:y="1.398cm" svg:width="9.304cm" svg:height="6.103cm"/>
          <chart:axis chart:dimension="x" chart:name="primary-x" chart:style-name="ch5">
            <chart:title svg:x="5.264cm" svg:y="8.347cm" chart:style-name="ch6">
              <text:p>Temperature (K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49cm" svg:y="6.635cm" chart:style-name="ch10">
              <text:p>Radiative Forcing (W/m^2)</text:p>
            </chart:title>
            <chart:grid chart:style-name="ch7" chart:class="major"/>
          </chart:axis>
          <chart:series chart:style-name="ch11" chart:values-cell-range-address="CO2_400ppm.H27:CO2_400ppm.H35" chart:label-cell-address="CO2_400ppm.H26:CO2_400ppm.H26" chart:class="chart:scatter">
            <chart:domain table:cell-range-address="CO2_400ppm.A27:CO2_400ppm.A35"/>
            <chart:regression-curve chart:style-name="ch12">
              <chart:equation chart:display-equation="true" chart:display-r-square="true" svg:x="0cm" svg:y="8.953cm" chart:style-name="ch13"/>
            </chart:regression-curve>
            <chart:data-point chart:repeated="9"/>
          </chart:series>
          <chart:series chart:style-name="ch14" chart:values-cell-range-address="CO2_400ppm.G27:CO2_400ppm.G35" chart:label-cell-address="CO2_400ppm.G26:CO2_400ppm.G26" chart:class="chart:scatter">
            <chart:data-point chart:repeated="9"/>
          </chart:series>
          <chart:series chart:style-name="ch15" chart:values-cell-range-address="CO2_400ppm.E27:CO2_400ppm.E35" chart:label-cell-address="CO2_400ppm.E26:CO2_400ppm.E26" chart:class="chart:scatte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80% RH</text:p>
                <draw:g>
                  <svg:desc>CO2_400ppm.H26:CO2_400ppm.H26</svg:desc>
                </draw:g>
              </table:table-cell>
              <table:table-cell office:value-type="string">
                <text:p>60% RH</text:p>
                <draw:g>
                  <svg:desc>CO2_400ppm.G26:CO2_400ppm.G26</svg:desc>
                </draw:g>
              </table:table-cell>
              <table:table-cell office:value-type="string">
                <text:p>40% RH</text:p>
                <draw:g>
                  <svg:desc>CO2_400ppm.E26:CO2_400ppm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3.15">
                <text:p>283.15</text:p>
                <draw:g>
                  <svg:desc>CO2_400ppm.A27:CO2_400ppm.A35</svg:desc>
                </draw:g>
              </table:table-cell>
              <table:table-cell office:value-type="float" office:value="141.986229136203">
                <text:p>141.986229136203</text:p>
                <draw:g>
                  <svg:desc>CO2_400ppm.H27:CO2_400ppm.H35</svg:desc>
                </draw:g>
              </table:table-cell>
              <table:table-cell office:value-type="float" office:value="139.4837564356">
                <text:p>139.4837564356</text:p>
                <draw:g>
                  <svg:desc>CO2_400ppm.G27:CO2_400ppm.G35</svg:desc>
                </draw:g>
              </table:table-cell>
              <table:table-cell office:value-type="float" office:value="135.682725715322">
                <text:p>135.682725715322</text:p>
                <draw:g>
                  <svg:desc>CO2_400ppm.E27:CO2_400ppm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7.15">
                <text:p>287.15</text:p>
              </table:table-cell>
              <table:table-cell office:value-type="float" office:value="152.726566937102">
                <text:p>152.726566937102</text:p>
              </table:table-cell>
              <table:table-cell office:value-type="float" office:value="150.249721557243">
                <text:p>150.249721557243</text:p>
              </table:table-cell>
              <table:table-cell office:value-type="float" office:value="146.511370544082">
                <text:p>146.511370544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8.15">
                <text:p>288.15</text:p>
              </table:table-cell>
              <table:table-cell office:value-type="float" office:value="155.480580199016">
                <text:p>155.480580199016</text:p>
              </table:table-cell>
              <table:table-cell office:value-type="float" office:value="153.005379892884">
                <text:p>153.005379892884</text:p>
              </table:table-cell>
              <table:table-cell office:value-type="float" office:value="149.277758531089">
                <text:p>149.277758531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9.15">
                <text:p>289.15</text:p>
              </table:table-cell>
              <table:table-cell office:value-type="float" office:value="158.272529020238">
                <text:p>158.272529020238</text:p>
              </table:table-cell>
              <table:table-cell office:value-type="float" office:value="155.789996617307">
                <text:p>155.789996617307</text:p>
              </table:table-cell>
              <table:table-cell office:value-type="float" office:value="152.069958527492">
                <text:p>152.0699585274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.15">
                <text:p>290.15</text:p>
              </table:table-cell>
              <table:table-cell office:value-type="float" office:value="161.093144182937">
                <text:p>161.093144182937</text:p>
              </table:table-cell>
              <table:table-cell office:value-type="float" office:value="158.60194545331">
                <text:p>158.60194545331</text:p>
              </table:table-cell>
              <table:table-cell office:value-type="float" office:value="154.885520012572">
                <text:p>154.8855200125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1.15">
                <text:p>291.15</text:p>
              </table:table-cell>
              <table:table-cell office:value-type="float" office:value="163.950483286732">
                <text:p>163.950483286732</text:p>
              </table:table-cell>
              <table:table-cell office:value-type="float" office:value="161.452049042524">
                <text:p>161.452049042524</text:p>
              </table:table-cell>
              <table:table-cell office:value-type="float" office:value="157.729940475383">
                <text:p>157.7299404753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2.15">
                <text:p>292.15</text:p>
              </table:table-cell>
              <table:table-cell office:value-type="float" office:value="166.842477245252">
                <text:p>166.842477245252</text:p>
              </table:table-cell>
              <table:table-cell office:value-type="float" office:value="164.321639584182">
                <text:p>164.321639584182</text:p>
              </table:table-cell>
              <table:table-cell office:value-type="float" office:value="160.600140972606">
                <text:p>160.600140972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3.15">
                <text:p>293.15</text:p>
              </table:table-cell>
              <table:table-cell office:value-type="float" office:value="169.770450963488">
                <text:p>169.770450963488</text:p>
              </table:table-cell>
              <table:table-cell office:value-type="float" office:value="167.228050168446">
                <text:p>167.228050168446</text:p>
              </table:table-cell>
              <table:table-cell office:value-type="float" office:value="163.496930028242">
                <text:p>163.4969300282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8.15">
                <text:p>298.15</text:p>
              </table:table-cell>
              <table:table-cell office:value-type="float" office:value="185.026263642978">
                <text:p>185.026263642978</text:p>
              </table:table-cell>
              <table:table-cell office:value-type="float" office:value="182.298602199466">
                <text:p>182.298602199466</text:p>
              </table:table-cell>
              <table:table-cell office:value-type="float" office:value="178.433666931421">
                <text:p>178.4336669314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">
      <style:chart-properties chart:display-label="true" chart:logarithmic="false" chart:minimum="120" chart:maximum="2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">
      <style:chart-properties chart:symbol-type="named-symbol" chart:symbol-name="square" chart:symbol-width="0.1cm" chart:symbol-height="0.1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3" loext:regression-period="2" loext:regression-extrapolate-forward="1" loext:regression-extrapolate-backward="1" loext:regression-force-intercept="false" loext:regression-intercept-value="0" chart:regression-type="polynomial"/>
      <style:graphic-properties svg:stroke-width="0.02cm" svg:stroke-color="#004586"/>
    </style:style>
    <style:style style:name="ch13" style:family="chart" style:data-style-name="N140">
      <style:text-properties fo:color="#004586"/>
    </style:style>
    <style:style style:name="ch14" style:family="chart" style:data-style-name="N1">
      <style:chart-properties chart:symbol-type="named-symbol" chart:symbol-name="diamond" chart:symbol-width="0.1cm" chart:symbol-height="0.1cm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down" chart:symbol-width="0.1cm" chart:symbol-height="0.1cm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6" style:family="chart">
      <style:chart-properties loext:regression-name="" loext:regression-max-degree="3" loext:regression-period="2" loext:regression-extrapolate-forward="1" loext:regression-extrapolate-backward="1" loext:regression-force-intercept="false" loext:regression-intercept-value="0" chart:regression-type="polynomial"/>
      <style:graphic-properties svg:stroke-width="0.02cm" svg:stroke-color="#579d1c"/>
    </style:style>
    <style:style style:name="ch17" style:family="chart" style:data-style-name="N140">
      <style:text-properties fo:color="#579d1c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4.787cm" svg:height="9.998cm" xlink:href=".." xlink:type="simple" chart:class="chart:scatter" chart:style-name="ch1">
        <chart:title svg:x="2.706cm" svg:y="0.335cm" chart:style-name="ch2">
          <text:p>RF vs. Temperature at 80%RH, 800ppmv CO2</text:p>
        </chart:title>
        <chart:legend svg:x="11.57cm" svg:y="3.467cm" style:legend-expansion="custom" chartooo:width="3.005cm" chartooo:height="3.469cm" style:legend-expansion-aspect-ratio="0.866243874315365" chart:style-name="ch3"/>
        <chart:plot-area chart:style-name="ch4" table:cell-range-address="CO2_800ppm.A27:CO2_800ppm.A35 CO2_800ppm.F26:CO2_800ppm.H35" chart:data-source-has-labels="row" svg:x="1.304cm" svg:y="1.199cm" svg:width="10.391cm" svg:height="6.949cm">
          <chartooo:coordinate-region svg:x="2.111cm" svg:y="1.398cm" svg:width="9.304cm" svg:height="6.103cm"/>
          <chart:axis chart:dimension="x" chart:name="primary-x" chart:style-name="ch5">
            <chart:title svg:x="5.264cm" svg:y="8.347cm" chart:style-name="ch6">
              <text:p>Temperature (K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49cm" svg:y="6.635cm" chart:style-name="ch10">
              <text:p>Radiative Forcing (W/m^2)</text:p>
            </chart:title>
            <chart:grid chart:style-name="ch7" chart:class="major"/>
          </chart:axis>
          <chart:series chart:style-name="ch11" chart:values-cell-range-address="CO2_800ppm.H27:CO2_800ppm.H35" chart:label-cell-address="CO2_800ppm.H26:CO2_800ppm.H26" chart:class="chart:scatter">
            <chart:domain table:cell-range-address="CO2_800ppm.A27:CO2_800ppm.A35"/>
            <chart:regression-curve chart:style-name="ch12">
              <chart:equation chart:display-equation="true" chart:display-r-square="true" svg:x="0.549cm" svg:y="1.268cm" chart:style-name="ch13"/>
            </chart:regression-curve>
            <chart:data-point chart:repeated="9"/>
          </chart:series>
          <chart:series chart:style-name="ch14" chart:values-cell-range-address="CO2_800ppm.G27:CO2_800ppm.G35" chart:label-cell-address="CO2_800ppm.G26:CO2_800ppm.G26" chart:class="chart:scatter">
            <chart:data-point chart:repeated="9"/>
          </chart:series>
          <chart:series chart:style-name="ch15" chart:values-cell-range-address="CO2_800ppm.F27:CO2_800ppm.F35" chart:label-cell-address="CO2_800ppm.F26:CO2_800ppm.F26" chart:class="chart:scatter">
            <chart:regression-curve chart:style-name="ch16">
              <chart:equation chart:display-equation="true" chart:display-r-square="true" svg:x="0.208cm" svg:y="8.805cm" chart:style-name="ch17"/>
            </chart:regression-curve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80% RH</text:p>
                <draw:g>
                  <svg:desc>CO2_800ppm.H26:CO2_800ppm.H26</svg:desc>
                </draw:g>
              </table:table-cell>
              <table:table-cell office:value-type="string">
                <text:p>60% RH</text:p>
                <draw:g>
                  <svg:desc>CO2_800ppm.G26:CO2_800ppm.G26</svg:desc>
                </draw:g>
              </table:table-cell>
              <table:table-cell office:value-type="string">
                <text:p>46% RH</text:p>
                <draw:g>
                  <svg:desc>CO2_800ppm.F26:CO2_800ppm.F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3.15">
                <text:p>283.15</text:p>
                <draw:g>
                  <svg:desc>CO2_800ppm.A27:CO2_800ppm.A35</svg:desc>
                </draw:g>
              </table:table-cell>
              <table:table-cell office:value-type="float" office:value="143.796146139661">
                <text:p>143.796146139661</text:p>
                <draw:g>
                  <svg:desc>CO2_800ppm.H27:CO2_800ppm.H35</svg:desc>
                </draw:g>
              </table:table-cell>
              <table:table-cell office:value-type="float" office:value="141.413368730184">
                <text:p>141.413368730184</text:p>
                <draw:g>
                  <svg:desc>CO2_800ppm.G27:CO2_800ppm.G35</svg:desc>
                </draw:g>
              </table:table-cell>
              <table:table-cell office:value-type="float" office:value="139.063116516271">
                <text:p>139.063116516271</text:p>
                <draw:g>
                  <svg:desc>CO2_800ppm.F27:CO2_800ppm.F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7.15">
                <text:p>287.15</text:p>
              </table:table-cell>
              <table:table-cell office:value-type="float" office:value="154.526505120903">
                <text:p>154.526505120903</text:p>
              </table:table-cell>
              <table:table-cell office:value-type="float" office:value="152.17390650477">
                <text:p>152.17390650477</text:p>
              </table:table-cell>
              <table:table-cell office:value-type="float" office:value="149.877343646619">
                <text:p>149.877343646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8.15">
                <text:p>288.15</text:p>
              </table:table-cell>
              <table:table-cell office:value-type="float" office:value="157.281289755256">
                <text:p>157.281289755256</text:p>
              </table:table-cell>
              <table:table-cell office:value-type="float" office:value="154.928462651055">
                <text:p>154.928462651055</text:p>
              </table:table-cell>
              <table:table-cell office:value-type="float" office:value="152.639062519398">
                <text:p>152.6390625193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9.15">
                <text:p>289.15</text:p>
              </table:table-cell>
              <table:table-cell office:value-type="float" office:value="160.068999632102">
                <text:p>160.068999632102</text:p>
              </table:table-cell>
              <table:table-cell office:value-type="float" office:value="157.712203489111">
                <text:p>157.712203489111</text:p>
              </table:table-cell>
              <table:table-cell office:value-type="float" office:value="155.422717393615">
                <text:p>155.4227173936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.15">
                <text:p>290.15</text:p>
              </table:table-cell>
              <table:table-cell office:value-type="float" office:value="162.888452460203">
                <text:p>162.888452460203</text:p>
              </table:table-cell>
              <table:table-cell office:value-type="float" office:value="160.523611398743">
                <text:p>160.523611398743</text:p>
              </table:table-cell>
              <table:table-cell office:value-type="float" office:value="158.232257760557">
                <text:p>158.2322577605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1.15">
                <text:p>291.15</text:p>
              </table:table-cell>
              <table:table-cell office:value-type="float" office:value="165.744819349005">
                <text:p>165.744819349005</text:p>
              </table:table-cell>
              <table:table-cell office:value-type="float" office:value="163.367919131533">
                <text:p>163.367919131533</text:p>
              </table:table-cell>
              <table:table-cell office:value-type="float" office:value="161.161297978429">
                <text:p>161.161297978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2.15">
                <text:p>292.15</text:p>
              </table:table-cell>
              <table:table-cell office:value-type="float" office:value="168.636116288211">
                <text:p>168.636116288211</text:p>
              </table:table-cell>
              <table:table-cell office:value-type="float" office:value="166.242736180785">
                <text:p>166.242736180785</text:p>
              </table:table-cell>
              <table:table-cell office:value-type="float" office:value="164.027429394723">
                <text:p>164.027429394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3.15">
                <text:p>293.15</text:p>
              </table:table-cell>
              <table:table-cell office:value-type="float" office:value="171.563634494866">
                <text:p>171.563634494866</text:p>
              </table:table-cell>
              <table:table-cell office:value-type="float" office:value="169.149240175909">
                <text:p>169.149240175909</text:p>
              </table:table-cell>
              <table:table-cell office:value-type="float" office:value="166.921823145062">
                <text:p>166.921823145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8.15">
                <text:p>298.15</text:p>
              </table:table-cell>
              <table:table-cell office:value-type="float" office:value="186.818922204751">
                <text:p>186.818922204751</text:p>
              </table:table-cell>
              <table:table-cell office:value-type="float" office:value="184.22321649343">
                <text:p>184.22321649343</text:p>
              </table:table-cell>
              <table:table-cell office:value-type="float" office:value="181.753341229059">
                <text:p>181.7533412290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7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4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">
      <style:chart-properties chart:display-label="true" chart:logarithmic="false" chart:minimum="80" chart:maximum="18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">
      <style:chart-properties chart:symbol-type="named-symbol" chart:symbol-name="square" chart:symbol-width="0.1cm" chart:symbol-height="0.1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3" loext:regression-period="2" loext:regression-extrapolate-forward="1" loext:regression-extrapolate-backward="1" loext:regression-force-intercept="false" loext:regression-intercept-value="0" chart:regression-type="polynomial"/>
      <style:graphic-properties svg:stroke-width="0.02cm" svg:stroke-color="#004586"/>
    </style:style>
    <style:style style:name="ch13" style:family="chart" style:data-style-name="N137">
      <style:text-properties fo:color="#004586"/>
    </style:style>
    <style:style style:name="ch14" style:family="chart" style:data-style-name="N1">
      <style:chart-properties chart:symbol-type="named-symbol" chart:symbol-name="diamond" chart:symbol-width="0.1cm" chart:symbol-height="0.1cm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down" chart:symbol-width="0.1cm" chart:symbol-height="0.1cm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787cm" svg:height="9.998cm" xlink:href=".." xlink:type="simple" chart:class="chart:scatter" chart:style-name="ch1">
        <chart:title svg:x="2.706cm" svg:y="0.335cm" chart:style-name="ch2">
          <text:p>RF vs. Temperature at 80%RH, 550ppmv CO2</text:p>
        </chart:title>
        <chart:legend svg:x="11.57cm" svg:y="3.467cm" style:legend-expansion="custom" chartooo:width="3.005cm" chartooo:height="3.469cm" style:legend-expansion-aspect-ratio="0.866243874315365" chart:style-name="ch3"/>
        <chart:plot-area chart:style-name="ch4" table:cell-range-address="CO2_550ppm.A27:CO2_550ppm.A35 CO2_550ppm.G26:CO2_550ppm.H35 CO2_550ppm.E26:CO2_550ppm.E35" chart:data-source-has-labels="row" svg:x="1.304cm" svg:y="1.199cm" svg:width="10.391cm" svg:height="6.949cm">
          <chartooo:coordinate-region svg:x="2.111cm" svg:y="1.398cm" svg:width="9.304cm" svg:height="6.103cm"/>
          <chart:axis chart:dimension="x" chart:name="primary-x" chart:style-name="ch5">
            <chart:title svg:x="5.264cm" svg:y="8.347cm" chart:style-name="ch6">
              <text:p>Temperature (K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49cm" svg:y="6.635cm" chart:style-name="ch10">
              <text:p>Radiative Forcing (W/m^2)</text:p>
            </chart:title>
            <chart:grid chart:style-name="ch7" chart:class="major"/>
          </chart:axis>
          <chart:series chart:style-name="ch11" chart:values-cell-range-address="CO2_550ppm.H27:CO2_550ppm.H35" chart:label-cell-address="CO2_550ppm.H26:CO2_550ppm.H26" chart:class="chart:scatter">
            <chart:domain table:cell-range-address="CO2_550ppm.A27:CO2_550ppm.A35"/>
            <chart:regression-curve chart:style-name="ch12">
              <chart:equation chart:display-equation="true" chart:display-r-square="true" svg:x="0cm" svg:y="8.953cm" chart:style-name="ch13"/>
            </chart:regression-curve>
            <chart:data-point chart:repeated="9"/>
          </chart:series>
          <chart:series chart:style-name="ch14" chart:values-cell-range-address="CO2_550ppm.G27:CO2_550ppm.G35" chart:label-cell-address="CO2_550ppm.G26:CO2_550ppm.G26" chart:class="chart:scatter">
            <chart:data-point chart:repeated="9"/>
          </chart:series>
          <chart:series chart:style-name="ch15" chart:values-cell-range-address="CO2_550ppm.E27:CO2_550ppm.E35" chart:label-cell-address="CO2_550ppm.E26:CO2_550ppm.E26" chart:class="chart:scatte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80% RH</text:p>
                <draw:g>
                  <svg:desc>CO2_550ppm.H26:CO2_550ppm.H26</svg:desc>
                </draw:g>
              </table:table-cell>
              <table:table-cell office:value-type="string">
                <text:p>60% RH</text:p>
                <draw:g>
                  <svg:desc>CO2_550ppm.G26:CO2_550ppm.G26</svg:desc>
                </draw:g>
              </table:table-cell>
              <table:table-cell office:value-type="string">
                <text:p>40% RH</text:p>
                <draw:g>
                  <svg:desc>CO2_550ppm.E26:CO2_550ppm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3.15">
                <text:p>283.15</text:p>
                <draw:g>
                  <svg:desc>CO2_550ppm.A27:CO2_550ppm.A35</svg:desc>
                </draw:g>
              </table:table-cell>
              <table:table-cell office:value-type="float" office:value="142.8252733671">
                <text:p>142.8252733671</text:p>
                <draw:g>
                  <svg:desc>CO2_550ppm.H27:CO2_550ppm.H35</svg:desc>
                </draw:g>
              </table:table-cell>
              <table:table-cell office:value-type="float" office:value="140.379924654435">
                <text:p>140.379924654435</text:p>
                <draw:g>
                  <svg:desc>CO2_550ppm.G27:CO2_550ppm.G35</svg:desc>
                </draw:g>
              </table:table-cell>
              <table:table-cell office:value-type="float" office:value="136.658434016753">
                <text:p>136.658434016753</text:p>
                <draw:g>
                  <svg:desc>CO2_550ppm.E27:CO2_550ppm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7.15">
                <text:p>287.15</text:p>
              </table:table-cell>
              <table:table-cell office:value-type="float" office:value="153.554817590564">
                <text:p>153.554817590564</text:p>
              </table:table-cell>
              <table:table-cell office:value-type="float" office:value="151.137468551248">
                <text:p>151.137468551248</text:p>
              </table:table-cell>
              <table:table-cell office:value-type="float" office:value="147.483983569622">
                <text:p>147.483983569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8.15">
                <text:p>288.15</text:p>
              </table:table-cell>
              <table:table-cell office:value-type="float" office:value="156.308945580656">
                <text:p>156.308945580656</text:p>
              </table:table-cell>
              <table:table-cell office:value-type="float" office:value="153.890988869057">
                <text:p>153.890988869057</text:p>
              </table:table-cell>
              <table:table-cell office:value-type="float" office:value="150.246272849007">
                <text:p>150.246272849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9.15">
                <text:p>289.15</text:p>
              </table:table-cell>
              <table:table-cell office:value-type="float" office:value="159.09577114229">
                <text:p>159.09577114229</text:p>
              </table:table-cell>
              <table:table-cell office:value-type="float" office:value="156.673518597239">
                <text:p>156.673518597239</text:p>
              </table:table-cell>
              <table:table-cell office:value-type="float" office:value="153.040300475688">
                <text:p>153.040300475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.15">
                <text:p>290.15</text:p>
              </table:table-cell>
              <table:table-cell office:value-type="float" office:value="161.914088699078">
                <text:p>161.914088699078</text:p>
              </table:table-cell>
              <table:table-cell office:value-type="float" office:value="159.483490542737">
                <text:p>159.483490542737</text:p>
              </table:table-cell>
              <table:table-cell office:value-type="float" office:value="155.854709883265">
                <text:p>155.854709883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1.15">
                <text:p>291.15</text:p>
              </table:table-cell>
              <table:table-cell office:value-type="float" office:value="164.769176495959">
                <text:p>164.769176495959</text:p>
              </table:table-cell>
              <table:table-cell office:value-type="float" office:value="162.331556748994">
                <text:p>162.331556748994</text:p>
              </table:table-cell>
              <table:table-cell office:value-type="float" office:value="158.697883885013">
                <text:p>158.6978838850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2.15">
                <text:p>292.15</text:p>
              </table:table-cell>
              <table:table-cell office:value-type="float" office:value="167.659028070075">
                <text:p>167.659028070075</text:p>
              </table:table-cell>
              <table:table-cell office:value-type="float" office:value="165.199336827089">
                <text:p>165.199336827089</text:p>
              </table:table-cell>
              <table:table-cell office:value-type="float" office:value="161.566838891001">
                <text:p>161.566838891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3.15">
                <text:p>293.15</text:p>
              </table:table-cell>
              <table:table-cell office:value-type="float" office:value="170.584949247604">
                <text:p>170.584949247604</text:p>
              </table:table-cell>
              <table:table-cell office:value-type="float" office:value="168.103955628227">
                <text:p>168.103955628227</text:p>
              </table:table-cell>
              <table:table-cell office:value-type="float" office:value="164.462401260403">
                <text:p>164.462401260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8.15">
                <text:p>298.15</text:p>
              </table:table-cell>
              <table:table-cell office:value-type="float" office:value="185.831224654456">
                <text:p>185.831224654456</text:p>
              </table:table-cell>
              <table:table-cell office:value-type="float" office:value="183.166607272932">
                <text:p>183.166607272932</text:p>
              </table:table-cell>
              <table:table-cell office:value-type="float" office:value="179.393543514994">
                <text:p>179.39354351499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">
      <style:chart-properties chart:symbol-type="named-symbol" chart:symbol-name="square" chart:symbol-width="0.1cm" chart:symbol-height="0.1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3" loext:regression-period="2" loext:regression-extrapolate-forward="1" loext:regression-extrapolate-backward="1" loext:regression-force-intercept="false" loext:regression-intercept-value="0" chart:regression-type="polynomial"/>
      <style:graphic-properties svg:stroke-width="0.02cm" svg:stroke-color="#004586"/>
    </style:style>
    <style:style style:name="ch13" style:family="chart" style:data-style-name="N140">
      <style:text-properties fo: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787cm" svg:height="9.998cm" xlink:href=".." xlink:type="simple" chart:class="chart:scatter" chart:style-name="ch1">
        <chart:title svg:x="2.587cm" svg:y="0.335cm" chart:style-name="ch2">
          <text:p>RF vs. Temperature at 80%RH, 1600ppmv CO2</text:p>
        </chart:title>
        <chart:legend svg:x="11.57cm" svg:y="3.467cm" style:legend-expansion="custom" chartooo:width="3.005cm" chartooo:height="3.469cm" style:legend-expansion-aspect-ratio="0.866243874315365" chart:style-name="ch3"/>
        <chart:plot-area chart:style-name="ch4" table:cell-range-address="CO2_1600ppm.A27:CO2_1600ppm.A35 CO2_1600ppm.H26:CO2_1600ppm.H35" chart:data-source-has-labels="row" svg:x="1.304cm" svg:y="1.199cm" svg:width="10.391cm" svg:height="6.949cm">
          <chartooo:coordinate-region svg:x="2.111cm" svg:y="1.398cm" svg:width="9.304cm" svg:height="6.103cm"/>
          <chart:axis chart:dimension="x" chart:name="primary-x" chart:style-name="ch5">
            <chart:title svg:x="5.264cm" svg:y="8.347cm" chart:style-name="ch6">
              <text:p>Temperature (K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49cm" svg:y="6.635cm" chart:style-name="ch10">
              <text:p>Radiative Forcing (W/m^2)</text:p>
            </chart:title>
            <chart:grid chart:style-name="ch7" chart:class="major"/>
          </chart:axis>
          <chart:series chart:style-name="ch11" chart:values-cell-range-address="CO2_1600ppm.H27:CO2_1600ppm.H35" chart:label-cell-address="CO2_1600ppm.H26:CO2_1600ppm.H26" chart:class="chart:scatter">
            <chart:domain table:cell-range-address="CO2_1600ppm.A27:CO2_1600ppm.A35"/>
            <chart:regression-curve chart:style-name="ch12">
              <chart:equation chart:display-equation="true" chart:display-r-square="true" svg:x="0cm" svg:y="8.953cm" chart:style-name="ch13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80% RH</text:p>
                <draw:g>
                  <svg:desc>CO2_1600ppm.H26:CO2_1600ppm.H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3.15">
                <text:p>283.15</text:p>
                <draw:g>
                  <svg:desc>CO2_1600ppm.A27:CO2_1600ppm.A35</svg:desc>
                </draw:g>
              </table:table-cell>
              <table:table-cell office:value-type="float" office:value="145.675481707674">
                <text:p>145.675481707674</text:p>
                <draw:g>
                  <svg:desc>CO2_1600ppm.H27:CO2_1600ppm.H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7.15">
                <text:p>287.15</text:p>
              </table:table-cell>
              <table:table-cell office:value-type="float" office:value="156.453529108174">
                <text:p>156.4535291081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8.15">
                <text:p>288.15</text:p>
              </table:table-cell>
              <table:table-cell office:value-type="float" office:value="159.221453907971">
                <text:p>159.2214539079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9.15">
                <text:p>289.15</text:p>
              </table:table-cell>
              <table:table-cell office:value-type="float" office:value="162.022854454483">
                <text:p>162.0228544544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.15">
                <text:p>290.15</text:p>
              </table:table-cell>
              <table:table-cell office:value-type="float" office:value="164.856505223759">
                <text:p>164.8565052237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1.15">
                <text:p>291.15</text:p>
              </table:table-cell>
              <table:table-cell office:value-type="float" office:value="167.727427945886">
                <text:p>167.7274279458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2.15">
                <text:p>292.15</text:p>
              </table:table-cell>
              <table:table-cell office:value-type="float" office:value="170.633580723017">
                <text:p>170.633580723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3.15">
                <text:p>293.15</text:p>
              </table:table-cell>
              <table:table-cell office:value-type="float" office:value="173.576159259645">
                <text:p>173.5761592596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8.15">
                <text:p>298.15</text:p>
              </table:table-cell>
              <table:table-cell office:value-type="float" office:value="188.90742862607">
                <text:p>188.907428626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 svg:stroke-width="0.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">
      <style:chart-properties chart:symbol-type="named-symbol" chart:symbol-name="square" chart:symbol-width="0.1cm" chart:symbol-height="0.1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3" loext:regression-period="2" loext:regression-extrapolate-forward="1" loext:regression-extrapolate-backward="1" loext:regression-force-intercept="false" loext:regression-intercept-value="0" chart:regression-type="polynomial"/>
      <style:graphic-properties svg:stroke-width="0.02cm" svg:stroke-color="#004586"/>
    </style:style>
    <style:style style:name="ch13" style:family="chart" style:data-style-name="N0">
      <style:text-properties fo:color="#004586"/>
    </style:style>
    <style:style style:name="ch14" style:family="chart" style:data-style-name="N1">
      <style:chart-properties chart:symbol-type="named-symbol" chart:symbol-name="diamond" chart:symbol-width="0.1cm" chart:symbol-height="0.1cm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down" chart:symbol-width="0.1cm" chart:symbol-height="0.1cm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arrow-up" chart:symbol-width="0.1cm" chart:symbol-height="0.1cm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arrow-right" chart:symbol-width="0.1cm" chart:symbol-height="0.1cm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8" style:family="chart" style:data-style-name="N1">
      <style:chart-properties chart:symbol-type="named-symbol" chart:symbol-name="arrow-left" chart:symbol-width="0.1cm" chart:symbol-height="0.1cm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4.787cm" svg:height="9.998cm" xlink:href=".." xlink:type="simple" chart:class="chart:scatter" chart:style-name="ch1">
        <chart:title svg:x="2.706cm" svg:y="0.335cm" chart:style-name="ch2">
          <text:p>RF vs. Temperature at 80%RH, 275ppmv CO2</text:p>
        </chart:title>
        <chart:legend svg:x="11.57cm" svg:y="3.467cm" style:legend-expansion="custom" chartooo:width="3.005cm" chartooo:height="3.469cm" style:legend-expansion-aspect-ratio="0.866243874315365" chart:style-name="ch3"/>
        <chart:plot-area chart:style-name="ch4" table:cell-range-address="CO2_275ppm.A27:CO2_275ppm.B35 CO2_275ppm.G26:CO2_275ppm.H35 CO2_275ppm.C26:CO2_275ppm.E35 CO2_275ppm.B26:CO2_275ppm.B26" chart:data-source-has-labels="row" svg:x="1.304cm" svg:y="1.199cm" svg:width="10.391cm" svg:height="6.949cm">
          <chartooo:coordinate-region svg:x="2.111cm" svg:y="1.398cm" svg:width="9.304cm" svg:height="6.103cm"/>
          <chart:axis chart:dimension="x" chart:name="primary-x" chart:style-name="ch5">
            <chart:title svg:x="5.264cm" svg:y="8.347cm" chart:style-name="ch6">
              <text:p>Temperature (K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49cm" svg:y="6.635cm" chart:style-name="ch10">
              <text:p>Radiative Forcing (W/m^2)</text:p>
            </chart:title>
            <chart:grid chart:style-name="ch7" chart:class="major"/>
          </chart:axis>
          <chart:series chart:style-name="ch11" chart:values-cell-range-address="CO2_275ppm.H27:CO2_275ppm.H35" chart:label-cell-address="CO2_275ppm.H26:CO2_275ppm.H26" chart:class="chart:scatter">
            <chart:domain table:cell-range-address="CO2_275ppm.A27:CO2_275ppm.A35"/>
            <chart:regression-curve chart:style-name="ch12">
              <chart:equation chart:display-equation="true" chart:display-r-square="true" svg:x="0cm" svg:y="8.953cm" chart:style-name="ch13"/>
            </chart:regression-curve>
            <chart:data-point chart:repeated="9"/>
          </chart:series>
          <chart:series chart:style-name="ch14" chart:values-cell-range-address="CO2_275ppm.G27:CO2_275ppm.G35" chart:label-cell-address="CO2_275ppm.G26:CO2_275ppm.G26" chart:class="chart:scatter">
            <chart:data-point chart:repeated="9"/>
          </chart:series>
          <chart:series chart:style-name="ch15" chart:values-cell-range-address="CO2_275ppm.E27:CO2_275ppm.E35" chart:label-cell-address="CO2_275ppm.E26:CO2_275ppm.E26" chart:class="chart:scatter">
            <chart:data-point chart:repeated="9"/>
          </chart:series>
          <chart:series chart:style-name="ch16" chart:values-cell-range-address="CO2_275ppm.D27:CO2_275ppm.D35" chart:label-cell-address="CO2_275ppm.D26:CO2_275ppm.D26" chart:class="chart:scatter">
            <chart:data-point chart:repeated="9"/>
          </chart:series>
          <chart:series chart:style-name="ch17" chart:values-cell-range-address="CO2_275ppm.C27:CO2_275ppm.C35" chart:label-cell-address="CO2_275ppm.C26:CO2_275ppm.C26" chart:class="chart:scatter">
            <chart:data-point chart:repeated="9"/>
          </chart:series>
          <chart:series chart:style-name="ch18" chart:values-cell-range-address="CO2_275ppm.B27:CO2_275ppm.B35" chart:label-cell-address="CO2_275ppm.B26:CO2_275ppm.B26" chart:class="chart:scatter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80% RH</text:p>
                <draw:g>
                  <svg:desc>CO2_275ppm.H26:CO2_275ppm.H26</svg:desc>
                </draw:g>
              </table:table-cell>
              <table:table-cell office:value-type="string">
                <text:p>60% RH</text:p>
                <draw:g>
                  <svg:desc>CO2_275ppm.G26:CO2_275ppm.G26</svg:desc>
                </draw:g>
              </table:table-cell>
              <table:table-cell office:value-type="string">
                <text:p>40% RH</text:p>
                <draw:g>
                  <svg:desc>CO2_275ppm.E26:CO2_275ppm.E26</svg:desc>
                </draw:g>
              </table:table-cell>
              <table:table-cell office:value-type="string">
                <text:p>20% RH</text:p>
                <draw:g>
                  <svg:desc>CO2_275ppm.D26:CO2_275ppm.D26</svg:desc>
                </draw:g>
              </table:table-cell>
              <table:table-cell office:value-type="string">
                <text:p>10% RH</text:p>
                <draw:g>
                  <svg:desc>CO2_275ppm.C26:CO2_275ppm.C26</svg:desc>
                </draw:g>
              </table:table-cell>
              <table:table-cell office:value-type="string">
                <text:p>0% RH</text:p>
                <draw:g>
                  <svg:desc>CO2_275ppm.B26:CO2_275ppm.B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3.15">
                <text:p>283.15</text:p>
                <draw:g>
                  <svg:desc>CO2_275ppm.A27:CO2_275ppm.A35</svg:desc>
                </draw:g>
              </table:table-cell>
              <table:table-cell office:value-type="float" office:value="140.974251911677">
                <text:p>140.974251911677</text:p>
                <draw:g>
                  <svg:desc>CO2_275ppm.H27:CO2_275ppm.H35</svg:desc>
                </draw:g>
              </table:table-cell>
              <table:table-cell office:value-type="float" office:value="138.400071056845">
                <text:p>138.400071056845</text:p>
                <draw:g>
                  <svg:desc>CO2_275ppm.G27:CO2_275ppm.G35</svg:desc>
                </draw:g>
              </table:table-cell>
              <table:table-cell office:value-type="float" office:value="134.500168871671">
                <text:p>134.500168871671</text:p>
                <draw:g>
                  <svg:desc>CO2_275ppm.E27:CO2_275ppm.E35</svg:desc>
                </draw:g>
              </table:table-cell>
              <table:table-cell office:value-type="float" office:value="127.146974507038">
                <text:p>127.146974507038</text:p>
                <draw:g>
                  <svg:desc>CO2_275ppm.D27:CO2_275ppm.D35</svg:desc>
                </draw:g>
              </table:table-cell>
              <table:table-cell office:value-type="float" office:value="119.24263801992">
                <text:p>119.24263801992</text:p>
                <draw:g>
                  <svg:desc>CO2_275ppm.C27:CO2_275ppm.C35</svg:desc>
                </draw:g>
              </table:table-cell>
              <table:table-cell office:value-type="float" office:value="50.1346867921249">
                <text:p>50.1346867921249</text:p>
                <draw:g>
                  <svg:desc>CO2_275ppm.B27:CO2_275ppm.B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7.15">
                <text:p>287.15</text:p>
              </table:table-cell>
              <table:table-cell office:value-type="float" office:value="151.73410332132">
                <text:p>151.73410332132</text:p>
              </table:table-cell>
              <table:table-cell office:value-type="float" office:value="149.184563844579">
                <text:p>149.184563844579</text:p>
              </table:table-cell>
              <table:table-cell office:value-type="float" office:value="145.339651848802">
                <text:p>145.339651848802</text:p>
              </table:table-cell>
              <table:table-cell office:value-type="float" office:value="138.02253171196">
                <text:p>138.02253171196</text:p>
              </table:table-cell>
              <table:table-cell office:value-type="float" office:value="129.925711914371">
                <text:p>129.925711914371</text:p>
              </table:table-cell>
              <table:table-cell office:value-type="float" office:value="53.3885551545893">
                <text:p>53.3885551545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8.15">
                <text:p>288.15</text:p>
              </table:table-cell>
              <table:table-cell office:value-type="float" office:value="154.499188771017">
                <text:p>154.499188771017</text:p>
              </table:table-cell>
              <table:table-cell office:value-type="float" office:value="151.945248947118">
                <text:p>151.945248947118</text:p>
              </table:table-cell>
              <table:table-cell office:value-type="float" office:value="148.109528162513">
                <text:p>148.109528162513</text:p>
              </table:table-cell>
              <table:table-cell office:value-type="float" office:value="140.808234223516">
                <text:p>140.808234223516</text:p>
              </table:table-cell>
              <table:table-cell office:value-type="float" office:value="132.68304368028">
                <text:p>132.68304368028</text:p>
              </table:table-cell>
              <table:table-cell office:value-type="float" office:value="54.2255865201034">
                <text:p>54.22558652010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9.15">
                <text:p>289.15</text:p>
              </table:table-cell>
              <table:table-cell office:value-type="float" office:value="157.2941749371">
                <text:p>157.2941749371</text:p>
              </table:table-cell>
              <table:table-cell office:value-type="float" office:value="154.734972510807">
                <text:p>154.734972510807</text:p>
              </table:table-cell>
              <table:table-cell office:value-type="float" office:value="150.905440349083">
                <text:p>150.905440349083</text:p>
              </table:table-cell>
              <table:table-cell office:value-type="float" office:value="143.621003737523">
                <text:p>143.621003737523</text:p>
              </table:table-cell>
              <table:table-cell office:value-type="float" office:value="135.474161509486">
                <text:p>135.474161509486</text:p>
              </table:table-cell>
              <table:table-cell office:value-type="float" office:value="55.0733727425655">
                <text:p>55.0733727425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.15">
                <text:p>290.15</text:p>
              </table:table-cell>
              <table:table-cell office:value-type="float" office:value="160.120429532305">
                <text:p>160.120429532305</text:p>
              </table:table-cell>
              <table:table-cell office:value-type="float" office:value="157.552029245677">
                <text:p>157.552029245677</text:p>
              </table:table-cell>
              <table:table-cell office:value-type="float" office:value="153.724847188134">
                <text:p>153.724847188134</text:p>
              </table:table-cell>
              <table:table-cell office:value-type="float" office:value="146.456848275271">
                <text:p>146.456848275271</text:p>
              </table:table-cell>
              <table:table-cell office:value-type="float" office:value="138.294230280112">
                <text:p>138.294230280112</text:p>
              </table:table-cell>
              <table:table-cell office:value-type="float" office:value="55.9284214999773">
                <text:p>55.9284214999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1.15">
                <text:p>291.15</text:p>
              </table:table-cell>
              <table:table-cell office:value-type="float" office:value="162.983445890899">
                <text:p>162.983445890899</text:p>
              </table:table-cell>
              <table:table-cell office:value-type="float" office:value="160.407444986805">
                <text:p>160.407444986805</text:p>
              </table:table-cell>
              <table:table-cell office:value-type="float" office:value="156.573376533906">
                <text:p>156.573376533906</text:p>
              </table:table-cell>
              <table:table-cell office:value-type="float" office:value="149.321266264231">
                <text:p>149.321266264231</text:p>
              </table:table-cell>
              <table:table-cell office:value-type="float" office:value="141.148718957745">
                <text:p>141.148718957745</text:p>
              </table:table-cell>
              <table:table-cell office:value-type="float" office:value="56.796018967593">
                <text:p>56.7960189675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2.15">
                <text:p>292.15</text:p>
              </table:table-cell>
              <table:table-cell office:value-type="float" office:value="165.881067350181">
                <text:p>165.881067350181</text:p>
              </table:table-cell>
              <table:table-cell office:value-type="float" office:value="163.282144188499">
                <text:p>163.282144188499</text:p>
              </table:table-cell>
              <table:table-cell office:value-type="float" office:value="159.447768809015">
                <text:p>159.447768809015</text:p>
              </table:table-cell>
              <table:table-cell office:value-type="float" office:value="152.20968665652">
                <text:p>152.20968665652</text:p>
              </table:table-cell>
              <table:table-cell office:value-type="float" office:value="144.031658151592">
                <text:p>144.031658151592</text:p>
              </table:table-cell>
              <table:table-cell office:value-type="float" office:value="57.672918287338">
                <text:p>57.6729182873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3.15">
                <text:p>293.15</text:p>
              </table:table-cell>
              <table:table-cell office:value-type="float" office:value="168.814622411084">
                <text:p>168.814622411084</text:p>
              </table:table-cell>
              <table:table-cell office:value-type="float" office:value="166.193744681085">
                <text:p>166.193744681085</text:p>
              </table:table-cell>
              <table:table-cell office:value-type="float" office:value="162.348871523726">
                <text:p>162.348871523726</text:p>
              </table:table-cell>
              <table:table-cell office:value-type="float" office:value="155.123166767333">
                <text:p>155.123166767333</text:p>
              </table:table-cell>
              <table:table-cell office:value-type="float" office:value="146.943222127299">
                <text:p>146.943222127299</text:p>
              </table:table-cell>
              <table:table-cell office:value-type="float" office:value="58.5588836551538">
                <text:p>58.55888365515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8.15">
                <text:p>298.15</text:p>
              </table:table-cell>
              <table:table-cell office:value-type="float" office:value="184.098099099979">
                <text:p>184.098099099979</text:p>
              </table:table-cell>
              <table:table-cell office:value-type="float" office:value="181.290074883894">
                <text:p>181.290074883894</text:p>
              </table:table-cell>
              <table:table-cell office:value-type="float" office:value="177.30798240297">
                <text:p>177.30798240297</text:p>
              </table:table-cell>
              <table:table-cell office:value-type="float" office:value="170.069731453023">
                <text:p>170.069731453023</text:p>
              </table:table-cell>
              <table:table-cell office:value-type="float" office:value="161.914922631762">
                <text:p>161.914922631762</text:p>
              </table:table-cell>
              <table:table-cell office:value-type="float" office:value="63.1327501077305">
                <text:p>63.132750107730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">
      <style:chart-properties chart:display-label="true" chart:logarithmic="false" chart:minimum="80" chart:maximum="2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">
      <style:chart-properties chart:symbol-type="named-symbol" chart:symbol-name="square" chart:symbol-width="0.1cm" chart:symbol-height="0.1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3" loext:regression-period="2" loext:regression-extrapolate-forward="1" loext:regression-extrapolate-backward="1" loext:regression-force-intercept="false" loext:regression-intercept-value="0" chart:regression-type="polynomial"/>
      <style:graphic-properties svg:stroke-width="0.02cm" svg:stroke-color="#004586"/>
    </style:style>
    <style:style style:name="ch13" style:family="chart" style:data-style-name="N140">
      <style:text-properties fo:color="#004586"/>
    </style:style>
    <style:style style:name="ch14" style:family="chart" style:data-style-name="N1">
      <style:chart-properties chart:symbol-type="named-symbol" chart:symbol-name="diamond" chart:symbol-width="0.1cm" chart:symbol-height="0.1cm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down" chart:symbol-width="0.1cm" chart:symbol-height="0.1cm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787cm" svg:height="9.998cm" xlink:href=".." xlink:type="simple" chart:class="chart:scatter" chart:style-name="ch1">
        <chart:title svg:x="2.587cm" svg:y="0.335cm" chart:style-name="ch2">
          <text:p>RF vs. Temperature at 80%RH, 1100ppmv CO2</text:p>
        </chart:title>
        <chart:legend svg:x="11.57cm" svg:y="3.467cm" style:legend-expansion="custom" chartooo:width="3.005cm" chartooo:height="3.469cm" style:legend-expansion-aspect-ratio="0.866243874315365" chart:style-name="ch3"/>
        <chart:plot-area chart:style-name="ch4" table:cell-range-address="CO2_1100ppm.A27:CO2_1100ppm.A35 CO2_1100ppm.G26:CO2_1100ppm.H35 CO2_1100ppm.E26:CO2_1100ppm.E35" chart:data-source-has-labels="row" svg:x="1.304cm" svg:y="1.199cm" svg:width="10.391cm" svg:height="6.949cm">
          <chartooo:coordinate-region svg:x="2.111cm" svg:y="1.398cm" svg:width="9.304cm" svg:height="6.103cm"/>
          <chart:axis chart:dimension="x" chart:name="primary-x" chart:style-name="ch5">
            <chart:title svg:x="5.264cm" svg:y="8.347cm" chart:style-name="ch6">
              <text:p>Temperature (K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49cm" svg:y="6.635cm" chart:style-name="ch10">
              <text:p>Radiative Forcing (W/m^2)</text:p>
            </chart:title>
            <chart:grid chart:style-name="ch7" chart:class="major"/>
          </chart:axis>
          <chart:series chart:style-name="ch11" chart:values-cell-range-address="CO2_1100ppm.H27:CO2_1100ppm.H35" chart:label-cell-address="CO2_1100ppm.H26:CO2_1100ppm.H26" chart:class="chart:scatter">
            <chart:domain table:cell-range-address="CO2_1100ppm.A27:CO2_1100ppm.A35"/>
            <chart:regression-curve chart:style-name="ch12">
              <chart:equation chart:display-equation="true" chart:display-r-square="true" svg:x="0cm" svg:y="8.953cm" chart:style-name="ch13"/>
            </chart:regression-curve>
            <chart:data-point chart:repeated="9"/>
          </chart:series>
          <chart:series chart:style-name="ch14" chart:values-cell-range-address="CO2_1100ppm.G27:CO2_1100ppm.G35" chart:label-cell-address="CO2_1100ppm.G26:CO2_1100ppm.G26" chart:class="chart:scatter">
            <chart:data-point chart:repeated="9"/>
          </chart:series>
          <chart:series chart:style-name="ch15" chart:values-cell-range-address="CO2_1100ppm.E27:CO2_1100ppm.E35" chart:label-cell-address="CO2_1100ppm.E26:CO2_1100ppm.E26" chart:class="chart:scatte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80% RH</text:p>
                <draw:g>
                  <svg:desc>CO2_1100ppm.H26:CO2_1100ppm.H26</svg:desc>
                </draw:g>
              </table:table-cell>
              <table:table-cell office:value-type="string">
                <text:p>60% RH</text:p>
                <draw:g>
                  <svg:desc>CO2_1100ppm.G26:CO2_1100ppm.G26</svg:desc>
                </draw:g>
              </table:table-cell>
              <table:table-cell office:value-type="string">
                <text:p>40% RH</text:p>
                <draw:g>
                  <svg:desc>CO2_1100ppm.E26:CO2_1100ppm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3.15">
                <text:p>283.15</text:p>
                <draw:g>
                  <svg:desc>CO2_1100ppm.A27:CO2_1100ppm.A35</svg:desc>
                </draw:g>
              </table:table-cell>
              <table:table-cell office:value-type="float" office:value="144.634874861639">
                <text:p>144.634874861639</text:p>
                <draw:g>
                  <svg:desc>CO2_1100ppm.H27:CO2_1100ppm.H35</svg:desc>
                </draw:g>
              </table:table-cell>
              <table:table-cell office:value-type="float" office:value="142.30260248779">
                <text:p>142.30260248779</text:p>
                <draw:g>
                  <svg:desc>CO2_1100ppm.G27:CO2_1100ppm.G35</svg:desc>
                </draw:g>
              </table:table-cell>
              <table:table-cell office:value-type="float" office:value="138.741097834606">
                <text:p>138.741097834606</text:p>
                <draw:g>
                  <svg:desc>CO2_1100ppm.E27:CO2_1100ppm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7.15">
                <text:p>287.15</text:p>
              </table:table-cell>
              <table:table-cell office:value-type="float" office:value="155.377185068627">
                <text:p>155.377185068627</text:p>
              </table:table-cell>
              <table:table-cell office:value-type="float" office:value="153.076590701306">
                <text:p>153.076590701306</text:p>
              </table:table-cell>
              <table:table-cell office:value-type="float" office:value="149.592027872179">
                <text:p>149.592027872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8.15">
                <text:p>288.15</text:p>
              </table:table-cell>
              <table:table-cell office:value-type="float" office:value="158.136111065018">
                <text:p>158.136111065018</text:p>
              </table:table-cell>
              <table:table-cell office:value-type="float" office:value="155.835583822981">
                <text:p>155.835583822981</text:p>
              </table:table-cell>
              <table:table-cell office:value-type="float" office:value="152.364549099684">
                <text:p>152.364549099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9.15">
                <text:p>289.15</text:p>
              </table:table-cell>
              <table:table-cell office:value-type="float" office:value="160.928206240031">
                <text:p>160.928206240031</text:p>
              </table:table-cell>
              <table:table-cell office:value-type="float" office:value="158.623980890092">
                <text:p>158.623980890092</text:p>
              </table:table-cell>
              <table:table-cell office:value-type="float" office:value="155.163027514564">
                <text:p>155.1630275145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.15">
                <text:p>290.15</text:p>
              </table:table-cell>
              <table:table-cell office:value-type="float" office:value="163.754811304569">
                <text:p>163.754811304569</text:p>
              </table:table-cell>
              <table:table-cell office:value-type="float" office:value="161.442914214651">
                <text:p>161.442914214651</text:p>
              </table:table-cell>
              <table:table-cell office:value-type="float" office:value="157.988026010079">
                <text:p>157.9880260100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1.15">
                <text:p>291.15</text:p>
              </table:table-cell>
              <table:table-cell office:value-type="float" office:value="166.616008823364">
                <text:p>166.616008823364</text:p>
              </table:table-cell>
              <table:table-cell office:value-type="float" office:value="164.292300000588">
                <text:p>164.292300000588</text:p>
              </table:table-cell>
              <table:table-cell office:value-type="float" office:value="160.839076931859">
                <text:p>160.8390769318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2.15">
                <text:p>292.15</text:p>
              </table:table-cell>
              <table:table-cell office:value-type="float" office:value="169.512269396497">
                <text:p>169.512269396497</text:p>
              </table:table-cell>
              <table:table-cell office:value-type="float" office:value="167.17233656884">
                <text:p>167.17233656884</text:p>
              </table:table-cell>
              <table:table-cell office:value-type="float" office:value="163.7160987148">
                <text:p>163.7160987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3.15">
                <text:p>293.15</text:p>
              </table:table-cell>
              <table:table-cell office:value-type="float" office:value="172.444850709196">
                <text:p>172.444850709196</text:p>
              </table:table-cell>
              <table:table-cell office:value-type="float" office:value="170.084190807268">
                <text:p>170.084190807268</text:p>
              </table:table-cell>
              <table:table-cell office:value-type="float" office:value="166.619915777673">
                <text:p>166.619915777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8.15">
                <text:p>298.15</text:p>
              </table:table-cell>
              <table:table-cell office:value-type="float" office:value="187.723418184654">
                <text:p>187.723418184654</text:p>
              </table:table-cell>
              <table:table-cell office:value-type="float" office:value="185.183836969241">
                <text:p>185.183836969241</text:p>
              </table:table-cell>
              <table:table-cell office:value-type="float" office:value="181.592935901493">
                <text:p>181.59293590149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